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95cm"/>
    </style:style>
    <style:style style:name="co2" style:family="table-column">
      <style:table-column-properties fo:break-before="auto" style:column-width="2.635cm"/>
    </style:style>
    <style:style style:name="co3" style:family="table-column">
      <style:table-column-properties fo:break-before="auto" style:column-width="3.829cm"/>
    </style:style>
    <style:style style:name="co4" style:family="table-column">
      <style:table-column-properties fo:break-before="auto" style:column-width="4.606cm"/>
    </style:style>
    <style:style style:name="co5" style:family="table-column">
      <style:table-column-properties fo:break-before="auto" style:column-width="4.967cm"/>
    </style:style>
    <style:style style:name="co6" style:family="table-column">
      <style:table-column-properties fo:break-before="auto" style:column-width="1.669cm"/>
    </style:style>
    <style:style style:name="co7" style:family="table-column">
      <style:table-column-properties fo:break-before="auto" style:column-width="5.001cm"/>
    </style:style>
    <style:style style:name="co8" style:family="table-column">
      <style:table-column-properties fo:break-before="auto" style:column-width="2.224cm"/>
    </style:style>
    <style:style style:name="co9" style:family="table-column">
      <style:table-column-properties fo:break-before="auto" style:column-width="2.168cm"/>
    </style:style>
    <style:style style:name="co10" style:family="table-column">
      <style:table-column-properties fo:break-before="auto" style:column-width="4.882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ta1" style:family="table" style:master-page-name="Default">
      <style:table-properties table:display="true" style:writing-mode="lr-tb"/>
    </style:style>
  </office:automatic-styles>
  <office:body>
    <office:spreadsheet>
      <table:table table:name="Çalışma Sayfası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row table:style-name="ro1">
          <table:table-cell office:value-type="string">
            <text:p>Çalışma Şekli</text:p>
          </table:table-cell>
          <table:table-cell office:value-type="string">
            <text:p>Sektör</text:p>
          </table:table-cell>
          <table:table-cell office:value-type="string">
            <text:p>Firma</text:p>
          </table:table-cell>
          <table:table-cell office:value-type="string">
            <text:p>İlani Veren Firma</text:p>
          </table:table-cell>
          <table:table-cell office:value-type="string">
            <text:p>Pozisyon</text:p>
          </table:table-cell>
          <table:table-cell office:value-type="string">
            <text:p>İlan-ID</text:p>
          </table:table-cell>
          <table:table-cell office:value-type="string">
            <text:p>Lokasyon</text:p>
          </table:table-cell>
          <table:table-cell office:value-type="string">
            <text:p>İlan-Statüsü</text:p>
          </table:table-cell>
          <table:table-cell office:value-type="string">
            <text:p>Detail-Aday</text:p>
          </table:table-cell>
          <table:table-cell office:value-type="string">
            <text:p>İlan-Metni</text:p>
          </table:table-cell>
          <table:table-cell office:value-type="string">
            <text:p>Son-Güncelleme</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Humanis</text:p>
          </table:table-cell>
          <table:table-cell office:value-type="string">
            <text:p>Tıbbi Tanıtım Temsilcisi</text:p>
          </table:table-cell>
          <table:table-cell office:value-type="float" office:value="3610730">
            <text:p>3610730</text:p>
          </table:table-cell>
          <table:table-cell office:value-type="string">
            <text:p>Adana, Afyon, Ankara, Antalya, Aydın, Balıkesir, Bursa, Çorum, Eskişehir, Gaziantep, İstanbul(Avr.), İzmir, Kayseri, Mardin, Trabzon, Yozgat, İstanbul(Asya)</text:p>
          </table:table-cell>
          <table:table-cell office:value-type="string">
            <text:p>active</text:p>
          </table:table-cell>
          <table:table-cell office:value-type="string">
            <text:p>Detail-Aday</text:p>
          </table:table-cell>
          <table:table-cell office:value-type="string">
            <text:p>GENEL NİTELİKLER VE İŞ TANIMI Sağlık alanında fark yaratmak istiyorsan, burası senin için doğru yer! 2010 yılında “Ne Mutlu Bir Derde Derman Olana” anlayışıyla Pharmactive İlaç adıyla kurulduk; şimdi sağlık alanındaki bu anlamlı yolculuğumuza Humanis olarak devam ediyoruz. Biz burada; yüksek kalite standartlarında ilaç geliştirmeyi, üretmeyi ve en önemlisi herkes için ulaşılabilir olmayı hedefliyoruz.  Bu amaçlarımız doğrultusunda beraber yürümeye hazır mısın?  Cevabın evetse; Satış ve Pazarlama Bölümümüze bağlı saha kadrolarında görevlendirilmek üzere Tıbbi Tanıtım Temsilcileri arıyoruz. Bu pozisyonda neler yapacaksın?Sorumlu olduğun ürünlerin faydaları ve kullanım alanları hakkında hekim ve eczacıları bilgilendireceksin.Sorumlu olduğun ürünlerin satışını artıracak pazarlama faaliyetlerine destek olacaksın.Sahadaki gelişmeleri ve ihtiyaçları dinleyecek; aksiyonlar için harekete geçeceksin.Bu pozisyon için ne arıyoruz?Üniversitelerin minimum ön lisans veya lisans bölümlerinden mezun,Deneyimsiz veya ilaç sektöründe Tıbbi Tanıtım Temsilcisi pozisyonunda en fazla 2 yıla kadar deneyimli,B sınıfı sürücü belgesine sahip ve aktif araç kullanabilen,Seyahat engeli olmayan,Erkek adaylar için askerlik görevini tamamlamış veya 2026 yılına kadar tecilli veya bedelli askerlik kriterlerini sağlayan,Sana neler sunuyoruz?Rekabetçi maaş avantajı ve yan haklar,Gelişime yönelik eğitimler ve fırsatlar,Dinamik ve genç bir çalışma ortamı,Sen de bu takımın bir parçası olmak ve sağlık alanında fark yaratmak istiyorsan, hemen başvu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Humanis</text:p>
          </table:table-cell>
          <table:table-cell office:value-type="string">
            <text:p>Tıbbi Tanıtım Temsilcisi</text:p>
          </table:table-cell>
          <table:table-cell office:value-type="float" office:value="3610730">
            <text:p>3610730</text:p>
          </table:table-cell>
          <table:table-cell office:value-type="string">
            <text:p>Adana, Afyon, Ankara, Antalya, Aydın, Balıkesir, Bursa, Çorum, Eskişehir, Gaziantep, İstanbul(Avr.), İzmir, Kayseri, Mardin, Trabzon, Yozgat, İstanbul(Asya)</text:p>
          </table:table-cell>
          <table:table-cell office:value-type="string">
            <text:p>active</text:p>
          </table:table-cell>
          <table:table-cell office:value-type="string">
            <text:p>Detail-Aday</text:p>
          </table:table-cell>
          <table:table-cell office:value-type="string">
            <text:p>GENEL NİTELİKLER VE İŞ TANIMI Sağlık alanında fark yaratmak istiyorsan, burası senin için doğru yer! 2010 yılında “Ne Mutlu Bir Derde Derman Olana” anlayışıyla Pharmactive İlaç adıyla kurulduk; şimdi sağlık alanındaki bu anlamlı yolculuğumuza Humanis olarak devam ediyoruz. Biz burada; yüksek kalite standartlarında ilaç geliştirmeyi, üretmeyi ve en önemlisi herkes için ulaşılabilir olmayı hedefliyoruz.  Bu amaçlarımız doğrultusunda beraber yürümeye hazır mısın?  Cevabın evetse; Satış ve Pazarlama Bölümümüze bağlı saha kadrolarında görevlendirilmek üzere Tıbbi Tanıtım Temsilcileri arıyoruz. Bu pozisyonda neler yapacaksın?Sorumlu olduğun ürünlerin faydaları ve kullanım alanları hakkında hekim ve eczacıları bilgilendireceksin.Sorumlu olduğun ürünlerin satışını artıracak pazarlama faaliyetlerine destek olacaksın.Sahadaki gelişmeleri ve ihtiyaçları dinleyecek; aksiyonlar için harekete geçeceksin.Bu pozisyon için ne arıyoruz?Üniversitelerin minimum ön lisans veya lisans bölümlerinden mezun,Deneyimsiz veya ilaç sektöründe Tıbbi Tanıtım Temsilcisi pozisyonunda en fazla 2 yıla kadar deneyimli,B sınıfı sürücü belgesine sahip ve aktif araç kullanabilen,Seyahat engeli olmayan,Erkek adaylar için askerlik görevini tamamlamış veya 2026 yılına kadar tecilli veya bedelli askerlik kriterlerini sağlayan,Sana neler sunuyoruz?Rekabetçi maaş avantajı ve yan haklar,Gelişime yönelik eğitimler ve fırsatlar,Dinamik ve genç bir çalışma ortamı,Sen de bu takımın bir parçası olmak ve sağlık alanında fark yaratmak istiyorsan, hemen başvu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Ambalaj Geliştirme Mühendisi</text:p>
          </table:table-cell>
          <table:table-cell office:value-type="float" office:value="3502277">
            <text:p>3502277</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Müşterilerin çalışma şeklini analiz ederek ve geliştirerek Pazarlama ve Ar-Ge departmanları ile birlikte ortak geliştirmeler yapacak, prosesi oluşturduktan sonra en uygun ambalaj yöntemini belirleyerek projelendirme yapacak  “Ambalaj Geliştirme Proses Mühendisi ” pozisyonunda arayışımız mevcuttur. GENEL NİTELİKLER VE İŞ TANIMIÜniversitelerin Endüstri veya Makine Mühendisliği bölümlerinden mezun,Aynı veya benzer pozisyonda, en az 3 - 5 yıl deneyim sahibi,Problem çözme, analiz, karar verme ve koordine etme becerileri gelişmiş,İletişim gücü yüksek, ilişki yönetiminde başarılı ve takım çalışmasına yatkın,Tercihen matbaa firmalarında elektronik, oyuncak ve FMCG sektöründe çalışmış,Yabancı dil ve uluslararası tecrübeye sahip,MS Office programlarını iyi kullanabilen,Erkek adaylar için askerlik görevini tamamlamış.İŞ TANIMIMüşterilerin ihtiyacını uluslararası yerinde analiz ederek uygulama kolaylıklarını tespit etmek,Müşteri taleplerine göre veya iş akışına göre ambalaj sistemlerini geliştirmek,Müşteri ile sürekli iletişimde kalarak uygulanan çözümleri sahada yönetmek,Ambalaj, kolileme sistemlerini malzeme olarak geliştirmek,Dünya standartlarına göre ambalaj çalışmalarını yönetmek,Paketleme sistemimizin maliyetlerini araştırmak ve buna göre çözümler üretmek,Üretilen çözümler, ilgili birimlerle değerlendirerek gerekli çalışmaları yönlendirmek,Paketleme / Ambalajlama speklerini oluşturmak,Koli kalitesini arttırmak,Teknik analizler yapmak. </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Tekstil, Giyim, Mağazacılık (Tekstil), Perakende</text:p>
          </table:table-cell>
          <table:table-cell table:number-columns-repeated="2" office:value-type="string">
            <text:p>Inditex</text:p>
          </table:table-cell>
          <table:table-cell office:value-type="string">
            <text:p>Satış Danışmanı</text:p>
          </table:table-cell>
          <table:table-cell office:value-type="float" office:value="3612963">
            <text:p>3612963</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Inditex, Zara, Pull&amp;Bear, Massimo Dutti, Bershka, Stradivarius, Oysho, Zara Home ve Lefties markalarıyla, dünyada 96 ülkede, 7400’den fazla mağazasıyla dünyanın en büyük moda perakende şirketlerinden biridir.Modanın kalbinde bulunmak isteyen senin gibi yeteneklerle tanışmak ve birlikte büyümeye devam etmek istiyoruz.Maltepe Piazza lokasyonunda çalışmak için ekip arkadaşları arıyoruz.İŞ TANIMIPeki bu heyecan verici ve dinamik çalışma ortamında biz nasıl çalışıyoruz?Mağaza içerisinde kasa, reyon ve depo alanlarında ürüne dokunarak,Müşteri memnuniyetini sağlayarak,Satış hedeflerine ulaşarak,Esnek çalışma saatleri ve vardiyalı bir çalışma sistemiyle (hafta sonları da dâhil olmak üzere). Bunları gerçekleştirirken hem kendimizi hem de şirketimizi bir adım ileriye taşıyoruz.  Haydi durma! Sen de ailemizin bir parçası ol!Seninle tanışmak için sabırsızlanıyoruz</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593723">
            <text:p>3593723</text:p>
          </table:table-cell>
          <table:table-cell office:value-type="string">
            <text:p>Samsun</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 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Etkileme ve ikna kabiliyeti yüksek,Planlama ve organize etme becerisine sahip,Tercihen Bireysel Emeklilik ve Segem lisansına sahip,Erkek adaylar için askerlik görevini tamamlamış ya da en az 1 yıl tecilli olan,Samsun'da ikamet eden, "Birikim Güvence Danışmanları" arıyoruz.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 </text:p>
          </table:table-cell>
          <table:table-cell office:value-type="string">
            <text:p/>
            <text:p><text:s text:c="16"/>2 gün önce</text:p>
            <text:p><text:s text:c="17"/>güncellendi</text:p>
            <text:p><text:s text:c="15"/></text:p>
          </table:table-cell>
        </table:table-row>
        <table:table-row table:style-name="ro2">
          <table:table-cell office:value-type="string">
            <text:p>Serbest</text:p>
          </table:table-cell>
          <table:table-cell office:value-type="string">
            <text:p>Turizm</text:p>
          </table:table-cell>
          <table:table-cell table:number-columns-repeated="2" office:value-type="string">
            <text:p>AİRTÜRK SERVİS VE TURİZM ANONİM ŞİRKETİ</text:p>
          </table:table-cell>
          <table:table-cell office:value-type="string">
            <text:p>Uçak Bileti Satış Temsilcisi</text:p>
          </table:table-cell>
          <table:table-cell office:value-type="float" office:value="3558096">
            <text:p>3558096</text:p>
          </table:table-cell>
          <table:table-cell office:value-type="string">
            <text:p>Antalya(Muratpaşa)</text:p>
          </table:table-cell>
          <table:table-cell office:value-type="string">
            <text:p>active</text:p>
          </table:table-cell>
          <table:table-cell office:value-type="string">
            <text:p>Detail-Aday</text:p>
          </table:table-cell>
          <table:table-cell office:value-type="string">
            <text:p>GENEL NİTELİKLER VE İŞ TANIMI Tam Zamanlı veya yarı zamanlı uzaktan çalışmaAlmanya'nın en büyük ve kapsamlı Uçak Bileti Sağlayıcısı!2004'den bu yana ana merkezi Frankfurt olarak faaliyet gösteren markamız sektöründe lider bir seyahat platformudur. Başta Almanya olmak üzere Avrupa’nın diğer birçok ülkesinde yer alan Seyahat Acenteleri, Tur Operatörleri ve Online Satış kanallarına uzmanlık alanı olan uçak biletinin yanında turistik paket tur, otel rezervasyonu, araç kiralama ve transfer, lounge vb. gibi diğer birçok ürünü sunmaktadır.Uçak Bileti satış öncesi ve sonrası destek hizmetlerini sağladığımız "Great Place To Work"sertifikalı Antalya Service Center şirketimizde ekibimize dahil edeceğimiz çalışma arkadaşları aramaktayız.İş Tanımı : Müşterilerimizden gelen biletleme, rezervasyon, değişiklik, iptal/iade talep ve işlemlerini gerçekleştirilmekİş akışının gerektirdiği takip ve kontrolleri düzenli olarak yapmakHavayolu ve diğer iş ortakları ile iletişime geçerek süreçleri yönetmekBilet politikaları ile ilgili müşterilerimize güncel ve doğru bilgi sağlamakGerçekleştirilen işlemlerin faturalandırma ve muhasebe veri giriş süreçlerinin tamamlanmakŞikâyet takibi ve yönetimi yapmakGenel Nitelikler :Uçak Bileti konusunda en az 3 yıl tecrübe sahibiHavayolu biletleme sistemlerini (Ör : Amadeus, Galileo, Sabre, Quickres  vb. gibi ) kullanabilen  Tercihen Almanca ve/veya İngilizce konuşma ve yazma yetkinliğine sahipMC Office programlarına hakimÖğrenme arzusu ve mesleki bir kariyer hedefi olanMüşteri memnuniyeti odaklı çalışabilenEkip çalışmasına yatkın ve sorumluluk sahibiAnalitik düşünme becerisi olanİletişim ve problem çözme yeteneği güçlüYoğun iş temposuna uyum sağlayabilenDış görünüşe ve kişisel bakıma özen gösterenErkek adaylar için askerliğini tamamlamışNeden airtuerk !Uluslararası standartlarda iş tecrübesiDöviz bazlı ücretlendirmeUlaşılabilir hedefler ile ek kazanç Multinet yemek kartı, tamamlayıcı özel sağlık sigortası, doğum günü izni  İç ve dış kaynaklı mesleki eğitimler, sertifikasyon programları Uygun bulunan adaylar eğitim sürecinden geçerek iş başı yapacaklardır.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obilya &amp; Aksesuar</text:p>
          </table:table-cell>
          <table:table-cell table:number-columns-repeated="2" office:value-type="string">
            <text:p>Snoc Outdoor Furniture</text:p>
          </table:table-cell>
          <table:table-cell office:value-type="string">
            <text:p>Satış Uzmanı</text:p>
          </table:table-cell>
          <table:table-cell office:value-type="float" office:value="3568400">
            <text:p>3568400</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Üniversitelerin Mimarlık ya da İç Mimarlık bölümlerinden mezunMağazacılık ve satış alanında kariyer hedefleyenTercihen mobilya ve lüks mağazacılık sektöründe deneyimliMağazacılık çalışma saatlerine uyum sağlayabilecekİnsan ilişkilerinde başarılı ve iletişim becerileri yüksekŞirket kültürüne uyumlu , iş disiplinine sahip.Tercihen iyi derecede İngilizce bilenMS Office, Autocad, programlarına hâkimİstanbul Avrupa yakasında ikamet eden -Tercihen Başakşehir bölgesine yakın Pozitif, güleryüzlü , prezantablSatış uzmanı aranmaktadır.İş Tanımı;Mağaza müşterilerine gerekli sunum ve bilgilendirmelerde bulunmak.Müşterilere satış teklifleri ve autocad çizimleri hazırlamak.Satış sürecini, sipariş alınmasından  ürün teslimatına kadar takip etmek.Üst yönetime geri bildirim ve raporlamalar konusunda destek vermek.</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Finans - Ekonomi</text:p>
          </table:table-cell>
          <table:table-cell table:number-columns-repeated="2" office:value-type="string">
            <text:p>HSBC Bank A.Ş.</text:p>
          </table:table-cell>
          <table:table-cell office:value-type="string">
            <text:p>Müşteri Hizmetleri Temsilcisi</text:p>
          </table:table-cell>
          <table:table-cell office:value-type="float" office:value="3595835">
            <text:p>3595835</text:p>
          </table:table-cell>
          <table:table-cell office:value-type="string">
            <text:p>İzmir</text:p>
          </table:table-cell>
          <table:table-cell office:value-type="string">
            <text:p>active</text:p>
          </table:table-cell>
          <table:table-cell office:value-type="string">
            <text:p>Detail-Aday</text:p>
          </table:table-cell>
          <table:table-cell office:value-type="string">
            <text:p>QUALIFICATIONS AND JOB DESCRIPTION Job PurposeHandles customer contacts in a contact centre on multiple products and provides high quality service to achieve maximum customer satisfaction by resolving the customer query at first contact where possible. Listens to the customer and establishes needs to offer relevant products. Takes ownership and initiative to complete necessary research and customer follow up or direct the customer to the appropriate department for resolution.  Responsible for achieving minimum standards whilst maintaining quality and compliance.Certifications, Qualifications &amp; Experience2-4 University Degree or studentEnglish is an asset Certified to handle multiple propositionsOpen to working flexible shifting schedulesMust be flexible, customer centric and have the ability to thrive in a team environment seeking feedback and open to developmentTakes pride in delivering what is promised in line with the customer and service expectationsWants to do a good job,is concerned about getting it right for the customer and checks everything is in orderAbility to work in a high-volume, fast paced environment is requiredProficiency with personal computers and basic software packages and specialised applicationsExcellent communication skills and is polite and friendly at all timesDisplays patience and empathy </text:p>
          </table:table-cell>
          <table:table-cell office:value-type="string">
            <text:p/>
            <text:p><text:s text:c="16"/>16 gün önce</text:p>
            <text:p><text:s text:c="17"/>güncellendi</text:p>
            <text:p><text:s text:c="15"/></text:p>
          </table:table-cell>
        </table:table-row>
        <table:table-row table:style-name="ro2">
          <table:table-cell office:value-type="string">
            <text:p>Full-Time</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Muhasebe Asistanı</text:p>
          </table:table-cell>
          <table:table-cell office:value-type="float" office:value="3569990">
            <text:p>356999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Grant Thornton Turkey provides a comprehensive range of audit, tax, accounting and advisory services with 250 professional staff in Istanbul, Ankara and Bursa. We cherish our guiding principles which are respect, integrity, professional excellence and leadership. Our services are driven by the added value we provide to our clients, the close cooperation among our professional staff and the value created through team work. We have a wide range of clients operating in different sectors. We are looking for an  'Employer Branding &amp; Talent Management Specialist' for our People&amp;Culture Department located in İstanbul office. QualificationsBachelor’s degree from Administrative / Social SciencesAt least 4 years of Employer Branding &amp; Talent Management experience in a multinational companyEager to create and enjoy the differenceExcellent command of written and spoken EnglishExcellent MS Office skills, strong presentation skillsEffective interpersonal, communication and presentation skillsStrong analytical ability and eagerness to learnStrong sense of responsibility and ability to work with critical timelinesSelf-motivated team playerProject management skillsPlanning and organisation skillsNetworking experienceCapable to work with local and international teamsVery strong communication, negotiation, conflict management skillsResponsibilitiesSetting and execution of talent management strategyFollowing and execution of the latest employer branding strategiesContributing to the development and improvement of People&amp;Culture policies and procedures in line with corporate valuesExecution of performance management, employee engagement, organizational developmentSupporting execution of employee trainings and social activitiesSupporting People&amp;Culture Department Reporting ProcessesEnsuring the execution of internal communication mechanismSupporting training needs analysis, planning and implementationDeveloping strategic relations with contacts within key associations and university programs to support the sourcing of top student talentsExecuting People&amp;Culture communication with employeesProviding content for media, web, mobile and digital platforms, manage social media platforms in terms of recruitment strategiesMaking recommendations to address issues and priorities in all People&amp;Culture processesDeveloping standard and ad hoc reports, templates, dashboards, scorecards, and metrics &amp; analytics, conduct surveysProviding career coaching, mentor programs, support employees in identifying career paths and roles within the Group and appropriate development plans to enable them to attain their career goals and aspirations.Support administration of various Talent Management (TM) initiatives, programs, processes and tools.</text:p>
          </table:table-cell>
          <table:table-cell office:value-type="string">
            <text:p/>
            <text:p><text:s text:c="16"/>4 gün önce</text:p>
            <text:p><text:s text:c="17"/>yayınlandı</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Enerji Verimliliği Uzmanı</text:p>
          </table:table-cell>
          <table:table-cell office:value-type="float" office:value="3592595">
            <text:p>3592595</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Enerji Verimliliği ve Mühendislik Hizmetleri sunan firmamızda ekibimize “enerji” katacak aşağıdaki özelliklere sahip ekip arkadaşı arıyoruz. İstanbul Ataşehir'de bulunan merkez ofisimizde değerlendirilmek üzere;"Enerji Verimliliği Uzmanı" pozisyonumuz için CV’lerinizi bekliyoruz!Aranılan Nitelikler·       Üniversitelerin  mühendislik fakültelerinden mezun,·       Endüstriyel işletmelerde en az 2 yıl tecrübeli,·       Enerji Yöneticiliği veya Etüt-Proje Sertifikası olan(tercih sebebidir),·       Ms Office programlarını iyi derecede kullanabilen,·       Enerji ölçüm cihazlarının kullanımına hakim,·       Yenilenebilir enerji uygulamalarına hakim ve alternatif çözüm üretebilen,·       ISO 50001 Enerji Yönetim Standartları hakkında bilgi sahibi,·       İnsan ilişkileri güçlü, çözüm odaklı ve analitik düşünen,·       Takım çalışmasına uyum gösterebilen, pozitif, İş Tanımı·      Sanayi , binalar vb. alanlarda enerji etüdü yaparak enerji giderlerinin azaltılması ve enerji verimliliğinin arttırılması konusunda etkin rol oynamak,·      Etüt raporlarının ve Proje raporlarının oluşturulması,·      Verimlilik artırıcı projelerin hazırlanması ve raporlanması konularında görev almak,·      Bağlı bulunduğu yöneticiye rutin faaliyet raporlarını gerçekleştirmek, ·      Eğitim organizasyonlarının ve süreç takibini yapabilecek takım arkadaşı aramaktayı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Tütün Sanayi, Hızlı Tüketim Malları</text:p>
          </table:table-cell>
          <table:table-cell table:number-columns-repeated="2" office:value-type="string">
            <text:p>British American Tobacco</text:p>
          </table:table-cell>
          <table:table-cell office:value-type="string">
            <text:p>Satış Temsilcisi</text:p>
          </table:table-cell>
          <table:table-cell office:value-type="float" office:value="3595767">
            <text:p>3595767</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İŞ TANIMISatış Kariyeri BAT SATIŞ OKULUNDA Başlar! Henüz iş tecrübem yok,Sahada çalışmaya istekliyim,Satışta kariyer hedefim var,Enerjim yüksek ve öğrenmeye açığım diyorsanİşte Bat’den sana gerçek bir fırsat! Satışın profesyonellerinden 5,5 ay boyunca sahada alacağın eğitimlerle Satış, Ticari Pazarlama ve sahada çalışmanın tüm inceliklerini öğrenerek zorlu ama bir o kadar da keyifli satış kariyerine başlayabilirsin.Haydi hemen başvur!En az önlisans, tercihen lisans mezunu,Dış görünümüne önem veren ve insan ilişkilerinde başarılı, Planlama ve problem çözme yeteneklerine sahip, Kararlı, başarı odaklı, Ekip çalışmasına yatkın, Temel düzeyde bilgisayar bilgisine sahip, B sınıfı ehliyet sahibi ve aktif olarak araç kullanabilen, Erkek adaylar için askerliğini tamamlamış ya da en az 2 yıl tecilliadayların başvurularını bekliyoruz!</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613685">
            <text:p>3613685</text:p>
          </table:table-cell>
          <table:table-cell office:value-type="string">
            <text:p>İstanbul(Avr.)(Bayrampaşa)</text:p>
          </table:table-cell>
          <table:table-cell office:value-type="string">
            <text:p>active</text:p>
          </table:table-cell>
          <table:table-cell office:value-type="string">
            <text:p>Detail-Aday</text:p>
          </table:table-cell>
          <table:table-cell office:value-type="string">
            <text:p>GENEL NİTELİKLER VE İŞ TANIMI • İstanbul Avrupa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 makyaj - parfüm -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BUDMİL MAKİNE METAL ENDÜSTRİYEL OTOMASYON YAZILIM</text:p>
          </table:table-cell>
          <table:table-cell office:value-type="string">
            <text:p>Proje Mühendisi</text:p>
          </table:table-cell>
          <table:table-cell office:value-type="float" office:value="3611734">
            <text:p>3611734</text:p>
          </table:table-cell>
          <table:table-cell office:value-type="string">
            <text:p>Bursa(Yıldırım)</text:p>
          </table:table-cell>
          <table:table-cell office:value-type="string">
            <text:p>active</text:p>
          </table:table-cell>
          <table:table-cell office:value-type="string">
            <text:p>Detail-Aday</text:p>
          </table:table-cell>
          <table:table-cell office:value-type="string">
            <text:p>GENEL NİTELİKLER VE İŞ TANIMI Nilüfer Kayapa Organize Sanayi Bölgesinde bulunan fabrikamız için,  tecrübeli PROJE MÜHENDİSİ ekip arkadaşına ihtiyacımız vardır.SorumluluklarProje başlangıcından bitişine kadar ki süreci yönetmek.Üretim birimlerine gerekli iş emirlerini oluşturmak ve takibini yapmak.Proje planı oluşturarak süreçlere ayırmak, her sürecin zaman içindeki ilerleyişini proje planına işlemek ve proje toplantılarında sunmak.Projenin sözleşme şartlarına uygun olarak üretilmesi için gerekli çalışmaları yapmak.Proje süresince gerekli analizleri yapıp üretimde oluşabilecek  darboğazları  tespit edip bu noktalarda  iyileştirme çalışmaları yapmak.Projenin ihtiyaçları için gerekli satın alma taleplerini oluşturmakSiparişlerin belirlenen teknik özelliklere bağlı olarak termin süresine uygun tedarik edilmesini ve üretilmesini sağlamak.Proje dosyasını, kaynaklarını ve bilgilerini hazırlamak ve takip etmek.Proje dahilinde öngördüğü  iyileştirme çalışmalarını yöneticisine sunmak.Proje aşamasında gerçekleştirilen çalışmaların kayıt altına alınmasında aktif olarak görev almak ve tüm dokümanların kayıtlarının tamamlanmasını sağlamak.Nitelikler Mühendislik veya MYO ilgili bölümlerinden mezun, Makine imalatı (talaşlı-kaynaklı imalat) ve tasarımı konusunda tecrübeli, 3D yazılım programlarından SOLIDWORKS (tercihen) ya da CATIA programlarını orta seviye kullanabilen, MS Office programlarını iyi düzeyde kullanabilenHidrolik - Pnömatik konularında bilgi sahibi,Dairesel ve doğrusal  hareket mekanizmalarında bilgi sahibi,Temel malzeme bilgisine sahip,Yurt içi ve yurt dışı seyahat engeli olmayan, Yönetim, Organizasyon ve Analitik düşünme becerisine sahipDisiplinli, araştırmacı, takipçi, sorumluluk alan ve takım çalışmasına yatkın,Proje gidişatına göre esnek çalışma saatlerine uyum sağlayabilecek,Bursa ilinde ikamet eden veya edebilecek,Erkek adaylar için askeri görevleri tamamlamışYetkinliklerGüçlü insan ilişkilerine ve gelişmiş problem çözme becerilerine sahipYeni fikirler sunmaya ve iş geliştirmeye istekliTakım çalışmasına yatkınPlanlama ve organizasyon becerisine sahip Çözüm ve Sonuç odaklı Planlı, titiz ve dikkatli çalışanKavramsal ve analitik düşünebilenEkip yönetimi konusunda bilgil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Karayolu Operasyon Uzmanı</text:p>
          </table:table-cell>
          <table:table-cell office:value-type="float" office:value="3393166">
            <text:p>3393166</text:p>
          </table:table-cell>
          <table:table-cell office:value-type="string">
            <text:p>İstanbul(Avr.)(Eyüp)</text:p>
          </table:table-cell>
          <table:table-cell office:value-type="string">
            <text:p>active</text:p>
          </table:table-cell>
          <table:table-cell office:value-type="string">
            <text:p>Detail-Aday</text:p>
          </table:table-cell>
          <table:table-cell office:value-type="string">
            <text:p>GENEL NİTELİKLER VE İŞ TANIMI ASSET GLI (Asset Global Integration) olarak Havayolu, Denizyolu, Karayolu, Intermodal taşımacılık ve Gümrük müşavirliği faaliyetlerini yürüten şirketimizin gidererek büyüyen Karayolu ekibi için "Karayolu İthalat Operasyon Uzman Yardımcısı” aramaktayız. Genel Nitelikler:Üniversitelerin ilgili bölümlerinden mezun, Uluslararası karayolu taşımacılığı şirketlerinde tercihen en az 1 yıl ithalat operasyon departmanlarında görev almış,İyi derecede İngilizce konuşma ve yazma becerisine sahip,Müşteri ve yurtdışı acente odaklı, Disiplinli, takipçi, planlama ve organizasyon yeteneği güçlü,İletişimi kuvvetli, değişime ve gelişime açık, analitik düşünme yeteneğine sahip,Sonuç ve çözüm odaklı, Müşteri ilişkileri yönetimi konusunda deneyimli, MS Office programlarına hâkim.  İş Tanımı:Karayolu Operasyon departmanında ithalat operasyon görevlerinin yürütülmesine destek verilmesi,Taşıma faaliyetleri çerçevesinde müşteri, gümrük müşavirliği, tedarikçi, yurtiçi-yurtdışı acente ile iletişim kurulması,Tüm dokümantasyon işleyişinde rol oynanması, Özellikle alt nakliyeciler ile operasyon sürecinin yürütülmesine destek olunması,Yük takibi ve araç yükleme-boşaltma organizasyonunun eksiksiz yapılması konusunda rol alması,Yurtiçi ve yurtdışı müşterilerle iletişim halinde olarak yükleme rezervasyonlarının kabul, sistem entegrasyonunun yapıl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REMET METAL SANAYİ VE TİCARET LİMİTED ŞİRKETİ</text:p>
          </table:table-cell>
          <table:table-cell office:value-type="string">
            <text:p>Dış Ticaret Sorumlusu</text:p>
          </table:table-cell>
          <table:table-cell office:value-type="float" office:value="3589671">
            <text:p>3589671</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Üniversitelerin METALURJI -MALZEME - MAKİNA -KİMYA  MÜHENDİSLİK-İŞLETME bölümlerinden mezun,İleri seviyesinde İngilizce bilen,Güçlü iletişim kurma ve koordinasyon becerisine sahip,İç motivasyonu yüksek ve takım çalışmasına yatkın,Seyahat engeli olmayan,Erkek adaylar için askerlik görevini tamamlamış,B sınıfı ehliyeti olan, aktif araç kullanabilen,MS Office Uygulamalarına hâkim (özellikle Excel, word),İstanbul'da ikamet eden,İŞ TANIMIFiyat araştırılması ve maliyet hesaplamalarının yapılması,Yurtdışı fuar ve toplantılara katılmakYurtdışı tedarik ve müşteri ziyaretleri yapmak Yeni tedarikçiler bulmak, potansiyel tedarikçilerle toplantılar yapmak,Satın alma ödemelerinin ( banka teminatları, akreditifler vb. ) takibi,Sözleşme koşullarının, fiyatların ve diğer şartların belirlenmesinde tedarikçiler ile müzakere yapmak,Tüm satın alma ve nakliye faaliyetlerini yöneticisine rapor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EMF Motor</text:p>
          </table:table-cell>
          <table:table-cell office:value-type="string">
            <text:p>Teknik Satış Mühendisi</text:p>
          </table:table-cell>
          <table:table-cell office:value-type="float" office:value="3613654">
            <text:p>3613654</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         Üniversitelerin Makina, Elektrik veya Mekatronik bölümlerinden mezun olmak,·         Ürettiğimiz yüksek verimli ve yüksek performanslı patentli elektrik tork motorlarının faklı sektörlere tanıtımını yapmak ve siparişe çevirip satışını yapmak·         Sektörlere uygun potansiyel müşterileri tespit etmek, ve var olan yurtiçi müşteri ağını yeni müşterilerle genişletmek,·         Müşterilerle olan iş sürecini takip etmek ve yönetmek,·         Endüstride kullanılan sistem ve tahrik elemanları hakkında bilgi sahibi olmak,·         Endüstriyel sektörler hakkında genel bilgi ve fikir sahibi olmak,·         Öğrenme yeteneği yüksek olmak,·         İngilizce lisanı bilmek,</text:p>
          </table:table-cell>
          <table:table-cell office:value-type="string">
            <text:p/>
            <text:p><text:s text:c="16"/>Bugün</text:p>
            <text:p><text:s text:c="17"/>yayınlandı</text:p>
            <text:p><text:s text:c="15"/></text:p>
          </table:table-cell>
        </table:table-row>
        <table:table-row table:style-name="ro2">
          <table:table-cell office:value-type="string">
            <text:p>Full-Time</text:p>
          </table:table-cell>
          <table:table-cell office:value-type="string">
            <text:p>Çelik Montaj İmalat</text:p>
          </table:table-cell>
          <table:table-cell table:number-columns-repeated="2" office:value-type="string">
            <text:p>Techno Steel Processing Turkey</text:p>
          </table:table-cell>
          <table:table-cell office:value-type="string">
            <text:p>Şef Yardımcısı</text:p>
          </table:table-cell>
          <table:table-cell office:value-type="float" office:value="3592978">
            <text:p>3592978</text:p>
          </table:table-cell>
          <table:table-cell office:value-type="string">
            <text:p>Bursa(Gemlik)</text:p>
          </table:table-cell>
          <table:table-cell office:value-type="string">
            <text:p>active</text:p>
          </table:table-cell>
          <table:table-cell office:value-type="string">
            <text:p>Detail-Aday</text:p>
          </table:table-cell>
          <table:table-cell office:value-type="string">
            <text:p>QUALIFICATIONS AND JOB DESCRIPTION We are looking for a Quality Assistant Chief with below qualifications for our plant in Bursa Free Zone region.QUALIFICATIONS        Bachelor's degree in engineering faculties of universities        5-7 years of quality control and assurance experience        Preferably having experience in sheet metal processing        Good command of English both written and verbal        Teamwork, communication, reliability, high self-motivation and leadership skills        Military service must be completed for male applicants       JOB DESCRIPTION        Manage ISO 9001 quality management system requirements      To take permanent actions and follow up on quality problems related to customers and suppliers       To check and approve the calculations of the necessary electrical data in line with the information received from the customers</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VeriPark</text:p>
          </table:table-cell>
          <table:table-cell office:value-type="string">
            <text:p>Kıdemli Yazılım Kalite Uzmanı</text:p>
          </table:table-cell>
          <table:table-cell office:value-type="float" office:value="3612870">
            <text:p>361287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We are FinTech people. We enable financial institutions to become digital leaders.As a professional team of global scale, we work with best clients for great and exciting projects, in an environment where we learn amazing things every day. Each code, each voice, each contribution, each challenge, each success is celebrated here.We welcome candidates who share our values, have the skills and are passionate to enjoy our journey to build the digital future of finance, together.About the job:We are looking for a competent and experienced Quality Specialist to join our team to ensure continuous quality improvement, review product, processes and to maintain company quality standards.If you have a strong background in quality management and exceptional leadership abilities, we encourage you to apply.What you will be doing:Establishment of organization policies and procedures according to CMMI 2.0 ML5, ISO 27001, ISO 9001, ISO 14001, SOC1 and ISAE3402/SOC2 standardsEnsure Project plans are provided in compliance with quality management system and contractual requirementsCarry out product internal / external audit activitiesTrack and Report status of Non compliances and Follow up on ClosureCreating corporate quality and process management training records, participating in customer satisfaction management activitiesAnalyzing existing systems to find areas for improvement and Evaluate new tools and strategies and make recommendationsDrive initiatives that improve service qualityFollow up and Review frequently management dashboards, Scorecards and Project status reportsMonitor and report on quality-related key performance indicatorsTrack progress against process performance targetsReport status of owned tasks regularlyEnsures on-time quarterly customer satisfaction data collection (internally) and quarterly customer Satisfaction Survey sent to ClientsAnalyze customer survey data (prepares reports, graphs, presentations) and tracks actions taken to address customer issues till closureWhat are we looking for:Bachelor’s Degree, preferably in Engineering field5+ years’ experience in quality area and systems or in software companiesExperience and knowledge in management systems of quality, occupational health and safety (CMMI 2.0 ML5, ISO 27001, ISO 9001, ISO 14001, SOC1 and ISAE3402/SOC2)Experience in analysis of customer satisfaction index dataGood command of MS Office applications and strong knowledge of ExcelExperience in data analysis, data measurement, reporting and presentationVersatile, flexible and who pays attention to detailExcellent communication and planning skillWilling to learn and keen to develop, continual improvement focus is an absolute mustHigh command of English both written and spokenWhat we are offering:Remote working opportunityA comprehensive and generous compensation and benefits package that is designed to attract top talentEngage in global projects with top-tier clients and cutting edge technologiesWork and learn with teams across multiple countriesLearn at your own pace, through our online system, with access to multiple learning platforms, webinars and in-house training sessions.We foster a dynamic and vibrant environment that values diversity and inclusivity and prioritizes individuals at the core of our operations.About VeriPark:We are a global technology company with more than two decades of expertise in the Financial Services industry. Our mission is to enable financial institutions to become digital leaders by delivering world class customer journeys in digital and assisted channels. We develop omni-channel delivery, customer engagement (CRM), branch automation and loan origination solutions based on Microsoft technology (Azure, Dynamics 365, Power Platform) for banks and insurance companies worldwide.With offices in 15 countries from Canada over Europe and the Middle East to Kuala Lumpur, our 900+ colleagues are serving customers in more than 30 countries worldwide.</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igortacılık</text:p>
          </table:table-cell>
          <table:table-cell table:number-columns-repeated="2" office:value-type="string">
            <text:p>PDR SİGORTA ARACILIK HİZMETLERİ LTD ŞTİ</text:p>
          </table:table-cell>
          <table:table-cell office:value-type="string">
            <text:p>Finansal Danışman</text:p>
          </table:table-cell>
          <table:table-cell office:value-type="float" office:value="3592514">
            <text:p>3592514</text:p>
          </table:table-cell>
          <table:table-cell office:value-type="string">
            <text:p>Adana, Ankara, Aydın, Balıkesir, Bursa, Denizli, Diyarbakır, Gaziantep, Mersin, İzmir, Kayseri, Kütahya, Muğla, Şanlıurfa, Van, Batman</text:p>
          </table:table-cell>
          <table:table-cell office:value-type="string">
            <text:p>active</text:p>
          </table:table-cell>
          <table:table-cell office:value-type="string">
            <text:p>Detail-Aday</text:p>
          </table:table-cell>
          <table:table-cell office:value-type="string">
            <text:p>GENEL NİTELİKLER VE İŞ TANIMI PDR Sigorta olarak kuruluşumuzundan bugüne ilklerde ve zirvede olan acentemizde, sizi de büyüyen organizasyonun bir parçası olmaya davet ediyoruz.Finansal Danışman olarak istihdam edeceğimiz çalışma arkadaşımızın, müşterilerin uzun vadeli finansal hedeflerine ulaşmalarına yardımcı olmasını ; Hayat sigortası ve Bireysel emeklilik ürünlerini kullanarak kişiselleştirilmiş yatırım çözümleri sunmasını bekliyoruz.Ekibimize katılacak arkadaşımız Türkiyenin gözde şirketlerinden ANADOLU HAYAT EMEKLİLİK A.Ş.'nin resmi aracısı olacak olup, sahada sosyo ekonomik seviyesi yüksek müşterilere Finansal Danışmanlık edecektir.ARADIĞIMIZ NİTELİKLER* Üniversitelerin ilana uygun ilgili bölümlerinden mezuniyet,* Uzman Finansal Danışman adayı için satış, finans, danışmanlık vb. içeren sektörlerde min 2 yıl tecrübe, Finansal Danışman adayı için yetiştirilmek üzere,* Satış gerçekleştirme ve portföy yönetimi,* Sabit maaş + performansa dayalı yüksek prim hedefleyen,* Mali analiz bilgisi,* Planlama ve Organize etme becerisi,* Aktif araç kullanabilme,* Sözlü ve yazılı iletişim becerisi,* Hedef odaklı çalışabilme,Aranılan niteliklere sahipsen ve kendine güveniyorsan başvurunu bekliyoruz.</text:p>
          </table:table-cell>
          <table:table-cell office:value-type="string">
            <text:p/>
            <text:p><text:s text:c="16"/>1 gün önce</text:p>
            <text:p><text:s text:c="17"/>güncellendi</text:p>
            <text:p><text:s text:c="15"/></text:p>
          </table:table-cell>
        </table:table-row>
        <table:table-row table:style-name="ro2">
          <table:table-cell office:value-type="string">
            <text:p>Serbest</text:p>
          </table:table-cell>
          <table:table-cell office:value-type="string">
            <text:p>Finans ve Yatırım Danışmanlığı, Yönetim Danışmanlığı, Pazarlama Danışmanlığı</text:p>
          </table:table-cell>
          <table:table-cell table:number-columns-repeated="2" office:value-type="string">
            <text:p>Akcan Yönetim Danışmanlığı Eğitimi ve Tercümanlık</text:p>
          </table:table-cell>
          <table:table-cell office:value-type="string">
            <text:p>Satış Pazarlama Sorumlusu</text:p>
          </table:table-cell>
          <table:table-cell office:value-type="float" office:value="3595103">
            <text:p>3595103</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İşletmenin / İşin Tanımı:Yönetim Danışmanlığı konusunda faaliyet gösteren ve merkezi İzmir’de bulunan firmamızda, verilecek eğitim sonrasında, “Pazarlama ve Teşvik Sorumlusu” olarak çalışacak ve uygun olması halinde ileride yönetim danışmanlığı için de yetiştirilebilecek ekip arkadaşları aramaktayız.İşin AçıklamasıPotansiyel müşteri veri tabanımızdan firmalarla iletişime geçerek randevu almak, Potansiyel müşterilere hizmetlerimizin tanıtımını standart sunumumuz yoluyla yapmak, Müşteri edinmeye yönelik yeni fırsatlar geliştirmek, Tarafımızca verilecek eğitimin sonrasında, müşterilerin faaliyetlerine göre teşvik başvuru dokümanlarını mevzuata uygun olarak hazırlamak ve başvuruların takibini yapmak, Teşvik mevzuatını düzenli olarak takip etmek ve bilgilerini güncel tutmak, Gerçekleştirdiği tüm faaliyetlerle ilgili raporlamaları periyodik olarak şirket merkezine sunmak.Aranan NiteliklerTercihen üniversitelerin “İşletme”, “İktisat”, “Endüstri Mühendisliği” veya benzeri bölümlerinden mezun, Özellikle dijital pazarlama, Facebook ve Google reklamlarını bilen Pazarlama ve satış konularında tecrübeli, İş yönetim teknikleri, dış ticaret ve ihracat teşvikleri konularını öğrenmeye istekli,Düzgün diksiyona sahip, sunum becerileri ve temsil yeteneği yüksek, Liderlik ve analitik düşünebilme yetkinliklerine sahip, Dinamik, sonuç ve başarı odaklı, ekip çalışmasına yatkın, Yenilikçi ve stratejik düşünebilen, İnsan ilişkileri ve koordinasyon becerileri güçlü, MS Office programlarını iyi derecede kullanabilen, İyi veya orta derecede İngilizce bilen, İş disiplinine önem veren, sorumluluk sahibi, dikkatli ve iş takibi kuvvetli, Esnek çalışma saatlerine uyumlu, planlı yaşamayı seven, Aktif araç kullanabilen,Erkek adaylar için askerlik hizmetiyle ilişiği olmayan, Evden çalışabilen, telefon yoluyla veya online şekilde hizmet verebilen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Yayıncılık</text:p>
          </table:table-cell>
          <table:table-cell table:number-columns-repeated="2" office:value-type="string">
            <text:p>Redhouse</text:p>
          </table:table-cell>
          <table:table-cell office:value-type="string">
            <text:p>Bütçe ve Raporlama Uzmanı</text:p>
          </table:table-cell>
          <table:table-cell office:value-type="float" office:value="3613437">
            <text:p>3613437</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SEV Yayıncılık, 1997 yılında Sağlık ve Eğitim Vakfı'nın iktisadi işletmesi olarak kurulmuştur. Toplumu aydınlatmak, uzmanlığını ve birikimini her yaştan bireye aktarmak misyonuyla, Redhouse olarak bilinen ve 150 yılı aşan sözlükçülük geleneğinin yanı sıra birçok farklı alanda eser yayımlamaktadır. Redhouse sözlüklerinin yanı sıra REDHOUSE Kidz çocuk kitaplarının hazırlanması, üretiminin temini ve satışı faaliyetleri arasındadır.SEV Yayıncılık’ta görevlendirmek üzere aşağıda yer alan niteliklere sahip ''Bütçe ve Raporlama Uzmanı'' arayışımız bulunmaktadır.Üniversitelerin ilgili bölümlerinden mezun (İşletme, İktisat, Maliye ve Bankacılık vb.),İlgili alanda en az 5 yıl tecrübesi olan,Orta seviyede İngilizce bilen,Microsoft Office programlarına hâkim (özellikle ileri derecede excel bilgisine sahip),ERP programı kullanımda ve geliştirilmesinde deneyime sahip,Bütçe Raporlama süreçlerinde deneyimli,Ekip çalışmasına yatkın, iletişim yönleri güçlü ve sorumluluk alabilen.İŞ TANIMIFinansal tabloların, aylık raporların ve bütçe raporlarının hazırlanması,Bütçe hazırlanması ve sunum süreçlerine destek olunması,İlişkili firmalar ile koordinasyonun sağlanması,Bağımsız ve Kamu denetimi süreçlerine destek olunması,İSG süreçlerinin takibi.“CIS Uluslararası Çocuk Koruma Çalışma Kolu”nun standartlarına paralel olarak kurumlarımız, işe alım süreçlerinde çocuk koruma konusuna titizlikle yaklaşıp büyük önem vermektedir.Kurumlarımızda çalışanlar, “Birleşmiş Milletler Çocuk Hakları Sözleşmesi”nin yanı sıra, SEV’in etik kuralları ve değerlerinin uygulanması konularında da örnek oluştururlar.</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Satın Alma Uzmanı</text:p>
          </table:table-cell>
          <table:table-cell office:value-type="float" office:value="3568726">
            <text:p>3568726</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Üniversitelerin ilgili bölümlerinden mezunsan,Endirekt &amp; direkt satın alma konusunda en az 5 yıl tecrüben varsa,MS Office programlarını kullanabiliyorsan,İngilizce biliyorsan,Süreç yönetimi, proje yönetimi, mesleki araştırma becerisine sahipsen,Aktif araç kullanabiliyorsan,Seyahat engelim yok diyorsan,Detaycı, analitik ve sonuç odaklıysan,İnsan ilişkilerinde başarılıyım ve ekip çalışmasına yatkınım diyorsan,Sahne Senin!!Ürün dışı satın alma orkestrasında görev yapmak üzere, İŞ TANIMITüm endirekt malzeme satın alma talepleri için tedarikçi araştırmalarını yap,Tedarikçi firmalarla yaşanan sorunlara ilişkin çözümler üret,Tedarikçi sözleşmeleri ile ilgili gerekli kontrolleri yap,Onaylı tedarikçilere ilişkin tedarikçi değerlendirmeleri yaparak tedarikçilere geri bildirimde bulu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Seyir Mobil Yazılım Elektronik Otomasyon Sistemler</text:p>
          </table:table-cell>
          <table:table-cell office:value-type="string">
            <text:p>Yazılım Geliştirme Takım Lideri </text:p>
          </table:table-cell>
          <table:table-cell office:value-type="float" office:value="3586016">
            <text:p>3586016</text:p>
          </table:table-cell>
          <table:table-cell office:value-type="string">
            <text:p>Kocaeli(Derince)</text:p>
          </table:table-cell>
          <table:table-cell office:value-type="string">
            <text:p>active</text:p>
          </table:table-cell>
          <table:table-cell office:value-type="string">
            <text:p>Detail-Aday</text:p>
          </table:table-cell>
          <table:table-cell office:value-type="string">
            <text:p>GENEL NİTELİKLER VE İŞ TANIMI Yazılım Geliştirme Takım LideriSeyir Mobil Sistemler A.Ş.; Araç Takip, Filo Yönetim Sistemleri, Nesne Takip, NVR görüntüleme ve kayıt sistemleri ile IOT çözümleri alanında faaliyet gösteren, yazılımı ile donanım birimlerini geliştiren, üreten, satış faaliyetlerini yürüten ve sistem servisi sunan bilgi teknolojileri firmasıdır.Yeni Takım Arkadaşımızdan Neler Bekliyoruz?• Yazılım Geliştirme çalışmalarının Seyir Mobil Yazılım Geliştirme ve Proje Yönetim metodolojilerine uygun şekilde gerçekleşmesinin bu metodolojilerin sürekli güncel tutulmasını sağlamak,• Yazılım Geliştirme döngüsü içerisindeki adımlarda yer alarak yeni ürünlerin tasarımı, geliştirilmesi ve bakımında aktif rol almak,• Liderliğini yaptığı geliştirici ekibin yaptığı geliştirmeleri gözden geçirmek, onaylamak ve iş biriminden gelen işlerin görev dağılımını yapmak,• Var olan ürün ve hizmetlerin iyileştirilmesi çalışmalarında, bakım aşamalarında yer almak ve diğer ekipler ile koordinasyonu sağlamak,• Teknik ve uygulama sorunlarını analiz etmek ve çözümü noktasında ekiple beraber aktif rol almak,• Yeni teknoloji ve fikirleri gündeme getirip ekip ve bölüm içerisinde bilgi paylaşımını gerçekleştirmek. Nasıl bir takım arkadaşı arıyoruz?• Lisans ya da Yüksek Lisans eğitimini üniversitelerin Bilgisayar/Elektronik/Yazılım/Matematik Mühendisliği/MIS bölümlerinden almış,• İlgili konularda en az 5 yıl tecrübe sahibi,• İyi derecede .NET, .NET Core konularında bilgi ve tecrübe sahibi,• SOAP, Web API/REST API geliştirme ve entegrasyon konusunda deneyimli,• Tercihen Redis, RabbitMQ, Kafka, Elasticsearch gibi altyapıların bir veya birkaçını kullanarak uygulama geliştirme tecrübesi sahibi• Tercihen Angular veya AngularJS, React, Vue.js gibi modern javascript kütüphanelerinin bir veya birkaçı ile geliştirme tecrübesi sahibi• Takım çalışmasına uyumlu ve müşteri odaklı yaklaşımı benimsemiş,• Çevik proje yönetim yaklaşımını benimsemiş, ekip çalışmasına yatkın• Analitik düşünmeyi ve araştırmayı seven,• Çözüm ve sonuç odaklı çalışmayı ilke edinmiş ekip arkadaşı arıyoruz. Seni Seyir Mobil’de neler bekliyor?﻿Seni her daim dinlemeye hazır, güler yüzlü ve gelişimine destek olacak çalışma arkadaşlarıYeni teknolojilerle çalışma imkanıRemote/Hybrid çalışma fırsatıDoğum gününde rahatça eğlenebilmen için ekstra bir gün izinTamamlayıcı Sağlık SigortasıYemek kartıEğitim DesteğiKatı hiyerarşik yapılar yerine ekipler halinde çalışan bir organizasyon </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Spor</text:p>
          </table:table-cell>
          <table:table-cell table:number-columns-repeated="2" office:value-type="string">
            <text:p>Atletik Sportif Tesisleri A.Ş.</text:p>
          </table:table-cell>
          <table:table-cell office:value-type="string">
            <text:p>Fitness Eğitmeni</text:p>
          </table:table-cell>
          <table:table-cell office:value-type="float" office:value="2885522">
            <text:p>2885522</text:p>
          </table:table-cell>
          <table:table-cell office:value-type="string">
            <text:p>İstanbul(Avr.)(Avcılar, Büyükçekmece, Küçükçekmece, Başakşehir, Esenyurt)</text:p>
          </table:table-cell>
          <table:table-cell office:value-type="string">
            <text:p>active</text:p>
          </table:table-cell>
          <table:table-cell office:value-type="string">
            <text:p>Detail-Aday</text:p>
          </table:table-cell>
          <table:table-cell office:value-type="string">
            <text:p>GENEL NİTELİKLER VE İŞ TANIMI ATHLETİC PERFORMANCE HOUSE  Tesisimizde Görevlendirilmek Üzere;- Üniversitelerin Beden  Eğitimi ve Spor Yüksek Okulu bölümlerinden mezun ya da öğrenci ve/veya mesleki yeterliği olan- Esnek çalışma saatlerine uyum sağlayabilecek,- İnsan ilişkilerinde başarılı, diksiyonu düzgün,- Takım çalışmasına yatkın,- Kişisel gelişime özen gösteren - Dış görünüşüne önem veren,- Öğrenmeye ve gelişime açık,- Sorumluluk bilinci yüksek,- Misafir ihtiyaçları konusunda duyarlı,- Güler yüzlü ve yardımlaşmayı seven,-(Tercihen) İngilizce bilenFitness, Pilates ve Yüzme Eğitmenleri aranmaktadır.İŞ TANIMITesise gelen üye ve misafirlerin ihtiyaçlarına uygun olan egzersiz programını hazırlamak ve verilmiş olan alan görevlerinde misafirlere yardımcı olmak,</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Kimya, Yapı, Yapı Malzemeleri</text:p>
          </table:table-cell>
          <table:table-cell table:number-columns-repeated="2" office:value-type="string">
            <text:p>Jotun Boya Sanayi ve Tic. A.Ş </text:p>
          </table:table-cell>
          <table:table-cell office:value-type="string">
            <text:p>Uzun Dönem Stajyer</text:p>
          </table:table-cell>
          <table:table-cell office:value-type="float" office:value="3586229">
            <text:p>3586229</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Dünyanın lider boya üreticilerinden Jotun Grup; dekoratif, deniz, endüstri ve toz boya pazarlarında faaliyet göstermektedir. Jotun Grup, 65 şirket ve 39 fabrikası ile 100’den fazla ülkede hizmet vermektedir. 2022 faaliyet geliri 27.8 milyar NOK'tur ve 10.000'den fazla çalışanı bulunmaktadır. Jotun Grup, dört segmentte yedi coğrafi bölgede faaliyet göstermekte olup merkezi Sandefjord, Norveç’tedir.Planlama ve Lojistik Departmanı'nda görev almak üzere aşağıdaki niteliklere sahip Uzun Dönem Stajyer aramaktayız. Tercihen üniversitelerin Endüstri Mühendisliği, Kimya Mühendisliği bölümlerinde son sınıf öğrencisi veya devam zorunluluğu olmayan,MS Office uygulamaları konusunda bilgili, Öğretim yılı süresince min. 4 gün staj yapabilecek,İyi seviyede İngilizce bilen, İstanbul'da ikamet eden,İletişimi kuvvetli ve organizasyon yeteneği gelişmiş.Görev yeri İstinye (Sarıyer) Genel Müdürlük'tür.İŞ TANIMIMüşteri siparişlerini incelemek, Üretime dönüşmesi gereken taleplerin sistem girişlerini yapmak, Siparişlerin sistem girişlerini yapmak, Planlama ve Üretim Planlama ile ilgili tüm süreçlerde ekibe destek vermek.Başvurunuzun ön yazı alanında sadece aşağıdaki bilgileri belirtmeniz yeterlidir. Bu bilgileri içermeyen başvurular dikkate alınmayacaktır. Haftanın kaç gün staj yapabileceğiniziKaçıncı sınıf öğrencisi olduğunuzu</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Eğitim</text:p>
          </table:table-cell>
          <table:table-cell table:number-columns-repeated="2" office:value-type="string">
            <text:p>GEBZE İNGİLİZ KÜLTÜR ÖZEL EĞİTİM HİZMETLERİ TİCARET LİMİTED ŞİRKETİ</text:p>
          </table:table-cell>
          <table:table-cell office:value-type="string">
            <text:p>İngilizce Öğretmeni</text:p>
          </table:table-cell>
          <table:table-cell office:value-type="float" office:value="3612364">
            <text:p>3612364</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GENEL NİTELİKLER VE İŞ TANIMI İngiliz Kültür Yabancı Dil Kursları, Kocaeli, GEBZE temsilciliğimizde görevlendirilmek üzere tam zamanlı (full-time) veya yarı zamanlı(part-time), İNGİLİZCE ÖĞRETMENLERİ alınacaktır.•   Üniversitelerin ilgili bölümlerinden mezun,•   Esnek çalışma saatlerine uyum sağlayabilecek,•   İnsan ilişkileri kuvvetli,•   İletişim becerileri güçlü,•   Eğitim ortamında dış görünüşüne önem veren,•   Sorumluluk sahibi ve ekip çalışmasına yatkın,•   Kendi alanındaki mesleki gelişmeleri güncel olarak takip eden,•   Kocaeli-Gebze bölgesinde ikamet eden ya da ulaşım sorunu olmayan,•   Full time (tam zamanlı) ya da part time  (yarı zamanlı) çalışabilecek,•   Tecrübeli ya da yetiştirilmek üzere İNGİLİZCE ÖĞRETMENLERİ arayışımız bulunmaktadır.GENERAL QUALIFICATIONS AND JOB DESCRIPTIONFull-time or part-time, ENGLISH TEACHERS will be recruited to be appointed to the British Culture and Foreign Language Course, Kocaeli, GEBZE representations.• Graduated from related departments of universities,• Able to adapt to flexible working hours,• Strong human relations,• Strong communication skills,• Giving importance to their appearance in the educational environment,• Responsible and prone to teamwork,• Keeping up to date with the professional developments in their field,• Residing in Kocaeli-Gebze region or having no transportation problems,• Able to work full time or part time,• We are looking for experienced or trained ENGLISH TEACHERS.</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607013">
            <text:p>3607013</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Antalya mağazamız için;  ''Part Time/ Full Time Spor Danışmanı ''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Sen de spor tutkunuysan; bu tutkunu aldığın sorumluluklara yansıtarak, keyifli ve dinamik bir kültürün parçası olabilirsin. Burada;Bitmek tükenmek bilmeyen enerjinle “sporu herkese ulaşılabilir kılacak”, Otonom çalışma kültürü içinde, çeşitli rolleri zamanla tanıma fırsatı bulup, geleceğini kendin çizeceksinDesek?Sporunu tutkuyla yapıyorsan, Daha fazla kişinin spor yapması ve sporun daha erişilebilir olması seni heyecanlandırıyorsa, Kendi kararlarını alıp, aksiyona çevirirken takım olarak hareket etmekten de keyif alıyorsan Aradığımız “Spor Danışmanı” sen olabilirsin.Neler yapacaksın?Sorumlu olduğun departmana gelen sportif kullanıcılarımızı güler yüzünle karşılayacak, onlara ürünlerin konusunda gerekli danışmanlığı verip kusursuz bir spor deneyimi sağlayacaksın, Departmanının reyon düzeninden ve ürünlerinin güvenliğinden sorumlu olacaksın, Sportif kullanıcılarınla etkileşim kuracak, birlikte spor etkinlikleri düzenleyeceksin, Müşteri İlişkileri ekibine ve kasa işleyişine destek vereceksin.</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Sağlık, Tekstil</text:p>
          </table:table-cell>
          <table:table-cell table:number-columns-repeated="2" office:value-type="string">
            <text:p>Variteks Ortopedi Sanayi A.Ş.</text:p>
          </table:table-cell>
          <table:table-cell office:value-type="string">
            <text:p>Uzun Dönem Stajyer</text:p>
          </table:table-cell>
          <table:table-cell office:value-type="float" office:value="3610495">
            <text:p>3610495</text:p>
          </table:table-cell>
          <table:table-cell office:value-type="string">
            <text:p>İstanbul(Avr.)(Çatalca)</text:p>
          </table:table-cell>
          <table:table-cell office:value-type="string">
            <text:p>active</text:p>
          </table:table-cell>
          <table:table-cell office:value-type="string">
            <text:p>Detail-Aday</text:p>
          </table:table-cell>
          <table:table-cell office:value-type="string">
            <text:p>GENEL NİTELİKLER VE İŞ TANIMI GRAFİK TASARIM /GÖRSEL TASARIM OKUYAN ÖĞRENCİLERİMİZİN DİKKATİNE :  ÇATALCA Serbest Bölgesinde bulunan Medikal Tekstil sektöründe faaliyet gösteren firmamızın,Grafik Tasarım ve Sosyal Medya Yönetimi  bölümünde part-time çalışarak  geleceğin Grafik Tasarım Uzmanları olmayı hedefleyen, Grafik Tasarım öğrencisi /mezunu  stajyer arayışımız bulunmaktadır.  İlgili bölümde disiplinli, aktif, dinamik, her türlü bilgiyi almaya , öğrenmeye hazırsanız başvurularınızı bekliyoruz. Okullarınızın zorunlu yaz ya da güz stajlarını, ya da isteğe bağlı staj planınızı şirketimizde kullanabilirsiniz . </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Tekstil, Yapı, Yatırım, Perakende</text:p>
          </table:table-cell>
          <table:table-cell table:number-columns-repeated="2" office:value-type="string">
            <text:p>Eroğlu Holding</text:p>
          </table:table-cell>
          <table:table-cell office:value-type="string">
            <text:p>Servis Elemanı</text:p>
          </table:table-cell>
          <table:table-cell office:value-type="float" office:value="3608684">
            <text:p>3608684</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Skyland İstanbul Projemiz içerisinde bulunan restoranlarımızda 11:30 - 14:30 saat aralığında part-time çalışmak üzere,servis ve mutfakta çalışabilecek takım arkadaşları aramaktayız.Tercihen benzer pozisyonlarda deneyimli,Esnek çalışma saatlerine uyum gösterebilen,İletişim becerisi yüksek , takım çalışmasına önem veren ,Pozitif , güler yüzlü , dış görünüşüne önem gösteren , diksiyonu düzgün , Çözüm odaklı ve misafir memnuniyetine önem veren , Yoğun iş temposuna ve vardiyalı çalışma sistemine uyum sağlayabilecek,Şubelerimizin bulunduğu semtlere yakın oturan ve/veya bu semtlere ulaşım sorunu olmaya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İnoto Otomotiv İth. İhr. San. Tic. Ltd. Şti.</text:p>
          </table:table-cell>
          <table:table-cell office:value-type="string">
            <text:p>Satış Danışmanı</text:p>
          </table:table-cell>
          <table:table-cell office:value-type="float" office:value="3591503">
            <text:p>3591503</text:p>
          </table:table-cell>
          <table:table-cell office:value-type="string">
            <text:p>Kayseri(Kocasinan)</text:p>
          </table:table-cell>
          <table:table-cell office:value-type="string">
            <text:p>active</text:p>
          </table:table-cell>
          <table:table-cell office:value-type="string">
            <text:p>Detail-Aday</text:p>
          </table:table-cell>
          <table:table-cell office:value-type="string">
            <text:p>GENEL NİTELİKLER VE İŞ TANIMI Güçlü kadrosu ile hızla büyüyen İnoto Ailesi olarak markalarımızda görevlendirilmek üzere Aktif Satış Danışmanı arıyoruz.Lisans/önlisans mezunu,Otomotiv satış-pazarlama konusunda tercihen en az 2 yıl tecrübeli,Satış ve müşteri memnuniyeti odaklı, ikna kabiliyeti yüksek,Takım çalışmasına yatkın, planlama ve organize etme yeteneğine sahip,Dinamik ve yoğun çalışma temposuna uyum sağlayabilecek,B sınıfı ehliyet sahibi ve aktif araç kullanabilen,MS Office programlarına hakim,Askerlik hizmetini tamamlamış (Erkek adaylar için).İŞ TANIMIVerilen hedefler doğrultusunda binek/hafif ticari araçların satışını ve ek hizmetlerin (güvence, sigorta, aksesuar vb.) satışını verimli ve etkin olarak gerçekleştirmek,Müşteri ihtiyaçlarını belirlemek, uygun ürün ve finansal alternatifler sunmak,Yapılan ziyaretin somut sonuçlarını kayıt altına almak ve raporlamak,Araç plaka/tescil işlemlerini takip etmek ve sonuçlandırmak,Teslim zamanını müşteriye bildirmek ve teslimden önce aracı kontrol etmek,Satış dosyasındaki evrakların tam olmasını sağlamak,Rakipler dahil olmak üzere yeni araçlar ve araç sistemleri ile ilgili güncel bilgi sahibi olmak.</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Diğer</text:p>
          </table:table-cell>
          <table:table-cell table:number-columns-repeated="2" office:value-type="string">
            <text:p>CLASS STAFF ORGANİZASYON</text:p>
          </table:table-cell>
          <table:table-cell office:value-type="string">
            <text:p>Garson</text:p>
          </table:table-cell>
          <table:table-cell office:value-type="float" office:value="3583622">
            <text:p>3583622</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ÖZEL DAVETLERİMİZDE, HAFTA İÇİ VE HAFTA SONU GÜNLÜK İŞLERDE ÇALIŞMAYA MÜSAİT PART TİME VEYA FULL TİME (TAM ZAMANLI) ÇALIŞABİLECEK TECRÜBELİ VEYA TECRÜBESİZ...Çalışma gün ve saatleri çağrı üzerine belirlenir, kayıt yaptırmak çalışma zorunluluğu getirmez.Avrupa ve Anadolu Yakası Organizasyonlarımızın  ziyafet bölümünde çalışmak üzere;Deneyimli ya da yetiştirilmek üzere deneyimsiz,Fiziki görünümüne önem veren,GÜNLÜK PEŞİN YEVMİYE,Günlük 8.0 saat çalışabilecek,* Anadolu Ve Avrupa Yakasının Tüm ilçelerinde çalışma imkanı mevcuttur.Başvurunuz sonrasında Class Staff Üzerinden Görüşmeye davet edileceğiniz bir sms gönderilecektir.İletişim Sena Hanım; 0553 673 68 29</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Elektrik - Elektronik Malzemeleri</text:p>
          </table:table-cell>
          <table:table-cell table:number-columns-repeated="2" office:value-type="string">
            <text:p>PAŞALI ENERJİ ELEKTRİK OTOMASYON VE SANAYİ TİCARET LİMİTED ŞİRKETİ</text:p>
          </table:table-cell>
          <table:table-cell office:value-type="string">
            <text:p>Grafik Tasarımcı</text:p>
          </table:table-cell>
          <table:table-cell office:value-type="float" office:value="3606784">
            <text:p>3606784</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Genel Nitelikler:En az lise, tercihen yüksek öğretim mezunu,Alanında en az 2 yıl deneyimli,Dijital içerik hazırlık süreçlerini bilen,Sosyal medya yönetimi konusunda bilgisi olan,Kreatif yönü kuvvetli, dikkatli, titiz ve detaylara önem verenPlanlama, organizasyon ve raporlama becerisine sahip,Profesyonel çalışma disiplinini benimsemiş, iş odaklı,Fotoğrafçılık alanında bilgi sahibi,Adobe Photoshop, Adobe Illustrator, ve Adobe Premier ve After Effect programını aktif şekilde kullanabilen,Erkek adaylar için askerlik hizmetini tamamlamış,İzmir'de ikamet eden,Portfolyo ve referans işlerini sunabilecek olan,İş Tanımı:Sosyal Medya Platformları ve e-ticaret platformlarına ilişkin tüm görsel süreçleri yönetmek, gerekli görsel ve video içeriklerini hazırlamak.Ürün fotoğraflarını çekmek, e-ticaret sitesine hazır hale getirmek ve gerekirse ürün videoları hazırlamak,Markayı kapsayacak şekilde; kurumsal kimlik çalışmalarını yapmak ve geli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May Eczane</text:p>
          </table:table-cell>
          <table:table-cell office:value-type="string">
            <text:p>Eczacı <text:s/></text:p>
          </table:table-cell>
          <table:table-cell office:value-type="float" office:value="1925284">
            <text:p>1925284</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İstanbul Avrupa yakasında yer alan eczanemize, Yardımcı / İkinci Eczacı pozisyonunda görev yapacak çalışma arkadaşı alınacaktır.·  Üniversitelerin Eczacılık fakültesinden mezun,·  Reçete ve SGK işlemlerini yapacak,·  Eczane genel işlerine destek olacak.·  Titiz, dikkatli,·  Ekip çalışmasına yatkın,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Uğur Metal San. ve Tic. Ltd. Şti.</text:p>
          </table:table-cell>
          <table:table-cell office:value-type="string">
            <text:p>Pres Operatörü</text:p>
          </table:table-cell>
          <table:table-cell office:value-type="float" office:value="3600438">
            <text:p>3600438</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GENEL NİTELİKLER VE İŞ TANIMI Alüminyum Döküm sektöründe sağlam adımlarla ilerleyen sanayi kuruluşumuz bünyesinde, Gebze fabrikamızda görevlendirilecek 'Enjeksiyon Pres Üretim Operatörü’ arıyoruz.NİTELİKLER;Başvuran erkek arkadaşların vasıflı olmasına gerek yoktur.Disiplinli amirine saygılı ve verilen direktifler doğrultusunda üretim yapabilecekGece / Gündüz vardiyalı çalışma sistemine uyum sağlayabilecek.İstanbul Anadolu yakasında e5 hattında veya Kocaeli (Gebze, Darıca, Çayırova) bölgelerinde ikamet eden ya da edebilecek.İŞ TANIMI;Erkek adaylar için sadece üretimde enjeksiyon pres operatörlüğü yapması beklenilmektedir.Not: Başvuran adaylar ön görüşme beklemeden direk işletmeye gelip pozisyonla alakalı görüşme sağlayabilirle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Efe Anka Motorlu Araçlar Servis İnş.Taah.Tic. A.Ş.</text:p>
          </table:table-cell>
          <table:table-cell office:value-type="string">
            <text:p>Kaporta Ustası</text:p>
          </table:table-cell>
          <table:table-cell office:value-type="float" office:value="1500283">
            <text:p>1500283</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Eskişehir Yolunda hizmet vermekte olan Toyota plazamızda çalışmak üzere “ Kaporta ve Trim  Ustaları” arıyoruz.  Otomotiv sektörü ve kaporta boya alanında en az 5 yıl deneyimli, Ustalık veya  kalfalık belgesine sahip Tercihen Meslek Lisesi mezunu Minumum 5 yıl otomotiv servis hizmetleri konusunda deneyimli <text:s/>İşinin gerektirdiği ekipmanları kullanabilen Askerlik hizmetini tamamlamış B sınıfı sürücü belgesi sahibi ve aktif araç kullanabilen Tercihen şase düzeltme tezgahı kullanabilen ( Caroliner Mark 6, Speed) Başladığı işi sorunsuz bitirebilen <text:s/>Tercihen sigara içmeyen Esnek çalışma saatine uyum sağlayabilece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SEBA İNŞAAT A.Ş</text:p>
          </table:table-cell>
          <table:table-cell office:value-type="string">
            <text:p>Harita Mühendisi</text:p>
          </table:table-cell>
          <table:table-cell office:value-type="float" office:value="3560431">
            <text:p>3560431</text:p>
          </table:table-cell>
          <table:table-cell office:value-type="string">
            <text:p>Muğla(Bodrum)</text:p>
          </table:table-cell>
          <table:table-cell office:value-type="string">
            <text:p>active</text:p>
          </table:table-cell>
          <table:table-cell office:value-type="string">
            <text:p>Detail-Aday</text:p>
          </table:table-cell>
          <table:table-cell office:value-type="string">
            <text:p>GENEL NİTELİKLER VE İŞ TANIMI Seba İnşaat A.Ş.‘nin Bodrum/Gölköy şantiyesinde görev almak üzere Harita Mühendisi arayışımız bulunmaktadır.Üniversitelerin Harita Mühendisliği bölümünden mezun, En az 10 yıl konut projelerinde deneyimli, AutoCAD, NetCad, MS Office vb. mesleki programları ve yazılımlarını iyi derecede kullanabilen,Analitik düşünme yeteneğine sahip ve çözüm odaklı, İş takibi güçlü, Sorumluluk sahibi ve disiplinli,İş Tanımı: Geoteknik, kaba inşaat, ince İşler ve altyapı işlerinde, ölçme işlerini organize ve koordine edilmesi,İmalat kontrol ve biten imalat durumu ile ilgili, ölçüm, rölöve ve raporlamaların hazırlanması,Hak edişe yönelik gerekli ölçüm, hesaplamalar ve raporlamaların yapılması.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NELA DIŞ TİCARET TEKSTİL SAN.LTD.ŞTİ.-ALEN GİYİM</text:p>
          </table:table-cell>
          <table:table-cell office:value-type="string">
            <text:p>Müşteri Temsilcisi</text:p>
          </table:table-cell>
          <table:table-cell office:value-type="float" office:value="3577178">
            <text:p>3577178</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Dokuma Ağır Konfeksiyon sektöründe faaliyet gösteren ve  İstanbul - Yenibosna'da yerleşik olan Nela,  30 yılı aşkın süredir yüksek kalite beklentisi olan tanınmış Avrupa markalarına yönelik Bayan ve Erkek dokuma konfeksiyon üretim ve ihracatı yapmaktadır. Firmamızın yurtdışı müşterilerimizden gelen numune taleplerinin takibini yapabilecek, Koleksiyon departmanımızda görevlendirilmek üzere Müşteri Temsilcisi  (DEVELOPMENT MERCHANDISER) arayışındayız.Başvuracak Adayların:Üniversitelerin Tekstil Mühendisliği bölümü mezunu olmalarıBenzer pozisyonda en az 5 yıllık çalışma tecrübesine sahip olmalarıDokuma ve denim kumaştan numune oluşum aşamalarına, kumaş - dikim - baskı &amp; nakış - parça yıkama ve parça boya proseslerine hakim olmalarıBahçelievler - Küçükçekmece ve yakın çevresinde ikamet etmeleri tercih sebebidir.İleri düzeyde İngilizce bilgisi, akıcı konuşabilme genel şartı aranmaktadır.İkinci dil olarak Almanca tercih sebebidir.Müşteri Temsilcisinin Sorumluluk Alanı:Müşterilerden gelecek tüm numune taleplerin kumaş ve garni tedariklerinin yapılması ve numunenin müşterilere ulaştırılmasına dek geçen sürecin kritik takibinin yapılması,Numune hazırlık planlamasının yapılması, ilgili departmanlara bilgi ve dosya devri ve akabinde bu departmanlar ile aktif iletişimde kalınması,Sözlü ve yazılı olarak yurtdışı müşteriler ve acenteler ile günlük iletişimin sağlanması,Müşteri ve firmamız arasında bilgi akışının sağlanması.Gerekli dosya ve bilgilerin ilgili birimlere net anlaşılır şekilde ve zamanında iletilmesini sağlamak Maliyet unsurlarının analizi ve fiyatlama aşamasıKritik süreç takibi yapılarak süreçlerin gecikmeden, zamanında, eksiksiz ve doğru şekilde tamamlanmasını sağlanmasıBu amaçla gerekli dosyalamaların ve listelerin düzenli ve hatasız tutulmasını sağlamak DİPNOT: Dokuma hazır giyim üretiminde  tecrübeli olmak birinci kıstasımızdır, sektör dışı başvurular değerlendirmeye alınma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Adabağlı Petrol İnş.A.Ş.</text:p>
          </table:table-cell>
          <table:table-cell office:value-type="string">
            <text:p>Makine Mühendisi</text:p>
          </table:table-cell>
          <table:table-cell office:value-type="float" office:value="3613602">
            <text:p>3613602</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Şirketimizde Görevlendirilmek Üzere; Üniversitelerin Makina Mühendisliği veya Makine Teknikerliği bölümlerinden mezun,Alanında en az 5 yıl tecrübesi olan, B sınıfı sürücü belgesine sahip ve aktif olarak araç kullanabilen,Esnek çalışma saatlerine ve takım çalışmasına yatkın, Analitik düşünebilen ve iletişimi kuvvetli, Şehir dışı ziyarette bulunabilecek, Makina Mühendisi Alınacaktır. İŞ TANIMIİş makinaları sektöründe; Bakim-onarim, Makina ekspertizi yapılması, Piyasa araştırması, Yurtiçi ve Yurtdışı makina pazarını takip edebilecek, Makina pazarlama ve satış  bölümünde çalışacak, Alanında en az 5 yıllık tecrübesi olan,  Şehir dışı ziyarette bulunabilecek, Şantiyelerimizde bulunan makinelerin bakım onarım süreçlerini takip edecek,Makina Mühendisi veya Makine teknikeri Alınacaktır.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emir- Çelik</text:p>
          </table:table-cell>
          <table:table-cell table:number-columns-repeated="2" office:value-type="string">
            <text:p>Hakan Faydasıçok Çelik San. A.ş</text:p>
          </table:table-cell>
          <table:table-cell office:value-type="string">
            <text:p>Muhasebe Müdürü</text:p>
          </table:table-cell>
          <table:table-cell office:value-type="float" office:value="3585908">
            <text:p>3585908</text:p>
          </table:table-cell>
          <table:table-cell office:value-type="string">
            <text:p>Konya(Karatay, Selçuklu, Meram)</text:p>
          </table:table-cell>
          <table:table-cell office:value-type="string">
            <text:p>active</text:p>
          </table:table-cell>
          <table:table-cell office:value-type="string">
            <text:p>Detail-Aday</text:p>
          </table:table-cell>
          <table:table-cell office:value-type="string">
            <text:p>GENEL NİTELİKLER VE İŞ TANIMI Ülkemiz sanayisinin ihtiyaç duyduğu vasıflı çelik ürünlerini, yurt içi ve yurt dışındaki kaynaklardan tedarik ederek; yaygın dağıtım ağı, rekabetçi fiyat ve stok çeşitliliği ile beklentilerin üzerinde hizmet sağlayan, müşterilerine en yakın ve değer katan çözüm ortağı çelik sektörünün öncü kuruluşlarından şirketimiz Hakan Faydasıçok Çelik A.Ş. bünyesinde çalışmak üzere;·        Üniversitelerin ilgili bölümlerinden mezun,·        Genel Muhasebe kayıtları ile ilgili tüm süreçleri yönetebilecek,·        Alanında ‘Muhasebe Müdürü’ olarak tercihen üretim sektöründe en az 5 yıl tecrübeli,·        Gelir-gider tablosu, bilanço, kasa denetim ve analizine hakim,·        İç denetim süreçleri hakkında bilgi sahibi,·        Beyanname ve bildirimler dahil görev tanımı içerisinde yer alan tüm yasal bildirim ve raporlamaları kurgulayabilecek, kurabilecek, sistem veri akışları bakımından sistem entegrasyon boyutlarını ve data boyutlarını analiz edebilecek seviyede hem ERP hem yasal mevzuat hem muhasebe tekniği bilgisine sahip,·        Vergi süreçlerine vakıf (KDV, Muhtasar, Damga, Kurumlar Vergisi, Geçici Vergi vb.)·        E-fatura, e-arşiv, e-defter uygulamalarına vakıf,·        KDV iade süreçleri hakkında tecrübeli,·        SMMM belgesine sahip,·        Netsis 3 Enterprise programına hakim,·        Yazılı ve sözlü iletişim becerileri gelişmiş,·        Ekip yönetimi konusunda tecrübeli,·        MS Office programlarına ileri düzeyde hakim,·        B sınıfı sürücü belgesine sahip,‘Muhasebe Müdürü’ arayışımız bul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lekomünikasyon, Servis Sağlayıcılar</text:p>
          </table:table-cell>
          <table:table-cell table:number-columns-repeated="2" office:value-type="string">
            <text:p>Sahra Telekom</text:p>
          </table:table-cell>
          <table:table-cell office:value-type="string">
            <text:p>Ön Muhasebe ve İdari İşler Elemanı</text:p>
          </table:table-cell>
          <table:table-cell office:value-type="float" office:value="3606012">
            <text:p>3606012</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1997 yılında Ankara’da kurulan Sahra Telekom, ülkemizde iletişim hizmetlerinin serbestleştirilmesi ile birlikte 2004 yılında buyana ulusal pazarda hizmet vermeye başlayan ilk alternatif Telekom operatörlerinden biridir. Sahra Telekom olarak muhasebe departmanımız da görev yapmak üzere aşağıdaki yetenek ve tecrübeye sahip çalışma arkadaşları aramaktayız.Aranan Nitelikler:E-Fatura, E-defter konularına ve uygulamalarına hâkim, Örgün eğitim veren üniversitelerin ilgili bölümlerinden mezun,İyi düzeyde Microsoft Excel bilgisine sahip,Bulut tabanlı  (Paraşüt, Bizimhesap vb)muhasebe paket programlarında tecrübeli, Analiz ve raporlama teknikleri konusunda bilgili,Sistemli, dikkatli, titiz çalışma yeteneğine sahipİletişim becerileri ve temsil yetkisi güçlüTercihen İngilice bilen (yazışma)Görev Tanımı:Ön Muhasebe kayıtlarının muhasebe standartlarına göre tutulması.Abone kayıt ve evraklarını kontrolü, takibi, dosyalanması.Müşteri ve tedarikçi cari hesap takibi ve mutabakatı.Resmî kurumlarla yazışma.Personel Özlük Dosyalarının Takibi. Adayların Balgat Cevizlidere caddesi ve Civarında İkamet Etmesi tercih sebebidir.Çalışma Saatlerimiz hafta içi 8:30 -18 arasıd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Satın Alma Grup Müdürü</text:p>
          </table:table-cell>
          <table:table-cell office:value-type="float" office:value="3535482">
            <text:p>3535482</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SATIN ALMA GRUP MÜDÜRÜ GÖREV TANIMI:Şirket olarak yurt içinden satın alınacak ya da yurt dışından ithal edilecek mamul madde, hizmet, ham madde ve benzeri ürünler için en hızlı ve en ucuz olacak şekilde tedarikçi bazında araştırma yapmak,Tedarikçilerden teklif almak ve bu teklifleri karşılaştırıp değerlendirmek,Oluşturulan satın alma talebine uygun olarak ürün ya da hizmetin en uygun fiyatlı olacak şekilde hangi firmadan alınacağına karar vermek ve firma seçimi yaparak üst yöneticinin onayına sunmak,Teknik resim ve şartnameler ile hazırlanan satın alma işlemlerini yakından takip etmek,Uzun ya da kısa vadeli olacak şekilde sipariş programları hazırlamak,Satın alma alanında düzenlenen ilgili sözleşmeleri imzalamak,Satın alınan hizmet ya da ürünlerin satış sonrası garanti ve servis koşullarını ilgili birimlere iletmek,Bahsedilen tüm maddeler doğrultusunda satın alma biriminin ilgili görev tanımlarını belirlemek ve çalışma talimatlarını hazırlamak.   ARANAN NİTELİKLER:Üniversitelerin ilgili Mühendislik bölümlerinden mezun,Satın alma departmanında ve yöneticilik konusunda en az 10 yıl tecrübeli,Satın alma ve tedarik konularında tercihen deri imalatı alanında tecrübeli,Gelişmiş müzakere becerilerine sahip, analitik düşünme ve iletişim yetkinlikleri güçlü, İleri düzeyde MS Office uygulamalarını kullanabilen,Tercihen B2 Seviyesinde yazılı ve sözlü İngilizce bilgisine sahip,Araştırmacı, sorumluluk ve inisiyatif alma bilinci yüksek,Deri sektörü hammadde, mekanik ve hırdavat malzemelerinin marka ve performans kriterleri konusunda bilgi sahibi,Planlama ve raporlama yeteneği kuvvetli, piyasa araştırması ve fiyat analizi yapabilecek,İkna ve problem çözme kabiliyeti yüksek,Aktif araç kullanabilen, Erkek adaylar için askerlik görevini tamamlamışİstanbul Anadolu Yakasında, Kartal, Pendik, Kurtköy ve Tuzla civarında ikamet ed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Humanis</text:p>
          </table:table-cell>
          <table:table-cell office:value-type="string">
            <text:p>Tıbbi Tanıtım Temsilcisi</text:p>
          </table:table-cell>
          <table:table-cell office:value-type="float" office:value="3610730">
            <text:p>3610730</text:p>
          </table:table-cell>
          <table:table-cell office:value-type="string">
            <text:p>Adana, Afyon, Ankara, Antalya, Aydın, Balıkesir, Bursa, Çorum, Eskişehir, Gaziantep, İstanbul(Avr.), İzmir, Kayseri, Mardin, Trabzon, Yozgat, İstanbul(Asya)</text:p>
          </table:table-cell>
          <table:table-cell office:value-type="string">
            <text:p>active</text:p>
          </table:table-cell>
          <table:table-cell office:value-type="string">
            <text:p>Detail-Aday</text:p>
          </table:table-cell>
          <table:table-cell office:value-type="string">
            <text:p>GENEL NİTELİKLER VE İŞ TANIMI Sağlık alanında fark yaratmak istiyorsan, burası senin için doğru yer! 2010 yılında “Ne Mutlu Bir Derde Derman Olana” anlayışıyla Pharmactive İlaç adıyla kurulduk; şimdi sağlık alanındaki bu anlamlı yolculuğumuza Humanis olarak devam ediyoruz. Biz burada; yüksek kalite standartlarında ilaç geliştirmeyi, üretmeyi ve en önemlisi herkes için ulaşılabilir olmayı hedefliyoruz.  Bu amaçlarımız doğrultusunda beraber yürümeye hazır mısın?  Cevabın evetse; Satış ve Pazarlama Bölümümüze bağlı saha kadrolarında görevlendirilmek üzere Tıbbi Tanıtım Temsilcileri arıyoruz. Bu pozisyonda neler yapacaksın?Sorumlu olduğun ürünlerin faydaları ve kullanım alanları hakkında hekim ve eczacıları bilgilendireceksin.Sorumlu olduğun ürünlerin satışını artıracak pazarlama faaliyetlerine destek olacaksın.Sahadaki gelişmeleri ve ihtiyaçları dinleyecek; aksiyonlar için harekete geçeceksin.Bu pozisyon için ne arıyoruz?Üniversitelerin minimum ön lisans veya lisans bölümlerinden mezun,Deneyimsiz veya ilaç sektöründe Tıbbi Tanıtım Temsilcisi pozisyonunda en fazla 2 yıla kadar deneyimli,B sınıfı sürücü belgesine sahip ve aktif araç kullanabilen,Seyahat engeli olmayan,Erkek adaylar için askerlik görevini tamamlamış veya 2026 yılına kadar tecilli veya bedelli askerlik kriterlerini sağlayan,Sana neler sunuyoruz?Rekabetçi maaş avantajı ve yan haklar,Gelişime yönelik eğitimler ve fırsatlar,Dinamik ve genç bir çalışma ortamı,Sen de bu takımın bir parçası olmak ve sağlık alanında fark yaratmak istiyorsan, hemen başvu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Ambalaj Geliştirme Mühendisi</text:p>
          </table:table-cell>
          <table:table-cell office:value-type="float" office:value="3502277">
            <text:p>3502277</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Müşterilerin çalışma şeklini analiz ederek ve geliştirerek Pazarlama ve Ar-Ge departmanları ile birlikte ortak geliştirmeler yapacak, prosesi oluşturduktan sonra en uygun ambalaj yöntemini belirleyerek projelendirme yapacak  “Ambalaj Geliştirme Proses Mühendisi ” pozisyonunda arayışımız mevcuttur. GENEL NİTELİKLER VE İŞ TANIMIÜniversitelerin Endüstri veya Makine Mühendisliği bölümlerinden mezun,Aynı veya benzer pozisyonda, en az 3 - 5 yıl deneyim sahibi,Problem çözme, analiz, karar verme ve koordine etme becerileri gelişmiş,İletişim gücü yüksek, ilişki yönetiminde başarılı ve takım çalışmasına yatkın,Tercihen matbaa firmalarında elektronik, oyuncak ve FMCG sektöründe çalışmış,Yabancı dil ve uluslararası tecrübeye sahip,MS Office programlarını iyi kullanabilen,Erkek adaylar için askerlik görevini tamamlamış.İŞ TANIMIMüşterilerin ihtiyacını uluslararası yerinde analiz ederek uygulama kolaylıklarını tespit etmek,Müşteri taleplerine göre veya iş akışına göre ambalaj sistemlerini geliştirmek,Müşteri ile sürekli iletişimde kalarak uygulanan çözümleri sahada yönetmek,Ambalaj, kolileme sistemlerini malzeme olarak geliştirmek,Dünya standartlarına göre ambalaj çalışmalarını yönetmek,Paketleme sistemimizin maliyetlerini araştırmak ve buna göre çözümler üretmek,Üretilen çözümler, ilgili birimlerle değerlendirerek gerekli çalışmaları yönlendirmek,Paketleme / Ambalajlama speklerini oluşturmak,Koli kalitesini arttırmak,Teknik analizler yapmak. </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Tekstil, Giyim, Mağazacılık (Tekstil), Perakende</text:p>
          </table:table-cell>
          <table:table-cell table:number-columns-repeated="2" office:value-type="string">
            <text:p>Inditex</text:p>
          </table:table-cell>
          <table:table-cell office:value-type="string">
            <text:p>Satış Danışmanı</text:p>
          </table:table-cell>
          <table:table-cell office:value-type="float" office:value="3612963">
            <text:p>3612963</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Inditex, Zara, Pull&amp;Bear, Massimo Dutti, Bershka, Stradivarius, Oysho, Zara Home ve Lefties markalarıyla, dünyada 96 ülkede, 7400’den fazla mağazasıyla dünyanın en büyük moda perakende şirketlerinden biridir.Modanın kalbinde bulunmak isteyen senin gibi yeteneklerle tanışmak ve birlikte büyümeye devam etmek istiyoruz.Maltepe Piazza lokasyonunda çalışmak için ekip arkadaşları arıyoruz.İŞ TANIMIPeki bu heyecan verici ve dinamik çalışma ortamında biz nasıl çalışıyoruz?Mağaza içerisinde kasa, reyon ve depo alanlarında ürüne dokunarak,Müşteri memnuniyetini sağlayarak,Satış hedeflerine ulaşarak,Esnek çalışma saatleri ve vardiyalı bir çalışma sistemiyle (hafta sonları da dâhil olmak üzere). Bunları gerçekleştirirken hem kendimizi hem de şirketimizi bir adım ileriye taşıyoruz.  Haydi durma! Sen de ailemizin bir parçası ol!Seninle tanışmak için sabırsızlanıyoruz</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593723">
            <text:p>3593723</text:p>
          </table:table-cell>
          <table:table-cell office:value-type="string">
            <text:p>Samsun</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 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Etkileme ve ikna kabiliyeti yüksek,Planlama ve organize etme becerisine sahip,Tercihen Bireysel Emeklilik ve Segem lisansına sahip,Erkek adaylar için askerlik görevini tamamlamış ya da en az 1 yıl tecilli olan,Samsun'da ikamet eden, "Birikim Güvence Danışmanları" arıyoruz.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 </text:p>
          </table:table-cell>
          <table:table-cell office:value-type="string">
            <text:p/>
            <text:p><text:s text:c="16"/>2 gün önce</text:p>
            <text:p><text:s text:c="17"/>güncellendi</text:p>
            <text:p><text:s text:c="15"/></text:p>
          </table:table-cell>
        </table:table-row>
        <table:table-row table:style-name="ro2">
          <table:table-cell office:value-type="string">
            <text:p>Serbest</text:p>
          </table:table-cell>
          <table:table-cell office:value-type="string">
            <text:p>Turizm</text:p>
          </table:table-cell>
          <table:table-cell table:number-columns-repeated="2" office:value-type="string">
            <text:p>AİRTÜRK SERVİS VE TURİZM ANONİM ŞİRKETİ</text:p>
          </table:table-cell>
          <table:table-cell office:value-type="string">
            <text:p>Uçak Bileti Satış Temsilcisi</text:p>
          </table:table-cell>
          <table:table-cell office:value-type="float" office:value="3558096">
            <text:p>3558096</text:p>
          </table:table-cell>
          <table:table-cell office:value-type="string">
            <text:p>Antalya(Muratpaşa)</text:p>
          </table:table-cell>
          <table:table-cell office:value-type="string">
            <text:p>active</text:p>
          </table:table-cell>
          <table:table-cell office:value-type="string">
            <text:p>Detail-Aday</text:p>
          </table:table-cell>
          <table:table-cell office:value-type="string">
            <text:p>GENEL NİTELİKLER VE İŞ TANIMI Tam Zamanlı veya yarı zamanlı uzaktan çalışmaAlmanya'nın en büyük ve kapsamlı Uçak Bileti Sağlayıcısı!2004'den bu yana ana merkezi Frankfurt olarak faaliyet gösteren markamız sektöründe lider bir seyahat platformudur. Başta Almanya olmak üzere Avrupa’nın diğer birçok ülkesinde yer alan Seyahat Acenteleri, Tur Operatörleri ve Online Satış kanallarına uzmanlık alanı olan uçak biletinin yanında turistik paket tur, otel rezervasyonu, araç kiralama ve transfer, lounge vb. gibi diğer birçok ürünü sunmaktadır.Uçak Bileti satış öncesi ve sonrası destek hizmetlerini sağladığımız "Great Place To Work"sertifikalı Antalya Service Center şirketimizde ekibimize dahil edeceğimiz çalışma arkadaşları aramaktayız.İş Tanımı : Müşterilerimizden gelen biletleme, rezervasyon, değişiklik, iptal/iade talep ve işlemlerini gerçekleştirilmekİş akışının gerektirdiği takip ve kontrolleri düzenli olarak yapmakHavayolu ve diğer iş ortakları ile iletişime geçerek süreçleri yönetmekBilet politikaları ile ilgili müşterilerimize güncel ve doğru bilgi sağlamakGerçekleştirilen işlemlerin faturalandırma ve muhasebe veri giriş süreçlerinin tamamlanmakŞikâyet takibi ve yönetimi yapmakGenel Nitelikler :Uçak Bileti konusunda en az 3 yıl tecrübe sahibiHavayolu biletleme sistemlerini (Ör : Amadeus, Galileo, Sabre, Quickres  vb. gibi ) kullanabilen  Tercihen Almanca ve/veya İngilizce konuşma ve yazma yetkinliğine sahipMC Office programlarına hakimÖğrenme arzusu ve mesleki bir kariyer hedefi olanMüşteri memnuniyeti odaklı çalışabilenEkip çalışmasına yatkın ve sorumluluk sahibiAnalitik düşünme becerisi olanİletişim ve problem çözme yeteneği güçlüYoğun iş temposuna uyum sağlayabilenDış görünüşe ve kişisel bakıma özen gösterenErkek adaylar için askerliğini tamamlamışNeden airtuerk !Uluslararası standartlarda iş tecrübesiDöviz bazlı ücretlendirmeUlaşılabilir hedefler ile ek kazanç Multinet yemek kartı, tamamlayıcı özel sağlık sigortası, doğum günü izni  İç ve dış kaynaklı mesleki eğitimler, sertifikasyon programları Uygun bulunan adaylar eğitim sürecinden geçerek iş başı yapacaklardır.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obilya &amp; Aksesuar</text:p>
          </table:table-cell>
          <table:table-cell table:number-columns-repeated="2" office:value-type="string">
            <text:p>Snoc Outdoor Furniture</text:p>
          </table:table-cell>
          <table:table-cell office:value-type="string">
            <text:p>Satış Uzmanı</text:p>
          </table:table-cell>
          <table:table-cell office:value-type="float" office:value="3568400">
            <text:p>3568400</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Üniversitelerin Mimarlık ya da İç Mimarlık bölümlerinden mezunMağazacılık ve satış alanında kariyer hedefleyenTercihen mobilya ve lüks mağazacılık sektöründe deneyimliMağazacılık çalışma saatlerine uyum sağlayabilecekİnsan ilişkilerinde başarılı ve iletişim becerileri yüksekŞirket kültürüne uyumlu , iş disiplinine sahip.Tercihen iyi derecede İngilizce bilenMS Office, Autocad, programlarına hâkimİstanbul Avrupa yakasında ikamet eden -Tercihen Başakşehir bölgesine yakın Pozitif, güleryüzlü , prezantablSatış uzmanı aranmaktadır.İş Tanımı;Mağaza müşterilerine gerekli sunum ve bilgilendirmelerde bulunmak.Müşterilere satış teklifleri ve autocad çizimleri hazırlamak.Satış sürecini, sipariş alınmasından  ürün teslimatına kadar takip etmek.Üst yönetime geri bildirim ve raporlamalar konusunda destek vermek.</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Finans - Ekonomi</text:p>
          </table:table-cell>
          <table:table-cell table:number-columns-repeated="2" office:value-type="string">
            <text:p>HSBC Bank A.Ş.</text:p>
          </table:table-cell>
          <table:table-cell office:value-type="string">
            <text:p>Müşteri Hizmetleri Temsilcisi</text:p>
          </table:table-cell>
          <table:table-cell office:value-type="float" office:value="3595835">
            <text:p>3595835</text:p>
          </table:table-cell>
          <table:table-cell office:value-type="string">
            <text:p>İzmir</text:p>
          </table:table-cell>
          <table:table-cell office:value-type="string">
            <text:p>active</text:p>
          </table:table-cell>
          <table:table-cell office:value-type="string">
            <text:p>Detail-Aday</text:p>
          </table:table-cell>
          <table:table-cell office:value-type="string">
            <text:p>QUALIFICATIONS AND JOB DESCRIPTION Job PurposeHandles customer contacts in a contact centre on multiple products and provides high quality service to achieve maximum customer satisfaction by resolving the customer query at first contact where possible. Listens to the customer and establishes needs to offer relevant products. Takes ownership and initiative to complete necessary research and customer follow up or direct the customer to the appropriate department for resolution.  Responsible for achieving minimum standards whilst maintaining quality and compliance.Certifications, Qualifications &amp; Experience2-4 University Degree or studentEnglish is an asset Certified to handle multiple propositionsOpen to working flexible shifting schedulesMust be flexible, customer centric and have the ability to thrive in a team environment seeking feedback and open to developmentTakes pride in delivering what is promised in line with the customer and service expectationsWants to do a good job,is concerned about getting it right for the customer and checks everything is in orderAbility to work in a high-volume, fast paced environment is requiredProficiency with personal computers and basic software packages and specialised applicationsExcellent communication skills and is polite and friendly at all timesDisplays patience and empathy </text:p>
          </table:table-cell>
          <table:table-cell office:value-type="string">
            <text:p/>
            <text:p><text:s text:c="16"/>16 gün önce</text:p>
            <text:p><text:s text:c="17"/>güncellendi</text:p>
            <text:p><text:s text:c="15"/></text:p>
          </table:table-cell>
        </table:table-row>
        <table:table-row table:style-name="ro2">
          <table:table-cell office:value-type="string">
            <text:p>Full-Time</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Muhasebe Asistanı</text:p>
          </table:table-cell>
          <table:table-cell office:value-type="float" office:value="3569990">
            <text:p>356999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Grant Thornton Turkey provides a comprehensive range of audit, tax, accounting and advisory services with 250 professional staff in Istanbul, Ankara and Bursa. We cherish our guiding principles which are respect, integrity, professional excellence and leadership. Our services are driven by the added value we provide to our clients, the close cooperation among our professional staff and the value created through team work. We have a wide range of clients operating in different sectors. We are looking for an  'Employer Branding &amp; Talent Management Specialist' for our People&amp;Culture Department located in İstanbul office. QualificationsBachelor’s degree from Administrative / Social SciencesAt least 4 years of Employer Branding &amp; Talent Management experience in a multinational companyEager to create and enjoy the differenceExcellent command of written and spoken EnglishExcellent MS Office skills, strong presentation skillsEffective interpersonal, communication and presentation skillsStrong analytical ability and eagerness to learnStrong sense of responsibility and ability to work with critical timelinesSelf-motivated team playerProject management skillsPlanning and organisation skillsNetworking experienceCapable to work with local and international teamsVery strong communication, negotiation, conflict management skillsResponsibilitiesSetting and execution of talent management strategyFollowing and execution of the latest employer branding strategiesContributing to the development and improvement of People&amp;Culture policies and procedures in line with corporate valuesExecution of performance management, employee engagement, organizational developmentSupporting execution of employee trainings and social activitiesSupporting People&amp;Culture Department Reporting ProcessesEnsuring the execution of internal communication mechanismSupporting training needs analysis, planning and implementationDeveloping strategic relations with contacts within key associations and university programs to support the sourcing of top student talentsExecuting People&amp;Culture communication with employeesProviding content for media, web, mobile and digital platforms, manage social media platforms in terms of recruitment strategiesMaking recommendations to address issues and priorities in all People&amp;Culture processesDeveloping standard and ad hoc reports, templates, dashboards, scorecards, and metrics &amp; analytics, conduct surveysProviding career coaching, mentor programs, support employees in identifying career paths and roles within the Group and appropriate development plans to enable them to attain their career goals and aspirations.Support administration of various Talent Management (TM) initiatives, programs, processes and tools.</text:p>
          </table:table-cell>
          <table:table-cell office:value-type="string">
            <text:p/>
            <text:p><text:s text:c="16"/>4 gün önce</text:p>
            <text:p><text:s text:c="17"/>yayınlandı</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Enerji Verimliliği Uzmanı</text:p>
          </table:table-cell>
          <table:table-cell office:value-type="float" office:value="3592595">
            <text:p>3592595</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Enerji Verimliliği ve Mühendislik Hizmetleri sunan firmamızda ekibimize “enerji” katacak aşağıdaki özelliklere sahip ekip arkadaşı arıyoruz. İstanbul Ataşehir'de bulunan merkez ofisimizde değerlendirilmek üzere;"Enerji Verimliliği Uzmanı" pozisyonumuz için CV’lerinizi bekliyoruz!Aranılan Nitelikler·       Üniversitelerin  mühendislik fakültelerinden mezun,·       Endüstriyel işletmelerde en az 2 yıl tecrübeli,·       Enerji Yöneticiliği veya Etüt-Proje Sertifikası olan(tercih sebebidir),·       Ms Office programlarını iyi derecede kullanabilen,·       Enerji ölçüm cihazlarının kullanımına hakim,·       Yenilenebilir enerji uygulamalarına hakim ve alternatif çözüm üretebilen,·       ISO 50001 Enerji Yönetim Standartları hakkında bilgi sahibi,·       İnsan ilişkileri güçlü, çözüm odaklı ve analitik düşünen,·       Takım çalışmasına uyum gösterebilen, pozitif, İş Tanımı·      Sanayi , binalar vb. alanlarda enerji etüdü yaparak enerji giderlerinin azaltılması ve enerji verimliliğinin arttırılması konusunda etkin rol oynamak,·      Etüt raporlarının ve Proje raporlarının oluşturulması,·      Verimlilik artırıcı projelerin hazırlanması ve raporlanması konularında görev almak,·      Bağlı bulunduğu yöneticiye rutin faaliyet raporlarını gerçekleştirmek, ·      Eğitim organizasyonlarının ve süreç takibini yapabilecek takım arkadaşı aramaktayı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Tütün Sanayi, Hızlı Tüketim Malları</text:p>
          </table:table-cell>
          <table:table-cell table:number-columns-repeated="2" office:value-type="string">
            <text:p>British American Tobacco</text:p>
          </table:table-cell>
          <table:table-cell office:value-type="string">
            <text:p>Satış Temsilcisi</text:p>
          </table:table-cell>
          <table:table-cell office:value-type="float" office:value="3595767">
            <text:p>3595767</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İŞ TANIMISatış Kariyeri BAT SATIŞ OKULUNDA Başlar! Henüz iş tecrübem yok,Sahada çalışmaya istekliyim,Satışta kariyer hedefim var,Enerjim yüksek ve öğrenmeye açığım diyorsanİşte Bat’den sana gerçek bir fırsat! Satışın profesyonellerinden 5,5 ay boyunca sahada alacağın eğitimlerle Satış, Ticari Pazarlama ve sahada çalışmanın tüm inceliklerini öğrenerek zorlu ama bir o kadar da keyifli satış kariyerine başlayabilirsin.Haydi hemen başvur!En az önlisans, tercihen lisans mezunu,Dış görünümüne önem veren ve insan ilişkilerinde başarılı, Planlama ve problem çözme yeteneklerine sahip, Kararlı, başarı odaklı, Ekip çalışmasına yatkın, Temel düzeyde bilgisayar bilgisine sahip, B sınıfı ehliyet sahibi ve aktif olarak araç kullanabilen, Erkek adaylar için askerliğini tamamlamış ya da en az 2 yıl tecilliadayların başvurularını bekliyoruz!</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613685">
            <text:p>3613685</text:p>
          </table:table-cell>
          <table:table-cell office:value-type="string">
            <text:p>İstanbul(Avr.)(Bayrampaşa)</text:p>
          </table:table-cell>
          <table:table-cell office:value-type="string">
            <text:p>active</text:p>
          </table:table-cell>
          <table:table-cell office:value-type="string">
            <text:p>Detail-Aday</text:p>
          </table:table-cell>
          <table:table-cell office:value-type="string">
            <text:p>GENEL NİTELİKLER VE İŞ TANIMI • İstanbul Avrupa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 makyaj - parfüm -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BUDMİL MAKİNE METAL ENDÜSTRİYEL OTOMASYON YAZILIM</text:p>
          </table:table-cell>
          <table:table-cell office:value-type="string">
            <text:p>Proje Mühendisi</text:p>
          </table:table-cell>
          <table:table-cell office:value-type="float" office:value="3611734">
            <text:p>3611734</text:p>
          </table:table-cell>
          <table:table-cell office:value-type="string">
            <text:p>Bursa(Yıldırım)</text:p>
          </table:table-cell>
          <table:table-cell office:value-type="string">
            <text:p>active</text:p>
          </table:table-cell>
          <table:table-cell office:value-type="string">
            <text:p>Detail-Aday</text:p>
          </table:table-cell>
          <table:table-cell office:value-type="string">
            <text:p>GENEL NİTELİKLER VE İŞ TANIMI Nilüfer Kayapa Organize Sanayi Bölgesinde bulunan fabrikamız için,  tecrübeli PROJE MÜHENDİSİ ekip arkadaşına ihtiyacımız vardır.SorumluluklarProje başlangıcından bitişine kadar ki süreci yönetmek.Üretim birimlerine gerekli iş emirlerini oluşturmak ve takibini yapmak.Proje planı oluşturarak süreçlere ayırmak, her sürecin zaman içindeki ilerleyişini proje planına işlemek ve proje toplantılarında sunmak.Projenin sözleşme şartlarına uygun olarak üretilmesi için gerekli çalışmaları yapmak.Proje süresince gerekli analizleri yapıp üretimde oluşabilecek  darboğazları  tespit edip bu noktalarda  iyileştirme çalışmaları yapmak.Projenin ihtiyaçları için gerekli satın alma taleplerini oluşturmakSiparişlerin belirlenen teknik özelliklere bağlı olarak termin süresine uygun tedarik edilmesini ve üretilmesini sağlamak.Proje dosyasını, kaynaklarını ve bilgilerini hazırlamak ve takip etmek.Proje dahilinde öngördüğü  iyileştirme çalışmalarını yöneticisine sunmak.Proje aşamasında gerçekleştirilen çalışmaların kayıt altına alınmasında aktif olarak görev almak ve tüm dokümanların kayıtlarının tamamlanmasını sağlamak.Nitelikler Mühendislik veya MYO ilgili bölümlerinden mezun, Makine imalatı (talaşlı-kaynaklı imalat) ve tasarımı konusunda tecrübeli, 3D yazılım programlarından SOLIDWORKS (tercihen) ya da CATIA programlarını orta seviye kullanabilen, MS Office programlarını iyi düzeyde kullanabilenHidrolik - Pnömatik konularında bilgi sahibi,Dairesel ve doğrusal  hareket mekanizmalarında bilgi sahibi,Temel malzeme bilgisine sahip,Yurt içi ve yurt dışı seyahat engeli olmayan, Yönetim, Organizasyon ve Analitik düşünme becerisine sahipDisiplinli, araştırmacı, takipçi, sorumluluk alan ve takım çalışmasına yatkın,Proje gidişatına göre esnek çalışma saatlerine uyum sağlayabilecek,Bursa ilinde ikamet eden veya edebilecek,Erkek adaylar için askeri görevleri tamamlamışYetkinliklerGüçlü insan ilişkilerine ve gelişmiş problem çözme becerilerine sahipYeni fikirler sunmaya ve iş geliştirmeye istekliTakım çalışmasına yatkınPlanlama ve organizasyon becerisine sahip Çözüm ve Sonuç odaklı Planlı, titiz ve dikkatli çalışanKavramsal ve analitik düşünebilenEkip yönetimi konusunda bilgil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Karayolu Operasyon Uzmanı</text:p>
          </table:table-cell>
          <table:table-cell office:value-type="float" office:value="3393166">
            <text:p>3393166</text:p>
          </table:table-cell>
          <table:table-cell office:value-type="string">
            <text:p>İstanbul(Avr.)(Eyüp)</text:p>
          </table:table-cell>
          <table:table-cell office:value-type="string">
            <text:p>active</text:p>
          </table:table-cell>
          <table:table-cell office:value-type="string">
            <text:p>Detail-Aday</text:p>
          </table:table-cell>
          <table:table-cell office:value-type="string">
            <text:p>GENEL NİTELİKLER VE İŞ TANIMI ASSET GLI (Asset Global Integration) olarak Havayolu, Denizyolu, Karayolu, Intermodal taşımacılık ve Gümrük müşavirliği faaliyetlerini yürüten şirketimizin gidererek büyüyen Karayolu ekibi için "Karayolu İthalat Operasyon Uzman Yardımcısı” aramaktayız. Genel Nitelikler:Üniversitelerin ilgili bölümlerinden mezun, Uluslararası karayolu taşımacılığı şirketlerinde tercihen en az 1 yıl ithalat operasyon departmanlarında görev almış,İyi derecede İngilizce konuşma ve yazma becerisine sahip,Müşteri ve yurtdışı acente odaklı, Disiplinli, takipçi, planlama ve organizasyon yeteneği güçlü,İletişimi kuvvetli, değişime ve gelişime açık, analitik düşünme yeteneğine sahip,Sonuç ve çözüm odaklı, Müşteri ilişkileri yönetimi konusunda deneyimli, MS Office programlarına hâkim.  İş Tanımı:Karayolu Operasyon departmanında ithalat operasyon görevlerinin yürütülmesine destek verilmesi,Taşıma faaliyetleri çerçevesinde müşteri, gümrük müşavirliği, tedarikçi, yurtiçi-yurtdışı acente ile iletişim kurulması,Tüm dokümantasyon işleyişinde rol oynanması, Özellikle alt nakliyeciler ile operasyon sürecinin yürütülmesine destek olunması,Yük takibi ve araç yükleme-boşaltma organizasyonunun eksiksiz yapılması konusunda rol alması,Yurtiçi ve yurtdışı müşterilerle iletişim halinde olarak yükleme rezervasyonlarının kabul, sistem entegrasyonunun yapıl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REMET METAL SANAYİ VE TİCARET LİMİTED ŞİRKETİ</text:p>
          </table:table-cell>
          <table:table-cell office:value-type="string">
            <text:p>Dış Ticaret Sorumlusu</text:p>
          </table:table-cell>
          <table:table-cell office:value-type="float" office:value="3589671">
            <text:p>3589671</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Üniversitelerin METALURJI -MALZEME - MAKİNA -KİMYA  MÜHENDİSLİK-İŞLETME bölümlerinden mezun,İleri seviyesinde İngilizce bilen,Güçlü iletişim kurma ve koordinasyon becerisine sahip,İç motivasyonu yüksek ve takım çalışmasına yatkın,Seyahat engeli olmayan,Erkek adaylar için askerlik görevini tamamlamış,B sınıfı ehliyeti olan, aktif araç kullanabilen,MS Office Uygulamalarına hâkim (özellikle Excel, word),İstanbul'da ikamet eden,İŞ TANIMIFiyat araştırılması ve maliyet hesaplamalarının yapılması,Yurtdışı fuar ve toplantılara katılmakYurtdışı tedarik ve müşteri ziyaretleri yapmak Yeni tedarikçiler bulmak, potansiyel tedarikçilerle toplantılar yapmak,Satın alma ödemelerinin ( banka teminatları, akreditifler vb. ) takibi,Sözleşme koşullarının, fiyatların ve diğer şartların belirlenmesinde tedarikçiler ile müzakere yapmak,Tüm satın alma ve nakliye faaliyetlerini yöneticisine rapor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EMF Motor</text:p>
          </table:table-cell>
          <table:table-cell office:value-type="string">
            <text:p>Teknik Satış Mühendisi</text:p>
          </table:table-cell>
          <table:table-cell office:value-type="float" office:value="3613654">
            <text:p>3613654</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         Üniversitelerin Makina, Elektrik veya Mekatronik bölümlerinden mezun olmak,·         Ürettiğimiz yüksek verimli ve yüksek performanslı patentli elektrik tork motorlarının faklı sektörlere tanıtımını yapmak ve siparişe çevirip satışını yapmak·         Sektörlere uygun potansiyel müşterileri tespit etmek, ve var olan yurtiçi müşteri ağını yeni müşterilerle genişletmek,·         Müşterilerle olan iş sürecini takip etmek ve yönetmek,·         Endüstride kullanılan sistem ve tahrik elemanları hakkında bilgi sahibi olmak,·         Endüstriyel sektörler hakkında genel bilgi ve fikir sahibi olmak,·         Öğrenme yeteneği yüksek olmak,·         İngilizce lisanı bilmek,</text:p>
          </table:table-cell>
          <table:table-cell office:value-type="string">
            <text:p/>
            <text:p><text:s text:c="16"/>Bugün</text:p>
            <text:p><text:s text:c="17"/>yayınlandı</text:p>
            <text:p><text:s text:c="15"/></text:p>
          </table:table-cell>
        </table:table-row>
        <table:table-row table:style-name="ro2">
          <table:table-cell office:value-type="string">
            <text:p>Full-Time</text:p>
          </table:table-cell>
          <table:table-cell office:value-type="string">
            <text:p>Çelik Montaj İmalat</text:p>
          </table:table-cell>
          <table:table-cell table:number-columns-repeated="2" office:value-type="string">
            <text:p>Techno Steel Processing Turkey</text:p>
          </table:table-cell>
          <table:table-cell office:value-type="string">
            <text:p>Şef Yardımcısı</text:p>
          </table:table-cell>
          <table:table-cell office:value-type="float" office:value="3592978">
            <text:p>3592978</text:p>
          </table:table-cell>
          <table:table-cell office:value-type="string">
            <text:p>Bursa(Gemlik)</text:p>
          </table:table-cell>
          <table:table-cell office:value-type="string">
            <text:p>active</text:p>
          </table:table-cell>
          <table:table-cell office:value-type="string">
            <text:p>Detail-Aday</text:p>
          </table:table-cell>
          <table:table-cell office:value-type="string">
            <text:p>QUALIFICATIONS AND JOB DESCRIPTION We are looking for a Quality Assistant Chief with below qualifications for our plant in Bursa Free Zone region.QUALIFICATIONS        Bachelor's degree in engineering faculties of universities        5-7 years of quality control and assurance experience        Preferably having experience in sheet metal processing        Good command of English both written and verbal        Teamwork, communication, reliability, high self-motivation and leadership skills        Military service must be completed for male applicants       JOB DESCRIPTION        Manage ISO 9001 quality management system requirements      To take permanent actions and follow up on quality problems related to customers and suppliers       To check and approve the calculations of the necessary electrical data in line with the information received from the customers</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VeriPark</text:p>
          </table:table-cell>
          <table:table-cell office:value-type="string">
            <text:p>Kıdemli Yazılım Kalite Uzmanı</text:p>
          </table:table-cell>
          <table:table-cell office:value-type="float" office:value="3612870">
            <text:p>361287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We are FinTech people. We enable financial institutions to become digital leaders.As a professional team of global scale, we work with best clients for great and exciting projects, in an environment where we learn amazing things every day. Each code, each voice, each contribution, each challenge, each success is celebrated here.We welcome candidates who share our values, have the skills and are passionate to enjoy our journey to build the digital future of finance, together.About the job:We are looking for a competent and experienced Quality Specialist to join our team to ensure continuous quality improvement, review product, processes and to maintain company quality standards.If you have a strong background in quality management and exceptional leadership abilities, we encourage you to apply.What you will be doing:Establishment of organization policies and procedures according to CMMI 2.0 ML5, ISO 27001, ISO 9001, ISO 14001, SOC1 and ISAE3402/SOC2 standardsEnsure Project plans are provided in compliance with quality management system and contractual requirementsCarry out product internal / external audit activitiesTrack and Report status of Non compliances and Follow up on ClosureCreating corporate quality and process management training records, participating in customer satisfaction management activitiesAnalyzing existing systems to find areas for improvement and Evaluate new tools and strategies and make recommendationsDrive initiatives that improve service qualityFollow up and Review frequently management dashboards, Scorecards and Project status reportsMonitor and report on quality-related key performance indicatorsTrack progress against process performance targetsReport status of owned tasks regularlyEnsures on-time quarterly customer satisfaction data collection (internally) and quarterly customer Satisfaction Survey sent to ClientsAnalyze customer survey data (prepares reports, graphs, presentations) and tracks actions taken to address customer issues till closureWhat are we looking for:Bachelor’s Degree, preferably in Engineering field5+ years’ experience in quality area and systems or in software companiesExperience and knowledge in management systems of quality, occupational health and safety (CMMI 2.0 ML5, ISO 27001, ISO 9001, ISO 14001, SOC1 and ISAE3402/SOC2)Experience in analysis of customer satisfaction index dataGood command of MS Office applications and strong knowledge of ExcelExperience in data analysis, data measurement, reporting and presentationVersatile, flexible and who pays attention to detailExcellent communication and planning skillWilling to learn and keen to develop, continual improvement focus is an absolute mustHigh command of English both written and spokenWhat we are offering:Remote working opportunityA comprehensive and generous compensation and benefits package that is designed to attract top talentEngage in global projects with top-tier clients and cutting edge technologiesWork and learn with teams across multiple countriesLearn at your own pace, through our online system, with access to multiple learning platforms, webinars and in-house training sessions.We foster a dynamic and vibrant environment that values diversity and inclusivity and prioritizes individuals at the core of our operations.About VeriPark:We are a global technology company with more than two decades of expertise in the Financial Services industry. Our mission is to enable financial institutions to become digital leaders by delivering world class customer journeys in digital and assisted channels. We develop omni-channel delivery, customer engagement (CRM), branch automation and loan origination solutions based on Microsoft technology (Azure, Dynamics 365, Power Platform) for banks and insurance companies worldwide.With offices in 15 countries from Canada over Europe and the Middle East to Kuala Lumpur, our 900+ colleagues are serving customers in more than 30 countries worldwide.</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igortacılık</text:p>
          </table:table-cell>
          <table:table-cell table:number-columns-repeated="2" office:value-type="string">
            <text:p>PDR SİGORTA ARACILIK HİZMETLERİ LTD ŞTİ</text:p>
          </table:table-cell>
          <table:table-cell office:value-type="string">
            <text:p>Finansal Danışman</text:p>
          </table:table-cell>
          <table:table-cell office:value-type="float" office:value="3592514">
            <text:p>3592514</text:p>
          </table:table-cell>
          <table:table-cell office:value-type="string">
            <text:p>Adana, Ankara, Aydın, Balıkesir, Bursa, Denizli, Diyarbakır, Gaziantep, Mersin, İzmir, Kayseri, Kütahya, Muğla, Şanlıurfa, Van, Batman</text:p>
          </table:table-cell>
          <table:table-cell office:value-type="string">
            <text:p>active</text:p>
          </table:table-cell>
          <table:table-cell office:value-type="string">
            <text:p>Detail-Aday</text:p>
          </table:table-cell>
          <table:table-cell office:value-type="string">
            <text:p>GENEL NİTELİKLER VE İŞ TANIMI PDR Sigorta olarak kuruluşumuzundan bugüne ilklerde ve zirvede olan acentemizde, sizi de büyüyen organizasyonun bir parçası olmaya davet ediyoruz.Finansal Danışman olarak istihdam edeceğimiz çalışma arkadaşımızın, müşterilerin uzun vadeli finansal hedeflerine ulaşmalarına yardımcı olmasını ; Hayat sigortası ve Bireysel emeklilik ürünlerini kullanarak kişiselleştirilmiş yatırım çözümleri sunmasını bekliyoruz.Ekibimize katılacak arkadaşımız Türkiyenin gözde şirketlerinden ANADOLU HAYAT EMEKLİLİK A.Ş.'nin resmi aracısı olacak olup, sahada sosyo ekonomik seviyesi yüksek müşterilere Finansal Danışmanlık edecektir.ARADIĞIMIZ NİTELİKLER* Üniversitelerin ilana uygun ilgili bölümlerinden mezuniyet,* Uzman Finansal Danışman adayı için satış, finans, danışmanlık vb. içeren sektörlerde min 2 yıl tecrübe, Finansal Danışman adayı için yetiştirilmek üzere,* Satış gerçekleştirme ve portföy yönetimi,* Sabit maaş + performansa dayalı yüksek prim hedefleyen,* Mali analiz bilgisi,* Planlama ve Organize etme becerisi,* Aktif araç kullanabilme,* Sözlü ve yazılı iletişim becerisi,* Hedef odaklı çalışabilme,Aranılan niteliklere sahipsen ve kendine güveniyorsan başvurunu bekliyoruz.</text:p>
          </table:table-cell>
          <table:table-cell office:value-type="string">
            <text:p/>
            <text:p><text:s text:c="16"/>1 gün önce</text:p>
            <text:p><text:s text:c="17"/>güncellendi</text:p>
            <text:p><text:s text:c="15"/></text:p>
          </table:table-cell>
        </table:table-row>
        <table:table-row table:style-name="ro2">
          <table:table-cell office:value-type="string">
            <text:p>Serbest</text:p>
          </table:table-cell>
          <table:table-cell office:value-type="string">
            <text:p>Finans ve Yatırım Danışmanlığı, Yönetim Danışmanlığı, Pazarlama Danışmanlığı</text:p>
          </table:table-cell>
          <table:table-cell table:number-columns-repeated="2" office:value-type="string">
            <text:p>Akcan Yönetim Danışmanlığı Eğitimi ve Tercümanlık</text:p>
          </table:table-cell>
          <table:table-cell office:value-type="string">
            <text:p>Satış Pazarlama Sorumlusu</text:p>
          </table:table-cell>
          <table:table-cell office:value-type="float" office:value="3595103">
            <text:p>3595103</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İşletmenin / İşin Tanımı:Yönetim Danışmanlığı konusunda faaliyet gösteren ve merkezi İzmir’de bulunan firmamızda, verilecek eğitim sonrasında, “Pazarlama ve Teşvik Sorumlusu” olarak çalışacak ve uygun olması halinde ileride yönetim danışmanlığı için de yetiştirilebilecek ekip arkadaşları aramaktayız.İşin AçıklamasıPotansiyel müşteri veri tabanımızdan firmalarla iletişime geçerek randevu almak, Potansiyel müşterilere hizmetlerimizin tanıtımını standart sunumumuz yoluyla yapmak, Müşteri edinmeye yönelik yeni fırsatlar geliştirmek, Tarafımızca verilecek eğitimin sonrasında, müşterilerin faaliyetlerine göre teşvik başvuru dokümanlarını mevzuata uygun olarak hazırlamak ve başvuruların takibini yapmak, Teşvik mevzuatını düzenli olarak takip etmek ve bilgilerini güncel tutmak, Gerçekleştirdiği tüm faaliyetlerle ilgili raporlamaları periyodik olarak şirket merkezine sunmak.Aranan NiteliklerTercihen üniversitelerin “İşletme”, “İktisat”, “Endüstri Mühendisliği” veya benzeri bölümlerinden mezun, Özellikle dijital pazarlama, Facebook ve Google reklamlarını bilen Pazarlama ve satış konularında tecrübeli, İş yönetim teknikleri, dış ticaret ve ihracat teşvikleri konularını öğrenmeye istekli,Düzgün diksiyona sahip, sunum becerileri ve temsil yeteneği yüksek, Liderlik ve analitik düşünebilme yetkinliklerine sahip, Dinamik, sonuç ve başarı odaklı, ekip çalışmasına yatkın, Yenilikçi ve stratejik düşünebilen, İnsan ilişkileri ve koordinasyon becerileri güçlü, MS Office programlarını iyi derecede kullanabilen, İyi veya orta derecede İngilizce bilen, İş disiplinine önem veren, sorumluluk sahibi, dikkatli ve iş takibi kuvvetli, Esnek çalışma saatlerine uyumlu, planlı yaşamayı seven, Aktif araç kullanabilen,Erkek adaylar için askerlik hizmetiyle ilişiği olmayan, Evden çalışabilen, telefon yoluyla veya online şekilde hizmet verebilen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Yayıncılık</text:p>
          </table:table-cell>
          <table:table-cell table:number-columns-repeated="2" office:value-type="string">
            <text:p>Redhouse</text:p>
          </table:table-cell>
          <table:table-cell office:value-type="string">
            <text:p>Bütçe ve Raporlama Uzmanı</text:p>
          </table:table-cell>
          <table:table-cell office:value-type="float" office:value="3613437">
            <text:p>3613437</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SEV Yayıncılık, 1997 yılında Sağlık ve Eğitim Vakfı'nın iktisadi işletmesi olarak kurulmuştur. Toplumu aydınlatmak, uzmanlığını ve birikimini her yaştan bireye aktarmak misyonuyla, Redhouse olarak bilinen ve 150 yılı aşan sözlükçülük geleneğinin yanı sıra birçok farklı alanda eser yayımlamaktadır. Redhouse sözlüklerinin yanı sıra REDHOUSE Kidz çocuk kitaplarının hazırlanması, üretiminin temini ve satışı faaliyetleri arasındadır.SEV Yayıncılık’ta görevlendirmek üzere aşağıda yer alan niteliklere sahip ''Bütçe ve Raporlama Uzmanı'' arayışımız bulunmaktadır.Üniversitelerin ilgili bölümlerinden mezun (İşletme, İktisat, Maliye ve Bankacılık vb.),İlgili alanda en az 5 yıl tecrübesi olan,Orta seviyede İngilizce bilen,Microsoft Office programlarına hâkim (özellikle ileri derecede excel bilgisine sahip),ERP programı kullanımda ve geliştirilmesinde deneyime sahip,Bütçe Raporlama süreçlerinde deneyimli,Ekip çalışmasına yatkın, iletişim yönleri güçlü ve sorumluluk alabilen.İŞ TANIMIFinansal tabloların, aylık raporların ve bütçe raporlarının hazırlanması,Bütçe hazırlanması ve sunum süreçlerine destek olunması,İlişkili firmalar ile koordinasyonun sağlanması,Bağımsız ve Kamu denetimi süreçlerine destek olunması,İSG süreçlerinin takibi.“CIS Uluslararası Çocuk Koruma Çalışma Kolu”nun standartlarına paralel olarak kurumlarımız, işe alım süreçlerinde çocuk koruma konusuna titizlikle yaklaşıp büyük önem vermektedir.Kurumlarımızda çalışanlar, “Birleşmiş Milletler Çocuk Hakları Sözleşmesi”nin yanı sıra, SEV’in etik kuralları ve değerlerinin uygulanması konularında da örnek oluştururlar.</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Satın Alma Uzmanı</text:p>
          </table:table-cell>
          <table:table-cell office:value-type="float" office:value="3568726">
            <text:p>3568726</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Üniversitelerin ilgili bölümlerinden mezunsan,Endirekt &amp; direkt satın alma konusunda en az 5 yıl tecrüben varsa,MS Office programlarını kullanabiliyorsan,İngilizce biliyorsan,Süreç yönetimi, proje yönetimi, mesleki araştırma becerisine sahipsen,Aktif araç kullanabiliyorsan,Seyahat engelim yok diyorsan,Detaycı, analitik ve sonuç odaklıysan,İnsan ilişkilerinde başarılıyım ve ekip çalışmasına yatkınım diyorsan,Sahne Senin!!Ürün dışı satın alma orkestrasında görev yapmak üzere, İŞ TANIMITüm endirekt malzeme satın alma talepleri için tedarikçi araştırmalarını yap,Tedarikçi firmalarla yaşanan sorunlara ilişkin çözümler üret,Tedarikçi sözleşmeleri ile ilgili gerekli kontrolleri yap,Onaylı tedarikçilere ilişkin tedarikçi değerlendirmeleri yaparak tedarikçilere geri bildirimde bulu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Seyir Mobil Yazılım Elektronik Otomasyon Sistemler</text:p>
          </table:table-cell>
          <table:table-cell office:value-type="string">
            <text:p>Yazılım Geliştirme Takım Lideri </text:p>
          </table:table-cell>
          <table:table-cell office:value-type="float" office:value="3586016">
            <text:p>3586016</text:p>
          </table:table-cell>
          <table:table-cell office:value-type="string">
            <text:p>Kocaeli(Derince)</text:p>
          </table:table-cell>
          <table:table-cell office:value-type="string">
            <text:p>active</text:p>
          </table:table-cell>
          <table:table-cell office:value-type="string">
            <text:p>Detail-Aday</text:p>
          </table:table-cell>
          <table:table-cell office:value-type="string">
            <text:p>GENEL NİTELİKLER VE İŞ TANIMI Yazılım Geliştirme Takım LideriSeyir Mobil Sistemler A.Ş.; Araç Takip, Filo Yönetim Sistemleri, Nesne Takip, NVR görüntüleme ve kayıt sistemleri ile IOT çözümleri alanında faaliyet gösteren, yazılımı ile donanım birimlerini geliştiren, üreten, satış faaliyetlerini yürüten ve sistem servisi sunan bilgi teknolojileri firmasıdır.Yeni Takım Arkadaşımızdan Neler Bekliyoruz?• Yazılım Geliştirme çalışmalarının Seyir Mobil Yazılım Geliştirme ve Proje Yönetim metodolojilerine uygun şekilde gerçekleşmesinin bu metodolojilerin sürekli güncel tutulmasını sağlamak,• Yazılım Geliştirme döngüsü içerisindeki adımlarda yer alarak yeni ürünlerin tasarımı, geliştirilmesi ve bakımında aktif rol almak,• Liderliğini yaptığı geliştirici ekibin yaptığı geliştirmeleri gözden geçirmek, onaylamak ve iş biriminden gelen işlerin görev dağılımını yapmak,• Var olan ürün ve hizmetlerin iyileştirilmesi çalışmalarında, bakım aşamalarında yer almak ve diğer ekipler ile koordinasyonu sağlamak,• Teknik ve uygulama sorunlarını analiz etmek ve çözümü noktasında ekiple beraber aktif rol almak,• Yeni teknoloji ve fikirleri gündeme getirip ekip ve bölüm içerisinde bilgi paylaşımını gerçekleştirmek. Nasıl bir takım arkadaşı arıyoruz?• Lisans ya da Yüksek Lisans eğitimini üniversitelerin Bilgisayar/Elektronik/Yazılım/Matematik Mühendisliği/MIS bölümlerinden almış,• İlgili konularda en az 5 yıl tecrübe sahibi,• İyi derecede .NET, .NET Core konularında bilgi ve tecrübe sahibi,• SOAP, Web API/REST API geliştirme ve entegrasyon konusunda deneyimli,• Tercihen Redis, RabbitMQ, Kafka, Elasticsearch gibi altyapıların bir veya birkaçını kullanarak uygulama geliştirme tecrübesi sahibi• Tercihen Angular veya AngularJS, React, Vue.js gibi modern javascript kütüphanelerinin bir veya birkaçı ile geliştirme tecrübesi sahibi• Takım çalışmasına uyumlu ve müşteri odaklı yaklaşımı benimsemiş,• Çevik proje yönetim yaklaşımını benimsemiş, ekip çalışmasına yatkın• Analitik düşünmeyi ve araştırmayı seven,• Çözüm ve sonuç odaklı çalışmayı ilke edinmiş ekip arkadaşı arıyoruz. Seni Seyir Mobil’de neler bekliyor?﻿Seni her daim dinlemeye hazır, güler yüzlü ve gelişimine destek olacak çalışma arkadaşlarıYeni teknolojilerle çalışma imkanıRemote/Hybrid çalışma fırsatıDoğum gününde rahatça eğlenebilmen için ekstra bir gün izinTamamlayıcı Sağlık SigortasıYemek kartıEğitim DesteğiKatı hiyerarşik yapılar yerine ekipler halinde çalışan bir organizasyon </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Spor</text:p>
          </table:table-cell>
          <table:table-cell table:number-columns-repeated="2" office:value-type="string">
            <text:p>Atletik Sportif Tesisleri A.Ş.</text:p>
          </table:table-cell>
          <table:table-cell office:value-type="string">
            <text:p>Fitness Eğitmeni</text:p>
          </table:table-cell>
          <table:table-cell office:value-type="float" office:value="2885522">
            <text:p>2885522</text:p>
          </table:table-cell>
          <table:table-cell office:value-type="string">
            <text:p>İstanbul(Avr.)(Avcılar, Büyükçekmece, Küçükçekmece, Başakşehir, Esenyurt)</text:p>
          </table:table-cell>
          <table:table-cell office:value-type="string">
            <text:p>active</text:p>
          </table:table-cell>
          <table:table-cell office:value-type="string">
            <text:p>Detail-Aday</text:p>
          </table:table-cell>
          <table:table-cell office:value-type="string">
            <text:p>GENEL NİTELİKLER VE İŞ TANIMI ATHLETİC PERFORMANCE HOUSE  Tesisimizde Görevlendirilmek Üzere;- Üniversitelerin Beden  Eğitimi ve Spor Yüksek Okulu bölümlerinden mezun ya da öğrenci ve/veya mesleki yeterliği olan- Esnek çalışma saatlerine uyum sağlayabilecek,- İnsan ilişkilerinde başarılı, diksiyonu düzgün,- Takım çalışmasına yatkın,- Kişisel gelişime özen gösteren - Dış görünüşüne önem veren,- Öğrenmeye ve gelişime açık,- Sorumluluk bilinci yüksek,- Misafir ihtiyaçları konusunda duyarlı,- Güler yüzlü ve yardımlaşmayı seven,-(Tercihen) İngilizce bilenFitness, Pilates ve Yüzme Eğitmenleri aranmaktadır.İŞ TANIMITesise gelen üye ve misafirlerin ihtiyaçlarına uygun olan egzersiz programını hazırlamak ve verilmiş olan alan görevlerinde misafirlere yardımcı olmak,</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Kimya, Yapı, Yapı Malzemeleri</text:p>
          </table:table-cell>
          <table:table-cell table:number-columns-repeated="2" office:value-type="string">
            <text:p>Jotun Boya Sanayi ve Tic. A.Ş </text:p>
          </table:table-cell>
          <table:table-cell office:value-type="string">
            <text:p>Uzun Dönem Stajyer</text:p>
          </table:table-cell>
          <table:table-cell office:value-type="float" office:value="3586229">
            <text:p>3586229</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Dünyanın lider boya üreticilerinden Jotun Grup; dekoratif, deniz, endüstri ve toz boya pazarlarında faaliyet göstermektedir. Jotun Grup, 65 şirket ve 39 fabrikası ile 100’den fazla ülkede hizmet vermektedir. 2022 faaliyet geliri 27.8 milyar NOK'tur ve 10.000'den fazla çalışanı bulunmaktadır. Jotun Grup, dört segmentte yedi coğrafi bölgede faaliyet göstermekte olup merkezi Sandefjord, Norveç’tedir.Planlama ve Lojistik Departmanı'nda görev almak üzere aşağıdaki niteliklere sahip Uzun Dönem Stajyer aramaktayız. Tercihen üniversitelerin Endüstri Mühendisliği, Kimya Mühendisliği bölümlerinde son sınıf öğrencisi veya devam zorunluluğu olmayan,MS Office uygulamaları konusunda bilgili, Öğretim yılı süresince min. 4 gün staj yapabilecek,İyi seviyede İngilizce bilen, İstanbul'da ikamet eden,İletişimi kuvvetli ve organizasyon yeteneği gelişmiş.Görev yeri İstinye (Sarıyer) Genel Müdürlük'tür.İŞ TANIMIMüşteri siparişlerini incelemek, Üretime dönüşmesi gereken taleplerin sistem girişlerini yapmak, Siparişlerin sistem girişlerini yapmak, Planlama ve Üretim Planlama ile ilgili tüm süreçlerde ekibe destek vermek.Başvurunuzun ön yazı alanında sadece aşağıdaki bilgileri belirtmeniz yeterlidir. Bu bilgileri içermeyen başvurular dikkate alınmayacaktır. Haftanın kaç gün staj yapabileceğiniziKaçıncı sınıf öğrencisi olduğunuzu</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Eğitim</text:p>
          </table:table-cell>
          <table:table-cell table:number-columns-repeated="2" office:value-type="string">
            <text:p>GEBZE İNGİLİZ KÜLTÜR ÖZEL EĞİTİM HİZMETLERİ TİCARET LİMİTED ŞİRKETİ</text:p>
          </table:table-cell>
          <table:table-cell office:value-type="string">
            <text:p>İngilizce Öğretmeni</text:p>
          </table:table-cell>
          <table:table-cell office:value-type="float" office:value="3612364">
            <text:p>3612364</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GENEL NİTELİKLER VE İŞ TANIMI İngiliz Kültür Yabancı Dil Kursları, Kocaeli, GEBZE temsilciliğimizde görevlendirilmek üzere tam zamanlı (full-time) veya yarı zamanlı(part-time), İNGİLİZCE ÖĞRETMENLERİ alınacaktır.•   Üniversitelerin ilgili bölümlerinden mezun,•   Esnek çalışma saatlerine uyum sağlayabilecek,•   İnsan ilişkileri kuvvetli,•   İletişim becerileri güçlü,•   Eğitim ortamında dış görünüşüne önem veren,•   Sorumluluk sahibi ve ekip çalışmasına yatkın,•   Kendi alanındaki mesleki gelişmeleri güncel olarak takip eden,•   Kocaeli-Gebze bölgesinde ikamet eden ya da ulaşım sorunu olmayan,•   Full time (tam zamanlı) ya da part time  (yarı zamanlı) çalışabilecek,•   Tecrübeli ya da yetiştirilmek üzere İNGİLİZCE ÖĞRETMENLERİ arayışımız bulunmaktadır.GENERAL QUALIFICATIONS AND JOB DESCRIPTIONFull-time or part-time, ENGLISH TEACHERS will be recruited to be appointed to the British Culture and Foreign Language Course, Kocaeli, GEBZE representations.• Graduated from related departments of universities,• Able to adapt to flexible working hours,• Strong human relations,• Strong communication skills,• Giving importance to their appearance in the educational environment,• Responsible and prone to teamwork,• Keeping up to date with the professional developments in their field,• Residing in Kocaeli-Gebze region or having no transportation problems,• Able to work full time or part time,• We are looking for experienced or trained ENGLISH TEACHERS.</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607013">
            <text:p>3607013</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Antalya mağazamız için;  ''Part Time/ Full Time Spor Danışmanı ''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Sen de spor tutkunuysan; bu tutkunu aldığın sorumluluklara yansıtarak, keyifli ve dinamik bir kültürün parçası olabilirsin. Burada;Bitmek tükenmek bilmeyen enerjinle “sporu herkese ulaşılabilir kılacak”, Otonom çalışma kültürü içinde, çeşitli rolleri zamanla tanıma fırsatı bulup, geleceğini kendin çizeceksinDesek?Sporunu tutkuyla yapıyorsan, Daha fazla kişinin spor yapması ve sporun daha erişilebilir olması seni heyecanlandırıyorsa, Kendi kararlarını alıp, aksiyona çevirirken takım olarak hareket etmekten de keyif alıyorsan Aradığımız “Spor Danışmanı” sen olabilirsin.Neler yapacaksın?Sorumlu olduğun departmana gelen sportif kullanıcılarımızı güler yüzünle karşılayacak, onlara ürünlerin konusunda gerekli danışmanlığı verip kusursuz bir spor deneyimi sağlayacaksın, Departmanının reyon düzeninden ve ürünlerinin güvenliğinden sorumlu olacaksın, Sportif kullanıcılarınla etkileşim kuracak, birlikte spor etkinlikleri düzenleyeceksin, Müşteri İlişkileri ekibine ve kasa işleyişine destek vereceksin.</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Sağlık, Tekstil</text:p>
          </table:table-cell>
          <table:table-cell table:number-columns-repeated="2" office:value-type="string">
            <text:p>Variteks Ortopedi Sanayi A.Ş.</text:p>
          </table:table-cell>
          <table:table-cell office:value-type="string">
            <text:p>Uzun Dönem Stajyer</text:p>
          </table:table-cell>
          <table:table-cell office:value-type="float" office:value="3610495">
            <text:p>3610495</text:p>
          </table:table-cell>
          <table:table-cell office:value-type="string">
            <text:p>İstanbul(Avr.)(Çatalca)</text:p>
          </table:table-cell>
          <table:table-cell office:value-type="string">
            <text:p>active</text:p>
          </table:table-cell>
          <table:table-cell office:value-type="string">
            <text:p>Detail-Aday</text:p>
          </table:table-cell>
          <table:table-cell office:value-type="string">
            <text:p>GENEL NİTELİKLER VE İŞ TANIMI GRAFİK TASARIM /GÖRSEL TASARIM OKUYAN ÖĞRENCİLERİMİZİN DİKKATİNE :  ÇATALCA Serbest Bölgesinde bulunan Medikal Tekstil sektöründe faaliyet gösteren firmamızın,Grafik Tasarım ve Sosyal Medya Yönetimi  bölümünde part-time çalışarak  geleceğin Grafik Tasarım Uzmanları olmayı hedefleyen, Grafik Tasarım öğrencisi /mezunu  stajyer arayışımız bulunmaktadır.  İlgili bölümde disiplinli, aktif, dinamik, her türlü bilgiyi almaya , öğrenmeye hazırsanız başvurularınızı bekliyoruz. Okullarınızın zorunlu yaz ya da güz stajlarını, ya da isteğe bağlı staj planınızı şirketimizde kullanabilirsiniz . </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Tekstil, Yapı, Yatırım, Perakende</text:p>
          </table:table-cell>
          <table:table-cell table:number-columns-repeated="2" office:value-type="string">
            <text:p>Eroğlu Holding</text:p>
          </table:table-cell>
          <table:table-cell office:value-type="string">
            <text:p>Servis Elemanı</text:p>
          </table:table-cell>
          <table:table-cell office:value-type="float" office:value="3608684">
            <text:p>3608684</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Skyland İstanbul Projemiz içerisinde bulunan restoranlarımızda 11:30 - 14:30 saat aralığında part-time çalışmak üzere,servis ve mutfakta çalışabilecek takım arkadaşları aramaktayız.Tercihen benzer pozisyonlarda deneyimli,Esnek çalışma saatlerine uyum gösterebilen,İletişim becerisi yüksek , takım çalışmasına önem veren ,Pozitif , güler yüzlü , dış görünüşüne önem gösteren , diksiyonu düzgün , Çözüm odaklı ve misafir memnuniyetine önem veren , Yoğun iş temposuna ve vardiyalı çalışma sistemine uyum sağlayabilecek,Şubelerimizin bulunduğu semtlere yakın oturan ve/veya bu semtlere ulaşım sorunu olmaya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İnoto Otomotiv İth. İhr. San. Tic. Ltd. Şti.</text:p>
          </table:table-cell>
          <table:table-cell office:value-type="string">
            <text:p>Satış Danışmanı</text:p>
          </table:table-cell>
          <table:table-cell office:value-type="float" office:value="3591503">
            <text:p>3591503</text:p>
          </table:table-cell>
          <table:table-cell office:value-type="string">
            <text:p>Kayseri(Kocasinan)</text:p>
          </table:table-cell>
          <table:table-cell office:value-type="string">
            <text:p>active</text:p>
          </table:table-cell>
          <table:table-cell office:value-type="string">
            <text:p>Detail-Aday</text:p>
          </table:table-cell>
          <table:table-cell office:value-type="string">
            <text:p>GENEL NİTELİKLER VE İŞ TANIMI Güçlü kadrosu ile hızla büyüyen İnoto Ailesi olarak markalarımızda görevlendirilmek üzere Aktif Satış Danışmanı arıyoruz.Lisans/önlisans mezunu,Otomotiv satış-pazarlama konusunda tercihen en az 2 yıl tecrübeli,Satış ve müşteri memnuniyeti odaklı, ikna kabiliyeti yüksek,Takım çalışmasına yatkın, planlama ve organize etme yeteneğine sahip,Dinamik ve yoğun çalışma temposuna uyum sağlayabilecek,B sınıfı ehliyet sahibi ve aktif araç kullanabilen,MS Office programlarına hakim,Askerlik hizmetini tamamlamış (Erkek adaylar için).İŞ TANIMIVerilen hedefler doğrultusunda binek/hafif ticari araçların satışını ve ek hizmetlerin (güvence, sigorta, aksesuar vb.) satışını verimli ve etkin olarak gerçekleştirmek,Müşteri ihtiyaçlarını belirlemek, uygun ürün ve finansal alternatifler sunmak,Yapılan ziyaretin somut sonuçlarını kayıt altına almak ve raporlamak,Araç plaka/tescil işlemlerini takip etmek ve sonuçlandırmak,Teslim zamanını müşteriye bildirmek ve teslimden önce aracı kontrol etmek,Satış dosyasındaki evrakların tam olmasını sağlamak,Rakipler dahil olmak üzere yeni araçlar ve araç sistemleri ile ilgili güncel bilgi sahibi olmak.</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Diğer</text:p>
          </table:table-cell>
          <table:table-cell table:number-columns-repeated="2" office:value-type="string">
            <text:p>CLASS STAFF ORGANİZASYON</text:p>
          </table:table-cell>
          <table:table-cell office:value-type="string">
            <text:p>Garson</text:p>
          </table:table-cell>
          <table:table-cell office:value-type="float" office:value="3583622">
            <text:p>3583622</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ÖZEL DAVETLERİMİZDE, HAFTA İÇİ VE HAFTA SONU GÜNLÜK İŞLERDE ÇALIŞMAYA MÜSAİT PART TİME VEYA FULL TİME (TAM ZAMANLI) ÇALIŞABİLECEK TECRÜBELİ VEYA TECRÜBESİZ...Çalışma gün ve saatleri çağrı üzerine belirlenir, kayıt yaptırmak çalışma zorunluluğu getirmez.Avrupa ve Anadolu Yakası Organizasyonlarımızın  ziyafet bölümünde çalışmak üzere;Deneyimli ya da yetiştirilmek üzere deneyimsiz,Fiziki görünümüne önem veren,GÜNLÜK PEŞİN YEVMİYE,Günlük 8.0 saat çalışabilecek,* Anadolu Ve Avrupa Yakasının Tüm ilçelerinde çalışma imkanı mevcuttur.Başvurunuz sonrasında Class Staff Üzerinden Görüşmeye davet edileceğiniz bir sms gönderilecektir.İletişim Sena Hanım; 0553 673 68 29</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Elektrik - Elektronik Malzemeleri</text:p>
          </table:table-cell>
          <table:table-cell table:number-columns-repeated="2" office:value-type="string">
            <text:p>PAŞALI ENERJİ ELEKTRİK OTOMASYON VE SANAYİ TİCARET LİMİTED ŞİRKETİ</text:p>
          </table:table-cell>
          <table:table-cell office:value-type="string">
            <text:p>Grafik Tasarımcı</text:p>
          </table:table-cell>
          <table:table-cell office:value-type="float" office:value="3606784">
            <text:p>3606784</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Genel Nitelikler:En az lise, tercihen yüksek öğretim mezunu,Alanında en az 2 yıl deneyimli,Dijital içerik hazırlık süreçlerini bilen,Sosyal medya yönetimi konusunda bilgisi olan,Kreatif yönü kuvvetli, dikkatli, titiz ve detaylara önem verenPlanlama, organizasyon ve raporlama becerisine sahip,Profesyonel çalışma disiplinini benimsemiş, iş odaklı,Fotoğrafçılık alanında bilgi sahibi,Adobe Photoshop, Adobe Illustrator, ve Adobe Premier ve After Effect programını aktif şekilde kullanabilen,Erkek adaylar için askerlik hizmetini tamamlamış,İzmir'de ikamet eden,Portfolyo ve referans işlerini sunabilecek olan,İş Tanımı:Sosyal Medya Platformları ve e-ticaret platformlarına ilişkin tüm görsel süreçleri yönetmek, gerekli görsel ve video içeriklerini hazırlamak.Ürün fotoğraflarını çekmek, e-ticaret sitesine hazır hale getirmek ve gerekirse ürün videoları hazırlamak,Markayı kapsayacak şekilde; kurumsal kimlik çalışmalarını yapmak ve geli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May Eczane</text:p>
          </table:table-cell>
          <table:table-cell office:value-type="string">
            <text:p>Eczacı <text:s/></text:p>
          </table:table-cell>
          <table:table-cell office:value-type="float" office:value="1925284">
            <text:p>1925284</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İstanbul Avrupa yakasında yer alan eczanemize, Yardımcı / İkinci Eczacı pozisyonunda görev yapacak çalışma arkadaşı alınacaktır.·  Üniversitelerin Eczacılık fakültesinden mezun,·  Reçete ve SGK işlemlerini yapacak,·  Eczane genel işlerine destek olacak.·  Titiz, dikkatli,·  Ekip çalışmasına yatkın,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Uğur Metal San. ve Tic. Ltd. Şti.</text:p>
          </table:table-cell>
          <table:table-cell office:value-type="string">
            <text:p>Pres Operatörü</text:p>
          </table:table-cell>
          <table:table-cell office:value-type="float" office:value="3600438">
            <text:p>3600438</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GENEL NİTELİKLER VE İŞ TANIMI Alüminyum Döküm sektöründe sağlam adımlarla ilerleyen sanayi kuruluşumuz bünyesinde, Gebze fabrikamızda görevlendirilecek 'Enjeksiyon Pres Üretim Operatörü’ arıyoruz.NİTELİKLER;Başvuran erkek arkadaşların vasıflı olmasına gerek yoktur.Disiplinli amirine saygılı ve verilen direktifler doğrultusunda üretim yapabilecekGece / Gündüz vardiyalı çalışma sistemine uyum sağlayabilecek.İstanbul Anadolu yakasında e5 hattında veya Kocaeli (Gebze, Darıca, Çayırova) bölgelerinde ikamet eden ya da edebilecek.İŞ TANIMI;Erkek adaylar için sadece üretimde enjeksiyon pres operatörlüğü yapması beklenilmektedir.Not: Başvuran adaylar ön görüşme beklemeden direk işletmeye gelip pozisyonla alakalı görüşme sağlayabilirle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Efe Anka Motorlu Araçlar Servis İnş.Taah.Tic. A.Ş.</text:p>
          </table:table-cell>
          <table:table-cell office:value-type="string">
            <text:p>Kaporta Ustası</text:p>
          </table:table-cell>
          <table:table-cell office:value-type="float" office:value="1500283">
            <text:p>1500283</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Eskişehir Yolunda hizmet vermekte olan Toyota plazamızda çalışmak üzere “ Kaporta ve Trim  Ustaları” arıyoruz.  Otomotiv sektörü ve kaporta boya alanında en az 5 yıl deneyimli, Ustalık veya  kalfalık belgesine sahip Tercihen Meslek Lisesi mezunu Minumum 5 yıl otomotiv servis hizmetleri konusunda deneyimli <text:s/>İşinin gerektirdiği ekipmanları kullanabilen Askerlik hizmetini tamamlamış B sınıfı sürücü belgesi sahibi ve aktif araç kullanabilen Tercihen şase düzeltme tezgahı kullanabilen ( Caroliner Mark 6, Speed) Başladığı işi sorunsuz bitirebilen <text:s/>Tercihen sigara içmeyen Esnek çalışma saatine uyum sağlayabilece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SEBA İNŞAAT A.Ş</text:p>
          </table:table-cell>
          <table:table-cell office:value-type="string">
            <text:p>Harita Mühendisi</text:p>
          </table:table-cell>
          <table:table-cell office:value-type="float" office:value="3560431">
            <text:p>3560431</text:p>
          </table:table-cell>
          <table:table-cell office:value-type="string">
            <text:p>Muğla(Bodrum)</text:p>
          </table:table-cell>
          <table:table-cell office:value-type="string">
            <text:p>active</text:p>
          </table:table-cell>
          <table:table-cell office:value-type="string">
            <text:p>Detail-Aday</text:p>
          </table:table-cell>
          <table:table-cell office:value-type="string">
            <text:p>GENEL NİTELİKLER VE İŞ TANIMI Seba İnşaat A.Ş.‘nin Bodrum/Gölköy şantiyesinde görev almak üzere Harita Mühendisi arayışımız bulunmaktadır.Üniversitelerin Harita Mühendisliği bölümünden mezun, En az 10 yıl konut projelerinde deneyimli, AutoCAD, NetCad, MS Office vb. mesleki programları ve yazılımlarını iyi derecede kullanabilen,Analitik düşünme yeteneğine sahip ve çözüm odaklı, İş takibi güçlü, Sorumluluk sahibi ve disiplinli,İş Tanımı: Geoteknik, kaba inşaat, ince İşler ve altyapı işlerinde, ölçme işlerini organize ve koordine edilmesi,İmalat kontrol ve biten imalat durumu ile ilgili, ölçüm, rölöve ve raporlamaların hazırlanması,Hak edişe yönelik gerekli ölçüm, hesaplamalar ve raporlamaların yapılması.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NELA DIŞ TİCARET TEKSTİL SAN.LTD.ŞTİ.-ALEN GİYİM</text:p>
          </table:table-cell>
          <table:table-cell office:value-type="string">
            <text:p>Müşteri Temsilcisi</text:p>
          </table:table-cell>
          <table:table-cell office:value-type="float" office:value="3577178">
            <text:p>3577178</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Dokuma Ağır Konfeksiyon sektöründe faaliyet gösteren ve  İstanbul - Yenibosna'da yerleşik olan Nela,  30 yılı aşkın süredir yüksek kalite beklentisi olan tanınmış Avrupa markalarına yönelik Bayan ve Erkek dokuma konfeksiyon üretim ve ihracatı yapmaktadır. Firmamızın yurtdışı müşterilerimizden gelen numune taleplerinin takibini yapabilecek, Koleksiyon departmanımızda görevlendirilmek üzere Müşteri Temsilcisi  (DEVELOPMENT MERCHANDISER) arayışındayız.Başvuracak Adayların:Üniversitelerin Tekstil Mühendisliği bölümü mezunu olmalarıBenzer pozisyonda en az 5 yıllık çalışma tecrübesine sahip olmalarıDokuma ve denim kumaştan numune oluşum aşamalarına, kumaş - dikim - baskı &amp; nakış - parça yıkama ve parça boya proseslerine hakim olmalarıBahçelievler - Küçükçekmece ve yakın çevresinde ikamet etmeleri tercih sebebidir.İleri düzeyde İngilizce bilgisi, akıcı konuşabilme genel şartı aranmaktadır.İkinci dil olarak Almanca tercih sebebidir.Müşteri Temsilcisinin Sorumluluk Alanı:Müşterilerden gelecek tüm numune taleplerin kumaş ve garni tedariklerinin yapılması ve numunenin müşterilere ulaştırılmasına dek geçen sürecin kritik takibinin yapılması,Numune hazırlık planlamasının yapılması, ilgili departmanlara bilgi ve dosya devri ve akabinde bu departmanlar ile aktif iletişimde kalınması,Sözlü ve yazılı olarak yurtdışı müşteriler ve acenteler ile günlük iletişimin sağlanması,Müşteri ve firmamız arasında bilgi akışının sağlanması.Gerekli dosya ve bilgilerin ilgili birimlere net anlaşılır şekilde ve zamanında iletilmesini sağlamak Maliyet unsurlarının analizi ve fiyatlama aşamasıKritik süreç takibi yapılarak süreçlerin gecikmeden, zamanında, eksiksiz ve doğru şekilde tamamlanmasını sağlanmasıBu amaçla gerekli dosyalamaların ve listelerin düzenli ve hatasız tutulmasını sağlamak DİPNOT: Dokuma hazır giyim üretiminde  tecrübeli olmak birinci kıstasımızdır, sektör dışı başvurular değerlendirmeye alınma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Adabağlı Petrol İnş.A.Ş.</text:p>
          </table:table-cell>
          <table:table-cell office:value-type="string">
            <text:p>Makine Mühendisi</text:p>
          </table:table-cell>
          <table:table-cell office:value-type="float" office:value="3613602">
            <text:p>3613602</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Şirketimizde Görevlendirilmek Üzere; Üniversitelerin Makina Mühendisliği veya Makine Teknikerliği bölümlerinden mezun,Alanında en az 5 yıl tecrübesi olan, B sınıfı sürücü belgesine sahip ve aktif olarak araç kullanabilen,Esnek çalışma saatlerine ve takım çalışmasına yatkın, Analitik düşünebilen ve iletişimi kuvvetli, Şehir dışı ziyarette bulunabilecek, Makina Mühendisi Alınacaktır. İŞ TANIMIİş makinaları sektöründe; Bakim-onarim, Makina ekspertizi yapılması, Piyasa araştırması, Yurtiçi ve Yurtdışı makina pazarını takip edebilecek, Makina pazarlama ve satış  bölümünde çalışacak, Alanında en az 5 yıllık tecrübesi olan,  Şehir dışı ziyarette bulunabilecek, Şantiyelerimizde bulunan makinelerin bakım onarım süreçlerini takip edecek,Makina Mühendisi veya Makine teknikeri Alınacaktır.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emir- Çelik</text:p>
          </table:table-cell>
          <table:table-cell table:number-columns-repeated="2" office:value-type="string">
            <text:p>Hakan Faydasıçok Çelik San. A.ş</text:p>
          </table:table-cell>
          <table:table-cell office:value-type="string">
            <text:p>Muhasebe Müdürü</text:p>
          </table:table-cell>
          <table:table-cell office:value-type="float" office:value="3585908">
            <text:p>3585908</text:p>
          </table:table-cell>
          <table:table-cell office:value-type="string">
            <text:p>Konya(Karatay, Selçuklu, Meram)</text:p>
          </table:table-cell>
          <table:table-cell office:value-type="string">
            <text:p>active</text:p>
          </table:table-cell>
          <table:table-cell office:value-type="string">
            <text:p>Detail-Aday</text:p>
          </table:table-cell>
          <table:table-cell office:value-type="string">
            <text:p>GENEL NİTELİKLER VE İŞ TANIMI Ülkemiz sanayisinin ihtiyaç duyduğu vasıflı çelik ürünlerini, yurt içi ve yurt dışındaki kaynaklardan tedarik ederek; yaygın dağıtım ağı, rekabetçi fiyat ve stok çeşitliliği ile beklentilerin üzerinde hizmet sağlayan, müşterilerine en yakın ve değer katan çözüm ortağı çelik sektörünün öncü kuruluşlarından şirketimiz Hakan Faydasıçok Çelik A.Ş. bünyesinde çalışmak üzere;·        Üniversitelerin ilgili bölümlerinden mezun,·        Genel Muhasebe kayıtları ile ilgili tüm süreçleri yönetebilecek,·        Alanında ‘Muhasebe Müdürü’ olarak tercihen üretim sektöründe en az 5 yıl tecrübeli,·        Gelir-gider tablosu, bilanço, kasa denetim ve analizine hakim,·        İç denetim süreçleri hakkında bilgi sahibi,·        Beyanname ve bildirimler dahil görev tanımı içerisinde yer alan tüm yasal bildirim ve raporlamaları kurgulayabilecek, kurabilecek, sistem veri akışları bakımından sistem entegrasyon boyutlarını ve data boyutlarını analiz edebilecek seviyede hem ERP hem yasal mevzuat hem muhasebe tekniği bilgisine sahip,·        Vergi süreçlerine vakıf (KDV, Muhtasar, Damga, Kurumlar Vergisi, Geçici Vergi vb.)·        E-fatura, e-arşiv, e-defter uygulamalarına vakıf,·        KDV iade süreçleri hakkında tecrübeli,·        SMMM belgesine sahip,·        Netsis 3 Enterprise programına hakim,·        Yazılı ve sözlü iletişim becerileri gelişmiş,·        Ekip yönetimi konusunda tecrübeli,·        MS Office programlarına ileri düzeyde hakim,·        B sınıfı sürücü belgesine sahip,‘Muhasebe Müdürü’ arayışımız bul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lekomünikasyon, Servis Sağlayıcılar</text:p>
          </table:table-cell>
          <table:table-cell table:number-columns-repeated="2" office:value-type="string">
            <text:p>Sahra Telekom</text:p>
          </table:table-cell>
          <table:table-cell office:value-type="string">
            <text:p>Ön Muhasebe ve İdari İşler Elemanı</text:p>
          </table:table-cell>
          <table:table-cell office:value-type="float" office:value="3606012">
            <text:p>3606012</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1997 yılında Ankara’da kurulan Sahra Telekom, ülkemizde iletişim hizmetlerinin serbestleştirilmesi ile birlikte 2004 yılında buyana ulusal pazarda hizmet vermeye başlayan ilk alternatif Telekom operatörlerinden biridir. Sahra Telekom olarak muhasebe departmanımız da görev yapmak üzere aşağıdaki yetenek ve tecrübeye sahip çalışma arkadaşları aramaktayız.Aranan Nitelikler:E-Fatura, E-defter konularına ve uygulamalarına hâkim, Örgün eğitim veren üniversitelerin ilgili bölümlerinden mezun,İyi düzeyde Microsoft Excel bilgisine sahip,Bulut tabanlı  (Paraşüt, Bizimhesap vb)muhasebe paket programlarında tecrübeli, Analiz ve raporlama teknikleri konusunda bilgili,Sistemli, dikkatli, titiz çalışma yeteneğine sahipİletişim becerileri ve temsil yetkisi güçlüTercihen İngilice bilen (yazışma)Görev Tanımı:Ön Muhasebe kayıtlarının muhasebe standartlarına göre tutulması.Abone kayıt ve evraklarını kontrolü, takibi, dosyalanması.Müşteri ve tedarikçi cari hesap takibi ve mutabakatı.Resmî kurumlarla yazışma.Personel Özlük Dosyalarının Takibi. Adayların Balgat Cevizlidere caddesi ve Civarında İkamet Etmesi tercih sebebidir.Çalışma Saatlerimiz hafta içi 8:30 -18 arasıd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Satın Alma Grup Müdürü</text:p>
          </table:table-cell>
          <table:table-cell office:value-type="float" office:value="3535482">
            <text:p>3535482</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SATIN ALMA GRUP MÜDÜRÜ GÖREV TANIMI:Şirket olarak yurt içinden satın alınacak ya da yurt dışından ithal edilecek mamul madde, hizmet, ham madde ve benzeri ürünler için en hızlı ve en ucuz olacak şekilde tedarikçi bazında araştırma yapmak,Tedarikçilerden teklif almak ve bu teklifleri karşılaştırıp değerlendirmek,Oluşturulan satın alma talebine uygun olarak ürün ya da hizmetin en uygun fiyatlı olacak şekilde hangi firmadan alınacağına karar vermek ve firma seçimi yaparak üst yöneticinin onayına sunmak,Teknik resim ve şartnameler ile hazırlanan satın alma işlemlerini yakından takip etmek,Uzun ya da kısa vadeli olacak şekilde sipariş programları hazırlamak,Satın alma alanında düzenlenen ilgili sözleşmeleri imzalamak,Satın alınan hizmet ya da ürünlerin satış sonrası garanti ve servis koşullarını ilgili birimlere iletmek,Bahsedilen tüm maddeler doğrultusunda satın alma biriminin ilgili görev tanımlarını belirlemek ve çalışma talimatlarını hazırlamak.   ARANAN NİTELİKLER:Üniversitelerin ilgili Mühendislik bölümlerinden mezun,Satın alma departmanında ve yöneticilik konusunda en az 10 yıl tecrübeli,Satın alma ve tedarik konularında tercihen deri imalatı alanında tecrübeli,Gelişmiş müzakere becerilerine sahip, analitik düşünme ve iletişim yetkinlikleri güçlü, İleri düzeyde MS Office uygulamalarını kullanabilen,Tercihen B2 Seviyesinde yazılı ve sözlü İngilizce bilgisine sahip,Araştırmacı, sorumluluk ve inisiyatif alma bilinci yüksek,Deri sektörü hammadde, mekanik ve hırdavat malzemelerinin marka ve performans kriterleri konusunda bilgi sahibi,Planlama ve raporlama yeteneği kuvvetli, piyasa araştırması ve fiyat analizi yapabilecek,İkna ve problem çözme kabiliyeti yüksek,Aktif araç kullanabilen, Erkek adaylar için askerlik görevini tamamlamışİstanbul Anadolu Yakasında, Kartal, Pendik, Kurtköy ve Tuzla civarında ikamet ed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lektronik Kart Sistemleri, Üretim / Endüstriyel Ürünler, Savunma Sanayi, Elektrik &amp; Elektronik, Elektrikli ve Elektronik Aletler</text:p>
          </table:table-cell>
          <table:table-cell table:number-columns-repeated="2" office:value-type="string">
            <text:p>GEN ELEKTROMEKANİK SANAYİ VE TİCARET ANONİM ŞİRKETİ</text:p>
          </table:table-cell>
          <table:table-cell office:value-type="string">
            <text:p>İhracat Satış Temsilcisi</text:p>
          </table:table-cell>
          <table:table-cell office:value-type="float" office:value="3607589">
            <text:p>3607589</text:p>
          </table:table-cell>
          <table:table-cell office:value-type="string">
            <text:p>İstanbul(Asya)(Sancaktepe)</text:p>
          </table:table-cell>
          <table:table-cell office:value-type="string">
            <text:p>active</text:p>
          </table:table-cell>
          <table:table-cell office:value-type="string">
            <text:p>Detail-Aday</text:p>
          </table:table-cell>
          <table:table-cell office:value-type="string">
            <text:p>GENEL NİTELİKLER VE İŞ TANIMI GENEMEK markası altında birçok alanda gömülü sistemler tasarlayan ve üreten şirketimizin, İstanbul / Asya /Sancaktepe 'de bulunan fabrikasında görevlendirilmek üzere "İhracat Satış Temsilcileri" aranmaktadır.Üniversitelerin mühendislik veya idari bilimler fakültelerinden mezun,Yurtdışı pazarlama ve satışta aktif görev almış /alabilecek,Çok iyi derecede İngilizce dil bilgisine sahip,Üretim alanında faaliyet gösteren firmalarda Yurtdışı Satış ve Pazarlama alanında deneyim sahibi,Planlama ve koordinasyon becerisi olan, İletişimi güçlü, Yurtdışına seyahat engeli bulunmayan ve aktif araç kullanabilen,İstanbul Asya yakasında ikamet eden / edebilecek, Görev Tanımı;Görev kapsamındaki ülkelerin pazar ve ekonomilerini yakından takip eden,ihracat operasyonları için sözleşme ve gümrük evrakları dâhil olmak üzere, ilgili belgeleri hazırlayan ve takibini gerçekleştiren,Müşteri portföyünü koruyacak ve genişletecek ayrıca yeni müşteri kazanımı için seyahat edecek,  Siparişlerin alınması veya oluşturulması ile nakliye ve teslim aşamasına kadar olan tüm operasyonel işlemleri yönetecek / takip edebilecek,Müşterilerin ödemelerini takip edecek, yapılacak yazışmaları ve gerekli iletişimi yürütecek,Pazar, müşteri, tüketici ve rakip analizleri yaparak, geliştirilecek yeni stratejilere katkıda bulunacak,Kurumun ürün veya hizmetlerinin performansı ile kârlılığını takip ederek raporlayacak,Kurumun faaliyet ve satışlarını değerlendirecek, İlgili bölüm ve yöneticiler arası bilgi akışını sağlayacak,Satış hedeflerine ulaşmak için kullanılacak tanıtım ve pazarlama araçlarını tespit edecek,Yurt dışı fuar ve firma ziyaretlerini organize edecek ve etkinliklere katılım sağlayacak,</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Bilişim</text:p>
          </table:table-cell>
          <table:table-cell table:number-columns-repeated="2" office:value-type="string">
            <text:p>Pratik Aday Servisi</text:p>
          </table:table-cell>
          <table:table-cell office:value-type="string">
            <text:p>Satış Danışmanı</text:p>
          </table:table-cell>
          <table:table-cell office:value-type="float" office:value="3606779">
            <text:p>3606779</text:p>
          </table:table-cell>
          <table:table-cell office:value-type="string">
            <text:p>Ankara</text:p>
          </table:table-cell>
          <table:table-cell office:value-type="string">
            <text:p>active</text:p>
          </table:table-cell>
          <table:table-cell office:value-type="string">
            <text:p>Detail-Aday</text:p>
          </table:table-cell>
          <table:table-cell office:value-type="string">
            <text:p>QUALIFICATIONS AND JOB DESCRIPTION We are looking for Sales Consultant for the largest privately-owned aluminium extrusion group. Job Description and Qualifications: Minumum 3 years of sales experience Excellent command / highly proficient in spoken and written English University degree as an engineer Previous experience in a similar position or in the construction industry is required.Experience in sales, preferred. Be responsible for the accurate implementation of the company's commercial and credir policies, payment collection and financial targets with clients of its region.Fully implement the approved action plans, if any, to achieve its goals. Develop and maintain strong, long-term relationships with existing and potential partners of compnay's networkProblem-solving ability and responsibility </text:p>
          </table:table-cell>
          <table:table-cell office:value-type="string">
            <text:p/>
            <text:p><text:s text:c="16"/>6 gün önce</text:p>
            <text:p><text:s text:c="17"/>yayınlandı</text:p>
            <text:p><text:s text:c="15"/></text:p>
          </table:table-cell>
        </table:table-row>
        <table:table-row table:style-name="ro2">
          <table:table-cell office:value-type="string">
            <text:p>Tam Zamanlı</text:p>
          </table:table-cell>
          <table:table-cell office:value-type="string">
            <text:p>Bilişim Teknoloji Hizmetleri</text:p>
          </table:table-cell>
          <table:table-cell table:number-columns-repeated="2" office:value-type="string">
            <text:p>YEPZ BİLİŞİM TEKNOLOJİLERİ ANONİM ŞİRKETİ</text:p>
          </table:table-cell>
          <table:table-cell office:value-type="string">
            <text:p>Ürün Sahibi</text:p>
          </table:table-cell>
          <table:table-cell office:value-type="float" office:value="3587077">
            <text:p>3587077</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YEPZ Evreni’ nde ilham verici bir kariyer yolculuğuna çıkabilecek, sektörler arası değerli iç görüler ve deneyimler kazanma konusunda benzersiz fırsatlara sahip olacak ve yüksek performanslı, ölçeklenebilir, kurumsal düzeyde uygulamalar oluşturma deneyimine sahip Product Owner arıyoruz.YEPZ Evreni’ nde kritik uygulamalar üzerinde çalışan alanında uzman ekibimizin bir parçası olacaksınız.       BAŞARI HİKAYEMİZDEKİ ROLÜNÜrün stratejisini belirleme ve uygulanmada aktif rol almak, Backlog yönetiminde, öncelik belirlemesinde ve sprintlerde deneyimli olmak,Software Development, Digital Marketing, Business Development gibi farklı ekiplerle iş birliği yaparak ürün gelişimine katkı sağlamak, Ürünün ve rakiplerin performansını analiz etmek ve geliştirmeye yönelik önerilerde bulunmak, Agile ve Scrum hakkında kurum içi gelişimin sağlanması için geri bildirimlerde bulunmak,Yazılım geliştirme süreçlerimiz içerisinde kullanıcıların ve sistemlerin işlevsel ihtiyaçlarını anlayarak bu ihtiyaçları karşılayan çözümleri oluşturmak,Kullanıcı hikayelerinin kabul kriterlerini ve diğer işlere kıyasla önceliklerini belirlemek,Sorumluluğundaki ürünlerin iş listesini ve sprint planlarını ürünlerin yol haritası doğrultusunda şekillendirmek,Sistemin paydaşları ile etkin iletişim kurarak ekibin düzenli olarak ürüne yönelik değer üretmesini sağlamak,Her bir geliştirilecek modül için İş akış diyagramları (Use Case), Sequence Diyagramları, User Storyleri ve Definition of Done tanımlarını hazırlamak.      MÜKEMMEL YEPZ EVRENİ-ÇALIŞAN UYUMU İÇİN GEREKSİNİMLER  Üniversitelerin ilgili lisans bölümlerinden mezun olmak,Product Owner, Business Analyst rollerinde en az 5 yıl deneyime sahip olmak,Agile ve Scrum metodolojileri konusunda bilgi ve deneyim sahibi olmak, İş akış diyagramları (Use Case) ve Sequence Diyagramları hazırlama konusunda tecrübeli olmak,İyi derecede İngilizce bilmek,Tercihen yazılım ekipleriyle ve turizm sektöründe çalışmış olmak,Proaktif ve çözüm odaklı olmak,İletişim becerileri yüksek ve takım çalışmasına yatkın olmak.    "YEPZ EVRENİ: AYRICALIKLAR VE AVANTAJLAR” Doğum Günü İzni, Eğitimi destekleyici yaklaşım, Sağlık ve Yaşam kalitesini artırmaya yönelik sadece Yepz Evreni’ ne özel sürprizle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Yapı, Mimarlık</text:p>
          </table:table-cell>
          <table:table-cell table:number-columns-repeated="2" office:value-type="string">
            <text:p>LİBART PROJE VE UYGULAMA SANAYİ VE TİCARET A.Ş.</text:p>
          </table:table-cell>
          <table:table-cell office:value-type="string">
            <text:p>Planlama Yöneticisi / Yönetmeni</text:p>
          </table:table-cell>
          <table:table-cell office:value-type="float" office:value="3602812">
            <text:p>3602812</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GENEL NİTELİKLER VE İŞ TANIMI Yapısal Alüminyum, cam ve elektromekanik mimari sistemlerini, 40 dan fazla ülkeye ihraç eden, Türkiye’de merkez ofisi ve ana üretim tesissileri olan, ayrıca Amerika, BAE, Hindistan’da üretim yapan şirketimizin, İstanbul- Beylikdüzü ofisinde çalışmaya davet ediyoruz.Aranan NiteliklerEndüstri Mühendisi veya benzer tecrübe veya eğitime sahip,Alüminyum, cephe, makine veya benzer metal eşya projelerin tasarım, üretim ve uygulama planlamasında en az 6 yıl tecrübeye sahip,Çok iyi derece ERP, MRP (tercihen Dynamics 365 BC) ve Excel programlarında tecrübeli,6 Sigma, SPC, 5S, TPM, FMEA, Kaizen üretim konularında bilgili,Güçlü liderlik vasfına sahip, takım ruhu ve takım yönetimi konusunda tecrübeli,Analitik düşünme ve problem çözme yeteneği gelişmiş,İyi bir ekip oyuncusu ve liderlik becerileri ile ayrışan, İyi derecede İngilizce  konuşma ve yazışma bilgisi tercih sebebi olacaktır.İstanbul Avrupa yakasında, tercihen Beylikdüzü civarında ikamet eden,Askerlik ile ilişkisi bulunmayan,B sınıfı Sürücü Belgesine sahip Planlama Yöneticisi aranmaktadır .İş Tanımı80’den fazla personelden oluşan ve senede 100+ butik proje tamamlayan ekibin üretim, kaynak yönetim ve uygulama süreçlerin günlük, haftalık ve aylık planların yapılması,Üretim planlama süreçlerini yönetmek ve iyileştirmek için stratejiler geliştirmek,Butik ve esnek üretim projeler için, süreç, kaynak, üretim ve uygulama planların oluşturulması ve takibin yapılması,Projeler bazında iş emirlerin, malzeme, bütçe, adam saat, kaynak kullanım ve makine ekipman, projeksiyonların hazırlanması.  Ve planlanan-gerçekleşen-Projeksiyon karşılaştırmaları ve raporlamaları,Bölüm ve bireysel verimliliği ölçülebilmesi için (KPI) altyapının oluşturulması ve raporlanması.</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Yapı, Mimarlık</text:p>
          </table:table-cell>
          <table:table-cell table:number-columns-repeated="2" office:value-type="string">
            <text:p>LİBART PROJE VE UYGULAMA SANAYİ VE TİCARET A.Ş.</text:p>
          </table:table-cell>
          <table:table-cell office:value-type="string">
            <text:p>Kurulum Mühendisi</text:p>
          </table:table-cell>
          <table:table-cell office:value-type="float" office:value="3589411">
            <text:p>3589411</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QUALIFICATIONS AND JOB DESCRIPTION Libart designs and fabricates unique operable architectural systems for projects around the world.   Libart’s headquarters and manufacturing is in Beylikdüzü – Istanbul. Libart systems are also Manufactured &amp; Designed in the USA, UAE and India.  With distributors in over 40+ countries. Job Description:Manage multiple projects with Project Managers &amp; and Site Supervisors locally &amp; internationally.Mange project from Sales, through Design, and Manufacturing to site installation.Design and Manufacturing is not part of this position but must work in conjunction with these teams.Take active role in short term site visits for inspection and project completion procedures.Organize service &amp; manpower needs for Libart Dealers and Projects locally and internationally.Provide parts sales (spare or to Libart Lic Mfg partners).Budgeting, costing control, negotiation, and contractual experience, sub-contractors to final turnkey.Execute programs and ensure best practices for all levels of operation from the installation teams, cost control to assure budgets are met, delivery made on time whilst maintain highest degree of customer satisfaction.Deliver performance feedback to subordinates; execute effective KPI programs for all staff under responsibility to improve overall performance efficiency, accuracy and timing and customer satisfaction.Must be well versed in internationally accepted design standards, installation techniques, method statements, internationally accepted site and building documentation standards, inclusive of As-Built and site delivery procedures. Qualifications:Degree in Civil, Mechanical Engineering or Architecture, with additional training in Project ManagementMinimum 5 years’ experience in, aluminum, façade and metal system design, fabrication, project management and installation experience.  Preferably internationally.Must have good knowledge of project and manpower planning, inclusive of ERP &amp; MS Project or similar. Candidate must be a leader by example, a good negotiator and have conflict management &amp; strong problem-solving skills.Excellent command of written and spoken English and Turkish.Must have completed or be free of military obligation for male candidates.Must be free to travel internationally (short term site visits).Candidates must reside in the European side of Istanbul, preferably near Beylikdüzü – Istanbul. This is an excellent opportunity for a driven and consciences individual that is looking for a full time and long term future in an enterprising, creative and growth oriented company.</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Yapı, Mimarlık</text:p>
          </table:table-cell>
          <table:table-cell table:number-columns-repeated="2" office:value-type="string">
            <text:p>LİBART PROJE VE UYGULAMA SANAYİ VE TİCARET A.Ş.</text:p>
          </table:table-cell>
          <table:table-cell office:value-type="string">
            <text:p>Aktif Satış Müdürü</text:p>
          </table:table-cell>
          <table:table-cell office:value-type="float" office:value="3602884">
            <text:p>3602884</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QUALIFICATIONS AND JOB DESCRIPTION Libart designs and fabricates unique operable architectural systems for projects around the world.  Main office and manufacturing are located Beylikdüzü - Istanbul.  Libart systems are also manufactured and sold in the USA, UAE and India, with installation in over 40 countries for the last 20+ years.Job Description:Manage, motivate, and lead design &amp; sales teams to increase sales and customer satisfaction.Manage systems and project sales through Libart dealers and solution partners around the world.Find, Qualify, Recruited Dealers for Libart systems around the world.Oversee internal business operations to assure customer satisfaction (purchase to delivery). Operational understanding of CRM and related marketing will be an essential.Execute programs to meet and exceed budgets for sales and profitability are met.Deliver performance feedback to subordinates to improve overall performance.Qualifications:Degree in Business Administration, additional studies in Architecture or Civil Engineering will be an asset.Min 6 years sales management, preferably in the building industry or similar B2B business environmentExperienced in project costing, preparations of proposals, negotiations to final contract. Leader by example, negotiation, conflict &amp; strong problem-solving skills.Culturally and globally aware, team worker and ability to mentor others.Excellent command of English and presentation skills are a must.Must be free to travel internationally to visit clients.Candidates must reside in the European side of Istanbul, preferably near Beylikdüzü – Istanbul. Benefits:Renumeration is based on experience, performance bonus on top of competitive base salary.Bi-yearly “Merit” payments based on number of years’ service with us.Personal health insurance Opportunity to work international connected company whose sales are 80% export.Manufacturing and design centers in 4 countries and dealers in 40+ countriesCar can be provided for work related use.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Elektromekanik Teknisyeni</text:p>
          </table:table-cell>
          <table:table-cell office:value-type="float" office:value="1449548">
            <text:p>1449548</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GENEL NİTELİKLER VE İŞ TANIMI Genel nitelikler:Makina, Mekatronik  Mühendisi veya MYO Makina tasarım mezunu,   Elektrik motor (12/24VDC ve 120/380VAC), PLC, Elektro-Mekanik kontrol sistemleri konusunda bilgili,Yukarıda tanımlanan alanlarda en az 3 yıl tecrübeli,SolidWORKS, AutoCAD, MS Office programlarını çok iyi seviyede kullanabilen,Yabancı gruplarla çalışabilecek seviyede İngilizce bilen,Araştırmacı, özellikle mesleği ile ilgili gelişmeleri takip eden,Yurtiçi ve yurt dışı seyahat engeli bulunmayan, Dinamik, sorunlara çözüm getirebilen, sorumluluk alabilen, özverili, temsil ve müzakere kabiliyeti yüksek,Takım çalışmasına yatkın, koordinasyon ve iletişim becerisi yüksek,Avrupa yakasında, tercihen Beylikdüzü çevresinde ikamet eden,Esnek çalışma saatlerine uyumlu, askerlik görevini yapmış, B sınıfı ehliyete sahip BAY.İŞ TANIMIMetal yapıların  (500 kg to 5,000 kg) hareketlendirilmesinde kullanmak üzere,  tekerlek, şanzıman, motor, mekanik, elektrik kontrol sistemlerinin tasarımını yapacak ve uygulamasından sorumlu olacak,   Önleyici bakım servis ve güncelleme prosedürlerin yapılmasını sağlayacak,Tasarlanan sistemlerin performansını takip edip sürekli iyileştirme yapacak.,Tüm teknik çalışmalar için gerekli yedek parça ve stok yönetimini yapacak,Yardımcı işletmelerin kesintisiz ve belirlenen kapasitelerde, belirlenen parametrelerde çalışmasını yönetecek,Gerekli durumlarda yardımcı işletmeler ile işbirliği yaparak, kalite ve teknik problemlerin çözümünü sağlayacak.</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Bilişim Teknoloji Hizmetleri</text:p>
          </table:table-cell>
          <table:table-cell table:number-columns-repeated="2" office:value-type="string">
            <text:p>YEPZ BİLİŞİM TEKNOLOJİLERİ ANONİM ŞİRKETİ</text:p>
          </table:table-cell>
          <table:table-cell office:value-type="string">
            <text:p>Temizlik Görevlisi</text:p>
          </table:table-cell>
          <table:table-cell office:value-type="float" office:value="3589389">
            <text:p>3589389</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YEPZ Bilişim Teknolojileri AŞ. Ankara Next Level Loft’ta yer alan bir teknoloji şirketidir.BAŞARI HİKAYEMİZDEKİ ROLÜNŞirketin genel temizliğini yapmak,Masaları ve camları silmek,Çöpleri toplamak,Ofis içindeki temizlik düzenini sağlamak,Görevli olduğu alanda verilen sorumlulukları eksiksiz yerine getirmek.MÜKEMMEL YEPZ EVRENİ-ÇALIŞAN UYUMU İÇİN GEREKSİNİMLER Söğütözü, Yüzüncüyıl, Çukurambar tarafında ikamet eden,Kısmi zamanlı (part-time) çalışabilecek,Benzer görevlerde deneyimli,Ofislerin temizliğini yapabilecek,Ofis ihtiyaçları konusunda idari birime destek verebilen,Enerjik, dikkatli, çalışkan, pratik ve güler yüzlü, Güvenilir, diksiyonu düzgün,  Genel temizlik kurallarına hakim,Fiziksel olarak çalışmaya engeli bulunmayan,Sistemli, disiplinli ve temiz çalışan,Esnek çalışma saatine uygun, yoğun tempoda çalışabilen, Kılık-kıyafet temizliğine özen gösteren çalışma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Yapı, Mimarlık</text:p>
          </table:table-cell>
          <table:table-cell table:number-columns-repeated="2" office:value-type="string">
            <text:p>LİBART PROJE VE UYGULAMA SANAYİ VE TİCARET A.Ş.</text:p>
          </table:table-cell>
          <table:table-cell office:value-type="string">
            <text:p>Teknik Ressam</text:p>
          </table:table-cell>
          <table:table-cell office:value-type="float" office:value="2989659">
            <text:p>2989659</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GENEL NİTELİKLER VE İŞ TANIMI Şirket Tanımı Alüminyum, cam ve elektromekanik yapısal mimari çözümler ile hareketli mimari sitemler üzerinde uzmanlaşmış, 30 dan fazla ülkeye ihracat yapan, Türkiye merkezli, Amerika, Dubai ve Avustralya’ da üretimi olan şirketimizin, İstanbul - Beylikdüzü ofisinde çalışmaya davet ediyoruz.GENEL NİTELİKLERÜniversitelerin Mimarlık, Mühendislik fakültesinden veya Makine Teknikerliği mezunu,Yeni mezun veya Giydirme Cephe sektöründe teknik ofis tecrübesi olan,Alüminyum doğrama ve cephe sistemleri konusunda bilgi sahibi,Üç boyutlu düşünüp, gerektiğinde üç boyutlu çizim yapabilen,Çok iyi seviyede Autocad kullanabilen,3D Max, Solid Works ve benzeri program bilgisi tercih sebebidir,Hareketli mimari sitemlere ilgi duyan ve mekanik entegrasyonu konusunda kendini geliştirmek isteyen,Tasarım sonrası imalat için gerekli bütün üretim resimlerini ve gerekli dokümantasyonları oluşturabilecek.Takım çalışmasına yatkın, koordinasyon ve iletişim becerisi yüksek,Dikkatli ve hassas çalışıp, detaylara önem veren,Avrupa yakasında, tercihen Beylikdüzü çevresinde ikamet eden,Tercihen İngilizce bilen.  Projelerin tasarım aşamasından başlayarak onay projelerinin hazırlanması, imalat ve montaj paftalarının oluşturulması,Malzeme sipariş listelerinin oluşturulması,Üretime verilen malzemelerin takibi ve imalat sonrasında gerekli kontrol noktalarının planlanması,Üretimi yapılan malzemelerin arşiv dosyalarının oluşturulması,Kalite yönetim süreçlerine katkı sağlanması.Ürün geliştirme faaliyetlerinde bulunma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Reklam ve Tanıtım</text:p>
          </table:table-cell>
          <table:table-cell table:number-columns-repeated="2" office:value-type="string">
            <text:p>Dimalis</text:p>
          </table:table-cell>
          <table:table-cell office:value-type="string">
            <text:p>Mağaza Satış Danışmanı</text:p>
          </table:table-cell>
          <table:table-cell office:value-type="float" office:value="3126731">
            <text:p>3126731</text:p>
          </table:table-cell>
          <table:table-cell office:value-type="string">
            <text:p>İstanbul(Avr.)(Bakırköy, Eyüp, Gaziosmanpaşa), Muğla(Bodrum), İstanbul(Asya)</text:p>
          </table:table-cell>
          <table:table-cell office:value-type="string">
            <text:p>active</text:p>
          </table:table-cell>
          <table:table-cell office:value-type="string">
            <text:p>Detail-Aday</text:p>
          </table:table-cell>
          <table:table-cell office:value-type="string">
            <text:p>GENEL NİTELİKLER VE İŞ TANIMI    Alışveriş merkezleri içerisinde var olan  Dimalis kadın giyim mağazalarımız için takım arkadaşları arıyoruz..SATIŞ BECERİSİ YÜKSEK Mağazaclıkta kariyer yapmak isteyenMotivasyonu yüksek güleryüzlü Değişime ve gelişime açık Diksiyonu düzgün Görünüşüne özen gösteren bakımlıİnsan ilişkileri kuvvetli Satış konusunda deneyimli * MAĞAZALAR* ATAŞEHİR METROPOL AVM* BEYLİKDÜZÜ PERLAVİSTA AVM* BAKIRKÖY CAROUSEL AVM* EYÜP AXİS AVM* ÜMRANİYE CANPARK AVM* BODRUM AVENUE AVM</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Bilişim, Yazılım, Elektrik &amp; Elektronik</text:p>
          </table:table-cell>
          <table:table-cell table:number-columns-repeated="2" office:value-type="string">
            <text:p>EAE TEKNOLOJİ ARAŞTIRMA GELİŞTİRME SAN. TİC. AŞ</text:p>
          </table:table-cell>
          <table:table-cell office:value-type="string">
            <text:p>İhracat Bölge Müdürü</text:p>
          </table:table-cell>
          <table:table-cell office:value-type="float" office:value="3565975">
            <text:p>3565975</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QUALIFICATIONS AND JOB DESCRIPTION "EAE" is established in 1973 and is one of the leading companies in electrical and electronics industry in Turkey. "EAE Group" has export activities in more than 120 countries. "EAE Teknoloji" is one of the companies in "EAE Group".Fields of activity of "EAE Teknoloji" is:KNX Smart home &amp; building automation systemsDALI lighting automation systems.RESPONSIBILITIES Area of responsibility is all "Asia" and "Africa" except "Middle East" and "CIS countries"1. Managing export sales targets and margins. Achieving sales targets as;     a. invoiced sales volume     b. booked sales volume (having signed purchase orders/w downpayments)2. Developing sales partners network of     a. Exclusive distributors     b. Distributors     c. Wholesalers     d. System Integrators &amp; other engineering solution providers3. Developing relationships with existing trade partners; that is increasing      a. invoiced sales figures      b. targeted sales figures  4. Managing all business development activities that is;Developing relationships with influencers (consultants, architects, interior designers, clients, government offices etc.)5. Prepare all relevant reports &amp; presentations &amp; documentsQUALIFICATIONSMUST: Managing the same position (w/ above defined responsibilities) for defined area at least for 3 years for electrical products &amp; for construction sector (such as elevators, generators, wiring accessories, firing alarms, access systems, automation products, ...etc)MUST: Having license degreeMUST: No restrictions on traveling MUST: Advanced level of English</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Bilişim, Yazılım, Elektrik &amp; Elektronik</text:p>
          </table:table-cell>
          <table:table-cell table:number-columns-repeated="2" office:value-type="string">
            <text:p>EAE TEKNOLOJİ ARAŞTIRMA GELİŞTİRME SAN. TİC. AŞ</text:p>
          </table:table-cell>
          <table:table-cell office:value-type="string">
            <text:p>İhracat Satış Müdürü</text:p>
          </table:table-cell>
          <table:table-cell office:value-type="float" office:value="3565965">
            <text:p>3565965</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QUALIFICATIONS AND JOB DESCRIPTION "EAE" is established in 1973 and is one of the leading companies in electrical and electronics industry in Turkey. "EAE Group" has export activities in more than 120 countries. "EAE Teknoloji" is one of the companies in "EAE Group".Fields of activity of "EAE Teknoloji" is:KNX Smart home &amp; building automation systemsDALI lighting automation systems.RESPONSIBILITIES1. Managing export sales targets and margins with his team of "export area managers".      Achieving sales targets as;     a. invoiced sales volume     b. booked sales volume (having signed purchase orders/w downpayments) 2. Developing sales partners network of     a. Exclusive distributors     b. Distributors     c. Wholesalers     d. System Integrators &amp; other engineering solution providers3. Developing relationships with existing trade partners; that is increasing      a. invoiced sales figures      b. targeted sales figures  4. Managing all business development activities that is;Developing relationships with influencers (consultants, architects, interior designers, clients, government offices etc.)QUALIFICATIONSMUST: Managing the same position (w/ above defined responsibilities) at least for 5 years;for electrical products &amp; for construction sector (such as elevators, generators, wiring accessories, firing alarms, access systems, automation products, ...etc)MUST: Having license degreeMUST: No restrictions on traveling MUST: Advanced level of English</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Bilişim, Yazılım, Elektrik &amp; Elektronik</text:p>
          </table:table-cell>
          <table:table-cell table:number-columns-repeated="2" office:value-type="string">
            <text:p>EAE TEKNOLOJİ ARAŞTIRMA GELİŞTİRME SAN. TİC. AŞ</text:p>
          </table:table-cell>
          <table:table-cell office:value-type="string">
            <text:p>İhracat Bölge Müdürü</text:p>
          </table:table-cell>
          <table:table-cell office:value-type="float" office:value="3565970">
            <text:p>3565970</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QUALIFICATIONS AND JOB DESCRIPTION "EAE" is established in 1973 and is one of the leading companies in electrical and electronics industry in Turkey. "EAE Group" has export activities in more than 120 countries. "EAE Teknoloji" is one of the companies in "EAE Group".Fields of activity of "EAE Teknoloji" is:KNX Smart home &amp; building automation systemsDALI lighting automation systems.RESPONSIBILITIES 1. Managing export sales targets and margins. Achieving sales targets as;     a. invoiced sales volume     b. booked sales volume (having signed purchase orders/w downpayments) 2. Developing sales partners network of     a. Exclusive distributors     b. Distributors     c. Wholesalers     d. System Integrators &amp; other engineering solution providers3. Developing relationships with existing trade partners; that is increasing      a. invoiced sales figures      b. targeted sales figures  4. Managing all business development activities that is;Developing relationships with influencers (consultants, architects, interior designers, clients, government offices etc.)5. Prepare all relevant reports &amp; presentations &amp; documentsQUALIFICATIONSMUST: Managing the same position (w/ above defined responsibilities) for defined area (Europe) at least for 3 years for electrical products &amp; for construction sector (such as elevators, generators, wiring accessories, firing alarms, access systems, automation products, ...etc)MUST: Having license degreeMUST: No restrictions on traveling MUST: Advanced level of English</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Reklam ve Tanıtım</text:p>
          </table:table-cell>
          <table:table-cell table:number-columns-repeated="2" office:value-type="string">
            <text:p>Dimalis</text:p>
          </table:table-cell>
          <table:table-cell office:value-type="string">
            <text:p>Yönetici Asistanı</text:p>
          </table:table-cell>
          <table:table-cell office:value-type="float" office:value="3336463">
            <text:p>3336463</text:p>
          </table:table-cell>
          <table:table-cell office:value-type="string">
            <text:p>İstanbul(Avr.)(Avcılar, Bakırköy, Beylikdüzü)</text:p>
          </table:table-cell>
          <table:table-cell office:value-type="string">
            <text:p>active</text:p>
          </table:table-cell>
          <table:table-cell office:value-type="string">
            <text:p>Detail-Aday</text:p>
          </table:table-cell>
          <table:table-cell office:value-type="string">
            <text:p>GENEL NİTELİKLER VE İŞ TANIMI Tekstil ve Reklam sektöründe faaliyet gösteren firmalarımızda görevlendirilmek üzere, aşağıdaki niteliklere sahip direkt olarak firma sahibiyle birlikte çalışacak Yönetici Asistanı arayışımız bulunmaktadır.En az Lise mezunu,Atak, programlı, düzenli ve firma kurallarına uyumlu çalışabilecek,Prezentabl, giyinmeyi, alışverişi seven ve  temsil yeteneği yüksek,Diksiyonu düzgün, yazılı ve sözlü iletişimi kuvvetli,İyi derecede ofis programlarına hakim,Sosyal medya iletişimi güçlü,Tercihen satış tecrübesi olan,Planlama ve yönetim kabiliyeti olanİŞ TANIMITüm firma içi veya dışı iletişim unsurlarını yönetmek (Raporlar, Yazışmalar, Toplantılar vb.)Yöneticinin şirket içinde ve dışında yer aldığı projelerin yürütülmesine destek olmak,Gelen giden evrakların takibini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Makine ve Ekipmanları</text:p>
          </table:table-cell>
          <table:table-cell table:number-columns-repeated="2" office:value-type="string">
            <text:p>İLERİ ENDÜSTRİ PNÖMATİK HİDROLİK SAN. TİC .LTD. ŞT</text:p>
          </table:table-cell>
          <table:table-cell office:value-type="string">
            <text:p>Satış Mühendisi</text:p>
          </table:table-cell>
          <table:table-cell office:value-type="float" office:value="3586142">
            <text:p>3586142</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İleri Endüstri Pnömatik olarak firmamız; 2013 yılından beri sektörde hizmet verip, Makina İmalatçısı, Fabrikalar ve Satıcı firma müşterilerimize temsilciliğini yapmış olduğumuz markaları tanıtıp uygun çözüm önerilerini sunmaktadır.Hızla gelişen ve büyümekte olan firmamız için Satış Mühendisi pozisyonuna takım arkadaşları aramaktayız.İşin Tanımı:Düzenli olarak müşteri ziyaretleri yaparak, temsilciliğini yaptığımız markaların ürünlerini tanıtmak, uygun çözümler sunmak,Mevcut müşterimiz ile ilişkileri geliştirirken, yeni müşterilerin portföyümüze katılmasını sağlamak,Müşterilerimize teknik destek sunmak,Sorumlu olduğu bölgelerin satış stratejilerini belirlemek ve satışları arttırmaya yönelik planlama yapmak,Aktif ve satış odaklı müşteri ziyaretlerini planlamak, gerçekleştirmek ve bunları CRM programına raporlamak,Genel Nitelikler:Dört yıllık lisans veya iki yıllık yüksek okul mezunu programından mezun olmak ( Tercihen Makine, Mekatronik, Otomasyon, Elektrik-Elektronik bölümlerinden mezun )Endüstriyel Ürün satışı konusunda minimum 2 yıl tecrübeliB sınıfı ehliyetli olmak Erkek adaylar için askerlik hizmetini tamamlamış,İstanbul Avrupa yakasında İkamet etmek,Ofis programlarına hakim olmak,Sonuç odaklı ve etkin olmak,Üretim ortamlarını ziyaret etmekte problem yaşamamak,Sunum, yazılı ve sözlü iletişim becerilerine sahip olmak,Müşteri soru ve taleplerini dinleyebilme ve çözüm geliştirebilme yeteneğine sahip olmak,</text:p>
          </table:table-cell>
          <table:table-cell office:value-type="string">
            <text:p/>
            <text:p><text:s text:c="16"/>20 gün önce</text:p>
            <text:p><text:s text:c="17"/>güncellendi</text:p>
            <text:p><text:s text:c="15"/></text:p>
          </table:table-cell>
        </table:table-row>
        <table:table-row table:style-name="ro2">
          <table:table-cell office:value-type="string">
            <text:p>Tam Zamanlı</text:p>
          </table:table-cell>
          <table:table-cell office:value-type="string">
            <text:p>Bilişim, Telekomünikasyon, Cep Telefonları ve Aksesuarları, Satış ve Pazarlama, Diğer</text:p>
          </table:table-cell>
          <table:table-cell table:number-columns-repeated="2" office:value-type="string">
            <text:p>Yasmin&amp;Eles Beauty</text:p>
          </table:table-cell>
          <table:table-cell office:value-type="string">
            <text:p>Aksesuar Satış Sorumlusu</text:p>
          </table:table-cell>
          <table:table-cell office:value-type="float" office:value="3387396">
            <text:p>3387396</text:p>
          </table:table-cell>
          <table:table-cell office:value-type="string">
            <text:p>Bursa(Merkez, Kestel, Mudanya, Nilüfer, Osmangazi, Yıldırım), İstanbul(Avr.), Kahramanmaraş(Merkez, Afşin, Andırın, Elbistan, Göksun, Pazarcık, Türkoğlu, Ekinözü, Nurhak, Çağlayancerit), İstanbul(Asya)(Beykoz, Kadıköy, Kartal, Maltepe, Pendik, Sultanbeyli, Şile, Tuzla, Ümraniye, Üsküdar, Çekmeköy, Ataşehir, Sancaktepe)</text:p>
          </table:table-cell>
          <table:table-cell office:value-type="string">
            <text:p>active</text:p>
          </table:table-cell>
          <table:table-cell office:value-type="string">
            <text:p>Detail-Aday</text:p>
          </table:table-cell>
          <table:table-cell office:value-type="string">
            <text:p>GENEL NİTELİKLER VE İŞ TANIMI Kurumsal deneyimi ile "Önce İnsan” diyerek  yola çıkan KEYFCASE - TEG İLETİŞİM TEKS.GIDA AYAK.PAZ.TİC. A.Ş’ nin çalışanı olmanın farkını yaşamaya bekliyoruz!KEYFCASE markamız ile tüm Cep Telefonları Aksesuarları ve Tablet Aksesuarları alanında faaliyet gösteren şirketimiz için aşağıdaki özelliklerde İstanbul Anadolu yakası Piazza Avm, Maltepepark Avm,Bursa Suryapı Marka Avm ve Kahramanmaraş Piazza Avm mağazamıza Satış Danışmanı olarak görev alacak genç, dinamik ve perakendecilik sektöründe kariyer hedefleyen adaylar aramaktayız.Perakende sektöründe satış yönetimi deneyimi olan ve bu alanda kendini geliştirmeye istekli, Satış odaklı,Cep Telefonları modellerine ,Tablet Modellerine ve Aksesuarlarına hakim,Müşteri memnuniyeti ve hizmet odaklı,Asgari lise mezunu,Bilgisayar kullanımına hakim olan,Esnek çalışma saatlerine uyum sağlayabilecek,20-35 yaş aralığında,Askerlikle ilişkisi bulunmayan ya da en az 2 yıl tecilli,Yukarıda belirtmiş olduğumuz illerde ve Avm'lerde çalışabilecek olan,Bay-Bayan adayların başvurularını bekli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Makine ve Ekipmanları</text:p>
          </table:table-cell>
          <table:table-cell table:number-columns-repeated="2" office:value-type="string">
            <text:p>Enkosan Kompresör ve Makine San. Tic. A.Ş.</text:p>
          </table:table-cell>
          <table:table-cell office:value-type="string">
            <text:p>Satış Mühendisi</text:p>
          </table:table-cell>
          <table:table-cell office:value-type="float" office:value="3596641">
            <text:p>3596641</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Basınçlı Hava kompresörleri ve Ekipmanları konusunda Dünya'nın en büyük kuruluşlarından Atlas Copco ürünlerinin Trakya ve İstanbul Avrupa Yakası yetkili distribütörü olan firmamızda, İstanbul Avrupa bölgesinde sahada aktif satış yapabilecek, daha önce endüstriyel makina ve ekipman satışında tecrübesi olan satış mühendisleri alınacaktır.Adaylarda aranan nitelikler:- Erkek adaylar için askerlik hizmetinin yapılmış olması- İstanbul Avrupa yakasında ikamet etmesi- Üniversitelerin LİSANS bölümü mezunu olması (Elektrik Müh. Makine Müh. Endüstri Müh. Mekatronik Müh.)- İyi derecede araç kullanabilmesi- İnsan ilişkileri kuvvetli- Endüstriyel makina ve ekipman satışında en az 3 yıl tecrübeli Not: - İstanbul Avrupa Yakası dışındaki adaylar değerlendirilmemektedir.         - Satış tecrübesi olmayan adaylar değerlendirilmemektedir.         - Ehliyeti olmayan adaylar değerlendirilmemektedir.Siz değerli adaylarımızın bilgilerine sunar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Motan Metal Kimya San. ve Tic. A.Ş.</text:p>
          </table:table-cell>
          <table:table-cell office:value-type="string">
            <text:p>Satış Pazarlama Sorumlusu</text:p>
          </table:table-cell>
          <table:table-cell office:value-type="float" office:value="3613679">
            <text:p>3613679</text:p>
          </table:table-cell>
          <table:table-cell office:value-type="string">
            <text:p>Adana, Ankara, Gaziantep, İstanbul(Avr.), İzmir, Kayseri, İstanbul(Asya)</text:p>
          </table:table-cell>
          <table:table-cell office:value-type="string">
            <text:p>active</text:p>
          </table:table-cell>
          <table:table-cell office:value-type="string">
            <text:p>Detail-Aday</text:p>
          </table:table-cell>
          <table:table-cell office:value-type="string">
            <text:p>GENEL NİTELİKLER VE İŞ TANIMI Boya, Plastik, Kauçuk ve Esnek Ambalaj Sektörlerine ithalatını yaptığımız Kimyasal Hammaddelerin Pazarlama ve Satış faaliyetlerini sürdürecek aşağıda özelliklere uygun takım arkadaşları arıyoruz...Üniversitelerin ilgili bölümlerinden ( Kimya / Kimya Mühendisliği / Mühendislik bölümlerinden ) mezun ;Boya, Plastik, Kauçuk ve Esnek Ambalaj Laminasyon Tutkalı Kimyasallarının satışı konusunda en az 3 yıl deneyimli ;Yeni müşteri geliştirme konusunda deneyimli ; Dinamik, insan ilişkilerinde çok başarılı, takipçi, girişken ve ikna yeteneği güçlü;Yurt içi ve yurt dışı seyahat edebilecek; Fiili olarak araç kullanabilen, sürücü ehliyetli; Erkek adaylar için askerlik görevini tamamlamış; İyi derecede İngilizce bilen;Diksiyonu ve görünümü düzgün; Ofis içinde&amp; dışında yoğun bir tempoda çalışacak. İŞ TANIMITürkiye temsilcisi olduğumuz firmaların Boya, Plastik, Kauçuk ve Esnek Ambalaj Sektörleri için ürettiği Pigment, Polimer, Dolgu Maddeleri ve Katkıların Pazarlama ve Satış faaliyetlerini gerçekleştirmek...</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YÜKSELİŞ İNŞAAT SAN.VE TİC.LTD.ŞTİ.</text:p>
          </table:table-cell>
          <table:table-cell office:value-type="string">
            <text:p>Elektrik Mühendisi</text:p>
          </table:table-cell>
          <table:table-cell office:value-type="float" office:value="3598631">
            <text:p>3598631</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İnşaat sektöründe faaliyet gösteren firmamızın İstanbul Üsküdar'da bulunan projemizde görevlendirilmek üzere;Üniversitelerin Elektrik, Elektrik-Elektronik Mühendisliği bölümlerinden mezun,İnşaat sektöründe en az 5 yıl deneyime sahip olan,Toplu konut projelerinde çizim ve uygulamalarında  deneyimli,Şantiyede elektrik tesisatı ile ilgili tüm imalatlarda işin takibini aktif olarak yapabilecek,Elektrik tesisatı ile ilgili keşif hazırlayabilecek ve ilgili teklif / satın alma süreçlerinde aktif olarak rol alabilecek,İç tesisat uygulamaları ile alçak gerilim ve orta gerilim işlerinde tecrübeli,Metraj, hakediş, sözleşme, teklif  ve iş programı süreçlerinde merkez ofise destek olabilecek yeterliliğe sahip,MS Office, MS Project, AutoCAD  vb. ilgi bilgisayar programlarını aktif kullanabilen,İletişim yeteneği güçlü, takım çalışmasına yatkın, ve problem çözme yeteneği gelişmiş,Yoğun çalışma temposuna ayak uydurabilen,Aktif araç kullanabilen,Erkek adaylar için askerliğini yapmış,“Elektrik Mühendisi" olarak görev alacak takım arkadaş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YÜKSELİŞ İNŞAAT SAN.VE TİC.LTD.ŞTİ.</text:p>
          </table:table-cell>
          <table:table-cell office:value-type="string">
            <text:p>Satın Alma Uzmanı</text:p>
          </table:table-cell>
          <table:table-cell office:value-type="float" office:value="3592837">
            <text:p>3592837</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İnşaat sektöründe faaliyet gösteren firmamızın Altunizade/Üsküdar’da bulunan merkez ofisi Satınalma Departmanında görevlendirilmek üzere;Üniversitelerin ilgili lisans bölümlerinden mezun,  Öncelik inşaat sektöründe olmak üzere, mesleğinde en az 2 yıl deneyimi olan, Piyasa araştırma ve fiyat analizi konularında tecrübeli olan,İyi seviyede sözlü ve yazılı iletişim becerisine sahip, takım çalışmasına yatkın, Raporlama ve sunum becerisi kuvvetli, Ekip çalışmasına yatkın,Aktif araç kullanabilen ve seyahat engeli olmayan,MS Office programlarına iyi derecede hakim, Analitik düşünebilen ve sonuç odaklı çalışmaya yatkın, Erkek adaylar İçin askerliğini yapmış.İŞ TANIMIİhtiyaçlar doğrultusunda talep edilen malzemelerin ve hizmetlerin tedarik edilebileceği firmaların belirlenmesi, ihale/satınalma sürecinin yürütülmesi,Satınalma sürecindeki malzemelerin takibinin sağlanıp, iş ekiplerine en hızlı ve en uygun şekilde ulaşımının sağlanması,Bütçesi içerisinde en uygun ürün/malzemelerin bulunup, satınalma faaliyetlerinin yürütülmesi,Gelen Fatura ve irsaliyelerin kontrol ve takip edilmesi,Verilen siparişlerle ilgili operasyonel işlemlerin yürütülmesi ve sisteme girişinin yapılması,Mevcut ve alternatif tedarik kaynakları için kalite ve fiyat analizlerinin yapılması,Günlük, haftalık, aylık raporların hazırlanması, konularını titizlikle yürütecek “Satın Alma Uzmanı" olarak görev alacak takım arkadaş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YÜKSELİŞ İNŞAAT SAN.VE TİC.LTD.ŞTİ.</text:p>
          </table:table-cell>
          <table:table-cell office:value-type="string">
            <text:p>Dizayn Ofis Mimarı</text:p>
          </table:table-cell>
          <table:table-cell office:value-type="float" office:value="3598616">
            <text:p>3598616</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İnşaat sektöründe faaliyet gösteren firmamızın İstanbul Üsküdar'da bulunan TOKİ projemizde görevlendirilmek üzere;Üniversitelerin Mimarlık bölümlerinden mezun, Şantiye Dizayn Ofis alanında min. 2-3 yıl deneyim sahibi olan,As-Built, Shop drawing çizimleri konusunda deneyimli,Tercihen TOKİ projelerinde deneyim sahibi,Sahada aktif çalışabilecek,MS Office, Autocad ve mesleki programlarına hakim,Çözüm Odaklı, disiplinli, analitik düşünceye sahip ve hızlı karar alabilen,İnsan İlişkileri, yazılı ve sözlü iletişim becerisi yüksek,Esnek çalışma saatlerine uygun,Erkek adaylar için askerliğini yapmış,Şantiyeye yönelik uygulama projesi, detay projesi, süperpoze çizimleri yapabilen, detay çözebilen ve malzeme bilgisi olan,İŞ TANIMIProje ve dizayn çalışmalarının şantiye iş programına uygun şekilde koordine edilmesi,İmalat sırasında sahada ihtiyaç duyulacak ilave çizimlerin ve revizyonların yapılması,Müellif firmaların yönetimi, koordinasyonu, yönlendirilmesi ve denetimi,İmalat gruplarından gelen sorunların takibi ve çözümlenmesi,konularını titizlikle yürütecek, “Dizayn Ofis Mimari" olarak görev alacak takım arkadaş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li Müşavirlik - Muhasebe, Denetim Hizmetleri, Danışmanlık</text:p>
          </table:table-cell>
          <table:table-cell table:number-columns-repeated="2" office:value-type="string">
            <text:p>CEREBRA DENETİM SMMM A.Ş.</text:p>
          </table:table-cell>
          <table:table-cell office:value-type="string">
            <text:p>Muhasebe Müdürü</text:p>
          </table:table-cell>
          <table:table-cell office:value-type="float" office:value="3592628">
            <text:p>3592628</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ENEL NİTELİKLER VE İŞ TANIMI- Üniversite mezunu - Serbest Muhasebeci Mali Müşavirlik ruhsatına sahip,- En az 10 yıl tecrübesi olan (Muhasebe bürosu tecrübesi ve ilave olarak şirket tecrübesi tercih sebebidir),- Vergi Usul Kanunu, Tek Düzen Hesap Planı, e-uygulamalar ve SGK mevzuatına hakim,- MS Office ve internet uygulamalarına hakim,- Logo Tiger tecrübesi olan,- Güler yüzlü, dinamik, prezantabl, insan ilişkileri başarılı,- Titiz, detaylara önem veren,- Sorumluluk sahibi ve iş takibi olan,- Dikkatli ve planlı çalışabilen, organizasyon becerisi gelişmiş,- Hızlı, etkili ve çözüme yönelik karar verme yeteneği olan,- Yeniliklere açık, iş geliştirme konusunda yetenekli.- Hedef tarihlere göre iş yetiştirme niteliği olan,- Takım çalışmasına yatkın, ekip yönetiminde tecrübeli İŞ TANIMICEREBRA, Türkiye’de geniş bir endüstri yelpazesinde Muhasebe ve Danışmanlık hizmetleri sunmaktadır. Şirketimizin Mecidiyeköy’de bulunan ofisinde görevlendirilmek üzere "Muhasebe Uyum ve Raporlama Hizmetleri (Outsourcing) Bölümü”nde çalışacak yukarıda belirtilen özelliklere sahip takım arkadaşı aramaktayız.Pozisyon için uygun olan aday muhasebe ve finans danışmanlığı verdiğimiz değişik alanlarda faaliyet gösteren küçük ve orta ölçekli şirketlerin aşağıdaki işlerinin yönetiminden sorumlu olacaktır:- Tek düzen hesap planına ve vergi usul kanununa göre LOGO Tiger’da tutulan muhasebe kayıtlarının düzgün ve eksiksiz olarak tutulduğunun kontrolü,- Alış ve satış faturalarının kontrolü,- Cari hesap ve banka mutabakatlarının kontrolü,- Dönem sonlarında kur değerlemesi, gelir/gider tahakkukları, amortisman hesabı gibi kapanış işlemlerinin yapılması/kontrolü,- Dönemsel olarak (aylık,yıllık) bilanço ve gelir tablolarının hazırlanması/kontrolü,- Örtülü sermaye hesaplamalarının yapılması/kontrolü,- Elektronik uygulamaların adapte edilmesi,- Tüm vergi beyannamelerinin ve personel bordrolarının hazırlanması/kontrolü ve internet ortamında bildirimleri ve tahakkukların yapılması,- e-tebligatların takibi,- Vergi dairesi ile olası her türlü yazışmaların takip edilmesi ve cevaplanması,- Personel işe giriş ve çıkışlarının yapılması/kontrolü,- Bordro hesaplamalarının yapılması/kontrolü,- Vergi daireleri ve sosyal sigortalar kurumundaki işlerin takibi,- Şirket adres ve ünvan değişikliği konuları,- Sermaye arttırımı, birleşme gibi işlemler için gerekli SMMM raporlarının hazırlanması,- Denetimlerde denetçilere yardımcı olunması,- İş geliştirme,- Yeni çıkan kanunların takibi ve ekibin ve müşterilerin uygulanması ile ilgili bilgilendirilmesi,- Muhasebesel işlemlere ve mali tablolara analitik olarak bakabilip, yorumlayabilmek,- Ekip yönetimi, eğitim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Referans Metal</text:p>
          </table:table-cell>
          <table:table-cell office:value-type="string">
            <text:p>Muhasebe Elemanı</text:p>
          </table:table-cell>
          <table:table-cell office:value-type="float" office:value="3611559">
            <text:p>3611559</text:p>
          </table:table-cell>
          <table:table-cell office:value-type="string">
            <text:p>İstanbul(Avr.)(Avcılar, Bakırköy, Bayrampaşa, Bağcılar, Bahçelievler, Esenler, Eyüp, Fatih, Gaziosmanpaşa, Güngören, Kağıthane, Küçükçekmece, Şişli, Zeytinburnu, Sultangazi, Başakşehir)</text:p>
          </table:table-cell>
          <table:table-cell office:value-type="string">
            <text:p>active</text:p>
          </table:table-cell>
          <table:table-cell office:value-type="string">
            <text:p>Detail-Aday</text:p>
          </table:table-cell>
          <table:table-cell office:value-type="string">
            <text:p>GENEL NİTELİKLER VE İŞ TANIMI  Uçak, Uzay, Makine, ve Havacılık sektörlerine hammadde tedariği yapan ve hızla gelişip büyümekte olan ithalat ve ihracat firmamız için  bayan takım arkadaşları aramaktayız. Sonuç odaklı ve etkin, Sunum, yazılı ve sözlü iletişim becerilerine sahip, Gerektiğinde üretim ortamlarını ziyaret etmekte problem yaşamayan, Müşteri soru ve taleplerini dinleyebilme ve çözüm geliştirebilme yeteneğine sahip,Yoğun eğitimimiz, rehberliğimiz ve etkin, süreç odaklı satış yaklaşımız ile kendisini geliştirmeye hevesli, İŞ TANIMIOfis uygulamalarını ve temel muhasebe programlarını kullanabilecek, gelişime ve yükselmeye açık, sorumluluk paylaşabilecek,Aday arkadaşımız ön muhasebe ve sistem geliştirmede sorumluluk alacaktır.İmalat bölümü ile müşteri arasındaki koordinasyonu sağlamak Alınan işin müşterinin beklentileri doğrultusunda gerçekleşmesinin takipçişi olmakİşyerimizin bulunduğu sitenin alt katında Turgut Özal Metro durağı bulunmaktadırNot: Başvuru yapan adaylarımız için firmamız İstanbul Avrupa Yakası Başakşehir/ İkitelli  lokasyonunda bulunmaktad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li Müşavirlik - Muhasebe, Denetim Hizmetleri, Danışmanlık</text:p>
          </table:table-cell>
          <table:table-cell table:number-columns-repeated="2" office:value-type="string">
            <text:p>CEREBRA DENETİM SMMM A.Ş.</text:p>
          </table:table-cell>
          <table:table-cell office:value-type="string">
            <text:p>Muhasebe Asistanı</text:p>
          </table:table-cell>
          <table:table-cell office:value-type="float" office:value="3547573">
            <text:p>3547573</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ENEL NİTELİKLER VE İŞ TANIMISerbest Muhasebeci Mali Müşavirlik stajını başlatmak isteyen, meslekte kariyer hedefi olan,- Üniversitelerin ilgili bölümünden mezun - Tercihen 1-3 yıl muhasebe bürosu tecrübesi olan,- MS Office ve internet uygulamalarına hakim,- Tercihen Logo Tiger muhasebe programı hakkında bilgi sahibi olan,- Güler yüzlü, dinamik, prezantabl, insan ilişkileri başarılı,- Titiz, detaylara önem veren,- Sorumluluk sahibi ve iş takibi olan,- Dikkatli ve planlı çalışabilen,- Hedef tarihlere göre iş yetiştirme niteliği olan, esnek çalışma saatlerine yatkın,- Takım çalışmasına yatkın.İŞ TANIMICEREBRA, Türkiye’de geniş bir endüstri yelpazesinde Muhasebe ve Danışmanlık alanlarında hizmetler sunmaktadır. Şirketimizin Mecidiyeköy’de bulunan ofisinde görevlendirilmek üzere  aşağıdaki konularda yetiştirilmek üzere tecrübesiz ya da 1-2 yıl tecrübeli muhasebe asistanları aramaktayız.Muhasebe ve raporlama hizmeti verdiğimiz değişik alanlarda faaliyet gösteren küçük ve orta ölçekli yabancı şirketlerin,- Muhasebe kayıtlarının tek düzen hesap planına ve vergi usul kanununa göre tutulması,- Satış faturalarının kesilmesi,- Alış ve satış faturalarının işlenmesi,- Cari hesap ve banka mutabakatlarının yapılması,- Dönem sonlarında kur değerlemesi, gelir/gider tahakkukları, amortisman hesabı gibi kapanış işlemlerini gerçekleştirilmesi,- Vergi daireleri ve sosyal sigortalar kurumundaki işlerin takib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944">
            <text:p>3604944</text:p>
          </table:table-cell>
          <table:table-cell office:value-type="string">
            <text:p>Sakarya(Adapazarı)</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3-4 yıl istikrarlı bir deneyimi olan, Mevcut portföyü bulunan, Dinamik ve iletişimi kuvvetli, Portföy yönetimi deneyimlemiş ve müşteri memnuniyeti odaklı çalışan, Hedeflerle çalışma motivasyonu ve başarma hırsı yüksek,Sakarya ilinde ikamet eden ya da edebilecek.İŞ TANIMIŞirket değerlerini koruyup mevcut portföyünü yönetmek ve müşteri portföyünü geliştirerek şirketini sahada en iyi şekilde temsil etmek,Potansiyel sağlayabilecek bağımsız kanallar yaratarak, referans akışını hızlandırmak,Proje bazlı satışlara yönelik araştırmalar yapmak,Sorumlu olduğu bölgede aktif ziyaretler ve aktiviteler yaparak satış potansiyeli yaratmaya yönelik sürekli yeni fırsatlar geliştirme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ektöründe Lider Firma</text:p>
          </table:table-cell>
          <table:table-cell office:value-type="string">
            <text:p>Saha Satış Uzmanı</text:p>
          </table:table-cell>
          <table:table-cell office:value-type="float" office:value="3572064">
            <text:p>3572064</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En az Lise mezunu, Tercihen Satış alanında deneyimli,Dinamik ve iletişimi kuvvetli,Tercihen Portföy yönetimi deneyimlemiş ve müşteri memnuniyeti odaklı çalışan,Hedefleri, çalışma motivasyonu ve başarma hırsı yüksek,Kariyerine satış alanında devam etmek isteyen "Saha Satış Uzman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946">
            <text:p>3604946</text:p>
          </table:table-cell>
          <table:table-cell office:value-type="string">
            <text:p>Kocaeli(Darıca, Gebze, Çayırova, Dilovası)</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3-4 yıl istikrarlı bir deneyimi olan,Mevcut portföyü bulunan,Dinamik ve iletişimi kuvvetli,Portföy yönetimi deneyimlemiş ve müşteri memnuniyeti odaklı çalışan,Hedefleri, çalışma motivasyonu ve başarma hırsı yüksek,Gebze'de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941">
            <text:p>3604941</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3-4 yıl istikrarlı bir deneyimi olan,Mevcut portföyü bulunan,Dinamik ve iletişimi kuvvetli,Portföy yönetimi deneyimlemiş ve müşteri memnuniyeti odaklı çalışan,Hedefleri, çalışma motivasyonu ve başarma hırsı yüksek,İstanbul'da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592962">
            <text:p>3592962</text:p>
          </table:table-cell>
          <table:table-cell office:value-type="string">
            <text:p>Adana, Ankara, Antalya, Bursa, Mersin, İstanbul(Avr.), İzmir, Kocaeli(İzmit, Darıca, Gebze), Sakarya(Adapazarı), İstanbul(Asya)</text:p>
          </table:table-cell>
          <table:table-cell office:value-type="string">
            <text:p>active</text:p>
          </table:table-cell>
          <table:table-cell office:value-type="string">
            <text:p>Detail-Aday</text:p>
          </table:table-cell>
          <table:table-cell office:value-type="string">
            <text:p>GENEL NİTELİKLER VE İŞ TANIMI En az Lise mezunu, Saha satış alanında tecrübeli/tecrübesizDinamik ve iletişimi kuvvetli,Portföy yönetiminde kendine güvenen ve müşteri memnuniyeti odaklı çalışan,Hedefleri, çalışma motivasyonu ve başarma hırsı yüksek,İstanbul, Ankara, İzmir, Kocaeli (İzmit-Gebze-Darıca-Çayırova),Sakarya(Adapazarı), Adana, Mersin, Bursa, Antalya'da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572056">
            <text:p>3572056</text:p>
          </table:table-cell>
          <table:table-cell office:value-type="string">
            <text:p>Antalya, İstanbul(Avr.), Sakarya</text:p>
          </table:table-cell>
          <table:table-cell office:value-type="string">
            <text:p>active</text:p>
          </table:table-cell>
          <table:table-cell office:value-type="string">
            <text:p>Detail-Aday</text:p>
          </table:table-cell>
          <table:table-cell office:value-type="string">
            <text:p>GENEL NİTELİKLER VE İŞ TANIMI En az Lise mezunu, İleri seviyede Arapça bilen,Tercihen Saha satış alanında deneyimli,Tercihen mevcut portföyü bulunan,Dinamik ve iletişimi kuvvetli,Portföy yönetimi deneyimlemiş ve müşteri memnuniyeti odaklı çalışan,Hedefleri, çalışma motivasyonu ve başarma hırsı yüksek,İstanbul, Antalya, Sakarya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940">
            <text:p>3604940</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3-4 yıl istikrarlı bir deneyimi olan, Mevcut portföyü bulunan, Dinamik ve iletişimi kuvvetli, Portföy yönetimi deneyimlemiş ve müşteri memnuniyeti odaklı çalışan, Hedefleri, çalışma motivasyonu ve başarma hırsı yüksek, Ankara ilinde ikamet eden ya da edebilecek. İŞ TANIMIŞirket değerlerini koruyup mevcut portföyünü yönetmek ve müşteri portföyünü geliştirerek şirketini sahada en iyi şekilde temsil etmek,Potansiyel sağlayabilecek bağımsız kanallar yaratarak, referans akışını hızlandırmak,Proje bazlı satışlara yönelik araştırmalar yapmak, Sorumlu olduğu bölgede aktif ziyaretler ve aktiviteler yaparak satış potansiyeli yaratmaya yönelik sürekli yeni fırsatlar geliştirmek,Şirket satış hedefleri ile uyumlu bireysel hedeflerini gerçekleştirme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ektöründe Lider Firma</text:p>
          </table:table-cell>
          <table:table-cell office:value-type="string">
            <text:p>Saha Satış Uzmanı</text:p>
          </table:table-cell>
          <table:table-cell office:value-type="float" office:value="3604938">
            <text:p>3604938</text:p>
          </table:table-cell>
          <table:table-cell office:value-type="string">
            <text:p>Adana, Ankara, Antalya, Bursa, Mersin, İstanbul(Avr.)(Eyüp), İzmir, Kocaeli(Gebze), Sakarya, İstanbul(Asya)</text:p>
          </table:table-cell>
          <table:table-cell office:value-type="string">
            <text:p>active</text:p>
          </table:table-cell>
          <table:table-cell office:value-type="string">
            <text:p>Detail-Aday</text:p>
          </table:table-cell>
          <table:table-cell office:value-type="string">
            <text:p>GENEL NİTELİKLER VE İŞ TANIMI En az Lise mezunu, Tercihen Satış alanında deneyimli,Dinamik ve iletişimi kuvvetli,Tercihen Portföy yönetimi deneyimlemiş ve müşteri memnuniyeti odaklı çalışan,Hedefleri, çalışma motivasyonu ve başarma hırsı yüksek,İstanbul, İzmir, Ankara, Bursa'da ikamet eden ya da edebilecek,Kariyerine satış alanında devam etmek isteyen "Saha Satış Uzmanı" arıyoruz.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 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572047">
            <text:p>3572047</text:p>
          </table:table-cell>
          <table:table-cell office:value-type="string">
            <text:p>Ankara, Antalya, İstanbul(Avr.)(Eyüp), İzmir, Kocaeli(İzmit), İstanbul(Asya)</text:p>
          </table:table-cell>
          <table:table-cell office:value-type="string">
            <text:p>active</text:p>
          </table:table-cell>
          <table:table-cell office:value-type="string">
            <text:p>Detail-Aday</text:p>
          </table:table-cell>
          <table:table-cell office:value-type="string">
            <text:p>GENEL NİTELİKLER VE İŞ TANIMI At least High School graduate,English speakingPreferably field sales area,Preferably with existing portfolioDynamic and communicative,Experienced in portfolio management and focused on customer satisfaction,High goals, motivation to work and ambition to succeed,Resident or domiciled in Istanbul, Antalya, İzmir, İzmit, AnkaraMaintaining company values, managing the current portfolio and improving the customerMaking sales by making active visits to homes and workplaces in the region where it isTo constantly develop new opportunities to create sales potential,Accelerating the reference flow by creating independent channels that can provide potential,To achieve individual targets in line with company sales targets.</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935">
            <text:p>3604935</text:p>
          </table:table-cell>
          <table:table-cell office:value-type="string">
            <text:p>Adana, Mersin</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3-4 yıl istikrarlı bir deneyimi olan,Mevcut portföyü bulunan,Dinamik ve iletişimi kuvvetli,Portföy yönetimi deneyimlemiş ve müşteri memnuniyeti odaklı çalışan,Hedefleri, çalışma motivasyonu ve başarma hırsı yüksek,Adana veya Mersin'de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917">
            <text:p>3604917</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3-4 yıl istikrarlı bir deneyimi olan,Mevcut portföyü bulunan,Dinamik ve iletişimi kuvvetli,Portföy yönetimi deneyimlemiş ve müşteri memnuniyeti odaklı çalışan,Hedefleri, çalışma motivasyonu ve başarma hırsı yüksek,Antalya' da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925">
            <text:p>3604925</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En az Lise mezunu, Tercihen Saha satış alanında deneyimi olan, Dinamik ve iletişimi kuvvetli,Hedefleri, çalışma motivasyonu ve başarma hırsı yüksek,Analitik düşünce yapısına sahip, çözüm ve hedef odaklı,İzmir ilinde ikamet eden ya da edebilecek.İŞ TANIMIŞirket değerlerini koruyup mevcut portföyünü yönetmek ve müşteri portföyünü geliştirerek şirketini sahada en iyi şekilde temsil etmek,Potansiyel sağlayabilecek bağımsız kanallar yaratarak, referans akışını hızlandırmak,Proje bazlı satışlara yönelik araştırmalar yapmak, Sorumlu olduğu bölgede aktif ziyaretler ve aktiviteler yaparak satış potansiyeli yaratmaya yönelik sürekli yeni fırsatlar geliştirmek,Şirket satış hedefleri ile uyumlu bireysel hedeflerini gerçekleştirme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592946">
            <text:p>3592946</text:p>
          </table:table-cell>
          <table:table-cell office:value-type="string">
            <text:p>Kocaeli(İzmit, Darıca, Gebze, Çayırova, Dilovası)</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2-3 yıl istikrarlı bir deneyimi olan,Dinamik ve iletişimi kuvvetli, Portföy yönetimi deneyimlemiş ve müşteri memnuniyeti odaklı çalışan, Hedeflerle çalışma motivasyonu ve başarma hırsı yüksek,İzmit, Körfez, Başiskele, Derince, Gölcük ilçelerinde ikamet eden ya da edebilecek.İŞ TANIMIŞirket değerlerini koruyup mevcut portföyünü yönetmek ve müşteri portföyünü geliştirerek şirketini sahada en iyi şekilde temsil etmek,Potansiyel sağlayabilecek bağımsız kanallar yaratarak, referans akışını hızlandırmak,Proje bazlı satışlara yönelik araştırmalar yapmak,Sorumlu olduğu bölgede aktif ziyaretler ve aktiviteler yaparak satış potansiyeli yaratmaya yönelik sürekli yeni fırsatlar geliştirme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572066">
            <text:p>3572066</text:p>
          </table:table-cell>
          <table:table-cell office:value-type="string">
            <text:p>Antalya, İstanbul(Avr.), İstanbul(Asya)</text:p>
          </table:table-cell>
          <table:table-cell office:value-type="string">
            <text:p>active</text:p>
          </table:table-cell>
          <table:table-cell office:value-type="string">
            <text:p>Detail-Aday</text:p>
          </table:table-cell>
          <table:table-cell office:value-type="string">
            <text:p>GENEL NİTELİKLER VE İŞ TANIMI En az Lise mezunu, İleri seviyede Rusça bilen,Tercihen Saha satış alanında deneyimli,Tercihen mevcut portföyü bulunan,Dinamik ve iletişimi kuvvetli,Portföy yönetimi deneyimlemiş ve müşteri memnuniyeti odaklı çalışan,Hedefleri, çalışma motivasyonu ve başarma hırsı yüksek,İstanbul, Antalya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863">
            <text:p>3604863</text:p>
          </table:table-cell>
          <table:table-cell office:value-type="string">
            <text:p>Adana, Ankara, Antalya, Bursa, Mersin, İstanbul(Avr.), İzmir, Kocaeli(İzmit, Darıca, Gebze, Çayırova, Körfez), Sakarya(Adapazarı), İstanbul(Asya)</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3-4 yıl istikrarlı bir deneyimi olan,Mevcut portföyü bulunan,Dinamik ve iletişimi kuvvetli,Portföy yönetimi deneyimlemiş ve müşteri memnuniyeti odaklı çalışan,Hedefleri, çalışma motivasyonu ve başarma hırsı yüksek,İstanbul, Ankara, İzmir, Kocaeli (İzmit-Gebze-Darıca-Çayırova),Sakarya(Adapazarı), Adana, Mersin, Bursa, Antalya'da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text:p>
          </table:table-cell>
          <table:table-cell table:number-columns-repeated="2" office:value-type="string">
            <text:p>Pronet Güvenlik Hizmetleri</text:p>
          </table:table-cell>
          <table:table-cell office:value-type="string">
            <text:p>Portföy Yöneticisi / Yönetmeni</text:p>
          </table:table-cell>
          <table:table-cell office:value-type="float" office:value="3604945">
            <text:p>3604945</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En az Lise mezunu, Saha satış alanında en az 3-4 yıl istikrarlı bir deneyimi olan,Mevcut portföyü bulunan,Dinamik ve iletişimi kuvvetli,Portföy yönetimi deneyimlemiş ve müşteri memnuniyeti odaklı çalışan,Hedefleri, çalışma motivasyonu ve başarma hırsı yüksek,Bursa' da ikamet eden ya da edebilecek.İŞ TANIMIŞirket değerlerini koruyup mevcut portföyünü yönetmek ve müşteri portföyünü geliştirerek şirketini, sahada en iyi şekilde temsil etmek,Sorumlu olduğu bölge içindeki ev ve iş yerlerine aktif ziyaretlerde bulunup, yeni müşteri kazanımı sağlayarak satış yapmak,Satış potansiyeli yaratmaya yönelik sürekli yeni fırsatlar geliştirmek,Potansiyel sağlayabilecek bağımsız kanallar yaratarak, referans akışını hızlandırmak,Proje bazlı satışlara yönelik araştırmalar yapmak,Şirket satış hedefleri ile uyumlu bireysel hedefler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eğerli Madenler ve Mamülleri / Kuyumculuk</text:p>
          </table:table-cell>
          <table:table-cell table:number-columns-repeated="2" office:value-type="string">
            <text:p>Boğaziçi Hediyelik Eşya ve El Sanatları San.ve Tic</text:p>
          </table:table-cell>
          <table:table-cell office:value-type="string">
            <text:p>Sekreter</text:p>
          </table:table-cell>
          <table:table-cell office:value-type="float" office:value="3504556">
            <text:p>3504556</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50 yılı aşkın tecrübesiyle Türkiye’nin en büyük ihracatçı şirketleri arasında yer alan, kuyumculuk sektöründe faaliyet gösteren şirketimiz için aşağıdaki niteliklere sahip "Sekreter/Danışma" arayışımız bulunmaktadır.İŞ TANIMI : Çağrıları cevaplamak, mesajları not almak ve yazışmaları yönetmek,Gelen müşterileri karşılamak, ilgili birimlere yönlendirmek,Görüşme organizasyonunu gerçekleştirmek, Gelen – Giden kargoları, postaları v.b  kayıt ederek, dağıtımını yönetmek, Gerektiğinde diğer birimlere destek olmak,  İlgili kuruluşlar ve müşterilerle iletişim kurmak, Müşteri bilgileri gizliliğini korumak. GENEL NİTELİKLER :En az Lise veya Meslek Yüksek Okullarının ilgili bölümlerinden mezun,Sözlü ve yazılı  iletişim kabiliyetine sahip, Ofis ekipmanlarını iyi derecede kullanabilen, (telefon, faks, yazıcı vs.)İş ve zaman yönetimi becerisi yüksek, Detaylara dikkat eden, İyi derecede İngilizce dil bilgisine sahip, Prezantabl, Yenibosna, Bahçelievler lokasyonuna ulaşım konusunda problemi olmaya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eğerli Madenler ve Mamülleri / Kuyumculuk</text:p>
          </table:table-cell>
          <table:table-cell table:number-columns-repeated="2" office:value-type="string">
            <text:p>Boğaziçi Hediyelik Eşya ve El Sanatları San.ve Tic</text:p>
          </table:table-cell>
          <table:table-cell office:value-type="string">
            <text:p>Yönetici Asistanı</text:p>
          </table:table-cell>
          <table:table-cell office:value-type="float" office:value="3590512">
            <text:p>3590512</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Yenibosna/Bahçelievler konumunda bulunan fabrikamız için,İş Tanımı        Yöneticinin özel ve resmi tüm yazışmalarını takip etmek ve sonuçlandırmak,        Fabrikaya gelen misafirleri karşılamak ve ilgili organizasyonları planlamak,        Yöneticinin seyahat organizasyonlarını yapmak (uçak-konaklama vb.)        Yöneticinin takvimini düzenlemek, toplantıları planlamak ve randevularını ayarlamak,        Yöneticinin dosyalama ve dokümantasyon işlemlerini yürütmek,        Gerekli sunumları hazırlamak, toplantı notları almak ve raporlamak,        Telefon, yazışma ve mail trafiğini yönetmek,        Yöneticisinin talep ettiği konular ile ilgili araştırma yapmak, bilgi toplamak ve sorumlu olduğu tüm iş konularında destek vermek,Genel Nitelikler        Üniversitelerin lisans programlarından mezun,        Yazılı ve sözlü iletişim becerisi yüksek,         Tercihen İngilizce bilen        Diksiyonu düzgün ve akıcı konuşabilen,         Dış görünümüne özen gösteren,        MS Office programlarına ve bilgisayar kullanımına hakim,        Sistemli ve düzenli çalışmayı prensip edinmiş,         Koordinasyon ve takip becerisi yüksek,         Sorumluluk sahibi, planlı, dikkatli, titiz, takipçi, çözüm odaklı ve düzenli çalışmayı kendisine prensip haline getirmiş,        Güler yüzlü, dinamik yapılı ve dış görünümüne önem veren,        Şirketi temsil kabiliyeti yüksek,        Yenibosna/Bahçelievler güzergahlarında ikamet eden (Güzergah dışı başvurular dikkate alınmayacaktır)Yönetici Asistanı ara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Firma Bilgisi Gizli</text:p>
          </table:table-cell>
          <table:table-cell office:value-type="string">
            <text:p>Üst Düzey Yönetici Asistanı</text:p>
          </table:table-cell>
          <table:table-cell office:value-type="float" office:value="3600239">
            <text:p>3600239</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GENEL NİTELİKLER VE İŞ TANIMI Sektörünün lider firmasında; faaliyet alanları yazılım , güvenlik sistemleri ve teknoloji olan  Grup Şirketlerimizin Genel Müdürüne asistanlık yapacak ‘’Üst Düzey Yönetici Asistanı ‘’arayışımız bulunmaktadır .İstenen Yetenek ve UzmanlıklarÜniversitelerin Lisans bölümlerinden mezun, Yazılı ve sözlü İngilizceye hakim, Benzer bir pozisyonda en az 3 yıl deneyimli, MS Office uygulamalarına hâkim, Sonuç odaklı, İletişim ve organizasyon becerisi yüksek, Takip ve koordinasyon yetenekleri gelişmiş, İş modelinde raporlama sistemine önem veren , Zaman yönetimi konusunda uzman , Özellikle yeni teknolojileri takip eden ve kendisini bu konuda geliştirmek isteyen,Seyahat engeli bulunmayan, İş Tanımı Genel Müdürün aylık, haftalık ve günlük çalışma programını oluşturulmak ve bununla ilgili her türlü koordinasyonu sağlamak,Genel Müdürün kurum içi toplantılarının organize edilmesini ve toplantı tutanaklarının tutulmasını sağlamak,Genel Müdür ile diğer birimler arasında koordinasyonu sağlamak,Kurum içinden gelen yazışma, sunum ve raporlamaların kontrol edilerek uygun formatta bağlı olduğu yöneticiye iletilmesini ve arşivlenmesini sağlamak,Genel Müdürün ziyaret ve görüşmelerini organize etmek, ziyaretçileri karşılamak, seyahat ve konaklama organizasyonlarını yapmak,Talep doğrultusunda gelen konular hakkında araştırma ve inceleme yaparak yöneticiye rapor sunmak,Genel Müdürün zamanını verimli kullanmasını sağlama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ALD AUTOMOTIVE TURİZM TİC. A. Ş.</text:p>
          </table:table-cell>
          <table:table-cell office:value-type="string">
            <text:p>Satış Sonrası Hizmetler Uzman Yardımcısı</text:p>
          </table:table-cell>
          <table:table-cell office:value-type="float" office:value="3554877">
            <text:p>3554877</text:p>
          </table:table-cell>
          <table:table-cell office:value-type="string">
            <text:p>İstanbul(Asya)(Beykoz)</text:p>
          </table:table-cell>
          <table:table-cell office:value-type="string">
            <text:p>active</text:p>
          </table:table-cell>
          <table:table-cell office:value-type="string">
            <text:p>Detail-Aday</text:p>
          </table:table-cell>
          <table:table-cell office:value-type="string">
            <text:p>GENEL NİTELİKLER VE İŞ TANIMI Kuruluşu 1946’ya dayanan ve Fransız Société Générale Grubu’nun %100 iştiraki olan ALD Automotive, 43 ülkede 6300'ün üzerinde çalışanı, dünyada 1,76 milyonun üzerinde araç filosu ile, global anlamda operasyonel kiralama hizmeti veren, dünyanın lider firmalarından biridir. ALD Automotive, faaliyet gösterdiği ülkelerde operasyonel kiralama ve filo yönetimi alanlarında Avrupa’da birinci sırada yer almaktadır.  Bulunduğu ülke sayısı itibariyle coğrafi dağılımı en geniş olan operasyonel kiralama firmasıdır.2005 yılında Türkiye pazarına girmiş, Société Générale Grubu’nun 100% iştiraki olan ALD Automotive Türkiye Merkez Ofisinde Satış Sonrası Hizmetler alanında yer alan birimlerimizde görevlendirilecek;Satınalma Uzman Yardımcısı (Dönemsel -1 Yıl) arayışımız bulunmaktadır.4 yıllık üniversite mezunuysan,Satınalma deneyimin varsa yada bu alanda kariyerini ilerletmek istersen,Orta derecede İngilizce bilgisine sahipsen,Analitik beceriye sahip ve raporlama alanında iyiyim diyorsan,MS Office programlarını etkin kullanabiliyorsan,Öğrenmeye ve yeniliklere açıksan,İyi iletişim ve organizasyon becerisine sahipsen,Ve en önemlisi : Otomotiv - Operasyonel Kiralama sektöründe yer almak istiyorsan, bu iş tam sana göre!İŞ TANIMITedarik sürecinde, ürün ve/ veya hizmet talep eden bölümler ile koordineli olarak çalışılmasıEndirekt satınalma işlemleri ile ilgili konularda şirket içi taleplerin toplanması, anlaşmalı tedarikçilerden ihale usulü teklif ve tedarik biligisi alınmasıSorumluluğu dahilinde olan alanlarda sözleşmelerin güncel tutulmasıSatınalma departmanı ile ilgili tüm fatura, evrak ve dökümanların kontrolünün yapılmasıSeyahat izni kapsamında gerçekleşecek tüm konaklama/ ulaşım vb. rezervasyonların acenta üzerinde sağlanması, vize süreçlerinin yönetilmesi, ilgili seyahat faturalarının kontrolünün yapılması,Müşteri tedarikçi kartlarının online sistem üzerinden açılmasıŞirket içerisinde yayınlanmış olan genel prosedürlerin uygulanmasını sağ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ALD AUTOMOTIVE TURİZM TİC. A. Ş.</text:p>
          </table:table-cell>
          <table:table-cell office:value-type="string">
            <text:p>Genel Muhasebe Uzman Yardımcısı</text:p>
          </table:table-cell>
          <table:table-cell office:value-type="float" office:value="3493472">
            <text:p>3493472</text:p>
          </table:table-cell>
          <table:table-cell office:value-type="string">
            <text:p>İstanbul(Asya)(Beykoz)</text:p>
          </table:table-cell>
          <table:table-cell office:value-type="string">
            <text:p>active</text:p>
          </table:table-cell>
          <table:table-cell office:value-type="string">
            <text:p>Detail-Aday</text:p>
          </table:table-cell>
          <table:table-cell office:value-type="string">
            <text:p>GENEL NİTELİKLER VE İŞ TANIMI GENEL NİTELİKLER VE İŞ TANIMIKuruluşu 1946’ya dayanan ve Fransız Société Générale Grubu’nun %100 iştiraki olan ALD Automotive, 43 ülkede 6700 çalışanı, dünyada 1,76 milyonun üzerinde araç filosu ile, global anlamda operasyonel kiralama hizmeti veren, dünyanın lider firmalarından biridir. ALD Automotive, faaliyet gösterdiği ülkelerde operasyonel kiralama ve filo yönetimi alanlarında Avrupa’da birinci sırada yer almaktadır.  Bulunduğu ülke sayısı itibariyle coğrafi dağılımı en geniş olan operasyonel kiralama firmasıdır.2005 yılında Türkiye pazarına girmiş, Société Générale Grubu’nun 100% iştiraki olan ALD Automotive Türkiye Merkez Ofisinde görevlendirilecek Muhasebe Uzman Yardımcısı (1 Yıllık Dönemsel) arayışımız bulunmaktadır.4 yıllık üniversite mezunu olmak,İyi derecede İngilizce bilgisine sahip olmak,MS Office programlarını etkin kullanmak,Konusunda en az 1 yıllık deneyime sahip olmak,Üstün problem çözme ve iş takibi yeteneğine sahip olmak,Zaman sınırı ile çalışabilmek,Öğrenmeye ve yeniliklere açık olmak &amp; muhasebe ilkelerini anlamak,Sonuç odaklı olmak,İyi iletişim ve organizasyon becerisine sahip olmakİŞ TANIMIDüzenlenen faturaların oluşturulması, organizasyonu ve talep edilen detaylarının gönderilmesi,Müşteri hesaplarının takibi ve mutabakatların yapılması,Erp sisteminden vade farkı tutarlarının hesaplanması ve faturalanması,Faturalamaya ait muhasebe süreçlerinin gerçekleştirilmesi,Sorumluluğu kapsamındaki şirket içi ve şirket dışı raporların hazırlanması,BS (Satış faturaları Beyanı) mutabakatının yapılması ve BS formunun hazırlanmasına destek olunması,Sorumluluğunda yer alan vergi beyannamelerinin hazır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Mavi Yaka İnsan Kaynakları</text:p>
          </table:table-cell>
          <table:table-cell office:value-type="string">
            <text:p>Genel Muhasebe Sorumlusu</text:p>
          </table:table-cell>
          <table:table-cell office:value-type="float" office:value="3604462">
            <text:p>3604462</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DANIŞMANLIĞINI YAPMAKTA OLDUĞUMUZ,TÜRKİYE'NİN EN BÜYÜK TEKNOLOJİ, DİJİTAL DÖNÜŞÜM VE YETKİNLİK GELİŞİM MERKEZİ OLAN MÜŞTERİMİZİN, ATAŞEHİR'DEKİ GENEL MÜDÜRLÜĞÜ BÜNYESİNDE ÇALIŞMAK ÜZERE,Mevzuat ve kanunlar çerçevesinde finansal işlemlerinin takibi,Muhasebe kayıtlarının oluşturulması,Aylık beyannamelerin hazırlanması,Cari hesap - BA/BS mutabakatlarının yapılmasıMuhasebe işlemlerinin takip ve kontrol edilmesi,Banka işlemleri ve günlük finansal operasyonların yürütülmesi,Vade ve ödeme yöntemi hakkında ilgili görüşmelerin yapılması ve alacakların takibini yaparak günlük alacak listelerinin oluşturulup raporlanması görevlerinden sorumlu olacak.Üniversitelerin, Muhasebe/ Finans ile ilgili lisans ya da ön lisans bölümlerinden mezun,Genel muhasebe alanında en az 3 yıl deneyimliMuhasebe süreçleri ile ilgili yasal mevzuata hakim,MS Office ve Logo Muhasebe programlarını kullanabilen,Erkek adaylar için askerlik görevini tamamlamış,İletişimi kuvvetli, takım çalışmasında başarılıAnalitik düşünebilen, çözüm odaklı, etkin planlama, raporlama ve organizasyon yeteneğine sahip,İstanbul Anadolu yakasında ikamet eden,"GENEL MUHASEBE PERSONELİ" ara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ALD AUTOMOTIVE TURİZM TİC.A.Ş.</text:p>
          </table:table-cell>
          <table:table-cell office:value-type="string">
            <text:p>Kredi Risk Uzmanı</text:p>
          </table:table-cell>
          <table:table-cell office:value-type="float" office:value="3013438">
            <text:p>3013438</text:p>
          </table:table-cell>
          <table:table-cell office:value-type="string">
            <text:p>İstanbul(Asya)(Beykoz)</text:p>
          </table:table-cell>
          <table:table-cell office:value-type="string">
            <text:p>active</text:p>
          </table:table-cell>
          <table:table-cell office:value-type="string">
            <text:p>Detail-Aday</text:p>
          </table:table-cell>
          <table:table-cell office:value-type="string">
            <text:p>GENEL NİTELİKLER VE İŞ TANIMI Kuruluşu 1946’ya dayanan ve Fransız Société Générale Grubu’nun %100 iştiraki olan ALD Automotive, 43 ülkede 6700 çalışanı, dünyada 1,76 milyonun üzerinde araç filosu ile, global anlamda operasyonel kiralama hizmeti veren, dünyanın lider firmalarından biridir. ALD Automotive, faaliyet gösterdiği ülkelerde operasyonel kiralama ve filo yönetimi alanlarında Avrupa’da birinci sırada yer almaktadır.  Bulunduğu ülke sayısı itibariyle coğrafi dağılımı en geniş olan operasyonel kiralama firmasıdır.2005 yılında Türkiye pazarına girmiş, Société Générale Grubu’nun 100% iştiraki olan ALD Automotive Türkiye Merkez Ofisinde görevlendirilecek KREDİ RİSK YÖNETMENİ arayışımız bulunmaktadır.4 yıllık üniversite mezunu olmak,İyi derecede İngilizce bilgisine sahip olmak,MS Office programlarını etkin kullanmak,Konusunda en az 3 yıllık deneyime sahip olmak,Takım çalışması odaklı olmak,Öğrenmeye ve yeniliklere açık olmakSonuç odaklı olmak,İyi İletişim ve organizasyon becerisine sahip olmakİŞ TANIMIMüşterilerin kredi analizinin ve istihbaratının yapılması.Piyasa sektörel risklerinin tespit edilmesi ve raporlanmasıALD International ve ALD Türkiye kredi/risk değerlendirme prosedürlerine uygun olarak kredi dosyalarının hazırlanmasıPiyasa risklerinin ve sektörel risklerin tespit edilerek, müşterilerin finansal verilerinin analiziSG ve ALD International ile ortak müşterilerin kredi analizlerinin ilgili yurtdışı birimleri ile haberleşme ve ortak iletişimin sağlanmasıŞirket içi ve SG nezdinde kullanılan uygulamalar vasıtası ile kredi derecelendirmesinin yapılmasıMüşteri kredibilite hesaplarının ve risklerinin şirket sistemi üzerinde güncel olarak bulunmasının teminiPeriodik raporlama ve değerlendirmeler için veri ve istatistiklerin hazırlanmasına katkıda bulunulması.ALD'de her çalışanın en iyi koşullarda çalışmasını sağlamayı ve tam potansiyelini ortaya koymasını teşvik etmeyi amaçlıyoruz. İşyerinde çeşitliliği ve kapsayıcılığı teşvik etmeye, her bireyin farklılıklarından sinerji oluşturmaya, müşterilerimizin ve içinde faaliyet gösterdiğimiz toplumun çeşitliliğini yansıtmaya kararlıyız. In ALD, we aim to enable each employee to work in the best conditions and encourage to express full potential. We are committed to promoting diversity and inclusion in the workplace, creating synergies from the differences of each individual, reflecting the diversity of our customers and the society in which we operate.</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ALD AUTOMOTIVE TURİZM TİC. A. Ş.</text:p>
          </table:table-cell>
          <table:table-cell office:value-type="string">
            <text:p>Satış Sonrası Hizmetler Uzmanı</text:p>
          </table:table-cell>
          <table:table-cell office:value-type="float" office:value="3607672">
            <text:p>3607672</text:p>
          </table:table-cell>
          <table:table-cell office:value-type="string">
            <text:p>İstanbul(Asya)(Beykoz)</text:p>
          </table:table-cell>
          <table:table-cell office:value-type="string">
            <text:p>active</text:p>
          </table:table-cell>
          <table:table-cell office:value-type="string">
            <text:p>Detail-Aday</text:p>
          </table:table-cell>
          <table:table-cell office:value-type="string">
            <text:p>GENEL NİTELİKLER VE İŞ TANIMI GENEL NİTELİKLER VE İŞ TANIMIKuruluşu 1946’ya dayanan ve Fransız Société Générale Grubu’nun %100 iştiraki olan ALD Automotive, 43 ülkede 6300'ün üzerinde çalışanı, dünyada 1,76 milyonun üzerinde araç filosu ile, global anlamda operasyonel kiralama hizmeti veren, dünyanın lider firmalarından biridir. ALD Automotive, faaliyet gösterdiği ülkelerde operasyonel kiralama ve filo yönetimi alanlarında Avrupa’da birinci sırada yer almaktadır.  Bulunduğu ülke sayısı itibariyle coğrafi dağılımı en geniş olan operasyonel kiralama firmasıdır.2005 yılında Türkiye pazarına girmiş, Société Générale Grubu’nun 100% iştiraki olan ALD Automotive Türkiye Merkez ofisinde Satış Sonrası Hizmetler alanında yer alan birimlerimizde görevlendirilecek;Operasyon Uzmanı / Uzman Yardımcısı arayışımız bulunmaktadır.GÖREV TANIMIALD Automotive’deki hasarlı araçlarla ile ilgili, sigorta hasar süreçlerinin takip etmek, dosya onay süreçlerine destek olmak.Sigorta ve rücu işlemlerine ilişkin evrakları hazırlamak, süreci takip etmek ve karşı sigorta şirketi ile gerektiğinde iletişim kurmak. Rücu işlemleri için ödeme emir süreçlerinin yönetilmesini sağlamak.ALD Automotive araçlarının kasko üretim ve trafik sigortası yenileme listelerini broker ile paylaşmak ve süreci takip etmek.Kullanıcı hatalarını takip etmek ve müşterilere düzenli olarak yansıtmaları yapmak.Teknik servis birimi tedarikçileri ile KYC ve sözleşme süreçlerini yürütmek.Yurtdışı green card ve kasko poliçelerini hazırlamak , ilgili maliyetlerinin müşterilere yansıtmak.Sigorta hasar süreçleri için müşterilerden gelen şikayetlerin aylık olarak raporlamak ve çözüm önerilerini tedarikçilerle paylaşmak.Pert süreçlerinde servislerle iletişime geçmek ve gereken evrakları temin etmek.Hasar onarım raporlarının oluşturulmasına destek vermek ve müşterilerle paylaşmak.Aylık ve çeyrek dönemlerde sigorta mutabakat süreçlerine destek ve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ALD AUTOMOTIVE TURİZM TİC. A. Ş.</text:p>
          </table:table-cell>
          <table:table-cell office:value-type="string">
            <text:p>Genel Başvuru</text:p>
          </table:table-cell>
          <table:table-cell office:value-type="float" office:value="2793494">
            <text:p>2793494</text:p>
          </table:table-cell>
          <table:table-cell office:value-type="string">
            <text:p>İstanbul(Asya)(Beykoz)</text:p>
          </table:table-cell>
          <table:table-cell office:value-type="string">
            <text:p>active</text:p>
          </table:table-cell>
          <table:table-cell office:value-type="string">
            <text:p>Detail-Aday</text:p>
          </table:table-cell>
          <table:table-cell office:value-type="string">
            <text:p>GENEL NİTELİKLER VE İŞ TANIMI Kuruluşu 1946’ya dayanan ve Fransız Société Générale Grubu’nun %100 iştiraki olan ALD Automotive, 43 ülkede 6700 çalışanı, dünyada 1,76 milyonun üzerinde araç filosu ile, global anlamda operasyonel kiralama hizmeti veren, dünyanın lider firmalarından biridir. ALD Automotive, faaliyet gösterdiği ülkelerde operasyonel kiralama ve filo yönetimi alanlarında Avrupa’da birinci sırada yer almaktadır.  Bulunduğu ülke sayısı itibariyle coğrafi dağılımı en geniş olan operasyonel kiralama firmasıdır.2005 yılında Türkiye pazarına girmiş, Société Générale Grubu’nun 100% iştiraki olan ALD Automotive Türkiye Merkez Ofisi için;Genel Başvuru ilanımızı altta bulabilirsiniz.*Bu bir Genel Başvuru ilanıdır, belli bir pozisyonu doldurmak amacıyla yayınlanmamıştır. Bu ilana yapılan başvurular, ileride oluşabilecek tüm pozisyonlar için değerlendirmeye alınacaktır.Otomotiv dünyasına ilgiliyseniz,Lisans ve üzeri mezunuysanız,İngilizceniz iyi ve üzeri ise,Alanınızda 1-2 yıl deneyimli iseniz,Takım çalışmasından mutlu oluyorsanız,sizleri de aramızda görmek isteriz.İŞ TANIMIBaşvuru yaparken çalışmak istediğiniz iş alanı ve tercih ettiğiniz birimi kısa bir ön yazı ile belirtmenizi rica ederiz.ALD'de her çalışanın en iyi koşullarda çalışmasını sağlamayı ve tam potansiyelini ortaya koymasını teşvik etmeyi amaçlıyoruz. İşyerinde çeşitliliği ve kapsayıcılığı teşvik etmeye, her bireyin farklılıklarından sinerji oluşturmaya, müşterilerimizin ve içinde faaliyet gösterdiğimiz toplumun çeşitliliğini yansıtmaya kararlıyız. In ALD, we aim to enable each employee to work in the best conditions and encourage to express full potential. We are committed to promoting diversity and inclusion in the workplace, creating synergies from the differences of each individual, reflecting the diversity of our customers and the society in which we operate.</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por</text:p>
          </table:table-cell>
          <table:table-cell table:number-columns-repeated="2" office:value-type="string">
            <text:p>Mars Sportif Tesis İşletmeciliği A.Ş.</text:p>
          </table:table-cell>
          <table:table-cell office:value-type="string">
            <text:p>Teknik Personel</text:p>
          </table:table-cell>
          <table:table-cell office:value-type="float" office:value="3570927">
            <text:p>3570927</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MAC/One, MACFit ve NuSpa markalarımızla Türkiye'nin en büyük Fitness Operatörü Mars Athletic olarak, kulüplerimizde görev alacak ve "İyi Yaşam Topluluğu" muzun bir parçası olacak İstanbul'da bulunan kulüplerimizde değerlendirilmek üzere Teknik Personel arıyoruz! Ne Arıyoruz?Tercihen Meslek Yüksek Okulu Tesisat Teknolojisi ve İklimlendirme mezunu veya Meslek Lisesi mezunu,3-5 yıl hizmet sektöründe deneyimli olan,İklimlendirme, mekanik veya sıhhi tesisat belgesine sahip,Teknik el becerisine güvenen,Mekanik, sıhhi tesisat işlerini yapabilecek,Temel düzeyde elektrik-elektronik bilgisi olan,Ekip çalışmasına yatkın,Sonuç odaklı ve sorumluluk sahibi,Dikkatli, titiz çalışan,Takım çalışmasına yatkın,İletişim becerileri kuvvetli,Erkek adaylar için askerlikle ilişiği olmayan,Esnek çalışma saatlerine uyum sağlayabilecek,Vardiyalı sistemle çalışabilecek.Ne Yapacaksınız?Kulüp içerisindeki havalandırma, mekanik, sıhhi tesisat, iklimlendirme ve soğutma sistemlerinin bakım ve onarımlarının sağlanması,Onarım için satın alma ile irtibat sürecinin yürütülmesi,Zamanlama / kontrol listesini mümkün olduğunca yakından takip edilmesi,Tamamlanan görevleri zamana göre kayıt altına alınması.</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Gıda, Restaurant - Cafe - Bar, Restaurant - Bar - Cafe</text:p>
          </table:table-cell>
          <table:table-cell table:number-columns-repeated="2" office:value-type="string">
            <text:p>Cinnabon Türkiye / Sadık Group Yatırım İnşaat ve Ticaret Limited Şirketi</text:p>
          </table:table-cell>
          <table:table-cell office:value-type="string">
            <text:p>Operasyon Müdürü</text:p>
          </table:table-cell>
          <table:table-cell office:value-type="float" office:value="3608112">
            <text:p>3608112</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QUALIFICATIONS AND JOB DESCRIPTION We are looking for a professional Operations Manager who canoversee the short-and long-term planning for all Café &amp; Bakeries operations in Cinnabon.Manages front- and back-of-house operations to achieve customer satisfaction and quality service while meeting or exceeding financial goals.The specific duties of an Operations Manager include formulating strategy, improving performance, procuring material and resources and securing compliance. You should be ready to mentor your team members, find ways to increase quality of customer service and implement best practices across all levels.JOB REQUIREMENTSDevelop a business plan,Develop a risk management framework, policy, and process,Develop and establish a financial budget and plans,Develop and maintain business continuity strategies, policies, and guidelines,Develop managers and high potential employees through organizational talentcapability review,Develop a service recovery framework,Drive customer loyalty for service excellence,Drive service quality and customer satisfaction,Establish and maintain strategic business partner relationships,Establish business continuity processes,Establish business strategies for the business function,Facilitate innovation and lead managers to manage change,Facilitate innovation process within the organization,Foster business relationships and organizational diversity,Lead outlet managers to develop organizational and governance strategies,Manage compliance with food and beverage hygiene policies and procedures,Oversee revenue and expenditure management,Oversee and manage the outlets’ Profit and Loss by meeting monthly sales target,Provide leadership during crisis situations,Resolve conflicts with stakeholders,Strategize service operations.REQUIREMENTS AND SKILLSCafe &amp; restaurant experience,Proven work experience as Operations Manager role and ong term work available inprevious experience,Knowledge of organizational effectiveness and operations management,Experience budgeting and forecasting,Familiarity with business and financial principles,Excellent communication skills,Leadership ability,Outstanding organizational skills,Advanced knowledge of English,</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ıda, Restaurant - Cafe - Bar, Restaurant - Bar - Cafe</text:p>
          </table:table-cell>
          <table:table-cell table:number-columns-repeated="2" office:value-type="string">
            <text:p>Cinnabon Türkiye / Sadık Group Yatırım İnşaat ve Ticaret Limited Şirketi</text:p>
          </table:table-cell>
          <table:table-cell office:value-type="string">
            <text:p>Barista</text:p>
          </table:table-cell>
          <table:table-cell office:value-type="float" office:value="3583358">
            <text:p>3583358</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ENEL NİTELİKLER VE İŞ TANIMI Cinnabon Türkiye olarak, ANADOLU YAKASI ve AVRUPA YAKASIşubelerimizde çalışacak takım arkadaşları arıyoruz. Taze, aromalı ve sıcacık tarçınlı tatlıları, dünyaca ünlü kahve çeşitleri ve soğuk içecekleri ile tanınan dünyanın en tatlı markasının bir parçası olmak istiyorsanız başvurunuzu bekliyoruz.POZİSYON GEREKLİLİKLERİEn az lise mezunuTercihen yiyecek-içecek sektöründe deneyimli,Soğuk ve sıcak içecekler konusunda bilgi sahibi (Barista deneyimi tercih sebebi),Vardiyalı çalışma saatlerine uyum sağlayabilen,Uluslararası bir zincirde kariyer hedefleyen,İnsan ilişkileri ve iletişim becerileri güçlü,Kişisel bakım ve temizliğine özen gösteren,Müşteri odaklı, güler yüzlü ve satış becerileri gelişmiş,Takım ruhuna inanan ve takım oyuncusu olarak hareket edebilecek,Öğrenmeye/gelişmeye açık ve istekli,Erkek adaylar için askerlik görevini tamamlamış olması gerekmektedir.İŞ TANIMIMağazalarımızı ziyaret eden misafirlerimizin ihtiyaçlarına cevap vererek, kaliteli ve yüksek standartlarda ürün hazırlayıp sunmak(Hamur açmak, sıcak-soğuk içecek hazırlamak),Prosedürlere uygun olarak misafir siparişlerini almak, satış işlemlerini doğru ve eksiksiz yerine getirmek,Önceden hazırlanmış haftalık vardiya çizelgelerine göre hareket etmek,Kasa işlemlerini doğru ve eksiksiz bir şekilde gerçekleştirmek,Mağazanın tüm alanlarını ve kullanılan ekipmanları temizlemek ve temiz tutmak,Günlük, haftalık ve aylık periyodlarda hazırlanan temizlik, bakım-onarım sorumluluklarını yerine getirmek,Vardiya esnasında oluşabilecek aksaklık ve değişiklikleri bağlı bulunduğu yöneticisine bildirmek,Görevli olduğu mağazada oluşabilecek ve yöneticisi tarafından verilecek yeni görevleri yerine getirebilecek ekip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Pratik Aday Servisi</text:p>
          </table:table-cell>
          <table:table-cell office:value-type="string">
            <text:p>Muhasebe Uzmanı</text:p>
          </table:table-cell>
          <table:table-cell office:value-type="float" office:value="3564695">
            <text:p>3564695</text:p>
          </table:table-cell>
          <table:table-cell office:value-type="string">
            <text:p>Adana(Seyhan)</text:p>
          </table:table-cell>
          <table:table-cell office:value-type="string">
            <text:p>active</text:p>
          </table:table-cell>
          <table:table-cell office:value-type="string">
            <text:p>Detail-Aday</text:p>
          </table:table-cell>
          <table:table-cell office:value-type="string">
            <text:p>GENEL NİTELİKLER VE İŞ TANIMI Danışmanlığını yapmakta olduğumuz, kağıt sektöründe Adana'da faaliyet gösteren firmamız için "Muhasebe Uzmanı" arayışımız bulunmaktadır.Tesisden ve bağlı bulunan şubelerden gerçekleştirilen tüm finans ve mali iş süreçlerinin yürütülmesiKredi Kartı Tahsilat-Gelen giden havale takibi-resmi muhasebenin takip ve kontrolüÖn Muhasebe süreçlerinin kontrolü</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Aydınlatma</text:p>
          </table:table-cell>
          <table:table-cell table:number-columns-repeated="2" office:value-type="string">
            <text:p>HB LUX TEKNOLOJI SAN VE TIC LTD STI</text:p>
          </table:table-cell>
          <table:table-cell office:value-type="string">
            <text:p>Finans ve Operasyonlar Direktörü</text:p>
          </table:table-cell>
          <table:table-cell office:value-type="float" office:value="3591923">
            <text:p>3591923</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Şirketimizin Ankara Ivedik OSB Merkez Ofisinde görevlendirilmek üzere;İletişimi güçlü,Operasyon deneyimine sahip,Üniversitelerin İktisat, İşletme, Maliye vb. bölümlerinden mezun,İlgili ön muhasebe uygulamalarını bilen ve ön muhasebeye hakimE-fatura, E-defter, E-irsaliye uygulamaları konusunda tecrübeliVergi, SGK konularına hakim, Güçlü iletişim becerilerine sahip,Lojistik ve gümrük takibini yapabilecek, Banka ve Diğer Firmalar ile ikili ilişkileri yürütebilecekEkip çalışmasına yatkın,MS Ofis programlarını kullanabilenİş ve Görev takibi konusunda detaylara önem veren, titiz, dikkatli ve sonuç odaklı çalışabilecek.Uzun dönemli kariyer arayışında olanGiyimine özen gösterenUlaşım problemi yaşamayacakTakım çalışmasına yatkın,personel alınacaktır.BAŞVURULARA KURUMUMUZ TARAFINDAN DÖNÜLECEKTİRLÜTFEN FİRMAMIZI TELEFONLA ARAMAYINIZ</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Morfose Kişisel Bakım Ve Kozmetik ürünleri San. Tic. A.Ş.</text:p>
          </table:table-cell>
          <table:table-cell office:value-type="string">
            <text:p>Finans Uzmanı</text:p>
          </table:table-cell>
          <table:table-cell office:value-type="float" office:value="3021347">
            <text:p>3021347</text:p>
          </table:table-cell>
          <table:table-cell office:value-type="string">
            <text:p>İstanbul(Avr.)(Silivri)</text:p>
          </table:table-cell>
          <table:table-cell office:value-type="string">
            <text:p>active</text:p>
          </table:table-cell>
          <table:table-cell office:value-type="string">
            <text:p>Detail-Aday</text:p>
          </table:table-cell>
          <table:table-cell office:value-type="string">
            <text:p>GENEL NİTELİKLER VE İŞ TANIMI Kozmetik ve kişisel bakım ürünleri üretimi yapan şirketimizin Silivri Gazitepe'de faaliyet gösteren fabrikasında Finans Uzman Yardımcısı olarak görevlendirilmek üzere markamıza değer katmak, hikayemize ortak olmak isteyen takım arkadaşı arıyoruz. Üniversitelerin ilgili bölümlerinden mezun,Tercihen hızlı tüketim sektöründe tecrübeli,İletişim ve organizasyon becerileri gelişmiş, ikna kabiliyeti yüksek,İş disiplini ve takip yeteneği olan,Detaylara önem veren, çözüm odaklı, analitik yönü ve raporlama becerileri kuvvetli,Aktif olarak araç kullanabilenTercihen Avrupa yakasında ikamet eden, ( Avcılar, Beylikdüzü, Esenyurt, Büyükçekmece, Silivri ve Çatalca ) İş TanımıYurtiçi ve Yurtdışı cari borç alacak takibinin yapılması,Ödeme ve nakit akış planının hazırlanması,Banka hesaplarının güncel likitide takibinin yapılması,Pos tahsilatlarının takip edilmesi,Günlük kasa hareketlerinin raporlanması,Ay sonu tahsilat ve ciro raporlarının hazırlan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Veri Merkezi, İnşaat</text:p>
          </table:table-cell>
          <table:table-cell table:number-columns-repeated="2" office:value-type="string">
            <text:p>SERBAN İNŞAAT SANAYİ VE TİCARET A.Ş.</text:p>
          </table:table-cell>
          <table:table-cell office:value-type="string">
            <text:p>Finans Uzmanı</text:p>
          </table:table-cell>
          <table:table-cell office:value-type="float" office:value="3607692">
            <text:p>3607692</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Açık Holding, 22 şirketi ve 2500’ü aşkın personeliyle, 20’den fazla ülkede; yenilikçi yaklaşımıyla teknolojiyi odağına alarak daha iyi bir gelecek için çalışmaktadır. Teknoloji merkezli bir şirketler topluluğu olarak; telekom ve bilişim teknolojileri, havacılık ve savunma sanayii, inşaat, operasyonel teknolojiler, sağlık ve sağlık teknolojileri, turizm gibi 6 kritik alanda çeyrek asrı aşkın süredir faaliyet göstermektedir.Açık Holding bünyesinde İnşaat &amp; Gayrimenkul alanında faaliyet gösteren Serban İnşaat, veri merkezi projelerinden altyapı işlerine, siber teknoloji ve güvenlik binalarından otel, avm ve konut projelerine kadar yapı sektörüne anahtar teslim hizmet vermektedir.Şirketimizin İstanbul Avrupa Yakası'nda bulunan ofisinde görevlendirilmek üzere "Finans Uzmanı" arayışımız bulunmaktadır. Genel NiteliklerÜniversitelerin tercihen Ekonomi, İktisat, İşletme ve Maliye bölümlerinden mezun,Finansal uygulamalar, nakit akış yönetimi ve raporlama konularında en az 5 yıl deneyimli,ERP programı kullanmış, Tek düzen hesap planına hakim, Temel muhasebe (mizan, bilanço, gelir gider tabloları) bilgisine sahip,MS Office programlarına hakim, Erkek adaylar için askerlik görevini tamamlamış. İş TanımıŞirketin haftalık/aylık ödeme ve tahsilatlarını düzenli olarak gerçekleştirmek.Finansal gelir ve giderlerin, kasa ve banka hareketlerini günlük olarak takip etmek.Nakit akışı süreçlerini yürütmek. Yurt içi ve yurt dışı bankacılık işlemleri (havale, EFT, virman vb.) ile ilgili gerekli talimatları hazırlamak ve muhasebeleştirmek.Yönetim ve şirket raporlarını hazırlamak. Finansal kaynaklara ilişkin; likidite ve faaliyet nakdi ile ilgili operasyonları yürütmek, raporlamak, kayıt altına almak.Finansal hedefler doğrultusunda gerekli finansal aksiyonları alarak işletme sermayesi yönetimine katkı sağlamak.Dönem sonlarında kayıtları kontrol etmek ve ilgili tabloları hazırlamak.Banka ve resmi daireler nezdinde şirket faaliyetlerini takip etmek.Banka işlemleri ve finans operasyonları kapsamında şirket muhasebe departmanı ile entegre çalışma süreçlerini yap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laç Sanayi</text:p>
          </table:table-cell>
          <table:table-cell table:number-columns-repeated="2" office:value-type="string">
            <text:p>World Medicine İlaç San.Ve Tic. A.Ş.</text:p>
          </table:table-cell>
          <table:table-cell office:value-type="string">
            <text:p>Finans Uzmanı</text:p>
          </table:table-cell>
          <table:table-cell office:value-type="float" office:value="3554432">
            <text:p>3554432</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Güneşli’ de bulunan şirketimizde görevlendirilmek üzere;• Üniversitelerin İktisadi ve İdari Bilimler Fakültelerinden mezun,• Muhasebe veya finans bölümünde 2 yıl tecrübeli,• Ofis programlarını iyi derecede kullanabilen,• Analitik düşünme yeteneği yüksek,• Askerlik hizmetini tamamlamış (erkek adaylar için),• İyi derecede İngilizce ve Rusça bilen,İstanbul Avrupa yakasında ikamet eden." Finans Uzmanı" aranmaktadı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Lastik / Kauçuk</text:p>
          </table:table-cell>
          <table:table-cell table:number-columns-repeated="2" office:value-type="string">
            <text:p>KANIK ŞİRKETLER GRUBU <text:s/>Özka Lastik ve Kauçuk San. Tic. A.Ş.</text:p>
          </table:table-cell>
          <table:table-cell office:value-type="string">
            <text:p>Finans Uzmanı</text:p>
          </table:table-cell>
          <table:table-cell office:value-type="float" office:value="3610134">
            <text:p>3610134</text:p>
          </table:table-cell>
          <table:table-cell office:value-type="string">
            <text:p>Kocaeli(İzmit)</text:p>
          </table:table-cell>
          <table:table-cell office:value-type="string">
            <text:p>active</text:p>
          </table:table-cell>
          <table:table-cell office:value-type="string">
            <text:p>Detail-Aday</text:p>
          </table:table-cell>
          <table:table-cell office:value-type="string">
            <text:p>GENEL NİTELİKLER VE İŞ TANIMI Şirket menfaatleri doğrultusunda banka masraf ve komisyonlarının, finansman giderlerinin takibini yapmak,Kısa, orta ve uzun vadeli kredilerin kullanılmasını sağlamak,Müşteri çeklerinin takibini yapmak,İhracat bedellerinin takibini yapmak,Vergi ve SGK ödemelerini yapmak,Bankalara gerekli evrakların ve finansal tabloların gönderilmesini sağlamak,İthalat akreditiflerini açmak ve takip etmek ,Kredi faiz raporlarını hazırlamak,Limit risk kontrollerini yapmak,Leasing ve faktöring işlemlerini yapmak ve takip etmek,Bankalar ile şirket arasındaki iletişimini sağlamak,Kambiyo işlemleri,Haftalık aylık nakit akış tablolarını hazırlamak,Fatura temlik işlemlerini yapmak,Çek istihbarat işlemlerini yapmak,Banka kredi ve hesap sözleşmelerinin yenilenmesini sağlamak,Kredi limit çalışmaları ve şirket profili ile ilgili evrakları bankalara göndermek,Ödeme planlarının güncelleştirilmesini sağlamak,Genel Nitelikler ;Üniversitelerin ilgili lisans programlarından mezun (İktisat, işletme, Finans, Ekonomi ve Bankacılık vb.)Finans alanında en az 5 yıl iş deneyimine sahip,Mali tablolara analizi konusunda ileri seviyede bilgi sahibi,SAP bilgi deneyimi olan,İletişim ve müzakere yetkinliği güçlü,İş takibi ve raporlama konularında başarılı,Problem çözme ve analitik düşünme yeteneği gelişmiş.</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Farmasi Kozmetik </text:p>
          </table:table-cell>
          <table:table-cell office:value-type="string">
            <text:p>Finans Uzmanı</text:p>
          </table:table-cell>
          <table:table-cell office:value-type="float" office:value="3594195">
            <text:p>3594195</text:p>
          </table:table-cell>
          <table:table-cell office:value-type="string">
            <text:p>İstanbul(Asya)(Çekmeköy)</text:p>
          </table:table-cell>
          <table:table-cell office:value-type="string">
            <text:p>active</text:p>
          </table:table-cell>
          <table:table-cell office:value-type="string">
            <text:p>Detail-Aday</text:p>
          </table:table-cell>
          <table:table-cell office:value-type="string">
            <text:p>GENEL NİTELİKLER VE İŞ TANIMI Temeli 1950’lerde atılan Farmasi, renkli kozmetik, cilt ve kişisel bakım, ev temizlik ürünleri ve gıda takviyeleri kategorilerinde Türkiye’de lider üretici ve satıcı konumundadır.125 ülkeye ihracatı olan Farmasi, 33 ülkede faaliyet göstermekte olup Dünya’nın 28. en büyük Doğrudan Satış Şirketi’dir. Türkiye’nin lider doğrudan satış ve üretim firması Farmasi’de Finans departmanına bağlı tutkulu, çalışkan, sorumluluk sahibi, başarı odaklı ve Farmasi’li olma heyecanını şimdiden hisseden “Finans Uzmanı” aramaktayız.Farmasi'nin büyüyen yapısı içinde olmak isterseniz başvurularınızı bekliyoruz!SorumluluklarHazine yönetimi, nakit kontrolü ve kredilere ilişkin tüm süreçlerin yönetilmesiNakit akışı planlamasının aktif olarak yürütülmesi ve raporlanmasıGrup şirketlerinin günlük ve aylık nakit akışının hazırlanmasıHazinenin günlük operasyonlarını gerçekleştirmekBankalar ve finans kuruluşları ile ilişkilerin yönetilmesiBeyanname ve bildirimlerin resmi kurumlara eksiksiz ve zamanında iletilmesi için gerekli kontrollerin yapılmasıHazine ile ilgili projelerde aktif rol almakŞirket ihtiyacına yönelik Limit/Risk Tablolarının hazırlanması ve aktif limit takibinin yapılması; Şirket hedefleri doğrultusunda yeni kredi limitleri üzerinde çalışmak ve talep edilen tüm evrakların hazırlanmasını organize etmekFinansal bilgiler için otomasyon süreçlerine katkıda bulunmakNiteliklerÜniversitelerim Ekonomi, İşletme, Mühendislik veya ilgili alanlarından mezunGüçlü analitik beceriler gerektiren rollerde en az 3 yıl deneyimliAnalitik yanı güçlü İleri düzey Excel bilgisine sahip Tercihen iyi seviyede İngilizce bilgisine sahip Tercihen İyi düzeyde SAP ve BW bilgisine sahip Sunum ve iletişim becerileri kuvvetli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Bilişim Makine ve Ekipmanları</text:p>
          </table:table-cell>
          <table:table-cell table:number-columns-repeated="2" office:value-type="string">
            <text:p>FORM MAKİNE</text:p>
          </table:table-cell>
          <table:table-cell office:value-type="string">
            <text:p>Finans Uzmanı</text:p>
          </table:table-cell>
          <table:table-cell office:value-type="float" office:value="3559330">
            <text:p>3559330</text:p>
          </table:table-cell>
          <table:table-cell office:value-type="string">
            <text:p>İstanbul(Asya)(Ümraniye, Ataşehir, Sancaktepe)</text:p>
          </table:table-cell>
          <table:table-cell office:value-type="string">
            <text:p>active</text:p>
          </table:table-cell>
          <table:table-cell office:value-type="string">
            <text:p>Detail-Aday</text:p>
          </table:table-cell>
          <table:table-cell office:value-type="string">
            <text:p>GENEL NİTELİKLER VE İŞ TANIMI İŞİN TANIMI Günlük banka operasyon işlemlerinin yürütülmesi ve tüm bankacılık işlemlerinin takibi• Bankalarla daimi iletişim halinde kalarak süreçleri yürütmek• Günlük / Haftalık Borç /Alacak listesinin hazırlanması, onay sürecinin tamamlanması ve ödeme çıkışlarının sağlanması• Nakit akış takibi ve tabloların hazırlanması• Finans'a ait banka kayıtlarının ilgili TİGER sistemine girişi• Teminat mektubu süreçlerinin takibi• Çek ve senet işlemlerinin takibi ve muhasebe kayıtlarının yapılması• Kredi kullanım ve kredi kapama işlemlerinin takibi ve muhasebe kayıtlarının yapılması• Kasa işlemlerinin takibi ve muhasebe kayıtlarının yapılması• Dbs / DTS sistemine ilgili fatura yüklemelerini yapmak• Vergi ödemelerinin takibi (SGK-Muhtasar-KDV)• Döviz alım-satım, kur ve arbitraj işlemleri• Banka kredi, limit ve risk işlemlerinin takibi• Sodekso listelerinin hazırlanıp sisteme yüklenmesi ve takibi• Yönetimin talep ettiği diğer raporları hazırlamak• Kur farkı çalışmalarının / hesaplamalarının yapılması ve takibi• Diğer Muhtelif finansal işlemlerin yapılması  GENEL NİTELİKLER-Üniversitelerin İşletme, İktisat vb. Lisans bölümlerinden mezun-İkili ilişkileri kuvvetli-Sabırlı, dikkatli, titiz-Excel ve World programına hâkim-Logo tiger bilen-Benzer pozisyonda en az 3 yıllık iş deneyimine sahip,-Takım çalışmasına yatkın, önem veren,-24-35 yaş aralığında,-Erkek adaylarda askerliğini tamamlamış</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Finans Uzmanı</text:p>
          </table:table-cell>
          <table:table-cell office:value-type="float" office:value="3612362">
            <text:p>3612362</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Ankara merkezli ofisimizde görevlendirilecek, aşağıda iş tanımı belirtilen " Finans Uzmanı "arayışımız bulunmaktadır.GENEL NİTELİKLER  :Üniversitelerin İktisat, İşletme, Muhasebe, Maliye vb. bölümlerinden mezunFinans alanında en az 7 yıl deneyimli,Finans süreçlerini yürütebilen,Bankacılık, işlem ve süreçlerine hâkimİyi derecede SAP FI modülünü kullanabilenFinansal planlama, bütçe, nakit akışı, kredi, banka ödemeleri gibi konuları yapabilecek,MS Office programlarına hâkim, özellikle iyi derecede Excel kullanabilen,İş takibi kuvvetli, sistemli çalışan ve analitik düşünebilenErkek adaylar için askerlik görevini tamamlamış olan,İŞ TANIMI :Günlük banka operasyonlarının planlanması, banka talimatlarının hazırlanması, bankaya gönderimi ve işleminin takibi ve  SAP sistemine girişiŞirketin nakit, vade, faiz ve anapara ödemelerinin takip edilmesi, kontrol edilmesi ve raporlanması,Talimat, virman, çek senet düzenleme, kredi takip, risk ve ödeme işlemlerinin yürütülmesi ve raporlanması, Günlük, haftalık, aylık ve yıllık nakit akışlarının hazırlanması, kontrolü, takibi ve analizlerinin yapılması,Akreditif, Teminat mektupları hazırlanmasıFinansal süreçlerin analiz ve yorumlanmasının yapılmasıCumartesi saat 13.00 e kadar firmamızda çalışma vardı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Sağlık, Hastaneler</text:p>
          </table:table-cell>
          <table:table-cell table:number-columns-repeated="2" office:value-type="string">
            <text:p>İstanbul Medipol Hastanesi</text:p>
          </table:table-cell>
          <table:table-cell office:value-type="string">
            <text:p>Finans Uzmanı</text:p>
          </table:table-cell>
          <table:table-cell office:value-type="float" office:value="3261722">
            <text:p>3261722</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Türkiye’de eğitim ve sağlık alanında başarılı bir geçmişe sahip Medipol Eğitim ve Sağlık Grubu’nun Kadıköy’de faaliyet gösteren kreatif ajansında görevlendirilmek üzere;ERP kurumsal bilgi yönetim sistemlerinde tecrübe ve bilgi sahibi,Tercihen Oracle EBS Cloud Applications uygulaması Finansal modüller üzerinde çalışmış,Tercihen Oracle EBS kurulum projelerinde Anahtar Kullanıcı olarak görev almış,Tercihen AR-Alacaklar Muhasebesi, Masraf Yönetimi, Nakit Akışı, vb süreçleri yönetmiş, takip etmiş,Teknik doküman ve makale okuyup yorumlayabilecek seviyede İngilizce bilen,'Finans Uzmanı' istihdam edilecekti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ektörün Öncü Kuruluşu</text:p>
          </table:table-cell>
          <table:table-cell office:value-type="string">
            <text:p>Finans Uzmanı</text:p>
          </table:table-cell>
          <table:table-cell office:value-type="float" office:value="3396096">
            <text:p>3396096</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İş Tanımı        Tedarikçi ödemelerinin yurt içi ve yurt dışı bankalarında internet bankacılığı kullanılarak yapılması,        Şirketin nakit planlamasının yapılması. Gerçekleşen ve öngörü nakit akış tablolarının hazırlanması,       Bankalarla haberleşmenin ve ilişkilerin yönetilmesi,       Banka performanslarının takip edilmesi,       Günlük banka operasyonlarının yürütülmesi,        Logo Tiger Enterprise ve internet bankacılığı üzerinden kontrol ve takibi,        Vadeli mevduat oran bilgilerinin karşılaştırmalı olarak bankalardan alınarak CFO’ya iletilmesi,Banka kredilerinin takip edilmesi, Çek, senet gibi kıymetli evrak fiziki kontrolü, ilgili operasyonların gerçekleştirilmesi, banka talimatlarının hazırlanması, takip ve yönetimi,Banka talimatlarını gönderilmesi, takip etmek ve banka kayıtlarını gerçekleştirilmesi.Teminat mektuplarının çıkarılmasına ve takip edilmesine destek olunması.Üçüncü taraflara verilen teminat mektuplarının Logo Tiger Enterprise girişlerinin yapılması, vade takibi, bankada tahsil edilen komisyonun Logo Tiger Enterprise ile uyumunun takibi, kaydı ve kontrolü,Şirketin likidite durumuna göre uygun döviz pozisyonu alınması,Aylık olarak müşteri ve tedarikçilerden alınan teminat mektupları, çek ve verilen teminat mektuplarına ilişkin raporların hazırlanması Genel NiteliklerÜniversitelerin İşletme, İktisat, Finans, Bankacılık, Ekonometri, İstatistik vb. bölümlerinden mezun,Tercihen üretim yapan bir şirkette Muhasebe / Finans alanında deneyimli,İyi derecede İngilizce bilen, MS Office programlarını etkin olarak kullanabilen,İyi derecede Logo Tiger ve excel bilgisine sahip,Yazılı ve sözlü iletişim becerileri gelişmiş, Analitik, stratejik düşünebilen ve problem çözme yeteneğine sahip,Sistematik çalışabilen, planlama ve organizasyon yeteneği gelişmiş,Detaylara önem veren, sorgulama ve araştırma yönü kuvvetli,Erkek adaylar için askerlik hizmetini tamamlamış ol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Ambalaj, Plastik ve Ürünleri</text:p>
          </table:table-cell>
          <table:table-cell table:number-columns-repeated="2" office:value-type="string">
            <text:p>SEDAT TAHİR TÜK. MAD. SAN. A.Ş. </text:p>
          </table:table-cell>
          <table:table-cell office:value-type="string">
            <text:p>Finans Uzmanı</text:p>
          </table:table-cell>
          <table:table-cell office:value-type="float" office:value="3593240">
            <text:p>3593240</text:p>
          </table:table-cell>
          <table:table-cell office:value-type="string">
            <text:p>Ankara(Sincan)</text:p>
          </table:table-cell>
          <table:table-cell office:value-type="string">
            <text:p>active</text:p>
          </table:table-cell>
          <table:table-cell office:value-type="string">
            <text:p>Detail-Aday</text:p>
          </table:table-cell>
          <table:table-cell office:value-type="string">
            <text:p>GENEL NİTELİKLER VE İŞ TANIMI Sedat Tahir A.Ş. olarak 1984 yılında Ankara’da kurulduk. Kurulduğumuz günden bugüne yaşamı kolaylaştırmak üzere ilklere imza atıyoruz. Hedefimiz her geçen gün daha iyisini ve daha kalitelisini üretmek. %100 müşteri memnuniyetini önemsediğimiz üretimimizde tüketici sağlığını önceliğimiz haline getiriyor ve ürünlerimizde insan sağlığına zararlı herhangi bir maddeyi kullanmıyoruz.Yalnızca insan sağlığına değil aynı zamanda doğaya ve diğer canlılara karşı sorumluluk bilinciyle; Sincan OSB’de bulunan 20.000 m2’lik kapalı alanımızda, 350'nin üzerinde çalışanımızla her yıl 20.000 tonluk üretim gerçekleştiriyoruz.Sincan Organize Sanayi Bölgesinde bulunan fabrikamızda görevlendirilmek üzere “Finans Uzmanı/Uzman Yardımcısı” çalışma arkadaşı arıyoruz.GENEL NİTELİKLER•            Üniversitelerin iktisadi idari bilimler fakülteleri bölümlerinden mezun, (tercihen örgün eğitim veren),•            Finans alanında en az 3 yıl tecrübeli,•            Sonuç odaklı, takipçi, analitik düşünebilen, öğrenmeye istekli,•            Ekip çalışmasını seven ve sorumluluk bilinci gelişmiş,•            İletişim yönü kuvvetli ve kurumsal kültüre uyum sağlayabilecek,•            MS Office programlarına, özellikle Excel’e hakim,•            Erkek adaylar için askerlik görevini tamamlamış, İŞ TANIMI•            Günlük banka hareketlerinin, çeklerin ve tahsilat makbuzlarının muhasebe sistemine kaydedilmesi,•            Banka yazışmalarının, talimatlarının ve diğer banka evraklarının hazırlanması ve takibi,•            Ödeme ve tahsilat takibinin yapılması, haftalık ve aylık ödeme listelerinin oluşturulması•            Evrakların tasnif edilip dosyalanması,•            Günlük, aylık ve yıllık finansal raporlar ile bütçelerin hazırlanmasına katkıda bulunulması,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 Metal Sanayi</text:p>
          </table:table-cell>
          <table:table-cell table:number-columns-repeated="2" office:value-type="string">
            <text:p>Kösedağ Tel Örme Çit San ve Tic. İth.İhr. A.Ş.</text:p>
          </table:table-cell>
          <table:table-cell office:value-type="string">
            <text:p>Finans Uzmanı</text:p>
          </table:table-cell>
          <table:table-cell office:value-type="float" office:value="3613207">
            <text:p>3613207</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1978'den bu güne Türkiye’de Tel-Çit sektörünün öncüsü, aynı zamanda 643. AR-GE merkezi olan firmamızın, İstanbul Tuzla Organize Sanayi Bölgesi’nde bulunan fabrikasında görevlendirilmek üzere aşağıdaki genel niteliklere uygun “ Finans Uzmanı Takım Arkadaşı" arıyoruz..        Tercihen üniversitelerin İşletme, Ekonomi, İktisat, Maliye ve benzeri bölümlerinden mezun, ·         MS Office programlarını iyi derecede kullanabilen, (özellikle Excel)·         Şirketlerin finans biriminde en az 3 yıl çalışmış,·         Tercihen Mikro programına hakim ,·         Finansman kalemlerine hakim, finans operasyonu konusunda tecrübeli,·         Sistemli ve dikkatli çalışmayı prensip edinmiş, öğrenmeye ve gelişime açık,·         İletişim becerileri gelişmiş,·         Anadolu yakasında ikamet eden ya da edebilecek olan.  İŞ TANIMI·         Bankalar ile günlük operasyonel süreçlerin yürütülmesi,·         Finansal muhasebe kayıtlarının yapılması,·         Kredi taahhüt kapama evraklarının hazırlanması,·         IBKB işlemlerinin takip edilmesi,·         Nakit akışı, tahsilatlar, ödemeler, kredi ve kasa işlemleri gibi finansal konuların takibi,·         Şirket fonlarının etkin kullanılması için gerekli takip ve organizasyonu,·         Haftalık ödeme planı hazırlanması ve  düzenli olarak  yapılması.</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Asis</text:p>
          </table:table-cell>
          <table:table-cell office:value-type="string">
            <text:p>Finans Uzmanı</text:p>
          </table:table-cell>
          <table:table-cell office:value-type="float" office:value="3603594">
            <text:p>3603594</text:p>
          </table:table-cell>
          <table:table-cell office:value-type="string">
            <text:p>İstanbul(Avr.)(Avcılar)</text:p>
          </table:table-cell>
          <table:table-cell office:value-type="string">
            <text:p>active</text:p>
          </table:table-cell>
          <table:table-cell office:value-type="string">
            <text:p>Detail-Aday</text:p>
          </table:table-cell>
          <table:table-cell office:value-type="string">
            <text:p>GENEL NİTELİKLER VE İŞ TANIMI Asis Elektronik Bilişim Sistemleri A.Ş. 2007 yılından bu yana Ar-Ge çalışmaları yürütmekte ve kurumsal yazılım çözümleri geliştirmektedir. Merkezi İstanbul'da olmak üzere, Türkiye'nin her bölgesini kapsayan Bölge Müdürlükleri, 450'den fazla çalışanı ile Smart City çözümlerinde hızla büyüyen bir organizasyon ve pazar lideridir. Türkiye'nin yanı sıra, Avrupa, Orta Doğu, Afrika ve Güney Asya'daki ülkelerinde de faaliyet göstermektedir. Asis Elektronik olarak, değer katan çözümlerimizle bilişim sektörüne yön veren şirketler arasındayız. BThaber'in 22'ncisini gerçekleştirdiği "İlk 500 Bilişim Şirketi Araştırması"nda, farklı kategorilerde gösterdiğimiz başarılı performansımızla yine yerimizi aldık. Ayrıca Savunma Sanayi, Finansal Teknolojiler alanlarında da girişimleri bulunmaktadır. Sunmuş olduğumuz akıllı şehirler kapsamındaki kurumsal teknoloji çözümlerinin satışı alanında rol almak üzere''Finans Uzmanı'' pozisyonu için deneyimleriniz, bakış açınız ve fikirleriniz ile fark yaratmaya hazır olduğunuzu düşünüyorsanız, başvurunuzu bekliyoruz.GENEL NİTELİKLERÜniversitelerin İktisadi ve İdari Bilimler Fakültelerinden mezun,Finans alanında en az 3 yıl tecrübesi olan,İletişim becerileri yüksek, koordinasyon yeteneği güçlü,Analitik ve problem çözme becerisi olan,Yeniliklere ve gelişime açık, sonuç odaklı,Erkek adaylar için askerliğini tamamlamış,‘’Finans Uzmanı’’ arıyoruz.İŞ TANIMIBankalar ile hesap, kredi, mevduat vb her turlu konuda iletişimin sağlanması,Banka hesap hareketlerini günlük olarak sisteme girişinin sağlanması,Müşteriler ile her konuda iletişim sağlayarak, alacakların takibi ve tahsilatın düzenli olarak yapılması,Üst yönetime haftalık olarak Alacak Yaşlandırma raporunun sunulması,Günlük, haftalık, aylık olarak nakit akış raporunun takibi ve üst yönetime sunulması,Teminat mektuplarının talep süreci, takibi ve sisteme girişinin sağlanması,Karşılaştırmalı rapor ve analizlerin hazırlanması ve sunulması (Banka limitleri, Kredi, Mevduat, Faiz ve vb. Finansal Tablolar)**Bu ilan aracılığıyla yapacağınız başvurular kapsamında toplanacak kişisel verileriniz veri sorumlusu sıfatıyla Asis Elektronik ve Bilişim Sistemleri A.Ş. tarafından 6698 sayılı Kişisel Verilerin Korunması Kanunu (“KVKK”) ve ilgili mevzuat uyarınca iş başvuru süreçlerinin yürütülmesi ve iş başvurunuzun değerlendirilmesi amaçlarıyla işlenecekti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VENTURA TEKNOLOJİ VE DANIŞMANLIK HİZMETLERİ LİMİTED ŞİRKETİ</text:p>
          </table:table-cell>
          <table:table-cell office:value-type="string">
            <text:p>Finans Uzmanı</text:p>
          </table:table-cell>
          <table:table-cell office:value-type="float" office:value="3588630">
            <text:p>358863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FİNANS OPERASYON UZMANI (TECRÜBELİ)      Global finans piyasalarında faaliyet gösteren yatırım şirketlerine, uluslararası teknoloji transferi, hizmetleri ve danışmanlığı sunan firmamızın Maslak Ayazağa’da bulunan ofisinde görevlendirilmek üzere “Finans Operasyon Uzmanı” arayışımız bulunmaktadır.İş Tanımı·        Kullanılan yazılımlar vasıtasıyla müşteri hesaplarının takibi ve kontrolü,·        İş birimlerinden gelen taleplerin sistematik olarak analizi ve gerekli işlemlerin uygulanması,·        Yöneticilerden gelen talepler doğrultusunda çeşitli raporlamaların hazırlanması, .      Fon transferlerinin takibi, sisteme işlenmesi ve raporlanması,İstenilen Nitelikler·        Üniversitelerin ilgili bölümlerinden mezun (İşletme, İktisat ya da Finans Bölümleri),·        İyi seviyede İngilizce bilen,·        Asgari 2 yıl Finans sektöründe Uzman pozisyonunda görev yapmış,·        Metatrader 4/5 platformlarına hakim,·        MS Office ve genel bilgisayar kullanımına hakim,·        Takım çalışmasını seven,·        Diksiyonu düzgün,·        İletişim yeteneği güçlü,·        Erkek adaylar için askerlik ile ilişiği bulunmayan,·        Vardiyalı çalışma düzenine engel bir durumu bulunmayan, adayların iş başvurularını beklemekteyiz.</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Tarım / Ziraat</text:p>
          </table:table-cell>
          <table:table-cell table:number-columns-repeated="2" office:value-type="string">
            <text:p>United Genetics Turkey Tohum Fide A.Ş.</text:p>
          </table:table-cell>
          <table:table-cell office:value-type="string">
            <text:p>Finans Uzmanı</text:p>
          </table:table-cell>
          <table:table-cell office:value-type="float" office:value="3609412">
            <text:p>3609412</text:p>
          </table:table-cell>
          <table:table-cell office:value-type="string">
            <text:p>İstanbul(Asya)(Çekmeköy)</text:p>
          </table:table-cell>
          <table:table-cell office:value-type="string">
            <text:p>active</text:p>
          </table:table-cell>
          <table:table-cell office:value-type="string">
            <text:p>Detail-Aday</text:p>
          </table:table-cell>
          <table:table-cell office:value-type="string">
            <text:p>QUALIFICATIONS AND JOB DESCRIPTION United Genetics Turkey Tohum Fide A.Ş. is looking for an Finance Specialist to be employed in Istanbul/Çekmeköy Head Office.Our areas of activities are vegetable seedling production and sales, field crops and all vegetable products, R&amp;D works and variety breeding, seed production sales and import&amp;export.Qualifications,Bachelor’s degree from universities and a related discipline preferably Economics, Business Administration or other related disciplines,Good written and spoken communication skills in English and/or Japanese,Has B class driving license,Successful in team work and human relations,Self-motivation and positive attitude with high level of energy,High analytical thinking skills,To be under 35 years old,Completed military service for male candidates,No restriction for travel in and out of Turkey,Resident on the Asian side of Istanbul,Job Description,Preparing and reporting weekly payment lists,Accounting records of all bank and finance operations,To follow, check, record and bank operations of the cheques and bills,Weekly reports on account debits, receivables, and maturity,To do account records of currency exchange rate differences,Preparing of bank loan application transactions,</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Alüminyum</text:p>
          </table:table-cell>
          <table:table-cell table:number-columns-repeated="2" office:value-type="string">
            <text:p>ASAŞ ALÜMİNYUM SAN.VE TİC.A.Ş.</text:p>
          </table:table-cell>
          <table:table-cell office:value-type="string">
            <text:p>Finans Uzmanı</text:p>
          </table:table-cell>
          <table:table-cell office:value-type="float" office:value="3351087">
            <text:p>3351087</text:p>
          </table:table-cell>
          <table:table-cell office:value-type="string">
            <text:p>İstanbul(Asya)(Beykoz)</text:p>
          </table:table-cell>
          <table:table-cell office:value-type="string">
            <text:p>active</text:p>
          </table:table-cell>
          <table:table-cell office:value-type="string">
            <text:p>Detail-Aday</text:p>
          </table:table-cell>
          <table:table-cell office:value-type="string">
            <text:p>GENEL NİTELİKLER VE İŞ TANIMI 1990 yılında Gebze’de kurulan ASAŞ; Akyazı, Sakarya bölgesinde yer alan son teknoloji ile donatılmış 5 üretim tesisi ve 3000’den fazla çalışanı ve 90’dan fazla ülkeye yaptığı ihracatla Türkiye’nin en önemli sanayi kuruluşları arasında yer almaktadır. Kurulduğu 1990 yılından beri istikrarlı büyüme trendi ile Türkiye’de İSO 500’de ilk 100’de 54. sırada yer alan, aynı zamanda Avrupa’daki lider üreticilerden biri olan ASAŞ; yenilikçi ürünleri, teknolojisi, sektörün bakanlık onaylı ilk Ar-Ge Merkezi ve sunduğu hizmetlerle bulunduğu her sektöre çözüm üretmekte ve değer katmaktadır.ASAŞ; Akyazı ve Karapürçek yerleşkesinde, 300.000 m²’si kapalı, toplam 923.000 m²’lik alana kurulu Alüminyum Profil, Kompozit Panel, Alüminyum Yassı Mamul, PVC Profil ve Panjur üretim tesislerinde müşterilerine hizmet vermektedir.İstanbul / Kavacık Genel Merkezimizde Hazine ve Risk organizasyonu bünyesinde görevlendirilmek üzere "Kurumsal Finansman Uzmanı" olarak çalışacak takım arkadaşı aramaktayız.Adaylardan beklenen kriterler aşağıdaki gibidir:Üniversitelerin İşletme, Ekonomi, Mühendislik bölümlerinden mezun, tercihen ilgili bölümlerde yüksek lisans yapmış,Banka veya finans kuruluşlarının hazine/kurumsal finansman birimlerinde en az 5 yıl deneyim sahibi,Kredi, mevduat ve nakit akış yönetimi konularında deneyim sahibi,İyi derecede İngilizce bilgisine sahip,İnsan ilişkilerinde başarılı ve çözüm odaklı çalışabilecek adayların başvurularını beklemekteyiz. İş TanımıFinansal kurumlar ile iletişimde kalmak, piyasadaki ürün ve çözüm önerilerinin takibini sağlamak. Finansal kurumlarla yapılan sözleşmelerde koordinasyonu ve standardizasyonu sağlamak. Stratejik plan süreçlerinde makro ekonomik verilerin güncelliğini sağlamak.Şirketin toplam borçluluk oranları, finansal borç / faiz riski, likidite riski, döviz kur riskini takip etmek ve raporlanmasını sağlamak.ASAŞ’ta çeşitliliği ve farklılıkları kucaklamaya dayalı bir kurum kültürü benimsiyoruz. Kurum olarak cinsiyet eşitliğini önemsiyor; işe alım uygulamalarımızda ırk, dil, renk, yaş, milliyet, cinsiyet, medeni durum ve inanç farkı gözetmiyoruz. İlgili pozisyona başvuran adaylarda kadın – erkek ayrımı gözetmeksizin değerlendirme yapıyor ve eşit olanaklar sağlıyoruz.</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Catering</text:p>
          </table:table-cell>
          <table:table-cell table:number-columns-repeated="2" office:value-type="string">
            <text:p>AŞ HAN YEMEK GIDA VE TURİZM SAN. TİC. A.Ş.</text:p>
          </table:table-cell>
          <table:table-cell office:value-type="string">
            <text:p>Finans Uzmanı</text:p>
          </table:table-cell>
          <table:table-cell office:value-type="float" office:value="3413334">
            <text:p>3413334</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Şirketimizin 42 Maslak Merkez Ofisinde görevlendirilmek üzere ;NiteliklerÜniversitelerin Ekonomi, Finans, Maliye, İşletme veya İktisat bölümlerinden mezun,MS Office uygulamalarını ileri düzeyde kullanabilen,Tercihen Logo programını kullanabilenTercihen grup şirketlerinin finans departmanında 5 yıl deneyimli,Finansal raporlama ve bütçeleme konularına hakimEkip çalışmasına uyumlu,Analitik düşünebilen ve sonuç odaklı,Aktif araç kullanabilenErkek adaylar için askerlik hizmetini tamamlamışTercihen Sigara kullanmayanİşin TanımıGrup şirketlerimizin borç-alacak raporlarının oluşturulması,Finansal raporlamaların ilgili yöneticiye yapılması,Finans kuruluşları ile iletişimin sağlanması,Yaşlandırma tablolarına göre ödemelerin ve tahsilatların takibi,Nakit akış tablosunun hazırlanması,Günlük finansal hareketlerin raporlanması,Banka mutabakatlarının takibi ve banka hareketlerinin muhasebeleştirilmesi,Günlük banka hareketlerinin Logo programına işlenmesi,Çek-Senet, teminat mektubu, krediler konularında daha önce işlem yapmış,      Finans Uzmanı aramaktayız.</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ARVEN İLAÇ SAN. VE TİC. A.Ş.</text:p>
          </table:table-cell>
          <table:table-cell office:value-type="string">
            <text:p>Finans Uzmanı</text:p>
          </table:table-cell>
          <table:table-cell office:value-type="float" office:value="3604066">
            <text:p>3604066</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TOKSÖZ GRUP; bünyesindeki Arven İlaç, Montero Gıda ve Verano İlaç firmaları ile ilaç, bebek beslenmesi ve hayvan sağlığı alanlarında faaliyet göstermektedir.ARVEN İLAÇ; solunum hastalıkları ve yakın bir gelecekte de biyoteknoloji ürünleri gerektiren hastalıklar tedavi alanlarında var olmayı planlamış ve “Solunum ve Biyoteknolojide ileri görüş, güvenli tedavi” ilkesi ile çalışmalarını şekillendirmiştir.MONTERO GIDA; anne ve bebek için yenilikçi ve doğal içeriğe sahip, yüksek kaliteli beslenme ürünü sunmaktadır.VERANO İLAÇ; hayvan sağlığı alanında büyükbaş hayvan pratiğinde çalışan veteriner hekimlere geniş bir tedavi seçeneği sağlayan klasik antibiyotik preparatlar ile başlayan ürün skalası, farklı ve yeni gruplardan çeşitli spesiyaliteler ile genişlemeye devam etmektedir.Toksöz Grup Akmerkez ofisimizde Finans departmanında görevlendirilmek üzere “Finans Uzmanı” arayışımız bulunmaktadır.Üniversitelerin İşletme, İktisat, Ekonometri vb. bölümlerinden mezun,Alanında minimum 2 yıl deneyimli,İyi seviyede yazılı ve sözlü İngilizcesini aktif kullanabilen,ERP programı kullanabilen,Yazılı ve sözlü iletişim yeteneği gelişmiş,Takım çalışmasına yatkın, uyumlu ve öğrenmeye açık,Analitik düşünme yeteneğine sahip,Esnek çalışma saatlerine uyum sağlayabilecek,MS Office bilgisine sahip,Erkek adaylar için askerlik görevini tamamlamış.İŞ TANIMIPeriyodik finansal raporların hazırlanmasıGünlük nakit akış tablosunu hazırlamak ve bu akış tablosundaki rakamlara göre gerekli şirketlere para nakit akışını gerçekleştirmekFinansal kuruluşlarla iletişim süreçlerini yönetmek, finansal tüm işlemlerin takibini yapmak.Vergi, SGK vb. kurum ödemeleri ile şirketin ithalat, yurtiçi piyasa ödemelerinin takibini yap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Gıda</text:p>
          </table:table-cell>
          <table:table-cell table:number-columns-repeated="2" office:value-type="string">
            <text:p>SUDEM GIDA EKMEK MİKSLERİ VE PASTACILIK ÜRÜNLERİ</text:p>
          </table:table-cell>
          <table:table-cell office:value-type="string">
            <text:p>Finans Uzmanı</text:p>
          </table:table-cell>
          <table:table-cell office:value-type="float" office:value="3601538">
            <text:p>3601538</text:p>
          </table:table-cell>
          <table:table-cell office:value-type="string">
            <text:p>Antalya(Döşemealtı)</text:p>
          </table:table-cell>
          <table:table-cell office:value-type="string">
            <text:p>active</text:p>
          </table:table-cell>
          <table:table-cell office:value-type="string">
            <text:p>Detail-Aday</text:p>
          </table:table-cell>
          <table:table-cell office:value-type="string">
            <text:p>GENEL NİTELİKLER VE İŞ TANIMI Üniversitelerin ilgili bölümlerinden mezun (İktisat, İşletme, Maliye vb.), Finans alanında en az 5 yıl deneyimli, MS Office programlarını iyi derecede kullanabilen, Mikro muhasebe programını kullanabilen, İletişim kabiliyeti kuvvetli, takım çalışmasına yatkın, İş takibi ve sonuçlandırılması konusunda başarılı, Yoğun iş temposuna uyum sağlayabilecek, Sürücü belgesi olan ve aktif araç kullanabilen, Erkek adaylar için askerlik görevini tamamlamış, Takım çalışmasına yatkın, verilen işi takip edip sonuçlandıran, saygılı, dürüst ve tercihen sigara kullanmayan çalışma arkadaşı aramaktayız. İŞ TANIMIBankalar ile tüm yazışmaların ve iletişimin yürütülmesiCari ve idari ödemelerin takibi, talimatların hazırlanması ve işlemlerin sonuçlanmasının sağlanmasıYurtiçi ve yurtdışı tüm transferin organize edilmesiGünlük, haftalık, aylık ödeme raporların hazırlanması ve üst yönetimle paylaşılmasıYönetim tarafından istenilen tüm raporların hazırlanması Cari / idari/ çek / senet/ kredi ödemelerin takibi ve ödenmesinin sağlanmasıGelen ihracat bedellerinin DAB’a bağlanması ve ihracat taahhütlü kredilerin taahhüt kapama işlemlerinin takibiAkreditif / kontgaranti süreçlerinin takibi ve sonuçlanmasının sağlanmasıÇek / senet tahsilatlarının ve ödemelerinin takibiFirmanın ihtiyaçları doğrultusunda nakdi / gayrinakdi kredi kullanım, kapama işlemlerinin yapılmasıBanka mutabakatlarının yapılmasıTüm işlem dekontlarının ve ekstrelerinin muhasebeye teslim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Lojistik, E-ticaret</text:p>
          </table:table-cell>
          <table:table-cell table:number-columns-repeated="2" office:value-type="string">
            <text:p>POİNT İNTERNET TEKNOLOJİLERİ VE LOJİSTİK ANONİM ŞİRKETİ</text:p>
          </table:table-cell>
          <table:table-cell office:value-type="string">
            <text:p>Finans Uzmanı</text:p>
          </table:table-cell>
          <table:table-cell office:value-type="float" office:value="3613011">
            <text:p>3613011</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Genel Nitelikler ;Üniversitelerin İşletme, İktisat, Ekonomi, Finans ve Bankacılık bölümlerinden mezun,Finans /Muhasebe/Bankacılık alanlarında en az 3 yıl deneyimliMS Office programlarına hakim,Takım çalışmasına yatkın,sonuç odaklıSayısal veri analizleri, nakit akışı ve hesap ekstrelerini yorumlayabilen, raporlayabilen,İş Tanımı ; Bankalar ile ilgili günlük tüm tahsilat, ödeme, çek, senet kredi kartı kayıt işlerinin yapılmasıGünlük, haftalık ve aylık nakit akışının düzenlenmesi planlanması ve raporlanmasında bilgi sahibiBanka işlemleri ve günlük finans operasyonlarının yürütülmesini sağlamakFinansal işlemleri,kredileri sistemden kontrol etmek ve mutabakat sağlamakTeminat mektuplarının hazırlanması , takip edilmesiMuhasebe programına müşteri çekleri ve borç çeklerinin girişinin yapılmasıTahsil ve Teminata çeklerin muhasebe progmından tahsilatların yapılmasıTahsil ve Teminata çeklerin muhasebe progmından çıkışının yapılmasıBorç çeklerinin ödendi muhasebe kayıtlarının yapılmasıGünlük Banka Muhasebe kayıtlarının sağlanmasıBağımsız denetim iç denetim v.s süreçlerinde bilgi-belge hazırlanması,sunulması ve süreçlere destek verilmesiBankalara gönderilecek talimatların hazırlanmasını sağlamakBağlı  olduğu yöneticinin ve iş süreçlerinin asiste edilmesi</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Finans Uzmanı</text:p>
          </table:table-cell>
          <table:table-cell office:value-type="float" office:value="3598158">
            <text:p>3598158</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Otomotiv sektöründe faaliyet gösteren şirketimizin Finans ve Muhasebe Departmanında istihdam edilmek üzere aşağıda niteliklere sahip  Bütçe Raporlama Uzmanı alınacaktır.Üniversitelerin İşletme, İktisat, Ekonomi, İstatistik vb. ilgili bölümlerinden mezun,İleri düzeyde ingilizce bilen,Tercihen SAP CO/FI, modüllerini kullanmış, MS Office programlarını çok iyi düzeyde kullanabilen,Bütçe Planlama, Raporlama ve Proje Finansı/Finansmanı konularında deneyim sahibi,Analitik bakış açısına sahip, araştırmacı, dinamik, Ekip çalışmasına yatkın, sonuç odaklı, dinamik, özenli ve dikkatli çalışan, sorumluluk bilinci yüksek,Erkek adaylar için askerlik ile ilişiği olmayan, Ankara'da ikamet eden ya da edebilecek durumda olan.  İŞ TANIMIYıllık bütçeleme ve forecast süreçlerinde yer almak, Departman bazında bütçe ve gerçekleşen analizlerin raporlamalarını yapmak,Departman bazlı satış ve karlılık raporlarını hazırlamak,Ay kapanış süreçlerinin yönetilmesini sağlamak ve finansal raporları hazırlamak,Proje bütçesini hazırlamak, Proje süresi boyunca mali raporlama yapmak ve idari konularda proje yürütücülerine proje yönetimi desteği vermek,Şirketin hedefleri doğrultusunda yıllık bütçe planlarının hazırlamak konsolide etmek, takip ve kontrolünü sağlamak,Bütçe – fiili karşılaştırma raporlarını hazırlamak, analiz ve yorumlarını yapmak,KPI’ları takip etmek ve yönetime raporlamak, Karlılık analizleri ve fizibilite çalışmaları süreçlerinde aktif rol almak,Günlük, aylık ve haftalık nakit akış raporunu hazırlamak,Günlük ve haftalık ödeme planlarının takibini yapmak ve gerekli aksiyonları almak,Banka bakiye, kredi limit ve teminatların takibini yapmak,Her tür raporlamanın periyodik olarak hazırlamak ve üst yönetime sunmak,Finansal analiz ve raporlarını hazırlamak,Dönemsel finansal tablo ve raporların hazırlanmasına destek ver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İnternet, Yazılım</text:p>
          </table:table-cell>
          <table:table-cell table:number-columns-repeated="2" office:value-type="string">
            <text:p>Meke Marine Teknoloji A.Ş.</text:p>
          </table:table-cell>
          <table:table-cell office:value-type="string">
            <text:p>Finans Uzmanı</text:p>
          </table:table-cell>
          <table:table-cell office:value-type="float" office:value="3602494">
            <text:p>3602494</text:p>
          </table:table-cell>
          <table:table-cell office:value-type="string">
            <text:p>İstanbul(Avr.)(Beyoğlu)</text:p>
          </table:table-cell>
          <table:table-cell office:value-type="string">
            <text:p>active</text:p>
          </table:table-cell>
          <table:table-cell office:value-type="string">
            <text:p>Detail-Aday</text:p>
          </table:table-cell>
          <table:table-cell office:value-type="string">
            <text:p>GENEL NİTELİKLER VE İŞ TANIMI Genel Nitelikler:Tercihen Üniversitelerin İşletme, İktisat, Maliye bölümlerinden mezun, Finans ve muhasebe ile ilgili temel yasalar ve kanunlar konusunda bilgi sahibi,Logo Tiger programını iyi bilen,İyi derecede Excel programını kullanabilen,Dinamik, analitik düşünebilen, iletişim becerisi kuvvetli, takım çalışmasına yatkın,Dikkatli, titiz ve sistemli çalışma yeteneğine sahipPlanlama ve koordinasyon yetenekleri yüksek,Yoğun çalışma temposuna ayak uydurabilecekAskerlik hizmetini tamamlamış (Erkek adaylar için)En az 5 yıl deneyimli,İşin Tanımı:Günlük, haftalık, aylık ve yıllık Finansal Planlama yapılarak (Ödeme-Tahsilat Planı ve Nakit Akış Tablosu) nakit akışlarının hazırlanması, onaya sunulmasıGrup firmaların finansal hareketlerinin düzenli olarak analizinin yapılması ve raporlanması (günlük/haftalık/aylık/yıllık),Banka talimatlarını hazırlanması, işlemin takip edilmesi ve arşivlenmesi,Cari hesap mutabakatlarının yapılması,Tahsilat takibinin yapılmasıBankalarla; döviz alım-satım, kısa ve uzun vadeli kredi görüşmeleri, teminat mektubu, çek, vb. işlemlerin gerçekleştirilmesi ve takip edilmesi.Banka ve günlük kasa işlemlerinin muhasebe kayıtlarına alınması,Tahsilat ve ödeme türlerine ilişkin her türlü; belge, talimat, yazışma, sözleşme, rapor vb. evrakın düzenli bir biçimde, yasal mevzuatlara ve tek düzen hesap planına göre muhasebeleştirilerek muhafaza edilmesi,İhracat Bedel Takibi ve Tebliğlere uygun şekilde bozum işlemlerini gerçekleştirmek,Gün içerisinde Birim Müdürünün verdiği diğer görevleri de yerine getirerek raporlamak.Anahtar Kelime: Finans, sorumlu, uzman, muhasebe, mali, nakit akış, banka, logotige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FLOWERS KOZMETİK İTHALAT İHRACAT SANAYİ TİCARET LİMİTED ŞİRKETİ</text:p>
          </table:table-cell>
          <table:table-cell office:value-type="string">
            <text:p>Finans Uzmanı</text:p>
          </table:table-cell>
          <table:table-cell office:value-type="float" office:value="3596250">
            <text:p>3596250</text:p>
          </table:table-cell>
          <table:table-cell office:value-type="string">
            <text:p>İstanbul(Avr.)(Arnavutköy)</text:p>
          </table:table-cell>
          <table:table-cell office:value-type="string">
            <text:p>active</text:p>
          </table:table-cell>
          <table:table-cell office:value-type="string">
            <text:p>Detail-Aday</text:p>
          </table:table-cell>
          <table:table-cell office:value-type="string">
            <text:p>GENEL NİTELİKLER VE İŞ TANIMI İş açıklamasıArnavutköy / Hadımköy’de bulunan Kozmetik fabrikamıza çalışmak üzere,‘’Finans ve Muhasebe Uzmanı’’ekip arkadaşları arıyoruzİş Tanımı;·       Kasa oluşumunu düzenlemek,·       Girdi çıktı raporlamasını yönetime sunmak·       Güncel çek, nakit, evrak takibi yapmak,·       Cari hesap mutabakatlarının yapılması ve raporlanması·       Banka ve günlük firma nakit akış operasyonlarına, finans ve muhasebe uygulamalarına hakim,·       Günlük/haftalık/aylık raporların istenilen formatta hazırlanması, kontrolü ve takibi,·       Banka talimatları, günlük tahsilat/ödeme/çek /senet/pos/cari hesap işlemlerinin girişleri , kontrolü ve takibi,·       Banka ve diğer finansal kuruluşlar ile gerekli tüm yazılı ve sözlü süreçlerin koordine edilmesinde görev alacak. Aranan Nitelikler;·       Finans Yönetimi ve Genel Muhasebe alanında tecrübe sahibi·       Temel muhasebe (mizan, bilanço, gelir gider tabloları) bilgisine sahip olmak·       Disiplini, zaman yönetimi ve gizlilik ilkelerine bağlı,·       Üretici-İhracatçı firmalarda tercihen 1 yıl ve üzerinde finans bölümü deneyimi olan,·       Faturalandırma ve tahsilat süreçlerini takip edebilen,·       Tüm banka hareketlerinin takibini yapmak ve raporlayabilen.·      Muhasebe , tek düzen hesap planına ,mali tablolar, vergi ve sgk mevzuatını bilen,·      E-Fatura , E- arşiv, E-İrsaliye ve E-defter süreçlerine hakim,</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undefined</text:p>
          </table:table-cell>
          <table:table-cell table:number-columns-repeated="2" office:value-type="string">
            <text:p>Asaş Ambalaj Baskı San. ve ticaret A.Ş.</text:p>
          </table:table-cell>
          <table:table-cell office:value-type="string">
            <text:p>Finans Uzmanı</text:p>
          </table:table-cell>
          <table:table-cell office:value-type="float" office:value="3600315">
            <text:p>3600315</text:p>
          </table:table-cell>
          <table:table-cell office:value-type="string">
            <text:p>Ankara</text:p>
          </table:table-cell>
          <table:table-cell office:value-type="string">
            <text:p>active</text:p>
          </table:table-cell>
          <table:table-cell office:value-type="string">
            <text:p>Detail-Aday</text:p>
          </table:table-cell>
          <table:table-cell office:value-type="string">
            <text:p>QUALIFICATIONS AND JOB DESCRIPTION ASAS Packaging Printing Inc. is a part of Contantia Flexibles group, one of the global leading producers of flexible packaging. ASAS was founded with a capacity of 500 tons/ year in 1978 in Ankara. ASAS is one of the largest flexible packaging manufacturers in Turkey. Our activities include gravure printing, lamination, extrusion coating and laminating and wax coating.ASAS stands for premium positioning, leading technology, customer proximity and highly efficient production facilities. In ASAS, there are 385 employees in order to supply innovative flexible packaging solutions on a global level to more than 100 customers worldwide.Asaş supply packaging solutions for the best know brands you could see in markets.Now, for our organization located in Yenikent, Sincan. we are searching candidates for the position of “Finance Specialist”Requirements :• Proven work experience min 5 years in a similar role preferably in a multinational company • Solid knowledge of financial and accounting procedures • Experience using financial software (preferably SAP) • Advanced MS Excel skills • Knowledge of financial regulations • Excellent analytical and numerical skills • Sharp time management skills• Strong ethics, with an ability to manage confidential data • BSc degree in Finance, Accounting or Economics from a reputable University • Fluent language skill in English   QUALIFICATIONS AND JOB DESCRIPTIONResponsibilities :• Keep accurate records for all daily cash transactions• Prepare cash flow • Update internal systems with financial data • Prepare monthly, quarterly and annual financial reports • Reconcile bank statements • Participate in financial audits • Track bank deposits and payments • Track receivables • Review credit risks • Assist with budget preparation • Review and implement financial policies  Our Offer:You will work in multinational, stable company.You will gain good working conditions and space to fulfill your ambitions and develop your career, opportunity to take part in transition projects.You will work in line with high, international work standardsYou will be appreciated for your passion for results and professionalism – based on clear rules of promotion.Our company applies a wide choice of perks (Complementary health insurance, life insurance, medical services, bonuses, employee transportation, catering facilities and Avita "employee support program")If you are interested in being part of an international, flexible and highly motivated team, please do not hesitate to apply this advertisement.</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tomasyon</text:p>
          </table:table-cell>
          <table:table-cell table:number-columns-repeated="2" office:value-type="string">
            <text:p>ROBENTEKS ENDÜSTRİYEL VERİMLİLİK MÜHENDİSLİĞİ SAN VE TİC A.Ş</text:p>
          </table:table-cell>
          <table:table-cell office:value-type="string">
            <text:p>Finans Uzmanı</text:p>
          </table:table-cell>
          <table:table-cell office:value-type="float" office:value="3591803">
            <text:p>3591803</text:p>
          </table:table-cell>
          <table:table-cell office:value-type="string">
            <text:p>Kocaeli(Darıca)</text:p>
          </table:table-cell>
          <table:table-cell office:value-type="string">
            <text:p>active</text:p>
          </table:table-cell>
          <table:table-cell office:value-type="string">
            <text:p>Detail-Aday</text:p>
          </table:table-cell>
          <table:table-cell office:value-type="string">
            <text:p>GENEL NİTELİKLER VE İŞ TANIMI Şirketin mali işler bölümünde yürütülen tüm faaliyetlerinin yasa ve mevzuatlara uygun olarak zamanında ve hatasız yerine getirilmesini sağlamak, şirketin finansal faaliyetlerini rekabet gücünün korunmasını ve mali yapısının güçlendirilmesini sağlayacak biçimde yönetmek üzere çalışma arkadaşı aramaktayız. (Finansal raporları hazırlama konusunda tecrübesi olmayan adayların başvuruları geçerli olmayacaktır.)İŞ TANIMI ve GÖREVLENDİRMEDüzenli olarak finans raporlarının hazırlanması,Nakit akış tablosunun hazırlanması,Şirket Bilançosunun hazırlanması,Şirket kar - zarar analizinin hazırlanması,Gelir - gider tablosunun hazırlanması,Borç yaşlandırması hakkında bilgi ve tecrübe sahibi olmak,Çek giriş çıkışlarının tutulması,Tedarikçilere verilecek çekler için vade süresi onayının verilmesiTahsilatlar konusunda satış departmanına destek olmak,Kur farkları takibinin yapılması,Şirketin finansal kaynaklarını etkin değerlendirecek faaliyetleri yönetmek,Nakit akış raporunun hazırlanarak, alacak ve borçların ödemesinin zamanında yapılmasını sağlamak.Talep edilen finansal raporları hazırlamak,Proje bazında faaliyet giderlerinin kar/zarar analizini yapmak ve bütçe ile karşılaştırmalı olarak rapor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2-A İnşaat Mühendislik Turizm Otomotiv San Tic Ltd Şti</text:p>
          </table:table-cell>
          <table:table-cell office:value-type="string">
            <text:p>Finans Uzmanı</text:p>
          </table:table-cell>
          <table:table-cell office:value-type="float" office:value="3611683">
            <text:p>3611683</text:p>
          </table:table-cell>
          <table:table-cell office:value-type="string">
            <text:p>Diyarbakır, İstanbul(Asya)(Kartal)</text:p>
          </table:table-cell>
          <table:table-cell office:value-type="string">
            <text:p>active</text:p>
          </table:table-cell>
          <table:table-cell office:value-type="string">
            <text:p>Detail-Aday</text:p>
          </table:table-cell>
          <table:table-cell office:value-type="string">
            <text:p>GENEL NİTELİKLER VE İŞ TANIMI 2-A Grup Otomotiv Ailesi olarak on yılı aşkın süredir otomotiv sektörünün farklı alanlarında faaliyet gösteren firmalardan oluşmaktayız.Günlük araç kiralama,  İkinci el araç alım satım ve  Ekspertiz alanında çatımız altında bulunan ulusal ve marka bilinirliği yüksek olan firmalar ile Ankara, İstanbul Konya, Diyarbakır ,Mardin ,Denizli, Edirne ve Van ofisleri ile hizmet sunmaktayız..2-A Grup Otomotiv ailesi olarak Finans Uzmanı arıyoruz!    Üniversitelerin, Ekonomi, Maliye, İktisat veya İşletme fakültelerinden mezun,Tercihen finansal kontrol ve analiz, bütçe planlama, raporlama alanlarında en az 4 yıl deneyimli,Tek Düzen Hesap Planı ve Mali Tablo bilgisine sahip,   Microsoft Office uygulamalarına hâkim, ileri derecede excel bilgisine sahip, Tercihen iş zekâsı ve iş analitiği uygulamalarında bilgi sahibi,Analitik yönü kuvvetli, stratejik bakış açısına sahip, problem çözme becerileri gelişmiş, raporlama yetkinlikleri yüksek, ekip çalışmasına yatkın,Seyahat engeli bulunmayan, İŞ TANIMI·        Firmanın bankalar nezdinde temsil edilmesi,Şirketin hedefleri doğrultusunda yıllık bütçe planlarının hazırlanması, takip ve kontrolünün sağlanması ve değişen koşullara göre revize bütçe çalışmalarının yapılması,Raporlama sisteminin geliştirilmesine katkıda bulunması, Sistem ve departmanlar arasında koordinasyon sağlayarak raporlama süreçlerinde verimliliğin arttırılması,Bilanço, kar-zarar nakit akış tabloları gibi aylık mali tabloların hazırlanmasında görev alması,Raporlama süreçlerinin geliştirilmesine destek olması, talep edilen yönetim raporlarını hazırlan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text:s/>DOST İNŞAAT VE PROJE YÖNETİMİ A.Ş </text:p>
          </table:table-cell>
          <table:table-cell office:value-type="string">
            <text:p>Finans Uzmanı</text:p>
          </table:table-cell>
          <table:table-cell office:value-type="float" office:value="3612853">
            <text:p>3612853</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Çalışma yeri Maslak Merkez Ofisimizde olmak üzere;       Üniversitelerin İktisat,İşletme, Ekonomi veya İktisadi Bilimler Fakültelerin ilgili bölümlerinden mezun      İnşaat sektöründe tecrübesi bulunan      5 yıl arası deneyimli,      Erkek adaylar için askerlik ile ilgili ilişiği bulunmayan      ERP Programı tecrübesi olan      Tercihen IFS programını kullanabilen      MS Office uygulamalarına hakim, ( excell , Word)      Tercihen İngilizce bilen      İstanbul 'da ikamet eden       İŞ TANIMI Bankalar ile günlük operasyonel süreçlerin yürütülmesinden sorumlu olarak, nakit  akışı, tahsilatlar, ödemeler, kredi ve kasa işlemleri gibi finansal konuların takibi ve sistem üzerinden muhasebeleştirilmesi, Günlük olarak banka ekstre temin ve kontrollerini yaparak, ilgili birimler ile paylaşmak.  Alınan-verilen teminat mektubu, çek, senet vb. değerli evrakların teslim alınması teslim edilmesi ve bu konuda gerekli işlemleri yapmak, Günlük kasa işlemlerinin takibi ve muhasebeleştirilmesi Verilen iş avanslarının takibi ve masraf formlarının muhasebeleştirilmesi Günlük, haftalık ve aylık banka kredilerini, faiz ve diğer ödemeleri takip etmek, İlgili birimler tarafından iletilen; talimat ve prosedürlere uygun personel ücret ödemelerini gerçekleştirmek.  Vergi ve SGK gibi resmi kurumlar ve müşteri, tedarikçi ödemelerinin gerçekleştirilmesini sağlamak.</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Tekstil Aksesuar</text:p>
          </table:table-cell>
          <table:table-cell table:number-columns-repeated="2" office:value-type="string">
            <text:p>OTTONYA İNOVASYON STÜDYOLARI VE DIŞ TİCARET ANONİM ŞİRKETİ</text:p>
          </table:table-cell>
          <table:table-cell office:value-type="string">
            <text:p>Finans Uzmanı</text:p>
          </table:table-cell>
          <table:table-cell office:value-type="float" office:value="3609307">
            <text:p>3609307</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Çanta ve Kırtasiye ürünleri İmalatı ile Dış Ticaret sektöründe faaliyet gösteren firmamızın Genel Müdürlük (Üsküdar) lokasyonunda Mali İşler Departmanı bünyesinde “Finans Uzmanı” pozisyonunda görev alacak takım arkadaşı arıyoruz. GENEL NİTELİKLERÜniversitelerin Muhasebe , İşletme, İktisat, Bankacılık ve Finans vb. bölümlerinden mezun,Finans konusunda en az 3 yıl tecrübeli,Logo Tiger 3 programını ve MS Office programlarını (özellikle excel) ileri düzeyde               kullanabilen,Finansal analiz-raporlama teknikleri konusunda bilgi ve birikime sahip olan,İnsan ilişkileri ve ekip çalışmasına yatkın,Analitik düşünebilen, sonuç odaklı, problem çözme ve sorumluluk bilincine sahip,Aktif araç kullanabilenİŞ TANIMIŞirketin tüm finansal kayıtlarının günlük olarak mevzuata ve kurallara uygun olarak, muhasebeleştirilmesini sağlamak ve takibini yapmak,Finansal planlama, kontrol, raporlama, nakit akış, kredi, kasa ve banka işlemlerine dair tüm süreçlerde aktif rol oynamak,Finans kurumları ile tüm kredi işlemleri ve cari işlemlerin görüşülmesi, fiyat pazarlıklarının yapılması ve işlemlerin yaptırılmasını sağlamak,Kasa, çek, senet, banka, teminat mektubu takibi gibi gündelik operasyon süreçlerini yönetmek,Cari hesapların mutabakatlarını yapmak, Cari hesaplara ilişkin ödeme / tahsilat süreçlerini kontrol etmek,Müşteri vadelerine göre tahsilat planları oluşturmak ve müşterilerden ilgili tutarları talep etmek,Kredi/Leasing ödeme planlarını takip etmek,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obilya &amp; Aksesuar</text:p>
          </table:table-cell>
          <table:table-cell table:number-columns-repeated="2" office:value-type="string">
            <text:p>Doğanlar Mobilya Grubu imalat San.ve Tic. A.Ş</text:p>
          </table:table-cell>
          <table:table-cell office:value-type="string">
            <text:p>Finans Uzmanı</text:p>
          </table:table-cell>
          <table:table-cell office:value-type="float" office:value="3570649">
            <text:p>3570649</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Genel NiteliklerÜniversitelerin ilgili bölümlerinden mezun (tercihen İktisadi ve İdari Bilimler Fakültesi İşletme, İktisat bölümleri),Finansal operasyonların yönetilmesinde en az 3-4 yıl deneyimi olan,Şirket finansına ilgi duyan ve bu alanda kariyer hedefleyen,Tercihen SAP -TRM hazine modülünü kullanabilen, MS Office programlarına hakim, özellikle ileri seviyede Excel bilgisi olan,Öğrenmeye ve kendini geliştirmeye istekli, Motivasyonu yüksek ve sonuç odaklı, Analitik ve ticari bakış açısına sahip, İkna, müzakere ve iletişim becerileri kuvvetli, Ekip çalışmasına yatkın, Problem çözme becerisi yüksek, Stres yönetimi yapabilen, zamanı etkin kullanabilen, B sınıfı ehliyete sahip, aktif araç kullanabilen. İş TanımıBankalarla krediler tahsis süreçlerini yürütür, bankaların limit-risk takibinin aktif şekilde yapılmasını sağlar.Bankalar ile ilişkilerin yönetilmesinde, kredi ve borçlanma operasyonlarının içinde aktif şekilde görev alır.Günlük nakit akış tablosunun hazırlanması ve yönetime sunulmasını sağlar.Krediler ve leasing ödeme planlarının SAP TRM modülüne işlenmesi, günlük ödemelerin takip edilmesi ve raporlanmasını sağlar. Banka, tedarikçi ve diğer tüm zorunlu ödemeleri (SGK, vergi, maaş vs..) takip ederek ödemelerini gerçekleştirir.Kredi kart pos komisyon raporlarını, tüketici finansmanı raporlarını, banka havale-eft masraf ödemeleri raporunu hazırlar.Bankalarla DBS (Doğrudan borçlandırma sistemi) operasyonun yapılmasını sağlar. (Tedarikçilere limit oluşturulması, limit ve ödemelerin takip edilmesi.)Şirket kredi kartlarının ödemelerinin takibini yapar, hammadde ve ticari alımlara ait işlemlerin yapılarak kontrolünü sağlar.Müşterilerin nakit ve kredi kart (sanal pos-fiziki pos) iade taleplerini yapar. Kredi kart kampanyalarının yapılmasını, mağaza ve bayilerdeki kart operasyonunun yönetilmesini sağlar.Tedarikçilere kesilen çeklerin tesliminin yapılması, raporlanması ve SAP sistemine kaydını yapar.Şirketin verdiği ve aldığı her türlü, teminat , ipotek, kefaletlerini kurum bazında takibini yaparak süresinde iadesini sağla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to Yedek Parça ve Yan Sanayi</text:p>
          </table:table-cell>
          <table:table-cell table:number-columns-repeated="2" office:value-type="string">
            <text:p>Ditaş Doğan Yedek Parça İmalat ve Teknik A.Ş.</text:p>
          </table:table-cell>
          <table:table-cell office:value-type="string">
            <text:p>Finans Uzmanı</text:p>
          </table:table-cell>
          <table:table-cell office:value-type="float" office:value="3602451">
            <text:p>3602451</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Bursa - Hasanağa Organize Sanayi Bölgesi'nde kurulu olan ve otomotiv sektöründe faaliyet gösteren firmamızın, büyüyen organizasyonunun Mali İşler bölümünde görev almak üzere "Finans Uzmanı" rolünde takım arkadaşı arayışımız bulunmaktadır.İstenen Yetenek ve UzmanlıklarÜniversitelerin Finans, Bankacılık, İktisat, İşletme, vb. bölümlerinden mezun, Finansal yönetim konusunda en az 5 yıllık tecrübeye sahip,SAP programı tecrübesine sahip,Bankalar ve diğer finans kuruluşları ile olan ilişkileri ve operasyonları yürütebilecek ve bu konuda deneyim sahibi,Nakit akışı, bilanço, mali tablo analizi ve finansal yönetim raporlama süreçlerine hakim,Kredilerin, günlük nakit akışın ve türev ürünlerin yönetilmesi ile kontrolü konusunda tecrübeli,MS Office programlarını (Özellikle Excel) etkin olarak kullanabilen.İş TanımıGünlük nakit ödeme ve tahsilat planlarının yapılması, yönetilmesi ve üst yönetime düzenli olarak raporlanması,Çek/senet, kredi kartı ve DBS ile tahsilat işlemlerin yürütülmesi ve takibinin yapılması,Bankalar ve diğer finans kuruluşları ile ilgili olan tüm nakdi ve gayri nakdi kredi işlemlerinin, döviz işlemlerinin ve teminat mektubu gibi diğer bankacılık işlemlerinin sağlıklı bir biçimde yönetilmesi ve takibinin yapılması,İhtiyaç duyulması halinde banka ve diğer finans kuruluşlarıyla iletişime geçilerek uygun kaynaklı fon bulunması,Banka kredi sözleşmelerinin, leasing sözleşmelerinin ve operasyonel süreçlerin yönetilmesi,Şirketin günlük, aylık ve yıllık nakit akış tablolarının oluşturulması ve raporlan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Yenilenebilir Enerji, Atık Yönetimi ve Geri Dönüşüm</text:p>
          </table:table-cell>
          <table:table-cell table:number-columns-repeated="2" office:value-type="string">
            <text:p>ITC INVEST TRADING &amp; CONSULTING AG-TÜRKİYE ANKARA ŞUBESİ</text:p>
          </table:table-cell>
          <table:table-cell office:value-type="string">
            <text:p>Finans Uzmanı</text:p>
          </table:table-cell>
          <table:table-cell office:value-type="float" office:value="3437212">
            <text:p>3437212</text:p>
          </table:table-cell>
          <table:table-cell office:value-type="string">
            <text:p>Ankara(Mamak)</text:p>
          </table:table-cell>
          <table:table-cell office:value-type="string">
            <text:p>active</text:p>
          </table:table-cell>
          <table:table-cell office:value-type="string">
            <text:p>Detail-Aday</text:p>
          </table:table-cell>
          <table:table-cell office:value-type="string">
            <text:p>GENEL NİTELİKLER VE İŞ TANIMI ITC olarak, Türkiye’nin 11 ilinde, 14 farklı noktasında kurulu tesislerimizde, 2002 yılından bu yana ülkemizde toplanan atıkların bir değer oluşturması hedefi ile faaliyetlerimize başlamış olup; atık geri kazanım, geri dönüşüm, toplama ve depolama ile yeşil enerji üretimi ve tehlikeli atık bertarafı faaliyetleri yanında, sektörümüzde ilke imza atan birçok Ar-Ge projesinde de hizmetlerimizi sürdürmekteyiz.Her geçen gün büyüyen ve gelişen ITC Ailesi içerisinde, şirketimiz Mamak Tesisi'nde görevlendirilmek üzere ,  aşağıda yer alan niteliklere sahip , Finans Uzmanı  olarak görev yapacak takım arkadaşı arıyoruz.NiteliklerTercihen üniversitelerin işletme, istatistik, iktisat vb. bölümlerinden mezun,Bankaların kurumsal, ticari şubelerinde ve/veya şirketlerin hazine ve finans bölümlerinde minimum 5 yıl tecrübe sahibi,MS Office programlarını etkin düzeyde kullanabilen,Problem çözme, analitik düşünme ve detaylara önem verme becerilerine sahip,Ekip çalışmasına yatkın ve zaman yönetimi iyi olan,İletişim becerileri gelişmiş, gelişmeye ve öğrenmeye açık.Erkek adaylar için askerlikle ilişiği bulunmayan,Ankara'da ikamet eden.Görev TanımıTüm finansal operasyonlar, günlük işlemler, nakit akış, tahsilat, ödeme, günlük kasa işlemleri v.b. işlemleri gerçekleştirmek,Günlük nakit yönetimi ve planlanması işlemlerini yürütmek, nakit akış durumuna göre fonlama ihtiyacını ve kredi kullanım durumunu belirlemek, işlemleri gerçekleştirmek ve süreçlerini takip etmek,Günlük banka operasyonları ile ilgili banka talimatlarını hazırlamak, bankalara göndermek ve kayıtlarını yapmak,Haftalık tedarikçi avans ödemelerini hazırlamak,Kasa işlemlerinin muhasebe kaydını yapmak,Personel avanslarının takibi ve muhasebe kaydını yapmak,Bankalar ve finansal kurumlar ile ilişkileri yönetmek, fiyatlama ve dokümantasyon üzerinde gerekli müzakereleri yapmak,Haftalık/Aylık finansal raporlamaları yapmak,Verimliliği arttıracak, finansal yapıyı güçlendirecek her türlü analiz ve çalışmalarda görev almak,Yönetim için ihtiyaç duyulacak rutin ve acil raporların hazırlanmasında görev al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Bahaş <text:s/>İnş San Ve Tic Aş</text:p>
          </table:table-cell>
          <table:table-cell office:value-type="string">
            <text:p>Finans Uzmanı</text:p>
          </table:table-cell>
          <table:table-cell office:value-type="float" office:value="3612735">
            <text:p>3612735</text:p>
          </table:table-cell>
          <table:table-cell office:value-type="string">
            <text:p>İstanbul(Avr.)(Esenler)</text:p>
          </table:table-cell>
          <table:table-cell office:value-type="string">
            <text:p>active</text:p>
          </table:table-cell>
          <table:table-cell office:value-type="string">
            <text:p>Detail-Aday</text:p>
          </table:table-cell>
          <table:table-cell office:value-type="string">
            <text:p>GENEL NİTELİKLER VE İŞ TANIMI GENEL NİTELİKLER VE İŞ TANIMI"Hayattan Anlar" sloganı ile bize güvenen müşterilerimize daima gelecekte daha iyi yaşayacakları anlar sunmak istedik ve bulunduğumuz her sektörde kalitemizden asla ödün vermeden yol aldık. Bugün turizmden savunma sanayisine , inşaattan sağlığa kadar pek çok sektörde başarıyla faaliyetlerimizi sürdürmekte, değerli iş ortaklarımız ve paydaşlarımızla büyüyerek yolumuza devam etmekteyiz.Bu yolculukta bizimle yürüyecek, Esenler' de bulunan merkez ofisimizde görevlendirilmek üzere "Finans Uzmanı" aramaktayız. Genel NiteliklerÜniversitelerin iktisadi ve idari bilimler fakültelerinin ilgili bölümlerinden mezun,En az 3 yıl deneyimli, Tercihen ERP (LOGO) kullanabilen ve ileri Excel bilgisine sahip,Analitik yönü kuvvetli, sonuç odaklı çalışmaya yatkın,Çoklu şirket tecrübesi olan Strese dayanıklı, esnek çalışma saatlerine uyum sağlayabilen,Raporlama ve sunum yapabilecek iyi seviyede sözlü ve yazılı iletişim becerisi sergileyebilen,İş ve zaman yönetimini gerçekleştirebilen, MS Office Programlarını etkin şekilde kullanabilen,Erkek adaylar için, askerlik hizmeti tamamlanmış. Aktif araç kullanabilen  İş TanımıBanka kayıtlarının atılması, günlük banka hareketlerinin takibi, finansal operasyonun yürütülmesi,Kredi ve teminat mektup işlemlerinin takip edilmesi ve kayıtlarının atılması,Finansal tüm raporların hazırlanması, Tahsilat süreçlerinin takip edilmesi, Güncel çek, senet, nakit ve kasa hareketleri takibinin yapılması,Bağlı bulunan şirket ve projelerin bütçe ve nakit akış tabloların oluşturulması ve takibi,Ödeme süreçlerinin yürütülmesi; haftalık ve aylık ödeme planlarının oluşturulması.</text:p>
          </table:table-cell>
          <table:table-cell office:value-type="string">
            <text:p/>
            <text:p><text:s text:c="16"/>2 gün önce</text:p>
            <text:p><text:s text:c="17"/>yayınlandı</text:p>
            <text:p><text:s text:c="15"/></text:p>
          </table:table-cell>
        </table:table-row>
        <table:table-row table:style-name="ro2">
          <table:table-cell office:value-type="string">
            <text:p>Full-Time</text:p>
          </table:table-cell>
          <table:table-cell office:value-type="string">
            <text:p>Telekomünikasyon</text:p>
          </table:table-cell>
          <table:table-cell table:number-columns-repeated="2" office:value-type="string">
            <text:p>Majorel Türkiye</text:p>
          </table:table-cell>
          <table:table-cell office:value-type="string">
            <text:p>Finans Uzmanı</text:p>
          </table:table-cell>
          <table:table-cell office:value-type="float" office:value="3599642">
            <text:p>3599642</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QUALIFICATIONS AND JOB DESCRIPTION We design, build and deliver next-generation end-to-end CX solutions for many of the world’s most respected digital-native and vertical leading brands. Our comprehensive east-to-west global footprint in 45 countries across five continents, with more than 82,000 team members and 60 languages, allows us to deliver flexible solutions that leverage our expertise in cultural nuance, which we believe to be essential for true excellence in CX. We have deep domain expertise in tech-augmented front to-back-office CX. Additionally, we offer Digital Consumer Engagement, CX Consulting, and an innovative suite of Proprietary Digital Solutions for industry verticals. We are a global leader in Content Services, Trust &amp; Safety. We believe the ‘Majorel difference’ to be our culture of entrepreneurship.As Majorel Türkiye, with more than 3,000 teammates in 7 different locations in Turkey and working-from-home model, we offer services to leading brands both across Turkey and worldwide in 12 different languages, including German, Dutch, Turkish, English, Arabic, Italian, Spanish, Greek, Hebrew, French, Russian, and Bulgarian.Our MissionWe create amazing customer experiences that people value and we are proud of. By combining talent, data and technology we deliver real impact for our partners. We are driven to go further.Our VisionOur vision is to be our clients’ trusted long-term partner for customer engagement in a constantly changing world. Creativity, Excellence and Respect drive everything we do. This ensures success for our partners and allows us to thrive as one team.We serve customers across the world through our 66,800+ people based in 35 countries across 5 continents with 60 languages. We support your customers at any time, through every device and in the manner they expect of their brands. We speak their language wherever they are and whatever their culture.At Majorel, diversity is a part of our DNA. We are committed to providing equal employment opportunities and creating an inclusive environment for all candidates and employees. All qualified applicants will receive consideration for employment without regard to sex, race, color, creed, religion, national origin, age, disability status, marital status, pregnancy, sexual orientation, gender identity or expression.General Qualifications:Bachelor’s degree in related area2 years or more of experience in Finance DepartmentBig Four and Telecommunications Sector experience is plusHave advanced knowledge of EnglishGood level of MS Office applications especially in ExcelAble to work as a team player progress with a cooperation perspectiveAble to work with solution and goal orientedTaking initiative and decision making skillsHave a customer-oriented service approachProgressing with a detail-oriented perspectiveOpen to feedbackAdaptable to change quicklyJob Description:Supporting the monitoring and control of daily financial and accounting entries and exits,Supporting the control of weekly accounting records, the follow-up of payments, collections and loans (debt and receivables management),Supporting preparation of weekly treasury reports (cash balances, account receivables and account payables),At certain intervals; The interim financial performance report of the company is prepared by analyzing it with its manager, in line with the relevant contracts, and presenting it to the manager to whom it is affiliated,Supporting the reliability of financial data coming from the operation,Supporting the preparation of the Internal Financial Report in line with the month-end data,By making use of Internal Financial Report data, in line with International Reporting Standards (IFRS); for group finance; Supporting the preparation of the External Financial Report,Working in coordination with the Sales Department of the potential projects with the manager to create the Pricing model and present it to the Senior Management,In line with cost elements and budget planning; Making cost optimization analysis,Playing an active role for the healthy functioning of all audit processes.</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ağlık Sigortası</text:p>
          </table:table-cell>
          <table:table-cell table:number-columns-repeated="2" office:value-type="string">
            <text:p>Memorial Sağlık Grubu</text:p>
          </table:table-cell>
          <table:table-cell office:value-type="string">
            <text:p>Finans Uzmanı</text:p>
          </table:table-cell>
          <table:table-cell office:value-type="float" office:value="3612678">
            <text:p>3612678</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Memorial Sağlık Grubu Genel Müdürlük, Mali İşler Direktörlüğü - Bütçe, Raporlama ve Finans Müdürlüğü bünyesinde görev almak üzere aşağıdaki niteliklerde Finans Uzmanı aramaktayız:Genel NiteliklerÜniversitelerin İşletme, İktisat, Ekonomi, Finans ve Maliye bölümlerinden mezun,        Finans alanında en az 3 - 5 yıl tecrübesi olan,Tüm finansal konular ile ilgili yasal mevzuata, kıymetli evrak konularına hakim,Nakit akış konularına vakıf,teminat mektubu ve kredi operasyon işlemlerinde deneyimliRaporlama yapabilecek düzeyde MS Office bilgisine sahip,Bankalar ile iletişimi kuvvetli,Takım çalışmasına yatkın, Analitik düşünce ve analiz yeteneğine sahip,Yoğun iş temposuna uyum sağlayabilecek,Tercihen İngilizce bilen,Sap Fi tecrübesi bulunan,Pos süreçlerinde tecrübeli,İş Tanımı Finansal operasyon işlemleri yürütmek ve takibini yapmak,Günlük, aylık ve haftalık nakit akış raporunu hazırlamak,Günlük ve haftalık ödeme planlarının takibini yapmak ve gerekli aksiyonları almak,Banka bakiye, kredi limit ve teminatların takibini yapmak,Her tür raporlamanın periyodik olarak hazırlamak ve üst yönetime sunmak,Finansal analiz yapmak ve raporlarını hazırlamak, Dönemsel finansal tablo ve raporların hazırlanmasına destek vermek,Dijital bankacılık geliştirme süreçlerinde rol almak.</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Tekstil, Mağazacılık (Tekstil), Perakende</text:p>
          </table:table-cell>
          <table:table-cell table:number-columns-repeated="2" office:value-type="string">
            <text:p>Suwen Tekstil Sanayi Pazarlama</text:p>
          </table:table-cell>
          <table:table-cell office:value-type="string">
            <text:p>Finans Uzmanı</text:p>
          </table:table-cell>
          <table:table-cell office:value-type="float" office:value="3560799">
            <text:p>3560799</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İç giyim alanında öncü, üstün tasarım ve üretim uzmanlığı ile inovatif, fonksiyonel, ulaşılabilir fiyat ve zarif tasarımlarla farklı yaşam tarzına sahip olan Suwen, büyüyen organizasyonunda Mali İşler Direktörlüğüne bağlı olarak çalışacak "Finans Uzmanı" aramaktadır.Üniversitelerin İktisadi ve İdari Bilimler fakültelerinin ilgili bölümlerinden mezun,Perakende muhasebesinde tercihen 3-4 yıl tecrübeli,Mağaza kasa tahsilat ve 102 banka hesap takibine hakim,Nebim V3 programlarını kullanabilen,İleri seviyede excel kullanabilen,Analitik düşünebilen,Detaylara önem veren ve dikkatli,Takip yeteneği güçlü ve sonuç odaklı,Ekip çalışmasına yatkın,Yazılı ve sözlü iletişimi güçlü,Erkek adaylar için askerlik hizmetini tamamlamış,İstanbul Anadolu yakasında ikamet eden.İşin Tanımı:Günlük mağaza kasalarının kontrolü, hatalı işlemlerin revizesi ve kontroller sonrası muhasebe kayıtlarının tamamlanması,Ödeme/tahsilat konularında perakende müşteri taleplerinin takibi,Mağaza kasa evraklarının aylık kontrolünün sağlanması, entegrasyonu ve arşivlenmesi,Aylık mali Z raporların takibi ve arşivlenmesi,Mağaza kasa nakitlerinin bankaya yatırılma süreçleri ve takibi,Merkez ve sorumlu olunan mağazalar arasında ilgili konularda düzen ve koordinasyonun sağlanması,Sorumlu olunan mağazalarda herhangi satış engelleyici durum oluşması halinde ilgili konular özelinde mağaza çalışma saatlerinde destek verilmes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Debateks Tekstil San. ve Dış Tic. Ltd.Şti</text:p>
          </table:table-cell>
          <table:table-cell office:value-type="string">
            <text:p>Finans Uzmanı</text:p>
          </table:table-cell>
          <table:table-cell office:value-type="float" office:value="3601346">
            <text:p>3601346</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Konfeksiyon İhracat sektöründe faaliyet gösteren şirketimizin İstanbul Avrupa yakasındaki merkez ofisinde Finans departmanına bağlı olarak görev yapmak üzere Finans uzmanı arayışımız bulunmaktadır. Aranan NiteliklerÜniversitelerin tercihen Muhasebe, Maliye, İşletme, İktisat, Ekonomi bölümlerinden mezun,Finans alanında minimum 5 yıl deneyimli,MS Office uygulamalarına hakim, Takım çalışmasına yatkın,İstanbul Avrupa yakasında ikamet edenİletişim yeteneği kuvvetli, diksiyonu düzgün,Tercihen Canias programını kullanmış   İş TanımıİBKB süreçlerinin yerine getirilmesi,İhracat Bedel Takibi ve Tebliğlere uygun şekilde bozum işlemlerini gerçekleştirmek,Günlük olarak banka hareketlerinin sisteme kayıtlarının girilmesi, banka hesaplarının tutturulması,Çek, takibi, tahsilatı ve muhasebeleştirilmesinden sorumlu olunması,Ödeme planlarını ve talimatlarını oluşturmak ve işlemlerini yürütmesiVadesi yaklaşan ödemeler ile ilgili aksiyonları gerçekleştirilmesi,Finansal gelir-giderleri ve banka hareketlerinin takibinin yapılmasıBankalarda ki tüm hesapların güncel likidite takibini yap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BOMAKSAN ENDÜSTRİYEL HAVA FİLTRASYON SİSTEMLERİ SANAYİ TİCARET ANONİM ŞİRKETİ</text:p>
          </table:table-cell>
          <table:table-cell office:value-type="string">
            <text:p>Finans Uzmanı</text:p>
          </table:table-cell>
          <table:table-cell office:value-type="float" office:value="3430411">
            <text:p>3430411</text:p>
          </table:table-cell>
          <table:table-cell office:value-type="string">
            <text:p>Konya</text:p>
          </table:table-cell>
          <table:table-cell office:value-type="string">
            <text:p>active</text:p>
          </table:table-cell>
          <table:table-cell office:value-type="string">
            <text:p>Detail-Aday</text:p>
          </table:table-cell>
          <table:table-cell office:value-type="string">
            <text:p>GENEL NİTELİKLER VE İŞ TANIMI Finans Uzmanı için harika bir iş fırsatı BOMAKSAN'da. BOMAKSAN, 1986 yılında çevre dostu mühendislik üzerine büyük bir tutkuyla kurulmuş bir aile şirketidir. Aile olmak güvenmeyi gerektirir. Bir aile şirketi olarak güven değerinin sorumluluğunu taşıyoruz. Bu yüzden temel değerlerimiz güvenilirlik, dürüstlük ve şeffaflıktır.Biz ekip olarak, insanlığın geleceğine ve gezegenimize faydalı olma konusunda son derece kararlıyız. Bu yüzden insanlığın ve canlılığın en temel ihtiyaçlarından biri olan temiz havaya odaklandık. Paylaşmanın gücüne inanan genç, dinamik ve tutkulu bir ekibiz. Temel amacımız, son teknolojiyi en verimli şekilde kullanarak, kendi tasarımlarımızla müşterilerimiz için değer yaratmaktır.BOMAKSAN, endüstriyel temiz hava sistemleri konusunda hızla büyüyen global bir şirkettir. Hava temizleme sistemlerimizle çevrenin, çalışma ve yaşam alanlarının geleceğini değiştirmeyi hedefliyoruz. Covid-19 günleri, milyonlarca insana hava kalitesinin sağlık açısından ne kadar önemli olduğunu gösterdi. İş yerlerinin geleceğini değiştirmek ve temiz havayı bizimle yeniden tanımlamak için tutkulu olacak yeni ekip üyelerimiz için gerçekten heyecanlıyız.Eğer sen de bu değerlere sahip olduğunu düşünüyorsan, Finans Uzmanı olarak ekibimize katıl!Sana katacağımız değerler;·        İhracat odaklı Üretim yapan bir firmada sürekli sektörel ve mesleki gelişim imkânı,·        Mesleki gelişim ve yetkinlikler doğrultusunda şirket içinde oluşacak kariyer imkanları,·        Online eğitimler ile hem kişisel gelişiminize hem de mesleki eğitiminize katkıda bulunmak,Finans Uzmanı sorumlulukları; Banka ve diğer finans kuruluşları ile ilişkilerin yönetilmesi,Şirketin ihtiyacı doğrultusunda nakdi ve gayri nakdi kredi çalışmalarının yürütülmesi ve sonuçlandırılması,Günlük-Haftalık kredi, teminat, çek-senet işlemlerinin takibinin ve raporlamasının yapılması,Günlük-Haftalık-Aylık-Yıllık Hedeflenen/Gerçekleşen Nakit akışı, ödemeler, kredi ve kasa işlemleri gibi finansal konuların takibinin yapılması,Operasyonların sürekliliği için ödemelerin düzenli yapılmasının sağlanması, Bankalar ile günlük operasyonel süreçlerin yürütülmesi,Müşterilerin ve tedarikçilerin cari hesaplarının izlenmesi, vadesinde tahsilat,Şirketin ihtiyacı doğrultusunda ilgili birimlerle iletişim kurulması ve aylık / yıllık bütçe hazırlanmasına destek verilmesi,Şirket fonlarının etkin kullanılması için faiz, döviz vb hazine ürünlerinin güncel takip edilmesi ve organizasyonun yapılması.Satış biriminden gelen tekliflerin kontrollerinin yapılarak tahsilat sürecini yürütmesi.Satış, Lojistik ve finans arası koordinasyonu sağlaması. Finans Uzmanı pozisyonu için aranan özellikler; Üniversitelerin ilgili bölümünden mezun, Finans alanında 1-3 yıl deneyimli, ERP bilgisi olan, Finansman kalemlerine hakim ve finans operasyonu konusunda tecrübeli,İletişimi kuvvetli ve takım çalışmasına yatkın, Zaman yönetimi becerisi gelişmiş, Çözüm odaklı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Şimşek Bisküvi ve Gıda San. A.Ş.</text:p>
          </table:table-cell>
          <table:table-cell office:value-type="string">
            <text:p>Finans Uzmanı</text:p>
          </table:table-cell>
          <table:table-cell office:value-type="float" office:value="3584127">
            <text:p>3584127</text:p>
          </table:table-cell>
          <table:table-cell office:value-type="string">
            <text:p>Karaman(Merkez)</text:p>
          </table:table-cell>
          <table:table-cell office:value-type="string">
            <text:p>active</text:p>
          </table:table-cell>
          <table:table-cell office:value-type="string">
            <text:p>Detail-Aday</text:p>
          </table:table-cell>
          <table:table-cell office:value-type="string">
            <text:p>GENEL NİTELİKLER VE İŞ TANIMI Şimşek Bisküvi olarak sürdürülebilir bir büyüme politikası ile vizyonumuzu gerçekleştirmeye adım adım ilerliyoruz. Gelişen ve büyüyen kadromuzun birbirinden farklı departmanlarında görev almak üzere tecrübeli veya kendini geliştirmek isteyen yetenekler arıyoruz. Eğer sende Şimşek Bisküvi ailesinde yer almak istiyorsan detayları aşağıdan inceleyebilirsin.MUHASEBE VE FİNANS UZMANI KARAMAN ilinde faaliyet gösteren şirketimize, merkez ofiste görev almak üzere  “Muhasebe ve Finans Uzmanı” alınacaktır. İşin Tanımı :Şirketin Finans muhasebesi işlemlerini yapacak Günlük kasa defteri ve kasa hareketlerini işleyecek Kasa ödemelerini yapacak Banka havale – Eft işlemlerini yapacak Müşteri ve Satıcı Cari hesap takiplerini yapacak Finans departmanın genel işlerinin takibini yapacak Banka ve finans kuruluşları ile iletişimleri yapacak  Aranan Nitelikler :Üniversitelerin İktisat, İşletme ve Ekonomi bölümlerinden mezun,Muhasebe Finans alanında en az 3 yıl deneyimli Tercihen SAP bilen. Muhasebe, Finans ve banka işlemlerinde deneyim sahibi,İletişim becerisi yüksek, ekip çalışmasına yatkın Karaman’da ikamet eden veya edebilecek olan, Askerlik hizmetini tamamlamış olan (Erkek adaylar için)</text:p>
          </table:table-cell>
          <table:table-cell office:value-type="string">
            <text:p/>
            <text:p><text:s text:c="16"/>30 gün önce</text:p>
            <text:p><text:s text:c="17"/>güncellendi</text:p>
            <text:p><text:s text:c="15"/></text:p>
          </table:table-cell>
        </table:table-row>
        <table:table-row table:style-name="ro2">
          <table:table-cell office:value-type="string">
            <text:p>Tam Zamanlı</text:p>
          </table:table-cell>
          <table:table-cell office:value-type="string">
            <text:p>Sağlık, Diğer</text:p>
          </table:table-cell>
          <table:table-cell table:number-columns-repeated="2" office:value-type="string">
            <text:p>ÖNCÜ DENTAL A.Ş.</text:p>
          </table:table-cell>
          <table:table-cell office:value-type="string">
            <text:p>Finans Uzmanı</text:p>
          </table:table-cell>
          <table:table-cell office:value-type="float" office:value="3523117">
            <text:p>3523117</text:p>
          </table:table-cell>
          <table:table-cell office:value-type="string">
            <text:p>İstanbul(Avr.)(Fatih)</text:p>
          </table:table-cell>
          <table:table-cell office:value-type="string">
            <text:p>active</text:p>
          </table:table-cell>
          <table:table-cell office:value-type="string">
            <text:p>Detail-Aday</text:p>
          </table:table-cell>
          <table:table-cell office:value-type="string">
            <text:p>GENEL NİTELİKLER VE İŞ TANIMI Öncü Dental olarak Diş Hekimliği Malzemeleri sektöründe 2001 yılı Ocak ayında başladığımız faaliyetlerimize her geçen yıl büyüyerek devam etmekteyiz. Fındıkzade’de bulunan merkez ofisimizin yanı sıra Kıraç/Esenyurt’ta bir üretim merkezimiz, Ankara, Bursa, Adana ve Batı Karadeniz’de de şubelerimiz bulunmaktadır. Yenilenen vizyonumuz, geçmişten gelen 20 yılı aşkın tecrübemiz ve yaklaşık 130 kişilik kadromuzla adımız gibi öncü konumdayız.Her geçen gün büyüyen yapımızda ticaretine aracılık ettiğimiz ürün gamını da sürekli arttırmaktayız. Ürünlerimiz kadar verdiğimiz hizmetle de ön plana çıkma arzusu ile sürekli olarak kendimizi geliştirmekteyiz. Sektörde hizmetlerimizin artarak devam edebilmesi için eğitimimize ve organizasyonumuzun gelişimine yatırım yapmaya devam ediyoruz. Öncü Dental merkez ofisimizde Finans ekibimize katılarak ekibimizi güçlendirecek, “Finans Uzmanı” olarak görevlendirilecek ve kariyerinde başarı dolu adımlarla ilerlemek isteyen çalışma arkadaşları arıyoruz.Aranan NiteliklerÜniversitelerin İşletme, Ekonomi, Ekonometri vb bölümlerinde lisans eğitimini tamamlamış, Tercihen benzer bir pozisyonda en az 5 yıl mesleki deneyime sahip, Krediler, finansal ürünler, uygulamalar ve finansal raporlamalar konusunda deneyimli, Bankalar ile yürütülen finansal operasyonları takip edebilecek, MS Office programlarına hakim, tercihen ERP deneyimine sahip, Dikkatli, detaylara önem veren, sorumluluk sahibi ve çözüm odaklı, İletişim ve takip becerileri kuvvetli, pozitif, Erkek adaylar için askerlik hizmetini tamamlamış, Tercihen İstanbul Avrupa yakasında ikamet eden.İş TanımıBankacılık işlemlerini, ödeme talimatlarını hazırlamak ve takip etmek, ödemeleri yapmak,Şirketin nakit ve gayri nakit kredi kullanımlarını yürütmek; kredi, leasing ve çek ödemelerini takip etmek ve raporlamak,Eximbank kapamaları ve sigorta bildirim işlemlerini yürütmek,Akreditif açma ve süreç yönetimi ile akreditif sigorta işlemlerinin takibi,Kasa/Banka çek ve senet işlemlerinin operasyonel süreçlerini yürütmek, Bankalardaki limit, kredi ve teminat tablolarını hazırlamak ve güncel olarak takip etmek, Bankalarla ilgili her türlü iletişimi gerçekleştirmek, Finansal süreçlerle ilgili evrakların takibini yapmak, Banka hesaplarını günlük olarak takip etmek, Gün içerisinde Birim Müdürünün verdiği diğer görevleri de yerine getirerek rapor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İnşaat, Havacılık</text:p>
          </table:table-cell>
          <table:table-cell table:number-columns-repeated="2" office:value-type="string">
            <text:p>KALYON İNŞAAT SANAYİ VE TİCARET A.Ş.</text:p>
          </table:table-cell>
          <table:table-cell office:value-type="string">
            <text:p>Finans Uzmanı</text:p>
          </table:table-cell>
          <table:table-cell office:value-type="float" office:value="3610945">
            <text:p>3610945</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Kalyon Holding; inşaat, enerji, gayrimenkul, havacılık, eğitim gibi birçok farklı sektörde faaliyet göstermektedir.1974 yılında temelleri atılan grubumuz; günümüzde hızla ve birçok başarıya imza atarak büyümeye devam etmektedir.Holding Grup Şirketlerimizden Kalyon İnşaat Merkez Ofisimiz bünyesinde görevlendirilmek üzere “Finans Uzmanı” arayışımız bulunmaktadır.Genel NiteliklerÜniversitelerin iktisadi ve idari bilimler fakültelerinin ilgili bölümlerinden mezun,Mesleğinde en az 3 yıl deneyimli,Şirketlerin finans, hazine yönetimi, bankacılık işlemleri ve nakit akış konusunda en az 2 yıl tecrübeli,Tercihen SAP kullanabilen ve ileri Excel bilgisine sahip,Analitik yönü kuvvetli, sonuç odaklı çalışmaya yatkın,Strese dayanıklı, esnek çalışma saatlerine uyum sağlayabilen,Raporlama ve sunum yapabilecek iyi seviyede sözlü ve yazılı iletişim becerisi sergileyebilen,İş ve zaman yönetimini gerçekleştirebilen,MS Office Programlarını etkin şekilde kullanabilen,Erkek adayların için, askerlik hizmeti tamamlanmış. İş TanımıBanka kayıtlarının atılması, günlük banka hareketlerinin takibi, finansal operasyonun yürütülmesi,Kredi ve teminat mektup işlemlerinin takip edilmesi ve kayıtlarının atılması,Finansal tüm raporlar ve mali tabloların hazırlanması,Faturalandırma ve tahsilat süreçlerinin takip edilmesi,Güncel çek, senet, nakit ve kasa hareketleri takibinin yapılması,Bağlı bulunan şirket ve projelerin bütçe ve nakit akış tabloların oluşturulması ve takibi,Pos işlemlerinin takibi, raporlanması ve muhasebeleştirilmesi,Tedarikçi ödeme süreçlerinin yürütülmesi; haftalık ve aylık ödeme planlarının oluşturul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 Alüminyum</text:p>
          </table:table-cell>
          <table:table-cell table:number-columns-repeated="2" office:value-type="string">
            <text:p>Şahinler Metal Sanayi ve Ticaret A.Ş.</text:p>
          </table:table-cell>
          <table:table-cell office:value-type="string">
            <text:p>Finans Uzmanı</text:p>
          </table:table-cell>
          <table:table-cell office:value-type="float" office:value="3590642">
            <text:p>3590642</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GENEL NİTELİKLER:Üniversitelerin işletme, ekonomi, finans ve bankacılık, iktisat, istatistik, ekonometri vb bölümlerinden mezun.Finans ve genel muhasebe süreçlerinde en az 3 yıl deneyim sahibi,Tek düzen hesap planı ve genel muhasebe uygulamalarına vakıf,Mutabakat, ödeme/tahsilat takibi, kasa ve kıymetli evrak kayıt/takip/denetimi gibi mali işler süreçlerinin yürütülmesini sağlayacak,Muhasebe ile ilgili evrakların girişini, varsa talimatlarının hazırlanmasını, cari hesapların düzgün ve doğru tutulmasını sağlayacak,SAP FI kullanabilen, MS Office programlarını iyi derecede kullanabilen, Yoğun ve zamanlı çalışma temposuna uyumlu, Çözüm odaklı, iş disiplinine ve analitik düşünce yapısına sahip, ekip çalışmasına uyumlu, iletişim becerileri yüksekEvrak kayıt tertip düzenine sahip, Planlama, organizasyon ve farklı birimlerle etkin çalışma becerileri bulunan,Analitik düşünme yetkinliği gelişmiş, meraklı, hedef ve sonuç odaklı,İstanbul Anadolu Yakası veya Kocaeli Gebze bölgesinde ikamet eden.İŞ TANIMIBanka hesapları ile ilgili günlük mutabakat yapmak, ödeme ve tahsilat takibi yapmak,Kasada ve bankada bulunan nakit, çek, senet, teminat mektubu ve diğer menkul kıymetlerin ve banka hareketlerinin kaydını ve takibini yapmak, düzenli aralıklarla kontrolünü sağlamak, raporlamak,Cari hesaplara ait kur farkı, vade farkı, denkleştirme işlemleri yapmak, güncel tutmakGünlük banka mevcutlarını raporlamak, Bankalar ile ilgili her türlü talimatın hazırlanmasını, bankalara ulaştırılmasını ve işlem dekontlarının teminini sağlamak,Günlük nakit akış tablosuna gerçekleşen gelir ve gider kalemlerini kayda almak, raporlamakBankalardan gelen bilgi belge taleplerinin ilgili departmanlar ile koordineli çalışarak karşılanmasını sağlamak.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Gıda</text:p>
          </table:table-cell>
          <table:table-cell table:number-columns-repeated="2" office:value-type="string">
            <text:p>Hangar Foods Tüketim Malzemeleri ve Gıda Sanayi Tic. Ltd. Şti</text:p>
          </table:table-cell>
          <table:table-cell office:value-type="string">
            <text:p>Finans Uzmanı</text:p>
          </table:table-cell>
          <table:table-cell office:value-type="float" office:value="3600147">
            <text:p>3600147</text:p>
          </table:table-cell>
          <table:table-cell office:value-type="string">
            <text:p>Ankara(Altındağ)</text:p>
          </table:table-cell>
          <table:table-cell office:value-type="string">
            <text:p>active</text:p>
          </table:table-cell>
          <table:table-cell office:value-type="string">
            <text:p>Detail-Aday</text:p>
          </table:table-cell>
          <table:table-cell office:value-type="string">
            <text:p>GENEL NİTELİKLER VE İŞ TANIMI ·         Üniversitelerin ilgili bölümlerinden mezun (İşletme, iktisat, muhasebe vb.)·         Bankacılık işlemlerine hakim ve finansal operasyonları yönetebilecek·         Finans alanında tercihen en az 3 yıl tecrübeli·         Muhasebe programlarına  tercihen hakim·         MS Office uygulamalarını etkin şekilde kullanabilen·         Cari hesap mutabakatları, çek-senet ve banka işlemlerine hakim·         Dikkatli, düzenli ve sistemli çalışacak·         Analiz ve raporlama becerisi yüksek·         Yoğun ve esnek çalışma saatlerine uyum sağlayabilecekİŞİN TANIMI·         Haftalık aylık nakit akış tablolarını hazırlamak·         Müşteri cari hesaplarını takip etmek, vadesi gelen alacakların tahsil edilmesini sağlamak·         Tüm yurtiçi ve yurtdışı alış faturalarının kontrolü ve muhasebeleştirilmesi·         Satın alma faturalarının vadelerine uygun olarak ödeme planının çıkartılıp onaya sunulması·         Vergi, Sgk, maaş, kira ve diğer ödemelerin planlanıp onaya çıkartılması·         Çek-senet, mail order evraklarının muhasebe programına işlenmesi·         Banka işlemlerinin gerçekleştirilmesiMuhasebe birimiyle uyum içinde cari hesap mutabakatlarının zamanında yapılması</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Bankacılık</text:p>
          </table:table-cell>
          <table:table-cell table:number-columns-repeated="2" office:value-type="string">
            <text:p>ICBC TURKEY BANK A.Ş.</text:p>
          </table:table-cell>
          <table:table-cell office:value-type="string">
            <text:p>Finans Uzmanı</text:p>
          </table:table-cell>
          <table:table-cell office:value-type="float" office:value="3612390">
            <text:p>361239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ICBC Turkey is the subsidiary of ICBC Group - the largest bank in the world according to The Banker's “Top 1000 Banks in the World” listing - with its presence in 49 countries around the world.With the fast-growing pace of ICBC Turkey has increased total assets by 424% in the last 5 years. Numerous institutions have reacted with awards to ICBC Turkey´s performance and profitability, such as Best Commercial and Investment Bank in Turkey, Most Innovative Brokerage House, and Leader of Financial Intermediation Transactions.ICBC Turkey Bank is searching for a teammate to be recruited in Internal Reporting Unit of Financial Control and Accounting Department.You will have below responsibilities for this position:Financial Management System: including but not limited expense management, procurement management,Financial Analysis: participate the building and maintenance all financial indicators tracking systems,Financial Reports: assist to prepare the financial reports including but not limited IFRS reports, HO financial reports, regulatory reports,Monthly, Quarterly, and Yearly Financial Work Arrangements: participate in the coordination between all related departments/centers/branches.Performance Evaluation System and Budget: participate in the quarterly/yearly performance evaluation of all departments/centers/branches and learn the yearly budget preparation.To fit this position, you need to have the below qualifications:Bachelors’ degree, major in economics, management or finance is preferred,Having excellent command of English language, both written and oral,Proficiency in office software,Innovative and quick learner; willing and eager to learn new things, open-minded to embrace the new working requirements,Strong logic and strategic thinking,Strong sense of professionalism and responsibility, strong teamwork awareness.</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İDATA DANIŞMANLIK VE HİZMET DIŞ TİCARET A.Ş.</text:p>
          </table:table-cell>
          <table:table-cell office:value-type="string">
            <text:p>Finans Uzmanı</text:p>
          </table:table-cell>
          <table:table-cell office:value-type="float" office:value="3445730">
            <text:p>3445730</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QUALIFICATIONS AND JOB DESCRIPTIONWe are looking for a Financial Controller for our company, which works in the international service sector.Main ResponsibilitiesReviewing and consolidation of financial reporting packages of Turkey and foreign subsidiariesEstablishing and preparing budgeting and forecasting, financial planning and analysis processesPrepare periodic and ad-hoc management reports and presentationsStructure management reports, presentation and financial models based on business requirementsCoordination with external auditors and investors finance teamEnsuring compliance with statutory laws and financial regulations of each countryWorking closely with management or executive teams to share reports and analysis findingsWell-developed leadership skillsRequired SkillsBachelor's Degree in degree in Economics, Business Administration or related fields4+ years of experience in reporting &amp; budgetingAudit experience is a plusExperience with Russian and CIS subsidiaries is a plusAdvance level MS Office program usageGood communication skills both verbal and written in EnglishStrong interpersonal and communication skillsGood team player, ability to multi-task and prioritize different requestsStrategic thinker, initiative take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İş Makineleri, Otomotiv, İnşaat</text:p>
          </table:table-cell>
          <table:table-cell table:number-columns-repeated="2" office:value-type="string">
            <text:p>ASCENDUM MAKİNA</text:p>
          </table:table-cell>
          <table:table-cell office:value-type="string">
            <text:p>Finans Uzmanı</text:p>
          </table:table-cell>
          <table:table-cell office:value-type="float" office:value="3574126">
            <text:p>3574126</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GENEL NİTELİKLER: Üniversitelerin tercihen Ekonomi, İktisat, İşletme ve Maliye bölümlerinden mezunEn az 2 yıl tecrübeli İyi düzeyde İngilizce bilen Tercihen SAP Hana bilen MS Office Programlarına ileri derecede hakim olan (özellikle Excel)Takım çalışmasına yatkın ve güçlü iletişim becerileri olanProblem çözme, analitik düşünme, sorgulama ve araştırma yeteneğine sahipErkek adaylar için askerlik görevini tamamlamış olan İstanbul Anadolu yakasında ikamet eden veya edebilecek olan İŞ TANIMI:Günlük nakit akışı tablosunun hazırlanması ve günlük nakit operasyonun yapılmasıÇek, senet, kıymetli evrak, kredi, türev işlemler, mevduat vb. işlemlerin günlük olarak takibinin yapılmasıSatış ve tahsilat ekipleri ile yakın çalışarak tüm finansal ve evraksal ihtiyaçların giderilmesiHazine, finans ve bankacılık işlemlerinin yasal mevzuatlara göre yapılması ve bankalar ile günlük olarak takip edilmesiŞirketin açtığı ve şirkete açılan davaların takibi Günlük ve aylık olarak KPI raporlarının ve üst yönetim tarafından istenen raporların hazırlan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Lojistik</text:p>
          </table:table-cell>
          <table:table-cell table:number-columns-repeated="2" office:value-type="string">
            <text:p>Navlungo Lojistik Teknoloji A.Ş</text:p>
          </table:table-cell>
          <table:table-cell office:value-type="string">
            <text:p>Finans Uzmanı</text:p>
          </table:table-cell>
          <table:table-cell office:value-type="float" office:value="3598321">
            <text:p>3598321</text:p>
          </table:table-cell>
          <table:table-cell office:value-type="string">
            <text:p>Kocaeli(Gebze), İstanbul(Asya)(Maltepe, Pendik, Tuzla, Ataşehir)</text:p>
          </table:table-cell>
          <table:table-cell office:value-type="string">
            <text:p>active</text:p>
          </table:table-cell>
          <table:table-cell office:value-type="string">
            <text:p>Detail-Aday</text:p>
          </table:table-cell>
          <table:table-cell office:value-type="string">
            <text:p>GENEL NİTELİKLER VE İŞ TANIMI Biz Kimiz?Navlungo Global pazar yeri entegrasyonları ile yurt dışı kargo gönderim sürecini dijitalleştirerek yurt içinde otorite olduğu kadar globaldeki varlığını da güçlendiren, aktif olarak 230’dan fazla ülkede faaliyet gösteren binlerce firmanın bir numaralı teknoloji odaklı dijital lojistik platformu olarak faaliyetini sürdüren Navlungo’nun hızla büyüyen ekip arkadaşları arasında yer alacakTeknopark İstanbul-Kurtköy'de  çalışabilecek Finans Uzmanı arıyoruz. Bir sonraki kariyer adımınız için hazır mısınız? Aradıklarımız;Üniversitelerin ilgili bölümlerinden mezun (Tercihen İşletme, Ekonomi veya İktisat bölümleri),İyi derecede Excel bilgisi olan ve aktif olarak kullanabilen,Ekip ve yoğun çalışma temposuna ayak uydurabilecek,Analitik düşünme ve problem çözme yeteneğine sahip.Ne Yapacaksın?Aylık/haftalık banka bakiyeleri ve kredi mutabakatlarının yapılması,Banka talimatlarını hazırlanması, işlemin takip edilmesi ve arşivlenmesi,Banka hareketlerinin muhasebeleştirilmesi,İş avansı, personel avansı, maaş avansı, maaş, tazminat ödeme kayıtlarının oluşturulması,Vergi, SGK, sigorta işlemlerinden ödemelerin muhasebeleştirilmesi,Kredi kartı, Pos ve DBS işlemlerinin muhasebeleştirilmesi,Tedarikçi ödeme listesinin oluşturulması ve onaya sunulması,Grup içi şirket ödeme ve tahsilatların muhasebeleştirilmesi,Tüm ödeme hareketlerinin nakit akış tablosuna aktarılması,Kira, aidat, üyelik, yardım bağış işlemlerinin kaydedilmesi,E-hesap işlemlerinin takibi ve banka kayıtlarının kontrolünün sağlanması,Finans süreçlerine ilişkin geliştirme çalışmalarına katkı sağlanması,Seni Ne Bekliyor?İnisiyatif ve sorumluluk alabileceğiniz dinamik iş ekosistemiHiç bitmeyen öğrenme ve gelişim fırsatlarıÖğle yemeği kartıDoğum günü izniServis</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tomotiv, İnşaat, Holding / Şirketler Grubu</text:p>
          </table:table-cell>
          <table:table-cell table:number-columns-repeated="2" office:value-type="string">
            <text:p>Maxion Jantaş Jant San. Tic. A.Ş.</text:p>
          </table:table-cell>
          <table:table-cell office:value-type="string">
            <text:p>Finans Uzmanı</text:p>
          </table:table-cell>
          <table:table-cell office:value-type="float" office:value="3541532">
            <text:p>3541532</text:p>
          </table:table-cell>
          <table:table-cell office:value-type="string">
            <text:p>Manisa</text:p>
          </table:table-cell>
          <table:table-cell office:value-type="string">
            <text:p>active</text:p>
          </table:table-cell>
          <table:table-cell office:value-type="string">
            <text:p>Detail-Aday</text:p>
          </table:table-cell>
          <table:table-cell office:value-type="string">
            <text:p>GENEL NİTELİKLER VE İŞ TANIMI   Dünyanın lider Jant üreticisi Maxion Wheels'in Manisa Organize Sanayi Bölgesi'nde yer alan ve ağır ticari araçlar için çelik jant üreten Maxion Jantaş fabrikası için "Finans Uzmanı" aranmaktadır. Genel Nitelikler Üniversitelerin İşletme, İktisat, Maliye, Ekonometri vb. lisans bölümlerinden mezunFinans süreçleri, nakit akış yönetimi, banka ödeme emirleri ve transfer işlemleri ve temel muhasebe süreçleri hakkında tercihen global bir şirkette min 5 yıl deneyimliSAP FI modülünü kullanabilen Meraklı, çevik yaklaşımı benimseyen ve proaktif bakış açısına sahipPlanlama ve organizasyon, iş takibi ve kuvvetli iletişim yetkinliklerine sahipMS Office uygulamalarını etkin kullanabilen Dinamik çalışma koşullarında esnekliği ve dayanıklılık yetkinliği yüksekTercihen iyi derecede İngilizce dil bilgisine sahipErkek adaylar için askerlik görevini tamamlamış, İzmir ve/veya Manisa'da ikamet eden/edebilecek  İş Tanımı Güncel ekonomi bilgilerinin ve değişikliklerinin takip edilmesiGünlük banka hareketlerinin kontrolünün yapılması ve muhasebe kayıtlarının sisteme aktarılmasıBanka mutabakatlarının yapılması Satıcı ödemelerinin, ödeme şekillerine göre gerekli evraklarının temin edilerek gerçekleştirilmesi ve banka ile takibinin yapılmasıGün içinde gerçekleşen işlemlerin gün sonunda banka ile takibinin yapılmasıRisk yönetim/hazine raporlamalarının yapılması Nakdi-gayri nakdi riskin takip edilmesi Diğer departmanlar ile evrak alışverişinin sağlanması ve eksiksiz takip edilmesiİhracat kabul belgelerinin hazırlanması ve gelen tahsilatların takibinin yapılmasıYıl sonu denetimlerinde muhasebe departmanlarına destek sağlanması  Maxion İnci Jant Grubu’nda, "Fırsat Eşitliği" temel ilkelerimiz arasında yer alır. İşe alım süreçlerimizde tüm başvurular eşit şartlarda değerlendirilir. </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Halı / Kilim, Yatak ve Yan Ürünleri, Otomotiv, Tekstil</text:p>
          </table:table-cell>
          <table:table-cell table:number-columns-repeated="2" office:value-type="string">
            <text:p>Acme Holding</text:p>
          </table:table-cell>
          <table:table-cell office:value-type="string">
            <text:p>Finans Uzmanı</text:p>
          </table:table-cell>
          <table:table-cell office:value-type="float" office:value="3596977">
            <text:p>3596977</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GENEL NİTELİKLER VE İŞ TANIMIHoldingimizin Beşiktaş'ta bulunan Genel Müdürlüğünde görev alacak “Finans Uzmanı’’ aranmaktadır.GENEL NİTELİKLERÜniversitelerin Ekonomi, Ekonometri, İstatistik, Matematik veya İşletme Mühendisliği bölümlerinden mezun,En az 4 yıl Üretim sektöründe Finansal Yönetim Süreçlerinde deneyim sahibi,Günlük finansal operasyonların planlaması ve gerçekleşmesi konusunda bilgili,Mali analiz çalışmaları ile Kredi limit-risk-teminat süreçlerinde tecrübeli,Nakit Akış  ve Fizibilite Çalışmaları konularına hakim,İleri derece Excel bilgisine sahipFinansal matematik uygulamalarına hakim, Planlama, Koordine Etme ve İletişim becerileri gelişmiş,Yoğun çalışma temposuna uyum sağlayabilecek,Erkek adaylar için askerlik hizmetini tamamlamış. İŞ TANIMIGünlük, haftalık, aylık ve yıllık nakit akış tablolarının hazırlanması, yorumlanması, ihtiyaçların tespit edilerek gerekli aksiyonların alınması,Banka kredi-limit-risk hesaplamalarını yapabilmek,Kredi ihtiyacının belirlenmesinin ardından, fiyatlamaların alınması, kullanım operasyonlarının yönetilmesi ve ERP sistemine kaydedilmesi.Özellikle EXIM kredi süreçlerine hakim,Teminat mektubu süreçlerine hakim,Banka işlemlerinin (Havale/EFT vs..) şirket prosedürlerine ve yasal mevzuata uygun biçimde yapılması. Otomatik ödemelerin takibinin yapılması,Çek-Senet işlemlerinin ERP sistemine kaydının yapılması ve takibatının sağlanması,İhracat taahhütlü kredilerin taahhüt takiplerinin gerçekleşmesi,Günlük ödeme ve tahsilat raporlarının hazırlanması ve yönetilmesiPOS operasyonlarının takibi ve ilgili kayıtların gerçekleştirilmesi,Görev alanı ile ilgili finansal raporların günlük, haftalık ve aylık olarak hazırlanması.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den ve Metal Sanayi</text:p>
          </table:table-cell>
          <table:table-cell table:number-columns-repeated="2" office:value-type="string">
            <text:p>YC INOX TR ÇELİK A.Ş.</text:p>
          </table:table-cell>
          <table:table-cell office:value-type="string">
            <text:p>Finans Uzmanı</text:p>
          </table:table-cell>
          <table:table-cell office:value-type="float" office:value="3531273">
            <text:p>3531273</text:p>
          </table:table-cell>
          <table:table-cell office:value-type="string">
            <text:p>Kocaeli(Dilovası)</text:p>
          </table:table-cell>
          <table:table-cell office:value-type="string">
            <text:p>active</text:p>
          </table:table-cell>
          <table:table-cell office:value-type="string">
            <text:p>Detail-Aday</text:p>
          </table:table-cell>
          <table:table-cell office:value-type="string">
            <text:p>GENEL NİTELİKLER VE İŞ TANIMI GENEL NİTELİKLER VE İŞ TANIMIYC INOX, yapım aşamasında olan %100 Tayvanlı sıfırdan bir yatırımdır. Tamamen faaliyete geçtiğinde şirket, 300 çalışanı ile paslanmaz çelik boru imalatı ve servis merkezi olarak faaliyet gösterecektir.Bu pozisyonun amacı, şirketin finans işlerini gerçekleştirmektir.Görev Tanımı:Tüm ticari bankalar ve finansal kurumlar ile ilişkileri sürdürmek.Tüm bankacılık hizmetleri için talimatları hazırlamak ve finansal işlemler için tüm kayıtları kaydetmek.Finansla ilgili iç kontrol sürecini oluşturmak ve geliştirmek.Dış/iç denetim süreçlerini desteklemek.Şirketin mali politikalarının uygulanmasını sağlamak.Şirket bütçelerinin hazırlanmasına ve konsolidasyonuna destek olmak, bütçe programına aktarmak.Periyodik (günlük, aylık, yıllık) bütçe hedefi gerçekleşme raporlarının hazırlanmasına destek olmak, kontrolü ve onayı sonrası ilgili departmanlarla paylaşmak.Yatırımlarında ve harcamalarında şirketin nakit açığına düşmesini engelleyecek faaliyetleri proaktif olarak yürütmek.Gelen çekleri sisteme girmek, birim yöneticisinin kontrol ve onayından sonra bankaya iletmek.Mali işlemlerin muhasebe kayıtlarını ve ön kontrolleri yapmak.Tüm günlük işlemleri gerçekleştirmek (borç/alacak hesapları, defteri kebir ve banka mutabakatları vb.).Alınan değerli belgelerin (teminat mektubu, çek, senet vb.) kayıtlarını tutmak, bankaya veya saklanmak üzere kasaya teslim etmek.Ödeme planları hazırlaak, onaylanan planlar doğrultusunda ödemeleri yapmak ve kontrol etmek.Gereklilikler:İşletme, iktisat, muhasebe, finans vb. ilgili bölümlerden mezun olmak.En az 2 yıl deneyime sahip olmak. Tercihen Çelik endüstrisinde deneyime sahip olmak.Tercihen Mali Müşavirlik ofisinde deneyime sahip olmak. İyi seviye ingilizce bilgisine sahip olmak.</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undefined</text:p>
          </table:table-cell>
          <table:table-cell table:number-columns-repeated="2" office:value-type="string">
            <text:p>QNet Promosyon <text:s/>Pazarlama Ve Turizm Ltd. Şti.</text:p>
          </table:table-cell>
          <table:table-cell office:value-type="string">
            <text:p>Finans Uzmanı</text:p>
          </table:table-cell>
          <table:table-cell office:value-type="float" office:value="3594822">
            <text:p>3594822</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QUALIFICATIONS AND JOB DESCRIPTION We are looking for a dedicated, ambitious, and innovative team member with a revolutionary vision to help (finance team) in our office which is located in Levent, Şişli İstanbul.What you’ll do as a team member;To prepare periodic financial reports,Preparing instant financial reports,To follow up the billing and collection processes,To follow up current cash, bank processes and documents,Filing all financial documents properly,Analyzing and interpreting sets of financial statements,Presenting the detailed  reportings to the management,What we expect from you;Having minimum of 2 years of experience in leading companies in the field of auditing,To be able to use MS Office programs at an effective/advanced level,To have advanced knowledge of using ERP Accounting software. (preferably LOGO)Being competent in commercial awareness, profit generation and financial reporting,Good level of English language knowledge. (Applicants who do not speak English will not be considered.)To be able to work in a planned and organized manner,To be able to make decisions within the scope of knowledge, experience and authority,</text:p>
          </table:table-cell>
          <table:table-cell office:value-type="string">
            <text:p/>
            <text:p><text:s text:c="16"/>2 gün önce</text:p>
            <text:p><text:s text:c="17"/>güncellendi</text:p>
            <text:p><text:s text:c="15"/></text:p>
          </table:table-cell>
        </table:table-row>
        <table:table-row table:style-name="ro2">
          <table:table-cell office:value-type="string">
            <text:p>Serbest</text:p>
          </table:table-cell>
          <table:table-cell office:value-type="string">
            <text:p>Gayrimenkul, Emlak İşleri</text:p>
          </table:table-cell>
          <table:table-cell table:number-columns-repeated="2" office:value-type="string">
            <text:p>GALA GAYRİMENKUL YATIRIM PAZARLAMA VE TİC.LTD.ŞTİ.</text:p>
          </table:table-cell>
          <table:table-cell office:value-type="string">
            <text:p>Dijital Pazarlama Uzmanı</text:p>
          </table:table-cell>
          <table:table-cell office:value-type="float" office:value="3596547">
            <text:p>3596547</text:p>
          </table:table-cell>
          <table:table-cell office:value-type="string">
            <text:p>Çanakkale, İstanbul(Avr.), İstanbul(Asya)</text:p>
          </table:table-cell>
          <table:table-cell office:value-type="string">
            <text:p>active</text:p>
          </table:table-cell>
          <table:table-cell office:value-type="string">
            <text:p>Detail-Aday</text:p>
          </table:table-cell>
          <table:table-cell office:value-type="string">
            <text:p>GENEL NİTELİKLER VE İŞ TANIMI Türkiye genelinde gayrimenkul sektöründe '' Biarsa ™ '' markasıyla faaliyet gösteren firmamıza ''Dijital Pazarlama'' departmanında adaylar aranmaktadır.Şirketimizin faaliyet konuları,  Gayrimenkul alım- satım , İnşaat yap / sat ve kooperatif arsaları satışı üzerinedir.İlgili pozisyondaki adaydan beklentilerimiz;- Şirketimizin sosyal medyada aktif bir şekilde pazarlamasını ve tanıtımını yapmak- Şirketimizin ve projelerimizin radyo ve televizyon ve gazetelerde en verimli şekilde reklamını yapmak-Şirketimizin web sitesinin en iyi şekilde takibini yaparak arama motorları üzerinden erişilmesini arttırma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Savunma Sanayi, Sağlık, Isıtma, Soğutma, Havalandırma ve HVAC, İnşaat</text:p>
          </table:table-cell>
          <table:table-cell table:number-columns-repeated="2" office:value-type="string">
            <text:p>AÇIK HOLDİNG ANONİM ŞİRKETİ</text:p>
          </table:table-cell>
          <table:table-cell office:value-type="string">
            <text:p>Dijital Pazarlama Uzmanı</text:p>
          </table:table-cell>
          <table:table-cell office:value-type="float" office:value="3596093">
            <text:p>3596093</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2000 yılında Mikrolink firmasıyla faaliyetlerine başlayan Açık Holding, 22 şirketi ve 2.500’ü aşkın personeliyle, 20’den fazla ülkede teknoloji odaklı çözümler üretir. Daha iyi bir gelecek için yeniliği teknolojiyle harmanlayan bir şirketler topluluğu olarak; Telekomünikasyon &amp; Bilişim Teknolojileri, Havacılık &amp; Savunma Sanayii, İnşaat, Operasyonel Teknolojiler, Sağlık &amp; Sağlık Teknolojileri ve Turizm olmak üzere 6 kritik alanda faaliyet göstermektedir. İnsanlığın teknoloji yolculuğuna çeyrek asrı aşkın süredir eşlik eden Açık Holding, yenilikçi strateji ve yatırımlarıyla attığı her adımda, küresel sorumluluklarını yerine getirmeye özen gösterir ve dünya için üretirken, dünyaya karşı sorumluluğunu da unutmayan bir vizyona sahiptir. İnsan, yaşam, teknoloji ve sürdürülebilirlik ekseninde fark yaratan çalışmalar yapan Açık Holding, bu bakış açısını geleneğinin ve geleceğinin anahtarı olarak görmektedir. Açık Holding bünyesinde görevlendirilmek üzere "Dijital Pazarlama Uzmanı" arayışımız bulunmaktadır. GENEL NİTELİKLERÜniversitelerin ilgili bölümlerinden mezun, Dijital Pazarlama alanında en az 3 yıl deneyim sahibi,İnternet siteleri, dijital platformlar, sosyal medya ve mobil uygulamaların yönetiminde çalışmış; fikir üretebilen ve uygulayabilen,Google Ads, META Ads, LinkedIn Ads panellerinde deneyimi olan,Aynı anda çoklu farklı reklam hesaplarını yöneterek; bütçe takibi yapabilen,Aylık reklam hesaplarının ve sosyal medya hesaplarının detaylı raporlamasını yapabilen,Planlama ve organizasyon becerisine sahip olan,SEO ve SEM konularında deneyimli,Dijital pazarlama araçlarına ve trendlerine hakim.İŞ TANIMIDijital pazarlama stratejilerini geliştirmek ve uygulamak.Web sitesi trafiğini artırmak için SEO ve SEM çalışmalarını yönetmek.Sosyal medya platformlarını etkili bir şekilde yönetmek ve içerik oluşturmak.E-posta pazarlama kampanyalarını planlamak, oluşturmak ve izlemek.Google Analytics ve diğer analitik araçlarla verileri izlemek ve analiz etmek.Dijital pazarlama trendlerini takip etmek ve uygun stratejileri uygulamak.Rekabet analizi yapmak ve sektördeki en son gelişmeleri izle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Clinimed Medikal Estetik Hizmetleri Tic. A.Ş.</text:p>
          </table:table-cell>
          <table:table-cell office:value-type="string">
            <text:p>Dijital Pazarlama Uzmanı</text:p>
          </table:table-cell>
          <table:table-cell office:value-type="float" office:value="3513425">
            <text:p>3513425</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Dijital pazarlama alanında 2 yıl üzeri deneyim sahibi,Dijital reklam dinamiklerine hakim, doğru filtrelemeyle hedef kitlesine ulaşabilen,Web tabanlı CRM ve mailing sistemleri kullanımı ile ilgili tecrübe sahibi, web sitesi yönetebilen,Sosyal medya pazarlama stratejilerine hakim, reklam platformları üzerinden (facebook, google, instagram vb. data sayısı takibi, analizi ve detaylı raporlandırma yapabilen,Sağlık sektöründe deneyim sahibi ve sağlık reklamlarının algoritmalarını bilen, Seo, google araçları ve dijital pazarlamaya dair bütün pazarlama yöntemlerini aktif kullanabilen,İngilizce bilen,Google Ads, Meta Ads, LinkedIn v.b. reklam modelleri ve stratejilerine iyi derecede hâkim,Tüm hizmet verilen reklam panellerini aktif olarak yönetebilen, iletişimi kuvvetli çalışma arkadaşları aramaktayı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Bilişim, İnternet, Yazılım, E-ticaret</text:p>
          </table:table-cell>
          <table:table-cell table:number-columns-repeated="2" office:value-type="string">
            <text:p>T-Soft</text:p>
          </table:table-cell>
          <table:table-cell office:value-type="string">
            <text:p>Dijital Pazarlama Uzmanı</text:p>
          </table:table-cell>
          <table:table-cell office:value-type="float" office:value="3612903">
            <text:p>3612903</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 En az 2 yıl ajans deneyimi olan farklı sektörlerde, özellikle e-ticaret alanında performans pazarlama reklamları yönetmiş olan,*Müşteri iletişimi ve raporlama yönü kuvvetli,* Dijital Mecralarda reklam yayınları yönetmiş, kampanya stratejileri oluşturmuş,* Google Ads ve Facebook Meta Business aktif kullanabilen,* Sektördeki gelişmeleri takip edebilecek düzeyde yabancı dil bilgisine sahip,* Tercihen 3rd parti pazarlama toolları hakkında bilgi sahibi (Insider, Criteo, vb. )* Güçlü bir analitik bakış açısına sahip,*Tercihen üniversite mezunu,* Sabırlı, uyumlu, güler yüzlü ve enerjik Dijital Pazarlama Uzmanı arıyoruz.</text:p>
          </table:table-cell>
          <table:table-cell office:value-type="string">
            <text:p/>
            <text:p><text:s text:c="16"/>2 gün önce</text:p>
            <text:p><text:s text:c="17"/>yayınlandı</text:p>
            <text:p><text:s text:c="15"/></text:p>
          </table:table-cell>
        </table:table-row>
        <table:table-row table:style-name="ro2">
          <table:table-cell office:value-type="string">
            <text:p>Full-Time</text:p>
          </table:table-cell>
          <table:table-cell office:value-type="string">
            <text:p>Sağlık, Bakım, Diyet ve Güzellik Merkezleri, Hızlı Tüketim Malları</text:p>
          </table:table-cell>
          <table:table-cell table:number-columns-repeated="2" office:value-type="string">
            <text:p>TheLifeCo Wellbeing</text:p>
          </table:table-cell>
          <table:table-cell office:value-type="string">
            <text:p>Dijital Pazarlama Uzmanı</text:p>
          </table:table-cell>
          <table:table-cell office:value-type="float" office:value="3612306">
            <text:p>3612306</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QUALIFICATIONS AND JOB DESCRIPTION TheLifeCo is the leading health and wellness company in Turkey with its wellbeing &amp; detox centers and growing product portfolio. Our team at TheLifeCo is highly energetic, motivated, and always looking for a new challenge! If you are looking for a place to grow, make a difference and have fun while doing it, TheLifeCo is the place for you.We are searching for a “Digital Marketing Specialist” to join our team at TheLifeCo Wellbeing Antalya Center, Bodrum Center or Istanbul Office. Our wellness center is open all year round.QualificationsMinimum 2 years of experience in performance marketingPreferably knowledge of tourism sector,Experience working with tools like Ahrefs, Semrush, Screaming Frog, Hubspot etc.Expertise in managing digital marketing campaigns across various channels such as Google Ads, META. YandexGood knowledge of web analytics tools (GA4, Google Optimize, Google Tag Manager, Hotjar etc.),Experience in managing and tracking digital marketing budget and reporting.Tracks KPIs and distributes budget accordinglyResponsibilitiesManage, review, and perform daily account responsibilities associated with key platforms (Instagram, Facebook, Youtube, Google Search, Google Display, Yandex etc.)Deliver excellent operational, optimization and reporting skills with teamFamiliar with Google Analytics and Google Tag ManagerManaging all other supportive digital marketing tools such as Hubspot with hands-on approachTrack digital investments and results according to yearly, monthly planSelf-motivated and eager to learn about technological developments and wellness oriented lifestyleFollow the wellness sector platforms and benchmarks for new market trends</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Denizcilik, İş Sağlığı ve Güvenliği</text:p>
          </table:table-cell>
          <table:table-cell table:number-columns-repeated="2" office:value-type="string">
            <text:p>KAYA YAPI İÇ MİMARLIK TAS. İNŞ. DEN. TAAH. SAN. VE TİC. A.Ş.</text:p>
          </table:table-cell>
          <table:table-cell office:value-type="string">
            <text:p>Dijital Pazarlama Uzmanı</text:p>
          </table:table-cell>
          <table:table-cell office:value-type="float" office:value="3612252">
            <text:p>3612252</text:p>
          </table:table-cell>
          <table:table-cell office:value-type="string">
            <text:p>Kocaeli(Darıca, Gebze, Çayırova), İstanbul(Asya)(Tuzla)</text:p>
          </table:table-cell>
          <table:table-cell office:value-type="string">
            <text:p>active</text:p>
          </table:table-cell>
          <table:table-cell office:value-type="string">
            <text:p>Detail-Aday</text:p>
          </table:table-cell>
          <table:table-cell office:value-type="string">
            <text:p>GENEL NİTELİKLER VE İŞ TANIMI Kaya Grubu, 1980 yılında İstanbul Karaköy'de Sabri Kaya tarafından kurulmuştur. İlk günden bugüne yüksek entelektüel sermayesi ve üst düzey kadrosu ile farklı sektörlere yönelik hizmetler sunmaktadır. Teknik &amp; teknolojik halatlar ve yüksekte çalışma sektörlerinde kazandığı liderliği iç pazarda sürdürebilir kılmış ve globale taşıyarak bu sektörlerin aranan markalarından biri olmuştur.Grubumuz her geçen gün kendisini sürekli yenileyerek, endüstriyel iş güvenliği, yüksekte çalışma, kurtarma, teknik ve teknolojik halatlar, savunma sanayisine yönelik savunma ekipmanları, sağlık-emniyet-çevre proje yönetimi, akredite eğitim ve danışmanlık alanlarında hizmetlerini sürdürmektedir.GENEL NİTELİKLERŞirketimiz bünyesinde tam zamanlı olarak çalışacak Dijital Pazarlama Uzmanı arayışımız bulunmaktadır.-          Üniversitelerin lisans eğitimi veren ilgili bölümlerinden mezun,-          Sosyal medya ve dijital pazarlama konusunda minimum 4 yıl tecrübeli,-          Tercihen kurumsal marka ve ajans çalışma deneyimine sahip,-          Tasarım programlarını başlangıç düzeyinde kullanabilen,-          SEO süreçlerinin takibi, Google Ads, Meta (Facebook) Business Manager konularında bilgili,-          Analitik yönü kuvvetli, raporlama kabiliyeti yüksek,-          Multitask çalışmaya yatkın, -          Belirlenecek KPI’lara yönelik yeni projeler geliştirme konusunda istekli,-          Esnek çalışma saatlerine uyum sağlayabilecek,-          İngilizce bilen,-          Takım çalışmasına yatkın,-          MS Excel ve Power Point’i iyi derecede kullanıp raporlama yapabilen,-          Tercihen Kocaeli (Darıca-Gebze-İzmit), İstanbul (Tuzla-Pendik) bölgelerinde ikamet eden veya edebilecek olan -          Seyahat engeli bulunmayan ekip arkadaşı arıyoruz. İŞ TANIMI-          Uluslararası ve iç pazarlarda yıllık dijital iletişim stratejisi ve KPI hedeflerini belirlemek, bütçe takibi yapmak.-          Kaya Grubu ve alt markalarına ait web sitelerinin güncel tutmak ve kontrol etmek.-          İlgili ülke, ekip, departman ve ajanslarla birlikte aksiyon planlarını oluşturmak ve takip etmek.-          Sosyal medya hesaplarını yönetmek, performansını takip etmek, aksiyon planlarını belirlemek.-          İletişim stratejisi ile uyumlu projeler geliştirmek, projeleri yönetmek ve ölçümlemek.-          Performans reklamlarının harcamalarını ve iletişim metriklerini sorumlu ajansla birlikte takip etmek, gerektiğinde müdahale etmek ve anlık aksiyonlarla hedefe ulaşacak etkili planlama yapmak.-          SEO ve SEM stratejisini hazırlamak, performansını düzenli takip etmek, içeriklerin geliştirilmesi için ilgili ajansı yönlendirmek.-          Markaya iletişim faaliyetleri kapsamında hizmet verecek çeşitli ajanslar ile iletişimi yürütmek ve koordinasyonu sağlamak.-          Dijital trendleri ve rakipleri yakından takip ederek fayda sağlayacak yenilikleri iletişim stratejisine dahil etmek.-          Google Analytics verilerini analiz etmek ve aksiyon planları oluşturmak-          Video çekimlerinin yapılması, düzenlenmesi ve kurgulanması-          Sosyal medya hesapları için özgün içerik üretilmesi, içerik metinleri yazılması </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Promosyon Ürünleri</text:p>
          </table:table-cell>
          <table:table-cell table:number-columns-repeated="2" office:value-type="string">
            <text:p>Promocity Promosyon Ürünleri A.Ş</text:p>
          </table:table-cell>
          <table:table-cell office:value-type="string">
            <text:p>Dijital Pazarlama Uzmanı</text:p>
          </table:table-cell>
          <table:table-cell office:value-type="float" office:value="3612245">
            <text:p>3612245</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Dijital Pazarlama Uzmanı- Üniversitelerin ilgili Lisans veya Önlisans bölümlerinden mezun,- Dijital pazarlama alanında en az 2 yıl tecrübeye sahip,- Meta, Google Ads, Linkedin, Tiktok vb. reklam mecralarına ve optimizasyon tekniklerine hakim,- Google Analytics, Search Console, Google Data Studio vb. raporlama araçlarını kullanabilen,- SEO ve SEM alanında uzman ve trendleri takip eden,- SEO iyileştirmeleri yaparak siteleri optimize edecek, Backlink profilini yönetmek ve etkili bağlantı stratejileri geliştirecek. Dijital kanallardaki pazarlama çalışmalarını organize etmek ve reklam stratejilerini yürütecek,- Sosyal medya yönetimini yapabilecek,- Web siteleri içerik yönetimi ve paylaşımlarının stratejilerini oluşturmak, uygulamak ve yönetmek,  - Adobe programlarına hakim,- MS Office programlarını çok iyi derecede bilen,personel arıyoruz.</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Mobilya &amp; Aksesuar, Yatak ve Yan Ürünleri, Ev Tekstili, Perakende</text:p>
          </table:table-cell>
          <table:table-cell table:number-columns-repeated="2" office:value-type="string">
            <text:p>Yataş Grup</text:p>
          </table:table-cell>
          <table:table-cell office:value-type="string">
            <text:p>Dijital Pazarlama Uzmanı</text:p>
          </table:table-cell>
          <table:table-cell office:value-type="float" office:value="3612218">
            <text:p>3612218</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GENEL NİTELİKLER VE İŞ TANIMI  Üniversitelerin ilgili bölümlerinden mezun (tercihen İletişim Fakültesi, Güzel Sanatlar Fakültesi)Sosyal medya ve Dijital reklam yönetimi konusunda minimum 3 yıl tecrübeli Tercihen kurumsal marka ve ajans tecrübesine sahip Tasarım gözü olan, reklam foto ve video çekim süreçleri konusunda tecrübeliSEO, SEM, Facebook Business Manager  konularında bilgi sahibiTercihen Google Ads, Google Analytics sertifika sahibi Ajans ve diğer üçüncü parti işbirlikçileriyle ilişki yürütme konusunda tecrübeli,Analitik yönü kuvvetli, raporlama kabiliyeti yüksek Aktif ve ekip çalışmasında etkin rol alma yönü kuvvetli Yeni platform ve kanalları keşfetmek konusunda meraklı Yaratıcı içerik/proje geliştirme konusunda istekli ve proaktifDetaylara önem veren ve sonuç odaklı Esnek çalışma saatlerine uyum sağlayabilecek Tercihen İstanbul Anadolu yakasında ikamet eden İŞ TANIMI Yataş Grup kurumsal grup markalarının yurt içi pazardaki sosyal medya sayfalarının yönetimini yapıp markanın sosyal medya pazarlama iletişim süreçlerini geliştirme ve uygulama süreçlerinde etkin rol almasıSosyal medya kanalları özelinde yaratıcı içeriklerin gelişmesi ve hesapların yönetilmesiSosyal medya hesaplarının takipçi ve etkileşimlerini artırma konusunda yaratıcı fikir ve projeler geliştirmesiDüzenli raporlamalar yapması (web sitesi ziyaretçi sayısı, sosyal medya etkileşim raporları, sektör analizleri vb)Dijital trendleri takip ederek markanın güncel kalmasının sağlanması, günlük rekabet takibi yapması, haftalık rekabet raporlamasının yapılmasıSorumluluğu altındaki markanın sosyal medya ve Google reklam süreçlerinin yönetiminin yapılmasıMarka iletişim stratejisine paralel dijital projeler geliştirip üretilmesi süreçlerinin yürütülmesiDijital reklamların içerik hazırlığı, takip ve raporlamasının düzenli olarak yapılmasıSorumluluğu altında bulunan markalar için yurt içi ölçekli dijital pazarlama odaklı projelerin yürütme aşamalarının takip edilmesiSEO süreçlerini ajans üzerinden takip edilmesi ve çıkan sonuçlara göre gerekli aksiyonların alınması3. parti ajans veya çözüm ortaklarıyla iletişimin sağlanmasısüreçlerinde görev alacak  ‘DİJİTAL PAZARLAMA UZMANI’  takım arkadaşı arayışımız bulunmaktadır.</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Deri, Ayakkabıcılık, Perakende</text:p>
          </table:table-cell>
          <table:table-cell table:number-columns-repeated="2" office:value-type="string">
            <text:p>DERİMOD Konfeksiyon Ayakkabı Deri San. ve Tic. AŞ.</text:p>
          </table:table-cell>
          <table:table-cell office:value-type="string">
            <text:p>Dijital Pazarlama Uzmanı</text:p>
          </table:table-cell>
          <table:table-cell office:value-type="float" office:value="3475975">
            <text:p>3475975</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Üniversitelerin ilgili bölümlerinden mezun,Dijital Pazarlama alanında en az 2 yıl deneyim sahibi,Tercihen dijital pazarlama ajansında çalışmış ve moda perakende marka hesap yönetimi tecrübesi olan,Search Console, Google Tag Manager, Google Data Studio, Hotjar, Semrush, Adjust, Google Analytics gibi web teknolojilerinin kullanımı konusunda deneyimli,Google Ads, Paid Social (Facebook, Instagram, Tiktok,), Programmatic, Criteo, RTB, gibi dijital pazarlama teknolojilerine hakim, Yeni internet teknolojilerine meraklı, öğrenmeyi seven, MS Office programlarını iyi derecede kullanabilen,İngilizce konuşma, dinleme, yazma becerisine sahip,İletişim, organizasyon ve planlama becerileri gelişmiş.İş Tanımı:Dijital kampanya stratejilerinin iç E-ticaret ekibi ve Dijital pazarlama ajansıyla birlikte kurgulanmak, uygulamak, günlük takip ile gerekli optimizasyonları yapmak.Perfomans ve branding bazlı pazarlama kanallarının (Google Ads, Social Media Ads, Youtube, Criteo, RTB, Programmatic, Display Networks) hesaplarını dijital pazarlama ajansı ile birlikte yönetmek.Web sitesi trafik, dönüşüm, reklam performanslarını web analitik araçlarıyla takip etmek ve raporlanmak.SEO çalışmalarına aktif olarak katılmak, organik trafik sayısı ve kategori sıralamalarının yükseltilmesi için strateji geliştirilmek.Kampanya öncesi verilen KPI' ların yakalanması için gerekli dijital pazarlama aksiyonlarını almak.Global ve yerel pazarda rakip analizleri yaparak trendleri takip etmek.Kullanıcıların çevrim içi davranışlarını ve eğilimlerini takip etmek, kullanıcı deneyimini geliştiril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ptik, Mağazacılık (Ticaret), Perakende</text:p>
          </table:table-cell>
          <table:table-cell table:number-columns-repeated="2" office:value-type="string">
            <text:p>Atasun Optik Perakende Tic. A.Ş.</text:p>
          </table:table-cell>
          <table:table-cell office:value-type="string">
            <text:p>Dijital Pazarlama Uzmanı</text:p>
          </table:table-cell>
          <table:table-cell office:value-type="float" office:value="3609196">
            <text:p>3609196</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Üniversitelerin ilgili bölümlerinde mezunDijital Pazarlama, E-ticaret, SEO ve SEM konularında en az 2 yıl tecrübeliTercihen Perakende sektöründe deneyimliAjans iş tecrübesi ya da ajans yönetim tecrübesi olanFacebook Business  Manager, Google Ads, Criteo ve diğer reklam yönetim platformlarında deneyimliGoogle Analytics, SEO, Adjust, Firebase ve GTM Analitik araç kullanımına hakimPerformans Pazarlama konularında bilgi ve tecrübe sahibiGoogle Ads ve Facebook Ads kurulumlarını, optimizasyon çalışmalarını ajanslarla beraber yürütmüş ve dönüşüm takibi yapmışİyi derecede İngilizce bilgisine sahipMicrosoft Office programlarını daha önce kullanmış ve özellikle Microsoft Excel bilgi becerilerine sahipDijital teknolojiler ve sektördeki yeni gelişmeleri takip edenAnaliz yeteneği yüksek, rakamlardan ticari sonuçları yorumlayıp aksiyon planı çıkarabilenTrendleri takip eden, modaya ilgisi olanPazarlama bakış açısına sahipİletişim ve problem çözme becerisi yüksekEkip çalışmasına yatkınAnalitik bakış açısına sahip İŞ TANIMIHem marka hem de performans kampanya hedefleri doğrultusunda medya ajansı ile ortak çalışarak dijital mecraların belirlenmesi, bütçelerin yönetilmesi ve kampanya analizlerinin yapılmasıDijital pazarlama bütçelerinin yönetilmesiYeni kampanyalar için stratejik kurgular planlanmasıGoogle Analytics, Firebase, Adjust raporlarını analiz ederek gelişim alanları belirlenmesiOnline ve Offline mağazalar için trafik arttırıcı aksiyonlar alınmasıDijital  platformlara ilişkin performans verilerinin analiz edilerek raporlanmasıŞirket öncelikleri doğrultusunda marka yönetimi ekibi, e-ticaret ekibi ve ilgili ajanslar ile koordineli çalışarak belirlenmiş hedeflere ulaşılması Display reklamlar, SEO, mobil reklamlar ve remarketing alanlarında gerekli aksiyonların planlanması ve ajanslar ile uygulanmasının sağlanması CRM departmanıyla beraber kampanyalar özelinden hedef kitle oluşumu ve kanallar özelinde kullanımının organize edilmesiMarkanın dijitalde kullanılacak tüm assetleri için tasarım süreçlerinin ilgili birim ve 3. partilerle yürütülmesiDijital dünyadaki gelişmelerin /trendlerin ve rakiplerin dijitaldeki aktivitelerinin yakından takip edilmesiWebsitesi blog için içerik planlarının belirlenmesi, içerik üretilmesinin organize edilmesi, içerik kontrollerinin sağlan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Gıda</text:p>
          </table:table-cell>
          <table:table-cell table:number-columns-repeated="2" office:value-type="string">
            <text:p>Indomie Türkiye</text:p>
          </table:table-cell>
          <table:table-cell office:value-type="string">
            <text:p>Dijital Pazarlama Uzmanı</text:p>
          </table:table-cell>
          <table:table-cell office:value-type="float" office:value="3380640">
            <text:p>3380640</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Benzer pozisyonda5 yıl deneyime sahipDijital trendleri ve gündemini takip edenWeb sitesi içeriklerinin düzenlenmesinde hevesliAraştırma ve analiz yetenekleri kuvvetliİçerik üretimi, planlama, paylaşım, raporlama yapabilenReklam tools hakim, özellikle AdWords panelinde yüksek ihtisas yapmışGoogle Analytics, mobil pazarlama ve SEO konusunda bilgisiyle şaşırtanDaha geniş kitlelere erişebilmek için yeni stratejiler oluşturmaktan korkmayanTürkçe yazım kurallarına hakimİngilizce konusunda “what can I do sometimes” seviyesini çoktan geride bırakmışİnsan ilişkileri, koordinasyon ve zamanlama yeteneği güçlü Sorumluluk sahibi, biraz deli ama bir o kadar pozitif ve “Pazartesi yine iş var” demek yerine “aklıma süper fikirler geldi, bir an önce Pazartesi olsun” diyebilen takım arkadaşımızı dört gözle bekliyoruz.</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Elektrik &amp; Elektronik</text:p>
          </table:table-cell>
          <table:table-cell table:number-columns-repeated="2" office:value-type="string">
            <text:p>ROBOTİSTAN ELEKTRONİK TİC. A.Ş.</text:p>
          </table:table-cell>
          <table:table-cell office:value-type="string">
            <text:p>Dijital Pazarlama Uzmanı</text:p>
          </table:table-cell>
          <table:table-cell office:value-type="float" office:value="3596714">
            <text:p>3596714</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Robotistan Elektronik Ticaret A.Ş.3 Boyutlu Yazıcılar, Raspberry Pi, Arduino, Maker, Robotik ve Kodlama alanları ile ilgili misin? Biz oldukça ilgiliyiz ve bu alanda çalışan çalışma arkadaşlarına ihtiyaç duyuyoruz.Dijital Pazarlama Uzmanı Dijital pazarlama ekibimizin bir parçası olacak; diğer ekiplerle temas halinde olarak içerik üretimi, site ile ilgili geliştirmeler gibi konularla ilgilenebilecek çalışma arkadaşları arayışımız bulunuyor.  İş TanımıGrafik tasarım trendlerinin takip edilmesi ve yenilikçi fikirlerin sunulması,Gerektiğinde tasarım yaparak grafik ekibine destek verilmesi,Sosyal medya diline hakim olarak dijital pazarlama trendlerinin takip edilmesi tasarım/ video konseptleri ve içeriklerin üretilmesi,Kullanıcı deneyimini en üst düzeye çıkarmak için özelleştirilmiş landing page işlerinin yerine getirilmesi ve front end süreçlerinin yerine getirilmesi,Dijital pazarlama ekibi içerisinde yer alarak ihtiyaç dahilinde reklam, kampanya vb. gibi kurgularla ilgilenilmesi,  Aranan Niteliklerİlgili bölümlerden mezun, Front-End konusunda bilgili (HTML, CSS, JavaScript),Dijital Pazarlama alanında tecrübeli ve tercihen E-Ticaret alanında çalışmış,Reklam yönetim platformlarını daha önce kullanmış,Adobe programları ile ilgili bilgisi ve tecrübesi olan,Analiz programlarını aktif bir şekilde kullanabilen ve raporlama yetkinlikleri gelişmiş,Ekip çalışmasına yatkın, Düzenli ve sistemli çalışma bilincine sahip olan, problemler karşısında çözüm üretebilen,MS Office programlarını aktif kullanabilen, Tercihen İngilizce bilen, Erkek adaylar için tercihen askerliğini yapmış.Tercihen bu niteliklere sahip çalışma arkadaşları arayışımız bulunmaktadır.Ofisimiz Başakşehir-İkitelli bölgesinde yer almaktadır. Ulaşım sorunu olmayan adayların başvurusunu beklemekteyiz. İlgili pozisyon remote ve hibrit model için uygun değildir.</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Bonna Porselen San. Tic. Ltd. Şti.</text:p>
          </table:table-cell>
          <table:table-cell office:value-type="string">
            <text:p>Dijital Pazarlama Uzmanı</text:p>
          </table:table-cell>
          <table:table-cell office:value-type="float" office:value="3591728">
            <text:p>3591728</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Yaşam için tasarım...Bonna, 40 yıllık tecrübe, 4 kıtadan getirilen dünyanın en kaliteli hammadde kaynağı ile harmanlanarak en ileri teknoloji ile üretilen her gün aktif 93 ülke genelinde milyonlarca tüketiciyle buluşan yeme içme sektöründe iddialı ve özel ürünlerdir.Yaşamın farklı ihtiyaçlarına cevap verebilmek ve davetlerinizde büyüleyici çözümler sunmak tasarımlarımızın temel amacıdır.Bonna Ailesi olarak hızla büyüyoruz. Çayırova ve Bilecik’te bulunan tesislerimizde toplam %56 oranında Kadın Çalışan, %44 oranında Erkek Çalışanımız bulunmaktadır.Takımımızda Kimler Olabilir?Üniversitelerin İletişim, Ekonomi, Sosyoloji, Psikoloji vb. ilgili bölümlerinden mezun,Dijital Pazarlama İletişimi, Marka Yönetimi alanında en az 5 yıl iş deneyimine sahip (Tercihen Dijital ajans tecrübesine sahip),Dijital pazarlama stratejisi oluşturma ve bütçe yönetimi konusunda deneyimli,Search, Display, Sosyal medya pazarlamasında tecrübeli,Dijital pazarlama kanalları ve mecralarında bilgi sahibi ve ilgili platformların yönetim hesaplarını kullanmayı bilen,Tercihen Tüketici Temaslı Marka İletişimi uygulamalarına yönelik tecrübe sahibi, Tercihen global dijital iletişim planlaması yapmış,Ajans yönetim tecrübesine sahip (reklam, dijital, organizasyon ajansları),İletişim / pazarlama terminolojisine hakim,Kreatif işleri yorumlamaya yatkın, prodüksiyon süreçlerine hakim, Dijital İletişim / Pazarlama alanındaki Dünya trendleri takip eden, Teşvik/destek süreçlerini takip ederek sonuçlandırabilen,Zaman yönetimi ve önceliklendirme yapabilen, Çözüm odaklı, pratik ve olumlu bakış açısına sahip,Etkin raporlama ve sunum becerilerine sahip,İleri düzeyde İngilizce bilen,MS Office uygulamalarını iyi seviyede kullanabilen,Yurtiçi ve Yurtdışı seyahat engeli bulunmayan,İstanbul Anadolu yakasından ikamet eden ya da edebilecek olan.Birlikte Neler Yapacağız?Markanın global ve Türkiye’deki dijital iletişim stratejisini, markanın iletişim, stratejisine paralel olarak oluşturmak,Dijital iletişim bütçesini oluşturmak ve yönetmek,Etkin içerik yönetimi ve uygulamaları yapmak Yeni Web sitesinin tüm süreçlerini yönetmek, Web sitesi revizyonları, sosyal medya hesapları için içerik üretmek ve sosyal medya hesaplarını yönetmek,Dijital ajans ve sosyal medya ajansını yönetmek,Pendik ofisimizde pozitif enerjisi ile takıma güç katacak 'Dijital Pazarlama Uzmanı' arıyoruz.Bonna Porselen her türlü ayrımcılıktan kaçınmayı, işe alım süreçlerinde fırsat ve cinsiyet eşitliği ilkesine saygı göstermeyi taahhüt eder.</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Turizm, Eğitim Danışmanlığı, Fuarcılık</text:p>
          </table:table-cell>
          <table:table-cell table:number-columns-repeated="2" office:value-type="string">
            <text:p>His Uluslararası Turizm Seyahat Acentası Ltd. Şti. </text:p>
          </table:table-cell>
          <table:table-cell office:value-type="string">
            <text:p>Dijital Pazarlama Uzmanı</text:p>
          </table:table-cell>
          <table:table-cell office:value-type="float" office:value="3603838">
            <text:p>3603838</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örevler: Semrush, Screamingfrog, Ahrefs, Google Search Console, Google Analytics, Google Ads ve Facebook Business Manager gibi dijital pazarlama araçlarından veri toplama.Toplanan verilere dayalı detaylı analizler gerçekleştirme.Periyodik raporlar hazırlama ve sunma. Dijital pazarlama stratejilerinin etkinliğini değerlendirme ve önerilerde bulunma.Pazarlama yöneticisi ve ekibiyle sürekli iletişim halinde olma ve stratejik kararlar için bilgi sağlama.Aranan Nitelikler:Dijital pazarlama stratejileri ve analiz araçları hakkında bilgi sahibi.Semrush, Screamingfrog, Ahrefs, Google Search Console, Google Analytics, Google Ads ve Facebook Business Manager gibi araçlarda deneyim.Minimum B2 Seviye İngilizce. Analitik düşünce yapısına sahip ve veriye dayalı kararlar alabilme yeteneği.Mükemmel iletişim becerileri ve detaylara dikkat. Hem ekip içinde hem de bireysel olarak etkili bir şekilde çalışma yeteneği.</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SETSİS BİLİŞİM TEKNOLOJİLERİ SANAYİ VE TİCARET ANONİM ŞİRKETİ</text:p>
          </table:table-cell>
          <table:table-cell office:value-type="string">
            <text:p>Dijital Pazarlama Uzmanı</text:p>
          </table:table-cell>
          <table:table-cell office:value-type="float" office:value="3599981">
            <text:p>3599981</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İşin TanımıGoogle Ads kampanyalarının oluşturulması, yönetilmesi, optimizasyonuSosyal medya kampanyalarının oluşturulması, yönetilmesi, optimizasyonuReklam kampanyalarının takip ve analizi Kurumsal Web sitesi içeriklerinin takibi,Raporlama ve performans takibiReklam kampanyalarında kullanılan Landing page optimizasyonuGoogle Analytics verilerini analiz etme ve aksiyon planlarını oluşturmakHedef kitle optimizasyonu ve hedef kitleye özgü yaratıcı reklam metinleri oluşturmaDisplay reklam kampanyalarının oluşturulması, yönetilmesi ve optimizasyonuAlternatif Pazarlama kampanyalarını geliştirmeYeni fikir ve strateji oluşturma ve sunmaPazarlama, satış ve ilgili birimlerle koordineli bir şekilde çalışma Genel NiteliklerÜniversitelerin Ekonometri, Pazarlama, İletişim veya ilgili bölümlerinden mezun,Google Analytics kullanımında tecrübeli,Google Ads ve SEO konusuna hakimGoogle Ads, Facebook Business, DV360, Linkedin gibi platformlara hakim ve burada kampanya kurup yönetebilen,Takım çalışmasını benimsemiş, diğer departmanlar ile uyum içinden çalışabilen,Dijital dünyaya hâkim ve gelişmeleri ve trendleri takip eden,MS Excel, Google Sheets, Power Point ve benzeri araçları iyi derecede kullanıp raporlama yapabilen,Data yorumlayabilen ve aksiyon planı oluşturabilecek,Ticari farkındalığı yüksek,Yazılı ve sözlü iletişim becerileri gelişmiş,İyi derecede İngilizce bilen,Erkek adaylar için askerlik hizmetini tamamlamışAvrupa Yakası / Şişli bölgesi ulaşım problemi olmayanBu özelliklere hakim olduğunuzu düşünüyorsanız, sizi daha yakından tanımak isteriz.</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ANTTECH BİLİŞİM VE AKARYAKIT A.Ş.</text:p>
          </table:table-cell>
          <table:table-cell office:value-type="string">
            <text:p>Dijital Pazarlama Uzmanı</text:p>
          </table:table-cell>
          <table:table-cell office:value-type="float" office:value="3603830">
            <text:p>3603830</text:p>
          </table:table-cell>
          <table:table-cell office:value-type="string">
            <text:p>Antalya(Kepez)</text:p>
          </table:table-cell>
          <table:table-cell office:value-type="string">
            <text:p>active</text:p>
          </table:table-cell>
          <table:table-cell office:value-type="string">
            <text:p>Detail-Aday</text:p>
          </table:table-cell>
          <table:table-cell office:value-type="string">
            <text:p>GENEL NİTELİKLER VE İŞ TANIMI Genel NiteliklerÜniversitelerin lisans bölümünden mezun,Dijital pazarlama ve kurumsal iletişim alanlarında en az 3 yıl deneyimli,Web sitesi yönetimine hakim,MS Office programları ve gerekli dijital araçlar hakkında ileri düzeyde bilgi sahibi,Sosyal medya yönetimi konusunda deneyimli, sosyal medya hesapları için özgün içerik üretebilecek, şirketimizin kurallarına uygun içerik metinleri yazabilecek, bu içeriklerin görsel tasarımlarını yapabilecek,Tüm dijital mecralarda (Facebook, Instagram, Linkedin, Youtube vb.) iletişim stratejilerine uygun olarak güncel içerik paylaşımlarını yönetebilecek ve organize edebilecek, reklamları optimize edebilecek ve raporlayabilecek,Adobe Photoshop, Adobe Illustrator, Adobe Prime Pro Video ve Canva grafik ile ilgili programları iyi derecede kullanabilen,Reklam metni yazmak konusunda tecrübeli,Reklam bütçesi yönetme konusunda tecrübesi bulunan,Bütçe ve hedef kitle konularında hakim,Google Analytics ve SEO, SEM araçlarının kullanımına hakim,Yaratıcı ve sonuç odaklı çalışabilen,Problem çözme, analiz, planlama ve takip yeteneği olan,İş TanımıGüncel dijital pazarlama araçlarından faydalanarak şirket tanıtımını yapmak,Google Ads, Google Analytics, Google Search Console, SEO optimizasyonlarını yetkin bir şekilde kullanmak, aylık ve yıllık verilerin tablolarını hazırlamak,Etkili metinler oluşturmak ve yazmak,Sosyal medyada üretilen içeriklerin iletişm stratejilerine uygun olarak güncel içerik  paylaşımlarını kreatif bir şekilde paylaşmak,Sosyal medyanın paylaşımları için yaratıcı içerik fikirleri ve konseptleri geliştirebilen, özgün, sıra dışı ve dikkat çekici slogan, içerik üretebilmek,Tüm dijital mecralarda (Facebook, Instagram, Linkedin, Youtube vb.) iletişim stratejilerine uygun olarak güncel içerik paylaşımlarını yönetmek ve organize etmek reklamları optimize etmek ve raporlamak,Marka bilinirliği ve kampanya duyuruları için sosyal medya platformlarını efektif bir şekilde kullanmak,Kısa videolar oluşturmak (Instagram reels ve hikayeler vs),Web sitesinin içerik girişlerini ve düzenlemelerini yapmak,Yaratıcı tasarım çözümleri üretip dikkat çekici tasarımlar üretmek, tasarım konsepti oluşturmak,Şirkete ait web sitelerinin SEO için teknik açıdan incelenmesi, eksiklerin belirlenmesi ve çözüm için plan oluşturmak,Şirketin dijital medya strateji ve iletişim planını oluşturmak, tanımlamak ve uygulamak.Yukarıdaki niteliklere uygun, iş tanımını yerine getirecek “Dijital Pazarlama Uzmanı”çalışma arkadaşı arıyoruz.</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Elektrik - Elektronik Malzemeleri</text:p>
          </table:table-cell>
          <table:table-cell table:number-columns-repeated="2" office:value-type="string">
            <text:p>METRO ELEKTRİK MÜHENDİSLİK TAAHHÜT SANAYİ VE TİCARET ANONİM ŞİRKETİ</text:p>
          </table:table-cell>
          <table:table-cell office:value-type="string">
            <text:p>Dijital Pazarlama Uzmanı</text:p>
          </table:table-cell>
          <table:table-cell office:value-type="float" office:value="3596648">
            <text:p>3596648</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METRO ELEKTRİK MÜH.TAAH.SAN.TİC.LTD.ŞTİ Alçak Gerilim Elektrik malzemesi satışı konusunda faaliyet gösteren firmamızın İstanbul Ümraniye Merkez ofisinde Satış-Pazarlama departmanında görevlendirilmek üzere Dijital Satış- Pazarlama uzmanı alınacaktır. GENEL NİTELİKLERTercihen E-ticaret sitesi (İdeasoft) yönetim paneli kullanımında tecrübeli Nebim bilgisi (ERP- POS) ve LOGO/TİGER programlarına hâkimE-ticaret sitelerinde mağaza yönetme tecrübesine sahipİstanbul Anadolu yakasında ikamet edenE-ticaret sitelerindeki yenilikleri takip edip, şirket amaç ve ilkeleri doğrultusunda yeni fikirler üretecekİçerik ve görsel yönetimi için gerekli altyapı ve programlara hakimSorumluluk sahibi, yaratıcı, yenilikçi ve araştırmacıStres yönetimi iyi, iletişimi güçlü ve takım çalışmasına yatkınLinkedIn, Google , Instagram, Twitter ve diğer tüm sosyal medya kanallarına hakimE-ticaret konusunda en az 3 yıl deneyimli Erkek adaylar için askerlik görevini tamamlamış Tercihen İngilizce bilen İŞ TANIMIFirmanın tüm dijital pazarlama ve iletişim faaliyetlerini kurgulamak Platform üzerinden belirlenen satış hedeflerinin gerçekleşmesi adına gerekli tüm faaliyetlerin yürütülmesiÜrünlerin ve kampanyaların stoklarının bulunurluğu ve fiyatlarının geçerliliğinin kontrolünün sağlanması, varsa eksiklerinin giderilmesi için gerekli iletişimin yapılması ve sorunların giderilmesiÜrünlerin açıklamaları, özellikleri ve zengin içeriklerinin (ürün görselleri ve videoları) eksiksiz bir şekilde hazırlanarak yayınlanmasının sağlanmasıÜrünlerin açık olduğu pazar yerlerinde yeni ürünlerin açılması, site güncellenmesinin yapılması, müşteri yönetimi, kampanyaların takibi ve raporlanması Rakiplerin takibini ve analizleri yapmak</text:p>
          </table:table-cell>
          <table:table-cell office:value-type="string">
            <text:p/>
            <text:p><text:s text:c="16"/>4 gün önce</text:p>
            <text:p><text:s text:c="17"/>güncellendi</text:p>
            <text:p><text:s text:c="15"/></text:p>
          </table:table-cell>
        </table:table-row>
        <table:table-row table:style-name="ro2">
          <table:table-cell office:value-type="string">
            <text:p>Full-Time</text:p>
          </table:table-cell>
          <table:table-cell office:value-type="string">
            <text:p>Diğer</text:p>
          </table:table-cell>
          <table:table-cell table:number-columns-repeated="2" office:value-type="string">
            <text:p>ARNGAME BİLGİSAYAR YAZILIM LİMİTED ŞİRKETİ</text:p>
          </table:table-cell>
          <table:table-cell office:value-type="string">
            <text:p>Dijital Pazarlama Uzmanı</text:p>
          </table:table-cell>
          <table:table-cell office:value-type="float" office:value="3610027">
            <text:p>3610027</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QUALIFICATIONS AND JOB DESCRIPTION ARN Fintech (our new name) is a finance and technology company, we are located in İstanbul Turkey.We are looking for Digital Marketing Specialist to work full-time in our officeRequirements:A degree in MarketingStrong verbal and written communication skills in English (must) and a second foreign language is a plusDepth knowledge of digital marketing channels, including search engine marketing (SEM), social media advertising, display advertising, mobile advertising, and affiliate marketingStrong analytical and quantitative skills to measure campaign performanceCreativity and strategic thinking:Excellent communication skillsAdaptability and agilityFamiliarity with data privacy regulations, such as GDPR or CCPATurkish Citizenship Job Details:Conducting market researchDevelop and execute user acquisition campaigns across various digital channels, including SEO, PPC, email, social media, and content marketing.Campaign managementPerformance tracking and analysisBudget managementManage relationships with external vendors and partners</text:p>
          </table:table-cell>
          <table:table-cell office:value-type="string">
            <text:p/>
            <text:p><text:s text:c="16"/>4 gün önce</text:p>
            <text:p><text:s text:c="17"/>yayınlandı</text:p>
            <text:p><text:s text:c="15"/></text:p>
          </table:table-cell>
        </table:table-row>
        <table:table-row table:style-name="ro2">
          <table:table-cell office:value-type="string">
            <text:p>Tam Zamanlı</text:p>
          </table:table-cell>
          <table:table-cell/>
          <table:table-cell table:number-columns-repeated="2" office:value-type="string">
            <text:p>OKYANUS EV DEKORASYON TEKSTİL SANAYİ VE TİCARET ANONİM ŞİRKETİ</text:p>
          </table:table-cell>
          <table:table-cell office:value-type="string">
            <text:p>Dijital Pazarlama Uzmanı</text:p>
          </table:table-cell>
          <table:table-cell office:value-type="float" office:value="3597982">
            <text:p>3597982</text:p>
          </table:table-cell>
          <table:table-cell office:value-type="string">
            <text:p>İstanbul(Avr.)(Arnavutköy)</text:p>
          </table:table-cell>
          <table:table-cell office:value-type="string">
            <text:p>active</text:p>
          </table:table-cell>
          <table:table-cell office:value-type="string">
            <text:p>Detail-Aday</text:p>
          </table:table-cell>
          <table:table-cell office:value-type="string">
            <text:p>GENEL NİTELİKLER VE İŞ TANIMI Dinamik ve büyümekte olan bir dijital pazarlama ekibine katılmak üzere deneyimli bir ‘’Dijital Pazarlama Uzmanı’’ aramaktayız. Bu rol, dijital pazarlama stratejilerini oluşturmak ve yürütmek, marka bilinirliğini artırmak ve potansiyel müşterilere dönüşüm sağlamak için kritik bir rol oynamaktadır. Ayrıca, dijital pazarlama trendlerini takip ederek stratejileri güncellemek ve iyileştirmek de bu pozisyonun sorumlulukları arasındadır. GENEL NİTELİKLER *Üniversitelerin ilgili bölümlerinden mezun olmak.*En az 2 yıl dijital pazarlama deneyimi.*SEO, SEM, Google Ads ve Meta Ads (Facebook Ads) konularında bilgi ve deneyim.*Google Analytics, Google Ads Manager ve Meta Ads Manager gibi araçları etkin bir şekilde kullanabilme yeteneği.*Analitik düşünme yeteneği ve sonuç odaklı çalışma.*Yenilikçi ve öğrenmeye açık.  İŞ TANIMI *Dijital pazarlama stratejilerini geliştirmek, uygulamak ve sürekli olarak optimize etmek.*SEO ve SEM kampanyalarını yönetmek ve web sitesi trafiğini artırmak için önlemler almak.*Google Ads kampanyalarını oluşturmak, bütçeyi yönetmek ve performansı analiz etmek.*Meta Ads (Facebook Ads) kampanyalarını yönetmek, hedef kitleleri belirlemek ve reklam içeriği oluşturmak.*Google Analytics ve diğer analitik araçları kullanarak kampanya sonuçlarını izlemek ve raporlamak.*Rekabet analizi yapmak ve sektör trendlerini takip etmek.*Dijital pazarlama ekibiyle iş birliği yapmak.  </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İsotlar Grup</text:p>
          </table:table-cell>
          <table:table-cell office:value-type="string">
            <text:p>Dijital Pazarlama Uzmanı</text:p>
          </table:table-cell>
          <table:table-cell office:value-type="float" office:value="3534531">
            <text:p>3534531</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GENEL NİTELİKLER VE İŞ TANIMI Otomotiv sektöründe faaliyet gösteren şirketler grubumuzun İstanbul- Kartal'da bulunan merkezinde görevlendirilmek üzere aşağıdaki niteliklere sahip  “Dijital Pazarlama Uzmanı" arayışımız bulunmaktadır.*Üniversitelerin ilgili fakülte ve bölümlerinden mezun,*Benzer bir pozisyonda en az 3 yıl tecrübesi bulunan,*Dijital pazarlama kanalları ve mecralarında (Google Analytics,  Google Ads,  Facebook Ads, Tiktok Ads ) ve Ms. Office ( Excel ve Powerpoint) programlarında bilgi sahibi,*Dijital pazarlama bütçesi yönetiminde tecrübeli,*Dijital hedefleme, remarketing, retargeting, konularına hakim,*Sosyal medya içerik ve planlama yönetimi konusunda tecrübeli,*Dijital ajans ve sosyal medya ajansları ile çalışma tecrübesi olan,*Performans takibi yapabilen ve mevcut kampanyaların performansını arttırmak için performans ajansı ile koordineli olarak optimizasyon yapmak konusunda yetkin,*Dijital pazarlama, web sitesi, dijital platformlar, sosyal medya ve mobil uygulamaların yönetiminde çalışmış fikir üretebilecek ve uygulayacak,*SEO konusunda bilgi sahibi ve temel analizlere bakabilen, hizmetleri kullanabilen,*Dijital dünyadaki trendleri yakından takip eden, çalıştığı projelere uygulayabilen*Raporlama becerisi mevcut,*İyi derecede İngilizcesi bilgisi mevcut,*Erkek adaylar için askerlik hizmetini tamamlamış</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TAKIPSAN RFID BILISIM TEKNOLOJILERI</text:p>
          </table:table-cell>
          <table:table-cell office:value-type="string">
            <text:p>Dijital Pazarlama Uzmanı</text:p>
          </table:table-cell>
          <table:table-cell office:value-type="float" office:value="3604918">
            <text:p>3604918</text:p>
          </table:table-cell>
          <table:table-cell office:value-type="string">
            <text:p>İzmir(Gaziemir)</text:p>
          </table:table-cell>
          <table:table-cell office:value-type="string">
            <text:p>active</text:p>
          </table:table-cell>
          <table:table-cell office:value-type="string">
            <text:p>Detail-Aday</text:p>
          </table:table-cell>
          <table:table-cell office:value-type="string">
            <text:p>GENEL NİTELİKLER VE İŞ TANIMI ARANAN NİTELİKLER SEO stratejileri geliştirme ve uygulama noktasında en az 3 yıllık deneyim, Güçlü teknik SEO bilgisi,  İçerik yönetimi ve dijital pazarlama konusunda tecrübeli,Linkedin, Facebook, Instagram vb. sosyal medya reklam yönetimi konusunda tecrübeli,Google Analytics ve Google Search Console gibi analitik araçları etkin bir şekilde kullanabilme yeteneği, Etkili SEO raporları oluşturabilme ve bu raporlarla ilgili analitik görüşler sunabilme yeteneği, Öğrenmeye açık ve kendini geliştirmeye istekli, Proaktif ve çözüm odaklı bakış açısına sahip,  Takım çalışmasına yatkın ve iletişim becerileri yüksek. İŞ TANIMI Dijital kanallardaki pazarlama çalışmalarını organize etmek ve reklam stratejilerini yürütmek,Web sitelerimiz için SEO stratejileri oluşturmak ve uygulamak, SEO iyileştirmeleri yaparak siteleri optimize etmekWeb siteleri içerik yönetimi ve paylaşımlarının stratejilerini oluşturmak, uygulamak ve yönetmek,  Sosyal medya paylaşım stratejileri geliştirmek ve uygulamak,Backlink profilini yönetmek ve etkili bağlantı stratejileri geliştirmek. SEO performansını analiz ederek iyileştirmek ve optimize etmek,Anahtar kelime, web sitesi optimizasyonları vb. ile Google sıralamasını yükseltmek,Rekabet analizi yaparak endüstri trendlerini takip etmek,Dijital pazarlama konusundaki en son gelişmeleri ve yenilikleri takip etmek ve uygulamak.</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ia Moda Tekstil San Ve Dış Tic.Ltd. Şti</text:p>
          </table:table-cell>
          <table:table-cell office:value-type="string">
            <text:p>Dijital Pazarlama Uzmanı</text:p>
          </table:table-cell>
          <table:table-cell office:value-type="float" office:value="3608021">
            <text:p>3608021</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Aradığımız Nitelikler;• Üniversitelerin Bilgisayar Bilimi/İstatistik/Matematik veya Mühendislik veya Ekonomi, Finans veya işletme gibi ilgili bölümlerinden mezun,• Dijital pazarlama, SEO/SEM, sosyal medya yönetimi ve reklamcılık konularında en az 3 yıl ve fazla deneyim sahibi,• Google Analytics (GA4), Google Ads, Facebook Ads, Criteo (Programatik), RTB House (Programatik) gibi dijital pazarlama araçlarının etkin kullanabilme becerisine sahip olan,• SEO/SEM stratejileri ve anahtar kelime araştırması konusunda bilgi ve deneyimli,• UseInsider kullanma konusunda bilgi ve deneyimli,• Kampanya kurgularında analitik düşünebilen ve aksiyon alabilen,•Daha önce medya satın alımı yapmış ve çıktılarını ölçümlemiş olan,•Yeniden pazarlama ve özelleştirilmiş hedef kitleler konusunda tecrübeli,• Kampanya kurgularında İkili test (A/B) veya çoklu test (Multiple Testing)  kurgularını düşünebilen ve sonrasında uygulayabilen ve sonucunu yorumlayabilen,•E-mailing ve Push Notification (Web + Mobil) kurgularında, İkili test (A/B) veya çoklu test (Multiple Testing)  kurgularını düşünebilen ve sonrasında uygulayabilen ve sonucunu yorumlayabilen,•GTag (Google Tag Manager), CRO, Google Analytics ve Sosyal Medya reklam platformlarındaki pixel ve teknik kurulumları yapabilen,•B1-B2 düzeyinde mesleki İngilizce bilen,•Google ve Facebook (Blueprint) sertifikalarından birine sahipseniz,•UTM linkler sayesinde kampanyaları takip edebilen ve optimize yapan,• Google Merchant (XML) ve  Google Search Console (SEO)  araçlarını en iyi şekilde aktif olarak kullanabilen,•Excel bilen ve kampanya çıktılarını yorumlayan, sunum yapabilen adayların başvurusunu bekliyoruz.</text:p>
          </table:table-cell>
          <table:table-cell office:value-type="string">
            <text:p/>
            <text:p><text:s text:c="16"/>5 gün önce</text:p>
            <text:p><text:s text:c="17"/>yayınlandı</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M.N.B.OTO KİRALAMA VE NAKLİYAT TİCARET ANONİM ŞİRKETİ</text:p>
          </table:table-cell>
          <table:table-cell office:value-type="string">
            <text:p>Dijital Pazarlama Uzmanı</text:p>
          </table:table-cell>
          <table:table-cell office:value-type="float" office:value="3407913">
            <text:p>3407913</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enel NiteliklerTercihen üniversitelerin İletişim Fakültesi, Reklam, Tasarım veya Pazarlama bölümlerinden mezun,Tercihen Google Adwords reklam hesaplarını yönetmiş,Google Adwords reklam modelleri hakkında detaylı bilgi sahibi,Dönüşüm odaklı kampanyalar kurabilen ve takibini yapabilen,Remarketing, retargeting konularında bilgi sahibi,Google Analytics bilgisine sahip,Aynı anda çoklu farklı reklam hesaplarını yönetip koordine edebilecek,Facebook Business &amp; Ads Manager Hesaplarını yönetebilen,En az 3 yıllık tecrübeye sahip,İş Tanımı·        Google Ads, Instagram, Facebook, re-marketing ve benzeri platformlardaki dijital reklamların yönetilmesi·        Sosyal medya ve tüm dijital mecralarda marka bilinirliğini arttırma ve online itibar yönetimi üzerine aksiyon alınması</text:p>
          </table:table-cell>
          <table:table-cell office:value-type="string">
            <text:p/>
            <text:p><text:s text:c="16"/>5 gün önce</text:p>
            <text:p><text:s text:c="17"/>güncellendi</text:p>
            <text:p><text:s text:c="15"/></text:p>
          </table:table-cell>
        </table:table-row>
        <table:table-row table:style-name="ro2">
          <table:table-cell office:value-type="string">
            <text:p>Full-Time</text:p>
          </table:table-cell>
          <table:table-cell office:value-type="string">
            <text:p>Bilişim, İnternet, Yazılım</text:p>
          </table:table-cell>
          <table:table-cell table:number-columns-repeated="2" office:value-type="string">
            <text:p>Jengal Yazılım</text:p>
          </table:table-cell>
          <table:table-cell office:value-type="string">
            <text:p>Dijital Pazarlama Uzmanı</text:p>
          </table:table-cell>
          <table:table-cell office:value-type="float" office:value="3380837">
            <text:p>3380837</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QUALIFICATIONS AND JOB DESCRIPTION SEO SALES SPECIALISTABOUT JENGALJengal was founded in 2012, and since then, it has continued to operate in the software field by growing its team and achieving great success. As Jengal team, we work passionately to provide digital solutions, and for this purpose, we implemented our Dopinger SEO and Digital Marketing Agency project. With the Dopinger project, we support our customers all over the world and grow our professional staff day by day with our ongoing projects in the field of SEO (Search Engine Optimization) and social media promotion services.How would you like to join our young and dynamic team as an "SEO Sales Specialist" and be a partner in our success?WHAT ARE WE LOOKING FOR?Preferably one year of experience in digital marketingSales and marketing competencePresentation and persuasion skillsAbility to speak English fluently to communicate with customers abroadStrong written and verbal communication skillsProactive approachOpen to learning and willing to improveAn active team member with good communication skillsWHAT DO WE EXPECT FROM YOUR ROLE?Participating in the first steps (pre-sales) of SEO and other service meetingsReaching out to potential local and foreign customers and participating in the sales processParticipating in the contract renewal meetingsMonitoring communication channels (Freshcat, Skype, WhatsApp)Making calls with customersPreparing monthly reports and presentationsContributing to the development of our processes by producing creative ideasTHE ADVANTAGES OF JENGALHybrid working opportunity1.5-hour break opportunity that you can use in our entertainment and resting area during work hours1 day of paid leave so that you can party on your birthdayPaid menstrual leavePaid leave on your child’s birthday and graduation dayPaid leave for employees with disabilities on the International Day of Persons with Disabilities (December 3) and on the first day of Disability Week (May 10)Opportunity to choose from a given menu at lunch provided by contracted catering firmsSupport for you to socialize more or to buy groceries with extra paymentSalary rise based on inflation every three months until October 2023Opportunity to benefit from health services in institutions contracted with private health insuranceFreedom to dress however you feel goodUnlimited snacks in our happiness cornerFrequently organized in-company events to nourish team spiritCustomizable working hours, except weekends and public holidays we work as follows: 08:00 - 17:30, 09:00 - 18:30 or 10.00 - 19:30Opportunity for continuous self-development with both individual and team trainingBeing part of the Jengal team that supports innovative ideas, loves their job, and values teamwork</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BİLGE EĞİTİM DANIŞMANLIK TURİZM TARIM GIDA DENETİM İLETİŞİM ORGANİZASYON VE SAĞLIK HİZMETL.A.Ş.</text:p>
          </table:table-cell>
          <table:table-cell office:value-type="string">
            <text:p>Dijital Pazarlama Uzmanı</text:p>
          </table:table-cell>
          <table:table-cell office:value-type="float" office:value="3606321">
            <text:p>3606321</text:p>
          </table:table-cell>
          <table:table-cell office:value-type="string">
            <text:p>İstanbul(Avr.)(Fatih)</text:p>
          </table:table-cell>
          <table:table-cell office:value-type="string">
            <text:p>active</text:p>
          </table:table-cell>
          <table:table-cell office:value-type="string">
            <text:p>Detail-Aday</text:p>
          </table:table-cell>
          <table:table-cell office:value-type="string">
            <text:p>GENEL NİTELİKLER VE İŞ TANIMI Ahmet Maranki Kozmik Yaşam Merkezi -Bilge Eğitim Danışmanlık A.Ş Genel Müdürlük bünyesinde görevlendirilmek üzere;İŞ TANIMI ve GENEL NİTELİKLERSosyal medya pazarlama planı, editoryal takvim oluşturup ve uygulayabilecek,Dijital platformlarda şirketimizi temsil etmek,Dijital platformlardan gelen müşterilerin koordinasyonunu sağlamak,Reklam ve tanıtım planlaması yapmak,Sektörle ve Firmamız ile ilgili içerik üretmek,Web sitesi ve pazaryerleri trafik, dönüşüm, reklam performanslarını web analitik araçlarıyla takip etmek ve raporlanmak,Kullanıcıların çevrim içi davranışlarını ve eğilimlerini takip etmek, kullanıcı deneyimini geliştirilmek,GENEL NİTELİKLER Kurumsal hesapların reklam yönetimini yapmak, Marka sadakatini artırmak amacıyla dijital medya içerikleri üretmek,Photoshop gibi tasarım uygulamalarında görsel düzenleme yapmak,Hedef, kitle ölçümlemesi ile rakip analizi yapmak ve ona göre aksiyon alabilmek,Adobe Premiere Pro, Adobe After Effects, Photoshop, video editleme programlarına hakim,Google Ads, Meta Ads (Facebook Ads), SEM, e-mail pazarlama, Google Analytics, mobil pazarlama ve SEO konusunda bilgili olmak,İletişim, organizasyon ve planlama becerileri gelişmiş,Dijital pazarlama alanında en az 2 yıllık deneyime sahip,Doğal yaşam, sağlıklı beslenme ve bitkilere meraklı Cumartesi dahil çalışabilecek adayların başvurularını bekliyoruz. Tercihen Fatih – Topkapı / Çapa bölgesinde, ulaşımı kolay bir yerde ikamet eden  </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Reklam ve Tanıtım, Medya</text:p>
          </table:table-cell>
          <table:table-cell table:number-columns-repeated="2" office:value-type="string">
            <text:p>Tematik Medya Yayıncılık Ve Ajans Hiz. Lmt. Şti</text:p>
          </table:table-cell>
          <table:table-cell office:value-type="string">
            <text:p>Dijital Pazarlama Uzmanı</text:p>
          </table:table-cell>
          <table:table-cell office:value-type="float" office:value="3606500">
            <text:p>3606500</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İçerik ve Pazarlama İletişimi ajansımızın Dijital Pazarlama birimi bünyesinde çalışmak üzere Dijital Pazarlama Uzmanı arayışımız bulunmaktadır. GENEL NİTELİKLER- İçerik üretimi konusunda yaratıcı,- Dijital mecraların “teknik kullanımına” dair bilgi ve tecrübeye sahip,- Tarım konusunda iş üreten markalarımıza adapte olabilecek,- Haftalık/aylık içerik planlarını zamanında oluşturarak markalar ile paylaşabilecek,- Uluslararası markalarla toplantılara katılma ve yazışma yapabilecek düzeyde  İngilizce bilgisine sahip,- Dijital medya içeriklerini paylaşarak günlük takibini de yapabilecek,- Gelişime açık ve ekip çalışmasına yatkın</text:p>
          </table:table-cell>
          <table:table-cell office:value-type="string">
            <text:p/>
            <text:p><text:s text:c="16"/>6 gün önce</text:p>
            <text:p><text:s text:c="17"/>yayınlandı</text:p>
            <text:p><text:s text:c="15"/></text:p>
          </table:table-cell>
        </table:table-row>
        <table:table-row table:style-name="ro2">
          <table:table-cell office:value-type="string">
            <text:p>Tam Zamanlı</text:p>
          </table:table-cell>
          <table:table-cell office:value-type="string">
            <text:p>Bilişim, İnternet</text:p>
          </table:table-cell>
          <table:table-cell table:number-columns-repeated="2" office:value-type="string">
            <text:p>Kariyer.Net</text:p>
          </table:table-cell>
          <table:table-cell office:value-type="string">
            <text:p>Dijital Pazarlama Uzmanı</text:p>
          </table:table-cell>
          <table:table-cell office:value-type="float" office:value="3591589">
            <text:p>3591589</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Gücümüzü teknolojiden alarak geliştirdiğimiz ürün ve projelerle hem bugüne hem de geleceğe faydalı işler başarmayı hedefleyen 23 yıllık bir teknoloji firmasıyız. İşimiz Gücümüz İş Bulmak mottosuyla milyonlarca kişiye iş, yüzbinlerce işverene aradığı çalışma arkadaşını bulmanın verdiği güçle her geçen gün daha da büyüyor; pazardaki liderliğimizi genç ve dinamik ekibimiz sayesinde daha da sağlamlaştırıyoruz. Kullanıcıların sesi olarak ürünün kullanıcılara en doğru şekilde en doğru zamanda anlatılmasını sağlamayı amaçlayan Ürün Yönetimi ve Pazarlama departmanımızın Marka ekibinde yer almak ister misin? Ben de “kariyer.net’li olmak istiyorum” diyorsan; hemen başvur!Biz kimiz?Hızlı, tutkulu, müşteri odaklı, alçakgönüllü ve yenilikçiyiz.İşini keyifle yapan çözüm ortağı satış profesyonellerinin oluşturduğu ve her geçen gün büyüyen bir ekibiz.İnsan kaynakları ekiplerinin işe alım süreçlerinde ihtiyaç duydukları tüm süreçlere yönelik ürünler ve özel çözümlerle hem profesyonellerin hem de iş arayanların hayatlarına anlamlı dokunuşlarda bulunuyoruz.Sahaya sürekli yeni ürünler ve hizmetler çıkararak sürekli öğrenen ve gelişen bir ekibiz; yeni iş alanlarına girerek etki alanımızı geliştirmekten keyif alıyoruz.Ekip ruhunu her şeyden önde tutan, başarınla mutlu olan kocaman bir takımız.Yardımsever, her fikrin çok değerli olduğu ve insana saygı duyan bir çalışma ortamımız var. İş tanımı:Şirket hedefleri doğrultusunda ürün pazarlama ekipleriyle dönüşüm odaklı aylık hedef ve bütçelerin belirlenmesini sağlamak,Kariyer.net markalarının dijital pazarlama stratejilerini oluşturmak ve yönetmek,Dijital performans planlama, optimize etme, raporlama ve fatura süreçlerinin takibini sağlamak,Günlük, haftalık ve aylık olarak dijital analitik verilerinin izlenmesi, raporlanması ve sonuçlara göre strateji ayarlamalarının yapılmasını sağlamak,Yerel ve global pazarda rekabet analizleri yaparak sektör trendlerini takip etmek ve yenilikçi fikirler sunmak,Kampanyalar özelinde A/B testler yapmak, testlerin sonuçlarını raporlamak ve bu çıktıların süreçlere dahil edilmesini yönetmek.Kimler başvurabilir?Dijital pazarlama alanında en az 2 yıl tecrübeye sahipsen,Lisans mezunuysan,Meta, Google Ads, Linkedin, Tiktok vb. reklam mecralarına ve optimizasyon tekniklerine hakimsen,Google Analytics, Search Console, Google Data Studio vb. raporlama araçlarını kullanabiliyorsan,MS Office programlarını çok iyi derecede kullanabiliyorsan,İyi derecede İngilizce biliyorsan,Planlama, iş takibi, koordinasyon ve iletişim becerileri yüksek biriysen bu iş tam sana göre!Burada seni neler bekliyor?Kariyer.net’te kariyer yolculuğunda şirketimizi ve süreçlerimizi öğreneceğin detaylı bir oryantasyon eğitimi.Teknik ve soft-skills eğitimler.Üst düzey yöneticilerden mentorluk alma fırsatı.Bireysel performansın ödüllendirildiği bir prim sistemi.Şirket performansına göre ek prim sistemi.Çok yönlü takım oyuncusu olabilmen adına ekip içinde farklı bölümleri tecrübe etme imkanı.Kapsamlı özel sağlık sigortası.Uzaktan çalışırken ihtiyaçlarına destek olabilmesi için aylık teknoloji paketi yardımı.Kadın çalışanlarımızın yıl içinde kullanabilecekleri Empati İzni.İsteğe bağlı uzaktan çalışma modeli ile dilediğin yerden özgürce çalışabilme fırsatı.Özgürce çalışabilmen için No Dress Code uygulaması.</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Alpaya Doğal Kozmetik Ürünler ve San Tic. Aş</text:p>
          </table:table-cell>
          <table:table-cell office:value-type="string">
            <text:p>Dijital Pazarlama Uzmanı</text:p>
          </table:table-cell>
          <table:table-cell office:value-type="float" office:value="3605880">
            <text:p>3605880</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Alpaya Kozmetik, Eczacı Kenan Alpay tarafından kurulmuş, 2004 yılından beri cilt bakımı ürünleri üreterek, 65 ülkeye düzenli ihracat gerçekleştiren cilt bakım ürünleri kategorisinde ise en büyük ihracatı gerçekleştiren, GMP şartlarında üretim yapan bir firmadır. HERBADERM ve BIOBALANCE markalarıyla 60'tan fazla ülkeye cilt bakım ürünleri ihracatı gerçekleştiren bir firma olarak, yetenekli ve çalışkan gençlerle çalışarak sektörde öncü konumumuzu korumayı hedeflemekteyiz.ARANAN NİTELİKLER:En az 3 yıl dijital medya, sosyal medya yönetimi ve/veya içerik üretimi, Google Analytics, Google AdWords, Facebook Ads Manager gibi araçlarda ileri seviye bilgi. 1- SEO ve SEM konularında deneyimli. 2- İçerik yönetim sistemleri (örn. WordPress) hakkında bilgili.3- Grafik tasarım araçlarına (örn. Photoshop, Illustrator) hakim.4- Takım çalışmasına yatkın, analitik düşünce yapısına sahip.5- Yeniliklere açık, öğrenmeye hevesli ve sektördeki gelişmeleri yakından takip eden.İŞ TANIMI:Sosyal medya hesaplarının aktif yönetimi ve içerik planlaması.Dijital reklam kampanyalarının oluşturulması, yönetimi ve raporlanması.Web sitesi trafiğini ve kullanıcı davranışlarını analiz ederek iyileştirme önerileri sunma.SEO stratejilerinin planlanması ve uygulanması.</text:p>
          </table:table-cell>
          <table:table-cell office:value-type="string">
            <text:p/>
            <text:p><text:s text:c="16"/>9 gün önce</text:p>
            <text:p><text:s text:c="17"/>yayınlandı</text:p>
            <text:p><text:s text:c="15"/></text:p>
          </table:table-cell>
        </table:table-row>
        <table:table-row table:style-name="ro2">
          <table:table-cell office:value-type="string">
            <text:p>Tam Zamanlı</text:p>
          </table:table-cell>
          <table:table-cell office:value-type="string">
            <text:p>Turizm</text:p>
          </table:table-cell>
          <table:table-cell table:number-columns-repeated="2" office:value-type="string">
            <text:p>SETUR SERVİS TURİSTİK ANONİM ŞİRKETİ</text:p>
          </table:table-cell>
          <table:table-cell office:value-type="string">
            <text:p>Dijital Pazarlama Uzmanı</text:p>
          </table:table-cell>
          <table:table-cell office:value-type="float" office:value="3486901">
            <text:p>3486901</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İŞ TANIMI Biz Setur’da çalışma arkadaşlarımızın hayatına her zaman değer katarız. Onlara sınırların ötesinde deneyimler yaşatırız. Mutluluklarına, heyecanlarına, hüzünlerine, yorgunluklarına ortak oluruz. Mutluluk bizim için bir varış noktası değil, bir yolculuktur. Bu yolculukların dönüm noktalarından biri olan Pazarlama ve Kurumsal İletişim ekimizde ‘’Dijital Performans Uzmanı’’ olarak kariyerine devam etmek istiyorsan bu pozisyon tam sana göre!Setur’a ait olan tüm alt markaların performans reklam kampanyalarının oluşturması ve ilgili mecralarla birlikte yönetilmesi,Google Adwords kampanyalarının devamlı olarak takibinin yapılması, alternatif metin ve reklam formatları ile performans arttırma çalışmalarının yapılması,Günlük bütçe yönetimi ile gerekli optimizasyonların yapılması,Rakip analizi yaparak yeni reklam stratejilerinin kurgulanması,Arama trendlerine göre yeni kampanya kurgularının oluşturularak yayına alınması,Haftalık ve aylık performans raporlarının hazırlanması,Belirlenen KPI’lara ulaşmak ve karlılığı artırmak için mevcut hesapların optimize edilmesi,Analiz ve raporlara göre aksiyon planlarının oluşturularak hayata geçirilmesi,Meta ve Affiliate reklamlarının takibi ve mütabakat süreçlerinin yönetilmesi.GENEL NİTELİKLERLisans mezunuysan,Dijital mecralarda reklamları yönettiysen, kampanya stratejileri oluşturduysan ve dijital pazarlama alanında 2 yıl deneyimliysen,Google Adwords ve Google Analytics araçlarını aktif ve etkin şekilde kullanabiliyorsan,Raporlama ve analiz yeteneğin kuvvetliyse,İyi derecede İngilizce biliyorsan,MS Office programlarını iyi derecede kullanabiliyorsan,Farklı perspektiften düşünebiliyorsan,Planlama ve organizasyon becerilerin kuvvetliyse,İş birliği geliştirebiliyorsan ve sonuç odaklıysan,Yaratıcı ve Yenilikçiysen,Dinamiksen,Keyifle çalışmak istiyorsan hemen başvur !</text:p>
          </table:table-cell>
          <table:table-cell office:value-type="string">
            <text:p/>
            <text:p><text:s text:c="16"/>9 gün önce</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Acıbadem Sağlık Hizmetleri Tic. A.Ş. - LIFECLUB SAĞLIKLI YAŞAM HİZMETLERİ</text:p>
          </table:table-cell>
          <table:table-cell office:value-type="string">
            <text:p>Dijital Pazarlama Uzmanı</text:p>
          </table:table-cell>
          <table:table-cell office:value-type="float" office:value="3561410">
            <text:p>3561410</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Genel NiteliklerÜniversitelerin ilgili bölümlerinden mezun,Tercihen iletişim/dijital/pazarlama alanlarından birinde yüksek lisans sahibi,Dijital Pazarlama konusunda min 2 yıl deneyime sahip (SEO, SEM, sosyal medya ve içerik pazarlaması, dijital ajans yönetimi, dijital analitik platform yönetimi)İleri düzeyde İngilizce bilgisine sahip,Ekip çalışmasına yatkın, ilişki yönetimi güçlü,İşin TanımıMarkanın pazarlama stratejisi doğrultusunda dijital pazarlama planlarının oluşturulmasına destek vermek ve dijital pazarlama vizyonu ve stratejilerinin bütçeler doğrultusunda geliştirilmesini ve uygulamasını sağlamak, Dijital pazarlama aktivitelerinin yürütülmesinde rol alacak ajans, müşteri, ilgili departmanlar ve kişiler arasında bilgi akışını ve koordinasyonunu sağlamak,Web sitesi yönetimi, SEO, SEM, sosyal medya yönetimi ve reklamlarını yürütmek için çalışılan ajanslar ile iletişimde olmak,Etkili dijital tanıtım modellerinin kurgulanması ve değer katan yaratıcı uygulamalar/projeler geliştirmek, Kampanyaların dijital platformlardaki banner, landing page/micro site tasarım ve içerik çalışmalarını yapmak,İçerik sağlayıcıları ve teknolojik destek veren birimlerle işbirliği içerisinde çalışmak</text:p>
          </table:table-cell>
          <table:table-cell office:value-type="string">
            <text:p/>
            <text:p><text:s text:c="16"/>9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Kosifler Oto</text:p>
          </table:table-cell>
          <table:table-cell office:value-type="string">
            <text:p>Dijital Pazarlama Uzmanı</text:p>
          </table:table-cell>
          <table:table-cell office:value-type="float" office:value="3604515">
            <text:p>3604515</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Genel Nitelikler:Üniversitelerin reklam, halkla ilişkiler veya pazarlama bölümlerinden mezun,Dijital pazarlama ve dijital reklamcılık alanlarında en az 4 yıl deneyimli,Ajans tecrübesi olan, Pazarlama yöntemleri bilgisine sahip, Sosyal medya, arama motorları, Google Adwords gibi reklam araçlarını kullanabilen,Analitik düşünme yetkinliğine sahip, Tercihen Anadolu yakasında ikamet eden, otomobilleri seven,İş tanımı:Web sitesi, blog, basın bülteni, podcast, infografik, video, Digital içerik hazırlama vb. tüm dijital içeriğin oluşturulmasını sağlamak,Sosyal medya mecralarını aktif olarak kullanarak, taleplere çözüm üretmek,Kurumsal hesapların reklam yönetimini yapmak, Marka sadakatini artırmak amacıyla dijital medya içerikleri üretmek,Photoshop gibi tasarım uygulamalarında görsel düzenleme yapmak,Hedef, kitle ölçümlemesi ile rakip analizi yapmak ve ona göre aksiyon alabilmek,Digital pazarlama araçlarını CRM ile dönüştürebilme ve ölçümleme,Pazarlama planına bağlı olarak, pazarlama raporlarının hazırlanması,</text:p>
          </table:table-cell>
          <table:table-cell office:value-type="string">
            <text:p/>
            <text:p><text:s text:c="16"/>10 gün önce</text:p>
            <text:p><text:s text:c="17"/>yayınlandı</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AL'İS DİJİTAL</text:p>
          </table:table-cell>
          <table:table-cell office:value-type="string">
            <text:p>Dijital Pazarlama Uzmanı</text:p>
          </table:table-cell>
          <table:table-cell office:value-type="float" office:value="3603439">
            <text:p>3603439</text:p>
          </table:table-cell>
          <table:table-cell office:value-type="string">
            <text:p>Kayseri(Melikgazi)</text:p>
          </table:table-cell>
          <table:table-cell office:value-type="string">
            <text:p>active</text:p>
          </table:table-cell>
          <table:table-cell office:value-type="string">
            <text:p>Detail-Aday</text:p>
          </table:table-cell>
          <table:table-cell office:value-type="string">
            <text:p>GENEL NİTELİKLER VE İŞ TANIMI Alis Dijital Reklam Ajansımızın ister Kayseri şubesinde, ister hybrid modeliyle uzaktan çalışacak Dijital Pazarlama Uzmanı arayışımız bulunmaktadır.Meta için performans odaklı reklam çalışması stratejilerini kurgulayabilecek,Reklam kreatiflerini grafik ekibine brief olarak iletecek ve çıktıları test edip, sonuçlara göre yeni isteklerde bulunabilecek,Psikoloji ve veri odaklı yoğun reklam yönetimi yapabilen,Meta algoritmasına yönelik reklam çalışmalarını yapabilecek,Psikolojik tetikleyicileri kullanarak segmente ettiği kitleye özel pazarlama çalışmaları yapabilecek,Dijital pazarlama terminolojisine hakim,</text:p>
          </table:table-cell>
          <table:table-cell office:value-type="string">
            <text:p/>
            <text:p><text:s text:c="16"/>10 gün önce</text:p>
            <text:p><text:s text:c="17"/>yayınlandı</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RAMSES</text:p>
          </table:table-cell>
          <table:table-cell office:value-type="string">
            <text:p>Dijital Pazarlama Uzmanı</text:p>
          </table:table-cell>
          <table:table-cell office:value-type="float" office:value="3600045">
            <text:p>3600045</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FİRMA HAKKINDARamses İşitme Cihazları olarak sektörde 20 seneyi aşkın zamandır hizmet vermekteyiz. Türkiye'nin ilk Premium işitme merkezi olarak sektörde rakiplerimizden farkımızı gösteren bir çok avantajımız bulunmaktadır. En iyi reklamın müşterilerimiz olduğunun bilincinde ve bunu korumak için daima kendimizi geliştirmekteyiz. Yeni açılacak birimimizde çalışacak arkadaşlarımızdan beklentimiz şirketimizin değerlerini ve farklarını şirket profiline uygun şekilde dijital platformlarda tanıtımını yapmak ve potansiyel yeni müşterilere ulaşmaktır. Bu süreçte performansa göre prim uygulamamız bulunacaktır.İŞ TANIMI ve GENEL NİTELİKLERSosyal medya pazarlama planı, editoryal takvim oluşturup ve uygulayabilecek,Dijital platformlarda şirketimizi temsil etmek,Dijital platformlardan gelen müşterilerin koordinasyonunu sağlamak,Reklam ve tanıtım planlaması yapmak,Sektörle ve Firmamız ile ilgili içerik üretmek,Web sitesi trafik, dönüşüm, reklam performanslarını web analitik araçlarıyla takip etmek ve raporlanmak,Kullanıcıların çevrim içi davranışlarını ve eğilimlerini takip etmek, kullanıcı deneyimini geliştirilmek,GENEL NİTELİKLERDijital pazarlama alanında en az 2 yıllık deneyime sahip,Adobe Premiere Pro, Adobe After Effects, Photoshop, video editleme programlarına hakim,Dinamik ve kendini geliştirici etkinliklere katılmak,SEM, e-mail pazarlama, Google Analytics, mobil pazarlama ve SEO konusunda bilgili olmak,İletişim, organizasyon ve planlama becerileri gelişmiş,</text:p>
          </table:table-cell>
          <table:table-cell office:value-type="string">
            <text:p/>
            <text:p><text:s text:c="16"/>10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Canovate Group</text:p>
          </table:table-cell>
          <table:table-cell office:value-type="string">
            <text:p>Dijital Pazarlama Uzmanı</text:p>
          </table:table-cell>
          <table:table-cell office:value-type="float" office:value="2983182">
            <text:p>2983182</text:p>
          </table:table-cell>
          <table:table-cell office:value-type="string">
            <text:p>İstanbul(Asya)(Çekmeköy)</text:p>
          </table:table-cell>
          <table:table-cell office:value-type="string">
            <text:p>active</text:p>
          </table:table-cell>
          <table:table-cell office:value-type="string">
            <text:p>Detail-Aday</text:p>
          </table:table-cell>
          <table:table-cell office:value-type="string">
            <text:p>GENEL NİTELİKLER VE İŞ TANIMI GENEL NİTELİKLERÜniversitelerin ilgili bölümlerinden mezun,Pazarlama, iletişim ve e-ticaret alanlarında en az 4 yıl deneyimli,İyi düzeyde yazılı ve sözlü İngilizce bilgisine sahip,Organizasyon, planlama ve koordinasyon konusunda yetkin,Fuar organizasyonu (stand tasarım,fuar görselleri, fuar lojistiği vs) konusunda tecrübe sahibiAnalitik ve yaratıcı düşüncesi yapısına sahip,İnsan ilişkileri ve iletişim becerileri kuvvetli,MS Office uygulamalarını etkin biçimde kullanabilen,Dijital pazarlama konusunda tecrübeli ve sosyal medya yönetimi yapabilen,Erkek adaylar için askerlik hizmetini yerine getirmiş,Tercihen İstanbul Anadolu yakasında ikamet eden,Tercihen bilişim sektöründe deneyim sahibi.İŞ TANIMIŞirket hedefleri doğrultusunda pazarlama faaliyetlerinin yürütülmesi,Müşteri memnuniyetine yönelik geliştirmeler yapılması,Katalog, broşür, föy, davetiye gibi baskılı işleri grafik tasarım departmanı ile koordineli bir şekilde çalışılması,Kurumsal web sitesinin içeriklerinin güncel olmasının sağlanması,Online ve offline iletişim ve reklam çalışmalarının yürütülmesi,Online ve offline mecralarda kullanılacak tüm iletişim çalışmaları için planlama yapılması, içerik üretilmesi ve gerekli departmanlar ile koordine edilmesi,İlgili fuarlara stand ile katılım organizasyonundan sorumlu olup, Teknik Ekip ve Satış Grubuyla ortak çalışılması,SEO ile web sitesi içerik yönetimi yapılması,Web ve sosyal ağlarda reklam stratejisinin geliştirilmesi ve yürütülmesi,Google Analytics gibi raporlama araçlarının aktif olarak kullanılması,E-Ticaret süreçlerinin takip edilmesi,Tüm pazarlama, iletişim ve reklam faaliyetlerinin raporlanması.</text:p>
          </table:table-cell>
          <table:table-cell office:value-type="string">
            <text:p/>
            <text:p><text:s text:c="16"/>10 gün önce</text:p>
            <text:p><text:s text:c="17"/>yayınlandı</text:p>
            <text:p><text:s text:c="15"/></text:p>
          </table:table-cell>
        </table:table-row>
        <table:table-row table:style-name="ro2">
          <table:table-cell office:value-type="string">
            <text:p>Tam Zamanlı</text:p>
          </table:table-cell>
          <table:table-cell office:value-type="string">
            <text:p>İnternet, Lojistik, Ayakkabıcılık</text:p>
          </table:table-cell>
          <table:table-cell table:number-columns-repeated="2" office:value-type="string">
            <text:p>AYPİMA AYAKKABI İMALAT PAZARLAMA VE MATBAA SAN.TİC.LTD ŞTİ</text:p>
          </table:table-cell>
          <table:table-cell office:value-type="string">
            <text:p>Dijital Pazarlama Uzmanı</text:p>
          </table:table-cell>
          <table:table-cell office:value-type="float" office:value="3603893">
            <text:p>3603893</text:p>
          </table:table-cell>
          <table:table-cell office:value-type="string">
            <text:p>İstanbul(Avr.)(Gaziosmanpaşa)</text:p>
          </table:table-cell>
          <table:table-cell office:value-type="string">
            <text:p>active</text:p>
          </table:table-cell>
          <table:table-cell office:value-type="string">
            <text:p>Detail-Aday</text:p>
          </table:table-cell>
          <table:table-cell office:value-type="string">
            <text:p>GENEL NİTELİKLER VE İŞ TANIMI Tonny Black olarak eticaret üzerinden ayakkabı, çanta, tekstil ürünleri satmaktayız. Müşterilerimize daha iyi hizmet verebilmek, marka bilinirliğini arttırmak, müşteri memnuniyetini sağlamak için şirketimiz bünyesine bir Sosyal Medya Uzmanı aramaktayız.</text:p>
          </table:table-cell>
          <table:table-cell office:value-type="string">
            <text:p/>
            <text:p><text:s text:c="16"/>10 gün önce</text:p>
            <text:p><text:s text:c="17"/>yayınlandı</text:p>
            <text:p><text:s text:c="15"/></text:p>
          </table:table-cell>
        </table:table-row>
        <table:table-row table:style-name="ro2">
          <table:table-cell office:value-type="string">
            <text:p>Tam Zamanlı</text:p>
          </table:table-cell>
          <table:table-cell office:value-type="string">
            <text:p>Medya</text:p>
          </table:table-cell>
          <table:table-cell table:number-columns-repeated="2" office:value-type="string">
            <text:p>RODİNYA DİJİTAL REKLAM AJANSI LİMİTED ŞİRKETİ</text:p>
          </table:table-cell>
          <table:table-cell office:value-type="string">
            <text:p>Dijital Pazarlama Uzmanı</text:p>
          </table:table-cell>
          <table:table-cell office:value-type="float" office:value="3603305">
            <text:p>3603305</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Rodinya yeni ekip arkadaşları arıyor!Sorumluluklar:Rodinya bünyesinde yönetilen projelerde aktif rol alarak dijital pazarlama ve SEO sürçelerinin planlamasından uygulanmasına kadarki tüm süreçte sonuç odaklı çalışmalar yürütmek.NiteliklerDijital Pazarlama alanında en az 2 yıl deneyimliGoogle ADS reklam yönetimi konusunda tecrübeliSEM, SEO, display reklamlar, mobil reklamlar, remarketing konularında bilgiliDönüşüm, ölçüm, analiz ve optimizasyon için gerekli işlemleri gerçekleştirebilecek düzeyde Google Analytics, Yandex Metrica, Tag Manager, Search Console vb araçları bilenTercihen iyi derecede İngilizce bilgisine sahipAnaliz ve ölçüm yeteneği olan</text:p>
          </table:table-cell>
          <table:table-cell office:value-type="string">
            <text:p/>
            <text:p><text:s text:c="16"/>10 gün önce</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Özler Kalıp Ve İskele Sistemleri A.ş</text:p>
          </table:table-cell>
          <table:table-cell office:value-type="string">
            <text:p>Dijital Pazarlama Uzmanı</text:p>
          </table:table-cell>
          <table:table-cell office:value-type="float" office:value="3601350">
            <text:p>3601350</text:p>
          </table:table-cell>
          <table:table-cell office:value-type="string">
            <text:p>Kocaeli(Dilovası)</text:p>
          </table:table-cell>
          <table:table-cell office:value-type="string">
            <text:p>active</text:p>
          </table:table-cell>
          <table:table-cell office:value-type="string">
            <text:p>Detail-Aday</text:p>
          </table:table-cell>
          <table:table-cell office:value-type="string">
            <text:p>GENEL NİTELİKLER VE İŞ TANIMI  Sektörün öncülerinden, uluslararası firmamızın Dilovası/Kocaeli bölgesinde görev alacak,  Gelişim ve yenilikçiliği önemseyen, takım çalışmasına inanan, fikirlerin lider olduğu ekibimize katılacak "Dijital Pazarlama Uzmanı" arıyoruz. YETKİNLİKLER      İletişim ve koordinasyon becerileri gelişmiş,      Takım çalışmasına yatkın       Disiplinli ve sorumluluk alabilen,       Detaylara önem veren, yeniliklere açık, yaratıcı, planlama ve raporlama becerileri gelişmiş,       Kişisel ve mesleki motivasyonu yüksek, öğrenmeye ve kendini geliştirmeye açık,       Araştırmacı ve yaratıcı düşünce yeteneğine sahip       Analitik ve stratejik bakış açısına sahip olmasıGENEL NİTELİKLERÜniversitelerin ilgili bölümlerinden mezun olması Dijital Pazarlama ve içerik yönetimi konularında deneyimliReklam, Pazarlama ve Dönüşüm Optimizasyonu teknolojileri konularında bilgi sahibi,Pazarlama trendlerini, dijital dünyayı takip eden,SEO/SEM, Programmatic, Sosyal Medya Reklamları, Mobil Reklamlar, Direkt pazarlama (SMS, Email, Web Push, App Push vb.) ve Remarketing konularında kullanımı, İçerik yönetimi, operasyonu süreçlerine hâkim olmak. Dijital pazarlama, Web Analytics araçlarına (Google Analytics, Facebook Business, Google Adwords vb.) ve MS Office programlarını çok iyi bilen. Günlük, haftalık ve aylık performans raporlarının hazırlanması. Bütçe ve performans yönetimi yapılması.İŞ TANIMI Satış ve Pazarlama hedefleri doğrultusunda, faaliyetlerimizin dijital platformlarda sunulması. Dijital mecralardaki hesaplarımızın takibi ve yönetiminin yapılması. Mevcut hesapların optimize edilmesi,Dijital kanallarda etkileşim sağlanarak firmamız marka bilinirliğinin artırılıp, hedef kitlelere ulaşımın sağlanması. İletişim hedefleri doğrultusunda güncel içerik sağlanması, paylaşımlarının yönetilmesi, izlenmesi ve raporlanması.   Dijital dünyadaki gelişmelerin /trendlerin ve rakiplerin sürekli izlenmesi, raporlanması ve firma ihtiyaçları doğrultusunda yeniliklerin, gelişmelerin şirket dijital stratejilerine yansıtılması. Dijital mecralarda kampanya ve reklam stratejilerinin kurgulanması, uygulanması, yönetilmesi, raporlanması ve optimize edilmesi.  Gelişen ve değişen arama trendlerine uygun yeni kampanya ve reklam kurgularının oluşturulması. Analiz ve raporlara göre aksiyon planlarının oluşturularak hayata geçirilmesi,</text:p>
          </table:table-cell>
          <table:table-cell office:value-type="string">
            <text:p/>
            <text:p><text:s text:c="16"/>11 gün önce</text:p>
            <text:p><text:s text:c="17"/>güncellendi</text:p>
            <text:p><text:s text:c="15"/></text:p>
          </table:table-cell>
        </table:table-row>
        <table:table-row table:style-name="ro2">
          <table:table-cell office:value-type="string">
            <text:p>Tam Zamanlı</text:p>
          </table:table-cell>
          <table:table-cell office:value-type="string">
            <text:p>Mobilya &amp; Aksesuar</text:p>
          </table:table-cell>
          <table:table-cell table:number-columns-repeated="2" office:value-type="string">
            <text:p>Weltew Modüler Mobilya</text:p>
          </table:table-cell>
          <table:table-cell office:value-type="string">
            <text:p>Dijital Pazarlama Uzmanı</text:p>
          </table:table-cell>
          <table:table-cell office:value-type="float" office:value="3602337">
            <text:p>3602337</text:p>
          </table:table-cell>
          <table:table-cell office:value-type="string">
            <text:p>Bursa(İnegöl)</text:p>
          </table:table-cell>
          <table:table-cell office:value-type="string">
            <text:p>active</text:p>
          </table:table-cell>
          <table:table-cell office:value-type="string">
            <text:p>Detail-Aday</text:p>
          </table:table-cell>
          <table:table-cell office:value-type="string">
            <text:p>GENEL NİTELİKLER VE İŞ TANIMI Genel Nitelikler-Üniversitelerin İlgili Bölümlerinden mezun,-2-4 yıl dijital pazarlama alanında deneyimli,-Sosyal medya ve reklam yönetebilme becerisine sahip,-Bütçe yönetimine sahip,-Yabancı dil olarak İngilizce ve Rusça bilen,-Kişisel gelişimine önem veren ve vizyon sahibi,-İnegöl veya Bursa’da ikamet eden,-Araştırmacı ve analiz yapma becerisi gelişmiş-Planlama ve organizasyon becerisi gelişmiş,-Problemler karşısında çözüm üretme yeteneği olan,-Analitik düşünme yeteneğine sahip,-Sözlü ve yazılı iletişim kanallarını etkin bir şekilde kullanabilen,-Erkek adaylar için askeri yükümlülüğü bulunmayan çalışma arkadaşları arıyoruz.İş Tanımı-Facebook Business Manager üzerinden Instagram ve Facebook reklamlarının yönetimi:-Weltew.com internet sitemizin e-ticaret satışlarını artırmak için katalog ve branding reklamlarını yönetmek.-Yurt içi ve Yurt dışı olmak üzere 200 mağazanın sosyal medya hesaplarından yetki alarak mağazaların konum bazlı reklamlarını yönetmek.-Google reklamlarının yönetimi:-Branding, marketing, dynamic remarketing reklamlarını yönetmek.-Mağazalara trafik gönderebilmek için konum bazlı reklamları yönetmek.-Criteo ve RTB House gibi reklam araçlarının entegrasyonlarını sağlamak ve bütçelerini yönetmek.-Yayına alınacak kampanya görsellerini Grafik Tasarım departmanına bilgi vererek hazırlanmasını sağlamak.-Aktif reklamlarının günlük olarak takiplerini yapıp performanslarını ölçmek ve bütçeyi maksimum verimli şekilde kullanmak için düzenli olarak optimize etmek.-SEO çalışmaları yaparak sektördeki hedef anahtar kelimelerde arama motorlarında üst sıralara çıkmak.-Tüm süreci ilgili yöneticisine raporlamak.</text:p>
          </table:table-cell>
          <table:table-cell office:value-type="string">
            <text:p/>
            <text:p><text:s text:c="16"/>11 gün önce</text:p>
            <text:p><text:s text:c="17"/>yayınlandı</text:p>
            <text:p><text:s text:c="15"/></text:p>
          </table:table-cell>
        </table:table-row>
        <table:table-row table:style-name="ro2">
          <table:table-cell office:value-type="string">
            <text:p>Full-Time</text:p>
          </table:table-cell>
          <table:table-cell office:value-type="string">
            <text:p>Eğitim</text:p>
          </table:table-cell>
          <table:table-cell table:number-columns-repeated="2" office:value-type="string">
            <text:p>The British School İstanbul</text:p>
          </table:table-cell>
          <table:table-cell office:value-type="string">
            <text:p>Dijital Pazarlama Uzmanı</text:p>
          </table:table-cell>
          <table:table-cell office:value-type="float" office:value="2640333">
            <text:p>2640333</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      Yaratıcı düşünmeyi, stratejik olarak düşünmeyi ve problemleri tanımlayıp çözmeyi sağlayan yetenekliİçerik pazarlamasında, Sosyal Medya yönetimi,Tasarım ve SEO’da deneyimli ·       Sözel ve yazılı iletişimde güçlüKreatif yanı güçlü,·      Bir takım içinde ve bağımsız olarak çalışabilme·      Google Analytics konusunda tecrübeli·        Popüler web sitesi optimizasyonu araçlarını kullanımında deneyimli·       Güçlü organizasyon, zaman yönetimi ve analitik becerilere sahipHizmet vermekte olduğu markanın daha çok kişi tarafından bilinmesini sağlamak hedefiyle pazarlama stratejileri oluşturmak,Marka bilinirliğini arttırmak için gerekli olan stratejileri belirlemek.Facebook, Twitter, Instagram veya LinkedIn gibi sosyal mecralar için planlamalar yapmak.SEO ve SEM çalışmalarına yönelik faaliyetlerde bulunmak.Dijital iletişim kanalları alanındaki teknolojileri ve güncellemeleri yakından takip etmek.Sosyal medyada yürütülen reklam kampanyaları için çalışmalarda bulunmak.Google Analytics gibi raporlama teknolojileri konusunda bilgi sahibi olmak.İyileştirilebilecek ve optimize edilebilecek alanlar için müşteri sitelerini gözden geçirme ve analiz etmeAyrıntılı strateji raporları hazırlamakEn değerli trafiği yönlendirmek için güçlü anahtar kelimeleri belirlemePPC kampanyaları yönetimiZiyaretçileri trafiğe dönüştürmek için güçlü harekete geçirici mesajlar yazmakWeb sitelerini ve diğer içerikleri etkili anahtar kelimelerle donatmakBloglar, web siteleri ve sosyal medya hesapları için etkili SEO içeriği yazmakLink inşası oluşturma stratejileri geliştirmeRakipler tarafından kullanılan anahtar kelimelerin ve SEO tekniklerinin analiziArama motoru cezalarına takılmamak için hem beyaz şapka hem de siyah şapka SEO stratejilerinde güncel tutmakSEO yönergelerini derlemek ve sunmak·      </text:p>
          </table:table-cell>
          <table:table-cell office:value-type="string">
            <text:p/>
            <text:p><text:s text:c="16"/>12 gün önce</text:p>
            <text:p><text:s text:c="17"/>güncellendi</text:p>
            <text:p><text:s text:c="15"/></text:p>
          </table:table-cell>
        </table:table-row>
        <table:table-row table:style-name="ro2">
          <table:table-cell office:value-type="string">
            <text:p>Tam Zamanlı</text:p>
          </table:table-cell>
          <table:table-cell office:value-type="string">
            <text:p>Kamu / Devlet</text:p>
          </table:table-cell>
          <table:table-cell table:number-columns-repeated="2" office:value-type="string">
            <text:p>TÜRKİYE İHRACATÇILAR MECLİSİ</text:p>
          </table:table-cell>
          <table:table-cell office:value-type="string">
            <text:p>Dijital Pazarlama Uzmanı</text:p>
          </table:table-cell>
          <table:table-cell office:value-type="float" office:value="3599291">
            <text:p>3599291</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Ülkemiz ihracatının mimarisinde görev almak istiyorsan, seninle çalışmak istiyoruz!E-ihracata yönelik yurtdışı pazaryerleri ve dijital pazarlama alanında, e-ihracat desteklerine yönelik analiz dokümanlarının hazırlanması, ilgili sistemlerin içerik yönetiminin yapılması, resmi iş ve işlemlerin takip edilmesi, teknik yönlendirmelerin sağlanması ve raporlanması görevleri kapsamında Ankara’da E-İhracat Uzmanı (Dijital Pazarlama ve Sosyal Medya) olarak istihdam edilmek üzere sözleşmeli personel alınacaktır.Genel NiteliklerÜniversitelerin örgün öğretim veren 4 yıllık bölümlerinden mezun olan,Sosyal medya ve dijital pazarlama kanalları konusunda deneyim sahibi olan,İçerik geliştirme ve pazarlama konusunda deneyim sahibi olan,Sosyal medya ve dijital pazarlama platformları ve analizleri ile ilgili deneyim sahibi olan,Dijital pazarlama ve sosyal medya alanında en az 2 yıl iş tecrübesine sahip olan,MS Office (Word, Excel, PowerPoint) programlarını iyi derecede kullanan,Sürekli öğrenmeye, yeni teknolojilere ve gelişime açık olan,Takım çalışmasına yatkın olan,İletişim yönü kuvvetli, iş takibi ve sorumluluk bilincine sahip olan,Web sitesi trafik, dönüşüm, reklam performanslarını web analitik araçlarıyla takip edebilen,Raporlama ve sunum yapma becerisine sahip olan,Yurt içi ve yurt dışı seyahat engeli olmayan,Erkek adaylar için askerlik hizmetini yapmış, muaf veya erteletmiş olan,Ofisten 08:30-17:30 ile 09:00-18:00 düzeninde çalışabilen.Tercih SebeplerimizDijital kanalların kullanımı ve yönetimi alanında tecrübeli olan,Sosyal medya kanallarının yönetim araçları ve programlarını kullanımı konusunda tecrübeli olan,Google Analytics, Facebook Piksel ve diğer sosyal medya araçlarının verilerini okuyabilmek ve kullanabilen,Dijital pazarlama, Web sitesi, dijital platformlar, sosyal medya ve mobil uygulamaların yönetiminde çalışmış fikir üretebilecek ve uygulayabilecek beceriye sahip olan,Yurt dışı pazaryerlerinin dijital pazarlama verilerini yorumlama kabiliyetine sahip olan,SEO, SEM, İçerik Pazarlama ve Blog yönetimi konusunda bilgi sahibi olan,Teknik konulardaki dokümanları okuyup anlayabilecek düzeyde İngilizce bilen,Herhangi bir sosyal güvenlik kurum veya kuruluşundan emekli olmayan,ÖSYM’nin düzenlemiş olduğu Yabancı Dil Bilgisi Seviye Tespit Sınavı (YDS)’ndan en az 70 puan almış olmak veya muadil yabancı dil seviye tespit sınavlarından eş değer seviyede puan almış olan.Bizimle Kazanabilecekleriniz!Kurumsal bir organizasyonda toplumsal katma değer oluşturma süreçlerinin bir parçası olabilirsiniz,Takım arkadaşlarınız ile birlikte yeni fikirler ve girişimler konusunda gelişim imkanı sağlayabilirsiniz.</text:p>
          </table:table-cell>
          <table:table-cell office:value-type="string">
            <text:p/>
            <text:p><text:s text:c="16"/>12 gün önce</text:p>
            <text:p><text:s text:c="17"/>yayınlandı</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Gediz Elektrik Perakende Satış A.Ş.</text:p>
          </table:table-cell>
          <table:table-cell office:value-type="string">
            <text:p>Dijital Pazarlama Uzmanı</text:p>
          </table:table-cell>
          <table:table-cell office:value-type="float" office:value="3560966">
            <text:p>3560966</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Aydem Enerji’de 40 yılı aşkın bir süredir ülkemizin sürdürülebilir geleceği için çevik, yenilikçi yaklaşımımızla elektrik üretimi, dağıtımı ve perakende alanlarında “hayat için enerji”üretiyor ve sektörümüzde imza attığımız pek çok ilkle fark yaratıyoruz.İşimizi “başarı” ile yaparak ve “hayata”dokunarak kurumu “geleceğe” taşırken, enerjimizin kaynağı olan çalışma arkadaşlarımız tarafından neden “Harika Bir İş Yeri (GPTW)” seçildiğimizi merak ediyorsan detaylara web sitemizden ve hakkında alanından ulaşabilirsin.Sen de bu ekibin bir parçası olmak istiyorsan Gediz Elektrik Perakende Satış A.Ş.bünyesinde “Pazarlama İletişimi Uzmanı” pozisyonunda görevlendirilmek üzere ilanımıza başvur, bizimle birlikte “enerji için biz” de!Senden neler bekliyoruz?•        Üniversitelerin ilgili bölümlerinden mezun•        Tercihen enerji, telekomünikasyon, perakende sektöründe ve dijital pazarlama / pazarlama iletişimi konularında en az 3 yıl deneyim sahibi•        Tercihen iyi derecede İngilizce bilen ve aktif konuşabilen•        MS Office programlarını kullanabilen•        Ajans yönetimi konusunda tecrübeli•        Pazarlama teknolojileri, otomasyon araçları, kanalları ve birbirleri ile etkileşimlerine hakim•        Dijital pazarlama araçlarına ve kanallarına hakim•        Tercihen Google Analytics enstrümanları (Events, Goal Tracking, Campaigns, Content Grouping, Custom Dimensions, Data Layer Integration vb.) hakkında bilgi sahibi•        Tercihen SEM, SEO, ASO, Programmatic, Remarketing, Google Ads, Data Studio, Tag Manager ve Facebook Business Manager, Linkedin Campaign Manager, Twitter Ads ara yüzlerine hakim•        Veri toplama, işleme ve anlamlandırma alanlarında deneyimli•        Planlama ve organizasyon becerisi olan•        Sonuç odaklı, analitik düşünen ve problem çözme yeteneğine sahip•        Sözlü ve yazılı iletişim kanallarını etkin şekilde kullanabilen•        Takım çalışmasına ve ekip yönetimine yatkın•        Tercihen İzmir'de ikamet eden•        Seyahat engeli olmayanTemel sorumlulukların neler olacak?•        Geleneksel ve dijital pazarlama stratejileri doğrultusunda çıkan aksiyonlarla ilgili tüm süreçleri uçtan uca takip etmek,•        Ürün ve kampanya iletişim stratejilerini oluşturmak ve hedef kitleye uygun iletişim planı hazırlamak,•        Web sitesi, mobil uygulama gibi dijital varlıkların tümünde kullanılacak ürün ve kampanya görsellerinin breiflerini hazırlamak ve ajansla koordineli olarak tasarım çalışmalarını yapmak,•        Pazarlama iletişim stratejileri geliştirmek, çevrimiçi ve çevrimdışı iletişim ve reklam projelerini gerçekleştirmek, optimize etmek ve raporlamak,•        Pazarlama programları ile geri dönüşümleri izlemek, analiz etmek, raporlamak ve yorumlamak,•        Ulusal ve uluslararası rakip analizi yapmak, karşılaştırmalar yaparak rekabet analizlerini raporlamak,•        SEO ve ASO çalışmaları için düzenli analizler ve raporlamalar yapmak, ajans ve bilgi teknolojileri ekibi ile koordineli şekilde site optimizasyon çalışmalarını yürütmek, SEO uyumlu blog içerikleri üretmek,•        Satış odaklı yapılacak native, mobil, banner (display), ppc, remarketing, influencer, video, arama motoru, pop-up, e-posta, sosyal medya vb. gibi tüm çevrimiçi (online) reklamlar ile televizyon, dergi, gazete, billboard, afiş, broşür vb. gibi tüm çevrimdışı (offline) reklamların tasarım, medya planlama ve satın alma, optimizasyon, analiz ve raporlama çalışmalarını ajanslar ile koordinasyon sağlayarak yürütmek,•        Pazarlama, satış ve iş geliştirme müdürlüklerinden gelen iletişim çalışması taleplerine yönelik uygun brief almak, düzenlemek ve ajans koordinasyonunu sağlamak,•        Tüm pazarlama iletişim ve reklam faaliyetlerinin raporlarını hazırlamak.Seninle enerjimiz nasıl tutar?•        Hayata dokunan duyarlı bakış açınla•        Sorumluluk bilincinle•        Dinamik oluşunla•        Yenilikçi yaklaşımınlaGediz Elektrik Perakende Satış A.Ş. Aydınlatma Metnine şirketimize ait web sitesi üzerinden sırasıyla  " Bilgi Ekranı ",  "Kişisel Verilerin Korunması " , "İşe Alım Aydınlatma Metni " adımlarını takip ederek ulaşabilirsin.</text:p>
          </table:table-cell>
          <table:table-cell office:value-type="string">
            <text:p/>
            <text:p><text:s text:c="16"/>13 gün önce</text:p>
            <text:p><text:s text:c="17"/>yayınlandı</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VİVEN İNŞAAT TURİZM SANAYİ VE TİCARET A.Ş</text:p>
          </table:table-cell>
          <table:table-cell office:value-type="string">
            <text:p>Dijital Pazarlama Uzmanı</text:p>
          </table:table-cell>
          <table:table-cell office:value-type="float" office:value="3594866">
            <text:p>3594866</text:p>
          </table:table-cell>
          <table:table-cell office:value-type="string">
            <text:p>İzmir(Bornova)</text:p>
          </table:table-cell>
          <table:table-cell office:value-type="string">
            <text:p>active</text:p>
          </table:table-cell>
          <table:table-cell office:value-type="string">
            <text:p>Detail-Aday</text:p>
          </table:table-cell>
          <table:table-cell office:value-type="string">
            <text:p>GENEL NİTELİKLER VE İŞ TANIMI İzmir Bornova’da bulunan firmamız bünyesinde görevlendirilmek üzere Dijital Pazarlama ve İletişim Uzmanı arayışımız bulunmaktadır.İşin TanımıPazarlama stratejilerinin ve iletişim planlarının hazırlanmasına katkı sağlanması, uygulanması.Ajanslarla birlikte marka stratejisine uygun proje ve içerik üretiminin planlanması, gerekli yönlendirmelerin yapılması.Ajanslardan gelen kampanya ve sosyal medya raporu sonuçlarını analiz ederek aksiyon planlarının hazırlanması ve yönetime sunulması.Gereğinde kurumun SEM, Google Ads, sosyal medya reklamlarının kurulması ve optimizasyonunun sağlanması konusunda çalışmaların yürütülmesi.Reklam trafiklerinin ve dönüşümlerinin takip edilip raporlanması.Kurumsal kimlik materyalleri ve diğer kurumsal yayınların güncel tutulmasıKurumsal web sitelerinin içerik yönetiminin planlanması ve organik trafiklerinin artırılması için gerekli SEO çalışmalarının yapılması.Müşteri veritabanı ve müşteri deneyimlerinin analiz edilmesi ve iletişim fikrine dönüştürülmesi.Güncel pazarlama kampanyalarının yürütülmesi için rakiplerin ve en son trendlerin analiz edilmesi.İstenen Yetenek ve UzmanlıklarGrafik tasarım (Illustrator, Photoshop) programlarını kullanabilen,Microsoft Office (Excel) kullanabilen,Üniversitelerin İletişim, Pazarlama, Reklamcılık, Yeni Medya vb. ilgili bölümlerinden mezun,Pazarlama, dijital pazarlama alanlarında (tercihen inşaat, gayrimenkul sektöründe veya bu sektörlerde projeler yürütmüş ajanslarda) asgari 3 yıl deneyimli,Teknolojiyi, yeni teknolojik trendleri bilen ve iletişim kanallarında kullanma becerisi yüksek,Google Analytics ve SEO, SEM araçlarının kullanımına hakim,Planlama, iletişim ve koordinasyon becerisi yüksek,Araştırmacı, sürekli gelişime ve öğrenmeye açık ve proaktif.Takım arkadaşı aramaktayız. </text:p>
          </table:table-cell>
          <table:table-cell office:value-type="string">
            <text:p/>
            <text:p><text:s text:c="16"/>18 gün önce</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Hız Şirketler Grubu</text:p>
          </table:table-cell>
          <table:table-cell office:value-type="string">
            <text:p>Dijital Pazarlama Uzmanı</text:p>
          </table:table-cell>
          <table:table-cell office:value-type="float" office:value="3594114">
            <text:p>3594114</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GENEL NİTELİKLER VE İŞ TANIMIGENEL NİTELİKLERÜniversite mezunu, (Tercihen İletişim Fakültesi mezunu)Dijital pazarlama iletişimi süreçlerini en az 3 yıl tecrübe etmiş,SEO, SEM, SEA konularında bilgi sahibi,Google Analytics, Yandex Metrica, Google Ads, Search Console, Meta Business Manager tecrübesi olan,Programatik network mecralarına hakim (Taboola, Adx, Adcolony)Funnel Tekniği ’ne hâkim,Online reklam kampanyaları, viral pazarlama, sosyal medya pazarlama, sosyal medya uygulamalarını, arama motorlarını etkin kullanabilen,Google’ın içerik güncellemelerini takip eden, hedef kitleyi anlayan ve bu doğrultuda içerik üretebilen.İŞ TANIMIMarkaların baştan uca dijital pazarlama iletişimi süreçlerini yönetmek,Yeni kampanyalar için stratejik kurgular planlamak,Kampanya ve SEO performanslarını analiz edip raporlamak,Google Analytics ve Yandex Metrica raporlarını analiz ederek gelişim alanları belirlemek,Google Ads ve Meta BM panellerine hakim olmak,E-mail marketing – SMS Marketing süreçlerine hakim olmak,Site trafiklerini takip ederek satışları arttırıcı aksiyonlar almak,Ajanslarla pazarlama ve reklam süreçlerini yönetmek, akış planı oluşturmak,Pazarlama bütçelerinin detaylı raporlamasını sağlamak,Blog içerik üretimi ve yönetimi yapmak,Hedef kitleyi analiz etmek ve bu analizler doğrultusunda içerik üretici ile beraber koordineli çalışmak,İlgili mecralarda oluşturulan reklamların, içeriklerin performansını ölçümleyerek kullanıcı deneyimi süreçlerini takip etmek, Rakip analizleri yapmak, Farklı kaynakları takip ederek yeni gündemleri yakalamak,Influencer, affilate marketing yapmak,Sosyal medya içerikleri, marka konumlandırma ve marka bilinirliğini artırma çalışmalarına destek vermek.</text:p>
          </table:table-cell>
          <table:table-cell office:value-type="string">
            <text:p/>
            <text:p><text:s text:c="16"/>19 gün önce</text:p>
            <text:p><text:s text:c="17"/>yayınlandı</text:p>
            <text:p><text:s text:c="15"/></text:p>
          </table:table-cell>
        </table:table-row>
        <table:table-row table:style-name="ro2">
          <table:table-cell office:value-type="string">
            <text:p>Tam Zamanlı</text:p>
          </table:table-cell>
          <table:table-cell office:value-type="string">
            <text:p>Denizcilik</text:p>
          </table:table-cell>
          <table:table-cell table:number-columns-repeated="2" office:value-type="string">
            <text:p>Polar Denizcilik A.Ş.</text:p>
          </table:table-cell>
          <table:table-cell office:value-type="string">
            <text:p>Dijital Pazarlama Uzmanı</text:p>
          </table:table-cell>
          <table:table-cell office:value-type="float" office:value="3527632">
            <text:p>3527632</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Üniversitelerin tercihen İşletme, Pazarlama veya benzer bölümlerinden mezun,Alanında minimum 2 yıl tecrübeli, Google Ads, FB Business Manager, Google Analytics kurulum ve kullanım tecrübesine sahip olmak,Görsel ve yazılı iletişimde detaycı, dikkatli ve titiz,Tercihen İngilizce bilen, MS Office programlarına hakim, Müşteri profili ve segmentasyon çalışması yapabilen,Planlama ve organizasyon yeteneği gelişmiş,Erkek adaylar için askerlik hizmetini tamamlamış, İş Tanımı Satış kanalları için ürün, kampanya, reklam, görsel tanıtım çalışmalarının (Excel infografik, fiyat listesi vb. tablosal çalışmalar)tüm dijital iletişim kanallarında reklam ve pazarlama çalışmalarını planlayarak koordine etmek, Sosyal medya içeriklerinin planlama ve yönetiminin yapılmasıSosyal medya ve web sitesi üzerinden reklam kampanyaları oluşturmak ve takibini yapmakPerformans pazarlama Google ADS ve sosyal medya reklam yönetiminin aylık ve yıllık olarak kanal bazında dijital pazarlama bütçesi oluşturmak ve takibini yapmak,E-posta pazarlama altyapısını kurup gönderim şablon ve planları oluşturarak ilgili müşteri segmentlerine göndermek,Tercihen Tuzla ve civarında oturmak veya Marmaray ile Tuzla'daki işyerine ulaşımı sağlayabilecek adaylar tercih sebebi olacaktır.</text:p>
          </table:table-cell>
          <table:table-cell office:value-type="string">
            <text:p/>
            <text:p><text:s text:c="16"/>19 gün önce</text:p>
            <text:p><text:s text:c="17"/>yayınlandı</text:p>
            <text:p><text:s text:c="15"/></text:p>
          </table:table-cell>
        </table:table-row>
        <table:table-row table:style-name="ro2">
          <table:table-cell office:value-type="string">
            <text:p>Tam Zamanlı</text:p>
          </table:table-cell>
          <table:table-cell office:value-type="string">
            <text:p>Tesisat</text:p>
          </table:table-cell>
          <table:table-cell table:number-columns-repeated="2" office:value-type="string">
            <text:p>SFA TURKEY POMPA SANAYİ VE TİCARET LİMİTED ŞİRKETİ</text:p>
          </table:table-cell>
          <table:table-cell office:value-type="string">
            <text:p>Dijital Pazarlama Uzmanı</text:p>
          </table:table-cell>
          <table:table-cell office:value-type="float" office:value="3393073">
            <text:p>3393073</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Fransa’da 1958 yılında kurulan SFA Grubu, gider olmayan yerlere tuvalet, banyo veya mutfak kurma imkanı sağlayan WC öğütücü ve pompa üretmektedir. Sektöründe dünya lideri konumunda olan SFA Grubu, 22.inci şubesi olan SFA Turkey ile 2010 yılından bu yana Türkiye’de faaliyetlerini sürdürmektedir.Şirketimizin Marketing Departmanında görevlendirilmek üzere Dijital Pazarlama Uzmanı aramaktayız. Üniversite mezunu Sosyal Medya ve Dijital Pazarlama alanlarında en az 3 yıl deneyimliCrm bilgi sahibiDijital rakip analizi ve raporlama tecrübesi bulunanMarka hedeflerine uygun özgün içerik oluşturabilenSEO analizleri yapabilenErkek adaylar için askerlik görevini tamamlamış İş Tanımı :Marka ve ürün bilinirliğini arttırmak için kampanya stratejisi geliştirmekSosyal medya kanallarından gelen yorum ve mesajları cevaplamakSosyal medya, web sitesi, dijital pazarlama gibi alanlarda kullanılmak üzere yaratıcı video ve görsel içeriklerini tasarlamak ve düzenlemekDijital trafiği ölçmek, sosyal medyayı izlemek ve Google Analytics gibi araçları kullanarak performansı analiz etmek, raporlama ve aksiyon almakSosyal medya pazarlama planı oluşturmak ve uygulamakE-Ticaret ve Pazaryerinde fiyat ve rakip analiziProje araştırması, bilgilerin Crm'e girişi ve takibiKatalog, fuar ve şirketin diğer pazarlama faaliyetlerini yönetmek</text:p>
          </table:table-cell>
          <table:table-cell office:value-type="string">
            <text:p/>
            <text:p><text:s text:c="16"/>20 gün önce</text:p>
            <text:p><text:s text:c="17"/>yayınlandı</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Languverse Eğitim Teknolojileri Anonim Şirketi</text:p>
          </table:table-cell>
          <table:table-cell office:value-type="string">
            <text:p>Dijital Pazarlama Uzmanı</text:p>
          </table:table-cell>
          <table:table-cell office:value-type="float" office:value="3587879">
            <text:p>3587879</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Facebook, Instagram, Youtube, Google reklamlarını yönetecek, lead generation alanında  uzman İngilizce bilen tecrübeli ekip arkadaşları arıyoruz.Görev ve SorumluluklarReklam Stratejisi Geliştirme: Hedef kitle analizi yaparak, kampanya hedeflerine uygun Facebook ve Instagram reklam stratejileri oluşturmak.Hedefleme ve Segmentasyon: Reklamları doğru hedef kitleye yönlendirmek için demografik bilgiler, ilgi alanları ve davranışlar gibi faktörleri kullanarak hedefleme stratejileri belirlemek.Reklam Oluşturma: Görsel ve metin içeriklerini optimize ederek etkili reklam içerikleri oluşturmak. Çeşitli reklam formatlarını (resim, video, karusel, hikaye vb.) kullanmak.Reklam Yönetimi: Facebook Business Manager veya diğer reklam yönetim araçları üzerinden kampanyaları oluşturmak, bütçeyi ayarlamak, hedefleme seçeneklerini optimize etmek.Bütçe Yönetimi: Reklam bütçesini etkili bir şekilde dağıtarak en iyi dönüşümleri elde etmek için bütçe yönetimi yapmak.A/B Testleri Yönetimi: Farklı reklam öğelerini (başlık, görsel, hedefleme vb.) test etmek ve performanslarını karşılaştırmak için A/B testleri düzenlemek.İzleme ve Analiz: Reklam kampanyalarının performansını izlemek, analiz etmek ve verileri yorumlayarak stratejileri optimize etmek.Pazarlama Trendlerini Takip Etme: Facebook ve Instagram reklamları alanındaki güncel trendleri, yeni özellikleri ve en iyi uygulamaları takip etmek ve stratejilere entegre etmek.Raporlama: Üst yönetime düzenli olarak kampanya performansı hakkında raporlar sunmak, yapılan değişikliklerin etkisini açıklamak.Yaratıcı Geliştirme: Reklam içeriklerini yenilemek ve çeşitlendirmek için yaratıcı fikirler ve konseptler geliştirmek. Dijital Pazarlama Pozisyonunda Çalışacak Kişide Olması Gereken Özellikler :• Minimum B2 Seviyesinde İngilizce bilmeli•Araştırma yapmayı sevmeli ve sürekli öğrenmeye açık olmalı,• Mükemmel takım çalışması ve iletişim, • Öz motivasyon, esneklik, ve uyum,• Eleştirileri kabul etme esnekliği, • Detay ve Ayrıntılara dikkat etme, • Çözüm odaklı olma, • Disiplinli ve zamanı çok iyi yöneten,• Planlama ve organizasyon becerisi, • Birden fazla projede çalışma kapasitesi, • Sözlü ve yazılı iletişim kanallarını etkin şekilde kullanabilme,• Ekip  arkadaşlarına ve müşterilere fikir ifade etmek için güçlü sözlü iletişim becerisi,• Kriz yönetimi konusunda kendisini geliştirmiş, kriz anlarında nasıl davranması gerektiğinin bilincine sahip olma </text:p>
          </table:table-cell>
          <table:table-cell office:value-type="string">
            <text:p/>
            <text:p><text:s text:c="16"/>20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ektöründe Lider Firma</text:p>
          </table:table-cell>
          <table:table-cell office:value-type="string">
            <text:p>Dijital Pazarlama Uzmanı</text:p>
          </table:table-cell>
          <table:table-cell office:value-type="float" office:value="3591121">
            <text:p>3591121</text:p>
          </table:table-cell>
          <table:table-cell office:value-type="string">
            <text:p>İstanbul(Asya)(Sancaktepe)</text:p>
          </table:table-cell>
          <table:table-cell office:value-type="string">
            <text:p>active</text:p>
          </table:table-cell>
          <table:table-cell office:value-type="string">
            <text:p>Detail-Aday</text:p>
          </table:table-cell>
          <table:table-cell office:value-type="string">
            <text:p>GENEL NİTELİKLER VE İŞ TANIMI Distribütörlüğünü yaptığımız markalarımızın dijital pazarlamasında tam zamanlı görevlendirmek üzere; Dijital Pazarlama Uzmanı arıyoruz.• Dijital pazarlama alanında en az 2 yıl deneyimli,• Meta ve Google reklamlarında deneyim sahibi,• Google Ads ve Facebook Business Manager ara yüzlerine iyi seviyede hakim,• Dijital medya satın alma ve SEO alanlarında deneyim sahibi,• Dijital analiz araçlarına (Meta Piksel, Tag Manager, Search Console, Analytics,vb.) hakim,• Pazarlama otomasyonu, e-posta ve sms pazarlama alanlarına ilgi duyan (tercihen deneyim sahibi),• Sosyal medya, dijital reklamcılık, programlama ve tasarım trendlerini yakından takip eden,• Dijital pazarlama trendleri ve yeniliklerini aktif olarak takip eden,• Analiz ve planlama kabiliyeti olan,• İletişim ve problem çözme yeteneği gelişmiş,• Kreatif bakış açısına sahip, sürekli gelişmeye ve öğrenmeye açık,• Esnek çalışma saatlerine uyum sağlayabilen,• Erkek adaylar için askerlik hizmetini tamamlamış.• Lisans mezunu,Görev Tanımı:• Dijital pazarlama stratejilerinin oluşturulması, uygulanması ve yönetilmesi,• Google ve Meta reklam çalışmalarının yönetilmesi, raporlanması ve optimize edilmesi,• Reklam bütçe planlaması,• E-posta ve sms pazarlama çalışmalarının yönetilmesi,• Kreatifler için tasarımcılara brif verilmesi ve tasarım sürecinin takibi,• Site içi SEO çalışmalarının takibi,• Müşteri geri dönüş ve talepleriyle ilgilenmek,• Hizmet aldığımız ajansları koordine etmek ve gerekli iletişimi sağlamak,• Rekabet analizleri yaparak sektör trendlerini takip etmek ve yenilikçi fikirler sunmak.</text:p>
          </table:table-cell>
          <table:table-cell office:value-type="string">
            <text:p/>
            <text:p><text:s text:c="16"/>22 gün önce</text:p>
            <text:p><text:s text:c="17"/>yayınlandı</text:p>
            <text:p><text:s text:c="15"/></text:p>
          </table:table-cell>
        </table:table-row>
        <table:table-row table:style-name="ro2">
          <table:table-cell office:value-type="string">
            <text:p>Tam Zamanlı</text:p>
          </table:table-cell>
          <table:table-cell office:value-type="string">
            <text:p>Hastaneler</text:p>
          </table:table-cell>
          <table:table-cell table:number-columns-repeated="2" office:value-type="string">
            <text:p>Grup Florence Nightingale Hastaneleri</text:p>
          </table:table-cell>
          <table:table-cell office:value-type="string">
            <text:p>Dijital Pazarlama Uzmanı</text:p>
          </table:table-cell>
          <table:table-cell office:value-type="float" office:value="3247772">
            <text:p>3247772</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ENEL NİTELİKLERÜniversitelerin Pazarlama veya İletişim Fakültesinden mezun,Tercihen pazarlama, pazarlama iletişimi yüksek lisans derecesi,En az 3 yıl dijital pazarlama tecrübesi olan,Online marka iletişimi konusunda deneyimliGoogle SEM, SEO, display ve sosyal medya reklamları konusunda tecrübeli,Analiz ve planlama kabiliyeti olan,Detaylara önem veren, sonuç odaklı, takipçi, özgüveni ve çalışma disiplini yüksek,Ekip çalışmasını öğrenmenin bir parçası olarak gören ve ekip yönetim tecrübesi olan,İngilizce konuşma, dinleme, yazma becerisine sahip,MS Office ve online analiz araçlarına hakim,Grup Hastanelerimiz Digital Pazarlama birimimizde değerlendirmek üzere ''Dijital Pazarlama Uzmanı ''aramaktayız.İŞ TANIMIDijital pazarlama kanalları için fikir ve stratejiler geliştirilmesi, rapor ve analizler yapılması ve performans takibinin yapılması,Markanın online iletişim stratejilerinin geliştirmesi ve sosyal medya iletişiminin yönetilmesiMarkanın dijital itibarını korumaya yönelik çalışmaların planlanması ve takibinin yapılması,Performans kanalları yönetimi (Google Adwords, Facebook Ads, Twitter Ads, E-Mail Marketing, Retargeting, Display Marketing)Google Analytics veri analizi ve raporlaması,SEO ve LPO projelerinin yürütülmesi, dönüşüm optimizasyonu, A/B ve çok değişkenli testlerin yapılması,Web sitesi güncellemelerinin yapılandırılması, web sitesine trafik çekmek ve lead yaratımı için dijital kanalların etkin biçimde kullanılması,Ajansların yönetimi ve yeni projeler için uygun brief verilmesi,Medya satın alma ve planlaması,</text:p>
          </table:table-cell>
          <table:table-cell office:value-type="string">
            <text:p/>
            <text:p><text:s text:c="16"/>23 gün önce</text:p>
            <text:p><text:s text:c="17"/>yayınlandı</text:p>
            <text:p><text:s text:c="15"/></text:p>
          </table:table-cell>
        </table:table-row>
        <table:table-row table:style-name="ro2">
          <table:table-cell office:value-type="string">
            <text:p>Full-Time</text:p>
          </table:table-cell>
          <table:table-cell office:value-type="string">
            <text:p>undefined</text:p>
          </table:table-cell>
          <table:table-cell table:number-columns-repeated="2" office:value-type="string">
            <text:p>Verifone</text:p>
          </table:table-cell>
          <table:table-cell office:value-type="string">
            <text:p>Veritabanı Yönetimi Uzmanı</text:p>
          </table:table-cell>
          <table:table-cell office:value-type="float" office:value="3604679">
            <text:p>360467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QUALIFICATIONS AND JOB DESCRIPTION For more than 30 years Verifone has established a remarkable record of leadership in the electronic payment technology industry. Verifone has one of the leading electronic payment solutions brands and is one of the largest providers of electronic payment systems worldwide.Verifone has a diverse, dynamic, and fast-paced work environment in which employees are focused on results and have opportunities to excel. We take pride in working with leading retailers, merchants, banks, and third-party partners to invent and deliver innovative payment solutions worldwide. We strive for excellence in our products and services and are obsessed with customer happiness. Across the globe, Verifone employees are leading the payments industry through experience, innovation, and an ambitious spirit. Whether it’s developing the next platform of secure payment systems or searching for new ways to bring electronic payments to new markets, the team at Verifone is dedicated to the success of our customers, partners and investors. It is this passion for innovation that drives each one of our employees for personal and professional success.Database AdministratorBuilding and administering database environments to ensure high availabilityAnalysing and developing data related reports Performing troubleshooting, resolution, and root cause analysis for database and application specific incidentsExecuting database performance analysis and tuning Carrying out Database backup and recovery operations, database patching and upgrades, and implementation of database security policies.Partnering with project technical leads and development teams to execute technical solutions in line with company strategic goalsEnsuring compliance with standard practices and processes as well as maintaining and enhancing those processesIntegrating SQL Systems with third party tools and environmentsDocumenting policies, processes and procedures ProfileDemonstrable hands-on experience working with SQL Server production databasesStrong experience of T-SQL (complex queries, stored procedures, functions)Expertise in backup and recovery processes, performance troubleshooting and tuning as well as clusteringProven experience in zero downtime, cloud-based deployments, as well administering large, high-availability production      systemsExpertise in data and database security Ability to prioritize and multi-task Strong verbal and written communication skills in EnglishProven problem-solving skills and able to effectively troubleshoot issues remotelyOfferVerifone is committed to creating a diverse environment and is proud to be an equal opportunity employer. All qualified applicants will receive consideration for employment without regard to race, color, religion, gender, gender identity or expression, sexual orientation, national origin, genetics, disability, age, or veteran status. Verifone is also committed to compliance with all fair employment practices regarding citizenship and immigration status. </text:p>
          </table:table-cell>
          <table:table-cell office:value-type="string">
            <text:p/>
            <text:p><text:s text:c="16"/>10 gün önce</text:p>
            <text:p><text:s text:c="17"/>güncellendi</text:p>
            <text:p><text:s text:c="15"/></text:p>
          </table:table-cell>
        </table:table-row>
        <table:table-row table:style-name="ro2">
          <table:table-cell office:value-type="string">
            <text:p>Tam Zamanlı</text:p>
          </table:table-cell>
          <table:table-cell office:value-type="string">
            <text:p>Bilişim, Yazılım, Mühendislik Hizmetleri</text:p>
          </table:table-cell>
          <table:table-cell table:number-columns-repeated="2" office:value-type="string">
            <text:p>Vairosoft</text:p>
          </table:table-cell>
          <table:table-cell office:value-type="string">
            <text:p>Yazılım Test Uzmanı</text:p>
          </table:table-cell>
          <table:table-cell office:value-type="float" office:value="3607349">
            <text:p>3607349</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Vairosoft bünyesinde çalışmak üzere;Test terminolojisine ve test süreçlerine hakim, hata takip ve raporlama araçları kullanmış,Javacript , jquery , html konusunda bilgili , programlama bilgisi olanİnterneti, internet tarayıcılarını, geliştirme eklentilerini iyi derecede bilen ve yenilikleri takip eden,Manuel ve automated test durumu yürütme becerisine sahip olanDetaylara önem veren, dikkatli, analitik düşünebilenDokümantasyon disiplinine sahipTakım çalışmasına yatkın, sorumluluk sahibi ve insan ilişkilerinde başarılı4 yıllık Üniversite veya Yüksek Okullardan mezun (Tercihen ilgili mühendislik fakültelerinden.)yazılım test / kalite uzmanı takım arkadaş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text:p>
          </table:table-cell>
          <table:table-cell table:number-columns-repeated="2" office:value-type="string">
            <text:p>Aydın Mensucat A.Ş</text:p>
          </table:table-cell>
          <table:table-cell office:value-type="string">
            <text:p>Yazılım Geliştirme Uzmanı</text:p>
          </table:table-cell>
          <table:table-cell office:value-type="float" office:value="3609904">
            <text:p>3609904</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İstanbul Başakşehir fabrikamız bünyesinde;Artan iş hacmimiz ve büyüme hedeflerimiz doğrultusunda BT bölümümüz için Canias ERP projemizde görevlendirilmek üzere tam zamanlı istihdam edilecek nitelikte  “Yazılım Geliştirme Uzmanı” arayışımız bulunmaktadır.Aranan Nitelikler,Üniversitelerin Mühendislik veya Programcılık bölümlerinden mezun,.Net ve SQL konusunda min. 2 yıl tecrübeli,Tercihen ERP süreçleri içinde görev almış ve deneyime sahip,Tercihen TROIA ile Canias ERP'de geliştirme yapmış,Müşteri ihtiyaçlarını anlayıp çözüm üretebilecek,Problem çözme, analitik düşünme, sorgulama ve araştırma yeteneğine sahip,Memnuniyet odaklı çalışabilen, takım çalışmasına yatkın,Teknik İngilizceye hakim,Seyahat engeli bulunmaya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DURMAZLAR MAKİNA SANAYİİ VE TİCARETA.Ş.</text:p>
          </table:table-cell>
          <table:table-cell office:value-type="string">
            <text:p>Yazılım Geliştirme Uzmanı</text:p>
          </table:table-cell>
          <table:table-cell office:value-type="float" office:value="3599089">
            <text:p>3599089</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GÜÇLÜ BİR YAPININ PARÇASI OLUN.Durmazlar Makine Sanayi ve Ticaret A.Ş, Türkiye’de sektörünün lideri olan Durmazlar, sac işleme makineleri üretimi alanında faaliyet gösteren, 1.500 kişilik uzman kadro, son teknolojiyle donatılmış geniş üretim parkuru ve toplam 150 bin metrekare kapalı alana sahip tesisleriyle küresel bir üreticidir. Bu ekibin bir parçası olmak ve iddialı bir ortamda kendinizi geliştirmek için motive misiniz? Sizin için mükemmel bir teklifimiz olabilir.Bilişim Teknolojileri departmanımızda görevlendirilmek üzere  "MOBİL VE WEB GELİŞTİRME UZMANI” aramaktayız.GENEL YETKİNLİKLERÜniversitelerin Bilgisayar/Yazılım Mühendisliği, Elektrik/Elektronik Mühendisliği bölümlerinden mezun veya yüksek lisansını tamamlamış,Teknik İngilizce bilgisine sahip,Kotlin ve Flutter programlama dilini iyi derecede bilen ve tecrübe sahibi,Web uygulamalarını geliştirme üzere PHP(Tercihen PHP Codeigniter) tecrübesine sahip,MySQL  veritabanı sistemini iyi derecede kullanabiliyor olmak,Benzer pozisyonda en az 2 yıl deneyimli,Analitik düşünme ve problem çözme yeteneğine sahip,Teknoloji ve yenilikleri takip eden, öğrenmeye açık,MS Office programlarını   kullanabilen,Ekip çalışmasına yatkın ve iletişimi kuvvetli,İŞ TANIMI İlgili birimden kavramsal analiz dokümanını talep etmek, bu dokümanın oluşturulmasına yardımcı olmak, İhtiyaç duyulan alanlarda, yeni projeler ve diğer çalışmaları yürüterek mevcut yapı ile uyumlu, sorunsuz çalışacak yazılımları firma bünyesinde ve/veya dışarıdan hizmet almak kaydı ile gerçekleştirmek,İç kaynaklarla üretilecek yazılımların teknik ve teknik olmayan özelliklerini belirlemek, yazılımların bu özelliklere uygun olarak üretilmesini sağlamak; iyileştirme, geliştirme ve bakım faaliyetlerini yürütmek,Geliştirilen yazılımlar için kullanım kılavuzları ve kullanıcı eğitim dokümanları hazırlamak veya hazırlamasını sağlamak.Evrensel ve Ulusal çapta kullanılan güncel yazılım geliştirme teknolojilerini takip etmek, firma bünyesinde kullanılabilirliği konusunda araştırma yapm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ASİS OTOMASYON VE AKARYAKIT SİSTEMLERİ A.Ş.</text:p>
          </table:table-cell>
          <table:table-cell office:value-type="string">
            <text:p>Yazılım Geliştirme Uzmanı</text:p>
          </table:table-cell>
          <table:table-cell office:value-type="float" office:value="3588148">
            <text:p>3588148</text:p>
          </table:table-cell>
          <table:table-cell office:value-type="string">
            <text:p>İstanbul(Asya)(Çekmeköy)</text:p>
          </table:table-cell>
          <table:table-cell office:value-type="string">
            <text:p>active</text:p>
          </table:table-cell>
          <table:table-cell office:value-type="string">
            <text:p>Detail-Aday</text:p>
          </table:table-cell>
          <table:table-cell office:value-type="string">
            <text:p>GENEL NİTELİKLER VE İŞ TANIMI Burada her şey çok başka, özgürce düşünebilir, üretebilirsin yeter ki sen üret, düşün ve  dile getir.   Senin sosyal hayatında iş hayatında  daha motivasyonlu olman için çaba harcıyoruz....Bizi araştır......Özelliklerin;· Üniversitelerin Mühendislik Fakültelerinden mezunsan· C# ile geliştirmede deneyimliysen,· SQL server kullanım ve yönetimde deneyimliysen,· TCP/IP Haberleşme ve yazılım mimarilerinde deneyimliysen,· Web uygulamaları geliştirmede güncel teknolojilere hakimsen, (HTML,CSS,Bootstrap 4,JavaScript ES6+,Angular,C#,Entity Framework,ASP.NET MVC &amp; CORE,API),· Teknik İngilizceye hakimsen,· İş takibi ve raporlama yönü kuvvetliyse,· Takım çalışmasında ben çok iyim diyorsan,Asis 'te sahne senin :)Senin Görevlerin;C# ile geliştirilen web projelerimize dahil olmanı bekliyoruz...</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ETA BİLGİSAYAR SAN VE TİC LTD ŞTİ</text:p>
          </table:table-cell>
          <table:table-cell office:value-type="string">
            <text:p>Yazılım Geliştirme Uzmanı</text:p>
          </table:table-cell>
          <table:table-cell office:value-type="float" office:value="3613147">
            <text:p>3613147</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ENEL NİTELİKLER VE İŞ TANIMI- Şirket içinde geliştirilen Kurumsal Kaynak Yönetim Sistemi (ERP) için entegrasyon ve API servis uygulamaları programlamak- Windows tabanlı ürünlerimizin web tabanlı uygulamalara geçişinde rol almak ARANAN NİTELİKLER- ERP, MRP, CRM projelerinde rol almış ve/veya ticari paket uygulamalarına hakim- ASP.NET Core ile Web tabanlı projelerde en az 3 yıl yazılım geliştirme deneyimine sahip- Web API, RESTful, Entity Framework Core, MVC konularına hakim- Blazor platformunda Back-End veya Front-End uygulama geliştirebilecek- Tercihen DevExpress, Telerik, Fast-Report veya SyncFusion kütüphanelerinden birine hakim- Relational Veritabanı ve Veri modelleme konularına hakim (MsSQL)- Nesne tabanlı ve çok katmanlı yazılım geliştirme yöntemlerine hakim- Tercihen Erkek adaylar için askerlik görevini tamamlamış olması- Uzun yıllar şirketimizde kesintisiz olarak çalışmasına mani bir durumda bulunmamak</text:p>
          </table:table-cell>
          <table:table-cell office:value-type="string">
            <text:p/>
            <text:p><text:s text:c="16"/>2 gün önce</text:p>
            <text:p><text:s text:c="17"/>yayınlandı</text:p>
            <text:p><text:s text:c="15"/></text:p>
          </table:table-cell>
        </table:table-row>
        <table:table-row table:style-name="ro2">
          <table:table-cell office:value-type="string">
            <text:p>Full-Time</text:p>
          </table:table-cell>
          <table:table-cell office:value-type="string">
            <text:p>Taşımacılık, Uluslararası Taşımacılık ve Nakliyat, Lojistik</text:p>
          </table:table-cell>
          <table:table-cell table:number-columns-repeated="2" office:value-type="string">
            <text:p>ABC Uluslararası Transport Tic. ve San. A.Ş</text:p>
          </table:table-cell>
          <table:table-cell office:value-type="string">
            <text:p>Yazılım Geliştirme Uzmanı</text:p>
          </table:table-cell>
          <table:table-cell office:value-type="float" office:value="3584102">
            <text:p>3584102</text:p>
          </table:table-cell>
          <table:table-cell office:value-type="string">
            <text:p>Kayseri</text:p>
          </table:table-cell>
          <table:table-cell office:value-type="string">
            <text:p>active</text:p>
          </table:table-cell>
          <table:table-cell office:value-type="string">
            <text:p>Detail-Aday</text:p>
          </table:table-cell>
          <table:table-cell office:value-type="string">
            <text:p>QUALIFICATIONS AND JOB DESCRIPTION The ideal candidate is a self-motivated, multi-tasker, and demonstrated team-player. You will be a lead developer responsible for the development of new software products and enhancements to existing products. You should excel in working with large-scale applications and frameworks and have outstanding communication and leadership skills.ResponsibilitiesWriting clean, high-quality, high-performance, maintainable codeDevelop and support software including applications, database integration, interfaces, and new functionality enhancementsCoordinate cross-functionally to insure project meets business objectives and compliance standardsSupport test and deployment of new products and featuresParticipate in code reviewsQualificationsBachelor's degree in Computer Science (or related field)Preferably to have done projects with Python/Django, React or React NativeAble to use the Git version system effectivelyIntegration with REST API and REST API SchemaWeb-based enterprise software development architectureKnowledgeable in UI/UX designExpertise in Object Oriented Design, Database Design,Experience with Agile or Scrum software development methodologiesAbility to multi-task, organize, and prioritize workJob DescriptionDeveloping software for ongoing and planned projectsTo maintain the applications for which it is responsible, to ensure service continuityUI/UX analysis of user requests related to company software and applicationsTo realise project requests,To follow current technologies, to investigate their applicability to existing structures, to propose and experience the applicationPreparing technical documents about the improvements to be made and providing trainingDeveloping software that can work integrated with the company ERP system</text:p>
          </table:table-cell>
          <table:table-cell office:value-type="string">
            <text:p/>
            <text:p><text:s text:c="16"/>30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DİA Yazılım Sanayi ve Ticaret A.Ş.</text:p>
          </table:table-cell>
          <table:table-cell office:value-type="string">
            <text:p>Yazılım Geliştirme Uzmanı</text:p>
          </table:table-cell>
          <table:table-cell office:value-type="float" office:value="3596867">
            <text:p>3596867</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DİA Yazılım A.Ş. HakkındaKurulduğu 2004 yılından bugüne Servis Olarak Yazılım (Software as a Service) hizmeti sunan DİA Yazılım, ülkemizin en gelişmiş çevrimiçi (online) iş yazılımı DİA'yı geliştirmekte, KOSGEB, Tübitak ve Avrupa Birliği destekli ARGE projelerinde yer almaktadır.DİA (Değişime İlk Adım) Kurumsal Yönetim Sistemi, finans, stok, satış, satınalma, muhasebe, personel, demirbaş, otel ve restoran yönetimi, saha satış uygulamaları, müşteri ilişkileri yönetimi, distribütör entegrasyonları, perakende çözümleri ile farklı sektörlere dinamik çözümler sunan bir ERP yazılımıdır. Türkiye'de ve Dünya'nın farklı ülkelerinde online olarak DİA Bulutu üzerinden sistemlerini yöneten binlerce kullanıcısı bulunmaktadır.Telekom operatörlerinden küçük işletmelere kadar pek çok kuruma hizmet veren şirketimiz profesyonel kadrosu ile Ankara ODTÜ Teknokent AR-GE Ofisi, Ankara Tepe Prime Tasarım Ofisi ve İstanbul Satış ve Pazarlama Ofisi ile hizmetlerine devam etmektedir.Ülkemizin ilk online çalışan ticari yönetim sistemi DİA için Ankara ODTÜ Teknokent  AR-GE ofisimizde çalışmak üzere Yazılım Geliştirme Uzmanı pozisyonunda takım arkadaşları aramaktayız.GENEL NİTELİKLERÜniversitelerin Bilgisayar, Elektronik, Yazılım Mühendisliği ve ilgili bölümlerinden mezun,Python veya benzeri scripting yazılım dili bilgisine sahip,Uygulama geliştirme konusunda deneyimli,Veritabanı Yönetim Sistemleri konusunda bilgili,Açık kaynak teknolojilerini ve literatürünü takip eden,Teknik literatür takip edebilecek seviyede İngilizce bilen,Analitik düşünce yapısına sahip, planlama ve problem çözme yeteneği gelişmiş,Sonuç odaklı çalışan ve sorumluluk alabilen, Takım çalışmasına yatkın, insan ilişkileri kuvvetli ve iletişime açık,Sonuç odaklı çalışan ve sorumluluk alabilen.Tercih Edilen NiteliklerPython uygulama geliştirme konusunda deneyimli,React ve/veya React Native tecrübesi olan,PostgreSQL veritabanında yazılım geliştirmiş,Ticari Yazılım ve ERP Yazılımları konusunda bilgili olmak.İŞ TANIMIDİA Uygulama Geliştirme Ortamı üzerinde Python dili ile uygulamalar geliştirmek,Mevcut uygulamalar ile ilgili geliştirme ve hata taleplerini cevaplamak,DİA Sunucu tarafı web servisleri ile uygulamalara servis geliştirmek.Geliştirilen ürün ve hizmetler konusunda gelen bildirimlere, performans kriterlerine göre müdahale etmek ve araştırıp çözümlemek.Biz Neler Sunuyoruz?Kişisel ve mesleki gelişim eğitimleri, sürekli öğrenme fırsatıAçık iletişim, ekip çalışması ve güçlü şirket kültürü,Fiziki ve teknolojik ekipman desteği Şirket içi aktiviteler...Özgeçmişiniz ve iş başvurunuz üzerinden DİA Yazılım'a ilettiğiniz bilgileriniz dia.com.tr adresinde yer alan Kişisel Verilerin İşlenmesi Hakkında Aydınlatma Metnimiz uyarınca kaydedilecekti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ESGAZ ESKİŞEHİR ŞEHİRİÇİ DOĞALGAZ DAĞITIM TİC.ve TAAHHÜT AŞ</text:p>
          </table:table-cell>
          <table:table-cell office:value-type="string">
            <text:p>Yazılım Geliştirme Uzmanı</text:p>
          </table:table-cell>
          <table:table-cell office:value-type="float" office:value="3111213">
            <text:p>3111213</text:p>
          </table:table-cell>
          <table:table-cell office:value-type="string">
            <text:p>Eskişehir</text:p>
          </table:table-cell>
          <table:table-cell office:value-type="string">
            <text:p>active</text:p>
          </table:table-cell>
          <table:table-cell office:value-type="string">
            <text:p>Detail-Aday</text:p>
          </table:table-cell>
          <table:table-cell office:value-type="string">
            <text:p>GENEL NİTELİKLER VE İŞ TANIMI * Tercihen Üniversitelerin Bilgisayar Mühendisliği, Bilgisayar Programcılığı veya ilgili bölümlerinden mezun, * Microsoft .NET (.Net 3.5/ 4.x), platformlarında uygulama geliştirme konularında deneyimli, * Tercihen Windows Communication Foundation, LINQ, Entity Framework, Windows Compact Framework, teknolojileri ile geliştirme yapmış, * Tercihen HTML, XHTML, XML ve Web servisleri geliştirme, kullanma ve test etme deneyimi ve ilgili standartlar (REST, SOAP, WSDL, vb.) tecrübesine sahip, * Versiyon kontrol sistemlerinde tecrübeli (TFS, Git, SVN vb.) * Ekip çalışmasına, ortak kod geliştirmede uyumlu, iyi iletişim becerilerine sahip, * İyi derece SQL bilgisine sahip (Tercihen PL/SQL) * ISO 27001 Sertifika Süreçlerine hakim,  * Eskişehir’de ikamet eden/edebilecek,  * Teknik literatürü takip edecek düzeyde İngilizceye sahip, * Ekip çalışmasına yatkın ve motivasyonu yüksek, * Analitik düşünme ve problem çözme yeteneğine sahip, * Sonuç odaklı çalışan, yoğun ve dinamik iş temposuna uyum sağlayacak * Belgeleme ve düzenli raporlamayı yapacak, esnek çalışma saatlerine uyum sağlayacak  Takım arkadaşları aramaktayız.</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İnternet, Yazılım</text:p>
          </table:table-cell>
          <table:table-cell table:number-columns-repeated="2" office:value-type="string">
            <text:p>Jengal Yazılım</text:p>
          </table:table-cell>
          <table:table-cell office:value-type="string">
            <text:p>Yazılım Geliştirme Uzmanı</text:p>
          </table:table-cell>
          <table:table-cell office:value-type="float" office:value="3513439">
            <text:p>3513439</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JENGAL HAKKINDAJengal Yazılım olarak 2012'den bu yana büyüyen ekibimiz ve sürekli gelişen projelerimizle SEO ve sosyal medya hizmetlerinde başarılarıyla bilinen bir firma haline geldik. Dijital pazarlama ve SEO alanında kurumsal bir ajans olarak hizmet verdiğimiz Dopinger projemiz ile dünya çapındaki müşterilerimize en iyi SEO çözümlerini ve sosyal medya tanıtım hizmetlerini sunuyor, her geçen gün profesyonel kadromuzu genişletiyoruz. Günden güne büyüyen, genç ve dinamik ekibimize “PHP Developer” olarak katılmaya ve başarılarımıza ortak olmaya ne dersin?İŞ TANIMIFirmamıza ait mevcut yazılımların güncellenmesi, hataların tespit edilmesi ve giderilmesi, yeni özelliklerin geliştirilmesi gibi tüm back-end yazılım geliştirme ve destek çalışmalarında yer almak.ARANAN NİTELİKLERPHP ve MySQL ile minimum 4 yıllık deneyim,Laravel veya Angular bilgisine sahip ve en az 2 proje geliştirmiş,Versiyonlama Kontrol Sistemleri (GIT) deneyimi,Takım çalışmasına yatkın ve iletişim becerileri yüksek,Yazılı ve sözlü olarak orta seviyede İngilizce bilgisine sahip,Algoritma yeteneğine güvenen,Proaktif ve çözüm odaklı bakış açısına sahip.Öğrenmeye açık ve kendini geliştirmeye istekli,BU ROLDE SENDEN NELER BEKLİYORUZ?Dinamik gelişime uygun şekilde oluşturulacak özelliğin planlanması, geliştirilmesi ve bakımı gibi süreçlerinde yazılım ekibine destek olunması,Modüllerin ilgili mimarilerinin kurgulanması ve veritabanı tasarımlarının gerçekleştirilmesi,Geliştirme sürecinde gerekli diyagramların çıkartılması,GIT yönetiminin sağlanması,Cloud güncellemelerinin gerçekleştirilmesi,Mevcut projelerdeki yapılara uygun olacak şekilde hataların giderilmesi,JENGAL AVANTAJLARIHibrit çalışma imkanıMesai saatleri içerisinde oyun ve dinlenme alanımızda kullanabileceğin 1,5 saatlik mola imkanı,Doğum günlerinde partileyebilmen için 1 günlük ücretli izin hakkı,Kadın çalışanlarımıza ayda 1 gün regl izni,Çocuğu olan çalışanlarımıza, en özel anlarını birlikte geçirebilsinler diye, çocuklarının doğum günlerinde ve karne günlerinde ücretli izin,Engelli çalışanlarımız için Dünya Engelliler Günü’nde (3 Aralık) ve Engelliler Haftası’nın ilk gününde (10 Mayıs) kullanabilecekleri ücretli izin,Aylık olarak yenilenen Multisport kart üyeliği,Anlaşmalı yemek servisimiz sayesinde öğlen yemeklerinde menüden seçim yapabilme imkanı,Tamamlayıcı sağlık sigortası ile anlaşmalı sağlık kuruluşlarından sağlık hizmeti alabilme imkanı,Yol ve yemek harcamaların için ek destek,Ekim 2023 tarihine kadar 3 ayda bir enflasyon zammı,Eğlenceli ve dinamik bir ofis ortamı,Kendini nasıl iyi hissediyorsan öyle giyinme özgürlüğü,Mutluluk köşemizde sınırsız atıştırmalık imkanı,Ekip ruhunu geliştirmek adına sürekli organize edilen şirket içi etkinlikler,Özelleştirilebilir çalışma saatleri ile hafta sonu ve resmi tatiller haricinde şu şekilde çalışıyoruz 08:00 - 17:30, 09:00 - 18:30 veya 10.00 - 19:30,Hem bireysel hem ekip olarak alınan eğitimlerle sürekli kendini geliştirme imkanı,Yenilikçi fikirleri destekleyen, işini severek yapan ve takım çalışmasına önem veren Jengal ekibinin bir parçası olma.</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EKİN ENDÜSTRİYEL ISITMA SOĞUTMA SANAYİ VE TİCARET ANONİM ŞİRKETİ</text:p>
          </table:table-cell>
          <table:table-cell office:value-type="string">
            <text:p>Yazılım Geliştirme Uzmanı</text:p>
          </table:table-cell>
          <table:table-cell office:value-type="float" office:value="3597300">
            <text:p>3597300</text:p>
          </table:table-cell>
          <table:table-cell office:value-type="string">
            <text:p>Adana, Adıyaman, Afyon, Ağrı, Amasya, Ankara, Antalya, Artvin, Aydın, Balıkesir, Bilecik, Bingöl, Bitlis, Bolu, Burdur, Bursa, Çanakkale, Çankırı, Çorum, Denizli, Diyarbakır, Edirne, Elazığ, Erzincan, Erzurum, Eskişehir, Gaziantep, Giresun, Gümüşhane, Hakkari, Hatay, Isparta, Mersin, İstanbul(Avr.), İzmir, Kars, Kastamonu, Kayseri, Kırklareli, Kırşehir, Kocaeli, Konya, Kütahya, Malatya, Manisa, Kahramanmaraş, Mardin, Muğla, Muş, Nevşehir, Niğde, Ordu, Rize, Sakarya, Samsun, Siirt, Sinop, Sivas, Tekirdağ, Tokat, Trabzon, Tunceli, Şanlıurfa, Uşak, Van, Yozgat, Zonguldak, Aksaray, Bayburt, Karaman, Kırıkkale, Batman, Şırnak, Bartın, Ardahan, Iğdır, Yalova, Karabük, Kilis, Osmaniye, Düzce, İstanbul(Asya)</text:p>
          </table:table-cell>
          <table:table-cell office:value-type="string">
            <text:p>active</text:p>
          </table:table-cell>
          <table:table-cell office:value-type="string">
            <text:p>Detail-Aday</text:p>
          </table:table-cell>
          <table:table-cell office:value-type="string">
            <text:p>GENEL NİTELİKLER VE İŞ TANIMI Isıtma Soğutma sektöründe öncü olan Firmamız, 2005 yılında kurulmuştur. Kurulduğu günden bu yana, müşteri memnuniyetini ilke edinerek ve dinamik yapısını koruyarak yüksek kaliteli ürünler üretmeye devam etmektedir.Firmamız bünyesinde geliştirilen ERP projelerinde masaüstü ve web alanında görev alacak, C# .NET ile kurumsal uygulamalar geliştirmede Uzman ekip arkadaşı aramaktayız;Aşağıda belirtilen alanlarda uzman:Asp.Net MVC (Core &amp; .Net Framework) WPF &amp; WinForms (.Net Framework)MSSQL için T-SQL Nesne yönelimli programlama Çok katmanlı mimari Javascript, JQuery, HTML, CSS ve Git konusunda tecrübe sahibiGelişim ve yeniliklere açık,Takım çalışmasında uyumlu,Sorumluluk sahibi,NOT: Deneyim ve projelerinizden örnekler paylaşmanız bizi mutlu edecekti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Finans - Ekonomi</text:p>
          </table:table-cell>
          <table:table-cell table:number-columns-repeated="2" office:value-type="string">
            <text:p>Gelecek Varlık Yönetimi A.Ş.</text:p>
          </table:table-cell>
          <table:table-cell office:value-type="string">
            <text:p>Yazılım Geliştirme Uzmanı</text:p>
          </table:table-cell>
          <table:table-cell office:value-type="float" office:value="3592428">
            <text:p>3592428</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BİZ KİMİZ?Kuruluşundan bu yana sektör lideri olan GELECEK VARLIK YÖNETİMİ bir FİBA HOLDİNG* iştirakidir.Türkiye’nin ilk varlık yönetimi şirketi olan GELECEK VARLIK, halka arz olduğu Ekim 2021’den bu yana Borsa İstanbul A.Ş.’de işlem görmektedir. Ekonomiye ve istihdama katkısı, sürekli büyüyen ve gelişen yapısı ile finans piyasalarında önemli bir yere sahiptir.Teknoloji vizyonu doğrultusunda sene sonuna kadar %50 büyümesini planladığımız Bilgi Teknolojileri ekibimize katılarak sen de çalışan sayısı 600’e yaklaşan bu büyük ailenin “Yazılım Geliştirme Uzmanı**” olarak bir parçası olmak istersen başvurunu bekliyoruz.**Gelecek Varlık unvan yapısında kıdemli yazılımcılar da Uzman unvanı almaktadır. Kariyer yolunda Senior, Expert vb unvanlar bulunmamaktadır.NEDEN GELECEK VARLIK BİLGİ TEKNOLOJİLERİ EKİBİ?Çalışan Memnuniyeti ve Bağlılığı araştırması sonuçlarına göre her sene en yüksek memnuniyete sahip olması,Turnover oranının, Türkiye IT ortalamasının oldukça altında kalması,İş-Yaşam dengesini korumaya özen göstermesi, fazla mesainin nadir oluşu,Yüksek nitelikli, mütevazi, erişebilir yönetim kadrosu,İşbirlikçi, yardımsever, eğlenceyi seven, dinamik çalışma arkadaşları,Birlikte yükselmeye önem veren kurum kültürü,Geri bildirim mekanizmasını sistematik olarak işletmesi ve unvan bağımsız ekip üyelerinin görüşlerine değer vermesi.PEKİ BİZ NE SUNUYORUZ?Yeni teknolojileri kullanma,Sektörde örneği olmayan projelerde çalışma,BT’nin sadece bir alanına değil, birçok alanına dokunarak kendini geliştirmeGeniş ürün ağacı sayesinde birçok sistemi görmeÇalışanın ihtiyacını ve isteğini dikkate alan ve sürekli güncel kalmasını sağlayacak teknik eğitimlerden faydalanma,Özyeğin Üniversitesi’nde master imkanları,Esnek cazip yan haklar “Uzaktan Çalışma Desteği” paketiAile kapsayıcı Özel Sağlık SigortasıBEKLEDİĞİMİZ GÖREVLERTüm paydaşlarla birlikte tespit edilen iş ihtiyaçlarının sistemsel analizi ve geliştirilmesi,Detaylı iş analizinin sistem uygunluğunun kontrolü,Atanan taleplerle ilgili geliştirme planlaması,Birim testlerinin tamamlanarak uygulanan çözümün kullanıcı testi için sorunsuz teslimi, test bulgularının çözümü,Kullanıcı dokümantasyonu için sistem uygunluğu kontrolü,Kesinleşen iş analizi sonrası entegrasyon noktalarının belirlenmesi,Veri modelleme (varlık – ilişki diyagramları) çalışmaları,Uygulanan talep yönetim sürecinin tüm talepler için takibi,Kabul testleriyle ilgili sorunların takibi ve giderilmesi,Canlı ortama alınmış çözümler için sorunların giderilmesi.ARADIĞIMIZ NİTELİKLERİlişkisel veritabanı / SQL, C# / .Net Core, Javascript / React gibi teknolojiler ile çalışabilecek,Yüksek analitik düşünme yeteneğine sahip, araştırmacı ve yenilikçi,Değişen ve zaman zaman çelişebilen ihtiyaçları analiz ederek, en uygun çözümleri sunabilecek,Hızlı öğrenme ve yeni iş alanlarında sonuç odaklı çözümler geliştirme yeteneklerine sahip,Planlama, önceliklendirme, uygulama becerisine sahip,Dokümantasyonu anlayıp yorumlayacak seviyede (Okuma, Anlama) teknik İngilizce bilen.Önemli Not:Pandemi döneminde hibrit sistemle çalışılmaktadır. (2 hafta ev 2 hafta ofis)</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Yazılım</text:p>
          </table:table-cell>
          <table:table-cell table:number-columns-repeated="2" office:value-type="string">
            <text:p>Logo Yazılım San Ve Tic A.Ş.</text:p>
          </table:table-cell>
          <table:table-cell office:value-type="string">
            <text:p>Yazılım Geliştirme Uzmanı</text:p>
          </table:table-cell>
          <table:table-cell office:value-type="float" office:value="3569679">
            <text:p>3569679</text:p>
          </table:table-cell>
          <table:table-cell office:value-type="string">
            <text:p>Kocaeli(Gebze), İstanbul(Asya)</text:p>
          </table:table-cell>
          <table:table-cell office:value-type="string">
            <text:p>active</text:p>
          </table:table-cell>
          <table:table-cell office:value-type="string">
            <text:p>Detail-Aday</text:p>
          </table:table-cell>
          <table:table-cell office:value-type="string">
            <text:p>GENEL NİTELİKLER VE İŞ TANIMI Çevikliğin, yaratıcılığın, yenilikçiliğin, verimliliğin ve sürekli ilerleme kültürünün benimsendiği bir iş yerinde çalışarak 1-0 öne geçmek istiyorsan, bu heyecan verici ekibin bir parçası ol! Biz kimiz?Türkiye’nin en büyük yerli iş yazılımları markası Logo Yazılım, mikro işletmelerden kurumsal büyük işletmelere kadar farklı ölçeklerdeki şirketler için uygulama yazılımı çözümlerini pazara sunuyor. Ekosistemimizde, 1.300’den fazla çalışanımız ve 900’den fazla iş ortağımızla, ülke genelinde 5.000 kişi yer alıyor. Ayrıca, 2000 yılında aldığımız unvan ile ilk halka açılan bilişim şirketiyiz. Yurt içinde ve yurt dışında önemli başarılara imza atıyor, müşterilerimizle iş birliği içerisinde tutku ve çeviklikle değer yaratıyoruz.Logo’nun çalışmak için harika bir yer olduğunu düşünen takım arkadaşlarımız ile Great Place to Work® Sertifikası™? almanın ve Türkiye’nin bilişim ve yazılım sektöründeki en iyi işverenler arasında yer almanın mutluluğunu yaşıyoruz. Misyonumuz“İş birliğinin önemine inanıyor, tutku ve çeviklikle değer yaratıyoruz.” anlayışı ile iş birliğinin önemini vurguluyor, güçlü bir takım çalışması ile çalışanlarımızın potansiyellerini ortaya koymalarını sağlıyoruz. Çeşitlilik ve dahiliyet anlayışımızKapsayıcı bir kurum kültürü yaratmak için çabalıyor, çalışanlarımızın benliklerinin kısıtlanmadığı bir ortamda daha üretken olacağına inanıyoruz.Dünyaya karşı sorumlu birer insan olmak ve sürdürülebilir kalkınmaya katkı sağlamak için iş yerinde eşitliği savunuyor, eşit işe eşit ücret politikasını benimsiyoruz. Yenilikçi yapımızTakım çalışması ve müşteri ihtiyaçlarına odaklanırken sürekli kendini geliştiren, yeniliklere hızla uyum sağlayan, çevik metodolojiler ve yalın üretim felsefesinden esinlenerek kendine özgü tasarıma sahip olan yazılım geliştirme sürecini (Logo Agile Process Improvement System - LAPIS) kullanıyoruz. Yeni çalışma arkadaşımızda hangi özellikleri arıyoruz?Üniversitelerin Bilgisayar Mühendisliği, Yazılım Mühendisliği, Matematik Mühendisliği vb. bölümlerinden mezun,2+ yıl .NET Framework veya .NET Core ile uygulama geliştirmiş, C# diline hakim, Frontend yazılım teknolojileri konusunda bilgili, tercihen REACT deneyimi olan,SOAP, REST, WCF, WebAPI gibi Web Servis teknolojileri ve mimarileri konusunda deneyimli,İlişkisel veri tabanları konusunda deneyimli MS-SQL ile çalışmış ve iyi derecede T-SQL bilgisi olan,Tercihen Redis, MongoDB, ElasticSearch gibi NoSQL teknolojilerinde bilgi sahibi,Tercihen RabbitMQ, Kafka gibi Message Brokerlar konusunda bilgi ve deneyim sahibi,Tercihen Microservis, Container mimariler hakkında bilgi sahibi,Tercihen Devops süreçlerinde deneyimli (CI/CD, Jenkins, Git vb.),Yazılım mühendisliği prensiplerine ve süreçlerine hakim,Analitik düşünme ve problem çözme yeteneği kuvvetli,İyi derecede İngilizce bilen,Farkındalığı yüksek, dinamik ve sonuç odaklı bir yapıya sahip,Çevik çalışma prensibine yatkın,Kurum içerisinde kullanılan dile özen gösterenbiri olduğunu düşünüyorsan, seni Logo ile 1 - 0 önde olmaya davet ediyoruz. “Yazılım Geliştirme Uzmanı” pozisyonunda neler bekliyoruz?Ürün hedefleri doğrultusunda gerekli yazılım teknolojilerini belirlemek ve bunları uygulamaya koymak,Yeni ürünlerin yazılım tasarımlarını gerçekleştirmek,Şirkete özgü yazılım araçlarının tasarımını gerçekleştirmek,Yazılan kodların tekrar kullanılabilir, anlaşılır ve hatasız olmasını sağlamaktam benlik diyorsan ilana tıkla, kodlamaya başla!  Sana neler sunuyoruz?İş ve yaşam dengesini sağlaman için esnek çalışma saatleriYeni mesleki beceriler kazanmak isteyen çalışanlar için kariyer fırsatlarıProfesyonel ve kariyer gelişimlerini desteklemek için öğrenme ve gelişme kaynaklarıÇalışanlara ve ailelerine iş ve özel yaşamlarında karşılaştıkları zorluklar içinçalışan destek programıGün geçtikçe geliştirilmeye odaklandığımız çalışan yan haklarıÇalışanların esenliği için hazırladığımız wellbeing programıDoğduğun ay içerisinde kullanabileceğin doğum günü izn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Yazılım</text:p>
          </table:table-cell>
          <table:table-cell table:number-columns-repeated="2" office:value-type="string">
            <text:p>Logo Yazılım San Ve Tic A.Ş.</text:p>
          </table:table-cell>
          <table:table-cell office:value-type="string">
            <text:p>Yazılım Geliştirme Uzmanı</text:p>
          </table:table-cell>
          <table:table-cell office:value-type="float" office:value="3397778">
            <text:p>3397778</text:p>
          </table:table-cell>
          <table:table-cell office:value-type="string">
            <text:p>Kocaeli(Gebze), İstanbul(Asya)</text:p>
          </table:table-cell>
          <table:table-cell office:value-type="string">
            <text:p>active</text:p>
          </table:table-cell>
          <table:table-cell office:value-type="string">
            <text:p>Detail-Aday</text:p>
          </table:table-cell>
          <table:table-cell office:value-type="string">
            <text:p>GENEL NİTELİKLER VE İŞ TANIMI Çevikliğin, yaratıcılığın, yenilikçiliğin, verimliliğin ve sürekli ilerleme kültürünün benimsendiği bir iş yerinde çalışarak 1-0 öne geçmek istiyorsan, bu heyecan verici ekibin bir parçası ol! Biz kimiz?Türkiye’nin en büyük yerli iş yazılımları markası Logo Yazılım, mikro işletmelerden kurumsal büyük işletmelere kadar farklı ölçeklerdeki şirketler için uygulama yazılımı çözümlerini pazara sunuyor. Ekosistemimizde, 1.300’den fazla çalışanımız ve 900’den fazla iş ortağımızla, ülke genelinde 5.000 kişi yer alıyor. Ayrıca, 2000 yılında aldığımız unvan ile ilk halka açılan bilişim şirketiyiz. Yurt içinde ve yurt dışında önemli başarılara imza atıyor, müşterilerimizle iş birliği içerisinde tutku ve çeviklikle değer yaratıyoruz.Logo’nun çalışmak için harika bir yer olduğunu düşünen takım arkadaşlarımız ile Great Place to Work® Sertifikası™? almanın ve Türkiye’nin bilişim ve yazılım sektöründeki en iyi işverenler arasında yer almanın mutluluğunu yaşıyoruz. Misyonumuz“İş birliğinin önemine inanıyor, tutku ve çeviklikle değer yaratıyoruz.” anlayışı ile iş birliğinin önemini vurguluyor, güçlü bir takım çalışması ile çalışanlarımızın potansiyellerini ortaya koymalarını sağlıyoruz. Çeşitlilik ve dahiliyet anlayışımızKapsayıcı bir kurum kültürü yaratmak için çabalıyor, çalışanlarımızın benliklerinin kısıtlanmadığı bir ortamda daha üretken olacağına inanıyoruz.Dünyaya karşı sorumlu birer insan olmak ve sürdürülebilir kalkınmaya katkı sağlamak için iş yerinde eşitliği savunuyor, eşit işe eşit ücret politikasını benimsiyoruz. Yenilikçi yapımızTakım çalışması ve müşteri ihtiyaçlarına odaklanırken sürekli kendini geliştiren, yeniliklere hızla uyum sağlayan, çevik metodolojiler ve yalın üretim felsefesinden esinlenerek kendine özgü tasarıma sahip olan yazılım geliştirme sürecini (Logo Agile Process Improvement System - LAPIS) kullanıyoruz. Yeni çalışma arkadaşımızda hangi özellikleri arıyoruz?Üniversitelerin Bilgisayar, Yazılım, Matematik bölümlerinden mezun,Java ile uygulama geliştirme alanında en az 2 yıl deneyimli,Spring/Spring Boot ve JPA/Hibernate teknolojileriyle uygulama geliştirme konusunda tecrübeli,Tercihen Vaadin konusunda tecrübeli, Tercihen REST API konusunda tecrübeli,DOM, XML, XPath hakkında bilgi sahibi, Versiyonlama araçları konusunda (SVN, Git) deneyimli,İyi derecede SQL bilgisi olan, Yazılım mühendisliği prensiplerine ve süreçlerine hakim,Analitik düşünme ve problem çözme yeteneği kuvvetli,İyi derecede İngilizce bilen, Farkındalığı yüksek, dinamik ve sonuç odaklı bir yapıya sahip,Çevik çalışma prensibine yatkın, Kurum içerisinde kullanılan dile özen gösterenbiri olduğunu düşünüyorsan, seni Logo ile 1 - 0 önde olmaya davet ediyoruz.  “Yazılım Geliştirme Uzmanı” pozisyonunda neler bekliyoruz?Ürün hedefleri doğrultusunda gerekli yazılım teknolojilerini belirlemek ve bunları uygulamaya koymak,Yeni ürünlerin yazılım tasarımlarını gerçekleştirmek,Şirkete özgü yazılım araçlarının tasarımını gerçekleştirmek, Yazılan kodların tekrar kullanılabilir, anlaşılır ve hatasız olmasını sağlamak.tam benlik diyorsan ilana tıkla, kodlamaya başla!  Sana neler sunuyoruz?İş ve yaşam dengesini sağlaman için esnek çalışma saatleriYeni mesleki beceriler kazanmak isteyen çalışanlar içinkariyer fırsatlarıProfesyonel ve kariyer gelişimlerini desteklemek içinöğrenme ve gelişme kaynaklarıÇalışanlara ve ailelerine iş ve özel yaşamlarında karşılaştıkları zorluklar içinçalışan destek programıGün geçtikçe geliştirilmeye odaklandığımız çalışan yan haklarıÇalışanların esenliği için hazırladığımız wellbeing programıDoğduğun ay içerisinde kullanabileceğin doğum günü izn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etal Sanayi</text:p>
          </table:table-cell>
          <table:table-cell table:number-columns-repeated="2" office:value-type="string">
            <text:p>Borçelik</text:p>
          </table:table-cell>
          <table:table-cell office:value-type="string">
            <text:p>Yazılım Geliştirme Uzmanı</text:p>
          </table:table-cell>
          <table:table-cell office:value-type="float" office:value="3592818">
            <text:p>3592818</text:p>
          </table:table-cell>
          <table:table-cell office:value-type="string">
            <text:p>Bursa(Gemlik)</text:p>
          </table:table-cell>
          <table:table-cell office:value-type="string">
            <text:p>active</text:p>
          </table:table-cell>
          <table:table-cell office:value-type="string">
            <text:p>Detail-Aday</text:p>
          </table:table-cell>
          <table:table-cell office:value-type="string">
            <text:p>GENEL NİTELİKLER VE İŞ TANIMI ISO 500 araştırmasına göre “Türkiye'nin 23. Büyük Sanayi Kuruluşu” olan, Borusan Holding ve ArcelorMittal ortaklığıyla yönetilen, Türkiye'nin en büyük ve en yüksek kaliteli galvanizli çelik üreticisi Borçelik şirketimizin Gemlik lokasyonu için "SAP Yazılım Geliştirme Uzmanı" arıyoruz.Üniversitelerin ilgili bölümlerinden mezun, SAP ABAP geliştirme konusunda en az 2 yıl deneyimli, ALE, EDI, ALV, Integrations, RFC, User Exit, Enhancement, Dialog Programming, Smart Forms, Adobe Forms, IDOC, RFC, Web Service, BAPI/BADI konularında iyi derecede bilgi sahibi,Object Oriented ABAP, New ABAP &amp; SQL Syntax (7.40+) ile geliştirme tecrübesi olan,RESTful API ve SAP Web Service (SOAP) ile ilgili geliştirme tecrübesi olan,S/4 HANA geliştirme deneyimi olan, Tercihen Eclipse kullanarak CDS View geliştirme tecrübesi olan,Proaktif ve sürekli öğrenmeye açık, İyi düzeyde İngilizce bilgisine sahip.İŞ TANIMISorumlu olduğu modül üzerinde mevcut geliştirmelerin bakımının yapılması ve yeni geliştirme taleplerinin yerine getirilmesi,İlgili olduğu modül uzmanları ve danışmanlar ile iş birliği yaparak proje geliştirme süreçlerinde aktif rol almak,Projelerde üzerine aldığı görevleri kalite standartları içerisinde, terminlerine uygun olarak tamamlamak,Konusunda yeni Teknolojileri takip ederek uygun teknolojilerin devreye alınması ile ilgili çalışmalar yapmak,Yapılan çalışmaların dokümantasyonunu yapmak.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Banksoft Bilişim Bilgisayar Hizmetleri A.Ş.</text:p>
          </table:table-cell>
          <table:table-cell office:value-type="string">
            <text:p>Yazılım Geliştirme Uzmanı</text:p>
          </table:table-cell>
          <table:table-cell office:value-type="float" office:value="3394272">
            <text:p>3394272</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1-) Banka Kartı, Kredi Kartı, ATM, POS ve bu kapsam içerisinde yer alan bankalar arası online işlem paylaşımı, bankalar arası işlem takası, akıllı kart uygulamaları, POS ödeme uygulamaları, sahtekarlık tespit ve önleme, kampanya uygulamaları ile benzeri kartlı ödeme sistemleri yazılım projelerinde görev alacak aşağıda belirtilen niteliklerde personel istihdam edilecektir: Yazılım geliştirme ve destek uzmanı-1 Üniversitelerin ilgili bölümlerinde (tercihen Bilgisayar Mühendisliği) eğitim görmüş, Microsoft Windows İşletim Sistemi, .Net yazılım geliştirme platformu, C#, C, VB ve SQL Server Veri Tabanı Yönetim Sistemi konularında deneyimli uzman personel    2-) POS cihazları üzerinde çalışan bankacılık ödeme uygulamaları yazılım geliştirme ve destek projelerinde görev alacak aşağıda belirtilen niteliklerde personel istihdam edilecektir: Yazılım geliştirme ve destek uzmanı-2 Tercihen Bilgisayar Mühendisliği veya Elektronik Mühendisliği eğitimi almış, Windows, Linux, Android ve benzeri platformlarda özellikle C yazılım programlama dili ile gömülü yazılım geliştirme tecrübesine sahip, komünikasyon ve kripto algoritmaları konusunda bilgili, Microsoft Windows İşletim Sistemi, .Net yazılım geliştirme platformu, C#, C, VB, Java ve SQL Server Veri Tabanı Yönetim Sistemi konularında deneyimli uzman personel Adaylarda aranan genel özellikler·         Ekip arkadaşları ile birlikte çalışmaya istekli, yaptığı işi seven ve benimseyen, araştırmayı ve öğrenmeyi seven, alçakgönüllü, hoşgörülü, uyumlu olma·         Çalışacağı alan ile ilgili tercihen 5 yıl veya daha fazla iş tecrübesi·         İyi seviyede İngilizce dil bilgisi (okuma, anlama ve yazma) Çalışma yeriŞirketimizin Çamlıca/Üsküdar Genel Müdürlüğü</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igortacılık</text:p>
          </table:table-cell>
          <table:table-cell table:number-columns-repeated="2" office:value-type="string">
            <text:p>Ray Sigorta A.Ş.</text:p>
          </table:table-cell>
          <table:table-cell office:value-type="string">
            <text:p>Yazılım Geliştirme Uzmanı</text:p>
          </table:table-cell>
          <table:table-cell office:value-type="float" office:value="3590381">
            <text:p>3590381</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Tam Da Sana Göre Bir Kariyer Fırsatı için #buRAYa!Biz Ray Sigorta’da aklı ve ruhu geleceğin dünyasında olan işinin uzmanı büyük bir ekibiz. Köklü kurum kültürümüzü, iş dünyasının güncel dinamikleriyle buluşturarak bireysel ve kurumsal hayat dışı tüm sigorta branşlarında faaliyet gösteriyoruz. Son dört yıldır üst üste hiç yerimizde saymadan, sektör ortalamasının üzerinde büyüyen, pazar payını ve sektördeki sıralamasını artıran ve bunu her yıl düzenli kâr elde ederek, istikrarlı bir başarıya imza atan Türkiye’nin tek sigorta şirketiyiz.Türkiye’nin en değerli 100 markası arasında yerini almış, güçlü kurum kültürümüz ve çalışan memnuniyetini ön planda tutan yaklaşımımızla Great Place To Work sertifikamızın yanında ‘En İyi İşveren’ unvanına sahip bir marka olarak her zaman değer oluşturmaya devam ediyoruz.Yeni nesil çalışma prensibimiz ile çalışanlarımızı motive edecek birçok uygulamadan, farklı bakış açılarını hayata geçirmeleri için gerekli desteğe kadar verimli ve güven dolu bir ortam yaratıyoruz.Birlikte fark yaratan başarılara imza atmak ve ekibimizin bir parçası olmak istersen, tam da sana göre bir kariyer fırsatı için seni #buRAYa bekliyoruz!GENEL NİTELİKLERÜniversitelerin Yazılım, Bilgisayar, Bilgi Teknolojileri, Elektronik, Matematik Mühendisliği veya benzeri bölümlerinden mezun..NET platformunda en az 1 yıl C# ile kurumsal projelerde uygulama geliştirmiş,C# ile ASP.NET Web Forms, WCF, ASP.NET MVC, REST API teknolojilerini kullanmış,HTML5, CSS, Javascript, jQuery, XML, SOAP, JSON ve WCF konularında bilgi sahibi olmak,Çok katmanlı mimari ve nesne tabanlı programlama (OOP) ile uygulama geliştirmede deneyimli,Versiyon kontrol sistemlerinin en az birinde çalışmış (tercihen TFS),Tercihen Oracle veri tabanı PL/SQL deneyimi olan,Tercihen sigorta sektöründe kurumsal yazılım projesinde görev almış,Tercihen AngularJS, JQuery, Vue.js, Entity Framework (EF), .NET Core teknolojileri hakkında bilgi sahibi,Tercihen Önyüz (FrontEnd) veya Mobil (Flutter) yazılım geliştirme tecrübesi olan,Teknolojik gelişmeleri ve teknik dokümantasyonu takip edebilecek düzeyde İngilizce bilen,Güncel teknolojilerle çalışmaya istekli, yaratıcı ve sonuç odaklı,Kod kalitesi, standartlara uygun kod yazma ve güvenli yazılım geliştirme konusunda bilgi sahibi,Analitik düşünme, analiz etme ve problem çözme yeteneği olan,Takım çalışmasına yatkın, iletişim konusunda başarılı, esnek ve yoğun çalışma ortamına uyum sağlayabilecek, sorumluluk sahibi ve iş takibi kuvvetli.İŞ TANIMIYazılım geliştirme metodolojileri ve süreçlerine adapte olarak yazılım geliştirme çalışmalarında iş planına uyularak görev alınması,Sigortacılık BT projelerinde iş talepleri doğrultusunda, teknik tasarıma uygun olarak, ilgili geliştirme platformlarında kod kalitesi, performans ve güvenli yazılım geliştirmeye önem vererek kodlama yapılması ve birim testlerinin gerçekleştirilmesi,Teknolojik gelişmeleri takip ederek yeni yazılım geliştirme teknolojileri, araçları ve yöntemleri hakkında kendini ve çalışma şeklini yenileyebilmes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icaret)</text:p>
          </table:table-cell>
          <table:table-cell table:number-columns-repeated="2" office:value-type="string">
            <text:p>KARACA ZÜCCACİYE TİCARET VE SAN A.Ş.</text:p>
          </table:table-cell>
          <table:table-cell office:value-type="string">
            <text:p>Yazılım Geliştirme Uzmanı</text:p>
          </table:table-cell>
          <table:table-cell office:value-type="float" office:value="3602114">
            <text:p>3602114</text:p>
          </table:table-cell>
          <table:table-cell office:value-type="string">
            <text:p>İstanbul(Avr.)(Avcılar)</text:p>
          </table:table-cell>
          <table:table-cell office:value-type="string">
            <text:p>active</text:p>
          </table:table-cell>
          <table:table-cell office:value-type="string">
            <text:p>Detail-Aday</text:p>
          </table:table-cell>
          <table:table-cell office:value-type="string">
            <text:p>GENEL NİTELİKLER VE İŞ TANIMI ·      Karaca Şirketler Grubu Teknoloji Şirketi M.A.R.S. Teknoloji bünyesinde görevlendirilme üzere;Üniversitelerin Bilgisayar Mühendisliği, Yazılım Mühendisliği ya da Matematik Mühendisliği bölümlerinden mezun, Object Oriented Programming prensiplerine hakim,En az 3 yıl Flutter (Dart) ile uygulama geliştirme deneyimi bulunan,Web Service teknolojileri ve Firebase deneyimi olan,Clean Architecture &amp; MVVM mimarileri hakkında bilgi sahibi,Tercihen Java/Kotlin veya Swift kullanarak uygulama geliştirmiş,SDLC süreçlerine hakim ve Agile yaklaşımları ile çalışmaya yatkın,Yeni teknolojileri deneyimlemek ve yeni beceriler edinmek için motive olmuş,Takım çalışması ile uyumlu, etkili iletişim kurabilen, "Flutter Developer'' pozisyonunda arayışımız bulunmaktadır.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icaret)</text:p>
          </table:table-cell>
          <table:table-cell table:number-columns-repeated="2" office:value-type="string">
            <text:p>KARACA ZÜCCACİYE TİCARET VE SAN A.Ş.</text:p>
          </table:table-cell>
          <table:table-cell office:value-type="string">
            <text:p>Yazılım Geliştirme Uzmanı</text:p>
          </table:table-cell>
          <table:table-cell office:value-type="float" office:value="3602133">
            <text:p>3602133</text:p>
          </table:table-cell>
          <table:table-cell office:value-type="string">
            <text:p>İstanbul(Avr.)(Avcılar)</text:p>
          </table:table-cell>
          <table:table-cell office:value-type="string">
            <text:p>active</text:p>
          </table:table-cell>
          <table:table-cell office:value-type="string">
            <text:p>Detail-Aday</text:p>
          </table:table-cell>
          <table:table-cell office:value-type="string">
            <text:p>GENEL NİTELİKLER VE İŞ TANIMI Karaca Şirketler Grubu Teknoloji Şirketi M.A.R.S. Teknoloji bünyesinde görevlendirilme üzere;Üniversitelerin Bilgisayar Mühendisliği, Yazılım Mühendisliği ya da Matematik Mühendisliği bölümlerinden mezun, Object Oriented Programming prensiplerine hakim, En az 2 yıl .NET Core ile uygulama geliştirmiş, HTML5, JavaScript, CSS teknolojilerinde deneyimli, Web Service teknolojilerini deneyimlemiş, MS SQL Server veri tabanı konusunda deneyimli, Web Uygulama Geliştirme konusunda deneyimli (En az 1 projede uçtan uca tüm katmanlarda geliştirme yapmış)MongoDB gibi NoSQL database’ler hakkında bilgi sahibi,Microservices, container mimariler hakkında bilgi sahibi,SDLC süreçlerine hakim ve Agile yaklaşımlar ile çalışmaya yatkın,Güçlü iletişim becerileri olan ve takım çalışması ile uyumlu,''.NET Developer'' pozisyonunda arayışımız bulunmaktad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icaret)</text:p>
          </table:table-cell>
          <table:table-cell table:number-columns-repeated="2" office:value-type="string">
            <text:p>KARACA ZÜCCACİYE TİCARET VE SAN A.Ş.</text:p>
          </table:table-cell>
          <table:table-cell office:value-type="string">
            <text:p>Yazılım Geliştirme Uzmanı</text:p>
          </table:table-cell>
          <table:table-cell office:value-type="float" office:value="3602147">
            <text:p>3602147</text:p>
          </table:table-cell>
          <table:table-cell office:value-type="string">
            <text:p>İstanbul(Avr.)(Avcılar)</text:p>
          </table:table-cell>
          <table:table-cell office:value-type="string">
            <text:p>active</text:p>
          </table:table-cell>
          <table:table-cell office:value-type="string">
            <text:p>Detail-Aday</text:p>
          </table:table-cell>
          <table:table-cell office:value-type="string">
            <text:p>GENEL NİTELİKLER VE İŞ TANIMI  Karaca Şirketler Grubu Teknoloji Şirketi M.A.R.S. Teknoloji bünyesinde görevlendirilme üzere;Üniversitelerin Bilgisayar Mühendisliği, Matematik Mühendisliği, İşletme Mühendisliği ya da İstatistik bölümlerinden mezun, En az 4 yıl iş zekası alanında deneyimli,ETL ve Veri Modelleme süreçlerine hakim,T-SQL, MDX ve DAX bilgisi olan, Veri Ambarı ve Raporlama konularında deneyimli,Microsoft  SSIS, SSAS, SSRS, Power BI deneyimi olan,Tercihen ERP ve CRM bilgisi ve deneyimi olan,Veri analitiği alanında kendisini geliştirmeye istekli,Tercihen Python ve R dillerinden en az biri ile uğraşmış,Yeni teknolojileri öğrenmeye hevesli, araştırmacı, Analitik düşünce yeteneğine sahip, çözüm odaklı, İyi derecede İngilizce bilen, Avrupa yakasında ikamet eden,Erkek adaylar için askerlik hizmetini tamamlamış,''ETL / BI Developer'' pozisyonunda arayışımız bulunmaktadır.İŞ TANIMIVeri Ambarı ETL süreçlerinin tasarlanması, geliştirilmesi ve test edilmesi.Veri ambarı aktivitelerinin yönetilmesi, yürütülmesi ve optimizasyonu ile destek süreçlerinin yönetilmesi.Geliştirdiğimiz çözümlere uygun ETL (SSIS), OLAP (SSAS) ve OLTP modelleri geliştirmek ve iyileştirmek.PowerBI ortamında dashboard’lar ve etkileşimli raporlar geliştirmek ve bunlarla ilgili düzenleme ve destek sürecini yönetmek.Veri analitiği projelerinde, tahminleme, sınıflandırma, kümeleme gibi analitik model geliştirme süreçlerini planlamak, gereksinim analizlerini yapmak.Analitik modellere baz oluşturan veri setlerini ve içeriklerini tasarlamak.Veri analitiği süreçlerinin optimizasyonunu, bakımını, iyileştirilmesini sağ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GPay Elektronik Ticaret A.Ş.</text:p>
          </table:table-cell>
          <table:table-cell office:value-type="string">
            <text:p>Yazılım Geliştirme Uzmanı</text:p>
          </table:table-cell>
          <table:table-cell office:value-type="float" office:value="3612009">
            <text:p>3612009</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Elektronik Para ve Ödeme Hizmetleri alanında faaliyet gösteren şirketimiz  GPay'de görevlendirilmek üzere  Senior Full-Stack Developer arayışımız bulunmaktadır. Görev Tanımı - Mevcut ürünlerin ve yeni ürünlerin yazılımını yapmak- Yeni özellikler geliştirilmesi, tasarlanması ve uygulanması- İyi tasarlanmış, iyi test edilmiş ve verimli kod yazmak- Geliştirme yaşam döngüsünün tüm aşamalarına katkıda bulunma- Mevcut kodları yeniden düzenleme/hata ayıklama- Bakım süreçlerine destek vermek- Teknik gereksinimleri projeye en iyi şekilde uygulamak- Teknik tasarımın tüm parçalarının doğru şekilde dahil edildiğinden emin olmak- Mimari süreçlere dahil olmak, ihtiyaca güre teknik mimari hazırlamak- Güncel yazılım  geliştirme teknolojilerini takip ederek süreçlere dahil edilmesine öncülük etmek Nitelikler - Full-stack geliştirici olarak en az 3 yıl deneyime sahibi- PHP ve Laravel Framework ile büyük ölçekli proje geliştirmiş- Webservice ve Micro Service konularında tecrübeli- API tabanlı uygulamalar geliştirmiş- Docker üzerinde proje geliştirmiş- MySQL ve PostgreSQL veritabanlarından en az birisinde tecrübeli- İleri seviyede SQL sorgusu yazabilen- SDLC konusunda ileri seviye bilgi sahibi- Güçlü problem çözme becerileri olan- Agile geliştirme metodolojilerine aşina- Html ve Css kullanımı konusunda tecrübeli- Tercihen Javascript Frameworkleri (Angular, React, Vue vb.) ile proje geliştirebilen- Hem bağımsız hem de bir ekibin parçası olarak çalışabilme becerisi olan- Güçlü iletişim becerileri olan Adayların başvurularını bekliyoruz.</text:p>
          </table:table-cell>
          <table:table-cell office:value-type="string">
            <text:p/>
            <text:p><text:s text:c="16"/>3 gün önce</text:p>
            <text:p><text:s text:c="17"/>yayınlandı</text:p>
            <text:p><text:s text:c="15"/></text:p>
          </table:table-cell>
        </table:table-row>
        <table:table-row table:style-name="ro2">
          <table:table-cell office:value-type="string">
            <text:p>Tam Zamanlı</text:p>
          </table:table-cell>
          <table:table-cell office:value-type="string">
            <text:p>Enerji</text:p>
          </table:table-cell>
          <table:table-cell table:number-columns-repeated="2" office:value-type="string">
            <text:p>CK ENERJİ YATIRIM A.Ş</text:p>
          </table:table-cell>
          <table:table-cell office:value-type="string">
            <text:p>Yazılım Geliştirme Uzmanı</text:p>
          </table:table-cell>
          <table:table-cell office:value-type="float" office:value="3611690">
            <text:p>3611690</text:p>
          </table:table-cell>
          <table:table-cell office:value-type="string">
            <text:p>İstanbul(Avr.)(Beyoğlu)</text:p>
          </table:table-cell>
          <table:table-cell office:value-type="string">
            <text:p>active</text:p>
          </table:table-cell>
          <table:table-cell office:value-type="string">
            <text:p>Detail-Aday</text:p>
          </table:table-cell>
          <table:table-cell office:value-type="string">
            <text:p>GENEL NİTELİKLER VE İŞ TANIMI Join CK Energy, one of the leading electricity utility companies in the region. We pride ourselves on our state-of-the-art systems ranging from CRM, billing, field operations, SCADA, to mobile applications. By joining our team, you'll have the opportunity to work on diverse projects that power thousands of homes and businesses. Be a part of a dynamic environment where innovation is celebrated, and your impact is visible on a grand scale.Qualifications:- Bachelor's in Computer Engineering or related.- 3+ years in development.- Proficient in Java, Web Services, application servers (e.g., Weblogic, Tomcat).- Familiar with tools like Eclipse, Jenkins, SVN/CSV.- Knowledge in web tech (HTML, CSS, Javascript, JSON, XML).- Strong experience with Oracle DB and SQL/PLSQL.- Familiarity with Docker and Node.js.- Basic Linux skills.- Good work ethic &amp; English communication.- Experience working in a team environment.- Familiarity with DevOps practices and CI/CD pipelines.- Eager to learn and teach. Job Role:- Participate in all development phases across our diverse range of systems.- Collaborate with the team to ensure seamless integration.- Ensure designs meet specifications.- Explore new tech for improvements and drive innovation.- Write clean, reusable, well-documented code.- Work closely with DevOps to ensure CI/CD compatibility.- Continuously learn, share knowledge with the team, and grow in a company that values your contributions.Why Join Us?- mpact: Play a pivotal role in powering the region.- Diverse: Challenges:** With our range of systems, every day offers something new.- Growth: We invest in your professional development and growth.- Innovation:Be at the forefront of technological advancements in the utility sector.</text:p>
          </table:table-cell>
          <table:table-cell office:value-type="string">
            <text:p/>
            <text:p><text:s text:c="16"/>3 gün önce</text:p>
            <text:p><text:s text:c="17"/>yayınlandı</text:p>
            <text:p><text:s text:c="15"/></text:p>
          </table:table-cell>
        </table:table-row>
        <table:table-row table:style-name="ro2">
          <table:table-cell office:value-type="string">
            <text:p>Tam Zamanlı</text:p>
          </table:table-cell>
          <table:table-cell office:value-type="string">
            <text:p>Otomotiv, Sigortacılık</text:p>
          </table:table-cell>
          <table:table-cell table:number-columns-repeated="2" office:value-type="string">
            <text:p>AKSAM OTOMOTİV İÇ VEDIŞ TİC.A.Ş.</text:p>
          </table:table-cell>
          <table:table-cell office:value-type="string">
            <text:p>Yazılım Geliştirme Uzmanı</text:p>
          </table:table-cell>
          <table:table-cell office:value-type="float" office:value="2417459">
            <text:p>2417459</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Üniversitelerin Bilgisayar/Yazılım bölümlerinden mezunYazılım geliştirme konusunda minimum 3 yıl deneyimliVersiyon kontrol yazılımlarından en az birinde tecrübe sahibiNesne tabanlı programlama ve tasarım kalıpları konusunda bilgi sahibiAnalitik düşünme yeteneğine sahip, araştırmacı ve yenilikçiYazılı ve sözlü iletişimi kuvvetli, ekip çalışmasına yatkınTercihen .Net ve .Net Core gibi uygulama platformlarında geliştirme yapmışSQL, PostgreSql bilgisine sahip ve SQL kullanımı hakkında tecrübe sahibiİletişim gücü yüksekTakım çalışmasına uyumlu, yeniliklere açık, enerjisi ve kişisel motivasyonu yüksek, sorumluluk sahibi ve disiplinliAraştırmacı ve yeni fikirler üretebilenYeni trend teknolojileri takip eden ve öğrenmeye istekliWeb tabanlı uygulama geliştirme (Front End), Responsive tasarımlar, JS Frameworkler, Client Side Scripting konularında bilgi sahibiHtml, Css teknolojileri konusunda bilgi sahibiTemel UX prensipleri konusunda bilgi sahibi ve gelişime açıkGüvenlik, performans, cross-browser uyumluluk hakkında bilgi sahibiWeb Servis entegrasyonları, API, XML, Soap uygulamaları konusunda deneyimliAgile/Scrum proje yönetim metodolojilerini bilenÇözüm odaklı ve sorumluluk sahibiÖğrenmeye açık, iletişimi güçlü ve takım çalışmasına yatkınErkek adaylar için askerlik hizmetini tamamlamışİŞ TANIMI Yazılım Geliştirme Ekibimizde görevlendirilmek üzere uygulama yazılım geliştirme projelerinde;Şirket ihtiyaçları doğrultusunda yazılım geliştiren ekiple beraber yazılım geliştirme süreci içerisinde yer alınması ve destek verilmesiYazılım üzerinde geliştirmeler ve ek modüller yapılmasıMevcut yazılımlardaki revizyon taleplerinin gerçekleştirilmesiŞirket ihtiyacına yönelik raporların oluşturulması, periyodik bakımının sağlanmasıKodsal değişiklik gerektiren taleplere karar vermesi ve bu durumlarda birim yöneticisi ile planlama yapılmasıgörevlerinden sorumlu olacak "Yazılım Geliştirme Uzmanı" arıyoruz.</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İthalat - İhracat</text:p>
          </table:table-cell>
          <table:table-cell table:number-columns-repeated="2" office:value-type="string">
            <text:p>İTKİB İstanbul Tekstil ve Konfeksiyon İhracatçı Birlikleri Genel Sekreterliği</text:p>
          </table:table-cell>
          <table:table-cell office:value-type="string">
            <text:p>Yazılım Geliştirme Uzmanı</text:p>
          </table:table-cell>
          <table:table-cell office:value-type="float" office:value="3611057">
            <text:p>3611057</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YAZILIM GELİŞTİRME UZMANI ARANAN NİTELİKLERÜniversitelerin Bilgisayar Mühendisliği, Elektrik-Elektronik Mühendisliği, Yazılım Mühendisliği, Matematik, İstatistik, Bilişim Sistemleri, Endüstri Mühendisliği vb.  Bölümlerinden mezun,·         C#, ASP.Net ve .Net Framework, ASP.NET Core tecrübesi olan,·         Web tabanlı uygulama geliştirme (ASP.NET, AJAX, CSS, HTML, Java Script, vb.) konularında deneyimli,·         Entity Framework, LINQ, Service Oriented Architecture bilgisi olan,·         SQL Server veri tabanı ve T-SQL konularında bilgi sahibi,·         Front-end ve Back-end uygulama geliştirme tecrübesine sahip,·         Web yazılım süreçlerinin tamamında bulunmuş ve süreçlerin geliştirilmesine katkı sağlayacak,·         Kod güvenliği ve kodlama standartları konusunda bilgi sahibi,·         Tercihen Microsoft Dynamics 365 (CRM) projelerinde çalışmış olmak,·         Tercihen Devops tecrübesine sahip,·         Problem çözme, analiz, planlama, takip, organizasyon ve yönlendirme becerilerine sahip,·         Nesne yönelimli programlamaya (OOP) hâkim ve katmanlı mimari konusunda bilgi sahibi,·         Web servisler konusunda bilgi sahibi (Web servisi, WEB API)·         En az teknik düzeyde İngilizce bilen,·         Erkek adaylar için askerlik hizmetini tamamlamış,İŞ TANIMI·         Kurumun kullanmış olduğu yazılımlarda destek verebilecek, sorunların çözümünü sağlayacak·         Uygulama için ihtiyaç duyulan kodları yazacak,·         Yazılımla ilgili olan sistem ihtiyaçlarını anlayacak,·         Yazılım sürecinde ihtiyaç duyulan tasarımları hazırlayacak,·         Şube ve birimler tarafından iletilen taleplerin analizini ve tasarımını gerçekleştirerek·         Yeni geliştirilecek olan projelerde, analiz, tasarım ve geliştirme görevlerinde yer alacak, ·         Geliştirilen yazılımların performans, güvenlik seviyelerini ölçüp, yazılım testini yapıp, tespit edilen sorunları giderecek, ·         Dışarıdan alınan ya da içeride geliştirilen yazılımların mevcut sistemler ile entegrasyonunu yapacak.Kurum içindeki yazılım geliştirme projeleri içinde yer alacak,Yazılım Geliştirme Uzmanı ekip arkadaşı arayışımız bulunmaktadır.</text:p>
          </table:table-cell>
          <table:table-cell office:value-type="string">
            <text:p/>
            <text:p><text:s text:c="16"/>3 gün önce</text:p>
            <text:p><text:s text:c="17"/>yayınlandı</text:p>
            <text:p><text:s text:c="15"/></text:p>
          </table:table-cell>
        </table:table-row>
        <table:table-row table:style-name="ro2">
          <table:table-cell office:value-type="string">
            <text:p>Tam Zamanlı</text:p>
          </table:table-cell>
          <table:table-cell office:value-type="string">
            <text:p>Elektronik Yangın Sistemleri</text:p>
          </table:table-cell>
          <table:table-cell table:number-columns-repeated="2" office:value-type="string">
            <text:p>MAVİLİ ELEKTRONİK TİC. SAN. AŞ.</text:p>
          </table:table-cell>
          <table:table-cell office:value-type="string">
            <text:p>Yazılım Geliştirme Uzmanı</text:p>
          </table:table-cell>
          <table:table-cell office:value-type="float" office:value="3603179">
            <text:p>3603179</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Üniversitelerin bilgisayar teknolojileri ve programlama ile ilgili bölümlerinden mezunTeknik literatürü takip edecek seviyede İngilizce bilgisine sahipYazılım terminolojisine ve algoritma tabanlı çalışmaya hâkimYürütülen projelerin tasarım, geliştirme ve test aşamalarında çalışmaya hevesliASP.NET WebForms, ASP.NET MVC, HTML, CSS, JavaScr”ipt gibi web teknolojileri konusunda deneyimliMS SQL ve ORM araçları hakkında bilgi sahibiDevExpress kütüphanesi ile çalışabilecekTercihen Logo Tiger ve Logo CRM gibi ticari yazılımlarla entegre çalışan uygulamalar geliştirme konusunda bilgi sahibiTercihen WinForms ile uygulama geliştirme konusunda bilgi sahibiOOP tasarım ve modelleme konusunda deneyimliAraştırmacı kişiliğe sahip ve geliştirme yönü kuvvetliAnalitik düşünce yapısına sahip ve problem çözme becerisinin yüksekSistematik çalışma alışkanlığına sahip ve iş süreçlerini takip edebilme yeteneği kuvvetliMüşteri ve kalite odaklı çalışmaya yatkınErkek adaylar için tercihen askerlikle ilişkisi olmayan</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Bilişim, Yazılım, Holding / Şirketler Grubu, Promosyon Ürünleri, E-ticaret</text:p>
          </table:table-cell>
          <table:table-cell table:number-columns-repeated="2" office:value-type="string">
            <text:p>Biggplus</text:p>
          </table:table-cell>
          <table:table-cell office:value-type="string">
            <text:p>Yazılım Geliştirme Uzmanı</text:p>
          </table:table-cell>
          <table:table-cell office:value-type="float" office:value="3283568">
            <text:p>3283568</text:p>
          </table:table-cell>
          <table:table-cell office:value-type="string">
            <text:p>İstanbul(Asya)(Beykoz)</text:p>
          </table:table-cell>
          <table:table-cell office:value-type="string">
            <text:p>active</text:p>
          </table:table-cell>
          <table:table-cell office:value-type="string">
            <text:p>Detail-Aday</text:p>
          </table:table-cell>
          <table:table-cell office:value-type="string">
            <text:p>GENEL NİTELİKLER VE İŞ TANIMI At Biggplus Group we are in search of a Software Developer to join one of our group company, Aristo A.Ş. based in Kavacık/ IstanbulBachelor’s degree in a related field,At least 3 years of software development experience with ".Net",Asp.Net Core, API core is mustKnowledge of ORM and Design Patterns (Singleton, Repository) is must, other design pattern knowledge is a plus,Experience in RESTful web services,Knowledge of MicroServices is a plus,Familiarity with HTML, CSS, Javascript, and Jquery is preferred,Knowledge of Software Development Life Cycle,Strong analytical and problem-solving skills,Good verbal and written communication skills,Responsibilities:Being a part of the development of existing software projects,Taking a role in the analysis, development and documentation processes of new software projects.</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Argedan Bilişim A.Ş.</text:p>
          </table:table-cell>
          <table:table-cell office:value-type="string">
            <text:p>Yazılım Geliştirme Uzmanı</text:p>
          </table:table-cell>
          <table:table-cell office:value-type="float" office:value="3599410">
            <text:p>3599410</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Yazılım Geliştirme Uzmanı (.Net)Üniversitelerin Bilgisayar Mühendisliği, Yazılım Mühendisliği, Bilgisayar Programcılığı veya ilgili bölümlerinden mezun,.Net Framework, .Net Core, C#, en az 2 yıl uygulama geliştirme tecrübesi bulunan,Restful API konusunda bilgi ve deneyim sahibi,JavaScript, jQuery, HTML ve CSS konularında bilgi ve deneyim sahibi,Microsoft SQL Server veritabanı konusunda bilgi sahibi,Analitik düşünebilen, problem çözme konusunda yetkin ve takım çalışmasına yatkın,Güncel web teknolojilerini takip eden, araştırmaya ve öğrenmeye meraklı,Tercihen;Microservice mimarisi hakkında bilgi sahibi,Docker Container, ElasticSearch, Redis, RabbitMQ konularında bilgi sahibi,Teknik dokümanları okuyacak düzeyde İngilizce bilen,İstanbul Anadolu yakasında ikamet eden,Üniversitelerin ilgili bölümlerinden mezun,Erkek adayalarda askerlik görevini yapmış (ya da en az 2 yıl tecilli) olan...</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Yatırım</text:p>
          </table:table-cell>
          <table:table-cell table:number-columns-repeated="2" office:value-type="string">
            <text:p>TREDAŞ - Trakya Elektrik Dağıtım A.Ş.</text:p>
          </table:table-cell>
          <table:table-cell office:value-type="string">
            <text:p>Yazılım Geliştirme Uzmanı</text:p>
          </table:table-cell>
          <table:table-cell office:value-type="float" office:value="3599284">
            <text:p>3599284</text:p>
          </table:table-cell>
          <table:table-cell office:value-type="string">
            <text:p>Tekirdağ</text:p>
          </table:table-cell>
          <table:table-cell office:value-type="string">
            <text:p>active</text:p>
          </table:table-cell>
          <table:table-cell office:value-type="string">
            <text:p>Detail-Aday</text:p>
          </table:table-cell>
          <table:table-cell office:value-type="string">
            <text:p>GENEL NİTELİKLER VE İŞ TANIMI Trakya Elektrik Dağıtım A.Ş., Bilgi Teknolojileri Müdürlüğü bünyesinde görevlendirilmek üzere aşağıdaki özelliklere sahip “Yazılım Geliştirme Uzmanı” arayışımız bulunmaktadır.Üniversitelerin ilgili bölümlerinden mezun,En az 5 yıl Yazılım Geliştirme Tecrübesi Olan,WebAPI uygulamaları geliştirmişMS SQL veri tabanı konusunda deneyimli,Asp.Net, MS SQL, EntityFramework, Html, Css, JQuery, Javascript, Bootstrap konularında bilgi ve tecrübeli,Net platformunda kurumsal uygulamalar geliştirme konusunda en az 5 yıl deneyimli,İyi derecede ingilizce bilen,Tekirdağ'da ikamet edece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Türkiye İhracat Kredi Bankası Anonim Şirketi-Türk</text:p>
          </table:table-cell>
          <table:table-cell office:value-type="string">
            <text:p>Yazılım Geliştirme Uzmanı</text:p>
          </table:table-cell>
          <table:table-cell office:value-type="float" office:value="3610696">
            <text:p>3610696</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Türk Eximbank (Türkiye İhracat ve Kredi Bankası), Yazılım ve İş Geliştirme Direktörlüğümüze bağlı hızla büyüyen Yazılım Geliştirme ekibimize katılmak üzere ekip arkadaşları arıyoruz.Genel Nitelikler:Üniversitelerin 4 yıllık eğitim verilen Mühendislik bölümlerinden mezun, (Tercihen Bilgisayar, Yazılım, Endüstri Mühendisliği)Tercihen iyi derecede İngilizce bilen,Kreatif, analiz ve problem çözme becerileri güçlü,Çevik proje yönetim yaklaşımını benimsemiş, ekip çalışmasına yatkın,Farklı teknolojiler ile çalışmaya ve yeni teknolojiler öğrenmeye istekli,Bankacılık veya Finans sektöründe en az 3 yıl yazılım deneyimi olan (Tercihen Temel Bankacılık, Ticari/ Kurumsal Krediler fonksiyonlarında görev almış olmak.)Askerlik görevini tamamlamış veya en az 1 yıl tecilli. (Erkek adaylar için)Teknik Nitelikler:SAP yazılım geliştirmede en az 2 yıl deneyimli, (ABAP nesneleri, Fiori, UI5)Fiori uygulamalarını geliştirme ve özelleştirme konularına hakim,Tercihen SAP TRM modülü ile çalışmış ve SAP BTP hizmetlerini kullanarak uygulama geliştirmiş,ABAP RESTful Uygulama Programlama konularında deneyimli,Reporting, dialog transactions, enhancements, SAP script, Smart Forms, User Exits, BADIs, BAPIs, RFC konularında bilgili,Yeni önyüz teknolojileri konusunda bilgili (Tercihen React, Angular veya Primefaces).</text:p>
          </table:table-cell>
          <table:table-cell office:value-type="string">
            <text:p/>
            <text:p><text:s text:c="16"/>4 gün önce</text:p>
            <text:p><text:s text:c="17"/>yayınlandı</text:p>
            <text:p><text:s text:c="15"/></text:p>
          </table:table-cell>
        </table:table-row>
        <table:table-row table:style-name="ro2">
          <table:table-cell office:value-type="string">
            <text:p>Tam Zamanlı</text:p>
          </table:table-cell>
          <table:table-cell office:value-type="string">
            <text:p>Bankacılık</text:p>
          </table:table-cell>
          <table:table-cell table:number-columns-repeated="2" office:value-type="string">
            <text:p>Türk Exim Bank</text:p>
          </table:table-cell>
          <table:table-cell office:value-type="string">
            <text:p>Yazılım Geliştirme Uzmanı</text:p>
          </table:table-cell>
          <table:table-cell office:value-type="float" office:value="3165494">
            <text:p>3165494</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Türk Eximbank (Türkiye İhracat ve Kredi Bankası), Yazılım ve İş Geliştirme Direktörlüğümüze bağlı hızla büyüyen Yazılım Geliştirme ekibimize katılmak üzere ekip arkadaşları arıyoruz.            Genel Nitelikler:• Üniversitelerin 4 yıllık eğitim verilen Mühendislik bölümlerinden mezun, (Tercihen Bilgisayar, Yazılım, Endüstri Mühendisliği)• Tercihen iyi derecede İngilizce bilen,• Kreatif, analiz ve problem çözme becerileri güçlü,• Çevik proje yönetim yaklaşımını benimsemiş, ekip çalışmasına yatkın,• Farklı teknolojiler ile çalışmaya ve yeni teknolojiler öğrenmeye istekli,• Bankacılık veya Finans sektöründe en az 3 yıl yazılım deneyimi olan (Tercihen Temel Bankacılık, Ticari/ Kurumsal Krediler fonksiyonlarında görev almış olmak.)• Askerlik görevini tamamlamış veya en az 1 yıl tecilli. (Erkek adaylar için)Teknik Nitelikler:• Java ile yazılım geliştirme tecrübesi olan,• JSF, JPA, Javascript web teknolojilerine hakim,• JDBC,CDI, Hibernate, Spring Boot, Maven, Rest kullanarak uygulama geliştirmiş,• Yazılım tasarım kalıpları (Design Patterns) konusunda bilgi sahibi,• İlişkisel veri tabanı sistemleri konusunda tecrübe sahibi (Tercihen Oracle Veritabanı) ,• Yeni önyüz teknolojileri konusunda bilgi sahibi (Tercihen React,Angular veya Primefaces).• Katmanlı mimarilerde tecrübeli, (Tercihen BPM ve Service Bus mimarisinde bilgi sahibi)• Tercihen Mikroservis mimarisinde ve Containerization ekosistemleri (Docker, Kubernetes) hakkında bilgi sahibi,</text:p>
          </table:table-cell>
          <table:table-cell office:value-type="string">
            <text:p/>
            <text:p><text:s text:c="16"/>4 gün önce</text:p>
            <text:p><text:s text:c="17"/>yayınlandı</text:p>
            <text:p><text:s text:c="15"/></text:p>
          </table:table-cell>
        </table:table-row>
        <table:table-row table:style-name="ro2">
          <table:table-cell office:value-type="string">
            <text:p>Tam Zamanlı</text:p>
          </table:table-cell>
          <table:table-cell office:value-type="string">
            <text:p>Bağlantı Elemanları</text:p>
          </table:table-cell>
          <table:table-cell table:number-columns-repeated="2" office:value-type="string">
            <text:p>CİVTEC CİVATA A.Ş</text:p>
          </table:table-cell>
          <table:table-cell office:value-type="string">
            <text:p>Yazılım Geliştirme Uzmanı</text:p>
          </table:table-cell>
          <table:table-cell office:value-type="float" office:value="3543276">
            <text:p>3543276</text:p>
          </table:table-cell>
          <table:table-cell office:value-type="string">
            <text:p>İstanbul(Avr.)(Büyükçekmece)</text:p>
          </table:table-cell>
          <table:table-cell office:value-type="string">
            <text:p>active</text:p>
          </table:table-cell>
          <table:table-cell office:value-type="string">
            <text:p>Detail-Aday</text:p>
          </table:table-cell>
          <table:table-cell office:value-type="string">
            <text:p>GENEL NİTELİKLER VE İŞ TANIMI Genel NiteliklerBilgisayar Mühendisliği/Programcılığı veya ilgili bölümlerinden mezun,Canias ERP projelerinden aktif görev almış,SQL sorgulama dilini iyi bilen,Troia geliştirme dilini bilen,C# programlama diline hakim, .Net ve .Net Core ile projeler geliştirmişTercihen API, mikro servisler, nesne temelli programlama konusunda bilgi sahibiBelgelendirme ve raporlama konusunda bilgi ve istekli,Gelişmiş iletişim ve sunum becerilerine sahip, insan ilişkilerinde başarılı,Ekip çalışmasına yatkın ve analitik düşünme yeteneğini gelişmiş,Erkek adaylar için askerlik hizmetini tamamlamış,İstanbul Avrupa Yakası (Çatalca, Beylikdüzü, Esenyurt, Avcılar,Silivri , Büyükçekmece) bölgesinde ikamet edenFirmamızın projelerinde görev alabilecek, Yazılım Geliştirme Uzmanı arıyoruz. İş TanımıERP kullanıcılarından gelen talep ve sorunları listelemek, incelemek, çözüm aramak.  Canias ERP sisteminde geliştirilecek projelerde ve test analizlerinde destek olmak,Süreç takibi yapmak, sonuç ve çözüm odaklı çalışmak.Canias ERP uygulamalarının güncelleme ve bakım faaliyetlerinde görev almak,Birimlerin raporlama ihtiyaçlarının karşılanması sağlamak,Şirket için kullanılan yazılımlara destek vermek,Anahtar kullanıcı eğitimlerini vermek ve eğitim belgelerini hazırlamak,</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Sağlık, Sağlık Kuruluşları, Medikal Ürünler</text:p>
          </table:table-cell>
          <table:table-cell table:number-columns-repeated="2" office:value-type="string">
            <text:p>EAR TEKNİK İŞİT.VE ODİOMETRİ CİHAZ.SAN.VE TİC.A.Ş.</text:p>
          </table:table-cell>
          <table:table-cell office:value-type="string">
            <text:p>Yazılım Geliştirme Uzmanı</text:p>
          </table:table-cell>
          <table:table-cell office:value-type="float" office:value="3605105">
            <text:p>3605105</text:p>
          </table:table-cell>
          <table:table-cell office:value-type="string">
            <text:p>Tekirdağ</text:p>
          </table:table-cell>
          <table:table-cell office:value-type="string">
            <text:p>active</text:p>
          </table:table-cell>
          <table:table-cell office:value-type="string">
            <text:p>Detail-Aday</text:p>
          </table:table-cell>
          <table:table-cell office:value-type="string">
            <text:p>GENEL NİTELİKLER VE İŞ TANIMI • Üniversitelerin 4 yıllık eğitim veren Matematik veya Fizik bölümlerinden mezun,•Çorlu’da bulunan tesisimizde çalışabilecek,•Geliştirilecek yeni projelerde Front End veya Back End tarafında görev alacak,• Tercihen algoritma geliştirme, nümerik hesaplama ve benzeri hesaplama ile ilintili alanlarda eğitim almış,• En az bir programlama diline hakim, • İleri seviyede İngilizce bilen ,• İletişimi, problem çözme becerisi ve analitik yönü güçlü,• Takım çalışmasına yatkın, sonuç odaklı çalışma anlayışına sahip,• Uzun süreli çalışabilecek,• Çalışma arkadaşları arıyoruz.</text:p>
          </table:table-cell>
          <table:table-cell office:value-type="string">
            <text:p/>
            <text:p><text:s text:c="16"/>4 gün önce</text:p>
            <text:p><text:s text:c="17"/>güncellendi</text:p>
            <text:p><text:s text:c="15"/></text:p>
          </table:table-cell>
        </table:table-row>
        <table:table-row table:style-name="ro2">
          <table:table-cell office:value-type="string">
            <text:p>Full-Time</text:p>
          </table:table-cell>
          <table:table-cell office:value-type="string">
            <text:p>Üretim / Endüstriyel Ürünler, Turizm, Yapı</text:p>
          </table:table-cell>
          <table:table-cell table:number-columns-repeated="2" office:value-type="string">
            <text:p>Gürok</text:p>
          </table:table-cell>
          <table:table-cell office:value-type="string">
            <text:p>Yazılım Geliştirme Uzmanı</text:p>
          </table:table-cell>
          <table:table-cell office:value-type="float" office:value="3445684">
            <text:p>3445684</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QUALIFICATIONS AND JOB DESCRIPTION As Gürok Group, we have maintained our strong position among Turkey's largest private sector groups for 75 years. With our experience of more than 25 years in the glass industry, world's 5th largest table glass brand LAV, we continue to grow with GCA in glass packaging solutions. With more than 30 years of experience in the tourism sector, we continue to grow with JOALI Maldives, JOALI BEING and Ali Bey Hotels &amp; Resorts in the ultra-luxury segment. We have gained more strength with Gürok Kiremit and Lapis Yapı in the construction and industry sector.In its digital transformation journey, Gürok Information Technologies Team is looking for an “Software Development Senior Specialist/Specialist” to walk with. In this long journey, our teammates will take part in the digital transformation and technology projects, and its works in the fields of innovative product and services planned for its domestic and international companies. About The Role:   To create software coding infrastructure in new projects,   Developing projects in Microsoft .NET and PHP platform, writing code in accordance with standards,   Understanding business requirements analysis documents and can design, implement, and develop software to solve business problems,   Ensuring that additional requests from the customer are implemented on existing software.   Being part of agile software teamsRequired Skills and Qualifications:  Graduated from the Engineering departments of universities,  Having minimum 2-3 years of software development experience,  Know-how on software development architectures, best practices, design patterns and frameworks,  Know-how and experience in C#, .NET, .NET Core, .NET MVC, ASP.NET, API, Web API, HTML, CSS, javascript, jquery, Microsoft .NET Framework, Powerapss and JavaScript, also relational databases such as MS SQL, PostgreSQL etc.  Having knowledge and/or experience in SOA, Web Service, REST API, WCF, Windows Service, SOAP etc.  Experienced in PHP programming language,  Knowledge and experience on Software Development Lifecycle, standarts and Tools.  Having knowledge and/or experience on DevOps practices.  Knowledge on Cloud services and Cloud based infrastructure services and development environments services. Experience on Microsoft Azure is plus  Having knowledge about source code versioning (Git, GitHub, Microsoft TFS)   Knowledge on Apache Web server and Microsoft IIS Server Knowledge and experiences on agile development process (Scrum etc)  Ability to multi-task, organize, and prioritize work.What We Offer:Competitive and comprehensive benefits including complementary and private health insurance.Dynamic and friendly work environmentOpportunity to work with new technologies.Continuous learning and development opportunities.</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Bilişim, Yazılım</text:p>
          </table:table-cell>
          <table:table-cell table:number-columns-repeated="2" office:value-type="string">
            <text:p>AÇILIMSOFT YAZILIM TEKNOLOJİ ANONİM ŞİRKETİ</text:p>
          </table:table-cell>
          <table:table-cell office:value-type="string">
            <text:p>Yazılım Geliştirme Uzmanı</text:p>
          </table:table-cell>
          <table:table-cell office:value-type="float" office:value="3609183">
            <text:p>3609183</text:p>
          </table:table-cell>
          <table:table-cell office:value-type="string">
            <text:p>İstanbul(Avr.)(Esenler)</text:p>
          </table:table-cell>
          <table:table-cell office:value-type="string">
            <text:p>active</text:p>
          </table:table-cell>
          <table:table-cell office:value-type="string">
            <text:p>Detail-Aday</text:p>
          </table:table-cell>
          <table:table-cell office:value-type="string">
            <text:p>GENEL NİTELİKLER VE İŞ TANIMI İş TanımıAçılımsoft yazılım ürünlerinin geliştirilmesinde bizimle birlikte çalışacak Yazılım Geliştirme Uzmanı arıyoruz. Bu pozisyondaki kişi: yazılım mimarisi, kodlama, hata ayıklama, kod gözden geçirme, test ve konfigürasyon yönetimi süreçlerinde rol alacak.Yazılım Geliştirme Uzmanının Sorumlulukları·       Ölçeklenebilir kod yazma ve mevcut .NET web sitelerini ve uygulamalarını yükseltme·       Öngörülen yönergelere uygunluğu sağlamak için mevcut kodun yeniden formüle edilmesi·       Hataları ve eksiklikleri tespit etmek ve düzeltmek için kodu gözden geçirmek·       Mükemmel çalışır durumda olduklarından emin olmak için çıktıları test etmek·       Teknolojik değişikliklere ayak uydurmakTeknik Gereksinimler·       Yazılım Mühendisliği veya Bilgi Teknolojileri alanında lisans derecesi·       3 - 5 yıl yazılım geliştirme tecrübesi·       Kaynak ve konfigürasyon yönetiminde profesyonel deneyim (Jira, Git, vb…)·       C#, ASP.Net WebForms, ASP.Net WebAPI, Entity Framework dahil olmak üzere .NET teknolojileri hakkında profesyonel bilgi ve deneyim·       JavaScript(ES5, ES6)/TypeScript, HTML5 ve CSS/SCSS dahil ön uç geliştirme dilleri konusunda uzmanlık·       Temel IT/IS yönetim becerileri (Windows Server, Web Hosting: IIS)·       PowerShell/CMD deneyimi·       SQL'de sağlam beceriler (T-SQL / MS SQL Server)·       SOLID &amp; OOP ve Tasarım Desenleri (DI, IoC vb. dahil)·       UML diyagramlarının okur yazarlığı</text:p>
          </table:table-cell>
          <table:table-cell office:value-type="string">
            <text:p/>
            <text:p><text:s text:c="16"/>5 gün önce</text:p>
            <text:p><text:s text:c="17"/>yayınlandı</text:p>
            <text:p><text:s text:c="15"/></text:p>
          </table:table-cell>
        </table:table-row>
        <table:table-row table:style-name="ro2">
          <table:table-cell office:value-type="string">
            <text:p>Tam Zamanlı</text:p>
          </table:table-cell>
          <table:table-cell office:value-type="string">
            <text:p>Tekstil</text:p>
          </table:table-cell>
          <table:table-cell table:number-columns-repeated="2" office:value-type="string">
            <text:p>Ekoten Tekstil</text:p>
          </table:table-cell>
          <table:table-cell office:value-type="string">
            <text:p>Yazılım Geliştirme Uzmanı</text:p>
          </table:table-cell>
          <table:table-cell office:value-type="float" office:value="3430178">
            <text:p>3430178</text:p>
          </table:table-cell>
          <table:table-cell office:value-type="string">
            <text:p>İzmir(Torbalı)</text:p>
          </table:table-cell>
          <table:table-cell office:value-type="string">
            <text:p>active</text:p>
          </table:table-cell>
          <table:table-cell office:value-type="string">
            <text:p>Detail-Aday</text:p>
          </table:table-cell>
          <table:table-cell office:value-type="string">
            <text:p>GENEL NİTELİKLER VE İŞ TANIMI 2000 yılında Sun Şirketler Grubu bünyesine katılan EKOTEN Tekstil,  Türkiye’nin ve Avrupa’nın büyük ve prestijli örgü kumaş üreticilerinden biri olarak dünyanın önde gelen moda ve spor giyim markalarının önemli tedarikçilerinden biridir.EKOTEN Tekstil 2021 yılında da Türkiye’nin ikinci 500 Büyük Sanayi Kuruluşu arasındadır.Sektörün önde gelen kuruluşlarından biri olan firmamızda ekibimizde yer alacak“Yazılım Geliştirme Uzmanı” pozisyonunda görevlendireceğimiz takım arkadaşı arayışımız bulunmaktadır.GENEL NİTELİKLERÜniversitelerin Bilgisayar Mühendisliği veya Yazılım Mühendisliği bölümlerinden mezunTercihen alanında en az 3 yıl deneyimliİyi seviyede İngilizce bilenMSSQL Server yönetim ve programlama konularına hakimBüyük veri modelleri tasarlama ve yönetim konusunda bilgi sahibiOOP kavramına hakim, tercihen Domain modellemesinde rol alabilecekASP.Net platformunda masaüstü/web uygulamaları geliştirmiş veya bu projelerde görev alabilecekRestAPI ile entegrasyon projelerinde rol alabilecekMVC Web API, EF, Data Mapping teknolojileri ve tercihen çok katmanlı mimari ve süreç yönetimi hakkında bilgi sahibiC# &amp; Javascript Frameworkler (tercihen Angular 2+) konusunda deneyim sahibiEndüstri 4.0 ve dijitalleşme kavramlarına ilgi duyanBaşarı odaklı, ekip çalışmasına yatkın, planlı ve çözüm odaklıİletişim yeterliliği yüksek, analitik düşünce yapısına sahip, detaylara önem veren ve yeniliklere açıkİzmir’de ikamet eden/ edebilecek olanİŞ TANIMIVeri tabanı yönetim plan, politika, prosedür ve talimatlarının oluşturulması ve uygulanmasıYazılım ekibi ile veri tabanı ve API model tasarımı konularında koordineli çalışmasıMevcut ve yeni geliştirilecek API’leri kullanacak, Desktop/Web/Mobil uygulama geliştirme projelerinde gerektiğinde yazılım ekibine destek verilmesiModelleme ve tasarım süreçlerinde analiz ekibi ile birlikte çalışılmasıTüm başvurular gizlilik ilkesi içinde ve İnsan Kaynakları tarafından değerlendirilecektir.Ekoten Tekstil olarak çeşitlilikten güç alıyor, kapsayıcılığın iş geliştirme konusunda bakış açısı kazandırdığına inanıyoruz. Tüm başvurular katma değer sağlayan ve yeteneğe odaklanan bir bakış açısı ile çalışanların ırkı, cinsiyeti, rengi, sosyal veya etnik kökeni, dini, dili, yaşı, bedensel durumu, medeni hali, cinsel yönelimi veya toplumsal cinsiyet kimliği, siyasi görüşü, göçmenlik durumu veya yasalarla korunan herhangi bir statüsü bazında ayrım yapılmaksızın değerlendirilecektir.</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Vizyoneks Bilgi Teknolojileri A.Ş.</text:p>
          </table:table-cell>
          <table:table-cell office:value-type="string">
            <text:p>Yazılım Geliştirme Uzmanı</text:p>
          </table:table-cell>
          <table:table-cell office:value-type="float" office:value="3150054">
            <text:p>3150054</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        Üniversitelerin Bilgisayar, Yazılım, Elektronik, Matematik Mühendisliği veya Bilgisayar Programcılığı bölümlerinden mezun.·        Erkek adaylar için askerlik hizmetini tamamlamış ya da en az 2 yıl tecilli.·        PL/SQL kod yazma konusunda en az 2 yıl tecrübeli (Zorunlu),·        ASP.NET, Java Script, XML Web Servisleri, AJAX, CSS hakkında bilgi ve tecrübeye sahip.·        Oracle veritabanı konusunda tecrübeli,·        Nesne tabanlı programlama, katmanlı mimari ve uygulama analiz ve tasarım konularında en az 2 yıl deneyime sahip.·        Literatürü takip edebilecek seviyede İngilizce bilen.·        Problem çözme, planlama ve takip yetenekleri olan.İŞ TANIMIAnaliz ve Tasarım yapmak, PL/SQL kod yazmak, yazılan uygulamaların 1.Kademe testlerini yapmak, Yazılan kodları Canlı'ya (Prod) almak ve gerekli destek hizmetlerini sağlamak.</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Vizyoneks Bilgi Teknolojileri A.Ş.</text:p>
          </table:table-cell>
          <table:table-cell office:value-type="string">
            <text:p>Yazılım Geliştirme Uzmanı</text:p>
          </table:table-cell>
          <table:table-cell office:value-type="float" office:value="517928">
            <text:p>517928</text:p>
          </table:table-cell>
          <table:table-cell office:value-type="string">
            <text:p>İstanbul(Avr.), Kocaeli(Gebze), İstanbul(Asya)</text:p>
          </table:table-cell>
          <table:table-cell office:value-type="string">
            <text:p>active</text:p>
          </table:table-cell>
          <table:table-cell office:value-type="string">
            <text:p>Detail-Aday</text:p>
          </table:table-cell>
          <table:table-cell office:value-type="string">
            <text:p>GENEL NİTELİKLER VE İŞ TANIMI ·        Üniversitelerin Bilgisayar Mühendisliği, Bilgisayar Programcılığı veya Matematik Mühendisliği bölümlerinden mezun.·        Erkek adaylar için askerlik hizmetini tamamlamış ya da en az 2 yıl tecilli.·        Microsoft Visual Studio .NET ile VB.NET dilini kullanarak uygulama geliştirecek.·        ASP.NET, Java Script, XML Web Servisleri, AJAX, CSS hakkında bilgi ve tecrübeye sahip.·        Oracle veritabanı üzerinde tasarım yapabilen; PL/SQL, Stored Procedure, Trigger konularında deneyimli.·        Nesne tabanlı programlama, katmanlı mimari ve uygulama analiz ve tasarım konularında en az 2 yıl deneyime sahip.·        Literatürü takip edebilecek seviyede İngilizce bilen.·        Araştırmacı, mesleki bilgi ve becerisini sürekli geliştiren.·        Problem çözme, planlama ve takip yetenekleri olan.·        Takım içinde sorumluluk almasını seven ve periyodik olarak yapılan işlerin angarya olduğunudüşünmeyen.·        Kendi kodunu test etme alışkanlığına sahip, detaylara ve titiz çalışmaya özen gösteren.·        Gebze ve/veya Kozyatağı bölgesinde çalışmaya engeli olmayan takım arkadaşları arıyoruz. Tercih Sebebi Özellikler:- Microsoft Yazılım Geliştirici sertifikalarına sahip olmak.- Mobil uygulama geliştirme konusunda tecrübeli. İŞ TANIMISektöründe bir numara olan müşterilerimizin beklentileri çalışan bir yazılıma dönüştürme amacıyla analiz yapmak, tasarım yapmak, kod yazmak, test yapmak, kodları devreye almak, kodla ilgili destek hizmetlerine katılmak.</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Hizmet, Gümrük Hizmetleri</text:p>
          </table:table-cell>
          <table:table-cell table:number-columns-repeated="2" office:value-type="string">
            <text:p>SYK GÜMRÜK MÜŞAVİRLİĞİ ANONİM ŞİRKETİ</text:p>
          </table:table-cell>
          <table:table-cell office:value-type="string">
            <text:p>Yazılım Geliştirme Uzmanı</text:p>
          </table:table-cell>
          <table:table-cell office:value-type="float" office:value="3307037">
            <text:p>3307037</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SYK Gümrük Müşavirliği A.Ş.'nin  Kadıköy / Acıbadem lokasyonunda bulunan Genel Merkezinde görevlendirilmek üzere; '' Yazılım Geliştirme Uzmanı“ arayışımız bulunmaktadır.• Yazılım tasarımı ve geliştirilmesi konusunda en az 5 yıl tecrübeli,• C#, Asp.net ve SQL dilini iyi derecede bilen,• Klasik Asp ve Python dillerinde yazılan projelerdeki kodu yorumlayabilecek kadar bilgisi olan,• Ekip Çalışmasına yatkın,• Analitik düşünebilen ve problem çözme becerisi iyi olan,• SQL View, Stored Procedure ve fonksiyonlar konusunda iyi,• Tercihen CSS ve HTML bilgisi olan,• İngilizce seviyesi iyi,• Yeni teknolojileri takip eden ve gelişime açık,• Erkek adaylar için askerlik görevini tamamlamış,• .NET  bilgisi olan ve projelerini anlayabilen,• Tercihen mobil yazılımları konusunda bilgi sahibi,• Yaratıcı, yenilikleri takip edebilen ve uygulayabilen,• MS Office yazılımlarını iyi kullanabilen takım arkadaşları aramaktayız.</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Bilişim, Yazılım, Bilişim Danışmanlığı</text:p>
          </table:table-cell>
          <table:table-cell table:number-columns-repeated="2" office:value-type="string">
            <text:p>Egemen Yazılım ve Otomasyon Ltd. Şti</text:p>
          </table:table-cell>
          <table:table-cell office:value-type="string">
            <text:p>Yazılım Geliştirme Uzmanı</text:p>
          </table:table-cell>
          <table:table-cell office:value-type="float" office:value="3607754">
            <text:p>3607754</text:p>
          </table:table-cell>
          <table:table-cell office:value-type="string">
            <text:p>İstanbul(Avr.)(Beylikdüzü, Esenyurt)</text:p>
          </table:table-cell>
          <table:table-cell office:value-type="string">
            <text:p>active</text:p>
          </table:table-cell>
          <table:table-cell office:value-type="string">
            <text:p>Detail-Aday</text:p>
          </table:table-cell>
          <table:table-cell office:value-type="string">
            <text:p>GENEL NİTELİKLER VE İŞ TANIMI Firmamız 20 yılı aşkın süredir, tekstil sektöründe iplik, kumaş, boya, baskı işletmeleri başta olmak üzere pek çok alanda yazılım projeleri geliştirmektedir. Yılların verdiği sektörel ve yazılımsal tecrübeyi, müşteri istek/ihtiyaçları ile doğru harmanlamayı başararak dün olduğu gibi bugünde sektör liderliğimizi korumakta ve müşterilerimize katma değer sunmaktayız.Ekibimizde yer alacak yetenekli ve deneyimli Yazılım Uzmanları aramaktayız. Eğer yazılım dünyasına meraklı, yenilikçi çözümler üretmeyi seven ve sorunlara analitik bir bakışaçısıyla yaklaşabilen bir yazılım uzmanıysanız, sizinle tanışmak için sabırsızlanıyoruz!İş Tanımı:Yazılım projelerinde baştan sona aktif olarak yer alarak, uygulamaların analiz, tasarım, geliştirme ve test süreçlerine katkı sağlamak.Mevcut yazılımların bakımını yapmak, sorunları tespit ederek çözümler üretmek ve iyileştirmeler yapmak.Teknik belgeler oluşturmak ve projelerin dokümantasyonunu düzenli olarak yapmak.Aranan Nitelikler:Üniversitelerin ilgili branşlarından mezun olmak (Bilgisayar Müh., Yazılım Müh. vb.).En az 3 yıl yazılım geliştirme deneyimi ve projelerde aktif rol almış olmak.C#, Delphi, Python gibi en az bir programlama dilinde uzmanlık düzeyinde olmak.Nesne yönelimli programlama tekniklerine hakim olmak. Veritabanı yönetimi ve SQL bilgisine sahip olmak.İyi derecede yazılı ve sözlü iletişim becerilerine sahip olmak ve takım çalışmasına yatkın olmak.Problem çözme ve analitik düşünme yeteneklerine sahip olmak.Proje yönetimi ve zaman yönetimi konularında yetkin olmak.Teknoloji trendlerini yakından takip ederek, yeni teknolojileri projelerde uygulayabilme becerisine sahip olmak.Şirketimiz, çalışanlarının sürekli gelişimini desteklemektedir ve size sağlayacağımız imkanlarla kariyerinizdeki başarıyı birlikte inşa etmek istiyoruz. Motive edici bir çalışma ortamı ve çeşitli projelerle kendinizi sürekli geliştirme fırsatı sunuyoruz.Unutmayın, geleceğin yazılım dünyasında bizimle birlikte yer almak için sizleri aramızda görmekten mutluluk duyacağız!</text:p>
          </table:table-cell>
          <table:table-cell office:value-type="string">
            <text:p/>
            <text:p><text:s text:c="16"/>5 gün önce</text:p>
            <text:p><text:s text:c="17"/>yayınlandı</text:p>
            <text:p><text:s text:c="15"/></text:p>
          </table:table-cell>
        </table:table-row>
        <table:table-row table:style-name="ro2">
          <table:table-cell office:value-type="string">
            <text:p>Tam Zamanlı</text:p>
          </table:table-cell>
          <table:table-cell office:value-type="string">
            <text:p>Eğlence - Kültür - Sanat, Sinema - Tiyatro</text:p>
          </table:table-cell>
          <table:table-cell table:number-columns-repeated="2" office:value-type="string">
            <text:p>MARS SİNEMA TURİZM VE SPORTİF TES. İŞL. A.Ş.</text:p>
          </table:table-cell>
          <table:table-cell office:value-type="string">
            <text:p>Yazılım Geliştirme Uzmanı</text:p>
          </table:table-cell>
          <table:table-cell office:value-type="float" office:value="3497831">
            <text:p>3497831</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Software DeveloperQUALIFICATIONS AND JOB DESCRIPTION CGV MARS CINEMA GROUP, which joined CGV in 2016 and always focuses on people; offers its customers a unique cinema experience. CGV MARS CINEMA GROUP crownes advanced movie technologies such as 4DX, Starium, ScreenX, IMAX to which Cinema lovers of Turkey were first introduced in halls, with comfort, ergonomics and superior service; focuses on going beyond the expectations and needs of its guests by constantly renewing itself. We are looking for an " Software Developer"  who adopts dynamism as a life style, for our company that has cinema chain throughout Turkey. QUALIFICATIONSBachelor's degree in Computer Engineering, Computer Technology and Information Technologies,At least 4+ years of software development background specifically in .Net Framework,Strong communicational and interpersonal skills,Good team player, result oriented attitude and analytical mind,able to translate complex business requirements into moduler solutions,Experience of documentation, High experience of process analysis and design,Eager to learn new technologies, A passion for quality and continuous improvement and integration of processes and software,Strong debugging skills and the proven ability to quickly understand other developers code,Strong understanding of object-oriented programming,Familiar with various design and architectural patterns,Advanced English proficiency,No obstacles or restrictions to travel, No military obligation for male candidates.JOB DESCRIPTIONPrimary responsibilities will be to design and develop the applications, and to coordinate with the rest of the team working on different layers of the infrastructure. Having knowledge in Scrum/Agile Methodologies,Advanced programming experience with C#, ASP.NET, .Net Core, Web API , MVC and Visual Studio,Knowledge of RESTful and SOAP Web Service development,Experience with Relational SQL databases , including T-SQL scripts, , MS SQL Server, Entity Framework and Database Design, Preferably with knowledge of RabbitMQ and Elasticsearch,Having knowledge about micro-services (Optional),Experience in GIT and TFS tools, Experience in OOP principles, Design Patterns and Secure Coding,Experience with LOGO UNITY or TIGER or equivalent accounting software (Optional),Experience in HTML5, CSS3, Angular, Javascript, Bootstrap, JQUERY, AJAX, JSON, XML,Experience of IIS Web Server and web application configuration,Excellent knowledge of JavaScript with data structures, algorithms and software design principles,Experience in software development lifecycle practicesJoin us!We're looking forward to your application!</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Mikrogrup</text:p>
          </table:table-cell>
          <table:table-cell office:value-type="string">
            <text:p>Yazılım Geliştirme Uzmanı</text:p>
          </table:table-cell>
          <table:table-cell office:value-type="float" office:value="3599490">
            <text:p>3599490</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Mikrogrup şirketleri Mikro Yazılım, Zirve Yazılım, Paraşüt, Muhasebetech, Shopside, MevzuatTR’den oluşmaktadır. Mikrogrup şirketlerinin ürün yelpazesi ön muhasebe yapma gereksinimi duyan KOBİ’lerden, kendi muhasebe bölümüne sahip olan KOBİ’lere, oradan mali müşavirlere kadar uzanmaktadır. Ürün ailemizin temel özelliği, mikro, küçük ve orta ölçekli işletmelere, Mikrogrup yaklaşımının yarattığı farkla, kurulumu ve kullanımı kolay, birbirleriyle entegre çalışan, kullanıcıların ihtiyaçlarına göre şekillendirebildikleri modüler ürün ve hizmetleri bir bütün olarak sunmaktır.Mikrogrup olarak, hızla büyüyen ve gelişen organizasyonumuzda birlikteliğin gücüne inanarak cesaretle adım atan, işine tutkuyla sarılarak liderlik eden “.Net Developer” rolündeki ekip arkadaşımızı arıyoruz! #mikrogrupseninlegüzelNasıl bir ekip arkadaşı arıyoruz ?Benzer pozisyonda en az 3+ yıllık iş deneyimine sahip,Web tabanlı uygulamalarda deneyim sahibi,C#, .Net Framework ve .Net Core konusunda tecrübeli,RESTful ve SOAP servislerde tecrübeli,Entity Framework, Entity Framework Core vb. ORM araçlarını kullanmış,Object Oriented Programming ve Design Patterns konularında tecrübeli,SOLID Prensiplerini benimsemiş olan,Kodlama standartları ve kod kalitesi konularında bilgi sahibi,MS SQL Server veri tabanı konusunda tecrübeli,RabbitMQ, Kafka gibi teknolojilerde deneyim sahibi,Redis, MongoDB gibi NoSQL teknolojilerde deneyim sahibi,Microservice, container mimariler üzerinde bilgi sahibi,Güçlü iletişim becerileri ve takım çalışmasına yatkın,Teknik dokümanları anlayabilecek düzeyde İngilizce bilgisi olan</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Mikrogrup</text:p>
          </table:table-cell>
          <table:table-cell office:value-type="string">
            <text:p>Yazılım Geliştirme Uzmanı</text:p>
          </table:table-cell>
          <table:table-cell office:value-type="float" office:value="3417494">
            <text:p>3417494</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Mikrogrup şirketleri Mikro Yazılım, Zirve Yazılım, Paraşüt, Muhasebetech, Shopside, MevzuatTR’den oluşmaktadır. Mikrogrup şirketlerinin ürün yelpazesi ön muhasebe yapma gereksinimi duyan KOBİ’lerden, kendi muhasebe bölümüne sahip olan KOBİ’lere, oradan mali müşavirlere kadar uzanmaktadır. Ürün ailemizin temel özelliği, mikro, küçük ve orta ölçekli işletmelere, Mikrogrup yaklaşımının yarattığı farkla, kurulumu ve kullanımı kolay, birbirleriyle entegre çalışan, kullanıcıların ihtiyaçlarına göre şekillendirebildikleri modüler ürün ve hizmetleri bir bütün olarak sunmaktır.Mikrogrup olarak, hızla büyüyen ve gelişen organizasyonumuzda birlikteliğin gücüne inanarak cesaretle adım atan, işine tutkuyla sarılarak liderlik eden "Delphi Yazılım Geliştirme Uzmanı” rolündeki ekip arkadaşımızı arıyoruz! #mikrogrupseninlegüzel  Nasıl bir ekip arkadaşı arıyoruz?Üniversitelerin ilgili bölümlerinden en az önlisans veya lisans mezunu,Minimum 3 yıl deneyimi bulunan,Delphi programlama diline hakim,MS-SQL veritabanı yapısına hakim,Object oriented mimaride yazılım geliştirme deneyimi bulunan,Tercihen DevExpress kullanmış,Tercihen ERP veya personel bordro uygulamalarında çalışmış,Dökümanları anlayabilecek düzeyde İngilizce bilgisi olan,İletişim becerileri yüksek,Takım çalışmasına yatkın</text:p>
          </table:table-cell>
          <table:table-cell office:value-type="string">
            <text:p/>
            <text:p><text:s text:c="16"/>5 gün önce</text:p>
            <text:p><text:s text:c="17"/>güncellendi</text:p>
            <text:p><text:s text:c="15"/></text:p>
          </table:table-cell>
        </table:table-row>
        <table:table-row table:style-name="ro2">
          <table:table-cell office:value-type="string">
            <text:p>Full-Time</text:p>
          </table:table-cell>
          <table:table-cell office:value-type="string">
            <text:p>Sigortacılık</text:p>
          </table:table-cell>
          <table:table-cell table:number-columns-repeated="2" office:value-type="string">
            <text:p>Qnb Sağlık Hayat ve Emeklilik A.Ş.</text:p>
          </table:table-cell>
          <table:table-cell office:value-type="string">
            <text:p>Yazılım Geliştirme Uzmanı</text:p>
          </table:table-cell>
          <table:table-cell office:value-type="float" office:value="3140600">
            <text:p>3140600</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QUALIFICATIONS AND JOB DESCRIPTION General Qualifications2+ year of .Net and Oracle, PL/SQL development experiencePreferably development experience in JavaFocus on development of stored procedures, functions and SQL scripts for multiple projects will work with current solutions and develop PL/SQL codeResponsibilities include design, coding, debugging and documentation.Ad-hoc data query for various analysesPreferably insurance know howJob ResponsibilitiesProvide detailed analysis of data issues and development of recommendationsGood verbal/written Communication SkillsAble to work independently or/with minor supervisionAble to collaborate with local/remote &amp; offshore team members.Proactively seek/provide respective feedback on workload, timelines &amp; deliverables, etc.Experience in complex transformation or programsWhat do we offer you?A success measured not only by quarterly reports or numbers, but by the success stories, collaborations, trust and innovations behind those numbers,Unlimited career and development opportunities with the power of QNB Finansbank, Turkey's 5th largest bank,Leadership academies, individual career development supports, coaching and training programs, and development opportunities tailored to your needs,Flexible and remote working opportunity, private health insurance that covers your family, weekends and public holidays that are really holidays, additional leaves that adapt to your needs,A wide variety of awards and shares in order to make all achievements visible and to increase happiness by sharing,Activities where you can join in with pleasure from social clubs to lunchtime learning events, from happy hours to tea conversations with the management, and much more…</text:p>
          </table:table-cell>
          <table:table-cell office:value-type="string">
            <text:p/>
            <text:p><text:s text:c="16"/>6 gün önce</text:p>
            <text:p><text:s text:c="17"/>yayınlandı</text:p>
            <text:p><text:s text:c="15"/></text:p>
          </table:table-cell>
        </table:table-row>
        <table:table-row table:style-name="ro2">
          <table:table-cell office:value-type="string">
            <text:p>Tam Zamanlı</text:p>
          </table:table-cell>
          <table:table-cell office:value-type="string">
            <text:p>Bilişim, Yazılım</text:p>
          </table:table-cell>
          <table:table-cell table:number-columns-repeated="2" office:value-type="string">
            <text:p>Logo Yazılım San Ve Tic A.Ş.</text:p>
          </table:table-cell>
          <table:table-cell office:value-type="string">
            <text:p>Yazılım Geliştirme Uzmanı</text:p>
          </table:table-cell>
          <table:table-cell office:value-type="float" office:value="2695981">
            <text:p>2695981</text:p>
          </table:table-cell>
          <table:table-cell office:value-type="string">
            <text:p>Kocaeli(Gebze), İstanbul(Asya)</text:p>
          </table:table-cell>
          <table:table-cell office:value-type="string">
            <text:p>active</text:p>
          </table:table-cell>
          <table:table-cell office:value-type="string">
            <text:p>Detail-Aday</text:p>
          </table:table-cell>
          <table:table-cell office:value-type="string">
            <text:p>GENEL NİTELİKLER VE İŞ TANIMI GENEL NİTELİKLER VE İŞ TANIMIÇevikliğin, yaratıcılığın, yenilikçiliğin, verimliliğin ve sürekli ilerleme kültürünün benimsendiği bir iş yerinde çalışarak 1-0 öne geçmek istiyorsan, bu heyecan verici ekibin bir parçası ol! Biz kimiz?Logo Yazılım, e-ticaret, perakende, finans, telekomünikasyon havacılık, otomotiv gibi pek çok sektöre özel Logo çözümleri sunarak 200.000’in üzerinde firmanın sürdürülebilir büyüme yolculuğuna eşlik eden Türkiye’nin en büyük yerli yazılım şirketidir.Yurt içinde ve yurt dışında önemli başarılara imza atıyor, müşterilerimizle iş birliği içerisinde tutku ve çeviklikle değer yaratıyoruz.Logo’nun çalışmak için harika bir yer olduğunu düşünen takım arkadaşlarımız ile Great Place to Work® Sertifikası™? almanın ve Türkiye’ninbilişim ve yazılımsektöründeki en iyi işverenler arasında yer almanın mutluluğunu yaşıyoruz.Misyonumuz“Geleceği birlikte yazıyoruz” anlayışı ile iş birliğinin önemini vurguluyor, güçlü bir takım çalışması ile çalışanlarımızın potansiyellerini ortaya koymalarını sağlıyoruz.Çeşitlilik ve dahiliyet anlayışımızKapsayıcı bir kurum kültürü yaratmak için çabalıyor, çalışanlarımızın benliklerinin kısıtlanmadığı bir ortamda daha üretken olacağına inanıyoruz.Dünyaya karşı sorumlu birer insan olmak ve sürdürülebilir kalkınmaya katkı sağlamak için iş yerinde eşitliği savunuyor, eşit işe eşit ücret politikasını benimsiyoruz.Yenilikçi yapımızTakım çalışması ve müşteri ihtiyaçlarına odaklanırken sürekli kendini geliştiren, yeniliklere hızla uyum sağlayan, çevik metodolojiler ve yalın üretim felsefesinden esinlenerek kendine özgü tasarıma sahip olan yazılım geliştirme sürecini (Logo Agile Process Improvement System - LAPIS) kullanıyoruz.Yeni çalışma arkadaşımızda hangi özellikleri arıyoruz?Üniversitelerin Bilgisayar, Yazılım, Matematik bölümlerinden mezunJava ile uygulama geliştirme alanında en az 2 yıl deneyimliSpring/Spring Boot ve JPA/Hibernate teknolojileriyle uygulama geliştirme konusunda tecrübeliTercihen Junit, Selenium ve benzeri test otomasyon araçları tecrübesine sahip Tercihen Vaadin konusunda tecrübeliBDD, Cucumber tecrübesi olan DOM, XML, XPath hakkında bilgi sahibiVersiyonlama araçları konusunda (SVN, Git) deneyimliİyi derecede SQL bilgisi olanYazılım mühendisliği prensiplerine ve süreçlerine hakimTeknolojik gelişmeleri takip eden ve öğrenmeye açıkAnalitik düşünme ve problem çözme yeteneği kuvvetliİletişim yeteneği güçlü ve takım çalışmasına yatkınİyi derecede ingilizce bilenbiri olduğunu düşünüyorsan, seni Logo ile 1 - 0 önde olmaya davet ediyoruz. “Kıdemli Java Yazılım Geliştirme Uzmanı” pozisyonunda neler bekliyoruz?Ürün hedefleri doğrultusunda gerekli yazılım teknolojilerini belirlemek ve bunları uygulamaya koymak,Yeni ürünlerin yazılım tasarımlarını gerçekleştirmek,Şirkete özgü yazılım araçlarının tasarımını gerçekleştirmek,Yazılan kodların tekrar kullanılabilir, anlaşılır ve hatasız olmasını sağlamaktam benlik diyorsan ilana tıkla, kodlamaya başla!Sana neler sunuyoruz?İş ve yaşam dengesini sağlaman için esnek çalışma saatleriYeni mesleki beceriler kazanmak isteyen çalışanlar içinkariyer fırsatlarıProfesyonel ve kariyer gelişimlerini desteklemek içinöğrenme ve gelişme kaynaklarıÇalışanlara ve ailelerine iş ve özel yaşamlarında karşılaştıkları zorluklar içinçalışan destek programıGün geçtikçe geliştirilmeye odaklandığımız çalışan yan haklarıÇalışanların esenliği için hazırladığımız wellbeing programıDoğduğun ay içerisinde kullanabileceğin doğum günü izni</text:p>
          </table:table-cell>
          <table:table-cell office:value-type="string">
            <text:p/>
            <text:p><text:s text:c="16"/>6 gün önce</text:p>
            <text:p><text:s text:c="17"/>yayınlandı</text:p>
            <text:p><text:s text:c="15"/></text:p>
          </table:table-cell>
        </table:table-row>
        <table:table-row table:style-name="ro2">
          <table:table-cell office:value-type="string">
            <text:p>Tam Zamanlı</text:p>
          </table:table-cell>
          <table:table-cell office:value-type="string">
            <text:p>Doğalgaz</text:p>
          </table:table-cell>
          <table:table-cell table:number-columns-repeated="2" office:value-type="string">
            <text:p>İzmirgaz A.Ş.</text:p>
          </table:table-cell>
          <table:table-cell office:value-type="string">
            <text:p>Yazılım Geliştirme Uzmanı</text:p>
          </table:table-cell>
          <table:table-cell office:value-type="float" office:value="3250549">
            <text:p>3250549</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GENEL NİTELİKLERTercihen Üniversitelerin Bilgisayar Mühendisliği, Bilgisayar Programcılığı veya ilgili bölümlerinden mezun,Microsoft .NET (.Net 3.5/ 4.x), platformlarında uygulama geliştirme konularında deneyimli,Tercihen LINQ, Entity Framework, Windows Compact Framework  teknolojilerinden bazıları  ile geliştirme yapmış,Tercihen Web servisleri geliştirme, kullanma ve test etme deneyimi ve ilgili standartlar (REST, SOAP, WSDL, vb.) tecrübesine sahip,Versiyon kontrol sistemlerinde tecrübeli (TFS, Git, SVN vb.),Ekip çalışmasına, ortak kod geliştirmede uyumlu, iyi iletişim becerilerine sahip, motivasyonu yüksek, güçlü iletişim becerisi olan, takım çalışmasına yatkın,SQL bilgisine sahip (Tercihen PL/SQL),ISO 27001 Sertifika Süreçlerine hakim,Sonuç odaklı çalışan, yoğun ve dinamik iş temposuna uyum sağlayacak,Teknik literatürü takip edecek düzeyde İngilizceye sahip,Problem çözme, analitik düşünme, sorgulama ve araştırma yeteneğine sahip,Erkek adaylar için askerlik hizmetini yapmış, İnisiyatif alabilen, İzmir’de ikamet eden ya da edebilecek,  İŞ TANIMI Kurum içi uygulamalar için yazılım geliştirme ekibinde görev almak,Yeni yazılım projelerinde görev almak, kullanılmakta olan araçlara yazılım desteği vermek,Fonksiyonel tasarım dokümanları, güvenlik ve yazılım geliştirme standartları çerçevesinde yazılım geliştirmek,Analiz ve test ekibine destek vermek, Mevcut uygulamalar ile ilgili sonradan karşılaşılan canlı ortam sorunlarını çözmek, </text:p>
          </table:table-cell>
          <table:table-cell office:value-type="string">
            <text:p/>
            <text:p><text:s text:c="16"/>6 gün önce</text:p>
            <text:p><text:s text:c="17"/>güncellendi</text:p>
            <text:p><text:s text:c="15"/></text:p>
          </table:table-cell>
        </table:table-row>
        <table:table-row table:style-name="ro2">
          <table:table-cell office:value-type="string">
            <text:p>Full-Time</text:p>
          </table:table-cell>
          <table:table-cell office:value-type="string">
            <text:p>undefined</text:p>
          </table:table-cell>
          <table:table-cell table:number-columns-repeated="2" office:value-type="string">
            <text:p>Siemens</text:p>
          </table:table-cell>
          <table:table-cell office:value-type="string">
            <text:p>Yazılım Geliştirme Uzmanı</text:p>
          </table:table-cell>
          <table:table-cell office:value-type="float" office:value="3469113">
            <text:p>3469113</text:p>
          </table:table-cell>
          <table:table-cell office:value-type="string">
            <text:p>İstanbul(Avr.), İzmir, İstanbul(Asya)</text:p>
          </table:table-cell>
          <table:table-cell office:value-type="string">
            <text:p>active</text:p>
          </table:table-cell>
          <table:table-cell office:value-type="string">
            <text:p>Detail-Aday</text:p>
          </table:table-cell>
          <table:table-cell office:value-type="string">
            <text:p>QUALIFICATIONS AND JOB DESCRIPTION </text:p>
            <text:p>We are the catalyst for the industrial world’s digital transformation.For more than 35 years, ground breaking technologies and business models engineered and developed by Siemens Turkey R&amp;D department contributes to the global success of SiemensOur R&amp;D activities focused on the fields of electrification, automation and digitalization, provides end-to-end support to our global customers on their unique digital transformation journey.We aim to increase our strength on solution and product development with world class SW development experts, with the vision to be the digitalization partner for our global customers.We need game changers like you, to bring the next level of smart manufacturing and infrastructure from mere concept to reality, develop tomorrow’s smart cities, and address the most critical digitalization challenges across a comprehensive range of industries.What part will you play?Software development in the <text:s text:c="5"/>area of next generation (5G/6G) wireless/mobile network architectures for <text:s text:c="5"/>private industrial networks,  Software Development and <text:s text:c="5"/>integration in UE, RAN, CN stack layers for end-to-end 5G/6G <text:s text:c="5"/>Applications.    Research, investigation and <text:s text:c="5"/>implementation of new product features for Siemens’ industrial wireless <text:s text:c="5"/>communication portfolio with a focus on next generation industrial mobile <text:s text:c="5"/>communication Plan and execute experimental <text:s text:c="5"/>work, such as lab experiments, field trials, and pilot projects Contribute to the software <text:s text:c="5"/>production process; own given features beginning to end, from mockups <text:s text:c="5"/>&amp; design documents/reviews to acceptance testing and deployment. Test and validate the proof of <text:s text:c="5"/>concepts together with engineering teams and business partners for <text:s text:c="5"/>the best optimal solutions and configurations Be a part of Software <text:s text:c="5"/>development activities including: <text:s/>Coding, unit testing and <text:s text:c="6"/>integration Participating in review <text:s text:c="6"/>process Taking part in the complete <text:s text:c="6"/>product life-cycle <text:s/>Produce high quality and <text:s text:c="5"/>innovative deliverables for our customers Conform to Siemens processes, <text:s text:c="5"/>quality standards and guidelines  What you need to make real what matters. BSc., MSc. or PhD in Computer <text:s text:c="5"/>Science or in related areas Very good command of English Minimum 2-years experience in <text:s text:c="5"/>designing and/or developing software for telecom industry Excellent knowledge of <text:s text:c="5"/>state-of-the-art wireless communication technologies Good knowledge of 5G <text:s text:c="5"/>communication stack and infrastructure; Hands-on programming experience <text:s text:c="5"/>and good knowledge of 5G Protocol Stack; i.e. AMF, SMF, UPF, RLC, MAC, <text:s text:c="5"/>PDCP and UE, RU, DU, CU layers. Good knowledge of and <text:s text:c="5"/>experience with Open-Source Software Frameworks for UE, O-RAN and CN <text:s text:c="5"/>components, is preferred.   Proven experience in C/C++ and <text:s text:c="5"/>Go (nice to have; Python &amp; Java Script programming skills). Proven Experience in building <text:s text:c="5"/>container-based solutions using Kubernetes and Docker   Good knowledge of packet core <text:s text:c="5"/>networks and relevant standardizations (3GPP, ETSI, NGMN, 5G PPP, etc.) Excellent understanding of <text:s text:c="5"/>telecom protocols and industrial communication networks Willingness to do experimental <text:s text:c="5"/>work and Proof-of-Concept implementation of ideas; Creative and innovative mind; Passion for technology and applied <text:s text:c="5"/>research; Passion for developing simple, <text:s text:c="5"/>clean and attractive code Strong problem solving and <text:s text:c="5"/>analytical skills What we offerSpeak up Culture Respectful <text:s text:c="5"/>Workplace Being <text:s text:c="5"/>part of a global work environment <text:s/>Attractive <text:s text:c="5"/>remuneration package Excellent <text:s text:c="5"/>recognition tools providing spot awards Learning <text:s text:c="5"/>&amp; Development opportunities for both personal and professional <text:s text:c="5"/>growth  Leave <text:s text:c="5"/>days for parents and a variety of flexible working models that allow time <text:s text:c="5"/>off for yourself and your family  Creche <text:s text:c="5"/>allowance for mothers Share <text:s text:c="5"/>matching programs to become a shareholder of Siemens AG Remote working and remote  living flexibility only for relevant positions Find <text:s text:c="5"/>more benefits here <text:s/>Individual benefits are adapted to meet local legal regulations, the requirements of different job profiles, locations, and individual preferences. “At Siemens we are always challenging ourselves to build a better future. We need the most innovative and diverse Digital Minds to develop tomorrow‘s reality. Find out more about the Digital world of Siemens here: www.siemens.com/careers/digitalminds”As Siemens we believe physical barriers are not related to potential. Only the potential matters to us. Therefore, we look forward to receive applications of candidates with physical barriers and chronic illnesses. We support healthy relationships between candidates with barriers and their colleagues because we believe we can create differences together.Siemens is dedicated to quality, equality, and valuating diversity and we welcome applications that reflect the diversity of the communities within which we work.We are looking forward to receiving your online application. Please ensure you complete all areas of the application form to the best of you ability as we will use the data to review your suitability to the role.Please find more information from our web site: https://new.siemens.com/tr/tr.html Contact If you need more information please don't hesitate to contact us. <text:s/>+90 216 459 20 00 https://new.siemens.com/tr/tr/genel/iletisim.html insanorganizasyon.tr@siemens.comwww.instagram.com/siemensturkiyehttps://m.youtube.com/user/Siemenshttp://www.twitter.com/siemensturkiyehttp://www.facebook.com/siemensturkiye</text:p>
            <text:p/>
            <text:p/>
          </table:table-cell>
          <table:table-cell office:value-type="string">
            <text:p/>
            <text:p><text:s text:c="16"/>6 gün önce</text:p>
            <text:p><text:s text:c="17"/>yayınlandı</text:p>
            <text:p><text:s text:c="15"/></text:p>
          </table:table-cell>
        </table:table-row>
        <table:table-row table:style-name="ro2">
          <table:table-cell office:value-type="string">
            <text:p>Full-Time</text:p>
          </table:table-cell>
          <table:table-cell office:value-type="string">
            <text:p>undefined</text:p>
          </table:table-cell>
          <table:table-cell table:number-columns-repeated="2" office:value-type="string">
            <text:p>Siemens</text:p>
          </table:table-cell>
          <table:table-cell office:value-type="string">
            <text:p>Yazılım Geliştirme Uzmanı</text:p>
          </table:table-cell>
          <table:table-cell office:value-type="float" office:value="3509764">
            <text:p>3509764</text:p>
          </table:table-cell>
          <table:table-cell office:value-type="string">
            <text:p>İstanbul(Avr.), İzmir, İstanbul(Asya)</text:p>
          </table:table-cell>
          <table:table-cell office:value-type="string">
            <text:p>active</text:p>
          </table:table-cell>
          <table:table-cell office:value-type="string">
            <text:p>Detail-Aday</text:p>
          </table:table-cell>
          <table:table-cell office:value-type="string">
            <text:p>QUALIFICATIONS AND JOB DESCRIPTION </text:p>
            <text:p> We are the catalyst for the industrial world’s digital transformation.For more than 35 years, ground breaking technologies and business models engineered and developed by Siemens Turkey R&amp;D department contributes to the global success of SiemensOur R&amp;D activities focused on the fields of electrification, automation and digitalization, provides end-to-end support to our global customers on their unique digital transformation journey. We aim to increase our strength on solution and product development with world class SW development experts, with the vision to be the digitalization partner for our global customers.We need game changers like you, to bring the next level of smart manufacturing and infrastructure from mere concept to reality, develop tomorrow’s smart cities, and address the most critical digitalization challenges across a comprehensive range of industries.  What part will you play? <text:s/>Design and develop customer-specific IoT/Cloud/Web solutions and applications Work with partners and customers to create the highest quality and cost-effective solutions. Create working prototypes of target applications using related and required software technologies ( i.e. React, Node.js, Angular, HTML5, JavaScript, RESTful interfaces, PostreSQL, MongoDB etc. ) Use IoT and Fieldbus protocols (HTTP, HTTPS,MQTT, AMQP, OPC UA, Profinet, BACNet, etc.) to connect industrial devices to cloud systems Drive the software production process; own given features beginning to end, from mockups &amp; design documents/reviews to acceptance testing and deployment. Test and validate the proof of concepts together with engineering teams and customers for the best optimal solutions and configurations Be a part of Software development activities including: Coding, unit testing and integration Participating in review process Taking part in the complete product life-cycle <text:s/>Produce high quality and innovative deliverables for our customers Conform to Siemens processes, quality standards and guidelines What you need to make real what matters. BSc., MSc. or PhD in Computer Science or in related areas Very good command of English Minimum 2-years of experience in developing web-services and applications for diverse industries Experience in designing and developing responsive UI applications for web and mobile platforms Proven skills and experience in one or more following latest cloud-based application development technologies;  Java Script, Angular, React, Node js, Express.js HTML5, CSS, JS, WS Java, Spring Boot, Python PostreSQL, Mongo DB, Maria DB Docker, Cloud Foundry, Kubernetes MindShere, Azure IoT, AWS IoT, IBM Watson   <text:s/>Experience in designing and developing software applications for web/cloud and IoT platforms (AWS, Google Cloud, Microsoft Azure or IBM Bluemix etc. ) is a plus. Experience in integrating back-end web services using REST APIs Experience in automation technology, sensor technology, embedded software and Telemetry solutions is a plus. Proven skills in web and mobile application development for IoT-based platforms is a plus Familiarity with back-end Technologies like RESTful interfaces, tiered application development, SQL, NoSQL is a plus. Knowledge in TDD and Mocking Framework is a plus Passionate for developing simple, clean and attractive code Strong problem solving and analytical skills What else do I need to know? No restrictions for travelling  What we offerSpeak up Culture Respectful <text:s text:c="5"/>Workplace Being <text:s text:c="5"/>part of a global work environment <text:s/>Attractive <text:s text:c="5"/>remuneration package Excellent <text:s text:c="5"/>recognition tools providing spot awards Learning <text:s text:c="5"/>&amp; Development opportunities for both personal and professional <text:s text:c="5"/>growth  Leave <text:s text:c="5"/>days for parents and a variety of flexible working models that allow time <text:s text:c="5"/>off for yourself and your family  Creche <text:s text:c="5"/>allowance for mothers Share <text:s text:c="5"/>matching programs to become a shareholder of Siemens AG Remote working and remote  living flexibility only for relevant positions Find <text:s text:c="5"/>more benefits here <text:s/>Individual benefits are adapted to meet local legal regulations, the requirements of different job profiles, locations, and individual preferences. “At Siemens we are always challenging ourselves to build a better future. We need the most innovative and diverse Digital Minds to develop tomorrow‘s reality. Find out more about the Digital world of Siemens here: www.siemens.com/careers/digitalminds“As Siemens we believe physical barriers are not related to potential. Only the potential matters to us. Therefore, we look forward to receive applications of candidates with physical barriers and chronic illnesses. We support healthy relationships between candidates with barriers and their colleagues because we believe we can create differences together.Siemens is dedicated to quality, equality, and valuating diversity and we welcome applications that reflect the diversity of the communities within which we work.We are looking forward to receiving your online application. Please ensure you complete all areas of the application form to the best of you ability as we will use the data to review your suitability to the role.Please find more information from our web site: https://new.siemens.com/tr/tr.htmlContactIf you need more information please don't hesitate to contact us.+90 216 459 20 00https://new.siemens.com/tr/tr/genel/iletisim.htmlinsanorganizasyon.tr@siemens.comwww.instagram.com/siemensturkiyehttps://m.youtube.com/user/Siemenshttp://www.twitter.com/siemensturkiyehttp://www.facebook.com/siemensturkiye </text:p>
            <text:p/>
            <text:p/>
          </table:table-cell>
          <table:table-cell office:value-type="string">
            <text:p/>
            <text:p><text:s text:c="16"/>6 gün önce</text:p>
            <text:p><text:s text:c="17"/>yayınlandı</text:p>
            <text:p><text:s text:c="15"/></text:p>
          </table:table-cell>
        </table:table-row>
        <table:table-row table:style-name="ro2">
          <table:table-cell office:value-type="string">
            <text:p>Tam Zamanlı</text:p>
          </table:table-cell>
          <table:table-cell office:value-type="string">
            <text:p>Bilişim, Yazılım, Proje Yönetimi</text:p>
          </table:table-cell>
          <table:table-cell table:number-columns-repeated="2" office:value-type="string">
            <text:p>GEA YAZILIM BİLİŞİM VE İLETİŞİM HİZMETLERİ SANAYİ</text:p>
          </table:table-cell>
          <table:table-cell office:value-type="string">
            <text:p>Yazılım Geliştirme Uzmanı</text:p>
          </table:table-cell>
          <table:table-cell office:value-type="float" office:value="3586648">
            <text:p>3586648</text:p>
          </table:table-cell>
          <table:table-cell office:value-type="string">
            <text:p>İstanbul(Avr.)(Küçükçekmece)</text:p>
          </table:table-cell>
          <table:table-cell office:value-type="string">
            <text:p>active</text:p>
          </table:table-cell>
          <table:table-cell office:value-type="string">
            <text:p>Detail-Aday</text:p>
          </table:table-cell>
          <table:table-cell office:value-type="string">
            <text:p>GENEL NİTELİKLER VE İŞ TANIMI GENEL NİTELİKLER VE İŞ TANIMIKüçükçekmece Halkalı Teknik Yapı Metropark Plazada bulunan firmamız kaliteli hizmet mutlu müşteri anlayışıyla büyümeye devam ediyor. Büyüme yolculuğunda bize eşlik edecek ekip arkadaşları arıyoruz..En az 2 yıl C# ve .Net teknolojileri ile uygulama geliştirme deneyimli olan.Web uygulama geliştirme (ASP.NET MVC, WebAPI) ve Restful ve SOAP servisleri konusunda tecrübe sahibi.Tercihen .Net Core hakkında bilgi sahibi.Javascript, Jquery, AngularJS hakkında bilgi sahibi.Html, CSS konusunda bilgi sahibi.MSSQL tecrübesi olan.Daha önce Logo Yazılım firmasının kullandığı uygulamalar ile entegre çalışabilecek.Logo Object.DLL ve Logo Object Designer hakkında bilgi sahibi.Logo LPT ve Java programlama dilinde bilgi sahibiDaha önceden geliştirmiş olan projelerin yazılım desteğinin devam ettirilmesinde görev alabilecek,Erkek adaylar için askerliğini yapmışİnsan ilişkilerinde başarılıFullStack developer şeklinde çalışacak arkadaşlar arıyoruz.Not : Şirketimiz Bahariye Metro Durağının yanındadır.</text:p>
          </table:table-cell>
          <table:table-cell office:value-type="string">
            <text:p/>
            <text:p><text:s text:c="16"/>6 gün önce</text:p>
            <text:p><text:s text:c="17"/>güncellendi</text:p>
            <text:p><text:s text:c="15"/></text:p>
          </table:table-cell>
        </table:table-row>
        <table:table-row table:style-name="ro2">
          <table:table-cell office:value-type="string">
            <text:p>Full-Time</text:p>
          </table:table-cell>
          <table:table-cell office:value-type="string">
            <text:p>Lojistik</text:p>
          </table:table-cell>
          <table:table-cell table:number-columns-repeated="2" office:value-type="string">
            <text:p>Arvato Lojistik Anonim Şirketi</text:p>
          </table:table-cell>
          <table:table-cell office:value-type="string">
            <text:p>Yazılım Geliştirme Uzmanı</text:p>
          </table:table-cell>
          <table:table-cell office:value-type="float" office:value="3213313">
            <text:p>3213313</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QUALIFICATIONS AND JOB DESCRIPTION Arvato Supply Chain Solutions is an innovative and international leading service provider in the field of e-commerce and supply chain management.  Partners come together with industry specialists in the fields of Telecommunication, Hightech &amp; Entertainment, Automotive, Bank, Insurance, Healthcare, Consumer Products and Publisher.  More than 15,000 employees work together to provide practical and relevant solutions and services worldwide. Using the latest digital technology, Arvato develops, operates and optimizes complex global supply chains and e-commerce platforms, as the strategic growth partner for its customers. Arvato combines the know-how of its employees with the right technology and appropriate business processes to measurably increase the productivity and performance of its partners.  Arvato Supply Chain Solutions is a wholly owned subsidiary of Bertelsmann SE &amp; Co. KGaA. Bachelor's degree from computer engineering or proven self-trained engineering skillsSolid expertise in networking, distributed systems, cloud technologies and toolsKnowledge of .NET Core, Web API, C#, Entity Framework Core, SQL, MongoDB is requiredMinimum 5 years of experience in .NET developmentExcellency writing unit and automated testsExperience in relational database design development using MS SQL Server and other relational and non-relational database technologiesExperience in enterprise application architecture patterns such as Domain Driven Design (DDD), CQRS, Event Sourcing, Microservice Architecture etcKnowledge of OPEN API, REST API, OAuth, JWT, ORM and other web application conceptsExcellent programming, analytical skills and strong problem-solving abilitiesExperience in SDLC, SOLID principals and object-oriented development knowledge is preferredMotivated to learn new technologiesSoftware design, documentation, testing, debugging skillsNo military obligation for male candidatesLiving/willing to live in Anatolian Side of İstanbulWhat Would Be A Plus:Advanced communication &amp; leadership skillsExperience in cloud services such as Azure, AWS, Google Cloud etcExperience in AGILE development and SCRUM methodologyKnowledge of lean practicesExpertise in performance and scalability is an advantageGood written and verbal communication skills in EnglishKnowledge of DevOps, CI/CD pipelines and expertise in gitKnowledge of Docker, Kubernetes, GO, Node.js is a big plusPersonal projects that show an aptitude for engineeringJOB DESCRIPTIONDevelop fast, efficient and scalable cloud-based enterprise back-endsWrite code and unit tests, and continuously deliver high-quality codePartner with software architects, product owners and dev leads to implement solid technical designsIdentify issues and implement solutions to complex problems in large-scale backend infrastructureDevelop cross-platform solutionsContribute to open-source projects and build reusable code and librariesDevelop unit tests with high code coverageAttend scrum meetings, do code reviews, peer programming, communicate and provide feedback to peersWorld-class engineering and global line of visionFast learning of new technologies and adoption to engineering processes</text:p>
          </table:table-cell>
          <table:table-cell office:value-type="string">
            <text:p/>
            <text:p><text:s text:c="16"/>7 gün önce</text:p>
            <text:p><text:s text:c="17"/>yayınlandı</text:p>
            <text:p><text:s text:c="15"/></text:p>
          </table:table-cell>
        </table:table-row>
        <table:table-row table:style-name="ro2">
          <table:table-cell office:value-type="string">
            <text:p>Tam Zamanlı</text:p>
          </table:table-cell>
          <table:table-cell office:value-type="string">
            <text:p>Bilişim, Yazılım, Bilişim Teknoloji Hizmetleri</text:p>
          </table:table-cell>
          <table:table-cell table:number-columns-repeated="2" office:value-type="string">
            <text:p>AuthTake Teknoloji A.Ş.</text:p>
          </table:table-cell>
          <table:table-cell office:value-type="string">
            <text:p>Yazılım Geliştirme Uzmanı</text:p>
          </table:table-cell>
          <table:table-cell office:value-type="float" office:value="3589794">
            <text:p>3589794</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İŞ TANIMIAuthTake, Kimlik ve Erişim Yönetimi alanında faaliyet gösteren ve bu alanda yazılım çözümleri geliştiren Scale-up şirketidir. Ürün ailemizi geliştirmek ve çözümlerimizi global pazara açma sürecinde bizlere katkı sağlayacak ekip arkadaşları aramaktayız.NİTELİKLERBilgisayar Mühendisliği, Yazılım Mühendisliği (veya ilgili alanda) lisans derecesi,.Net Core ve ASP.Net MVC'de uzmanlık,Nesneye Yönelik Tasarım, Veritabanı Tasarımı, SOAP ve RestAPI deneyimi,High-performance ve Multi Thread uygulamalar yazma deneyimi,JavaScript ve jQuery deneyimi,Çoklu görev, organize etme ve işe öncelik verme yeteneğiTERCİH EDİLEN EK BECERİLER/DENEYİMLERKimlik ve Erişim Yönetiminde (IAM) DeneyimYapay Zeka (AI) ve Makine Öğrenimi DeneyimiSoftware as a Service (SaaS) Deneyimi</text:p>
          </table:table-cell>
          <table:table-cell office:value-type="string">
            <text:p/>
            <text:p><text:s text:c="16"/>7 gün önce</text:p>
            <text:p><text:s text:c="17"/>güncellendi</text:p>
            <text:p><text:s text:c="15"/></text:p>
          </table:table-cell>
        </table:table-row>
        <table:table-row table:style-name="ro2">
          <table:table-cell office:value-type="string">
            <text:p>Tam Zamanlı</text:p>
          </table:table-cell>
          <table:table-cell office:value-type="string">
            <text:p>Gümrük Hizmetleri</text:p>
          </table:table-cell>
          <table:table-cell table:number-columns-repeated="2" office:value-type="string">
            <text:p>SUBAŞI GÜMRÜK MÜŞAVİRLİĞİ LTD. ŞTİ.</text:p>
          </table:table-cell>
          <table:table-cell office:value-type="string">
            <text:p>Yazılım Geliştirme Uzmanı</text:p>
          </table:table-cell>
          <table:table-cell office:value-type="float" office:value="3323676">
            <text:p>3323676</text:p>
          </table:table-cell>
          <table:table-cell office:value-type="string">
            <text:p>İstanbul(Avr.)(Zeytinburnu)</text:p>
          </table:table-cell>
          <table:table-cell office:value-type="string">
            <text:p>active</text:p>
          </table:table-cell>
          <table:table-cell office:value-type="string">
            <text:p>Detail-Aday</text:p>
          </table:table-cell>
          <table:table-cell office:value-type="string">
            <text:p>GENEL NİTELİKLER VE İŞ TANIMI İş Tanımı Şirketimizin Biruni Üniversitesi Teknopark'ında bulunan Ar-Ge merkezimizde, sorumluluk sahibi, problem çözme becerisi olan, iletişim becerileri kuvvetli, yazılım geliştirme konusunda gelişmeye istekli, teknoloji ve yenilikleri takip eden, yazılım geliştirme uzmanı aranmaktadır. İş AçıklamasıFirmamız bünyesin de kullanılmak üzere geliştirilecek projelerde görev almak,Halihazırda geliştirilmiş projelerin ek geliştirmelerde görev almak,Firmamız dışından temin edilecek yazılımlar için araştırmalar yapmak,Yazılım geliştirme öncesi analiz çalışmalarına katılarak problemlere çözüm üretimine katkı sağlamak. Aranan NiteliklerBenzer bir pozisyonda, .Net C#, MVC, .Net Core, Code First, LINQ, HTML, XML, Web API, Web Servis konularında en az 3 yıl tecrübeli,İletişim becerileri kuvvetli, sorumluluk sahibi ve sonuç odaklı,Düzenli ve disiplinli çalışma ve raporlama alışkanlığı olan,Teknik dokümantasyon hazırlayabilen,Bulut teknolojileri (Azure, GCP,  AWS vb.) konularında bilgi sahibi olan,Tercihen iyi düzeyde ingilizce bilen,</text:p>
          </table:table-cell>
          <table:table-cell office:value-type="string">
            <text:p/>
            <text:p><text:s text:c="16"/>9 gün önce</text:p>
            <text:p><text:s text:c="17"/>yayınlandı</text:p>
            <text:p><text:s text:c="15"/></text:p>
          </table:table-cell>
        </table:table-row>
        <table:table-row table:style-name="ro2">
          <table:table-cell office:value-type="string">
            <text:p>Tam Zamanlı</text:p>
          </table:table-cell>
          <table:table-cell office:value-type="string">
            <text:p>Mühendislik Hizmetleri</text:p>
          </table:table-cell>
          <table:table-cell table:number-columns-repeated="2" office:value-type="string">
            <text:p>Proasist Elektrik Mekanik Teknik Hizmetleri San. </text:p>
          </table:table-cell>
          <table:table-cell office:value-type="string">
            <text:p>Proje Yöneticisi / Yönetmeni</text:p>
          </table:table-cell>
          <table:table-cell office:value-type="float" office:value="3603285">
            <text:p>3603285</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PROJE YÖNETİCİSİPROASİST TEKNİK HİZMETLER, Operasyon Direktörlüğü bünyesinde görev alacak;Üniversitelerin MYO ya da Mühendislik Fakültelerinden ( Elektrik Elektronik, Makine, Mekatronik, İklimlendirme) mezunu,Teknik Hizmet Sektöründe tecrübeli,Gerektiğinde Proje süreçlerini SUPERVIZE edebilecekPROJE YÖNETİMİ' nde deneyim sahibi,Güçlü iletişim ve temsil yeteneğine sahip,Sonuç odaklı, problem çözme becerisi gelişmiş, analitik düşünme yeteneğine sahip,Müşteri memnuniyeti ve kalite odaklı çalışma anlayışına sahip,   Yoğun çalışma temposuna ayak uydurabilen, dinamik ve disiplinliEhliyeti olan ve aktif olarak araç kullanabilen,Erkek adaylar için askerliğini tamamlamış.</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Genveon İlaç Sanayi ve Ticaret A.Ş.</text:p>
          </table:table-cell>
          <table:table-cell office:value-type="string">
            <text:p>Proje Yöneticisi / Yönetmeni</text:p>
          </table:table-cell>
          <table:table-cell office:value-type="float" office:value="3593065">
            <text:p>3593065</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GENEL NİTELİKLERÖn Lisans veya Lisans mezunu,İlaç sektöründe Hematoloji alanında minimum 2 yıl tecrübeli,İletişim becerisi yüksek, insan ilişkilerinde başarılı, aktif, dinamik,Takım çalışması yatkın,Hedef ve satış odaklı çalışan,MS Office programlarını etkin bir şekilde kullanabilen,Seyahat engeli olmayan, geniş bölge çalışabilecek, Sürücü belgesine sahip ve aktif araç kullanabilen,Antalya lokasyonunda çalışabilecek,İŞ TANIMITanıtım Müdürüne bağlı olarak, sorumlu olduğu bölgelerde doktor ve eczanelere firmamızın ürün yelpazesindeki ürünlerin düzenli ziyaretlerle, belirlenen hedef ve stratejiler doğrultusunda tanıtımını yapacak “Proje Yöneticisi” adayları aramaktayı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Hizmet, Reklam ve Tanıtım</text:p>
          </table:table-cell>
          <table:table-cell table:number-columns-repeated="2" office:value-type="string">
            <text:p>Ekom Araştırma ve Tanıtım Hizmetleri Dış.Tic.AŞ</text:p>
          </table:table-cell>
          <table:table-cell office:value-type="string">
            <text:p>Proje Yöneticisi / Yönetmeni</text:p>
          </table:table-cell>
          <table:table-cell office:value-type="float" office:value="3613186">
            <text:p>3613186</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Üniversite / Yüksek Lisans mezunuFMCG sektörü ve müşteri yönetimi konusunda 5 yıl deneyimli, İş Kanunu, İSG, vergi mevzuatlarına hakim,İletişim becerilerinde kuvvetli,Planlama ve organizasyon becerisine sahip,MS Office programlarını iyi seviyede kullanabilen,İleri seviyede İngilizceye bilen.İŞ TANIMISatış Destek ve Aktivite alanında müşterilere yıllık ya da dönemsel projeler önermek ve hayata geçirilmesini sağlamak,Müşterilerle ilişkiyi yönetmek, müşteri memnuniyetini en üst seviyede tutmak,Müşteri raporlarını ilgili diğer birimler ile koordineli çalışarak hazırlamak ve sunmak,Müşterilerin Norm kadrolarını takip etmek, boş kadroları hızlı bir şekilde doldurmak,Müşterinin satış kanallarında satış destek hizmetinin gerçekleştirilmesi için Merch ekibinin rut planını hazırlamak,Mağaza içi part - time aktiviteleri planlamak, bütçesini oluşturmak, hayata geçmesini sağlamak, kontrolünü gerçekleştirmek ve raporlamak, Müşterinin proformasını hazırlamak ve müşteriye zamanında fatura kesmek,Sunum, bütçe teklifleri hazırlamak ve ihale süreçlerini takip etmek,FMCG sektörü ve sorumlu olduğu müşterilerin sektörü/sektörleri ile ilgili yenilikleri takip etmek, öneriler geliştirmek.</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Savunma Sanayi</text:p>
          </table:table-cell>
          <table:table-cell table:number-columns-repeated="2" office:value-type="string">
            <text:p>NERO ENDÜSTRİ SAVUNMA SANAYİ A.Ş.</text:p>
          </table:table-cell>
          <table:table-cell office:value-type="string">
            <text:p>Proje Yöneticisi / Yönetmeni</text:p>
          </table:table-cell>
          <table:table-cell office:value-type="float" office:value="3586893">
            <text:p>3586893</text:p>
          </table:table-cell>
          <table:table-cell office:value-type="string">
            <text:p>Ankara(Sincan)</text:p>
          </table:table-cell>
          <table:table-cell office:value-type="string">
            <text:p>active</text:p>
          </table:table-cell>
          <table:table-cell office:value-type="string">
            <text:p>Detail-Aday</text:p>
          </table:table-cell>
          <table:table-cell office:value-type="string">
            <text:p>GENEL NİTELİKLER VE İŞ TANIMI Nero Endüstri Savunma Sanayi A.Ş, Amerika Birleşik Devletleri, Bulgaristan ve Türkiye’de Ankara Merkezli olarak faaliyet gösteren Türkiye’de Savunma Sanayindeki en büyük alt sistem üreticilerinden bir tanesidir. Anadolu Organize Sanayi Bölgesi’nde 12.000 m² alanda bulunan şirketimiz; kuruluşu olan 2009 yılından bugüne kadar konusunda uzman ekibi ve altyapısı ile yüzde yüz yerli tasarım yapmakta, üretmekte ve sistem çözümleri sunmaktadır. 210 kişilik çalışan kadrosunda 100’ün üzerinde mühendis görev almaktadır. Ayrıca dünya üzerinde 28 farklı ülkeye de ihracat gerçekleştirmektedir. Grup firmalarımız Uzay Havacılık alanında, Savunma Sanayinde faaliyet gösterirken aynı zamanda Savunma Sanayiye yönelik Türkiye'nin en büyük test merkezlerinden bir tanesini de bünyesinde bulundurmaktadır.Ankara’da bulunan Merkezimizde görevlendirilmek üzere;           Üniversitelerin Makine, Mekatronik ve Endüstri Mühendisliği bölümlerinden mezun,Proje Mühendisliğinde 5 yıl tecrübeli,İyi düzeyde İngilizce bilen,Planlama ve takip yönü kuvvetli, analitik düşünebilen ve problem çözme yeteneğine sahip,Proje bütçe oluşturulması ve yönetimi tecrübesi olan,Proje yönetim metotlarına hakim,Üst Yönetime ve proje ekibine raporlama yapabilen,MS Office ( özellikle MS Project)  programlarını iyi derecede kullanabilen, Sorumluluk sahibi, çözüm üreten, takım çalışmasına yatkın, B sınıfı sürücü belgesi sahibi olan ve aktif araç kullanabilen, ''Proje Yöneticisi'' aramaktayız.İŞ TANIMI;      Firma faaliyetleri bünyesindeki projelerin tüm sistemlerinden ve koordinasyonlarından sorumlu olacak,      Performans görüşmeleri gerçekleştirecek, takımındaki çalışanlara gerekli teknik geri dönüşleri zamanında verebilecek,      Müşterilere hazırlanan mühendislik raporlarının takibinden ve tesliminden sorumlu olacak,           Kurumumuzun mühendislik politikalarına uygun olarak projelerin yürütülmesini ve tamamlanmasını sağlayacak,      Liderlik ve iş yönetimi becerilerini kullanarak bulunduğu takıma katkı sağlayacak.KİŞİSEL VERİLERİN İŞLENMESİİş başvurularınızda yer alan özel nitelikliler dahil olmak üzere her türlü kişisel veriniz, Kişisel Verilerin Korunması mevzuatı dahilinde NERO Endüstri Ve Savunma Sanayi A.Ş. tarafından işlenecektir. Bu kapsamda başvuru yapmanız halinde özel nitelikliler dahil olmak üzere her türlü kişisel verinizin işlenmesine peşinen onay verdiğiniz, kabul edilecek olup “Aydınlatma Metni” ana sayfada mevcuttur.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Bilişim Danışmanlığı</text:p>
          </table:table-cell>
          <table:table-cell table:number-columns-repeated="2" office:value-type="string">
            <text:p>AcerPro Bilişim Teknolojileri A.Ş.</text:p>
          </table:table-cell>
          <table:table-cell office:value-type="string">
            <text:p>Proje Yöneticisi / Yönetmeni</text:p>
          </table:table-cell>
          <table:table-cell office:value-type="float" office:value="3606745">
            <text:p>3606745</text:p>
          </table:table-cell>
          <table:table-cell office:value-type="string">
            <text:p>İstanbul(Avr.)(Esenler)</text:p>
          </table:table-cell>
          <table:table-cell office:value-type="string">
            <text:p>active</text:p>
          </table:table-cell>
          <table:table-cell office:value-type="string">
            <text:p>Detail-Aday</text:p>
          </table:table-cell>
          <table:table-cell office:value-type="string">
            <text:p>GENEL NİTELİKLER VE İŞ TANIMI AcerPro,  deneyimli kadrosu ile 2005 yılından beri ulusal ve uluslararası Banka ve Sigorta şirketlerine, yüksek teknoloji çözümleri üretmektedir. İstanbul içerisindehibrit olarak çalışabilecek, AcerPro Ailesinin etkin bir üyesi olarak, global standartlarda fark yaratacak projelerde yer almaya istekli, aşağıdaki görev ve niteliklere uygunProduct Owner (PO) arıyoruz.Sorumluluklar:Bankaların sigorta (Bankasürans) projelerinde PO olarak görev alınmasıİş gereksinimlerini ve kullanıcı ihtiyaçlarını doğru anlamak, etkin çözümler üretmekBanka ekibi (müşteri) ile squad (takım) arasındaki iletişimi yönetmekBacklog yönetimini yapıp öncelikleri müşteri ile senkronize şekilde doğru yönetmekTakım içerisindeki müşteri rolünü üstlenmekİlgili tüm paydaşlarla iletişimi yönetmek, işbirliği içinde çalışmakProjenin ilerleyişini, müşteri memnuniyetini takip etmek ve raporlamakToplantılarda, alınan kararların ve sorumluların etkin takip edilmesi,Agile metodolojileri kullanarak iş akışını takip etmekTakımın iş önceliklerini yönetmekKalite ve performans metriklerini izlemekÜrünün gelişimini Product Manager ile birlikte yürütmekAranan Nitelikler:Üniversite mezunu (tercihen Bilgisayar Mühendisliği, Yazılım Mühendisliği veya ilgili alanda)3+ yıl Product owner, proje yöneticisi benzeri pozisyonlarda deneyimliAgile metodolojilerinde deneyimli, (PO olarak Scrum Master ile birlikte sprint yönetmiş)Analitik düşünme ve problem çözme yetenekleri olanİletişim becerileri yüksekTakım çalışmasına yatkınİş bitirici, etkin iş takibi yapabilenMüşterinin ihtiyaçlarının anlayarak ürünün gelişimine katkı sunabilecek, inovatif yapıda olmakJira, TFS, MS Project araçları kullanmayı bilenTercihen Prototipleme araçlarını kullanmayı bilenSüreç Analizi ve dokümantasyon konularında deneyimli,Yazılım testleri ve test senaryoları konularında deneyimli,Raporlama, veri analizi yeteneklerine sahipPower BI veya benzeri raporlama tool’u bilen (zorunlu değil)İleri seviyede Excel, word, powerpoint kullanabilenTercihen SQL kullanımda deneyimli,Sigorta sektöründe deneyim, tercih sebebidirİyi derecede İngilizce bilgisiİstanbul’da ikamet ede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Yapı, Mimarlık, İnşaat, Proje Taahhüt, Gayrimenkul, Emlak İşleri</text:p>
          </table:table-cell>
          <table:table-cell table:number-columns-repeated="2" office:value-type="string">
            <text:p>KİLER GAYRİMENKUL YATIRIM ORTAKLIĞI A.Ş.</text:p>
          </table:table-cell>
          <table:table-cell office:value-type="string">
            <text:p>Proje Yöneticisi / Yönetmeni</text:p>
          </table:table-cell>
          <table:table-cell office:value-type="float" office:value="3548350">
            <text:p>3548350</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Şirketimizin 4. Levent’ de bulunan merkez ofisinde, Proje Geliştirme ve Tasarım Departmanı’nda farklı ölçeklerdeki tasarım ve uygulama projelerimizde istihdam edilmek üzere “Proje Yöneticisi”  arayışımız bulunmaktadır.Genel Nitelikler:Üniversitelerin Mimarlık bölümünden mezun,Yaklaşık 15 yıl mesleki deneyim sahibi,Proje yönetimi ve koordinasyonunda en az 8 yıl deneyimli,Büyük ölçekli, karma projelerde deneyimli,İlgili standart ve şartnamelere hakim,İş planlama ve takip yeteneği yüksek,Uygulama projelerinin kontrolünü yapacak düzeyde detay, imalat bilgilerine sahip,MS Office ve Autocad, Sketchup vb. mesleki programları aktif kullanan,Ekip çalışmasına yatkın ve çözüm odaklı, sorumluluk sahibi,Okul ve askerlik (erkek adaylar için) ile ilişiği kesilmiş,Seyahat engeli bulunmaya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Yazılım, Bilişim Danışmanlığı</text:p>
          </table:table-cell>
          <table:table-cell table:number-columns-repeated="2" office:value-type="string">
            <text:p>Industrial Application Software</text:p>
          </table:table-cell>
          <table:table-cell office:value-type="string">
            <text:p>Proje Yöneticisi / Yönetmeni</text:p>
          </table:table-cell>
          <table:table-cell office:value-type="float" office:value="3515126">
            <text:p>3515126</text:p>
          </table:table-cell>
          <table:table-cell office:value-type="string">
            <text:p>Ankara, İstanbul(Avr.)(Bakırköy), İzmir</text:p>
          </table:table-cell>
          <table:table-cell office:value-type="string">
            <text:p>active</text:p>
          </table:table-cell>
          <table:table-cell office:value-type="string">
            <text:p>Detail-Aday</text:p>
          </table:table-cell>
          <table:table-cell office:value-type="string">
            <text:p>GENEL NİTELİKLER VE İŞ TANIMI GENEL NİTELİKLER VE İŞ TANIMI IAS, canias4.0 Teknolojileri markası altında, kurumsal kaynak planlama çözümü CaniasERP, IoT, Big Data, AI (yapay zeka), Cloud çözümleri, iasDB, caniasIQ ve e-Devlet entegrasyonları başta olmak üzere pek çok inovatif ürünün yanı sıra danışmanlık ve eğitim hizmetlerini dünyanın dört bir yanına ulaştıran global bir teknoloji firmasıdır. Bugün, dünya çapında 1000'den fazla müşteri, 30 binden fazla kullanıcı ve 50’den fazla iş ortağıyla 31 ülkede 16 dilde hizmet veriyor. IAS, Almanya, Türkiye, Hindistan, Birleşik Arap Emirlikleri, Güney Kore, İsviçre ve Amerika Birleşik Devletleri’nde bulunan toplam 12 merkez ofisi ve her geçen gün genişleyen global iş ortağı ağı ile çalışmalarını uluslararası arenada sürdürüyor.İstanbul, Ankara ve İzmir'de bulunan ofisimizde görevlendirilmek üzere bizlerle beraber Proje Yöneticisi olarak çalışacak takım arkadaşları arıyoruz.İş Tanımı      Proje Yönetim Ofisi Standartları doğrultusunda, müşteri isteklerini karşılayacak şekilde projeleri sözleşme aşamasından itibaren şirket içi süreçlere uygun bir şekilde yönetmek,      Proje operasyonlarını ve ekiplerini yönetmek,      Proje Yönetim Ofis üyesi olarak tüm personellerimize proje yönetim süreçlerinde mentör olmak,      Projelerin takvimini, kapsamını ve bütçesini planlamak ve proje faaliyetlerinin bu planla-maya uygun olarak kontrol edilmesini sağlamak,      Projelerde Değişiklik Yönetim Süreçlerini uygulamak,      Projelerde kurumsal hafızanın oluşturulmasını ve korunmasını sağlamak,      Proje kapsamında tüm iç ve dış paydaşlar arasında koordinasyonu sağlamak,      Bilgi, İletişim ve Paydaş yönetiminin etkin bir şekilde yönetmek,      Projeler için ilgili departmanlardan kaynak ihtiyaçlarının tespitinde bulunmak ve planlama yapmak,      Projede olan tüm ölçümlerin toplanmasını, takip ve analiz edilmesini ve gerekli durumlar-da aksiyon alınmasını ve Proje Yönetim Ofisi Müdürüne bildirilmesini sağlamak,      Projede ihtiyaç duyulan yazışma, bilgi notu, raporlamaları hazırlamak ve dokümantasyon sürecini yönetmek,      Müşteri memnuniyetinin her zaman yüksek olmasını sağlamak,      Gerekli durumlarda müşteriler ile değerlendirme toplantıları yapmak,Nitelikler     Endüstri Mühendisliği, Bilgisayar Mühendisliği, İşletme Mühendisliği, Matematik Mühendisliği ya da Yönetim Bilişim Sistemleri bölümlerinden mezun,     Tercihen 5 yıllık ERP danışmanlığı veya yazılım sektöründe proje yönetimi tecrübesine sahip,     Tercihen PMP veya eşdeğer sertifikaya sahip,     Çok iyi derecede İngilizce bilgisine sahip,     Esnek çalışma saatlerinde ve yoğun tempoda çalışabilecek,     Gelişmiş iletişim ve sunum becerilerine sahip, insan ilişkilerinde başarılı,     Ekip çalışmasına yatkın ve analitik düşünme yeteneği gelişmiş</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KILLI LOJİSTİK DAĞITIM VE DEPOLAMA HİZMETLERİ A.Ş</text:p>
          </table:table-cell>
          <table:table-cell office:value-type="string">
            <text:p>Proje Yöneticisi / Yönetmeni</text:p>
          </table:table-cell>
          <table:table-cell office:value-type="float" office:value="3599299">
            <text:p>3599299</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GENEL NİTELİKLER VE İŞ TANIMIYenilikçi ve güvenilir ekibimizde, bizimle birlikte yürüyecek yeni takım arkadaşları arıyoruz!Türkiye'nin Lojistik alanında önde gelen şirketlerinden olan firmamız için "Proje Yöneticisi" olarak görevlendirilecek takım arkadaşları aramaktayızBu rolde başarılı olman için beklediğimiz özellikler:Ön Lisans ve/veya Lisans Mezunu, Üniversitelerin Lojistik veya Endüstri Mühendisliği bölümlerinden mezun,Lojistik sektöründe kariyer gelişimi sağlamak isteyen,Lojistik ve sevkiyat süreçlerinde deneyimli, Müşteri odaklı, iyi iletişim kurabilen, insan ilişkilerinde başarılı,Ekip yönetimi konusunda deneyimli, Görev bilinci olan, zamanını etkin kullanabilen, Erkekler için askerlik hizmetini tamamlamış, Ms Office programlarını etkin kullanabilen, Seyahat engeli bulunmayan, Senden beklediğimiz rol ve sorumluluklar:Mikro dağıtım süreçlerinde planlama, takip ve yönlendirme yapabilecek,Yönettiği süreçlerde iş geliştirme ve optimizasyon çalışmalarını yürütebilecek,Operasyonel verimlilik çalışmalarını gerçekleştirebilecek,Yönettiği süreçlerde kalite standartlarını gerektiği şekilde uygulayacak,Operasyon personellerinin seçimi, yönetimi ve gelişiminde etkin rol oynayacak,Çalışma planını oluşturacak ve buna uygun  puantajları raporlayacak Şirket KültürümüzBiz şirketimizde,Farklı görüşleri saygı duyarız. Davranış ve yaptığımız iş ile güven ortamı yaratırız.Açık fikirlilikle kabul ederiz. Şeffaflık ve dürüstlük ilkelerine sadık kalırız. Ayrıca her çalışanımızdan,Sorumluluk almasını, İletişim ve iş birliğinin kuvvetli olmasını, Takip ve düzene önem vermesini, kontrol odaklı davranmasını bekleriz.</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İDATA DANIŞMANLIK VE HİZMET DIŞ TİCARET A.Ş.</text:p>
          </table:table-cell>
          <table:table-cell office:value-type="string">
            <text:p>Proje Yöneticisi / Yönetmeni</text:p>
          </table:table-cell>
          <table:table-cell office:value-type="float" office:value="3423493">
            <text:p>3423493</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ENEL NİTELİKLER VE İŞ TANIMIAlmanya ve İtalya Konsoloslukları adına resmi "Vize Başvuru Merkezi" hizmeti veren firmamızın Astoria genel merkezinde uluslararası projelerimizde görevlendirilecek Proje Yöneticisi arayışımız bulunmaktadır. İleri düzeyde Almanca ve İngilizce dillerine hakim,Üniversite ve yüksekokulların ilgili bölümlerinden mezun, Benzer iş alanlarında en az 2 yıl tecrübeli,İletişim becerileri güçlü, takım çalışmasına yatkın, ikna yeteneği yüksek,Zaman yönetimi ve planlama yönü kuvvetli, Kurum kimliğimizi iyi şekilde temsil edebilecek,Liderlik becerilerine sahip,Yurtiçi, yurtdışı seyahat engeli olmayan,Yoğun iş temposuna ve esnek çalışma saatlerine uyum sağlayabilecek.İŞ TANIMI Konsolosluklar ile yürütülen projelerin takibinin yapılmasıYürütülen projelerin aşamalarını, iş akışının takip edilmesi ve dokümantasyonlarının hazırlanmasıProje paydaşları arasında gerekli koordinasyonun sağlanmasıProjeler ile ilgili tüm raporlama ve dokümantasyon işlerinin yürütülmesiProje planına uygun şekilde toplantıların organize edilmesiGün içerisinde şubeler ve Büyükelçililikler ile telefon &amp; mail koordinasyonunun yürütülmesiBağlı bulunan Proje Müdürü'nün yetkilendirmesi dahilinde şirketin devam eden ya da yeni başlayacak tüm projelerinde aktif görev alın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Reklam ve Tanıtım</text:p>
          </table:table-cell>
          <table:table-cell table:number-columns-repeated="2" office:value-type="string">
            <text:p>DNAİST REKLAM TANITIM VE ORG.A.Ş.</text:p>
          </table:table-cell>
          <table:table-cell office:value-type="string">
            <text:p>Proje Yöneticisi / Yönetmeni</text:p>
          </table:table-cell>
          <table:table-cell office:value-type="float" office:value="3392982">
            <text:p>3392982</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Global markalara, perakende alanlarında tasarım ve üretim hizmeti veren firmamızın proje ekibinde görevlendirilmek üzere; İŞ TANIMIProje kapsamında belirlenen ürünlerin ( Tüm Mağaza, Shop-in-shop, ya da tek veya çoklu teşhir stantları ) gerekli kalite ve zaman çerçevesinde, tasarım, fiyatlandırma, üretim, sevkiyat ve montaj-kurulum süreçlerinin planlanması, koordine edilmesi.Lokal olarak tasarlanan ürünlerin üretim çizimlerinin hazırlanması ve yurtdışından gelen teknik belgelerin üretim birimlerine iletilip imalat sürecinin takip edilmesi, montaj-kurulum aşamasında sahada kontrol edilmesi.Proje yöneticisin üst düzeyde organize, ayrıntılara dikkat eden, iletişim becerisi iyi, şirket içi diğer ekiplerle ( Üretim, montaj, depo, lojistik ) yakın çalışan ekip oyuncuları olmasını bekliyoruz.GENEL NİTELİKLER·         Endüstri Ürünleri Tasarımı / Endüstriyel Tasarım, İç Mimarlık ya da Mimarlık lisans mezunu,·         Minimum 2 yıl perakende alan tasarımında ya da proje yönetimi konusunda tecrübe.·         Marka - Kurumsal Kimlik kavramlarına aşina·         Reklam ürünleri, özellikle ürün teşhir stantlarının tasarım, malzeme ve üretim alanlarında tecrübeli ve teknik bilgi sahibi,·         Mimari planları ve teknik resimleri okuyup analiz edebilen,·         CAD ve MS Office programlarını kullanabilen,·         İngilizce bilen·         Gerekli durumlarda esnek çalışma saatlerine uyum gösterebilecek·         Askerlik görevini tamamlamış veya muaf (Erkek adaylar)·         Araç kullanabilenProje Koordinasyonu – Proje girdilerini tamamlayarak en iyi uygulama metodolojisini ve sürecini belirlemek ve proje tamamlanana kadar bütün süreci yürütmek.Müşteri Hizmetleri – Müşterinin hedeflerini ve önceliklerini anlayarak gerekli çözüm, ürün ve hizmetlerin belirlenmesi ve planlanması.Proje Raporlaması – Müşterilere proje durumu ile ilgili düzenli bilgi sağlamak ve projeye özgü sorunların en hızlı biçimde olası çözüm önerileri ile raporlanması. Proje sürecinin şeffaf bir şekilde ilerlemesini sağlayarak, müşteriye ve üretim ekibine eksikler hakkında bilgi vermek.İletişim -  Müşteri ve şirket içi ekipleri; proje detayları, planlama, zamanlama ve finansal durum hakkında bilgilendir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avunma Sanayi</text:p>
          </table:table-cell>
          <table:table-cell table:number-columns-repeated="2" office:value-type="string">
            <text:p>ATEL TEKNOLOJİ VE SAVUNMA SANAYİ A.Ş.</text:p>
          </table:table-cell>
          <table:table-cell office:value-type="string">
            <text:p>Proje Yöneticisi / Yönetmeni</text:p>
          </table:table-cell>
          <table:table-cell office:value-type="float" office:value="3571500">
            <text:p>3571500</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Savunma Sanayi alanında faaliyet gösteren şirketimizin Program Müdürlüğü’nde görevlendirilmek üzere "Proje Yöneticisi" aranmaktadır.GENEL NİTELİKLERÜniversitelerin mühendislik veya idari bölümlerinden mezun,Proje süreçlerinde 10 yıl, yöneticisi olarak en az 3 yıl tecrübeli,Savunma Sanayii Başkanlığı projelerinde görev almış,Savunma Sanayii Başkanlığı süreçleri konusunda bilgi sahibi,İleri düzeyde İngilizce bilgisine sahip,Tercihen yurtiçi ve yurtdışı teklif ve ihale süreçlerinde tecrübeli,Tercihen Kişi Güvenlik Belgesi sahibi,Tercihen PMP sertifikası bulunan,Yurtiçi ve yurtdışı seyahat kısıtı bulunmayan,Erkek adaylar için askerlik görevini tamamlamış.İŞ TANIMIAdaylar aşağıdaki alan ve konularda görev yapacaklardır:Firmanın misyon ve hedeflerine uygun olarak yurtiçi ve yurtdışı pazar analizleri yapmak,Yurtiçi ve yurtdışı müşteriler ile ilişkileri yönetmek,Firmanın stratejik kararlarına katkı sağlayacak araştırma ve çalışmalar yapmak,Mevcut ve potansiyel müşteriler ile temas kurarak iş geliştirme faaliyetlerinde bulunmak,Mevcut ve geliştirilmekte olan ürünlere yönelik teklif ve ihale dosyalarını ilgili birimler ile koordineli şekilde hazırlamak,Teklif ve ihale süreçlerinin resmi kurumlar ve müşteriler üzerinden takibini yapmak,Proje başlatma, planlama, icra, kontrol ve kapatma süreçlerinde görev almak,Düzenli toplantılar ile proje ekibinin uyumlu ve proje takvimine uygun şekilde çalışmasını sağlamak,Proje temel performans göstergelerini ve risk değerlendirmelerini düzenli olarak rapor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azır Mutfak - Banyo</text:p>
          </table:table-cell>
          <table:table-cell table:number-columns-repeated="2" office:value-type="string">
            <text:p>Prodek</text:p>
          </table:table-cell>
          <table:table-cell office:value-type="string">
            <text:p>Proje Yöneticisi / Yönetmeni</text:p>
          </table:table-cell>
          <table:table-cell office:value-type="float" office:value="2906193">
            <text:p>2906193</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Bir Sinpaş Holding yatırımı olan Vanucci Mutfak bünyesinde değerlendirmek üzere ''Proje Yöneticisi'' aramaktayız. Başvuru yapacak adayların sahip olması gereken özellikleri aşağıdaki gibidir.İstanbul Anadolu Yakası'nda ikamet eden veya ikamet edebilecek.Üniversitelerin tercihen Mimar, İç Mimar ve Ağaç İşleri End. Mühendisliği, Orman Endüstri Mühendisliği vb. bölümlerinden mezun,Projeli toplu işler konusunda en az 5 yıllık tecrübe sahibi,Tercihen mutfak sektör bilgisine sahip,Proje çizim ve saha uygulama yeterliliğine sahip,Autocad çizim programını aktif kullanabilen,Tercihen Adeko program bilgisine sahip,Analitik düşünme ve raporlama becerisi,Planlama ve organizasyon becerisi yüksekSeyahat engeli olmayan,B sınıfı sürücü belgesi sahibi,Erkek adaylar için askerlik hizmetini tamamlamış,İş TanımıProjeli işler için gelen tüm ahşap işlerinin çizimini ekibine yaptırır, kontrol eder.Projeler için malzeme ihtiyaç listelerini belirler satınalma taleplerinin oluşturulmasını sağlar, kontrol eder.Proje maliyetlerinin çıkarır ve raporlamasını gerçekleştirir.Alınan projelerin yerinde ölçülerini aldırır ve kontrol eder.Projelerin imalat çizimlerini yaptırır, Üretim çizimlerini oluşturur, onayları aldırır ve Üretime aktarılmasını sağlar.Şantiyede proje bitene kadar gerekli tüm organizasyonu yapar, takip eder, sonuçlandır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olding / Şirketler Grubu</text:p>
          </table:table-cell>
          <table:table-cell table:number-columns-repeated="2" office:value-type="string">
            <text:p>Sinpaş Holding A.Ş.</text:p>
          </table:table-cell>
          <table:table-cell office:value-type="string">
            <text:p>Proje Yöneticisi / Yönetmeni</text:p>
          </table:table-cell>
          <table:table-cell office:value-type="float" office:value="3597861">
            <text:p>3597861</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Türkiye’nin  öncü gayrimenkul yatırım ortaklığı şirketlerinden biri olan Sinpaş Gayrimenkul Yatırım Ortaklığı A.Ş.'nde görev almak üzere, aşağıda belirtilen niteliklere sahip '"Proje Yöneticisi / Yönetmeni" aranmaktadır;Üniversitelerin 'Mimarlık' bölümlerinden mezun tercihen Yüksek Lisans yapmış,Proje yönetimi konusunda en az 7 yıl tecrübeli, tercihen "Proje Yönetimi Eğitimi" almış,Konut projelerinde proje yönetimi yapmış,Projeyi konsept aşamasından uygulama süreci sonuna kadar, en optimum şekilde yönetebilme ve raporlayabilme tecrübesine sahip (iş takvimi, kalite, maliyet, fonksiyon, müşteri memnuniyeti vb.)Yönettiği proje - projelerin değişen dinamiklerine adaptasyonunu hızlıca sağlayabilen ve risk analizlerini yapabilen, muhakeme yeteneğine sahipMimari ihtiyaçlar kapsamında mekanik, elektrik ve statik koordinasyonu yapabilecek ve bu sistemleri optimize edebilecek malzeme, detay bilgisi ve saha tecrübesi olan,Sektör ile ilgili yönetmelik ve gelişmeleri takip eden,Planlama, koordinasyon, zaman yönetimi konularında başarılı, Yoğun çalışma temposu ve esnek çalışma saatlerine uyum sağlayabilen,Takım çalışmasına yatkın, girişken ve işini yönetebilen, Çözüm ve sonuç odaklı, prezentabl, İyi derecede Autocad, sketch up programlarına hakim (3d program bilinmesi tercih sebebidir. Seyahat engeli olmayan ve sahada da çalışabilecek,B sınıfı sürücü ehliyeti olan ve aktif olarak araç kullanabilen,Not: Sigara içilmemesi ve adayların askerliğini yapmış olması ön koşuldur.Adayların Cv'lerinin fotoğraflı olması rica olunur. İŞ TANIMIPazarda farklılık gösterecek konsept önerileri geliştirebilecek trendlere hakim, Yapı teknolojisi ve malzeme bilgisi çerçevesinde Ar-Ge çalışmaları yapabilecek, Geliştirilecek projelerin yönetmelikler, mimari ve disiplin projeleri kapsamında şirket hedeflerine uygun tasarlanmasını, devamında üretim aşamasında projenin bütçesine uygunluğunun denetlenmesini yönetebilec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 Ticaret</text:p>
          </table:table-cell>
          <table:table-cell table:number-columns-repeated="2" office:value-type="string">
            <text:p>PALMİYE GLOBAL HAREKETLİ YAPI SİSTEMLERİ TİC. A.Ş</text:p>
          </table:table-cell>
          <table:table-cell office:value-type="string">
            <text:p>Proje Yöneticisi / Yönetmeni</text:p>
          </table:table-cell>
          <table:table-cell office:value-type="float" office:value="3608275">
            <text:p>3608275</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Dünya’da ve Türkiye’de hareketli yapı sistemleri konusunda saygın ve ayrıcalıklı bir konumda bulunan firmamızın Esenyurt bölgesinde bulunan fabrikamızda görevlendirilmek üzere Proje Yöneticisi arayışımız bulunmaktadır.Müşterilerden gelen teklif/sipariş taleplerinin hazırlanmasıSipariş ve teklif revizyonlarına cevap verilmesiOnaylanan siparişlerin üretim süreçlerine geçişinin sağlanmasıSipariş, üretim ve sevk süreçlerinin takibi, müşterinin gerekli durumlarda bilgilendirilmesiTercihen mimarlık, iç mimarlık, endüstriyel tasarım mühendislik veya teknik ressamlık bölümlerinden mezunİyi derecede Autocad kullanabilenÇok iyi derecede İngilizce bilgisine sahip (tercihen İkinci dil Almanya ve/veya Fransızca)Alanında en az 2-5 yıl deneyimliPlanlama yapabilme özelliklerine sahip, iletişim becerisi yüksekSorunlar karşısında hızlı çözüm üretebilen, sonuç odaklı, analitik düşünme ve yorumlama kabiliyeti yüksekSistemli ve düzenli çalışma yeteneğine sahipProje yönetimi ve detay çözme konularında tecrübeliTemsil yeteneği ve iletişim becerisine sahipSorumluluk almaya istekli, proje koordinasyonu konusunda deneyimi olanAnalitik düşünme yetisi olan, sorumluluk sahibi ve disiplinliErkek adaylar için askerliğini tamamlamış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BS Bizim Servis Personel Danışmanlık Hizmetleri A.Ş</text:p>
          </table:table-cell>
          <table:table-cell office:value-type="string">
            <text:p>Proje Yöneticisi / Yönetmeni</text:p>
          </table:table-cell>
          <table:table-cell office:value-type="float" office:value="3606421">
            <text:p>3606421</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GENEL NİTELİKLER VE İŞ TANIMI2005 yılında kurulan, 3500' i aşan çalışan sayısı, 7 bölge müdürlüğü ile tesis yönetimi, temizlik, ofis destek, servis ve ikram hizmetleri konularında sektöründe lider firmalara hizmet sunan şirketimizin İstanbul Ümraniye'de bulunan projesinde görevlendirmek üzere  "Proje Yöneticisi" arayışımız bulunmaktadır.Genel NiteliklerÜniversitelerin ilgili bölümlerinde mezun,Temizlik, güvenlik, servis hizmetleri  gibi tesis yönetimi projelerinde  en az  5 yıllık deneyime sahip,Ekip yönetimi konusunda tecrübeli, Sorumlu olduğu projelerdeki personelin işe alım, işten çıkış, eğitim, disiplin süreçlerini yürütebilecek,İş Kanunu ve İSG Kanunu kapsamında oluşturulan prosedür ve  iş talimatlarının uygulanmasını sağlayabilecek, MS Office programlarını kullanabilen,İletişim, planlama ve karar verme becerileri gelişmiş,Problem çözme yeteneğine sahip, sonuç odaklı çalışmaya önem verenİş Tanımı:Sorumlu olduğu  projelerde şirketi temsil etmek, şirketin belirlediği standartlar çerçevesinde işleri  takip etmek, Proje personelinin çalışmalarını düzenli olarak denetlemek ve aksaklıklara yönelik iyileştirme çalışmaları ile ilgili önerilerde bulunmak ,Fatura işlemlerinin takibini yapmak, Kurum kültür ve prosedürler doğrultusunda ekibini yönetmek, İş Sağlığı ve Güvenliği Kanunu kapsamında gerekli prosedür ve iyileştirmelerin yerine getirilmesi sağlamak, gerekli tedbirleri almak ve takibini yapmak, Şirket ile müşteri arasında iletişimi sağ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ozitera Perakende Geliştirme Hizmetleri Tic. A.Ş.</text:p>
          </table:table-cell>
          <table:table-cell office:value-type="string">
            <text:p>Proje Yöneticisi / Yönetmeni</text:p>
          </table:table-cell>
          <table:table-cell office:value-type="float" office:value="3244110">
            <text:p>3244110</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İş AçıklamasıPozitera; sektöründe lider birçok ulusal ve uluslararası firmaya hizmet vermenin haklı gururunu taşıyan bir perakende geliştirme şirketidir. 16.000 üzerinde satış noktasında faaliyet gösteren, 2.000'in üzerinde çalışanı olan ve 3 ayrı şirketten oluşan grubumuzun; Hızlı Tüketim Ürünleri (FMCG) grubunun önde gelen firmalarında çalışacak, aşağıdaki özellikleri taşıyan "Proje Yöneticisi" aramaktayız. GENEL NİTELİKLERLisans mezunu, FMCG tecrübesi olan, Ulusal kanal market iletişim ve yönetim konusunda tecrübeli,Ekip yönetimi konusunda deneyimli, Liderlik özelliği kuvvetli, iletişim becerisi yüksek, Problem çözme ve kriz yönetimi konusunda yetenekli, Meraklı, kendini sürekli geliştirip öğrendiklerini yaratıcı ve yeni fikirlere dönüştürebilen,Seyahat engeli olmayan, Aktif olarak araç kullanabilen, İyi derecede MS Office bilgisine sahip, Erkek adaylar için tercihen askerlik hizmetini tamamlamış, İŞ TANIMISorumluluğundaki bölgede periyodik mağaza ziyaretlerinin gerçekleştirilmesi,Açık pozisyonlar ile ilgili insan kaynakları birimi ve marka yetkilileri ile ortak işe alım süreçlerinin ve tüm personel çıkış süreçlerinin yürütülmesi,Modern kanal ve geleneksel kanal satış kanalında tecrübe sahibi, (hızlı tüketim ürünleri)Yeni kanal ve satış noktası önerilerinin geliştirilmesi, ürün dağılımı -planlamasına destek olunması,Saha ekibinin çalışmalarından sorumlu olunması, Benchmark hakimiyeti ile birlikte "fiyat ve özellik" bilgilerini içeren raporların müşterilere sunulmasının sağlanması,Satış sonrası süreç yönetiminin gerçekleştirilmesi, Saha yöneticileri tarafından aylık gerçekleşecek mağaza ziyaret planlamasının oluşturulması ve denetlenmesinin yapılmasıd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Doruk</text:p>
          </table:table-cell>
          <table:table-cell office:value-type="string">
            <text:p>Proje Yöneticisi / Yönetmeni</text:p>
          </table:table-cell>
          <table:table-cell office:value-type="float" office:value="3527403">
            <text:p>3527403</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Türkiye’nin sanayide dijitalleşme alanındaki ilk Ar-Ge çalışmalarını gerçekleştiren ve 25 yıllık köklü geçmişe sahip teknoloji şirketi Doruk, endüstriyel işletmelerin üretim operasyonlarının dijital olarak yönetilmesi için Akıllı ve Dijital Üretim Yönetimi Sistemleri geliştirip kuruyor. Türkiye’deki üretim sanayisini üretimde kullanılan IT teknolojileri ile tanıştırmak hedefiyle yola çıkan Doruk, “Türkiye’de üretim yönetiminde dijitalleşme” pazarını inşa eden ve sektör lideri olan firma konumunda. 2006’da Romanya Arctic fabrikasına ilk ihracatını gerçekleştirerek uluslararası pazarlara ilk adımını atan Doruk, Production ve Management kelimelerinin birleşiminden oluşan Türkiye Orijinli Uluslararası Üretim Yönetimi Sistemi ProManage ile dünya genelinde 300’den fazla öncü sanayi kuruluşunun dijital dönüşümünü gerçekleştiriyor. IIoT, makine öğrenmesi, artırılmış gerçeklik ve yapay zeka teknolojileri ile tam entegre olan dünyadaki tek üretim yönetim sistemi ProManage ile sanayicilerin dijital dönüşüm mentorluğunu yapan Doruk’un Türkiye’de Teknopark İstanbul’da yer alan merkez ofisi, Antalya Teknokent ofisi ve İzmir Depark Teknokent ofisinin yanı sıra Amerika’nın Chicago kentinde şirketi bulunuyor. Amerika’da üretim endüstrisini kuvvetlendirmek için kurulan MxD’nin Ar-Ge partneri olan Doruk, 2020’de cirosunun yüzde 60’ını Ar-Ge’ye ayırdı. ABD, Rusya, Belçika, Romanya, Bulgaristan, Cezayir, Sırbistan ve Tataristan’a ihracat gerçekleştiren ve gelecek hedefini “dünya markası olmak” şeklinde belirleyen Doruk’un, Amerika’daki ProManage Smart Manufacturing Solutions Corp. isimli şirketi Japonya merkezli ITO Corporation ile yaptığı partnerlik anlaşması sonucu Asya Pasifik pazarına da giriş yaptı. Doruk, son olarak çalışan sağlığının korunarak üretime devam edilebilmesi için ProManage KiT (Kontrollü İnsan Trafiği) adını verdiği sosyal mesafe ölçüm ve uyarı sistemini geliştirdi. Fabrikaların faaliyetlerine devam ederken çalışanlarının sosyal mesafe denetimini ve raporlamasını anlık olarak yapabilmelerini sağlayan ProManage KiT’i, sanayicilere bedelsiz sağlayan Doruk, böylece işletmelerin çalışan sağlığı açısından riskleri değerlendirerek hemen önlem almalarını mümkün kılıyor.  Genel NiteliklerTercihen Endüstri veya benzeri Mühendislik bölümlerinde lisans derecesine sahip,Sanayi kuruluşlarında; endüstriyel üretim süreçleri, iş etüdü, üretimin etkinliği, TPM, 6 Sigma, yalın üretim konularını en az 4 yıllık sürede deneyimlemiş,Üretim teknolojileri ve imalat konusunda deneyimli,Proje yönetimi konusunda deneyimli,Üretim yönetim sistemlerine hakim, yeni sistemlere kolayca adapte olabilen,Yazılı ve sözlü olarak aktif olarak İngilizce kullanabilen,MS Office uygulamalarını iyi derecede kullanabilen,Tercihen  ProManage kullanıcısı olan deneyim sahibiProblem çözme becerilerine sahip,Analitik, yapısal düşünebilen, çok yönlü bakış açısına sahip,Dinamik ve prezentabl,Süreçleri iyileştirmeye yönelik bakış açısına sahip,Pozitif, uyumlu ve takım oyuncusu,İş TanımıProManage uygulama projelerinin süreçlerinin işletilmesi, takibi edilmesi ve yönetilmesi,Projelerin ilgili doküman ve raporlarının hazırlanması,ProManage sisteminin teknik ve pratik uygulama eğitimlerinin endüstriyel firmalara verilmesi konularında görevlendirilecek ''Proje Yöneticisi'' arayışımız bulunmaktadır.Yan HaklarÖzel Sağlık SigortasıServis (İstanbul geneli tüm lokasyonlar)Yemek ÖdemesiBayram İkramiyesiDoruk, cinsiyet, milliyet ve kültür açısından işgücü çeşitliliğine ulaşmayı taahhüt eder. Azınlık gruplarından, yerli gruplardan ve engelli kişilerden bireylerin başvurmaları eşit derecede teşvik edilir. Tüm uygulamalar en sıkı güvenle ele alınacaktır.</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Yönetim Danışmanlığı</text:p>
          </table:table-cell>
          <table:table-cell table:number-columns-repeated="2" office:value-type="string">
            <text:p>TİNG REKLAM VE DANIŞMANLIK ANONİM ŞİRKETİ</text:p>
          </table:table-cell>
          <table:table-cell office:value-type="string">
            <text:p>Proje Yöneticisi / Yönetmeni</text:p>
          </table:table-cell>
          <table:table-cell office:value-type="float" office:value="3600115">
            <text:p>3600115</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QUALIFICATIONS AND JOB DESCRIPTION We design digital businesses &amp; experiences. We provide strategy, insights, design and technology for companies.Our Digital Project Managers are responsible for developing the strategy and successfully executing it across their business, ensuring smooth overall account operations and collaborators across a range of disciplines.Our office is located in Levent(İstanbul Avr.) and our  team follows a hybrid schedule working in-office 3 days a week and remotely for the rest.Your responsibilities will be;· Manage a work stream in client engagement by managing new &amp; ongoing digital business projects· Collaborate with partners &amp; team to create business &amp; experience strategies· Define the approach and scope of projects (goals, deliverables, schedule), structure projects and timelines and provide team direction· Organize and elevate findings from multiple sources into a clear, concise and compelling presentation of insights, competitor &amp; trend analysis and recommendations· Support conducting in-depth interviews &amp; focus groups with target customers for a new proposition· Support facilitating a workshop with clients to create a vision for the future of their business· Work with experience &amp; visual designers to ideate and bring new experiences to life and technology designers to make it happen· Collaborate well and take ownership for the projects to work across different groups and disciplines to push work forward· Ensure the delivery of all deliverables on time, on budget and of the highest quality· Lead internal and external meetings, and keep projects and business on track through clear task lists, issue tracking, status reports, and meeting notesYou’d be the right fit if you;· Have minimum 2 years of experience in consulting, strategy and/or managing brand and digital marketing &amp; design projects· Are fluent in spoken and written English· Have a passion for finding solutions at the intersection of business, marketing and technology· Have an eagerness to generate insights and ideas, but equally excited to roll up your sleeves to get the work done, alone or with others· Appreciate the value of data and creative thinking to inform and accelerate bringing a vision to life· Love working with diverse teams to collaborate on an exciting challenge· Are adaptable and flexible, able to switch between different projects in a fast-paced environment· Have well-developed presentation and excellent communication skills· Have a growth mindset and an insatiable appetite for learningYou will be working in an environment where;· You are exposed to collective industry experience in a professional working culture· You are joining a talented and passionate team and network of experts· Continuous learning from the world and from each other is appreciated. The learning and development budget is assigned to all of us.· Your social and work balance will be empowered; your mental and physical well-being will be cared.</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Eğitim Kurumları</text:p>
          </table:table-cell>
          <table:table-cell table:number-columns-repeated="2" office:value-type="string">
            <text:p>Bahçeşehir Okulları</text:p>
          </table:table-cell>
          <table:table-cell office:value-type="string">
            <text:p>Proje Yöneticisi / Yönetmeni</text:p>
          </table:table-cell>
          <table:table-cell office:value-type="float" office:value="3163324">
            <text:p>3163324</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Catering firmamız için şirketimiz bünyesinde; bizimle aynı ilkeleri benimseyecek ve bu doğrultuda çalışabilecek Proje Yöneticisi ihtiyacımız bulunmaktadır.GENEL NİTELİKLERÜniversitelerin Gıda Mühendisliği veya Beslenme ve Diyetetik bölümlerinden mezun,Gıda sektörü çalışma koşullarına uyum sağlayabilecek,Catering sektör deneyimli, Reçete, stok ve kalite yönetim sistemlerine hâkim (HACCP),Microsoft Office programlarını iyi derecede kullanabilen,İletişimi kuvvetli,Enerjisi yüksek adayların başvurularını bekliyoruz.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Taşımacılık, Lojistik</text:p>
          </table:table-cell>
          <table:table-cell table:number-columns-repeated="2" office:value-type="string">
            <text:p>Karınca Lojistik A.Ş.</text:p>
          </table:table-cell>
          <table:table-cell office:value-type="string">
            <text:p>Proje Yöneticisi / Yönetmeni</text:p>
          </table:table-cell>
          <table:table-cell office:value-type="float" office:value="3593672">
            <text:p>3593672</text:p>
          </table:table-cell>
          <table:table-cell office:value-type="string">
            <text:p>İstanbul(Avr.)(Büyükçekmece)</text:p>
          </table:table-cell>
          <table:table-cell office:value-type="string">
            <text:p>active</text:p>
          </table:table-cell>
          <table:table-cell office:value-type="string">
            <text:p>Detail-Aday</text:p>
          </table:table-cell>
          <table:table-cell office:value-type="string">
            <text:p>GENEL NİTELİKLER VE İŞ TANIMI Şirketimizin İstanbul / Büyükçekmece’de bulunan deposunda görevlendirilmek üzere, aşağıdaki özelliklere sahip ''Proje Yöneticisi'' arayışımız bulunmaktadır.ARANAN NİTELİKLER·       İşletme veya lojistik bölümlerinden mezun,·       Depo yönetiminde en az 5 yıl deneyim sahibi,·       Tercihen tekstil lojistiği süreçlerine hakim olan,·       ERP programı kullanımı konusunda yetkin,·       MS Office programlarına hakim olan,·       İletişimi güçlü olan,  İŞ TANIMI·       Depodaki tüm operasyonel ve sistemsel süreçlerin planlamasını yapmak ve kontrol mekanizmasını yürütmek, faaliyetlerin süreç analizlerini yapmak ve takip etmek,·       Destek departmanları ve diğer yardımcı kurumlar ile iletişim halinde olmak ve ortak yürütülen projelere destek vermek,·       Ekibinin gelişimi ve eğitim ihtiyaçlarını tespit etmek, insan kaynakları ile koordineli olarak eğitim ihtiyacını gidermek,·       Çalışma esnasında şirket tarafından belirlenmiş olan tüm İşçi sağlığı ve iş güvenliği kurallarını uygulamak ve uygulanmasını sağlamak,·       Yönetiminin uygulama kararı almış olduğu kalite sistemlerin ile ilgili gereklilikleri, sorumlu olduğu fonksiyon ve süreçlerde uygulanmasını sağlamak,·       Üst yönetime ve müşterilere gerekli olan tüm raporlamaları hazırlamak ve sunmak,·       Sorumlu olduğu fonksiyonların verimlilik, karlılık ve süreç analizi çalışmalarını yaparak yönetime önerilerde bulunmak ve maliyet analizlerini yaparak giderlerin kalite güvencesi sağlayacak şekilde en uygun düzeyde tutulmasını sağlamak.·       Müşteriden gelen talepleri şirket sözleşme koşullarına göre eksiksiz yerine getirmek.·       Müşteri KPI hedefleri doğrultusunda hareket ederek operasyonun sorunsuz olarak işleyişini sağlamak.·       Projenin temizlik ve düzenini sağlamak.·       Projede kullanılan cihaz ve ekipmanların bakım, onarım ve korunması için gerekli takip ve tedbirleri sağ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Elektrik &amp; Elektronik Proje Taahhüt, Alüminyum, Yapı, Proje Yönetimi, Mühendislik Hizmetleri</text:p>
          </table:table-cell>
          <table:table-cell table:number-columns-repeated="2" office:value-type="string">
            <text:p>Pimeks Alüminyum PVC ve Metal Sanayi Tic. A.Ş.</text:p>
          </table:table-cell>
          <table:table-cell office:value-type="string">
            <text:p>Proje Yöneticisi / Yönetmeni</text:p>
          </table:table-cell>
          <table:table-cell office:value-type="float" office:value="3594136">
            <text:p>3594136</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GENEL NİTELİKLER VE İŞ TANIMIPimeks Group, sektöründe marka değerine sahip lider firmalar arasında yer almaktadır. Alüminyum, PVC, çelik, paslanmaz, çelik doğrama ve cephe sistemlerinde derin tecrübeye ve güçlü teknik kadroya sahiptir. 25.000 m2'si kapalı, toplam 40.000 m2 alana sahip fabrikalarında son teknoloji makine parkı ile Avrupa standardına uygun imalat yapmaktadır. İstanbul Beşiktaş'ta bulunan ofisimizde istihdam edilmek üzere Proje Yöneticisi arıyoruz.Genel NiteliklerAlüminyum cephelerin uygulaması konusunda en az 7 yıl tecrübeli,Mimarlık yada İnşaat Mühendisliği mezunu,Tercihen İleri düzeyde İngilizce bilen,CAD programlarına hakim,Montaj ekiplerini ve şantiye ilişkilerini üst seviyede kontrol ve koordine edebilecek,Yerinde detay çözümleri üretebilecek,Proje Grubu ile koordineli çalışabilen ve raporlama yapabilen,Seyahat engeli olmayan,İşin TanımıSözleşme öncesi ve/veya sözleşme sonrası Büyük Projeler Müdürlüğü kapsamında, şirket taahhüdünde yürütülecek projelerin başından sonuna kadar olan tüm süreci yönetme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 Üretim Makine ve Ekipmanları, Elektrik &amp; Elektronik, Otomasyon, Elektrik &amp; Elektronik Proje Taahhüt</text:p>
          </table:table-cell>
          <table:table-cell table:number-columns-repeated="2" office:value-type="string">
            <text:p>DEDEM ELEKTRİK TAAHHÜT OTOMASYON ELEKTRONİK SANAYİ VE TİCARET ANONİM ŞİRKETİ</text:p>
          </table:table-cell>
          <table:table-cell office:value-type="string">
            <text:p>Proje Yöneticisi / Yönetmeni</text:p>
          </table:table-cell>
          <table:table-cell office:value-type="float" office:value="3605180">
            <text:p>3605180</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Uzun yıllara dayanan tecrübemiz ve uzman kadromuzla, üretim süreçlerine mekatronik çözümler üretmek için; mekanik, elektrik - elektronik, yazılım ve bilgi teknolojilerini harmanlıyoruz. Dünyaca tanınan ekipman üreticileriyle çalışarak, bilgi ve yeteneklerimizi birleştirerek, daha yüksek verimlilik için, optimum çözümler üretiyoruz. İTOB Organize Sanayi Bölgesinde yer alan DEDEM MEKATRONİK firmamızda görev alacak Proje Yöneticisi takım arkadaşı aramaktayız: GENEL NİTELİKLER Üniversitelerin Makine, Elektrik-Elektronik veya ilgili mühendislik bölümlerinden mezun,Tercihen proje uygulayan bir firmanın saha tarafında en az 5 yıl görev yapmış,İyi seviyede İngilizce dil bilgisine sahip,Organizasyon becerileri kuvvetli, çözüm odaklı ve iletişim becerisi yüksek,Aynı anda farklı görevleri üstlenebilecek,İyi düzeyde Excel, Word, Powerpoint, ERP bilgisine sahip,Sonuç odaklı ve dikkatli çalışan, zaman yönetiminde tecrübeli, iş planını oluşturup uygulayan,Analitik düşünce yapısına sahip, iş disiplini yüksek,Takım çalışmasına yatkın, dinamik,Erkek adaylar için askerlikle ilişiği bulunmayan,İzmir' de ikamet eden ya da edebilecek adaylar,İŞ TANIMI Verilen iş programına uygun aylık ya da haftalık hedefleri tutturmak,Proje için kaba ve saha planlamalarını yapmak ve plana uygun süreçleri zamanında uygulamak,Taşeronların çalışma ve performanslarını takip etmek,Personelin görev dağılımını uygulamak ve onları takip etmek,Hem bölüm içi hem de bölümler arası haberleşmeyi sağlamak,Bilgi akışını ve koordinasyonu sağlamak,Proje ve gerekli evrakların uygunluklarını kontrol etmek ve taşeronlara gerektiğinde verilmesini sağlamak,Varsa oluşan aksaklıkları düzeltmek, Saha uygunsuzluk raporları ve kök neden analizleri yapmak,Mekanik ve elektrik projeleri projeleri arasında uyumsuzluk olup olmadığını araştırmak,Uygulama esnasında çıkacak proje değişikliklerini amirine bildirmek,Kullanılacak olan malzemelerin şartnameye uygun olup olmadığını kontrol etmek,Bedeli ödenen malzemelerin korunmasını sağlamak,Şantiye prosedürlerine uygun olarak günlük raporlama yapmak,Şantiye içerisinde sosyal ilişkileri güçlendirici uygulamalar geliştirme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Seri Bilgi Teknolojileri Destek Hizmetleri</text:p>
          </table:table-cell>
          <table:table-cell office:value-type="string">
            <text:p>Proje Yöneticisi / Yönetmeni</text:p>
          </table:table-cell>
          <table:table-cell office:value-type="float" office:value="3471309">
            <text:p>347130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SERİ, Bilgi Teknolojileri (BT) alanında, marka bağımsız çözümler sunan önde gelen bir hizmet sağlayıcısıdır. Türkiye’nin tamamını kapsayan yaygın hizmet ağımız ve her biri kendi alanında deneyimli ekiplerimiz ile tüm BT hizmetlerini tek bir noktadan temin etme imkanı sunuyoruz. SERİ, tüm kurumsal firmaların ihtiyacı olan BT hizmetlerinin ana sağlayıcısı olma sorumluluğu ile müşterilerimizin işine değer katan stratejik ortağı olarak konumlanmaktadır.Hisselerinin %100'ü IBM’e ait olan Seri Bilgi Teknolojileri firmasının İstanbul lokasyonundaki projelerinde görevlendirilmek üzere aşağıdaki niteliklere sahip Hizmet Yöneticisi arayışımız bulunmaktadır:İşin Tanımı:Yürütülen bilgi teknoloji hizmetleri ile ilgili olarak anlaşmalı müşterilerimizde şirketimizi temsil etmek,İlişki/iletişim yönetimini yapmak,IT Hizmet sözleşmelerinin, çözüm modellerinin oluşturulmasında satış ekiplerine destek vermek,Yeni hizmet taleplerini modelleyip müşteriye uygun hizmet paketi oluşturmak,Müşterilerimizi ziyaret ederek müşteride oluşturduğumuz anlaşmalara ilave olarak yeni hizmetler sunmak ve başlatmak,Projenin devreye alma süreçlerini, geçiş dönemlerini proje kapsamına uygun olarak planlamak ve yönetmek,Projenin analizi, modellenmesi, gerekli dokümantasyonun (hizmet kılavuzları, talimatlar, prosedürler, rapor şablonları vb) hazırlanması çalışmalarını gerçekleştirmek,Servis seviyeleri ve müşteri memnuniyeti başta olmak üzere sorumluluğunda olan hizmetleri tanımlı performans hedefleri, kılavuzlar, prosedürler ve sözleşme koşullarına uygun olarak, hedeflenen bütçe dahilinde yönetmek, yürütüldüğünü izlemek ve denetlemek,Verilen hizmetleri kapsamında çalışılan üçüncü parti servis sağlayıcılarla hizmetler, Şirketin iş yapış biçimleri, iletişim yöntemleri ve Müşteri beklentileri konusunda bilgi alışverişinde bulunmak,Üçüncü partilerin verdiği hizmetlerin uygunluğunu izlemek ve denetlemek,Gerektiğinde düzeltici/önleyici/iyileştirici faaliyetleri planlamak ve gerçekleştirmek,Hizmet maliyetlerini izlemek, kayıt altına almak/raporlamak, maliyet performansını yönetmek Yürütülen hizmetlerle ilgili Şirket kaynaklarını, ilgili birimlerin fonksiyonel yöneticileri ile temasta olarak koordine etmek, bilgilendirmek, yönlendirmek,Her bir Müşteri bazında ve genel olarak, Şirket servis süreçlerinin iyileştirilmesine, verimliliğin arttırılmasına yönelik çalışmaları planlamak, gerekli Şirket birimlerini bilgilendirmek ve koordine etmek. Gerektiği durumlarda düzeltici-önleyici faaliyet talebinde bulunmak,Eğitim, bilgilendirme, dokümantasyon çalışmaları gerçekleştirmek, düzenlemek.Genel Nitelikler:Üniversitelerin Endüstri, Bilgisayar veya Elektronik Haberleşme Mühendisliği bölümlerinden mezun,Tercihen İyi derecede İngilizce bilen,Bilgi Teknolojileri sektöründe tecrübeli,Tercihen ITIL ve/veya PMP Sertifikalarına sahip,Analitik düşünebilen,Müşteri ilişkileri konusunda tecrübeli,İnsan ilişkilerinde başarılı, serinkanlı, güler yüzlü, analitik düşünebilen, çözüm odaklıKonusunda en az 3 yıl deneyimli,Dokümantasyon, planlama ve modelleme yapabilen,Yoğun iş koşullarında çalışabilecek,Ekip yönetimi tecrübesi olan,Seyahat engeli bulunmayan,Microsoft Office uygulamalarına hakim,Erkek adaylar için askerlik görevini tamamlamış.</text:p>
          </table:table-cell>
          <table:table-cell office:value-type="string">
            <text:p/>
            <text:p><text:s text:c="16"/>3 gün önce</text:p>
            <text:p><text:s text:c="17"/>yayınlandı</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İLETİŞİM BİLGİSAYAR YAZILIM SİSTEMLERİ İHRACAT İTHALAT SAN VE TİC.A.Ş</text:p>
          </table:table-cell>
          <table:table-cell office:value-type="string">
            <text:p>Proje Yöneticisi / Yönetmeni</text:p>
          </table:table-cell>
          <table:table-cell office:value-type="float" office:value="3594164">
            <text:p>3594164</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Problem çözme, planlama ve organizasyon becerileri gelişmiş, analitik düşünebilen,Sorumluluk sahibi, detaylara önem veren, proaktif, Müşteri diyalogları güçlü, Müşteri projelerini yönetebilecek, Literatürü takip edebilecek derece yabancı dil bilgisine sahip, Öğrenmeye ve gelişmeye açık, Analitik düşünebilen, Takım çalışmasına uyumlu, Seyahat engeli olmayan, Erkek adaylar için askerliğini tamamlamış, İŞ TANIMIBilgi Teknolojileri ve Yazılım Çözümleri geliştiren köklü ve öncü kuruluşumuz İLETİŞİM BİLGİSAYAR YAZILIM SİSTEMLERİ A.Ş. bünyesinde istihdam edilmek üzere, aşağıdaki niteliklere sahip PROJE YÖNETİCİSİ çalışma arkadaşı aramaktayız;Tercihen üniversitelerin Endüstri/İşletme Mühendisliği bölümü mezunu, Minimum 2 yıl iş tecrübesine sahip,  ERP uygulamaları konusunda tecrübeli,   Yazılım ve proje yönetimi metodolojilerini uygulayabilecek, Veritabanı tasarımı ve T-SQL dillerini iyi bilen, Tercihen BPM ve Doküman yönetimi konusunda kavramlarında bilgi sahibi, Tercihen MES ve Üretim yönetimi konusunda bilgi sahibi,Office uygulamalarına hakim. </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Yazılım, Yapı, Mimarlık, Mühendislik Hizmetleri, Harita - Planlama</text:p>
          </table:table-cell>
          <table:table-cell table:number-columns-repeated="2" office:value-type="string">
            <text:p>PROTA</text:p>
          </table:table-cell>
          <table:table-cell office:value-type="string">
            <text:p>Proje Yöneticisi / Yönetmeni</text:p>
          </table:table-cell>
          <table:table-cell office:value-type="float" office:value="3302628">
            <text:p>3302628</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1985'ten beri İnşaat sektörüne mühendislik ve müşavirlik hizmetleri veren şirketimizin Gebze Darıca Metro Projesi şantiye ofisinde proje koordinasyonu yapmak üzere;  Genel NiteliklerProje yönetimi ve koordinasyonunda en az 7 yıl deneyimli (tercihen raylı sistem projeleri),Makine mühendisliği bölümünden mezun,Ulusal ve uluslararası güncel yönetmeliklere hakim ve proje kontrol becerileri olan,Proje kontrolü amacıyla yeterli düzeyde AutoCAD kullanabilen (tercihen Revit),Ekip çalışmasına yatkın ve çözüm odaklı,Erkek adaylar için tercihen askerliğini yapmış veya en az 2 yıl tecilli,Tasarım ofisi ile şantiye arasındaki koordinasyonu yapacak Makine Mühendisi aramaktayız.</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Enerji, Yenilenebilir Enerji, Proje Taahhüt</text:p>
          </table:table-cell>
          <table:table-cell table:number-columns-repeated="2" office:value-type="string">
            <text:p>Solar Santral Enerji A.Ş.</text:p>
          </table:table-cell>
          <table:table-cell office:value-type="string">
            <text:p>Proje Yöneticisi / Yönetmeni</text:p>
          </table:table-cell>
          <table:table-cell office:value-type="float" office:value="3603551">
            <text:p>3603551</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Solar Santral Enerji HakkındaDünyada ve ülkemizde her geçen yıl önemi artan Güneş Enerjisine Dayalı Elektrik Üretimi Santrallerine (GES) yönelik proje geliştirme aşamasından finansmana, santralin kurulumundan işletmesine kadar müşterilerine bütüncül hizmet sunmaktadır.Şirket kurucularından Sun-Unlimited A.Ş 2017 yılından itibaren güneş enerjisi sektöründe faaliyette olup Türkiye, Lübnan, Tunus ve Afganistan dahil olmak üzere 350MW’ın üzerinde projede yer almıştır. Aynı zamanda birçok yatırımcı ve müteahhit şirkete yatırım danışmanlığı, kontrat yönetimi, teknik şartname hazırlanması, inşaat dönemi saha denetimi, ihale danışmanlığı, müşteri ilişkileri yönetimi ve proje geliştirme konularında hizmet sağlamaya devam etmektedir.Şirketimiz uçtan uca hizmet politikasını benimsemiş, hizmet verdiği müşterilerin GES ile alakalı tüm resmi ve bürokratik hizmetlerini sağlamakta, proje tasarımını ve kurulumu TSE ve uluslararası IEC standartlarına uygun bir şekilde gerçekleştirmektedir. Kurulum sonrası ise uzaktan izleme ile santralin üretimini takip etmekte, periyodik bakım ve onarım işlerini sağlamaktadır.Şirketimiz ayrıca tasarruf paylaşımı (ESCO) ve uzun vadeli satış sözleşmeleri ile müşterilerine esnek ve hızlı finansman sağlamaktadır.1 Ocak 2023 tarihi itibari ile elektro-mekanik sektörünün en önemli oyunculardan borsaya kote Birleşim Mühendislik’in Santral Enerji’nin çoğunluk hisselerini devralması ile şirketimiz daha büyük ölçekteki yurt içi ve yurt dışı projelerde üstün EPC hizmetleri sunmaya başlamıştır.Pozisyon HakkındaŞirketimiz Avrupa ve Türkiye'deki Güneş Enerjisi Santrali (GES) projelerinde görevlendirmek üzere “GES Proje Yöneticisi” istihdam edilecektir.ARANAN NİTELİKLER :Üniversitelerin Elektik, Makine, İnşaat veya Enerji Sistemleri Mühendisliği bölümlerinden mezun olan,GES kurulumu süreçlerinde en az 7 yıl deneyimi bulunan (Tercihen),İyi derecede İngilizce bilen, aktif konuşabilen,Yurt içi ve Yurt dışı seyahat engeli olmayan,Teknik resim okuma, uygulama becerisi olan,MS Office programlarına hâkim, özellikle MS Project etkin kullanabilen,İş takibi yönü güçlü,Koordinasyon ve organizasyon becerilerini gelişmiş,Analiz ve raporlama yetkinlikleri olan,Güçlü liderlik ve proje yönetimi kabiliyetine sahipDinamik, disiplinli ve çalışkan,Gelişmeye ve öğrenmeye açık, analitik düşünebilen,Sorumluluk alabilecek, inisiyatif sahibi olan,Sistematik ve planlı çalışmaya yatkın,Hedeflerle çalışabilen, kariyer sahibi olmayı hedefleyen,Takım çalışmasına yatkın, yaratıcı ve iletişim becerileri gelişmiş,Esnek ve yoğun çalışma temposuna ayak uydurabilecek,B sınıfı sürücü belgesi sahibi,Askerlik hizmetini tamamlamış. (Erkek adaylar için)İŞ TANIMIGES Projelerinin 360 derece; idari, ticari, teknik ve kaynak yönetimini sağlamak,GES Projelerinin finansal akış tablolarını hazırlamak,GES Projelerinin hak ediş kontrollerini sağlamak,GES Proje için en uygun ekibi oluşturmak,GES Proje ekibi arasındaki iletişim ve koordinasyonu güçlendirmek,GES Projelerindeki değişikliklerin etkisini ölçümlemek,Gerekli durumlarda, bağlı olduğu yönetici, alt yüklenici firma ve müşteri ile projeye ilişkin mikro/makro toplantılar düzenlemek,Bağlı olduğu yöneticiye ve müşteriye proje akışını raporlamak,Yurt içi ve yurt dışı projelerinde çalışanların gerekli izin takiplerini sağlamak,Zaman yönetimini yaparak “deadline” uyumu sağlamak,Çalışanların verimliliğini ölçüp gerekli yönlendirmeleri yapmak,Mesleki gelişimini sürdürmek.</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JOHNSON CONTROLS</text:p>
          </table:table-cell>
          <table:table-cell office:value-type="string">
            <text:p>Proje Yöneticisi / Yönetmeni</text:p>
          </table:table-cell>
          <table:table-cell office:value-type="float" office:value="3598423">
            <text:p>3598423</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Johnson Controls, Marmara Forum Avm projemizde görevlendirilmek üzere Mekanik-elektrik-inşai konularda deneyimli, müşteri ve çözüm odaklı çalışacak Proje Yöneticisi arıyoruz.• Üniversitelerin Elektrik Mühendisliği veya Makine Mühendisliği bölümlerinden mezun,• En az 5 yıl AVM İşletmeciliği tecrübesi olan,• İngilizce bilgisi iyi olan,• Çözüm odaklı, iş takibi kuvvetli,• Problem analizi, müzakere ve bağımsız problem çözme faaliyetlerinde başarılı,• Müşteri odaklı bakış açısına sahip, takım çalışmasına yatkın ve iletişimi kuvvetli, • Ekip yaratma &amp; yönetme yetkinliğine sahip,• Yurt içi / dışı seyahat engeli bulunmayan,• Erkek adaylar için askerlik hizmetini tamamlamış olması koşulları aranmaktadır.İŞ TANIMI• Johnson Controls prosedürleri gereği dürüstlük ve iş güvenliği ilkelerine uymak ve uydurmak,• Kendisine bağlı çalışanların performans değerlendirmesini yapmak, eğitim ve gelişim ihtiyaçlarını belirlemek, bölüm içi eğitimleri planlamak ve uygulamak, uygulanmasını sağlamak,• Bakım planlarının düzgün takip edilmesini sağlayıp bakımların zamanında yapılmasını sağlamak,• Vardiya planlarının düzgün hazırlanmasını sağlayarak iş gücünün verimli kullanılmasını sağlamak,• Enerji verimliliğini sağlayacak katkılarda bulunmak,• Fit out ve capex işlerinin düzgün takip edilmesini sağlamak,• Aylık raporlar, düzenleyici önleyici faaliyet, kök sebep analizleri yaparak müşteriye sunmak• Personellerin İSG konusunda bilinçlenmesine katkıda bulunup İSG uzmanlarına yardımcı olmak,• İşlerin takibini yaparak SLA sürelerine uyumu gözleyerek doğru analizler yaparak verimli raporlar oluşturmak,• Satınalma işlerinin takibini yaparak, ürünlerin müşterimize teslim edilmesinde oluşabilecek aksaklıklara engel olmak,• Artan müşteri beklentisinin ötesinde hizmet vererek müşteri memnuniyetinin devamlılığını sağlamak,• Kanuni uyumluluklar kapsamında takip edilmesi gereken konuları takip ederek gerekli bilgilendirme ve işlemleri yapıp yaptırabilmek,• İş ortakları ile iyi ilişkiler geliştirerek tesise katkıda bulunmak.</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Tersane / Gemi İnşa</text:p>
          </table:table-cell>
          <table:table-cell table:number-columns-repeated="2" office:value-type="string">
            <text:p>Rmk Marine Gemi Yapım San. Deniz Taş. İşl. A.Ş.</text:p>
          </table:table-cell>
          <table:table-cell office:value-type="string">
            <text:p>Proje Yöneticisi / Yönetmeni</text:p>
          </table:table-cell>
          <table:table-cell office:value-type="float" office:value="3573254">
            <text:p>3573254</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Koç Topluluğu bünyesinde yer alan, Gemi ve Yat İnşa Sektörünün lider kuruluşlarından olan şirketimizin yeni süper yat projelerinde görevlendirilmek üzere;Üniversitelerin Gemi İnşaatı ve Gemi Makinaları  Mühendisliği  bölümlerinden mezun En az 10 yıllık yeni yat inşa tecrübesine sahip,Tercihen daha önce birden fazla yat projesi tamamlamış ve farklı projelerde aktif olarak çalışmışFarklı birimler arası koordinasyonu sağlayarak, gerekli bilgi akışı ve kontrolün yapılmasından sorumlu olacak,İletişimi güçlü, sorumluluk sahibi, takım çalışmasına yatkın ve esnek çalışma saatlerine uyum sağlayabilecek,İleri seviyede yazılı ve sözlü İngilizce bilen,Askerliğini tamamlamış (Erkek adaylar için)Yat Proje Yöneticisi aramaktayız. </text:p>
          </table:table-cell>
          <table:table-cell office:value-type="string">
            <text:p/>
            <text:p><text:s text:c="16"/>4 gün önce</text:p>
            <text:p><text:s text:c="17"/>yayınlandı</text:p>
            <text:p><text:s text:c="15"/></text:p>
          </table:table-cell>
        </table:table-row>
        <table:table-row table:style-name="ro2">
          <table:table-cell office:value-type="string">
            <text:p>Tam Zamanlı</text:p>
          </table:table-cell>
          <table:table-cell office:value-type="string">
            <text:p>Bilişim Makine ve Ekipmanları, Savunma Sanayi, Elektrik &amp; Elektronik</text:p>
          </table:table-cell>
          <table:table-cell table:number-columns-repeated="2" office:value-type="string">
            <text:p>FEMSAN ELEKTRİK MOTORLARI SANAYİ VE TİCARET A.Ş.</text:p>
          </table:table-cell>
          <table:table-cell office:value-type="string">
            <text:p>Proje Yöneticisi / Yönetmeni</text:p>
          </table:table-cell>
          <table:table-cell office:value-type="float" office:value="3120388">
            <text:p>3120388</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Teknopark İstanbul yerleşkesindeki faaliyet göstermekte olan firmamız için, ARGE Müdürlüğüne bağlı Savunma Sanayii projelerinde Proje Yöneticisi olarak görev alabilecek konusunda uzman çalışma arkadaşları aranmaktadır.GENEL NİTELİKLER VE İŞ TANIMIŞahıs Güvenlik Belgesi almasına engel hali bulunmayan,Üniversitelerin mühendislik lisans / lisansüstü bölümlerinden mezun,ARGE Proje Yönetimi konusunda en az 5 yıl tecrübeli,Proje yönetimi standart ve metodolojilerine hâkim,PMP eğitimi almış, tercihen PMP sertifikasına sahip,MS Project, Jira ve benzeri iş takip programlarını iyi seviyede bilen,Planlama ve koordinasyon becerisi gelişmiş,Analitik düşünme, yorumlama ve problem çözme yetkinliğine sahip,İş takip ve sonuçlandırma yeteneğine sahip,Sorumluluk ve inisiyatif alabilen, sonuç odaklı çalışabilen,Karar verme ve zaman yönetiminde etkin,Gelişime açık, güçlü iletişim ve organizasyon becerilerine sahip,Ekip çalışması yapabilecek, yoğun çalışma temposuna ayak uydurabilen,Tercihen savunma sanayii veya sivil havacılık projelerinde en az bir proje yönetmiş,İyi seviyede İngilizce bilen,Tercihen İstanbul Anadolu yakasında ikamet edebilecek,Erkek adaylar için askerlik görevini tamamlamış,Seyahat engeli bulunmayan, araç kullanabilen.İŞ TANIMIProjelerin belirlenmiş hedeflerini göz önünde bulundurarak, proje yönetim metodolojilerine uygun şekilde projelerin yürütülmesi ve tamamlanmasını sağlamak,Sorumlu olunan projeler için gerekli planlamaları yapmak ve projelerin planlara uygun olarak ilerlediğini kontrol ve takip etmek,Proje sürecinde kilometre taşlarını kontrol etmek ve aksamaların yaşanmaması için ekipler arasındaki gerekli koordinasyonu sağlamak,Projenin kapsam, zaman, bütçe, kaynak yönetimini gerçekleştirmek,Projedeki risklerini öngörmek, raporlamak ve gerekli aksiyon planlarını oluşturarak yönetime sunmak,Projelerle ilgili dönemsel ilerleme, bütçe ve benzeri raporları oluşturmak,Paydaşlarla olan ilişkileri yönetmek, beklentileri belirlemek ve aksiyonlar almak,Alt yüklenici firmalarla koordinasyon sağlayarak süreçlerin hızlı ve doğru ilerlemesini sağlamak.</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NSI SERVİS VE LOJİSTİK ANONİM ŞİRKETİ</text:p>
          </table:table-cell>
          <table:table-cell office:value-type="string">
            <text:p>Proje Yöneticisi / Yönetmeni</text:p>
          </table:table-cell>
          <table:table-cell office:value-type="float" office:value="3592071">
            <text:p>3592071</text:p>
          </table:table-cell>
          <table:table-cell office:value-type="string">
            <text:p>Malatya(Akçadağ)</text:p>
          </table:table-cell>
          <table:table-cell office:value-type="string">
            <text:p>active</text:p>
          </table:table-cell>
          <table:table-cell office:value-type="string">
            <text:p>Detail-Aday</text:p>
          </table:table-cell>
          <table:table-cell office:value-type="string">
            <text:p>GENEL NİTELİKLER VE İŞ TANIMI Şirketimizin Malatya'da üstlendiği Amerikan Üssü projelerindeki işgücü kiralama, bakım, onarım ve servis proseslerinin aktif halde yürütülmesi çalışmaları çerçevesinde aşağıdaki özelliklere sahip Proje Operasyon Yöneticisi arıyoruz.* Tercihen Üniversite mezunu, * Malatya ilinde ikamet eden veya edebilecek olan,* Daha önce benzer bir pozisyonda sektör tecrübesine sahip, * Yöneticilik vasıfları gelişmiş,* Yoğun çalışma temposuna ayak uydurabilecek,* İyi derecede İngilizce bilen !!!* MS Office uygulamalarını iyi derecede kullanabilen,* Planlama, organizasyon yönü güçlü,* İletişim becerileri gelişmiş,* Koordinasyon yetkinliğine sahip,</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Yazılım, Danışmanlık, Sigortacılık</text:p>
          </table:table-cell>
          <table:table-cell table:number-columns-repeated="2" office:value-type="string">
            <text:p>SFS DANIŞMANLIK BİLGİ İŞLEM SAN.VE DIŞ TİCARET A.Ş</text:p>
          </table:table-cell>
          <table:table-cell office:value-type="string">
            <text:p>Proje Yöneticisi / Yönetmeni</text:p>
          </table:table-cell>
          <table:table-cell office:value-type="float" office:value="3608217">
            <text:p>3608217</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Hizmet verdiğimiz şirketleri sigorta sektörünün en üst sıralarına taşımak için uzmanlığımızı pazar lideri çözümlerimizle bir araya getiriyoruz.1992 yılında İstanbul’da kurulan SFS (Strategic Functional Systems), özellikle sigorta şirketlerine yönelik çözümler sunmayı amaçlayan bir yazılım geliştirme, danışmanlık ve bilgi teknolojileri şirketidir. Bugünün hızla değişen iş ortamında kurumların rekabetçi kalmalarını, masraflarını azaltırken kâr ve verimliliklerini arttırmalarını sağlayan teknolojik çözümler geliştirmektedir.100’ün üzerinde uzman kadrosu ile müşterilerine, en ileri teknolojik iş çözümlerini ihtiyaçlarına göre özelleştirerek sunan SFS, kurumsal yazılım ve bilgi teknolojileri alanında lider şirketlerden olup, sektörlerinde lider, ulusal ve uluslararası şirket ve kuruluşlara hizmet vermektedir.Senden Neler Bekliyoruz!Üniversitelerin Mühendislik, İşletme, Matematik, İstatistik, MIS, Bilgisayar Programlama vb. bölümlerinden mezun olmak.Proje yönetimi konusunda en az 2 yıl tecrübeli, tercihen sigortacılık sektöründe deneyimli olmak. PMI sertifikasına sahip ve PMI standartlarını bilen, tercihen PMP sertifikası olan.Proje başlatma, planlama, yürütme, izleme, kapanış, raporlama, iş akış ve dokümantasyon  konularında deneyim sahibi olmak.MS Office, visio vb. uygulamaları kullanabilen, MS Project uygulamasında proje yönetim tecrübesine sahip olmak.Çevik yaklaşımlar konusunda deneyimli ve çevik metodolojiler (Agile, Scrum) hakkında bilgi sahibi olmak.Sonuç odaklı, proaktif, problem çözme ve kriz yönetimi becerisine sahip, ekip çalışmasına yatkın olmak.Etkin iletişim becerilerine sahip, planlama ve organizasyon becerileri yüksek.Müşteri yönetimi konusunda deneyimli ve liderlik becerilerine sahip olmak.Tercihen iyi derecede İngilizce bilmek.</text:p>
          </table:table-cell>
          <table:table-cell office:value-type="string">
            <text:p/>
            <text:p><text:s text:c="16"/>5 gün önce</text:p>
            <text:p><text:s text:c="17"/>yayınlandı</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GEDİK HOLDİNG A.Ş.</text:p>
          </table:table-cell>
          <table:table-cell office:value-type="string">
            <text:p>Proje Yöneticisi / Yönetmeni</text:p>
          </table:table-cell>
          <table:table-cell office:value-type="float" office:value="3599734">
            <text:p>3599734</text:p>
          </table:table-cell>
          <table:table-cell office:value-type="string">
            <text:p>Sakarya(Hendek)</text:p>
          </table:table-cell>
          <table:table-cell office:value-type="string">
            <text:p>active</text:p>
          </table:table-cell>
          <table:table-cell office:value-type="string">
            <text:p>Detail-Aday</text:p>
          </table:table-cell>
          <table:table-cell office:value-type="string">
            <text:p>GENEL NİTELİKLER VE İŞ TANIMI Sakarya Hendek 2.OSB de bulunan vana sektöründe faaliyet gösteren Gedik Termo Vana ve döküm sektöründe faaliyet gösteren Gedik İleri Döküm Teknolojileri firmalarımızda görev almak üzere "Proje Yöneticisi" arayışımız bulunmaktadır.  İstenen Yetenek ve UzmanlıklarÜniversitelerin Mühendislik Fakülteleri'nden mezun, Proje yönetimi konusunda en az 5 yıl deneyim sahibi, Tercihen, pres, talaşlı imalat, boya, montaj proseslerine hakim,Tercihen iyi derecede İngilizce bilen, APQP, FMEA, PPAP ve IATF:16949 konularında bilgi sahibi, MS Office programlarına ileri seviyede hakim, Tercihen IFS bilen, Problem çözme, planlama ve ekip koordinasyonu konularında yetkin,Proaktif, analitik düşünebilen ve sonuç odaklı olarak çalışabilen,Etkin raporlama ve sunum yapabilme becerilerine sahip, Yazılı ve sözlü iletişim yetenekleri güçlü, Yurt içi ve yurt dışı seyahat engeli olmayan.  İş TanımıYeni devreye alınacak projelerin ilk fizibilite çalışmalarından, yeni ürün devreye alma süreçlerine kadar olan tüm çalışmaların koordinasyonunun sağlanması,Yeni projelerin, imalat yöntemlerini ve süreçlerini belirleyerek teknik fizibilite çalışmalarının oluşturulması,Tüm paydaşlar ile sürekli irtibat halinde olarak müşteri ihtiyaçlarını projenin her aşamasında takip etmek,Projelerde kullanılacak standart dokümanların oluşturulmasına destek olmak,Proje ihtiyaçları ile bağlantılı olarak ilgili paydaşlarla birebir görüşme veya çalıştayların tasarlanması, gerçekleştirilmesi ve çıktıların üst yönetime sunulması aşamalarında rol almak,Projelerin ilerleyişlerinin düzenli takibi ve raporlamasını yapmak/yapılmasını sağlamak,Proje bazında risk ve önemli gelişmelerin takip, koordinasyon ve raporlamasını yapmak,Proje sonrasında, çıktıların devreye alınıp alınmadığını gözlemlemek, denetlemek ve aksiyon planları oluşturulmasına liderlik etmek.</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Teleset Elektromekanik A.Ş.</text:p>
          </table:table-cell>
          <table:table-cell office:value-type="string">
            <text:p>Proje Yöneticisi / Yönetmeni</text:p>
          </table:table-cell>
          <table:table-cell office:value-type="float" office:value="3607190">
            <text:p>3607190</text:p>
          </table:table-cell>
          <table:table-cell office:value-type="string">
            <text:p>Tekirdağ(Kapaklı)</text:p>
          </table:table-cell>
          <table:table-cell office:value-type="string">
            <text:p>active</text:p>
          </table:table-cell>
          <table:table-cell office:value-type="string">
            <text:p>Detail-Aday</text:p>
          </table:table-cell>
          <table:table-cell office:value-type="string">
            <text:p>GENEL NİTELİKLER VE İŞ TANIMI Üniversitelerin mühendislik bölümlerinden mezun,Üretim sektöründe APQP/PPAP süreçleri konusunda deneyimli,MS Office programlarını iyi derecede kullanabilen,Proje yönetimi süreçlerinde tecrübeli, Teknik resim okuyup, ona uygun ürün reçete ve prosesini oluşturabilecek yeteneğe sahipBilgisayar ofis programlarına hakim ,Tercihen Netsis programı bilenTeknik Çizim Konusunda TecrübeliOtomotiv sektör bilgisi ve deneyimi olanYeni ürün devreye alma ve mevcut ürün revizyonlarında tecrübeliÜrün geliştirme ve maliyet iyileştirme projelerini yönetebilecekİyi derecede İngilizce bilgisine sahip,Organizasyon ve koordinasyon becerisine sahip ,planlama ve takip yönü kuvvetli, analitik düşünebilen ve problem çözme yeteneğine sahip,Takım çalışmasına uygun uyum sağlayabilenÖğrenmeye ve kişisel gelişime açık, iletişimi kuvvetli, ikna kabiliyeti gelişmiş, yaratıcı, iyi bir takım arkadaşıÇerkezköy ve çevresinde ikamet eden veya edebilecek olanİŞ TANIMITeleset Group olarak Kablo Grupları ve metal parça üretimi yapan Çerkezköy fabrikamız için yeni ürün ve değişiklik projelerinde istenilen standartların sağlanmasında gerekli makine, ekipman, personel  ve aktivitelerin planlanması, müşteri beklentilerine uygun proje takviminin oluşturulması, takibi ve uygun şekilde sonuçlandırılması faaliyetlerini yürütecek  aşağıdaki görevleri gerçekleştirmek üzere Proje ve Ürün Geliştirme Yöneticisi arayışımız bulunmaktadır. Proje planını oluşturarak projenin hedeflenen süre içinde tamamlanması için gerekli faaliyetleri koordine etmek,Teklif hazırlanacak yeni ürünlerin teknik resim, şartname ve varsa şahit numunelerini inceleyerek, üretilebilirlik koşullarını  ve makine , kalıp, test cihazı vb ekipman ihtiyaçlarını analiz etmek,Yeni ürünlerin  ürün ağaçlarını hazırlamak, teknik resim ve şartnamelere uygun olarak hammadde kod, parça no, ve tedarikçi bilgilerini  ilgili bölümlere bildirmek,Ürünlerin  hammadde, yarı mamul,  montaj ve mamul resimlerini çizmek, şartnameleri oluşturmak, istifleme, paketleme ve sevk koşullarını belirlemek,Seri imalat öncesi veya sonrası tasarım değişikliklerinin yönetimi için, şirket içinde iletişimi sağlamak ve oluşabilecek riskleri ortadan kaldırmak,Müşteri ile koordinasyonu sağlamak, müşteri ile telefon, e-mail, toplantı, vb. yöntemlerle iletişime geçmek  ve  teknik konuları müşteriye raporlamak.</text:p>
          </table:table-cell>
          <table:table-cell office:value-type="string">
            <text:p/>
            <text:p><text:s text:c="16"/>6 gün önce</text:p>
            <text:p><text:s text:c="17"/>yayınlandı</text:p>
            <text:p><text:s text:c="15"/></text:p>
          </table:table-cell>
        </table:table-row>
        <table:table-row table:style-name="ro2">
          <table:table-cell office:value-type="string">
            <text:p>Tam Zamanlı</text:p>
          </table:table-cell>
          <table:table-cell office:value-type="string">
            <text:p>Catering</text:p>
          </table:table-cell>
          <table:table-cell table:number-columns-repeated="2" office:value-type="string">
            <text:p>SARDUNYA GIDA MUTFAK İŞLETMELERİ TİC. A.Ş.</text:p>
          </table:table-cell>
          <table:table-cell office:value-type="string">
            <text:p>Proje Yöneticisi / Yönetmeni</text:p>
          </table:table-cell>
          <table:table-cell office:value-type="float" office:value="3586204">
            <text:p>3586204</text:p>
          </table:table-cell>
          <table:table-cell office:value-type="string">
            <text:p>Yalova</text:p>
          </table:table-cell>
          <table:table-cell office:value-type="string">
            <text:p>active</text:p>
          </table:table-cell>
          <table:table-cell office:value-type="string">
            <text:p>Detail-Aday</text:p>
          </table:table-cell>
          <table:table-cell office:value-type="string">
            <text:p>GENEL NİTELİKLER VE İŞ TANIMI 1976 yılından bu yana yalnızca gıda üretimi ve hizmeti alanında faaliyette bulunan, müşteri memnuniyeti, personel eğitimi ve gıda güvenliği çalışmaları ile yemek sektörünün kalite çıtasını sürekli yukarı çekmeyi hedefleyen, kaliteyi ve insan sağlığını önemseyen bir catering firmasıyız. Çeşitli projelerimizde yer almak üzere, bizimle aynı ilkeleri benimseyecek ve o doğrultuda çalışabilecek Proje Yöneticisi / Yönetmeni aramaktayız.Sorumlu olduğu projede / mutfakta üretime hazırlık, üretim, servis ve servis sonrası faaliyetlerin, hijyen, HACCP ve Kalite Yönetimi kuralları çerçevesinde gerçekleşmesini sağlamak,Müşteri ve Tüketici istek ve ihtiyaçlarını tespit etmek ve taleplerini karşılamak,Kendisine bağlı personelin genel sevk ve idaresini yapmak,Projenin bütçesini / maliyetlerini takip, kontrol etmek ve raporlamak,İstenen Yetenek ve UzmanlıklarGıda Mühendisliği, Beslenme ve Diyetetik, 2 yıllık Meslek Yüksek Okulu (Gıda Teknikerliği, Süt ve Süt Ürünleri, Turizm – Otelcilik ve Yiyecek – İçecek İşletmeciliği vb. bölümleri) ve/veya üniversitelerin İşletme vb. alanlarından mezun,Yiyecek - İçecek sektöründe çalışma koşullarına uyum sağlayabilenCatering sektöründe deneyimli veya,bu sektörde yetiştirilerek çalışmayı tercih edenOfis programlarını kullanabilen,İnsan ilişkilerinde başarılı,Yoğun iş temposuna ayak uydurabilen,Yalova Merkez, Çiftlikköy, Altınova, Karamürsel 'de ikamet eden.</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Catering</text:p>
          </table:table-cell>
          <table:table-cell table:number-columns-repeated="2" office:value-type="string">
            <text:p>SARDUNYA GIDA MUTFAK İŞLETMELERİ TİC. A.Ş.</text:p>
          </table:table-cell>
          <table:table-cell office:value-type="string">
            <text:p>Proje Yöneticisi / Yönetmeni</text:p>
          </table:table-cell>
          <table:table-cell office:value-type="float" office:value="3597229">
            <text:p>359722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1976 yılından bu yana yalnızca gıda üretimi ve hizmeti alanında faaliyette bulunan, müşteri memnuniyeti, personel eğitimi ve gıda güvenliği çalışmaları ile yemek sektörünün kalite çıtasını sürekli yukarı çekmeyi hedefleyen, kaliteyi ve insan sağlığını önemseyen bir catering firmasıyız. Çeşitli projelerimizde yer almak üzere, bizimle aynı ilkeleri benimseyecek ve o doğrultuda çalışabilecek;  Proje Yöneticisi  aramaktayız.Sorumlu olduğu projede / mutfakta üretime hazırlık, üretim, servis ve servis sonrası faaliyetlerin, hijyen, HACCP ve Kalite Yönetimi kuralları çerçevesinde gerçekleşmesini sağlamak,Müşteri ve Tüketici istek ve ihtiyaçlarını tespit etmek ve taleplerini karşılamak,Kendisine bağlı personelin genel sevk ve idaresini yapmak,Projenin bütçesini / maliyetlerini takip, kontrol etmek ve raporlamak,     İstenen Yetenek ve Uzmanlıklar 2 yıllık Meslek Yüksek Okulu (Gıda Teknikerliği, Süt ve Süt Ürünleri, Turizm – Otelcilik   ve Yiyecek – İçecek İşletmeciliği vb. bölümleri) ve/veya üniversitelerin Gıda Mühendisliği, İşletme vb. alanlarından mezun, Yiyecek - İçecek sektöründe çalışma koşullarına uyum sağlayabilen, Catering sektöründe deneyimli ya da kendini geliştirmek isteyen, Ofis programlarını kullanabilen, İnsan ilişkilerinde başarılı, İstanbul'da ikamet eden,</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Catering</text:p>
          </table:table-cell>
          <table:table-cell table:number-columns-repeated="2" office:value-type="string">
            <text:p>SARDUNYA GIDA MUTFAK İŞLETMELERİ TİC. A.Ş.</text:p>
          </table:table-cell>
          <table:table-cell office:value-type="string">
            <text:p>Proje Yöneticisi / Yönetmeni</text:p>
          </table:table-cell>
          <table:table-cell office:value-type="float" office:value="3587346">
            <text:p>3587346</text:p>
          </table:table-cell>
          <table:table-cell office:value-type="string">
            <text:p>Bilecik</text:p>
          </table:table-cell>
          <table:table-cell office:value-type="string">
            <text:p>active</text:p>
          </table:table-cell>
          <table:table-cell office:value-type="string">
            <text:p>Detail-Aday</text:p>
          </table:table-cell>
          <table:table-cell office:value-type="string">
            <text:p>GENEL NİTELİKLER VE İŞ TANIMI 1976 yılından bu yana yalnızca gıda üretimi ve hizmeti alanında faaliyette bulunan, müşteri memnuniyeti, personel eğitimi ve gıda güvenliği çalışmaları ile yemek sektörünün kalite çıtasını sürekli yukarı çekmeyi hedefleyen, kaliteyi ve insan sağlığını önemseyen bir catering firmasıyız. Çeşitli projelerimizde yer almak üzere, bizimle aynı ilkeleri benimseyecek ve o doğrultuda çalışabilecek Proje Yöneticisi aramaktayız.Sorumlu olduğu projede / mutfakta üretime hazırlık, üretim, servis ve servis sonrası faaliyetlerin, hijyen, HACCP ve Kalite Yönetimi kuralları çerçevesinde gerçekleşmesini sağlamak,Müşteri ve Tüketici istek ve ihtiyaçlarını tespit etmek ve taleplerini karşılamak,Kendisine bağlı personelin genel sevk ve idaresini yapmak,Projenin bütçesini / maliyetlerini takip, kontrol etmek ve raporlamak,İstenen Yetenek ve UzmanlıklarGıda Mühendisliği, Beslenme ve Diyetetik, 2 yıllık Meslek Yüksek Okulu (Gıda Teknikerliği, Süt ve Süt Ürünleri, Turizm – Otelcilik ve Yiyecek – İçecek İşletmeciliği vb. bölümleri) ve/veya üniversitelerin İşletme vb. alanlarından mezun,Yiyecek - İçecek sektöründe çalışma koşullarına uyum sağlayabilenCatering sektöründe deneyimli,Ofis programlarını kullanabilen,İnsan ilişkilerinde başarılı,Takipçi ve dinamik iş temposuna uyum sağlayabilen,Bilecik'te ikamet eden adayların başvurularını beklemekteyiz.</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Enerji</text:p>
          </table:table-cell>
          <table:table-cell table:number-columns-repeated="2" office:value-type="string">
            <text:p>Barga Bayramoğlu Rüzgar Enerjisi Ürünleri Üretim San.Tıc. ve A.ş.</text:p>
          </table:table-cell>
          <table:table-cell office:value-type="string">
            <text:p>Proje Yöneticisi / Yönetmeni</text:p>
          </table:table-cell>
          <table:table-cell office:value-type="float" office:value="3605731">
            <text:p>3605731</text:p>
          </table:table-cell>
          <table:table-cell office:value-type="string">
            <text:p>Bursa(Kestel)</text:p>
          </table:table-cell>
          <table:table-cell office:value-type="string">
            <text:p>active</text:p>
          </table:table-cell>
          <table:table-cell office:value-type="string">
            <text:p>Detail-Aday</text:p>
          </table:table-cell>
          <table:table-cell office:value-type="string">
            <text:p>GENEL NİTELİKLER VE İŞ TANIMI Yabancı Ortaklı Rüzgar Türbin Parçaları üreten firmamızda Proje süreçlerinde görev yapmak üzere aşağıdaki niteliklere sahip  Proje Yöneticisi aramaktayız.Genel NiteliklerÜniversitelerin mühendislik (Makine, Endüstri, Mekatronik, Elektrik/Elektronik, Metalürji ve Malzeme) bölümlerinden mezun,En az B2 seviye İngilizce bilgisine sahip,Demir, çelik, konstrüksiyon sektöründe en az 10 yıl deneyimli,Proje yaşam döngüsüne hâkim,Projelerin gereksinim, tasarım, test ve kabul süreçlerinde aktif görev almış,MS Project ve eşdeğer proje yönetim amaçlı yazılım kullanmış,Takip yönü kuvvetli, sistematik, sonuç ve çözüm odaklı,Disiplinli ve özverili,Takım çalışmasına önem veren, görev ve sorumluluk bilinci taşıyan, koordinasyon, iletişim ve temsil yönü kuvvetli,Etkin raporlama ve sunum yapabilme becerilerine sahip,Yazılı ve sözlü iletişim yetenekleri güçlü,Seyahat engeli bulunmayan,Erkek adaylar için askerlik görevini yapmış.İş TanımıProjeyi karlılık, maliyet ve termin planına uygun olarak yönetmek,Üstlendiğimiz projelerin plana uygun gerçekleşmeleri için süreç takibini yapmak ve paydaşlar arasındaki koordinasyonu sağlamak,Proje takviminin oluşturulmasını, takibini ve güncellenmesini sağlamak,Teknik gereksinimlere göre gerekli çalışmaların teknik, satınalma, kalite ekipleri ile yürütülmesini ve takibini yapmak,Satınalma, fason ve alt yüklenici süreçlerinin proje takvimine uygun gerçekleşmesini güvence altına almak,Üretim, kit oluşturma ve ambalaj süreçlerinin doğru zamanda tamamlanmalarını sağlamak,Test ve kabul süreçlerini takip etmek, fabrika kabul test tarihlerine göre proje çıktılarının hazır olmalarını sağlamak,Darboğaz analizi yapmak ve gereken önlemleri almak,Proje paydaşı birimler arası koordinasyonu ve etkin iş birliğini sağlamak,Proje ilerleme raporlarını hazırlamak ve takibini yapmak,Proje maliyet, kar ve termin hedeflerine ulaşılmasını sağlamak.</text:p>
          </table:table-cell>
          <table:table-cell office:value-type="string">
            <text:p/>
            <text:p><text:s text:c="16"/>9 gün önce</text:p>
            <text:p><text:s text:c="17"/>yayınlandı</text:p>
            <text:p><text:s text:c="15"/></text:p>
          </table:table-cell>
        </table:table-row>
        <table:table-row table:style-name="ro2">
          <table:table-cell office:value-type="string">
            <text:p>Tam Zamanlı</text:p>
          </table:table-cell>
          <table:table-cell office:value-type="string">
            <text:p>Elektrik &amp; Elektronik, Otomasyon, Elektronik Yangın Sistemleri, Elektronik Güvenlik Sistemleri, Ticaret</text:p>
          </table:table-cell>
          <table:table-cell table:number-columns-repeated="2" office:value-type="string">
            <text:p>Simbak Yangın İhbar ve Güv.Sis.San.Tic.Ltd.Şti.</text:p>
          </table:table-cell>
          <table:table-cell office:value-type="string">
            <text:p>Proje Yöneticisi / Yönetmeni</text:p>
          </table:table-cell>
          <table:table-cell office:value-type="float" office:value="3603034">
            <text:p>3603034</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İş TanımıŞirketimizin proje uygulama süreçlerinde müşterilerimiz ile etkin iletişim kurarak;Firmamızın yürüttüğü ya da yürüteceği projelerin uygulama süreçlerinde projenin sahada doğru uygulanmasının kontrolünü sağlamak,Teklif verilecek işe ait saha keşfinin yönetmeliklere uygun olarak yapılması ve dizaynı ile uygulma projesinin hazırlanması,Yönetmeliklere uygun bir şekilde tekliflerin hazırlanabilmesi,Sistemlerin projesine uygun olarak kurulmasını takip etmek, Montajı tamamlanan sistemlerin devreye alınmasından sonra işin müşteriye teslimini sağlamak,Şantiyedeki, taşeron ve ilgili diğer firmalar ile ilişkileri yürütmek,Sorumluluğunda olan proje faaliyetlerini raporlamak.Genel NiteliklerMeslek Yüksek Okullarının veya Üniversitelerinin Elektrik, Elektronik, Haberleşme, Otomasyon, Bilgisayar veya ilgili bölümlerinden mezun,Elektronik güvenlik sistemlerinde 2 yıl deneyimli,Entegre güvenlik sistemleri bilgisine sahip,Bilgisayar donanımları konusunda tecrübeli,MS Office programlarına hakim,İyi derecede CAD ( AutoCAD ) kullanabilen,Sonuç ve müşteri odaklı, Takım oyuncusu,Kaynakları etkili ve verimli kullanabilen,İletişim ve problem çözme becerileri gelişmiş,Yeni teknolojileri öğrenmeye ve kendini geliştirmeye açık,Başarma azmi ve sorumluluk duygusu yüksek,Teknik doküman okuyabilecek düzeyde ingilizce bilgisine sahip,Seyahat engeli bulunmayan,Askerlik hizmetini tamamlamış(erkek adaylar için),</text:p>
          </table:table-cell>
          <table:table-cell office:value-type="string">
            <text:p/>
            <text:p><text:s text:c="16"/>11 gün önce</text:p>
            <text:p><text:s text:c="17"/>yayınlandı</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Teknosa İç ve Dış Ticaret A.Ş.</text:p>
          </table:table-cell>
          <table:table-cell office:value-type="string">
            <text:p>Proje Yöneticisi / Yönetmeni</text:p>
          </table:table-cell>
          <table:table-cell office:value-type="float" office:value="3601593">
            <text:p>3601593</text:p>
          </table:table-cell>
          <table:table-cell office:value-type="string">
            <text:p>Adana</text:p>
          </table:table-cell>
          <table:table-cell office:value-type="string">
            <text:p>active</text:p>
          </table:table-cell>
          <table:table-cell office:value-type="string">
            <text:p>Detail-Aday</text:p>
          </table:table-cell>
          <table:table-cell office:value-type="string">
            <text:p>GENEL NİTELİKLER VE İŞ TANIMI TEKNOSA SENİNLE GÜZEL!Teknosa’da teknolojiyle mutluluğu buluşturuyoruz. Sabancı Holding bünyesinde kurulduğumuz 2000 yılından bu yana “Herkes için Teknoloji” diyor, her an her yerde teknolojiye erişimi kolaylaştırıp keyifli bir alışveriş deneyimi sunmayı amaçlıyoruz.Teknosa’da başarılı olmamızın anahtarı işbirlikçi yaklaşımımız olup en büyük motivasyonumuz da paydaşlarımızın bize duyduğu güvendir. Halden anlayarak çözüme ulaşır, geleceğe yön vermek için inisiyatif alarak harekete geçeriz. Güçlü ilişkiler geliştirmemizin sırrının samimi yaklaşımımızda saklı olduğuna ve mutlu insanların mutlu anlar yarattığına inanıyoruz.İklimsa olarak da Teknosa çatısı altında, 1985’ten bu yana iklimlendirme sektörünün öncüsü olarak çalışıyoruz.Büyüyüp gelişerek, Türkiye’nin dört bir yanında 500’den fazla satış-servis ağı ve 5 bölge müdürlüğüyle hizmet veriyor, hep daha iyiyi hedefliyoruz. Sektörümüzde bir ilke imza atarak, dünyaya ve hayata değer katacak Güneş Enerjisi Sistemleri (GES) alanında da çalışmalarımızı sürdürüyoruz.Geleceğin İklimsa’sında seni de aramızda görmek istiyoruz!Bu Görev İçin Beklediklerimiz:Üniversitelerin tercihen Elektrik, Elektrik-Elektronik Mühendisliği bölümlerinden mezun,Güneş Enerji Santrali (GES) projeleri alanında en az 2 yıl deneyimli,Santral kurulumunda kullanılacak malzeme bilgisine sahip,GES Projelerinin çağrı mektubu, proje onayı, gerekli resmi izin süreçleri, saha montaj devreye alma ve kabul süreçlerine hakim ve bu süreçleri koordine edebilecek,Projelerdeki saha ekip yönetimini ve koordinasyonunu sağlayabilecek,Yüklenici sözleşmeleri ve hak ediş süreçlerini koordine edebilecek,Proje teknik saha keşiflerini yapabilecek, Enerjisi yüksek, iletişim yeteneği güçlü, Seyahat engeli bulunmayan, Aktif olarak araç kullanabilen, Tercihen iyi derece İngilizce bilen, Autocad ve MS Office programlarını kullanabilecek, Adana’da ikamet eden. İlgini Çekebileceğini Düşündüğümüz Uygulamalarımız: Hibrit çalışma modeli  1 ay uzaktan çalışma imkânı Ergonomi &amp; İnternet desteği Multisport desteği Studio Canlı online eğitim uygulaması üyeliği TeknoYaşam aktiviteleri Teknosa Gönüllüleri -  Sosyal sorumluluk projeleri İlanımıza göstermiş olduğun ilgi için teşekkürler! Teknosa hakkında daha fazla bilgiye sahip olmak için kurumsal sayfamızı ve sosyal medya hesaplarımızı takip edebilirsin.</text:p>
          </table:table-cell>
          <table:table-cell office:value-type="string">
            <text:p/>
            <text:p><text:s text:c="16"/>12 gün önce</text:p>
            <text:p><text:s text:c="17"/>yayınlandı</text:p>
            <text:p><text:s text:c="15"/></text:p>
          </table:table-cell>
        </table:table-row>
        <table:table-row table:style-name="ro2">
          <table:table-cell office:value-type="string">
            <text:p>Tam Zamanlı</text:p>
          </table:table-cell>
          <table:table-cell office:value-type="string">
            <text:p>Mimarlık, İnşaat</text:p>
          </table:table-cell>
          <table:table-cell table:number-columns-repeated="2" office:value-type="string">
            <text:p>General İş Geliştirme ve Dış Ticaret A.Ş.</text:p>
          </table:table-cell>
          <table:table-cell office:value-type="string">
            <text:p>Proje Yöneticisi / Yönetmeni</text:p>
          </table:table-cell>
          <table:table-cell office:value-type="float" office:value="3598915">
            <text:p>3598915</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Çengelköy’deki ofisimizde görev almak üzere,Tercihen, üniversitelerin mimarlık veya inşaat mühendisliği bölümlerinden mezun,Fransızcayı etkin bir şekilde (sözlü ve yazılı) ana dili kadar iyi kullanabilen, İletişim gücü yüksek,Şantiyelerle haftalık olarak düzenlenen online toplantıları (fransızca dilinde) koordine edebilecek,Sunum programlarını iyi derecede kullanabilen,En az 5 yıl iş deneyimi olan,Tam zamanlı çalışabilecek ekip arkadaşları aramaktayız.</text:p>
          </table:table-cell>
          <table:table-cell office:value-type="string">
            <text:p/>
            <text:p><text:s text:c="16"/>12 gün önce</text:p>
            <text:p><text:s text:c="17"/>güncellendi</text:p>
            <text:p><text:s text:c="15"/></text:p>
          </table:table-cell>
        </table:table-row>
        <table:table-row table:style-name="ro2">
          <table:table-cell office:value-type="string">
            <text:p>Full-Time</text:p>
          </table:table-cell>
          <table:table-cell office:value-type="string">
            <text:p>Bilişim Danışmanlığı</text:p>
          </table:table-cell>
          <table:table-cell table:number-columns-repeated="2" office:value-type="string">
            <text:p>NTT Data Business Solutions</text:p>
          </table:table-cell>
          <table:table-cell office:value-type="string">
            <text:p>Proje Yöneticisi / Yönetmeni</text:p>
          </table:table-cell>
          <table:table-cell office:value-type="float" office:value="2586411">
            <text:p>2586411</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QUALIFICATIONS AND JOB DESCRIPTION NTT DATA Business Solutions combines the power, global competencies and sectoral expertise of NTT DATA Group, one of the world's top 10 IT solution providers with 190 thousand employees, with local experience. The company, which realizes more than 30 thousand projects worldwide every year with more than 10 thousand employees in more than 30 countries and has been transforming trust into value for 34 years, has been operating in Turkey since 2000.As a technology service provider that draws its strength from innovation and its team of 2,200 experts in Turkey, it supports end-to-end digital transformation in business processes with its products, services and solutions. It offers technology solutions to its customers in cooperation with many different organizations, including SAP and Microsoft, the pioneers of their sectors. With the special products it develops on a global and local basis, it offers solutions to the specific needs of organizations and sectors and provides application development services. NTT DATA Business Solutions Turkey, which extends its country-based technology projects regionally and globally, offers managed services in areas such as support, technology modernization, application management and outsourcing.Growing its customers' businesses with technology, NTT DATA Business Solutions Turkey develops next-generation technologies for a sustainable future through its innovation center and R&amp;D Center approved by the Ministry of Industry. It produces innovation in line with the needs of organizations in Turkey and transforms business ideas into products by working on new technologies in the fields of sustainability, artificial intelligence, IoT, blockchain and robotic process automation on cloud platforms. With more than 400 expert consultants in the Customer Experience and Support Center, it provides 24/7 application support services to hundreds of organizations on 5 continents.We are looking for a Customer Engagement Manager to join our rapidly growing support organization!Main Responsibilities: •             Foster positive relationships with our customers as their primary point of contact•             Helping clients implement services and plan projects effectively•             Assisting customers with using our services throughout projects•             Ensure that contract terms and conditions are met•             Manage invoices and bills for assigned customers•             To identify upselling and cross-selling opportunities for own customers•             Address customer issues with speed and efficiency•             To prepare reports on Project/service performance Requirements: •             BS degree in Information Technology or related business focus area•             3+ years of experience in IT / SAP / AMS / PM (SAP is preferred)•             Strong working knowledge of project management &amp; IT Service Mgmt. methodologies and best practices•             Service Level Management and Service Delivery Management experience•             A high level of English language proficiency (speaking, reading and writing)•             Experience in international collaboration, experience of working with multi-cultural delivery teams.•             Strong organizational and multitasking skills•             Customer-oriented, solution-oriented approach•             Problem-solving aptitude•             Excellent communication skills, excellent verbal/written skills and ability to interface with "C" level executives•             Communication (incl. English), relationship building, collaboration, motivation, integrity, trust•             Management capabilities incl. team building and ability to build consensus</text:p>
          </table:table-cell>
          <table:table-cell office:value-type="string">
            <text:p/>
            <text:p><text:s text:c="16"/>13 gün önce</text:p>
            <text:p><text:s text:c="17"/>yayınlandı</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PROKARDİYO SAĞLIK HİZMETLERİ A.Ş.</text:p>
          </table:table-cell>
          <table:table-cell office:value-type="string">
            <text:p>Proje Yöneticisi / Yönetmeni</text:p>
          </table:table-cell>
          <table:table-cell office:value-type="float" office:value="3599941">
            <text:p>3599941</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Antalya Serbest Bölgesinde faaliyet gösteren fabrikamız için, medikal ürün üretim sektöründe yeni ürünlerin üretimi için halen yürütmekte olduğumuz  ve başlangıç aşamasında olan yeni projelerin takibini yapabilecek , projelerin tasarlanmasından tamamlanmasına ve ürünlerin pazar aşamasına kadar  yurt içi ve yurt dışı ilgili kurumlar ile  işbirliğini yönetebilecek proje yöneticisi arıyoruz .Aranan ÖzelliklerÜniversitelerin Mühendislik bölümlerinden  mezun Üretim sektöründe en az 2 yıl deneyimli Yeni projelerin hazırlanması , yazılması ve yürütülmesi konusunda görev alabilecek  Proje dahilinde alınacak makinaların kullanımını , servis ve eğitimlerini  yürütebilecekİyi derecede Autocad veya Solidwork yazılımlarına hakimYeni teknolojileri takip etme konusunda istekli, araştırma becerisine sahipISO , CE gibi kalite güvence sistemleri hakkında bilgi sahibiPatent araştırma , takip ve müracaatlarını yapabilecekİleri derecede İngilizce bilen , ikinci bir dil tercih nedenidir   Sözlü ve yazılı iletişimi kuvvetli Takım çalışmasına yatkın ve temsil yeteneğine sahip Yurt içi ve yurt dışı seyahat engeli olmayan Erkek adayların askerliğini tamamlamış Antalya da  ikamet eden veya  edebilecek </text:p>
          </table:table-cell>
          <table:table-cell office:value-type="string">
            <text:p/>
            <text:p><text:s text:c="16"/>13 gün önce</text:p>
            <text:p><text:s text:c="17"/>yayınlandı</text:p>
            <text:p><text:s text:c="15"/></text:p>
          </table:table-cell>
        </table:table-row>
        <table:table-row table:style-name="ro2">
          <table:table-cell office:value-type="string">
            <text:p>Full-Time</text:p>
          </table:table-cell>
          <table:table-cell office:value-type="string">
            <text:p>undefined</text:p>
          </table:table-cell>
          <table:table-cell table:number-columns-repeated="2" office:value-type="string">
            <text:p>Gizli Firma</text:p>
          </table:table-cell>
          <table:table-cell office:value-type="string">
            <text:p>Proje Yöneticisi / Yönetmeni</text:p>
          </table:table-cell>
          <table:table-cell office:value-type="float" office:value="3599418">
            <text:p>3599418</text:p>
          </table:table-cell>
          <table:table-cell office:value-type="string">
            <text:p>Muğla(Fethiye)</text:p>
          </table:table-cell>
          <table:table-cell office:value-type="string">
            <text:p>active</text:p>
          </table:table-cell>
          <table:table-cell office:value-type="string">
            <text:p>Detail-Aday</text:p>
          </table:table-cell>
          <table:table-cell office:value-type="string">
            <text:p>QUALIFICATIONS AND JOB DESCRIPTION We are currently looking for a "Project Manager" to work for our construction project in Fethiye/Göcek, operating in the tourism sector.QUALIFICATIONSBachelor’s degree in related fields (Civil engineering, architecture, etc.)At least 7 years of experience in a similar position, Excellent written and verbal communication skills in English,Advanced user of MS Office applications,Working experience with international teams on similar projects, Financial and operational analysis experience,PMP certification is a plus,Result-oriented and have analytical and critical thinking,Strong management, organizational and communication skills, No restriction for travelling,No military obligation for male candidates.JOB DESCRIBTIONCoordinating between the architects and builders for management,Providing necessary guidance and facilitating communication between teams,Coordinating requirements and anticipating/minimizing risks during the project period,Monitoring and reporting on all aspects of the project (construction, mechanical, electrical, etc.),Reviewing architectural projects and presenting project proposals,Preparing and tracking the plan, budget, and work program,Communicating to the official institutions and reporting the outputs when its necessary,Determining workforce and financing needs based on the prepared reports.</text:p>
          </table:table-cell>
          <table:table-cell office:value-type="string">
            <text:p/>
            <text:p><text:s text:c="16"/>13 gün önce</text:p>
            <text:p><text:s text:c="17"/>yayınlandı</text:p>
            <text:p><text:s text:c="15"/></text:p>
          </table:table-cell>
        </table:table-row>
        <table:table-row table:style-name="ro2">
          <table:table-cell office:value-type="string">
            <text:p>Tam Zamanlı</text:p>
          </table:table-cell>
          <table:table-cell office:value-type="string">
            <text:p>Mühendislik Hizmetleri</text:p>
          </table:table-cell>
          <table:table-cell table:number-columns-repeated="2" office:value-type="string">
            <text:p>KON-TEK KONTROL TEKNOLOJİLERİ VE OTOMASYON SAN TİC.A.Ş.</text:p>
          </table:table-cell>
          <table:table-cell office:value-type="string">
            <text:p>Proje Yöneticisi / Yönetmeni</text:p>
          </table:table-cell>
          <table:table-cell office:value-type="float" office:value="3599346">
            <text:p>3599346</text:p>
          </table:table-cell>
          <table:table-cell office:value-type="string">
            <text:p>İzmir(Bornova)</text:p>
          </table:table-cell>
          <table:table-cell office:value-type="string">
            <text:p>active</text:p>
          </table:table-cell>
          <table:table-cell office:value-type="string">
            <text:p>Detail-Aday</text:p>
          </table:table-cell>
          <table:table-cell office:value-type="string">
            <text:p>GENEL NİTELİKLER VE İŞ TANIMI Enerji Depolama, Endüstriyel Otomasyon ve Yenilenebilir Enerji sektörlerinde 27 yılı aşkın süredir faaliyet gösteren KONTEK A.Ş bünyesinde görevlendirilmek üzere Operasyon Direktörlüğüne bağlı olarak çalışacak “ GES Proje Yöneticisi ” takım arkadaşı aramaktayız.Üniversitelerin ELEKTRİK / ELEKTRİK -ELEKTRONİK MÜHENDİSLİĞİ bölümünden mezun,Türkiye'nin çeşitli bölgelerindeki Kontek GES şantiye sahalarının koordinasyonunu sağlayabilecek,Analitik düşünce yapısına sahip ve gelişmeye açık,Takım çalışmasına uygun, inisiyatif alabilen, iletişim yeteneği güçlü, hedef odaklı,Güneş Enerji Santrali ve Saha yönetim konularında deneyimli,İyi Seviyede İngilizce bilen,Yurtiçi ve Yurtdışı Seyahat engeli olmayan,Aktif araç kullanabilen,En az 5 yıl GES- 8 yıl Mesleki saha tecrübesine sahip,Kriz yönetiminde etkin.İŞİN TANIMIFirmanın üstlenmiş olduğu anahtar teslim Güneş Enerji Santrali projelerinde;Proje ile ilgili tüm süreçlerin görev ve sorumluluklarını alabilecek,Projenin belirlenmiş yol haritasını aksatmamak için gerekli tüm müdahaleleri yapabilecek,DC, AG ve OG sistemi içeren her türlü projelerin imalat ve uygulama aşamalarının takibini gerçekleştirecek,AutoCAD ve MS Office programlarını iyi seviyede kullanabilecek,İşveren ve alt yüklenicilere karşı firmayı temsil edebilecek,Projelerde alt yüklenici ve proje ile ilgili diğer firma çalışanlarını koordine edebilecek,Projelerde hak ediş, faturalama ve sevkiyatları takip edecek,Projeleri düzenli olarak üst yönetime raporlayacak,Yürürlükteki konusuyla ilgili kanun ve mevzuatlara hakim olacak,Bölümler arası bilgi akışını ve koordinasyonu sağlayacak,Projelerdeki iş programını, bütçe ve kaliteye uygun olarak yürütülmesini yönetecek,Bağlı şantiye ya da şantiyelerde görev yapan Taşeron/ Alt Yüklenici/ firmaların hak edişlerini inceleyecek, varsa kesintiler yapıp onaylayacak,Taşeron/ Alt Yüklenici/ firmalar ile imzalanacak sözleşmeleri kontrol edecek.</text:p>
          </table:table-cell>
          <table:table-cell office:value-type="string">
            <text:p/>
            <text:p><text:s text:c="16"/>13 gün önce</text:p>
            <text:p><text:s text:c="17"/>yayınlandı</text:p>
            <text:p><text:s text:c="15"/></text:p>
          </table:table-cell>
        </table:table-row>
        <table:table-row table:style-name="ro2">
          <table:table-cell office:value-type="string">
            <text:p>Tam Zamanlı</text:p>
          </table:table-cell>
          <table:table-cell office:value-type="string">
            <text:p>Orman Ürünleri</text:p>
          </table:table-cell>
          <table:table-cell table:number-columns-repeated="2" office:value-type="string">
            <text:p>YILDIZ ENTEGRE AĞAÇ SAN. VE TİC. A.Ş.</text:p>
          </table:table-cell>
          <table:table-cell office:value-type="string">
            <text:p>Proje Yöneticisi / Yönetmeni</text:p>
          </table:table-cell>
          <table:table-cell office:value-type="float" office:value="3593593">
            <text:p>3593593</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Yıldız Entegre, 1890 yılında Trabzon’da kereste ticareti ile başlayan iş hayatında kazandığı deneyimleri, 1982 yılında kurumsallaşma hamlesiyle ileriye taşıyarak orman ürünleri sektöründe global bir oyuncu olmayı başardı.  Girişimci ve yenilikçi yaklaşımıyla fark yaratan Yıldız Entegre, Türkiye’nin en büyük 50 sanayi şirketinden birisidir. Dünya’da orman ürünleri sektöründe yer alan ilk 10 şirket arasındadır. Toplamda 7 üretim tesisi ile 1.725.000 m² kurulu alanda çalışmalarını ‘Doğaya ve insana saygı’ ilkesiyle gerçekleştiren Yıldız Entegre  toplam 12.000 m3/gün levha üretim kapasitesine sahiptir.  Yıldız Entegre Türkiye, Mdf, Mdflam, Sunta, Suntalam, Laminat Parke, Boyalı Levha (Mdf, Sunta), Kapak Panel, Lak Panel, Mdf kapı, Kapı Paneli, Emprenyeli Dekor Kağıdı ile Tutkal Üretimi gerçekleştirmektedir.   Yıldız Entegre Satış Direktörlüğünde görevlendirilmek üzere aşağıda belirtilen özelliklerde “Proje Yöneticisi” pozisyonu için takım arkadaşı arayışımız bulunmaktadır.GENEL NİTELİKLER·         Üniversitelerin ilgili bölümlerinden mezun (Tercihen Endüstriyel Tasarım, İç Mimarlık, Orman Endüstri Mühendisliği ve Mimarlık bölümleri),·         Tercihen İngilizce bilen (Orta seviye ve üstü),·         1 yıl ve üzeri iş tecrübesi bulunan,·         Office programlarına hakim,·         Tercihen SAP bilgisi olan,·         Bursa’da ikamet eden veya edebilecek,·         Erkek adaylar için askerlik hizmetini tamamlamış,·         Seyahat engeli olmayan ve aktif araç kullanabilen.GÖREV TANIMI·         Türkiye’nin önemli noktalarındaki tasarımcı, mimar, proje ve inşaat firmalarının araştırılması,·         Renk tanıtımlarının yapılması,( Bayi, mimar, tasarımcı, üretici )·         Renklerimizin ve ürünlerimizin projelerde yer alması adına çalışmaların yapılması,·         Satış ile koordinasyonlu bir şekilde ürünlerin bu projelere tedarik edilmesi sürecine aracılık edilmesi,·         Tüm Türkiye’deki projelerin takibinin sağlanması,·         İkame sektörlerin, mobilya sektörünün ve inşaat projelerinin yakından takip edilmesi,·         Koleksiyon dönemlerinde renk seçimlerini organize edilmesi,·         Koleksiyona girecek/çıkacak renklerin belirlenmesi,·         Yeni renklerin mimar ve tasarımcılara tanıtımların yapılması.</text:p>
          </table:table-cell>
          <table:table-cell office:value-type="string">
            <text:p/>
            <text:p><text:s text:c="16"/>16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Proje Yöneticisi / Yönetmeni</text:p>
          </table:table-cell>
          <table:table-cell office:value-type="float" office:value="3297611">
            <text:p>3297611</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150 Kişilik kadromuzla özel üretim makina imalatı yapan firmamızda proje ekibini ve tüm proje süreçlerini yönetecek Proje Yöneticisi aramaktayız.</text:p>
          </table:table-cell>
          <table:table-cell office:value-type="string">
            <text:p/>
            <text:p><text:s text:c="16"/>16 gün önce</text:p>
            <text:p><text:s text:c="17"/>güncellendi</text:p>
            <text:p><text:s text:c="15"/></text:p>
          </table:table-cell>
        </table:table-row>
        <table:table-row table:style-name="ro2">
          <table:table-cell office:value-type="string">
            <text:p>Tam Zamanlı</text:p>
          </table:table-cell>
          <table:table-cell office:value-type="string">
            <text:p>Mühendislik Hizmetleri</text:p>
          </table:table-cell>
          <table:table-cell table:number-columns-repeated="2" office:value-type="string">
            <text:p>TULGA ÜRÜN GELİŞTİRME MÜHENDİSLİK LİMİTED ŞİRKETİ</text:p>
          </table:table-cell>
          <table:table-cell office:value-type="string">
            <text:p>Proje Yöneticisi / Yönetmeni</text:p>
          </table:table-cell>
          <table:table-cell office:value-type="float" office:value="3594754">
            <text:p>3594754</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İş Tanımı;Yurtiçi / yurtdışı mevcut ve potansiyel müşteriler ile temas kurarak ürün geliştirme faaliyetlerinde bulunulması,İlgili projelerde araştırma, benchmark, sunum çalışmalarının yapılması,Proje metriklerinin hazırlanması, değerlendirilmesi ve raporlanması,Sözleşmelerin yürütülmesi sırasında birimler arası karşılıklı iletişim koordinasyonun sağlanması,Kendisine bağlı Ür-Ge ekibini yönetmek ve gelişiminin takip edilmesi.Aranılan Nitelikler;Makine, Endüstri, Mekatronik Mühendisliği veya Endüstriyel Tasarım mezunu,İyi derecede İngilizce ve/veya Almanca bilen,Yeni ürün geliştirme alanında deneyimli,Proje yönetimi araçları kullanımı konusunda bilgi/deneyime sahip olan,Ekip yönetme becerisi ve tecrübesi olan,Proje takvimi ve proje bütçesi yönetebilecek,Tercihen Horizon2020, EUREKA ve Tübitak projelerinde görev almış, Tasarım Merkezi faaliyetlerinde tecrübeli ve proje yönetim deneyimi olan,Tercihen CATIA, Moldex vb. yazılımlarını kullanabilen,Tercihen DFMEA analizi yapabilen,Tercihen PMP sertifikası bulunan,İletişim becerileri yüksek, koordinasyon ve müzakere yeteneği çok güçlü,Yurtiçi ve yurtdışı seyahat engeli bulunmayan,Fuar ve seminerlerde TULGA’yı temsil edebilecek,Gerektiğinde yoğun çalışma temposuna ayak uydurabilecek,Çok iyi takım oyuncusu ve hayvan sever,Erkek adaylar için askerlik görevini tamamlamış,İstanbul Anadolu Yakası’nda ikamet eden.</text:p>
          </table:table-cell>
          <table:table-cell office:value-type="string">
            <text:p/>
            <text:p><text:s text:c="16"/>18 gün önce</text:p>
            <text:p><text:s text:c="17"/>yayınlandı</text:p>
            <text:p><text:s text:c="15"/></text:p>
          </table:table-cell>
        </table:table-row>
        <table:table-row table:style-name="ro2">
          <table:table-cell office:value-type="string">
            <text:p>Tam Zamanlı</text:p>
          </table:table-cell>
          <table:table-cell office:value-type="string">
            <text:p>Servisler, Yazılım</text:p>
          </table:table-cell>
          <table:table-cell table:number-columns-repeated="2" office:value-type="string">
            <text:p>Trio Mobil Bilişim Sistemleri A.Ş.</text:p>
          </table:table-cell>
          <table:table-cell office:value-type="string">
            <text:p>Proje Yöneticisi / Yönetmeni</text:p>
          </table:table-cell>
          <table:table-cell office:value-type="float" office:value="3595384">
            <text:p>3595384</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GENEL NİTELİKLER VE İŞ TANIMI Trio Mobil IoT alanında Türkiye'nin öncü şirketi konumundadır. Yeni nesil IoT teknolojileri ile üretim, perakende ve akıllı şehir projelerine yönelik uçtan uca çözümler sunmaktadır. 200 kişilik profesyonel kadrosu, 25.000 kurumsal müşterisi, 500.000’den fazla bağlı cihazı ve yıllık 2 katın üzerindeki büyüme hızıyla sektörün en büyük oyuncularından biri konumundadır. 50 kişilik uzman mühendis ekibi ile yazılım ve cihazların tamamını kendi bünyesinde geliştiren Trio Mobil Ar-Ge Merkezi; T.C. Bilim, Sanayi ve Teknoloji Bakanlığı tarafından tescillenmiş olup Türkiye’nin ilk yerli Endüstri 4.0 ve IoT teknolojileri üreten Ar-Ge Merkezidir.Trio Mobil Presales ekibinde görevlendirilmek üzere aşağıdaki niteliklere uygun "Proje Yöneticisi" aranmaktadır : İş Tanımı: Büyüyen ve dinamik bir ekibin parçası olarak çalışacak tercihen deneyimli bir Proje Yöneticisi aramaktadır. Proje Yöneticisi olarak, firmanın önemli projelerini yönetecek ve başarılı bir şekilde sonuçlandırmak için liderlik yapacaksınız. Genel Nitelikler:Tercihen Üniversitelerin Mühendislik, İşletme veya ilgili 4 yıllık bölümlerinden mezun,İletişim becerileri güçlü, takım çalışmasına yatkın, ikna yeteneği yüksek,Zaman yönetimi ve planlama yönü kuvvetli,Kurum kimliğimizi iyi şekilde temsil edebilecek,Yurtiçi seyahat engeli olmayan,Tercihen daha önce Proje yönetimi ve metodalarına hakimYoğun iş temposuna ve esnek çalışma saatlerine uyum sağlayabilecek.Sürekli öğrenmeye istekli, gelişime açık.Takipçi, organize ve detay odaklı.Sorunları çözme yeteneği ve karar alma becerileri olan. İş Tanımı:Bağlı bulunulanan yöneticinin yetkilendirmesi dahilinde şirketin devam eden ya da yeni başlayacak tüm projelerinde aktif görev alınması gibi rollerde görev alacak ekip arkadaşı arayışımız söz konusudur.Yurtiçinde yürütülen projelerin iş takibinin yapılması,Müşteri taleplerini ve projenin gereksinimlerini anlama.Yürütülen projelerin aşamalarını, iş akışının takip edilmesi ve dokümantasyonlarının hazırlanması,Proje ilerleyişinin takip edilmesi, zamanında teslim için gerekli aksiyonların alınması, olası gecikmelerde proje planının güncellenerek yayınlanması.Proje paydaşları arasında gerekli koordinasyonun sağlanması, toplantıların organize edilmesi,Projeler ile ilgili tüm raporlama ve dokümantasyon işlerinin yürütülmesi,Proje planına uygun şekilde toplantıların organize edilmesi ve raporların sunulması,</text:p>
          </table:table-cell>
          <table:table-cell office:value-type="string">
            <text:p/>
            <text:p><text:s text:c="16"/>18 gün önce</text:p>
            <text:p><text:s text:c="17"/>yayınlandı</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BİLİN YAZILIM VE BİLİŞİM DANIŞMANLIĞI A.Ş.</text:p>
          </table:table-cell>
          <table:table-cell office:value-type="string">
            <text:p>Proje Yöneticisi / Yönetmeni</text:p>
          </table:table-cell>
          <table:table-cell office:value-type="float" office:value="3503738">
            <text:p>3503738</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Bilin HUMANIST olarak; global anlamda bütün temel ve stratejik İnsan Kaynakları süreçlerini kapsarken, aynı zamanda Türkiye’deki iş sistemleri, yerel uygulamalar ve yasal gereksinimlere uygun çözümler sunmaktayız. Bu doğrultuda büyümekte olan dinamik organizasyonumuz içerisinde Proje Yöneticisi pozisyonunda takım arkadaşları aramaktayız. Müşterilerimizin Humanist İnsan Kaynakları Yönetim Sistemi ile ilgili aşağıdaki süreçlerini takip edilmesi beklenmektedirSatıştan canlıya geçiş sonrası kapamaya kadar tüm proje yönetim sürecini Bilin Proje Yönetim Metodolojisi’ne göre yürütmekProje planının hazırlamak, tüm paydaşların koordine edilere proje adımlarının planla uygun olarak gerçekleşmesinin sağlamakGerektiğinde revizyon süreçlerini işletmekUyarlama taleplerini hem proje ekibi hem de şirket içinde değerlendirmek, önceliklendirmek ve gerçekleştirilmesini sağlamak Projenin gelişimi ile ilgili olarak tüm taraflara doğru ve zamanında bilgilendirme ve periyodik raporlama yapmakMevcut müşterilerdeki yeni proje talepleri potansiyel satış sürecine yönlendirmek İstenen Yetenek ve UzmanlıklarÜniversite mezunu (tercihen Endüstri Mühendisliği, Bilgisayar Mühendisliği, Bilgisayar Programcılığı, Yönetim Bilişim Sistemleri ve dengi bölümlerden mezun)Proje yönetimi konusunda minimum 3 yıl deneyimli olanSQL veya Oracle veri tabanında sorgu yazabilecek seviyede bilgi sahibi olan,Tercihen PMP sertifikasına sahip olanİngilizce proje yönetebilecek ve akıcı konuşabilecek seviyede İngilizce bilenTercihen Humanist veya diğer insan kaynakları yazılımları hakkında bilgi sahibi olan,Çok iyi derecede MS Office uygulamalarını kullanabilen (Word, Excel, PowerPoint ve Outlook, Project),İletişim ve organizasyon yetenekleri gelişmiş olan,Analitik düşünce yapısına sahip olan,Seyahat engeli olmayan </text:p>
          </table:table-cell>
          <table:table-cell office:value-type="string">
            <text:p/>
            <text:p><text:s text:c="16"/>18 gün önce</text:p>
            <text:p><text:s text:c="17"/>yayınlandı</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Key Holding A.Ş.</text:p>
          </table:table-cell>
          <table:table-cell office:value-type="string">
            <text:p>İnsan Kaynakları Uzmanı</text:p>
          </table:table-cell>
          <table:table-cell office:value-type="float" office:value="3593419">
            <text:p>3593419</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GENEL NİTELİKLER VE İŞ TANIMIKEY Holding A.Ş.nin Kadıköy’de bulunan Holding Merkezi İnsan Kaynakları ve İdari İşler Müdürlüğü Departmanında görevlendirilmek üzere ''İnsan Kaynakları Uzmanı'' takım arkadaşı aramaktayız.GENEL NİTELİKLER·           Üniversitelerin ilgili bölümlerinden mezun,·           MS Office programlarına hakim, ·           Tercihen ERP deneyimi olan,·           İnsan Kaynakları biriminde en az 5 yıllık tecrübeye sahip, ·           Takım çalışmasına yatkın, iletişimi kuvvetli, takip yeteneği güçlü,·           Tercihen İngilizce bilen,·           Aktif olarak araç kullanabilen. İŞ TANIMI·           Şirketin stratejileri, hedefleri ve kritik performans göstergeleri doğrultusunda hedeflere yönelik İnsan kaynakları çözümleri üretebilmek.·           Norm kadro, iş analizleri, görev tanımlarını çıkartmak ve kural/prosedür ve formları oluşturmak ve revize etmek.·           İşe alım süreçlerinde (ilan verme, CV analiz, personel görüşmeleri) aktif rol almak.·           Eğitim ve gelişim ihtiyaç programlarını hazırlamak, eğitimleri organize etmek.·           İnsan Kaynakları ve İdari İşler ile ilgili gerekli istatistik raporları hazırlamak ve sunmak.·           Performans yönetimi ile ilgili çalışma ve değerlendirmeler yapmak.·           SGK işe giriş-işten ayrılış işlemlerini gerçekleştirmek ve kontrolünü sağlamak.·           Yıllık izin ve kıdem tazminat yükü hesaplamalarını yapmak ve raporlamak.·           Personel devam takip sistemi takip etmek, puantaj kontrolü ve bordro hesaplamalarını yapmak ve kontrolünü sağlamak.·           Prim hizmet ve muhtasar beyannamelerinin verilmesini sağlamak.·           SGK, Çalışma Bakanlığı, Bölge Çalışma ve İş Kurumu gibi resmi kuruluşlar ve devlet daireleri gibi ilgili kurumlarla resmi yazışmaları gerçekleştirmek. ·           Personele tahsis edilen telefon, hat, araç vb. süreçleri yönetmek.·           Disiplin, moral ve sosyal faaliyetlere ilişkin olarak süreçlerde aktif rol almak.·           Sekreterlik, şoför, mutfak/temizlik personeli ile ilgili iş süreçlerinde koordinasyon sağ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ektöründe Öncü Firma</text:p>
          </table:table-cell>
          <table:table-cell office:value-type="string">
            <text:p>İnsan Kaynakları Uzmanı</text:p>
          </table:table-cell>
          <table:table-cell office:value-type="float" office:value="3548862">
            <text:p>3548862</text:p>
          </table:table-cell>
          <table:table-cell office:value-type="string">
            <text:p>İstanbul(Avr.)(Beyoğlu)</text:p>
          </table:table-cell>
          <table:table-cell office:value-type="string">
            <text:p>active</text:p>
          </table:table-cell>
          <table:table-cell office:value-type="string">
            <text:p>Detail-Aday</text:p>
          </table:table-cell>
          <table:table-cell office:value-type="string">
            <text:p>GENEL NİTELİKLER VE İŞ TANIMI İş Tanımıİşe başlayacak kişilerin resmi işe giriş süreçlerinin yürütülmesi (Sgk, İş sözleşmesi, İşkur bildirimleri vs.) ve SAP / ERP'de kişi kartının oluşturulması ve raporlanması,Transfer-Terfi bilgilerinin raporlanması ve görev değişikliklerinin sistemler üzerinde güncellenmesi, mutabakat protokolünün hazırlanması ve SGK çıkış-giriş bildirgelerinin yapılması,İlgili tüm ekipler ile çevik organizasyon kapsamında çalışmalar yürütülmesi,Çalışanlardan gelen taleplerin çözümlenmesi (İzin, rapor, bilgi güncelleme vb.),Doğum ve süt izni hesaplamaları ile sisteme giriş yapılmasının sağlanması,Bordro ekibine girdi sağlayabilecek tüm süreçlerin takip edilmesi (İşe giriş, işten çıkış, terfi, transfer, ek ödemeler),İşten çıkış süreçlerinin takibi ve yasal bildirimlerinin sağlanması.NiteliklerLisans mezunu olan (Tercihen Çalışma Ekonomisi ve Endüstri İlişkileri, İşletme, İktisat, İstatistik bölümlerinden mezun olan,MS Office uygulamalarına ileri derecede hakim,Tercihen iyi derecede İngilizce bilen,Takip ve koordinasyon yeteneğine sahip, sorumluluk becerisi yüksek,Teknolojiyi ve yenilikleri yakından takip eden, öğrenmeye ve gelişmeye açık.</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Güvenlik Hizmetleri, Temizlik Hizmetleri, Yönetim Danışmanlığı</text:p>
          </table:table-cell>
          <table:table-cell table:number-columns-repeated="2" office:value-type="string">
            <text:p>Soloschutz Global Services</text:p>
          </table:table-cell>
          <table:table-cell office:value-type="string">
            <text:p>İnsan Kaynakları Uzmanı</text:p>
          </table:table-cell>
          <table:table-cell office:value-type="float" office:value="3584045">
            <text:p>3584045</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NiteliklerÜniversitelerin ilgili bölümlerinden mezunPersonel temin hizmeti sağlayan kurum ve kuruluşlarda çalışma deneyimi olanMavi yaka personel bulma ve mülakat süreçlerine hakimÇalışma izni alma konularında deneyimliSGK ve Çalışma Teşvikleri mevzuatına hakimBordro, Kıdem , İhbar süreçlerini bilen ve bordrolama yapabilenSeyahat için engeli bulunmayanÖzlük hakları ve dosyalama sistemini bilen360 İK süreçlerine hakimEğitim planlayabilen ve eğitim verebilecekPDKS sistem kontrollerini sağlayabilecek200 kişi üstü şirketlerde hizmet sağlamış İş tanımı ; Güvenlik , Temizlik Ve Tesis Personel Temini ve Yönetimi Hizmetlerini  sağladığımız firmalarımızın PDKS denetimi ve raporlamasının yapılması Özlük dosyalarının takibi Personel iç denetim , eğitim vb süreçlerin oluşturulmasıPerformans değerlendirmelerinin yapılması ve raporlanmasıEğitim planlaması yapılmasıİş ilanı açma , mülakat ve işe alımBordro süreçleri Vb. süreçlerin yönetilmesi gibi konularda bizlere destek olabilecek takım arkadaşı arıyoruz.Yukarıda belirtmiş olduğumuz kriterlere uygun olduğunuzu düşünüyorsanız başvurunuzu bekli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por</text:p>
          </table:table-cell>
          <table:table-cell table:number-columns-repeated="2" office:value-type="string">
            <text:p>FAST SPOR MALZEMELERİ LİMİTED ŞİRKETİ</text:p>
          </table:table-cell>
          <table:table-cell office:value-type="string">
            <text:p>İnsan Kaynakları Uzmanı</text:p>
          </table:table-cell>
          <table:table-cell office:value-type="float" office:value="3598076">
            <text:p>3598076</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Spor Perakende sektöründe hızlı büyüyen firmamız için bizimle birlikte FAST'leyecek "İnsan Kaynakları Uzmanı" arayışımız bulunmaktadır.GENEL NİTELİKLER:Üniversitelerin İşletme, İktisat, Çalışma Ekonomisi, Psikoloji, İnsan Kaynakları Yönetimi ve benzeri bölümlerinden mezunTemel İK süreçlerinde (İşe Alım, Performans, Kariyer Yönetimi, Eğitim ve Gelişim Süreçleri, Çalışan Bağlılığının arttırılması gibi temel süreçlerde) en az 2-3 yıl deneyim sahibi)Tercihen perakende sektöründe ekip arkadaşlığı yapmışFarklı bakış açılarında analiz ve raporlama becerilerine sahip,İletişimi ve motivasyonu yüksek, sunum yöntemleri konusunda yaratıcı İŞ TANIMI:Perakende mağazacılık ve merkez ofiste olan açık pozisyonların, ekip kültürü ve beklentilerine uygun şekilde işe doldurulması.Çalışan mutluluğu ve bağlılığını arttıracak yeni projeler geliştirilmesiOrganizasyon şemalarının, görev tanımlarının, süreçlerle ilgili prosedür ve talimatların güncel ve kalıcı tutulması.Standart İnsan Kaynakları uygulamalarımızın geliştirilmesine katkıda bulunulması ve yeni projeler yaratılmasıSektördeki ulusal ve uluslararası gelişmelerin takip edilmesi, öneriler sunulmasıEkip arkadaşlarımızın ihtiyaçlarına yönelik eğitim-gelişim programlarının belirlenmesi, sürecin planlaması ve uygulanmasıİK politikalarının oluşturulması, ekibimiz içerisinde iletişimin şirket DNA'mıza uygun şekilde sağlanmasıPersonel takibi, belge saklama vb. gibi diğer İK projelerinin/programlarının yürütü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WEHIRE HUMAN RESOURCES İNSAN KAYNAKLARI PERSONEL SEÇME YERLEŞTİRME EĞİTİM VE DANIŞMANLIK HİZM.A.Ş.</text:p>
          </table:table-cell>
          <table:table-cell office:value-type="string">
            <text:p>İnsan Kaynakları Uzmanı</text:p>
          </table:table-cell>
          <table:table-cell office:value-type="float" office:value="3606336">
            <text:p>3606336</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WeHire | WeTrain | WeRetainOtomotiv sektöründe uluslararası arenada faaliyet gösteren iş ortağımızın Bursa - Demirtaş lokasyonunda görev almak üzere Dönemsel İnsan Kaynakları Uzmanı arayışımız bulunmaktadır. GENEL NİTELİKLERÜniversitelerin İktisadi ve İdari Bilimler Fakültelerinden mezun,İnsan Kaynakları süreçlerinde min. 2 sene deneyimli,Mavi ve Beyaz Yaka olmak üzere yoğun işe alım süreçlerini yönetmiş,İşe giriş, işten çıkış işlemlerini yapabilecek düzeyde SGK sistemine hakim,Zamanı etkin kullanabilen, iletişim gücü ve enerjisi yüksek,Sorumluluk sahibi ve etkin iş takibi yapabilen,Takım çalışmasına yatkın,Erkek adaylar için askerlik hizmetini tamamlamış,Adayların başvurularını bekliyoru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Mefar İlaç Sanayii A.Ş.</text:p>
          </table:table-cell>
          <table:table-cell office:value-type="string">
            <text:p>İnsan Kaynakları Uzmanı</text:p>
          </table:table-cell>
          <table:table-cell office:value-type="float" office:value="3611952">
            <text:p>3611952</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Steril ilaç üretim hizmetinde 60 yılı aşan deneyimi ve 1000’e yakın çalışanı ile Birgi Mefar Grubu Türkiye ve yakın coğrafyanın en yüksek kapasiteli üretim hizmet merkezidir. Birgi Mefar Grubu 50’den fazla yerli ve global ilaç firması için şırınga (PFS), liyofilize, flakon, ampul ve BFS teknolojisi ile üretim hizmeti sağlamaktadır. Çoğunluğu ihracat amaçlı üretilen ve  yeni yatırım projeleriyle ulusal ve uluslararası alanda ilaç sektöründeki her bir firmanın ”Özel Üreticisi” olma vizyonuyla faaliyet gösteren Birgi Mefar Grubunda "Eğitim Geliştirme Uzmanı/Kıdemli Uzmanı" aranmaktadır.Genel NiteliklerÜniversitelerin ilgili bölümlerinden mezun (Psikoloji, İşletme, Ekonomi, Endüstri Mühendisliği, vb.)SAP Success Factors LMS ve/veya ENOCTA LMS Modülünü deneyimlemiş,Eğitim geliştirme konularında en az 3 yıl tecrübe sahibi,İleri seviyede İngilizce bilgisine sahip,MS Office programlarını iyi seviyede kullanabilmek,Pozitif, iletişim yeteneği güçlü, takım çalışmasına yatkın,Organizasyon becerileri gelişmiş,takip yeteneği gelişmiş, sonuç odaklı çalışan,Öğrenme ve gelişime açık, iç motivasyonu yüksek.İş TanımıEğitim geliştirme faaliyetlerini yürütmek, Eğitim ihtiyaç analizlerini gerçekleştirerek yıllık eğitim planını oluşturmak,Yıllık eğitim bütçesini oluşturmak ve takip etmek,LMS sisteminin yönetimini gerçekleştirmek,Eğitimin etkinliği süreçlerini takip etmek,Eğitim faaliyet raporunu yayın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 Boru Sanayi, Bağlantı Elemanları, Isıtma, Havalandırma ve Klima, Plastik ve Ürünleri</text:p>
          </table:table-cell>
          <table:table-cell table:number-columns-repeated="2" office:value-type="string">
            <text:p>GÜRAY METAL PLASTİK SAN VE TİC A.Ş</text:p>
          </table:table-cell>
          <table:table-cell office:value-type="string">
            <text:p>İnsan Kaynakları Uzmanı</text:p>
          </table:table-cell>
          <table:table-cell office:value-type="float" office:value="3591357">
            <text:p>3591357</text:p>
          </table:table-cell>
          <table:table-cell office:value-type="string">
            <text:p>İstanbul(Avr.)(Eyüp)</text:p>
          </table:table-cell>
          <table:table-cell office:value-type="string">
            <text:p>active</text:p>
          </table:table-cell>
          <table:table-cell office:value-type="string">
            <text:p>Detail-Aday</text:p>
          </table:table-cell>
          <table:table-cell office:value-type="string">
            <text:p>GENEL NİTELİKLER VE İŞ TANIMI Üretim alanında faaliyet göstermekte olan şirketimiz bünyesinde; İnsan Kaynakları Yönetimi alanında Seçme yerleştirme, Oryantasyon, Performans Yönetimi, Eğitim ve Gelişim, Çalışan Memnuniyeti ve Bağlılığı süreçlerinden sorumlu İnsan Kaynakları Uzmanı ekip arkadaşı aramaktayız.Üniversitelerin ilgili bölümlerinden mezunİnsan kaynakları süreçlerinde en az 5 yıl deneyim sahibiTercihen Micro bilenPersonel özlük ve puantaj işlerinin eksizsiz yürütmekGerekli oryantasyon, iş başı eğitim, işe giriş-çıkış işlemlerini gerçekleştirmekPersonel izin, rapor v.b. evraklarının takibi yapmakOrganizasyon şeması ve norm kadro süreçlerine dahil olmak, güncel tutabilmek,Sistem kurma ve geliştirme, planlama ve organizasyon alanlarında deneyimliÜcret Yönetimi, İş Analizi ve İş Değerlendirmesi konularında süreç bilgisine hakim4857 sayılı İş kanunu, Sgk kanunu ve teşvikler konusunda uygulama düzeyinde hakim, Resmi kurumlarla ilgili süreçlerin takip edilip gerekli bildirimlerin yasal süreler dahilinde yapılması,Anket hazırlamak; değerlendirmek ve raporlamak,Erkek adayların askerlik görevini yapmış o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Savunma Sanayi, Sağlık, Isıtma, Soğutma, Havalandırma ve HVAC, İnşaat</text:p>
          </table:table-cell>
          <table:table-cell table:number-columns-repeated="2" office:value-type="string">
            <text:p>AÇIK HOLDİNG ANONİM ŞİRKETİ</text:p>
          </table:table-cell>
          <table:table-cell office:value-type="string">
            <text:p>İnsan Kaynakları Uzmanı</text:p>
          </table:table-cell>
          <table:table-cell office:value-type="float" office:value="3613616">
            <text:p>3613616</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Açık Holding, 22 şirketi ve 2500’ü aşkın personeliyle, 20’den fazla ülkede; yenilikçi yaklaşımıyla teknolojiyi odağına alarak daha iyi bir gelecek için çalışmaktadır. Teknoloji merkezli bir şirketler topluluğu olarak; telekom ve bilişim teknolojileri, havacılık ve savunma sanayii, inşaat, operasyonel teknolojiler, sağlık ve sağlık teknolojileri, turizm gibi 6 kritik alanda çeyrek asrı aşkın süredir faaliyet göstermektedir.Açık Holding bünyesinde İnşaat &amp; Gayrimenkul alanında faaliyet gösteren Serban İnşaat, veri merkezi projelerinden altyapı işlerine, siber teknoloji ve güvenlik binalarından otel, avm ve konut projelerine kadar yapı sektörüne anahtar teslim hizmet vermektedir.Holding İnsan Kaynakları Direktörlüğü'nün belirlediği süreç akışı, prosedür ve talimatlar doğrultusunda Serban İnşaat’ın Ankara’daki farklı lokasyonlarda yer alan projelerinde aşağıdaki iş tanımını gerçekleştirecek, belirtilen niteliklere uygun “İnsan Kaynakları Uzmanı” aramaktayız.Genel NiteliklerÜniversitelerin İşletme, İktisat, Çalışma Ekonomisi, Psikoloji ve/veya Endüstri Mühendisliği bölümlerinden mezun,Anahtar teslim endüstriyel yapı, veri merkezi, kritik tesis, otel, konut projesi ve/veya teknoloji odaklı üretim yapan şirket deneyimine sahip,Süreç tabanlı kalite yönetim sistemleri hakkında bilgi sahibi,ERP programlarını etkin kullanabilen,MS Office Uygulamalarına hakim,İleri seviyede (okuma, yazma, konuşma) İngilizce bilen,Seyahat engeli bulunmayan,Aktif araç kullanabilen,Ankara’da ikamet eden ya da edebilecek,Erkekler için askerlik hizmetini tamamlamış adayların başvurularını bekliyoruz.İş TanımıAşağıdaki konularda en az 3 yıl tecrübeye sahip olmak: (Deneyimsiz adayların başvuruları değerlendirmeye alınmayacaktır.)Projelerin yıllık iş gücü planı (norm kadro) planı kapsamında gerçekleşecek revizyonların takibini yaparak İK Müdürü’ne raporlamak.İlgili projelere saha ziyaretleri yaparak İnsan Kaynakları süreçlerine ilişkin tüm süreçleri takip etmek ve haftalık olarak İK Müdürü’ne raporlamak.Tüm mavi ve beyaz yaka personelin seçme ve yerleştirme süreçlerini yürütmek.Tüm işe yeni başlayan çalışanların “Kurumsal Oryantasyonları'ndan sorumlu olmak.Aday veri tabanını yönetmek, güncellemek ve kontrol etmek. Kariyer portalının tüm modüllerini kurumsal hafıza oluşturacak şekilde etkin kullanmak. Kariyer portalı ve anlaşmalı olunan diğer kurumlara ilişkin üyelik bitiş tarihi, kullanım hakkı kontrollerini yaparak İK Müdürü’nü bilgilendirmek.Takdir, Tanıma ve Ödül Yönetimi sistemlerinin geliştirilmesi, işletilmesi, anket uygulanması, raporlanması vb. çalışmalarında yer almak. Yetkinlik Matrislerinin oluşturulması, güncel tutulması ve işletilmesinden sorumlu olmak.Sorumluluğundaki “Süreç Hedefleri”ni takip etmek, raporlamak ve aksiyon almak.Holding, şirket, resmi kurumlara yönelik periyodik raporlamaları yapmak.İnsan Kaynakları Direktörlüğü bünyesinde yürütülen kariyer günleri, fuar, zirve vb. çalışmalarda görev almak ve katılım sağlamak.</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İlaç Sanayi</text:p>
          </table:table-cell>
          <table:table-cell table:number-columns-repeated="2" office:value-type="string">
            <text:p>World Medicine İlaç San.Ve Tic. A.Ş.</text:p>
          </table:table-cell>
          <table:table-cell office:value-type="string">
            <text:p>İnsan Kaynakları Uzmanı</text:p>
          </table:table-cell>
          <table:table-cell office:value-type="float" office:value="3585503">
            <text:p>3585503</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İstanbul/Güneşli Yetenek Kazanımı Bölümü'nde görevlendirmek üzere; Üniversitelerin İktisadi ve İdari Bilimler ya da İnsan Kaynakları bölümlerinden mezun,En az 5 yıl danışmanlık deneyimine sahip,İşe alım süreçlerinin yürütülmesinde tecrübeli,Analitik düşünme becerisine sahip, iletişimi kuvvetli, sonuç odaklı, araştırmacı,Planlama ve organizasyon yeteneği olan,Motivasyonu yüksek, yoğun ve dinamik iş temposuna ayak uydurabilecek,MS Office programlarını etkin kullanabilen,“Yetenek Kazanımı Kıdemli Uzmanı” aranmaktadır. İŞ TANIMIİşe alım ve yerleştirme faaliyetlerini gerçekleştirmek.Sorumluluk alanına giren konularda gerekli raporlama ve analizleri yapmak.Diğer İK süreçlerine de destek verme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Çağrı Merkezi Hizmetleri</text:p>
          </table:table-cell>
          <table:table-cell table:number-columns-repeated="2" office:value-type="string">
            <text:p>EchoCCS</text:p>
          </table:table-cell>
          <table:table-cell office:value-type="string">
            <text:p>İnsan Kaynakları Uzmanı</text:p>
          </table:table-cell>
          <table:table-cell office:value-type="float" office:value="3591199">
            <text:p>3591199</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Üniversitelerin ilgili lisans bölümlerinden mezun,İnsan Kaynakları (işe alım, eğitim, performans yönetimi, özlük işleri vb.) alanında en az 2 yıl tecrübeli,Hedef bazlı işe alım süreçlerinde yer almış,Microsoft Office uygulamalarına hakim,İyi derecede İngilizce bilgisine sahip olan,İletişim becerileri güçlü, takım çalışmasına yatkın, güçlü koordinasyon becerisine sahip, sonuç odaklı, enerjik,Erkek adaylar için askerliğini tamamlamış,Ankara'da ikamet eden.İŞ TANIMIİstanbul Genel Müdürlük ile koordineli olarak tüm İK süreç, sistem ve uygulamalarda lokasyon çalışanlarının ilk muhatabı olmak,Yetenek kazandırma, eğitim, performans yönetimi, yetenek ve kariyer yönetimi uygulamalarını yürütmek, takip etmek ve raporlamak,İK sistemleri, süreçleri ve politikaları için çalışanlara destek sağlamak ve İK araçlarının kullanımını teşvik etmek,Tüm çalışan süreçlerini (işe alım, nakil, terfi, rotasyon, işten ayrılma, disiplin vb.) takip etmek ve raporlamak,Şirket politika ve prosedürlerin takip etmek ve uygulanmasını sağlam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Yenilenebilir Enerji</text:p>
          </table:table-cell>
          <table:table-cell table:number-columns-repeated="2" office:value-type="string">
            <text:p>ATEŞ ÇELİK İNŞ.TAAH.PROJE MÜH.SAN.VE TİC.A.Ş.</text:p>
          </table:table-cell>
          <table:table-cell office:value-type="string">
            <text:p>İnsan Kaynakları Uzmanı</text:p>
          </table:table-cell>
          <table:table-cell office:value-type="float" office:value="3600346">
            <text:p>3600346</text:p>
          </table:table-cell>
          <table:table-cell office:value-type="string">
            <text:p>İzmir(Bergama)</text:p>
          </table:table-cell>
          <table:table-cell office:value-type="string">
            <text:p>active</text:p>
          </table:table-cell>
          <table:table-cell office:value-type="string">
            <text:p>Detail-Aday</text:p>
          </table:table-cell>
          <table:table-cell office:value-type="string">
            <text:p>GENEL NİTELİKLER VE İŞ TANIMI Rüzgâr türbinleri için kule ve jeneratör üretmekte olan İzmir- Bergama’da kurulu tesisimizde istihdam edilmek üzere "İnsan Kaynakları Uzmanı" arayışımız vardır.Üniversitelerin Endüstri Mühendisliği, Psikoloji  veya İktisadi İdari Bilimler Fakültelerinin ilgili bölümlerinden mezun, (Tercihen İnsan Kaynakları alanında yüksek lisans yapmış olan)İnsan Kaynakları alanında en az 5 yıl deneyimli,Tercihen iyi derecede İngilizce bilen, MS Office programlarını etkin kullanabilen,İnsan kaynakları sistemleri  geliştirme süreçlerinde aktif rol alabilecek,Seçme yerleştirme, eğitim, performans yönetimi, kariyer planlama konularında tecrübeli,4857 sayılı İş Kanunu, 5510 sayılı Sosyal Sigortalar ve Genel Sağlık Sigortası Kanunu hakkında bilgi sahibi,Temsil yeteneğine sahip yazılı ve sözlü iletişim becerileri yüksek,Tercihen Bergama-Menemen güzergahında ikamet eden/edebilecek,(Bergama, Aliağa, Menemen, Bornova, Karşıyaka ve Çiğli güzergahından servisimiz vardır)İŞ TANIMIŞirketin stratejileri, hedefleri ve kritik performans göstergeleri doğrultusunda insan kaynakları sistemlerinin geliştirilmesinde aktif rol almakİnsan kaynakları uygulamaları konusunda yasal yükümlülüklere göre işlemlerin yürütmekBeyaz yaka ve mavi yaka işe alım süreçlerini yürütmek,İnsan kaynakları ile ilgili periyodik raporları hazırlanmak,Eğitim, performans ve kariyer yönetimi süreçlerinin yürütmek,</text:p>
          </table:table-cell>
          <table:table-cell office:value-type="string">
            <text:p/>
            <text:p><text:s text:c="16"/>1 gün önce</text:p>
            <text:p><text:s text:c="17"/>güncellendi</text:p>
            <text:p><text:s text:c="15"/></text:p>
          </table:table-cell>
        </table:table-row>
        <table:table-row table:style-name="ro2">
          <table:table-cell office:value-type="string">
            <text:p>Full-Time</text:p>
          </table:table-cell>
          <table:table-cell office:value-type="string">
            <text:p>Çağrı Merkezi Ürün ve Hizmetleri, Çağrı Merkezi Hizmetleri</text:p>
          </table:table-cell>
          <table:table-cell table:number-columns-repeated="2" office:value-type="string">
            <text:p>Conectys Turkey <text:s/>İletişim Hizmetleri LTD. ŞTİ.</text:p>
          </table:table-cell>
          <table:table-cell office:value-type="string">
            <text:p>İnsan Kaynakları Uzmanı</text:p>
          </table:table-cell>
          <table:table-cell office:value-type="float" office:value="3525435">
            <text:p>3525435</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QUALIFICATIONS AND JOB DESCRIPTION With over 3000 employees across 7 sites, Conectys is one of the fastest growing BPOs on the market, offering multilingual outsourcing services to customers in the Gaming and Entertainment, Consumer Electronics, Healthcare industries and many more. Here at Conectys we work together to support each other in a common interest, making our customer’s success our own success.Within your role, you will:Identify and working with the HRA team to resolve various HR related issues;Communicate with stakeholders where necessary and helping with trouble shooting;Cater HR documents collection and distribution, registration and archiving (according with procedures);Provide efficient support to departments in the organization, by executing main HRA processes and protocols in 100% adherence to procedures and policies and labour legislation Analyze and presenting data and reports to the appropriate area of expertise, identifying errors and advising on solutions;Review employee and inputting this into relevant HR databases;What will make you successful for the role:A C1 level of English (both written &amp; spoken);Bachelor’s Degree;Minimum 2 year experience in HR department;Excellent command of Microsoft Office tools;Good communication skills;Be available to work from the office %100 from the startCertification in Labor legislation is an asset; Sounds good? Find out what you can get:Competitive salary package &amp; meal vouchers;The opportunity to work in a multi-cultural environment;Private medical insurance;Learning programs for your development; We take pride in our approach to diversity, as we believe it adds value to every organization and enriches each of our lives. We are committed to the fair treatment of our staff, regardless of race, gender, religion, sexual orientation, responsibility for dependents, age, physical/mental disability, or background.</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Tekstil</text:p>
          </table:table-cell>
          <table:table-cell table:number-columns-repeated="2" office:value-type="string">
            <text:p>KATEKS İÇ GİYİM SANAYİ TİCARET LİMİTED ŞİRKETİ</text:p>
          </table:table-cell>
          <table:table-cell office:value-type="string">
            <text:p>İnsan Kaynakları Uzmanı</text:p>
          </table:table-cell>
          <table:table-cell office:value-type="float" office:value="3588473">
            <text:p>3588473</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GENEL NİTELİKLER VE İŞ TANIMIKateks İç Giyim sektöründe yarım asırlık tecrübesi, geniş satış ağı, Yurt içi ve yurt dışındaki Üretim tesisleri ve üretim ağı ile iç giyim sektöründeki markalar arasında yer alan,Grup bünyesindeki; Pudra Markası ile Türkiye’nin birçok yerinde iç giyim perakende mağazacılığı veOrkide Lingerie markası ile İhracat, Yurt içi ve yurt dışı satış gerçekleştirmektedir.İstanbul Bağcılar-Güneşli' de bulunan ofisimizde “İnsan Kaynakları Uzmanı” unvanı ile görev almak üzere ekip arkadaşları aramaktayız.GENEL NİTELİKLER  ·         Lisans programlarının ilgili bölümlerinden mezun·         İnsan Kaynakları alanında özellikle İşe alım alanında en az 2 yıl deneyimli·         Tercihen perakende sektöründe konusunda tecrübeli·         Marka ve imaj değerlerini temsil edebilecek·         Planlama, analiz ve sunum becerileri güçlü·         İletişim ve koordinasyon yeteneği yüksek·         Mesleki trendleri ve güncel global gelişmeleri takip eden·         Liderlik ve ekip yönetimi konusunda yetkin ve başarılıİŞ TANIMI·         İşe alım, işten ayrılma süreçlerinin aktif olarak yürütülmesi, ·         İşten ayrılma süreci kapsamında çalışanlarla çıkış görüşmesinin yapılması, düzenli olarak raporlanması,·         Sorumlu olduğu lokasyondaki norm kadrolarının düzenli takip edilmesi, norm kadro analiz çalışmalarına destek olunması,·         Şirket politika ve stratejileri doğrultusunda performans ölçme ve değerlendirme sürecini uygulamak ve geliştirmek,·         Departmanlarda iş analizi yapmak, iş tanımlarını gözden geçirmek, iş süreçlerine uygunluğunu kontrol etmek ve raporlama yapmak·         Eğitim ve gelişim ihtiyaçlarını analiz etmek, gerekli planlamaları yapmak, içerik çalışmak ve hayata geçirmek,·         Eğitim ve gelişim programlarının verimliliğini izlemek, ölçümlemek ve geliştirmek,·         Prosedür ve talimatları hazırlamak ve takip çalışmalarında yer almak,·         Pazardaki trendleri ve yenilikleri takip ederek eğitimlerde ve uygulama yöntemlerinde sürekli gelişimi sağlam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ÜNALLAR YAPI MALZEMELERİ İNŞ TAAH PAZ TİC LTD ŞTİ</text:p>
          </table:table-cell>
          <table:table-cell office:value-type="string">
            <text:p>İnsan Kaynakları Uzmanı</text:p>
          </table:table-cell>
          <table:table-cell office:value-type="float" office:value="3610667">
            <text:p>3610667</text:p>
          </table:table-cell>
          <table:table-cell office:value-type="string">
            <text:p>Antalya(Kepez)</text:p>
          </table:table-cell>
          <table:table-cell office:value-type="string">
            <text:p>active</text:p>
          </table:table-cell>
          <table:table-cell office:value-type="string">
            <text:p>Detail-Aday</text:p>
          </table:table-cell>
          <table:table-cell office:value-type="string">
            <text:p>GENEL NİTELİKLER VE İŞ TANIMI İnşaat Sektörünün öncü Firmalarından olan Ünallar Yapı İnşaat Group Firmamızın ANTALYA/KEPEZ Bölgesinde faaliyet gösteren Merkez Plaza ofisimizde görevlendirilmek üzere; aşağıdaki niteliklere Sahip İnsan Kaynakları Uzmanı takım arkadaşı aramaktayız.  . Üniversitelerin 4 yıllık eğitim veren bölümlerinden mezun Tecrübeli . İnsan Kaynakları alanında en az 4-yıllık tecrübesi bulunan. Planlı, takipçi, dikkatli, çalışkan işini severek yapan, ekip çalışmasına uyumlu . Motivasyonu kuvvetli. SGK Mevzuatına hakim Güncel değişiklikleri takip eden  Tercihen Logo Paket Programına hakim ama şart değil  çok fazla iş yoğunluğumuz yoktur  Boş zamanlarında Muhasebe Departmanına yardımcı olabilecek, İŞ TANIMI:-  İşe Giriş ve Çıkış İşlemlerini Yapmak-  İnşaat Şantiye Şeflerinden gelen Aylık Personel Puantajlarını kontrol edip Programa kaydetmek -  Çalışan Personellerin Yıllık izin takiplerini yapmak-  Ay sonu Personel Maaş hesaplamaları, Avans ,İcra, Bes işlemlerini gerçekleştirmek-  Aylık Personel Giriş-Çıkışlarını İşkur veri sistemine bildirimini yapmak-  Personel Eksik günlerini İstirahat Raporu, Kaza Meslek Hastalığı Raporlarını takip etmek - Aylık Ücret Bordrolarını yapmak Hesap pusulalarını imzalatmak - Personellerin evrak takibini yapmak Arşiv düzenini sağlamak - Personel İş Sözleşmelerini Hazırlamak ve işcilere imzalatmak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ROYALEST GROUP FRANCHİSİNG GAYRİMENKUL DANIŞMANLIK VE PAZARLAMA ANONİM ŞİRKETİ</text:p>
          </table:table-cell>
          <table:table-cell office:value-type="string">
            <text:p>İnsan Kaynakları Uzmanı</text:p>
          </table:table-cell>
          <table:table-cell office:value-type="float" office:value="3608244">
            <text:p>3608244</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TÜRKİYE' DE KENDİ SEKTÖRÜNÜN EN İYİ İŞ VERENİ !BU MARKA ADI ALTINDA DÜNYAYA MEYDAN OKUYAN BAŞARILARA İMZA ATMAK VE  VERİLEN EMEĞİN  FAZLASINI ALMAK İSTEYENLER İÇİN AÇILMIS BIR İLANI OKUMAKTASINIZ.BU İLANI OKUMAKLA KALMAYIP BU BAŞARIDA BEN DE VARIM DİYEN SEKTÖRÜNÜN EN İYİ FİRMASINDA 1 NUMARA OLMAK İSTEYEN ÇALIŞMA ARKADAŞLARI ARAMAKTAYIZ. İŞ TANIMI *   İnsan Kaynakları  uygulamaları  ile ilgili şirket genelinde uygulanan yönetmelik, prosedür ve talimatların etkin bir şekilde geliştirilmesi ve uygulanması,*   İnsan Kaynakları yönetimi ve gelişimi için stratejik planlamalarda bulunmak, en uygun sistemin belirlenmesi, uygulanması ve ihtiyaç halinde iyileştirilmesini sağlamak,*   Şirket politika, prosedür ve is kanunu çerçevesinde tüm disiplin süreçlerinin uygulanması  ve takibini yapmak,*   Çalışan / yönetici ara değerlendirme ve çıkış görüşmelerinin yürütülmesini sağlamak.* İşe alım sonrası ve mevcut çalışan kadrosunun düzenli denetlenmesi ve değerlendirilerek yönetime rapor edilmesi.* İşe alım süreçlerinin takibinin (randevu organizasyonlarının yapılması, aday durum raporunun hazırlanması, ön mülakatların) yapılması,*   İş  tekliflerinin yapılarak işe giriş işlemlerinin gerçekleştirilmesi,* Oryantasyon ve zorunlu eğitim fonksiyonlarının aktif olarak yürütülmesi,*   İk dosyalama ve arşivlenmesinin sağlanması,* İşten  ayrılan personele ayrılma mülakat ve prosedürlerinin gerçekleştirilmesi,*  Performans ve geri bildirim kültürünün gelişimini ve güçlenmesini sağlayacak aksiyonların belirlenmesi ve yürütülmesi,*   Çalışan bağlılığı ve çalışan deneyimi süreçlerinin geliştirilmesi ve uygulanmasında rol almak*   Öneri sistemi, takdir ve ödüllendirme sistemi vs. gibi İk sistemleri konusunda, yeni sistemler kurmak*   Eğitim ihtiyaç analizi gerçekleştirmek*   Eğitim/gelişim faaliyetlerinin etkinliğinin tasarlanması, organize edilmesi değerlendirilmesi, raporlama ve ölçümünün yapılması ve üst yönetime raporlanması* Tüm eğitim verilerini kaydetmek, takip etmek ve raporlamak* Eğitimlerin etkinliğini ölçmek ve analiz etmek* Eğitimlerin teklif, fatura süreçlerini yönetmek* Şirket bünyesinde istihdam edilecek yeni personelin ise alim sürecinden itibaren, oryantasyon, eğitim ve gelişim sürecinin yönetilmesi GENEL NİTELİKLER* ﻿﻿Üniversitelerin ilgili bölümlerinden mezun,* ﻿﻿insan Kaynakları ve/veya organizasyonel gelişim alanlarında en az 3 yıl deneyimli,* ﻿﻿Performans değerlendirme uygulamalarında aktif olarak görev almış,* ﻿﻿4857 sayılı İş Kanunu'na ve SGK Mevzuatlarına hakim,* ﻿﻿Sistematik çalışma alışkanlığına ve analitik düşünce yapısına sahip,* ﻿﻿İletişim becerisi yüksek,* ﻿﻿MS Office programlarına Sunum, raporlama ve organizasyon planlama ve takip becerileri gelişmiş,* İnsan ilişkilerinde başarılı ve iletişim becerisi yüksek,* Sunum, raporlama ve organizasyon planlama ve takip becerileri gelişmiş,* Detaylara önem veren, kadın adaylar aramaktayı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Yenilenebilir Enerji</text:p>
          </table:table-cell>
          <table:table-cell table:number-columns-repeated="2" office:value-type="string">
            <text:p>ACS Enerji ve Teknoloji İnş Dan San Tic LTD ŞTİ</text:p>
          </table:table-cell>
          <table:table-cell office:value-type="string">
            <text:p>İnsan Kaynakları Uzmanı</text:p>
          </table:table-cell>
          <table:table-cell office:value-type="float" office:value="3603477">
            <text:p>3603477</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İNSAN KAYNAKLARI UZMANI GENEL NİTELİKLER VE İŞ TANIMI ACS Enerji olarak; aydınlık bir geleceğin ilk şartı olan temiz çevreyi, yenilenebilir güneş enerjisiyle sağlıyoruz. Sürdürebilir enerji alanında değer yaratıyoruz. Başarılı ve tutkulu dünyamızın bir parçası olmak için İzmir Menderes ITOB OSB’de Enerji alanında faaliyet gösteren firmamıza insan kaynakları alanında görevlendirilmek üzere, İnsan Kaynakları Uzmanı takım arkadaşı arayışımız bulunmaktadır. Genel Nitelikler:·         Üniversitelerin İşletme, İktisat, Maliye, Çalışma Ekonomisi ve Psikoloji bölümlerinden mezun,·         İnsan Kaynakları alanında deneyimli,·         İş kanunu ve mevzuata hakim,·         Organizasyon ve yönetsel becerileri olan,·         Takım çalışmasına ve yeniliklere açık,·         İnsan ilişkileri başarılı,   İş Tanımı:·         Çalışanların verimliliği ve memnuniyetini artırmak amacıyla şirket stratejilerine uygun olarak İnsan Kaynakları politika ve prosedürlerini oluşturmak ve geliştirmek,·         Yetenek kazanımı, performans yönetimi, öğrenme ve gelişim operasyonları gibi tüm İK fonksiyonlarında aktif rol almak,·         İK dönüşümü ve değişim yönetimi projelerinin tasarımına ve uygulanmasına katkıda bulunmak,·         Tüm çalışanlara İK rehberliği ve desteği sağlamak,·         Stratejik ve kilit pozisyonlar için iş analizi yapmak ve iş tanımları oluşturmak,·         Eğitim plan ve takviminin oluşturulması ve buna göre iç ve dış eğitim programlarının düzenlenmesi,·         İK ile veri toplamak, analiz edip rapor hazırlamak,·         Mevzuat ve iş kanunundaki güncellemeleri takip etmek,·         İlgili resmi makamlar ile gerekli yazışmaların yapılması (SGK, İşkur)·         Kariyer portallarını etkin kullanarak işe alım sürecini yürütmek,·         İşe giriş, işten çıkış, oryantasyon süreçlerinin gerekli prosedürler ile yürütülmesini sağlamak,·         Puantaj ve bordro süreçlerini yürütmek,·         Servis ve yemek organizasyonlarını gerçekleştirmek,·         İSG mevzuat ve uygulamasının takibini yapmak, Servisimiz Buca, Gaziemir ve Menderes noktalarından geçmektedir.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Restaurant - Cafe - Bar, Turizm, Konaklama ve Otelcilik, Yiyecek Hizmetleri</text:p>
          </table:table-cell>
          <table:table-cell table:number-columns-repeated="2" office:value-type="string">
            <text:p>BÜYÜKYALI DANIŞMANLIK</text:p>
          </table:table-cell>
          <table:table-cell office:value-type="string">
            <text:p>İnsan Kaynakları Uzmanı</text:p>
          </table:table-cell>
          <table:table-cell office:value-type="float" office:value="3585281">
            <text:p>3585281</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Yalı Group Ailemize, bünyesinde Otel ve Yiyecek İçecek İşletmeleri olan, Merkez Ofisi Sarıyer Büyükdere'de yer alan, alanında sektörel tecrübesi bulunan İnsan Kaynakları Uzmanı ekip arkadaşı arıyoruz.GENEL NİTELİKLERÜniversitelerin İnsan Kaynakları, İşletme, İktisat veya İlgili  bölümlerinden mezun,İnsan kaynakları seçme-yerleştirme, kariyer yönetimi, performans yönetimi, eğitim ve geliştirme, İSG gibi İnsan kaynakları süreçlerine en az 4 yıl dahil olmuş,Yiyecek İçecek ve Otelcilik sektörü deneyimi olan,İş kanunu, SGK, personel özlük işlemleri ile ilgili güncel mevzuatlara hakim, teşvikler hakkında bilgi sahibi, KVKK süreçlerine hakim,Haftalık, aylık ve yıllık planlama, Puantaj ve bordrolama süreçlerine vakıf,MS Office programlarını etkin düzeyde kullanabilen,İletişimi güçlü, insan ilişkileri yönetiminde başarılı, ekip çalışmasına önem veren,  pozitif, Analitik düşünme becerisi gelişmiş, sakin ve akılcı düşünce yapısına sahip, planlı,Değişime ve yeniliğe açık, iç motivasyonu yüksek,Organizasyon, takip, raporlama, problem çözme, zaman yönetimi, sonuç odaklılık ve karar verme yetisine sahip. Sıfırdan oluşturulacak yeni bir yapılanma içerisinde bulunmak isteyenİŞİN TANIMIİnsan Kaynakları süreçlerinin tamamında yer alacak,Aday havuzu oluşturmak, mülakatları organize etmek,Gerektiğinde aday mülakatlarını gerçekleştirmek, mülakat raporlarını hazırlamak,Aday referans araştırmalarını yaparak iş tekliflerinin hazırlık süreçlerinde destek olmak,İşe alım süreçlerinde yer alıp, özlük dosyalarının eksiksiz tamamlanmasını sağlamak,Mavi yaka başta olmak üzere tüm çalışanların bağlılığına yönelik çalışmalar yapmak, işten ayrılan personel mülakatlarını gerçekleştirmek, Bordro ve özlük işlerine dair iş süreçlerinin yönetilmesine destek olmak, öğrenmek ve gerçekleştirmek.Olası personel İcraları kontrol ve takiplerini yapmak,Performans ölçme ve değerlendirme sürecinin uygulanması ve geliştirilmesi faaliyetlerinde yer almakÇalışan motivasyonu ve bağlılığı için sistem ve süreçlerin geliştirilmesi, organizasyonların yapılmasını sağlamak,Kişisel Verileri Koruma Kanunu ile ilgili prosedürlerin yürütülmesine destek olmakŞirket prosedürü ve iş kanunu çerçevesinde tüm disiplin süreçlerinin uygulama ve takibinin yapılması,Tüm İnsan Kaynakları doküman ve dokümantasyon süreçlerini yürütmek, yürütülmesini sağlamak arşivlemekİnsan Kaynakları Yöneticisine raporlama yapabilecek,Dış görünüşüne özen gösteren, işletmeler nezdinde örnek ve rol model olduğu bilincinde,Sarıyer veya civarında ikamet eden veya Sarıyer'e ulaşım sorunu olmayan,</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Sağlık Kuruluşları, Hastaneler</text:p>
          </table:table-cell>
          <table:table-cell table:number-columns-repeated="2" office:value-type="string">
            <text:p>Amerikan Hastanesi</text:p>
          </table:table-cell>
          <table:table-cell office:value-type="string">
            <text:p>İnsan Kaynakları Uzmanı</text:p>
          </table:table-cell>
          <table:table-cell office:value-type="float" office:value="3602363">
            <text:p>3602363</text:p>
          </table:table-cell>
          <table:table-cell office:value-type="string">
            <text:p>Muğla(Bodrum)</text:p>
          </table:table-cell>
          <table:table-cell office:value-type="string">
            <text:p>active</text:p>
          </table:table-cell>
          <table:table-cell office:value-type="string">
            <text:p>Detail-Aday</text:p>
          </table:table-cell>
          <table:table-cell office:value-type="string">
            <text:p>GENEL NİTELİKLER VE İŞ TANIMI Vehbi Koç Vakfı Sağlık Kuruluşları, Global Fortune 500 listesindeki tek Türk şirketi olan Koç Topluluğu’na bağlı hizmet veren, kar amacı gütmeyen hastaneler grubudur.Amerikan Hastanesi, MedAmerikan Tıp Merkezi, Koç Üniversitesi Hastanesi, ve Bodrum Amerikan Hastanesi olarak Vehbi Koç Vakfı Sağlık Kuruluşları çatısı altında hizmet vermekteyiz.Hastanelerimizde sağlık hizmetlerini sunarken, bilgimiz, becerimiz ve mükemmelliyetçiliğimizle en güncel teknolojileri bir araya getiriyoruz. Ancak insan kaynağımızın en değerli varlığımız olduğunu biliyor, nitelikli insan kaynağımızı artırmak için sürekli yatırımda bulunuyoruz.Belirlediğimiz klinik yol, rehber ve talimatlarla 2019 yılında 730 bini aşkın hastaya aynı kalitede güvenilir, şeffaf ve kapsamlı tanı, tedavi ve bakım hizmeti sunduk. Hacim-bazlı yerine değer-bazlı bir sistem oluşturarak, bu doğrultuda yarattığımız insan kaynağımız ile hastalarımızı memnun etmeye çalışmanın mutluluğunu yaşadık ve yaşamaya devam etmek için var gücümüzle çalışıyoruz.Gerek idari personelimizin gerekse medikal ekibimizin gereksinim, beklenti ve haklarını önemsiyoruz. Her geçen yıl çalışan memnuniyet endeksinin artış gösterdiği kurumlarımızda kadınların ekonomiye katılımını ayrıca destekliyoruz. Geçmişten bugüne biz bir aileyiz ve ailemize yeni üyelerin katılmasından heyecan duyuyoruz.Sizleri bizlerle çalışmanın ayrıcalığını yaşamaya davet ediyoruz.Bodrum Amerikan Hastanesi'nde görev almak üzere "İnsan Kaynakları Uzmanı" arayışımız bulunmaktadır.Genel NiteliklerÜniversitelerin İnsan Kaynakları, İşletme, Ekonomi, Çalışma Ekonomisi ve Endüstri İlişkileri, Psikoloji, Endüstri Mühendisliği, İşletme Mühendisliği bölümlerinden mezun,En az 5 yıl insan kaynakları işe alım, özlük işleri süreçleri, iş hukuku, eğitim, performans yönetimi, organizasyonel gelişim, çalışan deneyimi fonksiyonlarında aktif rol alabilecek,İnsan kaynakları alanında proje liderliği yürütmüş, İleri seviyede yazılı ve sözlü İngilizce bilgisine sahip,MS Office (Word, Excel, Powerpoint) programları konusunda yetkin,Bordro süreçlerini yürütebilecek, Tercihen Oracle HR modülü bilgisi ve Bilişim Bodro programına hakim,İletişimi güçlü, sorumluluk almayı yeni projeler üretmeyi seven, koordinasyon ve işbirliği ile çalışma konusunda yetkin, araştırma, geliştirme ve analiz yeteneği kuvvetli.İş TanımıAmerikan Hastanesi İnsan Kaynakları stratejisinin ve süreçlerinin (seçme yerleştirme, kariyer ve yetenek yönetimi, eğitim ve gelişim, çalışan bağlılığı, performans yönetimi, çalışan deneyimi) uygulanmasına yönelik mevcut ihtiyaçlarını belirlemek, bu ihtiyaçlar doğrultusunda proje planlarını oluşturmak ve ilgili ekiplerle birlikte projeleri yürütmek,Topluluk genelinde insan kaynakları uygulamalarının uyum içinde yürütülmesi ve geliştirilmesine yönelik proje takımlarını oluşturmak ve liderlik etmek,Aday ve çalışan deneyiminin mükemmelleştirilmesi için iyileştirilmesi gereken noktaları tespit etmek, İK stratejisi ve ihtiyaçları doğrultusunda projelerin yürütülmesini sağlamak,İnsan kaynakları uygulamalarını araştırmak, uygulanabilecek yeni önerileri geliştirmek, bu hedeflere ulaşmak için uygun platformların kullanılmasını sağlamak,Performans değerlendirme sistemi, yetenek yönetimi, ödüllendirme sistemi ve işe alım gibi tüm İnsan Kaynakları süreçlerine destek vermek,Eğitim ihtiyaçlarının belirlenmesi, planlanması, organize edilmesi ve raporlanmasında görev almak,Çalışan bağlılığını arttırmaya ve işveren markasını güçlendirmeye yönelik projeler geliştirmek,İç iletişim, çalışan motivasyonu ve bağlılığına yönelik gerçekleştirilen organizasyonları koordine etme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Un ve Unlu Mamülleri, Otomotiv, Tarım / Ziraat, Tarım Araç ve Ekipmanları, Turizm</text:p>
          </table:table-cell>
          <table:table-cell table:number-columns-repeated="2" office:value-type="string">
            <text:p>YURTTAŞLAR MOTORLU ARAÇLAR ZİRAAT MAKİNALARI ZİRA</text:p>
          </table:table-cell>
          <table:table-cell office:value-type="string">
            <text:p>İnsan Kaynakları Uzmanı</text:p>
          </table:table-cell>
          <table:table-cell office:value-type="float" office:value="3604344">
            <text:p>3604344</text:p>
          </table:table-cell>
          <table:table-cell office:value-type="string">
            <text:p>Kırşehir</text:p>
          </table:table-cell>
          <table:table-cell office:value-type="string">
            <text:p>active</text:p>
          </table:table-cell>
          <table:table-cell office:value-type="string">
            <text:p>Detail-Aday</text:p>
          </table:table-cell>
          <table:table-cell office:value-type="string">
            <text:p>GENEL NİTELİKLER VE İŞ TANIMI İNSAN KAYNAKLARI UZMANI GENEL NİTELİKLER VE İŞ TANIMI1987 yılında Kırşehir’de kurulan YURTTAŞLAR GRUP; turizm, enerji, zirai aletler, tarım, hayvancılık ve gıda sektörlerinde bulunan şirketleriyle yatırımlarına hızla devam etmektedir.Bu kapsamda, Aşağıda belirtilen niteliklere ve iş tanımına uygun olarak,YURTTAŞLAR GRUP’un büyüyen ve gelişen bünyesinde KIRŞEHİR ilimizde istihdam edilmek üzere  ‘’İNSAN KAYNAKLARI UZMANI’’ ekibimize dahil edilecektir.GENEL NİTELİKLERLisans mezunu (Tercihen İ.İ.B.F) İnsan Kaynakları alanında min. 2 yıl tecrübeli,ERP tecrübesi olmak (tercihen Canias)İş kanunu hakkında bilgiye sahip olmak, Microsoft Office programlarını aktif olarak kullanabilmek,SGK mevzuatı hakkında bilgi sahibi olmak,İşe alım süreçlerinin nasıl ilerlediğini bilmek,Kariyer Net vb platformları kullanabilmek,Bildirge ve belge düzenleyebilmek, Seyahat engeli olmamak, Eğitim verebilmek ve sunum yapabilmek,  İŞİN TANIMIİşe alım süreci için başvuru hazırlamak ve süreci takip etmek, (Kariyer-işkur vb)Gelen talepler doğrultusunda CV dosyalarını incelemek, Adayları mülakata tabi tutmak, Özlük dosyalarını takip etmek, Bordro hazırlamak ve ücret belirlemek, Çalışan performansları için değerlendirme yapmak, Eğitimler düzenlemek ve bu alanda sunumlar yapmak, Çalışanların mesai süresini ve izin günlerini yönetmek. Performans Yönetimi, Seçme ve Yerleştirme, Kariyer planlama, Özlük İşlemleri, Bordrolama, Eğitim Analizi, Yetenek Yönetimi vb. fonksiyonların  aktif olarak yürütülmesi,İnsan Kaynakları uygulamaları ile ilgili şirket genelinde uygulanan yönetmelik, prosedür ve talimatların etkin bir şekilde geliştirilmesi ve uygulanması,İnsan Kaynakları yönetimi ve gelişimi için stratejik planlamalarda bulunmak, en uygun sistemin belirlenmesi, uygulanması ve ihtiyaç halinde iyileştirilmesini sağlamak,Organizasyonel büyüme ve değişim doğrultusunda oluşabilecek yeni pozisyonların iş analizini gerçekleştirmek, terfi, yetiştirme, yetenek yönetimi ve performans değerlendirme süreçlerini uygulamak,Şirket politika, prosedür ve iş kanunu çerçevesinde tüm disiplin süreçlerinin uygulanması ve takibini yapmak,Çalışan / yönetici ara değerlendirme ve çıkış görüşmelerinin yürütülmesini sağlam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Turyap Adapazarı Garanti</text:p>
          </table:table-cell>
          <table:table-cell office:value-type="string">
            <text:p>İnsan Kaynakları Uzmanı</text:p>
          </table:table-cell>
          <table:table-cell office:value-type="float" office:value="3604651">
            <text:p>3604651</text:p>
          </table:table-cell>
          <table:table-cell office:value-type="string">
            <text:p>Sakarya(Adapazarı, Akyazı, Arifiye, Geyve, Hendek, Karasu, Kaynarca, Kocaali, Pamukova, Sapanca, Taraklı, Ferizli, Karapürçek, Söğütlü, Bekirpaşa, Erenler, Güneşler, Hanlı, Kazımpaşa, Nehirkent, Yazlık, Atakum, Serdivan)</text:p>
          </table:table-cell>
          <table:table-cell office:value-type="string">
            <text:p>active</text:p>
          </table:table-cell>
          <table:table-cell office:value-type="string">
            <text:p>Detail-Aday</text:p>
          </table:table-cell>
          <table:table-cell office:value-type="string">
            <text:p>GENEL NİTELİKLER VE İŞ TANIMI GENEL NİTELİKLERGayrimenkul sektörüne ilgi duyan,Gelişmeleri takip eden ve bu sektörde kurumsal düzeyde kariyer yapmak isteyen,Üniversitelerin ilgili lisans bölümlerinden mezunİnsan kaynakları alanında  minimum 3 yıl tecrübeliİş kanunu, SGK, personel özlük işlemleri ile ilgili güncel mevzuatlara hakim,Seçme Yerleştirme, eğitim ve İK süreçlerinde aktif rol almış,Tercihen koçluk, mentorluk, yetkinlik &amp; davranış geliştirme konularında bilgi sahibi olan,İş ahlakı güçlü, etik değerlere bağlı,Eğitimin sürekli olduğuna inanan, kişisel gelişimine önem veren,Etkin sunum yetkinliğine sahip, ikna ve temsil kabiliyeti yüksek,İletişimi güçlü, organizasyon, takip ve koordinasyon yeteneği gelişmiş Kurumsal kimliğe uygun prezantabl görünüme sahip, dış görünümüne önem veren, Serdivan ve çevresinde ikamet eden, İŞ TANIMIİnsan Kaynakları alt yapısının kurulmasıMevcut durum analizinin yapılmasıOrganizasyon yapısının ve iş tanımlarının yapılandırılması , Çalışan el kitabının ihtiyaçlar doğrultusunda oluşturulmasıİnsan Kaynakları Bölümü’nün kullanacağı formların ve diğer tüm şablonların hazırlanması,Personelin iş sözleşmeleri ve yönetmelik, talimat ve prosedürlere uyumunun kontrolü ve takibinin sağlanması,Personel özlük işlemlerinin kaydı ve takibine destek vermek,Ayrıntılı telefon mülakatları ve birebir mülakatların yapılması,İşe Alım seçme ve yerleştirme süreçlerinin gerçekleştirilmesi,Oryantasyon programının gerçekleştirilmesi ve takibinin yapılması,Mesleki gelişim eğitimlerinin plan ve takibinin yapılması, gerektiğinde eğitimlerin verilmesiDış kaynakla gerçekleştirilen eğitimlerde dış kaynak yönetimi, eğitim içeriklerinin şirkete özel tasarlanması ve eğitimlerin hayata geçerek sürecin takibinin yapılması,Kısa ve uzun dönemli eğitim, gelişim planının oluşturulması,Yıllık eğitim planına paralel ilgili dönemlerde eğitim organizasyonunun yapılması,İhtiyaç halinde eğitim tasarımının yapılması, sunumların hazırlanması, içeriğin geliştirilmesi,Eğitim gelişim faaliyetlerinin etkisinin değerlendirilmesi, raporlama ve ölçümünün yapılması,Motivasyona ve iç iletişime yönelik çalışmaların etkin gerçekleştirilmesi,Performans yönetim çalışmalarına yönelik gerçekleştirilecek çalışmalara destek verilmesi,Yukarıda Belirtilen Niteliklere Uygun “İNSAN KAYNAKLARI UZMANI” arıyoruz.  TURYAP; 1985  yılında Türkiye'de kurulan ülkenin ilk yerli ve bugün en yaygın, en büyük gayrimenkul pazarlama markası olarak devam eden, çağdaş emlakçılık modelini ülkemizde hizmete sunmuştur. Bugün Türkiye'nin her bölgesinde hizmet sunan 300’e yakın Turyap ofisi, modern görünümü, uzman ekibi ve standart çalışma esaslarıyla binlerce gayrimenkulün el değiştirmesine aracılık etmektedir. TAM NOKTA; Turyap Holding kuruluşudur. Turyap’ın tecrübesiyle, değişen ve gelişen sektöre kazandırdığı yeni oluşumun adıdır. Sistemi, eğitimi, dinamizmi, meslek ahlakını, güveni ve  kaliteli hizmeti kendine prensip edinmiş Emlak Profesyonellerinin buluştuğu noktadır, TAM nokta.TURYAP ADAPAZARI GARANTİ; TURYAP SAPANCA GARANTİ;TURYAP KARASU GARANTİ; TAM NOKTA KOCAALİ GARANTİ;  Turyap ve Tam Nokta markasının Sakarya Temsilciliği’ni yürütmektedir. 7 yıldır Sakarya ili ve çevre ilçelerinde emlak sektöründe hizmet veren; modern ofisleriyle sektörde prestij ve tecrübe sahibi, bölgenin lideri konumunda faaliyetlerini sürdürmektedir. Sakarya, Adapazarı, Karasu, Kocaali, Hendek ve Sapanca ofisleri dışında daha da büyümeye devam edeceği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Restaurant - Cafe - Bar</text:p>
          </table:table-cell>
          <table:table-cell table:number-columns-repeated="2" office:value-type="string">
            <text:p>Saray Tat gıda inşaat turizm ltd</text:p>
          </table:table-cell>
          <table:table-cell office:value-type="string">
            <text:p>İnsan Kaynakları Uzmanı</text:p>
          </table:table-cell>
          <table:table-cell office:value-type="float" office:value="3613306">
            <text:p>3613306</text:p>
          </table:table-cell>
          <table:table-cell office:value-type="string">
            <text:p>İstanbul(Avr.)(Eyüp)</text:p>
          </table:table-cell>
          <table:table-cell office:value-type="string">
            <text:p>active</text:p>
          </table:table-cell>
          <table:table-cell office:value-type="string">
            <text:p>Detail-Aday</text:p>
          </table:table-cell>
          <table:table-cell office:value-type="string">
            <text:p>GENEL NİTELİKLER VE İŞ TANIMI GENEL NİTELİKLERÜniversitelerin ilgili bölümlerinden mezun,  MS Office programlarına hakim, Tercihen ERP deneyimi olan,İnsan Kaynakları biriminde en az 5 yıllık tecrübeye sahip, Takım çalışmasına yatkın, iletişimi kuvvetli, takip yeteneği güçlü, İŞ TANIMI·           Şirketin stratejileri, hedefleri ve kritik performans göstergeleri doğrultusunda hedeflere yönelik İnsan kaynakları çözümleri üretebilmek.·           Norm kadro, iş analizleri, görev tanımlarını çıkartmak ve kural/prosedür ve formları oluşturmak ve revize etmek.·           İşe alım süreçlerinde (ilan verme, CV analiz, personel görüşmeleri) aktif rol almak.·           Eğitim ve gelişim ihtiyaç programlarını hazırlamak, eğitimleri organize etmek.·           İnsan Kaynakları ve İdari İşler ile ilgili gerekli istatistik raporları hazırlamak ve sunmak.·           Performans yönetimi ile ilgili çalışma ve değerlendirmeler yapmak.·           SGK işe giriş-işten ayrılış işlemlerini gerçekleştirmek ve kontrolünü sağlamak.·           Yıllık izin ve kıdem tazminat yükü hesaplamalarını yapmak ve raporlamak.·           Personel devam takip sistemi takip etmek, puantaj kontrolü ve bordro hesaplamalarını yapmak ve kontrolünü sağlamak.·           Prim hizmet ve muhtasar beyannamelerinin verilmesini sağlamak.·           SGK, Çalışma Bakanlığı, Bölge Çalışma ve İş Kurumu gibi resmi kuruluşlar ve devlet daireleri gibi ilgili kurumlarla resmi yazışmaları gerçekleştirmek. ·           Personele tahsis edilen telefon, hat, araç vb. süreçleri yönetmek.·           Disiplin, moral ve sosyal faaliyetlere ilişkin olarak süreçlerde aktif rol almak.·           Sekreterlik, şoför, mutfak/temizlik personeli ile ilgili iş süreçlerinde koordinasyon sağlamak.</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ATAK TAŞIT YEDEKLERİSANAYİ VE TİCARET A.Ş.</text:p>
          </table:table-cell>
          <table:table-cell office:value-type="string">
            <text:p>İnsan Kaynakları Uzmanı</text:p>
          </table:table-cell>
          <table:table-cell office:value-type="float" office:value="3605140">
            <text:p>360514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Genel Nitelikler:            Otomotiv yedek parça sektöründe 1979 yılından bu yana faaliyet gösteren ve sektörün öncüsü konumunda olan şirketimizin Mali ve İdari İşler Müdürlüğüne bağlı “İnsan kaynakları Uzmanı” pozisyonunda görevlendirilmek üzere,·         Üniversitelerin tercihen Çalışma Ekonomisi, İşletme, İktisat bölümlerinden mezun,·         Personel - Özlük işlemleri ve  Bordrolama konusunda en az 3 yıl deneyimli,·         İş Kanunu, SGK ve diğer ilgili yasal mevzuatlara hakim,·         MS Ofis programlarını iyi derecede kullanabilen, tercihan IFS Bordro programı kullanmış olan,·         Sorumluluk sahibi, araştırmacı ve sonuç odaklı çalışan,·         Sözlü ve yazılı iletişim becerisi yüksek,·         İş birliği ve ekip çalışmasına yatkın,·         Planlama, iş takip, raporlama yönü güçlü,·         Gelişime ve değişime açık, mesleği ile ilgili güncel gelişmeleri takip eden,·         Analitik, hedef ve sonuç odaklı,·         Erkek adaylar için askerlik hizmetini tamamlamış,İş Tanımı·         Ücretlendirme ve bordrolama süreçlerinin hazırlığı aşamasında bilgi akışını sağlamak,·         Tüm Personel Özlük İşlerini yapmak,·         SGK işe giriş ve işten çıkış süreçlerini takip etmek,·         İşkur Aylık çizelge vb bildirimleri yapmak,·         Sağlık Raporları- E vizite işlemleri ve takibini yapmak,·         İcra Takibi- Avans takibi-Trafik cezaları işlemleri,·         Personel özlük dosyalarının ilgili kanunlara uygun tutulması, kontrolü ve güncelliğini sağlamak, eksik evrakları temin etmek olması gereken Matbu evrakları eksiksiz olmasını sağlamak,·         Kullanılan programda personel kayıtlarını oluşturmak,·         İş Sağlığı ve Güvenliği eğitim süreçlerinde İSG uzmanına destek olmak,·         Yıllık izin, Mazeret İzni, Ücretsiz izin, Zimmet süreci vb. işlemlerini takip etmek,·         KVKK kapsamında evrakların imzalanması ve dosyalanmasını sağlamak,·         Arşiv düzenini sağlamak </text:p>
          </table:table-cell>
          <table:table-cell office:value-type="string">
            <text:p/>
            <text:p><text:s text:c="16"/>9 gün önce</text:p>
            <text:p><text:s text:c="17"/>güncellendi</text:p>
            <text:p><text:s text:c="15"/></text:p>
          </table:table-cell>
        </table:table-row>
        <table:table-row table:style-name="ro2">
          <table:table-cell office:value-type="string">
            <text:p>Tam Zamanlı</text:p>
          </table:table-cell>
          <table:table-cell office:value-type="string">
            <text:p>Ambalaj, Plastik ve Ürünleri</text:p>
          </table:table-cell>
          <table:table-cell table:number-columns-repeated="2" office:value-type="string">
            <text:p>Kimpack</text:p>
          </table:table-cell>
          <table:table-cell office:value-type="string">
            <text:p>İnsan Kaynakları Uzmanı</text:p>
          </table:table-cell>
          <table:table-cell office:value-type="float" office:value="3613247">
            <text:p>3613247</text:p>
          </table:table-cell>
          <table:table-cell office:value-type="string">
            <text:p>Gaziantep(Şehitkamil)</text:p>
          </table:table-cell>
          <table:table-cell office:value-type="string">
            <text:p>active</text:p>
          </table:table-cell>
          <table:table-cell office:value-type="string">
            <text:p>Detail-Aday</text:p>
          </table:table-cell>
          <table:table-cell office:value-type="string">
            <text:p>GENEL NİTELİKLER VE İŞ TANIMI Plastiğe “Hayat” verme felsefesinden yola çıkarak faaliyetlerine devam eden  Kimpack;  yurt içi ve globalde sınai, tarım ve hizmet sektörlerine tedarikçi konumuyla, yıllık 200.000 tonun üzerinde ambalaj üretimiyle Ortadoğu ve Avrupa’ nın en büyük tesislerinden birine sahiptir. Sektördeki gelişmeleri takip ederek yenilikçi ve sürekli iyileştirme politikasıyla yüksek kaliteyi hedefleyen Kimpack,  80 ülkeye gerçekleştirdiği ihracatla bir dünya markasıdır.Gelişen organizasyonumuz için, İnsan Kaynakları Bölümünde değerlendirilmek üzere,“İnsan Kaynakları Uzmanı” ekip arkadaşı arayışımız bulunmaktadır.NiteliklerÜniversitelerin ilgili bölümlerinden mezunİnsan Kaynakları alanında en az 3 yıl deneyimliMS Ofis Programlarını iyi düzeyde kullanabilenİletişim ve koordinasyon becerileri gelişmişTakım çalışması ve işbirliğine yatkınTercihen SAP Success Factors program bilgisi olanGaziantep’ te ikamet eden/edebilecek olanErkek adaylar için askerlik görevini tamamlamışİş Tanımıİşe giriş ve işten çıkış operasyonel süreçlerini yürütmekÇalışan özlük dosyalarını oluşturmak ve arşivlemekİşe giriş kayıtlarını gerçekleştirmekBordrolama sürecine destek vermekİşe alım sürecine destek sağlamakÇalışan ilişkileri kapsamında İş Kanunu ile Şirket kural ve talimatlarının uygulanması sürecine destek vermekResmi kurumlara iletilmesi gereken yazışmaları hazırlamak ve ilgili kurumlara teslim etmekBelirlenen periyotlarda istenilen raporları hazırlamak</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Elektrik &amp; Elektronik</text:p>
          </table:table-cell>
          <table:table-cell table:number-columns-repeated="2" office:value-type="string">
            <text:p>KENDAL ELEKTRİK AYDINLATMA ELEKTRONİK İNŞAAT SAN. VE DIŞ TİC. A.Ş.</text:p>
          </table:table-cell>
          <table:table-cell office:value-type="string">
            <text:p>İnsan Kaynakları Uzmanı</text:p>
          </table:table-cell>
          <table:table-cell office:value-type="float" office:value="3605970">
            <text:p>3605970</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Silivri Selimpaşa Sanayi Bölgesinde LED Aydınlatma sektöründe iç ve dış aydınlatma ürünlerini üreten Firmamızda görevlendirilmek üzere "İnsan Kaynakları Uzmanı" aramaktayız.Üniversitelerin ilgili bölümlerinden mezun  Bordro ve personel özlük işleri başta olmak üzere tüm insan kaynakları süreçlerinde en az 2 yıl deneyim sahibi,İş Hukuku ve Sosyal Güvenlik Hukuku ile ilgili yasal mevzuata hakim,Beyaz Yaka ve Mavi Yaka seçme yerleştirme süreçlerinde deneyimli,Özlük hakları ve Puantaj konusunda deneyimli, Organizasyonel gelişim ve şirket içi eğitim süreçlerinde aktif görev almış,MS Office uygulamalarına hakim, tercihen Netsis , Luca  programlarında kullanım deneyimi bulunan,Planlama, takip ve raporlama yönü kuvvetli, sonuç odaklı,Takım çalışmasına yatkın, disiplinli, analitik düşünebilen, dikkatli, insan ilişkilerinde başarılı, ikna ve temsil yeteneği olan,Personel ve Özlük İşlemlerinin tüm yasal süreçlerinin ve bildirimlerinin yerine getirilmesini sağlamak, İşe giriş, işten çıkış ve oryantasyon süreçlerini yürütmekGünlük fazla mesai ve yıllık izin takibinin ve aylık puantaj evraklarının kayıt altına almak,İş Sağlığı ve Güvenliği süreçlerinin takibinin gerçekleştirilmesi  ve İş kazası bildirimlerini yapmak,Personel eğitimlerinin organize edilmesi ve takibini yapmak,Resmi kurumlarla olan yazışmaların takibi ve neticelendirilmesi için ilgili süreçlerden sorumlu olmak,Disiplin süreçlerinde aktif rol almak, Çalışan bağlılığına yönelik faaliyet ve organizasyonlarda bulunmakMavi Yaka ve Beyaz Yaka tüm İşe Alım süreçlerini baştan sona yönetmek,Oryantasyon eğitimi olmak üzere tüm eğitim programlarını takip etmek, organizasyonlarını düzenlemek, kayıtlarını gerçekleştirmek, değerlendirme süreçlerini zamanında tamamlamak ve raporlamak,Görev tanımları, şirket prosedür ve politika dokümanlarını takip etmek ve gerektiğinde revize işlemlerini gerçekleştirmek, iç ve dış denetim süreçlerinden aktif rol almak.İstanbul Silivri, Büyükçekmece, Beylikdüzü, Esenyurt, Avcılar, Küçükçekmece, E-5 yol güzergahında bulunan Cevizlibağ metrobüs durağı üzerinde servis hattımız bulunmaktad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ARANTİ ATIK YÖNETİMİ SANAYİ VE TİC. A.Ş.</text:p>
          </table:table-cell>
          <table:table-cell office:value-type="string">
            <text:p>İnsan Kaynakları Uzmanı</text:p>
          </table:table-cell>
          <table:table-cell office:value-type="float" office:value="3596786">
            <text:p>3596786</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Şirketimizin Maslak/İstanbul da bulunan Genel Merkezin de Görevlendirmek üzere;İnsan Kaynakları Müdürlüğü'ne bağlı çalışacak ‘’İnsan Kaynakları Uzmanı’’  arayışımız bulunmaktadır.GENEL NİTELİKLERÜniversitelerin ilgili lisans bölümlerinden ( İnsan Kaynakları Yönetimi, Çalışma Ekonomisi ve Endüstri İlişkileri, İşletme, İktisat, Psikoloji, Endüstri Mühendisliği vb.) mezun,İnsan Kaynakları alanında en az 5 yıl tecrübeli,4857 İş Kanunu, 6331 Sayılı İş Sağlığı ve Güvenliği Kanunu, SGK Yönetmelikleri, Teşvik vb. yasal mevzuatlara uygulama düzeyinde hakim,MS Office programlarını etkin kullanabilen,Tercihen UYUMSOFT Erp programı hakkında bilgi sahibi,PDKS Programlarına hakkında bilgi sahibi,Analitik düşünen, sonuç odaklı,Raporlama süreçlerine hakim,Takım Çalışmasına Yatkın ve Organizasyon Yeteneği Güçlü,İş disiplini ve motivasyonu yüksek,Sözlü ve yazılı iletişim becerisi güçlü,Sarıyer-Maslak Lokasyonu'na ulaşım sorunu olmayan,Tercihen Seyahat engeli olmayan, İŞ TANIMIİşe giriş ve işten çıkış süreçlerinin mevzuata uygun şekilde yürütülmesi,Özlük Dosyalarının mevzuata uygun şekilde tutulmasını sağlamak,Maaş hakkediş hesaplamalarının doğru, eksiksiz ve zamanında yapılması,Aylık İşkur işgücü çizelgelerinin aylık olarak yasal sürede verilmesi,Karakol kimlik bildirimlerin güncel olarak verilmesi,Disiplin süreçlerinin prosedür ve mevzuata uygun yönetimini yapmak,SGK, İşkur vb. resmi kurumlardan gelen resmi yazı tebligat süreçlerini takibini yapmak,Arabulucu ve iş davası süreçlerinde ilgili hesaplamaların, talep edilen belgelerinin hazırlanmasını sağlamak,Yasal ve zorunlu eğitim planlarının oluşturularak takibinin yapılması,Ücret hesap pusulalarının aylık olarak imzalatılmasının takibinin yapılması,BES katılım ve tahsilat listelerinin hazırlanması, BES şirketlerine online bildirimlerinin yapılmasının sağlanması,Avans, taksitli borç, trafik cezası vb. kesintilerin evrak takibinin yapılarak sistemsel kayıtlarının zamanın da ve doğru şekilde yapılmasının sağlanması,Ay içerisinde gelen icra tebligatların işleme alınmasının takibinin yapmak,Kullanılan programların düzgün işleyişini kontrol etmek, gerekli düzeltmelerin yapılmasını sağlamak,Yasal mevzuatı ve güncel İnsan Kaynakları uygulamalarının takip edilmesi, süreçlerin mevzuata uygun şekilde yürütülmesi,Kurum kültürünün geliştirilmesine bağlı, politika ve prosedürlerin oluşturulması,Üst amirlerinin verdiği diğer görevleri yerine getir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ektöründe Lider Firma</text:p>
          </table:table-cell>
          <table:table-cell office:value-type="string">
            <text:p>İnsan Kaynakları Uzmanı</text:p>
          </table:table-cell>
          <table:table-cell office:value-type="float" office:value="3589924">
            <text:p>3589924</text:p>
          </table:table-cell>
          <table:table-cell office:value-type="string">
            <text:p>Eskişehir(Odunpazarı)</text:p>
          </table:table-cell>
          <table:table-cell office:value-type="string">
            <text:p>active</text:p>
          </table:table-cell>
          <table:table-cell office:value-type="string">
            <text:p>Detail-Aday</text:p>
          </table:table-cell>
          <table:table-cell office:value-type="string">
            <text:p>GENEL NİTELİKLER VE İŞ TANIMI Şirketimizin, İnsan Kaynakları Grup Müdürlüğü bünyesinde Eskişehir ilinde görevlendirmek üzere aşağıdaki niteliklere sahip " İnsan Kaynakları Uzmanı " arayışımız bulunmaktadır:Gerekli Nitelikler;Üniversitelerin Çalışma Ekonomisi ve Endüstri İlişkileri, İşletme Mühendisliği, Endüstri Mühendisliği vb. bölümlerinden mezun,İnsan Kaynakları süreçleri konusunda en az 3 yıl deneyimli (Tercihen üretim sektöründe)Bordro, Özlük işleri ve Yasal mevzuat süreçlerine hakim, İş gücü planlama, Organizasyonel yapılanma, performans yönetimi, çalışan bağlılığı süreçlerinin takibinde ve projelendirilmesinde görev almış,Eğitim süreçlerine hâkim, Etik Denetim faaliyetlerinde görev almış, Raporlama becerileri gelişmiş, İletişim becerileri güçlü, çözüm odaklı ve ekip çalışmasına yatkın,MS Office programlarını çok iyi seviyede kullanabilen, Yazılı ve sözlü iletişim ile sunum becerisine sahip, İnsan Kaynakları projelerinle yer almış, Erkek adaylar için askerlik hizmetini tamamlamış, Eskişehir’de ikamet eden ya da edebilecek olan, İletişimi güçlü, analitik düşünme, planlama, raporlama ve organizasyon    yeteneği gelişmiş,Yenilikçi, yaratıcı bakış açısına sahip ve iş takibine önem veren,Analitik düşünebilen, dikkatli, titiz, sonuç odaklı, takım çalışmasına yatkın,Esnek çalışma saatlerine uyabilecek, Kazanma tutkusu ile hedef ve sonuç odaklı çalışan, Çevik ve dayanıklı, stratejik düşünebilen, Tercihen Dakika Bordro Meyer PDKS ve Eba programı konusunda deneyimli,Görev Tanımı;İnsan Kaynakları alanındaki yasal mevzuatların takibini yapmak ve iş süreçlerinin mevzuata uygun olarak yürütülmesini sağlamak,Çalışanların puantajlarının takibi ve raporlamalarının yürütülmesini sağlamak,Bordro operasyonunu yürütmek ve bu kapsamda maaş ile diğer tüm ödemelerin hatasız ve zamanında yapılmasını sağlamak,Tazminat, işe iade ile ilgili operasyonel süreçleri yürütmek,Aylık olarak yemek kartlarının yüklemelerinin yapılmasını sağlamak,MUHSGK bildirgesi işlemlerinin hatasız ve zamanında yürütülmesini sağlamak,Sağlık sigortası süreçlerinin yürütülmesini sağlamak, Tüm resmi kurumlar ile olan yazışma sürecini hatasız ve zamanında yürütülmesini sağlamak,Şirketin SGK ve İŞKUR tarafından yararlandığı teşvik süreçlerinin hatasız ve zamanında yürütülmesini sağlamak,SGK işe giriş ve işten ayrılış işlemlerinin hatasız ve zamanında yürütülmesini sağlamak,SGK hastalık ve iş kazası bildirim işlemlerinin hatasız ve zamanında yürütülmesini sağlamak,Var olan personel özlük dosyalarının güncelliğini ve yeni giren personellerin özlük dosyalarının oluşturulmasını ve güncel olarak muhafaza etmek,Aylık İnsan Kaynakları raporlamalarını gerçekleştirmek, İşe alım sürecinde rol almak, (açık pozisyonlar için ilan yayınlanması, nitelikleri uygun aday başvurularının filtrelenmesi, mülakat programlarının planlanması, adaylara yetkinlik &amp; kişilik envanterlerinin uygulanması, ilk görüşmelerin gerçekleştirilmesi, referans görüşmelerinin yapılması, iş teklifi yapılacak adaylara teklif mektuplarının hazırlanması)Oryantasyon programlarının hazırlanarak plan çerçevesinde süreçleri yürütmek,İK dijitalizasyon projeleri üretmek ve projelerin devreye alınmasını sağlamak,Hedef belirleme ve performans değerlendirme süreçlerinde aktif rol al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Çelik Montaj İmalat</text:p>
          </table:table-cell>
          <table:table-cell table:number-columns-repeated="2" office:value-type="string">
            <text:p>Çimtaş</text:p>
          </table:table-cell>
          <table:table-cell office:value-type="string">
            <text:p>İnsan Kaynakları Uzmanı</text:p>
          </table:table-cell>
          <table:table-cell office:value-type="float" office:value="3433392">
            <text:p>3433392</text:p>
          </table:table-cell>
          <table:table-cell office:value-type="string">
            <text:p>Bursa(Gemlik)</text:p>
          </table:table-cell>
          <table:table-cell office:value-type="string">
            <text:p>active</text:p>
          </table:table-cell>
          <table:table-cell office:value-type="string">
            <text:p>Detail-Aday</text:p>
          </table:table-cell>
          <table:table-cell office:value-type="string">
            <text:p>GENEL NİTELİKLER VE İŞ TANIMI Çimtaş Grubu yıllık 340.000 tonluk üretim kapasiteli 7 tesisiyle petrol, gaz, kimya ve enerji sanayilerinin, keza çelik köprü, çelik yüksek yapı ve benzeri inşaat projelerinin önde gelen uluslararası müşterilerine mühendislik, kaynaklı imalat, hassas işleme, modülarizasyon, gemi inşa ve montaj hizmetleri vermektedir.Bursa / Gemlik’te faaliyet göstermekte olan Çimtaş Boru İmalatları ve Tic. Ltd. Şti.'de İnsan Kaynakları Uzmanı olarak görev yapacak, aşağıda belirtilen özellikleri taşıyan, donanımlı ve enerjik bir takım arkadaşı arıyoruz. Üniversitelerin ilgili bölümlerinden, tercihen Endüstri Mühendisliği bölümünden mezun,Tercihen üretim yapan kurumsal bir şirkette, şirket hedefleri doğrultusunda İnsan Kaynakları süreçlerinin uygulanması ve geliştirilmesi konularında en az 2 yıl tecrübeli veya yetiştirilmek üzere,İleri derecede Excel bilgisi olan,İyi seviyede yazılı ve sözlü İngilizce bilen,Takım çalışmasına yatkın, iletişim becerileri güçlü,Yoğun iş temposuna ayak uydurabilecek, esnek çalışma saatlerine uyumlu,Bursa / Gemlik güzergâhında ikamet eden / edebilecek,Erkek adaylar için askerlik ile ilişiği bulunmayan.İŞ TANIMIİnsan Kaynakları süreçlerinin / raporlamalarının analitik olarak değerlendirilmesi ve geliştirilmesi,İnsan Kaynakları kilit performans göstergeleri ile süreçlerin verimliliğinin ölçülmesi, verimliliğin arttırılmasına yönelik aksiyonların belirlenmesi ve yerine getirilmesi,Tüm İK süreçlerinin İnsan Kaynakları sistemi üzerinden etkin bir şekilde yürütülmesi amacıyla sistem üzerindeki mevcut uygulamaların yalınlaştırılması, etkinliğinin arttırılması,İnsan Kaynakları bilgi sistemlerinin (sicil yönetimi, portal, raporlama) güncel tutulması ve geliştirilmesi,İnsan Kaynakları ve eğitim bütçesinin hazırlanması,Yurt içi ve yurt dışı lokasyonlar için işe alım süreçlerinin yürütülmesi,Eğitim ve geliştirme sürecinin yürütülmesine, eğitimlerin etkinliğinin arttırılmasına yönelik çalışmalar yapılması,Beyaz yaka ve mavi yaka yetkinlik ve performans değerlendirme sisteminin geliştirilmesi ve yürütülmesine katkı sağlanması,İnsan Kaynakları araştırma ve ölçümleme araçlarının (Çalışan Memnuniyeti, vb.) geliştirilmesi ve uygulanmasının sağlanması,Yalın Üretim - Hat Yönetimi sürecinin İnsan Kaynakları uygulamalarının yürütülmesi ve geliştirilmesi,Sosyal ve sportif organizasyonların düzenlenmesi, sosyal sorumluluk projeleri ile ilgili çalışmaların organizasyonu.</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Plastik ve Ürünleri, İnşaat</text:p>
          </table:table-cell>
          <table:table-cell table:number-columns-repeated="2" office:value-type="string">
            <text:p><text:s/>EUROPEN ENDÜSTRİ İNŞAAT SAN. VE TİC.A.Ş.</text:p>
          </table:table-cell>
          <table:table-cell office:value-type="string">
            <text:p>İnsan Kaynakları Uzmanı</text:p>
          </table:table-cell>
          <table:table-cell office:value-type="float" office:value="3611608">
            <text:p>3611608</text:p>
          </table:table-cell>
          <table:table-cell office:value-type="string">
            <text:p>Eskişehir(Merkez)</text:p>
          </table:table-cell>
          <table:table-cell office:value-type="string">
            <text:p>active</text:p>
          </table:table-cell>
          <table:table-cell office:value-type="string">
            <text:p>Detail-Aday</text:p>
          </table:table-cell>
          <table:table-cell office:value-type="string">
            <text:p>GENEL NİTELİKLER VE İŞ TANIMI Eskişehir Organize Sanayi Bölgesinde bulunan Fabrikamızda istihdam edilmek üzere İnsan Kaynakları Uzmanı arayışımız bulunmaktadır.ARANAN NİTELİKLERÜniversitelerin Çalışma Ekonomisi, İşletme, İktisat  ve benzeri bölümlerinden mezun,İnsan Kaynakları süreçlerinin politika ve stratejilerinin belirlenmesi, organizasyonel yapılanma konusunda deneyim sahibi,İş Hukuku ve Sosyal Güvenlik mevzuatına hâkim,Personel Özlük İşleri, bordro, tahakkuk ve puantaj uygulamalarında deneyimli,SGK, Çalışma Bakanlığı ve İş Kurumu ile ilgili işlemler hakkında bilgi sahibi,Tercihen Microsoft Office, Narsoft PDKS ve CANIAS programları hakkında bilgi sahibi,Temsil, planlama ve raporlama becerilerine sahip,İş takibi konusunda dikkatli, analitik yönü güçlü ve disiplinli,Güçlü iletişim becerisine sahip ve takım çalışmasına yatkı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TAKIPSAN RFID BILISIM TEKNOLOJILERI</text:p>
          </table:table-cell>
          <table:table-cell office:value-type="string">
            <text:p>İnsan Kaynakları Uzmanı</text:p>
          </table:table-cell>
          <table:table-cell office:value-type="float" office:value="3613112">
            <text:p>3613112</text:p>
          </table:table-cell>
          <table:table-cell office:value-type="string">
            <text:p>İzmir(Gaziemir)</text:p>
          </table:table-cell>
          <table:table-cell office:value-type="string">
            <text:p>active</text:p>
          </table:table-cell>
          <table:table-cell office:value-type="string">
            <text:p>Detail-Aday</text:p>
          </table:table-cell>
          <table:table-cell office:value-type="string">
            <text:p>GENEL NİTELİKLER VE İŞ TANIMI GENEL NİTELİKLER VE İŞ TANIMIRFID Teknolojisi ile Perakende, Depo Lojistik Uygulamaları ve Endüstriyel Otomasyon alanlarında hizmet vermek amacıyla 2011 yılında İzmir’de kurulan, müşterilerine yaratıcı çözümler sunmayı hedefleyen TAKİPSAN BİLİŞİM TEKNOLOJİLERİ firmamıza aşağıdaki niteliklere sahip İnsan Kaynakları Uzmanı çalışma arkadaşı aramaktayız. GENEL NİTELİKLER * Üniversitelerin ilgili bölümlerinden mezun * Temel İK süreçlerinde (İşe Alım, Performans, Kariyer Yönetimi, Eğitim ve Gelişim Süreçleri, Çalışan Bağlılığının arttırılması gibi temel süreçlerde) en az 5 yıl deneyim sahibi,* İyi seviyede İngilizce bilen,* Organizasyon ve Yönetsel becerileri olan,* Analitik düşünebilen ve Raporlama becerisi kuvvetli, * Microsoft Office programlarına hakim, * Takım çalışmasına yatkın, iletişimi kuvvetli, takip yeteneği güçlü, * 4857 Sayılı İş Kanunu, 5510 sayılı SGK, 6331 sayılı İş Güvenliği Kanunu ve Çalışma Mevzuatına hakim, * Erkek adaylar için askerlik görevini tamamlamış,  İŞ TANIMI Firmamızın İnsan Kaynakları bölümünde görev alacak; ·         Aday arayışlarında Kariyer portallarında ilanların yayınlanması, takibi ve geri dönüşlerin sağlanması,·         Şirket stratejisine/kültürüne uygun adayların seçme ve işe alma süreçlerinde aktif rol alınması ve işe alım sonrası oryantasyon programlarının planlanması,·         Mülakatlara destek verilmesi, aday referans kontrollerinin yapılması,·         İşe giriş ve işten ayrılma işlemlerinde evrak kontrolleri ve prosedürleri yerine getirmek,·         Tüm personel için özlük dosyalarını sürekli güncel tutmak ve kontrol etmek,·          Puantaj takibi ve kontrolünü yapmak, PDKS takip etmek,·         Personelin tüm izin kağıtları ve raporlarının takibini yapmak,·         İnsan Kaynakları alanında sürdürülen diğer operasyonel görevlere destek sağlanması.·         İdari İşlere hakim,·         Kurumsal motivasyon faaliyetleri için bütçe planlamalarının yapılması ve organize edilmesi,·         İSG eğitimleri ve evraklarının takibini yapmak,·         Yıllık eğitim planının oluşturulması,  eğitim etkinliğinin ölçülmesi ve raporlanması,·         Çalışan memnuniyeti kapsamındaki faaliyetlere destek olunması,·         Görev tanımı, yönetmelik ve prosedürlerin güncel tutulması,·         E Bildirge işlemlerini yürütmek,·         İşkur ile yazışma ve bildirimlerin takibini yapmak,</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ÜLÇEK TEKSTİL BOYA APRE ÖRME İNŞAAT SANAYİ VE TİCARET ANONİM ŞİRKETİ</text:p>
          </table:table-cell>
          <table:table-cell office:value-type="string">
            <text:p>İnsan Kaynakları Uzmanı</text:p>
          </table:table-cell>
          <table:table-cell office:value-type="float" office:value="3613103">
            <text:p>3613103</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GENEL NİTELİKLER VE İŞ TANIMITekirdağ/Çerkezköy'de bulunan  Fabrikamıza  İnsan Kaynakları Uzmanı pozisyonda ekip arkadaşı arayışımız bulunmaktadır. Üniversitelerin İşletme, Çeko vb. ilgili bölümlerinden mezun,Personel özlük işleri, bordrolama, puantaj konularında en az 3 yıl deneyimli,Eğitim, oryantasyon ve organizasyonel gelişim süreçlerinde bilgi sahibi,İş Kanunu, SGK, İSG ve İş-Kur uygulamalarını bilen, Bordro proğramlarına hakim, Tercihen  Eta personel modülünü kullanabilen,MS Office programlarını etkin kullanabilen,PDKS programlarına hakim,Yazılı ve sözlü iletişim yönü kuvvetli,Takım çalışmasına yatkın,Planlama, analitik düşünme ve raporlama yeteneği gelişmişKuruma ulaşım sorunu olmayan,           İŞ TANIMIPersonel özlük dosyalarının prosedüre uygun olarak düzenlenmesi ve takibi,Aylık periyodik raporların hazırlaması ve güncel tutulması,PDKS sistemi üzerinden, puantaj, kontrol, raporlama ve aktarımların yapılması,Bordro hesaplamalarının ve aylık puantaj verilerinin hazırlanması,SGK işe giriş - çıkış işlemlerinin yapılması,İş göremezlik raporları ve iş kaza bildirimlerinin gerçekleştirilmesi,İşe alım süreçlerine destek olunması,Eğitim planlamalarını ve organizasyonlarını yürütülmesi,Disiplin süreçlerinin İnsan Kaynakları politika ve yönetmelikleri çerçevesinde takibi, yürütülmesi ve sonuçlandırılmasının sağlanması.</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Alüminyum</text:p>
          </table:table-cell>
          <table:table-cell table:number-columns-repeated="2" office:value-type="string">
            <text:p>ALUDOOR ALÜMİNYUM SANAYİ VE TİCARET LİMİTED ŞİRKETİ</text:p>
          </table:table-cell>
          <table:table-cell office:value-type="string">
            <text:p>İnsan Kaynakları Uzmanı</text:p>
          </table:table-cell>
          <table:table-cell office:value-type="float" office:value="2953034">
            <text:p>2953034</text:p>
          </table:table-cell>
          <table:table-cell office:value-type="string">
            <text:p>Ankara(Kahramankazan)</text:p>
          </table:table-cell>
          <table:table-cell office:value-type="string">
            <text:p>active</text:p>
          </table:table-cell>
          <table:table-cell office:value-type="string">
            <text:p>Detail-Aday</text:p>
          </table:table-cell>
          <table:table-cell office:value-type="string">
            <text:p>GENEL NİTELİKLER VE İŞ TANIMI Üniversitelerin 4 yıllık eğitim veren fakültelerinden mezun,En az 5 yıl İnsan Kaynakları departmanında çalışmış,Bordro yönetimi yapabilen,İşe alım süreçlerinin baştan sona yönetilmesinde deneyim sahibi,4857 sayılı İş Kanunu'na ve SGK Mevzuatlarına hakim,Microsoft Office Programları iyi seviyede kullanabilen, Disiplin süreç uygulamalarında bilgi sahibi,Performans Yönetimi, Eğitim gelişim ve gelişim kariyer yönetimi alanlarında deneyim sahibi,Planlama ve problem çözme yeteneği gelişmiş,İş takibi, raporlama yönü kuvvetli ve yüksek sorumluluk sahibi,İnsan ilişkilerinde başarılı ve takım çalışmasına yatkın, yazılı ve sözlü iletişim becerisi yüksek,Analitik düşünce yapısına sahip personel alınacakt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Plastik ve Ürünleri, Yapı, Yalıtım, Kapı - Pencere Sistemleri</text:p>
          </table:table-cell>
          <table:table-cell table:number-columns-repeated="2" office:value-type="string">
            <text:p>Eryap Grup Yapı Malzemeleri San. ve Tic A.Ş.</text:p>
          </table:table-cell>
          <table:table-cell office:value-type="string">
            <text:p>İnsan Kaynakları Uzmanı</text:p>
          </table:table-cell>
          <table:table-cell office:value-type="float" office:value="3598164">
            <text:p>3598164</text:p>
          </table:table-cell>
          <table:table-cell office:value-type="string">
            <text:p>Sakarya(Adapazarı)</text:p>
          </table:table-cell>
          <table:table-cell office:value-type="string">
            <text:p>active</text:p>
          </table:table-cell>
          <table:table-cell office:value-type="string">
            <text:p>Detail-Aday</text:p>
          </table:table-cell>
          <table:table-cell office:value-type="string">
            <text:p>GENEL NİTELİKLER VE İŞ TANIMI Sakarya Hendek Fabrikamızda istihdam edilmek üzere, "İnsan kaynakları Uzmanı" çalışma arkadaşı arıyoruz.Üniversitelerin ilgili bölümlerinden mezun,Üretim firmalarında benzer bir pozisyonda en az 2 yıllık iş tecrübesi olan,İş Hukuku, Çalışma ve Sosyal Güvenlik ile ilgili mevzuata hakim,İyi derecede MS Office bilgisi ve tercihen ERP sistemleri kullanma tecrübesi,Etkin iletişim becerilerine sahip,İşçi Sağlığı ve İş Güvenliği mevzuatını bilen,Aktif araç kullanabilen,İŞ TANIMIAylık izin ve puantaj raporlamalarının yapılması,İşe kabul ve ilişiki kesme süreçlerinin hukuki uygunluğunun sağlanması ve takibi,Eksik gün bildirimleri, iş kazası, iş görmezlik raporlarının mevzuata uygun hazırlanması,Dava ve diğer tüm hukuki süreçlerin yasal süreler dahilinde takip edilmesi ve gerekli evrakların hazırlanması,Firma personel yönetmeliklerinin denetimi, güncelleme süreçlerinin sorumluluğu,Güvenlik, temizlik, servis ve yemekhane düzeni dahil tüm idari işler faaliyetlerinin şirket süreç ve yönetmeliklerine uygun şekilde gerçekleştirilmesi, ilgili ekiplerin koordine edilmesi, denetlenmesi,Üretim hat süreci ve personelin takibi konularında destek verilmesi,Şirket resmi kurum süreçlerinin yönetilmesi,İnsan Kaynakları Projelerine destek olacak çalışma arkadaşları aramaktayız.</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KVK TEKNOLOJİ ÜRÜNLERİ VE TİC.A.Ş.</text:p>
          </table:table-cell>
          <table:table-cell office:value-type="string">
            <text:p>İnsan Kaynakları Uzmanı</text:p>
          </table:table-cell>
          <table:table-cell office:value-type="float" office:value="3478345">
            <text:p>3478345</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Şirketimiz bünyesinde İşe Alım ve Organizasyonel Gelişim Ekibinde  görev alacak “İşe Alım ve Organizasyonel Gelişim Uzmanı” ekip arkadaşı aramaktayız. Üniversitelerin ilgili bölümlerinden mezun, İnsan Kaynakları süreçlerinde, özellikle IT seçme ve yerleştirme konusunda minimum 2 yıl deneyime sahip,Çalışan bağlılığı, işveren markası gibi başlıklarda ekip ile birlikte çalışmalar yürüterek uygulanması,Microsoft Office programlarına hakim, Tercihen iyi seviyede İngilizce bilgisine sahip, Organizasyon ve planlama yeteneğine sahip, detaylara önem veren,Problem çözme ve analitik düşünce yapısına sahip, sonuç odaklı çalışabilen,İş takibi ve sonuçlandırılması konusunda takipçi, başarılı,Ekip çalışmasına yatkın, İletişim gücü yüksek, Prezantabl, pozitif, enerjisi yüksek, güler yüzlü, Eş zamanlı koordine olabilen ve yoğun çalışma temposuna ayak uydurabilecek.İŞ TANIMIŞirket politikaları doğrultusunda gerekli insan kaynakları politikalarının ve süreçlerin uygulanmasına destek olmak,Şirketimizde yer alan tüm pozisyonlarla ilgili işe alım sürecinin yürütülmesinden ve takibinden sorumlu olmak, (İlan oluşturma ve yayınlama, özgeçmiş araştırma, mülakat davet organizasyonu, görüşme takvimi planlama, yetkinlik bazlı mülakat sürecinin yürütülmesi(telefon/yüzyüze),referans araştırması,onay sürecin tamamlanması) Seçme ve yerleştirme süreçlerinin kalitesini arttırmaya yönelik çalışmalarda bulunmak,İnsan Kaynakları dijitalleşme projeleri tasarlamak,Performans Yönetim Sistemi, Organizasyonel Gelişim ve Eğitim süreçlerine destek olmak,Gerekli tüm raporlama işlemelerini gerçekleştirmek,ISO 9001 Kalite Yönetim Sistemi süreçlerinde destek ol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den ve Metal Sanayi, Madencilik - Metalurji</text:p>
          </table:table-cell>
          <table:table-cell table:number-columns-repeated="2" office:value-type="string">
            <text:p>Ceylan Mineral Madencilik Sanayi ve Ticaret A.Ş.</text:p>
          </table:table-cell>
          <table:table-cell office:value-type="string">
            <text:p>İnsan Kaynakları Uzmanı</text:p>
          </table:table-cell>
          <table:table-cell office:value-type="float" office:value="3612131">
            <text:p>3612131</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Ceylan Mineral Madencilik şirketimiz; Bentonit madeni içerikli kedi kumu üreticisidir. Yurt içi ve yurt dışı satış pazarlama faaliyetlerini sürdürmektedir.1960 yılında ticari faaliyetlerine başlayan ve kurumsal yapı bilincine sahip grup şirketlerimiz; Hızlı tüketim sektörü, Tarım, Otomotiv ve İnşaat sektörlerinin yanı sıra üretim alanında da Madencilik ile bölge ve ülke ekonomisine hizmet vermeyi amaçlamaktadır.  Çankırı fabrikamızda  çalışmak üzere, şirketimize değer katacak ‘’İnsan Kaynakları Uzmanı ’’ arkadaşlar arıyoruz.Genel Nitelikler;Üniversitelerin 4 yıllık lisans bölümlerinden mezun,Öncelikli Bordro ve Özlük İşleri olmak üzere İnsan Kaynakları tüm süreçlerinde 3 yıl deneyim sahibi,MS Office programlarına hâkim, raporlama ve sunum tecrübesi olan, İş Kanunu, SGK, çalışma mevzuatı gibi yasal süreçlere ve uygulamalara hakim,Analitik düşünme ve problem çözme yetkinliği kuvvetli, ERP sistemleri konusunda bilgi sahibi, tercihen CANIAS ERP kullanmış,Güçlü iletişim becerisi olan, ekip çalışmasına yatkın,İş takibi konusunda titiz, iş süreçlerinde geliştirmeler yapabilecek ve planlama ve organizasyon becerisi yüksek,Aktif araç kullanabilen ve seyahat engeli bulunmayan,Erkek adaylar için askerlikle ilişiği olmayan,İş Tanımı;Bordo ve özlük işleri ile ilgili tüm süreçlerin takibini yapmak, (işe giriş / çıkışlar, izin, devamsızlık takipleri, puantaj hesaplamaları, icmaller ve tahakkuklar)Personel özlük dosyalarını oluşturmak, güncellemek ve takip etmek,İcra, avans, BES, mesai vb. işlemleri takip etmek,Fabrikanın tüm çalışanlarının takibinden ve uygulamalarından sorumlu olmak ,Çalışanın rapor, yıllık izin, vize belgeleri vb. süreçlerini takip etmek,       Tüm hukuki süreçleri yasal süreler dahilinde takip etmek ve gerekli evrakları hazırlamak,Tüm İK süreçlerini, politika ve prosedürlerinin merkez İnsan Kaynakları ile koordineli uygulanmasını sağlamak ve belirli periyotlarda raporlamasını yapmak,KVKK süreçlerinin güncelliğinin sağlanması ve takibini yürütmek,İş güvenliği ile yasal prosedürlerin kontrolünü ve takibini yürütmek,PDKS programının günlük takibi ve ay sonu puantaj döküm ve kontrollerini yapmak,</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Borusan Holding – Supsan Otomotiv Parçaları</text:p>
          </table:table-cell>
          <table:table-cell office:value-type="string">
            <text:p>İnsan Kaynakları Uzmanı</text:p>
          </table:table-cell>
          <table:table-cell office:value-type="float" office:value="3599032">
            <text:p>3599032</text:p>
          </table:table-cell>
          <table:table-cell office:value-type="string">
            <text:p>İstanbul(Avr.)(Küçükçekmece)</text:p>
          </table:table-cell>
          <table:table-cell office:value-type="string">
            <text:p>active</text:p>
          </table:table-cell>
          <table:table-cell office:value-type="string">
            <text:p>Detail-Aday</text:p>
          </table:table-cell>
          <table:table-cell office:value-type="string">
            <text:p>GENEL NİTELİKLER VE İŞ TANIMI Borusan Grubu Supsan şirketimizin Sefaköy lokasyonunda görevlendirilmek üzere “İnsan Kaynakları Uzmanı” arayışımız bulunmaktadır.Genel Nitelikler: Üniversitelerin ilgili bölümlerinden mezun (İşletme, İktisat, Çalışma Ekonomisi, İnsan Kaynakları vb) İnsan kaynakları alanında en az 3 yıl deneyimli, İş hukuku, yasal mevzuat konularına hakim, İşe alım, eğitim ve performans yönetimi konularında deneyim sahibi, MS Office programlarını etkin kullanabilen, İyi seviyede İngilizce bilen, Tercihen SAP HR modülünü bilen, İletişim becerileri güçlü, çözüm odaklı ve ekip çalışmasına yatkın.İş Tanımı: İşe alım sürecini yürütmek, Şirket içi eğitimleri planlamak, organize etmek ve raporlamak, Performans ve kariyer yönetimi süreçlerinde yer almak, Saha çalışanları için SAP üzerinde puantaj sürecini yürütmek, Disiplin süreçlerini yürütmek, Tüm organizasyonel değişiklikleri ve işten çıkış işlemlerini gerçekleştirmek, Resmi kurumlar ile yasal süreçleri yürütmek, İnsan kaynakları süreçlerini iyileştirmek ve sistem geliştirme çalışmalarına destek ol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Adecco</text:p>
          </table:table-cell>
          <table:table-cell office:value-type="string">
            <text:p>İnsan Kaynakları Uzmanı</text:p>
          </table:table-cell>
          <table:table-cell office:value-type="float" office:value="3535282">
            <text:p>3535282</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GENEL NİTELİKLER VE İŞ TANIMIAdecco Group dünyanın önde gelen İK çözümleri şirketidir. Geleceğin herkes için işe yarar çalışma olanakları ile geleceğine inanıyoruz ve her gün 3,5 milyondan fazla adaya ulaşarak kariyer olanakları sağlıyoruz. 60 ülkeden yetenekleri geliştiriyor ve buna uygun isle bir araya getiriyoruz. Bir Fortune Global 500 şirketi olarak, örneklerle liderlik ediyor, ekonomileri besliyor ve daha iyi toplumlar inşa eden ortak bir değer yaratıyoruz. Kapsayıcılık, girişimcilik ve ekip çalışması kültürümüz 34.000 çalışanımızı güçlendiriyor. Great Place to Work® -  Dünyanın En İyi İşverenleri sıralamasında en iyi işverenlerden biri olarak listelenmekten gurur duyuyoruz. Adecco Group AG'nin merkezi İsviçre Zürih'te bulunur ve SIX İsviçre Borsasında (ADEN) listelenir ve dokuz global lider marka tarafından desteklenir: Adecco, Adia, Badenoch + Clark, General Assembly, Lee Hecht Harrison, Modis, Pontoon, Spring Professional, and Hired.Danışmanlığını yapmakta olduğumuz “Enerji” sektöründe faaliyet gösteren, müşterimizde hizmet vermek üzere “İnsan Kaynakları Uzmanı” arıyoruz.ARANAN NİTELİKLER·         Üniversitelerinin 4 yıllık lisans bölümlerinden mezun (Tercihen İktisadi ve İdari Bilimler bölümleri)·         İngilizce yazılı sözlü iletişim kurabilen,·         Bordrolama ve İnsan Kaynakları alanında en az 2 yıl tecrübeli·         Askerlik görevini tamamlamış ( erkek adaylar için),·         Planlı ve dikkatli çalışma konusunda yetkin,·         Yazılı ve sözlü iletişim yeteneği kuvvetli, ·         MS Office programlarını etkin kullanabilen, Excel uygulamalarına iyi derecede hakim,·         Problem çözme, analitik düşünme ve araştırma- sorgulama yeteneğine sahip,·         Koordinasyon, iş takibi ve raporlama becerisi yüksek, sistematik, disiplinli ve düzenli olmak, geri bildirimi sağlamak,·         Çözüm bekleyen konuları ilgili sorumlulara yönlendirmek ve takip etmek.·         Diksiyonu düzgün, dinamik, prezantabl.İŞ TANIMI ·         Bordro-özlük-puantaj, ödeme, yasal bildirimler, resmi kurum ilişkilerinin ve tüm ik süreçlerinin yürütülmesini sağlamak,·         Yöneticisinin verdiği tüm işleri takip etmek, sonuçlandırmak , koordinasyonu sağlamak. Adecco, İşkur'un denetiminde 09.11.2022 tarihli 442 No'lu lisans sahibi özel istihdam bürosudu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İsotlar Grup</text:p>
          </table:table-cell>
          <table:table-cell office:value-type="string">
            <text:p>İnsan Kaynakları Uzmanı</text:p>
          </table:table-cell>
          <table:table-cell office:value-type="float" office:value="3602006">
            <text:p>3602006</text:p>
          </table:table-cell>
          <table:table-cell office:value-type="string">
            <text:p>Adana, İstanbul(Avr.), İstanbul(Asya)</text:p>
          </table:table-cell>
          <table:table-cell office:value-type="string">
            <text:p>active</text:p>
          </table:table-cell>
          <table:table-cell office:value-type="string">
            <text:p>Detail-Aday</text:p>
          </table:table-cell>
          <table:table-cell office:value-type="string">
            <text:p>GENEL NİTELİKLER VE İŞ TANIMI GENEL NİTELİKLER VE İŞ TANIMIOtomotiv sektöründe faaliyet gösteren şirketler grubumuzun İnsan Kaynakları departmanında  görevlendirilmek üzere aşağıdaki niteliklere sahip İnsan Kaynakları Uzmanı çalışma arkadaşları aramaktayız;Üniversitelerin ilgili fakülte ve bölümlerinden mezun,Bordro alanında en az 5 yıl deneyimli,İşe Alım Süreçleri, Eğitim ve Gelişim Planlama, Performans ve Yetenek Yönetimi konularında uygulama tecrübesine sahip,İş Kanunu ve yasal mevzuata hâkim,İletişim ve sunum becerileri güçlü, organizasyon, takip ve koordinasyon yeteneği gelişmiş, Microsoft Office Programlarını iyi düzeyde kullanabilen,İyi derecede excel bilgisine sahip,B Sınıfı ehliyeti olan ve aktif araç kullanabilen,Seyahat engeli bulunmayan,Erkek adaylar için askerlik hizmetini tamamlamış,Adana veya İstanbul Anadolu Yakasında  ikamet ede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Turizm</text:p>
          </table:table-cell>
          <table:table-cell table:number-columns-repeated="2" office:value-type="string">
            <text:p>Crowne Plaza İstanbul Old City</text:p>
          </table:table-cell>
          <table:table-cell office:value-type="string">
            <text:p>İnsan Kaynakları Uzmanı</text:p>
          </table:table-cell>
          <table:table-cell office:value-type="float" office:value="3609259">
            <text:p>3609259</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Faaliyet gösterdiği turizm sektöründe itibarı ve güvenilirliği ile tanınan Dorak Holding, kurumsal planlarını, stratejilerini ve hedeflerini sürdürülebilirlik temelinde yürütmektedir. Dorak Holding, ulusal ve uluslararası çapta yatırım ve işbirliğiyle Türkiye’nin tarihi, kültürel ve doğal güzelliklerini tüm dünyaya tanıtmak ve Türkiye’nin marka değerini yükseltmeyi kendine misyon edinmiştir.Dorak Holding’in bu misyonuna katkı sağlamak isteyen, kurumsal değerlerimize bağlı, aşağıda belirtilmiş niteliklere uygun Crowne Plaza İstanbul Old City Otelimizde görevlendirilmek üzere İnsan Kaynakları Uzmanı arayışımız bulunmaktadır.Ön lisans ya da Üniversitelerin ilgili bölümlerinden mezun,Bordro ve özlük işleri konusunda en az 2 yıl deneyimli,Bordro, İş Kanunu, SGK, İş Sağlığı ve Güvenliği mevzuatlarına hakim, MS Office programlarını etkin olarak kullanabilecek,Analitik düşünce yapısına ve yetkinliğine sahip,İş takibi ve raporlama becerileri gelişmiş,İletişim ve organizasyon becerisi kuvvetli,takım çalışmasına yatkın,Sonuç ve çözüm odaklı,Çalışanların yasal mevzuat ve şirket uygulamalarından doğan her türlü süreçlerinin yürütebilecek, Mülakat sürecinde rol alabileccek,Karakol bildirimlerini yürütebilecek,Resmi mevzuatlara uygun olarak bordro ve tahakkuk işlemlerini doğru ve zamanında hazırlayabilecek, kontrolü ve takibini gerçekleştirebilecek,Çalışan ve organizasyon bilgilerini zamanında güncelleyebilecek ve çalışan dosyalarının oluşturarak güncelliğinin sağlayabilecek,LOGO ve BORDRO PLUS programını aktif şekilde kullanabilenİnsan Kaynakları Uzmanı arayışımız mevcuttu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Danışmanlık, İnsan Kaynakları Danışmanlığı</text:p>
          </table:table-cell>
          <table:table-cell table:number-columns-repeated="2" office:value-type="string">
            <text:p>GI GROUP AND WYSER TURKEY SEÇME VE YERLEŞTİRME A.Ş.</text:p>
          </table:table-cell>
          <table:table-cell office:value-type="string">
            <text:p>İnsan Kaynakları Uzmanı</text:p>
          </table:table-cell>
          <table:table-cell office:value-type="float" office:value="3610502">
            <text:p>3610502</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Gi Group, iş gücü piyasasının gelişimi için hizmet veren, dünyanın önde gelen şirketlerinden biridir. Hizmet verdiği konumlarda, dönemsel ve sürekli iş ilişkileri, seçme ve yerleştirme, insan kaynakları danışmanlığı, eğitim ve birçok ilgili tamamlayıcı alanlarda faaliyet göstermektedir.Danışmanlığını yapmakta olduğumuz gayrimenkul sektöründe faaliyet gösteren firmamızın İstanbul / Maslak lokasyonunda  bulunan merkezi için ‘‘ İnsan Kaynakları Uzmanı  ’’ arayışımız mevcuttur.   GENEL NİTELİKLERİnsan kaynaklarının işe alım , eğitim, bordro alanlarında sorumluluk alabilecek,Takım çalışmasına yatkın, Çok iyi derecede ingilizce bilen, Yetkinlik bazlı mülakat süreçlerine hakim,Problem çözme ve karar verme becerileri güçlü,Çok kültürlü bir ortamda çalışmaya uyum sağlayabilecek,İŞ TANIMIİşe alım planlarının oluşturulması ve raporlanması,Çeşitli portallarda iş ilanlarının oluşturulması,Yetkinlik bazlı mülakatların yapılması,Performans değerlendirme,personel alımı, eğitim ve gelişme vb. süreçler için stratejiler geliştirebilecek,Bordro süreçlerinde aktif rol alacak, GI GROUP AND WYSER SEARCH AND SELECTION A.Ş. Türkiye İş Kurumu'nun 29.12.2020 tarihli 7511096 sayılı karara göre lisans sahibi özel istihdam bürosudu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Plastik ve Ürünleri</text:p>
          </table:table-cell>
          <table:table-cell table:number-columns-repeated="2" office:value-type="string">
            <text:p>RULOPAK HİJYEN SİSTEMLERİ SAN.VE TİC. LTD. ŞTİ.</text:p>
          </table:table-cell>
          <table:table-cell office:value-type="string">
            <text:p>İnsan Kaynakları Uzmanı</text:p>
          </table:table-cell>
          <table:table-cell office:value-type="float" office:value="3605786">
            <text:p>3605786</text:p>
          </table:table-cell>
          <table:table-cell office:value-type="string">
            <text:p>İstanbul(Avr.)(Büyükçekmece, Beylikdüzü, Esenyurt)</text:p>
          </table:table-cell>
          <table:table-cell office:value-type="string">
            <text:p>active</text:p>
          </table:table-cell>
          <table:table-cell office:value-type="string">
            <text:p>Detail-Aday</text:p>
          </table:table-cell>
          <table:table-cell office:value-type="string">
            <text:p>GENEL NİTELİKLER VE İŞ TANIMI Üniversitelerin İktisadi İdari Bilimler Fakültesi bölümleri, Çalışma Ekonomisi, İşletme vb. Bölümlerinden mezun,Mavi Yaka ve Beyaz Yaka tüm İşe Alım süreçlerini baştan sona yönetmek,Oryantasyon eğitimi olmak üzere tüm eğitim programlarını takip etmek, organizasyonlarını düzenlemek, kayıtlarını gerçekleştirmek, değerlendirme süreçlerini zamanında tamamlamak ve raporlamakSektördeki ve organizasyondaki gelişmeler ve ihtiyaçlara yönelik eğitim ve geliştirme ihtiyaçlarını belirlemek, süreci yürütmek ve takibini yapmak,Stratejik insan kaynakları politikaları kapsamında organizasyonel gelişim projelerini tasarlamak ve hayata geçirmek,Değişim yönetimi çalışmaları doğrultusunda; iş analizi, görev tanımı, iş süreçleri tasarımı ve re-organizasyon çalışmalarını hazırlamak,Verimlilik ve etkinliği arttıracak süreçlerin yeniden yapılandırılması ve iyileştirilmesi çalışmalarını yürütmek,Organizasyon şemalarının güncel olmasını sağlamak, yeni eklenen roller için raporlama hiyerarşisini belirlemek,Her yıl düzenli olarak gerçekleştirilen Performans süreçlerini takip etmek, raporlamak ve sonraki süreç aksiyonlarını gerçekleştirmek,Kariyer Yönetimi süreçlerinin geliştirilmesi, uygulanması, takibi ve raporlamasında aktif rol almak,Performans yönetimi, kariyer yönetimi ve öğrenme gelişim faaliyetleri kapsamındaki tüm dijital insan kaynakları projelerini yürütmek,Çalışan bağlılığı ve çalışan deneyimi süreçlerinin geliştirilmesi ve uygulanmasında rol almak,Çalışan Memnuniyeti anketlerini düzenlemek, şikayet ve öneri süreçlerini yürütmek,Sosyal sorumluluk projelerinde rol almak, şirket motivasyon organizasyonlarını  düzenlemek ve duyurularını gerçekleştirmek,Global ve sektördeki en iyi uygulamaları yakından takip etmek ve sorumluluğu kapsamındaki süreçleri yenilikçi bakış açısı ile uygulamak,Öneri sistemi, takdir ve ödüllendirme sistemi vs. gibi İK sistemleri konusunda, yeni sistemler kurmak,Aranan NiteliklerÜniversitelerin ilgili bölümlerinden mezun, İşe Alım, Performans, Eğitim, Kariyer Yönetimi ve Yetenek Yönetimi gibi süreçlerde min. 3 yıl deneyim sahibi,4857 ve 5510 sayılı İş Kanunu ve uygulamaları hakkında bilgi sahibi,Tercihen PDKS,Uyumsoft sistemini kullanmış, Microsoft Office programlarına ve İleri derecede Excel bilgisine sahip,İş takibi konusunda dikkatli, sonuç odaklı, düzenli, hızlı ve titiz,Analiz, raporlama ve sunum becerileri ile analitik düşünme ve takım çalışması konularında başarılı,Yoğun çalışma temposuna adapte olabilecek, İyi derecede İngilizce bilgisi olan,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İlaç Sanayi</text:p>
          </table:table-cell>
          <table:table-cell table:number-columns-repeated="2" office:value-type="string">
            <text:p>SANTA FARMA İLAÇ SAN.A.Ş.</text:p>
          </table:table-cell>
          <table:table-cell office:value-type="string">
            <text:p>İnsan Kaynakları Uzmanı</text:p>
          </table:table-cell>
          <table:table-cell office:value-type="float" office:value="3600969">
            <text:p>3600969</text:p>
          </table:table-cell>
          <table:table-cell office:value-type="string">
            <text:p>Kocaeli(Dilovası)</text:p>
          </table:table-cell>
          <table:table-cell office:value-type="string">
            <text:p>active</text:p>
          </table:table-cell>
          <table:table-cell office:value-type="string">
            <text:p>Detail-Aday</text:p>
          </table:table-cell>
          <table:table-cell office:value-type="string">
            <text:p>GENEL NİTELİKLER VE İŞ TANIMI Üniversitelerin ilgili bölümlerinden mezun,İnsan Kaynakları İşe Alım alanında en az 3 yıl deneyimli,Tercihen ilaç veya benzer sektörlerde deneyimi olan,İyi derecede İngilizce dil bilgisine sahip,Planlama, organizasyon becerileri gelişmiş,İnsan ilişkileri ve iletişimi güçlü,Analitik ve problem çözme becerisi gelişmiş,Takım çalışmasına yatkın,MS Office programlarını bilen,İŞ TANIMIİşe alım süreçlerini yürütmek,İlgili süreçlerde raporlamalara destek ol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 Alüminyum, Otomotiv, Konaklama ve Otelcilik, Holding / Şirketler Grubu</text:p>
          </table:table-cell>
          <table:table-cell table:number-columns-repeated="2" office:value-type="string">
            <text:p>CAN METAL ENJEKSİYON DÖKÜM SANAYİ TİC. A.Ş</text:p>
          </table:table-cell>
          <table:table-cell office:value-type="string">
            <text:p>İnsan Kaynakları Uzmanı</text:p>
          </table:table-cell>
          <table:table-cell office:value-type="float" office:value="3608755">
            <text:p>3608755</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Yeşilova Holding Grup Şirketlerinden Can Metal' de "İnsan Kaynakları Uzmanı" olarak görevlendirilmek üzere aşağıdaki niteliklerde takım arkadaşı arıyoruz.Üniversitelerin, ilgili bölümlerinden mezun, (İktisadi ve İdari Bilimler, Psikoloji, Sosyoloji, Endüstri Mühendisliği, v.s.)İnsan Kaynakları alanında en az 2 yıl tecrübeli, (Tercihen endüstriyel alanda tecrübe sahibi)İyi seviyede İngilizce bilen,MS Office uygulamalarına hakim,İletişim yeteneği güçlü, organizasyon yeteneğine sahip,Sorumluluk ve inisiyatif alabilen,Planlama ve organizasyon becerileri güçlü,İŞ TANIMISeçme ve yerleştirme süreçlerinin yürütülmesi,Puantaj sürecine destek olunması,Performans değerlendirme sisteminin yürütülmesi,Eğitim ve gelişim faaliyetlerinin takibinin yapılması,Özlük sürecinin yürütülmesi ve güncelliğinin takibi,Çalışan memnuniyeti, öneri &amp; ödül sistemi süreçlerinin takibiİdari işler süreçlerine destek olun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Kormas Elektrikli Motor Sanayi ve Ticaret A.Ş</text:p>
          </table:table-cell>
          <table:table-cell office:value-type="string">
            <text:p>İnsan Kaynakları Uzmanı</text:p>
          </table:table-cell>
          <table:table-cell office:value-type="float" office:value="3612707">
            <text:p>3612707</text:p>
          </table:table-cell>
          <table:table-cell office:value-type="string">
            <text:p>Kocaeli(Darıca, Gebze), İstanbul(Asya)</text:p>
          </table:table-cell>
          <table:table-cell office:value-type="string">
            <text:p>active</text:p>
          </table:table-cell>
          <table:table-cell office:value-type="string">
            <text:p>Detail-Aday</text:p>
          </table:table-cell>
          <table:table-cell office:value-type="string">
            <text:p>GENEL NİTELİKLER VE İŞ TANIMI Biz kimiz?Temelleri 1996 yılında atılan KORMAS, serüvenini dünya çapında global bir marka olma yolunda sürdürüyor. Kalite ve inovasyonda öncü bir mühendislik şirketi olarak “hareketin olduğu her yerde mottomuz”  ile çıktığımız bu yolculuğumuzda sürdürülebilir bir yaşam için güvenilir ve yenilikçi ürünler geliştirerek bugün, 23.000 m² Fabrika ve 300’ü aşkın çalışan ile hizmet veriyoruz. Onlarca bayimizin yanı sıra sürdürülebilir yaşam, DC motor ve ısıtma sistemleri denince akla gelen ilk marka olma kararlılığı ile büyüyoruz.Neden biz?Çeyrek asrı aşkın tecrübemiz ile kurulduğumuz günden bugüne, hep en yeni ve en iyiyi yapmayı hedefliyoruz. Çalışma ortamımızda birbirimize destek oluyor, ortak aklın ve AİLE olmanın gücüne inanıyoruz.Her geçen gün büyüyen ailemize yaratıcı, yenilikçi, heyecanı yüksek, takım çalışmasını seven arkadaşlar katmak istiyoruz. Eşsiz tecrübemiz ve birikimimiz ile misyonumuzu benimseyen, vizyonumuzu paylaşan, değerlerimizi kendi değerleri ile örtüştüren geleceğin KORMASLILARI ile tanışma heyecanı içindeyiz.Seni neler bekliyor?Eğitim ve gelişim fırsatları İlham veren liderlik Sosyal Destek Ödemeleri Sağlık Sigortası Genel Nitelikler ·       Üniversitelerin ilgili bölümlerinden mezun (MYO veya Lisans),·       Personel özlük işleri, SGK yasal süreçleriyle birlikte, personel takip ve bordro uygulamalarında en az 6 yıl tecrübeli,·       SAP HR Modülünü kullanabilen,·       Yan hakların hesaplanması ve tahakkuku süreçlerinde aktif rol alacak,·       Muhtasar/Beyanname bildirimi ve yasal mevzuat kısmında tecrübe sahibi,·       Güncel ve arşiv personel özlük dosya düzenini sağlayabilecek.·       İşe giriş, İşten Çıkış işlemlerini prosedür kapsamında takip edebilecek,·       Yıllık, günlük izinleri takip edip, arşivleyebilecek·       SGK, Çalışma Bakanlığı, İşkur vb kurumlara yapılan yasal bildirimler ve teşvikler konularına hakim,·       SGK teşvik süreçlerinin (6111, 5746, 17103 / 27103) takibi ve eksiksiz şekilde yürütmek,·       Personel devam kontrol sistemini (PDKS) kullanabilecek,·       Dikkatli, pratik ve çözüm odaklı çalışabilecek, ·       MS Office-Excel programlarını iyi derecede kullanabilen,·       Tercihen üretim alanında tecrübeli,·       Yoğun çalışma temposuna ayak uydurabilecek,·       Planlama ve organizasyon yeteneğine sahip, ekip çalışmasına yatkın,·       İstanbul Anadolu Yakası, Kocaeli-Gebze-Darıca-Çayırova-Körfez bölgelerinde ikamet eden. </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Mobilya &amp; Aksesuar</text:p>
          </table:table-cell>
          <table:table-cell table:number-columns-repeated="2" office:value-type="string">
            <text:p>Doğanlar Mobilya Grubu imalat San.ve Tic. A.Ş</text:p>
          </table:table-cell>
          <table:table-cell office:value-type="string">
            <text:p>İnsan Kaynakları Uzmanı</text:p>
          </table:table-cell>
          <table:table-cell office:value-type="float" office:value="3572687">
            <text:p>3572687</text:p>
          </table:table-cell>
          <table:table-cell office:value-type="string">
            <text:p>İstanbul(Asya)(Maltepe)</text:p>
          </table:table-cell>
          <table:table-cell office:value-type="string">
            <text:p>active</text:p>
          </table:table-cell>
          <table:table-cell office:value-type="string">
            <text:p>Detail-Aday</text:p>
          </table:table-cell>
          <table:table-cell office:value-type="string">
            <text:p>GENEL NİTELİKLER VE İŞ TANIMI Genel NiteliklerÜniversitelerin tercihen İktisat, İşletme, Çalışma Ekonomisi ve Endüstri İlişkileri, Psikoloji, Sosyoloji vb. bölümlerinden mezun,İşe alım süreçlerinde en az 4 yıl deneyimli, Tercihen mağazacılık ve perakende sektöründe işe alım, organizasyon ve SGK süreçlerinde tecrübe sahibi,MS Office uygulamalarına hâkim, ileri derece excel bilgisine sahip,Etkin iletişim becerilerine sahip, Analitik düşünce becerisine sahip, Pozitif, güler yüzlü, yüksek enerjiye sahip, Problem çözme ve iletişim becerileri gelişmiş, Seyahat engeli bulunmayan, Erkek adaylar için askerlik hizmetini tamamlamış.İş TanımıMağazalarının işe alım süreçlerinden sorumludur. Perakende sektörünü analiz edip, bu doğrultuda iş gücünün doğru şekilde geliştirilip, yönlendirilmesinden sorumludur.Mağazaların organizasyon süreçlerini gerçekleştirerek gerekli raporlamaları yapar.Sorumluluk alanındaki çalışanların motivasyonunu artıracak projeler geliştirir.Çalışan ilişkileri ve iç iletişime yönelik yapılan tüm aktivitelerde etkin rol alır.İş Kanunu ve SGK işleyişi gereği çalışanların fesih süreçlerinde etkin görev alır.Düzenli olarak mağaza ziyaretlerinin gerçekleştirir ve periyodik olarak raporlama yapa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MTN Kalıp San.Ltd.Şti.</text:p>
          </table:table-cell>
          <table:table-cell office:value-type="string">
            <text:p>İnsan Kaynakları Uzmanı</text:p>
          </table:table-cell>
          <table:table-cell office:value-type="float" office:value="3541371">
            <text:p>3541371</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Üniversitelerin ilgili bölümlerinden mezun,Personel seçme ve yerleştirme, puantaj  ve bordrolama konularında  deneyimli,Tercihen ERP ve Mikro programlarını  aktif olarak kullanabilen,Eğitim süreçleri,  Performans Değerlendirme, Kariyer Gelişim, Yetenek Yönetimi ve Motivasyon süreçlerinde tecrübeli,Güvenlik, temizlik, servis gibi hizmetlerin takibi yapabilecek,Çalışma arkadaşları aramaktayız.</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İnşaat, Asansör</text:p>
          </table:table-cell>
          <table:table-cell table:number-columns-repeated="2" office:value-type="string">
            <text:p>Hyundai Elevator Asansör ve Servis San. Tic. A.Ş.</text:p>
          </table:table-cell>
          <table:table-cell office:value-type="string">
            <text:p>İnsan Kaynakları Uzmanı</text:p>
          </table:table-cell>
          <table:table-cell office:value-type="float" office:value="3612775">
            <text:p>3612775</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QUALIFICATIONS AND JOB DESCRIPTION QUALIFICATIONSHyundai Elevator, operating since 1984, in 65 countries, is one of the most powerful players in the global arena with its industry steering solutions, total production over 100.00 units and esteemed signature on many renowned projects.As Korea’s largest and one of the world’s most reputable holdings, Hyundai protects its brand value and credibility meticulously wherever it operates. We, as Hyundai Elevator Turkey, carry the honourable responsibility of introducing this widely-acclaimed brand to our country with great pride since early 2010. We follow the well-earned global success of Hyundai Elevator derived from hard work and excellent references with our constantly expanding market share, absolute customer satisfaction and impeccable service quality. What makes us the first choice of many major and prestigious projects is the deep respect we have for our business as well as our genuine care for human life and environmental safety.The driving force that made us a major player in the global elevators and escalators industry is our care for people. We owe our innovative attitude, pioneering technologies, continuous success and responsible approach to securely carry life to the personal values and merits of each member of the Hyundai Elevator family. Their deep faith in our corporate culture and strong dedication to our vision are what elevates us to the top.As Hyundai Elevator, we operate on the power of being a family. We move together and improve together.We have an opportunity for an experienced and qualified Human Resources Assistant Specialist to be considered for this role with the following qualifications:Bachelor’s degree from a reputable university and a related discipline,At least 1-2 years of experience in diverse HR processes, especially in recruitment in global organizations,Excellent written and spoken communication skills in English,Good command of MS Office programs,Strong analytical ability and eagerness to learn,High sense of responsibility and ability to work with critical timelines,Multitasking ability in a high-stress environment,Strong interpersonal skills, emotional maturity and self-motivation,Good team player and coherent personality,Excellent communication skills.JOB DESCRIPTIONConducting the recruitment and onboarding processes,Managing payroll process with the consulting company while preparing related data and reports,Taking an active role in termination process and disciplinary actions,Preparing HR entity reports and following the deviations in the reports and taking action accordingly,Providing the initial support and additional follow-up to employees for all HR related inquires,Taking part in all HR processes within the HR function.</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Telekomünikasyon</text:p>
          </table:table-cell>
          <table:table-cell table:number-columns-repeated="2" office:value-type="string">
            <text:p>Kuzey Kıbrıs Turkcell</text:p>
          </table:table-cell>
          <table:table-cell office:value-type="string">
            <text:p>İnsan Kaynakları Uzmanı</text:p>
          </table:table-cell>
          <table:table-cell office:value-type="float" office:value="3612555">
            <text:p>3612555</text:p>
          </table:table-cell>
          <table:table-cell office:value-type="string">
            <text:p>Kuzey Kıbrıs T.C, Lefkoşa</text:p>
          </table:table-cell>
          <table:table-cell office:value-type="string">
            <text:p>active</text:p>
          </table:table-cell>
          <table:table-cell office:value-type="string">
            <text:p>Detail-Aday</text:p>
          </table:table-cell>
          <table:table-cell office:value-type="string">
            <text:p>GENEL NİTELİKLER VE İŞ TANIMI Genel NiteliklerÜniversite mezunu, İnsan Kaynakları alanında en az 2 yıl tecrübeli, İç müşteri yönetimi konusunda deneyimli, Analitik düşünen, detaylara önem veren, sonuç odaklı, iletişim ve temsil yeteneği güçlü,Ekip çalışmasına ve iş birliğine yatkın, MS Office (Word, Excel, Powerpoint,) programlarını ileri seviyede kullanabilen,İyi derecede İngilizce bilen, KKTC’de ikamet eden. İş Tanımıİnsan Kaynakları süreçlerini (ücret &amp; yan haklar, eğitim, işe alım, performans, kariyer ve yetenek yönetimi) yönetmek,Çalışanların ve yöneticilerin ihtiyaçlarını anlamak, analiz etmek, ihtiyaca özel İnsan Kaynakları çözümleri ve projeleri geliştirmek,İK sistemlerinin şirket içinde uygulanmasını sağlamak ve bilinirliğini arttırmak,Çalışanın bağlılığını, memnuniyetini ve iş performansını arttırmak üzere gerekli aksiyonları planlamak hayata geçirilmesini sağlamak,Turkcell Bayileri Direktörleri ile çalışanları ile ilişkileri yönetmek.</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table:table-cell table:number-columns-repeated="2" office:value-type="string">
            <text:p>MAXCOME ELEKTRONİK TİCARET ANONİM ŞİRKETİ</text:p>
          </table:table-cell>
          <table:table-cell office:value-type="string">
            <text:p>İnsan Kaynakları Uzmanı</text:p>
          </table:table-cell>
          <table:table-cell office:value-type="float" office:value="3594677">
            <text:p>3594677</text:p>
          </table:table-cell>
          <table:table-cell office:value-type="string">
            <text:p>İstanbul(Asya)(Sancaktepe)</text:p>
          </table:table-cell>
          <table:table-cell office:value-type="string">
            <text:p>active</text:p>
          </table:table-cell>
          <table:table-cell office:value-type="string">
            <text:p>Detail-Aday</text:p>
          </table:table-cell>
          <table:table-cell office:value-type="string">
            <text:p>GENEL NİTELİKLER VE İŞ TANIMI Telefon üretimi yapan firmamızın, Sancaktepe ’deki üretim yerinde fabrikamızda görevlendirilmek üzere aşağıda belirtilen özelliklere sahip "İnsan Kaynakları Uzmanı" aramaktayız.Genel NiteliklerÜniversitelerin lisans veya ön lisans ilgili bölümlerinden mezun, Üretim şirketlerinde, operasyonel insan kaynakları süreçlerinde deneyimli,Personel özlük işleri, bordrolama, puantaj konularında en az 2 yıl deneyimli, İş Kanunu, SGK, İSG ve İş-Kur uygulamalarını bilen,MS Office programlarını etkin kullanabilen,PDKS programlarına hakim,Yazılı ve sözlü iletişim yeteneği, analitik yönü, organizasyon, planlama, takip ve raporlama yönü kuvvetli, Takım çalışmasına yatkın, Etkili iletişim kurabilen ve pozitif.İş TanımıGörev almış olduğu fabrikada İnsan Kaynakları süreçlerinin yönetimi,Şirket ihtiyacı doğrultusunda işe alımların yapılması,Personel özlük dosyalarının prosedüre uygun olarak düzenlenmesi ve takibi,Ücret, izin, fazla mesai, yan haklar ile ilgili tüm çalışmaların sürdürülmesi ve takibinin yapılması,PDKS sistemi üzerinden, puantaj, kontrol, raporlama ve aktarımların yapılması,SGK işe giriş - çıkış işlemlerinin yapılması,İş göremezlik raporları ve iş kaza bildirimlerinin gerçekleştirilmes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Gıda</text:p>
          </table:table-cell>
          <table:table-cell table:number-columns-repeated="2" office:value-type="string">
            <text:p>KIRCALI UNLU MAMÜLLER GIDA SANAYİ VE TİCARET LİMİTED ŞİRKETİ</text:p>
          </table:table-cell>
          <table:table-cell office:value-type="string">
            <text:p>İnsan Kaynakları Uzmanı</text:p>
          </table:table-cell>
          <table:table-cell office:value-type="float" office:value="3586471">
            <text:p>3586471</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Unlu mamüller alanında üretim, toptan ve perakende satış yapan Çekmeköy'deki şirketimizde “İnsan Kaynakları Uzmanı” olarak çalışmak üzere dinamik, pozitif, öğrenmeye ve gelişime açık takım arkadaşı aramaktayız.Aranan özellikler:Üniversitelerin ilgili bölümlerinden mezunAlanında en az 5 yıl tecrübeliSeçme ve Yerleştirme, Ücretlendirme, Performans Yönetimi, Çalışan İlişkileri, Eğitim ve Gelişim, Kariyer Yönetimi alanlarında deneyimliİş kanunu ve SGK mevzuatı hakkında bilgi sahibiPersonel eğitim ve gelişim süreçlerinin takibi ve yönetimi hakkında bilgi sahibiOrganizasyon becerileri gelişmiş, ekip çalışmasına yatkın, sözlü ve yazılı iletişim becerileri güçlüMS Office programlarına hâkimTercihen gıda sektöründe çalışmışİşin Tanımı:Firma bünyesinde çalıştırılacak iş gücü ihtiyacına yönelik ağırlıklı mavi yaka işe alım süreçlerinin gerçekleştirilmesiİnsan kaynakları politika, prosedür ve süreçlerinin iş alanında etkin olarak hayata geçirilmesiOryantasyon, eğitim ve gelişim süreçlerinin takibi ve yönetimiİnsan Kaynakları strateji ve politikalarının oluşturulup, yürütülmesinin sağlanmasıÜcret yönetimi, seçme ve yerleştirme, eğitim planlama, performans değerlendirme ve yetenek yönetimi olmak üzere, tüm insan kaynakları süreçlerinin yönetilmesi ve geliştirilmes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A Sınıfı İş Güvenliği Uzmanı</text:p>
          </table:table-cell>
          <table:table-cell office:value-type="float" office:value="2229243">
            <text:p>2229243</text:p>
          </table:table-cell>
          <table:table-cell office:value-type="string">
            <text:p>İstanbul(Avr.)(Avcılar, Bakırköy, Bayrampaşa, Bağcılar, Bahçelievler, Beylikdüzü, Başakşehir, Esenyurt)</text:p>
          </table:table-cell>
          <table:table-cell office:value-type="string">
            <text:p>active</text:p>
          </table:table-cell>
          <table:table-cell office:value-type="string">
            <text:p>Detail-Aday</text:p>
          </table:table-cell>
          <table:table-cell office:value-type="string">
            <text:p>GENEL NİTELİKLER VE İŞ TANIMI ORTAK SAĞLIK GÜVENLİK BİRİMİ BÜNYEMİZDE, İSTANBUL AVRUPA YAKASINDA İKAMET EDEN, TAM ZAMANLI,  AKTİF ARAÇ KULLANABİLEN, BAYAN A SINIFI İŞ GÜVENLİĞİ UZMANI ARAMAKTAYIZ. FİRMAMIZ AVRUPA YAKASI İKİTELLİDEDİR. </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Matbaacılık</text:p>
          </table:table-cell>
          <table:table-cell table:number-columns-repeated="2" office:value-type="string">
            <text:p>Elma Basım Yayın ve İlet. Hiz.San. Tic.Ltd. Şti.</text:p>
          </table:table-cell>
          <table:table-cell office:value-type="string">
            <text:p>İhracat Operasyon Sorumlusu</text:p>
          </table:table-cell>
          <table:table-cell office:value-type="float" office:value="3605359">
            <text:p>3605359</text:p>
          </table:table-cell>
          <table:table-cell office:value-type="string">
            <text:p>İstanbul(Avr.)(Küçükçekmece)</text:p>
          </table:table-cell>
          <table:table-cell office:value-type="string">
            <text:p>active</text:p>
          </table:table-cell>
          <table:table-cell office:value-type="string">
            <text:p>Detail-Aday</text:p>
          </table:table-cell>
          <table:table-cell office:value-type="string">
            <text:p>GENEL NİTELİKLER VE İŞ TANIMI Sefaköy’de ki veya Yüzyıl Matbaacılar Sitesindeki tesislerimizde istihdam edilmek üzereGENEL NİTELİKLER VE İŞ TANIMIÖzelliklerPlanlama ve organizasyon becerisi sergilemek,Dış ticaret süreçlerine hakim olmak,İşbirliği ve ekip çalışmasına yatkınlık göstermek,İş ve zaman yönetimini gerçekleştirebilmek,Yazılı ve sözlü iletişim kanallarını etkin şekilde kullanabilmek,İyi derecede İngilizce bilgisine sahip olmak,Erkek adaylar için, askeri yükümlülüğü bulunmamak Genel sorumluluklarGümrük ve nakliye işlemlerinin organizasyonunu sağlamak,İhracat operasyonları ile ilgili belgeleri hazırlamak ve takibini yapmak,Akreditifli işlemlerin takibini yürütmek,Ödemeler hakkında finans ve muhasebe departmanlarını bilgilendirmek,Gönderi ve dokümantasyon hakkında müşteri veya firmayı bilgilendirmek,İhraç ürünlerinin karşı firmaya zamanında ve uygun şekilde teslimini gerçekleştirmek,İlgili tüm departmanlar arasında koordinasyon ve bilgi akışını sağlamak,Dış ticaret yasa ve yönetmeliklerini takip etmek,Lojistik masraflarını incelemek ve maliyetlerinin düşürülmesi için çalışmalar yürütmek,Gerçekleşen tüm ihracat operasyonlarının dosyalarını oluşturmak ve arşivlemek,Operasyonların düzenli raporlarını oluşturmak ve üst yönetime sun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Elektrik &amp; Elektronik, Elektronik Güvenlik Sistemleri</text:p>
          </table:table-cell>
          <table:table-cell table:number-columns-repeated="2" office:value-type="string">
            <text:p>PERKOTEK TEKNOLOJİ DIŞ TİCARET ANONİM ŞİRKETİ</text:p>
          </table:table-cell>
          <table:table-cell office:value-type="string">
            <text:p>Aktif Satış Müdürü</text:p>
          </table:table-cell>
          <table:table-cell office:value-type="float" office:value="3613327">
            <text:p>3613327</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İŞİN TANIMIParmak izi okuma sistemi, yüz tanıma sistemi ve kartlı geçiş kontrol sistemleri başta olmak üzere Turnike li geçiş sistemleri, otopark bariyer sistemleri, Mağaza ürün koruma sistemleri, güvenlik sistemleri, metal üst arama dedektörleri gibi ithalatını yaptığımız ürünlerin teknik eğitimini aldıktan sonra sahada aktif satışını yapabilecek tecrübeli  satış müdürleri aramaktayız.Satış görüşmeleri tarafımızca verilebileceği gibi, kendisi de müşteri ziyaretleri ile yeni potansiyel müşteriler bulacak, tecrübeli  uzmanların başvurularını beklemekteyiz.GENEL NİTELİKLERÜniversitelerin Bilgisayar, Elektrik, Elektronik, Teknikerliği bölümlerinden mezun,Elektronik güvenlik sistemleri satışında deneyimli,İstanbul Avrupa yakasında ikamet eden,MS Office programlarına hakim,Aktif sürücülüğü ve SRC Belgeleri olan,Erkek adaylar için askerlik görevini tamamlamış,Etkin yazılı ve sözlü iletişim becerilerine sahip, ikna kabiliyeti yüksek,Seyahat engeli olmayan,Takım başarısı bilinci ile çalışan, öğrenmeye açı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Elektrik &amp; Elektronik, Elektronik Güvenlik Sistemleri</text:p>
          </table:table-cell>
          <table:table-cell table:number-columns-repeated="2" office:value-type="string">
            <text:p>PERKOTEK TEKNOLOJİ DIŞ TİCARET ANONİM ŞİRKETİ</text:p>
          </table:table-cell>
          <table:table-cell office:value-type="string">
            <text:p>Temizlik Görevlisi</text:p>
          </table:table-cell>
          <table:table-cell office:value-type="float" office:value="3608833">
            <text:p>3608833</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Bağcılar Mahmutbeydeki işyerimizin zemin, wc ve genel temizliğini yapacak temizlik personeli alınacaktır.- Erkek adaylar için Askerliğini yapmış  - En az 2 yıl temizlik personeli tecrübesi ola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Raporlama Uzman Yardımcısı</text:p>
          </table:table-cell>
          <table:table-cell office:value-type="float" office:value="3471599">
            <text:p>3471599</text:p>
          </table:table-cell>
          <table:table-cell office:value-type="string">
            <text:p>İstanbul(Avr.)(Eyüp)</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 için yetiştirilmek üzere "Planlama ve Raporlama Uzman Yardımcısı" aramaktayız.Genel Nitelikler:Üniversitelerin ilgili bölümlerinde (İşletme, Finans, Ekonometri, İstatistik, Matematik, Endüstri Mühendisliği vb.) eğitim görmeye devam eden veya mezun,Microsoft Office programlarına (Özellikle Excel, Powerpoint) aktif kullanabilen,Sayısal analiz yeteneği gelişmiş, problem çözmede başarılı,Tercihen İyi derecede İngilizce bilgisine sahip,Hedef ve sonuç odaklı, iş takibi ve sonuçlandırılması konusunda başarılı,Zaman yönetimi ve iletişim becerileri güçlü,Dinamik, titiz, disiplinli ve dikkatli çalışabilen, gizlilik ilkesini benimsemiş, güvenilir.İş Tanımı:Çeyrek dönemlerde satış raporları ve performans değerlendirme raporlarında görev alınması,Raporlama alt yapısının oluşturulmasında aktif görev alınması,Raporlama sisteminin takibine destek olunması,Verilerin hatasızlığından ve güncelliğinden emin olmak,Yönetim raporlarının doğru, eksiksiz ve zamanında hazırlanması için destek olun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REMET METAL SANAYİ VE TİCARET LİMİTED ŞİRKETİ</text:p>
          </table:table-cell>
          <table:table-cell office:value-type="string">
            <text:p>Muhasebe Uzmanı</text:p>
          </table:table-cell>
          <table:table-cell office:value-type="float" office:value="3586102">
            <text:p>3586102</text:p>
          </table:table-cell>
          <table:table-cell office:value-type="string">
            <text:p>İstanbul(Avr.), Sakarya(Hendek)</text:p>
          </table:table-cell>
          <table:table-cell office:value-type="string">
            <text:p>active</text:p>
          </table:table-cell>
          <table:table-cell office:value-type="string">
            <text:p>Detail-Aday</text:p>
          </table:table-cell>
          <table:table-cell office:value-type="string">
            <text:p>GENEL NİTELİKLER VE İŞ TANIMI 2.Organize Sanayi Bölgesi Hendek/SAKARYA' da  bulunan fabrikamıza veİstanbul Merkez ofisimizde çalışmak üzere Muhasebe Uzmanı alınacaktır.Üniversitelerin ilgili bölümlerinden mezunMuhasebe alanında en az 5 yıl tecrübe sahibiTercihen SMMM veya bu alanda kendini geliştirmek isteyenMikro programı tecrübesi olanMS Office programlarını iyi seviyede kullanabilenTercihen KDV iade süreci hakkında deneyim sahibiTercihen Üretim işletmelerinde görev almış, üretim ve maliyet süreçlerini bilenTercihen İthalat ve İhracat süreçleri hakkında bilgi sahibi olanB sınıfı Ehliyet sahibiAktif araç kullanabil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Elektrik &amp; Elektronik, Elektronik Güvenlik Sistemleri</text:p>
          </table:table-cell>
          <table:table-cell table:number-columns-repeated="2" office:value-type="string">
            <text:p>PERKOTEK TEKNOLOJİ DIŞ TİCARET ANONİM ŞİRKETİ</text:p>
          </table:table-cell>
          <table:table-cell office:value-type="string">
            <text:p>Yazılım Destek Uzmanı</text:p>
          </table:table-cell>
          <table:table-cell office:value-type="float" office:value="3610710">
            <text:p>3610710</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İş TanımıParmak izi okuyucu yahut Yüz tanıma sistemleri ile entegreli çalışan ; Personel takip (PDKS), Geçiş kontrol,  vb. yazılımların tarafımızdan eğitimini aldıktan sonra, müşteri kurulumlarının yapılması, arıza durumunda telefonla destek verilmesi ve yeterli olmazsa şirket aracıyla müşteriye ulaşarak problemlerin çözülüp sistemlerin faal halde teslim edilmesi. Aranan Nitelikler• Bilgisayar yazılımı ve donanımları konusunda tecrübe sahibi• Yüksel okul mezunu (Bilgisayar, Elektrik ve Elektronik bölümleri)• Erkek adaylar için Askerliğini yapmış, sorumluluk sahibi, aktif, diksiyonu düzgün ve SRC belgesine sahipYazılım destek uzmanları alın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Patara Giyim</text:p>
          </table:table-cell>
          <table:table-cell office:value-type="string">
            <text:p>Toptan Satış Sorumlusu</text:p>
          </table:table-cell>
          <table:table-cell office:value-type="float" office:value="3562970">
            <text:p>3562970</text:p>
          </table:table-cell>
          <table:table-cell office:value-type="string">
            <text:p>İstanbul(Avr.)(Güngören)</text:p>
          </table:table-cell>
          <table:table-cell office:value-type="string">
            <text:p>active</text:p>
          </table:table-cell>
          <table:table-cell office:value-type="string">
            <text:p>Detail-Aday</text:p>
          </table:table-cell>
          <table:table-cell office:value-type="string">
            <text:p>GENEL NİTELİKLER VE İŞ TANIMI İŞ TANIMIMERTER de BULUNAN TOPTAN BAYAN GİYİM MAĞAZAMIZDA GÖREVLENDİRMEK ÜZERE;ÜRÜNLERLE İLGİLİ DETAYLI BİLGİ VEREREK MÜŞTERİLERE YARDIMCI OLMAKBELİRLENEN HEDEFLER DOĞRULTUSUNDA SATIŞ YAPMAKMAĞAZA ve REYON DÜZENİNİ SAĞLAMAK.EN AZ İKİ YIL VE ÜSTÜ TOPTAN SATIŞ TECRÜBESİ OLAN.İNGİLİZCE,RUSÇA VE ARAPÇA DİLLERİNDEN EN AZ BİRİNİ İYİ DERECEDE BİLEN.KARİYER HEDEFLEYEN,VİZYON SAHİBİ.MAĞAZACILIĞI BENİMSEYEN,İŞİNİ SEVEREK YAPAN.EKİP ÇALIŞMASI RUHUNA SAHİP,YÖNETİMİ KONUSUNDA BİLGİLİ.ENERJİK,DİNAMİK ÇALIŞMA ORTAMINA AYAK UYDURABİLECEK.İLETİŞİM BECERİSİ YÜKSEK,DİKSİYONU DÜZGÜN.ESTETİK BAKIŞ AÇISINA SAHİP.GİYİMİNE ve GÖRÜNÜŞÜNE ÖZEN GÖSTEREN.TEMSİL ve İKNA YETENEĞİ GÜÇLÜ.LİDERLİK,YÖNETİM VE İLETİŞİM BECERİLERİ YÜKSEK.MEVCUT PORTFÖYE YENİ KANALLAR BULARAK BÖLGE AĞINI GELİŞTİREBİLECEK.ÜRÜN VE MÜŞTERİ ODAKLI TAKİP ve STRATEJİ GELİŞTİREBİLECEK.MÜŞTERİ İLİŞKİLERİ SÜREÇLERİNİ ŞİRKET STANDARTLARINA UYGUN YÖNETEBİLECEK.BELİRLENEN HEDEFLER DOĞRULTUSUNDA PORTFÖYÜ YÖNETECEK VE MÜŞTERİ PORTFÖYÜNÜ GENİŞLETEBİLECEK.TOPTAN SATIŞ MÜŞTERİLERİMİZİN SHOWROOM ZİYARETLERİ İLE İLGİLENECEK VE ÜRÜN SUNUMLARINI YAPABİLECEK.ALINAN SİPARİŞLERİN KAYITLARININ OLUŞTURULMASINI VE SİSTEM GİRİŞLERİNİ SAĞLAYABİLECEK.NEBİM PROGRAMI KULLANIMINA HAKİM.İNSTAGRAM GİBİ SOSYAL MEDYA HESAPLARINI AKTİF KULLANABİLEN.ERKEK ADAYLAR İÇİN ASKERLİĞİNİ TAMAMLAMIŞ</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Yazılım Uzmanı</text:p>
          </table:table-cell>
          <table:table-cell office:value-type="float" office:value="3583513">
            <text:p>3583513</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 için AR-GE Merkezimizde görevlendirilmek üzere"Yazılım Uzmanı” aramaktayız.Genel Nitelikler:Üniversitelerin ilgili bölümlerinden mezun,ASP.Net MVC ile en az 3 yıl uygulama geliştirme tecrübesine sahip,Object Oriented, Design Patterns, SOLID ve Micro Service konularında kendini geliştirmek isteyen,ORM araçları (EntityFramework, Dapper) konusunda tecrübe sahibi ve projelerinde kullanmış,JavaScript, JQuery konusunda tecrübe sahibi ve projelerinde kullanmış,Microsoft SQL Server üzerinde tecrübe ve bilgi sahibi, Stored Procedure, Function, Trigger, View yazabilen,Takım çalışmasına yatkın.Scrum ile çalışma prensiplerini benimsemiş olan.İş Tanımı:Kurum bünyesinde geliştirilen ERP uygulaması kapsamında departmanlardan gelen ihtiyaçların teknik analizlerinin yapılması ve mimarinin oluşturulması,Yeni ERP modülleri geliştirilmesi, diğer uygulamalar ile entegrasyon işlerinin yürütülmesi,Teknik ve kullanıcı dokümanlarının oluşturul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Yazılım Uzmanı</text:p>
          </table:table-cell>
          <table:table-cell office:value-type="float" office:value="3583197">
            <text:p>3583197</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 için "Grafiker" aramaktayız.  Genel Nitelikler Üniversitelerin Grafik Tasarım, Güzel Sanatlar, Görsel İletişim Tasarımı Bölümleri veya diğer ilgili bölümlerden mezun,Grafik Tasarım alanında en az 2 yıl iş tecrübesine sahip,Illustrator, Photoshop, Indesign, CorelDRAW, Adobe Premiere, 3D Max gibi grafik programlarına hakim,HTML ve CSS konularında orta veya ileri düzey bilgi sahibi olan,Sosyal medya platformlarının işleyişine ve trendlerine hakim,Sektördeki gelişmeleri takip eden,Sorumluluk sahibi, takım çalışmasına yatkın ve iletişim becerisi yüksek,Hızlı aksiyon alınması gereken çalışmalar için anlık kreatif çözümler sunabilecek,Dinamik ve zamanı etkin yönetebilecek.İş TanımıWeb siteleri için görsel olarak çekici ve kullanıcı dostu arayüzler tasarlamak (UI/UX).HTML ve CSS kullanarak tasarım mockup' larını işlevsel web sayfalarına dönüştürmek.Sosyal medya platformları için kreatif ve etkili içerikler tasarlamak ve yayınlamak.Şirketin dijital varlığının tasarımını ve uyumluğunu yönetmek.Marka kimliğine uygun grafik tasarım projeleri oluşturmak.Tasarımların görsel ve işlevsel kalitesini sürekli olarak iyileştirmek.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Patara Giyim</text:p>
          </table:table-cell>
          <table:table-cell office:value-type="string">
            <text:p>Satış Temsilcisi</text:p>
          </table:table-cell>
          <table:table-cell office:value-type="float" office:value="3556008">
            <text:p>3556008</text:p>
          </table:table-cell>
          <table:table-cell office:value-type="string">
            <text:p>İstanbul(Avr.)(Güngören)</text:p>
          </table:table-cell>
          <table:table-cell office:value-type="string">
            <text:p>active</text:p>
          </table:table-cell>
          <table:table-cell office:value-type="string">
            <text:p>Detail-Aday</text:p>
          </table:table-cell>
          <table:table-cell office:value-type="string">
            <text:p>GENEL NİTELİKLER VE İŞ TANIMI Toptan Bayan Giyim satış mağazamızda çalışabilecekMS Office programları bilenSosyal iletişimi güçlü, bakımlı ve kendisine dikkat edenGayretli, sabırlı ve en önemlisi istikrarlı,En az lise mezunuMağazacılık sektöründe veya ilgili alanlarda en az 1 yıl deneyimli,Satış odaklı çalışabilecekNebim programını bilen Merter de bulunan mağazamız da çalışabilec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Patara Giyim</text:p>
          </table:table-cell>
          <table:table-cell office:value-type="string">
            <text:p>Ön Muhasebe Sorumlusu</text:p>
          </table:table-cell>
          <table:table-cell office:value-type="float" office:value="3613666">
            <text:p>3613666</text:p>
          </table:table-cell>
          <table:table-cell office:value-type="string">
            <text:p>İstanbul(Avr.)(Güngören)</text:p>
          </table:table-cell>
          <table:table-cell office:value-type="string">
            <text:p>active</text:p>
          </table:table-cell>
          <table:table-cell office:value-type="string">
            <text:p>Detail-Aday</text:p>
          </table:table-cell>
          <table:table-cell office:value-type="string">
            <text:p>GENEL NİTELİKLER VE İŞ TANIMI İŞİN TANIMI;* Alış ve Satış faturaların girişi, Satış İrsaliye ve Faturalarının düzenlenmesi, takibi ve muhasebe kayıtlarının yapılması,* Müşteri Cari Hesap Tahsilatlarının takip edilmesi, mutabakatlarının yapılması, Cari Kontrollerin günlük yapılması,* Günlük Kasa Giriş-Çıkışlarının yapılması, Kasa Kontrolünün Sağlanması, Günlük Kasa Raporlarının Çıkarılması,* Çek-Senet, Pos Satış Sliplerinin, Gelen Havalelerin girişlerinin günlük yapılması ve kontrolünün sağlanması,* Stokların düzenli olarak takip edilmesi,* Merter'de Tekstil Ürünlerinin Toptan Satışını ve imalatını yapan Mağazamız için Muhasebe Personeli alınacaktır.* Tercihen /Ticaret lisesi/Yüksekokul/ Üniversite Mezunu,* Tercihen WİNNER Nebim programını bilen* MS Office ve Muhasebe programlarına hakim,* İnsan ilişkilerinde başarılı, analitik düşünce yapısına sahip, detaylara önem veren,* Takipçi, sorumluluk sahibi, dikkatli, titiz, takım çalışmasına yatkın,* Esnek çalışma saatlerine ve yoğun iş temposuna ayak uydurabilecek*Telefon görüşmelerinde müşterileri yönlendirebilen diğer birimler ile uyumlu çalışmaya hazır, sabırlı, öğrenmeye açık, diksiyonu düzgün dikkatli ve düzenli çalışmayı prensip edinmiş, çalışma arkadaşları arıyoruz. Firmaların muhasebe kadrolarında asgari 2-3 yıl çalışmış adayların başvurularını bekliyoruz.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PD BİLİŞİM VE DESTEK HİZMETLERİ LİMİTED ŞİRKETİ</text:p>
          </table:table-cell>
          <table:table-cell office:value-type="string">
            <text:p>İhracat Satış Müdürü</text:p>
          </table:table-cell>
          <table:table-cell office:value-type="float" office:value="3612815">
            <text:p>3612815</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Genel Nitelikler:- Aktif sözlü Arapça ve İngilizce iletişim kurabilen.- Üniversitelerin ilgili alanlarından mezun.- Gıda ihracat alanında en az 4 tecrübeli.- İhracat süreçleri ve satış, yeni müşteri edinme, mevcut müşteri yönetimi alanında tecrübeli.- Ekip kurabilecek ve yönlendirebilecek.- Yurt dışı seyahat engeli olmayan.İş Tanımı:- Mevcut müşteriler için gıda ihracat süreçlerini yönetmek.- Genel müdüre bağlı olarak ilgili raporlamaları yapmak.- Yeni müşteri edinme süreçlerinde bulunmak.- Ekip kurmak.- Yurt dışı seyahatlerinde bulunmak, fuar vb. organizasyonlara katıl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lektrik &amp; Elektronik, Mağazacılık (Ticaret), Dayanıklı Tüketim Ürünleri</text:p>
          </table:table-cell>
          <table:table-cell table:number-columns-repeated="2" office:value-type="string">
            <text:p>ESN DAYANIKLI TÜKETİM MALLARI LTD ŞTİ</text:p>
          </table:table-cell>
          <table:table-cell office:value-type="string">
            <text:p>Mağaza Satış Danışmanı</text:p>
          </table:table-cell>
          <table:table-cell office:value-type="float" office:value="3612793">
            <text:p>3612793</text:p>
          </table:table-cell>
          <table:table-cell office:value-type="string">
            <text:p>İstanbul(Avr.)(Avcılar, Büyükçekmece, Beylikdüzü, Esenyurt)</text:p>
          </table:table-cell>
          <table:table-cell office:value-type="string">
            <text:p>active</text:p>
          </table:table-cell>
          <table:table-cell office:value-type="string">
            <text:p>Detail-Aday</text:p>
          </table:table-cell>
          <table:table-cell office:value-type="string">
            <text:p>GENEL NİTELİKLER VE İŞ TANIMI İstanbul  Esenyurt  Haramidere'de Avm içerisinde bulunan Beyaz Eşya Mağazamızda görevlendirilmek üzere*  En az Lise mezunu * Sabah 10:00- Akşam 19:00* Perakende satış tecrübesi olan * İletişimi kuvvetli  * Sorumluluk Sahibi* İş saatlerine titizlik gösteren * Diksiyonu düzgün dürüst güler yüzlü * Dış görünümüne özen gösteren,* Orta seviye İngilizce bilen * Bayan Personel arayışımız bulunmaktad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Satış Sorumlusu</text:p>
          </table:table-cell>
          <table:table-cell office:value-type="float" office:value="3557959">
            <text:p>3557959</text:p>
          </table:table-cell>
          <table:table-cell office:value-type="string">
            <text:p>Adana, Adıyaman, Ankara, Aydın, Bursa, Denizli, Gaziantep, Mersin, İstanbul(Avr.), İzmir, Kocaeli, Muğla, Tekirdağ, Şanlıurfa, Uşak, İstanbul(Asya)</text:p>
          </table:table-cell>
          <table:table-cell office:value-type="string">
            <text:p>active</text:p>
          </table:table-cell>
          <table:table-cell office:value-type="string">
            <text:p>Detail-Aday</text:p>
          </table:table-cell>
          <table:table-cell office:value-type="string">
            <text:p>GENEL NİTELİKLER VE İŞ TANIMI Üniversitelerin ilgili bölümlerinden mezun,5 yıl ve üzeri deneyimli,CRM ve MSOffice uygulamalarında bilgi sahibi,Aktif ve dikkatli araç kullanabilen (B sınıfı)Seyahat engeli olmayan,Tercihen İngilizce bilen,Erkek adaylar için askerlik hizmetini tamamlamış. İş TanımıPlanlı ve düzenli olarak müşteri ziyaretleri gerçekleştirilmesi,Tüm satış süreçlerinin baştan sona yönetilmesi,Günlük Rut planına göre hareket edilmesi,Operasyonel süreçleri takip edilmesi,Yeni müşteri kazandırılması,Piyasayı araştırılması ve bilgi sahibi olunması,  Hedef odaklı satış yapılması,Yurt İçi Satış Müdürlüğü'nde görevlendirilmek üzere Satış Sorumlusu pozisyonunda çalışacak takım arkadaşları aranmaktadır.Ücret ve Yan Haklar 30.000 TL - 35.000 TL arası Brüt Maaş,- Günlük 160 TL Yemek Kartı,- Şirket Aracı,- Kademeli artarak 2 maaşa kadar prim ödemesi,- Ramazan ve Kurban Bayramlarına ek market kartı desteğ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Referans Metal</text:p>
          </table:table-cell>
          <table:table-cell office:value-type="string">
            <text:p>Uzun Dönem Stajyer</text:p>
          </table:table-cell>
          <table:table-cell office:value-type="float" office:value="3572950">
            <text:p>3572950</text:p>
          </table:table-cell>
          <table:table-cell office:value-type="string">
            <text:p>İstanbul(Avr.)(Avcılar, Bakırköy, Bayrampaşa, Bağcılar, Bahçelievler, Esenler, Eyüp, Fatih, Gaziosmanpaşa, Güngören, Kağıthane, Küçükçekmece, Şişli, Zeytinburnu, Sultangazi, Başakşehir)</text:p>
          </table:table-cell>
          <table:table-cell office:value-type="string">
            <text:p>active</text:p>
          </table:table-cell>
          <table:table-cell office:value-type="string">
            <text:p>Detail-Aday</text:p>
          </table:table-cell>
          <table:table-cell office:value-type="string">
            <text:p>GENEL NİTELİKLER VE İŞ TANIMI GENEL NİTELİKLER VE İŞ TANIMIUçak, Uzay, Makine, ve Havacılık sektörlerine hammadde tedariği yapan ve hızla gelişip büyümekte olan ithalat ve ihracat firmamız için  bayan stajyer takım arkadaşları aramaktayız.En az haftada üçgün çalışabilecek,Akıcı düzeyde ingilizce,Dört yıllık İşletme, İktisat, Fen Edebiyat, Uluslararası İlişkiler fakültelerinin lisans programlarında öğrenci,Dört yıllık lisans programlarının Makine Mühendisliği, Metalurji Mühendisliği, Malzeme Mühendisliği, İmalat Mühendisliği, Uçak Mühendisliği, Mekatronik Mühendisliği, Uzay Mühendisliği, Endüstri Mühendisliği bölümlerinde öğrenci,Kariyerini yüksek teknoloji ortamında iş ve teknik satışa dönük projeler geliştirme alanında sürdürmeyi  isteyen, Müşteri süreçlerini Mühendislik programlarıyla yönlendirmeye ve geliştirmeye açık,Tercihen Solidworks bilen,Sonuç odaklı ve etkin,Sunum, yazılı ve sözlü iletişim becerilerine sahip,Gerektiğinde üretim ortamlarını ziyaret etmekte problem yaşamayan,Müşteri soru ve taleplerini dinleyebilme ve çözüm geliştirebilme yeteneğine sahip,Yoğun eğitimimiz, rehberliğimiz ve etkin, süreç odaklı satış yaklaşımız ile kendisini geliştirmeye hevesli,Part time ve dönemsel çalışmak isteyen adaylar da değerlendirilecektir. İŞ TANIMIMüşteriden edinilen bilgiler doğrultusunda, projelere uygun çözüm oluşturmak, fiyatlandırmak ve teklifi müşteriye sunmak,Sunulan teklifleri takip etmek ve şirketteki diğer takım arkadaşları ile takım çalışması içerisinde işi sonuçlandırmakİmalat bölümü ile müşteri arasındaki koordinasyonu sağlamakAlınan işin müşterinin beklentileri doğrultusunda gerçekleşmesinin takipçişi olmakNot: Başvuru yapan adaylarımız için firmamız İstanbul Avrupa Yakası Başakşehir/ İkitelli  lokasyonunda bulunmaktad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Restaurant - Cafe - Bar</text:p>
          </table:table-cell>
          <table:table-cell table:number-columns-repeated="2" office:value-type="string">
            <text:p>Paradia Coffee House Bistro</text:p>
          </table:table-cell>
          <table:table-cell office:value-type="string">
            <text:p>Mutfak Şefi</text:p>
          </table:table-cell>
          <table:table-cell office:value-type="float" office:value="3517104">
            <text:p>3517104</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Beşiktaş'ta 2016 yılından bu yana hizmet veren Parodia Coffee House &amp; Bistro, nitelikli kahveyle birlikte özgün bir mutfak menüsü sunmaktadır. Özellikle kahvaltı servisinin yoğun olduğu mutfağımızda günün geri kalanında da özenle hazırladığımız dünya mutfağından ürünler yer almaktadır.Yukarıda anlatılan mutfak tarzına uygun, nitelikli, genç ve gelişime açık Mutfak Şefi adaylarının başvurularını bekliyoruz.GENEL NİTELİKLER- Gastronomi / Aşçılık alanlarında eğitim almış,- Menü geliştirme ve planlama konusunda deneyimli- Yeniliklere açık ve dinamik- Gıda Güvenliği ve Mutfak Hijyeni’ne önem veren- İletişimi güçlü ve ekip çalışmasına yatkınGÖREV TANIMI- Mutfak üretim planlamasını ve ekip içi görev paylaşımlarını düzenlemek- Stok takibini düzenli yaparak reçete maliyetlerini güncel tutmak- İşletmede yer alan menüyü geliştirmek üzere reçeteler sunmak- Ekibin gelişimi ve motivasyonunu sağlamak- Müşteri geribildirimlerini kontrol ederek çözüm odaklı ilerlemekDeneyim:En az 3 yıl tecrübeli</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Tekstil</text:p>
          </table:table-cell>
          <table:table-cell table:number-columns-repeated="2" office:value-type="string">
            <text:p>Damat-Tween</text:p>
          </table:table-cell>
          <table:table-cell office:value-type="string">
            <text:p>Muhasebe Uzmanı</text:p>
          </table:table-cell>
          <table:table-cell office:value-type="float" office:value="3568421">
            <text:p>3568421</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Üniversitelerin İktisat ve İşletme fakültelerinden mezun,     Muhasebe alanında en az 3 yıl tecrübeli,      Tekstil ve Perakende sektöründe deneyimli ,      İthalat-ihracat ve Sigorta uygulamalarında tecrübeli,     Vergi mevzuatına hakim,      Mali tabloları ve Yasal tüm beyannameleri hazırlama konusunda deneyimli,     Tercihen Nebim V3 Programı ve MS Office uygulamalarına hakim,     Etkin zaman yönetimi ile yoğun çalışma temposuna ayak uydurabilecek,     Detaycı, özenli, disiplinli ve zaman odaklı  İŞ TANIMİthalat ve ihracat faturalarının işlenip maliyetlendirme yetkinliğine sahip,Sabit Kıtmet alım faturalarını işleme alıp, Amortisman Giderlerini muhasebeleştirmek takip ve kontrol etmek,Yurtdışı Harcırah ve İş Avanslarını takip etmek,E-fatura, e-irsaliye kontrolü yapmak,Stok kayıtlarının ve hareketlerinin kontrolünü yapmak,Tüm yasal beyannameleri hazırlayarak yöneticisine sunmak,Şirket Araç sözleşmelerinin takibi, GP düzenlenmesi ve vekaletnamelerin takibini yapmak,YMM karşıt inceleme raporlarını cevaplanmak,Tüik anketlerinin doldurulması,Sabit kıymetlerin takibi yapmak, hesaplamalarını kontrol etmek,Sigorta poliçelerinin takibi muhasebeleştirilmesi 180-280 hesapların kapatılması,İlan Reklam ve çevre temizlik vergilerinin ödenmesi ve muhasebeleştiri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 Perakende</text:p>
          </table:table-cell>
          <table:table-cell table:number-columns-repeated="2" office:value-type="string">
            <text:p>ORKA HOLDİNG A.Ş.</text:p>
          </table:table-cell>
          <table:table-cell office:value-type="string">
            <text:p>Model Makineci</text:p>
          </table:table-cell>
          <table:table-cell office:value-type="float" office:value="3414601">
            <text:p>3414601</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Konusunda en az üç yıl deneyimli, Erkek ceket ve pantolon dikimi konusunda tecrübeliModelhanede kalıbı oluşturulan modellerin örnek model ve/veya teknik çizimi dikkate alarak model dikimini sağlayabilecek,Dikilen modellerin tasarım ve kalıp sorumlusu ile birlikte kritik ve değerlendirmelerini yapabilecek,Erkek adaylar için askerlik görevini yapmış olmak İŞ TANIMI·       ORKA Holding İkitelli ve Vadi İstanbul Merkez Binasında  görev alacak “ Model  Makineci”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 Perakende</text:p>
          </table:table-cell>
          <table:table-cell table:number-columns-repeated="2" office:value-type="string">
            <text:p>ORKA HOLDİNG A.Ş.</text:p>
          </table:table-cell>
          <table:table-cell office:value-type="string">
            <text:p>Ürün Yöneticisi / Yönetmeni</text:p>
          </table:table-cell>
          <table:table-cell office:value-type="float" office:value="3600597">
            <text:p>3600597</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Üniversitelerin İşletme veya Mühendislik bölümlerinden mezun Minimum 2 yıl planlama tecrübesi olan Kategori yönetimi, merchandising, sezon öncesi ve sezon içi planlama, talep tahmini  vb süreçlere hakimAnalitik bakış açısına sahip, geleceğe yönelik vizyon sahibi Çok iyi derecede İngilizce bilen İleri düzeyde MS Excel tecrübesi olan Seyahat engeli olmayan Perakende en iyi uygulamalarını öğrenerek kendine ve kariyerine yatırım yapmak isteyenAskerlik ile ilişkisi olmayan adaylar. İŞ TANIMIİkitelli 'de bulunan Lojistik Merkezimizde görev almak üzere ;Yurtdışı mağazaları için tüm ürün gruplarında doğru ürünlerin, doğru adetlerle, doğru zamanda ve doğru mağazalarda bulunurluğunun sağlanmasıSezon öncesinde mağaza ve alt kategori bazında oluşturulan aylık ve haftalık planların, sezon içi planlama döneminde gerçekleştirilmesinin sağlanmasıÜrün-mağaza satış ve stok performanslarının analiz edilmesi, mağaza yerleşim ve kapasite planlarının değerlendirilmesi, tahsisat planlarının gerçekleşme takibi ve kontrolünün yapılmasıÜrünlerin satış stok performansı takibinin yapılması, gelecek dönem satış potansiyellerinin değerlendiri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 Perakende</text:p>
          </table:table-cell>
          <table:table-cell table:number-columns-repeated="2" office:value-type="string">
            <text:p>ORKA HOLDİNG A.Ş.</text:p>
          </table:table-cell>
          <table:table-cell office:value-type="string">
            <text:p>Terzi</text:p>
          </table:table-cell>
          <table:table-cell office:value-type="float" office:value="3585578">
            <text:p>3585578</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ENEL NİTELİKLER VE İŞ TANIMITekstil sektöründe en az 3 yıl deneyimli,Model, kalıp, kumaş konusunda bilgi sahibi,Takım elbise, pantolon, ceket gibi erkek ürün gruplarında gerekli tadilat işlemlerini yapabilecekİletişimi kuvvetliMüşteri beklentilerini iyi algılayacak, sürekli müşteri memnuniyetini sağlayacakYoğun iş temposuna ayak uydurabilecek,Erkek adaylar için askerlik görevini tamamlamışİŞ TANIMIORKA Holding Vadi İstanbul Genel merkezimizde "Terzi"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text:p>
          </table:table-cell>
          <table:table-cell table:number-columns-repeated="2" office:value-type="string">
            <text:p>Damat-Tween</text:p>
          </table:table-cell>
          <table:table-cell office:value-type="string">
            <text:p>Depo Elemanı</text:p>
          </table:table-cell>
          <table:table-cell office:value-type="float" office:value="3398080">
            <text:p>3398080</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Depo, stok, sevkiyat konularına hakim Gelen ürünleri serileyip sevkiyata hazır hale getirmek Alınan siparişlere göre ürünlerin ayrımını yapmak Ayrılan ürünleri okutup teslim tesellüm deposuna teslim etmek Esnek çalışma saatlerine uyum sağlayabilecek Askerlikle ilişiği olmayan erkek adaylar içinİŞ TANIMIORKA Holding'in İkitelli Merkez binası için, yukarıdaki niteliklere sahip " Depo Personelleri" ara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text:p>
          </table:table-cell>
          <table:table-cell table:number-columns-repeated="2" office:value-type="string">
            <text:p>Damat-Tween</text:p>
          </table:table-cell>
          <table:table-cell office:value-type="string">
            <text:p>Depo Elemanı</text:p>
          </table:table-cell>
          <table:table-cell office:value-type="float" office:value="3396796">
            <text:p>3396796</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Konusunda en az iki yıl deneyimliGelen kumaşları cins, renk ve desen olarak sınıflandırıp kartelalarını hazırlamak, depoya uygun olarak yerleştirmekKumaş giriş ve çıkışlarını yapabilecekÜretici firmalara kumaşların sevkiyatını yapabilecekStok ve bantların hazırlanıp üretim departmanına gönderebilecek, kartelalardan ve bilgisayardan düşümü ve kontrolü yapabilecekÜretim departmanından gelen imalat kartelalarının hazırlanıp kumaş sınıflarına göre gerekli ayrımı yapmakNebim V3 programını kullanabilenAskerlikle ilişiği olmayan erkek adaylar içinİŞ TANIMIORKA Holding'in İkitelli Merkez binası için, yukarıdaki niteliklere sahip " Kumaş Depo Elemanı" aranmaktad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ankacılık</text:p>
          </table:table-cell>
          <table:table-cell table:number-columns-repeated="2" office:value-type="string">
            <text:p>DENİZBANK A.Ş.</text:p>
          </table:table-cell>
          <table:table-cell office:value-type="string">
            <text:p>Yönetici Asistanı</text:p>
          </table:table-cell>
          <table:table-cell office:value-type="float" office:value="3613686">
            <text:p>3613686</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Genel Niteliklerİyi derecede İngilizce bilen,Üniversite mezunu,En az 3 yıl yönetici asistanlığı deneyimi bulunan,Planlama ve organizasyon becerisine sahip,Sözlü ve yazılı iletişim yeteneği kuvvetli,MS Office programlarına hakim,İş TanımıTakvim kontrolü, randevu, toplantı ve seyahat organizasyonlarını yapmak,Konukların karşılanması ve ağırlanmasından sorumlu olmak,Telefon ve mail trafiğini doğru, hızlı ve etkin bir şekilde yönetmek.DenizBank Genel Müdürlüğümüzde görevlendirilmek üzere Yönetici Asistanı arayışımız bulunmaktadır.</text:p>
          </table:table-cell>
          <table:table-cell office:value-type="string">
            <text:p/>
            <text:p><text:s text:c="16"/>Bugün</text:p>
            <text:p><text:s text:c="17"/>yayınlandı</text:p>
            <text:p><text:s text:c="15"/></text:p>
          </table:table-cell>
        </table:table-row>
        <table:table-row table:style-name="ro2">
          <table:table-cell office:value-type="string">
            <text:p>Full-Time</text:p>
          </table:table-cell>
          <table:table-cell office:value-type="string">
            <text:p>Bilişim</text:p>
          </table:table-cell>
          <table:table-cell table:number-columns-repeated="2" office:value-type="string">
            <text:p>VeriPark</text:p>
          </table:table-cell>
          <table:table-cell office:value-type="string">
            <text:p>Denetim Müdürü</text:p>
          </table:table-cell>
          <table:table-cell office:value-type="float" office:value="3612024">
            <text:p>3612024</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QUALIFICATIONS AND JOB DESCRIPTION We are FinTech people. We enable financial institutions to become digital leaders.As a professional team of global scale, we work with best clients for great and exciting projects, in an environment where we learn amazing things every day. Each code, each voice, each contribution, each challenge, each success is celebrated here.We welcome candidates who share our values, have the skills and are passionate to enjoy our journey tobuild the digital future of finance, together.About the job:We are looking for an International Audit Manager who is experienced in developing requirements in banking / insurance sector in our rapidly growing team across regions.What you will be doing:Involving in audit planning; ensure completion of audits/projects within agreed timescales,Performing internal audits of the company in order to evaluate processes and internal controls, identify improvement areas and report to the top management,Being responsible for auditing of internal controls – review and assessment of business process controls in order to mitigate risks,Evaluating design and operating effectiveness of entity level, business risks,Establishing an annual internal audit plan and conducting annual risk assessments,Establishing an efficient coordination between process owners to support internal control and risk management,Following up action plans based on the audit reports,Completing a documentation system to enable efficient audit activities,Undertaking internal investigations on fraud or employee misconduct,Prepare audit study files in compliance with IIA standards,Working with stakeholders for defining risk-based audit scope covering operational, financial, and compliance audit areas,Performing operational audit controls with control testing over business functions including human resources, sales, procurement, inventory management, finance,Conducting financial audit controls by reviewing each office’s accounting records, bank transactions, and financial statements with substantive tests and confirmation controls,Writing clear and concise audit reports, providing value-adding actions addressing controls deficiencies identified,Supporting management with the follow-up process providing guidance when required,Following up on external auditors’ reports and review,Reviewing and reporting GDPR compliance controls findings,Giving advisory over the improvement of business processes and controls including all business functions and coordinating and communicating with companies providing outsource services.What we are looking for:Bachelor degree in a quantitative field from a top universityAt least 7 years of experience in an internal audit position with experience in building and leading audit teamsISA knowledge is an assetStrong analytical skills with a critical and inquisitive attention to detailHighly motivated self-starter and comfortable taking initiative to drive operational changes within the companyExcellent command of both written and spoken EnglishStrong analytical skills with a critical and inquisitive attention to detailsWhat we are offering:Remote working opportunityWe offer a comprehensive and generous compensation and benefits package that is designed to attract top talentWork and learn with teams across multiple countriesLearn at your own pace, through our online system, with access to multiple learning platforms, webinars and in-house training sessionsWe foster a dynamic and vibrant environment that values diversity and inclusivity and prioritizes individuals at the core of our operationsAbout VeriPark:We are a global technology company with more than two decades of expertise in the Financial Services industry.  Our mission is to enable financial institutions to become digital leaders by delivering world class customer journeys in digital and assisted channels. We develop omni-channel delivery, customer engagement (CRM), branch automation and loan origination solutions based on Microsoft technology (Azure, Dynamics 365, Power Platform) for banks and insurance companies worldwide.With offices in 15 countries from Canada over Europe and the Middle East to Kuala Lumpur, our 900+ colleagues are serving customers in more than 30 countries worldwide.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VeriPark</text:p>
          </table:table-cell>
          <table:table-cell office:value-type="string">
            <text:p>Yetenek Kazanımı Uzmanı</text:p>
          </table:table-cell>
          <table:table-cell office:value-type="float" office:value="3596826">
            <text:p>3596826</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Biz FinTech insanlarıyız. Finans kurumlarının dijital liderler olmalarını sağlıyoruz.Küresel ölçekte profesyonel bir ekip olarak, her gün harika şeyler öğrendiğimiz bir ortamda, harika ve heyecan verici projeler için en iyi müşterilerle çalışıyoruz.Değerlerimizi paylaşan, yetkinliklere sahip ve finansın dijital geleceğini birlikte inşa etme yolculuğumuzdan zevk alan adayları memnuniyetle karşılıyoruz.Ekibimize katılacak bir Yetenek Kazanımı Uzman Yardımcısı arıyoruz.Ne YapacaksınKariyer portallarından uygun aday taraması yapmak Pozisyona uygun adaylar ile iletişime geçerek ön görüşme gerçekleştirmekMülakat organizasyonlarını gerçekleştirmek Referans kontrolü yapmak Aday takip sistemine veri girişi yapmak ve güncel tutulmasına destek olmakNe ArıyoruzÜniversitelerin 4 yıllık ilgili bölümlerinden yeni mezun Çok iyi seviyede İngilizce bilen İşe Alım alanında kariyer hedefi olan Proaktif ve çözüm odaklı Takip ve organizasyon yeteneği kuvvetli İletişim yeteneği güçlü ve takım çalışmasına yatkın Ne SunuyoruzUzaktan çalışma imkanıÖğrenme platformlarına, web seminerlerine ve şirket içi eğitim oturumlarına katılım imkanı Çeşitliliğe ve kapsayıcılığa değer veren dinamik ve canlı bir ortamVeriPark HakkındaFinansal Hizmetler sektöründe yirmi yılı aşkın uzmanlığa sahip küresel bir teknoloji şirketiyiz. Misyonumuz, dijital ve destekli kanallarda birinci sınıf müşteri yolculukları sunarak finansal kurumların dijital liderler haline gelmelerini sağlamaktır. Dünya çapındaki bankalar ve sigorta şirketleri için Microsoft teknolojisine (Azure, Dynamics 365, Power Platform) dayalı çok kanallı teslimat, müşteri katılımı (CRM), şube otomasyonu ve kredi oluşturma çözümleri geliştiriyoruz.Kanada'dan Avrupa'ya ve Orta Doğu'dan Kuala Lumpur'a kadar 15 ülkede ofisleri bulunan 900'den fazla çalışanımız, dünya çapında 30'dan fazla ülkedeki müşterilere hizmet vermekted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VeriPark</text:p>
          </table:table-cell>
          <table:table-cell office:value-type="string">
            <text:p>Kalite Uzmanı</text:p>
          </table:table-cell>
          <table:table-cell office:value-type="float" office:value="3612864">
            <text:p>3612864</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Biz FinTech insanlarıyız. Finansal kurumların dijital lider olmalarını sağlıyoruz.Küresel ölçekte profesyonel bir ekip olarak, her gün harika şeyler öğrendiğimiz bir ortamda, harika ve heyecan verici projeler için en iyi müşterilerle çalışıyoruz.Her kod, her ses, her katkı, her meydan okuma, her başarı burada kutlanıyor.Değerlerimizi paylaşan, becerilere sahip ve finansın dijital geleceğini birlikte inşa etme yolculuğumuzun tadını çıkarmak için tutkulu olan adayları memnuniyetle karşılıyoruz.Iş hakkında:Sürekli kalite iyileştirmeyi sağlamak, ürünü, süreçleri gözden geçirmek ve şirket kalite standartlarını korumak için ekibimize katılmak üzere yetkin ve deneyimli bir Kalite Uzmanı arıyoruz.Kalite yönetimi konusunda güçlü bir geçmişiniz ve olağanüstü liderlik yetenekleriniz varsa, başvurmanızı öneririz.Ne yapacaksınız:CMMI 2.0 ML5, ISO 27001, ISO 9001, ISO 14001, SOC1 ve ISAE3402/SOC2 standartlarına göre organizasyon politika ve prosedürlerinin oluşturulmasıProje planlarının kalite yönetim sistemi ve sözleşme gerekliliklerine uygun olarak sunulmasını sağlamakÜrün iç/dış denetim faaliyetlerini yürütmekUygunsuzlukların Takip Edilmesi, Raporlanması ve Kapanış TakibiKurumsal kalite ve süreç yönetimi eğitim kayıtlarının oluşturulması, müşteri memnuniyeti yönetimi faaliyetlerine katılımİyileştirme alanlarını bulmak için mevcut sistemleri analiz etmek ve Yeni araç ve stratejileri değerlendirmek ve önerilerde bulunmakHizmet kalitesini artıran girişimleri teşvik edinYönetim kontrol panellerini, Puan Kartlarını ve Proje durum raporlarını sık sık takip edin ve inceleyinKaliteyle ilgili temel performans göstergelerini izleyin ve raporlayınSüreç performansı hedeflerine göre ilerlemeyi izleyinSahip olunan görevlerin durumunu düzenli olarak raporlayınÜç ayda bir müşteri memnuniyeti verilerinin zamanında toplanmasını (dahili olarak) ve Müşterilere üç ayda bir müşteri Memnuniyeti Anketi gönderilmesini sağlarMüşteri anketi verilerini analiz eder (raporlar, grafikler, sunumlar hazırlar) ve kapanışa kadar müşteri sorunlarını çözmek için gerçekleştirilen eylemleri izlerNe arıyoruz:Tercihen Mühendislik alanında lisans mezunuKalite alanında ve sistemlerde veya yazılım şirketlerinde 2+ yıllık deneyimKalite, iş sağlığı ve güvenliği yönetim sistemleri konusunda deneyim ve bilgi birikimi (CMMI 2.0 ML5, ISO 27001, ISO 9001, ISO 14001, SOC1 ve ISAE3402/SOC2)Müşteri memnuniyeti endeksi verilerinin analizi konusunda deneyimMS Office uygulamalarına iyi derecede hakim, Excel'i iyi derecede bilenVeri analizi, veri ölçümü, raporlama ve sunum konularında tecrübeliÇok yönlü, esnek ve detaylara önem verenMükemmel iletişim ve planlama becerisiÖğrenmeye istekli ve gelişmeye istekli, sürekli iyileştirme odağı mutlak bir zorunlulukturHem yazılı hem de sözlü olarak ileri derecede İngilizce bilgisine sahip olmakNe sunuyoruz:Uzaktan çalışma imkanıÜstün yetenekleri çekmek için tasarlanmış kapsamlı ve cömert bir ücret ve yan haklar paketiÜst düzey müşteriler ve en son teknolojilerle küresel projelere katılınBirden fazla ülkedeki ekiplerle çalışın ve öğreninBirden fazla öğrenme platformuna, web seminerine ve şirket içi eğitim oturumlarına erişim sağlayan çevrimiçi sistemimiz aracılığıyla kendi hızınızda öğrenin.Çeşitliliğe ve kapsayıcılığa değer veren ve operasyonlarımızın merkezinde bireylere öncelik veren dinamik ve canlı bir ortamı teşvik ediyoruz.VeriPark Hakkında:Finansal Hizmetler sektöründe yirmi yılı aşkın uzmanlığa sahip küresel bir teknoloji şirketiyiz.Misyonumuz, dijital ve destekli kanallarda birinci sınıf müşteri yolculukları sunarak finansal kuruluşların dijital liderler olmalarını sağlamaktır.Dünya çapındaki bankalar ve sigorta şirketleri için Microsoft teknolojisine (Azure, Dynamics 365, Power Platform) dayalı çok kanallı dağıtım, müşteri etkileşimi (CRM), şube otomasyonu ve kredi kullandırma çözümleri geliştiriyoruz.Kanada'dan Avrupa'ya ve Orta Doğu'dan Kuala Lumpur'a kadar 15 ülkede ofisleri bulunan 900'den fazla iş arkadaşımız, dünya çapında 30'dan fazla ülkede müşterilere hizmet vermekted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Müdürü</text:p>
          </table:table-cell>
          <table:table-cell office:value-type="float" office:value="3448602">
            <text:p>3448602</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 İstanbul Avrupa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yönetimi konusunda tecrübeliİŞ TANIMIRenkli kozmetik, makyaj,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Dönemsel / Proje Baz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526341">
            <text:p>3526341</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 İstanbul Avrupa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 makyaj - parfüm -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Müdürü</text:p>
          </table:table-cell>
          <table:table-cell office:value-type="float" office:value="3613684">
            <text:p>3613684</text:p>
          </table:table-cell>
          <table:table-cell office:value-type="string">
            <text:p>İstanbul(Avr.)(Kağıthane, Sarıyer)</text:p>
          </table:table-cell>
          <table:table-cell office:value-type="string">
            <text:p>active</text:p>
          </table:table-cell>
          <table:table-cell office:value-type="string">
            <text:p>Detail-Aday</text:p>
          </table:table-cell>
          <table:table-cell office:value-type="string">
            <text:p>GENEL NİTELİKLER VE İŞ TANIMI • İstanbul Avrupa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yönetimi konusunda tecrübeliİŞ TANIMIRenkli kozmetik, makyaj,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yayınlandı</text:p>
            <text:p><text:s text:c="15"/></text:p>
          </table:table-cell>
        </table:table-row>
        <table:table-row table:style-name="ro2">
          <table:table-cell office:value-type="string">
            <text:p>Yarı Zamanlı / Part Time</text:p>
          </table:table-cell>
          <table:table-cell office:value-type="string">
            <text:p>Danışmanlık</text:p>
          </table:table-cell>
          <table:table-cell table:number-columns-repeated="2" office:value-type="string">
            <text:p>Pikan Ajans</text:p>
          </table:table-cell>
          <table:table-cell office:value-type="string">
            <text:p>Üyelik İşlemleri Elemanı</text:p>
          </table:table-cell>
          <table:table-cell office:value-type="float" office:value="3124955">
            <text:p>3124955</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Çalışarak daha güzel bir dünyaya yardım etmek sizi mutlu etmez mi?·       Deneyimli / Deneyimsiz,·       Sivil toplum kuruluşları için çalışmak isteyen ve bu sorumluluğu hisseden, ·       İletişim becerileri yüksek,·       Saha çalışmasına yatkın,·       İşine değer katabilecek, öğrenmeye açık,·       İnsan ilişkilerinde başarılı, güler yüzlü, pozitif yaklaşım tarzını benimseyen,·       Sistemli ve düzenli çalışançalışma arkadaşları arıyoruz.İŞ TANIMI: ·       İnsanlara yararlı bir iş sahibi olmak,·       Yaptığınız işten hem keyif almak,·       Hem de insanların hayatlarına olumlu etki edebilmeyi istiyorsanız, Projelerini yürüttüğümüz Türkiye'nin en büyük sivil toplum kuruluşlarının, çalışmalarını büyütmek, daha çok insana ulaştırmak için sizi de bu çalışmalarının parçası olmaya davet ediyoruz.Sivil toplum projelerinde yer almak ve sivil toplumun bir parçası olmak istiyorsanız başvuru yapmanız yeterli olacak.Hadi, elele vererek dünyayı daha güzel, hayatları daha mutlu kılalım.</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Madencilik - Metalurji</text:p>
          </table:table-cell>
          <table:table-cell table:number-columns-repeated="2" office:value-type="string">
            <text:p>AKM Metalurji San. Temsilcilik ve Dış Tic. Ltd.</text:p>
          </table:table-cell>
          <table:table-cell office:value-type="string">
            <text:p>Dış Ticaret Operasyon Uzmanı</text:p>
          </table:table-cell>
          <table:table-cell office:value-type="float" office:value="3589763">
            <text:p>3589763</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QUALIFICATIONS AND JOB DESCRIPTION QUALIFICATIONS:We are a foreign trade company and looking for an Import &amp; Export Operations Specialist having following qualifications:Preferably a university graduate from the department of International Trade, Foreign Trade, Materials and Metallurgical Engineering or Business Administration.Fluency in English in both written &amp; spoken.Have knowledge of the customs requirements for import /export operations with at least 2 years experience.Experience with foreign trade transactions, inventory control and management.Experience in cost calculations and import planning.Experience with customs documentation, knowledge of international trade terms and requirements.Preferably using SAP program.Good knowledge of MS Office applications.An analytical mind with result oriented work style.Ability to self-manage and to take responsibility.Energetic and good communicator.Strong time management skills.JOB DESCRIPTION:Managing all import-export operations and documentation.Overseeing the entire import process from the planning stage until the delivery of the goods in the warehouse.Doing price research with existing and potential suppliers, preparing contracts.Communicating with the international suppliers, monitoring and reporting on the performance of suppliers.Maintaining communications with the third party logistics providers such as customs clearance agents, freight forwarders, suppliers.Closely following up on customs and foreign trade legislations and requirements for importing goods into Turkey.Initiating the export processes – creating and acquiring related export documents.Calculating and reporting the cost of the completed import and export files by entering the cost items into the ERP program.Preparing detailed reports on customs, suppliers and import/export processes in certain periods.To make the requested preliminary cost studies.Preparing active import status reports and payment reports in certain periods and forwarding them to the relevant units.Up-to-date stock follow-up and planning of orders according to needs.Monitoring and reporting of changes and updates in customs legislation.Following the entire post-order process and informing the customer in proforma sales made directly from the supplier to the custome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İdari İşler Uzmanı</text:p>
          </table:table-cell>
          <table:table-cell office:value-type="float" office:value="3605769">
            <text:p>3605769</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Vize ve Pasaport işlemlerinin gerçekleştirilmesi,Şirket Araç-Filo işleyişinin sağlanması,Ortak kullanım alanlarında malzemelerin ve hizmetlerin işleyişini takibinin ve yönetiminin gerçekleştirilmesi,İdari işler kapsamında alınan tüm hizmet ve malların gerekli kayıtlarını tutulması,Temizlik konularının işleyişini takip etmek ve denetlenmesiYurt içi ve Yurt dışı seyahat işlemlerinin takibi, konaklama organizasyonların yapılması ve raporlanması,Şirket içindeki sarf malzeme, mobilya, evrak, kargo vb. çeşitli taşıma işlemlerinin yönetiminin sağlanması,İş sağlığı ve güvenliği kurallarına uygun şekilde tadilat, tamirat uygulamasının takibi ve sarf malzemelerin konumlandırılması  Gereken NiteliklerEn az 5 yıl İdari İşler tecrübesine sahipGüvenlik, temizlik, personel servis planlaması, yemek hizmetlerinde aktif rol almışTesis ve/veya bina yönetimi konusunda bilgi sahibiTercihen SAP programı bilenMS Office programlarını iyi derecede kullanabilen,İletişimi kuvvetli, analitik düşünebilen, dikkatli, disiplinli, sorumluluk sahibi ve problem çözme yetkinliğine sahip,Planlama ve organizasyon becerisi yüks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Muhasebe Uzmanı</text:p>
          </table:table-cell>
          <table:table-cell office:value-type="float" office:value="3609735">
            <text:p>3609735</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Aylık KDV, Muhtasar ve BA-BS bildirimlerini hazırlamak ve vermek,E-defter gönderim işlemlerini yapmak,Satıcı Mutabakatlarını yapmak,Mizan kontrolleri ve düzeltmesi gereken hesapları düzeltmek,Ay kapanış süreçlerine destek vermek,Tedarikçi faturalarının muhasebe ilkelerine ve yasal mevzuata uygun olarak girilmiş olduğunun kontrolünü yapmak,Tam tasdik ve bağımsız denetim süreçlerinde talepler doğrultusunda gerekli raporları hazırlamak,   Gereken NiteliklerÜniversitelerin İktisat ve İşletme bölümlerinden mezun,Muhasebe alanında 3 yıl deneyimliİş ve zaman yönetimini gerçekleştirebilen,Detay odaklı çalışan,Analitik düşünme yönü kuvvetli olan,Ekip çalışmasına yatkın,Tercihen Sap kullanmışMicrosoft Office programlarına hâkim</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Expressyol Lojistik Limited Şirketi</text:p>
          </table:table-cell>
          <table:table-cell office:value-type="string">
            <text:p>Satış Müdürü</text:p>
          </table:table-cell>
          <table:table-cell office:value-type="float" office:value="3611521">
            <text:p>3611521</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Expressyol şirketler grubu, 2007 yılında kurulmuş olup, profesyonel olarak Rusya'da karayolu taşımacılığı yapmaktadır. Ana faaliyet konusu, Rusya Federasyonu topraklarında ve komşu ülkelerde frigorifik kargo taşımacılığıdır.Firmamız 2021 de Türkiye pazarına giriş yapmış olup, yapı taşları haritasını oluşturmaktadır. Expressyol Lojistik Türkiye'deki varlığı ile müşterilere daha geniş bir coğrafyada hizmet sunarak, taşımacılık sektöründe büyümeye ve başarılı olmaya devam etmektedir.2018 yılında ATI Freight Forwarders derecelendirmesinde, Bryansk şehrinde 1. sırada yer alarak, Rusya'da ilk 100 şirket arasında yer almıştır.MİSYONUMUZMüşteri memnuniyetini öncelikli tutan, küresel taşımacılıkta lider bir isim olmak; yenilikçi çözümler ve teknolojiyle taşımacılığın geleceğini şekillendiren bir vizyonla hareket etmek.VİZYONUMUZMüşterilerimize güvenli, hızlı ve kaliteli taşımacılık hizmetleri sunarak, değer katan bir iş ortağı olmak ve taşımacılık süreçlerini en verimli ve etkin şekilde yönetmek. Profesyonel ekibimiz ve güçlü lojistik ağımızla müşteri odaklı bir anlayışla hareket ederek, taşımacılık sektöründe örnek bir şirket olmak.HİZMETLERİMİZParsiyel TaşımacılıkÜrün Bazlı TaşımacılıkKarayolu TaşımacılığıDenizyolu TaşımacılığıDepolama ÇözümleriGENEL NiTELİKLER VE İŞ TANIMI          Rus Menşeli Firmamızın İstanbul /Ataşehir Deluxia Palace ta yer alan ofisi için Satış ekibimizi yönetebilecek niteliklere sahip aday arayışımız bulunmaktadır.GENEL NİTELİKLER  Lisans Mezunu,Tercihen iyi derecede İngilizce bilen,Minimum 5 yıllık deneyime sahip,Kurumsal satış/portföy yönetimi tecrübesi bulunan,Özellikle satışa yönelik ikna ve müzakere yetkinlikleri gelişmiş, müşteri odaklı çalışmayı seven,Farklı müşteri (iç ve dış) profilleriyle çalışabilen, adaptasyonu ve iletişim becerileri yüksek,Hedef odaklı çalışıp, zorlu süreçlerde kişisel motivasyonunu koruyabilen,Sektörü ve potansiyel pazarı iyi analiz edebilen,Analitik düşünce yapısına sahip, problem çözme konusunda başarılı,Ekip içerisinde uyumlu, takım çalışmasına yatkın,Tercihen Siber programına hâkim,Sürücü ehliyetine sahip ve en az iki yıl aktif sürüş deneyimi olan,Askerlik görevini tamamlamış. (Erkek adaylar için)İstanbul/ Anadolu Yakasında ikamet eden.İŞ TANIMIHedefler doğrultusunda mevcut/potansiyel müşteriler ile ilgili büyüme stratejilerinin geliştirilmesi, yeni iş fırsatlarının belirlenmesi,Pazar, rakip ve müşteriler ile ilgili gelişmelerin takip edilmesi, müşteri beklentileri ve ihtiyaçlarının tespit edilip raporlanması,Operasyon departmanına bilgi aktarımının sağlıklı olarak yapılması ve operasyona destek olunması,Mevcut müşteri portföyüne yeni müşterilerin kazandırılması,Müşterilerle düzenli olarak iletişime geçilmesi, ziyaretlerin gerçekleştirilmesi, haftalık/aylık raporların hazırlanması,Mevcut ve yeni kazanılan müşterilere teklif verilerek sürecin takip edilmesi,Pazarlama ve satış hedeflerinin tutturulması,Mevcut müşterilerle iletişimi sürdürerek memnuniyet amaçlı aramalar/ziyaretler yapılması,Fuar ve ihale takviminin takip edi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 Eğitim Kurumları, Okullar</text:p>
          </table:table-cell>
          <table:table-cell table:number-columns-repeated="2" office:value-type="string">
            <text:p>Dilko Koleji</text:p>
          </table:table-cell>
          <table:table-cell office:value-type="string">
            <text:p>Okul Müdür Yardımcısı</text:p>
          </table:table-cell>
          <table:table-cell office:value-type="float" office:value="3613687">
            <text:p>3613687</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Dilko Koleji Kadıköy’de bulunan Ortaokul ve Anadolu Lisesi'nde çalışacak yöneticiler aranmaktadır.- Özel Okul ya da Meb'de  en az 5 yıl Müdür ya da Müdür Yardımcılığı yapmış,- Meb müdür yardımcısı atamasında sıkıntısı olmayan ( en az 2 yıl özel okul yada Meb'de kadrolu çalışmış olmak), - Mebbis ve e-okul sistemine hakim,- İletişimi yüksek, dış görünümüne özen gösteren,- Araç kullanabilen,- Okul ziyaretlerinde kurumu temsil edebilecek çalışma arkadaşları arıyoruz.İŞ TANIMIOkul yöneticisi adaylarımızın Meb'in istediği mevzuatlar çerçevesinde istenen ana işlerinin yapması, kurumun eğitim-öğretim politikalarının mevzuat çerçevesinde okul içinde uygulanmasının takibi ve sorumluluğu, satış departmanı ile eş güdüm halinde çalışacak, belirli zamanlarda bölge okullarında kurumu temsilen ziyaret edebilecek deneyimli adaylar aranmaktadır.</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Eğitim, Eğitim Kurumları, Okullar</text:p>
          </table:table-cell>
          <table:table-cell table:number-columns-repeated="2" office:value-type="string">
            <text:p>Dilko Koleji</text:p>
          </table:table-cell>
          <table:table-cell office:value-type="string">
            <text:p>Sekreter</text:p>
          </table:table-cell>
          <table:table-cell office:value-type="float" office:value="3512891">
            <text:p>3512891</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Dilko Eğitim Kurumlarının Kadıköy'de bulunan okul ve kurs biriminde çalışacak, Tercihen üniversitelerin ön lisans veya lisans programlarından mezun (Ofis ve Büro Yönetimi, Sekreterlik, Dil Bölümleri, Halkla ilişkiler, Lojistik vb.) dinamik , güleryüzlü, dış görünümüne önem gösteren, Ms Office programlarını iyi düzeyde kullanabilen ve büro ekipmanlarını kullanma beceresine sahip, tercihen Anadolu yakasında ikamet eden iş arkadaşları arıyoruz.İŞ TANIMIOfisin genel sekretarya hizmetlerinin yürütülmesi ve koordinasyonu,Telefon, e-posta ve posta trafiğini yönetmek, gerekli yönlendirmeleri yapmak, bilgi akışını sağlamak ve yazışmaları takip etmek,Gelen giden evrak, kargo ve kurye işlemlerini takip etmek,Gelen kursiyerlerin ve velilerinin karşılanması ve ilgili kişi ile görüştürülmesini sağlamak,Günlük iş akışı içerisinde bölümler arası iletişim koordinasyonunu sağlamak,Ofis ve bina yönetiminden ve idari işlerlerden sorumlu olmak,Okul ve kurs bölümleriyle koordineli olarak çalışmak, gerektiğinde bölümlere destek ve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Üretim Makine ve Ekipmanları, Elektrikli ve Elektronik Aletler, Büro Makineleri</text:p>
          </table:table-cell>
          <table:table-cell table:number-columns-repeated="2" office:value-type="string">
            <text:p>Kopitek <text:s/>Kopyalama Sistemleri Ltd. Şti.</text:p>
          </table:table-cell>
          <table:table-cell office:value-type="string">
            <text:p>Elektrik Elektronik Bakım Teknisyeni</text:p>
          </table:table-cell>
          <table:table-cell office:value-type="float" office:value="3598399">
            <text:p>3598399</text:p>
          </table:table-cell>
          <table:table-cell office:value-type="string">
            <text:p>İstanbul(Asya)(Maltepe)</text:p>
          </table:table-cell>
          <table:table-cell office:value-type="string">
            <text:p>active</text:p>
          </table:table-cell>
          <table:table-cell office:value-type="string">
            <text:p>Detail-Aday</text:p>
          </table:table-cell>
          <table:table-cell office:value-type="string">
            <text:p>GENEL NİTELİKLER VE İŞ TANIMI Kopitek Grup olarak 30 yılı aşkın süredir, ofis cihazları sektörünün standart belirleyen firmalarından biriyiz. Canon markasının güçlü iş ortaklarından olan firmamız sahip olduğu, teknik ve yazılım mühendisleriyle ofis ortamında hizmet alınan cihazlar için yazılım üretmekte, satış ve servis hizmeti vermektedir.İstanbul Anadolu Yakası / Maltepe’de bulunan şirket merkezimizde istihdam edilmek üzere,“ Teknik Servis Personeli”  arıyoruzİŞ TANIMI•Müşteri ziyaretleri gerçekleştirerek teknik servis hizmeti sunmak,•Cihazların sorunlarını tanılamak ve bunları gidermek için gerekli işlemleri yürütmek,•Üst düzeyde Müşteri Memnuniyeti sağlamak için gerekli aksiyonları almak,ARANAN NİTELİKLER•Teknik lise ve benzeri okulların ilgili teknik bölümlerinden mezun (Elektrik, elektronik veya bilgisayar),•B sınıfı sürücü belgesine sahip ve aktif olarak araç kullanabilen,•Diksiyonu düzgün, dış görünüşüne önem veren,•Müşteri ve sonuç odaklı, teknolojik gelişmeleri takip eden,•Tercihen Fotokopi, Yazıcı, Network tecrübesi olan,•Erkek Adaylar İçin Askerlik ile ilişiği olmayan,•İstanbul ANADOLU YAKASINDA ikamet ed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DiaTek Diagnostik Ürünler Teknik Danışmanlık</text:p>
          </table:table-cell>
          <table:table-cell office:value-type="string">
            <text:p>Kalite Kontrol Sorumlusu</text:p>
          </table:table-cell>
          <table:table-cell office:value-type="float" office:value="3598469">
            <text:p>3598469</text:p>
          </table:table-cell>
          <table:table-cell office:value-type="string">
            <text:p>İstanbul(Asya)(Kadıköy, Kartal, Maltepe, Sultanbeyli, Tuzla, Sancaktepe)</text:p>
          </table:table-cell>
          <table:table-cell office:value-type="string">
            <text:p>active</text:p>
          </table:table-cell>
          <table:table-cell office:value-type="string">
            <text:p>Detail-Aday</text:p>
          </table:table-cell>
          <table:table-cell office:value-type="string">
            <text:p>GENEL NİTELİKLER VE İŞ TANIMI Biyoloji, Moleküler Biyoloji ve Genetik, Gıda Mühendisliği, Gıda Teknikerliği, Laboratuvar Teknikerliği bölümlerinden mezun,Mikrobiyolojik analiz bilgisi ve tecrübesine sahip,ISO 9001:2015 Kalite Yönetim Sistemi'ne hakimYönetim sisteminin politika, prosedür, süreç, talimat ve formlarının oluşturulması, güncellenmesi ve takibini yapabilecek; kurum içinde duyurarak uygulanmasını sağlayabilecek,Tercihen İç Tetkikçi eğitimi almış,Titiz, özenli, yoğun ve takım çalışmasına uygun, kendisini çok yönlü gelişmeye açık,Mikrobiyolojik analiz ürünleri üreten firmamızdaki tüm kalite kontrol çalışmalarını, raporlanmasını, düzeltici ve önleyici faaliyetlerin yürütülmesini gerçekleştirebilecek,  Ayrıca Ar-Ge ve Ür-Ge projelerimizde kuracağımız ekiplerde görev alabilecek,Kalite Kontrol Sorumlusu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DALGAKIRAN MAK. SAN. A.Ş.</text:p>
          </table:table-cell>
          <table:table-cell office:value-type="string">
            <text:p>Genel Başvuru</text:p>
          </table:table-cell>
          <table:table-cell office:value-type="float" office:value="3205066">
            <text:p>3205066</text:p>
          </table:table-cell>
          <table:table-cell office:value-type="string">
            <text:p>Kocaeli(Gebze), İstanbul(Asya)(Kartal, Maltepe, Pendik, Tuzla)</text:p>
          </table:table-cell>
          <table:table-cell office:value-type="string">
            <text:p>active</text:p>
          </table:table-cell>
          <table:table-cell office:value-type="string">
            <text:p>Detail-Aday</text:p>
          </table:table-cell>
          <table:table-cell office:value-type="string">
            <text:p>GENEL NİTELİKLER VE İŞ TANIMI Ulusal ve uluslararası pazarda faaliyet gösteren, sektörün öncülüğünü yapan, bütün iş süreçlerinde müşteri memnuniyetini ilke edinmiş, yenilikçi ve değişime ayak uyduran yapısıyla bilinen firmamızın Sancaktepe ve Kocaeli /Dilovası lokasyonlarında bulunan açık kadrolarımızda değerlendirilmek üzere genel başvuru almaktayız. Başvuru gerçekleştirmiş olan deneyimli veya deneyimsiz tüm adaylar şirketimizde ileride oluşabilecek pozisyonlar doğrultusunda değerlendirmeye alınacak olup, tüm başvurular yasal süreler dahilinde aday veritabanımızda saklı tutulacaktır.Siz de Dalgakıran ailesinin bir parçası olmak isterseniz çalışmak istediğiniz bölüm ve pozisyonu ön yazınızda belirterek başvuru gerçekleştirebilirsiniz.</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Bilişim, Topluluklar</text:p>
          </table:table-cell>
          <table:table-cell table:number-columns-repeated="2" office:value-type="string">
            <text:p>Technopc</text:p>
          </table:table-cell>
          <table:table-cell office:value-type="string">
            <text:p>Bilgisayar Teknisyeni</text:p>
          </table:table-cell>
          <table:table-cell office:value-type="float" office:value="3597442">
            <text:p>3597442</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Üniversitelerin ilgili ön lisans programlarından veya meslek liselerinin ilgili bölüm mezunu,İş tanımına uygun en az 4 yıllık tecrübesi bulunan,Bilgisayar Donanımı ve Teknolojilerine hâkimTemel network TCP/IP protokolüne hâkim, alt yapı konusunda bilgi sahibi.PC, Mini PC, Tablet ve Notebook sistemlerinde arıza tespiti ve sorun giderme yetkinliği bulunan,Problem çözme konusunda yetkin, müşteri odaklı, planlı çalışmaya yatkın, sorumluluk almaya istekli, iletişimi düzgün olan,Yoğun çalışma temposuna uyum sağlayabilen,Telefon ile teknik destek verebilen,Ehliyeti olan (Aktif olarak otomatik ve düz vites kullanabilen), Şehirlerarası seyahat engeli olmayan,Erkek adaylar için askerlik hizmetini tamamlamış ya da en az 2 yıl tecilli,Anadolu yakasında oturanlar tercih sebebidir.İş TanımıGelen arızalı ürünlerin ve parçaların arıza tespitlerinin yapılması,Arıza tespitlerinden sonra arıza kabul bölümüne verilmesi, takibinin yapılmasıİletişim kanalları üzerinden gelen destek talep ve süreçlerini cevaplanması ve takibi.Telefonda Bayii veya Son kullanıcı problemlerinin uzaktan bağlantı ile giderilmesi.Depolar ve Teknik Servis arasındaki arızalı ve yedek parçaların stok hareketlerinin sağlanması, belgelendirilmesi.Müşteri lokasyonuna yerinde destek, bakım, onarım ve kurulum faaliyetlerinde bulunulmasıProjeler kapsamında ekip çalışmalarına katılımda bulunulması,Üretim departmanı yoğun olduğunda çıkması gereken üretim işlerinde destek olu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ISS Türkiye</text:p>
          </table:table-cell>
          <table:table-cell office:value-type="string">
            <text:p>Bulaşıkhane Elemanı</text:p>
          </table:table-cell>
          <table:table-cell office:value-type="float" office:value="3613681">
            <text:p>3613681</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53 ülkede 650.000 çalışanı ile, 'Entegre Tesis Yönetimi, Temizlik, Güvenlik, Destek Hizmetler, Teknik Hizmetler, Yemek Üretimi, Bitki, Bahçe Bakım, Haşere Kontrol alanlarında hizmet vermekte olan;44.000 çalışanı ile dev kurumların ve şirketlerin aralarında bulunduğu 4000 den fazla müşteriye 5000 noktada hizmet veren İSS Bünyesinde,Tuzla bölgesinde bulunan  projemizde, görev alabilecek, "Bulaşıkhane Personeli" aranmaktadır.</text:p>
          </table:table-cell>
          <table:table-cell office:value-type="string">
            <text:p/>
            <text:p><text:s text:c="16"/>Bugün</text:p>
            <text:p><text:s text:c="17"/>yayınlandı</text:p>
            <text:p><text:s text:c="15"/></text:p>
          </table:table-cell>
        </table:table-row>
        <table:table-row table:style-name="ro2">
          <table:table-cell office:value-type="string">
            <text:p>Full-Time</text:p>
          </table:table-cell>
          <table:table-cell office:value-type="string">
            <text:p>Bilişim, Topluluklar</text:p>
          </table:table-cell>
          <table:table-cell table:number-columns-repeated="2" office:value-type="string">
            <text:p>Technopc</text:p>
          </table:table-cell>
          <table:table-cell office:value-type="string">
            <text:p>İhracat Uzmanı</text:p>
          </table:table-cell>
          <table:table-cell office:value-type="float" office:value="3601293">
            <text:p>3601293</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QUALIFICATIONS AND JOB DESCRIPTION University graduate with bachelor's degree,Minimum 3 years of experience in export operations and sales,Fluent in English and Russian,Good level of  ERP, CRM, MS  Office applications knowledge,Preferred SAP knowledge,High communication skills and persuasion,Analytical thinking and result oriented,Developed written and verbal communication skills,Strong planning and follow-up aspect,Advanced reporting and presentation skills,No restriction for worldwide travel,Military service must be completed for male candidate,We are looking for teammates to be assigned to our head office in Istanbul/Ataşehir.Job Description;Planning and implementing the necessary business and activity plans to achieve the determined annual export targets,Examining the developments in the foreign market, sales and price policies of competing companies and preparing market analysis reports containing these examinations,Market research in relevant countries, communicating with customers, preparing offers and carrying out relevant operational processes,Planning transportation organizations and tracking shipments,Carrying out the operational process,Following customs procedures,Controlling, reporting and archiving completed transactions.Preparation of all documents required for export,Following the current movements of foreign customers,Determining marketing and market entry strategies,Managing and carrying out all commercial communication activities with existing and potential customers,Planning and managing international fair participation activities,</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HALASKAR SİGORTA ARACILIK HİZMETLERİ LİMİTED ŞİRKETİ</text:p>
          </table:table-cell>
          <table:table-cell office:value-type="string">
            <text:p>Finansal Güvence Danışmanı</text:p>
          </table:table-cell>
          <table:table-cell office:value-type="float" office:value="3599899">
            <text:p>3599899</text:p>
          </table:table-cell>
          <table:table-cell office:value-type="string">
            <text:p>İstanbul(Avr.), İzmir, İstanbul(Asya)</text:p>
          </table:table-cell>
          <table:table-cell office:value-type="string">
            <text:p>active</text:p>
          </table:table-cell>
          <table:table-cell office:value-type="string">
            <text:p>Detail-Aday</text:p>
          </table:table-cell>
          <table:table-cell office:value-type="string">
            <text:p>GENEL NİTELİKLER VE İŞ TANIMI Türkiye’nin en önde gelen sigorta şirketi ANADOLU HAYAT EMEKLİLİK iş ortağı HALASKAR SİGORTA LTD.ŞTİ Bünyesinde istihdam edilmek üzere,Mevcut müşterilerin ziyaretlerini gerçekleştirip, sahip olduğu ürünler hakkında bilgi aktarımını yapacak,Tarafına atanan veya kendisinin oluşturduğu müşteri adaylarının ziyaretlerini gerçekleştirip, Anadolu Emeklilik ürünlerinin sunumunu yapacak,İletişimi güçlü ve diksiyonu düzgünKendine güvenen , görünümüne önem verenTakım çalışmasına yatkınYaratıcı, çözüm odaklıHedefleri olanTercihen sigorta sektöründe deneyimliŞirket içi eğitimleriyle gelişimine katkı sağlayacakErkek Adaylar için askerliğini yapmış veya tecilli·         Yüksek Maaş,·         Yüksek prim,·         Araç desteği,.         Yol ücreti,.         Yemek ücreti,.         Yurt içi ve Yurt dışı şirket gezileri.         Dönemsel şirket içi ödülleriile bambaşka bir kariyer fırsatı için hazırsanız Türkiye'de sigorta sektöründe lider olan Anadolu Hayat Emeklilik A.Ş ürünlerinin tanıtım ve satışında görev alacak ekip arkadaşları yani "SENİ"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ISS Türkiye</text:p>
          </table:table-cell>
          <table:table-cell office:value-type="string">
            <text:p>Aşçı Yardımcısı</text:p>
          </table:table-cell>
          <table:table-cell office:value-type="float" office:value="3613680">
            <text:p>3613680</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53 ülkede 650.000 çalışanı ile, 'Entegre Tesis Yönetimi, Temizlik, Güvenlik, Destek Hizmetler, Teknik Hizmetler, Yemek Üretimi, Bitki, Bahçe Bakım, Haşere Kontrol alanlarında hizmet vermekte olan;44.000 çalışanı ile dev kurumların ve şirketlerin aralarında bulunduğu 4000 den fazla müşteriye 5000 noktada hizmet veren İSS Bünyesinde,Tuzla bölgesinde bulunan  projemizde, görev alabilecek, "Aşçı Yardımcısı" aranmaktadır.</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Ticaret</text:p>
          </table:table-cell>
          <table:table-cell table:number-columns-repeated="2" office:value-type="string">
            <text:p>GLOBAL FOREIGN TRADE DANIŞMANLIK LİMİTED ŞİRKETİ</text:p>
          </table:table-cell>
          <table:table-cell office:value-type="string">
            <text:p>Bordro Uzmanı</text:p>
          </table:table-cell>
          <table:table-cell office:value-type="float" office:value="3594456">
            <text:p>3594456</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İş TanımıSektörün öncüsü firmamızın İnsan Kaynakları ve Bordroloma Danışmanlığı hizmetlerinde görevlendirilmek üzere deneyimli İnsan Kaynakları &amp; Bordro Uzmanı çalışma arkadaşları aramaktayız.Aranan NiteliklerÜniversitelerin İktisat, İşletme, İnsan Kaynakları ve Yönetimi, Çalışma Ekonomisi bölümlerinden mezun,İş Kanunu ve SGK mevzuatlarına hakim,SGK ve İŞ_KUR Teşvik uygulamalarının hesaplamalarının yapılması ve kontrolü sağlayacakÇalışanların tüm bordro, puantaj ve ücret tahakkuk işlemlerinin gerçekleştirecekPersonel işe giriş-işten çıkış, nakil ve atama süreçlerinin kanuna uygun olarak yürütülmesini sağlayacak,Tüm yasal mevzuatların takibi, süreçlerin mevzuatlara uygun olarak yürütülmesi, özlük işlemleri kapsamındaki diğer tüm yasal bildirge (e-bildirge, aylık iş gücü çizelgesi, eksik gün ve işe giriş- işten ayrılış bildirgeleri)  ve bildirimlerin doğru, eksiksiz yapılması ve takibini sağlayacakMS Office uygulamalarına çok iyi derecede kullanabilen,İstanbul Anadolu yakasında (yerimiz Bağdat Caddesinde) ikamet eden,Disiplinli, planlama ve organizasyon yeteneği güçlü,Takım çalışmasına yatkın ve sorumluluk sahibi,''İnsan Kaynakları ve Bordro Uzman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BDH Bilişim Destek Hizmetleri San. ve Tic. A.Ş.</text:p>
          </table:table-cell>
          <table:table-cell office:value-type="string">
            <text:p>Bakım Onarım Teknisyeni</text:p>
          </table:table-cell>
          <table:table-cell office:value-type="float" office:value="3610115">
            <text:p>3610115</text:p>
          </table:table-cell>
          <table:table-cell office:value-type="string">
            <text:p>İstanbul(Asya)(Maltepe)</text:p>
          </table:table-cell>
          <table:table-cell office:value-type="string">
            <text:p>active</text:p>
          </table:table-cell>
          <table:table-cell office:value-type="string">
            <text:p>Detail-Aday</text:p>
          </table:table-cell>
          <table:table-cell office:value-type="string">
            <text:p>GENEL NİTELİKLER VE İŞ TANIMI Bilişim Destek Hizmetleri (BDH) olarak, Türkiye’nin köklü ve öncü inovatif teknoloji şirketiNetaş’ın bir şirketi olarak faaliyetlerini  sürdürmektedir.Bilişim teknolojilerinin hemen hemen her alanında profesyonel, yetkin ve sertifikalı mühendislik ve teknik insan kaynağımızla tüm sektörlere ve her ölçekteki kuruma; bilgi ve iletişim teknolojileri alanında danışmanlık, yönetilen hizmetler, siber güvenlik hizmetleri, stratejik dış kaynak kullanımı, donanım, garanti ve destek hizmetleri sağlamaktadır.40’dan fazla iş ortağı ve 20’den fazla şubesi bulunan şirketimizinGaranti Hizmetleri Departmanında  görevlendirilmek üzere aşağıda yer alan niteliklere sahip ekip arkadaşı aramaktayız.Aranan ÖzelliklerMeslek Liselerinin  Elektirik-Elektronik , Haberleşme Cihazları , Bilgisayar Teknolojisi Bölümü ya da yüksekokullarınElektronik , Haberleşme , Bilgisayar Bölümlerinden mezun,Elektonik onarım becerisi olan,Anakart Onarımı  konusunda en az 2 yıl  iş tecrübesi bulunan,Microsoft ofis uygulamalarına hakim,İş Profili Bakım onarım süreci içerisinde aktif olarak görev almak,Elektronik bilgiye sahip olmak,Bilgisayar anakartı veya elektronik kart onarımı yapmak,Notebook, desktop, tablet ve benzeri cihazların anakartlarının sorunun tespiti ve çözülmesi çalışmalarını yürütmekBakım anlaşmalı müşterilerin beklentileri yönünde, temel performans gösterleri bazlı çalışabilmek,Ürünlerin müşteriden teslim alınması, müşteriye teslimleri veya hizmetlerin tamamlanması sonrasında gerekli testleri yapmak,İşin Gerektirdiği Davranışsal Yekinlikler ve Diğer HususlarŞirket içinde/dışında farklı disiplin ve paydaşlarla etkin iletişim kurabilecek ve interaktif çalışabilecek düzeyde uyumlu,İş disiplini kuvvetli, ekip çalışmasına yatkı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ağrı Merkezi Ürün ve Hizmetleri</text:p>
          </table:table-cell>
          <table:table-cell table:number-columns-repeated="2" office:value-type="string">
            <text:p>Turkcell Global Bilgi</text:p>
          </table:table-cell>
          <table:table-cell office:value-type="string">
            <text:p>İklimlendirme Soğutma Teknikeri</text:p>
          </table:table-cell>
          <table:table-cell office:value-type="float" office:value="3573100">
            <text:p>3573100</text:p>
          </table:table-cell>
          <table:table-cell office:value-type="string">
            <text:p>Kocaeli(İzmit, Darıca, Derince, Gebze, Çayırova), İstanbul(Asya)</text:p>
          </table:table-cell>
          <table:table-cell office:value-type="string">
            <text:p>active</text:p>
          </table:table-cell>
          <table:table-cell office:value-type="string">
            <text:p>Detail-Aday</text:p>
          </table:table-cell>
          <table:table-cell office:value-type="string">
            <text:p>GENEL NİTELİKLER VE İŞ TANIMI İş TanımıVeri Merkezi soğutma sistemleri kurulması ve çalıştırılması için planlanan işleri yürütmek,Sistemin bakım ve onarımını yapmak,Sorumlu olunan tüm cihaz ve donanımların temel kontrollerinin ve basit onarımlarının yapılması,Özellikle mekanik alanında olmak üzere, faaliyet alanındaki talep edilen temel keşiflerin ve müdahalelerin yapılması,Yapılan faaliyetlerin online sistem üzerinden raporlanması,Genel NiteliklerÜniversitelerin 2 yıllık iklimlendirme ve soğutma teknolojisi, yapı tesisat teknolojisi, elektrik ve enerji bölümü / iklimlendirme ve soğutma teknolojisi, gaz ve tesisatı teknolojisi, makina ve metal teknolojileri meslek yüksekokul mezunu,Temel İSG kurallarına hakim ve bu konuda duyarlı,Saha deneyimi olan,7/24 vardiyalı çalışma sisteminde çalışabilmeli,Erkek adaylar için askerliğini tamamlamış veya en az 2 yıl tecilli,En az 3 yıl tesis mekanik tesisat işletme ve bakım-onarım tecrübesi olan ve tercihen veri merkezi sektöründe çalışmış ol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li Müşavirlik - Muhasebe</text:p>
          </table:table-cell>
          <table:table-cell table:number-columns-repeated="2" office:value-type="string">
            <text:p>SONER İLHAN AKDOĞAN</text:p>
          </table:table-cell>
          <table:table-cell office:value-type="string">
            <text:p>Muhasebe Personeli</text:p>
          </table:table-cell>
          <table:table-cell office:value-type="float" office:value="3609328">
            <text:p>3609328</text:p>
          </table:table-cell>
          <table:table-cell office:value-type="string">
            <text:p>İstanbul(Asya)(Çekmeköy)</text:p>
          </table:table-cell>
          <table:table-cell office:value-type="string">
            <text:p>active</text:p>
          </table:table-cell>
          <table:table-cell office:value-type="string">
            <text:p>Detail-Aday</text:p>
          </table:table-cell>
          <table:table-cell office:value-type="string">
            <text:p>GENEL NİTELİKLER VE İŞ TANIMI Çekmeköy Taşdelen'deki Mali Müşavirlik Ofisimize ulaşım sorunu olmayan Çalışma Arkadaşı arıyoruz.Aranan Nitelikler;- Ön Lisans veya Lisans mezunu,- Mali müşavirlik ofis deneyimi olan,- 1-6 yıl arası iş tecrübesi,- Mizan düzenleyebilecek seviyede bilgi sahibi olması veya çabuk öğrenebilecek yetenekte olması,-  35 yaşını aşmamış olması,- Kadın Çalışan o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imya</text:p>
          </table:table-cell>
          <table:table-cell table:number-columns-repeated="2" office:value-type="string">
            <text:p>HEDEF KİMYA İTHALAT İHRACAT SANAYİ VE TİCARET LTD.ŞTİ.</text:p>
          </table:table-cell>
          <table:table-cell office:value-type="string">
            <text:p>Satış Temsilcisi</text:p>
          </table:table-cell>
          <table:table-cell office:value-type="float" office:value="3612480">
            <text:p>3612480</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İstanbul Kartal'da bulunan, laboratuvar test cihazı satışı yapan firmamızda büyüyen kadromuzla çalışmak üzere "satış temsilcisi" pozisyonu için çalışma arkadaşları arıyoruz. - Üniversite mezunu- İngilizceye hakim ; yazışma ve konuşma yapacaktır- İletişim becerileri gelişmiş, dinamik, prezentabl- Araştırmacı ve yenilikçi bakış açılarına sahip, gelişim odaklı, kendine güvenen- Takım çalışmasına uygun, hızlı ve analitik düşünebilen- Satış hedeflerini gerçekleştirebilecek- Müşteri kazanımı ve yeni portföy oluşturma konusunda deneyimli,- MS Office uygulamalarına hakim- Boya, Plastik, Otomotiv sektörlerinde ve/veya laboratuvar test cihazları satışında deneyimli olmak tercih sebebidir- Üniversitelerin kimya/kimya mühendisliği bölümlerinden mezun olmak tercih sebebidir- Askerlik hizmetini tamamlamış (erkek adaylar içi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iyim, Hazır Giyim, Moda Tasarım, Perakende</text:p>
          </table:table-cell>
          <table:table-cell table:number-columns-repeated="2" office:value-type="string">
            <text:p>Ramsey-Kip</text:p>
          </table:table-cell>
          <table:table-cell office:value-type="string">
            <text:p>Finans Uzman Yardımcısı</text:p>
          </table:table-cell>
          <table:table-cell office:value-type="float" office:value="3613606">
            <text:p>3613606</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Moda erkek giyim alanında RAMSEY ve KİP markalarıyla perakende sektöründe yer alan şirketimiz için aşağıdaki niteliklere sahip “Finans Uzman Yardımcısı” arıyoruz.Ön Lisans veya Üniversitelerin ilgili bölümlerinden mezun, (tercihen İktisadi ve İdari Bilimler)Perakende başta olmak üzere farklı sektörlerde en az 2 yıl finans deneyimi olan,Tercihen daha öncesinde Nebim V3 kullanmış,MS Office programlarına hâkim,İletişim becerileri gelişmiş, takipçi, detaylara önem veren ve raporlamaya hakim,Analitik ve sonuç odaklı,Öncelik ilkesine göre işini yönetme beceresine sahip,İŞ TANIMIGrup şirketlerinin günlük operasyon hareketlerinin takibini ve kontrolünü yapmak.Nakit operasyon hareketlerinin raporunu hazırlamak, günlük nakit akışını tahmini olarak yöneticisine raporlamak.Grup şirketlerinin bakiye kontrollerini gerçekleştirmek.Günlük olarak şirket banka hesaplarının giriş-çıkış hareketlerini takip etmek ve sisteme kaydedilmesini sağlamak.Haftalık ve aylık olarak çek ödemelerini kontrol etmek ve kaydedip raporlamak.Aylık banka ekstrelerinin kontrolünü gerçekleştirmek, bakiye mutabakatı ve gelir-gider kayıtlarını yapmak.Hazırlanan teminat mektuplarını takip etmek, bankalardan temin edip ilgili birimlere ulaştırmak.Sorumluluğundaki tüm dosya ve belgelerin düzenli bir biçimde korunması için uygulanan çalışma yöntemine uyum sağlamak ve kanuni zorunlu süre boyunca uygun şartlarda gerekli iç ve dış denetime hazır olarak saklamak.</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Akü - Pil - Batarya</text:p>
          </table:table-cell>
          <table:table-cell table:number-columns-repeated="2" office:value-type="string">
            <text:p>ESAN AKÜMÜLATÖR VE MALZ.SAN.TİC. A.Ş.</text:p>
          </table:table-cell>
          <table:table-cell office:value-type="string">
            <text:p>Satış Sonrası Hizmetler Mühendisi</text:p>
          </table:table-cell>
          <table:table-cell office:value-type="float" office:value="3177631">
            <text:p>3177631</text:p>
          </table:table-cell>
          <table:table-cell office:value-type="string">
            <text:p>Kocaeli(Darıca, Derince, Gebze, Çayırova, Dilovası, Körfez), İstanbul(Asya)</text:p>
          </table:table-cell>
          <table:table-cell office:value-type="string">
            <text:p>active</text:p>
          </table:table-cell>
          <table:table-cell office:value-type="string">
            <text:p>Detail-Aday</text:p>
          </table:table-cell>
          <table:table-cell office:value-type="string">
            <text:p>GENEL NİTELİKLER VE İŞ TANIMI Görev Unvanı: ENDÜSTRİYEL AKÜ GRUBU SATIŞ SONRASI HİZMETLER MÜHENDİSİÇalışacağı Birim: ENDÜSTRİYEL AKÜ DEPARTMANI Esan Akümülatör A.Ş Endüstriyel Akü Bölümü’nde, Endüstriye Akü Grubu Türkiye Satış Müdürü’ne bağlı olarak çalışacak Satış Sonrası Hizmetler Mühendisi arayışımız bulunmaktadır. Tercihen, üniversitelerin Elektrik, Elektrik&amp;Eloktronik, Kimya, Metalurji ve Mekatronik Mühendislikleri bölümlerinden mezun, İyi derecede İngilizce bilgisine sahip, Bayi, müşteri, saha yönetimi konularında teknik olarak tecrübeli yada bu konularda kendini çok iyi geliştirebilecek,B sınıfı ehliyeti olan ve aktif araç kullanabilen,Office programlarını iyi kullanabilen, raporlama disiplini olan,·        Takım çalışmasına uyumlu, analitik bakış açısına sahip, stratejik karar verme, planlama, organize etme, kaynakları iyi yönetme, sürekli gelişim ve müşteri odaklılık ilkelerini benimsemiş ve/veya benimseyecek,Tercihen endüstriyel akü ve/veya istifleme makineleri sektörlerinde tecrübeli.İŞ TANIMI:Esan Akümülatör A.Ş’nin, Endüstriyel aküler ile ilgili, yurt içi ve yurt dışı müşterilerine, satış öncesi ve/veya sonrası tüm teknik bilgi ve hizmet gereksinimleri noktasında gerekli destekleri sağlamak, söz konusu olduğunda teknik sorunlarının çözümleri noktasında gerekli planlamaları yapmak, çözüm ortakları(bayiler) ve son kullanıcı müşteri gruplarının teknik eğitim gereksinimlerinin planlanması ve karşılanması konularında çalışmalar yapmak, ayrıca vb. tüm teknik konular hakkında gerekli çalışmaları yürütmek gibi temel görevleri yerine getirebilecek  bir takım arkadaşı arıyoru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siklet ve Motosiklet</text:p>
          </table:table-cell>
          <table:table-cell table:number-columns-repeated="2" office:value-type="string">
            <text:p>OTOMOT FİLO HİZMETLERİ ANONİM ŞİRKETİ</text:p>
          </table:table-cell>
          <table:table-cell office:value-type="string">
            <text:p>Motosiklet Ustası</text:p>
          </table:table-cell>
          <table:table-cell office:value-type="float" office:value="3409799">
            <text:p>340979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Otomot Filo Hizmetleri A.ş.  olarak İstanbul içerisinden mobil servis bölümünde çalışacak, Ekibimiz için Motosiklet ustaları  aramaktayız. Başvuru İçin Gerekli Şartlar,Aktif araç Kullanabilecek,A1 veya A2 ve B ehliyetlerine sahip,Esnek çalışma saatlerine ve yoğun tempoya uyum sağlayabilecek,İnsan İlişkilerinde Başarılı, Çözüm odaklı ve Kendini iyi ifade edebilen,Şirketimizi temsil edebilecek.Merkez depomuzda bakım, tamir ve hasar onarımı yapabilecek,Mobil araçlarda planlı periyodik bakım onarım yapabilecek,Acil arızalara yönlendirebileceğimiz yerinde arıza tespiti yapabilecek.Gelişen ekibimize uyum sağlayabilecek takım arkadaşları aramaktayız. Bir den fazla kişi alınacaktır.</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Bilişim, Yazılım</text:p>
          </table:table-cell>
          <table:table-cell table:number-columns-repeated="2" office:value-type="string">
            <text:p>IOTTECH BİLİŞİM DANIŞMANLIK LİMİTED ŞİRKETİ</text:p>
          </table:table-cell>
          <table:table-cell office:value-type="string">
            <text:p>Oyun Geliştirici</text:p>
          </table:table-cell>
          <table:table-cell office:value-type="float" office:value="3602371">
            <text:p>3602371</text:p>
          </table:table-cell>
          <table:table-cell office:value-type="string">
            <text:p>İstanbul(Asya)(Maltepe)</text:p>
          </table:table-cell>
          <table:table-cell office:value-type="string">
            <text:p>active</text:p>
          </table:table-cell>
          <table:table-cell office:value-type="string">
            <text:p>Detail-Aday</text:p>
          </table:table-cell>
          <table:table-cell office:value-type="string">
            <text:p>QUALIFICATIONS AND JOB DESCRIPTION We are looking for Unity Developer candidates who will be trained in innovative and scientifically based software projects in the field of healthcare.Our company develops innovative products in the healthcare sector, especially in the field of neuropsychiatry, by combining virtual reality, artificial intelligence, neuroscience and brain-computer interfaces, and develops technology-based, innovative global products in the field of neuropsychiatry and physical therapy. with an interdisciplinary solution approach.Our company aims to understand the complexity of the brain and treat its dysfunctions by bringing together our expert team consisting of Computer Engineering, Software Engineering, Faculty of Medicine and Architecture and international Turkish scientists with artificial intelligence. The supported applications we develop especially focus on the fields of neurology and psychiatry and focus on virtual reality. develops digital treatment solutions with its glasses.Under the leadership of our medical doctors, we develop global health projects supported by TÜBİTAK and the European Union by designing games in artificial intelligence-supported virtual reality glasses and modeling mathematics, physics and biology theorems and theories in accordance with VR. To participate in these exciting projects, we are looking for candidates with the following qualifications:Requirements:• Graduated from departments within the faculty of architecture or received education in departments such as physics engineering - mathematical engineering - software engineering.• Willing and researcher to receive training in the field of Unity and VR,• Have creative and innovative thinking ability,• Suitable for teamwork,• Have problem solving and analytical thinking skills,• To have the ability to research physics and mathematics theorems and theories and generate ideas with the doctor and software team.• Likes to play games,• Apart from this, since our office is in Maltepe, Istanbul, we kindly request applications from candidates residing in this region in order to avoid traffic problems.• In addition, frequent meetings abroad and the preparation of theses, articles, etc. preparation. It is necessary to havea very good command of English in order to make arguments of foreign origin and to make presentations in English.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ağrı Merkezi Hizmetleri</text:p>
          </table:table-cell>
          <table:table-cell table:number-columns-repeated="2" office:value-type="string">
            <text:p>MNC GRUP TELEKOMÜNİKASYON TİCARET LİMİTED ŞİRKETİ</text:p>
          </table:table-cell>
          <table:table-cell office:value-type="string">
            <text:p>Çağrı Merkezi Müşteri Temsilcisi</text:p>
          </table:table-cell>
          <table:table-cell office:value-type="float" office:value="3595748">
            <text:p>3595748</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Teknolojiye yaptığımız büyük yatırımlarla sektörümüzde dönüşüme yön veren bir teknoloji şirketiyiz.. Biz, şirketleri müşterileri ile buluşturan ve her gün yüzlerce etkileşimi anlamlı diyaloglara dönüştüren bir iletişim merkeziyiz. Bu bilinçle yola çıkan MNC GROUP YÖN İLETİŞİM , kurulduğu ilk günden itibaren kurumsal müşterilerine doğru kaliteli katma değerli hizmet vererek büyüme prensibini sürdürmektedir. Hızla büyüyen , değişen ve gelişen ekibimize aşağıdaki niteliklere sahip "OUTBOUND Müşteri Temsilcisi" arayışımız bulunmaktadır.GENEL NİTELİKLEREn az lise mezunu,18-45 yaşları arasında, İş kalitesini ön planda tutarak hedef ve sonuç odaklı çalışabilen,Tercihen Çağrı Merkezi  alanında tecrübesi olan, Çağrı Merkezi sektöründe kariyer hedefi olan, Özgüveni ve çalışma disiplini yüksek,Satış yapabileceği konusunda kendine güvenenTelefonda akıcı ve etkin konuşabilen, diksiyonu düzgün, İletişimi güçlü, ikna kabiliyeti yüksek, zaman yönetimi yapabilen, çözüm odaklı, İş kalitesini ön planda tutarak hedef ve sonuç odaklı çalışabilen,Sana Ne Sunuyoruz?Dinamik ve güvenilir bir çalışma ortamı,Sunduğumuz çeşitli eğitim olanaklarıyla kişisel ve profesyonel gelişim fırsatları,Büyük bir takımın üyesi olmanın gururu,Her geçen gün büyüyen bir işin ve başarının önemli bir parçası olmanın mutluluğuNET MAAŞ+YOL+YEMEK+PRİM+SSKMEB ve E-Devlet onaylı Uzmanlık Sertifikası6 ayda bir kıdem zammı   Kimlerle Çalışmak İstiyoruz ?Özgüven sahibi,İş hukuku uygulamaları ve çalışan ilişkilerinde uyum sağlayabilen ,Telefonla etkili iletişim kurabilen diksiyonuna ve ifade biçimine güvenebilen İç motivasyonu yüksek ve hedef odaklı ise ,Zaman yönetiminde hassas olduğunu düşünüyorsa ,Lise ve üzeri öğrenim tamamladıysa, Yazılı ve sözlü iletişim becerilerine sahipse ,Satış yapabileceği konusunda kendine güveniyorsa, ANKARA' da yaşıyorsan ya da yaşayabilecek durumdaysan, aradığımız takım arkadaşı SEN olabilirsin!!300 PERSONEL ALIMI YAPILACA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83 KREATİF STÜDYO MİMARLIK MÜHENDİSLİK VE İNŞAAT TİCARET LİMİTED ŞİRKETİ</text:p>
          </table:table-cell>
          <table:table-cell office:value-type="string">
            <text:p>Mobilya Montaj Elemanı</text:p>
          </table:table-cell>
          <table:table-cell office:value-type="float" office:value="3612292">
            <text:p>3612292</text:p>
          </table:table-cell>
          <table:table-cell office:value-type="string">
            <text:p>Ankara(Sincan, Etimesgut, Çankaya, Yenimahalle)</text:p>
          </table:table-cell>
          <table:table-cell office:value-type="string">
            <text:p>active</text:p>
          </table:table-cell>
          <table:table-cell office:value-type="string">
            <text:p>Detail-Aday</text:p>
          </table:table-cell>
          <table:table-cell office:value-type="string">
            <text:p>GENEL NİTELİKLER VE İŞ TANIMI  83 Kreatif Stüdyo Mimarlık LTD.ŞTİ ve Ersa Mobilya A.Ş iş ortaklığı bünyesinde Ankara/Çankaya/Eskişehir yolu üzerinde yer alan mağazamızda Mobilya/Ofis Mobilyası Montajında görev alacak bizimle birlikte başarı hikayelerimizi paylaşacak deneyimli çalışma arkadaşları arıyoruz. • Tercihen Meslek Lisesi veya Meslek Yüksek Okullarının Mobilya Dekorasyon ve Ağaç İşleri bölümlerinden mezun, • Tercihen depo alanında çalışma deneyimi ve Mobilya montajı/Ofis Mobilyası konusunda tecrübesi olan, • Dış Görünüşüne Ve Kişisel Bakımına Özen Gösteren • Yoğun İş Temposuna Uyum Sağlayabilecek • Alanında En Az 2 Sene Deneyimli • B sınıfı ehliyeti olan ve aktif araç kullanabilen, • Tercihen SRC ve Psikoteknik belgeleri olan, • Çalışmasına engel oluşturabilecek sağlık problemi bulunmayan, • Müşteri memnuniyet odaklı, insan ilişkilerinde başarılı, • Takım çalışmasına yatkın, • Erkek adaylar için askerlik hizmetini tamamlamış.  İŞ TANIMI • Mağazada satışı yapılan mobilya ürünlerinin depodan alınarak araçlara yüklenmesi ve müşterilerin adreslerine teslimat yapılması, • Depo Düzeninin Sağlanması • Ürünlerin montaj-demontaj işlerinin yapılması, • Ürünlerin kullanım özellikleri hakkında müşterilere bilgi verilmesi, • Montajı yapılacak ürünlerin fabrikadan teslim alınarak depomuza düzenli şekilde yerleştirilmesi • Müşteri şikayetlerinin tespitinin ve çözümünün sağlanması.</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601552">
            <text:p>3601552</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 Ankara'da ikamet eden,• En az Lise mezunu,• Kozmetik sektöründe kariyer hedefi olan,• Perakende sektöründe mağaza satış deneyimine sahip,• Makyaj yapmayı bilen,•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 makyaj - parfüm - kişisel bakım sektöründe faaliyet gösteren perakende mağazalarımızda görevlendirilmek üzere,Satış, uygulama, yönetim ve mağazanın tüm işlevlerinde sorumluluk alacak ve planlanan satış hedeflerini gerçekleştirecek, 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484753">
            <text:p>3484753</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 Ankara'da ikamet eden,• En az Lise mezunu,• Kozmetik sektöründe kariyer hedefi olan,• Perakende sektöründe mağaza satış deneyimine sahip,• Makyaj yapmayı bilen,•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 makyaj - parfüm - kişisel bakım sektöründe faaliyet gösteren perakende mağazalarımızda görevlendirilmek üzere,Satış, uygulama, yönetim ve mağazanın tüm işlevlerinde sorumluluk alacak ve planlanan satış hedeflerini gerçekleştirecek, 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607575">
            <text:p>3607575</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 Ankara'da ikamet eden,• En az Lise mezunu,• Kozmetik sektöründe kariyer hedefi olan,• Perakende sektöründe mağaza satış deneyimine sahip,• Makyaj yapmayı bilen,•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 makyaj - parfüm - kişisel bakım sektöründe faaliyet gösteren perakende mağazalarımızda görevlendirilmek üzere,Satış, uygulama, yönetim ve mağazanın tüm işlevlerinde sorumluluk alacak ve planlanan satış hedeflerini gerçekleştirecek, 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601557">
            <text:p>3601557</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 Ankara'da ikamet eden,• En az Lise mezunu,• Kozmetik sektöründe kariyer hedefi olan,• Perakende sektöründe mağaza satış deneyimine sahip,• Makyaj yapmayı bilen,•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 makyaj - parfüm - kişisel bakım sektöründe faaliyet gösteren perakende mağazalarımızda görevlendirilmek üzere,Satış, uygulama, yönetim ve mağazanın tüm işlevlerinde sorumluluk alacak ve planlanan satış hedeflerini gerçekleştirecek, 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556408">
            <text:p>3556408</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 Ankara'da ikamet eden,• En az Lise mezunu,• Kozmetik sektöründe kariyer hedefi olan,• Perakende sektöründe mağaza satış deneyimine sahip,• Makyaj yapmayı bilen,•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 makyaj - parfüm - kişisel bakım sektöründe faaliyet gösteren perakende mağazalarımızda görevlendirilmek üzere,Satış, uygulama, yönetim ve mağazanın tüm işlevlerinde sorumluluk alacak ve planlanan satış hedeflerini gerçekleştirecek, 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Mağdenli Nakliyat ve Ticaret A.Ş.</text:p>
          </table:table-cell>
          <table:table-cell office:value-type="string">
            <text:p>Operasyon Destek Elemanı</text:p>
          </table:table-cell>
          <table:table-cell office:value-type="float" office:value="3613106">
            <text:p>3613106</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Türkiye’deki yatırım ve enerji projelerinde büyük katkısı bulunan, sektöründe lider proje taşımacılık şirketi, süratle gelişen iş hacmine ayak uydurabilecek,·         Yüksek okul veya üniversite mezunu,·         MS Office uygulamalarına hakim,·         Tercihen Ön muhasebe, lojistik ve taşımacılık konusunda deneyimli.·         Esnek düşünce yapısına sahip ve çözüm üretip uygulayabilen,                                             Operasyon Destek elemanı                                                     Aramaktadır Başvurusu kabul edilen aday,·         Üst birimlerin kendisinden istediği belgeleri sisteme işlemek,·         Belgeleri tasnif etmek, arşivlemek ve istenildiği zaman arşivden çıkarmak,·         Kurumun gereksinimlerine uygun kargo, kurye seçeneklerini yönlendirmek,·         İş akışının planlanmasına, yönetilmesine ve iyileştirilmesine destek olarak görev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Mağdenli Nakliyat ve Ticaret A.Ş.</text:p>
          </table:table-cell>
          <table:table-cell office:value-type="string">
            <text:p>Satış Pazarlama Sorumlusu</text:p>
          </table:table-cell>
          <table:table-cell office:value-type="float" office:value="3613021">
            <text:p>3613021</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Lojistik sektöründe faaliyet gösteren  firmamıza ''Lojistik Satış Uzmanı'' arayışımız bulunmaktadır.Uluslararası Nakliye Ve Lojistik öncelikle Kara ve (Hava-Deniz Satış ) sektöründe Satış &amp; Pazarlama departmanında aktif görev almış,Deniz Satış&amp;Pazarlama birimi için ileri düzey İngilizce bilgisi tercih sebebidir.En az 2 yıl lojistik satış tecrübesi olan,MS Office uygulamalarına hakim ve lojistik ERP programları kullanmış,Operasyon  takibi yapabilen,En az 2 yıl lojistik satış tecrübesi olanEtkili iletişim ve ikna etme yeteneğine sahipİzmir de ikamet eden / edebilecek olan,İŞ TANIMI• Bölgedeki müşterilerin rutin olarak ziyaret edilmesi• Aktif satış faaliyetlerinde bulunarak yeni müşteriler kazandırılması• Satış hedefleri ve karlılık analizlerinin periyodik olarak çalışılması ve raporlanması• Müşteriler ile ilgili gelişmeleri takip ederek, müşteri beklentilerinin ve ihtiyaçlarının raporlanması• Gerekli fiyat araştırmalarının yapılarak en uygun servisin seçilerek, fiyat teklif sürecinin yürütülmesi• Raporlamaların hazırlanarak yönetime sunu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Joem Marketing</text:p>
          </table:table-cell>
          <table:table-cell office:value-type="string">
            <text:p>Müşteri Danışmanı</text:p>
          </table:table-cell>
          <table:table-cell office:value-type="float" office:value="3613682">
            <text:p>3613682</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Wil jij werken voor grote en betrouwbare Nederlandse bedrijf ?Solliciteer dan bij Joem markting en je kunt meteen aan de slagKom werken op een van onze 3 vestigingen in Turkije of bel vanuit huis!Spreek je Nederlands en zoek je werk? Bij ons ben je zeker van:- Verdienen op sales basis als ZZP- Volledig betaald van uit Nederland - Uitbetalingen in euro’s- Geen regels- Leuke teamuitjes- Werk tijd beslis je zelf!- Volledig sgk!- Of kiezen voor een hoge salaris !Direct kun je aan de slag !Je salaris kan flink oplopen als je veel sales maakt en geloof ons, dit gaat erg eenvoudig! Solliciteer direct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Boya Sanayi</text:p>
          </table:table-cell>
          <table:table-cell table:number-columns-repeated="2" office:value-type="string">
            <text:p>Kardelen Boya ve Kimya San. Tic ve Ltd.Şti.</text:p>
          </table:table-cell>
          <table:table-cell office:value-type="string">
            <text:p>Muhasebe Personeli</text:p>
          </table:table-cell>
          <table:table-cell office:value-type="float" office:value="3607284">
            <text:p>3607284</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1996 yılından beri inşaat ve sanayi boyaları başta olmak üzere, yapı kimyasalları ve boya yardımcı malzemeleri alanlarında geniş bir ürün yelpazesi ile sektöründe öncü olan şirketimiz, 25.000 ton üretim kapasitesine sahiptir. Kardelen Boya, yurt içi pazarının yanı sıra Orta Asya, Orta Doğu ülkelerine ve Amerika Birleşik Devletlerine ihracat gerçekleştirmektedir.Şirketimizin Çetin Emeç'teki merkez lokasyonunda görevlendirilmek üzere;Genel NiteliklerÜniversitelerin veya Meslek Yüksek Okullarının ilgili bölümlerinden mezun,Muhasebe süreçlerini bilen, En az 3 yıl tecrübesi bulunan,E-arşiv, e-fatura tecrübesi olan,ERP programlarıyla çalışmış,MS Office uygulamalarına hakim,Sistemli çalışmayı benimsemiş,İletişimi yüksek, temsil yeteneği olan,Analitik ve detay düşünebilen, dikkatli, etkin çözümler öneren,B sınıfı sürücü ehliyetine sahip,Ankara'da ikamet eden/ edebilecek, "Muhasebe Personeli” aramaktayız.  İş TanımıAlış faturalarının kontrolü, işlenmesi, arşivlenmesi,Satış faturalarının/ irsaliyelerinin kesilmesi, iletilmesi, arşivlenmesi,Cari borç-alacak takibi, ay sonu firma ekstrelerinin (müşteri ve tedarikçi) karşılaştırılması ve mutabakat (BA/ BS ve cari mutabakat) sağlanması,Ön Muhasebe ve Genel Muhasebeye dair tüm evrakların kontrol ve arşivlenmesi,Personel özlük dosyalarının eksiksiz oluşturulması ve güncel tutulması,Personel puantajlarının takip edilmesi,Çek, senet, kasa işlemlerini yapılması,Banka işlemlerinin yapılması,Genel muhasebe süreçlerine destek olu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Akü - Pil - Batarya</text:p>
          </table:table-cell>
          <table:table-cell table:number-columns-repeated="2" office:value-type="string">
            <text:p>ESAN AKÜMÜLATÖR VE MALZ.SAN.TİC. A.Ş.</text:p>
          </table:table-cell>
          <table:table-cell office:value-type="string">
            <text:p>Bölge Satış Müdürü</text:p>
          </table:table-cell>
          <table:table-cell office:value-type="float" office:value="3519937">
            <text:p>3519937</text:p>
          </table:table-cell>
          <table:table-cell office:value-type="string">
            <text:p>Adana, Ankara, Gaziantep</text:p>
          </table:table-cell>
          <table:table-cell office:value-type="string">
            <text:p>active</text:p>
          </table:table-cell>
          <table:table-cell office:value-type="string">
            <text:p>Detail-Aday</text:p>
          </table:table-cell>
          <table:table-cell office:value-type="string">
            <text:p>GENEL NİTELİKLER VE İŞ TANIMI GENEL NİTELİKLER VE İŞ TANIMI1978 yılında İstanbul’da kurulan Esan Akü ve Malzemeleri San. Ve Tic. A.Ş. olarak yurt içinde 70’in üzerinde bayi ve satış sonrası hizmet noktasında faaliyetini sürdüren ve 4 kıtada 60’ı aşkın ülkeye ihracat yapan köklü bir firmadır.2016 yılında Kocaeli’nin Gebze ilçesindeki modern tesislerinde üretimine devam eden Esan Akü ve Malzemeleri San. Ve Tic. A.Ş. 45 yıllık tecrübesi ve müşteri memnuniyetiyle sektöründeki öncü firmaların başında gelmektedir.Esan Akü ve Malzemeleri San. Ve Tic. A.Ş.; Esan Plastik ve Esan Metal fabrikaları Esan Ailesi bünyesine dâhil olup  Esan Traksiyoner fabrikasıyla da akü sektöründe kendi üretimi için gerekli yatırımları gerçekleştirmeye devam edecektir.En yeni teknolojik sistemleri de takip etmektedir. Üretim ağını akıllı üretim sistemleri, robot ve otomasyon sistemleri, yüksek teknoloji ürünü şarj sistemleri ve özel tasarım makinaları ile genişletmektedir.Ürünleri ile sektöre, bayilerine ve kullanıcılarına değer katan Esan Akü ve Malzemeleri San. Ve Tic. A.Ş., sürdürülebilir çevre yaklaşımıyla güven odaklı vizyonuyla bir enerji depolama firmasıdır. 2018 yılında T.C. Sanayi ve Teknoloji Bakanlığı tarafından AR-GE merkezi olarak da tescillenmiştir.Esan Akü ve Malzemeleri San. Ve Tic. A.Ş., “Dünya gücünü bizden alıyor.” sloganıyla çıktığı bu yolda akü sektöründeki yükselişini sürdürmektedir.Pozitif enerjisiyle ekibimizin gücüne güç katacak çalışma arkadaşımızı aramızda görmek istiyoruz.Esan Akümülatör A.Ş Yurt İçi Satış Bölümü’nde, Yurt İçi Bölgeler Müdürü’ne bağlı olarak çalışacak Ankara Bölgesi ve Güneydoğu Anadolu Bölgesi-Adana-Gaziantep -Bölge Satış Müdürü arayışımız bulunmaktadır. Üniversitelerin İşletme, İktisat, Pazarlama veya benzer bölümlerinden mezun, Bayi, müşteri, saha yönetimi ve bayii odaklı satış da deneyimli,B sınıfı ehliyeti olan ve aktif araç kullanan,Office programlarını iyi kullanabilen, raporlama disiplini olan,Takım çalışmasına uyumlu,Akü, otomotiv sektöründe tecrübeli.İŞ TANIMIEsan Akümülatör A.Ş’nin  saha satış fonksiyonunu yerine getirebilecek sorumluluk sahibi takım arkadaşları arıyoruz. Bölgedeki rakip fiyat endekslerinin takibi,Saha rakip bölge analizi,Karlılık hedefinin takibi,Bölge pazar payı hedefinin belirlenmesi ve takibi,Bölge satış bütçe hedeflerinin belirlenmesi ve takibi,Yeni iş (bölge) geliştirme faaliyetlerinin belirlenmesi ve takibi,Bölge bayi geliştirme faaliyetlerinin belirlenmesi ve takibi,Bayi satış ekibinin yönetilmesi ve geliştirilmesi,Bayi stoklarının yöneti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ühendislik Hizmetleri</text:p>
          </table:table-cell>
          <table:table-cell table:number-columns-repeated="2" office:value-type="string">
            <text:p>ERBİL PROJE MÜŞAVİRLİK MÜHENDİSLİK A.Ş.</text:p>
          </table:table-cell>
          <table:table-cell office:value-type="string">
            <text:p>İnşaat Mühendisi</text:p>
          </table:table-cell>
          <table:table-cell office:value-type="float" office:value="3603539">
            <text:p>3603539</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ERBİL PROJE MÜŞAVİRLİK MÜHENDİSLİK A.Ş  FİRMASININ, SU PROJELERİ GRUBUNA ve KARAYOLLARI GRUBUNA İNŞAAT MÜHENDİSLERİ ALINACAKTIR.SU PROJELERİ GRUBUNDA,İÇMESUYU + KANALİZASYON + YAĞMURSUYU + ARITMA TESİSLERİ + GÖLET PROJELERİNDE ÇALIŞACAK İNŞAAT MÜHENDİSLERİ; Erbil Proje Müşavirlik Mühendislik Anonim Şirketi, alanında uzmanlaşmış ve Türkiye'nin altyapı alanında sayılı proje firmalarından biridir. Ekibini güçlendirmek amacı ile Ankara merkez ofiste görevlendirilecek, SU PROJELERİ konusunda uzmanlaşmış / uzmanlaşmak isteyen İÇMESUYU + KANALİZASYON + YAĞMURSUYU + ARITMA TESİSLERİ + GÖLET Projelerinde çalışacak aşağıdaki niteliklerde İnşaat Mühendisleri alınacaktır, Üniversitelerin İnşaat Mühendisliği bölümlerinden mezun,Autocad programına hakim, Tercihen İÇMESUYU, KANALİZASYON, İÇMESUYU ve ATIKSU ARITMA TESİSLERİ PROJELERİNDE deneyimli,İletişim becerileri güçlü ve sonuç odaklı,Başarı grafiği yüksek, Seyahat engeli olmayan, Kariyer hedefi olan inşaat mühendisleri aranmaktadır. İŞ TANIMI ;SU PROJELERİ GRUBUNDAKİ MÜHENDİSLER, AŞAĞIDAKİ KONULARDA ÇALIŞACAKLARDIR:İçmesuyu Projeleri, Kanalizasyon Projeleri, Yağmursuyu Projeleri, İçmesuyu ve Atıksu Arıtma Tesisleri ProjeleriKatı Atık Projeleri, Gölet Projeleri, Fizibilite Raporları, Master Plan ve Projelerinin yapılması işleridir. KARAYOLU PROJELERİNDE ÇALIŞACAK İNŞAAT MÜHENDİSLERİErbil Proje Müşavirlik Mühendislik Anonim Şirketi, iş hacmi ve gereksinimlerine bağlı olarak, ekibini güçlendirmek amacı ile Ankara merkez ofisinde görevlendirilmek üzere, Karayolu tasarımı konusunda uzmanlaşmış / uzmanlaşmak isteyen Karayolu Projelerinde çalışacak aşağıdaki niteliklerde İnşaat Mühendisleri alınacaktır, Üniversitelerin İnşaat Mühendisliği bölümlerinden mezun,Tercihen Autocad, Microstation ve Inroads programlarına hakim,İletişim becerileri güçlü ve sonuç odaklı,Başarı grafiği yüksek, Seyahat engeli olmayan, Kariyer hedefi olan inşaat mühendisleri aranmaktadır. İŞ TANIMIKARAYOLU GRUBUNDAKİ MÜHENDİSLER AŞAĞIDAKİ KONULARDA ÇALIŞACAKLARDIR:Yol projelerinin yatay-düşey güzergahlarının belirlenip, tasarımlarının yapılması,Plan-profil paftalarının hazırlanması, Kavşak tiplerinin belirlenip, tasarımlarının yapılması,Büyük - küçük sanat yapılarının belirlenmesi / tasarımlarının yapılması,Hidrolik hesapların yapılması, Drenaj projelerinin hazırlanması, Alan, hacim hesaplarının yapılarak, kübaj brükner hesaplarının yapılması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Yapı Malzemeleri</text:p>
          </table:table-cell>
          <table:table-cell table:number-columns-repeated="2" office:value-type="string">
            <text:p>ASTEKNİK MÜHENDİSLİK A.Ş</text:p>
          </table:table-cell>
          <table:table-cell office:value-type="string">
            <text:p>Satış Uzmanı</text:p>
          </table:table-cell>
          <table:table-cell office:value-type="float" office:value="3600257">
            <text:p>3600257</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ASTEKNİK Mühendislik olarak;İnşaat sektörüne, 35 yıllık tecrübesi ile dilatasyon profilleri , dekorasyon profilleri ve diğer spesifik ürünler sunan yapı ve dekorasyon malzemeleriyle hizmet vermeye devam eden firmamızda aşağıdaki niteliklere uygun birlikte çalışacağımız ekip arkadaşları aramaktayız.GENEL NİTELİKLER:  Üniversitelerin (tercihen) inşaat , mimarlık , önlisans ve lisans bölümlerinden mezun,İnşaat/Yapı malzemeleri sektöründe en az 5 yıllık deneyim sahibiTercihen; Alüminyum Dilatasyon Profilleri,                 Alüminyum-PVC-Paslanmaz Çelik Dekorasyon ve Geçiş Profilleri,                 Alüminyum ve PVC Duvar Koruma Bantları,                 Alüminyum Paspas sistemleri konularında deneyimli,Satış ve Pazarlama enerjisi ve heyecanı olan,Öğrenmeye, kendini geliştirmeye açık ve sürekli iyileştirme çabasında olan,Takım Ruhuna sahip ve Ekip içinde çalışma motivasyonu yüksekMS Office ve CRM programlarında deneyim sahibi,Teknik Resim okuyabilen,Seyahat engeli olmayan ve aktif olarak araç kullanabilen,Erkek adaylar için Askerlik görevini tamamlamış,İŞ TANIMISorumlu olduğu bölgede satışların planlanmasını ve gerçekleştirmesini sağlayacak,Planlı bir müşteri ziyareti programı hazırlayarak, başta müteahhit firma ve şantiyeler olmak üzere aktif satış yapacak,Teklif taleplerinin zamanında karşılanmasını ve takibini yapacak,Müşteriyle ilgili faaliyetlerini ve ziyaret programlarını eksiksiz raporlayacak,İnşaat ve yapı malzemeleri hakkında güncel piyasa bilgilerini aktaracak,Müşteri memnuniyetinin sağlanmasında gayretli olacak,Düzenli olarak CRM girişlerini yapacak,Lokasyon:   Ankara - AltındağSatış Uzmanı pozisyonunda çalışacak ekip arkadaşlar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ANKARA ARAÇ MUAYENE İSTASYONLARI İŞLETİM VE TİCAR</text:p>
          </table:table-cell>
          <table:table-cell office:value-type="string">
            <text:p>Araç Muayene Teknisyeni</text:p>
          </table:table-cell>
          <table:table-cell office:value-type="float" office:value="3613662">
            <text:p>3613662</text:p>
          </table:table-cell>
          <table:table-cell office:value-type="string">
            <text:p>Ankara(Merkez, Beypazarı, Gölbaşı, Kahramankazan, Polatlı, Şereflikoçhisar, Akyurt, Etimesgut, Yenimahalle)</text:p>
          </table:table-cell>
          <table:table-cell office:value-type="string">
            <text:p>active</text:p>
          </table:table-cell>
          <table:table-cell office:value-type="string">
            <text:p>Detail-Aday</text:p>
          </table:table-cell>
          <table:table-cell office:value-type="string">
            <text:p>GENEL NİTELİKLER VE İŞ TANIMI Türkiye' de trafik güvenliğinin sağlanması vizyonuyla, araç muayene istasyonlarını işletmek için kurulan Ankara Araç Muayene İstasyonları İşletim ve Ticaret A.Ş.' nin, Ankara bölgesinde hizmet veren araç muayene istasyonlarında gerekli mesleki eğitimler verilerek göreve başlatılmak üzere Araç Muayene Teknisyeni aranmaktadır. Meslek yüksekokullarının makine, motor, mekatronik, motor teknolojileri, otomotiv teknolojisi, iş makineleri, otomotiv, elektrik, eletronik, elektrik-elektronik, kontrol ve otomasyon teknolojisi, uçak teknolojisi, otomotiv gövde ve yüzey işlem teknolojileri, raylı sistemler ve elektrik, elektronik bölümü, bilgisayar teknolojisi bölümü, metalurji bölümü, raylı sistemler makine teknolojisi bölümü, gemi makineleri işletme bölümü, ulaştırma ve trafik hizmetleri, tarım makinaları bölümü alanı mezunu*,Teknik Lise, Endüstri Meslek Lisesi, Mesleki ve teknik eğitim merkezi, mesleki açık öğretim lisesi veya dengi meslek liselerinin makine, motor, tesviye, otomotiv, motorlu araçlar (otomotiv, elektromekanik), makine teknolojisi (makine bakım onarım, bilgisayarlı makine imalatı), metal işleri, elektirik, elektronik, elektirik-elektronik, elektrik-elektronik teknolojileri alanı, motorlu araçlar teknolojisi veya makina teknolojisi alanı, endüstriyel otomasyon teknolojileri, uçak bakım, tarım alanı, tarım alet ve makinaları dalı, tesisat teknolojisi ve iklimlendirme alanı, raylı sistemler teknolojisi, bilişim teknolojileri, metalurji teknolojisi, denizcilik alanı, gemi makinaları işletme dalı mezunu olmak*,Bilgisayar kullanabilen,Müşteri memnuniyeti bilincine sahip,"B" sınıfı sürücü belgesi olan,Tercihen D, C, CE sınıfı belgelerinden bir veya birkaçına sahip,Erkek adaylar için askerlik görevini tamamlamış.*Sadece belirtilen bölümlerden mezun adayların başvuruları kabul edilecektir.İŞ TANIMIAraç muayenelerini tanımlanan standartlar çerçevesinde gerçekleştirmek, Araç muayene raporunu oluşturmak ve aracın durumu ile ilgili müşteriye bilgi vermek,Muayene sürecinde müşteri odaklı hizmet verilmesini sağlamak.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Mağazacılık (Tekstil)</text:p>
          </table:table-cell>
          <table:table-cell table:number-columns-repeated="2" office:value-type="string">
            <text:p>TIFFANY TOMATO MAĞAZACILIK TEKSTİL TİCARET ANONİM </text:p>
          </table:table-cell>
          <table:table-cell office:value-type="string">
            <text:p>Mağaza Müdür Yardımcısı</text:p>
          </table:table-cell>
          <table:table-cell office:value-type="float" office:value="3549896">
            <text:p>3549896</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Tiffany&amp;Tomato şehirli, eğitimli, modern, sosyal hayatı olan gençlere ve genç yaşayan herkese hitap eden; günün trendlerini benimseyen ve gençliğin modasına yön veren bir dünya markasıdır.90’lı yıllardan günümüze damgasını vuran marka, fast fashion dinamiklerine ayak uydurarak sektördeki yerini sağlamlaştırmıştır. Türkiye’nin dört bir yanındaki mağazaları ve online satış sitesi ile Tiffany&amp;Tomato, ürettiği zengin renk ve model alternatiflerinden oluşan koleksiyonlarını modayı seven herkes için ulaşılabilir hale getirmeyi hedefler.Şık ve rahat olmak isteyen genç ve genç yaşayanların markası Tiffany&amp;Tomato, yenilenen yüzüyle müşterilerine hizmet sunmaya devam ediyor.ANKARA- Taurus Avm'de bulunan mağazamızda görevlendirilmek üzere  “MAĞAZA MÜDÜR YARDIMCISI”  pozisyonunda ekip arkadaşları aranmaktadır. O Sen'sen başvurunu bekliyoruz!!ARANILAN NİTELİKLER :·         Mağazacılık ve hazır giyim sektöründe yönetici olarak en az 3 yıl deneyimli,·         En az önlisans tercihen üniversite mezunu·         Tercihen İngilizce bilen·         İyi derecede Nebim V3 programını kullanabilen·         Mağazacılığı yaşam tarzı olarak benimsemiş, ·         İletişim becerileri güçlü, ·         Modayı yakından takip eden, ·         Yoğun iş temposunda müşteri odaklı anlayışından ödün vermeyecek, ·         Dış görünüşüne ve kişisel bakımına özen gösteren,·         Enerjisi ve öz güveni yüksek, ·         Ekip yönetebilecek, ·         Ürün-stok yönetimi ve görsel uygulamalarla ilgili bilgi ve tecrübe sahibi,·         Planlama, organizasyon ve iş takibi becerileri gelişmiş,·         Satış ve müşteri odaklı.İŞ TANIMI·        Mağazanın ciro hedeflerini gerçekleştirmek ve mağaza verimliliğini yükseltmek,·        Mağaza satış - karlılık hedeflerinin ve gider kontrollerini gerçekleştirmek,·        Satış rakamlarının takibi, satış iyileştirme aksiyonlarını almak, satan-satmayan ürün takibini yapmak ve ilgili kategorilerden ürün talebinde bulunmak,·        Mağaza performansı ve verimlilik ilkeleri doğrultusunda ekibin çalışma düzenini ve vardiya programlarını yönetmek,·        Mağaza stoklarının etkin bir şekilde kontrolünü sağlayarak, gerekli raporlamaları yapmak,·        Tüm mağaza operasyonlarını ve resmi evrak süreçlerini, şirket prosedürleri doğrultusunda sistematik ve etkili bir şekilde yöne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ğazacılık (Tekstil)</text:p>
          </table:table-cell>
          <table:table-cell table:number-columns-repeated="2" office:value-type="string">
            <text:p>TIFFANY TOMATO MAĞAZACILIK TEKSTİL TİCARET ANONİM </text:p>
          </table:table-cell>
          <table:table-cell office:value-type="string">
            <text:p>Mağaza Müdür Yardımcısı</text:p>
          </table:table-cell>
          <table:table-cell office:value-type="float" office:value="3590234">
            <text:p>3590234</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Tiffany&amp;Tomato şehirli, eğitimli, modern, sosyal hayatı olan gençlere ve genç yaşayan herkese hitap eden; günün trendlerini benimseyen ve gençliğin modasına yön veren bir dünya markasıdır.90’lı yıllardan günümüze damgasını vuran marka, fast fashion dinamiklerine ayak uydurarak sektördeki yerini sağlamlaştırmıştır. Türkiye’nin dört bir yanındaki mağazaları ve online satış sitesi ile Tiffany&amp;Tomato, ürettiği zengin renk ve model alternatiflerinden oluşan koleksiyonlarını modayı seven herkes için ulaşılabilir hale getirmeyi hedefler.Şık ve rahat olmak isteyen genç ve genç yaşayanların markası Tiffany&amp;Tomato, yenilenen yüzüyle müşterilerine hizmet sunmaya devam ediyor.ANKARA- PODİUM AVM'de bulunan mağazamızda görevlendirilmek üzere  “MAĞAZA MÜDÜR YARDIMCISI”  pozisyonunda ekip arkadaşları aranmaktadır. O Sen'sen başvurunu bekliyoruz!!ARANILAN NİTELİKLER :·         Mağazacılık ve hazır giyim sektöründe yönetici olarak en az 3 yıl deneyimli,·         En az önlisans tercihen üniversite mezunu·         Tercihen İngilizce bilen·         İyi derecede Nebim V3 programını kullanabilen·         Mağazacılığı yaşam tarzı olarak benimsemiş, ·         İletişim becerileri güçlü, ·         Modayı yakından takip eden, ·         Yoğun iş temposunda müşteri odaklı anlayışından ödün vermeyecek, ·         Dış görünüşüne ve kişisel bakımına özen gösteren,·         Enerjisi ve öz güveni yüksek, ·         Ekip yönetebilecek, ·         Ürün-stok yönetimi ve görsel uygulamalarla ilgili bilgi ve tecrübe sahibi,·         Planlama, organizasyon ve iş takibi becerileri gelişmiş,·         Satış ve müşteri odaklı.İŞ TANIMI·        Mağazanın ciro hedeflerini gerçekleştirmek ve mağaza verimliliğini yükseltmek,·        Mağaza satış - karlılık hedeflerinin ve gider kontrollerini gerçekleştirmek,·        Satış rakamlarının takibi, satış iyileştirme aksiyonlarını almak, satan-satmayan ürün takibini yapmak ve ilgili kategorilerden ürün talebinde bulunmak,·        Mağaza performansı ve verimlilik ilkeleri doğrultusunda ekibin çalışma düzenini ve vardiya programlarını yönetmek,·        Mağaza stoklarının etkin bir şekilde kontrolünü sağlayarak, gerekli raporlamaları yapmak,·        Tüm mağaza operasyonlarını ve resmi evrak süreçlerini, şirket prosedürleri doğrultusunda sistematik ve etkili bir şekilde yönetmek</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undefined</text:p>
          </table:table-cell>
          <table:table-cell table:number-columns-repeated="2" office:value-type="string">
            <text:p>TADER ÖZEL EĞİTİM HİZMETLERİ LİMİTED ŞİRKETİ</text:p>
          </table:table-cell>
          <table:table-cell office:value-type="string">
            <text:p>İngilizce Öğretmeni</text:p>
          </table:table-cell>
          <table:table-cell office:value-type="float" office:value="3207339">
            <text:p>3207339</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Türk  Amerikan Derneği Yabancı Dil Kursları Ümitköy Şubesinde görevlendirilmek üzere İngilizce Öğretmeni alınacaktır. Aranan NiteliklerÜniversitelerin İngilizce Öğretmenliği ve İngiliz Dili Eğitimi, İngiliz Dili ve Edebiyatı,  Amerikan Dili ve Edebiyatı, Mütercim Tercümanlık bölümlerinden mezun olan,Tercihen Pedagojik formasyon eğitimini tamamlamış,Full - time ya da Part – time çalışabilecek, Tüm yaş gruplarıyla çalışabilecek,Çocuklar için İngilizce, Yetişkinler için Genel İngilizce ve TOEFL/IELTS/SAT/GRE/YDS sınav eğitimleri verebilecek,Dil öğrenme süreçlerinde öğrencilerine rehberlik edebilecek,Öğrencilere en iyi şekilde öğretim sunmak ve eğitim kalitesini yükseltmek için gerekli önlemleri alabilecek ve uygulayabilecek olan,Planlama ve organizasyon becerilerine sahip,Esnek çalışma saatlerine uyum sağlayabilen,İş birliğine dayalı çalışmayı benimsemiş,Güler yüzlü, insan ilişkileri güçlü, Profesyonel dış görünüş ve davranışlara sahip,Motivasyonu yüksek, yaratıcı ve dinamik,Tercihen bir eğitim kuruluşunda benzer pozisyonda görev almış,Tercihen Çayyolu'nda ikamet eden  Fotoğrafsız başvurular değerlendirmeye alınmay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ıbbi Cihaz ve Malzemeler, İlaç Sanayi, Danışmanlık</text:p>
          </table:table-cell>
          <table:table-cell table:number-columns-repeated="2" office:value-type="string">
            <text:p>ANKOFİS DANIŞMANLIK EĞİTİM TIBBİ ÜRÜNLER LTD.ŞTİ.</text:p>
          </table:table-cell>
          <table:table-cell office:value-type="string">
            <text:p>Ruhsatlandırma Uzmanı</text:p>
          </table:table-cell>
          <table:table-cell office:value-type="float" office:value="2952647">
            <text:p>2952647</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GENEL NİTELİKLER:Üniversitelerin Kimya veya Eczacılık bölümlerinden mezun,İlaç ruhsatlandırma alanında en az 2 yıl tecrübeli,Tercihen, tıbbi cihaz kayıt işlemleri hakkında bilgi sahibi,Çok iyi derecede İngilizce bilen,MS Office ve Adobe uygulamalarını çok iyi derecede kullanabilen,İlgili mevzuata hakim,Planlama yeteneği yüksek, analitik düşünebilen, pratik ve sonuç odaklı, Erkek adaylar için askerlik görevini tamamlamışİŞ TANIMI:İlaç ruhsatlandırma faaliyetleri ile ilgili ulusal/ uluslararası yönetmelikler ve mevzuatın takip edilmesi,İlaç ruhsatlandırma faaliyetleri ile ilgili yönetmelikler doğrultusunda tüm aktivitelerin yürütülmesi,İlgili mevzuatlar doğrultusunda CTD formatına uygun olarak ruhsat başvuru dosyalarının hazırlanması ve sunulması,Ruhsatlandırma işlemleri için gerekli olan dokümanların tercüme edilmesi, hazırlanması, düzenlenmesi, dosyalanması, arşivlenmesi, muhafaza edilmesi, ilgili tüm kayıtların tutulması, gerekli takip ve raporlamaların yapılması,Ruhsatlı / ruhsatsız ürünler için tüm varyasyon başvurularını yapılması ve takip edilmesi,Ruhsat yenileme, devir vs işlemlerinin yapılması,Kullanma talimatı, KÜB(Kısa Ürün Bilgisi) ve ambalaj onay ve güncelleme işlemlerinin yapılmasıFiyat ve geri ödeme başvurularının hazırlanması ve sunulması,Yöneticisinin yönlendirmeleri doğrultusunda verilen sorumlulukların, zaman çizelgesi dahilinde yerine getirilmesi ve gerektiğinde ilgili projelere dahil olunması.Tıbbi cihaz UTS belge ve ürün kayıt işlemleri, güncellemeleri, geri ödeme başvurular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Güvenlik Hizmetleri, Temizlik Hizmetleri, Yönetim Danışmanlığı</text:p>
          </table:table-cell>
          <table:table-cell table:number-columns-repeated="2" office:value-type="string">
            <text:p>Soloschutz Global Services</text:p>
          </table:table-cell>
          <table:table-cell office:value-type="string">
            <text:p>Kurumsal Satış Müdürü</text:p>
          </table:table-cell>
          <table:table-cell office:value-type="float" office:value="3590906">
            <text:p>3590906</text:p>
          </table:table-cell>
          <table:table-cell office:value-type="string">
            <text:p>Ankara, İzmir, Muğla(Bodrum)</text:p>
          </table:table-cell>
          <table:table-cell office:value-type="string">
            <text:p>active</text:p>
          </table:table-cell>
          <table:table-cell office:value-type="string">
            <text:p>Detail-Aday</text:p>
          </table:table-cell>
          <table:table-cell office:value-type="string">
            <text:p>GENEL NİTELİKLER VE İŞ TANIMI 2015 Yılında Kurulan Soloschutz Global Services ;Sektöründe hızla büyüyen Yenilikçi çözümler üretenTeknolojik alt yapısı ile öne çıkan Entegre tesis hizmetleri sunan genç ve dinamik bir şirkettirNiteliklerÖzel Güvenlik Hizmetleri, Temizlik Hizmetleri Ve-Veya Bina-AVM Yönetimi Hizmetleri Satışında Deneyim SahibiAktif Araç KullanabilenÜniversite Ve Üzeri Eğitim AlmışYabancı Dil BilenÖzel güvenlik, Temizlik hizmetleri ve/veya Tesis yönetimi Alanında En Az 5 Yıl Deneyimli ( Deneyimsiz Adayların Başvuruları Değerlendirmeye Alınmayacaktır)Müşteri Portföyü OluşturmuşFirmamıza Artı Değer Ve Yeni Müşteriler Kazandırabilecekİlgili Hizmetlerin  Operasyon ve Satış Süreçlerine Hakimİlgili Hizmetlerin Sunum Ve Fiyatlandırma Tekniklerini BilenTemsil Ve İkna Yetenekleri GelişmişSeyahat Etmek İle İlgili Problemi BulunmayanBelirtilen özelliklere sahip olduğunuzu düşünüyorsanız başvurularınızı bekli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Hakediş Sorumlusu</text:p>
          </table:table-cell>
          <table:table-cell office:value-type="float" office:value="3608627">
            <text:p>3608627</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Hizmet sektöründe lider olan şirketimizde görevlendirilmek üzere aşağıdaki niteliklere uygun ''Hak Ediş Uzman Yardımcısı'' arayışımız bulunmaktadır.Tercihen üniversitelerin Matematik - Muhasebe - Finans bölümlerinden mezun,Ms Office uygulamalarına hakim (Özellikle Ms Excel bilgisi ileri düzeyde olan),Esnek çalışma saatlerine uyum sağlayabilecek,Bay adaylar için askerlik hizmetini tamamlamış.İŞ TANIMIAylık faturaya esas proformaları hazırlamak,Birim yetkilisinden gelen onayın ardından muhasebe bölümüne gönderip faturaların kesilmesini sağlamak,Görev alanlarına giren konularla ilgili sistem dokümanlarını hazırlamak, mevcut dokümanları ihtiyaç halinde güncellemek,Kesilen faturaların doğruluğunun takibini yapmak, ilgili sisteme işleyiş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ektöründe Lider Firma</text:p>
          </table:table-cell>
          <table:table-cell office:value-type="string">
            <text:p>C Sınıfı İş Güvenliği Uzmanı</text:p>
          </table:table-cell>
          <table:table-cell office:value-type="float" office:value="3585536">
            <text:p>3585536</text:p>
          </table:table-cell>
          <table:table-cell office:value-type="string">
            <text:p>Adana, Ankara, Aydın, Balıkesir, Bolu, Bursa, Denizli, Diyarbakır, Erzurum, Eskişehir, Mersin, İstanbul(Avr.), İzmir, Kayseri, Kocaeli, Malatya, Manisa, Sakarya, Samsun, Tekirdağ, Trabzon, Bayburt, Karaman, Yalova, Düzce, İstanbul(Asya)</text:p>
          </table:table-cell>
          <table:table-cell office:value-type="string">
            <text:p>active</text:p>
          </table:table-cell>
          <table:table-cell office:value-type="string">
            <text:p>Detail-Aday</text:p>
          </table:table-cell>
          <table:table-cell office:value-type="string">
            <text:p>GENEL NİTELİKLER VE İŞ TANIMI Kurumsal bir OSGB bünyesinde Türkiye genelinde bölgesel olarak görevlendirilmek üzere C Sınıfı İş Güvenliği Uzmanı arayışımız bulunmaktadır.Üniversitelerin İş Sağlığı ve Güvenliği veya Mühendislik bölümlerinden mezun,C Sınıfı İş Sağlığı ve Güvenliği Uzmanı sertifikasına sahip,Hizmet Sektöründe İş Sağlığı ve Güvenliği Uzmanı olarak kariyer hedefleyen,MS Office uygulamalarına hakim,Veri giriş ve raporlama deneyimi olan,Planlama, organizasyon ve analitik düşünme yeteneği gelişmiş, ekip çalışmasına yatkın,Sürücü belgesi bulunan, aktif olarak araç kullanabilen,Seyahat engeli bulunmayan,Yönetmeliklere uygun olarak tam zamanlı görev alabilecek.Tercihen aktif olarak bir projede çalışmayan.İŞ TANIMITehlikelerin tanımlanması, risk analizleri ve değerlendirmelerinin yapılarak riskleri ortadan kaldırıcı uygulamaların geliştirilmesi ve saha uygulamalarının gerçekleştirilmesi,İş Sağlığı ve Güvenliği kapsamındaki eğitim ihtiyaç analizinin yapılması ve eğitimlerin verilmesi,Acil durum planlarının hazırlanması, kaza istatistiklerinin oluşturulması,İşleyiş içerisinde gerekli veri giriş işlemlerinin yapılması,İş Sağlığı ve Güvenliği ve Çevre faaliyetlerinin takip edilmesi ve denetimlerle gerekli müdahalelerin yapılması,İş Güvenliği ve Çevre uygulamalarının standardının artırılmasına katkıda bulunu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Çağrı Merkezi Müşteri Temsilcisi</text:p>
          </table:table-cell>
          <table:table-cell office:value-type="float" office:value="3546649">
            <text:p>3546649</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Sektörünün lider firmaları içerisinde yer alan Holding şirketimiz bünyesinde görevlendirilmek üzere aşağıdaki niteliklerde ''Çağrı Merkezi Müşteri Temsilcisi'' istihdam edilecektir.Diksiyonu ve dil bilgisi düzgün, sözlü ve yazılı iletişimi kuvvetli,İleri derecede İngilizce bilen,Sabırlı, ikna kabiliyeti yüksek,MS Office programları kullanabilen,Hızlı ve etkin karar alabilen,Hizmet ve hedef odaklı,Analitik düşünebilen ve problem çözme yeteneği gelişmiş,Dinamik ve büyümekte olan bir ekibe dahil olmak isteyen,Öğrenmeye ve kendini geliştirmeye istekli, İŞ TANIMI·         Müşterilerden gelen mesaj ve telefonları karşılayarak ihtiyaca yönelik bilgi ve çözümü sunmak·         Müşterilerle olan sözlü ve yazılı iletişimin kaydını doğru tutmak ve ekibin geri kalanına geri bildirim yapmak·         Problemlerin çözüme ulaşması için ilgili ekiplerle koordinasyon halinde çalışmak·         Farklı müşteri segmentlerini ve sektörel ihtiyaçlarını anlamak ve bu bilgi birikimini dökümante etmek·         Ekibe yeni katılacak Müşteri Hizmetleri Temsilcilerine bilgi birikimini aktararak ekibin kurulması ve inşası aşamasında sorumluluk almak·         Müşterilerin uygulama ile olan etkileşimini artırmaya yönelik gerekli yönlendirmeleri yap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Çağrı Merkezi Müşteri Temsilcisi</text:p>
          </table:table-cell>
          <table:table-cell office:value-type="float" office:value="3552054">
            <text:p>3552054</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Sektörünün lider firmaları içerisinde yer alan Holding şirketimiz bünyesinde görevlendirilmek üzere aşağıdaki niteliklerde ''Çağrı Merkezi Müşteri Temsilcisi'' istihdam edilecektir.En az ön lisans mezunuMinimum 1 yıl çağrı merkezine tecrübesine sahip, (e-ticaret sektöründe çalışmış olmak tercih sebebidir)Müşteri ve pazar odaklı bakış açısına haiz,E-ticaret dünyasını takip eden ve kariyerini bu sektörde devam ettirmek isteyen,Kendisini geliştirmeye açık ve istekli,Telefonda iletişimi kuvvetli,Planlı ve koordineli çalışabilen,İş takipçiliği yüksek, sonuç ve hedef odaklı çalışabilen,Konuşması ve hitabı düzgün,Özgüveni ve ikna kabiliyeti yüksek,Tercihen MS Dynamics CRM, Excel, Teams, Outlook ve SAP kullanabilen İŞ TANIMIGelen çağrıları karşılamak, gerekli durumlarda dış aramalar yapmak,Müşteri taleplerini doğru anlayıp, CRM sisteminde gerekli talepleri açmak,CRM sisteminde açılan taleplere ilgili birim tarafından verilen yanıtları kontrol ederek müşterilere yazılı ya da sözlü olarak dönüşler yapmak,Belirlenen hedef süre içerisinde işlemleri gerçekleştirmek,Müşterilerden gelebilecek her türlü konuda şirket prosedürlerine uygun şekilde çözüm sunmak,CRM disiplininde tüm çağrı aktivitelerini takip e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Mali İşler Uzman yardımcısı</text:p>
          </table:table-cell>
          <table:table-cell office:value-type="float" office:value="3548738">
            <text:p>3548738</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Tesis Yönetimi alanında faaliyet gösteren şirketimizde görevlendirilmek üzere  "Mali İşler Uzman Yardımcısı" arayışımız bulunmaktadır.- Tercihen üniversitelerin İktisat, Ekonometri, Maliye, Matematik veya İstatistik bölümlerinden mezun,- MS Office uygulamalarını hakim, ileri düzeyde Excel kullanabilen,- Planlama ve organizasyon yeteneği güçlü, analitik düşünce yapısına sahip,- Sayısal analiz yeteneği gelişmiş,  problem çözme yetkinliğine sahip,- Takım çalışmasına uyumlu, iletişim becerisi yüksek,- Hedef ve sonuç odaklı, detaylı iş takibi ve sonuçlandırılması konusunda başarılı,- Raporlama ve sunum becerileri gelişmiş,İŞ TANIMI- Devam eden projelere ilişkin maliyet kontrollerini yapmak ve dönemsel revizeleri gerçekleştirmek,- Muhasebe kayıtlarının genel muhasebe esaslarına göre tutulmasını sağlamak ve denetlemek,- Proje bütçe ve gerçekleşmeleri ile Bordro ve fatura kontrollerine ilişkin raporları hazırlamak,- Dönem içi mali raporları hazırlamak ve üst yönetime sunmak,- Bölümü ile ilgili hak ediş faturalarının hazırlamak,- Değişikliklere yol açabilecek dış faktörleri (Mevzuat, piyasalar, bilgi teknolojileri vb.) takip etmek ve aksiyon al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Temizlik Şefi</text:p>
          </table:table-cell>
          <table:table-cell office:value-type="float" office:value="3611951">
            <text:p>3611951</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Hizmet Sektöründe faaliyet gösteren şirketimizin  Ankara'da hizmet verdiği projeleri için 'Temizlik Şefi' arayışımız bulunmaktadır.Aranan Nitelikler;- En az Lise, tercihen üniversite mezunu,- Temizlik operasyonları yönetiminde en az 2 yıl deneyimli,- Daha önce Hastane, AVM, Banka, Site projelerinde deneyim sahibi,- Temizlik ekipmanları, kimyasalları hakkında bilgi sahibi,- Yoğun çalışma temposuna ve esnek çalışma saatlerine uyum sağlayabilecek,- MS Office uygulamalarına hakim, raporlama yapabilecek,İŞ TANIMISözleşme esaslarına bağlı olarak mevcut projelerde çalışan personelin organizasyonunu sağlamak.Projelerin performansını denetlemek.İşleyişle ilgili aksaklıkları tespit etmek.Yerinde ve zamanında düzeltilmesini sağlayarak ilgili yöneticilere raporlamak.Merkez ve müşteri arasındaki iletişim ve koordinasyonu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Teknik Müdür</text:p>
          </table:table-cell>
          <table:table-cell office:value-type="float" office:value="3212883">
            <text:p>3212883</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Tesis Yönetimi alanında faaliyet gösteren firmamızın Ankara'da hizmet vermekte olduğu projesinde görevlendirilmek üzere ''Teknik Müdür ''arayışımız bulunmaktadır, Üniversitelerin Makine Mühendisliği bölümlerinden mezun, Otel, rezidans, AVM vb projelerde elektrik, elektronik ve mekanik konularında en az 4 yıllık yöneticilik deneyimi sahibi,Bina ve güç otomasyonu yönetiminde sorumluluk alabilecek düzeyde konuya hakim, Ms Office programlarını iyi derecede kullanabilen,  Organizasyon, planlama ve iletişim becerileri kuvvetli, sonuç odaklı,Bay adaylar için askerlik hizmetini tamamlamış,Ankara'da ikamet eden.İŞ TANIMITeknik operasyonun elektrik, elektronik ve mekanik süreçlerinden sorumlu olmak,Planlı bakım onarım programının ve işleyişinin yasal prosedürlerini takip etmek,Gelen arıza ve bildirilen işlerin takip edilerek raporlanması,Tarafına bağlı teknik personelin sevk idare ve koordinasyonunun sağlanması.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Apartman / Site Müdürü</text:p>
          </table:table-cell>
          <table:table-cell office:value-type="float" office:value="3550981">
            <text:p>3550981</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Tesis Yönetimi sektöründe lider olan şirketimizin Ankara'da yer alan Site Projesinde görevlendirilmek üzere aşağıdaki niteliklere uygun “Site Müdürü” arayışımız bulunmaktadır.• Minimum 300 konutluk site/tesis yönetmiş,• En az 3 yıl deneyimli• Kat mülkiyeti kanununu çok iyi bilen,• Tesis yönetimi bütçeleme ve sözleşme süreç yönetimine hakim,• Müşteri şikayet ve talep yönetimi konusunda tecrübeli,• Personel sevk ve idaresinde deneyimli, kendisine bağlı olan ekibi yönetip koordine edebilecek,• İşletme faaliyetlerinin aksaksız yürütülmesini sağlamak için gerekli takip ve kontrolleri yapabilecek,• Temel muhasebe bilgisine vakıf,• MS Office programlarına hakim,İŞ TANIMI• Sitenin günlük iş planını yapmak• Planlanan işlerin ve rutin görevlerin icrasının takip ve kontrolünü yapmak• Sakinlerden gelen sözlü veya yazılı şikayet, talep ve müracaatların görevlilerce takip ve sonuçlandırılmasını sağlamak• Personelin kılık kıyafet ve iş disiplininin takibini yapmak• Personelin izin planlamasını yapmak ve uygulamasını sağlamak• Site içindeki hizmetlerin 24 saat aksamadan yürütülmesini sağlamak ve meydana gelebilecek aksaklıklar için gerekli tedbirleri almak• Sorumluluğundaki hizmetlere ait raporları Yönetim Kuruluna sun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Arıtma</text:p>
          </table:table-cell>
          <table:table-cell table:number-columns-repeated="2" office:value-type="string">
            <text:p>Doğuş Su Arıtma</text:p>
          </table:table-cell>
          <table:table-cell office:value-type="string">
            <text:p>Sekreter</text:p>
          </table:table-cell>
          <table:table-cell office:value-type="float" office:value="3601583">
            <text:p>3601583</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2015 yılından itibaren satış ve satış sonrası hizmetleri üzerine faaliyet gösterdiğimiz şirketimizeSıhhıyede bulunan ofisimizde görevlendirilmek üzere Sekreter arayışımız bulunmaktadır.-Ofisimizin yönetimini ve koordinasyonunu sağlayabilecek-En az lise mezunu (tercihen üniversite)-Ms office programlarını kullanabilen-Diksiyonu düzgün,etkin iletişim becerilerine sahip-Zaman yönetimi,takip,planlama ve organizasyon yeteneği olan-Analitik düşünebilen, pratik hareket edebilen, çözüm odaklı, inisiyatif alabilecek-Sistemli ve titiz çalışabilec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ENVEKS TOZ KONTROL TEKNOLOJİLERİ SAN. TİC. A.Ş.</text:p>
          </table:table-cell>
          <table:table-cell office:value-type="string">
            <text:p>Mekanik Teknisyeni</text:p>
          </table:table-cell>
          <table:table-cell office:value-type="float" office:value="3613349">
            <text:p>3613349</text:p>
          </table:table-cell>
          <table:table-cell office:value-type="string">
            <text:p>Ankara(Sincan)</text:p>
          </table:table-cell>
          <table:table-cell office:value-type="string">
            <text:p>active</text:p>
          </table:table-cell>
          <table:table-cell office:value-type="string">
            <text:p>Detail-Aday</text:p>
          </table:table-cell>
          <table:table-cell office:value-type="string">
            <text:p>GENEL NİTELİKLER VE İŞ TANIMI Mekanik Bakım ve Montaj Teknisyeni Endüstri Meslek Lisesi, Teknik Lise, Meslek Yüksek okullarının ilgili bölümlerinden mezun,Sıhhi Tesisat, Mekanik Tesisat,  Mekanik Montaj konusunda deneyimliAlçak gerilim MCC / PLC Pano montajı konusunda tecrübe sahibi,Saha devreye alma konusunda deneyimli,Teknik çizim okuyabilen,Meslekte en az 3 yıl tecrübesi olan,Esnek çalışma saatlerine uyum sağlayabilecek,Aktif araç kullanabilen, Yurt içi ve yurt dışı seyahat engeli olmayan,Ankara’da ikamet eden veya edebilecek,Erkek Adaylar için Askerlik görevini tamamlamış,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Cam Sanayi</text:p>
          </table:table-cell>
          <table:table-cell table:number-columns-repeated="2" office:value-type="string">
            <text:p>BAŞKENT ENDÜSTRİYEL CAM SANAYİ VE TİCARET A.Ş.</text:p>
          </table:table-cell>
          <table:table-cell office:value-type="string">
            <text:p>Üretim Mühendisi</text:p>
          </table:table-cell>
          <table:table-cell office:value-type="float" office:value="3598707">
            <text:p>3598707</text:p>
          </table:table-cell>
          <table:table-cell office:value-type="string">
            <text:p>Ankara(Sincan)</text:p>
          </table:table-cell>
          <table:table-cell office:value-type="string">
            <text:p>active</text:p>
          </table:table-cell>
          <table:table-cell office:value-type="string">
            <text:p>Detail-Aday</text:p>
          </table:table-cell>
          <table:table-cell office:value-type="string">
            <text:p>GENEL NİTELİKLER VE İŞ TANIMI Şirketimizin üretim departmanında çalışacak takım arkadaşları arıyoruz.SorumluluklarÜretim süreçlerinin yönetilmesi ve takibi.NiteliklerMühendislik fakültesi mezunu olmak. (Tercihen makine, imalat, endüstri, malzeme mühendisi, vb.)Üretim ve üretim yönetimi alanında bilgi sahibi.Teknik çizim programlarını kullanabilen.Tercihen ERP programları hakkında bilgi sahibi. (Tercihen Netsis ERP)Tercihen İngilizce bilen.Tecrübe seviyesi: 0-3 yıl</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Cam Sanayi</text:p>
          </table:table-cell>
          <table:table-cell table:number-columns-repeated="2" office:value-type="string">
            <text:p>BAŞKENT ENDÜSTRİYEL CAM SANAYİ VE TİCARET A.Ş.</text:p>
          </table:table-cell>
          <table:table-cell office:value-type="string">
            <text:p>Bakım Onarım Elemanı</text:p>
          </table:table-cell>
          <table:table-cell office:value-type="float" office:value="3598717">
            <text:p>3598717</text:p>
          </table:table-cell>
          <table:table-cell office:value-type="string">
            <text:p>Ankara(Sincan)</text:p>
          </table:table-cell>
          <table:table-cell office:value-type="string">
            <text:p>active</text:p>
          </table:table-cell>
          <table:table-cell office:value-type="string">
            <text:p>Detail-Aday</text:p>
          </table:table-cell>
          <table:table-cell office:value-type="string">
            <text:p>GENEL NİTELİKLER VE İŞ TANIMI Şirketimizin bakım onarım bölümünde istihdam edilmek üzere meslek liselerinin elektrik, mekanik, motor, makine, vb. bölümlerinden mezun elemanlar alınacaktır.SorumluluklarFirmamız bünyesinde bulunan makinelerin bakımın ve onarımının yapılması.Firmamızın elektrik altyapısının takibi.CNC makinelerin düzenli bakımlarının yapılması.Niteliklerİlgili alanlarda meslek lisesi, ön lisans veya lisans mezunu olmakMekanik ve elektronik konusunda bilgi sahibi olmakEn az lise mezunu olma şartı ara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igortacılık</text:p>
          </table:table-cell>
          <table:table-cell table:number-columns-repeated="2" office:value-type="string">
            <text:p>MERCURY SİGORTA VE REASÜRANS BROKERLİĞİ A.Ş.</text:p>
          </table:table-cell>
          <table:table-cell office:value-type="string">
            <text:p>Kurumsal Satış Yetkilisi</text:p>
          </table:table-cell>
          <table:table-cell office:value-type="float" office:value="3591742">
            <text:p>3591742</text:p>
          </table:table-cell>
          <table:table-cell office:value-type="string">
            <text:p>Ankara(Çankaya), Gaziantep, İzmir, İstanbul(Asya)(Kadıköy)</text:p>
          </table:table-cell>
          <table:table-cell office:value-type="string">
            <text:p>active</text:p>
          </table:table-cell>
          <table:table-cell office:value-type="string">
            <text:p>Detail-Aday</text:p>
          </table:table-cell>
          <table:table-cell office:value-type="string">
            <text:p>GENEL NİTELİKLER VE İŞ TANIMI Mercury Sigorta ve Reasürans Brokerliği ; Sigorta ve Reasürans Brokerliği, Risk Yönetimi, Affinity Çözümler  konularında uluslararası hizmet sağlayıcısıdır.Mercury Brokerlik , portföyünde yer alan müşterilerinin ihtiyaçlarına göre ,yurtiçi ve yurtdışındaki partnerlerinden  en iyi şartlarda sigorta poliçelerinin hazırlanmasından hasar yönetimine kadar  tüm süreçlerde  çözümler üretmektedir.Kuruluşundan itibaren istikrarlı bir şekilde büyüyen firmamızın, Kurumsal Pazarlama &amp; Satış Departmanına  aşağıdaki niteliklere sahip , Pazarlama ve Satış faaliyetlerinde görevlendirilmek yeni takım arkadaşları aramaktayız. İstanbul-Kozyatağı Genel Merkezimizde  ,Ankara-Çankaya , Gaziantep-Şehitkamil , İzmir-Konak lokasyonunda bulunan Şubelerimiz için ;  4 yıllık üniversite veya iki yıllık MYO (Tercihen Bankacılık ve Sigortacılık) mezunu,Kurumsal Sigorta Satış ve pazarlaması alanında  en az 2 yıl tecrübeli,Müşteri ilişkileri güçlü, telefon görüşmesi ve insan ilişkilerin de başarılı ,Yönetim becerileri ,İkna kabiliyeti, iletişim becerileri ve  görev bilinci yüksek,Satış konusunda kendisine güvenen , yeni müşteri portföyü oluşturabilecek,Hedef ve disiplin odaklı çalışmayı prensip edinmiş,MS Office programlarını iyi derecede kullanabilen,Sigorta teknik bilgisine sahip,Yeniliklere ve  öğrenmeye açık.İŞ TANIMIKurumsal müşteri adaylarının tespiti , telefon , web , ziyaret metotları ile pazarlama ve satış faaliyetlerini yürütmekMüşterilerin maksimum memnuniyeti için hizmet kalitesini maksimum seviyeye çıkarmak.Mevcut müşterilerin yenileme işlemlerinin takibi yanı sıra uygun bulunan  yeni ürünlerin tespiti ,sunumu ve satışı.Gerek şirket kayıtlarında ki müşteri adaylarının gerekse yeni edinilecek müşteri adaylarının pazarlama ve satış süreçlerinin gerçekleştirilmesiHali hazırda ilişkide bulunulan müşteri ve aday müşterilerin takipleri.Şirketin işbirliği yaptığı kanallarla güçlü iletişim kurularak , verimliliğinin arttır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İntra Bilişim A.Ş.</text:p>
          </table:table-cell>
          <table:table-cell office:value-type="string">
            <text:p>Bilgi Teknolojileri / IT Uzmanı</text:p>
          </table:table-cell>
          <table:table-cell office:value-type="float" office:value="3597924">
            <text:p>3597924</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İntra Bilişim A.Ş. bünyesinde teknik ekibimizde görevlendirmek üzere takım arkadaşları arıyoruz. Genel  Nitelikler:Temel network bilgisine sahip olan,Active directory, DNS, DHCP gibi server rolleri konusunda bilgi sahibi,Son kullanıcı desteği konularında tecrübeli,Microsoft işletim sistemleri, Windows server işletim sistemleri ve tercihen Exchange gibi uygulamalarda tecrübeli,Tercihen sanallaştırma teknolojileri ve bulut hizmetleri (Azure/O365) konularında bilgi sahibi,Tercihen İngilizce bilen (okuma, yazma, konuşma),Yüksek tempolu çalışma ortamına uyum sağlayabilecek, takım çalışmasına uyumlu,Problem çözme, sorun giderme ve analiz konularında tecrübe sahibi,Sürekli öğrenmeye açık, kendini geliştiren ve sonuç odaklıSürücü ehliyetine sahip ve aktif araç kullanabilen,Erkek adaylar için askerlik ile ilişiği bulunmayan veya tamamlamış,Görev Tanımı:Destek anlaşması olan müşterilerimize yerinde veya uzaktan IT destek hizmeti verilmesiYeni bilişim teknolojilerini takip etmek ve iş arkadaşlarıyla paylaşmakYeni projelerde yazılım ve donanım kurulumları yapmak İntra Hakkında:26 yıldır bilişim sektöründe faaliyet gösteren firmamız, temel faaliyet alanı olan bilişim destek hizmetlerinde uzman kadrolaşmanın yanısıra bu kadrosunun sürekli olarak eğitimi için kaynak ayırmaktadır. Şirketimiz, sözkonusu hizmetleri sunarken, tek firma veya marka yerine, kendi alanlarında dünya liderliğini sürdüren markalarla çalışmaktadır. Müşteri memnuniyeti odaklı misyonumuzun temel üç unsuru dürüstlük, verimlilik ve süreklili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laç Sanayi</text:p>
          </table:table-cell>
          <table:table-cell table:number-columns-repeated="2" office:value-type="string">
            <text:p>İlko İlaç Sanayi ve Tic A.Ş</text:p>
          </table:table-cell>
          <table:table-cell office:value-type="string">
            <text:p>Tıbbi Tanıtım Temsilcisi</text:p>
          </table:table-cell>
          <table:table-cell office:value-type="float" office:value="3561916">
            <text:p>3561916</text:p>
          </table:table-cell>
          <table:table-cell office:value-type="string">
            <text:p>Adana, Ankara, Antalya, Balıkesir, Bursa, İstanbul(Avr.), İzmir, Kocaeli, Konya, Manisa, Tekirdağ, Trabzon, İstanbul(Asya)</text:p>
          </table:table-cell>
          <table:table-cell office:value-type="string">
            <text:p>active</text:p>
          </table:table-cell>
          <table:table-cell office:value-type="string">
            <text:p>Detail-Aday</text:p>
          </table:table-cell>
          <table:table-cell office:value-type="string">
            <text:p>GENEL NİTELİKLER VE İŞ TANIMI İlko İlaç olarak, 50 yılı aşkın birikim ve tecrübemizin ışığında; güçlü Ar-Ge yapımız, tüm majör tedavi alanlarını kapsayan ileri teknolojiye dayalı ve katma değerli geniş ürün portföyümüz, biyoteknoloji ve tüketici sağlığı alanındaki faaliyetlerimiz ile Türkiye’deki ve dünyadaki insanların yaşam kalitesini yükseltmek için çalışıyoruz.BİZ, ‘MUTLU İNSAN ÖYKÜLERİNİ’ ÇOĞALTMAK İÇİN VARIZSatış &amp; Pazarlama grubumuzda görevlendirilmek üzere  "TIBBİ TANITIM TEMSİLCİSİ" arayışımız bulunmaktadır.Senden Neler Bekliyoruz? **** İşinde profesyonellerle tanışmak ve çalışmak seni motive ediyorsa, **** Planlı bir çalışma ortamında kariyerinde emin adımlarla yürümek istiyorsan, **** Sunum yaparken sahip olduğun ışığın fark edilmesini istiyorsan, **** Canlı performansınla insanların iyileşmesine katkıda bulunmak seni heyecanlandırıyorsa, **** Rekabet sana iyi geliyor ve seni tetikliyorsa, **** Üniversite diplomam tamam, sahayı bana bırakın diyorsan, **** Araba kullanmak ve seyahat etmek senin için büyük bir keyifse,                                            Bu ilana hemen başvurmalısın!İŞ TANIMITanıtım planlarına uygun olarak doktor ve eczane ziyaretlerini gerçekleştirmek,Sorumlu olduğu ürünlerin medikal tanıtımını yapmak, pazar, potansiyel, rakip ve satış analizlerini yapmak, Bölgesinin ihtiyaçlarını tespit ederek portföyüne yeni doktor ve eczaneleri dahil etmek,Haftalık ve aylık raporlamalarını Bölge Müdürü’ne sunmak.NOT : ÜTT/ÜTE belgesine sahip adayların başvurularını beklemekteyi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laç Sanayi</text:p>
          </table:table-cell>
          <table:table-cell table:number-columns-repeated="2" office:value-type="string">
            <text:p>İlko İlaç Sanayi ve Tic A.Ş</text:p>
          </table:table-cell>
          <table:table-cell office:value-type="string">
            <text:p>Ürün Uzmanı</text:p>
          </table:table-cell>
          <table:table-cell office:value-type="float" office:value="3557970">
            <text:p>3557970</text:p>
          </table:table-cell>
          <table:table-cell office:value-type="string">
            <text:p>Ankara, Antalya</text:p>
          </table:table-cell>
          <table:table-cell office:value-type="string">
            <text:p>active</text:p>
          </table:table-cell>
          <table:table-cell office:value-type="string">
            <text:p>Detail-Aday</text:p>
          </table:table-cell>
          <table:table-cell office:value-type="string">
            <text:p>GENEL NİTELİKLER VE İŞ TANIMI İLKO İlaç’ın 50 yılı aşan birikim ve tecrübesi, Ar-Ge ve üretim gücü, uluslararası iş ortakları ile WELLCARE; yaşamın, doğumdan itibaren her aşamasında ve günlük hayatın her safhasında, yaşam kalitenizi yükseltecek, sağlık otoriteleri tarafından onaylı, bilimsel çalışmalara dayanan güvenilir ürünleri ile size ve ailenize ‘Sağlıkla Yaşama Sanatı’ sunuyor.TÜKETİCİ SAĞLIĞI Grubumuzda görevlendirilmek üzere "ÜRÜN UZMANI" arayışımız bulunmaktadır.Üniversitelerin Beslenme ve Diyetetik bölümlerinden mezun,Satış &amp; Pazarlama alanında kariyer hedefleyen,Tercihen OTC, gıda takviyeleri ve vitamin alanlarında tecrübeli,Dışa dönük, dinamik ve çözüm odaklı,İletişimi ve ikna kabiliyeti güçlü, sunum becerileri yüksek,Bilgisayar, tablet kullanımına ve MS Office uygulamalarına hakim,B sınıfı sürücü ehliyeti olan ve aktif olarak araç kullanabilen,Seyahat engeli bulunmayan.İŞ TANIMISorumlu olduğu ürünlerin tanıtımını yapmak,Tanıtım planlarına uygun olarak doktor ziyareti gerçekleştirmek,Portföyüne yeni müşteriler kazandırmak,Satış &amp; Pazarlama yönetimine pazarla ilgili düzenli şekilde geri bildirim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ParlaRC Consulting</text:p>
          </table:table-cell>
          <table:table-cell office:value-type="string">
            <text:p>Saha Satış Uzmanı</text:p>
          </table:table-cell>
          <table:table-cell office:value-type="float" office:value="3612417">
            <text:p>3612417</text:p>
          </table:table-cell>
          <table:table-cell office:value-type="string">
            <text:p>Adana(Merkez), Afyon(Merkez), Ankara, Antalya(Merkez, Alanya, Muratpaşa), Aydın, Balıkesir, Bilecik(Merkez), Bolu, Bursa, Çanakkale, Çorum(Merkez), Denizli, Diyarbakır, Erzurum, Eskişehir, Gaziantep(Merkez), Isparta, Mersin(Merkez), İstanbul(Avr.), İzmir, Kayseri, Kırşehir(Merkez), Kocaeli(İzmit, Gebze), Konya(Merkez), Kütahya, Manisa, Muğla(Bodrum, Fethiye, Marmaris), Nevşehir, Niğde, Samsun(Merkez), Tekirdağ(Merkez), Trabzon(Merkez), Uşak, Van, Kırıkkale, Bartın, Karabük, Düzce, İstanbul(Asya)</text:p>
          </table:table-cell>
          <table:table-cell office:value-type="string">
            <text:p>active</text:p>
          </table:table-cell>
          <table:table-cell office:value-type="string">
            <text:p>Detail-Aday</text:p>
          </table:table-cell>
          <table:table-cell office:value-type="string">
            <text:p>GENEL NİTELİKLER VE İŞ TANIMI Danışmanlığını yapmakta olduğumuz Türkiye'nin lider Banka ve Sigorta şirketleri olan iş ortaklarımızın kadrolarında görevlendirilmek üzere; banka / sigorta ürünlerinin satışını sahada (randevulu) gerçekleştirecek, satış alanında kariyer hedefleyen yeni mezun ve / veya deneyimli ''Saha Satış Uzmanı'' arayışımız bulunmaktadır.GENEL NİTELİKLERBankacılık / Sigortacılık sektöründe kariyer hedefleyen,Performansa dayalı yüksek gelir hedefi olan, ( Maaş + prim + sosyal ve yan haklar)İnsan ilişkilerinde başarılı, Sözlü ifade ve temsil yeteneği gelişmiş,Analitik düşünme yeteceğine sahip, çözüm üretebilen,İletişim ve ikna kabiliyeti yüksek,Hafta içi 08:30- 17.30 / 09:00- 18:00 saatlerine uyum sağlayabilecek, Erkek adaylar için askerlik hizmetini tamamlamış ya da en az 1 yıl tecilli,İŞ TANIMIMüşteri görüşmeleri planlayarak, verilen satış hedefleri doğrultusunda günde ortalama 3-4 randevulu müşteri ziyareti gerçekleştirmek,Müşterilerin talepleri doğrultusunda online görüşmelerle de satış görüşmelerinin gerçekleştirilmesi,Kredi kartı, Pos Cihazı, Bireysel Emeklilik, Hayat Sigortası, Sağlık Sigortası, Ferdi Kaza Sigortası, Elementer branşlı vb. ürünlerin sahada uygun müşteri profilini belirleyerek satış görüşmelerinin gerçekleştirilmesi,Sorumlu olunan ürün gruplarıyla ilgili satış arttırmaya yönelik iş stratejilerinin geliştirilmesi,Ekip Liderleri / Bölge Müdürlerine düzenli raporlamaların yapılması,** e-BEAS ve SEGEM belgeleri olmayan adaylar,  işe başladıklarında sınav süreçlerine dahil ed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lektrik &amp; Elektronik, Elektronik Güvenlik Sistemleri</text:p>
          </table:table-cell>
          <table:table-cell table:number-columns-repeated="2" office:value-type="string">
            <text:p>Labirent Bina Otomasyon ve Elektronik Sistemler T</text:p>
          </table:table-cell>
          <table:table-cell office:value-type="string">
            <text:p>Proje Mühendisi</text:p>
          </table:table-cell>
          <table:table-cell office:value-type="float" office:value="3600727">
            <text:p>3600727</text:p>
          </table:table-cell>
          <table:table-cell office:value-type="string">
            <text:p>Ankara(Etimesgut), İstanbul(Asya)</text:p>
          </table:table-cell>
          <table:table-cell office:value-type="string">
            <text:p>active</text:p>
          </table:table-cell>
          <table:table-cell office:value-type="string">
            <text:p>Detail-Aday</text:p>
          </table:table-cell>
          <table:table-cell office:value-type="string">
            <text:p>GENEL NİTELİKLER VE İŞ TANIMI Labirent Bina Otomasyon ve Elektronik Sis. Ltd. Şti.’nin İstanbul veya Ankara ofisinde çalışmak üzere;Üniversitelerin Mekatronik, Kontrol ve Otomasyon, Elektronik, Elektrik-Elektronik, Elektronik-Haberleşme Mühendisliği bölümlerinden mezun,Otomatik Kollu Bariyer, Turnike Sistemleri, Kartlı Geçiş Kontrol Sistemleri, CCTV sistemleri ve Otomasyon Sistemlerinden en az ikisi hakkında bilgi sahibi,MS Office programlarına hakim,Tercihen AutoCAD kullanabilen,İyi seviyede İngilizce bilgisine sahip,Firmayı temsil edebilecek bilgi, tecrübe ve sorumluluğa sahip,En az 2 yıl iş deneyimine sahip,Ekip çalışmasına yatkın, analitik, titiz ve sonuç odaklı çalışabilen,Yurtiçi/Yurtdışı seyahat engeli olmayan,Aktif araç kullanabilen,25-38 yaş aralığında,Erkek adaylar için askerlik hizmetini tamamlamış,İŞ TANIMIMüşteriye teknik doküman olarak ve katalogların iletilmesi, bazı durumlarda rapor veya şartname hazırlanmasına destek olunması,Ürünlere entegre edilmesi gereken başka sistemler var ise bu sistemler ile entegrasyon süreçlerinin planlanması,Ürünlerin kurulum esaslarının saha uygulamasında da gerekli durumlarda aktif rol almak,Kurulumu tamamlanan ürünlerin devreye alınmasına, varsa PLC otomasyon projelerinin oluşturulmasına destek olunması,Proje bazlı olarak CCTV kamera sistemlerinin projelendirilmesi, kurulumu, devreye alınması ve  arızalara servisi verilmesi,Mevcut müşterilerden gelen ürün bakımları ve arızalarına teknik ekip olarak katılım sağlanması,Sahadaki ürünlere (Turnike, Kollu bariyer, Mantrap kapı gibi) kendi yazılımları üzerinden erişim sağlayarak çeşitli ayarlamalar ve arıza tespiti için inceleler yapılması,Arıza durumlarında servis verildikten sonra yabancı üretici firma ile görüşerek durumu görsel ve yazılı bir şekilde ifade edip arızanın derinlemesine incelenmesi ve sorunun çözülmesi konusunda İngilizce olarak sesli, görüntülü, veya whatsapp yazışmalar yap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lektrik &amp; Elektronik, Elektronik Güvenlik Sistemleri</text:p>
          </table:table-cell>
          <table:table-cell table:number-columns-repeated="2" office:value-type="string">
            <text:p>Labirent Bina Otomasyon ve Elektronik Sistemler T</text:p>
          </table:table-cell>
          <table:table-cell office:value-type="string">
            <text:p>Teknik Servis Uzmanı</text:p>
          </table:table-cell>
          <table:table-cell office:value-type="float" office:value="3600693">
            <text:p>3600693</text:p>
          </table:table-cell>
          <table:table-cell office:value-type="string">
            <text:p>Ankara(Etimesgut), İstanbul(Asya)</text:p>
          </table:table-cell>
          <table:table-cell office:value-type="string">
            <text:p>active</text:p>
          </table:table-cell>
          <table:table-cell office:value-type="string">
            <text:p>Detail-Aday</text:p>
          </table:table-cell>
          <table:table-cell office:value-type="string">
            <text:p>GENEL NİTELİKLER VE İŞ TANIMI LABİRENT ŞİRKETLER grubunun Ankara veya İstanbul ofislerinde çalışmak üzere;Teknik Meslek Liseleri veya Meslek Yüksek Okullarının Elektrik, Elektronik, Kontrol,  Mekatronik, Bilişim, Ses ve Görüntü bölümlerinden mezun,Öğrenmeye ve kendini geliştirmeye istekli,Planlama ve iş takip yönü kuvvetli,Ekip çalışmasına yatkın, analitik, titiz ve sonuç odaklı çalışabilen,Bilişim ekipmanlarını kullanabilen,Ekipman montajı  konusunda tecrübeli,Tercihen basit network bilgisine sahip,Yurtiçi seyahat engeli olmayan,Aktif araç kullanabilen,Erkek adaylar için askerlik hizmetini tamamlamış veya en az 2 yıl tecil ettirmiş, Elektrik, Elektronik, Seslendirme, Video Konferans, Video Display Sistemleri, CCTV Sistemleri,  Geçiş Kontrol Sistemleri (Kollu Bariyer, Yol bloğu, Turnike) konularından herhangi biri hakkında deneyimli, sahada çalışma tecrübesine sahip, Saha tekniker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ALTUNTAŞ OTOMOTİV</text:p>
          </table:table-cell>
          <table:table-cell office:value-type="string">
            <text:p>Kayıt Kabul Uzmanı</text:p>
          </table:table-cell>
          <table:table-cell office:value-type="float" office:value="3613652">
            <text:p>3613652</text:p>
          </table:table-cell>
          <table:table-cell office:value-type="string">
            <text:p>Ankara(Yenimahalle, Keçiören)</text:p>
          </table:table-cell>
          <table:table-cell office:value-type="string">
            <text:p>active</text:p>
          </table:table-cell>
          <table:table-cell office:value-type="string">
            <text:p>Detail-Aday</text:p>
          </table:table-cell>
          <table:table-cell office:value-type="string">
            <text:p>GENEL NİTELİKLER VE İŞ TANIMI  3 YILLIK EHLİYETİ OLAN EN AZ LİSE MEZUNU TERCİHEN DERSANE, KURS  VEYA SÜRÜCÜ KURSU TECRÜBESİ OLAN BÜRO KURSİYER KAYIT TAKİP İŞLERİNİ YÜRÜTEBİLECEK AYVALI ŞENTEPE CİVARINDA İKAMET EDEN BAYAN KAYIT KABUL ELEMANI ALINACAKTIR.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Üretim / Endüstriyel Ürünler, Cam Sanayi, Alüminyum, İnşaat, Ofis Hizmetleri</text:p>
          </table:table-cell>
          <table:table-cell table:number-columns-repeated="2" office:value-type="string">
            <text:p>abay pvc cephe sis. ltd şti</text:p>
          </table:table-cell>
          <table:table-cell office:value-type="string">
            <text:p>Ofisboy</text:p>
          </table:table-cell>
          <table:table-cell office:value-type="float" office:value="3613648">
            <text:p>3613648</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ÖN LİSANS MAKİNA TEKNİKERİ VEYA MESLEK LİSESİ MEZUNUMS OFFİCE PROĞRAMLARINI ETKİN KULANABİLENÜRETİM HATINDAKİ EKSİK ÜRÜNLERİN SATINALMASI VE TEDARİĞİNİ SAĞLAYACAK,ÜRETİMİN KALİTESİNİ GELİŞTİRMEDE DESTEK OLACAK,TEDARİĞİNİ YAPTI ÜRÜNÜN ARAŞTIRMASINI YAPIP DOĞRU ÜRÜNÜN EN KALİTELİSİNİ UYGUN FİYATLARA BULMA BECERİSİNE SAHİP,SEVKİYATININ EKSİKSİZ YAPILMASINI SAĞLAYACAK,ÜRETİM VE İŞ TAKİBİ SÜRECİNİ YÜRÜTECEK,ANALİTİK DÜŞÜNME YETENEĞİ GELİŞMİŞ,İLETİŞİM, TEMSİL VE İKNA YETENEĞİ GELİŞMİŞSORUMLULUK SAHİBİ İŞ DİSİPLİNİNE SAHİP,TAKIM ÇALIŞMASINA YATKIN,ERKEK ADAYLAR İÇİN ASKERLİK HİZMETİNİ TAMAMLAMIŞ,ESNEK ÇALIŞMA SAATLERİNE UYUM SAĞLAYABİLECEK,ANKARADA İKAMET EDEN,AKTİF ARAÇ KULANABİLEN,</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Eğitim Danışmanlığı, Eğitim, Eğitim Kurumları</text:p>
          </table:table-cell>
          <table:table-cell table:number-columns-repeated="2" office:value-type="string">
            <text:p>ÖZEL ÜNİVERSAL KİŞİSEL GELİŞİM KURSU (UNIDERS)</text:p>
          </table:table-cell>
          <table:table-cell office:value-type="string">
            <text:p>Fizik Öğretmeni</text:p>
          </table:table-cell>
          <table:table-cell office:value-type="float" office:value="3595490">
            <text:p>3595490</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Kurumumuzda derece grubu eğitmenlerimiz ile;3 gün/hafta 12.000 TL4 gün/hafta 16.000 TL5 gün/hafta 20.000 TL net maaş ile çalışılacaktır.2023-2024 eğitim öğretim döneminde kurumumuz bünyesinde tam ve yarı zamanlı çalışmak üzere eğitmen başvuruları açılmıştır. Güncel sınav sistemine, yayınlara ve alanına son derece hakim, sınava öğrenci hazırlama konusunda tecrübeli, üniversite sınavına öğrenci/öğrenciler hazırlamış, eğitimin önem ve hassasiyetinin farkında, ihtiyaç halinde online sistemde ders vermeye hızlı adapte olabilecek, eğitim alanında ihtiyaç duyulan konulara gerekli özeni gösterebilecek eğitmenler aramaktayız.Lisans eğitimini başarı ile tamamlamış, YKS hazırlık konusunda tecrübeli ve alana tüm detayları ile hakim  (Yüksek Lisans ve doktora programlarına devamlılığa olumlu bakmakta ve desteklemekteyiz.)Sınav sistemi, geçmiş sınav soruları ve güncel yayınlara dair takipçi ve fikir sahibi Öğrenciler ile gerekli saygılı ve disiplinli iletişimi kurmakta zorluk çekmeyecekKurumun işleyişi ve sistemine tam uyum sağlamakta sorun yaşamayacakÖğretmenlik mesleğinin gereklilikleri ve önemine dair farkındalığı yüksekEntelektüel birikimi, akademik donanımı üst düzey eğitmenler aramaktayız.Öğrencilerimizi kendileri için en doğru eğitmenlerle buluşturabilmek adına eğitmen adaylarından örnek ders anlatımı (demo ders) talep etmekteyiz. Başvurunuzdan sonra tarafınıza mail yoluyla iletilecek olan kurumun genel çalışma koşullarını onaylamanız durumunda örnek ders anlatımı programınızı planlamak için başvuru sıranıza göre tarafınıza geri dönüş yapacağımızı belirtiriz. En kısa sürede sizi aramızda görmek dileğiyle...Teşekkürle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Genveon İlaç Sanayi ve Ticaret A.Ş. </text:p>
          </table:table-cell>
          <table:table-cell office:value-type="string">
            <text:p>Tıbbi Tanıtım Temsilcisi</text:p>
          </table:table-cell>
          <table:table-cell office:value-type="float" office:value="3491464">
            <text:p>3491464</text:p>
          </table:table-cell>
          <table:table-cell office:value-type="string">
            <text:p>Adana, Adıyaman, Afyon, Ağrı, Amasya, Ankara, Antalya, Artvin, Aydın, Balıkesir, Bilecik, Bingöl, Bitlis, Bolu, Burdur, Bursa, Çanakkale, Çankırı, Çorum, Denizli, Diyarbakır, Edirne, Elazığ, Erzincan, Erzurum, Eskişehir, Gaziantep, Giresun, Gümüşhane, Hakkari, Hatay, Isparta, Mersin, İstanbul(Avr.), İzmir, Kars, Kastamonu, Kayseri, Kırklareli, Kırşehir, Kocaeli, Konya, Kütahya, Malatya, Manisa, Kahramanmaraş, Mardin, Muğla, Muş, Nevşehir, Niğde, Ordu, Rize, Sakarya, Samsun, Siirt, Sinop, Sivas, Tekirdağ, Tokat, Trabzon, Tunceli, Şanlıurfa, Uşak, Van, Yozgat, Zonguldak, Aksaray, Bayburt, Karaman, Kırıkkale, Batman, Şırnak, Bartın, Ardahan, Iğdır, Yalova, Karabük, Kilis, Osmaniye, Düzce, İstanbul(Asya)</text:p>
          </table:table-cell>
          <table:table-cell office:value-type="string">
            <text:p>active</text:p>
          </table:table-cell>
          <table:table-cell office:value-type="string">
            <text:p>Detail-Aday</text:p>
          </table:table-cell>
          <table:table-cell office:value-type="string">
            <text:p>GENEL NİTELİKLER VE İŞ TANIMI Jenerik dünyaya inovasyon katan Türkiye’nin genç, dinamik, yenilikçi ve başarı odaklı sağlık şirketi; GENVEON'da Türkiye Genelinde Saha Tanıtım Faaliyetlerinde Görevlendirmek Üzere “Diyabet Ürün Tanıtım Temsilcileri" aramaktayız.GENEL NİTELİKLERÖn Lisans veya Lisans mezunu,İlaç sektöründe Diyabet grubu ürünlerinde benzer pozisyonda en az 3 yıl ve üzeri tecrübeli,İletişim becerisi yüksek, insan ilişkilerinde başarılı, aktif, dinamik,Takım çalışması yatkın,Hedef ve satış odaklı çalışan,Eczane diyaloğu güçlü,ÜTE sertifikasına sahip,MS Office programlarını etkin bir şekilde kullanabilen,Seyahat engeli olmayan, geniş bölge çalışabilecek, Sürücü belgesine sahip ve aktif araç kullanabilen,Erkek adaylar için askerlik görevini tamamlamış.İŞ TANIMIBölge Müdürüne bağlı olarak, sorumlu olduğu bölgelerde doktor ve eczanelerefirmamızın ürün yelpazesindeki ürünlerin düzenli ziyaretlerle, belirlenen hedef vestratejiler doğrultusunda tanıtımını ve satışını yapmak.</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Üretim / Endüstriyel Ürünler, Cam Sanayi, Alüminyum, İnşaat, Ofis Hizmetleri</text:p>
          </table:table-cell>
          <table:table-cell table:number-columns-repeated="2" office:value-type="string">
            <text:p>abay pvc cephe sis. ltd şti</text:p>
          </table:table-cell>
          <table:table-cell office:value-type="string">
            <text:p>Dış Ticaret Sorumlusu</text:p>
          </table:table-cell>
          <table:table-cell office:value-type="float" office:value="3613645">
            <text:p>3613645</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GENEL NİTELİKLERÜniversitenin iktisati ve idari bilimler fakültesi veya mühendislik fakültesi bölümlerinden mezun,Ms ofis proğramlarını etkin olarak kullanabilen,İyi derecede ingilizce ve tercihen almanca bilgisine sahip,Takım çalışmasına yatkın,İletişim, temsil ve ikna kabiliyeti yüksek,Analitik düşünme yeteneği gelişmiş,Dokümantasyon ve raporlama becerisine sahip,Esnek çalışma saatlerine uyum sağlayabilecek,Seyahat engeli olmayan,Erkek adaylar için askerlik hizmetinin tamamlamış,Ankarada ikamet eden veya edebilecek .İŞ TANIMIDış piyasada üretilen ürünlerle ilgili piyasa araştırmalarının yapılması,Faliyet ve satış raporları hazırlamak, değerlendirmek, sonuçlar çıkartmak yönetim tarafından talep edilentüm raporların hazırlık ve sunumlarından sorumlu olmak,Dış pazarı daha iyi tanımak veya yeni pazarlar bulmak için yurt dışı pazar araştırmaları yapmak,Mevcut ve potansiyel müşterilere / tedarikçilere ziyaret ve sunumlar yapmak,Ulusal ve uluslararası  fuarlara katılım sağlamak,Rakip aktivitelerini ve piyasa trendlerini takip etmek,Yeni pazarların ve müşterilerin kazanılmasını sağlamak,Ürünlerin sorumlu olduğu bölgelerdeki pazar paylarını analiz etmek ve söz konusu pazarlara girilmesini sağlayacak strateji ve yaklaşımların belirlenmesi,Yurt dışı satışlarda fiyat teklifinden teslimata kadar olan tüm süreci eksiksiz olarak takip edilmesi,Sorumlu olunan yurt dışı bölgesinde mevcut müşteri ilişkilerinin devamlılığının sağlanması,Belirlenen satış hedefleri ve müşteri memnuniyetinin sağlanması,Müşteri talepleri doğrultusunda şirket içi ilgili birimlerle gerekli iletişimin sağlan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Yazılım</text:p>
          </table:table-cell>
          <table:table-cell table:number-columns-repeated="2" office:value-type="string">
            <text:p>OLLE AR-GE YAZ.VE BİL.TEKN.DAN.BİLGİ.SANVE TİC.LTD.ŞTİ.</text:p>
          </table:table-cell>
          <table:table-cell office:value-type="string">
            <text:p>Kıdemli Sistem Destek Uzmanı</text:p>
          </table:table-cell>
          <table:table-cell office:value-type="float" office:value="3405868">
            <text:p>3405868</text:p>
          </table:table-cell>
          <table:table-cell office:value-type="string">
            <text:p>Ankara(Gölbaşı)</text:p>
          </table:table-cell>
          <table:table-cell office:value-type="string">
            <text:p>active</text:p>
          </table:table-cell>
          <table:table-cell office:value-type="string">
            <text:p>Detail-Aday</text:p>
          </table:table-cell>
          <table:table-cell office:value-type="string">
            <text:p>GENEL NİTELİKLER VE İŞ TANIMI Bilgi teknolojileri alanında en az 3 yıl tecrübeliYazılımlar tarafından üretilen logları inceleyebilecek teknik bilgiye sahipYazılım desteği tecrübesi olanKurumsal müşteri ve iş ortakları ile birlikte çalışma konusunda deneyimliLinux işletim sistemi konusunda bilgi sahibiAğ ve bilgi güvenliği konularında bilgi sahibiNetwork mimarisi ve yönetimi (Domain, WAN/LAN, TCP/IP, DNS, VPN) konusunda bilgi sahibiRaporlama ve dokümantasyona önem verenSorumluluk bilinci yüksekYeni teknolojileri yakından takip eden ve öğrenmeye açıkYeterli derecede İngilizce bilgisi olanİŞ TANIMIKurumsal müşterilerden gelen sorunları ve talepleri takip etmek ve çözümlendikten sonra müşteriyi bilgilendirmekKurumsal müşterilerden gelen sorunların ve taleplerin analizi sonucunda gerektiğinde konuyu yazılım ekibine yönlendirilmek ve sorunun çözülmesini sağlamakYazılımların iyileştirilmesi ve otomatize edilmesi için mevcut süreçleri incelemekGerektiğinde yazılım, işletim sistemi ve veritabanı loglarını incelemekVeriler üzerinde analizler yapmak ve ihtiyaç olan raporları tasarlamakİş çözümleri geliştirme, test, bakım ve entegrasyon süreçlerinde ilgili ekiplere destek olmakGerektiğinde iş ortağı firmalar ile iletişime geçmek ve sorunların çözülmesini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Teknoloji Hizmetleri, Çağrı Merkezi Ürün ve Hizmetleri</text:p>
          </table:table-cell>
          <table:table-cell table:number-columns-repeated="2" office:value-type="string">
            <text:p>TELUS International</text:p>
          </table:table-cell>
          <table:table-cell office:value-type="string">
            <text:p>Çağrı Merkezi Müşteri Temsilcisi</text:p>
          </table:table-cell>
          <table:table-cell office:value-type="float" office:value="3515687">
            <text:p>3515687</text:p>
          </table:table-cell>
          <table:table-cell office:value-type="string">
            <text:p>Adana, Adıyaman, Afyon, Ağrı, Amasya, Ankara, Antalya, Artvin, Aydın, Balıkesir, Bilecik, Bingöl, Bitlis, Bolu, Burdur, Bursa, Çanakkale, Çankırı, Çorum, Denizli, Diyarbakır, Edirne, Elazığ, Erzincan, Erzurum, Eskişehir, Gaziantep, Giresun, Gümüşhane, Hakkari, Hatay, Isparta, Mersin, İstanbul(Avr.), İzmir, Kars, Kastamonu, Kayseri, Kırklareli, Kırşehir, Kocaeli, Konya, Kütahya, Malatya, Manisa, Kahramanmaraş, Mardin, Muğla, Muş, Nevşehir, Niğde, Ordu, Rize, Sakarya, Samsun, Siirt, Sinop, Sivas, Tekirdağ, Tokat, Trabzon, Tunceli, Şanlıurfa, Uşak, Van, Yozgat, Zonguldak, Aksaray, Bayburt, Karaman, Kırıkkale, Batman, Şırnak, Bartın, Ardahan, Iğdır, Yalova, Karabük, Kilis, Osmaniye, Düzce, İstanbul(Asya)</text:p>
          </table:table-cell>
          <table:table-cell office:value-type="string">
            <text:p>active</text:p>
          </table:table-cell>
          <table:table-cell office:value-type="string">
            <text:p>Detail-Aday</text:p>
          </table:table-cell>
          <table:table-cell office:value-type="string">
            <text:p>GENEL NİTELİKLER VE İŞ TANIMI Ben jij klaar voor de volgende stap in je carrière?Indien het antwoord "JA”, is, word dan lid van TELUS International Turkey, de leider van de sector Customer Experience (CX), en maak deel uit van ons geweldige project!Als TELUS International Türkiye zijn we voor ons project in de modesector op zoek naar Nederlands sprekende klanten vertegenwoordigers vanuit huis of kantoor!FunctieomschrijvingVia het schriftelijke kanaal de klanten;Helpen met het beantwoorden van vragen over producten zoals kenmerken, materiaal, voorraadstatus etc.Adreswijzigingen, productwijzigingen, retouren of annulering verzoeken verwerkenInformeren over vertragingen, updates etc.VereistenZeer goede beheersing van de Nederlandse taal, zowel mondeling als schriftelijk (niveau moedertaal)Goede computervaardighedenGeïnteresseerd in de mode-industrieSterke communicatievaardighedenSamenwerkingsvermogenVoordelenCompetitief salarispakketPrestatie- en tenure bonusParticuliere ziektekostenverzekering en maaltijdkaartApparatuur ondersteuning voor thuiswerken, service/vervoerkosten voor werken vanuit kantoorStabiele baan en doorgroeimogelijkhedenDynamisch en ondersteunend teamInternationale project en hiërarchische werkwijze Aandraag BonusOver ons: TELUS International Türkiye is een toonaangevende leverancier van klantervaringen (CX) en digitale oplossingen met meer dan 2.000 teamleden in Izmir en Istanbul. We ontwerpen, ontwikkelen en bieden nieuwe generatie digitale oplossingen om de klantervaring te verbeteren voor wereldwijde merken, die elk toonaangevend zijn in hun eigen branche. Met bijna 70.000 teamleden in meer dan 28 landen biedt TELUS International klantenservice van wereldklasse in meer dan 50 talen voor meer dan 600 internationale en bekende zakenpartners. De diensten van het bedrijf ondersteunen de digitale transformatie trajecten van haar klanten van begin tot eind, waardoor ze sneller digitale technologieën van de volgende generatie kunnen toepassen voor betere resultaten. TELUS International, dat bedrijven ondersteunt in alle stadia van hun groeiprocessen, levert technologie en games, communicatie en media, e-commerce enFinTekwerkt samen met merken in snelgroeiende sectoren, waaronder het bankwezen, financiële diensten en verzekeringen, gezondheidszorg, reizen en horeca.</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Avukatlık ve Hukuki Danışmanlık</text:p>
          </table:table-cell>
          <table:table-cell table:number-columns-repeated="2" office:value-type="string">
            <text:p>DSZ HUKUK BÜROSU</text:p>
          </table:table-cell>
          <table:table-cell office:value-type="string">
            <text:p>Sigorta Uzmanı</text:p>
          </table:table-cell>
          <table:table-cell office:value-type="float" office:value="3565703">
            <text:p>3565703</text:p>
          </table:table-cell>
          <table:table-cell office:value-type="string">
            <text:p>İstanbul(Avr.)(Avcılar, Bakırköy, Bayrampaşa, Bahçelievler, Esenler, Eyüp, Güngören, Kağıthane, Şişli, Zeytinburnu, Beylikdüzü), İzmir(Gaziemir, Bornova, Bayraklı), İstanbul(Asya)(Kadıköy, Maltepe, Ümraniye, Üsküdar)</text:p>
          </table:table-cell>
          <table:table-cell office:value-type="string">
            <text:p>active</text:p>
          </table:table-cell>
          <table:table-cell office:value-type="string">
            <text:p>Detail-Aday</text:p>
          </table:table-cell>
          <table:table-cell office:value-type="string">
            <text:p>GENEL NİTELİKLER VE İŞ TANIMI İstanbul'da “Zeytinbunu-İstoç-Kağıthane-Beylikdüzü-Maltepe-Altunizade" bölgelerinde ve KAYSERİ ve İZMİR merkezde mukim müvekkil şirketlerimiz içinde hukuk ofisimize bağlı surette görevlendirmek üzere  müvekkil şirkette çalışacak Kadın elemanlar ihtiyacımız bulunmaktadır. En az önlisans mezunu, Tercihen Sigorta şirketi ve eksper bürolarının tramer kusur değerlendirme bölümünde tecrübeli İkna becerisi yüksek, iletişimi kuvvetli,Dikkatli, disiplinli, iş takip becerisi ve ikna kabiliyeti yüksek,Hedef odaklı ve takım çalışmasına yatkın,MS Office programlarını iyi düzeyde kullanabilen,Seyahat engeli bulunmayan,Diksiyonu düzgün,Zaman yönetimi ve sorumluluk alma konusunda başarılı.”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Çağrı Merkezi Ürün ve Hizmetleri</text:p>
          </table:table-cell>
          <table:table-cell table:number-columns-repeated="2" office:value-type="string">
            <text:p>Turkcell Global Bilgi</text:p>
          </table:table-cell>
          <table:table-cell office:value-type="string">
            <text:p>İklimlendirme Soğutma Teknikeri</text:p>
          </table:table-cell>
          <table:table-cell office:value-type="float" office:value="3579992">
            <text:p>3579992</text:p>
          </table:table-cell>
          <table:table-cell office:value-type="string">
            <text:p>İzmir(Gaziemir, Narlıdere, Menemen, Torbalı, Menderes(Cumaovası), Bornova, Konak, Karşıyaka, Çiğli, Bayraklı, Karabağlar)</text:p>
          </table:table-cell>
          <table:table-cell office:value-type="string">
            <text:p>active</text:p>
          </table:table-cell>
          <table:table-cell office:value-type="string">
            <text:p>Detail-Aday</text:p>
          </table:table-cell>
          <table:table-cell office:value-type="string">
            <text:p>GENEL NİTELİKLER VE İŞ TANIMI İş TanımıVeri Merkezi soğutma sistemleri kurulması ve çalıştırılması için planlanan işleri yürütmesi,Sistemin bakım ve onarımının yapılmasıSorumlu olunan tüm cihaz ve donanımların temel kontrollerinin ve basit onarımlarının yapılması,Özellikle mekanik alanında olmak üzere, faaliyet alanındaki talep edilen temel keşiflerin ve müdahalelerin yapılması,Yapılan faaliyetlerin online sistem üzerinden raporlanması.Genel NiteliklerÜniversitelerin 2 yıllık iklimlendirme ve soğutma teknolojisi, yapı tesisat teknolojisi, elektrik ve enerji bölümü / iklimlendirme ve soğutma teknolojisi, gaz ve tesisatı teknolojisi, makina ve metal teknolojileri meslek yüksekokul mezunu, Temel İSG kurallarına hakim ve bu konuda duyarlı olması ,Saha deneyimi olması, Takım çalışmasına uyumlu olması ,7/24 vardiyalı çalışma düzeniyle çalışabilecek olması,Erkek adaylar için askerliğini tamamlamış olması,En az 3 yıl  mekanik tesisat işletme ve bakım-onarım  su arıtma tesisleri tecrübesi olan ve tercihen veri merkezi sektöründe çalışmış o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ağrı Merkezi Ürün ve Hizmetleri</text:p>
          </table:table-cell>
          <table:table-cell table:number-columns-repeated="2" office:value-type="string">
            <text:p>Turkcell Global Bilgi</text:p>
          </table:table-cell>
          <table:table-cell office:value-type="string">
            <text:p>Mekanik Bakım Teknikeri</text:p>
          </table:table-cell>
          <table:table-cell office:value-type="float" office:value="3583829">
            <text:p>3583829</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İş TanımıVeri Merkezi soğutma sistemleri kurulması ve çalıştırılması için planlanan işleri yürütmesi,Sistemin bakım ve onarımını yapması,Sorumlu olunan tüm cihaz ve donanımların temel kontrollerinin ve basit onarımlarının yapılması,Özellikle mekanik alanında olmak üzere, faaliyet alanındaki talep edilen temel keşiflerin ve müdahalelerin yapılması,Yapılan faaliyetlerin online sistem üzerinden raporlanmasıGenel NiteliklerÜniversitelerin 2 yıllık iklimlendirme ve soğutma teknolojisi, yapı tesisat teknolojisi, elektrik ve enerji bölümü / iklimlendirme ve soğutma teknolojisi, gaz ve tesisatı teknolojisi, makina ve metal teknolojileri meslek yüksekokul mezunu, Temel İSG kurallarına hakim ve bu konuda duyarlı olması,Saha deneyimi olması, Takım çalışmasına uyumlu, 7/24 vardiyalı çalışma düzeniyle çalışabilecek olması Erkek adaylar için askerliğini tamamlamış olan,En az 3 yıl  mekanik tesisat işletme ve bakım-onarım  su arıtma tesisleri tecrübesi olan ve tercihen veri merkezi sektöründe çalışmış ol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Akü - Pil - Batarya</text:p>
          </table:table-cell>
          <table:table-cell table:number-columns-repeated="2" office:value-type="string">
            <text:p>ESAN AKÜMÜLATÖR VE MALZ.SAN.TİC. A.Ş.</text:p>
          </table:table-cell>
          <table:table-cell office:value-type="string">
            <text:p>Bölge Satış Yöneticisi</text:p>
          </table:table-cell>
          <table:table-cell office:value-type="float" office:value="3357378">
            <text:p>3357378</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ESAN AKÜ MALZ. SAN. TİC. A.Ş DE Takım Oyuncumuz Olur Musunuz?     1978 yılında İstanbul’da kurulan Esan Akü ve Malzemeleri San. Ve Tic. A.Ş. olarak yurt içinde 70’in üzerinde bayi ve satış sonrası hizmet noktasında faaliyetini sürdüren ve 4 kıtada 60’ı aşkın ülkeye ihracat yapan köklü bir firmadır.2016 yılında Kocaeli’nin Gebze ilçesindeki modern tesislerinde üretimine devam eden Esan Akü ve Malzemeleri San. Ve Tic. A.Ş. 45 yıllık tecrübesi ve müşteri memnuniyetiyle sektöründeki öncü firmaların başında gelmektedir.Esan Akü ve Malzemeleri San. Ve Tic. A.Ş.; Esan Plastik ve Esan Metal fabrikalarıyla ve çok yakında Esan Ailesi bünyesine dâhil olacak olan Esan Traksiyoner fabrikasıyla akü sektöründe kendi üretimi için gerekli yatırımları gerçekleştirmeye devam etmekle birlikte en yeni teknolojik sistemleri de takip etmektedir. Üretim ağını akıllı üretim sistemleri, robot ve otomasyon sistemleri, yüksek teknoloji ürünü şarj sistemleri ve özel tasarım makinaları ile genişletmektedir.Ürünleri ile sektöre, bayilerine ve kullanıcılarına değer katan Esan Akü ve Malzemeleri San. Ve Tic. A.Ş., sürdürülebilir çevre yaklaşımıyla güven odaklı vizyonuyla bir enerji depolama firmasıdır. 2018 yılında T.C. Sanayi ve Teknoloji Bakanlığı tarafından AR-GE merkezi olarak da tescillenmiştir.Esan Akü ve Malzemeleri San. Ve Tic. A.Ş., “Dünya gücünü bizden alıyor.” sloganıyla çıktığı bu yolda akü sektöründeki yükselişini sürdürmektedir.Pozitif enerjisiyle ekibimizin gücüne güç katacak çalışma arkadaşlarını aramızda görmek istiyoruz.Esan Akümülatör A.Ş Yurt İçi Satış Bölümü’nde, Yurt İçi Bölgeler Müdürü’ne bağlı olarak çalışacak Satış Yöneticisi arayışımız bulunmaktadır.Üniversitelerin İşletme, İktisat, Pazarlama veya benzer bölümlerinden mezun, Bayi, müşteri, saha yönetimi ve bayii odaklı satış da deneyimli,B sınıfı ehliyeti olan ve aktif araç kullanan,Office programlarını iyi kullanabilen, raporlama disiplini olan,Takım çalışmasına uyumlu,Tercihen akü, otomotiv sektöründe tecrübeli.·       İZMİR Bölgemiz  için  takım arkadaşları arıyoruz. İŞ TANIMIEsan Akümülatör A.Ş’nin  saha satış fonksiyonunu yerine getirebilecek sorumluluk sahibi takım arkadaşları arıyoruz. Bölgedeki rakip fiyat endekslerinin takibi,Saha rakip bölge analizi,Karlılık hedefinin takibi,Bölge pazar payı hedefinin belirlenmesi ve takibi,Bölge satış bütçe hedeflerinin belirlenmesi ve takibi,Yeni iş (bölge) geliştirme faaliyetlerinin belirlenmesi ve takibi,Bölge bayi geliştirme faaliyetlerinin belirlenmesi ve takibi,Bayi satış ekibinin yönetilmesi ve geliştirilmesi,Bayi stoklarının yönetilmesi,Müşteri ödeme ve tahsilâtlarının takibi,Müşteri teminat ve risklerinin takibi,·        Ambar-lojistik ve stok maliyetlerinin takibinin gerçekleştirilmesid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text:p>
          </table:table-cell>
          <table:table-cell table:number-columns-repeated="2" office:value-type="string">
            <text:p>Localveri Yazılım Ltd.Şti. </text:p>
          </table:table-cell>
          <table:table-cell office:value-type="string">
            <text:p>Kurumsal Satış Uzmanı</text:p>
          </table:table-cell>
          <table:table-cell office:value-type="float" office:value="3601182">
            <text:p>3601182</text:p>
          </table:table-cell>
          <table:table-cell office:value-type="string">
            <text:p>İzmir(Konak)</text:p>
          </table:table-cell>
          <table:table-cell office:value-type="string">
            <text:p>active</text:p>
          </table:table-cell>
          <table:table-cell office:value-type="string">
            <text:p>Detail-Aday</text:p>
          </table:table-cell>
          <table:table-cell office:value-type="string">
            <text:p>GENEL NİTELİKLER VE İŞ TANIMI           Satış sektöründe en az 4 yıl deneyime sahip,          Bilgisayar ve çevre birim ekipmanlarına hakim,         Kurumsal müşterilere  yönelik ürün tanıtım ve satışını gerçekleştirebilen,         Şirket tarafından kendisine atanmış satış hedeflerini tutturmak için gerekli          faaliyetleri yürütebilen,         Potansiyel kurumsal  müşterileri mevcut sistem dahilinde aktif müşterilere dönüştürebilen,         Potansiyel ve mevcut müşteriler  ile kalıcı, iyi ilişkiler geliştirebilen,         Talep edilen çözümlere yönelik fiyat teklifleri hazırlayıp takibini yaparak satış sürecini sonlandırabilen,         Yazılım satış konusunda deneyim (tercih)         Şirket stratejileri ve hedefleri doğrultusunda pazar payının artırılmasını sağlayabilen,         Proje olasılıklarını araştırabilecek, fırsat yaratabilecek, ve satışa dönüştürebilecek,         Şirket içerisinde ilgili birimler ile koordineli çalışıp bilgi paylaşımını sağlayabilecek,         Gerekli tüm raporları hazırlayıp ilgili yöneticiler ile paylaşabilecek,         Sahip olduğumuz müşteri portföyümüzü büyütebilecek,         Satış motivasyonu ve yetkinlikleri gelişmiş,         Aktif araç kullanabil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ğazacılık (Tekstil)</text:p>
          </table:table-cell>
          <table:table-cell table:number-columns-repeated="2" office:value-type="string">
            <text:p>TIFFANY TOMATO MAĞAZACILIK TEKSTİL TİCARET ANONİM </text:p>
          </table:table-cell>
          <table:table-cell office:value-type="string">
            <text:p>Mağaza Satış Danışmanı</text:p>
          </table:table-cell>
          <table:table-cell office:value-type="float" office:value="3606215">
            <text:p>3606215</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İzmir Westpark Avm'de Ekim ayında gerçekleşecek PANAYIR süresince destek olacak Satış Danışmanları ve Destek Personelleri aranmaktadır.En az lise mezunu,Kariyerini mağazacılık alanında geliştirmeyi hedefleyen,Aktif satışı seven,Tercihen İngilizce bilgisi olan,Yüksek tempoda çalışmaya uyum sağlayabilecek,İletişim becerileri kuvvetli,Kişisel bakımına ve dış görünümüne özen gösteren,Modaya ilgi duyan ve trendleri yakından takip eden,İŞ TANIMI :Müşterileri güler yüz ile karşılamak ve uğurlamak Mükemmel müşteri deneyimi yaşatmak Mağaza içi ürün stoklarını takip etmek Mağazanın görsel düzenlemelere uygun olarak görünmesini sağlamak Mağaza ekibiyle uyumlu bir şekilde hedeflenen satış performansını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cza Depoları ve Eczaneler</text:p>
          </table:table-cell>
          <table:table-cell table:number-columns-repeated="2" office:value-type="string">
            <text:p>GİRNE ECZANESİ </text:p>
          </table:table-cell>
          <table:table-cell office:value-type="string">
            <text:p>Ön Muhasebe Sorumlusu</text:p>
          </table:table-cell>
          <table:table-cell office:value-type="float" office:value="2669342">
            <text:p>2669342</text:p>
          </table:table-cell>
          <table:table-cell office:value-type="string">
            <text:p>İzmir(Karşıyaka)</text:p>
          </table:table-cell>
          <table:table-cell office:value-type="string">
            <text:p>active</text:p>
          </table:table-cell>
          <table:table-cell office:value-type="string">
            <text:p>Detail-Aday</text:p>
          </table:table-cell>
          <table:table-cell office:value-type="string">
            <text:p>GENEL NİTELİKLER VE İŞ TANIMI Güleryüzlü ve mutlu insanların çalıştığı  Girne Eczanesi bünyesinde görevlendirilmek üzere aşağıda belirtilen niteliklere sahip takım arkadaşı aramaktayız.''İş Analisti ve Ön Muhasebe Sorumlusu''Genel Nitelikler Microsoft Office programlarına hakim,  MS Excel bilgisi ileri(Tercih sebebi olacaktır)Analitik bakış açısına sahip, finansal terminolojiye ve süreçlere hakim,Veri Analizi konusunda bilgi sahibiSüreç Geliştirme ve Optimizasyon konusunda tecrübeliDinamik ve hareketli bir çalışma ortamında farklı sorumluluklar almaya hevesli,Ön Muhasebe paket programlarını kullanabilen,(Tercihen Netsis)İlgili okulların Muhasebe veya Ön Muhasebe bölümlerinden mezun,(Tercih sebebidir.)Pozitif , Meraklı ,İnsan İlişkileri Yüksek Başarı odaklı , titiz, tertipli ve düzenli,Karşıyaka ve çevresinde  ikamet eden,Erkek adaylar için askerlik yapılmış olması .İş Tanımıİş/Satış Süreç Analizi  Oluşturma ve Takip Eczane günlük kasa icmalleriCari hesap takipleri,Fatura Girişleri ve stok takibi Süreç yönetimi ve optimizasyon</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Mağazacılık (Tekstil)</text:p>
          </table:table-cell>
          <table:table-cell table:number-columns-repeated="2" office:value-type="string">
            <text:p>TIFFANY TOMATO MAĞAZACILIK TEKSTİL TİCARET ANONİM </text:p>
          </table:table-cell>
          <table:table-cell office:value-type="string">
            <text:p>Mağaza Satış Danışmanı</text:p>
          </table:table-cell>
          <table:table-cell office:value-type="float" office:value="3433247">
            <text:p>3433247</text:p>
          </table:table-cell>
          <table:table-cell office:value-type="string">
            <text:p>Antalya, İstanbul(Avr.), İzmir, Kocaeli(İzmit), İstanbul(Asya)</text:p>
          </table:table-cell>
          <table:table-cell office:value-type="string">
            <text:p>active</text:p>
          </table:table-cell>
          <table:table-cell office:value-type="string">
            <text:p>Detail-Aday</text:p>
          </table:table-cell>
          <table:table-cell office:value-type="string">
            <text:p>GENEL NİTELİKLER VE İŞ TANIMI Tiffany&amp;Tomato şehirli, eğitimli, modern, sosyal hayatı olan gençlere ve genç yaşayan herkese hitap eden; günün trendlerini benimseyen ve gençliğin modasına yön veren bir dünya markasıdır.90’lı yıllardan günümüze damgasını vuran marka, fast fashion dinamiklerine ayak uydurarak sektördeki yerini sağlamlaştırmıştır. Türkiye’nin dört bir yanındaki mağazaları ve online satış sitesi ile Tiffany&amp;Tomato, ürettiği zengin renk ve model alternatiflerinden oluşan koleksiyonlarını modayı seven herkes için ulaşılabilir hale getirmeyi hedefler.Şık ve rahat olmak isteyen genç ve genç yaşayanların markası Tiffany&amp;Tomato, yenilenen yüzüyle müşterilerine hizmet sunmaya devam ediyor.İSTANBUL  (Kağıthane Axis AVM, Bayrampaşa Axis AVM, Balat Cadde, Beylikdüzü Migros AVM, Cevahir AVM, Marmarapark AVM, Sapphire AVM, Viaport AVM, Özdilek AVM, Piyalepaşa Polatlı Çarşı Avm, Ortaköy Cadde),ANTALYA  (Erasta AVM, Antalya Havalimanı)İZMİR  ( Alsancak Kordon Cadde, WestPark Avm, Mavi Bahçe Avm)İZMİT  (Outlet Avm), Mağazalarımızda görevlendirilmek üzere ;Mağazalarımızda görevlendirilmek üzere  “SATIŞ DANIŞMANI”  pozisyonunda ekip arkadaşları aranmaktadır. ARANILAN NİTELİKLER :·         En az lise mezunu ·        Satış alanında en az 1 yıl deneyimli·         Tercihen İngilizce bilgisine sahip ·         Yoğun iş temposuna ve esnek çalışma saatlerine uyum sağlayabilecek ·         Hazır giyim sektöründe satış konusunda tecrübeli,·         Ekip çalışmasına yatkın ·         Modayı takip eden ·         İnsan ilişkilerinde başarılı, ikna kabiliyeti yüksek ·         Pozitif, güler yüzlü ve görünümüne özen gösteren·         Dış görünümüne özen gösteren, ·         Mağazacılık sektöründe kariyer yapmayı hedefleyen ·         Müşteri memnuniyeti yaklaşımını benimsemiş İŞ TANIMI :·         Mağazanın temizliği ve düzenine dikkat edilmesi ·         Mağaza görselinin düzenlenmesi ·         Müşteri memnuniyetinin sağlanması ·         Müşterileri beklentilerinin karşılanması ·         Ürünler hakkında detaylı ve doğru bilginin müşteriye aktarılması ·         Bireysel ve mağazaya ait aylık ve dönemsel satış hedeflerinin gerçekleştirilmesi ·         Ürün ve stok takibinin yapılması·         Müşteri ile doğru ve güçlü bir iletişimin kuru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Tepe İş Sağlığı ve Güvenliği Hizmetleri A.Ş</text:p>
          </table:table-cell>
          <table:table-cell office:value-type="string">
            <text:p>İşyeri Hekimi</text:p>
          </table:table-cell>
          <table:table-cell office:value-type="float" office:value="3585034">
            <text:p>3585034</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Tepe İş Sağlığı ve Güvenliği Hizmetleri A.Ş. 2013 yılında kurulmuş, yetişmiş insan gücüyle iş dünyasının her alanında fayda sağlayacak programlar geliştirmek, uygulamak, sürekli değiştirmek ve değer sağlamak üzere yola çıkmıştır. Büyüyen ve gelişen organizasyonumuzda değerlendirilmek üzere İzmir lokasyonunda tam zamanlı görev yapacak ''İşyeri Hekimi'' istihdam edilecektir.Genel Niteliklerİşyeri hekimliği sertifikasına sahip,Tercihen işyeri hekimliği deneyimi bulunan,Yasal mevzuata hakim, raporlama yapabilecek,Yönetmeliklere uygun olarak tam zamanlı çalışabilecek,MS Office uygulamalarına hakim,Tam zamanlı çalışabilecek İş TanımıAyakta tanı ve tedavi hizmeti verilmesiMesleki sağlık risklerini değerlendirilmesiKarşılaşılan mesleki sağlık sorunlarının nedenlerinin araştırılmasıİşverenlere iş sağlığı konusunda rehberlik ve danışmanlık yapılmasıİşçilerin işe giriş, periyodik, koruyucu ve tedavi amaçlı sağlık muayenelerinin gerçekleştir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Tepe İş Sağlığı ve Güvenliği Hizmetleri A.Ş</text:p>
          </table:table-cell>
          <table:table-cell office:value-type="string">
            <text:p>İş Güvenliği Uzmanı</text:p>
          </table:table-cell>
          <table:table-cell office:value-type="float" office:value="3592302">
            <text:p>3592302</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Tepe İş Sağlığı ve Güvenliği Hizmetleri A.Ş. bünyesinde İzmir lokasyonunda  tam zamanlı görevlendirilmek üzere C Sınıfı İş Sağlığı ve Güvenliği Uzmanı arayışımız bulunmaktadır.Üniversitelerin İş Sağlığı ve Güvenliği veya Mühendislik bölümlerinden mezun,C Sınıfı İş Sağlığı ve Güvenliği Uzmanı sertifikasına sahip,En az 2 yıl iş deneyimi bulunan,Hizmet Sektöründe İş Sağlığı ve Güvenliği Uzmanı olarak kariyer hedefleyen,MS Office uygulamalarına hakim,Veri giriş ve raporlama deneyimi olan,Planlama, organizasyon ve analitik düşünme yeteneği gelişmiş, ekip çalışmasına yatkın,Taşeron denetimi konusunda deneyimli,Tercihen Sürücü belgesi bulunan, aktif olarak araç kullanabilen,Yönetmeliklere uygun olarak tam zamanlı görev alabilecek.Tercihen depo operasyonlarında, forklift vb. ekipman güvenliği, yüksekte çalışma konularında tecrübeliİŞ TANIMITehlikelerin tanımlanması, risk analizleri ve değerlendirmelerinin yapılarak riskleri ortadan kaldırıcı uygulamaların geliştirilmesi ve saha uygulamalarının gerçekleştirilmesi,İş Sağlığı ve Güvenliği kapsamındaki eğitim ihtiyaç analizinin yapılması ve eğitimlerin verilmesi,Acil durum planlarının hazırlanması, kaza istatistiklerinin oluşturulması,İşleyiş içerisinde gerekli veri giriş işlemlerinin yapılması,İş Sağlığı ve Güvenliği ve Çevre faaliyetlerinin takip edilmesi ve denetimlerle gerekli müdahalelerin yapılması,İş Güvenliği ve Çevre uygulamalarının standardının artırılmasına katkıda bulunu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Turizm Acente Sorumlusu</text:p>
          </table:table-cell>
          <table:table-cell office:value-type="float" office:value="3604784">
            <text:p>3604784</text:p>
          </table:table-cell>
          <table:table-cell office:value-type="string">
            <text:p>İzmir(Bayraklı)</text:p>
          </table:table-cell>
          <table:table-cell office:value-type="string">
            <text:p>active</text:p>
          </table:table-cell>
          <table:table-cell office:value-type="string">
            <text:p>Detail-Aday</text:p>
          </table:table-cell>
          <table:table-cell office:value-type="string">
            <text:p>GENEL NİTELİKLER VE İŞ TANIMI İzmir Bayraklı'da Faaliyet gösteren Turizm ve Seyahat Acentamızın Tur/Otel Uçak Bileti Satış Departmanında  Görevlendirilmek üzere ,  İngilizce veya Almanca  Bilen, Yeniliklere Acık  Çalışma Arkadaşları Arıyoruz.Başvuru Sahiplerinin Olması Gereken Şartlar;- Turizm ve Otelcilik Lise Mezunu ( en az)veya- Turizm ve Otelcilik Yüksek Okul Mezunuveya- Enformasyon Memurluğu Belgesi Olanveya- Bakanlıkça Verilmiş Rehber Belgesi ola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ağrı Merkezi Hizmetleri</text:p>
          </table:table-cell>
          <table:table-cell table:number-columns-repeated="2" office:value-type="string">
            <text:p>Telekomone</text:p>
          </table:table-cell>
          <table:table-cell office:value-type="string">
            <text:p>Çağrı Merkezi Müşteri Temsilcisi</text:p>
          </table:table-cell>
          <table:table-cell office:value-type="float" office:value="3588894">
            <text:p>3588894</text:p>
          </table:table-cell>
          <table:table-cell office:value-type="string">
            <text:p>İzmir(Bayraklı)</text:p>
          </table:table-cell>
          <table:table-cell office:value-type="string">
            <text:p>active</text:p>
          </table:table-cell>
          <table:table-cell office:value-type="string">
            <text:p>Detail-Aday</text:p>
          </table:table-cell>
          <table:table-cell office:value-type="string">
            <text:p>GENEL NİTELİKLER VE İŞ TANIMI İzmir Bayraklı'da  Faaliyet Gösteren Turkcell Superonline Satış Merkezimizin Çağrı Merkezi Biriminde Çalışmak Üzere Telefon ile Turkcell Superonline Ürünlerinin Tanıtım ve Satışını Gerçekleştirecek ikna Kabiliyeti Yüksek Takım  Arkadaşları  Arıyoruz. HOME OFFİCE ÇALIŞMIYORUZTercihen Çağrı Merkezi veya Satış Kanalı Tecrübesi olan Satış konusunda kendine güvenenDoğru Bilgi Aktarımı ve Kaliteli Hizmetle Müşteri Memnuniyeti SağlayabilecekTelefonda İfade ve İkna Kabiliyeti KuvvetliMüşteri Odaklı Bakış Açısına SahipMotivasyonu Yüksek, Zaman Yönetimi Konusunda HassasTakım Çalışmasına YatkınMS Office Uygulamalarına Hakim</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Makine ve Ekipmanları, Gıda Makineleri ve Ekipmanları</text:p>
          </table:table-cell>
          <table:table-cell table:number-columns-repeated="2" office:value-type="string">
            <text:p>HiPERMAK Makina Sanayi ve Tic. A.Ş.</text:p>
          </table:table-cell>
          <table:table-cell office:value-type="string">
            <text:p>Teknik Ressam</text:p>
          </table:table-cell>
          <table:table-cell office:value-type="float" office:value="3268478">
            <text:p>3268478</text:p>
          </table:table-cell>
          <table:table-cell office:value-type="string">
            <text:p>İzmir(Kemalpaşa)</text:p>
          </table:table-cell>
          <table:table-cell office:value-type="string">
            <text:p>active</text:p>
          </table:table-cell>
          <table:table-cell office:value-type="string">
            <text:p>Detail-Aday</text:p>
          </table:table-cell>
          <table:table-cell office:value-type="string">
            <text:p>GENEL NİTELİKLER VE İŞ TANIMI Hipermak Makina San. ve Tic. A.Ş. olarak 2004 yılından bu yana; uzman personelimiz, teknik kadromuz, tecrübeli servis ekibimiz ve modern makine parkurumuz ile farklı gramajlarda toz veya granül ürünlerin dolumunu yapabilen Tam Otomatik Paketleme Makineleri imalatı ve 50 farklı ülkeye ihracatını gerçekleştirmekteyiz. Yürütmekte olduğumuz organizasyonel yapılanma çalışmaları doğrultusunda;Mekanik AR-GE departmanında görevlendirilmek üzere;Teknik Ressam arayışımız vardır.GENEL NİTELİKLERÜniversitelerin ilgili Ön Lisans veya Teknik Liselerinden mezunTercihen makine / paketleme sektörlerinde benzer pozisyonlarda çalışmışSolidworks, AutoCAD çizim ve tasarım programlarını iyi derecede kullanabilenTeknik resim kurallarına hakim (ISO toleranslar, kodlamalar, dosyalamalar, patlatılmış montaj resimleri ve ürün ağacı vb.)Tercihen PDM ya da benzeri bir data yönetim programı ile çalışmışMS Office programlarını etkin olarak kullanabilenTakım ruhu bilincine ve iş disiplinine sahip, araştırmaya ve öğrenmeye açık, iletişim yönü güçlüErkek adaylar için askerlik hizmetini tamamlamışİŞ TANIMITasarımı yapılan projelerin tüm imalat dokümantasyonunu, işletme disiplin ve dinamiklerine göre tamamlayıp kullanıma hazır hale getirmek.Geri dönüşler doğrultusunda, tasarımları iyileştirmek, mevcut çizimleri güncellemek, mevcut teknik resimlerin geliştirilmesine ve iyileştirmesine yönelik çalışmalar yapmak.</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İlaç Sanayi</text:p>
          </table:table-cell>
          <table:table-cell table:number-columns-repeated="2" office:value-type="string">
            <text:p>İlko İlaç Sanayi ve Tic A.Ş</text:p>
          </table:table-cell>
          <table:table-cell office:value-type="string">
            <text:p>Tıbbi Tanıtım Sorumlusu</text:p>
          </table:table-cell>
          <table:table-cell office:value-type="float" office:value="3562035">
            <text:p>3562035</text:p>
          </table:table-cell>
          <table:table-cell office:value-type="string">
            <text:p>Adana, Antalya, Bursa, Denizli, Eskişehir, İstanbul(Avr.), İzmir, Kayseri, Kocaeli, Konya, Samsun, Tekirdağ, Trabzon, İstanbul(Asya)</text:p>
          </table:table-cell>
          <table:table-cell office:value-type="string">
            <text:p>active</text:p>
          </table:table-cell>
          <table:table-cell office:value-type="string">
            <text:p>Detail-Aday</text:p>
          </table:table-cell>
          <table:table-cell office:value-type="string">
            <text:p>GENEL NİTELİKLER VE İŞ TANIMI İLKO İlaç’ın 50 yılı aşan birikim ve tecrübesi, Ar-Ge ve üretim gücü, uluslararası iş ortakları ile WELLCARE; yaşamın, doğumdan itibaren her aşamasında ve günlük hayatın her safhasında, yaşam kalitenizi yükseltecek, sağlık otoriteleri tarafından onaylı, bilimsel çalışmalara dayanan güvenilir ürünleri ile size ve ailenize ‘Sağlıkla Yaşama Sanatı’ sunuyor. TÜKETİCİ SAĞLIĞI / OTC Grubumuzda görevlendirilmek üzere kariyerinde zirveye oynamak isteyen  "TIBBİ TANITIM TEMSİLCİSİ" adaylarının başvurularını bekliyoruz.Senden Neler Bekliyoruz?        ·       **** Canlı performansınla insanların yaşamını korumak seni heyecanlandırıyorsa,·       **** Enerjin ile dinamik bir ekibin parçası olmak istiyorsan,·       **** İşinde profesyonellerle tanışmak ve çalışmak seni motive ediyorsa,·       **** Planlı bir çalışma ortamında kariyerinde emin adımlarla yürümek istiyorsan,·       **** Sunum yaparken sahip olduğun ışığın fark edilmesini istiyorsan,·       **** Rekabet sana iyi geliyor ve seni tetikliyorsa,·       **** Üniversite diplomam tamam, sahayı bana bırakın diyorsan,·       **** Araba kullanmak ve seyahat etmek senin için büyük bir keyifse,                                            Bu ilana hemen başvurmalısın! İŞ TANIMITanıtım planlarına uygun olarak doktor ve eczane ziyaretlerini gerçekleştirmek,Tanıtım planlarına uygun olarak doktor ve eczane ziyaretlerini gerçekleştirmek,Sorumlu olduğu ürünlerin medikal tanıtımını yapmak, pazar, potansiyel rakip ve satış analizlerini yapmak,Bölgesinin ihtiyaçlarını tespit ederek portföyüne yeni doktor ve eczane bilgilerini dahil etmek.NOT : ÜTT/ÜTE ve TCESİS belgesine sahip adayların başvurularını beklemekteyi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 Giyim, Hazır Giyim, Mağazacılık (Tekstil), Moda Tasarım</text:p>
          </table:table-cell>
          <table:table-cell table:number-columns-repeated="2" office:value-type="string">
            <text:p>Ademexclusive</text:p>
          </table:table-cell>
          <table:table-cell office:value-type="string">
            <text:p>Satış Danışmanı</text:p>
          </table:table-cell>
          <table:table-cell office:value-type="float" office:value="3588530">
            <text:p>3588530</text:p>
          </table:table-cell>
          <table:table-cell office:value-type="string">
            <text:p>İzmir(Karşıyaka)</text:p>
          </table:table-cell>
          <table:table-cell office:value-type="string">
            <text:p>active</text:p>
          </table:table-cell>
          <table:table-cell office:value-type="string">
            <text:p>Detail-Aday</text:p>
          </table:table-cell>
          <table:table-cell office:value-type="string">
            <text:p>GENEL NİTELİKLER VE İŞ TANIMI Müşteriye karşı tutum ve davranışların iyi olmasıMağaza geneli düzen ve temizlik Vitrin ve mağazanın görsel uyumuİş arkadaşları ile uyumlu çalışmaÇalışma saatlerine özen göstermeÜrünlerin alarm yapılması etiket basılmasıGerektiği zaman kasaya bakılmasıNot:(kadın giyim mağazası ademexclusive izmir bostanlı şubemize tam zamanlı ve part time ekip arkaşlar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Makine ve Ekipmanları</text:p>
          </table:table-cell>
          <table:table-cell table:number-columns-repeated="2" office:value-type="string">
            <text:p>Unopex</text:p>
          </table:table-cell>
          <table:table-cell office:value-type="string">
            <text:p>Makine Teknik Ressamı</text:p>
          </table:table-cell>
          <table:table-cell office:value-type="float" office:value="3609094">
            <text:p>3609094</text:p>
          </table:table-cell>
          <table:table-cell office:value-type="string">
            <text:p>İzmir(Bornova)</text:p>
          </table:table-cell>
          <table:table-cell office:value-type="string">
            <text:p>active</text:p>
          </table:table-cell>
          <table:table-cell office:value-type="string">
            <text:p>Detail-Aday</text:p>
          </table:table-cell>
          <table:table-cell office:value-type="string">
            <text:p>GENEL NİTELİKLER VE İŞ TANIMI İzmir-Kemalpaşa OSB de bulunan, Gıda ve Kimya sektörlerine yönelik makine imalatı yapan fabrikamıza Makina Teknik Ressamı alınacaktır.·         Autodesk Inventor programına hakim ve aktif olarak kullanabilen,·         Sac metal ve kaynaklı imalat konusunda tecrübeli,·         Teknik resim çizim kuralları, ölçülendirme, toleranslar konularına hakim , ·         Microsoft Office uygulamalarını iyi kullanabilen,·         Erkek adaylar için askerliğini yapmış,·         İzmir'de ikamet ed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Carlo &amp; Richi Online LTD. ŞTİ. </text:p>
          </table:table-cell>
          <table:table-cell office:value-type="string">
            <text:p>Dijital Pazarlama ve E-Ticaret Uzmanı</text:p>
          </table:table-cell>
          <table:table-cell office:value-type="float" office:value="3611768">
            <text:p>3611768</text:p>
          </table:table-cell>
          <table:table-cell office:value-type="string">
            <text:p>İzmir(Güzelbahçe)</text:p>
          </table:table-cell>
          <table:table-cell office:value-type="string">
            <text:p>active</text:p>
          </table:table-cell>
          <table:table-cell office:value-type="string">
            <text:p>Detail-Aday</text:p>
          </table:table-cell>
          <table:table-cell office:value-type="string">
            <text:p>GENEL NİTELİKLER VE İŞ TANIMI Carlo &amp; Richi  uluslararası alanda başarılı Rusya ve Almanya'da merkerleri olan bir e-ticaret firmasıdır. Yüksek kaliteli ürünlerimiz ve hizmetlerimizle müşterilerimize mükemmel alışveriş deneyimi sunuyoruz. Sürekli büyüme hedefimiz doğrultusunda, Türkiye'de yani açılacak olaran operasyon merkezimize Almanca tercihen 2 dil İngilizce konuşan yetenekli uluslar arası seyahet engeli olmayan  bir E-Ticaret Uzmanı arıyoruz.Pozisyon Tanımı:Bu rol, ürünlerimizin Almanca olarak e-ticaret platformlarında (Amazon, Shopify) ve sosyal medya kanallarında etkili bir şekilde sunulmasını sağlayacak bir profesyoneli içermektedir. Ayrıca, Google Ads ve Meta Business reklamları gibi dijital pazarlama kampanyalarını yönetmek ve optimize etmek de göreviniz olacak.İş Sorumlulukları:•             Ürünleri Almanca  olarak e-ticaret platformlarına yüklemek ve güncellemek.•             Amazon, Shopify ve diğer e-ticaret platformları üzerinde satışları yönetmek.•             Sosyal medya kanallarında ürünlerimizi tanıtmak ve pazarlamak.•             Google Ads ve Meta Business reklamları oluşturmak, yönetmek ve optimize etmek.•             Müşteri taleplerini yanıtlamak ve sorunları çözmek.•             Satış raporları ve analizler yaparak stratejik kararlar almak.Aranan Nitelikler:•             Almanca yüksek derecede yetkinlik.•             E-ticaret platformlarını (Amazon, Shopify) kullanma ve yönetme deneyimi.•             Sosyal medya pazarlama konusunda bilgi ve deneyim.•             Google Ads ve Meta Business reklamları konusunda bilgi ve deneyim.•             İyi iletişim ve problem çözme becerileri.•             Takım çalışmasına yatkın, proaktif ve sonuç odaklı.•             E-Ticaret alanında kariyer yapmaya istekli ve motive. Not : 2 Gün Ofis 3 Gün Home Ofis çalışılac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trol ve Ürünleri</text:p>
          </table:table-cell>
          <table:table-cell table:number-columns-repeated="2" office:value-type="string">
            <text:p>WESTPARK OUTLET</text:p>
          </table:table-cell>
          <table:table-cell office:value-type="string">
            <text:p>Teknik Şef</text:p>
          </table:table-cell>
          <table:table-cell office:value-type="float" office:value="3595689">
            <text:p>3595689</text:p>
          </table:table-cell>
          <table:table-cell office:value-type="string">
            <text:p>İzmir(Bayraklı)</text:p>
          </table:table-cell>
          <table:table-cell office:value-type="string">
            <text:p>active</text:p>
          </table:table-cell>
          <table:table-cell office:value-type="string">
            <text:p>Detail-Aday</text:p>
          </table:table-cell>
          <table:table-cell office:value-type="string">
            <text:p>GENEL NİTELİKLER VE İŞ TANIMI Tercihen Alışveriş merkezi sektörü deneyimine sahip,Bina aydınlatma, trafo, jeneratör, yangın söndürme sistemleri, soğutma havalandırma sistemleri, elektrik tesisat ve altyapı, zayıf akım, kuvvetli akım konularında bilgi ve tecrübesi olanTeknik alanların bakım onarım yapılan yerlerin düzenini, tertip ve temizliğini sağlayacak,Elektrik ve elektronik projeleri okuyabilen ve yorumlama yeteneğine sahip,Elektrik-Elektronik ve Otomasyon aksamlarının ve sistemlerinin, arıza tespiti, tamiri ve bakımları konusunda deneyimli, bilgi sahibi ve en az 2 yıl tecrübe sahibi,İş sağlığı ve güvenliği kurallarına özen gösteren,Prezentabl, takım çalışmasına yatkın, çözüm odaklı,İnsan ilişkilerinde başarılı, güler yüzlü, misafir memnuniyeti odaklı çalışabilecek,Vardiyalı çalışma düzenine uyum sağlayabilecek,Yoğun çalışma temposu ve esnek çalışma saatlerine uyumlu,Ekip çalışmasına yatkın, iletişim becerisi yüksek,Elektriksel ölçü aletlerini kullanabilen, elektrik elektronik malzeme bilgisine sahip.Orta ve alçak gerilim konularında uygulama tecrübesi olan,   Mekanik, hidrolik, pnömatik konularında temel seviyede bilgi ve beceri sahibi,Hızlı öğrenebilen, problemleri analiz edebilen,Görev-yetki ve sorumluluk bilinciyle hareket eden,Erkek adaylar için askerlikle ilişiği olmaya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trol ve Ürünleri</text:p>
          </table:table-cell>
          <table:table-cell table:number-columns-repeated="2" office:value-type="string">
            <text:p>TANKAR OTO PETROL GIDA TEKS.HİZ İNŞ.SAN.TİC. LTD. </text:p>
          </table:table-cell>
          <table:table-cell office:value-type="string">
            <text:p>Ön Muhasebe Elemanı</text:p>
          </table:table-cell>
          <table:table-cell office:value-type="float" office:value="3598252">
            <text:p>3598252</text:p>
          </table:table-cell>
          <table:table-cell office:value-type="string">
            <text:p>İzmir(Bayraklı)</text:p>
          </table:table-cell>
          <table:table-cell office:value-type="string">
            <text:p>active</text:p>
          </table:table-cell>
          <table:table-cell office:value-type="string">
            <text:p>Detail-Aday</text:p>
          </table:table-cell>
          <table:table-cell office:value-type="string">
            <text:p>GENEL NİTELİKLER VE İŞ TANIMI Akaryakıt sektöründe öncü şirketimize; enerjisi yüksek, katma değer yaratacak, kendi potansiyelini gösterebilecek belirtilen niteliklere sahip takım arkadaşları arıyoruzÜniversitelerin Muhasebe, Finans, İşletme, Maliye, bölümlerinden mezun,Ön muhasebe alanında en az 5 yıl tecrübeli,Mikro muhasebe programını aktif olarak kullanan,Takım çalışmasına uygun, uzun vadeli çalışma planı olan,İş ciddiyetine önem veren, sorumluluk sahibi, disiplinli,Pratik, yeniliğe açık, çözüm odaklı ve dikkatli,Excelli iyi derecede kullanabilen ve Microsoft Office programlarına hakim, bilgisayar kullanımı ve klavyesi hızlı,İŞ TANIMIAlış, Satış faturalarını kesecek, muhasebesini yapacak,Fatura - irsaliye kontrolü ve muhasebeleştirme işlemlerini yapacak,Sorumlu olduğu iş sürecinin takibi ve raporlanmasını sağlayacak,Müşteri talepleri doğrultusunda operasyon süreçlerini ve ilgili birimlerin koordinasyonunu sağlıklı bir şekilde sağlayacak,Tercihen akaryakıt sektöründe deneyimli ve mikro muhasebe programına hakim Şirketimiz, İzmir – Bayraklı’ da bulunan, merkez binamızda görevlendirilmek üzere; belirtilen niteliklere sahip, şirketimize pozitif değer katacak, Toptan ve Planlama departmanında çalışmak üzere   Ön Muhasebe Elemanı takım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trol ve Ürünleri</text:p>
          </table:table-cell>
          <table:table-cell table:number-columns-repeated="2" office:value-type="string">
            <text:p>TANKAR OTO PETROL GIDA TEKS.HİZ İNŞ.SAN.TİC. LTD. </text:p>
          </table:table-cell>
          <table:table-cell office:value-type="string">
            <text:p>Akaryakıt İstasyon Sorumlusu</text:p>
          </table:table-cell>
          <table:table-cell office:value-type="float" office:value="3405257">
            <text:p>3405257</text:p>
          </table:table-cell>
          <table:table-cell office:value-type="string">
            <text:p>İstanbul(Avr.), İzmir, İstanbul(Asya)</text:p>
          </table:table-cell>
          <table:table-cell office:value-type="string">
            <text:p>active</text:p>
          </table:table-cell>
          <table:table-cell office:value-type="string">
            <text:p>Detail-Aday</text:p>
          </table:table-cell>
          <table:table-cell office:value-type="string">
            <text:p>GENEL NİTELİKLER VE İŞ TANIMI İstanbul ve İzmir’ de bulunan Akaryakıt İstasyonlarımızda görevlendirilmek üzere Akaryakıt İstasyon Yöneticisi alınacaktır.İstenen Niteliklerİletişim yeteneği güçlü, liderlik vasfına sahip, ekip yönetebilen,Tercihen Akaryakıt İstasyonu Yönetimi konusunda tecrübeli,Ön Muhasebe ve MS Office programlarına hakim,Raporlama yeteneği iyi,Esnek mesai saatlerine uyumlu,Ekip çalışmasına yatkın, merkez iş akışı bilgi ve talimatlarına, hedeflerine uyumlu çalışabilen,Erkek adaylar için Askerlikle ilişiği bulunmayan, İstanbul(asya)’ da ikamet eden.SorumluluklarBulunduğu bölgede hedeflenen satış hacminin gerçekleştirilmesi,Gelir-Gider yönetimi, stok takibi, sevkiyat kontrol ve planlamanın yapılması,Akaryakıt istasyonu müşterilerinin memnuniyetinin sağlanması,İstasyonun tüm operasyonel süreçlerinden sorumlu olunması ve bu süreçlerde merkez ofisle koordineli çalışılması,Müşterilerin bağlılığının ve memnuniyetinin arttırılmasına odaklanarak sorumlu olduğu müşteriler ile ilgili tüm süreçlerin yürütülmesinin sağ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laç Sanayi</text:p>
          </table:table-cell>
          <table:table-cell table:number-columns-repeated="2" office:value-type="string">
            <text:p>Royal İlaç San.ve Tic. Ltd. Şti.</text:p>
          </table:table-cell>
          <table:table-cell office:value-type="string">
            <text:p>Satış ve Pazarlama Temsilcisi</text:p>
          </table:table-cell>
          <table:table-cell office:value-type="float" office:value="3606016">
            <text:p>3606016</text:p>
          </table:table-cell>
          <table:table-cell office:value-type="string">
            <text:p>Aydın, Erzurum, İzmir</text:p>
          </table:table-cell>
          <table:table-cell office:value-type="string">
            <text:p>active</text:p>
          </table:table-cell>
          <table:table-cell office:value-type="string">
            <text:p>Detail-Aday</text:p>
          </table:table-cell>
          <table:table-cell office:value-type="string">
            <text:p>GENEL NİTELİKLER VE İŞ TANIMI Hayvancılık sektörüne yönelik dezenfektan, ilaç ve yem katkılar üreten ve Türkiye’nin sektöründe lider firmalarından olan firmamızın Ege bölgesi, Marmara bölgesi ve Doğu Anadolu bölgelerinde satış ve pazarlama organizasyonunu yönetecek elemanlar alınacaktır. Tercihen sektör deneyimi olan, Zootekni, Veteriner Hekim, Veteriner Sağlık teknikeri, ve ilgili diğer bölümlerden mezunGiyiniş ve diksiyonuna önem veren Konaklamalı seyahat engeli olmayan, Ekip çalışmasına uygun, Sahada aktif olarak rol alabilecek, Özgüveni ve ikna kabiliyeti yüksek, Uzun vadeli çalışma hedefi olan Maaş + Prim + Yemek + Araç sistemi ile çalışacak ve satış yapmaktan keyif alan adaylar ara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lekomünikasyon</text:p>
          </table:table-cell>
          <table:table-cell table:number-columns-repeated="2" office:value-type="string">
            <text:p>Türk Telekom</text:p>
          </table:table-cell>
          <table:table-cell office:value-type="string">
            <text:p>Mağaza Satış Uzmanı</text:p>
          </table:table-cell>
          <table:table-cell office:value-type="float" office:value="3582778">
            <text:p>3582778</text:p>
          </table:table-cell>
          <table:table-cell office:value-type="string">
            <text:p>Adıyaman, Afyon, Ağrı, Antalya, Aydın, Balıkesir, Bilecik, Bitlis, Burdur, Bursa, Çanakkale, Denizli, Diyarbakır, Elazığ, Hakkari, Isparta, İzmir, Kütahya, Malatya, Manisa, Kahramanmaraş, Mardin, Muğla, Muş, Siirt, Sivas, Şanlıurfa, Uşak, Van, Batman, Şırnak, Yalova</text:p>
          </table:table-cell>
          <table:table-cell office:value-type="string">
            <text:p>active</text:p>
          </table:table-cell>
          <table:table-cell office:value-type="string">
            <text:p>Detail-Aday</text:p>
          </table:table-cell>
          <table:table-cell office:value-type="string">
            <text:p>GENEL NİTELİKLER VE İŞ TANIMI Türkiye’nin lider bilgi ve iletişim teknolojileri şirketi Türk Telekom’a bayi kanalı satış süreçlerinde bağımsız işveren niteliğinde hizmet veren çözüm ortakları bünyesinde,  Türkiye'nin 81 ilinde görevlendirilmek üzere” aşağıdaki özelliklere sahip “Mağaza Satış Uzmanı” arayışı bulunmaktadır.GENEL NİTELİKLER·            En az lise, tercihen ön lisans mezunu,·            Mağazacılık alanında en az 1 yıl tecrübesi bulunan,·            Teknolojiye ilgili, bu alanda kariyer planı bulunan, ·            Müşteri ilişkileri kuvvetli, takım çalışmasına yatkın,·            Güçlü ikna kabiliyetine sahip,·            Problem çözümünde yaratıcı, proaktif ve analitik bakış açısı olan,·            İletişim ve sunum becerileri yüksek.İŞ TANIMI·            Bayiye verilen satış hedefleri çerçevesinde satış faaliyetlerini yürütmek,·            Mağazada satışı gerçekleştirilen tüm markaların ürün ve servis bilgilerine (tarifeler, kampanyalar, servis, alt yapı, satış sonrası işlemler vb.) hakim olmak,·            Müşteri işlemleri detaylarının operatör ekranlarına girişini yapmak ve hat aktivasyonlarını gerçekleştirmek.·            Müşterilere teknolojik ürün özelliklerini ve kullanımını anlatmak,·            Müşterileri etkin biçimde dinlemek, şikayet ve sorunlarına uygun kanalları kullanarak çözüm bulmak,·            Sektördeki alternatif ürün ve hizmetleri yakından takip ederek bunlarla ilgili satış fırsatları oluşturmak.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Telekomünikasyon</text:p>
          </table:table-cell>
          <table:table-cell table:number-columns-repeated="2" office:value-type="string">
            <text:p>Türk Telekom</text:p>
          </table:table-cell>
          <table:table-cell office:value-type="string">
            <text:p>Mağaza Müdürü</text:p>
          </table:table-cell>
          <table:table-cell office:value-type="float" office:value="3582800">
            <text:p>3582800</text:p>
          </table:table-cell>
          <table:table-cell office:value-type="string">
            <text:p>Adıyaman, Afyon, Ağrı, Antalya, Aydın, Balıkesir, Bilecik, Bitlis, Burdur, Bursa, Çanakkale, Denizli, Diyarbakır, Elazığ, Hakkari, Isparta, İzmir, Kütahya, Malatya, Manisa, Kahramanmaraş, Mardin, Muğla, Muş, Siirt, Sivas, Şanlıurfa, Uşak, Van, Batman, Şırnak, Yalova</text:p>
          </table:table-cell>
          <table:table-cell office:value-type="string">
            <text:p>active</text:p>
          </table:table-cell>
          <table:table-cell office:value-type="string">
            <text:p>Detail-Aday</text:p>
          </table:table-cell>
          <table:table-cell office:value-type="string">
            <text:p>GENEL NİTELİKLER VE İŞ TANIMI Türkiye’nin lider bilgi ve iletişim teknolojileri şirketi Türk Telekom’a bayi kanalı satış süreçlerinde bağımsız işveren niteliğinde hizmet veren çözüm ortakları bünyesinde, ilanda belirtilen illerde görevlendirilmek üzere” aşağıdaki özelliklere sahip “Mağaza Müdürü” arayışı bulunmaktadır.GENEL NİTELİKLER·            En az ön lisans mezunu,·            Mağazacılık ve ekip yönetme alanlarında en az 2 yıl tecrübesi olan,·            Teknoloji alanında kariyer planı bulunan, ·            Güçlü ikna kabiliyetine sahip,·            Problem çözümünde yaratıcı, proaktif ve analitik bakış açısı olan,·            Planlama, takip, organizasyon ve yönetsel becerileri gelişmiş,·            Ticari bakış açısına sahip, enerjisi, özgüveni ve iletişim becerisi ile firmayı en iyi şekilde temsil edecek.İŞ TANIMI·            Bayiye verilen satış hedefleri çerçevesinde satış faaliyetlerini yürütmek,·            Ekibini organize ve motive etmek,·            Müşterilere teknolojik ürün özelliklerini ve kullanımını anlatmak,·            Müşterileri etkin biçimde dinlemek, sorunlarına çözüm bulmak,·            Sektördeki alternatif ürün ve hizmetleri yakından takip ederek bunlarla ilgili satış fırsatları oluşturmak,·            Firmanın vermiş olduğu finansal ve gelişim hedeflerine yönelik gerekli planlamaları yapmak,·            Mağazanın çalışma koşullarını belirlemek ve gereğince uygulanmasını temin etmek,·            Ürün bulunurluğunun takibini yapmak, yeniden sipariş verme zamanlamalarını gözetmek.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ALAGEN MÜHENDİSLİK İNŞAAT SANAYİ VE TİCARET LİMİTED ŞİRKETİ</text:p>
          </table:table-cell>
          <table:table-cell office:value-type="string">
            <text:p>Buhar Kazanı Operatörü</text:p>
          </table:table-cell>
          <table:table-cell office:value-type="float" office:value="3573226">
            <text:p>3573226</text:p>
          </table:table-cell>
          <table:table-cell office:value-type="string">
            <text:p>İzmir(Menderes(Cumaovası))</text:p>
          </table:table-cell>
          <table:table-cell office:value-type="string">
            <text:p>active</text:p>
          </table:table-cell>
          <table:table-cell office:value-type="string">
            <text:p>Detail-Aday</text:p>
          </table:table-cell>
          <table:table-cell office:value-type="string">
            <text:p>GENEL NİTELİKLER VE İŞ TANIMI DİSTİLE İÇKİ A.Ş. - EFE RAKI - İTOB OSB Menderes Fabrika alanında vardiyalı düzende çalışacak BUHAR KAZANI OPERATÖRÜ çalışma arkadaşları aramaktayız.Departman: Yardımcı TesislerBağlı Olduğu İlk Yönetici: Yardımcı Tesisler FormeniDepartman Yöneticisi: Operasyon ve Üretim MüdürüSorumlu Olduğu Pozisyonlar: Kazan Dairesi, Su İyileştirme, Hava ve Soğutma sistemleriVekalet: Kazan OperatörüGÖREV &amp; SORUMLULUKLAR 1.        Üretim bölümlerinin buhar ihtiyacının karşılanması; bunun için buhar kazanlarının güvenli şekilde çalışmasının sağlanması2.        Buhar kazanlarına gaz akışlarının takip edilmesi, basınç, ısı ve debi kontrollerinin yapılması, işleyişin en güvenli şekilde ve prosedüre uygun olarak yürütülmesi için gerekli tüm tedbirlerin alınması3.        Üretim bölümlerindeki basınçlı hava ihtiyacının aksaksız karşılanması için Hava kompresörlerinin sürekli çalışır vaziyette olmasını sağlamak, basit arızalara müdahale etmek, bakım çalışmalarını yapmak4.        Soğuk su temini için chiller gruplarının sürekli çalışır vaziyette olmasını sağlamak, basit arızalara müdahale etmek, bakım çalışmalarını yapmak5.        Soğutma kuleleri ve boru hatları vasıtasıyla, bölümlerin ihtiyacı olan soğuk suyun transferini sağlamak; sistemdeki motor, pompa ve vanaların kontrollerini yapmak6.        Su iyileştirme biriminde; su depolarının istenen seviyede tutulması, su sertlik, iletkenlik vb. ölçümlerinin yapılması, gerekli kimyasalların dozajlanması, reçine ve ters ozmoz ünitesinin speklere uygun şekilde çalıştığının takip edilmesi, tuz tankındaki miktarın takibi ve gerektiğinde eklenmesi7.        Tesisin koruyucu bakım çalışmalarını yapmak, basit düzeydeki arızalara müdahale etmek, sürecin aksaksız yürütülmesi için gerekli tüm tedbirleri almak8.         Bölümün verimliliğini arttırmak için çalışmalar yapmak9.         Vardiyada oluşan arızaları Formene bildirmek, talimatları doğrultusunda müdahalede bulunmak10.      Kalite ya da iş güvenliği açısından oluşacak herhangi bir uygunsuz durumda işi durdurmak11.      Bölümün genel temizliğini yapmak12.      Şirket içi prosedür ve talimatlara, tüm kalite sistem gereklerine, iş sağlığı ve güvenliği kurallarına uygun olarak çalışmak; sistemlerin geliştirilmesi ve iyileştirilmesi için katkıda bulunmak, bölümüyle ilgili diğer tüm görevleri yeri ge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text:s/>Norm Cıvata San. ve Tic. A.Ş. </text:p>
          </table:table-cell>
          <table:table-cell office:value-type="string">
            <text:p>Program Uzmanı</text:p>
          </table:table-cell>
          <table:table-cell office:value-type="float" office:value="3607905">
            <text:p>3607905</text:p>
          </table:table-cell>
          <table:table-cell office:value-type="string">
            <text:p>İzmir(Çiğli)</text:p>
          </table:table-cell>
          <table:table-cell office:value-type="string">
            <text:p>active</text:p>
          </table:table-cell>
          <table:table-cell office:value-type="string">
            <text:p>Detail-Aday</text:p>
          </table:table-cell>
          <table:table-cell office:value-type="string">
            <text:p>GENEL NİTELİKLER VE İŞ TANIMI Uzun yıllardır sektöründe öncü bir firma olarak faaliyetlerini sürdürmekte olan NORM Holding’in hedefi; mevcut başarılarını artırarak sektöründe “Dünya Lideri” olmaktır. NORM Holding olarak koyduğumuz bu hedefe ulaşmanın ancak kendi alanında yetkin, uzmanlaşmış, profesyonel çalışma ve yöneticilik anlayışına sahip, dinamik, güçlü bir ekiple mümkün olabileceğinin bilincindeyiz.Bu anlayışla, Norm Holding firmalarından Norm Fasteners firmamızda organizasyonumuzun çalışma prensiplerine uygun kendi gelişimine önem veren aşağıdaki niteliklere sahip “FSP Program Uzmanı” aramaktayız.GENEL NİTELİKLER•Üniversitelerin Mühendislik Fakültelerinin Makine Mühendisliği, Endüstri Mühendisliği veya ilgili diğer bölümlerinden mezun,•Otomotiv sektöründe deneyim sahibi olan,•Satış ve/veya program yönetiminde minimum 3 yıl tecrübeli,•Müşteri ilişkileri güçlü, ticari ve finansal bakış açısına sahip,•Sunum programlarını ileri derecede kullanabilen ve sunum yetkinliği olan,•MS Office ve SAP programlarına hakim,•Seyahat engeli olmayan,•İleri derece İngilizce bilen.İŞ TANIMI•Program yönetimi seviyesinde, proje ekipleri arası koordinasyonun sağlanması ve tüm ticari operasyonların yürütülmesi,•Proje ekipleri ile birlikte raporların konsolide edilerek program süreçlerine ait Yönetim Kurulu sunumlarının hazırlanması,•Yurtdışı ve yurtiçi pazar araştırması yapılması ve firmaya yeni müşteriler/projeler kazandırılması,•Müşteri ile anlaşmanın imzalanması sonrası program süresi boyunca, proje ekiplerinin proje hedefleri doğrultusunda çalışmalarında koordinasyon sağlanması,•Aktif program süreçlerinin yürütülmesi ve süreçlerin dijitalleştirilme çalışmalarında aktif rol alı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Norm Holding A.Ş.</text:p>
          </table:table-cell>
          <table:table-cell office:value-type="string">
            <text:p>Bütçe ve Raporlama Uzmanı</text:p>
          </table:table-cell>
          <table:table-cell office:value-type="float" office:value="3561188">
            <text:p>3561188</text:p>
          </table:table-cell>
          <table:table-cell office:value-type="string">
            <text:p>İzmir(Çiğli)</text:p>
          </table:table-cell>
          <table:table-cell office:value-type="string">
            <text:p>active</text:p>
          </table:table-cell>
          <table:table-cell office:value-type="string">
            <text:p>Detail-Aday</text:p>
          </table:table-cell>
          <table:table-cell office:value-type="string">
            <text:p>GENEL NİTELİKLER VE İŞ TANIMI Uzun yıllardır sektöründe öncü bir firma olarak faaliyetlerini sürdürmekte olan NORM Holding’in hedefi; mevcut başarılarını artırarak sektöründe “Dünya Lideri” olmaktır. NORM Holding olarak koyduğumuz bu hedefe ulaşmanın ancak kendi alanında yetkin, uzmanlaşmış, profesyonel çalışma ve yöneticilik anlayışına sahip, dinamik, güçlü bir ekiple mümkün olabileceğinin bilincindeyiz.Bu anlayışla, Norm Holding Mali İşler ve Finans Direktörlüğü bünyesinde görevlendirilmek üzere, organizasyonumuzun çalışma prensiplerine uygun, kendi gelişimine önem veren aşağıdaki niteliklere sahip “Bütçe ve Raporlama Uzmanı” pozisyonu için arayışımız bulunmaktadır.GENEL NİTELİKLER      Üniversitelerin İktisadi ve İdari Bilimler Fakültelerinden mezun,Üretim sektöründe faaliyet gösteren kurumsal firmalarda Bütçe ve Raporlama alanında en az 3 yıl deneyim sahibi,SAP FI, CO, PC ve PA modüllerinde tecrübeli, Tercihen SAP MM, PM ve PP modüllerinin entegrasyonu konusunda bilgi sahibi,İleri düzeyde raporlama becerisine sahip, İleri derecede MS Office, özellikle Excel bilgisine sahip,İyi derecede İngilizce bilen.        İŞ TANIMIÜretim birimleriyle koordineli çalışarak maliyetlerin belirlenmesini sağlamak ve ilgili raporları hazırlamak,Aylık standart ve fiili maliyet çalışmalarını yürütmek, Standart ile fiili maliyet analizlerini yapmak, SMM ve stok değerlemesi kontrollerini gerçekleştirmek,SAP ay kapama işlemlerini yapmak ve yönetmek, Sorumluluk alanındaki dönem sonu kapanış raporlarını hazırlamak,SAP sisteminin hatasız ve düzgün olarak kapatılması için gerekli kontrol ve düzeltmelere yardımcı olmak,SAP üzerinden istatistiksel gösterge ve dağıtım devrelerinin girişlerini yapmak ve güncel tutmak,Yönetim Muhasebesi çerçevesinde birim maliyet analizleri, bütçe/gerçekleşen maliyet karşılaştırması süreçlerini yürütmek,Maliyet Muhasebesi alanındaki diğer süreçlerde de yer almak,Bütçe çalışmalarına destek verme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text:s/>Norm Cıvata San. ve Tic. A.Ş. </text:p>
          </table:table-cell>
          <table:table-cell office:value-type="string">
            <text:p>Bakım Teknisyeni</text:p>
          </table:table-cell>
          <table:table-cell office:value-type="float" office:value="3596981">
            <text:p>3596981</text:p>
          </table:table-cell>
          <table:table-cell office:value-type="string">
            <text:p>İzmir(Çiğli)</text:p>
          </table:table-cell>
          <table:table-cell office:value-type="string">
            <text:p>active</text:p>
          </table:table-cell>
          <table:table-cell office:value-type="string">
            <text:p>Detail-Aday</text:p>
          </table:table-cell>
          <table:table-cell office:value-type="string">
            <text:p>GENEL NİTELİKLER VE İŞ TANIMI Uzun yıllardır sektöründe öncü bir firma olarak faaliyetlerini sürdürmekte olan NORM Holding’in hedefi; mevcut başarılarını artırarak sektöründe “Dünya Lideri” olmaktır. NORM Holding olarak koyduğumuz bu hedefe ulaşmanın ancak kendi alanında yetkin, uzmanlaşmış, profesyonel çalışma ve yöneticilik anlayışına sahip, dinamik, güçlü bir ekiple mümkün olabileceğinin bilincindeyiz.Bu anlayışla, Norm Holding firmalarından Norm İzmir Cıvata firmamızda organizasyonumuzun çalışma prensiplerine uygun kendi gelişimine önem veren aşağıdaki niteliklere sahip “Bakım Teknisyeni” aramaktayız.BAKIM TEKNİSYENİ GENEL NİTELİKLERMeslek Lisesi veya Önlisans programlarının Elektrik, Elektrik-Elektronik, Makine, Mekatronik, Makine Bakım ve Onarım, Torna, Freze, Metal İşleri veya ilgili diğer bölümlerinden mezun,Yoğun iş temposuna, esnek çalışma saatlerine uyum sağlayabilen ve vardiyalı çalışabilecek,Hidrolik ve pnömatik sistemler, otomatik kumanda ve/veya PLC hakkında bilgisi olanYüksekte ve vardiyalı çalışabilen,Tercihen Elektrik Kuvvetli Akımlar Tesislerinde (EKAT) belgesine sahip.İŞ TANIMISorumlu  olduğu, tüm makine ve yardımcı tesislerde  arıza bakım ve onarım işlerini eksiksiz yürütmek ve kayıtlarını tutmak,Tesis bakım ve yönetim sisteminde, aktif-verimli faaliyetler göstererek önleyici-düzeltici iyileştirme çalışmalarında bulunmak.Elektrik projelerini okuyup arıza takibi yapmak,Pano kurulumu, pano arıza tespiti yapabilen ve arızalara anında müdahale etmek,Makinelerin bakımını ve arızalarını yap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Uysal Makine San.İth İhr ve Tic A.Ş.</text:p>
          </table:table-cell>
          <table:table-cell office:value-type="string">
            <text:p>Kalite Mühendisi</text:p>
          </table:table-cell>
          <table:table-cell office:value-type="float" office:value="3592933">
            <text:p>3592933</text:p>
          </table:table-cell>
          <table:table-cell office:value-type="string">
            <text:p>İzmir(Çiğli)</text:p>
          </table:table-cell>
          <table:table-cell office:value-type="string">
            <text:p>active</text:p>
          </table:table-cell>
          <table:table-cell office:value-type="string">
            <text:p>Detail-Aday</text:p>
          </table:table-cell>
          <table:table-cell office:value-type="string">
            <text:p>GENEL NİTELİKLER VE İŞ TANIMI Uzun yıllardır sektöründe öncü bir firma olarak faaliyetlerini sürdürmekte olan NORM Holding’in hedefi; mevcut başarılarını artırarak sektöründe “Dünya Lideri” olmaktır. NORM Holding olarak koyduğumuz bu hedefe ulaşmanın ancak kendi alanında yetkin, uzmanlaşmış, profesyonel çalışma ve yöneticilik anlayışına sahip, dinamik, güçlü bir ekiple mümkün olabileceğinin bilincindeyiz.Bu anlayışla, Norm Holding firmalarımızda organizasyonumuzun çalışma prensiplerine uygun kendi gelişimine önem veren aşağıdaki niteliklere sahip “Kalite Mühendisi” aramaktayız. Genel NiteliklerÜniversitelerin Mühendislik Fakülteleri’nin Makine Mühendisliği, Endüstri Mühendisliği, Metalürji ve Malzeme Mühendisliği gibi bölümlerinden mezun,Otomotiv sektöründe en az 2-4 yıl tecrübe sahibi,Problem çözme / Kaizen / 8D çalışmalarında bulunmuş,Tercihen IATF 16949 gereklilikleri hakkında bilgi sahibi,İyi derecede İngilizce ve tercihen 2. yabancı dil bilen,Yurt içi ve yurt dışı seyahat engeli bulunmayan. Salihli'de ikamet edecek.   İş TanımıMüşteri şikayet yönetiminin yapılması (G8D),G8D aksiyonlarının takip edilmesi,Oluşan kalitesizlik maliyetlerinin sisteme girilmesi ve raporlanması,Gerektiğinde müşteri hatlarına ziyaretler yaparak yerinde problem tanımı ve yönlendirmesinin yapılması,İç hata kaizenlerine destek olunması,Müşteri denetimlerinde aktif katılım sağlanması,Mühendislik, Ar-Ge ile ortak çalışma yaparak yeni ürünlerin devreye alınmasında rol alınması (APQP, PFMEA).</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Yazılım, Elektrik &amp; Elektronik, Tarım / Ziraat</text:p>
          </table:table-cell>
          <table:table-cell table:number-columns-repeated="2" office:value-type="string">
            <text:p>Ceday Bilişim Teknolojileri San. Tic. Ltd. Şti.</text:p>
          </table:table-cell>
          <table:table-cell office:value-type="string">
            <text:p>AR-GE Mühendisi</text:p>
          </table:table-cell>
          <table:table-cell office:value-type="float" office:value="3605090">
            <text:p>3605090</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CEDAY Bilişim Teknolojileri San. Tic. Ltd. Şti. 1999 yılında İzmir’de kurulmuştur. Kurulduğu günden bugüne Tarım Teknolojileri sektörünün öncüsü olarak faaliyet gösteren firmamız tarım makineleri için yüksek teknolojili elektronikler, sensörler ve hassas ekim bileşenleri içerisinde kullanılan kontrol ve izleme cihazları üretmektedir.Genç ve dinamik kadromuza değer katabilecek, "AR-GE Mühendisi" çalışma arkadaşları arıyoruz.Aranan Nitelikler- Üniversitelerin Elektrik-Elektronik Mühendisliği, Elektronik ve Haberleşme Mühendisliği, Yazılım Mühendisliği, Mekatronik Mühendisliği bölümlerinden mezun,- Tercihen 1-3 yıl endüstriyel elektronikte kullanılan ölçme, kontrol cihazlarının analog-dijital / MCU destekli devre tasarımında tecrübeli,- Proteus vb. elektronik devre çizimleri programlarından herhangi birini kullanabilen,- Tercihen 8 bit, 16 bit, 32 bit MCU'lar için yazılım tecrübesi olan, özellikle xc8 PIC MCU, STM32 konusunda C, C++, dillerine hakim,- Tercihen CAN, LIN, BLE, 433MHz haberleşme protokollerini kullanarak proje tamamlamış,- İyi seviyede İngilizce bilgisine sahip,- Analitik düşünme, araştırma, problem çözme, karar alma ve planlama becerisine sahip,- Araç kullanabilen ve seyahat engeli olmayan,- Erkek adaylar için tercihen askerlik görevini tamamlamış.İş Tanımı:-  AR-GE çalışmaları kapsamında gerekli literatür kaynak araştırılmalarının ve güncel çalışmaların takibinin yapılarak raporlanması,-  AR-GE proje yazımı ve proje dokümantasyonlarının oluşturulması,-  AR-GE projeleri kapsamında proses yöntemi belirleme ve proses geliştirme çalışmalarının planlanması ve yürütülmesi,-  AR-GE projeleri kapsamında, fizibilite çalışmaları, prototip ürün denemeleri, saha çalışmalarının yapılması,-  Teknik dokümanların hazırlanması, tasarımdan seri üretime kadar tüm Ar-Ge çalışmalarını gerçekleştirilmesi,-  Ürünleri iyileştirme, ürün dosyalarını oluşturma süreçlerine katkıda bulunulması,        -  Süreç iyileştirme, maliyet düşürme ve verimlilik çalışmalar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ticaret, Perakende</text:p>
          </table:table-cell>
          <table:table-cell table:number-columns-repeated="2" office:value-type="string">
            <text:p>EVİDEA</text:p>
          </table:table-cell>
          <table:table-cell office:value-type="string">
            <text:p>Satış Danışmanı</text:p>
          </table:table-cell>
          <table:table-cell office:value-type="float" office:value="3595906">
            <text:p>3595906</text:p>
          </table:table-cell>
          <table:table-cell office:value-type="string">
            <text:p>İzmir(Bornova)</text:p>
          </table:table-cell>
          <table:table-cell office:value-type="string">
            <text:p>active</text:p>
          </table:table-cell>
          <table:table-cell office:value-type="string">
            <text:p>Detail-Aday</text:p>
          </table:table-cell>
          <table:table-cell office:value-type="string">
            <text:p>GENEL NİTELİKLER VE İŞ TANIMI Kadın tüketicilerin gözdesi olan Evidea; mutfak, ev tekstili, ev dekorasyon, tamamlayıcı mobilya, aydınlatma, banyo, elektrikli ev aletleri, ev ve yaşam kategorilerinde geniş bir ürün yelpazesi sunmaktadır. Evi için alışveriş yapmak ve evine değer katmak isteyenlere; kaliteli, genele hitap eden ve kurulumu ustalık gerektirmeyen ürünleri makul fiyatlarla sunan Evidea; ferah mağazalarında tüketicilere keyifli bir alışveriş deneyimi sunmaktadır.“Burada her şey evim için” sloganıyla büyümekte olan şirketimizin İzmir Westpark Avm' de bulunan mağazasında görevlendirmek üzere;En az lise, tercihen yüksek okul mezunu,Perakende ve mağazacılık sektöründe kariyer hedefi olan,İkna kabiliyeti yüksek, müşteri ilişkileri ve iletişim becerileri kuvvetli,Öğrenmeye ve bilgiyi paylaşmaya istekli,Problem çözme yeteneğine sahip,Kurum kültürüne uyumlu ve katkı sağlayan,Takım çalışmasına yatkın,Esnek çalışma saatlerine uyum sağlayabilecek,"Satış Danışmanı” çalışma arkadaşı arıyoruz.İş TanımıÖnceliği müşteri memnuniyeti sağlamak olup, satış ve hedef odaklı çalışmak,Müşteri sadakati oluşturacak şekilde hizmet verebilmek,Mağazadaki tüm süreçlerde aktif rol almak,Güler yüzlü ve pozitif olarak ekip arkadaşlarıyla uyum içerisinde çalış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ticaret, Perakende</text:p>
          </table:table-cell>
          <table:table-cell table:number-columns-repeated="2" office:value-type="string">
            <text:p>EVİDEA</text:p>
          </table:table-cell>
          <table:table-cell office:value-type="string">
            <text:p>Satış Danışmanı</text:p>
          </table:table-cell>
          <table:table-cell office:value-type="float" office:value="3567601">
            <text:p>3567601</text:p>
          </table:table-cell>
          <table:table-cell office:value-type="string">
            <text:p>İzmir(Bornova)</text:p>
          </table:table-cell>
          <table:table-cell office:value-type="string">
            <text:p>active</text:p>
          </table:table-cell>
          <table:table-cell office:value-type="string">
            <text:p>Detail-Aday</text:p>
          </table:table-cell>
          <table:table-cell office:value-type="string">
            <text:p>GENEL NİTELİKLER VE İŞ TANIMI Kadın tüketicilerin gözdesi olan Evidea; mutfak, ev tekstili, ev dekorasyon, tamamlayıcı mobilya, aydınlatma, banyo, elektrikli ev aletleri, ev ve yaşam kategorilerinde geniş bir ürün yelpazesi sunmaktadır. Evi için alışveriş yapmak ve evine değer katmak isteyenlere; kaliteli, genele hitap eden ve kurulumu ustalık gerektirmeyen ürünleri makul fiyatlarla sunan Evidea; ferah mağazalarında tüketicilere keyifli bir alışveriş deneyimi sunmaktadır.“Burada her şey evim için” sloganıyla büyümekte olan şirketimizin İzmir Point Bornova Avm' de bulunan mağazasında görevlendirmek üzere;En az lise, tercihen yüksek okul mezunu,Perakende ve mağazacılık sektöründe kariyer hedefi olan,İkna kabiliyeti yüksek, müşteri ilişkileri ve iletişim becerileri kuvvetli,Öğrenmeye ve bilgiyi paylaşmaya istekli,Problem çözme yeteneğine sahip,Kurum kültürüne uyumlu ve katkı sağlayan,Takım çalışmasına yatkın,Esnek çalışma saatlerine uyum sağlayabilecek,"Satış Danışmanı” çalışma arkadaşı arıyoruz.İş TanımıÖnceliği müşteri memnuniyeti sağlamak olup, satış ve hedef odaklı çalışmak,Müşteri sadakati oluşturacak şekilde hizmet verebilmek,Mağazadaki tüm süreçlerde aktif rol almak,Güler yüzlü ve pozitif olarak ekip arkadaşlarıyla uyum içerisinde çalışmak.Depremden etkilenen adaylar öncelikli olarak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M.N.B.OTO KİRALAMA VE NAKLİYAT TİCARET ANONİM ŞİRKETİ</text:p>
          </table:table-cell>
          <table:table-cell office:value-type="string">
            <text:p>Satış Danışmanı</text:p>
          </table:table-cell>
          <table:table-cell office:value-type="float" office:value="2894501">
            <text:p>2894501</text:p>
          </table:table-cell>
          <table:table-cell office:value-type="string">
            <text:p>Adana, Ankara, Antalya, Bursa, Diyarbakır, Eskişehir, Gaziantep, İstanbul(Avr.), İzmir, Kayseri, Konya, Muğla(Bodrum), Nevşehir(Ürgüp), Ordu, Rize, Samsun, Trabzon(Merkez), İstanbul(Asya)</text:p>
          </table:table-cell>
          <table:table-cell office:value-type="string">
            <text:p>active</text:p>
          </table:table-cell>
          <table:table-cell office:value-type="string">
            <text:p>Detail-Aday</text:p>
          </table:table-cell>
          <table:table-cell office:value-type="string">
            <text:p>GENEL NİTELİKLER VE İŞ TANIMI ·        Tercihen Ön Lisans - Lisans mezunu·        Diksiyonu düzgün ve insan ilişkileri son derece gelişmiş,·        İngilizce iletişim kurabilen,·        MS Office programlarına hakim,·        Erkek adaylar için askerliğini tamamlamış,·        B sınıfı sürücü belgesine sahip, aktif araç kullanabilen.·        Esnek çalışma saatlerine uygun,·        Seyahat engeli bulunmayan,·        Takım Çalışmasına uygun ve gelişime açık olan,</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Süt ve Süt Ürünleri</text:p>
          </table:table-cell>
          <table:table-cell table:number-columns-repeated="2" office:value-type="string">
            <text:p>Sütaş Süt Ürünleri A.Ş.</text:p>
          </table:table-cell>
          <table:table-cell office:value-type="string">
            <text:p>Makine Mühendisi</text:p>
          </table:table-cell>
          <table:table-cell office:value-type="float" office:value="3484035">
            <text:p>3484035</text:p>
          </table:table-cell>
          <table:table-cell office:value-type="string">
            <text:p>İzmir(Tire)</text:p>
          </table:table-cell>
          <table:table-cell office:value-type="string">
            <text:p>active</text:p>
          </table:table-cell>
          <table:table-cell office:value-type="string">
            <text:p>Detail-Aday</text:p>
          </table:table-cell>
          <table:table-cell office:value-type="string">
            <text:p>GENEL NİTELİKLER VE İŞ TANIMI Sütün iyiliği ve bereketini yayma misyonu ile çalışan ve her biri işinin uzmanı 5.000 çalışma arkadaşımızın yanı sıra satış dağıtım grubundaki iş ortaklarımız ile birlikte 7.500 kişilik büyük bir aileyiz.Her geçen gün büyüyen Sütaş Ailesi’ne, yaratıcı, yenilikçi, heyecanı yüksek, uluslararası platformlarda çalışabilecek, takım çalışmasını seven çalışma arkadaşları katmak istiyoruz.Misyonumuzu benimseyen, vizyonumuzu paylaşan, değerlerimizi kendi değerleri ile örtüştüren, “Çiftlikten Sofralara” entegre iş modelimiz doğrultusunda gıda mühendisliği, makine mühendisliği, endüstri mühendisliği, veterinerlik, elektrik elektronik mühendisliği, işletme, iktisat, bilgisayar mühendisliği, yazılım mühendisliği gibi pek çok farklı bölümden mezun geleceğin Sütaş'lıları ile tanışma heyecanı içindeyiz.Teknik Müdürlük bünyesinde;Dolum Paketleme Ekipmanları, Proses Ekipmanları, Yardımcı İşletmeler ve Elektrik Yazılım Otomasyon Yöneticiliğinde çalışarak teknik alanda kendinizi geliştireceğiniz, Sütaş’ın gelecekteki Teknik Liderlerinin yetiştiği bir öğrenme, gelişim ve profesyonelleşme programının parçası olmak isterseniz, yetiştirilmek üzere“ Teknisyen-Mühendis Yetiştirme Programı – Makine Mühendisi”pozisyonunda aramıza katılmanız için başvurunuzu bekliyoruz.Üniversitelerin Makine, Mekatronik Mühendisliği Bölümlerinden mezunEn az 1 yıl iş deneyimine sahipSürekli gelişmeye ve öğrenmeye açık,İletişim becerileri güçlü,Problem çözme ve analitik düşünme becerilerine sahip,Analitik, sonuç odaklı ve ekip çalışmasına yatkın,MS Office uygulamasına hakim,İleri seviyede İngilizce bilen,Erkek adaylar için askerlik görevini tamamlamış,Tire’de ikamet eden / edebilecek olanVardiyalı çalışabilecekİŞ TANIMITüm üretim makinelerinin ve ilgili ekipmanların istenen verimlilikte ve minimum arızada çalışmasının sağlanması,Bakım, onarım faaliyetlerinin planlanması ve işlemlerinin yürütülmesi,Verimlilik, kapasite ve kalitenin artırılması için gerekli makine ve ekipman iyileştirme çalışmalarının yapılması.Programın dört yıl sürmesi ve program sonunda vardiyalı çalışma sisteminin bitmesi planlanmıştır.</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Sağlık, Sağlık Hizmetleri, İş Sağlığı ve Güvenliği</text:p>
          </table:table-cell>
          <table:table-cell table:number-columns-repeated="2" office:value-type="string">
            <text:p>ascatu GmbH</text:p>
          </table:table-cell>
          <table:table-cell office:value-type="string">
            <text:p>Müşteri Hizmetleri Temsilcisi</text:p>
          </table:table-cell>
          <table:table-cell office:value-type="float" office:value="3601120">
            <text:p>3601120</text:p>
          </table:table-cell>
          <table:table-cell office:value-type="string">
            <text:p>Adana, Adıyaman, Amasya, Ankara, Antalya, Artvin, Aydın, Balıkesir, Bilecik, Bingöl, Bolu, Burdur, Bursa(Merkez), Çanakkale, Çankırı, Denizli, Diyarbakır, Eskişehir, Gaziantep, Giresun, Gümüşhane, Hatay, Isparta, Mersin, İstanbul(Avr.), İzmir, Kastamonu, Kayseri, Kocaeli, Konya, Kütahya, Malatya, Kahramanmaraş, Muğla(Bodrum), Nevşehir, Niğde, Ordu, Rize, Sakarya(Adapazarı), Samsun, Sinop, Tekirdağ, Tokat, Trabzon, Uşak, Yozgat, Düzce, İstanbul(Asya)</text:p>
          </table:table-cell>
          <table:table-cell office:value-type="string">
            <text:p>active</text:p>
          </table:table-cell>
          <table:table-cell office:value-type="string">
            <text:p>Detail-Aday</text:p>
          </table:table-cell>
          <table:table-cell office:value-type="string">
            <text:p>QUALIFICATIONS AND JOB DESCRIPTION Über unsDie ascatu GmbH ist ein innovatives und schnellwachsendes Unternehmen mit Sitz in Deutschland, dessen Fokus in der Arbeitsmedizin, Arbeitssicherheit und Arbeitspsychologie liegt. Getreu unserem Motto – Mit Sicherheit gesunde Unternehmen, sind wir zum einen als überregional agierendes Betriebsarztzentrum auf die Gesundheit der Mitarbeitenden unserer deutschlandweiten Kundenunternehmen bedacht, legen aber auch genauso viel Wert auf unsere eigenen Mitarbeitenden. Ein wertschätzender Umgang untereinander ist für uns selbstverständlich. Unsere Miteinander ist geprägt durch eine offene Arbeitsklima, flache Hierarchien mit kurzen Entscheidungswegen und Teamgeist.Backoffice Kundenbetreuer (w/m/d)Wenn auch Sie eine kollegiale Atmosphäre geprägt von fachlicher Kompetenz suchen, dann sind Sie bei uns als Mitarbeiter (w/m/d) in der Kundenbetreuung in unserem Backoffice richtig. Wir bieten Ihnen:Eine spannende Aufgabe mit Möglichkeit zur Weiterentwicklung in einem expandierenden, deutschen Unternehmen mit viel Sicherheit und einer langfristigen PerspektiveEin deutlich höheres Gehalt im Vergleich zum Landesdurchschnitt, welches pünktlich gezahlt wird30 Tage UrlaubHome-OfficeIndividuelle Fort- und WeiterbildungsmöglichkeitenLaptop und Headset werden zur Verfügung gestelltKeine Schichtarbeit Arbeitszeiten Mo-Fr zwischen 08:00 – 16:30 Uhr (deutsche Zeit)Ihre Aufgabe:Sie halten den Kontakt zu einem definierten Kundenkreis, unterbreiten unser Portfolio und steuern die interne und externe KorrespondenzDabei obliegt Ihnen die Terminierung für unsere Arbeitsmediziner und das medizinische AssistenzpersonalSie behalten die Koordination und Planung komplett im Blick und sind erster Ansprechpartner für unsere KundenIhr Profil:Im Idealfall verfügen Sie über eine erfolgreich abgeschlossene kaufmännische Ausbildung (z.B.  Bürokauffrau, Kauffrau für Bürokommunikation)Sie bringen erste Berufserfahrung als mit, z. B. in der Teamassistenz, Geschäftsführungsassistenz oder KundenbetreuungSie wenden die MS-Office-Programme sicher an.Ihre sehr aufgeschlossene und freundliche Art zeichnen Sie genauso aus, wie Ihr hoher Dienstleistungsgedanke und Ihr OrganisationstalentDas klingt nach Ihnen? Dann freuen wir uns sehr, wenn Sie uns unter kariyer.net kontaktieren und wir Sie kennenlernen dürf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CEPAX</text:p>
          </table:table-cell>
          <table:table-cell office:value-type="string">
            <text:p>Mağaza Satış Danışmanı</text:p>
          </table:table-cell>
          <table:table-cell office:value-type="float" office:value="3291853">
            <text:p>3291853</text:p>
          </table:table-cell>
          <table:table-cell office:value-type="string">
            <text:p>Adana, Ankara(Sincan, Etimesgut, Çankaya, Sıhhıye, Yenimahalle, Keçiören, Mamak), Antalya(Merkez, Kepez, Muratpaşa), Balıkesir(Bandırma), Bursa(Merkez, Nilüfer, Osmangazi, Yıldırım), Çorum(Merkez), Denizli(Pamukkale, Merkezefendi), Edirne, Eskişehir(Merkez, Tepebaşı), Gaziantep(Merkez, Şehitkamil, Şahinbey), Hatay(İskenderun), Isparta(Merkez), Mersin(Tarsus), İstanbul(Avr.), İzmir(Gaziemir, Karşıyaka, Balçova, Çiğli), Kayseri(Melikgazi), Kocaeli(İzmit), Konya(Selçuklu), Muğla(Bodrum), Sakarya(Adapazarı, Serdivan), Samsun(Merkez, Canik), Tekirdağ(Merkez, Çorlu), Trabzon(Ortahisar), Zonguldak(Merkez), İstanbul(Asya)</text:p>
          </table:table-cell>
          <table:table-cell office:value-type="string">
            <text:p>active</text:p>
          </table:table-cell>
          <table:table-cell office:value-type="string">
            <text:p>Detail-Aday</text:p>
          </table:table-cell>
          <table:table-cell office:value-type="string">
            <text:p>GENEL NİTELİKLER VE İŞ TANIMI Kurumsal deneyimi ile "Önce İnsan” diyerek  yola çıkan CEPAX çalışanı olmanın farkını yaşamaya bekliyoruz!Türkiye genelinde 65’ten fazla şubesi olan CEPAX markamız ile Cep Telefonları Aksesuarları ve Tablet Aksesuarları alanında büyüyen organizasyonumuza değer katacak,  CEPAX mağazalarımızda görevlendirilmek üzere aşağıdaki niteliklere sahip, genç, dinamik ve perakendecilik sektöründe kariyer hedefleyen Satış Danışmanları aramaktayız.En az Lise mezunu, Perakende sektöründe satış yönetimi deneyimi olan ve bu alanda kendini geliştirmeye istekli, Yoğun iş temposunda esnek çalışma saatlerinde, vardiyalı ve hafta sonu   çalışabilecek, Ekip çalışmasına yatkın,İnsan ilişkilerinde başarılı, ikna kabiliyeti yüksek, Pozitif, güler yüzlü, müşteri memnuniyeti yaklaşımını benimsemiş,       İŞ TANIMIÜrün ve stok takibinin yapılmasından, Ürünler hakkında detaylı ve doğru bilginin müşteriye aktarılmasından, Bireysel ve mağazaya ait aylık ve dönemsel satış hedeflerinin gerçekleştirilmesinden, Müşteri memnuniyeti odaklı olunmasından,Mağazanın temizliği ve düzenine dikkat edilmesinden, Teşhir alanın görselinin düzenlenmesinden,Ürünlerin belirlenen standartta ve kalitede yerleşiminin yapılmasından,Müşteri beklentilerinin karşılanmasından,Müşteri ile doğru ve güçlü bir iletişimin kurulmasından sorumlu olacak çalışma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Hızlı Tüketim Malları, Perakende</text:p>
          </table:table-cell>
          <table:table-cell table:number-columns-repeated="2" office:value-type="string">
            <text:p>GÜRSAN SÜT VE ET ÜRÜNLERİ BESİCİLİK GIDA SAN. VE TİC. A.Ş.</text:p>
          </table:table-cell>
          <table:table-cell office:value-type="string">
            <text:p>Kasap</text:p>
          </table:table-cell>
          <table:table-cell office:value-type="float" office:value="2530188">
            <text:p>2530188</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Tüm mağazalarımızda yeni açılacak mağazamızda görevlendirilmek üzere;· Et ve et ürünleri reyonlarımızda görev yapacak,· Sorumlu olduğu reyonların temizlik ve düzenini sağlayacak,· Hijyen konusunda hassas,· Ürün teşhirinin yapılarak satışa hazır hale getirilmesini sağlayacak,· Sorumlu olduğu reyonda bulunan ürünlerin stok kontrollerinin yapılması ve siparişlerin hazırlanması sağlayacak '' KASAP '' arıyoruz.İstenen Yetenek ve Uzmanlıklar· Kariyer hedefini perakende ve mağazacılık alanında belirleyen,· Esnek çalışma saatlerine uyum sağlayabilecek,· Güler yüzlü hizmet anlayışımıza yoğun tempoda da ayak uydurabilecek,· Görev sorumluluğu bilincinde olan,· Müşteri ilişkileri kuvvetli,· Sabırlı ve Pozitif düşünebil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Teknik Isısan Rezistans Sanayi ve Ticaret Ltd.Şti.</text:p>
          </table:table-cell>
          <table:table-cell office:value-type="string">
            <text:p>Torna Freze Operatörü</text:p>
          </table:table-cell>
          <table:table-cell office:value-type="float" office:value="3549551">
            <text:p>3549551</text:p>
          </table:table-cell>
          <table:table-cell office:value-type="string">
            <text:p>Bursa(Osmangazi)</text:p>
          </table:table-cell>
          <table:table-cell office:value-type="string">
            <text:p>active</text:p>
          </table:table-cell>
          <table:table-cell office:value-type="string">
            <text:p>Detail-Aday</text:p>
          </table:table-cell>
          <table:table-cell office:value-type="string">
            <text:p>GENEL NİTELİKLER VE İŞ TANIMI Elektrikli Isıtıcı (Rezistans) İmalatı Yapan Firmamızda;Universal torna tezgahı kullabilen,Resim okuyabilen,Deneyimli,Universal freze de kullanılması tercih nedenidir,Kalıcı iş isteyen,Torna -Freze ustaları aranmaktadır.</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Müdürü</text:p>
          </table:table-cell>
          <table:table-cell office:value-type="float" office:value="3502668">
            <text:p>3502668</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 Bursa'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yönetimi konusunda tecrübeliİŞ TANIMIRenkli kozmetik, makyaj, kişisel bakım sektöründe faaliyet gösteren perakende mağazalarımızda görevlendirilmek üzere,satış, uygulama, yönetim ve mağazanın tüm işlevlerinde sorumluluk alacak ve planlanan satış hedeflerini gerçekleştirecek,Çalışma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elik Montaj İmalat</text:p>
          </table:table-cell>
          <table:table-cell table:number-columns-repeated="2" office:value-type="string">
            <text:p>Techno Steel Processing Turkey</text:p>
          </table:table-cell>
          <table:table-cell office:value-type="string">
            <text:p>Genel Başvuru</text:p>
          </table:table-cell>
          <table:table-cell office:value-type="float" office:value="3594258">
            <text:p>3594258</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İlanımız Genel Başvuru niteliğindedir. Özgeçmişiniz şirketimizde ileride oluşabilecek uygun pozisyonlar için değerlendirilmek üzere aday havuzunda bulunacaktır. Başvurunuzu yaparken çalışmak istediğiniz bölüm / pozisyonu önyazınızda belirtmeniz gerekmektedir.Bursa/Gemlik lokasyonunda kurulu şirketimizin üretim / lojistik  departmanlarında çalışacak takım arkadaşları arıyoruz.Başvurunuz ile göstermiş olduğunuz ilgi ve güven için teşekkür ederiz.Lise / Meslek Lisesi / MYO mezunu Tercihen forklift ehliyeti/sertifikası veya tavan vinci sertifikası sahibiVardiyalı çalışabilecek ÜRETİM / LOJİSTİK  OPERATÖRLERİ aramaktayı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elik Montaj İmalat</text:p>
          </table:table-cell>
          <table:table-cell table:number-columns-repeated="2" office:value-type="string">
            <text:p>Techno Steel Processing Turkey</text:p>
          </table:table-cell>
          <table:table-cell office:value-type="string">
            <text:p>Bakım Mühendisi</text:p>
          </table:table-cell>
          <table:table-cell office:value-type="float" office:value="3606368">
            <text:p>3606368</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We are looking for a Maintenance and Project Team Leader with below qualifications for our plant in Bursa Free Zone region.QUALIFICATIONSBachelor's degree in engineering faculties of universities (preferably mechanical engineering graduate) Experience in the least one field of machine maintenance and project management(commissioning of machine/facility/equipment)Preferably experienced in continuous improvementPreferably experienced in team managementKnowledge of pneumatics, hydrolics and technical drawingsGood command of MS Office and AutocadGood command of English both written and verbalAdopting the safety approach of the factory, complying with the necessary rules and ensuring complianceJOB DESCRIPTIONCommissioning of new machines / plants / equipmentPerforming Autocad studies according to requests from other departmentsLeading the procurement processes of the maintenance team Supporting the management and administration of the care team</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elik Montaj İmalat</text:p>
          </table:table-cell>
          <table:table-cell table:number-columns-repeated="2" office:value-type="string">
            <text:p>Techno Steel Processing Turkey</text:p>
          </table:table-cell>
          <table:table-cell office:value-type="string">
            <text:p>Bakım Operatörü</text:p>
          </table:table-cell>
          <table:table-cell office:value-type="float" office:value="3593082">
            <text:p>3593082</text:p>
          </table:table-cell>
          <table:table-cell office:value-type="string">
            <text:p>Bursa(Gemlik)</text:p>
          </table:table-cell>
          <table:table-cell office:value-type="string">
            <text:p>active</text:p>
          </table:table-cell>
          <table:table-cell office:value-type="string">
            <text:p>Detail-Aday</text:p>
          </table:table-cell>
          <table:table-cell office:value-type="string">
            <text:p>GENEL NİTELİKLER VE İŞ TANIMI Bursa / Gemlik lokasyonunda kurulu şirketimizin bakım departmanında çalışacak takım arkadaşları arıyoruz. GENEL NİTELİKLERMeslek Lisesi / Meslek Yüksekokulu / Elektrik veya Makine bölümü mezunuTercihen Elektrik, mekanik, pnomatik ve hidrolik sistemler hakkında bilgi sahibi3 vardiya düzeninde çalışabilecekİŞ TANIMIVardiyasındaki arızaların giderilmesiVardiya devir tesliminin eksiksiz yapılmasıTespit ettiği malzeme ihtiyaçlarının üst amirine raporlanmasıİSG kurallarına eksiksiz uyum gösterilerek çalış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Yapı Kimyasalları</text:p>
          </table:table-cell>
          <table:table-cell table:number-columns-repeated="2" office:value-type="string">
            <text:p>MEKAY SİSTEM LTD.ŞTİ.</text:p>
          </table:table-cell>
          <table:table-cell office:value-type="string">
            <text:p>Sevkiyat Şoförü</text:p>
          </table:table-cell>
          <table:table-cell office:value-type="float" office:value="3611775">
            <text:p>3611775</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SEVKİYAT SORUMLUSU ŞOFÖRYapı kimyasalları sektöründe faaliyet gösteren şirketimizde sevkiyat ve deponun sevk idaresini yapacak çalışma arkadaşları arıyoruz.C ya da E sınıfı ehliyeti olan ve aktif araç kullanabilen, (Ön şart)Tercihen Forklift ehliyeti olan ve aktif Forklift kullanabilenAraç ile sevkiyat yapabilecek,İhtiyaç halinde depoyu sevk ve idare edebilecek,Temizliğe ve düzenli çalışmaya önem veren,Sağlık problemi olmayan,İkili ilişkileri gelişmiş, Ekip çalışmasına uyumlu,Tam zamanlı çalışacak,Tercihen Yıldırım, Nilüfer'de ikamet eden.Yukarıdaki kriterlere sahip olmayan adaylar kesinlikle değerlendirmeye alınmayacakt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text:p>
          </table:table-cell>
          <table:table-cell table:number-columns-repeated="2" office:value-type="string">
            <text:p>MİNİPODYUM GRUP KONFEKSİYON TEKSTİL İTH. İHR. SAN. VE TİC. LTD. ŞTİ.</text:p>
          </table:table-cell>
          <table:table-cell office:value-type="string">
            <text:p>Moda Tasarımcısı</text:p>
          </table:table-cell>
          <table:table-cell office:value-type="float" office:value="3594058">
            <text:p>3594058</text:p>
          </table:table-cell>
          <table:table-cell office:value-type="string">
            <text:p>Bursa(Yıldırım)</text:p>
          </table:table-cell>
          <table:table-cell office:value-type="string">
            <text:p>active</text:p>
          </table:table-cell>
          <table:table-cell office:value-type="string">
            <text:p>Detail-Aday</text:p>
          </table:table-cell>
          <table:table-cell office:value-type="string">
            <text:p>GENEL NİTELİKLER VE İŞ TANIMI 0-12 Yaş Kız Çocuk Hazır Giyim Üretimi yapan firmamızın Tasarım Departmanı’nda görev alacak Moda Tasarımcısı ekip arkadaşı arıyoruz. Üniversitelerin güzel sanatlar veya moda tasarımı bölümlerinden mezunsan,Bebe - çocuk giyim tasarımı konusunda en az 8 yıl tecrüben varsa,İngilizce konuşamasanda araştırma yaparken kullanacak seviyede ingilizcen varsa,Photoshop ve Illustrator programlarını birebir ölçülerde teknik çizim yapma ve kumaş giydirme konularında ileri düzeyde kullanabiliyorsan,Baskı deseni çizme ve renk ayrımı yapma konusunda gerekli alt yapıya sahipsen,Renk, kombin, aksesuar ve kumaş bilgisine sahipsen ve Markanın hedef müşteri kitlesine uygun tarzda özgün tasarımlar hazırlayabileceksen,Dünya trendlerini, modayı, yurtdışı ve yurtiçi moda fuarlarını takip ediyorsan,Askerlik hizmetini tamamlamış durumdaysan (erkek adaylar için),Vizyonunla firmayı daha da ileriye taşıyabilirim diyecek kadar iddalıysanHemen Başvu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BALKANOĞLU AYAKKABI GIDA TEKSTİL LTD.ŞTİ.</text:p>
          </table:table-cell>
          <table:table-cell office:value-type="string">
            <text:p>Üretim Elemanı</text:p>
          </table:table-cell>
          <table:table-cell office:value-type="float" office:value="1880130">
            <text:p>1880130</text:p>
          </table:table-cell>
          <table:table-cell office:value-type="string">
            <text:p>Bursa(Nilüfer, Osmangazi, Yıldırım)</text:p>
          </table:table-cell>
          <table:table-cell office:value-type="string">
            <text:p>active</text:p>
          </table:table-cell>
          <table:table-cell office:value-type="string">
            <text:p>Detail-Aday</text:p>
          </table:table-cell>
          <table:table-cell office:value-type="string">
            <text:p>GENEL NİTELİKLER VE İŞ TANIMI TÜRKİYENİN EN BÜYÜK TERLİK FİRMASI ''CALX'' MARKASI GÜVENCESİNDE  DÜRÜST,GÜVENİLİR,İŞE İHTİYACI OLAN İŞİNDE İLERLEMEK İSTEYEN ,İYİ NİYETLİ ..İŞ TANIMIPLANLAMA SORUMLUSU, ENJEKSİYON VEYA MONTE TERLİK ÜRETİMİ  VE DİJİTAL BASK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lastik ve Ürünleri</text:p>
          </table:table-cell>
          <table:table-cell table:number-columns-repeated="2" office:value-type="string">
            <text:p>POLİNER PLASTİK AMBALAJ GERİ DÖNÜŞÜM DERİ SANAYİ TİCARET A.Ş.</text:p>
          </table:table-cell>
          <table:table-cell office:value-type="string">
            <text:p>Sevkiyat Personeli</text:p>
          </table:table-cell>
          <table:table-cell office:value-type="float" office:value="3412403">
            <text:p>3412403</text:p>
          </table:table-cell>
          <table:table-cell office:value-type="string">
            <text:p>Bursa(Nilüfer, Osmangazi, Yıldırım)</text:p>
          </table:table-cell>
          <table:table-cell office:value-type="string">
            <text:p>active</text:p>
          </table:table-cell>
          <table:table-cell office:value-type="string">
            <text:p>Detail-Aday</text:p>
          </table:table-cell>
          <table:table-cell office:value-type="string">
            <text:p>GENEL NİTELİKLER VE İŞ TANIMI Tercihen Lise mezunu,Minimum 1 yıl  ve üzeri depo sevkıyat alanında görev almış, Sanayi bölgelerine hakim,E veya C sınıfı ehliyeti, SRC-4 ve psikoteknik belgesi olan,Bursa Nilüfer, Osmangazi veya Yıldırım bölgesinde ikamet eden,Erkek adaylar için askerliğini yapmış sevkıyat personeli alınacaktır. İŞİN TANIMI Sevkıyatı onaylanmış ürünlerin kapalı kasa araçlarla müşterilere teslim edilmesi,Tedarikçilerden getirilmesi gereken  hammadde veya malzemelerin firmaya getirilmesiSevkıyat öncesi hazırlıkların yapılması ve araçların yüklen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Ambalaj, Plastik ve Ürünleri, Atık Yönetimi ve Geri Dönüşüm</text:p>
          </table:table-cell>
          <table:table-cell table:number-columns-repeated="2" office:value-type="string">
            <text:p>POLİNER PLASTİK AMBALAJ GERİ DÖNÜŞÜM VE DERİ SAN.</text:p>
          </table:table-cell>
          <table:table-cell office:value-type="string">
            <text:p>Üretim Operatörü</text:p>
          </table:table-cell>
          <table:table-cell office:value-type="float" office:value="3575860">
            <text:p>3575860</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Geleceğinize değer katacak bir kariyer yolculuğuna hazır mısınız?Peki;Plastik ambalaj sektöründe tecrüben varsa,Tecrübem yok ama  kendimi geliştirmek ve bu alanda ustalaşmak istiyorum,Bursa’da ikamet ediyorum,3 vardiyalı çalışmak istiyorum,Takım çalışmasına yatkınım diyorsanız bu iş tam size göre…Başvurunuzu bekliyoruz. Poliner Plastik İnsan Kaynakları Departman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eramik - Porselen, Boya Sanayi, Yapı Kimyasalları, Yapı Malzemeleri</text:p>
          </table:table-cell>
          <table:table-cell table:number-columns-repeated="2" office:value-type="string">
            <text:p>Alena Granit Ve Seramik Sanayi Ticaret A.Ş.</text:p>
          </table:table-cell>
          <table:table-cell office:value-type="string">
            <text:p>Aktif Satış Elemanı</text:p>
          </table:table-cell>
          <table:table-cell office:value-type="float" office:value="3224817">
            <text:p>3224817</text:p>
          </table:table-cell>
          <table:table-cell office:value-type="string">
            <text:p>Bursa, Edirne, İstanbul(Avr.), Kocaeli(İzmit), Sakarya, Tekirdağ, İstanbul(Asya)</text:p>
          </table:table-cell>
          <table:table-cell office:value-type="string">
            <text:p>active</text:p>
          </table:table-cell>
          <table:table-cell office:value-type="string">
            <text:p>Detail-Aday</text:p>
          </table:table-cell>
          <table:table-cell office:value-type="string">
            <text:p>GENEL NİTELİKLER VE İŞ TANIMI ·        İnşaat malz. Satan bayi kanalı yönetiminde en az 3 yıl tecrübeli·        Önlisans/Lisans mezunu·        Seyahat engeli olmayan·        35 yaşını aşmamış·        B sınıfı ehliyet sahibi, aktif olarak araç kullanabilen·        Askerlik görevini tamamlamış·        Planlama, organizasyon ve zaman yönetimi yapabilen·        İstanbul Avrupa/Anadolu yakasında ikamet eden·        Bayi ve proje yönetimi konusunda deneyim sahibi·        Rakip ve Pazar analizi yaparak raporlama yapabilecek·        Mevcut bayi yönetimi yanında bayi portföyüne yeni katılanlar yapabilecek.·        Satış , tahsilat ve satışın tüm süreçlerine hakim.</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anışmanlık, İnsan Kaynakları Danışmanlığı</text:p>
          </table:table-cell>
          <table:table-cell table:number-columns-repeated="2" office:value-type="string">
            <text:p>GI GROUP AND WYSER TURKEY SEÇME VE YERLEŞTİRME A.Ş.</text:p>
          </table:table-cell>
          <table:table-cell office:value-type="string">
            <text:p>Üretim Elemanı</text:p>
          </table:table-cell>
          <table:table-cell office:value-type="float" office:value="3601288">
            <text:p>3601288</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Gi Group işgücü piyasasının gelişimi için hizmet veren, dünyanın önde gelen şirketlerinden biridir. Hizmet verdiği lokasyonlar da, dönemsel ve sürekli iş ilişkileri, seçme ve yerleştirme, İK danışmanlığı ve eğitim ve birçok ilgili tamamlayıcı alanlarda faaliyet göstermektedir. Gi Group ofisleri ve stratejik iş ortakları dahilinde Avrupa, Afrika, Asya ve Amerika genelinde 58 ülkede faaliyet göstermektedir.Danışmanlığını yapmakta olduğumuz firmamıza " Yetiştirilmek Üzere Üretim Elemanı " personel arayışımız bulunmaktadır.İlköğretim, lise ve üniversite mezunu,Üç vardiya sisteminde,Mesai problemi olmayan,Ekip çalışmasına ayak uydurabilecekDikkatli ve disiplinli bir şekilde (08.00-16.00, 16.00- 00.00, 00.00-08.00) saatlerinde çalışabilecek adayların başvuru yapmalarını rica ederiz.GI GROUP AND WYSER TURKEY SEÇME VE YERLEŞTİRME A.Ş. Türkiye İş Kurumu'nun 29.12.2020 tarihli 7511096 No'lu lisans sahibi özel istihdam bürosudu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 İnsan Kaynakları Danışmanlığı</text:p>
          </table:table-cell>
          <table:table-cell table:number-columns-repeated="2" office:value-type="string">
            <text:p>GI GROUP AND WYSER TURKEY SEÇME VE YERLEŞTİRME A.Ş.</text:p>
          </table:table-cell>
          <table:table-cell office:value-type="string">
            <text:p>Kalite Elemanı</text:p>
          </table:table-cell>
          <table:table-cell office:value-type="float" office:value="3527096">
            <text:p>3527096</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Gi Group işgücü piyasasının gelişimi için hizmet veren, dünyanın önde gelen şirketlerinden biridir. Hizmet verdiği lokasyonlar da, dönemsel ve sürekli iş ilişkileri, seçme ve yerleştirme, İK danışmanlığı ve eğitim ve birçok ilgili tamamlayıcı alanlarda faaliyet göstermektedir. Gi Group ofisleri ve stratejik iş ortakları dahilinde Avrupa, Afrika, Asya ve Amerika genelinde 58 ülkede faaliyet göstermektedir.Danışmanlığını yapmakta olduğumuz firmamıza " Yetiştirilmek Üzere Kalite Kontrol Operatörü " personel arayışımız bulunmaktadır.İlköğretim, lise ve üniversite mezunu,Üç vardiya sisteminde,Mesai problemi olmayan,Ekip çalışmasına ayak uydurabilecekDikkatli ve disiplinli bir şekilde HAFTA İÇİ (08.00-16.00, 16.00- 00.00, 00.00-08.00) saatlerinde çalışabilecek adayların başvuru yapmalarını rica ederiz.GI GROUP AND WYSER TURKEY SEÇME VE YERLEŞTİRME A.Ş. Türkiye İş Kurumu'nun 29.12.2020 tarihli 7511096 No'lu lisans sahibi özel istihdam bürosudu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venlik, Elektronik Güvenlik Sistemleri</text:p>
          </table:table-cell>
          <table:table-cell table:number-columns-repeated="2" office:value-type="string">
            <text:p>2030 İNŞAAT EMLAK GALERİ TUR. ve TİC. LTD. ŞTİ.</text:p>
          </table:table-cell>
          <table:table-cell office:value-type="string">
            <text:p>Kurumsal Satış Temsilcisi</text:p>
          </table:table-cell>
          <table:table-cell office:value-type="float" office:value="3594067">
            <text:p>3594067</text:p>
          </table:table-cell>
          <table:table-cell office:value-type="string">
            <text:p>Afyon, Bolu, Bursa, Eskişehir, İstanbul(Avr.), Kütahya, Düzce, İstanbul(Asya)</text:p>
          </table:table-cell>
          <table:table-cell office:value-type="string">
            <text:p>active</text:p>
          </table:table-cell>
          <table:table-cell office:value-type="string">
            <text:p>Detail-Aday</text:p>
          </table:table-cell>
          <table:table-cell office:value-type="string">
            <text:p>GENEL NİTELİKLER VE İŞ TANIMI Yıllardır ülkede bilinen birçok iyi markanın yönetim takımlarını yetiştiren, çalışma ve eğitim sistemlerini kuran ve güçlü yönetim alt yapımızla birçok grup şirketimizi aynı anda başarılı şekilde yöneten bir kurum olarak artık güvenlik sektöründe de müşterilerimizin yaşam senaryolarına göre ihtiyaçlarını belirleyerek, doğru eğitimi almış nitelikli kadromuzla ülkemizdeki güvenlik açığını ortadan kaldırarak, insanların huzurlu bir şekilde yaşamaları için elimizden geleni yapacağız. Eğitim ve eğitim teknolojisi, pazarlama ve ARGE çalışmalarıyla ülkemizde lider firmalardan olan 2030 grup artık Pronet Çözüm Ortağı olarak güvenlik sektöründeki açığı temelden kapatacak adımlar atacaktır.Vizyonumuz; Uluslararası bıraktığı iz ve kolay kullanımlı, tam donanımlı güvenlik ürünleri ile Avrupa'nın en iyi güvenlik şirketi olma yolunda olan Pronet Markasının arkasındaki güçlü Çözüm Ortağı olarak insanların güvenlik ihtiyaçlarını karşılamak.Misyonumuz; İş yerlerinizi, evlerinizi, sevdiklerinizi ve sizleri korumak için güçlü teknolojimiz ve sağlam güvenlik alt yapımızla yanınızda var olmak.İŞ TANIMI; 1995 yılında kurulmuş 200 bine yakın aboneye sahip, tek işi güvenlik olup, Türkiye’ ninher yerine güvenlik çözümleri sunan,bankalar ve bankalara bağlı şube ve ATM’lerden Türkiye’nin önde gelen perakende mağaza zincirlerine kadar seçkin bir müşteri portföyüne sahip olan firmamızda aktif saha ziyaretleriyle, müşterilerimizin güvenlik açıklarını kapatmak.ARANAN NİTELİKLER;Tercihen Saha Satış deneyimi olan,En az lise tercihen ön lisans veya lisans programlarından mezun,Prezantabl,Dış görünümüne özen gösteren,İkna kabiliyeti yüksek,Tercihen Müşteri Portföyü olan adaylar,İnsan ilişkileri kuvvetli, problem çözme yeteneğine sahip,Portföy yönetimi yapabilecek,Hedef gerçekleştirme ilkesini benimseyecek, bireysel hedefini gerçekleştirecek,Hedefleri, çalışma motivasyonu ve başarma hırsı yüksek,Analitik düşünce yapısına sahip, çözüm ve hedef odaklıTakım arkadaşları arıyoruz.SUNULAN İMKANLAR;12500 TL net ücret,İstanbul bölge ( 14000 TL net ücret ) 6.000 TL – 12.000 TL arası minimum prim,2600 TL yemek ücreti,Araç ya da servis,Ücretsiz profesyonel eğitim,Kariyer olanakları,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ıda, Pastane, Restaurant - Cafe - Bar, Yiyecek Hizmetleri, Mağazacılık (Ticaret)</text:p>
          </table:table-cell>
          <table:table-cell table:number-columns-repeated="2" office:value-type="string">
            <text:p>ATMER GIDA SAN TİC LTD ŞTİ-UZAY GIDA PASTA ŞEKERLEME TİCARET VE SANAYİ AŞ</text:p>
          </table:table-cell>
          <table:table-cell office:value-type="string">
            <text:p>Aşçı</text:p>
          </table:table-cell>
          <table:table-cell office:value-type="float" office:value="3588264">
            <text:p>3588264</text:p>
          </table:table-cell>
          <table:table-cell office:value-type="string">
            <text:p>Bursa(Merkez, Mudanya, Nilüfer, Osmangazi, Yıldırım)</text:p>
          </table:table-cell>
          <table:table-cell office:value-type="string">
            <text:p>active</text:p>
          </table:table-cell>
          <table:table-cell office:value-type="string">
            <text:p>Detail-Aday</text:p>
          </table:table-cell>
          <table:table-cell office:value-type="string">
            <text:p>GENEL NİTELİKLER VE İŞ TANIMI Müşteri memnuniyetini en üst seviyede tutan UZAY PASTANESİ ; BALAT mağazamız için ; işini severek yapan sorumluluk almaya hazır ve müşteri nezdinde markamızı en iyi şekilde temsil edecek , kurmuş olduğumuz hizmet ekibimizin bir üyesi olacak     Dünya mutfağına ve sunum tekniklerine hakim,    Hijyen kuralları hakkında bilgi sahibi ve temizliğe özen gösteren    Mutfak konusunda kalite standartları kurallarına hakim    Esnek çalışma saatlerine uyum gösterecek    Yoğun iş temposuna ayak uydurabilecek    Vardiyalı sistemde çalışma sorunu olmayan    Planlı ,organize ,hızlı    Stok takibine önem veren ,    Müşteri memnuniyeti ve ekip çalışmasına önem verenAşçı olarak Sıcak - Soğuk - Pizza ve Et Grubu yemekleri alanlarında uzman ekip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ıda, Pastane, Restaurant - Cafe - Bar, Yiyecek Hizmetleri, Mağazacılık (Ticaret)</text:p>
          </table:table-cell>
          <table:table-cell table:number-columns-repeated="2" office:value-type="string">
            <text:p>ATMER GIDA SANAYİ TİC LTD ŞTİ</text:p>
          </table:table-cell>
          <table:table-cell office:value-type="string">
            <text:p>Tezgahtar</text:p>
          </table:table-cell>
          <table:table-cell office:value-type="float" office:value="3588265">
            <text:p>3588265</text:p>
          </table:table-cell>
          <table:table-cell office:value-type="string">
            <text:p>Bursa(Nilüfer, Osmangazi, Yıldırım)</text:p>
          </table:table-cell>
          <table:table-cell office:value-type="string">
            <text:p>active</text:p>
          </table:table-cell>
          <table:table-cell office:value-type="string">
            <text:p>Detail-Aday</text:p>
          </table:table-cell>
          <table:table-cell office:value-type="string">
            <text:p>GENEL NİTELİKLER VE İŞ TANIMI Müşteri memnuniyetini en üstte tutan UZAY  PASTANESİ ; BALAT mağazamız için ; işini severek yapan sorumluluk almaya hazır ve müşteri nezdinde markamızı en iyi şekilde temsil edecek , kurmuş olduğumuz hizmet ekibimizin bir üyesi olabilecek TEZGAHTAR  çalışma arkadaşları aramaktayız.İŞ TANIMIUnlu mamuller, pasta, tatlı tezgahı konusunda deneyim sahibiTezgahtaki ürünlerin takibini yapabilecek , satış ve tanziminden sorumlu olacak.Müşteri ilişkileri servis becerileri ve kişisel bakımı ile markamızı en iyi şekilde temsil edecek.Hijyen kurallarını bilen ve doğru uygulayanİletişim becerisi yüksek  ve insan ilişkileri güçlüEkip çalışmasına uyumluVardiyalı ve esnek çalışma saatlerine uyum sağlayabilecekKişisel bakımına özen gösterenMüşteri memnuniyetine önem veren , pratik ve güler yüzlüTEZGAHTAR arayışımız bul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ıda, Pastane, Restaurant - Cafe - Bar, Yiyecek Hizmetleri, Mağazacılık (Ticaret)</text:p>
          </table:table-cell>
          <table:table-cell table:number-columns-repeated="2" office:value-type="string">
            <text:p>ATMER GIDA SAN TİC LTD ŞTİ-UZAY GIDA PASTA ŞEKERLEME TİCARET VE SANAYİ AŞ</text:p>
          </table:table-cell>
          <table:table-cell office:value-type="string">
            <text:p>Gıda Teknisyeni</text:p>
          </table:table-cell>
          <table:table-cell office:value-type="float" office:value="3588266">
            <text:p>3588266</text:p>
          </table:table-cell>
          <table:table-cell office:value-type="string">
            <text:p>Bursa(Nilüfer, Osmangazi, Yıldırım)</text:p>
          </table:table-cell>
          <table:table-cell office:value-type="string">
            <text:p>active</text:p>
          </table:table-cell>
          <table:table-cell office:value-type="string">
            <text:p>Detail-Aday</text:p>
          </table:table-cell>
          <table:table-cell office:value-type="string">
            <text:p>GENEL NİTELİKLER VE İŞ TANIMI Müşteri memnuniyetini en üstte tutan UZAY  PASTANESİ ; BALAT, MİLLET MAHALLESİ VE BEŞEVLER mağazamız için ; işini severek yapan sorumluluk almaya hazır ve müşteri nezdinde markamızı en iyi şekilde temsil edecek , kurmuş olduğumuz hizmet ekibimizin bir üyesi olabilecek GIDA TEKNİSYENİ çalışma arkadaşları aramaktayız.En az 1 yıl benzer pozisyonda görev yapmış veya tecrübesiz,Planlama ve organizasyon yeteneği olan,Personel idaresi, ürün yönetimi, mağaza görsel düzeni konularında tecrübeli,İletişim, planlama, problem çözme becerileri gelişmiş ve ekip çalışmasına yatkın,Müşteri ilişkileri gelişmiş, güler yüzlü, ikna kabiliyeti yüksek,MS Office programlarını etkin derecede kullanabilen,Aktif olarak araç kullanabilen,İŞ TANIMIServis standartlarına uygun ve kaliteli hizmet vermek ,verilmesini sağlamak.Mağaza içerisinde satışı yapılan ürünlerin takibini yapmak.Açılış/Servis öncesi gerekli hazırlıkların eksiksiz olmasını sağlamak ; açılış ,kapanış ve haftalık kontrol listelerinde belirtilenişlerin yerine getirilip getirilmediğini kontrol etmek ,yerine getirilmesini sağlamak.Marka ve mağaza imajının en iyi şekilde korunmasını sağlayabilecek.Müşteri ilişkilerini şirketin çıkarları doğrultusunda yönetecek ve satış arttırıcı faaliyetler geliştirebilecek.İhtiyaç olan noktalarda iyileştirme çalışmaları yapabilec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ektöründe Lider Firma</text:p>
          </table:table-cell>
          <table:table-cell office:value-type="string">
            <text:p>Aktif Satış Sorumlusu</text:p>
          </table:table-cell>
          <table:table-cell office:value-type="float" office:value="3599423">
            <text:p>3599423</text:p>
          </table:table-cell>
          <table:table-cell office:value-type="string">
            <text:p>Bursa, İstanbul(Avr.), Kayseri, Kırşehir, Kocaeli, Konya, Nevşehir, Niğde, Sakarya, Tekirdağ, Aksaray(Merkez), Yalova, Düzce, İstanbul(Asya)</text:p>
          </table:table-cell>
          <table:table-cell office:value-type="string">
            <text:p>active</text:p>
          </table:table-cell>
          <table:table-cell office:value-type="string">
            <text:p>Detail-Aday</text:p>
          </table:table-cell>
          <table:table-cell office:value-type="string">
            <text:p>GENEL NİTELİKLER VE İŞ TANIMI HIRDAVAT ve / veya ZÜCCACİYE (ayrı ayrı)sektöründe deneyim sahibi,1-Edirne-Bolu arası Kuzey Marmara ve İstanbul bölgesi için2-Yine aynı branşlarda uzman olmak kaydıyla ve Anadolu'ya çıkmak üzere de ayrıca personel alımı olacaktır.Periyodik olarak müşteri ziyaretleri planlamak, gerçekleştirmek ve raporlamak,Portföyünde bulunan kurumsal müşterilerin siparişlerini girmek ve tahsilatlarını takip etmek.Piyasa araştırması yaparak yeni müşteri portföyü oluşturmak,Müşterilerden gelen fiyat teklifi vb. taleplere cevap vermek,GENEL NİTELİKLER:İletişim becerileri ve insan ilişkileri güçlü,Satış Pazarlama veya Kurumsal Satış konusunda en az 3 yıl deneyimli,Tercihen Üniversitelerin ilgili bölümlerinden mezunMS Office uygulamalarına hakim,Seyahat engeli olmayan,B Sınıfı sürücü belgesi sahibi ve aktif olarak araç kullanan,Erkek adaylar için askerlik hizmetini tamamlamış,</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thalat - İhracat</text:p>
          </table:table-cell>
          <table:table-cell table:number-columns-repeated="2" office:value-type="string">
            <text:p>PERLA FRUIT GIDA</text:p>
          </table:table-cell>
          <table:table-cell office:value-type="string">
            <text:p>İnsan Kaynakları Müdürü</text:p>
          </table:table-cell>
          <table:table-cell office:value-type="float" office:value="3610742">
            <text:p>3610742</text:p>
          </table:table-cell>
          <table:table-cell office:value-type="string">
            <text:p>Bursa(Kestel)</text:p>
          </table:table-cell>
          <table:table-cell office:value-type="string">
            <text:p>active</text:p>
          </table:table-cell>
          <table:table-cell office:value-type="string">
            <text:p>Detail-Aday</text:p>
          </table:table-cell>
          <table:table-cell office:value-type="string">
            <text:p>GENEL NİTELİKLER VE İŞ TANIMI Yaş Sebze Meyve Sektöründe faaliyet gösteren firmamızda, aşağıdaki özelliklere sahip takım arkadaşı aramaktayız. Genel Nitelikler* Üniversitelerin ilgili bölümlerinden mezun,* İnsan Kaynakları yönetimi konusunda en az 7 yıl deneyimli,* Ekip yönetimi konusunda deneyimli, yönetsel yetkinliklere sahip, * Tercihen İngilizce bilen,* İnsan ilişkilerinde başarılı, etkin iletişim ve temsil yeteneğine sahip,* Planlama ve organizasyon yeteneği gelişmiş,* İyi seviyede Netsis İk modülünü ve Narsoft – Uzman PDKS programlarını kullanabilen,* Belirli dönemlerdeki yoğunluğa bağlı olarak esnek çalışma saatlerine uyum gösterebilecek,* B sınıfı sürücü belgesi olan ve aktif araç kullanabilen,* Erkek adaylar için askerlik hizmetini tamamlamış olmak, İş Tanımı* Şirket stratejileri doğrultusunda, İnsan Kaynakları strateji ve politikalarını oluşturmak ve uygulamak,* Çalışma hayatını düzenleyen yasa ve mevzuatların takibini yapmak, yeni düzenlemeler ve değişiklikler hakkında gerekli çalışmaları yürütmek,* Resmî Kurumlarlarla ilgili ilişkileri yürütmek (SGK, İşkur, Çalışma Bakanlığı vb.).* Yasal mevzuat çerçevesinde, şirketin belirlemiş olduğu kriterlere göre ücretlendirme, yan haklar ve özlük süreçlerinin yönetiminin kontrolünü sağlamak,* Personel eğitimlerini planlaması ve süreç iyileştirme çalışmalarının koordinasyonun sağlanması, * Mevsimlik personel temin edilmesi, işe giriş çıkış süreçlerinin yürütülmesi ve tüm yasal süreçlerinin takip edilmesi,* İş sağlığı ve güvenliği ile ilgili çalışmaları yürütülmesi,* Denetim süreçlerinin sorunsuz bir şekilde yürütülmesi,* İdari işler organizasyonu (Güvenlik, danışma, temizlik, yemekhane, çay ocağı, ulaştırma, vb.) yönetimini, takip ve denetimini yapılması ve  yapılmasının sağ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thalat - İhracat</text:p>
          </table:table-cell>
          <table:table-cell table:number-columns-repeated="2" office:value-type="string">
            <text:p>PERLA FRUIT GIDA</text:p>
          </table:table-cell>
          <table:table-cell office:value-type="string">
            <text:p>Muhasebe Uzmanı</text:p>
          </table:table-cell>
          <table:table-cell office:value-type="float" office:value="3597065">
            <text:p>3597065</text:p>
          </table:table-cell>
          <table:table-cell office:value-type="string">
            <text:p>Bursa(Kestel)</text:p>
          </table:table-cell>
          <table:table-cell office:value-type="string">
            <text:p>active</text:p>
          </table:table-cell>
          <table:table-cell office:value-type="string">
            <text:p>Detail-Aday</text:p>
          </table:table-cell>
          <table:table-cell office:value-type="string">
            <text:p>GENEL NİTELİKLER VE İŞ TANIMI Muhasebe UzmanıYaş Sebze Meyve Sektöründe faaliyet gösteren firmamızda, aşağıdaki özelliklere sahip takım arkadaşı aramaktayız. Genel Nitelikler * Finans ve Muhasebe konularında en az 3 yıl deneyimli,* Tercihen üniversitelerin İşletme, İktisat, Maliye bölümlerinden mezun,* E-Fatura, E-Arşiv ve E-İrsaliye düzenleyebilen,* Tercihen iyi seviyede Netsis Muhasebe programını kullanabilen,* MS Office programlarına hakim.* Yoğun iş temposu ve esnek çalışma saatlerine uyum sağlayabilecek,* İnsan ilişkilerinde başarılı, etkin iletişim ve temsil yeteneğine sahip,* Planlama ve organizasyon yeteneği gelişmiş,* Seyahat engeli olmayan,* B sınıfı sürücü belgesi olan ve aktif araç kullanabilen,* Erkek adaylar için askerlik hizmetini tamamlamış, İş Tanımı * Şirketin muhasebe kayıtlarını, sistem dâhilinde tutmak, tutulmasını sağlamak, kontrol etmek, raporlamak, amirinin vereceği görevleri yerine getirmek,* Genel muhasebe dosya düzenini , güncelliğini ve izlenebilirliğini sağlamak, arşivini tutmak,* Genel ve Ticari Muhasebe işlemlerinin Netsis muhasebe programı kaydını yapmak,* Müşteri cari hesap mutabakat ve ödeme takibini yapmak,*Alış/Satış Fatura ve günlük evrak işlemlerini sistematik bir şekilde yürütmek, ilgili sistemlere kaydetmek ve muhasebeleştirmek,* Kasa ve bankayla ilgili tüm kayıtları günlük olarak yapmak,* İBKB işlemlerini takip etmek,* Vergi daireleri, Ticaret sicil işlemleri ve diğer resmi kurumlar takiplerinin yapmak,* Sorumlu olduğu alanla ilgili, yöneticisine ve ilgili birimlere gerekli raporların ve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Ambalaj</text:p>
          </table:table-cell>
          <table:table-cell table:number-columns-repeated="2" office:value-type="string">
            <text:p>İZO-PEK İZOLASYON AMBALAJ LOJİSTİK PLAS.ME.SAN.VE TİC.LTD.ŞT</text:p>
          </table:table-cell>
          <table:table-cell office:value-type="string">
            <text:p>Depo Sorumlusu</text:p>
          </table:table-cell>
          <table:table-cell office:value-type="float" office:value="3605564">
            <text:p>3605564</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BURSA KAYAPA Organize Sanayi Bölgesi”nde kurulu şirketimiz için “DEPO SORUMLUSU” aramaktayız.GENEL NİTELİKLERDepo yönetimi konusunda minimum 3 yıllık mesleki deneyime sahip,MS Office programlarını etkin kullanabilen,Sevkiyat planlamalarına dair tercihen ERP programı kullanmış,Takım çalışmasına yatkın,Problem çözme yeteneğine sahip, dikkatli, ayrıntılara önem veren,Tempolu ve yoğun çalışma ortamına uyum sağlayabilecek,Güvenilir ve sorumluluk sahibi,Tercihen forklift ehliyetine sahip ve aktif kullanabilen,Erkek adaylar için askerliğini yapmış personel aramaktayız İŞ TANIMIHammadde ve yardımcı malzemeye ait satınalma siparişlerinin takibi,Hammadde ve yardımcı malzemenin üretime çıkılması,Müşteri siparişleri doğrultusunda sevk edilecek siparişleri hazırlamak, doğru şekilde ve zamanında sevkiyatını sağlamak,Periyodik raporlar hazırlayarak ilgili birimlere sunmak,Periyodik depo sayımlarını ve ara kontrolleri yapm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Ambalaj</text:p>
          </table:table-cell>
          <table:table-cell table:number-columns-repeated="2" office:value-type="string">
            <text:p>İZO-PEK İZOLASYON AMBALAJ LOJİSTİK PLAS.ME.SAN.VE TİC.LTD.ŞT</text:p>
          </table:table-cell>
          <table:table-cell office:value-type="string">
            <text:p>Plastik Enjeksiyon Vardiya Amiri</text:p>
          </table:table-cell>
          <table:table-cell office:value-type="float" office:value="3613226">
            <text:p>3613226</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BURSA KAYAPA Organize Sanayi Bölgesi”nde kurulu şirketimiz için “PLASTİK ENJEKSİYON VARDİYA AMİRİ” aramaktayız. Aranan Nitelikler·       Tercihen Meslek Lisesi veya Meslek Yüksek Okulu Mezunu ,·       Temel Microsoft Office programlarını kullanabilen,·       Enjeksiyon prosesi, kalıp, makine, robot ve plastik hammaddeler konusunda deneyim sahibi,·       Ekip yönetme tecrübesine sahip,·       Üretim takibi, kalıp değişimi yapabilen,·       Tercihen teknik resim okuyabilen ve ölçü aletleri kullanabilen,·       Yaratıcı düşünme ve problem çözme becerisine sahip,·       İletişim becerileri güçlü, pozitif bakış açısına sahip,·       Sistematik çalışma becerisine sahip,·       Vardiyalı ve fazla mesaili çalışabilecek.İş TanımıÜretim sahasında plastik granül işleme hatlarında üretimin kaliteli ve verimli şekilde sürdürülmesi,Vardiyasında kalıp değişimi, parametre girişlerinin yapılması,Vardiyasında ekip yönetme sorumluluğunun alınması ve düzenin sağlanması, Vardiyasında hammadde, kalıp, malzeme ve iş emri hareketlerinin yönetilmesi,Makine temizliği, bakımı ve çalışma alanı tertip ve düzeninden sorumlu olunması,Kalite ve ölçü gerekliliklerine göre prosesin kontrol edi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ırtasiye, Kitabevi, Hediyelik Eşya</text:p>
          </table:table-cell>
          <table:table-cell table:number-columns-repeated="2" office:value-type="string">
            <text:p>Minnoş Dükkan Kırtasiye</text:p>
          </table:table-cell>
          <table:table-cell office:value-type="string">
            <text:p>Satış Danışmanı</text:p>
          </table:table-cell>
          <table:table-cell office:value-type="float" office:value="3591003">
            <text:p>3591003</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Minnoş Dükkan Bursa'nın en eğlenceli ürünler satan mağazası, neşeli ekibimizde siz de yer almak ister misiniz? Aktif satışı seven, eğlenceli ürünlere ilgi duyan, mağazacılığı seven, müşteriyi misafiriymiş gibi karşılayacak, güler yüzlü minnoşlar arıyoruz :)ARANAN NİTELİKLERPerakende sektörüne ilgili, bu işi meslek olarak uzun yıllar devam ettirmek isteyen,İnsan ilişkileri kuvvetli, müşteri odaklı çalışabilecek, çocukları seven, güler yüzlü,Kırtasiye - Kitap - Hediyelik sektörüne ilgili,Satış ve mağazacılık konusunda tecrübeli,Markamıza yenilik ve değer katabilecek düşünce yapısına sahip,Ekip çalışmasına uyum sağlayabilecek,Bilgisayar kullanımı iyi,Günlük sorunlara yaratıcı çözümler sunan, bütünsel bakış açısına sahipEn az lise mezunuNilüfer'de ya da yakın ilçelerde ikamet edenİŞ TANIMIEğlenceli kırtasiye ürünleri satan perakende mağazamızda müşterilerimizi karşılayıp satış yapmakSosyal medya üzerinden mağazamızla ilgili fotoğraf, hikaye paylaşımları yapmak, fotoğraf yönü kuvvetli olup video çekip ürünleri tanıtmak,Müşteriye sunacağı ürünleri tanımak, bilgi sahibi olmak ve bu bilgileri satış odaklı olarak müşterilere aktarmakMağaza içi ürün stoklarını takip etmek, sorumlu olduğu raf düzenini sağlamak Mağazanın günlük operasyonel süreçlerinde görev almak.E ticaret konusunda ekip arkadaşlarına yardım etmek, müşteri siparişlerini hazırlamakDönemsel ya da part-time başvuru yapılmamasını rica ederiz.Başvurular yalnızca Kariyer.net üzerinden yapılmakta olup, telefonla ya da mağaza üzerinden yapmış olduğunuz başvurular değerlendirilmey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WEHIRE HUMAN RESOURCES İNSAN KAYNAKLARI PERSONEL SEÇME YERLEŞTİRME EĞİTİM VE DANIŞMANLIK HİZM.A.Ş.</text:p>
          </table:table-cell>
          <table:table-cell office:value-type="string">
            <text:p>Üretim Müdürü</text:p>
          </table:table-cell>
          <table:table-cell office:value-type="float" office:value="3595160">
            <text:p>3595160</text:p>
          </table:table-cell>
          <table:table-cell office:value-type="string">
            <text:p>Bursa(Mudanya)</text:p>
          </table:table-cell>
          <table:table-cell office:value-type="string">
            <text:p>active</text:p>
          </table:table-cell>
          <table:table-cell office:value-type="string">
            <text:p>Detail-Aday</text:p>
          </table:table-cell>
          <table:table-cell office:value-type="string">
            <text:p>GENEL NİTELİKLER VE İŞ TANIMI WeHire | WeTrain | WeRetainBursa merkezli, metal sektöründe faaliyet gösteren müşterimizin Bursa - Mudanya lokasyonunda görev almak üzere Üretim Müdürü arayışımız bulunmaktadır. GENEL NİTELİKLERÜniversitelerin Makine, İmalat, Otomotiv Mühendisliği bölümlerinden mezun,Metal sektöründe çalışma deneyimine sahip,Kaynaklı imalat ve rollform proseslerine hakim,Termin ve kalite kriterlerine uygun imalatı yönetebilecek seviyede planlama kabiliyeti olan, ERP programı kullanmış, ERP sistematiğine hakim,Kalite ve Yalın Yönetim Sistemleri konusunda bilgi sahibi, sistemli çalışmayı görev edinmiş,Performans göstergelerine uygun raporlama yapabilen,Microsoft Office programlarına hakim, Ekip yönetimi konusunda deneyimli,B sınıfı ehliyeti olan ve aktif araç kullanabilen,Bursa’da ikamet eden veya edebilecek Adayların başvurularını bekliyoru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WEHIRE HUMAN RESOURCES İNSAN KAYNAKLARI PERSONEL SEÇME YERLEŞTİRME EĞİTİM VE DANIŞMANLIK HİZM.A.Ş.</text:p>
          </table:table-cell>
          <table:table-cell office:value-type="string">
            <text:p>Montaj Operatörü</text:p>
          </table:table-cell>
          <table:table-cell office:value-type="float" office:value="3606333">
            <text:p>3606333</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WeHire | WeTrain | WeRetainOtomotiv sektöründe uluslararası arenada faaliyet gösteren iş ortağımızın Bursa - Demirtaş lokasyonunda görevlendirmek üzere Montaj Operatörü arayışımız bulunmaktadır. **ÖNEMLİ NOT** FİRMANIN KENDİ KADROSUNDA İŞE ALIM GERÇEKLEŞECEKTİR!GENEL NİTELİKLERTercihen meslek lisesi veya dengi okullardan mezun,Otomotiv sektöründe montaj hatlarında deneyimi olan,Dikkatli ve iş takibi kuvvetli,Ekip çalışmasına yatkın, amirleri ve takım arkadaşları ile pozitif iletişim kurabilecek,Erkek adaylar için askerlik hizmetini tamamlamış,Adayların başvurularını bekliyoru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WEHIRE HUMAN RESOURCES İNSAN KAYNAKLARI PERSONEL SEÇME YERLEŞTİRME EĞİTİM VE DANIŞMANLIK HİZM.A.Ş.</text:p>
          </table:table-cell>
          <table:table-cell office:value-type="string">
            <text:p>Mühendislik Müdürü</text:p>
          </table:table-cell>
          <table:table-cell office:value-type="float" office:value="3595146">
            <text:p>3595146</text:p>
          </table:table-cell>
          <table:table-cell office:value-type="string">
            <text:p>Bursa(Mudanya)</text:p>
          </table:table-cell>
          <table:table-cell office:value-type="string">
            <text:p>active</text:p>
          </table:table-cell>
          <table:table-cell office:value-type="string">
            <text:p>Detail-Aday</text:p>
          </table:table-cell>
          <table:table-cell office:value-type="string">
            <text:p>GENEL NİTELİKLER VE İŞ TANIMI WeHire | WeTrain | WeRetainBursa merkezli, metal sektöründe faaliyet gösteren müşterimizin Bursa - Mudanya lokasyonunda görev almak üzere Mühendislik Müdürü arayışımız bulunmaktadır. GENEL NİTELİKLERÜniversitelerin Makine, İmalat, Otomotiv Mühendisliği bölümlerinden mezun,Metal sektöründe proje, prototip ve numune, arge ve ürge çalışmalarında bulunmuş,Kaynaklı imalat proseslerine hakim,ERP programı kullanmış, ERP sistematiğine hakim,Ürün ağaçları hazırlamış, ürün ağacı sistematiğini ve ERP kurgusunu oluşturabilecek,Tasarım programları, tercihen Solidworks bilgisi olan,İyi seviyede yazılı ve sözlü İngilizce iletişim becerilerine sahip,Kalite ve Yalın Yönetim Sistemleri konusunda bilgi sahibi, sistemli çalışmayı görev edinmiş,Performans göstergelerine uygun raporlama yapabilen,Microsoft Office programlarına hakim, Ekip yönetimi konusunda deneyimli,Analitik düşünebilen, araştırmacı ve inovatif,Seyahat engeli olmayan (Yurtiçi - Yurtdışı), B sınıfı ehliyeti olan ve aktif araç kullanabilen,Bursa’da ikamet eden veya edebilecek Adayların başvurularını bekliyoru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WEHIRE HUMAN RESOURCES İNSAN KAYNAKLARI PERSONEL SEÇME YERLEŞTİRME EĞİTİM VE DANIŞMANLIK HİZM.A.Ş.</text:p>
          </table:table-cell>
          <table:table-cell office:value-type="string">
            <text:p>Üretim Planlama Mühendisi</text:p>
          </table:table-cell>
          <table:table-cell office:value-type="float" office:value="3598564">
            <text:p>3598564</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WeHire | WeTrain | WeRetainBursa merkezli, metal sektöründe faaliyet gösteren müşterimizin Bursa - Mudanya lokasyonunda görev almak üzere Üretim Planlama Mühendisi arayışımız bulunmaktadır. İŞİN TANIMISatış taleplerinin zamanında karşılanabilmesi için üretim planının hazırlanması,Üretim planlarının uygulanması için gerekli malzeme, operatör, yarı mamül vb. hazırlığının yapılması,Günlük, haftalık ve aylık üretim planlarının ve raporlamalarının yapılması ve analizi,Üretim faaliyetlerinin belirlenen standart zamanlarla uyumluluğunun ölçülmesi,Asgari, azami stok seviyelerinin kontrol edilmesi,Sarf malzeme ve hammadde siparişlerinin tedarik ve temininin gerçekleştirilmesi,Haftalık ve aylık yapılan planların işleyiş ve devamlılığı konusunda üst yöneticiye raporların sunulması,GENEL NİTELİKLERÜniversitelerin Mühendislik Fakültelerinden mezun,Otomotiv sektöründe benzer pozisyonlarda min. 4 sene deneyimi olan,ERP/MRP sistemleri konusunda bilgi sahibi, tercihen entegrasyon çalışmalarında aktif rol almış,MS Office programlarını etkin bir şekilde kullanabilen,Analiz ve raporlama becerisi olan, çözüm odaklı,Adayların başvurularını bekliyoru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HFM İNŞAAT ELEKTRİK</text:p>
          </table:table-cell>
          <table:table-cell office:value-type="string">
            <text:p>Elektrik Mühendisi</text:p>
          </table:table-cell>
          <table:table-cell office:value-type="float" office:value="3611713">
            <text:p>3611713</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Bursa Balat bölgesinde bulunan,  ÖZDİLEK  HOLDİNG BALAT KONUT PROJESİNDE görevlendirilmek üzere,  üniversitelerin ELEKTRİK MUHENDİSLİĞİ Bölümünden mezun. Tercihen  Bursa da ikamet eden. Hakkediş ve ataşman hazırlayabilen Çalışma arkadaşına ihtiyacımız var.YETKİNLİKLER : AUTOCAD İYİ DERECEDE KULLANABİLENEXCEL İYİ DERECEDE KULLANABİL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ÖZGÜR ÇAKMAK GAYRİMENKUL ANONİM ŞİRKETİ</text:p>
          </table:table-cell>
          <table:table-cell office:value-type="string">
            <text:p>Satış Danışmanı</text:p>
          </table:table-cell>
          <table:table-cell office:value-type="float" office:value="3590263">
            <text:p>3590263</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Gayrimenkul Kiralama ve Satış bölümünde çalışmak üzere,Tam zamanlı çalışabilecek (maaş + prim)Tercihen Önlisans / Lisans mezunu,Tercihen İngilizce bilen,MS Office programlarını kullanabilen,Sunum kabiliyeti güçlü,Çözüm odaklı,Prezentabl,Müşterilerine ve kurumuna karşı dürüst ve güvenilir,Diksiyonu düzgün,Tercihen ehliyeti olan,Erkek adaylar için askerlik durumu muaf / yapılmış olan,Esnek çalışma saatleri ve yoğun iş temposuna uyum sağlayabilecek, Gayrimenkul Danışmanı çalışma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ticaret, Perakende</text:p>
          </table:table-cell>
          <table:table-cell table:number-columns-repeated="2" office:value-type="string">
            <text:p>EVİDEA</text:p>
          </table:table-cell>
          <table:table-cell office:value-type="string">
            <text:p>Satış Danışmanı</text:p>
          </table:table-cell>
          <table:table-cell office:value-type="float" office:value="3594055">
            <text:p>3594055</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Kadın tüketicilerin gözdesi olan Evidea; mutfak, ev tekstili, ev dekorasyon, tamamlayıcı mobilya, aydınlatma, banyo, elektrikli ev aletleri, ev ve yaşam kategorilerinde geniş bir ürün yelpazesi sunmaktadır. Evi için alışveriş yapmak ve evine değer katmak isteyenlere; kaliteli, genele hitap eden ve kurulumu ustalık gerektirmeyen ürünleri makul fiyatlarla sunan Evidea; ferah mağazalarında tüketicilere keyifli bir alışveriş deneyimi sunmaktadır.“Burada her şey evim için” sloganıyla büyümekte olan şirketimizinBursa Nilüfer Carrefour Avm de bulunan mağazasında görevlendirmek üzere;En az lise, tercihen yüksek okul mezunu,Perakende ve mağazacılık sektöründe kariyer hedefi olan,İkna kabiliyeti yüksek, müşteri ilişkileri ve iletişim becerileri kuvvetli,Öğrenmeye ve bilgiyi paylaşmaya istekli,Problem çözme yeteneğine sahip,Kurum kültürüne uyumlu ve katkı sağlayan,Takım çalışmasına yatkın,Esnek çalışma saatlerine uyum sağlayabilecek,"Satış Danışmanı” çalışma arkadaşı arıyoruz.İş TanımıÖnceliği müşteri memnuniyeti sağlamak olup, satış ve hedef odaklı çalışmak,Müşteri sadakati oluşturacak şekilde hizmet verebilmek,Mağazadaki tüm süreçlerde aktif rol almak,Güler yüzlü ve pozitif olarak ekip arkadaşlarıyla uyum içerisinde çalış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OKİMA OTOMOTİV YED. PARÇA SAN. VE TİC LTD. ŞTİ.</text:p>
          </table:table-cell>
          <table:table-cell office:value-type="string">
            <text:p>Dökümhane Mühendisi</text:p>
          </table:table-cell>
          <table:table-cell office:value-type="float" office:value="3586076">
            <text:p>3586076</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Otomotiv ve aydınlatma sektörlerine alüminyum basınçlı döküm parça tedariği yapan firmamızın dökümhanesinde görev alacak,- Basınçlı döküm konusunda tecrübeli,- Üniversitelerin ilgili bölümlerinden lisans derecesinde mezun,- Personel yönetimi, üretim planlama ve dökümhane süreçlerini koordine edebilecek,- Kalıplı ve talaşlı üretim tekniklerine hakim,- IATF 16949 standartlarını benimsemiş,- İş güvenliği ve kurallarını dikkate alan ve bu konuda tavizsiz olabilecek,- B sınıfı sürücü belgesine sahip,- İngilizce ve/veya Almanca bilen,Ekip arkadaşları arıyoru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ıda</text:p>
          </table:table-cell>
          <table:table-cell table:number-columns-repeated="2" office:value-type="string">
            <text:p>Zeytursan</text:p>
          </table:table-cell>
          <table:table-cell office:value-type="string">
            <text:p>İnsan Kaynakları Sorumlusu</text:p>
          </table:table-cell>
          <table:table-cell office:value-type="float" office:value="3601391">
            <text:p>3601391</text:p>
          </table:table-cell>
          <table:table-cell office:value-type="string">
            <text:p>Bursa(Orhangazi)</text:p>
          </table:table-cell>
          <table:table-cell office:value-type="string">
            <text:p>active</text:p>
          </table:table-cell>
          <table:table-cell office:value-type="string">
            <text:p>Detail-Aday</text:p>
          </table:table-cell>
          <table:table-cell office:value-type="string">
            <text:p>GENEL NİTELİKLER VE İŞ TANIMI GENEL ÖZELLİKLERİÜniversitelerin ilgili bölümlerinden mezun,Üretim Sektöründe en az 5 yıl deneyimli,Sözlü ve yazılı etkili iletişim becerisine sahip ve geri bildirim kültürüne açık,Planlama ve organizasyon yetkinliklerine sahip,Çalışma psikolojisine hakim ve iletişimde çözüm odaklı,İnsan Kaynakları fonksiyonlarını yürütme ve geliştirme konusunda tecrübeli,Mavi yaka ve beyaz yaka seçme/yerleştirme süreç ve tekniklerinde yer almış,İş kanunu ve Sosyal Güvenlik mevzuatı hakkında bilgi sahibi,Özlük süreçleri ve bordrolama süreçlerine hakim,MS Office programlarını ileri düzey kullanabilen,Tercihen CANIAS ERP tecrübesi olan. İŞİN TANIMI Mavi yakalar ve beyaz yakalar ile ilgili tüm seçme/yerleştirme çalışmalarının planlanması ve yürütülmesinde aktif görev almak,İşe alınan personellerin oryantasyon ve eğitim süreçlerini yürütmek,PDKS takibini ve bordrolama süreçlerinin yürütülmesini sağlamak,Personel özlük dosyalarını mevzuata uygun ve eksiksiz dosyalamak,Personel işe giriş - işten çıkış süreçlerinin kanuna uygun ve sağlıklı yürütülmesini sağlamak,İş Kanunu, SGK Kanunu, 6111 sayılı Teşvik Kanunu, 5510 sayılı Sosyal Sigortalar ve Genel Sağlık Sigortası Kanunu takip etmek, süreçleri mevzuata uygun biçimde yürütmek ve bildirimleri yapmak,SGK, Çalışma Bakanlığı, Bölge Çalışma ve İş kurumu gibi resmi kuruluşlar ve devlet daireleri gibi ilgili kurumlarla resmi yazışmaları gerçekleştirmek,Eğitim programları ve gelişim aktivitelerinin araştırılarak bütçe dahilinde gerçekleştirilmesini sağlamak,Çalışan verimliliği projelerinin ve performans değerlendirme sisteminin yürütülmesini sağlamak,Departmanlar arası ilişkileri koordine etmek,Firma bünyesinde bulunan (yemekhane-güvenlik) taşeron firmaların takibini yürütmek,İdari işler kısmında yer alan servis, yemek, temizlik, personel iş kıyafetlerinin planlamalarını koordine ve kontrol etmek,Yurt içi ve yurt dışı fuar organizasyonlarını yürütmek,İSG Uzmanı ile İSG süreçlerini takip etmek, iş kazası bildirimlerini sağlamak,Sorumluluğundaki İnsan Kaynakları süreçleri ile ilgili olarak düzenli raporlamalar yapmak ve yönetime sunmak,BSCI ve Sedex denetim süreçlerini takip etmek.</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Gıda</text:p>
          </table:table-cell>
          <table:table-cell table:number-columns-repeated="2" office:value-type="string">
            <text:p>Zeytursan</text:p>
          </table:table-cell>
          <table:table-cell office:value-type="string">
            <text:p>Gıda Mühendisi</text:p>
          </table:table-cell>
          <table:table-cell office:value-type="float" office:value="3601374">
            <text:p>3601374</text:p>
          </table:table-cell>
          <table:table-cell office:value-type="string">
            <text:p>Bursa(Orhangazi)</text:p>
          </table:table-cell>
          <table:table-cell office:value-type="string">
            <text:p>active</text:p>
          </table:table-cell>
          <table:table-cell office:value-type="string">
            <text:p>Detail-Aday</text:p>
          </table:table-cell>
          <table:table-cell office:value-type="string">
            <text:p>GENEL NİTELİKLER VE İŞ TANIMI Üniversitelerin Gıda Mühendisliği bölümünden mezun,İleri derecede İngilizce (konuşma, okuma, yazma ) dil bilgisine sahip,Sözlü ve yazılı iletişim becerileri kuvvetli,Takım çalışmasına yatkın,Sorumluluk sahibi,Gıda sektöründe minimum 5 yıl deneyimli,Analitik düşünebilen, problem çözme becerilerine sahip, takım çalışmasına yatkın, insan ilişkilerinde başarılı,Gıda mevzuatı ve gıda hijyeni konularında bilgi ve deneyim sahibi,</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Süt ve Süt Ürünleri</text:p>
          </table:table-cell>
          <table:table-cell table:number-columns-repeated="2" office:value-type="string">
            <text:p>Sütaş Süt Ürünleri A.Ş.</text:p>
          </table:table-cell>
          <table:table-cell office:value-type="string">
            <text:p>Üretim Planlama Uzmanı</text:p>
          </table:table-cell>
          <table:table-cell office:value-type="float" office:value="3532970">
            <text:p>3532970</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Sütaşkımız Sizinle Birlikte BüyüyorSütün iyiliği ve bereketini yayma misyonu ile çalışan ve her biri işinin uzmanı 5.000 çalışma arkadaşımızın yanı sıra satış dağıtım grubundaki iş ortaklarımız ile birlikte 7.500 kişilik büyük bir aileyiz.Her geçen gün büyüyen Sütaş Ailesi’ne, yaratıcı, yenilikçi, heyecanı yüksek, uluslararası platformlarda çalışabilecek, takım çalışmasını seven çalışma arkadaşları katmak istiyoruz.Misyonumuzu benimseyen, vizyonumuzu paylaşan, değerlerimizi kendi değerleri ile örtüştüren, “Çiftlikten Sofralara” entegre iş modelimiz doğrultusunda gıda mühendisliği, makine mühendisliği, endüstri mühendisliği, veterinerlik, ziraat mühendisliği, işletme, iktisat, bilgisayar mühendisliği, yazılım mühendisliği gibi pek çok farklı bölümden mezungeleceğin Sütaşlıları ile tanışma heyecanı içindeyiz.Siz de bu aileye katılarak Sütaşlı olmaya ne dersiniz?Sütaş Planlama ve Lojistik Grup Müdürlüğü bünyesindeki "Üretim Planlama Uzmanı" pozisyonunda aramıza katılmanız için başvurunuzu bekliyoruz.Üniversitelerin Endüstri Mühendisliği veya İşletme Mühendisliği bölümlerinden mezun,Analitik düşünen,İletişim becerileri güçlü,Benzer alanda 2–4 yıl deneyim sahibi, Ekip çalışmasına yatkın,İyi derece İngilizce bilen,MS Office uygulamaları konusunda yetkin,Erkek adaylar için askerlik görevini tamamlamış,Karacabey'de ikamet eden / edebilecek.İŞ TANIMIÜrün ve malzeme stok sipariş yönetimi konusunda kontrol ve koordinasyonunun sağlanması,               Ürün deposu stok raporlarının güncel tutulmasının sağlanması,Kendi kategorisi ile ilgili ürünlerin günlük ve haftalık fabrika bazlı üretim planlarının oluşturulması, sisteme üretim siparişlerinin giri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DEMİRLER GÜMRÜK MÜŞAVİRLİĞİ LİMİTED ŞİRKETİ</text:p>
          </table:table-cell>
          <table:table-cell office:value-type="string">
            <text:p>İthalat Müşteri Temsilcisi</text:p>
          </table:table-cell>
          <table:table-cell office:value-type="float" office:value="3588637">
            <text:p>3588637</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İTHALAT MÜŞTERİ TEMSİLCİSİGENEL NİTELİKLER VE İŞ TANIMI ·       İthalat beyannamesi yazan,·       İthalat Gümrük mevzuatı konularında tecrübe sahibi,·       Bölümler arası bilgi akışını sağlayabilecek,·       Gerekli yazışmalar, dosyalama ve arşivlemeyi yapabilecek,·       Gümrük işlemleri ile ilgili tüm iş akışını planlayarak organize ve takip edebilecek,·       Evrim programını aktif kullanabilen,·       Mesleğinde En az 3 yıl deneyimli,.       Tercihen 5 yıl tecrübeli,Özellikle; İthalat süreçlerine hakim, TSE-TAREKS-TPS-EPDK izinlerine hakim  Aranan Nitelikler ·       Üniversitelerin veya Yüksek Okulların İktisat, İşletme, Kamu Yönetimi, Uluslararası    İlişkiler, Gümrük İşletme, Dış Ticaret, İthalat, İhracat vb.İlgili bölümlerinden mezun,·       Sonuç odaklı, problem çözme becerileri gelişmiş,·       Güçlü iletişim becerilerine sahip ve kişisel motivasyonu yüksek,·       Takım çalışmasına yatkın ve insan ilişkilerinde başarılı,·       Müşteri memnuniyeti odaklı,·       MS Office programlarını çok iyi kullanabilen.  'İthalat Müşteri Temsilcisi' arayışımız bulunmaktadır. </text:p>
          </table:table-cell>
          <table:table-cell office:value-type="string">
            <text:p/>
            <text:p><text:s text:c="16"/>24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oBilet Bilişim Sistemleri Aş</text:p>
          </table:table-cell>
          <table:table-cell office:value-type="string">
            <text:p>Çağrı Merkezi Uzmanı</text:p>
          </table:table-cell>
          <table:table-cell office:value-type="float" office:value="3609230">
            <text:p>3609230</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2012 yılında kurulan Obilet.com, yüzlerce otobüs, havayolu ve feribot firmasının listelendiği uçtan uca bir seyahat biletleme platformudur. Obilet, otobüs firmalarına SaaS modeliyle kendi sektörünün en gelişmiş Envanter Yönetim Sistemi (IMS) yazılımını da sunmaktadır.IMS yazılımını kullanan 350'den fazla otobüs firması, aylık 25 milyon ziyaretçi ve 12 milyon uygulama indirme sayısı ile Obilet, hem B2B hem de B2C pazarlarında Türkiye'de tartışmasız lider konumundadır.Obilet'in 2023 yılında 40 milyondan fazla bilet satarak küresel çapta en iyi seyahat biletleme platformlarından biri olması beklenmektedir. Yakın zamanda sunduğu hizmetlere otel rezervasyonları ve araç kiralama seçeneklerini de ekleyen Obilet, küresel çapta en kapsamlı ulaşım ağını oluşturma hedefiyle yurt dışı açılımını da başlatmıştır.Aradığımız Özellikler: Anadil seviyesinde İspanyolca okuma, yazma ve konuşma yetkinliğine sahipsen Bilgisayar ve klavye kullanımın çok iyiyse Çağrı merkezi ve hizmet sektöründe çalışmaya istekliysen Müşteri memnuniyeti benim işim diyorsan Değişim ve gelişim odaklıysan Diksiyonuna ve kendini ifade biçimine güveniyorsan Zaman yönetiminde hassas olduğunu düşünüyorsan Sektörün en başarılı ve ödüllü şirketinde yer almak istiyorsanİş Tanımın: obilet Müşteri Deneyimi ekibine gelen İspanyolca çağrıların karşılanması Müşterilerimizin taleplerinin en yüksek memnuniyet düzeyinde takip edilmesi ve çözülmesi Müşterilerimizin hizmet memnuniyetlerini değerlendirmek üzere anket aramalarının yapılması Müşterilerimizin sesi olarak süreç iyileştirme çalışmalarından bulunulması Şirketin tüm ekipleriyle koordineli çalışarak iyileştirmelere destek olunmasıNeler Sunuyoruz: Doğum günü izni Dönemsel olarak haftada 2 gün izin Hybrid çalışma imkanı Özel sağlık sigortası Çalışan destek programı Müşteri Deneyim ekibi ve diğer birimlerde kariyer fırsatları Birlikte eğlendiğimiz aktivitelerSen de devam eden başarı hikayemizin bir parçası olarak ekibimize katılmak istiyorsan hemen başvur!</text:p>
          </table:table-cell>
          <table:table-cell office:value-type="string">
            <text:p/>
            <text:p><text:s text:c="16"/>5 gün önce</text:p>
            <text:p><text:s text:c="17"/>yayınlandı</text:p>
            <text:p><text:s text:c="15"/></text:p>
          </table:table-cell>
        </table:table-row>
        <table:table-row table:style-name="ro2">
          <table:table-cell office:value-type="string">
            <text:p>Full-Time</text:p>
          </table:table-cell>
          <table:table-cell office:value-type="string">
            <text:p>Bilişim</text:p>
          </table:table-cell>
          <table:table-cell table:number-columns-repeated="2" office:value-type="string">
            <text:p>VeriPark</text:p>
          </table:table-cell>
          <table:table-cell office:value-type="string">
            <text:p>Mobil Yazılım Uzmanı</text:p>
          </table:table-cell>
          <table:table-cell office:value-type="float" office:value="3497854">
            <text:p>3497854</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QUALIFICATIONS AND JOB DESCRIPTION We are FinTech people. We enable financial institutions to become digital leaders.As a professional team of global scale, we work with best clients for great and exciting projects, in an environment where we learn amazing things every day. Each code, each voice, each contribution, each challenge, each success is celebrated here.We welcome candidates who share our values, have the skills and are passionate to enjoy our journey to build the digital future of finance, together.About the job:We are looking for Mobile Developer – Android/ iOS experienced in mobile- based application development. The candidate should be proficient in Android/iOS platforms, Objective C, Swift, Cocoa Touch along with the knowledge of Android/iOS frameworks and design principles.If you are excited about learning new technologies and expand your knowledge base to make a solid foundation for your career, then you will definitely enjoy working with us.What you will be doing:As an Android developer you will be developing code using Java and KotlinAs an IOS developer you will be developing code for iOS Applications using Objective C and Swift Designing, developing, and testing mobile applicationsEnsuring the application works seamlessly, looks good, and is easy to use for usersStaying up-to-date with the latest technologies, coding standards, and trends in mobile developmentOptimizing the application's performance and ensuring its securityIntegrating the application with third-party APIsCollaborating with other team members, such as designers, project managers, and quality assurance testersEnsuring the final application meets requirements and expectations of stakeholders.What are we looking for:5+ years of experience with mobile development for Android or iOS or bothDiploma / Degree in IT, Computer Science or related departmentsBanking experience is preferableSolid coding practices including good design documentation and unit testing with good optimization and debugging skillsExperience in integrating mobile applications with backend services (HTTP, REST, JSON, XML, OAuth, SQL technologies knowledge)Knowledge of user experience (UX)Experience in any of these technologies: Java, Kotlin, Objective C, Swift, Flutter, React Native, etc.What we are offering:Remote working opportunityA comprehensive and generous compensation and benefits package that is designed to attract top talentPerformance linked bonusEngage in global projects with top-tier clients and cutting edge technologiesWork and learn with teams across multiple countriesLearn at your own pace, through our online system, with access to multiple learning platforms, webinars and in-house training sessions.We foster a dynamic and vibrant environment that values diversity and inclusivity and prioritizes individuals at the core of our operations.About VeriPark:We are a global technology company with more than two decades of expertise in the Financial Services industry. Our mission is to enable financial institutions to become digital leaders by delivering world class customer journeys in digital and assisted channels. We develop omni-channel delivery, customer engagement (CRM), branch automation and loan origination solutions based on Microsoft technology (Azure, Dynamics 365, Power Platform) for banks and insurance companies worldwide.With offices in 15 countries from Canada over Europe and the Middle East to Kuala Lumpur, our 900+ colleagues are serving customers in more than 30 countries worldwide.</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ağrı Merkezi Ürün ve Hizmetleri</text:p>
          </table:table-cell>
          <table:table-cell table:number-columns-repeated="2" office:value-type="string">
            <text:p>Turkcell Global Bilgi</text:p>
          </table:table-cell>
          <table:table-cell office:value-type="string">
            <text:p>Bilgi Güvenliği Uzmanı</text:p>
          </table:table-cell>
          <table:table-cell office:value-type="float" office:value="3613678">
            <text:p>3613678</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Lisans mezunu olan (Tercihen Bilgisayar Bilimleri veya Mühendislik bölümlerinden mezun)Bilgi Güvenliği  alanında en az 2 yıl deneyimi olanBilgi Güvenliği Standartları konusunda bilgi sahibi olan (ISO 27001, PCI DSS, COBIT...vb.)Bilgi Güvenliği politikaları ve prosedürleri konusunda bilgi sahibi olanBilgi Sistemleri altyapıları, internet teknolojileri, güvenlik çözümlerinde bilgi sahibi olanBilgi güvenliği bakış açısıyla risk değerlendirmeleri yapabilenSektörümüzün bilgi güvenliği özelinde yasal gereksinimlerini bilen veya öğrenmeye istekliYazılım açıkları, saldırı teknikleri, şifreleme yöntemleri, güvenlik yönetimi, güvenlik analizi bilgisine sahip olanİŞ TANIMIŞirketin Bilgi Güvenliği stratejisini belirlenmesinde, bu stratejiye paralel yönetim yapısını kurulmasında, politika ve standartların oluşturulmasında ve uygulanmasında aktif rol alınmasıGlobal içinde Gizlilik Politikaları'nın belirlenmesi, şirket ve müşteri bilgilerinin gizliliğinin sağlanması için kuralların belirlenmesi ve  aksiyonların takibiMevcut işlerde, süreçlerde bilgi güvenliği ve gizlilik kontrollerinin yapılması, politikalara uygunluğunun takip edilmesiGüvenlik testlerinin yapılıp , sonuçların yorumlanmasıYasal uyumluluk (yasa veya regülasyon tabanlı) gereği güvenlik konusunda uygulanması gereken yeni kurallar veya kontrol edilmesi gereken riskler konusunda ilgili bölüm ile çalışarak gerekli düzenlemenin yapılması, projelerin başlatılması konusunda talepte bulunulması ve performanslarının takip edilmesiŞirket genelindeki Bilgi Güvenliği ve Gizliliği risklerinin tanımlanmasında, önceliklendirilmesinde, ilgili  risk kontrollerinin seçilmesinde ve uygulanmasında tüm bölümler ile beraber çalışılması ve yol gösterilmesi</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DRY CENTER</text:p>
          </table:table-cell>
          <table:table-cell office:value-type="string">
            <text:p>Sosyal Medya Uzmanı</text:p>
          </table:table-cell>
          <table:table-cell office:value-type="float" office:value="3613673">
            <text:p>3613673</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Ulusal bazda hayata geçirilecek dijital projemiz için deneyimli Sosyal Medya Uzmanı arıyoruz.Dijital içerik üretme ve kreatif metin yazmada tecrübeli,Grafik tasarım ve video düzenlemede asgari düzeyde de olsa bilgi sahibi,Temel SEO kavramlarına hakim veya gelişime açık,Tercihen sosyal medya ajansı geçmişi olan.İstanbul'da ikamet eden.İş TanımıSosyal medya platformları için dijital içerik oluşturulması, markanın hedef kitleleriyle etkileşim sağlanması.Web sitesi ve mobil uygulama geliştirme için görseller ve SEO uyumlu içerik hazırlanması,Haftalık ve aylık iletişim faaliyetleri raporlarının sunul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HUMAN KAPİTAL İNSAN KAYN.VE DAN.HİZ.SAN.TİC.LTD.ŞTİ</text:p>
          </table:table-cell>
          <table:table-cell office:value-type="string">
            <text:p>İşe Alım Danışmanı</text:p>
          </table:table-cell>
          <table:table-cell office:value-type="float" office:value="3606793">
            <text:p>3606793</text:p>
          </table:table-cell>
          <table:table-cell office:value-type="string">
            <text:p>İstanbul(Avr.)(Silivri), Tekirdağ(Merkez, Çorlu, Muratlı, Çerkezköy, Ergene)</text:p>
          </table:table-cell>
          <table:table-cell office:value-type="string">
            <text:p>active</text:p>
          </table:table-cell>
          <table:table-cell office:value-type="string">
            <text:p>Detail-Aday</text:p>
          </table:table-cell>
          <table:table-cell office:value-type="string">
            <text:p>GENEL NİTELİKLER VE İŞ TANIMI Human Kapital 2005 yılından beri Türkiye genelinde yerli ve yabancı sermayeli kurumsal şirketlere yönelik, üretimin tüm sektörlerinde, lojistik sektöründe ve bilgi teknoloji firmalarına nitelikli personel, orta ve üst düzey yönetici işe alım hizmeti vermektedir.Firmamız son dönemlerde kurumsal psikolojik alanında da hizmet vermeye başlamıştır. Şirketimizin işe alım hizmetlerinde istihdam edilmek üzere İŞE ALIM DANIŞMANI aranmaktadır. Üniversitelerin tercihen Psikoloji, Rehberlik ve Psikolojik Danışmanlık veya Uluslararası İlişkiler, Ekonometri, İktisat, İşletme veya ilgili bölümlerden mezun olmak İyi seviyede İngilizce konuşabilen,  MS. Office Outlook programını bilen, klavye kullanımında hızlı Özel istihdam veya üretim firmalarında beyaz yaka işe alımda deneyimliYeni mezun olması halinde işe alımda kariyer yapmaya istekli olmakAraştırma yönü güçlü, başarı hırsı yüksek, stres yönetiminde başarılı, girişken, enerjik, planlama ve organize etme becerisi yüksek, pratik, çözüm odaklı, inisiyatif alabilen, hedef ve başarı odaklı olmakAday ve müşteri firmalarla ilişkilerin yürütülmesinde kurumsal nezakete dikkat etmek ve güler yüzlü olmak Çalışma türü adayın yaşadığı yere göre Home Office-Hibrit veya Çorlu Ofiste çalışabilecek durumda olmak İŞ TANIMI: Aylık bireysel işe alım hedeflerini tutturmak için aday araştırmalarında etkin rol almakSorumlu olduğu işe alım projeleri ile ilgili açık pozisyonların kapatılması için gerekli aksiyon planlarını almak Sorumlu olduğu iş ilanlarını web sitemizden ve sosyal medya hesaplarımız üzerinden yayınlamakAçık pozisyonlar için Flash Aday veri tabanı, linkedin ve kariyer siteleri üzerinden uygun aday araştırmaları yapmak ve uygun adayların özgeçmişlerini Flash Aday yazılım sistemine aktarmak.Telefonla ön görüşmeleri yaparak uygun adayları mülakata davet etmekRandevu verilen adaylarla mülakatlar yapmak, mülakatta adaylara İngilizce sorular sorarak İngilizce seviyelerini belirlemek, Mülakat sonucu uygun bulunan adayların mülakat raporlarını müşteri firmaya sunmak İş önerisi için belirlenen adayları telefonla arayarak iş önerisinde bulunmakMüşteri firmanın görüşmek istediği adaylarla ilgili mülakat organizasyonlarını yapmak Uygun adaylarla ilgili referans kontrollerini yapmak, referansı olumlu adaylara iş teklifinde bulunmakYabancı sermayeli müşterilerimizle İngilizce yazışmaların yapılması, gerektiğinde mülakat raporlarını İngilizce olarak hazırlamakMüşteri firmalardan gelen geribildirimlere göre uygun olmayan adaylara geri bildirimde bulunmak  HUMAN KAPİTAL Türkiye İş Kurumu'nun 02.07.2022 tarih 228 numaralı izin belgesi ile faaliyet gösteren özel istihdam bürosudur. İş arayanlardan ücret alınması yasaktır.  </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Yönetim Danışmanlığı</text:p>
          </table:table-cell>
          <table:table-cell table:number-columns-repeated="2" office:value-type="string">
            <text:p>CPA SERBEST MUHASEBECİ MALİ MÜŞAVİRLİK AŞ.</text:p>
          </table:table-cell>
          <table:table-cell office:value-type="string">
            <text:p>Muhasebe Asistanı</text:p>
          </table:table-cell>
          <table:table-cell office:value-type="float" office:value="3588200">
            <text:p>3588200</text:p>
          </table:table-cell>
          <table:table-cell office:value-type="string">
            <text:p>İstanbul(Avr.)</text:p>
          </table:table-cell>
          <table:table-cell office:value-type="string">
            <text:p>active</text:p>
          </table:table-cell>
          <table:table-cell office:value-type="string">
            <text:p>Detail-Aday</text:p>
          </table:table-cell>
          <table:table-cell office:value-type="string">
            <text:p>QUALIFICATIONS AND JOB DESCRIPTION Firmamız hakkında;80 ülkede 120 ofisi bulunan , bağımsız bir muhasebe , bordrolalma ve kurumsal sekreterlik hizmetleri sağlayıcısıdır. Tüm sektörlere hizmet veriyoruz ve müşterilerimize en yüksek standartlarda ve en verimli şekilde hizmet vermek için gerekli sektör deneyimi ve uzmanlığına sahip uzman ekipler oluşturduk. Nitelikler: Uluslararası bir ortamda çalışmak istiyorsanız, çok uluslu şirketlere hizmet verme konusunda uzmanlık kazanırken Çeşitli ilgi çekici sektörlerde çalışmak,  Ve iş iletişimi becerilerinizi geliştirirken IFRS, USGAAP öğrenmek,Ve aşağıdaki niteliklere sahipseniz: -Tercihen İşletme, Ekonomi ve ilgili alanlarda Üniversite Mezunu, -Türk vergi mevzuatına ve Türk Standardı Hesap Planına ilgi ,-İngilizce iletişim becerileri bir varlıktır, -Bilgisayar okuryazarlığı çalışma bilgisi,-Kültürler arası iletişimde iyi ve kişilerarası becerilerde iyi, -Esnek kişilik ve organizasyonun her kademesinde iletişim kurabilen, O halde sizi arıyoruz.İş tanımıÇok uluslu müşterilerimizin muhasebe ve raporlama gereksinimlerini ( US GAAP, UFRS vb. ) yerine getirecek bir muhasebe ekibinin üyesi olacak muhasebe asistanları arıyoruz.  Eğitim tesislerimizde verilecektir. GENEL NİTELİKLERÇok uluslu firmalara muhasebe ve finansal raporlama hizmetleri veren, eğitim ve yükselme olanakları olan uluslararası firmamızın, hizmeti veren ekiplerinde görev almak üzere aşağıdaki kriterlere uygun  MUHASEBE ASİSTANI aranmaktadır.  •Üniversitelerin 4 yıllık İşletme, İktisat ve benzer bölümlerinden mezun,• Muhasebeye ilgi duyan ve firmamızın vereceği eğitimlere katılıma açık,• Firmamızda SMMM stajını başlatacak,• İyi derecede yazılı ve sözlü İngilizce bilgisine sahip, • MS Office programlarına hakim,• Esnek çalışma ve evden çalışma saatlerine uyabilecek,• Muhasebeyi meslek olarak seçmiş,• Takım çalışmasına uyum gösterecek ekip arkadaşları arıyoruz, </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Eğitim Kurumları, İthalat - İhracat, E-ticaret, Eğlence - Kültür - Sanat, Müzik ve Müzik Organizasyon</text:p>
          </table:table-cell>
          <table:table-cell table:number-columns-repeated="2" office:value-type="string">
            <text:p>Ezgican müzik</text:p>
          </table:table-cell>
          <table:table-cell office:value-type="string">
            <text:p>Kültür ve Sanat Koordinatörü</text:p>
          </table:table-cell>
          <table:table-cell office:value-type="float" office:value="3604722">
            <text:p>3604722</text:p>
          </table:table-cell>
          <table:table-cell office:value-type="string">
            <text:p>Antalya(Muratpaşa)</text:p>
          </table:table-cell>
          <table:table-cell office:value-type="string">
            <text:p>active</text:p>
          </table:table-cell>
          <table:table-cell office:value-type="string">
            <text:p>Detail-Aday</text:p>
          </table:table-cell>
          <table:table-cell office:value-type="string">
            <text:p>GENEL NİTELİKLER VE İŞ TANIMI Pozisyon: Müzik ve Resim Öğretmeni (Ücretli Ders Veren)Şirket: Ezgican Sanat Merkezi - Artistik StudyoKonum: Antalya, Muratpaşa - Lara BölgesiŞirket Tanıtımı:Ezgican Sanat Merkezi, Antalya'nın eşsiz güzelliğiyle çevrili olan Muratpaşa - Lara bölgesinde, Milli Eğitim Bakanlığı'na bağlı bir sanat kurumudur. Bu muhteşem doğal ortamın içinde, sanatın büyülü dünyasını toplumumuza sunmaktan gurur duyuyoruz. Ayrıca Türkiye'nin lider müzik aletleri ithalatçısı ve dünya markalarının bayiliğini üstlenmiş bulunmaktayız. Kurs hizmetlerimizi artistikstudyo.com adresinde sunuyoruz.İş Tanımı:Ezgican Sanat Merkezi olarak, müziğin ve sanatın gücünü toplumumuza taşıma misyonuyla hareket ediyoruz. Müzik ve Resim Öğretmeni olarak, aşağıdaki niteliklere sahip, ücretli ders verecek yetenekli adayları arıyoruz:Müzik veya Resim alanında lisans veya yüksek lisans derecesi (Görsel Sanatlar veya Müzik Eğitimi Fakülteleri mezunları tercih edilir)Halk Eğitim Merkezlerinden aldıkları ustalık belgeleri olanlar da kabul edilirBirden fazla enstrümanı çalabilme yeteneği (Müzik Öğretmenleri için)Güzel sanatlar veya müzik eğitimi alanında deneyim (Sanat Akademisi veya Kurs Merkezlerinde çalışmış olmak tercih edilir)İletişim yeteneği güçlü, öğrenci odaklı bir yaklaşımEsnek çalışma saatlerine uyum sağlayabilme yeteneğiTercihen Rusça veya İngilizce dillerinde ders verebilme yeteneğiNeden Biz?:Antalya'nın eşsiz doğal güzelliğiyle çevrili bir sanat merkezinde çalışma fırsatıTürkiye'nin müzik aletleri ithalatında lider bir kurumda çalışma imkanıProfesyonel bir ekip ve güçlü bir sanat merkeziÜcretli ders verme fırsatı ve esnek çalışma saatleriSanatın toplumu nasıl zenginleştirebileceğine inanan bir misyonEzgican Sanat Merkezi olarak, Antalya'nın eşsiz güzelliklerini sanatla birleştiriyoruz ve insanların hayatını nasıl zenginleştirebileceğine inanıyoruz. Eğer siz de bu vizyonu paylaşıyorsanız, başvurunuzu bekliyoruz!Kurs hizmetlerimizi incelemek ve başvuruda bulunmak için artistikstudyo.com adresini ziyaret edebilirsiniz.</text:p>
          </table:table-cell>
          <table:table-cell office:value-type="string">
            <text:p/>
            <text:p><text:s text:c="16"/>Bugün</text:p>
            <text:p><text:s text:c="17"/>güncellendi</text:p>
            <text:p><text:s text:c="15"/></text:p>
          </table:table-cell>
        </table:table-row>
        <table:table-row table:style-name="ro2">
          <table:table-cell office:value-type="string">
            <text:p>Serbest</text:p>
          </table:table-cell>
          <table:table-cell/>
          <table:table-cell table:number-columns-repeated="2" office:value-type="string">
            <text:p>REMAX METROPOLİTAN</text:p>
          </table:table-cell>
          <table:table-cell office:value-type="string">
            <text:p>Gayrimenkul Danışmanı</text:p>
          </table:table-cell>
          <table:table-cell office:value-type="float" office:value="3512064">
            <text:p>3512064</text:p>
          </table:table-cell>
          <table:table-cell office:value-type="string">
            <text:p>Sakarya(Adapazarı, Akyazı, Arifiye, Geyve, Hendek, Karasu, Kaynarca, Kocaali, Pamukova, Sapanca, Taraklı, Ferizli, Karapürçek, Söğütlü, Bekirpaşa, Erenler, Güneşler, Hanlı, Kazımpaşa, Nehirkent, Yazlık, Atakum, Serdivan)</text:p>
          </table:table-cell>
          <table:table-cell office:value-type="string">
            <text:p>active</text:p>
          </table:table-cell>
          <table:table-cell office:value-type="string">
            <text:p>Detail-Aday</text:p>
          </table:table-cell>
          <table:table-cell office:value-type="string">
            <text:p>GENEL NİTELİKLER VE İŞ TANIMI Remax Metropolitan olarak, müşterilerimize profesyonel danışmanlık hizmeti vermek adına gayrimenkul danışmanı aranmaktadır.Maaşlı bir çalışma sistemi değildir. Bölgede bulunan satılık ya da kiralık gayrimenkulleri tespit edip, pazarlama anlaşması yaparak ve satış kiralamasından hizmet bedeli alarak girişimcilik hayatınızda yüksek gelir elde edebilirsiniz.ARANAN NİTELİKLERKendi işinin patronu olmak isteyen, Kendine ve işine yatırım yapabilecek,Maaşla değil, yüksek hizmet bedeliyle çalışacakBayan &amp; Erkek Dış görünümüne önem veren (presentable)Kariyerini Gayrimenkul Satış Pazarlama Alanında Devam Ettirmek İsteyen,Sabit Maaş Olmadan Yüksek Prim Sistemiyle Çalışarak , Çok Kısa Zamanda Çok Kazanmayı HedefleyenKendi İşi Olarak Çalışma Temposunu ve Mesai Saatini Ayarlayabilecek,Sistemli Çalışmanın ve Profesyonel Eğitimin Gücüne İnanan,Profesyonel Bir Satış Ekibinin Parçası Olabilecek ,Kariyerine Gayrimenkul Satış, Kiralama ve Pazarlamasında Yön Vermek İsteyen ,Uluslararası bir markanın, bağımsız franchise ofisi bünyesinde, minimum sermaye ile kendi işinin sahibi olmak isteyen girişimcileri bekliyoruz.GAYRİMENKUL SEKTÖRÜNDE KARİYER YAPMAK VE YÜKSEK KAZANÇ ELDE ETMEK İSTEYEN TECRÜBELİ &amp; TECRÜBESİZ GAYRİMENKUL DANIŞMANLARI ALINACA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Çağrı Merkezi Ürün ve Hizmetleri, Çağrı Merkezi Hizmetleri</text:p>
          </table:table-cell>
          <table:table-cell table:number-columns-repeated="2" office:value-type="string">
            <text:p>Teleperformance Türkiye</text:p>
          </table:table-cell>
          <table:table-cell office:value-type="string">
            <text:p>Müşteri Hizmetleri Uzmanı</text:p>
          </table:table-cell>
          <table:table-cell office:value-type="float" office:value="3560628">
            <text:p>3560628</text:p>
          </table:table-cell>
          <table:table-cell office:value-type="string">
            <text:p>Balıkesir, İstanbul(Avr.)(Eyüp)</text:p>
          </table:table-cell>
          <table:table-cell office:value-type="string">
            <text:p>active</text:p>
          </table:table-cell>
          <table:table-cell office:value-type="string">
            <text:p>Detail-Aday</text:p>
          </table:table-cell>
          <table:table-cell office:value-type="string">
            <text:p>GENEL NİTELİKLER VE İŞ TANIMI GENEL NİTELİKLER VE İŞ TANIMIGENEL NİTELİKLER VE İŞ TANIMIŞirket hakkında:Dünya çapında mükemmel müşteri deneyimi sağlama konusunda lider konumda olan Teleperformance, uluslararası ölçekte firmalara hizmetler sağlar, kurumların müşteri hizmetleri, teknik destek, satış, pazarlama, tahsilat süreçlerinin yönetiminde üstün sonuçlar elde eder.Teleperformance Grup, 91 ülkede, 300+ dil ve lehçede, 400+ lokasyon 410.000'den fazla çalışanıyla farklı sektörlerde, çeşitli ülkelerde faaliyet gösteren büyük ölçekli uluslararası firmalara dış kaynaklı Çağrı Merkezi hizmeti sunmaktadır.Teleperformance bünyesinde faaliyet gösteren ve alanında lider olan kurumsal müşterimiz için Türkeye genelinde Home Office şeklinde evden çalışabilecek ''Romence Bilen Müşteri Hizmetleri Uzmanı" arayışımız bulunmaktadır.İş tanımı:Müşteriden gelen inbound çağrılarının yanıtlanması ve yazılı kanallardan destek sağlanması,Doğru bilgi aktarımı ve kaliteli hizmetle müşteri memnuniyetinin sağlanması.Aranan nitelikler:Lise mezunu,Anadil seviyesinde Romence bilen,%100 evden çalışabiliyor olmak,Evde (Home Office) çalışabilecek uygun ortamın bulunması,Evinde sabit ve yüksek hızlı internet sahibi olmak,Vardiyalı çalışma saatlerine uygun,Diksiyonu düzgün ve iletişimi kuvvetli,Bilgisayar kullanabilen,Müşteri memnuniyeti odaklı,Ekip çalışmasına yatkın,PC yazılım ve donanım konusunda bilgi sahibi olan,Tercihen onparmak klavye kullanabilen ya da klavye kullanım hızı orta-iyi derece ola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Yazılım, Danışmanlık, Bilişim Danışmanlığı</text:p>
          </table:table-cell>
          <table:table-cell table:number-columns-repeated="2" office:value-type="string">
            <text:p>İmprova Bilişim Danışmanlık Hizmetleri Ticaret Limited Şirketi</text:p>
          </table:table-cell>
          <table:table-cell office:value-type="string">
            <text:p>Satış Geliştirme Sorumlusu</text:p>
          </table:table-cell>
          <table:table-cell office:value-type="float" office:value="3597136">
            <text:p>3597136</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IMPROVA Türkiye’de ve Avrupa’da bilişim teknolojileri alanında hizmet veren öncü danışmanlık firmalarının başında gelmektedir. SAP kanal iş ortağı olarak faaliyet gösteren IMPROVA; müşterilerine Kurumsal Kaynak Planlama, Tedarik Zinciri Yönetimi, Fiori, Hana, Analitik, Müşteri ve Satıcı İlişkileri Yönetimi, İnsan Kaynakları Yönetimi başta olmak üzere SAP ürün ailesindeki farklı ürünlerle ilgili danışmanlık ve lisans hizmetleri sunmaktadır. Bilişim sektöründeki pek çok ilke imza atan IMPROVA, hızla değişen iş hayatına yenilikçi çözümler getiren en yeni SAP ürünlerini başarıyla uygulamaktadır.Yurt içi ve yurt dışı SAP projelerimizin lisans ve danışmanlık satış süreçlerinde görevlendirilmek üzere;·         Üniversitelerin mühendislik/işletme bölümlerinden mezun·         Çok iyi derecede İngilizce bilen.         İletişim becerileri güçlü, ·         Esnek çalışma saatlerine uyumlu·         Yurt içi / Yurt dışı seyahat engeli bulunmayan·         Ekip çalışmasına yatkın·         Karşısına çıkan yeni problemlere analitik çözümler üretebilen·         Kendini geliştirmeye açık·         Teknolojik gelişmeleri yakından takip edençalışma arkadaşı arayışımız bulunmaktadırİŞ TANIMI·         Yeni müşteri ve proje fırsatları yaratma ve geliştirme·         Teklif ve kontrat yönetimi·        Mevcut müşteri ve iş ortakları ile ilişki geliştirme</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 Danışmanlığı, Eğitim, Eğitim Kurumları, Yurtdışı Eğitim Danışmanlığı</text:p>
          </table:table-cell>
          <table:table-cell table:number-columns-repeated="2" office:value-type="string">
            <text:p>KPM ÖZEL EĞİTİM VE DANIŞMANLIK TLD ŞTİ</text:p>
          </table:table-cell>
          <table:table-cell office:value-type="string">
            <text:p>Bölüm Başkanı</text:p>
          </table:table-cell>
          <table:table-cell office:value-type="float" office:value="3592799">
            <text:p>3592799</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YABANCI DİL BÖLÜM BAŞKANI ARANILAN KRİTERLER;- İngilizce Öğretmenliği ya da ilgili bölümlerden mezun,- Farklı eğitim metotlarına hakim,- Ekip yönetme tecrübesi bulunan- Benzer pozisyonda en az 3 yıl tecrübeli- İngilizce dört dil becerisini etkin şekilde kullanabilen- Sınav programlarında tecrübeliYABANCI DİL BÖLÜM BAŞKANI GÖREV TANIMI- Yabancı dil eğitim programlarının hazırlanması,- Öğrencilerin ve kurumsal müşterilerin ihtiyacı olan ders planlamalarının hazırlanması ve öğretmenlere hazırlatılması,- Öğretmen ihtiyacının belirlenmesi,- Öğretmen görüşmeleri, demo dersi, oryantasyon süreclerinin planlanması ve yürütülmesi,- AmericanLIFE Eğitim programlarının uygulanması, bu programların yeni öğretmenlere öğretilmesi,- Öğretmenlerin çalışma zamanları, izin günleri ve yabancı öğretmenlerin programları  ve uygulanmasının takibi,- Kurumun kitap, eğitim malzemesi ve ders materyal ihtiyaçlarının tespiti,- Eğitim planlaması, ihtiyaç duyulan farklı konular ya da iyileştirmeler için yapılacak toplantıların organizasyonu,- Programında yazılı derslere girmek ve diğer zamanlarda öğretmenlerin ders gözlemlerini yapmak,- Grup planlamalarını yapmak ve satış personelini açılacak gruplar hakkında bilgilendirmek,- Öğrencilerin seviye belirlemelerinin yapılması, - Öğrencilerin gelişim raporlarının tutulması ve yönetime sunulması,- Öğrenci beceri gelişimlerinin artması için gerekli aksiyonların planlanması ve uygulanması </text:p>
          </table:table-cell>
          <table:table-cell office:value-type="string">
            <text:p/>
            <text:p><text:s text:c="16"/>Bugün</text:p>
            <text:p><text:s text:c="17"/>güncellendi</text:p>
            <text:p><text:s text:c="15"/></text:p>
          </table:table-cell>
        </table:table-row>
        <table:table-row table:style-name="ro2">
          <table:table-cell office:value-type="string">
            <text:p>Serbest</text:p>
          </table:table-cell>
          <table:table-cell office:value-type="string">
            <text:p>Ev Tekstili, Giyim, Hazır Giyim, Moda Tasarım, E-ticaret</text:p>
          </table:table-cell>
          <table:table-cell table:number-columns-repeated="2" office:value-type="string">
            <text:p>Evteks Ltd</text:p>
          </table:table-cell>
          <table:table-cell office:value-type="string">
            <text:p>E-Ticaret ve Dijital Pazarlama Yöneticisi</text:p>
          </table:table-cell>
          <table:table-cell office:value-type="float" office:value="3600831">
            <text:p>3600831</text:p>
          </table:table-cell>
          <table:table-cell office:value-type="string">
            <text:p>Denizli(Merkez)</text:p>
          </table:table-cell>
          <table:table-cell office:value-type="string">
            <text:p>active</text:p>
          </table:table-cell>
          <table:table-cell office:value-type="string">
            <text:p>Detail-Aday</text:p>
          </table:table-cell>
          <table:table-cell office:value-type="string">
            <text:p>GENEL NİTELİKLER VE İŞ TANIMI 25 yıldır tekstil alanında üretim ve ihracatını yapan firmamızda bu ürünlerimizi e-ticaret mecrasına hazırlayabilecekAmazon Global ve Walmart ürün yerleştirme ve araştırma Analiz araçlarına hakim ( Helium10, Seller Sprite, Keepa vs. )Arbitraj işlemlerine hakimÜrün ve trend araştırması yapabilenİçerik ve ürün tanımı oluşturarak, A+ içerik yönetimi yapabilenEkip çalışmasına ve Takım liderliğine uygunGerektiğinde kendi takımını kurabilecekSonuç odaklı ve titiz çalışabil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NOBEL İLAÇ SAN. VE TİC. A.Ş. - Nobel Sağlık Ürünleri Ltd. Şti.</text:p>
          </table:table-cell>
          <table:table-cell office:value-type="string">
            <text:p>Tedarik Planlama Uzmanı</text:p>
          </table:table-cell>
          <table:table-cell office:value-type="float" office:value="3561621">
            <text:p>3561621</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Yarım asrı aşkın tecrübesiyle küresel bir oyuncu olan Nobel, 1964 yılında tamamen yerli sermayeli bir şirket olarak kurulmuştur.Türkiye’de 3, Kazakistan ve Özbekistan’da 1’er tane olmak üzere toplam 5 üretim tesisiyle faaliyet gösterirken 20 dış ülkede de kendi organizasyonları ile tanıtım ve satış çalışmalarını yürütmektedir.Alanında uzman yaklaşık 3.500 kişilik kadrosu bulunan Nobel, uluslararası standartlara göre ürettiği nitelikli ürünlerini yaklaşık 50 ülkeye ihraç etmektedir.Misyonumuz; “Sağlık için her şeye değer” inancı ile çalışarak, yaşam kalitesini yükseltmektirTedarik Zinciri Direktörlüğü’nde görevlendirilmek üzere Tedarik Planlama Uzmanı / Uzman Yardımcısı kadromuza başvurularınızı bekliyoruz.  Aranan Nitelikler: Üniversitelerin ilgili lisans bölümlerinden mezun (tercihen Endüstri Mühendisliği),Tercihen Tedarik planlama süreçlerinde en az 3 yıl deneyimli,MS Office programlarını aktif kullanabilen,SAP PP ve MM modüllerine hakim.          İş Tanımı:MRP üzerinden gerekli tüm siparişleri açmak ve takip etmek,Üretim planındaki değişikliklerine göre siparişlerin öne çekim/öteleme revizyonlarını gerçekleştirmek,Direkt Satın Alma ile koordine çalışarak malzemelerin teslimat bilgilerini takip etmek, İş birimi ile sipariş güncellemelerini paylaşmak ve gerekli plan değişikliklerini yapmak,Fason üretimler için gerekli siparişleri vermek, siparişlerin takibini ve malzeme sevkiyatlarını planlamak,Malzeme envanter raporlarını hazırlamak,Optimum envanter seviyelerini belirlemek, gerekli analizleri yapmak ve aksiyonları planlamak,Sorumlu olduğu ürünler ve malzemeler için servis seviyelerini takip etmek,Alternatif kaynak süreçlerini takip etmek, yeni kaynak için üretim planı yap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NOBEL İLAÇ SAN. VE TİC. A.Ş. - Nobel Sağlık Ürünleri Ltd. Şti.</text:p>
          </table:table-cell>
          <table:table-cell office:value-type="string">
            <text:p>İş Mükemmelliği Uzmanı</text:p>
          </table:table-cell>
          <table:table-cell office:value-type="float" office:value="3546075">
            <text:p>3546075</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Yarım asrı aşkın tecrübesiyle küresel bir oyuncu olan Nobel, 1964 yılında tamamen yerli sermayeli bir şirket olarak kurulmuştur.Türkiye’de 3, Kazakistan ve Özbekistan’da 1’er tane olmak üzere toplam 5 üretim tesisiyle faaliyet gösterirken 20 dış ülkede de kendi organizasyonları ile tanıtım ve satış çalışmalarını yürütmektedir.Alanında uzman yaklaşık 3.500 kişilik kadrosu bulunan Nobel, uluslararası standartlara göre ürettiği nitelikli ürünlerini yaklaşık 50 ülkeye ihraç etmektedir.Misyonumuz; “Sağlık için her şeye değer” inancı ile çalışarak, yaşam kalitesini yükseltmektir.Dış Ticaret Direktörlüğü'nde görevlendirilmek üzere İş Mükemmelliği Uzman/Uzman Yardımcısı kadromuza başvurularınızı bekliyoruz.    Aranan Özellikler:Üniversitelerin ilgili lisans bölümlerinden mezun, (Tercihen İşletme veya Mühendislik),İlaç sektöründe iş mükemmelliği ve/veya satış gücü etkinliği alanında en az 1 yıl tecrübe sahibi,MS Office programlarını ve IQVIA Flexview platformunu iyi derecede kullanabilen,Pozisyonun gerekliliklerini karşılayacak şekilde yazılı ve sözlü İngilizce bilgisine sahip.      İş Tanımı:Dış Ticaret Ülkelerinin CRM/CLM verileri ile periyodik rapor ve sunumlar hazırlamak,Dış Ticaret ülkelerinin pazar ve rekabet analizleri ile ilgili raporlar hazırlamak,Dış Ticaret Ülkelerinin ihracat ve satış verilerini periyodik olarak raporlamak,Grupların kota dağılımı, prim, KPI ve ödüllendirme süreçleri ile ilgili raporlar hazırlamak,İç görü ve analiz çalışmalarıyla ilgili sunumlar hazırlamak, fırsatları yakalayıp aksiyona yönelik öneriler sunmak,Pazarlama ve Proje yönetimi ekiplerinden gelen ad-hoc analizlere destek vermek,İş zekası veya Excel VBA üzerinde yeni rapor geliştirmeleri yapmak,Daha efektif/hızlı raporlar hazırlayabilmek için teknolojik alt yapı gerektiren yeni modeller araştırmak,Dijital dönüşüm projelerine destek vermek ve yeni analiz ihtiyaçları için gerekli altyapıyı oluşturma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NOBEL İLAÇ SAN. VE TİC. A.Ş. - Nobel Sağlık Ürünleri Ltd. Şti.</text:p>
          </table:table-cell>
          <table:table-cell office:value-type="string">
            <text:p>Müşteri Hizmetleri Uzmanı</text:p>
          </table:table-cell>
          <table:table-cell office:value-type="float" office:value="3561615">
            <text:p>3561615</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Yarım asrı aşkın tecrübesiyle küresel bir oyuncu olan Nobel, 1964 yılında tamamen yerli sermayeli bir şirket olarak kurulmuştur.Türkiye’de 3, Kazakistan ve Özbekistan’da 1’er tane olmak üzere toplam 5 üretim tesisiyle faaliyet gösterirken 20 dış ülkede de kendi organizasyonları ile tanıtım ve satış çalışmalarını yürütmektedir.Alanında uzman yaklaşık 3.500 kişilik kadrosu bulunan Nobel, uluslararası standartlara göre ürettiği nitelikli ürünlerini yaklaşık 50 ülkeye ihraç etmektedir.Misyonumuz; “Sağlık için her şeye değer” inancı ile çalışarak, yaşam kalitesini yükseltmektirTedarik Zinciri Direktörlüğü’nde görevlendirilmek üzere Müşteri Hizmetleri Uzmanı / Uzman Yardımcısı kadromuza başvurularınızı bekliyoruz.Aranan Nitelikler:Üniversitelerin ilgili lisans bölümlerinden mezun,Tercihen İlaç sektöründe satış operasyonları, lojistik ve planlama süreçlerinde en az 1 yıl deneyimli,MS Office ve SAP programlarını aktif kullanabilen,İyi seviyede İngilizce bilen. İş Tanımı:Yurtdışı temsilciliklerinden gelen öngörülere göre operasyonları (siparişleri sisteme girmek ve faturalamak, sevkiyatları planlamak ve takibini yapmak) takip etmek,Ürünlerinin ihracat aşamalarını kontrol etmek,Sorumlu olduğu ülkenin tüm ürün dizayn ve grafik çalışmalarının zamanında tamamlanmasını sağlamak,Müşterilerden gelen şikayetleri bildirmek, takip etmek ve müşteriye zamanında süreç ile ilgili bilgi vermek,Sevkiyat süreçleri için ülkelere gerekli evrakları temin etmek,Aylık/haftalık stok ve üretim planının kontrolünü sağlamak, ülkelere bilgi vermek,Bölümlerden ruhsatlandırma ve/veya lansman için talep edilen ürün numunelerinin/analiz standartlarının teminini yapmak ve ilgili ülkeye gönde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ÇİLİNGİROĞLU KUNDURA SAN. VE TİC. A.Ş SHOE CİTY <text:s/></text:p>
          </table:table-cell>
          <table:table-cell office:value-type="string">
            <text:p>Ürün Yönetim Uzmanı</text:p>
          </table:table-cell>
          <table:table-cell office:value-type="float" office:value="3350017">
            <text:p>3350017</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Şirketin satın alma, ürün yönetimi, online satış ve mağaza satış süreçlerine destek olacak,Excel, word, powerpoint gibi programlara hakimTakvim kullanma, iş takibi,  iş önceliği planlama konusunda yetenekli, kadın erkek adaylar arıyoruz. Büyüme sürecinde olan şirketimizdeki bu pozisyonun önü çok açıp olup kendini geliştirmeyi seven, Uzaktan çalışmaya uygun, detaylara hakim olabilen, özdisiplini gelişmiş adaylar tercih edilecektir. V3 ve Entegra Programlarını bilmek avantaj sağlayacakt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444İK İnsan Kaynakları Danışmanlık Hizm. Ltd.Şti.</text:p>
          </table:table-cell>
          <table:table-cell office:value-type="string">
            <text:p>Çağrı Merkezi Müşteri Temsilcisi</text:p>
          </table:table-cell>
          <table:table-cell office:value-type="float" office:value="3608994">
            <text:p>3608994</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GENEL NİTELİKLER VE İŞ TANIMIİş TanımıHolding Bünyesinde; Tahsili gecikmiş alacak yönetimi sektöründe lider  bir şirket olan müşterimizin İletişim Merkezi'nde görev almak üzere tahsilat yapacak İletişim Merkezi Asistanı ( Çağrı Merkezi Müşteri Temsilcisi ) arıyoruz.Görev Tanımı: Borçlularla telefon ile tahsilat odaklı iletişime geçmek, borç tahsilatını yapmak ve ödemeleri takip etmekAranan Nitelikler:Lisans ve/veya ön lisans mezunu, Tercihen Çağrı Merkezi ve Tahsilat Uzmanlığı alanında tecrübeli,Ses tonu ve diksiyonu düzgün, akıcı ve doğru konuşabilen,Sözlü iletişim becerilerine güvenen, İkna kabiliyeti olduğuna inanan, Sabırlı ve azimli, Hedef -Sonuç odaklı , kendine güvenen takım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text:p>
          </table:table-cell>
          <table:table-cell table:number-columns-repeated="2" office:value-type="string">
            <text:p>BULUT İNTERNET YAZILIM LİMİTED ŞİRKETİ</text:p>
          </table:table-cell>
          <table:table-cell office:value-type="string">
            <text:p>Linux Sistem Uzmanı</text:p>
          </table:table-cell>
          <table:table-cell office:value-type="float" office:value="3606246">
            <text:p>3606246</text:p>
          </table:table-cell>
          <table:table-cell office:value-type="string">
            <text:p>Kocaeli(Başiskele)</text:p>
          </table:table-cell>
          <table:table-cell office:value-type="string">
            <text:p>active</text:p>
          </table:table-cell>
          <table:table-cell office:value-type="string">
            <text:p>Detail-Aday</text:p>
          </table:table-cell>
          <table:table-cell office:value-type="string">
            <text:p>GENEL NİTELİKLER VE İŞ TANIMI Üniversitelerin Bilgisayar Mühendisliği veya Elektronik Haberleşme gibi ilgili bölümlerinden mezun.Linux işletim sistemlerine (Centos, Debian, Ubuntu) kurulum, konfigürasyon ve yönetim seviyesinde hakimWindows Server konusunda bilgiliBu konularda en az 3 yıllık deneyimi olanSistem yönetimi için gerekli olabilecek seviyede yönetim (Bash, Python, powershell vb.) scriptleri yazabilecekTercihen network/firewall konusunda bilgiliHosting ve uygulama servisleri konusunda bilgiliHosting kontrol panellerinin (Plesk, Cpanel, Directadmin) kurulum ve yönetiminde tecrübe sahibiSanallaştırma teknolojilerinden birini aktif olarak kullanmış (Docker, KVM, kubernetes vb.)Teknik ingilizce ye iyi düzeyde hakim.2+ yıl çalışma konusunda engeli olmayan.Kocaeli Üniversitesi Teknopark ofisimizde çalışacak. arkadaşlar arıyoruz,İŞ TANIMI-Sunucu kurulum ve yapılandırmalarının yapılması.-Yurtdışı (ingilizce) kullanıcılarımızın teknik sorunlarının incelenmesi, çözüme kavuşturulması ve  cevaplanması-Periyodik sistem kontrollerinin yap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text:p>
          </table:table-cell>
          <table:table-cell table:number-columns-repeated="2" office:value-type="string">
            <text:p>BULUT İNTERNET YAZILIM LİMİTED ŞİRKETİ</text:p>
          </table:table-cell>
          <table:table-cell office:value-type="string">
            <text:p>DevOps Mühendisi</text:p>
          </table:table-cell>
          <table:table-cell office:value-type="float" office:value="3599458">
            <text:p>3599458</text:p>
          </table:table-cell>
          <table:table-cell office:value-type="string">
            <text:p>Kocaeli(Başiskele)</text:p>
          </table:table-cell>
          <table:table-cell office:value-type="string">
            <text:p>active</text:p>
          </table:table-cell>
          <table:table-cell office:value-type="string">
            <text:p>Detail-Aday</text:p>
          </table:table-cell>
          <table:table-cell office:value-type="string">
            <text:p>GENEL NİTELİKLER VE İŞ TANIMI Aranan NiteliklerBilgisayar Mühendisliği veya Sistem Mühendisliği gibi ilgili bir alanda lisans veya lisans üstü derecesiEn az 5 yıl Linux sistem yönetimi deneyimiÇeşitli sanallaştırma teknolojilerinde deneyimİleri seviye ağ yapılandırma ve yönetimi deneyimiİleri seviyede script yetenekleri (örneğin Bash, Python)AWS, Azure veya GCP gibi bulut hizmetleri konusunda en az birinde deneyim sahibi olan. Kocaeli/Başiskele'deki ofisimizde görev alabilecek.2+ yıl çalışma konusunda bir engeli olmayan.Ana SorumluluklarYurtdışına geliştirdiğimiz proje kapsamında;Linux tabanlı sunucu altyapısının geliştirilmesi, yönetilmesi ve bakımıÇeşitli sanallaştırma teknolojilerinin (örn: KVM, Docker, Kubernetes) yönetimi ve optimizasyonuYüksek erişilebilirlik ve felaket kurtarma çözümlerinin uygulanmasıSistem güvenliği protokollerinin ve politikalarının geliştirilmesi ve uygulanmasıOtomasyon ve altyapı yönetimi için script yazma ve mevcut uygulamaları güncellemeGelen müşteri taleplerine göre gerekli aksiyonların alınmasıHibrid Çalışma: 3 gün ofis + 2 gün uzaktan çalış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Kıdemli Satın Alma Uzmanı</text:p>
          </table:table-cell>
          <table:table-cell office:value-type="float" office:value="3592921">
            <text:p>3592921</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Üniversitelerin Tekstil Mühendisliği  bölümünden mezunsan,Tekstil teknik bilgin varsa ve alanında min 4-5 yıl deneyim sahibi isen,İletişimime güveniyorum ve İngilizcem iyi bir seviyede diyorsan,Aktif araç kullanabiliyorsan,Yurtiçi ve yurtdışı seyahat engelin yoksa.Sahne senin!İŞ TANIMISiparişlerin tasarım aşamasından depoya girinceye kadar olan bütün aşamalarında ürünlerin istenen kalite standartlarında, istenen terminle ve en uygun fiyatla tedariğini gerçekleştir,Ürünlerle ilgili tüm teknik detayları üretici firmayla paylaş, ürünlerin tüm yaşam süreçlerini takip et, ve teknik uygunluğundan emin ol,Sorumlu olduğu ürün grubunun kalite kontrol ve güvence süreçlerinin işletilmesini sağla.</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Sözleşme Uzmanı</text:p>
          </table:table-cell>
          <table:table-cell office:value-type="float" office:value="3584077">
            <text:p>3584077</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Üniversitelerin Mühendislik, İşletme, İktisat veya Hukuk bölümlerinden mezunsan,Alanında en az 5 yıl deneyimliysen,Sözleşme müzakere, yönetim konularında tecrübeliysen,Temel hukuk kavramları, fikri ve sınai mülkiyet, borçlar hukuku, iş hukuku gibi hukuki konularda eğitimliysen ve bilgi birikimine sahipsen,Sözleşme dili, resmi yazışma konularında bilgiliysen,Finansal ve ticari konularda farkındalık sahibiysen,Lokal ve uluslararası üretici/tedarikçi/yüklenici/hizmet sağlayıcılar ile yapılacak olan her türlü sözleşmelere ilişkin olarak, sözleşmelerin müzakeresi ve sözleşme süreçlerinin yürütülmesi ve yönetilmesi hususlarında bilfiil çalışmışsan.Sahne senin!Şirketin taraf olacağı sözleşmelerin oluşturulmasında hukuk birimiyle çalış, sözleşme müzakere ve uygulanması süreçlerinde ilgili birimler arasında koordinasyonu sağla,Sözleşmelerin şirket çıkarlarına uygun, doğru kapsamlı, tutarlı, adil yapılmasının ve güncel tutulmasının takibini sağla,Sözleşme ile üstlenilen riskleri tespit edip ilgili birim yöneticilerine raporla; gerekli aksiyonların alındığını takip et,İmzalanan sözleşmelerin özetlerini oluştur, önemli tarihleri (yenileme, sonlandırma vb.) takip et,Sözleşme süreç iyileştirme çalışmalarında aktif rol alarak sürecin etkin yönetilmesinde rol üstlen,Sözleşme standartlarını ve şablonlarını oluştur, sözleşme yönetimi prosedür çalışmalarına katkı sağla,Ek sözleşmeler, fesih, tasfiye, yenileme süreçleri için ilgili birimler ile koordinasyonunu sağla,Sözleşmelere bağlı ödeme onay süreçlerini takip et,İmzalı sözleşmelerin dijital ve basılı olarak arşivlendiğinin kontrolünü sağla,Görev tanımına ilişkin hususlarda İcra Kurulu’na düzenli raporlama yap, talep halinde bilgi notları ve/veya kapsamlı analizler hazırla.</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Satış Geliştirme Uzmanı</text:p>
          </table:table-cell>
          <table:table-cell office:value-type="float" office:value="3600008">
            <text:p>3600008</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Tercihen satış ve pazarlama ile ilgili bölümlerden mezun ya da bu alanlarda iş tecrüben varsa,Satış ve pazarlama konularında orta ve büyük ölçekli firmaları arayarak randevu oluştur,Satış ve pazarlama konusunda en az 2 yıl deneyimliysen,Tercihen B2B ve B2C pazar araştırmaları konusunda deneyimliysen,Microsoft Office uygulamaları ve veri girişi konusunda deneyimliysen.Sahne senin!B2B satış portalının kontrolü &amp; gelişimini kontrol et,İç Pazar ve ihracat B2B ve B2C Marketplace satışlarını gerçekleştir ve geliştir,Online &amp; offline satış geliştirici projeler geliştir,Toptan satış operasyonunda dijitalleşme projelerini yönet.</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E-ticaret</text:p>
          </table:table-cell>
          <table:table-cell table:number-columns-repeated="2" office:value-type="string">
            <text:p>ByNoGame®</text:p>
          </table:table-cell>
          <table:table-cell office:value-type="string">
            <text:p>Müşteri Hizmetleri Temsilcisi</text:p>
          </table:table-cell>
          <table:table-cell office:value-type="float" office:value="3596903">
            <text:p>3596903</text:p>
          </table:table-cell>
          <table:table-cell office:value-type="string">
            <text:p>İzmir</text:p>
          </table:table-cell>
          <table:table-cell office:value-type="string">
            <text:p>active</text:p>
          </table:table-cell>
          <table:table-cell office:value-type="string">
            <text:p>Detail-Aday</text:p>
          </table:table-cell>
          <table:table-cell office:value-type="string">
            <text:p>QUALIFICATIONS AND JOB DESCRIPTION By the industry leader ByNoGame,Buca,Karabaglar,Bayrakli,Customer Representatives are being recruited to work in our offices.Fluent in Turkish language,Fluent in English at least at C1 level,Cheerful and friendly,Quick typing,Solution-oriented candidates,We are looking for teammates who will only work 3 days a week from 09:00 to 01:00 and take a day off for 4 DAYS.We offer the following benefits as standard in our company: work from home option, transportation, insurance, 20,000 TL SALARY (starting salary), holiday bonus, FREE English course, events, office with sea and pool view, UNLIMITED meals and coffee, and a 3,000 TL joining BONUS.We will hire 5 PEOPLE.</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ticaret</text:p>
          </table:table-cell>
          <table:table-cell table:number-columns-repeated="2" office:value-type="string">
            <text:p>ByNoGame®</text:p>
          </table:table-cell>
          <table:table-cell office:value-type="string">
            <text:p>Müşteri Hizmetleri Temsilcisi</text:p>
          </table:table-cell>
          <table:table-cell office:value-type="float" office:value="3595519">
            <text:p>3595519</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Sektörünün lideri ByNoGame'in,Buca,Karabağlar,Bayraklı ofislerinde çalışmak üzere Müşteri Temsilcileri alınıyor.Görev: Online yazışmayla müşteri desteği sağlamak.Türkçe diline hakim,En az C1 seviyesinde İngilizce bilen,Güler yüzlü,Klavyesi biraz hızlı,Çözüm odaklı adaylar, Sadece haftanın 3 günü 09.00 - 01.00 çalışacak, 4 GÜN BOYUNCA İZİN kullanacak takım arkadaşları arıyoruz.Evden çalışma imkanı, servis, sigorta, 20.000 TL MAAŞ (başlangıç maaşıdır), bayram ikramiyesi, ÜCRETSİZ İngilizce kursu, etkinlikler, deniz ve havuz manzaralı ofis, SINIRSIZ yemek-kahve ve 3.000 TL işe giriş İKRAMİYESİ firmamızda standarttır.5 KİŞİ ALINACA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ticaret</text:p>
          </table:table-cell>
          <table:table-cell table:number-columns-repeated="2" office:value-type="string">
            <text:p>ByNoGame®</text:p>
          </table:table-cell>
          <table:table-cell office:value-type="string">
            <text:p>Müşteri Hizmetleri Temsilcisi</text:p>
          </table:table-cell>
          <table:table-cell office:value-type="float" office:value="3595501">
            <text:p>3595501</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Sektörünün lideri ByNoGame'in,Buca,Karabağlar,Bayraklı ofislerinde çalışmak üzere Müşteri Temsilcileri alınıyor.Görev: Online yazışmayla müşteri desteği sağlamak. Türkçe diline hakim,Güler yüzlü, Klavyesi biraz hızlı, Çözüm odaklı adaylar, Sadece haftanın 3 günü 09.00 - 01.00 çalışacak, 4 GÜN BOYUNCA İZİN kullanacak takım arkadaşları arıyoruz.Evden çalışma imkanı, servis, sigorta, 17.000 TL MAAŞ (başlangıç maaşıdır), bayram ikramiyesi, ÜCRETSİZ İngilizce kursu, etkinlikler, deniz ve havuz manzaralı ofis, SINIRSIZ yemek-kahve ve 3.000 TL işe giriş İKRAMİYESİ firmamızda standarttır.5 KİŞİ ALINACA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asyon, Ölçü ve Kontrol Sistemleri, Elektrik &amp; Elektronik Proje Taahhüt, Mühendislik Hizmetleri</text:p>
          </table:table-cell>
          <table:table-cell table:number-columns-repeated="2" office:value-type="string">
            <text:p>Entegre Kontrol Sistemleri San. Tic. Ltd.</text:p>
          </table:table-cell>
          <table:table-cell office:value-type="string">
            <text:p>Kontrol ve Otomasyon Mühendisi</text:p>
          </table:table-cell>
          <table:table-cell office:value-type="float" office:value="3602021">
            <text:p>3602021</text:p>
          </table:table-cell>
          <table:table-cell office:value-type="string">
            <text:p>İstanbul(Asya)(Maltepe)</text:p>
          </table:table-cell>
          <table:table-cell office:value-type="string">
            <text:p>active</text:p>
          </table:table-cell>
          <table:table-cell office:value-type="string">
            <text:p>Detail-Aday</text:p>
          </table:table-cell>
          <table:table-cell office:value-type="string">
            <text:p>GENEL NİTELİKLER VE İŞ TANIMI Proses Kontrol ve Endüstriyel Otomasyon alanlarında görev alacak Otomasyon Mühendisleri arıyoruz.Integrol Ekibi olarak, 25 yılı aşkın süredir dünya çapında endüstriyel proses kontrol çözümleri sunuyoruz. Türkiye ve çevresinde yürüttüğümüz projelerde, teknolojinin zirvesinde birlikte mücadele edecek ekibimize katılmak üzere, aktif rol alacak takım arkadaşları arıyoruz.Eğer endüstriyel proses kontrol alanına ilgi duyuyor, analitik düşünebiliyor, çalışkan, kendinizi geliştirmeye hevesli ve belirtilen niteliklere sahip olduğunuzu düşünüyorsanız, siz de ekibimizin bir parçası olabilirsiniz.Size neler sunuyoruz?Endüstriyel proses kontrol dünyasında büyüme için eşsiz bir gelişme ortamı,Sektörümüzdeki en güncel teknolojileri içeren uluslararası ve büyük ölçekli projelerde çalışma fırsatı,Irk, din, köken veya cinsiyet ayrımı yapmaksızın eşit fırsat ve çeşitliliği değerlendiren bir şirket kültürü,Siemens, küresel çözüm ortağımızın katkılarıyla hem yurt içinde hem de yurt dışında çeşitli eğitim fırsatları.Rekabetçi bir maaş ve yan haklar paketi.Genç, dinamik ve huzurlu bir çalışma ortamı.Deneyim seviyesine göre hibrit çalışma seçenekleri.Sizden beklediklerimiz?Elektrik-Elektronik, Kontrol-Otomasyon veya Mekatronik mühendislik bölümlerinden mezun olmanız,Öğrencilik döneminizde üstün başarı göstermiş olmanız,Yüksek analitik düşünme ve iletişim becerilerine sahip olmanız,Meraklı ve sürekli öğrenmeye açık olmanız,İyi iletişim ve takım çalışma becerilerine sahip olmanız,Dünya genelinde herhangi bir iş ortamında hem masa başında hem de operasyonel ortamlarda çalışabilme yeteneğinizin olması,Endüstriyel otomasyon uygulamalarında en az 2 yıl yazılım geliştirme ve devreye alma aşamalarında deneyim sahibi olmanız,PLC ve SCADA sistem programlaması konusunda deneyiminiz olması,Endüstriyel iletişim protokollerine (Profinet, Profibus, Modbus, Ethernet vb.) hakim olmanız,Microsoft Office Suite ve düzenli Windows uygulamalarında güçlü deneyiminizin olması,Siemens Simatic uygulamalarına hakim olmanız,Ulusal ve uluslararası standartlara, yönetmeliklere, en iyi uygulama yöntemlerine aşina olmanız,Geçerli bir sürücü belgenizin olması ve aktif bir sürücü olmanız.Sizin sorumluluklarınız nelerdir?Siemens PCS7 ve TIA platformlarında Integrol standartlarına göre çözümler geliştirmek.Endüstriyel iletişim protokolleri ile (Profibus, Profinet, Modbus, OPC UA) çözümler üretmek,Proje belgeleme sürecini hazırlamak ve/veya desteklemek (Fonksiyon tanımı, listeler vb.),Sistem donanımını tasarlamak ve kurmak (kontrol sistemleri ve iletişim gibi),Yazılım ve sistem testlerini son kullanıcılarla birlikte yürütmek (FAT),Devreye alma faaliyetlerini gerçekleştirmek,Son kullanıcı eğitimi vermek,Satış sonrası destek sunmak,Eğer bu fırsat sizin için uygunsa, başvurunuzu bekliyoruz! Yenilikçi projelerde yer almak ve kariyerinizi ilerletmek için bize katılı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Yazılım, Bilişim Teknoloji Hizmetleri, Telekomünikasyon</text:p>
          </table:table-cell>
          <table:table-cell table:number-columns-repeated="2" office:value-type="string">
            <text:p>Mobildev İletişim Hizmetleri San. Ve Tic. A.Ş.</text:p>
          </table:table-cell>
          <table:table-cell office:value-type="string">
            <text:p>Kıdemli Satış Mühendisi</text:p>
          </table:table-cell>
          <table:table-cell office:value-type="float" office:value="3592528">
            <text:p>3592528</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GENEL NİTELİKLER VE İŞ TANIMI Mobildev, Türkiye’nin önde gelen servis sağlayıcı şirketleri ile iş birliği yaparak, müşterilerinin satış ve pazarlama ihtiyaçlarına yönelik katma değerli servisler geliştiren, portföyüne 23.000'den fazla kurumu katmış olan bir yazılım teknolojisi şirketidir. Sektörde 20 yıldan fazla deneyime sahip olan ve yerinde AR-GE merkezi statüsüne sahip olan firmamız, üniversiteler ve TÜBİTAK ile yaptığı proje iş birlikleri sayesinde, benimsediği yenilikçi bakış açısına uygun AR-GE projeleri geliştirmektedir.Geliştirdiği ve geliştirmekte olduğu yazılım ürünleri ile alanında lider olan Mobildev, başta e-ticaret, perakende, inşaat, sağlık, otomotiv, ilaç, hızlı tüketim ürünleri sektörleri olmak üzere Türkiye'nin öncü sektörlerinde lider firmaların teknoloji çözüm ortağıdır. Katma değerli ve eşsiz ürün ve servisleri ile kanunlara uyumlu, yüksek güvenlikli ürün ve servisler sunarak firmaların rekabet yolculuklarına eşlik eder; kendi sektörlerinde rekabet ettikleri pazarda lider kalmalarını sürekli hale getirir. İnovatif  bakış açısına sahip olan Mobildev, sunduğu teşvik programları ve eğitimler ile tüm çalışanlarının gelişimine destek olur. Büyüyen organizasyonumuz için Kurumsal Satış Mühendisi pozisyonunda görevlendirilmek üzere, dinamik ve proaktif takım arkadaşları arıyoruz.GÖREV TANIMI :Geliştirdiği satış stratejileri üzerinden pazar ve sektör araştırması yaparak yeni müşteri ve iş ortakları portföyü oluşturmakPazarlama kanallarımızdan bize ulaşan potansiyel müşteriler ile düzenli aramalar ile irtibata geçerek yazılım ürünlerimizin tanıtım ve satışını gerçekleştirmekMüşterilerin ihtiyaçlarını anlayarak bu ihtiyaçlara uygun doğru yazılımları, doğru ürünleri önermekMüşteriler ile uzun süreli ve kalıcı ilişkiler kurmak Mobildev’in ürün ve servislerinin özelliklerini ve müşterilere sağladığı yararları çok iyi anlayarak, etkili şekilde tanıtımını yapmak Satışı gerçekleşen yazılım ürünlerinin kurulum ve aktivasyon sürecinde teknik ve hukuki süreçleri takip etmek ve yönetmekŞirket hedefleri doğrultusunda, aylık, çeyrek dönemler ve yıllık bazda satış ve büyüme planları yaparak, hedeflerini belirlemekAylık satış raporları ile hedef ve gerçekleşen performans karşılaştırması yapmak ve performans gelişimi için gerekli aksiyonları almakARANAN ÖZELLİKLER :Üniversitelerin Mühendislik, Bilgisayar veya Yazılım Teknolojileri bölümlerinden mezun olmakTercihen yazılım sektöründe kurumsal satış deneyimine sahip olmak ve yazılım terminolojisi konusunda bilgi sahibi olmakMüşterilerimizin iletişim ihtiyaçlarını ve bağlayıcı hukuki faktörleri çok iyi anlamak ve ifade etmekMüşteriler ile iyi iletişim ve uzun vadeli, kalıcı güvenilir iş ilişkileri kurma bilgi ve becerisine sahip olmakDinamik, dikkatli, disiplinli, planlı, takipçi olmakMicrosoft Office programlarını, özellikle Excel ve Powerpoint programlarını ileri düzeyde kullanabilen,Analitik düşünce yeteneğine sahip olmakHedef ve sonuç odaklı çalışmak, raporlama bilgi ve yeteneği yüksek olmakSorumluluk alabilmak ve doğru zamanda, doğru durumda, doğru şekilde inisiyatif kullanma becerisine sahip olmakMüşteri ilişkilerinde başarılı, iletişim, temsil ve ikna kabiliyeti yüksek,Gerektiğinde yoğun çalışma temposuna uyum sağlayabilecekŞirket içinde ilgili birimler arasında koordinasyon ve etkili iletişim becerisine sahip olmakİyi derecede yazılı ve sözlü İngilizce bilgisine sahip olmak,Erkek adaylar için askerlik hizmetini tamamlamış ol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Yazılım, Danışmanlık, Bilişim Danışmanlığı</text:p>
          </table:table-cell>
          <table:table-cell table:number-columns-repeated="2" office:value-type="string">
            <text:p>Kafein Yazılım Hizmetleri Tic. A.Ş.</text:p>
          </table:table-cell>
          <table:table-cell office:value-type="string">
            <text:p>Yazılım Test Mühendisi</text:p>
          </table:table-cell>
          <table:table-cell office:value-type="float" office:value="3603955">
            <text:p>3603955</text:p>
          </table:table-cell>
          <table:table-cell office:value-type="string">
            <text:p>İstanbul(Avr.)(Esenler)</text:p>
          </table:table-cell>
          <table:table-cell office:value-type="string">
            <text:p>active</text:p>
          </table:table-cell>
          <table:table-cell office:value-type="string">
            <text:p>Detail-Aday</text:p>
          </table:table-cell>
          <table:table-cell office:value-type="string">
            <text:p>GENEL NİTELİKLER VE İŞ TANIMI BİZ KİMİZ?2005 yılında kurulan Kafein Teknoloji on yılı aşkın süredir başta telekom olmak üzere, bankacılık, teknoloji, turizm, hizmet, sigortacılık, perakende sektörlerindeki ulusal ve global müşterilerinin teknoloji yazılımı ve yönetimi ihtiyaçlarına cevap veriyor. Müşteri ihtiyaçlarına uygun anahtar çözümlerin yanı sıra nesnelerin interneti, büyük veri analizi, güvenlik ve mobil uygulamalar alanlarında da teknolojiler geliştiren Kafein Teknoloji, global partnerleri ve TÜBİTAK gibi kurumlar ile sürekli Ar-Ge projeleri üretiyor.GENEL NİTELİKLERÜniversitelerin ilgili bölümlerinden mezun,En az 1 yıl ve üzeri Yazılım Testi tecrübesi olan,Tercihen telekom sektöründe tecrübeli,Web servis testleri yapabilen, (Rest, SoapUI, Postman)Agile Test Metodolojileri ve Test süreçleri hakkında bilgi sahibi, İyi Scrum/Kanban bilgisine sahip,İş takip, hata raporlama ve proje yönetim araçları hakkında bilgi sahibi, (JIRA, Xray)Sql bilgisine sahip,Kendini iyi ifade edebilen,Gelişime ve değişime açık,Ekip çalışmasına yatkın ve iletişimi kuvvetli.Kariyer.net üzerinden elektronik olarak ileteceğiniz kişisel bilgileriniz, Kafein Yazılım Hizmetleri  Ticaret A.Ş. bünyesinde oluşacak mevcut ve gelecek işe alım ihtiyaçları doğrultusunda istihdam olanaklarının değerlendirilmesi amacıyla 7 Nisan 2016 tarihli Resmi Gazete’de yayımlanan 6698 sayılı Kişisel Verilerin Korunması Kanunu kapsamında veri sorumlusu olarak tarafımızca işlenecek ve veritabanımızda gizlilik içerisinde saklanacaktır.Bu işe başvurarak, özgeçmişinizin veritabanımızda yer almasını kabul etmiş olduğunuzu bildirmek isteri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Telekomünikasyon, Turizm, Hizmet, E-ticaret</text:p>
          </table:table-cell>
          <table:table-cell table:number-columns-repeated="2" office:value-type="string">
            <text:p>3B SİSTEM TEKNOLOJİ HİZMETLERİ SERVİS VE TİCARET A</text:p>
          </table:table-cell>
          <table:table-cell office:value-type="string">
            <text:p>Operasyon Uzman yardımcısı</text:p>
          </table:table-cell>
          <table:table-cell office:value-type="float" office:value="3613050">
            <text:p>3613050</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Hello there!Are you ready to join a dynamic and fast-growing start-up company in the travel technology industry? Look no further than Connected Destinations - Rent’n Connect!Our team is on a mission to revolutionize the way hotels, tour operators, and car rental companies interact with their customers. We're passionate about providing innovative customer-facing solutions that elevate the travel experience for everyone involved.As we continue to grow, we're seeking talented and motivated individuals to join our team and help us take our company to the next level. We offer a supportive and collaborative work environment, with opportunities for everyone to grow alongside the company.Joining Rent’n Connect means being part of a young and energetic team with limitless potential for professional development and advancement. Don't miss out on this exciting opportunity to be a part of something big – apply today!-----------------------QualificationsWe are looking for Junior Specialists to work for the Operations Department who have:Bachelor’s Degree in related fields, like Tourism Management, Business Administration etc..Good command of MS Office programs, especially MS Excel for analysis and reportingPreferably previous internship experience in the tourism industry and/or customer-facing positionsVery good expressive and persuasive skills along with advanced communication, listening, and problem-solving skillsGood working knowledge of EnglishCompatible with flexible working hours required by working in 09/23 shifts**Our working hours from 09:00 to 23:00 and we have 3 shifts like 09:00-18:00 / 11:00-20:00 / 14:00-23:00. And we have remote work options for late shifts.ResponsibilitiesFollowing up on the orders coming through the website,Answering questions directed by customers, sending informational e-mailsShipping, tracking, and delivering the productsResolving customer issues, complaints, amendments, cancellations to ordersWorking with courier companies and other cargo services to ensure that customers receive their orders on timeHandling other ad-hock operations and customer relationSo, if you're looking for a career that's not just about a 9-to-5 routine but an adventure filled with growth, camaraderie, and excitement, then Connected Destinations - Rent’n Connect is the place to be. Join us today, and let's redefine travel technology together! </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Donanım Uzmanı</text:p>
          </table:table-cell>
          <table:table-cell office:value-type="float" office:value="3606976">
            <text:p>3606976</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Üniversitelerin Bilgisayar Mühendisliği, Bilişim Sistemleri veya MYO / Meslek Liselerinin ilgili diğer bölümlerinden mezun,Aynı veya benzer sektörde, bilgi sistemleri donanım alanında en az 3 yıl deneyim sahibi,İyi derecede İngilizce bilgisine sahip,Windows server ürünlerine hakim ( Active Directory, DNS, DHCP ) tercihen MSCE sertifikasına sahip,SAN, Storage yönetimi ve sanallaştırma (VMware) teknolojileri konusunda bilgi sahibi,MS Exchange Server ve Network güvenliği konusunda ( ACL, virus protection sistemleri ) deneyime sahip,Yedekleme ürünleri ve LAN, WAN, VLAN Wireless konularında tecrübeli,BT altyapısı (Sunucu,network,kablolama vs) desteği verebilen,Cisco router , switch , access-point, firewall kurulumu, monitör edilmesi, konfigürasyonu, yedeklenmesi konularına hakim,Uzaktan bağlantı ve telefon ile destek verebilecek,Analitik düşünebilen, dikkatli ve güçlü takip becerileri olan,Çağdaş teknoloji ve inovasyon, proje yönetimi, sunuş tekniklerine hakim,Aktif ve araştırmacı.İŞ TANIMIŞirketin tüm bilgi işlem sisteminin yönetilmesinde bağlı bulunduğu ekibe destek olmak, sistemin altyapısını kontrol etmek, verimliliğini arttırmak;Çok kullanıcılı sistem ve network altyapısını idare ederek sistemin devamlılığını sağlamak, istenilen sürede kaliteli yaklaşımla donanım konusunda hizmet sağlamak;Laptop, desktop, her türlü yazıcı, faks ve fotokopi cihazı ile ilgili donanımsal aksaklıkları gidermek, temel bilişim donanımlarında arıza olduğunda kalıcı çözümler üretmek;Şirketin ihtiyaç duyduğu hizmeti yüksek performanslı, kesintisiz ve veri güvenliği ölçütlerine uygun olarak sağ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Donanım Uzmanı</text:p>
          </table:table-cell>
          <table:table-cell office:value-type="float" office:value="3606956">
            <text:p>3606956</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Üniversitelerin Bilgisayar Mühendisliği, Bilişim Sistemleri veya MYO / Meslek Liselerinin ilgili diğer bölümlerinden mezun,Aynı veya benzer sektörde, bilgi sistemleri donanım alanında en az 3 yıl deneyim sahibi,İyi derecede İngilizce bilgisine sahip, Windows server ürünlerine hakim ( Active Directory, DNS, DHCP ) tercihen MSCE sertifikasına sahip,SAN, Storage yönetimi ve sanallaştırma (VMware) teknolojileri konusunda bilgi sahibi,MS Exchange Server ve Network güvenliği konusunda ( ACL, virus protection sistemleri ) deneyime sahip,Yedekleme ürünleri ve LAN, WAN, VLAN Wireless konularında tecrübeli,BT altyapısı (Sunucu,network,kablolama vs) desteği verebilen,Cisco router , switch , access-point, firewall kurulumu, monitör edilmesi, konfigürasyonu, yedeklenmesi konularına hakim,Uzaktan bağlantı ve telefon ile destek verebilecek, Analitik düşünebilen, dikkatli ve güçlü takip becerileri olan,Çağdaş teknoloji ve inovasyon, proje yönetimi, sunuş tekniklerine hakim,Aktif ve araştırmacı. İŞ TANIMIŞirketin tüm bilgi işlem sisteminin yönetilmesinde bağlı bulunduğu ekibe destek olmak, sistemin altyapısını kontrol etmek, verimliliğini arttırmak;Çok kullanıcılı sistem ve network altyapısını idare ederek sistemin devamlılığını sağlamak, istenilen sürede kaliteli yaklaşımla donanım konusunda hizmet sağlamak;Laptop, desktop, her türlü yazıcı, faks ve fotokopi cihazı ile ilgili donanımsal aksaklıkları gidermek, temel bilişim donanımlarında arıza olduğunda kalıcı çözümler üretmek;Şirketin ihtiyaç duyduğu hizmeti yüksek performanslı, kesintisiz ve veri güvenliği ölçütlerine uygun olarak sağ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İhracat Satış Uzmanı</text:p>
          </table:table-cell>
          <table:table-cell office:value-type="float" office:value="3143568">
            <text:p>3143568</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Tercihen seçkin üniversitelerden en az lisans derecesiyle mezun,     Satış/ihracat ve ilgili konuların operasyonları alanında en az 5 yıl deneyim sahibi     İleri seviyede İngilizce bilen,     MS Office uygulamalarına hâkim, etkin raporlama ve sunum becerilerine sahip,     Analitik düşünebilen, iletişim yeteneği güçlü, dinamik, takım çalışmasına yatkın,     Erkek adaylar için askerliğini yapmış,     Yurt dışı seyahat engeli olmayan.İŞ TANIMIHedefler doğrultusunda, sorumlu olduğu yurt dışı bölgelerinde dönemsel satış planlarının uygulanması,Sorumlu olunan yurt dışı bölgelerinde, İstanbul’ daki Genel Müdürlük ve burada bulunan ilgili tüm birimlerle koordinasyonun sağlanması,Sorumlu olunan yurt dışı bölgelerindeki pazar, ürün, rekabet, fiyat pozisyonlaması ve satış kanalı analizi yapılması, bu analizler doğrultusunda bölgesel satış stratejileri ile aksiyon planlarının oluşturulmasına katkıda bulunulması,Sorumlu olunan yurt dışı bölgelerde kampanya, pazara özel fiyatlama ve ürün lansmanı gibi süreçlerde pazarlama departmanı ile birlikte çalışarak sürecin takip edilmesi,Sorumlu olunan yurt dışı bölgelerde ürün ihtiyaçlarının tespit edilmesinde katkı sağlayarak teknik birimlere geri bildirim yapılması,Mevcut ve potansiyel müşteri ziyaretlerinde bulunarak, yeni müşteri tespiti ve mevcut müşteri portföyünün geliştirilmesi, etkin müşteri yönetiminin uygulanması,Bölgedeki ürün ihtiyaçlarının tespit edilerek bu ihtiyaçların satışa dönüştürülmesi ve teknik birimlere sağlıklı geri bildirim sağlanması,Sorumlu olunan bölgelerde geçmişe dönük satışlarını detaylı olarak analiz ederek periyodik raporların hazırlanılması,Gerektiğinde, sorumlu olunan bölgelerde sipariş süreçlerini operasyon departmanı ile birlikte takip ederek katkıda bulunul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Kalite Mühendisi</text:p>
          </table:table-cell>
          <table:table-cell office:value-type="float" office:value="3433837">
            <text:p>3433837</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Üniversitelerin Makine Mühendisliği, Endüstri Mühendisliği veya Metalurji &amp; Malzeme Mühendisliği bölümlerinden mezun, tercihen Yüksek Lisans yapmış,Aynı veya benzer bir sektörde en az 3 yılık iş deneyimine sahip,Tercihen Kaizen, FMEA, 5S ve 6 Sigma uygulamalarında deneyimli,Tercihen 16949 standart uygulamaları konusunda bilgi sahibi,Üretim sektöründe ISO 9001:2008 / TS EN 14001 ve TS 18001 standart ve prosedürlerine hakim, temel eğitim ve iç tetkikçi sertifikalarına sahip,Veri analizi, raporlama ve dokümantasyon becerileri yüksek,Çok iyi derecede yazılı ve sözlü İngilizce bilgisi olan,MS Office programlarını etkin olarak kullanan, tercihen ERP deneyimi  ve QDMS bilgisi olan,Proje yönetimi, sistem kurma ve geliştirme tekniklerine hakim, aktif ve araştırmacı,Çerkezköy’de ve civarında ikamet eden/edebilecek olan.İŞ TANIMIFabrikadaki girdi ve son ürün muayene, deney ve kontrollerinin organize edilmesinden, uygunsuzluk durumlarında uygunsuzluk raporlarının kontrol edilmesi ve yönetime raporlanması,Kalite Yönetim Departmanının denetlediği fabrikalardaki tüm süreçlerde kontrol çalışmaları yürüterek uygunsuzluk durumlarında ilgili üretim sorumlusunun bilgilendirilmesi,İç ve dış denetimlerde tüm birimleri kalite yönetim sistemleri doğrultusunda bilgilendirilmesi ve periyodik denetimlerinin yapılmasında aktif rol alınması,Kalite Yönetimiyle ilgili planların hazırlanması, dokümantasyon çalışmalarının yapılması,Kalite yönetim sistemlerinin devamlılığının sağlanması için çalışmalarda bulunulması,Proses iyileştirme ve geliştirme çalışmalarını yapılması,Sürekli iyileştirme ( Kaizen, Yalın Üretim, 6 Sigma ) çalışmalarının yapıl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Ürün Geliştirme Mühendisi</text:p>
          </table:table-cell>
          <table:table-cell office:value-type="float" office:value="3132251">
            <text:p>3132251</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Üniversitelerin Makine Mühendisliği vb. bölümünden mezun,Ürün Geliştirme ve proje yönetimi konusunda en az 2 yıl deneyimli,Analitik düşünebilen, yaratıcı, yenilikçi, sonuç odaklı ve ekip çalışmasına yatkın,Güçlü ikna kabiliyeti ve sunum becerisi olan,İyi derecede yazılı ve sözlü İngilizce bilgisine sahip,Tercihen ikinci dil olarak Almanca bilgisine sahip,Erkek adaylar için askerliğini tamamlamış,İstanbul Avrupa yakasında ikamet eden.İŞ TANIMISanayi markalı, özel etiket ve yeni ürünlerin Ar-Ge yapısına uygun optimum koşullarda, şirketin Ar-Ge politikalarına ve tüm faaliyet alanlarına yönelik stratejilerle uyumlu ürün geliştirilmesi,Standartları ve gerçekçi olası tasarımları sağlamak için pazarlama, üretim ve kalite güvence departmanlarıyla yakın koordinasyon içinde çalışarak, yeni tasarımların oluşturulması, performansının iyileştirilmesi veya yeni teknolojiyi entegre etmek için gerekli değişikliklerin yapılması,Şirketin amaçlarına ve hedeflerine göre rekabet gücünün artırılması için gerekli çalışmaların yapılması,Gerekli tüm ürün geliştirme faaliyetlerine katılım ve destek sağlan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Endüstriyel İmalat Mühendisi</text:p>
          </table:table-cell>
          <table:table-cell office:value-type="float" office:value="3604289">
            <text:p>3604289</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Üniversitelerin Makine / Mekatronik Mühendisliği veya Endüstri Mühendisliği bölümlerinden mezun, tercihen yüksek lisans yapan,Tercihen Ar-Ge, Üretim ve Kalite Mühendisi olarak en az 2-4 yıl çalışmış,İyi derecede yazılı ve sözlü İngilizce bilgisine sahip, Tercihen ikinci dil olarak Almanca bilgisine sahip,MS Office programlarını kullanabilen, tercihen ERP deneyimi olan.Tercihen Avrupa Yakası’ nda ikamet eden.İŞ TANIMIAr-Ge tarafından devreye alınan ve üretimde seri olarak devam eden ürünlerin üretim ekipmanlarının denetimi ve aynı zamanda yeniliklerin projelendirilmesi,Üretim/Kalite birimlerinden gerekli tüm bilgileri alarak hedef uyumluluğuna ve kalite standartlarına göre gerekli tüm projelendirmelerin planlanması ve bütçelenmesi,Ar-Ge aşamasında yapılan tüm ekipman projelerinin devreye alma aşamasında tüm gerekli belgelerin oluşturulması ve bunun üretim aşamasında denetimi,Gerekli tüm belgelendirmelerin hazırlanarak Kalite/Üretim birimleri ile koordineli bir şekilde sisteme aktarılarak sürekliliğin sağlanması ve Ar-Ge' de standartlaştırılarak sisteme aktarılması,Proses aşamasında gerekli olan teknik desteğin koordineli olarak hazırlanması ve sürdürülebilirliğin sağlanması,Ar-Ge ve Üretim aşamaları ile ilgili olarak sektörde/teknolojide talebe göre gerekli uluslararası araştırmalar ve ihtiyaca göre tanımlayarak raporlanması,Endüstriyelleştirme çalışmalarını teknolojiye göre takip ederek Ar-Ge projelerinin bütçe hazırlıkları ve üretim ile koordineli taleplerin oluşturul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Makine Mühendisi</text:p>
          </table:table-cell>
          <table:table-cell office:value-type="float" office:value="3604163">
            <text:p>3604163</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Üniversitelerin Makine Mühendisliği bölümlerinden mezun, tercihen yüksek lisans yapan,Tercihen makine sektöründe 2-3 yıl tecrübeli,Tercihen makine tasarımı ve imalat bilgisine sahip,Tercihen makine ve ekipman devreye alma, ürün geliştirme ve yeni ürün devreye alma konularında deneyimli,İyi derecede yazılı ve sözlü İngilizce bilgisine sahip, Tercihen ikinci dil olarak Almanca bilgisine sahip,MS Office programlarını kullanabilen, tercihen ERP deneyimi olan.Tercihen Avrupa Yakası’ nda ikamet eden.İŞ TANIMIKalıp ve makine tasarımı ve geliştirilmesinden sorumlu olmak,Kalıp ve makine analizlerini yapmak,Kalıp tasarım süreç çalışmalarını tamamlamak,Geliştirilen mobilya aksesuarlarının üretimi için gerekli üretim montaj makinelerinin ve kalıplarının imalatının belirlenen zaman planı içinde gerçekleştirilmesini sağlamak,Kalıp ve makinelere ait analiz standartlarının belirlenmesinde Ar-Ge ’ nin ilgili birimleri ile koordineli çalışmak,Fabrikanın ilgili bölümlerine teknik destek verilmesini sağlamak,Sürekli iyileştirme ve geliştirme anlamında ulusal ve uluslararası araştırmaları yap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Makine Operatörü</text:p>
          </table:table-cell>
          <table:table-cell office:value-type="float" office:value="3531652">
            <text:p>3531652</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Endüstri Meslek Liselerinin Torna Tesviye bölümlerinden mezun.Makine yapım ve talaşlı imalat alanında en az 2 yıl deneyimli.Teknik resim okuyabilen,Avcılar, Beylikdüzü, Büyükçekmece ve Esenyurt civarında oturan.İŞ TANIMIAr-Ge Müdürlüğü Bünyesinde, Makine Yapım Atölyesinde görev almak üzere "Makine Yapım Operatörü” aranmaktad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Satın Alma Uzmanı</text:p>
          </table:table-cell>
          <table:table-cell office:value-type="float" office:value="3602986">
            <text:p>3602986</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Üniversitelerin mühendislik bölümlerinden mezun (Tercihen Endüstri Mühendisliği, Makine Mühendisliği, Elektrik/Elektronik Mühendisliği, Metalurji ve Malzeme Mühendisliği),Üretim malzeme / hammadde satınalması konularında min. 4-5 yıl tecrübeli,İletişim, pazarlık, koordinasyon, sunum becerileri yüksek, ekip çalışmasına yatkın,Analitik düşünebilen, analiz kabiliyeti gelişmiş, ikna kabiliyeti yüksek,Maliyet analizi, sözleşme yönetimi, tedarikçi değerlendirme ve geliştirme konularında tecrübeli,Çok iyi derece İngilizce bilen,ERP konusunda bilgi sahibi (tercihen IFS),MS Office Excel uygulamalarına son derece hakim,Tercihen İstanbul Avrupa yakasında ikamet eden,Aktif olarak araç kullanabilen,Erkek adaylar için askerlik görevini tamamlamış.</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Endüstri Mühendisi</text:p>
          </table:table-cell>
          <table:table-cell office:value-type="float" office:value="3602947">
            <text:p>3602947</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Üniversitelerin Endüstri Mühendisliği  bölümlerinden mezun,Üretim alanında en az 3 yıl tecrübeli,Yalın Üretim özellikle Kaizen ve SMED projelerinde görev almış,İyi derecede İngilizce bilen,Araştırmacı, dinamik ve gelişime açık,Sonuç odaklı, takip ve raporlama yönü kuvvetli,Analitik düşünme ve problem çözme yeteneği gelişmiş,Takım çalışmasına uyumlu, güçlü iletişim yeteneği olan,Esnek çalışma saatlerine uyum sağlayabilen,Proje planlama konusunda deneyimliErkek adaylar için askerlik hizmetini tamamlamış.Çerkezköy’ de ve civarında ikamet eden/edebilecek olan.İŞ TANIMITesis yerleşiminin (Layout çalışmaları), işgücü, malzeme, makine ve ekipmanların en verimli şekilde kullanılabilmesi amacıyla düzenlenmesi,Malzeme akışı ve stoklanmasının verimlilik esasları doğrultusunda planlaması,Müşteri ihtiyaçlarının proje yönetim sistemiyle yönetilmesi,Ürün endüstriyelleştirme ve üretim proseslerini geliştirecek projelerin oluşturması ve yönetilmesi,Ürünlerin maliyet analizlerinin yapılarak önceliklere uygun olarak proje araştırılması,Sürekliliği sağlayacak metotlar geliştirilmesi, uygulanması ve yönetilmesi,5S, Kaizen, sürekli iyileştirme projelerinin yürütülmesi,Proje planlarının takip edilmes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Makine Mühendisi</text:p>
          </table:table-cell>
          <table:table-cell office:value-type="float" office:value="3602790">
            <text:p>3602790</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Üniversitelerin Makine Mühendisliği vb. bölümlerinden mezun,Tasarım alanında en az 3 yıl tecrübeli,SolidWorks çizim programını aktif olarak kullanabilen,İyi derecede İngilizce bilen,Araştırmacı, dinamik ve gelişime açık,Sonuç odaklı, takip ve raporlama yönü kuvvetli,Analitik düşünme ve problem çözme yeteneği gelişmiş,Takım çalışmasına uyumlu, güçlü iletişim yeteneği olan,Esnek çalışma saatlerine uyum sağlayabilen,Proje planlama konusunda deneyimli,Erkek adaylar için askerlik hizmetini tamamlamış,Çerkezköy’ de ve civarında ikamet eden/edebilecek olan.İŞ TANIMIÜretim ihtiyaçları doğrultusunda yeni makine ve ekipman tasarımını gerçekleştirmek veya revizyonunu yapmak,Tasarlanan ve geliştirilen yeni makinaların teknik çizimini yapmak,Satın alma resimlerini ve dokümanlarını oluşturarak satın alma talebini açmak ve siparişlerini takip etmek,Yeni tasarlanacak makine özellikleri ve kullanılacak malzemeleri belirlemek,Tasarımı yapılan makinanın montaj süreçlerini gerçekleştirmek,Tasarıma yönelik gerekli yazılım ve donanım çalışmalarının takibini yapmak,Üretimde ve sahada karşılaşılan teknik sorunlara çözüm üretmek,Maliyet analizleri yapmak,Fizibilite hesabı yaparak proje sunumu hazırlamak,Makine teknolojisi alanında yenilikçi teknolojileri takip ederek mevcut prosese uygulamak.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Elektrik Elektronik Mühendisi</text:p>
          </table:table-cell>
          <table:table-cell office:value-type="float" office:value="3602755">
            <text:p>3602755</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Üniversitelerin Otomasyon, Mekatronik, Elektrik Elektronik Mühendisliği vb. bölümlerinden mezun,Metal kalıp sektöründe en az 3 yıl tecrübeli,İyi derecede İngilizce bilen,Elektrik pano bağlantıları ve saha elektrik tesisatı konusunda yetkin,Elektrik motorları, sensör teknolojisi, endüstriyel kamera ve robot sistemlerinde çalışmış, tecrübe sahibi,Makine otomasyon projelerini tasarlama ve saha çalışmalarında deneyim sahibi,Proje planlama konusunda deneyimli,Araştırmacı, dinamik ve gelişime açık,Sonuç odaklı, takip ve raporlama yönü kuvvetli,Analitik düşünme ve problem çözme yeteneği gelişmiş,Takım çalışmasına uyumlu, güçlü iletişim yeteneği olan,Esnek çalışma saatlerine uyum sağlayabilen,Erkek adaylar için askerlik hizmetini tamamlamış,Çerkezköy’ de veya civarında ikamet eden/edebilecek olan.İŞ TANIMIÜretim ihtiyaçları doğrultusunda tasarlanan yeni makine ve ekipmanların yazılımını gerçekleştirmek veya revizyonunu yapmak;Mevcut makinelerin PLC programlarını geliştirmek, hataları tespit etmek ve düzeltmek;Tasarıma yönelik gerekli yazılım ve donanım çalışmalarını yürütmek;Üretimde ve sahada karşılaşılan teknik sorunlara çözüm üretmek;Robot yazılımlarının geliştirilmesi ve iyileştirilmesi süreçlerine destek olmak;Ürün endüstriyelleştirme ve üretim proseslerini geliştirecek projeleri oluşturmak ve yönet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İşe Alım ve Eğitim Uzman Yardımcısı</text:p>
          </table:table-cell>
          <table:table-cell office:value-type="float" office:value="3537970">
            <text:p>3537970</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Üniversitelerin 4 yıllık bölümlerinden mezun,İnsan Kaynakları ve eğitim alanında en az 1 yıl tecrübeli,İletişim ve sunum becerileri kuvvetli,Analiz etme, koordinasyon ve planlama yetkinliklerine sahip,MS Office programlarını etkin kullanabilen,İleri derecede İngilizce bilgisine sahip,Yoğun iş temposuna uyum sağlayabilecek,Tercihen İstanbul Avrupa yakasında ikamet eden. İŞ TANIMIİşe alım talepleri doğrultusunda yurtiçi ve yurtdışı tüm işe alım süreçlerine destek verilmesi,Stajyer işe alım sürecinin yürütülmesi,Eğitim ihtiyaçlarının belirlenmesi, planlanması ve şirket içi eğitimlerin organize edilmesi, eğitim ihtiyaçlarının ve etkinliğinin takip edilmesi,Eğitim kayıtlarının tutulması, eğitim raporlarının hazırlanması,Yapılan iç ve dış eğitimlerde gerekli hazırlık ve organizasyonların yapılması ilgili bölümlere destek verilmes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Üretim Sistemleri Geliştirme Yöneticisi</text:p>
          </table:table-cell>
          <table:table-cell office:value-type="float" office:value="3538254">
            <text:p>3538254</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Üniversitelerin Mühendislik bölümlerinden mezun,Aynı veya benzer pozisyonda, en az 8 yıl deneyim sahibi,İyi derecede yazılı ve sözlü İngilizce bilen,Üretim projeleri ve ürün endüstriyelleştirme faaliyetleri hakkında bilgi sahibi,MS Office programlarını etkin olarak kullanan, ERP deneyimi olan,Proje yönetimi, yalın üretim tekniklerine hakim, aktif ve araştırmacı,Çerkezköy ve civarında ikamet eden/edebilecek olan.İŞ TANIMITesis yerleşiminin (Layout çalışmaları) iş gücü, malzeme, makine ve ekipmanların en verimli şekilde kullanılabilmesi amacıyla düzenlenmesi,Rotaların iş akış ve operasyon planlarının, ürün ve üretim olanaklarının özelliklerinin dikkate alarak oluşturulması,İş standart sürelerinin, kapasite analizlerinin, maliyet analizlerinin, verimlilik karşılaştırmalarının yapılması,Malzeme akışının ve stoklanmasının verimlilik esasları doğrultusunda planlamasının yapılması,Fabrika bünyesinde verimliliği arttıracak çalışmaların yürütülmesi,Yalın uygulamaların devreye alınması ile ilgili çalışmalarda görev alın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Depo Yöneticisi / Yönetmeni</text:p>
          </table:table-cell>
          <table:table-cell office:value-type="float" office:value="3538184">
            <text:p>3538184</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İlgili bölümlerden lisans mezunu;Aynı veya benzer bir sektörde, üretim depoları alanında en az 2 yıllık yöneticilik deneyime sahip;Ofis programlarına hakim, ERP bilgisi olan  (Tercihen IFS sistemini bilen);Tercihen depolama operasyonlarında outsource tecrübesi bulunan ve 3PL entegrasyon sürecinde aktif rol almış;Depolama optimizasyon çalışmalarının yazılım kısmında bilgi sahibi;Depo süreçlerinin haritalanması ve akış diyagramlarının hazırlanması çalışmalarında rol almış;İş kanunu ve iş güvenliği konularında bilgi sahibi;Raporlama ve dokümantasyon konularında bilgi sahibi;Tercihen Çerkezköy ve civarında ikamet eden.İŞ TANIMIFabrikalara gelen tüm hammadde, yarı mamul ve mamullerin girişinin yapılması ve bu malzemelerin gerekli birimlere sevk edilmesi işlerini organize etmek.Depoda görevli  personelin sevk ve idaresini sağlamak.Depodaki ekipmanların bakım ve onarımından sorumlu olmak.Çevre, iş güvenliği, kalite politikaları ve talimatlarına uyulmasını sağlamak.Sözleşme şartları çerçevesinde,3PL operasyonlarının istenilen kalite ve doğrulukta yürütüldüğünü denetlemek.Üretimde devreye alınacak malzeme taşıma ve depolama otomasyon projelerinde aktif rol almak ve lojistikle ilgili süreçleri koordine etmek.Üretim ve 3PL operasyonlarında yapılacak her türlü geliştirme ve iyileştirme çalışmaları için,taraflar ile SAMET IT departmanı arasında süreç analisti olarak çalışarak köprü görevi gör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Mekanik Bakım Teknisyeni</text:p>
          </table:table-cell>
          <table:table-cell office:value-type="float" office:value="1705566">
            <text:p>1705566</text:p>
          </table:table-cell>
          <table:table-cell office:value-type="string">
            <text:p>Tekirdağ(Çerkezköy)</text:p>
          </table:table-cell>
          <table:table-cell office:value-type="string">
            <text:p>active</text:p>
          </table:table-cell>
          <table:table-cell office:value-type="string">
            <text:p>Detail-Aday</text:p>
          </table:table-cell>
          <table:table-cell office:value-type="string">
            <text:p>GENEL NİTELİKLER VE İŞ TANIMI -          Meslek Lisesi veya Meslek Yüksek Okulu mezunu (Motor, Makine, Mekatronik),-          Microsoft Office programları kullanabilen,-          Temel Bilgisayar kullanım bilgisi olan,-          Pnömatik ve Hidrolik Sistemler hakkında bilgisi olan,-          Askerlik görevini yapmış,-          30 yaşını aşmamış,-          Çerkezköy, Kapaklı, Saray, Çorlu bölgelerinde ikamet eden,-          Planlı bakım, kestirimci bakım, önleyici bakım faaliyetlerini yürütebilecekİŞ TANIMI Mekanik Bakım Teknisyen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Elektrik Bakım Teknisyeni</text:p>
          </table:table-cell>
          <table:table-cell office:value-type="float" office:value="1704270">
            <text:p>1704270</text:p>
          </table:table-cell>
          <table:table-cell office:value-type="string">
            <text:p>Tekirdağ</text:p>
          </table:table-cell>
          <table:table-cell office:value-type="string">
            <text:p>active</text:p>
          </table:table-cell>
          <table:table-cell office:value-type="string">
            <text:p>Detail-Aday</text:p>
          </table:table-cell>
          <table:table-cell office:value-type="string">
            <text:p>GENEL NİTELİKLER VE İŞ TANIMI *Meslek Lisesi veya Meslek Yüksek Okulu Mezunu*Otomasyon ve Pnömatik Bilgisi Olan*PLC Programlama Bilgisi Olan (Schneider,Omron,Delta,Siemens programlarından en az birini kullanabilen)*Microsoft Office Programlarını Kullanabilen*Askerlik Görevini Yapmış*30 Yaşını Aşmamış*Çerkezköy,Kapaklı,Saray,Çorlu Bölgelerinde İkamet EdenİŞ TANIMIElektrik Bakım Teknisyeni,</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Kalıp İmalat Operatörü</text:p>
          </table:table-cell>
          <table:table-cell office:value-type="float" office:value="3530920">
            <text:p>3530920</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Endüstri Meslek Liselerinin Torna - Tesviye bölümlerinden mezun,Kesme, sıvama ve sıcak iş kalıplarında deneyimli,Teknik resim okuyabilen,Avcılar, Beylikdüzü, Büyükçekmece ve Esenyurt civarında oturan.İŞ TANIMIAr-Ge Müdürlüğü Bünyesinde, Kalıp Atölyesinde görev almak üzere "Kalıp Yapım Yardımcısı” aranmaktad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Cnc Freze Operatörü</text:p>
          </table:table-cell>
          <table:table-cell office:value-type="float" office:value="3530717">
            <text:p>3530717</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Endüstri Meslek Lisesi Torna Tesviye veya tercihen Meslek Yüksek Okullarının ilgili bölümlerinden mezun, CNC Freze bölümünde yetiştirilmek üzere,Erkek adaylar için askerlik hizmetini tamamlamış,Avcılar, Beylikdüzü, Büyükçekmece ve Esenyurt civarında oturan. İŞ TANIMIAr-Ge Müdürlüğü Bünyesinde görev almak üzere "CNC Freze Operatörü” aranmaktad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Samet Kalıp ve Madeni Eşya San. ve Tic. A.Ş.</text:p>
          </table:table-cell>
          <table:table-cell office:value-type="string">
            <text:p>Elektrik Elektronik Operatörü</text:p>
          </table:table-cell>
          <table:table-cell office:value-type="float" office:value="3531578">
            <text:p>3531578</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Meslek Yüksek Okullarının Elektrik, Elektronik, Mekatronik, Kontrol - Otomasyon ve/veya Üniversitelerin Elektrik Elektronik Mühendisliği bölümünden mezun,Otomatik kumanda bilgisine sahip,Pnömatik sistemler konusunda bilgi sahibi,Plc ve operatör paneli yazılımı temel bilgisi olan,Servo, step ve ac motorlar ve sürücüleri hakkında temel bilgiye sahip,,Eplan ve Solidworks Electrical programlarını kullanabilen,Otomasyon kompetanları hakkında temel bilgiye sahip,Tercihen Avrupa yakasında ikamet edenİŞ TANIMIYeni geliştirilen mobilya aksesuar mamullerinin üretiminde kullanılan makinelerin elektronik, elektrik, pnömatik sistemlerinin bakım ve revizyonlarını yapmak;Kullanılan makinenin çalışma kontrollerini yapmak ve üretimdeki yerine yerleştirerek çalışır şekilde üretim sorumlusuna teslim etmek;Çalışma esnasında oluşabilecek arıza ve değişikliklere müdahale ederek üretimin aksamasını önlemek.</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Tekstil, Giyim, Mağazacılık (Tekstil), Perakende</text:p>
          </table:table-cell>
          <table:table-cell table:number-columns-repeated="2" office:value-type="string">
            <text:p>Bershka Giyim İthalat İhracat Tic. Ltd. Şti.</text:p>
          </table:table-cell>
          <table:table-cell office:value-type="string">
            <text:p>Mağaza Yöneticisi / Yönetmeni</text:p>
          </table:table-cell>
          <table:table-cell office:value-type="float" office:value="3155008">
            <text:p>3155008</text:p>
          </table:table-cell>
          <table:table-cell office:value-type="string">
            <text:p>Adana, Ankara, Antalya, Bursa, Eskişehir, Mersin, İstanbul(Avr.), İzmir, Samsun, İstanbul(Asya)</text:p>
          </table:table-cell>
          <table:table-cell office:value-type="string">
            <text:p>active</text:p>
          </table:table-cell>
          <table:table-cell office:value-type="string">
            <text:p>Detail-Aday</text:p>
          </table:table-cell>
          <table:table-cell office:value-type="string">
            <text:p>QUALIFICATIONS AND JOB DESCRIPTION Tutkulu ve yaratıcı insanlara yönelik genç modası markalarından biriyiz. Yetenekliyiz ve markayı günden güne yeniden inşa etmekten keyif alıyoruz. Modaya, stile ve en yeni trendlere duyduğumuz tutku yaptığımız her işin temelinde yer alıyor. Kendini bu değerlerle özdeşleştiriyorsan  bizimle tanışmak için zaman kaybetme!SENİ NASIL BİRİSİ OLARAK HAYAL EDİYORUZ?MAĞAZA MÜDÜRÜTutkulu, meraklı, motive ve dinamik birisin. Sunacak farklı bir şeylerin olduğuna inanıyorsun . Detaylara önem veren, yaratıcı, proaktif bir kişiliğin var ve bu özelliklerinin moda sekötünde ödüllendirildiği, seni geliştiren bir kariyer arıyorsun. Sorumluluk alanlarının birden fazlasını eş zamanlı yapabiliyorsun. Modayı seviyorsun ve kendini dış dünyaya ifade etme şeklin senin için çok önemli. Analiz, önceliklendirme ve organizasyon becerilerin mükemmel. Kar yaratmada, insan yönetiminde ve müşteri servisi anlayışı alanlarında tecrübeye sahipsin. SENDEN NE BEKLİYORUZ?Mağaza müdürü olarak Inditex imajının önemli bir parçasısın. Güçlü liderlik becerilerin ve perakende tecrüben ekibine örnek teşkil edecek. Şirket standartlarına uygun olarak mağazanı yönetecek ve hedeflerini gerçekleştirmek için bölge ekipleriyle yakından çalışacak ve tüm ekibe destek olacaksın. Ana sorumluluklarının bazıları bunlar olacak:• Satış performansı ve verimliliği takip etmek ve geliştirmek• Tüm operasyonel ve idari süreçleri takip etmek• Ekibini motive etmek, cesaretlendirmek ve onlara ilham vermek• Mağazan için en iyi stratejiyi oluşturabilmek için verileri analiz etmek• Şirketin sürdürülebilirlik stratejisi için elçi olmak</text:p>
          </table:table-cell>
          <table:table-cell office:value-type="string">
            <text:p/>
            <text:p><text:s text:c="16"/>4 gün önce</text:p>
            <text:p><text:s text:c="17"/>yayınlandı</text:p>
            <text:p><text:s text:c="15"/></text:p>
          </table:table-cell>
        </table:table-row>
        <table:table-row table:style-name="ro2">
          <table:table-cell office:value-type="string">
            <text:p>Full-Time</text:p>
          </table:table-cell>
          <table:table-cell office:value-type="string">
            <text:p>Tekstil, Giyim, Mağazacılık (Tekstil), Perakende</text:p>
          </table:table-cell>
          <table:table-cell table:number-columns-repeated="2" office:value-type="string">
            <text:p>Inditex</text:p>
          </table:table-cell>
          <table:table-cell office:value-type="string">
            <text:p>Mağaza Yöneticisi / Yönetmeni</text:p>
          </table:table-cell>
          <table:table-cell office:value-type="float" office:value="3359403">
            <text:p>3359403</text:p>
          </table:table-cell>
          <table:table-cell office:value-type="string">
            <text:p>Mersin</text:p>
          </table:table-cell>
          <table:table-cell office:value-type="string">
            <text:p>active</text:p>
          </table:table-cell>
          <table:table-cell office:value-type="string">
            <text:p>Detail-Aday</text:p>
          </table:table-cell>
          <table:table-cell office:value-type="string">
            <text:p>QUALIFICATIONS AND JOB DESCRIPTION Tutkulu ve yaratıcı insanlara yönelik genç modası markalarından biriyiz. Yetenekliyiz ve markayı günden güne yeniden inşa etmekten keyif alıyoruz. Modaya, stile ve en yeni trendlere duyduğumuz tutku yaptığımız her işin temelinde yer alıyor. Kendini bu değerlerle özdeşleştiriyorsan  bizimle tanışmak için zaman kaybetme!SENİ NASIL BİRİSİ OLARAK HAYAL EDİYORUZ?MAĞAZA BÖLÜM MÜDÜRÜ Tutkulu, meraklı, motive ve dinamik birisin. Sunacak farklı bir şeylerin olduğuna inanıyorsun . Detaylara önem veren, yaratıcı, proaktif bir kişiliğin var ve bu özelliklerinin moda sekötünde ödüllendirildiği, seni geliştiren bir kariyer arıyorsun. Sorumluluk alanlarının birden fazlasını eş zamanlı yapabiliyorsun. Modayı seviyorsun ve kendini dış dünyaya ifade etme şeklin senin için çok önemli. Analiz, önceliklendirme ve organizasyon becerilerin mükemmel. Kar yaratmada, insan yönetiminde ve müşteri servisi anlayışı alanlarında tecrübeye sahipsin. SENDEN NE BEKLİYORUZ?Mağaza Bölüm Müdürü olarak Inditex imajının önemli bir parçasısın. Güçlü liderlik becerilerin ve perakende tecrüben ekibine örnek teşkil edecek. Şirket standartlarına uygun olarak mağazanı yönetecek ve hedeflerini gerçekleştirmek için bölge ekipleriyle yakından çalışacak ve tüm ekibe destek olacaksın. Ana sorumluluklarının bazıları bunlar olacak:• Satış performansı ve verimliliği takip etmek ve geliştirmek• Tüm operasyonel ve idari süreçleri takip etmek• Ekibini motive etmek, cesaretlendirmek ve onlara ilham vermek• Mağazan için en iyi stratejiyi oluşturabilmek için verileri analiz etmek• Şirketin sürdürülebilirlik stratejisi için elçi olmak</text:p>
          </table:table-cell>
          <table:table-cell office:value-type="string">
            <text:p/>
            <text:p><text:s text:c="16"/>5 gün önce</text:p>
            <text:p><text:s text:c="17"/>yayınlandı</text:p>
            <text:p><text:s text:c="15"/></text:p>
          </table:table-cell>
        </table:table-row>
        <table:table-row table:style-name="ro2">
          <table:table-cell office:value-type="string">
            <text:p>Dönemsel / Proje Bazlı</text:p>
          </table:table-cell>
          <table:table-cell office:value-type="string">
            <text:p>Tekstil, Giyim, Mağazacılık (Tekstil), Perakende</text:p>
          </table:table-cell>
          <table:table-cell table:number-columns-repeated="2" office:value-type="string">
            <text:p>Inditex</text:p>
          </table:table-cell>
          <table:table-cell office:value-type="string">
            <text:p>Satış Danışmanı</text:p>
          </table:table-cell>
          <table:table-cell office:value-type="float" office:value="3428831">
            <text:p>3428831</text:p>
          </table:table-cell>
          <table:table-cell office:value-type="string">
            <text:p>Adana, Ankara, Antalya, Bursa, Eskişehir, Mersin, İstanbul(Avr.), İzmir, Samsun, İstanbul(Asya)</text:p>
          </table:table-cell>
          <table:table-cell office:value-type="string">
            <text:p>active</text:p>
          </table:table-cell>
          <table:table-cell office:value-type="string">
            <text:p>Detail-Aday</text:p>
          </table:table-cell>
          <table:table-cell office:value-type="string">
            <text:p>GENEL NİTELİKLER VE İŞ TANIMI Inditex, Zara, Pull&amp;Bear, Massimo Dutti, Bershka, Stradivarius, Oysho, Zara Home ve Lefties markalarıyla, dünyada 96 ülkede, 7400’den fazla mağazasıyla dünyanın en büyük moda perakende şirketlerinden biridir.Modanın kalbinde bulunmak isteyen senin gibi yeteneklerle tanışmak ve birlikte büyümeye devam etmek istiyoruz.Türkiye'de bulunan mağazalarımızda yaz döneminde,yarı zamanlı çalışabilecek dönemsel “Mağaza Satış Danışmanı &amp; Kasiyer” pozisyonları için ekip arkadaşları arıyoruzİŞ TANIMIPeki bu heyecan verici ve dinamik çalışma ortamında biz nasıl çalışıyoruz?Mağaza içerisinde kasa, reyon ve depo alanlarında ürüne dokunarak,Müşteri memnuniyetini sağlayarak,Satış hedeflerine ulaşarak,Esnek çalışma saatleri ve vardiyalı bir çalışma sistemiyle (hafta sonları da dâhil olmak üzere). Bunları gerçekleştirirken hem kendimizi hem de şirketimizi bir adım ileriye taşıyoruz.  Haydi durma! Sen de ailemizin bir parçası ol!Seninle tanışmak için sabırsızlanıyoruz.</text:p>
          </table:table-cell>
          <table:table-cell office:value-type="string">
            <text:p/>
            <text:p><text:s text:c="16"/>17 gün önce</text:p>
            <text:p><text:s text:c="17"/>yayınlandı</text:p>
            <text:p><text:s text:c="15"/></text:p>
          </table:table-cell>
        </table:table-row>
        <table:table-row table:style-name="ro2">
          <table:table-cell office:value-type="string">
            <text:p>Yarı Zamanlı / Part Time</text:p>
          </table:table-cell>
          <table:table-cell office:value-type="string">
            <text:p>Tekstil, Giyim, Mağazacılık (Tekstil), Perakende</text:p>
          </table:table-cell>
          <table:table-cell table:number-columns-repeated="2" office:value-type="string">
            <text:p>Inditex</text:p>
          </table:table-cell>
          <table:table-cell office:value-type="string">
            <text:p>Satış Danışmanı</text:p>
          </table:table-cell>
          <table:table-cell office:value-type="float" office:value="3549439">
            <text:p>3549439</text:p>
          </table:table-cell>
          <table:table-cell office:value-type="string">
            <text:p>Mersin</text:p>
          </table:table-cell>
          <table:table-cell office:value-type="string">
            <text:p>active</text:p>
          </table:table-cell>
          <table:table-cell office:value-type="string">
            <text:p>Detail-Aday</text:p>
          </table:table-cell>
          <table:table-cell office:value-type="string">
            <text:p>GENEL NİTELİKLER VE İŞ TANIMI Inditex, Zara, Pull&amp;Bear, Massimo Dutti, Bershka, Stradivarius, Oysho, Zara Home ve Lefties markalarıyla, dünyada 96 ülkede, 7400’den fazla mağazasıyla dünyanın en büyük moda perakende şirketlerinden biridir.Modanın kalbinde bulunmak isteyen senin gibi yeteneklerle tanışmak ve birlikte büyümeye devam etmek istiyoruz.Mersin'de bulunan mağazalarımızda ,yarı zamanlı çalışabilecek  “Mağaza Satış Danışmanı &amp; Kasiyer” pozisyonları için ekip arkadaşları arıyoruzİŞ TANIMIPeki bu heyecan verici ve dinamik çalışma ortamında biz nasıl çalışıyoruz?Mağaza içerisinde kasa, reyon ve depo alanlarında ürüne dokunarak,Müşteri memnuniyetini sağlayarak,Satış hedeflerine ulaşarak,Esnek çalışma saatleri ve vardiyalı bir çalışma sistemiyle (hafta sonları da dâhil olmak üzere). Bunları gerçekleştirirken hem kendimizi hem de şirketimizi bir adım ileriye taşıyoruz.  Haydi durma! Sen de ailemizin bir parçası ol!Seninle tanışmak için sabırsızlanıyoruz.</text:p>
          </table:table-cell>
          <table:table-cell office:value-type="string">
            <text:p/>
            <text:p><text:s text:c="16"/>18 gün önce</text:p>
            <text:p><text:s text:c="17"/>yayınlandı</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264781">
            <text:p>3264781</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 Etkileme ve ikna kabiliyeti yüksek,Planlama ve organize etme becerisine sahip,Erkek adaylar için Askerlik görevini tamamlamış ya da en az 1 yıl tecilli olan,Tercihen Bireysel Emeklilik ve Segem lisansına sahip,İstanbul'da ikamet eden, "Birikim Güvence Danışmanları" arıyoruz.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Sigorta ve Emeklilik Danışmanı</text:p>
          </table:table-cell>
          <table:table-cell office:value-type="float" office:value="2232156">
            <text:p>2232156</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 Bu varlık nedenimiz ışığında; iyilik için harekete geçen, fark yaratmak için cesur davranan, gelişmek için sade düşünen, keşfetmek için heyecan duyan ve sınırları aşmak için birlikte çalışan harika bir aileyiz! 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 Bu satırları okurken bizim kadar heyecanlandıysan seni de aramıza bekliyoruz. Dipnot: AvivaSA Emeklilik ve Hayat 2007 yılında kurulmuş olup, 5 Mayıs 2021 yılı itibarıyla, Sabancı Holding ile iki yüz yıla yaklaşan geçmişe sahip Belçikalı sigorta şirketi Ageas’ın eşit ortaklık ilkesiyle yola “AgeSA Hayat ve Emeklilik” ismiyle devam etmektedir.”Üniversitelerin ilgili bölümlerinden mezun, Emeklilik Gözetim Merkezi'nden Bireysel Emeklilik Aracılığı Lisansına sahip,Başarı odaklı, Müşteri yönetimi ve ilişki geliştirme becerileri gelişmiş, Liderlik yetkinlikleri ile motive etme becerisine sahip, Planlama ve organize etme yeteneği gelişmiş, Erkek adaylarımız için askerlik hizmetini tamamlamış, Seyahat engeli olmayan, İstanbul'da ikamet eden, "Sigorta Yöneticileri" arıyoruz.   İŞ TANIMIBanka şubelerinin mevcut müşteri potansiyelini banka personeli ile birlikte tespit etmek ve şube aracılığı ile müşterilere ulaşmak ve şube içinde ya da şube dışında banka personeli ile ortak satış yapmakSatış hedefleri doğrultusunda müşteri portföyünü yaratmak, müşterilere ulaşmak ve belirlenen ürünlerin satışını yapmak,Satış sonrası müşterilerimize danışmanlık hizmeti sunmak, İşbirliği yapılan banka şubeleri ve / veya kurumlar ile ilişkileri koordine ederek, ziyaretlerde bulunmak, ihtiyaçları belirle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Sigorta ve Emeklilik Danışmanı</text:p>
          </table:table-cell>
          <table:table-cell office:value-type="float" office:value="3269220">
            <text:p>3269220</text:p>
          </table:table-cell>
          <table:table-cell office:value-type="string">
            <text:p>Adana, Adıyaman, Afyon, Ağrı, Amasya, Ankara, Antalya, Artvin, Aydın, Balıkesir, Bilecik, Bingöl, Bitlis, Bolu, Burdur, Bursa, Çanakkale, Çankırı, Çorum, Denizli, Diyarbakır, Edirne, Elazığ, Erzincan, Erzurum, Eskişehir, Gaziantep, Giresun, Gümüşhane, Hakkari, Hatay, Isparta, Mersin, İstanbul(Avr.), İzmir, Kars, Kastamonu, Kayseri, Kırklareli, Kırşehir, Kocaeli, Konya, Kütahya, Malatya, Manisa, Kahramanmaraş, Mardin, Muğla, Muş, Nevşehir, Niğde, Ordu, Rize, Sakarya, Samsun, Siirt, Sinop, Sivas, Tekirdağ, Tokat, Trabzon, Tunceli, Şanlıurfa, Uşak, Van, Yozgat, Zonguldak, Aksaray, Bayburt, Karaman, Kırıkkale, Batman, Şırnak, Bartın, Ardahan, Iğdır, Yalova, Karabük, Kilis, Osmaniye, Düzce, İstanbul(Asya)</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 Bu varlık nedenimiz ışığında; iyilik için harekete geçen, fark yaratmak için cesur davranan, gelişmek için sade düşünen, keşfetmek için heyecan duyan ve sınırları aşmak için birlikte çalışan harika bir aileyiz! 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 Bu satırları okurken bizim kadar heyecanlandıysan seni de aramıza bekliyoruz. Dipnot: AvivaSA Emeklilik ve Hayat 2007 yılında kurulmuş olup, 5 Mayıs 2021 yılı itibarıyla, Sabancı Holding ile iki yüz yıla yaklaşan geçmişe sahip Belçikalı sigorta şirketi Ageas’ın eşit ortaklık ilkesiyle yola “AgeSA Hayat ve Emeklilik” ismiyle devam etmektedir.”Üniversitelerin ilgili bölümlerinden mezun,Emeklilik Gözetim Merkezi'nden Bireysel Emeklilik Aracılığı Lisansına sahip,Başarı odaklı,Müşteri yönetimi ve ilişki geliştirme becerileri gelişmiş,Liderlik yetkinlikleri ile motive etme becerisine sahip,Planlama ve organize etme yeteneği gelişmiş,Erkek adaylarımız için askerlik hizmetini tamamlamış, İŞ TANIMIBanka şubelerinin mevcut müşteri potansiyelini banka personeli ile birlikte tespit etmek ve şube aracılığı ile müşterilere ulaşmak ve şube içinde ya da şube dışında banka personeli ile ortak satış yapmakSatış hedefleri doğrultusunda müşteri portföyünü yaratmak, müşterilere ulaşmak ve belirlenen ürünlerin satışını yapmak,Satış sonrası müşterilerimize danışmanlık hizmeti sunmak,İşbirliği yapılan banka şubeleri ve / veya kurumlar ile ilişkileri koordine ederek, ziyaretlerde bulunmak, ihtiyaçları belirle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264795">
            <text:p>3264795</text:p>
          </table:table-cell>
          <table:table-cell office:value-type="string">
            <text:p>Denizli</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Risk ve İç Kontrol Direktörlüğü, İç Kontrol ve Risk Yönetimi Grup Müdürlüğü, Satış Kalite Uyum Yöneticiliği’nde görev almak üzere Uzman arayışımız bulunmaktadı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 Etkileme ve ikna kabiliyeti yüksek,Planlama ve organize etme becerisine sahip,Askerlik görevini tamamlamış ya da en az 1 yıl tecilli olan,Tercihen Bireysel Emeklilik ve Segem lisansına sahipİstanbul'da ikamet eden, "Birikim Güvence Danışmanları" arıyoruz.İŞ TANIMIAviva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264789">
            <text:p>3264789</text:p>
          </table:table-cell>
          <table:table-cell office:value-type="string">
            <text:p>Kocaeli(İzmit)</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Etkileme ve ikna kabiliyeti yüksek,Planlama ve organize etme becerisine sahip,Askerlik görevini tamamlamış ya da en az 1 yıl tecilli olan,Tercihen Bireysel Emeklilik ve Segem lisansına sahip,İzmit'te ikamet eden, "Birikim Güvence Danışmanları" arıyoruz. 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Bu mesaj Monday, August 9, 2021 tarihi saat 2:45:06 PM'da Halka Açık (Public) olarak sınıflandırılmıştır.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Sağlık Tazminat Uzmanı</text:p>
          </table:table-cell>
          <table:table-cell office:value-type="float" office:value="3611212">
            <text:p>3611212</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 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Operasyon Genel Müdür Yardımcılığı, Tazminat Müdürlüğü’nde görev almak üzere “İşsizlik Tazminat İşlemleri Kıdemli Uzmanı” arayışımız bulunmaktadır.Genel NiteliklerEn az lisans derecesine sahip,Analitik, dinamik, araştırmacı, sorgulayan, sonuç odaklı,Emeklilik ve Hayat Sigortası şirketlerinde benzer pozisyonlarda en az 2-3 yıllık deneyim sahibi,İşsizlik Tazminat Değerlendirme  Uzmanlığına sahip ve işsizlik tazminat süreçlerinde deneyimli,İnovatif bakış açısını da dahil ederek, işsizlik tazminat süreçlerinde sistem ve iş süreçlerinin gelişmesinde rol oynayacak,  ilgili geliştirme projelerinde etkin ve yönlendirici görev alabilecek,Prosedürlere, iş akışlarına ve mevzuatsal kurallara hakim,Müşteri odaklı bakış açısıyla çalışabilecek,Sözlü ve yazılı iletişim becerileri gelişmiş, işin gereği olarak müşteri ile sözlü ve yazılı iletişimlerde bulunabilecek,Sonuç odaklı, özenli, dikkatli ve ekip çalışmasına yatkın, yoğun çalışma temposuna ayak uydurabilecek,Microsoft Office programlarını aktif olarak ve iyi derecede kullanabilen bir ekip arkadaşı arıyoruz.İş Tanımıİşsizlik tazminat süreçlerine ilişkin sistem geliştirme ve süreç kurgulama çalışmalarına katılmak, proje çalışmalarına liderlik ederek Tazminat Birimi adına etkin görev almak,Ekip çalışanlarına işsizlik tazminatlarını değerlendirmeye ilişkin ve sistem/süreç eğitimlerini vermek,İşsizlik tazminat ihbarlarına ilişkin olarak dosyaların açılması ve gerekli belgelerin tamamlanması süreçlerini yürütmek,İşsizlik Tazminat ödeme işlemlerinde görev almak,Mevzuat ve yönetmeliklere, prosedürlere uygun olarak müşteri memnuniyetini sağlamak üzere çalışmak,İşsizlik Tazminat süreçlerinde ihbardan dosya sonuçlanıncaya kadar sürecin her aşamasında müşterilere gerekli yönlendirmelerde ve iletişimlerde bulunmak,İşsizlik tazminatlarına ilişkin standart raporları hazırlamak,İşsizlik muallak dosya takiplerini yürütmek.</text:p>
          </table:table-cell>
          <table:table-cell office:value-type="string">
            <text:p/>
            <text:p><text:s text:c="16"/>3 gün önce</text:p>
            <text:p><text:s text:c="17"/>yayınlandı</text:p>
            <text:p><text:s text:c="15"/></text:p>
          </table:table-cell>
        </table:table-row>
        <table:table-row table:style-name="ro2">
          <table:table-cell office:value-type="string">
            <text:p>Full-Time</text:p>
          </table:table-cell>
          <table:table-cell office:value-type="string">
            <text:p>Hayat ve Emeklilik</text:p>
          </table:table-cell>
          <table:table-cell table:number-columns-repeated="2" office:value-type="string">
            <text:p>AgeSA Hayat ve Emeklilik A.Ş.</text:p>
          </table:table-cell>
          <table:table-cell office:value-type="string">
            <text:p>Performans Danışmanı</text:p>
          </table:table-cell>
          <table:table-cell office:value-type="float" office:value="3603015">
            <text:p>3603015</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QUALIFICATIONS AND JOB DESCRIPTION As AgeSA; “We exist to offer the goodness at the core of our business, with the goal of a confident society with happy individuals!”As of May 5, 2021, AgeSA Hayat ve Emeklilik continues its journey in line with the principle of equal partnership between Sabancı Holding and Ageas, a Belgian insurance company with a history of nearly two centuries, and 20 percent of the company's shares are traded in Borsa Istanbul with the code “AGESA”. Founded in 2007 as AvivaSA Emeklilik ve Hayat, the company changed its name to “AgeSA Hayat ve Emeklilik” as of July 1, 2021.Adopting the purpose of “We exist to present the good in the essence of our business, with the goal of a trusting society with happy individuals”, AgeSA offers innovative products in the fields of "private pension", "life insurance" and "personal accident insurance" to its 2,4 million customers with its approximately 1,700 employees. In addition to Turkey's largest direct sales team, the company provides services with its strong bancassurance network in cooperation with Akbank, its agencies, tele-sales channel and unique multi-distribution channel structure consisting of a team of corporate projects. AgeSA is a company that makes a difference in the sector, acting with a focus on providing customer-oriented and experience-layered services in all channels where customers are contacted, and has been deemed worthy of many international and national awards in this field.We are looking form new team member in our Bankasurance Development and Performans Management Team!QualificationsMinimum of Bachelor’s Degree,Excellent verbal and written communication skills in English,Prefably relevant experience  in marketing, customer management, product management or similar role,Strong analytical skills and good jundgment to solve problems,Strong communication, flexibility, collaboration skills.Dynamic, prone to teamwork.Job DescriptionMonitor customer retention and new acquisition performance of bank channel and in line with the company's strategies, introduce new initiatives to improve performance ,To increase customer loyalty and improve collection rates, coordinate studies between Akbank and AgeSA analytical departments,Evaluate results of analytical studies and propose and design new customer campaigns for customer retention and new acquisition, Ensure effective collaboration between AgeSA stakeholders and Akbank in positioning new offers and campaigns,Involve in customer satisfaction, retention, and customer loyalty projects within the company, identify the needs of sales teams in addressing customer expectations.</text:p>
          </table:table-cell>
          <table:table-cell office:value-type="string">
            <text:p/>
            <text:p><text:s text:c="16"/>3 gün önce</text:p>
            <text:p><text:s text:c="17"/>güncellendi</text:p>
            <text:p><text:s text:c="15"/></text:p>
          </table:table-cell>
        </table:table-row>
        <table:table-row table:style-name="ro2">
          <table:table-cell office:value-type="string">
            <text:p>Full-Time</text:p>
          </table:table-cell>
          <table:table-cell office:value-type="string">
            <text:p>Hayat ve Emeklilik</text:p>
          </table:table-cell>
          <table:table-cell table:number-columns-repeated="2" office:value-type="string">
            <text:p>AgeSA Hayat ve Emeklilik A.Ş.</text:p>
          </table:table-cell>
          <table:table-cell office:value-type="string">
            <text:p>Performans Yönetimi Yöneticisi</text:p>
          </table:table-cell>
          <table:table-cell office:value-type="float" office:value="3602914">
            <text:p>3602914</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QUALIFICATIONS AND JOB DESCRIPTION As AgeSA; “We exist to offer the goodness at the core of our business, with the goal of a confident society with happy individuals!”As of May 5, 2021, AgeSA Hayat ve Emeklilik continues its journey in line with the principle of equal partnership between Sabancı Holding and Ageas, a Belgian insurance company with a history of nearly two centuries, and 20 percent of the company's shares are traded in Borsa Istanbul with the code “AGESA”. Founded in 2007 as AvivaSA Emeklilik ve Hayat, the company changed its name to “AgeSA Hayat ve Emeklilik” as of July 1, 2021.Adopting the purpose of “We exist to present the good in the essence of our business, with the goal of a trusting society with happy individuals”, AgeSA offers innovative products in the fields of "private pension", "life insurance" and "personal accident insurance" to its 2,4 million customers with its approximately 1,700 employees. In addition to Turkey's largest direct sales team, the company provides services with its strong bancassurance network in cooperation with Akbank, its agencies, tele-sales channel and unique multi-distribution channel structure consisting of a team of corporate projects. AgeSA is a company that makes a difference in the sector, acting with a focus on providing customer-oriented and experience-layered services in all channels where customers are contacted, and has been deemed worthy of many international and national awards in this field.We are looking form new team member in our Bankasurance Development and Performans Management Team!QualificationsMinimum of Bachelor’s Degree,Excellent verbal and written communication skills in English,Minimum 7 years relevant experience preferably in marketing,customer management, product management or similar role,Strong analytical skills and good jundgment to solve problems,Strong communication, flexibility, collaboration skills.Job DescriptionMonitor customer retention and new acquisition performance of bank channel and in line with the company's strategies, introduce new initiatives to improve performance ,To increase customer loyalty and improve collection rates, coordinate studies between Akbank and AgeSA analytical departments,Evaluate results of analytical studies and propose and design new customer campaigns for customer retention and new acquisition, Ensure effective collaboration between AgeSA stakeholders and Akbank in positioning new offers and campaigns,Involve in customer satisfaction, retention, and customer loyalty projects within the company, identify the needs of sales teams in addressing customer expectations,Conduct analysis on customer churn rate and collection performance, share insights with executives and sales team.</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Aktüerya Uzmanı</text:p>
          </table:table-cell>
          <table:table-cell office:value-type="float" office:value="3596878">
            <text:p>3596878</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 Bu varlık nedenimiz ışığında; iyilik için harekete geçen, fark yaratmak için cesur davranan, gelişmek için sade düşünen, keşfetmek için heyecan duyan ve sınırları aşmak için birlikte çalışan harika bir aileyiz! 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Finans Genel Müdür Yardımcılığı, Aktüerya ve İş Riski Grup Müdürlüğü’nde görev almak üzere “Uzman” arayışımız bulunmaktadır.Genel Nitelikler:Üniversitelerin Aktüerya, İktisat, İstatistik, Matematik, Matematik Mühendisliği vb. ilgili lisans bölümlerinden mezun olan,Aktüeryal raporlama veya modelleme alanlarında en az 3 yıl deneyime sahip,İyi derecede İngilizce bilgisine sahip,İyi derecede MS Office programları (özellikle MS Excel) kullanabilen,İlgili uygulamalarla (SQL, SPSS, python vb.) veri çalışmaları yapabilen,Detay ve kontrol yetkinliği yüksek, sorgulayıcı ve analitik bir bakış açısına sahip olan,Takım çalışmasına yatkın, etkin iletişim kuran, çözüm odaklı.İş Tanımı:Finansal raporların aylık, üç aylık, altı aylık ve yıllık olarak hazırlanması,İç Denetim, İç Kontrol ve Finansal Risk ve Kontrol Denetim sürecinde istenilen bilgilerin zamanında ve tam olarak iletilmesi, geri bildirimler ile ilgili aksiyon alınıp hayata geçirilmesi,Mevzuat değişiklikleri ve varsa denetim sürecinde belirlenen iyileştirmelerin sisteme uyarlanması, testleri ve hayata geçirilmesi süreçlerinin takibi.</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Satış Koordinasyon Uzmanı</text:p>
          </table:table-cell>
          <table:table-cell office:value-type="float" office:value="3178397">
            <text:p>3178397</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 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Banka Sigortacılığı Genel Müdür Yardımcılığı, Banka Sigortacılığı Satış Koordinasyon ve İletişim Yönetimi Müdürlüğü'nde görev almak üzere "Satış Koordinasyon ve İletişim Yönetmeni" arayışımız bulunmaktadır.GENEL NİTELİKLEREn az lisans derecesi,En az 5 yıl banka kanalı saha satış kanalları tecrübesi olan, Tercihen İngilizce bilgisine sahip,Analiz, raporlama, proje yönetimi becerileri güçlü, Müşteri yönetimi ve ilişki geliştirme konularında deneyim sahibi,Planlama ve organizasyon becerisi yüksek,İletişim, problem çözme ve analitik düşünme yetkinliği güçlü,Seyahat engeli bulunmayan,İŞ TANIMIBanka Sigortacılığı çalışma sistemlerinin sahadaki etkilerinin bilinip, sahadan geri bildirim toplanması,Şirket karlılığı ve AgeSA saha ekiplerinin verimliliğini artıracak önerilerde bulunulması ve önerilerini destekleyecek modellerin oluşturulması,Oluşturulan modelin, teorik ve algısal olarak saha ekiplerine iletilmesi, etkinliğinin ve verimliliğinin ölçülerek, aksayan yönler varsa proaktif çözüm önerilerinin geliştirilmesi,Banka Sigortacılığı kanalı için saha hedeflerinin bütçeye göre aylık kırılımlarının yapılması, takibi, yıl içinde gerçekleşmelerin takibi ve piyasa şartlarına göre yönetilmesi,Hedeflerin gerçekleşmesi ile ilgili oluşabilecek risklerin takibi, proaktif çözüm önerileri üretilmesi,Banka Sigortacılığı ekibini temsilen saha ziyaretleri yaparak görev alanındaki fonksiyonlarla ilgili bilgi vermek, bilgi toplanılması,Banka Sigortacılığı performans toplantılarında yer almak ve toplantıların verimli yapılması için önerilerde bulunulması,Kanal yönetimine periyodik performans sunumları yapılması,Saha ekipleri için kampanyalarının ve ödül sistemlerinin oluşturulması, anlatılması, takibi ve analizlerinin yapılması.   </text:p>
          </table:table-cell>
          <table:table-cell office:value-type="string">
            <text:p/>
            <text:p><text:s text:c="16"/>3 gün önce</text:p>
            <text:p><text:s text:c="17"/>güncellendi</text:p>
            <text:p><text:s text:c="15"/></text:p>
          </table:table-cell>
        </table:table-row>
        <table:table-row table:style-name="ro2">
          <table:table-cell office:value-type="string">
            <text:p>Full-Time</text:p>
          </table:table-cell>
          <table:table-cell office:value-type="string">
            <text:p>Hayat ve Emeklilik</text:p>
          </table:table-cell>
          <table:table-cell table:number-columns-repeated="2" office:value-type="string">
            <text:p>AgeSA Hayat ve Emeklilik A.Ş.</text:p>
          </table:table-cell>
          <table:table-cell office:value-type="string">
            <text:p>Finans Proje Analisti</text:p>
          </table:table-cell>
          <table:table-cell office:value-type="float" office:value="3572348">
            <text:p>3572348</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QUALIFICATIONS AND JOB DESCRIPTION We are seeking for an IFRS 17 Project Management and Coordination Specialist who will be a part of our Finance team.QUALIFICATIONSBachelor’s degree related to Actuarial or Finance,Understanding of general concept of IFRS 17 is an asset,Experience within ongoing IFRS 17 projects is a plus,Must be detail oriented while being able to think holistically,Strong qualitative and analytical skillsExcellent communication and coordination skills are essential as you will be liaising and engaging with a wide variety of stakeholders from working team to senior management,Flexibility to work in both a collaborative team environment and also independently,2-3 years of experience in actuarial, modelling or planning in the insurance industry strongly preferred, any insurance related trainings or designations (i.e actuarial) are a plus,Strong knowledge of MS Office applications and knowledge of SQL, modelling tools and python is an asset,No military obligation for male candidates. JOB DESCRIPTIONTo support being complied with IFRS 17 and to provide detailed analysis for IFRS 17 results,Identifying development areas under IFRS 17 environment in accordance with company’s short and long term targets,To support coordination of wide variety of stakeholders in different departments and vendors,Taking part to prepare and running the remaining plan,Taking part to communicate remaining plan with core stakeholders and senior management.</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Planlama ve Raporlama Uzmanı</text:p>
          </table:table-cell>
          <table:table-cell office:value-type="float" office:value="3572327">
            <text:p>3572327</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Finans Genel Müdür Yardımcılığı, Stratejik Planlama &amp; Finansal Risk ve Raporlama Grup Müdürlüğü, Planlama ve Raporlama Müdürlüğü'nde görev almak üzere "Uzman" arayışımız bulunmaktadır.Genel Nitelikler:Üniversitelerin Aktüerya, İktisat, İstatistik, Matematik, Matematik Mühendisliği vb. ilgili lisans bölümlerinden mezun olan,En az 3 yıllık Planlama, Aktüerya veya Yönetim Raporlaması tecrübesine sahip, (tercihen hayat ve emeklilik sektörü)İyi seviyede muhasebe ve kontrol bilgisine sahip,Tercihen TFRS/UFRS , UFRS 9/15/17 bilgisine sahip,Raporlama ve analizleri yetkinlikleri güçlü,Güçlü ilişki kurma becerilerine sahip ve müşteri odaklı,Ekip çalışmasına yatkın ve sonuç odaklı,Çok iyi derecede İngilizce bilgisine sahip,Çok iyi derecede MS Office programlarını kullanabilen,İlgili uygulamalarla (SQL, SPSS, python vb.) veri çalışmaları yapabilecek bir ekip arkadaşı arıyoruz.İş Tanımı:Operasyonel ve finansal verilerin nicel analizini gerçekleştirerek yönetim raporlamalarının yapılmasını sağlamak,Araştırarak, analiz ederek, biçimlendirerek ve sunarak raporlar hazırlamak,Gerektiğinde ad hoc analizleri gerçekleştirmek,Tahminler ve bütçe için finansal modeller önererek oluşturmak ve bunları yönetmek,Çok çeşitli ve büyük hacimli verileri düzenleyerek ve analiz ederek raporlama veritabanları oluşturmak ve saklamak,Raporlama ve süreçlerin dijitalleştirilmesinde görev almak,Sektörel rekabet analizleri gerçekleştirmek,UFRS 9/15/17 çalışmalarında ve analizlerinde görev almak,Finansal araştırmaları gerçekleştirerek ortaya çıkan finansal eğilimleri belirlemek,Maliyet/giderin analizini ve değerlendirmesini gerçekleştirmek,Şirket içindeki yeni projeleri ve yatırım fırsatlarını işlevsel iş hedeflerini desteklemek amacıyla değerlendirmek. </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264786">
            <text:p>3264786</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Etkileme ve ikna kabiliyeti yüksek,Planlama ve organize etme becerisine sahip,Erkek adaylar için askerlik görevini tamamlamış ya da en az 1 yıl tecilli olan,Tercihen Bireysel Emeklilik ve Segem lisansına sahipAnkara'da ikamet eden, "Birikim Güvence Danışmanları" arıyoruz. 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 </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Sigorta ve Emeklilik Danışmanı</text:p>
          </table:table-cell>
          <table:table-cell office:value-type="float" office:value="3607330">
            <text:p>3607330</text:p>
          </table:table-cell>
          <table:table-cell office:value-type="string">
            <text:p>Samsun</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 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Genel NiteliklerEn az lise mezunu, tercihen ön lisans veya lisans mezunu,MS Office programlarına hakim (özellikle Word ve Excel'i kullanabilen),Tercihen benzer bir görevde en az 1 yıl deneyimli,Diksiyonu düzgün, temsil yeteneği kuvvetli, insan ilişkilerinde başarılı,Organizasyon yeteneği gelişmiş, inisiyatif alabilen, çözüm odaklı,Samsun' da ikamet eden. İş TanımıDirekt Satış Samsun Şube Ofisi'nde, idari işlerin tüm süreçlerine destek vererek aşağıdaki görevleri yerine getirmek üzere;Satış Ofisinin tüm işleyiş ve uygulamalarının yürütülmesinde aktif rol oynamak,Genel Müdürlüğün ilgili birimleri ile gereken iş süreçleri ve raporlamaları yürütmek,Gelen telefon ve müşterileri karşılamak, ilgili kişilere yönlendirilmesini sağlamakGerekeli dosyalama ve arşivleme süreçlerini prosedürlere uygun şekilde yürütmek,Periyodik bölge ve satış raporlamalarını yapmak,Ofis işleyişi, uygulama ve prosedürler konusunda eğitimler vermek.</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264782">
            <text:p>3264782</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 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Etkileme ve ikna kabiliyeti yüksek,Planlama ve organize etme becerisine sahip,Askerlik görevini tamamlamış ya da en az 1 yıl tecilli olan,Tercihen Bireysel Emeklilik ve Segem lisansına sahip,Bursa'da ikamet eden, "Birikim Güvence Danışmanları" arıyoruz. 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Bu mesaj Monday, August 9, 2021 tarihi saat 2:45:06 PM'da Halka Açık (Public) olarak sınıflandırılmıştır. </text:p>
          </table:table-cell>
          <table:table-cell office:value-type="string">
            <text:p/>
            <text:p><text:s text:c="16"/>4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2375223">
            <text:p>2375223</text:p>
          </table:table-cell>
          <table:table-cell office:value-type="string">
            <text:p>Adana</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Etkileme ve ikna kabiliyeti yüksek,Planlama ve organize etme becerisine sahip,Askerlik görevini tamamlamış ya da en az 1 yıl tecilli olan,Tercihen Bireysel Emeklilik ve Segem lisansına sahipAdana'da ikamet eden, "Birikim Güvence Danışmanları" arıyoruz. 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Bu mesaj Monday, August 9, 2021 tarihi saat 2:45:06 PM'da Halka Açık (Public) olarak sınıflandırılmıştır. </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264788">
            <text:p>3264788</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aşağıda yer alan) bölümlerinden mezun,Satış alanında kariyer hedefleyen,Başarı odaklı,Müşteri yönetimi ve ilişki geliştirme konusunda başarılı olabilecek,Etkileme ve ikna kabiliyeti yüksek,Planlama ve organize etme becerisine sahip,Askerlik görevini tamamlamış ya da en az 1 yıl tecilli olan,Tercihen Bireysel Emeklilik ve Segem lisansına sahipİzmir'de ikamet eden, "Birikim Güvence Danışmanları" arıyoruz. 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Bu mesaj Monday, August 9, 2021 tarihi saat 2:45:06 PM'da Halka Açık (Public) olarak sınıflandırılmıştır.</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Birikim ve Güvence Uzmanı</text:p>
          </table:table-cell>
          <table:table-cell office:value-type="float" office:value="3254783">
            <text:p>3254783</text:p>
          </table:table-cell>
          <table:table-cell office:value-type="string">
            <text:p>Adana, Ankara, Antalya, Aydın, Bursa, Denizli, Eskişehir, Gaziantep, İstanbul(Avr.), İzmir, Kayseri, Kocaeli, Manisa, Muğla(Marmaris), Trabzon, İstanbul(Asya)</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Aranan Nitelikler:Tercihen üniversitelerin 4 yıllık bölümlerinden ya da Meslek Yüksek Okullarının ilgili  bölümlerinden mezun,Satış alanında kariyer hedefleyen,Başarı odaklı,Müşteri yönetimi ve ilişki geliştirme konusunda başarılı olabilecek, Etkileme ve ikna kabiliyeti yüksek,Planlama ve organize etme becerisine sahip,Askerlik görevini tamamlamış ya da en az 1 yıl tecilli olan,Tercihen Bireysel Emeklilik ve Segem lisansına sahip, "Birikim Güvence Danışmanları" arıyoruz.İŞ TANIMIAgeSA Direkt Satış Kanalı Bölge ve Şubelerimizde, belirlenen aylık ve yıllık hedefler doğrultusunda;Müşteri portföyü oluşturmak,Potansiyel müşterilere ulaşarak Bireysel Emeklilik, Hayat ve Sağlık Sigortası ürünlerinin satışını gerçekleştirmek,Satış sonrası müşterilerimize danışmanlık hizmeti sunmak,Müşteri memnuniyetini sağlamak ve portföy yönetimini gerçekleştirmek.</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Sigorta ve Emeklilik Danışmanı</text:p>
          </table:table-cell>
          <table:table-cell office:value-type="float" office:value="3592640">
            <text:p>3592640</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 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Dipnot: AvivaSA Emeklilik ve Hayat 2007 yılında kurulmuş olup, 5 Mayıs 2021 yılı itibarıyla, Sabancı Holding ile iki yüz yıla yaklaşan geçmişe sahip Belçikalı sigorta şirketi Ageas’ın eşit ortaklık ilkesiyle yola “AgeSA Hayat ve Emeklilik” ismiyle devam etmektedir.Genel NiteliklerEn az lise mezunu, tercihen ön lisans veya lisans mezunu,MS Office programlarına hakim (özellikle Word ve Excel'i kullanabilen),Tercihen benzer bir görevde en az 1 yıl deneyimli,Diksiyonu düzgün, temsil yeteneği kuvvetli, insan ilişkilerinde başarılı,Organizasyon yeteneği gelişmiş, inisiyatif alabilen, çözüm odaklı,Samsun' da ikamet eden. İş TanımıDirekt Satış Samsun Şube Ofisi'nde, idari işlerin tüm süreçlerine destek vererek aşağıdaki görevleri yerine getirmek üzere;Satış Ofisinin tüm işleyiş ve uygulamalarının yürütülmesinde aktif rol oynamak,Genel Müdürlüğün ilgili birimleri ile gereken iş süreçleri ve raporlamaları yürütmek,Gelen telefon ve müşterileri karşılamak, ilgili kişilere yönlendirilmesini sağlamakGerekeli dosyalama ve arşivleme süreçlerini prosedürlere uygun şekilde yürütmek,Periyodik bölge ve satış raporlamalarını yapmak,Ofis işleyişi, uygulama ve prosedürler konusunda eğitimler vermek.</text:p>
          </table:table-cell>
          <table:table-cell office:value-type="string">
            <text:p/>
            <text:p><text:s text:c="16"/>6 gün önce</text:p>
            <text:p><text:s text:c="17"/>güncellendi</text:p>
            <text:p><text:s text:c="15"/></text:p>
          </table:table-cell>
        </table:table-row>
        <table:table-row table:style-name="ro2">
          <table:table-cell office:value-type="string">
            <text:p>Tam Zamanlı</text:p>
          </table:table-cell>
          <table:table-cell office:value-type="string">
            <text:p>Hayat ve Emeklilik</text:p>
          </table:table-cell>
          <table:table-cell table:number-columns-repeated="2" office:value-type="string">
            <text:p>AgeSA Hayat ve Emeklilik A.Ş.</text:p>
          </table:table-cell>
          <table:table-cell office:value-type="string">
            <text:p>Java Yazılım Uzmanı</text:p>
          </table:table-cell>
          <table:table-cell office:value-type="float" office:value="3362811">
            <text:p>3362811</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AgeSA olarak “Mutlu bireyleri olan, güven dolu bir toplum hedefiyle, işimizin özündeki iyiliği sunmak için varız.” Bu varlık nedenimiz ışığında; iyilik için harekete geçen, fark yaratmak için cesur davranan, gelişmek için sade düşünen, keşfetmek için heyecan duyan ve sınırları aşmak için birlikte çalışan harika bir aileyiz!Her yönü ile düşünülmüş esnek çalışma modellerimiz, en trend dijital uygulamalarımız, engelsiz, samimi ve en sıkı dostlukların kurulduğu çalışma ortamımız ve birbirine gönülden bağlı kocaman ailemizle hayatındaki keşkelerin yerini iyi ki’lerle doldurmak için buradayız.Bu satırları okurken bizim kadar heyecanlandıysan seni de aramıza bekliyoruz.İş Teknolojileri Genel Müdür Yardımcılığı, Sigorta Yazılım Teknolojileri Grup Müdürlüğü'nde görev almak üzere Yazılım Uzmanları arıyoruz.Genel NiteliklerÜniversitelerin Bilgisayar Mühendisliği lisans bölümlerinden mezun,İlgili alanda en az 3 yıllık deneyime sahip,Yazılım metodolojilerine hakim ve alanında tecrübeli,Java EE (Enterprise edition), Spring Framework, Spring Boot, Spring Batch, Spring Cloud, Spring Data (JPA, Hibernate), JDK 11, Oracle, DB2 Database, Javascript, React.js, Angular.js konusunda bilgi sahibi,Yeni teknolojileri öğrenmeye hevesli,Girişken, pro aktif yaklaşım tarzı sergileyebilen,İyi derecede İngilizce bilgisine sahip ekip arkadaşları arıyoruz.İş TanımıKurum içi uygulamalar ve satış kanalları için uygulama geliştirmede görev almak,Fonksiyonel tasarım dokümanları, güvenlik ve yazılım geliştirme standartları çerçevesinde yazılım geliştirmek,Analiz ve test ekibine destek vermek,Mevcut uygulamalar ile ilgili sonradan karşılaşılan canlı ortam sorunlarını çözmek.Dipnot: AvivaSA Emeklilik ve Hayat 2007 yılında kurulmuş olup, 5 Mayıs 2021 yılı itibarıyla, Sabancı Holding ile iki yüz yıla yaklaşan geçmişe sahip Belçikalı sigorta şirketi Ageas’ın eşit ortaklık ilkesiyle yola “AgeSA Hayat ve Emeklilik” ismiyle devam etmektedir.”</text:p>
          </table:table-cell>
          <table:table-cell office:value-type="string">
            <text:p/>
            <text:p><text:s text:c="16"/>6 gün önce</text:p>
            <text:p><text:s text:c="17"/>yayınlandı</text:p>
            <text:p><text:s text:c="15"/></text:p>
          </table:table-cell>
        </table:table-row>
        <table:table-row table:style-name="ro2">
          <table:table-cell office:value-type="string">
            <text:p>Tam Zamanlı</text:p>
          </table:table-cell>
          <table:table-cell office:value-type="string">
            <text:p>Turizm</text:p>
          </table:table-cell>
          <table:table-cell table:number-columns-repeated="2" office:value-type="string">
            <text:p>AİRTÜRK SERVİS VE TURİZM ANONİM ŞİRKETİ</text:p>
          </table:table-cell>
          <table:table-cell office:value-type="string">
            <text:p>Müşteri Hizmetleri Sorumlusu</text:p>
          </table:table-cell>
          <table:table-cell office:value-type="float" office:value="3542705">
            <text:p>3542705</text:p>
          </table:table-cell>
          <table:table-cell office:value-type="string">
            <text:p>Antalya(Muratpaşa)</text:p>
          </table:table-cell>
          <table:table-cell office:value-type="string">
            <text:p>active</text:p>
          </table:table-cell>
          <table:table-cell office:value-type="string">
            <text:p>Detail-Aday</text:p>
          </table:table-cell>
          <table:table-cell office:value-type="string">
            <text:p>GENEL NİTELİKLER VE İŞ TANIMI WIRKE MIT AUS DEINEN EIGENEN 4 WÄNDEN!Deutsch-türkischer Service für unsere B2B-Kunden*VORWEG: Du musst kein Flugexperte sein, wir machen einen aus dir !DER FLUGCONSOLIDATOR IN FRAGEN TÜRKEI ! airtuerk versorgt Reisebüros, Reiseveranstalter und Internetportale mit Flugtickets von rund +150 Airlines zu den wettbewerbsfähigsten Preisen. Wir arbeiten aktuell europaweit mit +1200 Reisebüros und allen führenden Reiseveranstaltern zusammen. Hier ist dein Beitrag als Serviceberater gefragt!Wir bieten:* Homeoffice* Full- oder Part-Time* Hohes Grundgehalt* Monatlicher Bonus ON TOP* Private Krankenversicherung* Urlaubstage* MultinetDu musst kein Flugexperte sein, wir machen einen aus dir und zertifizieren deine Ausbildung für Reisetools und Booking Engines.Dein Interesse wurde geweckt und du willst mehr erfahren ?BEWIRB DICH JETZT!</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obilya &amp; Aksesuar</text:p>
          </table:table-cell>
          <table:table-cell table:number-columns-repeated="2" office:value-type="string">
            <text:p>Snoc Outdoor Furniture</text:p>
          </table:table-cell>
          <table:table-cell office:value-type="string">
            <text:p>Online Satış Sorumlusu</text:p>
          </table:table-cell>
          <table:table-cell office:value-type="float" office:value="3613447">
            <text:p>3613447</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Üniversitelerin Mimarlık ya da İç Mimarlık bölümlerinden mezun Telefonda iletişim ve ikna becerisi güçlü,İnsan ilişkilerinde başarılı ve iletişim becerileri yüksekŞirket kültürüne uyumlu , iş disiplinine sahip.Tercihen iyi derecede İngilizce bilenMS Office, Autocad, programlarına hâkimİstanbul Anadolu yakasında ikamet eden  Pozitif, güleryüzlü , prezantablSatış uzmanı aranmaktadır.İş tanımı :          Müşteri hattı, firma web sayfası ya da başka kanallar aracılığı ile çağrı merkezine gelen aramaların etkin bir şekilde cevaplanması ,         Müşterinin ihtiyaç ve beklentilerini anlayarak doğru bilgilendirme yapmak, en uygun çözümü sunmak, müşteri memnuniyetinin sağlanması konusunda çaba sarf e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Finans - Ekonomi</text:p>
          </table:table-cell>
          <table:table-cell table:number-columns-repeated="2" office:value-type="string">
            <text:p>HSBC</text:p>
          </table:table-cell>
          <table:table-cell office:value-type="string">
            <text:p>Stajyer</text:p>
          </table:table-cell>
          <table:table-cell office:value-type="float" office:value="2378269">
            <text:p>2378269</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HSBC Bank Stajyerlerini Arıyor...   HSBC Bank’ta Staj , Size  Ne imkanlar  Sunuyor? Potansiyelinizi gerçekleştirme fırsatıUluslararası bir bankada iş tecrübesiBankacılık alanında bilgi ve deneyim kazanma Yetkinlik ve Beceriler &amp; Deneyim :Üniversitelerin 4 yıllık eğitim veren “İktisadi ve İdari Bilimler”, “Mühendislik Fakültesi” veya Matematik &amp; İstatistik Bölümleri öğrencisi veya yüksek lisans öğrencisi,Tercihen sözlü ve yazılı iletişim sağlayabilecek düzeyde İngilizce bilgisine sahip,Ekonomi ve finans sektörüne ilgi duyan,İç motivasyonu yüksek, sorumluluk sahibi,Takım çalışmasına yatkın,İnsan ilişkilerinde başarılı,Analitik ve stratejik düşünme yeteneğine sahip, dinamik, araştırmacı,MS Office uygulamalarına hakim,Hafta içi en az 3 tam gün katılım gösterebilmek.</text:p>
          </table:table-cell>
          <table:table-cell office:value-type="string">
            <text:p/>
            <text:p><text:s text:c="16"/>9 gün önce</text:p>
            <text:p><text:s text:c="17"/>yayınlandı</text:p>
            <text:p><text:s text:c="15"/></text:p>
          </table:table-cell>
        </table:table-row>
        <table:table-row table:style-name="ro2">
          <table:table-cell office:value-type="string">
            <text:p>Tam Zamanlı</text:p>
          </table:table-cell>
          <table:table-cell office:value-type="string">
            <text:p>Finans - Ekonomi</text:p>
          </table:table-cell>
          <table:table-cell table:number-columns-repeated="2" office:value-type="string">
            <text:p>HSBC</text:p>
          </table:table-cell>
          <table:table-cell office:value-type="string">
            <text:p>Gişe Memuru</text:p>
          </table:table-cell>
          <table:table-cell office:value-type="float" office:value="3282992">
            <text:p>3282992</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İŞ TANIMIHSBC ile ilgili olumlu izlenim yaratacak, yüksek kalitede, müşteri odaklı servis sunmak,Şube Cari Hesaplar Servisine gelen müşterilerin işlemlerini, bankacılık mevzuatına Grup / Banka prosedürlerine ve banka iş akışlarına uygun bir şekilde yerine getirmek,Şubenin operasyonel işlemlerini Banka / müşteri zararı oluşturmayacak şekilde eksiksiz / zamanında, hızlı olarak yerine getirmek,Şubelerin nakit talep/devir işlemlerinin takibinde rol almak,Nakit işlemlerinin kısa sürede, doğru ve eksiksiz yapılmasına yardımcı olmak,Bankamız müşterisi olmayan ve/ veya çalışma ilişkilerine girmek isteyen kişilerin pazarlama servisine yönlendirilmesini sağlamak GENEL NİTELİKLERLisans mezunuİletişim becerileri kuvvetliÇözüm odakli,sabırlı ve güleryüzlü,İnsan ilişkilerinde başarılı, dinamik, araştırmacı, analitik düşünme yeteneğine sahip,Gelişmeye açık ve takım çalışmasına yatkın,Dikkatli ve kurallara uygun iş yapmayı ilke edinmişMS Ofis programlarına hakim</text:p>
          </table:table-cell>
          <table:table-cell office:value-type="string">
            <text:p/>
            <text:p><text:s text:c="16"/>9 gün önce</text:p>
            <text:p><text:s text:c="17"/>yayınlandı</text:p>
            <text:p><text:s text:c="15"/></text:p>
          </table:table-cell>
        </table:table-row>
        <table:table-row table:style-name="ro2">
          <table:table-cell office:value-type="string">
            <text:p>Tam Zamanlı</text:p>
          </table:table-cell>
          <table:table-cell office:value-type="string">
            <text:p>Finans - Ekonomi</text:p>
          </table:table-cell>
          <table:table-cell table:number-columns-repeated="2" office:value-type="string">
            <text:p>HSBC</text:p>
          </table:table-cell>
          <table:table-cell office:value-type="string">
            <text:p>Müşteri İlişkileri Yöneticisi / Yönetmeni</text:p>
          </table:table-cell>
          <table:table-cell office:value-type="float" office:value="3519915">
            <text:p>3519915</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İŞ TANIMIMüşterilerimizle olan ilişkilerimizi yönettiğimiz ve profesyonellik, müşteri odaklılık ve finansal planlama esaslarına ilişkin kapsamlı bir anlayışın işletme başarısında son derece kritik rol oynadığı, müşteri ile temasında olmakİş peiformans ölçümleri ve planının başarısını sağlamak üzere şube çapındaki ekip arkadaşları ve diğer takımlarla birlikte çalışarak bir Premier müşteri portföyü edinmek, bu kapsamda karşılanan müşteri ihtiyacı gerçekleştirmekYeni fırsatlarını belirlemek ve doğrudan veya diğer kurum içi iş ortakları vasıtasıyla müşteri ihtiyaçlarını karşılayarak, müşteri sadakati elde etmek amacıyla portföyün düzenli olarak gözden geçirilmesini sağlamakHem bireysel hem de takım içindeki kolektif performansınızı dikkatli bir biçimde yönetmekBirikim değerlendirmelerine yönelik fırsatları tespit etmek ve birikim çözümleri sunmak, yerel mevzuata uygun şekilde performans beklentileri başarmak ve kilit faaliyetler arasında performansı en üst seviyede tutmakGENEL NİTELİKLERÜniversite mezunuBireysel Bankacılık pazarlama alanında en az 4 yıl tecrübe sahibi olmakEn az 3 yıllık finansal hizmet ve/veya perakende satış deneyimi ya da eşdeğeriYüksek varlık bakiyeli müşterilerle edinilen müşteri ilişkileri yönetimi deneyimiBirikim yönetimine ilişkin güçlü teknik becerilerGüçlü iletişim, müşteri odaklılık ve etkileme becerileriGüçlü satış oryantasyonu, iş ilişkisi geliştirme ve portföy yönetimi becerileriFinansal ürün ve hizmetlere ve müşteri ilişkileri yönetim sistemine yönelik bilgiYerel düzenleyici gereklilikler ve lisans gereklilikleri; iş sahibi, birikim yönetimi akreditasyonu içeren geçerli lisanslara ülkenin zorunlu kıldığı yetkinlik ve becerilere sahip olmalıdırDengeli bir riskli çalışma ortamı sağlamak üzere Mevzuat Uyum, Risk, İç Kontrol departmanlarıyla nasıl çalışılacağına ilişkin açık bir anlayışGlobal Premier eğitimlerine katılmak ve sınavı ve akreditasyon sürecini başarıyla tamamlamakEn az Sermaye Piyasası Faaliyetleri Düzey 1 Lisans sahip olmakTercihen Türev Araçlar Lisansı sahip olmakTercihen Sermaye Piyasası Faaliyetleri Düzey 3 LisansıTercihen ingilizce bilenBES / SEGEM sertifikası sahibi olmak</text:p>
          </table:table-cell>
          <table:table-cell office:value-type="string">
            <text:p/>
            <text:p><text:s text:c="16"/>28 gün önce</text:p>
            <text:p><text:s text:c="17"/>yayınlandı</text:p>
            <text:p><text:s text:c="15"/></text:p>
          </table:table-cell>
        </table:table-row>
        <table:table-row table:style-name="ro2">
          <table:table-cell office:value-type="string">
            <text:p>Tam Zamanlı</text:p>
          </table:table-cell>
          <table:table-cell office:value-type="string">
            <text:p>Finans - Ekonomi</text:p>
          </table:table-cell>
          <table:table-cell table:number-columns-repeated="2" office:value-type="string">
            <text:p>HSBC</text:p>
          </table:table-cell>
          <table:table-cell office:value-type="string">
            <text:p>Şube Personeli</text:p>
          </table:table-cell>
          <table:table-cell office:value-type="float" office:value="3359335">
            <text:p>3359335</text:p>
          </table:table-cell>
          <table:table-cell office:value-type="string">
            <text:p>Muğla(Bodrum)</text:p>
          </table:table-cell>
          <table:table-cell office:value-type="string">
            <text:p>active</text:p>
          </table:table-cell>
          <table:table-cell office:value-type="string">
            <text:p>Detail-Aday</text:p>
          </table:table-cell>
          <table:table-cell office:value-type="string">
            <text:p>GENEL NİTELİKLER VE İŞ TANIMI İş TanımıŞubesinde görev yapan Kıdemli Premier Portföy Yöneticisi ve/veya Premier Portföy Yöneticilerinin portföylerinde yer alan müşteriler ve ilgili müşterilere ait varlıkların yönetilmesini; söz konusu müşteriler ile birebir ilişki kurarak desteklemek. Hali hazırda hedef şablonu içerisinde çözümler başlığı altında yer alan ve kendi performans beklentileri ile kesişmeyecek olan TRB, Gelir ve Müşteri Kazanımı kalemlerinden %50 ağırlıkla (performans beklentilerini tutturan KPMİY/PMİY oranı) sorumlu olacaktır. Destek hizmetleri, kendi şubesinde görev yapan KPMİY ve/veya PMİY’lerin portföyünde yer alan bankamız müşterilerine: Bireysel Bankacılık stratejisi ile uyumlu olarak ihtiyaç odaklı ürün ve çözümler sunmak,Yeni hesap açılışı, müşteri bilgilendirmesi, döviz alım-satım işlemleri, bireysel bankacılık ve birikim yönetimi ürünleri satışının yapılması,Kampanya aramalarının yapılması, Dijital adaptasyonun artırılması için destekte bulunmak gibi günlük iş akışlarını da içeren faaliyetleri kapsamaktadır.Destek hizmetleri dışında kendi performansından sorumlu olacağı ve %50 ağırlıkla değerlendirileceği alandaki temel başlıklar ve içerik:Çözümler: kredi, kredi kartı, elementer sigorta, birikim sigortası ve karşılanan müşteri ihtiyacı,Kalite ve o Deneyim şeklindedir.Lisans derecesi veya buna eşdeğer deneyim (Tercihen İşletme, İktisat, Matematik, Mühendislik bölümleri)Bireysel ürün ve hizmetler, mevzuat ve prosedürler hakkında yeterli ve güncel bilgiye sahip olmakMüşteri ve satış yönetimi işlemleri ve prosedürleri hakkında bilgi sahibi olmakİyi seviyede İngilizce bilgisine sahip olmak Finansal ürün ve hizmetler ile müşteri ilişkileri yönetim sistemine yönelik bilgiSermaye Piyasası Faaliyetleri Temel 1 Lisansına ve tercihen Düzey 3 Lisansına tercihen sahip olmakTercihen Türev* Araçlar Lisansı *: Sadece SPK Türev Araçlar Lisansı veya Müşteri Temsilciliği Lisansı olan Müşteri Temsilcileri, tezgah üstü Türev; forward, opsiyon, swap, DCD ve Vadeli İşlemler gibi prosedürleri gerçekleştirebilir.Tercihen BES / SEGEM sertifikası sahibi olmak Bilgisayar bilgisine sahip olmak (MS Office programları)Güçlü iletişim, müşteri odaklılık ve etkileme becerileriÜlkeler arası kültür farklılıklarına sahip müşterileri anlama ve yönetebilme becerisine sahip olmakAnalitik düşünme yeteneğine sahip olmak Zaman Yönetimi becerisine sahip olmak Güçlü satış oryantasyonu, iş ilişkisi geliştirme ve portföy yönetimi becerileriTakım ruhuna uyum sağlamak Profesyonel iş yaklaşımını benimsemek  Genel NiteliklerLisans derecesi veya buna eşdeğer deneyim (Tercihen İşletme, İktisat, Matematik, Mühendislik bölümleri)Bireysel ürün ve hizmetler, mevzuat ve prosedürler hakkında yeterli ve güncel bilgiye sahip olmakMüşteri ve satış yönetimi işlemleri ve prosedürleri hakkında bilgi sahibi olmakİyi seviyede İngilizce bilgisine sahip olmak Finansal ürün ve hizmetler ile müşteri ilişkileri yönetim sistemine yönelik bilgiSermaye Piyasası Faaliyetleri Temel 1 Lisansına ve tercihen Düzey 3 Lisansına tercihen sahip olmakTercihen Türev* Araçlar Lisansı *: Sadece SPK Türev Araçlar Lisansı veya Müşteri Temsilciliği Lisansı olan Müşteri Temsilcileri, tezgah üstü Türev; forward, opsiyon, swap, DCD ve Vadeli İşlemler gibi prosedürleri gerçekleştirebilir.Tercihen BES / SEGEM sertifikası sahibi olmak Bilgisayar bilgisine sahip olmak (MS Office programları)Güçlü iletişim, müşteri odaklılık ve etkileme becerileriÜlkeler arası kültür farklılıklarına sahip müşterileri anlama ve yönetebilme becerisine sahip olmakAnalitik düşünme yeteneğine sahip olmak Zaman Yönetimi becerisine sahip olmak Güçlü satış oryantasyonu, iş ilişkisi geliştirme ve portföy yönetimi becerileriTakım ruhuna uyum sağlamak Profesyonel iş yaklaşımını benimsemek    </text:p>
          </table:table-cell>
          <table:table-cell office:value-type="string">
            <text:p/>
            <text:p><text:s text:c="16"/>28 gün önce</text:p>
            <text:p><text:s text:c="17"/>yayınlandı</text:p>
            <text:p><text:s text:c="15"/></text:p>
          </table:table-cell>
        </table:table-row>
        <table:table-row table:style-name="ro2">
          <table:table-cell office:value-type="string">
            <text:p>Full-Time</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Muhasebe Asistanı</text:p>
          </table:table-cell>
          <table:table-cell office:value-type="float" office:value="3323974">
            <text:p>3323974</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Grant Thornton Turkey provides a comprehensive range of audit, tax, accounting and advisory services with 250 professional staff in Istanbul, Ankara and Bursa. We cherish our guiding principles which are respect, integrity, professional excellence and leadership. Our services are driven by the added value we provide to our clients, the close cooperation among our professional staff and the value created through team work. We have a wide range of clients operating in different sectors. We are looking for a 'Financial Accounting &amp; Reporting Senior' for Tax Compliance &amp; Outsourcing Services Department located in İstanbul office. QualificationsBachelor's Degree in Management, Economics, Public Administration, or other related departmentsMinimum 3 years of experienceGood command of written and spoken EnglishGood command of MS Office applicationsAbility to work independently and as a team memberGood communication and team-work skillsStrong analytical thinking, problem solving and decision making skillsExcellent analytical and project management skillsResponsibilitiesAct as a Senior for the Financial Accounting operations in charge of the Financial Reporting operations in compliance with TR GAAP and IFRS/US GAAP,  the Budget operations, the Tax Compliance operations and the Payroll operations.</text:p>
          </table:table-cell>
          <table:table-cell office:value-type="string">
            <text:p/>
            <text:p><text:s text:c="16"/>4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Denetim Uzman Yardımcısı</text:p>
          </table:table-cell>
          <table:table-cell office:value-type="float" office:value="3047091">
            <text:p>3047091</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yaklaşık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müşterilerimiz en güçlü referanslarımızdır. Aramıza katılmak ve Bursa Nilüfer ofisimizde Kıdemli Denetçi / Audit Senior olarak istihdam edilmek üzere, En az 3 yıllık bağımsız denetim tecrübesine sahip takım arkadaşları arıyoruz. Üniversitelerin ilgili bölümlerinden mezun (İşletme, İktisat, Maliye vb.)Denetim şirketlerinin bağımsız denetim bölümlerinde en az 3 yıllık aktif bağımsız denetim deneyimine sahip SMMM stajını başlatmış (SMMM ruhsatını almış olması tercih sebebidir) Tercihen iyi derecede İngilizce bilen MS Ofis uygulamalarına hakim Seyahat engeli olmayan ve esnek çalışma saatlerine uyum sağlayabilecek Sonuç odaklı ve dinamik bir çalışma ortamında çalışabilen Sözlü ve yazılı etkin iletişim becerilerine sahip Kuvvetli finans, muhasebe ve bağımsız denetim bilgisi edinmek üzere istekli ve gayretli Sorumluluk alma ve öncelikleri yönetme özelliklerine sahip Verilen sorumluluk ve görevleri zamanında tamamlayabilecek Ekip, müşteriler ve Grant Thornton ağı ile iş birliği içerisinde çalışabilecek Yeni vaka ve durumlarda etkin düşünebilme kabiliyeti ve isteğine sahip İŞ TANIMI Bağlı bulunduğu denetim müdürü tarafından kendisine tanımlanacak olan bağımsız denetim çalışmalarını eksiksiz ve zamanında yapacak adaylar için arayışımız bulunmakta olup iş tanımı aşağıdakileri kapsamaktadır: Denetimin onaylanan denetim planına göre yürütülmesiDenetimin işleyişinden denetim müdürü ve ortak baş denetçinin bilgilendirilmesiDenetim planlama ve risk değerlendirme süreçlerine etkin katılınmasıDenetim kalitesinin ve yardımcı denetçilerin çalışmalarının gözen geçirilmesiDenetim dokümantasyonunun, denetim çalışma kağıtlarının hazırlanması ve/veya gözden geçirilmesi  </text:p>
          </table:table-cell>
          <table:table-cell office:value-type="string">
            <text:p/>
            <text:p><text:s text:c="16"/>10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Denetim Asistanı</text:p>
          </table:table-cell>
          <table:table-cell office:value-type="float" office:value="3047085">
            <text:p>3047085</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yaklaşık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müşterilerimiz en güçlü referanslarımızdır. Aramıza katılmak ve Bursa Nilüfer ofisimizde Bağımsız Denetim Asistanı olarak istihdam edilmek üzere, yeni mezun takım arkadaşları arıyoruz. Üniversitelerin ilgili bölümlerinden mezun (İşletme, İktisat, Maliye vb. Tercihen iyi derecede İngilizce bilen MS Ofis uygulamalarına hakim Seyahat engeli olmayan ve esnek çalışma saatlerine uyum sağlayabilecek Sonuç odaklı ve dinamik bir çalışma ortamında çalışabilen Sözlü ve yazılı etkin iletişim becerilerine sahip Kuvvetli finans, muhasebe ve bağımsız denetim bilgisi edinmek üzere istekli ve gayretli Sorumluluk alma ve öncelikleri yönetme özelliklerine sahip Verilen sorumluluk ve görevleri zamanında tamamlayabilecek Ekip, müşteriler ve Grant Thornton ağı ile iş birliği içerisinde çalışabilecek Yeni vaka ve durumlarda etkin düşünebilme kabiliyeti ve isteğine sahip İŞ TANIMI Bağlı bulunduğu denetim müdürü tarafından kendisine tanımlanacak olan bağımsız denetim çalışmalarını eksiksiz ve zamanında yapacak adaylar için arayışımız bulunmaktadır. </text:p>
          </table:table-cell>
          <table:table-cell office:value-type="string">
            <text:p/>
            <text:p><text:s text:c="16"/>10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Yönetim Danışmanı</text:p>
          </table:table-cell>
          <table:table-cell office:value-type="float" office:value="3562232">
            <text:p>3562232</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yaklaşık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müşterilerimiz en güçlü referanslarımızdır. Aramıza katılmak ve Yönetim Danışmanlığı Bölümümüzde 'Yönetim Danışmanı' olarak istihdam edilmek üzere, tercihen iyi ingilizce bilen takım arkadaşları arıyoruz.Tercihen üniversitelerin Endüstri Mühendisi, İşletme, İktisat, Uluslararası İlişkiler, Matematik, Ekonometri, İstatistik, Uluslararası Ticaret, Finans vb.  bölümlerinden yeni mezunTercihen İngilizce dilinde iyi derecede okuma, yazma, konuşma yetkinliğine sahip,MS Office uygulamalarına hakim,Proje ve rapor süreçlerinde yer alarak, araştırma, veri toplama, analiz, içerik oluşturma, raporlama ve sunum konularında çalışacak,Analitik düşünme, problem çözme yönleri kuvvetli ve çözüm odaklı,Özgüven sahibi, takım çalışmasına yatkın, sorumluluk alabilen ve yüksek iş disiplinine sahip,İş takibi yapabilen ve planlı çalışmaya özen gösteren,Tercihen B sınıfı ehliyet sahibiİŞ TANIMI Yönetim Danışmanlığı Bölümümüzde 'Yönetim Danışmanı' olarak görev yapacak olan pozisyonun görev tanımı aşağıdaki gibidir.  Proje ve rapor süreçlerinde yer almaVeri toplamaAnaliz yaparak içerik oluşturmaRaporlama ve sunum </text:p>
          </table:table-cell>
          <table:table-cell office:value-type="string">
            <text:p/>
            <text:p><text:s text:c="16"/>10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Muhasebe Uzmanı</text:p>
          </table:table-cell>
          <table:table-cell office:value-type="float" office:value="3446615">
            <text:p>3446615</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şirketlerimiz en güçlü referanslarımızdır.  Aramıza katılmak ve İstanbul ofisimizde Muhasebe Uzmanı olarak çalışmak üzere, aşağıdaki özelliklere sahip dinamik profesyoneller aramaktayız. -Üniversitelerin İİBF Bölümlerinden mezun-Muhasebe alanında en az 4 yıl deneyimli-Netsis programına hakim-Mevzuatı takip eden-MS Office uygulamalarına hakim-Seyahat engeli olmayanİŞ TANIMIMuhasebe / Outsource bölümümüzde, ilgili müşterilerin tüm muhasebe süreçlerini takip edip ilgili çalışmaları eksiksiz ve zamanında yapacak, öğrenmeye ve kendini geliştirmeye açık adayların başvurularını bekliyoruz. İş tanımı aşağıdaki gibidir. -KDV, SGK, Muhtasar, Damga Vergisi, Kurum Geçici Beyannameleri, Yıllık Kurumlar Vergisi beyannamesi vb. düzenlenmesi ve beyan edilmesi-Tek Düzen Hesap Planı’na ve uygulamasına ilişkin danışmanlık-Yasal defterlerin ilgili kanunlar çerçevesinde tutulması ve yıl sonu kapanışlarının yapılması-Bordrolama hizmetleri-E-defter ve e-fatura uygulamalarına başlama süreçlerinin yönetilmesi-E-defter ve e-fatura uygulamaları-Yerel muhasebe sistemlerinin uluslararası muhasebe yöntemlerine çevrilmesi-Aylık finansal raporlamaların hazırlanması-Vergi sorularına ilişkin danışmanlık ve çözüm önerileri-Güncel yasal mevzuat hakkında düzenli olarak bilgilendirme-Sermaye artırımı, azaltılması, adres değişikliği, müdür atanması, genel kurul ve benzeri işlemlerin Ticaret Odası, Vergi Dairesi, Sosyal Güvenlik Kurumları, Belediyeler nezdinde tüm bildirimlerinin eksiksiz yapılması-Şirket yönetimine maliyetler ve karlılık hakkında raporlar hazırlanması</text:p>
          </table:table-cell>
          <table:table-cell office:value-type="string">
            <text:p/>
            <text:p><text:s text:c="16"/>19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Denetim Asistanı</text:p>
          </table:table-cell>
          <table:table-cell office:value-type="float" office:value="3266191">
            <text:p>3266191</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müşterilerimiz en güçlü referanslarımızdır.Aramıza katılmak ve Vergi Denetim Asistanı olarak istihdam edilmek üzere yeni mezun takım arkadaşları arıyoruz. Üniversitelerin ilgili bölümlerinden mezun (Maliye, İşletme, İktisat vb.) MS Ofis uygulamalarına hakim Seyahat engeli olmayan ve esnek çalışma saatlerine uyum sağlayabilecek Sonuç odaklı ve dinamik bir çalışma ortamında çalışabilen Sözlü ve yazılı etkin iletişim becerilerine sahip Sorumluluk alma ve öncelikleri yönetme özelliklerine sahip Verilen sorumluluk ve görevleri zamanında tamamlayabilecek Ekip, müşteriler ve Grant Thornton ağı ile iş birliği içerisinde çalışabilecek Yeni vaka ve durumlarda etkin düşünebilme kabiliyeti ve isteğine sahip İyi derecede İngilizce bilenİŞ TANIMI Bağlı bulunduğu vergi denetim müdürü tarafından kendisine tanımlanacak olan vergi denetim çalışmalarını eksiksiz ve zamanında yapacak adaylar için arayışımız bulunmaktadır.</text:p>
          </table:table-cell>
          <table:table-cell office:value-type="string">
            <text:p/>
            <text:p><text:s text:c="16"/>19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Denetim Uzmanı</text:p>
          </table:table-cell>
          <table:table-cell office:value-type="float" office:value="3086198">
            <text:p>3086198</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yaklaşık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müşterilerimiz en güçlü referanslarımızdır. Aramıza katılmak ve Ankara ofisimizde Kıdemli Denetçi / Audit Senior olarak istihdam edilmek üzere, En az 2-4 yıllık bağımsız denetim tecrübesine sahip takım arkadaşları arıyoruz. Üniversitelerin ilgili bölümlerinden mezun (İşletme, İktisat, Maliye vb.)Denetim şirketlerinin bağımsız denetim bölümlerinde 2-4 yıllık aktif bağımsız denetim deneyimine sahip SMMM stajını başlatmış  Tercihen iyi derecede İngilizce bilen MS Ofis uygulamalarına hakim Seyahat engeli olmayan ve esnek çalışma saatlerine uyum sağlayabilecek Sonuç odaklı ve dinamik bir çalışma ortamında çalışabilen Sözlü ve yazılı etkin iletişim becerilerine sahip Kuvvetli finans, muhasebe ve bağımsız denetim bilgisi edinmek üzere istekli ve gayretli Sorumluluk alma ve öncelikleri yönetme özelliklerine sahip Verilen sorumluluk ve görevleri zamanında tamamlayabilecek Ekip, müşteriler ve Grant Thornton ağı ile iş birliği içerisinde çalışabilecek Yeni vaka ve durumlarda etkin düşünebilme kabiliyeti ve isteğine sahip İŞ TANIMI Bağlı bulunduğu denetim müdürü tarafından kendisine tanımlanacak olan bağımsız denetim çalışmalarını eksiksiz ve zamanında yapacak adaylar için arayışımız bulunmakta olup iş tanımı aşağıdakileri kapsamaktadır: Denetimin onaylanan denetim planına göre yürütülmesiDenetimin işleyişinden denetim müdürü ve ortak baş denetçinin bilgilendirilmesiDenetim planlama ve risk değerlendirme süreçlerine etkin katılınmasıDenetim kalitesinin ve yardımcı denetçilerin çalışmalarının gözen geçirilmesiDenetim dokümantasyonunun, denetim çalışma kağıtlarının hazırlanması ve/veya gözden geçirilmesi  </text:p>
          </table:table-cell>
          <table:table-cell office:value-type="string">
            <text:p/>
            <text:p><text:s text:c="16"/>19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Denetim Müdürü</text:p>
          </table:table-cell>
          <table:table-cell office:value-type="float" office:value="3125576">
            <text:p>3125576</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müşterilerimiz en güçlü referanslarımızdır. Aramıza katılmak ve Denetim Müdürü / Audit Manager olarak istihdam edilmek üzere, En az 5 yıllık bağımsız denetim tecrübesine sahip takım arkadaşları arıyoruz. Üniversitelerin ilgili bölümlerinden mezun (İşletme, İktisat, Maliye vb.)Denetim şirketlerinin bağımsız denetim bölümlerinde en az 5 yıllık aktif bağımsız denetim deneyimine sahip SMMM belgesini almışKGK belgesini almış olması tercih sebebidir Tercihen iyi derecede İngilizce bilen MS Ofis uygulamalarına hakim Seyahat engeli olmayan ve esnek çalışma saatlerine uyum sağlayabilecek Sonuç odaklı ve dinamik bir çalışma ortamında çalışabilen Sözlü ve yazılı etkin iletişim becerilerine sahip Kuvvetli finans, muhasebe ve bağımsız denetim bilgisi edinmek üzere istekli ve gayretli Sorumluluk alma ve öncelikleri yönetme özelliklerine sahip Verilen sorumluluk ve görevleri zamanında tamamlayabilecek Ekip, müşteriler ve Grant Thornton ağı ile iş birliği içerisinde çalışabilecek Yeni vaka ve durumlarda etkin düşünebilme kabiliyeti ve isteğine sahip İŞ TANIMI Bağlı bulunduğu denetim direktörü/partner tarafından kendisine tanımlanacak olan bağımsız denetim saha ve raporlama çalışmalarını eksiksiz ve zamanında yapacak adaylar için arayışımız bulunmaktadır. </text:p>
          </table:table-cell>
          <table:table-cell office:value-type="string">
            <text:p/>
            <text:p><text:s text:c="16"/>19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Denetim Asistanı</text:p>
          </table:table-cell>
          <table:table-cell office:value-type="float" office:value="3149391">
            <text:p>3149391</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yaklaşık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müşterilerimiz en güçlü referanslarımızdır. Aramıza katılmak ve 'Denetim Asistanı' olarak istihdam edilmek üzere yeni mezun ekip arkadaşları arıyoruz. Üniversitelerin ilgili bölümlerinden mezun (İşletme, İktisat, Maliye, İstatistik, Ekonometri vb.)Tercihen iyi derecede İngilizce bilen MS Ofis uygulamalarına hakim Seyahat engeli olmayan ve esnek çalışma saatlerine uyum sağlayabilecek Sonuç odaklı ve dinamik bir çalışma ortamında çalışabilen Sözlü ve yazılı etkin iletişim becerilerine sahip Kuvvetli finans, muhasebe ve bağımsız denetim bilgisi edinmek üzere istekli ve gayretli Sorumluluk alma ve öncelikleri yönetme özelliklerine sahip Verilen sorumluluk ve görevleri zamanında tamamlayabilecek Ekip, müşteriler ve Grant Thornton ağı ile iş birliği içerisinde çalışabilecek Yeni vaka ve durumlarda etkin düşünebilme kabiliyeti ve isteğine sahip İŞ TANIMI Bağlı bulunduğu denetim müdürü tarafından kendisine tanımlanacak olan bağımsız denetim çalışmalarını eksiksiz ve zamanında yürütülmesi</text:p>
          </table:table-cell>
          <table:table-cell office:value-type="string">
            <text:p/>
            <text:p><text:s text:c="16"/>19 gün önce</text:p>
            <text:p><text:s text:c="17"/>yayınlandı</text:p>
            <text:p><text:s text:c="15"/></text:p>
          </table:table-cell>
        </table:table-row>
        <table:table-row table:style-name="ro2">
          <table:table-cell office:value-type="string">
            <text:p>Full-Time</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Muhasebe Asistanı</text:p>
          </table:table-cell>
          <table:table-cell office:value-type="float" office:value="3283984">
            <text:p>3283984</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Grant Thornton Turkey provides a comprehensive range of audit, tax, accounting and advisory services with 250 professional staff in Istanbul, Ankara and Bursa. We cherish our guiding principles which are respect, integrity, professional excellence and leadership. Our services are driven by the added value we provide to our clients, the close cooperation among our professional staff and the value created through team work. We have a wide range of clients operating in different sectors. We are looking for a 'Financial Accounting &amp; Tax Compliance Assistant' for Tax Compliance &amp; Outsourcing Services Department located in İstanbul office. QualificationsBachelor's Degree in Management, Economics, Public Administration, or other related departmentsNew graduate or maximum 2 years of experienceGood command of written and spoken EnglishGood command of MS Office applicationsAbility to work independently and as a team memberGood communication and team-work skillsStrong analytical thinking, problem solving and decision making skillsExcellent analytical and project management skillsResponsibilitiesAssisting the Financial Accounting operationsAssisting the Financial Reporting operations in compliance with TR GAAP and IFRS/US GAAPAssisting the Budget operationsAssisting the Tax Compliance operationsAssisting the Payroll operations</text:p>
          </table:table-cell>
          <table:table-cell office:value-type="string">
            <text:p/>
            <text:p><text:s text:c="16"/>19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Denetim Uzman Yardımcısı</text:p>
          </table:table-cell>
          <table:table-cell office:value-type="float" office:value="3025865">
            <text:p>3025865</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yaklaşık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müşterilerimiz en güçlü referanslarımızdır. Aramıza katılmak ve Kıdemli Denetçi / Audit Senior olarak istihdam edilmek üzere, En az 3 yıllık bağımsız denetim tecrübesine sahip takım arkadaşları arıyoruz. Üniversitelerin ilgili bölümlerinden mezun (İşletme, İktisat, Maliye vb.)Denetim şirketlerinin bağımsız denetim bölümlerinde en az 3 yıllık aktif bağımsız denetim deneyimine sahip SMMM stajını başlatmış (SMMM ruhsatını almış olması tercih sebebidir) Tercihen iyi derecede İngilizce bilen MS Ofis uygulamalarına hakim Seyahat engeli olmayan ve esnek çalışma saatlerine uyum sağlayabilecek Sonuç odaklı ve dinamik bir çalışma ortamında çalışabilen Sözlü ve yazılı etkin iletişim becerilerine sahip Kuvvetli finans, muhasebe ve bağımsız denetim bilgisi edinmek üzere istekli ve gayretli Sorumluluk alma ve öncelikleri yönetme özelliklerine sahip Verilen sorumluluk ve görevleri zamanında tamamlayabilecek Ekip, müşteriler ve Grant Thornton ağı ile iş birliği içerisinde çalışabilecek Yeni vaka ve durumlarda etkin düşünebilme kabiliyeti ve isteğine sahip İŞ TANIMI Bağlı bulunduğu denetim müdürü tarafından kendisine tanımlanacak olan bağımsız denetim çalışmalarını eksiksiz ve zamanında yapacak adaylar için arayışımız bulunmakta olup iş tanımı aşağıdakileri kapsamaktadır: Denetimin onaylanan denetim planına göre yürütülmesiDenetimin işleyişinden denetim müdürü ve ortak baş denetçinin bilgilendirilmesiDenetim planlama ve risk değerlendirme süreçlerine etkin katılınmasıDenetim kalitesinin ve yardımcı denetçilerin çalışmalarının gözen geçirilmesiDenetim dokümantasyonunun, denetim çalışma kağıtlarının hazırlanması ve/veya gözden geçirilmesi  </text:p>
          </table:table-cell>
          <table:table-cell office:value-type="string">
            <text:p/>
            <text:p><text:s text:c="16"/>19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Kıdemli Vergi Denetçisi</text:p>
          </table:table-cell>
          <table:table-cell office:value-type="float" office:value="3329922">
            <text:p>3329922</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şirketlerimiz en güçlü referanslarımızdır. Aramıza katılmak ve İstanbul ofisimizdeki vergi ekibimizle 'Kıdemli Vergi Denetçisi' olarak çalışmak üzere aşağıdaki özelliklere sahip dinamik profesyoneller aramaktayız. Üniversitelerin ilgili bölümlerinden mezun (İşletme, İktisat, Maliye vb.) Bir Yeminli Mali Müşavirlik şirketinde en az 2 yıllık aktif deneyimi olanSMMM belgesine sahip veya almaya yakın bulunan MS Office uygulamalarına hakim Seyahat engeli olmayan ve esnek çalışma saatlerine uyum sağlayabilecek Sonuç odaklı ve dinamik bir çalışma ortamında çalışabilen Sözlü ve yazılı etkin iletişim becerilerine sahip  Sorumluluk alma, öncelikleri yönetme, görev delege etme özelliklerine sahip Verilen sorumluluk ve görevleri zamanında tamamlayabilecek özelliklere sahip Ekip, müşteriler ve Grant Thornton ağı ile iş birliği içerisinde çalışabilecekYeni vaka ve durumlarda etkin düşünebilme kabiliyeti ve isteğine sahipTercihen İngilizce bilen İŞ TANIMI Bağlı bulunduğu sorumlu ortak tarafından kendisine tanımlanacak olan müşterilerin tam tasdik işlemleri, firmaların aylık denetimlerinin yapılması ve diğer YMM raporlarının yazılmasına ilişkin çalışmaları eksiksiz ve zamanında yaparak kendisine bağlı olan ekibe liderlik edecek adaylar için arayışımız bulunmaktadır.</text:p>
          </table:table-cell>
          <table:table-cell office:value-type="string">
            <text:p/>
            <text:p><text:s text:c="16"/>27 gün önce</text:p>
            <text:p><text:s text:c="17"/>yayınlandı</text:p>
            <text:p><text:s text:c="15"/></text:p>
          </table:table-cell>
        </table:table-row>
        <table:table-row table:style-name="ro2">
          <table:table-cell office:value-type="string">
            <text:p>Full-Time</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Muhasebe Asistanı</text:p>
          </table:table-cell>
          <table:table-cell office:value-type="float" office:value="3524379">
            <text:p>3524379</text:p>
          </table:table-cell>
          <table:table-cell office:value-type="string">
            <text:p>Eskişehir</text:p>
          </table:table-cell>
          <table:table-cell office:value-type="string">
            <text:p>active</text:p>
          </table:table-cell>
          <table:table-cell office:value-type="string">
            <text:p>Detail-Aday</text:p>
          </table:table-cell>
          <table:table-cell office:value-type="string">
            <text:p>QUALIFICATIONS AND JOB DESCRIPTION Grant Thornton Turkey provides a comprehensive range of audit, tax, accounting and advisory services with 250 professional staff in Istanbul, Ankara and Bursa. We cherish our guiding principles which are respect, integrity, professional excellence and leadership. Our services are driven by the added value we provide to our clients, the close cooperation among our professional staff and the value created through team work. We have a wide range of clients operating in different sectors. We are looking for 'Financial Accounting &amp; Reporting Assistants'  located in Eskişehir. QualificationsBachelor's Degree in Management, Economics, Public Administration, or other related departmentsGood command of written and spoken EnglishGood command of MS Office applicationsAbility to work independently and as a team memberGood communication and team-work skillsStrong analytical thinking, problem solving and decision making skillsExcellent analytical and project management skills</text:p>
          </table:table-cell>
          <table:table-cell office:value-type="string">
            <text:p/>
            <text:p><text:s text:c="16"/>27 gün önce</text:p>
            <text:p><text:s text:c="17"/>yayınlandı</text:p>
            <text:p><text:s text:c="15"/></text:p>
          </table:table-cell>
        </table:table-row>
        <table:table-row table:style-name="ro2">
          <table:table-cell office:value-type="string">
            <text:p>Tam Zamanlı</text:p>
          </table:table-cell>
          <table:table-cell office:value-type="string">
            <text:p>Mali Müşavirlik - Muhasebe, Denetim Hizmetleri, Yönetim Danışmanlığı</text:p>
          </table:table-cell>
          <table:table-cell table:number-columns-repeated="2" office:value-type="string">
            <text:p>Grant Thornton Türkiye</text:p>
          </table:table-cell>
          <table:table-cell office:value-type="string">
            <text:p>Bordro Uzmanı</text:p>
          </table:table-cell>
          <table:table-cell office:value-type="float" office:value="3549753">
            <text:p>3549753</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Grant Thornton Türkiye, merkez ofisi İstanbul’da bulunan, Ankara ve Bursa’da 250 çalışanı ile bağımsız denetim, vergi, muhasebe ve danışmanlık hizmetleri sunan uluslararası bir kuruluştur. Uzmanlarımız, faaliyet gösterdikleri alanlarda geniş tecrübeye sahiptir. Sorunlara standart yaklaşımlar yerine yaratıcı çözüm önerileri getirirler. Hizmet anlayışımızın temeli, müşterilerimize sağladığımız katma değer, çalışanlarımız arasındaki işbirliği ve ekip çalışması ile yarattığımız değerdir. Saygı, dürüstlük, profesyonel mükemmeliyetçilik ve liderlik temel ilkelerimizdir. Farklı sektörlerde faaliyet gösteren çeşitli büyüklüklerdeki şirketlerimiz en güçlü referanslarımızdır.  Aramıza katılmak ve İstanbul ofisimizde Bordro Uzmanı olarak çalışmak üzere, aşağıdaki özelliklere sahip dinamik profesyoneller aramaktayız. -Üniversitelerin ilgili bölümlerinden mezun,-4857 sayılı İş Kanunu, 5510 sayılı Sosyal Sigortalar ve Genel Sağlık Sigortası Kanunu ve bunlarla ilgili güncel mevzuata hâkim,-Bordrolama ve özlük işlemlerinin takibi konusunda en az 3 yıl deneyimli,-İş takibi konusunda dikkatli, çözüm ve sonuç odaklı çalışabilen,-Tercihen İngilizce bilen.İŞ TANIMIMuhasebe / Outsource bölümümüzde, ilgili müşterilerin tüm bordro süreçlerini takip edip ilgili çalışmaları eksiksiz ve zamanında yapacak, öğrenmeye ve kendini geliştirmeye açık adayların başvurularını bekliyoruz. İş tanımı aşağıdaki gibidir. -Şirket çalışanların tüm bordro ve özlük işlemlerini ilgili mevzuatlara uygun olarak yerine getirilmesi,-Personel giriş, çıkış, puantajlarının yapılması,-SGK bildirgelerinin düzenlenmesi ve SGK / İŞKUR süreçlerinin yerine getirilmesi,-Çalışma Bakanlığı, İşkur ve SGK ile ilgili yasal süreçlerinin takip edilmesi ve teşviklerden faydalanılmasını sağlanması,-Diğer tüm bordro ve özlük süreçlerine destek verilmesi.</text:p>
          </table:table-cell>
          <table:table-cell office:value-type="string">
            <text:p/>
            <text:p><text:s text:c="16"/>27 gün önce</text:p>
            <text:p><text:s text:c="17"/>yayınlandı</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Muhasebe Uzmanı</text:p>
          </table:table-cell>
          <table:table-cell office:value-type="float" office:value="3613462">
            <text:p>3613462</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Merhaba,RoyalCert, A tipi muayene kuruluşu olup, TÜRKAK akreditasyonu ile 2005 yılından bu yana ISO 9001 ve ISO 14001 sistemlerinde belgelendirme hizmetleri sunan akredite bir belgelendirme kuruluşudur. Şirketimiz, uluslararası bir kimliğe sahip olup 30’dan fazla ülkede var olmakla beraber Türkiye’nin 7 coğrafi bölgesinde de hizmet vermektedir. Aktif insan kavrayışına sahip olan şirketimiz, insan sağlığı ve güvenliğine verdiği değer neticesinde uzman kadrosunu genişletip, bu değerlere sahip kişiler ile beraber hizmet ağını daha ulaşılabilir hale getirmek istiyor. Ortak değer anlayışına sahip olduğunuzu düşünüyor, hizmet ağımızı genişletirken, önce insan dediğimiz bu yolda bize eşlik etmek istiyorsanız,İstanbul Merkez Ofisimizde değerlendirilmek üzere,  ''MUHASEBE  UZMANI'' pozisyonumuz için CV’lerinizi bekliyoruz! GENEL NİTELİKLER Üniversite ya da MYO, İşletme, Ekonomi, İktisat, Maliye ve benzeri bölümlerinden mezun,Minimum 2 yıllık tecrübe sahibi, Muhasebe paket programlarına vakıf,  Logo programını çok iyi derecede kullanabilen,MS Office programlarını aktif kullanabilen, raporlama yapabilecek, İş takip yeteneği güçlü, titiz, sorumluluk alabilecek ve detaylara önem veren,Gelişime açık, takım çalışmasına yatkın ve uyumlu,Tercihen İstanbul-Anadolu yakasında ikamet eden,İŞ TANIMI Günlük Muhasebe Kayıtlarının tek düzen hesap planına uygun olarak sisteme girilmesi, Satış faturalarının düzenlenmesi, muhasebe kayıtlarının yapılması, kontrollerinin yapılması ve satış/maliyet raporlarının hazırlanması,Alış faturalarının muhasebeleştirilmesi ve raporlarının hazırlanması,Personel masrafları, şube harcamaları ve gider faturalarının muhasebeleştirilmesi, Kur değerleme işlemlerinin yapılması, Envanter takibi ve muhasebe kayıtlarının yapılması, Borç/Alacak yaşlandırma raporlarının yapılması, Müşteri ve tedarikçiler ile gerçekleştirilen cari hesap mutabakatlarının kontrolü ve takibi, BA / BS kontrol raporlarının hazırlanması, Yasal beyanname ve beyanname kontrol raporlarının hazırlanması, (KDV, Muhtasar, Damga, Geçici Vergi, Kurumlar Vergisi,)Aylık hesap kapanışlarının gerçekleştirilmesi, aylık mizanın hazırlanması, Şirketin resmi defter süreçlerinin takip edilmesi, defterlerin yazdırılması, noter onaylarının yaptırılması, Sabit kıymet kayıtları ve amortisman uygulamalarına hakim, E-Fatura / E- Defter süreçlerine hakim, aylık Berat yüklemesini yapabilecek Muhasebe Uzmanı aramaktayız.</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Satış Uzman Yardımcısı</text:p>
          </table:table-cell>
          <table:table-cell office:value-type="float" office:value="3611304">
            <text:p>3611304</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Merhaba,RoyalCert, A tipi muayene kuruluşu olup, TÜRKAK akreditasyonu ile 2005 yılından bu yana ISO 9001 ve ISO 14001 sistemlerinde belgelendirme hizmetleri sunan akredite bir belgelendirme kuruluşudur. Şirketimiz, uluslararası bir kimliğe sahip olup 30’dan fazla ülkede var olmakla beraber Türkiye’nin 7 coğrafi bölgesinde de hizmet vermektedir. Aktif insan kavrayışına sahip olan şirketimiz, insan sağlığı ve güvenliğine verdiği değer neticesinde uzman kadrosunu genişletip, bu değerlere sahip kişiler ile beraber hizmet ağını daha ulaşılabilir hale getirmek istiyor. Ortak değer anlayışına sahip olduğunuzu düşünüyor, hizmet ağımızı genişletirken, önce insan dediğimiz bu yolda bize eşlik etmek istiyorsanız, İstanbul(Asya) Ataşehir'de bulunan merkez ofisimizde değerlendirilmek üzere;  ''Satış Uzman Yardımcısı" pozisyonumuz için CV’lerinizi bekliyoruz!Aranılan NiteliklerÜniversitelerin ilgili bölümlerinden mezun (Tercihen İİBF)Ms Office programlarını etkin kullanabilen,Tercihen Müşteri İlişkileri Yönetimi veya çağrı merkezi bölümlerinde tecrübesi olan,Telefonda iletişim becerileri ve ikna kabiliyeti yüksek,Problem çözme yeteneğine sahip,Planlama ve organizasyon yeteneği gelişmiş olan,İnsan ilişkileri güçlü ve diksiyonu düzgün olan,Müşteri ilişkilerinde başarılı,Ekip çalışmasına uyumlu.  İş TanımıOtellerden gelen aramaların karşılanması ve bilgi aktarımının yapılması,Kendisine verilen hedefler doğrultusunda  telefonda satışın gerçekleştirilmesi ve yeni müşteri portföyünün oluşturulması,Müşteri memnuniyetinin sağlanması,Satış sonrası müşterilerle sürekli iletişim halinde kalarak müşteri ihtiyaçlarının tespit edilmesi,Müşterilerin sorunları karşısında çözüm odaklı olunması,Satış ile ilgili gerekli raporlamaların üst yönetime yapılması,Denetim planlamalarını gerçekleştirilmesi.</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Elektrik Teknisyeni</text:p>
          </table:table-cell>
          <table:table-cell office:value-type="float" office:value="3609772">
            <text:p>3609772</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Merhaba,Royalcert  OSGB bünyesinde Pendik Kurtköy'de görevlendirilmek üzere, ''Elektrik Teknisyeni / Elektrik Teknikeri" pozisyonumuz için  CV’lerinizi bekliyoruz!İş TanımıElektrik alanında bakım onarım ekibi ile birlikte saha kontrollerinin gerçekleştirilmesi,Eksik teçhizatların belirlenmesi ve raporlanması,Arızaların tespit edilip giderilmesi,Aranılan NiteliklerÜniversitelerin ilgili bölümlerinden mezun,Bakım onarım alanında en az 1 yıl deneyimli,Tam zamanlı çalışabilecek,Planlama ve koordinasyon yeteneğine sahip,Raporlama yapabilen,Sorumluluk sahibi,Vardiyalı sistemde çalışabilece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Planlama Uzmanı</text:p>
          </table:table-cell>
          <table:table-cell office:value-type="float" office:value="3592599">
            <text:p>3592599</text:p>
          </table:table-cell>
          <table:table-cell office:value-type="string">
            <text:p>Antalya, Bursa, Kocaeli(İzmit), Nevşehir, Trabzon, Şanlıurfa(Siverek), İstanbul(Asya)(Ataşehir)</text:p>
          </table:table-cell>
          <table:table-cell office:value-type="string">
            <text:p>active</text:p>
          </table:table-cell>
          <table:table-cell office:value-type="string">
            <text:p>Detail-Aday</text:p>
          </table:table-cell>
          <table:table-cell office:value-type="string">
            <text:p>GENEL NİTELİKLER VE İŞ TANIMI Merhaba,RoyalCert, A tipi muayene kuruluşu olup, TÜRKAK akreditasyonu ile 2005 yılından bu yana ISO 9001 ve ISO 14001 sistemlerinde belgelendirme hizmetleri sunan akredite bir belgelendirme kuruluşudur. Şirketimiz, uluslararası bir kimliğe sahip olup 30’dan fazla ülkede var olmakla beraber Türkiye’nin 7 coğrafi bölgesinde de hizmet vermektedir. Aktif insan kavrayışına sahip olan şirketimiz, insan sağlığı ve güvenliğine verdiği değer neticesinde uzman kadrosunu genişletip, bu değerlere sahip kişiler ile beraber hizmet ağını daha ulaşılabilir hale getirmek istiyor. Ortak değer anlayışına sahip olduğunuzu düşünüyor, hizmet ağımızı genişletirken, önce insan dediğimiz bu yolda bize eşlik etmek istiyorsanız, bölge ofislerimizde değerlendirilmek üzere;  ''PLANLAMA UZMANI'' pozisyonumuz için CV’lerinizi bekliyoruz!ARANILAN NİTELİKLERÜniversitelerin ilgili bölümlerinden mezun (Tercihen İİBF)Ms Office programlarını etkin kullanabilen,Tercihen Müşteri İlişkileri Yönetimi veya Çağrı Merkezi bölümlerinde tecrübesi olan,Telefonda iletişim becerileri ve ikna kabiliyeti yüksek,Problem çözme yeteneğine sahip,Planlama ve organizasyon yeteneği gelişmiş olan,İnsan ilişkileri güçlü ve diksiyonu düzgün olan,Müşteri ilişkilerinde başarılı,Ekip çalışmasına uyumlu.  İŞ TANIMI RoyalCert'in protokol imzaladığı ilçe belediyeleri sınırları içinde bulunan asansörlerin periyodik/kontrol muayenesi yapılmasının koordinasyonunu sağlamak. Haftalık olarak bölgesindeki tüm mühendislere plan çıkartmak ve Adetsis üzerinden tebliğ etmek.Bina sorumlusu ve ilgili bakım firmalarına ulaşarak muayene planlarını oluşturmak.Planlamada oluşabilecek ani değişikliklere adapte olmak ve saha mühendisleri gelişmelerden haberdar etmek. Gün içinde müşterilerinden gelen şikayet - talep aramalarını karşılamak ve yönetmek,Borçlulara yaşanacak hukuksal süreç ve yasal yaptırımlar hakkında gerekli bilgilendirmeyi sağlayarak, tahsilat işlemlerini gerçekleştirme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Saha Mühendisi</text:p>
          </table:table-cell>
          <table:table-cell office:value-type="float" office:value="3592493">
            <text:p>3592493</text:p>
          </table:table-cell>
          <table:table-cell office:value-type="string">
            <text:p>Antalya, Aydın, Bursa, Edirne, İstanbul(Avr.), İzmir, Kayseri, Kocaeli, Nevşehir, Sakarya, Tekirdağ, Şanlıurfa(Siverek), Düzce, İstanbul(Asya)</text:p>
          </table:table-cell>
          <table:table-cell office:value-type="string">
            <text:p>active</text:p>
          </table:table-cell>
          <table:table-cell office:value-type="string">
            <text:p>Detail-Aday</text:p>
          </table:table-cell>
          <table:table-cell office:value-type="string">
            <text:p>GENEL NİTELİKLER VE İŞ TANIMI Merhaba,RoyalCert, A tipi muayene kuruluşu olup, TÜRKAK akreditasyonu ile 2005 yılından bu yana ISO 9001 ve ISO 14001 sistemlerinde belgelendirme hizmetleri sunan akredite bir belgelendirme kuruluşudur. Şirketimiz, uluslararası bir kimliğe sahip olup 30’dan fazla ülkede var olmakla beraber Türkiye’nin 7 coğrafi bölgesinde de hizmet vermektedir. Aktif insan kavrayışına sahip olan şirketimiz, insan sağlığı ve güvenliğine verdiği değer neticesinde uzman kadrosunu genişletip, bu değerlere sahip kişiler ile beraber hizmet ağını daha ulaşılabilir hale getirmek istiyor. Ortak değer anlayışına sahip olduğunuzu düşünüyor, hizmet ağımızı genişletirken, önce insan dediğimiz bu yolda bize eşlik etmek istiyorsanız Türkiye geneli bölgelerimizde değerlendirilmek üzere,  ''ASANSÖR MUAYENE MÜHENDİSİ'' pozisyonumuz için CV’lerinizi bekliyoruz!ARANILAN NİTELİKLERÜniversitelerin Makine Mühendisliği,Mekatronik Mühendisliği, Elektrik Mühendisliği, Elektronik ve Haberleşme, Elektrik-Elektronik Mühendisliği bölümlerinden mezun,Tercihen asansör sektöründe deneyime sahip, B sınıfı ehliyeti olan ve aktif araç kullanabilen,Tercihen Asansör Periyodik Muayene Elemanı belgesine sahip,Sorumluluk sahibi ve gelişmeye açık, takım çalışmasına uygun,Seyahat engeli olmayan, Yazılı ve sözlü iletişimi, insan ilişkileri, ikna kabiliyeti ve ifade gücü yüksek,Analitik bakış açışına sahip, sonuç ve çözüm odaklı çalışan, Askerlik ile ilişkisi olmayan , tecilli olan (Erkek adaylar için)İyi düzeyde Microsoft Office (özellikle Excel) programları kullanabilen adaylar, İŞ TANIMIRoyalCert'in protokol imzaladığı ilçe belediyeleri sınırları içinde bulunan asansörlerin periyodik/kontrol muayenesinin yapılması ,Yapılan muayene raporlarının gün içerisinde sisteme girilmesi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Makine Teknikeri</text:p>
          </table:table-cell>
          <table:table-cell office:value-type="float" office:value="3585262">
            <text:p>3585262</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Merhaba,RoyalCert, A tipi muayene kuruluşu olup, TÜRKAK akreditasyonu ile 2005 yılından bu yana ISO 9001 ve ISO 14001 sistemlerinde belgelendirme hizmetleri sunan akredite bir belgelendirme kuruluşudur. Şirketimiz, uluslararası bir kimliğe sahip olup 30’dan fazla ülkede var olmakla beraber Türkiye’nin 7 coğrafi bölgesinde de hizmet vermektedir. Aktif insan kavrayışına sahip olan şirketimiz, insan sağlığı ve güvenliğine verdiği değer neticesinde uzman kadrosunu genişletip, bu değerlere sahip kişiler ile beraber hizmet ağını daha ulaşılabilir hale getirmek istiyor. Ortak değer anlayışına sahip olduğunuzu düşünüyor, hizmet ağımızı genişletirken, önce insan dediğimiz bu yolda bize eşlik etmek istiyorsanız,İstanbul Merkez Ofisimizde değerlendirilmek üzere,  ‘’Makine Teknikeri‘’ pozisyonumuz için CV’lerinizi bekliyoruz! GENEL NİTELİKLER Üniversitelerin Makine Teknikerliği bölümlerinden mezun,İş ekipmanları alanında (Kaldırma-İletme Ekipmanları, Basınçlı Ekipmanlar, Yangın Tesisatı,) en az 1 yıl deneyimli veya yetiştirilmek üzere,MS Office programlarını aktif kullanabilen, raporlama yapabilecek, İş takip yeteneği güçlü, titiz, sorumluluk alabilecek ve detaylara önem veren,Esnek çalışma saatlerine uygun,B sınıfı ehliyeti olan ve aktif araç kullanabilen,Gelişime açık, takım çalışmasına yatkın ve uyumlu,İstanbul’da ikamet eden,Seyahat engeli olmayan,İŞ TANIMI İş ekipmanlarının periyodik kontrol faaliyetlerinde görev alınması,İş ekipman ve tesisatlarının teknik kontrollerini gerçekleştirilmesi ve prosedüre uygun bir şekilde raporlanması,Kontrol edilen ekipmanların sorumluluğunun alınabilmesi,Müşteri beklentilerinin analiz edilip, yöneticiye raporlanması.</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Hizmet</text:p>
          </table:table-cell>
          <table:table-cell table:number-columns-repeated="2" office:value-type="string">
            <text:p>Royal Cert Belgelendirme Gözetim Hizmetleri A.Ş.</text:p>
          </table:table-cell>
          <table:table-cell office:value-type="string">
            <text:p>Periyodik Kontrol Uzmanı</text:p>
          </table:table-cell>
          <table:table-cell office:value-type="float" office:value="3580683">
            <text:p>3580683</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Merhaba,RoyalCert, A tipi muayene kuruluşu olup, TÜRKAK akreditasyonu ile 2005 yılından bu yana ISO 9001 ve ISO 14001 sistemlerinde belgelendirme hizmetleri sunan akredite bir belgelendirme kuruluşudur. Şirketimiz, uluslararası bir kimliğe sahip olup 30’dan fazla ülkede var olmakla beraber Türkiye’nin 7 coğrafi bölgesinde de hizmet vermektedir. Aktif insan kavrayışına sahip olan şirketimiz, insan sağlığı ve güvenliğine verdiği değer neticesinde uzman kadrosunu genişletip, bu değerlere sahip kişiler ile beraber hizmet ağını daha ulaşılabilir hale getirmek istiyor. Ortak değer anlayışına sahip olduğunuzu düşünüyor, hizmet ağımızı genişletirken, önce insan dediğimiz bu yolda bize eşlik etmek istiyorsanız,İstanbul Merkez Ofisimizde değerlendirilmek üzere,  ‘’Periyodik Kontrol Uzmanı ‘’ pozisyonumuz için CV’lerinizi bekliyoruz! GENEL NİTELİKLER Üniversitelerin Makine Mühendisliği, Mekatronik Mühendisliği, Makine Teknikerliği,  bölümlerinden mezun,İş ekipmanları alanında (Kaldırma-İletme Ekipmanları, Basınçlı Ekipmanlar, Yangın Tesisatı,) en az 1 yıl deneyimli veya yetiştirilmek üzere,17020 standardına hakim,MS Office programlarını aktif kullanabilen, raporlama yapabilecek, İş takip yeteneği güçlü, titiz, sorumluluk alabilecek ve detaylara önem veren,Esnek çalışma saatlerine uygun,Tercihen Ekipnet kalıcı kayıt numarası olan,B sınıfı ehliyeti olan ve aktif araç kullanabilen,Gelişime açık, takım çalışmasına yatkın ve uyumlu,İstanbul’da ikamet eden,Seyahat engeli olmayan,İŞ TANIMI İş ekipmanlarının periyodik kontrol faaliyetlerinde görev alınması,İş ekipman ve tesisatlarının teknik kontrollerini gerçekleştirilmesi ve prosedüre uygun bir şekilde raporlanması,Kontrol edilen ekipmanların sorumluluğunun alınabilmesi,Müşteri beklentilerinin analiz edilip, yöneticiye raporlanması.</text:p>
          </table:table-cell>
          <table:table-cell office:value-type="string">
            <text:p/>
            <text:p><text:s text:c="16"/>1 gün önce</text:p>
            <text:p><text:s text:c="17"/>güncellendi</text:p>
            <text:p><text:s text:c="15"/></text:p>
          </table:table-cell>
        </table:table-row>
        <table:table-row table:style-name="ro2">
          <table:table-cell office:value-type="string">
            <text:p>Full-Time</text:p>
          </table:table-cell>
          <table:table-cell office:value-type="string">
            <text:p>Tütün Sanayi, Hızlı Tüketim Malları</text:p>
          </table:table-cell>
          <table:table-cell table:number-columns-repeated="2" office:value-type="string">
            <text:p>BRITISH AMERICAN TOBACCO TÜTÜN MAMULLERİ SAN.TİC.A.Ş.</text:p>
          </table:table-cell>
          <table:table-cell office:value-type="string">
            <text:p>Hazine Müdürü</text:p>
          </table:table-cell>
          <table:table-cell office:value-type="float" office:value="3608647">
            <text:p>3608647</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BAT TURKEY IS LOOKING FOR A TREASURY MANAGERFUNCTION: FinanceLOCATION: Istanbul - TurkeyROLE POSITIONING AND OBJECTIVESDrive execution of the global treasury strategy within own area of responsibility.Co-ordinate and manage the delivery of Treasury services, reporting and advice in areas such as external financing, credit facilities, banking relationships, funding, capital structures, interest rate, Foreign Exchange (FX) and insurance risk management, liquidity management and cash &amp; banking solutions.Where required manage a team of specialists to implement Treasury strategy and Treasury and cash management activities of optimum quality packaging materials with maximum speed to market whilst ensuring effective cost management.WHAT YOU WILL BE ACCOUNTABLE FOR:Act as a proactive business partner to identify opportunities for enhancing treasury effectiveness and commercial resultsExecuting global Treasury strategy, such as:Managing the transactional foreign exchange hedging programme.Manage the operational funding plans, including the structuring of optimal solutions, delivering the governance and managing the execution.Identify and drive opportunities to mobilise cash to the Centre.Identify and deliver business relevant banking solutions.Promote and drive treasury operations in alignment with the Treasury operating model.Promote and drive adherence to the Treasury control framework.Promote compliance with financial crime policies of the Standards of Business Conduct.Drive the delivery of accurate reporting through the cashflow forecasting process.Manage the delivery of other Treasury reporting requirements.Manage banking suppliers to deliver funding and solutions.Drive the development of the cash management framework to optimise efficiency and reduce banking costs.KNOWLEDGE, SKILLS and EXPERIENCEKnowledge and experience in treasury management, including:Knowledge of identifying and measuring foreign exchange and financial risks in supply chains, trading models and corporate structures.Knowledge of the range of foreign exchange derivative instruments and the practical application.Knowledge of the accounting principles for foreign currency denominated transactions, derivative instruments, and funding structures.Knowledge of different debt and equity funding structures and the practical application, including the accounting and corporate tax principles.Experience of managing the delivery of solutions and services from banking suppliers.Experience of using SAP Treasury module to access information and reports.Effective oral and written communication skills with the ability to describe complex treasury risk/financing scenarios and present recommendations to senior management to enable decision making.Experience in engaging with diverse teams in remote locations as part of both business as usual and ad-hoc project work.WORKING RELATIONSHIPInternal: Finance Shared Services Centre – Establish &amp; monitor effective operating procedures to deliver end to end treasury servicesInternal Auditors – to respond to queries and requests for information.Establishing and operating collaborative business partner relationships with Regional Finance , Direct Reporting Business Units (“DRBU”), End-markets and above-market trading companies.Establishing and operating effective relationships with central functions including Accounting, Tax and Legal.Operating effective relationships with Global Treasury Operations and with Central Treasury product experts. External:Manage banks as suppliers of financial solutions and services.External Auditors – to respond to queries and requests for information </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Tütün Sanayi, Hızlı Tüketim Malları</text:p>
          </table:table-cell>
          <table:table-cell table:number-columns-repeated="2" office:value-type="string">
            <text:p>BRITISH AMERICAN TOBACCO TÜTÜN MAMULLERİ SAN.TİC.A.Ş.</text:p>
          </table:table-cell>
          <table:table-cell office:value-type="string">
            <text:p>Tedarik Zinciri Müdürü</text:p>
          </table:table-cell>
          <table:table-cell office:value-type="float" office:value="3576824">
            <text:p>3576824</text:p>
          </table:table-cell>
          <table:table-cell office:value-type="string">
            <text:p>Samsun</text:p>
          </table:table-cell>
          <table:table-cell office:value-type="string">
            <text:p>active</text:p>
          </table:table-cell>
          <table:table-cell office:value-type="string">
            <text:p>Detail-Aday</text:p>
          </table:table-cell>
          <table:table-cell office:value-type="string">
            <text:p>QUALIFICATIONS AND JOB DESCRIPTION BAT is evolving at pace - truly like no other organisation.To achieve the ambition, we have set for ourselves, we are looking for colleagues who are ready to live our ethos every day. Come be a part of this journey! BAT SAMSUN IS LOOKING FOR PROCUREMENT MANAGER- OPERATIONS LOCATION: Turkey - SamsunPURPOSE STATEMENT:To act as the interface with local budget holders at end market level ensuring the delivery of both their service requirements and those of procurement.To supervise sourcing activities for Turkey for the below categories that are managed at end market level (i.e. not globally or geographically managed). Facilities Svc (Operations Functions)LogisticsOSSProduction &amp; Spare PartsUtilities  DIMENSIONS :Spend to be managed: 35m GBPNumber of suppliers managed: 300     Number of categories: 5 main categoriesDirect Reports: 2Key Business Stakeholders: Factory Manager, TBNC Cluster Manager, End Market Top Teams  PRINCIPAL ACCOUNTABILITIES: BusinessTo manage the customer relationship and all aspects of procurement related customer service for Turkey Operations functions.To understand customer/business unit requirements including their business goals, targets, initiatives, directions and supplier performance requirements for their appointed end market.To manage the local customer relationship for those categories, shaping demand and compliance where appropriate.To collate all relevant end market business unit procurement requirements, providing the necessary information to ensure robust planning, budget and target setting.  LeadershipTo own the relationship between procurement and its customers at end market level.To challenge demand and requirements and manage customer expectations to ensure compliance and drive continuous improvement.To communicate appropriate supply chain and procurement messages regarding strategies, process and policies to customers, to ensure compliance and engender a common understanding of each others goals and targets.Responsible for approving supplier selection for categories managed at an end market level. ManagementResponsible for implementing global and geographic category strategies and sourcing plans at end market level.To ensure the business is compliant with procurement policy and actively manage any compliance issues.To use a consistent approach using the agreed global policies, standards and platforms in all day to day tasks. This may include developing internal SLA’s and monitoring against this performance.To mitigate BAT’s exposure to service delivery and commercial risk through the delivery of robust end-market contracts and the management of the business relationship.</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Tütün Sanayi, Hızlı Tüketim Malları</text:p>
          </table:table-cell>
          <table:table-cell table:number-columns-repeated="2" office:value-type="string">
            <text:p>BRITISH AMERICAN TOBACCO TÜTÜN MAMULLERİ SAN.TİC.A.Ş.</text:p>
          </table:table-cell>
          <table:table-cell office:value-type="string">
            <text:p>Paketleme Müdürü</text:p>
          </table:table-cell>
          <table:table-cell office:value-type="float" office:value="3576561">
            <text:p>3576561</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BAT TURKEY IS LOOKING FOR A PACKAGING DEVELOPMENT MANAGERROLE POSITIONING AND OBJECTIVESDevelop, specify, deliver, and manage the assigned Packaging Development activities for theAssigned DRBU/EM to support growth, regulatory and maintenance projects in line with DRBU /EM strategiesDevelop, qualify, and deliver sourcing change, complexity reduction and productivity initiativesas per projects assignment in accordance with BAT Strategy and DRBU deployment plan WHAT YOU WILL BE ACCOUNTABLE FOR:Leadership Provide Technical expertise on packaging and materials specifications to internal and external stakeholders.Work closely with project initiators, including Marketing, Operations, LEX, to scope any new packaging development project or productivity project, and provide relevant information to project stakeholders.Provide technical input and recommendations on all packaging development related matters, technical training, and development.A member of the BAT Packaging Deploy CoE in specified and Packaging Innovation function in general, sharing print/packaging, and technical process, ideas, and innovation; and contribute to the development and deployment best practice.Lead, (assess and approve) print proofing with Brand Marketing. Operational Ensure all new packaging developments specifications are delivered on time and compliant with BAT Packaging Compliance Guideline (Document of Declaration) and brand standards.Develop and obtain digital approvals and specification required for packaging materials by using appropriate processes, systems, methods, technologies, and supply sources. Manage Artwork agencies for creation and release of packaging artworks and health warning templates.Manage Repro houses for repro and origination.Manage the tooling production with suppliers aligned to BAT’s provided specification for all packaging materials: blanks, outer, inner frame, inner bundle, printed poly, tipping paper etc.Manage colour approval at the printers for the respective packaging development, set embossing standards and material specifications for printing.Approvals process related to printed materials as internally specified.Work closely with operating companies and suppliers in the designated time zone – this will include travel to the operating companies and supplier locations.Manage colour matching at the printers press with Marketing for all kind of packaging materials to achieve the set standard and to enable the required volume print for BAT’s production (Packaging Qualification).Input and provide technical support for new supplier qualifications Support with technical assessments for new suppliers.Work closely with operating companies and suppliers in the designated DRBUs, includes travel to the operating companies and supplier locations.Manage the deployment of complexity reduction and productivity initiatives as per project assignment by Line ManagersManagementManage the generation and approval of all artworks from technical point of view for all SKU developments.Manage the packaging development costs with:Artwork agencies for the creation, risk assessment and development of packaging artworks and health warning templates.Tooling invoices from suppliers.Manage all new packaging developments on time, in full and compliant with Product Stewardship and brand standards.RelationshipsClose working relationships with:Internal:Packaging Innovation CommunitiesNPIQualityProcurementDevelopmentMarketing</text:p>
          </table:table-cell>
          <table:table-cell office:value-type="string">
            <text:p/>
            <text:p><text:s text:c="16"/>2 gün önce</text:p>
            <text:p><text:s text:c="17"/>güncellendi</text:p>
            <text:p><text:s text:c="15"/></text:p>
          </table:table-cell>
        </table:table-row>
        <table:table-row table:style-name="ro2">
          <table:table-cell office:value-type="string">
            <text:p>Dönemsel / Proje Bazlı</text:p>
          </table:table-cell>
          <table:table-cell office:value-type="string">
            <text:p>Tütün Sanayi, Hızlı Tüketim Malları</text:p>
          </table:table-cell>
          <table:table-cell table:number-columns-repeated="2" office:value-type="string">
            <text:p>BRITISH AMERICAN TOBACCO TÜTÜN MAMULLERİ SAN.TİC.A.Ş.</text:p>
          </table:table-cell>
          <table:table-cell office:value-type="string">
            <text:p>Finans Sorumlusu</text:p>
          </table:table-cell>
          <table:table-cell office:value-type="float" office:value="3605274">
            <text:p>3605274</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BAT İSTANBUL FİNANS ANALİSTİ ARIYORBritish American Tobacco şu anda İstanbul, Türkiye'den Satış Finansmanı ekibimize katılmak üzere bir Finans Analisti arıyor!SORUMLULUKLARINIZ NELER OLACAKMüşterilerilerle yapılan yıllık sözleşmerin kontrolüAlacak faturaları ve tahsilat işlemlerine ait günlük muhasebesel kontrollerMüşteri MutabakatlarıAy sonu ve yıl sonu kapanış faaliyetleriYaşlandırma raporlarının hazırlanmasıİç ve dış denetimler için destek sağlanması TEMEL DENEYİM, BECERİLER VE BİLGİBenzer bir geçmişe sahip lisans derecesiEn az 2 yıl muhasebe tecrübesiExcel'de yetkinliğe sahip MS Office programları bilgisiGüçlü analitik ve problem çözme becerileri ve finansal verileri yorumlama becerisiGüçlü sorumluluk ve aidiyet duygusu</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Çağrı Merkezi Hizmetleri</text:p>
          </table:table-cell>
          <table:table-cell table:number-columns-repeated="2" office:value-type="string">
            <text:p>Yön İletişim</text:p>
          </table:table-cell>
          <table:table-cell office:value-type="string">
            <text:p>Çağrı Merkezi Müşteri Temsilcisi</text:p>
          </table:table-cell>
          <table:table-cell office:value-type="float" office:value="3603848">
            <text:p>3603848</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GENEL NİTELİKLER VE İŞ TANIMITeknolojiye yaptığımız büyük yatırımlarla sektörümüzde dönüşüme yön veren bir teknoloji şirketiyiz.. Biz, şirketleri müşterileri ile buluşturan ve her gün yüzlerce etkileşimi anlamlı diyaloglara dönüştüren bir iletişim merkeziyiz. Bu bilinçle yola çıkan YÖN İLETİŞİM , kurulduğu ilk günden itibaren kurumsal müşterilerine doğru kaliteli katma değerli hizmet vererek büyüme prensibini sürdürmektedir. Hızla büyüyen , değişen ve gelişen ekibimize aşağıdaki niteliklere sahip TÜRK ISS PROJEMİZDE bizimle çalışacak "OUTBOUND Müşteri Temsilcisi" arayışımız bulunmaktadır.GENEL NİTELİKLEREn az lise mezunu,18-40 yaşları arasında, İş kalitesini ön planda tutarak hedef ve sonuç odaklı çalışabilen,Tercihen Çağrı Merkezi  alanında tecrübesi olan, Çağrı Merkezi sektöründe kariyer hedefi olan, Özgüveni ve çalışma disiplini yüksek,Telefonda akıcı ve etkin konuşabilen, diksiyonu düzgün, İletişimi güçlü, ikna kabiliyeti yüksek, zaman yönetimi yapabilen, çözüm odaklı, İş kalitesini ön planda tutarak hedef ve sonuç odaklı çalışabilen,Sana Ne Sunuyoruz?Dinamik ve güvenilir bir çalışma ortamı,Sunduğumuz çeşitli eğitim olanaklarıyla kişisel ve profesyonel gelişim fırsatları,Büyük bir takımın üyesi olmanın gururu,Her geçen gün büyüyen bir işin ve başarının önemli bir parçası olmanın mutluluğuKENDİ İNTERNET FİRMAMIZ OLAN TURK ISS PROJESİ İÇİN (17.000 TL MAAŞ+PRİM+SSK) MEB ve E-Devlet onaylı Uzmanlık Sertifikası6 ayda bir kıdem zammı   HOMEOFFİCE ÇALIŞMA ŞEKLİMİZ MEVCUT DEĞİLDİR.Kimlerle Çalışmak İstiyoruz ?Özgüven sahibi,İş hukuku uygulamaları ve çalışan ilişkilerinde uyum sağlayabilen ,Telefonla etkili iletişim kurabilen diksiyonuna ve ifade biçimine güvenebilen İç motivasyonu yüksek ve hedef odaklı ise ,Zaman yönetiminde hassas olduğunu düşünüyorsa ,Lise ve üzeri öğrenim tamamladıysa, Yazılı ve sözlü iletişim becerilerine sahipse ,Satış yapabileceği konusunda kendine güveniyorsa, ANKARA' da yaşıyorsan ya da yaşayabilecek durumdaysan, aradığımız takım arkadaşı SEN olabilirsin!!300 PERSONEL ALIMI YAPILACA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Makine ve Ekipmanları</text:p>
          </table:table-cell>
          <table:table-cell table:number-columns-repeated="2" office:value-type="string">
            <text:p>WİTTMANN BATTENFELDPLASTİK MAKİNELERİ LTD.ŞTİ.</text:p>
          </table:table-cell>
          <table:table-cell office:value-type="string">
            <text:p>Gazaltı Kaynak Operatörü</text:p>
          </table:table-cell>
          <table:table-cell office:value-type="float" office:value="3512947">
            <text:p>3512947</text:p>
          </table:table-cell>
          <table:table-cell office:value-type="string">
            <text:p>Kocaeli(Dilovası)</text:p>
          </table:table-cell>
          <table:table-cell office:value-type="string">
            <text:p>active</text:p>
          </table:table-cell>
          <table:table-cell office:value-type="string">
            <text:p>Detail-Aday</text:p>
          </table:table-cell>
          <table:table-cell office:value-type="string">
            <text:p>GENEL NİTELİKLER VE İŞ TANIMI Gazaltı Kaynak Operatörü Wittmann grubu, Türkiye ofisi olarak hizmet veren, Wittmann Battenfeld Plastik Makineleri Ltd Şti Bünyesinde, Dilovası KOBİ OSB'de, Hammadde Yükleme Kurutma sistemleri, Kalıp Şartlandırıcılar, çevresel ekipmanlar, kontrol panoları ve otomasyon sistemleri üretimi yapan tesisimizde çalıştırılmak üzere aşağıdaki niteliklere uygun“Gazaltı Kaynak Operatörü” arayışımız vardır.Genel nitelikler:MIG-MAG (gaz altı) kaynağı kaynağında çalışmış ve hassas kaynak yapabilen, tercihen TIG (argon) deneyimi olan;Kaynakçı Sertifikasına sahip (MYK),Teknik resim okuyabilen ve teknik resme uygun imalat yapabilen,Ölçüm aletlerini kullanabilen,Öğrenmeye ve sürekli gelişime açık olan,Ekip çalışmasına yatkın, dinamik, titiz, detaylara önem veren,Kişisel motivasyona ve iş disiplinine sahip,İş disiplinine ve planlama yeteneğine sahip, sorumluluk almaya istekli,Analitik, hızlı ve sonuç odaklı çalışabilen, iletişime ve gelişime açık,İş sağlığı ve güvenliği uygulamalarını bilen ve yerine getirmeyi önemseyen, Gebze, Darıca, Çayırova, Tuzla, Pendik hattında ikamet eden, İş Tanımı:Üretilecek iş parçalarının; istenilen gereksinimleri sağlayacak şekilde ve teknik resmine uygun kaynak operasyonunu gerçekleştirmek,Yapılacak işe uygun olarak çalışma yerini düzenlemek; makina, fikstür, donanım, alet ve malzemeleri doğru seçerek hazır hale getirmek ve kaynak öncesinde parçaları kaynak işlemine hazır duruma getirmek,Kaynak ile ilgili prosedürleri takip etmek, onaylanmış kaynak prosedür şartnamesine uygun gazları kullanarak kaynak yapmak,Kaynak işlemi sonrasında taşlama ve / veya keski ile çapak ve cürufları temizlemek ve kalite standartlarına uygun ürün teslim etmek,Üretim ve sevkiyat planına uygun olarak amirinden aldığı öncelikler doğrultusunda istenen parçaların üretimini gerçekleştirmek,Ürettiği malzemeyi uygun şekilde kontrol etmek ve bir sonraki işlem ya da sevkiyat için istifleyerek hazır hale getirmek,Üretim verimliliğinin artırılması için farklı fikirler üreterek sürekli iyileştirme faaliyetlerine katkıda bulunmak,Gerektiğinde fabrika içerisindeki tamir amaçlı kaynak işlerine destek olmak,Çalıştığı tezgahtaki tüm kalıp, fikstür, takım, aparat vb. ekipmanların bakımlarını yapmak gerektiğinde amirini bilgilendirerek ihtiyaçların teminini sağlamak,Yapılacak işe uygun olarak çalışma yerinin tertip, temizlik ve düzeninden sorumlu olmak,Başta kendisi olmak üzere tüm takım üyeleri ile iş güvenliği, çevre ve enerji yönetim sistemi prosedür, talimat ve kurallarına uygun çalışmak,Şirketin idari ve yönetsel yönetmeliklerine uygun şekilde çalışmak,Fabrika teknik ve disiplin şartlarına uyum sağlamak,Dikkatli ve detaycı çalışma becerisi sergileme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v Mobilyaları</text:p>
          </table:table-cell>
          <table:table-cell table:number-columns-repeated="2" office:value-type="string">
            <text:p>Bindebir Mobilya Sanayi Tic Ltd Sti.</text:p>
          </table:table-cell>
          <table:table-cell office:value-type="string">
            <text:p>İhracat Satış Müdürü</text:p>
          </table:table-cell>
          <table:table-cell office:value-type="float" office:value="3540472">
            <text:p>3540472</text:p>
          </table:table-cell>
          <table:table-cell office:value-type="string">
            <text:p>Adana(Yüreğir)</text:p>
          </table:table-cell>
          <table:table-cell office:value-type="string">
            <text:p>active</text:p>
          </table:table-cell>
          <table:table-cell office:value-type="string">
            <text:p>Detail-Aday</text:p>
          </table:table-cell>
          <table:table-cell office:value-type="string">
            <text:p>GENEL NİTELİKLER VE İŞ TANIMI Genel Nitelikler;Üniversitelerin 4 yıllık örgün eğitim ve ilgili bölümlerinden mezun,İleri seviye derecede İngilizce bilen, Yurtdışı seyahat engeli bulunmayan,Dinamik, güler yüzlü, müşteri ilişkileri kuvvetli, öğrenme ve gelişime açık,Temsil ve ikna kabiliyeti yüksek, takım çalışmasına yatkın,Planlama, organizasyon, koordinasyon, iş takibi ve raporlama becerilerine sahip,Microsoft Office Programlarına hakim, Excel’i çok iyi kullanabilen,Uluslararası ticaret mevzuat ve kurallarına, teslim ve ödeme şekilleri (akreditif vs.) konularına hakim,En az 2 yıl deneyimli,B sınıf ehliyeti bulunan ve aktif araç kullanabilen,İş takibi kuvvetli, detaylara önem veren, sonuç odaklı çalışabilen,İş Tanımı;Hedef pazarların araştırılması ve pazar dinamiklerine göre stratejilerinin oluşturulması,Hedef pazarlarda yeni müşteri kazandırılması, yeni yatırımcıların bulunması, satış artıcı projelerin üretilmesi ve sahada uygulanması,Sorumlu olunan bölgede ilgili müşterin satış hedeflerinin gerçekleştirilmesi,Aktif/düzenli ziyaretler ve aktiviteler yaparak sürekli yeni fırsatların geliştirilmesi,Dış Ticaret kapsamında teklif, sözleşme, sevkiyat ve tahsilat ile ilgili tüm sürecin takibi,Hedef pazarlarda pazarlama faaliyetlerinin yürütülmesi, fuar araştırmalarının yapılması ve organizasyon katılımının sağ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Satış Danışmanı</text:p>
          </table:table-cell>
          <table:table-cell office:value-type="float" office:value="3553809">
            <text:p>3553809</text:p>
          </table:table-cell>
          <table:table-cell office:value-type="string">
            <text:p>Muğla(Bodrum)</text:p>
          </table:table-cell>
          <table:table-cell office:value-type="string">
            <text:p>active</text:p>
          </table:table-cell>
          <table:table-cell office:value-type="string">
            <text:p>Detail-Aday</text:p>
          </table:table-cell>
          <table:table-cell office:value-type="string">
            <text:p>GENEL NİTELİKLER VE İŞ TANIMI • Bodrum'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İŞ TANIMIRenkli kozmetik - makyaj - parfüm - kişisel bakım sektöründe faaliyet gösteren perakende mağazalarımızda görevlendirilmek üzere,Satış, uygulama, yönetim ve mağazanın tüm işlevlerinde sorumluluk alacak ve planlanan satış hedeflerini gerçekleştirecek,çalışma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Dönemsel / Proje Baz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553839">
            <text:p>3553839</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 Antalya'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çalışmasına yatkın,Temmuz- Ekim ayları arasında çalışma olacaktır.İŞ TANIMIRenkli kozmetik - makyaj - parfüm -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Kasiyer</text:p>
          </table:table-cell>
          <table:table-cell office:value-type="float" office:value="3448523">
            <text:p>3448523</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Renkli kozmetik kişisel bakım sektöründe faaliyet gösteren İstiklal Caddesimağazamızda görevlendirilmek üzere,İstanbul Avrupa yakasında ikamet eden, Perakende sektöründe kariyer hedefi olan,  Kasa ve POS kullanma deneyimine sahip, Bilgisayar bilgisine sahip, Tercihen yabancı dil bilen, MS Office programlarını iyi derecede kullanabilen, Mağazacılık sektöründe deneyimli,  Askerlik hizmetini tamamlamış veya en az 2 yıl tecilli ( erkek adaylar için),Vardiyalı çalışma saatlerine  uyum sağlayabilecek,  İletişim becerileri ve müşteri odaklı yaklaşıma sahip, Ekip çalışmasına uyum sağlayabilecek, Çalışma arkadaşları arıyoruz…İŞ TANIMIMağaza ile ilgili tüm kasa , POS işlemlerinin yürütülmesi ve sorumluluğu.  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Yöneticisi / Yönetmeni</text:p>
          </table:table-cell>
          <table:table-cell office:value-type="float" office:value="3467507">
            <text:p>3467507</text:p>
          </table:table-cell>
          <table:table-cell office:value-type="string">
            <text:p>Antalya(Manavgat)</text:p>
          </table:table-cell>
          <table:table-cell office:value-type="string">
            <text:p>active</text:p>
          </table:table-cell>
          <table:table-cell office:value-type="string">
            <text:p>Detail-Aday</text:p>
          </table:table-cell>
          <table:table-cell office:value-type="string">
            <text:p>GENEL NİTELİKLER VE İŞ TANIMI • Manavgat't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yönetimi konusunda tecrübeliİŞ TANIMIRenkli kozmetik, makyaj,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079934">
            <text:p>3079934</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 İstanbul Avrupa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yönetimi konusunda tecrübeliİŞ TANIMIRenkli kozmetik - makyaj - parfüm -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Müdürü</text:p>
          </table:table-cell>
          <table:table-cell office:value-type="float" office:value="3079932">
            <text:p>3079932</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 İstanbul Avrupa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yönetimi konusunda tecrübeliİŞ TANIMIRenkli kozmetik, makyaj, kişisel bakım sektöründe faaliyet gösteren perakende mağazalarımızda görevlendirilmek üzere,satış, uygulama, yönetim ve mağazanın tüm işlevlerinde sorumluluk alacak ve planlanan satış hedeflerini gerçekleştirecek,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3480569">
            <text:p>3480569</text:p>
          </table:table-cell>
          <table:table-cell office:value-type="string">
            <text:p>İstanbul(Avr.)(Beyoğlu, Şişli)</text:p>
          </table:table-cell>
          <table:table-cell office:value-type="string">
            <text:p>active</text:p>
          </table:table-cell>
          <table:table-cell office:value-type="string">
            <text:p>Detail-Aday</text:p>
          </table:table-cell>
          <table:table-cell office:value-type="string">
            <text:p>GENEL NİTELİKLER VE İŞ TANIMI • İstanbul Avrupa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yönetimi konusunda tecrübeliİŞ TANIMIRenkli kozmetik - makyaj - parfüm - kişisel bakım sektöründe faaliyet gösteren perakende mağazalarımızda görevlendirilmek üzere,Satış, uygulama, yönetim ve mağazanın tüm işlevlerinde sorumluluk alacak ve planlanan satış hedeflerini gerçekleştirecek,çalışma arkadaşları arı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Satış Danışmanı</text:p>
          </table:table-cell>
          <table:table-cell office:value-type="float" office:value="2765983">
            <text:p>2765983</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 İstanbul Anadolu Yakası'nda ikamet eden,• En az lise mezunu,• Kozmetik sektöründe kariyer hedefi olan,• Perakende sektöründe mağaza satış deneyimine sahip,• Makyaj yapmayı bilen,• İletişim yeteneğini ve enerjisini satışa dönüştürebilecek,• Müşteri ihtiyaçlarını doğru analiz edip, uygulamalı çözüm üretip satış ile sonuçlandırabilecek,• Vardiyalı çalışma saatlerine uyum sağlayabilecek,• Ekip çalışmasına yatkın,İŞ TANIMIRenkli kozmetik sektöründe faaliyet gösteren perakende mağazalarımızda görevlendirilmek üzere ,satış, uygulama, yönetim ve mağazanın tüm işlevlerinde sorumluluk alacak ve planlanan satış hedeflerini gerçekleştirecek 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Mağaza Müdürü</text:p>
          </table:table-cell>
          <table:table-cell office:value-type="float" office:value="2997174">
            <text:p>2997174</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 İstanbul Anadolu Yakası'nda ikamet eden,• En az lise mezunu,• Kozmetik sektöründe kariyer hedefi olan,• Perakende sektöründe mağaza satış deneyimine sahip,• Makyaj yapmayı bilen,• Bilgisayar ve yazar kasa kullanım deneyimli,• İletişim yeteneğini ve enerjisini satışa dönüştürebilecek,• Müşteri ihtiyaçlarını doğru analiz edip, uygulamalı çözüm üretip satış ile sonuçlandırabilecek,• Vardiyalı çalışma saatlerine  uyum sağlayabilecek,• Ekip yönetimi konusunda tecrübeli.İŞ TANIMIRenkli kozmetik, makyaj, kişisel bakım sektöründe faaliyet gösteren perakende mağazalarımızda görevlendirilmek üzere; satış, uygulama, yönetim ve mağazanın tüm işlevlerinde sorumluluk alacak ve planlanan satış hedeflerini gerçekleştirecek çalışma arkadaşları arıyoruz.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Üretim Elemanı</text:p>
          </table:table-cell>
          <table:table-cell office:value-type="float" office:value="3254235">
            <text:p>3254235</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GENEL NİTELİKLER VE İŞ TANIMI Min. lise mezunu,Tercihen kozmetik, gıda, ilaç sektörlerinde üretim yapan firmalarda çalışmış,Vardiyalı çalışma sistemine ayak uydurabilecek,Dikkatli, titiz ve disiplinli çalışmayı ilke edinmiş,Yoğun çalışma temposuna uyum sağlayabilecek,Takım çalışmasına yatkın,Erkek adaylar için askerlik görevini tamamlamış,Tercihen Gebze civarında ikamet edenİŞ TANIMISorumlu olduğu işi beklenen zaman ve miktarda, beklenen kalitede yerine getirmek,Çalışma ortamının her zaman temiz ve düzenli bulunmasını sağlamak,Yöneticisinin uygun gördüğü makineleri makine kullanma talimatlarına uygun olarak çalıştırmak,Üretim esasında ürün kalitesini ilgili kontrol planlarına uygun olarak kontrol etmek, sonuçları değerlendirmek ve kaydetmek,Makine ve ekipman bakımlarında üzerine düşen görevleri ilgili bakım ve temizlik talimatlarına uygun olarak çalışmak,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Kozmetik</text:p>
          </table:table-cell>
          <table:table-cell table:number-columns-repeated="2" office:value-type="string">
            <text:p><text:s/>Flormar</text:p>
          </table:table-cell>
          <table:table-cell office:value-type="string">
            <text:p>Lojistik Görevlisi</text:p>
          </table:table-cell>
          <table:table-cell office:value-type="float" office:value="3254229">
            <text:p>3254229</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GENEL NİTELİKLER VE İŞ TANIMI En az lise mezunu,Depo operasyonlarında min. 1 yıl tecrübeli,RF El Terminali kullanmayı bilen,Erkek adaylar için askerliğini tamamlamış,Yoğun iş temposuna ayak uydurabilecek,Tercihen Gebze, Darıca, Çayırova çevresinde ikamet edenİŞ TANIMIAlınan siparişleri müşteriye hazır hale getirmek,Siparişlere göre ürünlerin tasnifini yapmak,Ürün adreslerinden toplama yapmak,Toplanan ürünlerin paketlemesini yapmak,Sevkiyatı yapılacak ürünleri zamanında ve doğru olarak teslim etmekFlormar olarak eğitimde ve işe alımda, fırsat eşitliği ve eşit davranış ilkesini benimsiyoruz. İlanlarımıza başvuran herkes ırk, cinsiyet, renk, ulusal veya sosyal köken, etnik köken, din, yaş, medeni durum, hamilelik, engellilik, cinsel yönelim, cinsiyet ifadesi veya siyasi görüş ayrımı gözetmeksizin istihdam için değerlendirilecekti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Saha Satış Yöneticisi / Yönetmeni</text:p>
          </table:table-cell>
          <table:table-cell office:value-type="float" office:value="3557912">
            <text:p>3557912</text:p>
          </table:table-cell>
          <table:table-cell office:value-type="string">
            <text:p>İstanbul(Avr.)(Eyüp)</text:p>
          </table:table-cell>
          <table:table-cell office:value-type="string">
            <text:p>active</text:p>
          </table:table-cell>
          <table:table-cell office:value-type="string">
            <text:p>Detail-Aday</text:p>
          </table:table-cell>
          <table:table-cell office:value-type="string">
            <text:p>GENEL NİTELİKLER VE İŞ TANIMI ASSET GLI (Global Logistic Integration) olarak Havayolu, Denizyolu, Karayolu, Intermodal taşımacılık ve Gümrük müşavirliği faaliyetlerini yürüten şirketimizin Denizyolu, Karayolu ve Hava Kargo departmanlarımızda görevlendirilmek üzere "Saha Satış Yöneticileri” aramaktayız. Genel Nitelikler:Üniversitelerin ilgili bölümlerinden mezun,Uluslararası Taşımacılık (Forwarder) şirketlerinde denizyolu/karayolu/hava kargo satış ve pazarlama konusunda minimum 3 yıl tecrübe sahibi,Sektörü ve potansiyel pazarları analiz edebilen,Takım çalışmasına yatkın, Yeni müşteriler kazandıracak satış becerisine sahip,Organizasyon, planlama ve takip yönü kuvvetli, analitik düşünme becerisine sahip,Raporlama ve sunum becerisi yüksek, Müzakere ve ikna gücü yüksek, Yazılı ve sözlü iletişimi kuvvetli, Yenilikçi, enerjik ve motivasyonu yüksek,Tercihen iyi düzeyde İngilizce ve/veya Almanca bilen,MS Office programlarına hâkim, Seyahat engeli olmayan, Aktif araç kullanabilen.  İş Tanımı:Pazarda en etkili iletişim kanallarını kullanarak firmaya yeni müşteriler kazandırmak,Mevcut müşterilerin bağlılığını yaratmak, memnuniyetlerini analiz etmek,Fark yaratacak müşteri memnuniyeti için satış stratejisi oluşturmak,Yeni müşteri kazanımları için yoğun müşteri aramaları yapmak,Rutin raporları hazırlamak ve üst yönetime sunmak.</text:p>
          </table:table-cell>
          <table:table-cell office:value-type="string">
            <text:p/>
            <text:p><text:s text:c="16"/>3 gün önce</text:p>
            <text:p><text:s text:c="17"/>yayınlandı</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Satış Temsilcisi</text:p>
          </table:table-cell>
          <table:table-cell office:value-type="float" office:value="3521430">
            <text:p>3521430</text:p>
          </table:table-cell>
          <table:table-cell office:value-type="string">
            <text:p>İstanbul(Avr.)(Eyüp)</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in Hava Kargo  biriminin Tele Satış ekibinde görevlendirilmek üzere "Satış Temsilcisi" aramaktayız. Genel Nitelikler:Üniversitelerin ilgili bölümlerinden (tercihen lojistik) mezun,Takım çalışmasına yatkın, Yazılı ve sözlü iletişimi kuvvetli, diksiyonu düzgün,Organizasyon, planlama ve takip yönü kuvvetli, analitik düşünme becerisine sahip,Müzakere ve ikna kabiliyeti yüksek,  Problem çözme becerileri gelişmiş, sonuç odaklı,Raporlama ve sunum becerileri gelişmiş, Yenilikçi, enerjik ve motivasyonu yüksek, MS Office programlarına hâkim.İş Tanımı:Hava Kargo departmanının satış hizmetleri ve satış verimliliklerini arttırmak için gerekli çalışmalara destek sağlamak,Müşteri araştırması, analizi yaparak yeni satış fırsatları yaratmak,Belirlenen satış hedefleri doğrultusunda mevcut ve potansiyel müşteriler ile görüşülerek, ilgili ürünlerin satışı için müşteri ziyareti randevularının oluşturulması,Müşteriler ile yapılan görüşmelerde, müşterilerin ürün ve hizmetlerle ilgili talep ve sorularına ilk temas noktasında cevap verilmesi ve çözümleyemediği noktada ilgili tarafların bilgilendirilmesi,Müşteriler ile yapılan görüşmelerin kalite standartlarına uygun olarak gerçekleştirilmesi.</text:p>
          </table:table-cell>
          <table:table-cell office:value-type="string">
            <text:p/>
            <text:p><text:s text:c="16"/>3 gün önce</text:p>
            <text:p><text:s text:c="17"/>yayınlandı</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Lojistik Uzman Yardımcısı</text:p>
          </table:table-cell>
          <table:table-cell office:value-type="float" office:value="3607110">
            <text:p>3607110</text:p>
          </table:table-cell>
          <table:table-cell office:value-type="string">
            <text:p>İstanbul(Avr.)(Bahçelievler, Eyüp)</text:p>
          </table:table-cell>
          <table:table-cell office:value-type="string">
            <text:p>active</text:p>
          </table:table-cell>
          <table:table-cell office:value-type="string">
            <text:p>Detail-Aday</text:p>
          </table:table-cell>
          <table:table-cell office:value-type="string">
            <text:p>GENEL NİTELİKLER VE İŞ TANIMI Dünyada gelişen ve büyüyen sektörlerden biri olan Lojistik sektöründe 20 yılı aşkın tecrübesiyle uzun vadeli stratejik hedefleri doğrultusunda sürekli büyüyen ve entegre çözüm ortağı Asset GLI ailesinin bir üyesi olmaya hazır mısın?Ben de varım diyorsan seni Lojistik sektöründeki tüm departmanları deneyimleme fırsatı bulacağın, iş hayatında 6 aylık gelişim süreci boyunca üst düzey yöneticilerimiz tarafından destekleneceğin dolu dolu bir eğitim programına davet ediyoruz. Bu süreçte sektöre dair birçok projede yer alıp, ilk günden itibaren yeteneklerini geliştirerek, profesyonel ortama öğrenme olanaklarına sahip olacaksın. Adaylardan beklentimiz;- Özgüvenli,-Öğrenmeye ve gelişime açık,-Çözüm odaklı,-Satış ve müşteri odaklı bakış açısına ve yetkinliklere sahip,-Sorumluluk almaya hazır, detaylara önem veren,-Yurtiçi ve yurtdışı seyahatler konusunda esnek, -Takım çalışmasına yatkın, -İletişimi kuvvetli,-Yenilikçi ve yaratıcı çözümler sunabilecek,-En az B2 düzeyde İngilizce bilgisine sahip (ikinci yabancı dil tercih sebebidir),- İstanbul lokasyonunda ikamet eden ya da edebilecek,-Tercihen projlerde, kulüplerde veya takım oyunlarında aktif sorumluluk almış,-Tercihen Üniversitelerin Lojistik bölümlerinden mezun. </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İş Analisti</text:p>
          </table:table-cell>
          <table:table-cell office:value-type="float" office:value="3606381">
            <text:p>3606381</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GENEL NİTELİKLER VE İŞ TANIMIASSET GLI (Asset Global Logistic Integration) olarak Havayolu, Denizyolu, Karayolu, Intermodal taşımacılık ve Gümrük müşavirliği faaliyetlerini yürüten şirketimiz için "İş Analisti" aramaktayız.Genel Nitelikler:Üniversitelerin Endüstri Mühendisliği, Matematik Mühendisliği, Bilgisayar Mühendisliği, İşletme Mühendisliği veya eşdeğer bölümlerinden mezun,Lojistik ve Hızlı Kurye sektöründe Süreç analizi veya İş analizi konularında en az 3 yıllık deneyime sahip,İş akışı analiz araçları ve SQL hakkında bilgi sahibi, Agile/Scrum metodolojilerine uyumlu iş paketleri oluşturarak yazılım ekibini müşteri hedef ve terminlerine göre yönetecek,Kavramsal, Yazılım Geliştirme, entegrasyon, TEST, UAT, Prod yaşam döngüsünü bilen,Webservis, API, UML, XML , JSON  konularında bilgi sahibi olan,Yazılım gereksinimi belirleme, test senaryoları geliştirme ve kabul faaliyetlerini gerçekleştirme konularında deneyimi olan,Analitik düşünebilen, konsantrasyonu güçlü ve problem çözme becerisine sahip,Yaratıcı, yenilikçi, bireysel motivasyonu yüksek ve takım çalışmasına yatkın.İş Tanımı:IT ve iş birimleri arasında köprü görevi görerek iş analizi yapmak,İş talepleri doğrultusunda iş birimleri ile çalışılarak gereksinimleri netleştirmek, fonksiyonel tasarımı, koordinasyonu ve teknik analizi yapmak,Projenin ilgili tespit edilen kullanıcı ve sistem ihtiyaçlarını dokümante ederek, ihtiyaç duyulan çalışmaların yapılması için ilgili birimleri bilgilendirmek,İş akışı ve rakip ürünlerin analizini yaparak ihtiyaçların belirlemek,Uygun anlarda görsel analiz modelleri, prototipler ya da simülasyonlar gibi süreçlerin yürütülmesi,Fonksiyonel testlerinin gerçekleştirmek ve kullanıcı kabul testlerini koordine etmek,Sistemin kullanıcı ve performans testleri sonucunda çıkan sorunların çözülmesini sağlayarak, kalite güvencesinden sorumlu olma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Muhasebe Uzmanı</text:p>
          </table:table-cell>
          <table:table-cell office:value-type="float" office:value="3337410">
            <text:p>3337410</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 için "Muhasebe Uzmanı" aramaktayız.Genel Nitelikler:Üniversitelerin ilgili bölümlerinden mezun,Muhasebe alanında minimum 4 yıl deneyime sahip,    Genel muhasebe ve tek düzen hesap planına hâkim,E-beyanname, internet vergi dairesi uygulamalarında tecrübeli, Fatura ve veri girişi yapabilecek,Günlük banka kayıt işlemlerinde tecrübeli,MS Office programlarını iyi düzeyde kullanabilen,Tercihen NETSİS programını bilen,Analitik düşünme becerileri gelişmiş,Takım çalışmasına yatkın, iletişim becerileri güçlü,Dinamik, sorumluluk sahibi ve iş takibi kuvvetli.İş Tanımı:Şirketin tüm muhasebe süreçlerinin içerisinde aktif rol almak,Tüm grup şirketlerine ait gider faturalarının bütçe normlarına uygun detaylı olarak girişini yapmak,Tüm grup şirketlerine ait banka kayıtlarının günlük olarak girişlerini yapmak,Cari, BA / BS ve diğer mutabakat süreçlerini yürütmek,KDV iadesi ile ilgili çalışmaları yapmak,Aylık, üç aylık beyanname ve bildirimlerin hazırlanmasında rol alma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Müşteri İlişkileri Uzman Yardımcısı</text:p>
          </table:table-cell>
          <table:table-cell office:value-type="float" office:value="3352150">
            <text:p>3352150</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in Ekspres Kurye biriminde görevlendirilmek üzere "Müşteri Hizmetleri Uzman Yardımcısı" aramaktayız. Genel Nitelikler:Üniversitelerin ilgili bölümlerinden (tercihen lojistik) mezun,İyi düzeyde yazılı ve sözlü Almanca bilen,Takım çalışmasına yatkın,Organizasyon, planlama ve takip yönü kuvvetli, analitik düşünme becerisine sahip,Müzakere ve ikna gücü yüksek, Problem çözme becerileri gelişmiş, sonuç odaklı,Raporlama ve sunum becerileri gelişmiş,Yazılı ve sözlü iletişimi kuvvetli,Yenilikçi, enerjik ve motivasyonu yüksek,MS Office programlarına hâkim.İş Tanımı:İhracat gönderilerinin takibinin yapılması, İthalat gönderilerin takibinin ve organizasyonun yapılması,Tedarikçi firmalarla iletişim kurulması ve gerekli organizasyonların yapılması,Yurtdışı acenteleri ile gönderiler hakkında iletişim kurulması ve çözüm odaklı, yaklaşılması, Müşteri maillerinin takibinin yapılması, taleplerinin değerlendirilmesi ve planlanması Müşteri memnuniyetinin maksimum seviyede sağlanması. </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Muhasebe Uzman yardımcısı</text:p>
          </table:table-cell>
          <table:table-cell office:value-type="float" office:value="3445807">
            <text:p>3445807</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 için "Muhasebe Uzman Yardımcısı" aramaktayız.Genel Nitelikler:Üniversitelerin ilgili bölümlerinden mezun,Muhasebe alanında minimum 2 yıl deneyime sahip,    Genel muhasebe ve tek düzen hesap planına hâkim,E-beyanname, internet vergi dairesi uygulamalarında tecrübeli, Fatura ve veri girişi yapabilecek,Günlük banka kayıt işlemlerinde tecrübeli,MS Office programlarını iyi düzeyde kullanabilen,Tercihen NETSİS programını bilen,Analitik düşünme becerileri gelişmiş,Takım çalışmasına yatkın, iletişim becerileri güçlü,Dinamik, sorumluluk sahibi ve iş takibi kuvvetli.İş Tanımı:Şirketin tüm muhasebe süreçlerinin içerisinde aktif rol almak,Tüm grup şirketlerine ait gider faturalarının bütçe normlarına uygun detaylı olarak girişini yapmak,Tüm grup şirketlerine ait banka kayıtlarının günlük olarak girişlerini yapmak,Cari, BA / BS ve diğer mutabakatlara destek olmak,KDV iadesi ile ilgili çalışmalarda yardımcı olmak,Aylık, üç aylık beyanname ve bildirimlerin hazırlanmasında rol alma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İthalat Müşteri Temsilcisi</text:p>
          </table:table-cell>
          <table:table-cell office:value-type="float" office:value="3184378">
            <text:p>3184378</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 için "İthalat Müşteri İlişkileri Uzmanı" aramaktayız.Genel Nitelikler ve İş Tanımı:Üniversitelerin  İşletme, Dış Ticaret, Gümrük İşletme, Lojistik, İthalat- İhracat veya Avrupa Birliği bölümlerinden mezun,İthalat müşteri ilişkileri alanında en az 1 yıl deneyimli,Gümrük Mevzuatına hakim,Müşterilerin ithalat işlemlerinin yürütülmesinde görev alabilecek, Gümrük mevzuatına uygun beyanname yazımı, evrak kontrolü vb. işlemlere destek verebilecek,Müşteri iletişiminde aktif rol oyanayabilecek,İyi derecede Microsoft Ofis bilgisine sahip,Tercihen Mavi programını kullanabilen,Müşteri memnuniyetine önem veren,Planlama ve organizasyon yeteneği güçlü,İnsan ilişkileri kuvvetli, ikna kabiliyeti yüksek,Takım çalışmasına yatkın,Disiplinli ve  takipçi,Gelişime ve öğrenmeye açı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Kurye</text:p>
          </table:table-cell>
          <table:table-cell office:value-type="float" office:value="3482402">
            <text:p>3482402</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ASSET GLI (Asset Global Integration) olarak Havayolu, Denizyolu, Karayolu, Intermodal taşımacılık ve Gümrük müşavirliği faaliyetlerini yürüten şirketimizin Express Kargo (Hızlı Kargo) biriminde İstanbul - Anadolu (Pendik)ve İstanbul - Avrupa (Bahçelievler) yakasında görev alacak "Kurye" aramaktayız. Aranan Nitelikler:En az lise mezunu, B sınıfı ehliyeti ve en az 3 yıllık sürüş deneyimi olan,SRC 4 ve Psikoteknik belgelerine sahip, Müşteri ve operasyon odaklı, iletişim becerileri güçlü, takım çalışmasına yatkın,Kişisel görünümüne özen gösteren.  İş Tanımı:Kendisine tahsis edilen bölge/bölgeler doğrultusunda tüm gönderilerin ASSET standartlarına uygun olarak toplanmasını ve dağıtılmasını sağlamak,Toplanan gönderileri yine güvenli bir şekilde ASSET istasyonlarında operasyonlarını gerçekleştirerek aynı gün çıkışlarının yapılmasını sağlamak,Müşteri ve ASSET arasındaki bağın sürekliliğini devam ettirme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RUP</text:p>
          </table:table-cell>
          <table:table-cell office:value-type="string">
            <text:p>İthalat Müşteri Temsilcisi</text:p>
          </table:table-cell>
          <table:table-cell office:value-type="float" office:value="3010207">
            <text:p>3010207</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Lojistik ve gümrük müşavirliği sektörlerinde faaliyet gösteren; gümrük müşavirliği alanında Türkiye' nin ilk 5 firması içerinde yer alan ve büyüme hedefleri yüksek olan grup şirketimizin ASSET Gümrük Müşavirliği Bursa Bölge Müdürlüğünde görevlendirilmek üzere 'İthalat Müşteri İlişkileri Uzmanı' aramaktayız.Üniversitelerin  İşletme, Dış Ticaret, Gümrük İşletme, Lojistik, İthalat- İhracat veya Avrupa Birliği bölümlerinden mezunGümrük Mevzuatına hakim, Konusunda en az 5 yıl deneyimli İyi derecede Microsoft Ofis bilgisine sahip,Müşteri memnuniyetine önem veren, Planlama ve organizasyon yeteneği güçlü, İnsan ilişkileri kuvvetli, Takım çalışmasına yatkın, Disiplinli ve  takipçi, Değişime  ve öğrenmeye açık, Erkek adaylar için askerlik görevini tamamlamış. İŞ TANIMIGümrük Müşavirliği hizmeti veren şirketimizin Bursa Ofis-İthalat Biriminde görevlendirilmek üzere;Müşterilerimizin İthalat  işlemlerini takip edecek, gümrük mevzuatına uygun beyanname yazıp, evrak kontrolü yapacak, müşterilerle telefon ile iletişim kuracak, ikna kabiliyeti kuvvetli  çalışma arkadaşı aramaktayız.</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Müşteri Temsilcisi</text:p>
          </table:table-cell>
          <table:table-cell office:value-type="float" office:value="3521379">
            <text:p>3521379</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in Ekspres Kurye biriminin Çağrı Merkezi ekibinde görevlendirilmek üzere "Müşteri Temsilcisi" aramaktayız. Genel Nitelikler:Üniversitelerin ilgili bölümlerinden (tercihen lojistik) mezun,İyi düzeyde yazılı ve sözlü İngilizce bilen, Takım çalışmasına yatkın, Yazılı ve sözlü iletişimi kuvvetli, diksiyonu düzgün,Organizasyon, planlama ve takip yönü kuvvetli, analitik düşünme becerisine sahip,Müzakere ve ikna kabiliyeti yüksek,  Problem çözme becerileri gelişmiş, sonuç odaklı, Raporlama ve sunum becerileri gelişmiş, Yenilikçi, enerjik ve motivasyonu yüksek, MS Office programlarına hâkim. İş Tanımı:Müşterilerden gelen çağrıları belirlenen kalite standartları doğrultusunda yanıtlandırarak müşteri memnuniyetini sağlamak,Müşterilerin sorunlarını doğru analiz ederek gerektiğinde ilgili bölümlere yönlendirmek,Sipariş, talep, öneri çağrılarını karşılamak, ilgili ekiplere yönlendirilmesini ve takibini sağlamak,Belirlenen datalar üzerinden müşteri aramaları yapmak,Müşteri dataları için veri girişi sağlamak. </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İthalat Müşteri Temsilcisi</text:p>
          </table:table-cell>
          <table:table-cell office:value-type="float" office:value="3501017">
            <text:p>3501017</text:p>
          </table:table-cell>
          <table:table-cell office:value-type="string">
            <text:p>Yalova</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in Yalova şubesi "İthalat Müşteri İlişkileri Uzmanı" aramaktayız.Genel Nitelikler ve İş Tanımı:Üniversitelerin  İşletme, Dış Ticaret, Gümrük İşletme, Lojistik, İthalat- İhracat veya Avrupa Birliği bölümlerinden mezun,İthalat müşteri ilişkileri alanında en az 5 yıl deneyimli,Gümrük Mevzuatına hakim,Müşterilerin ithalat işlemlerini takip edebilecek, Gümrük mevzuatına uygun beyanname yazıp, evrak kontrolü yapabilecek,Müşteri iletişimini yürütecek,İyi derecede Microsoft Ofis bilgisine sahip,Tercihen Mavi programını kullanabilen,Müşteri memnuniyetine önem veren,Planlama ve organizasyon yeteneği güçlü,İnsan ilişkileri kuvvetli, ikna kabiliyeti yüksek,Takım çalışmasına yatkın,Disiplinli ve  takipçi,Gelişime ve öğrenmeye açı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İthalat Müşteri Temsilcisi</text:p>
          </table:table-cell>
          <table:table-cell office:value-type="float" office:value="3173248">
            <text:p>3173248</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 için "İthalat Müşteri İlişkileri Uzmanı" aramaktayız.Genel Nitelikler ve İş Tanımı:Üniversitelerin  İşletme, Dış Ticaret, Gümrük İşletme, Lojistik, İthalat- İhracat veya Avrupa Birliği bölümlerinden mezun,İthalat müşteri ilişkileri alanında en az 5 yıl deneyimli,Gümrük Mevzuatına hakim,Müşterilerin ithalat işlemlerini takip edebilecek, Gümrük mevzuatına uygun beyanname yazıp, evrak kontrolü yapabilecek,Müşteri iletişimini yürütecek,İyi derecede Microsoft Ofis bilgisine sahip,Tercihen Mavi programını kullanabilen,Müşteri memnuniyetine önem veren,Planlama ve organizasyon yeteneği güçlü,İnsan ilişkileri kuvvetli, ikna kabiliyeti yüksek,Takım çalışmasına yatkın,Disiplinli ve  takipçi,Gelişime ve öğrenmeye açı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Ofis Asistanı</text:p>
          </table:table-cell>
          <table:table-cell office:value-type="float" office:value="3279184">
            <text:p>3279184</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Sektöründe önde gelen firmamız için İstanbul Avrupa Yakası’nda bulunan merkez ofisimizde görevlendirilmek üzere “Ofis Asistanı” arayışımız bulunmaktadır.Genel Nitelikler:Üniversitelerin Halkla İlişkiler, Büro Yönetimi ve Sekreterlik vb. bölümlerinden mezun,Ofis yönetimi, santral vb. alanlarda en az 2 yıl tecrübeli,Planlama, organizasyon ve iletişim becerisine sahip,MS Office uygulamalarını iyi derecede kullanabilen,Güler yüzlü ve pozitif yaklaşıma sahip,Özgüven ve sorumluluk sahibi,İletişim ve organizasyonel becerisi kuvvetli,Sistemli ve düzenli çalışma prensibine sahip. İş Tanımı:Yönetim Kurulu’nun şirket dışı ve şirket içi diğer birimler ile tüm haberleşme sürecini koordine etmek,Yönetim Kurulu’nun randevu, toplantı ve seyahat organizasyonlarını yürütmek,Yönetim Kurulu tarafından istenen raporları hazırlamak,Gelen-giden evrak takibini yapmak, raporlamak, dosyalamak ve güncelliğini sağlamak,Şirkete gelen misafirleri karşılamak ve gerekli yönlendirmeleri yapmak,Kargo takibini yapmak ve raporlamak,Ofis yönetimine dair idari işler ve satın alma süreçlerini yürütme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Gümrük Müşaviri</text:p>
          </table:table-cell>
          <table:table-cell office:value-type="float" office:value="3501024">
            <text:p>3501024</text:p>
          </table:table-cell>
          <table:table-cell office:value-type="string">
            <text:p>Yalova</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in Yalova şubesi için "Gümrük Müşaviri (İthalat )" aramaktayız. GENEL NİTELİKLER:Üniversitelerin ilgili bölümlerinden mezun,Gümrük Müşaviri izin belgesine sahip,Farklı sektörlerin ithalat süreçlerinde tecrübe sahibi,Gümrük Müşavirliği firmalarında en az 3 yıl ekip yönetimi tecrübesi olan,Gümrük ile ilgili tüm yasal mevzuata hâkim,GTİP tespit edebilecek,Ekibini geliştirmek için gerekli eğitimleri verebilecek,Planlama ve organizasyon becerilerine sahip,Hedef ve sonuç odaklı, iş takibi ve sonuçlandırılması konusunda başarılı,Zaman yönetimi ve iletişim becerileri güçlü,Dinamik, titiz, disiplinli ve dikkatli çalışabilen, gizlilik ilkesini benimsemiş, güvenilir,MS Office programlarına hâkim. İŞ TANIMI:Müşterilere maksimum değer yaratacak hizmet anlayışını benimsemek ve ekibinde ortak bakış açısı oluşturmak,Tüm ithalat işlemlerinin mevcut mevzuat hükümlerine uygun şekilde yapılması ve hatasız müşteri hizmetinin verilmesi konusunda ekibini yönlendirmek ve yönetmek,Mevcut ve değişen tüm mevzuat bilgilerini, ekibiyle ve müşterileriyle paylaşmak,İthalat sürecini çok iyi analiz edip, iş akış süreçlerini en optimal seviyeye getirmek ve sürekliliğini sağlamak,Ekibinin müşteri taleplerini karşılama ve ithalat işlemleri süreçlerini takip etmek ve geliştirmek,Ekibinin müşteri portföyünü ve görev dağılımını verimli bir şekilde yapmak ve yönetmek,GTİP tespiti yapmak ve beyannameleri kontrol etmek,Mevcut ve değişen tüm mevzuat bilgilerini, ekibiyle ve müşterileriyle paylaşmak,Ekibini mevzuat anlamında sürekli eğitmek ve geliştirmek,Ekibinin performansını yakından takip etmek ve geri bildirim vermek,Müşteri memnuniyeti ve bağlılığını yaratmak için müşteri ziyaretlerinde bulunmak,Şirket prensipleri, yönetmelikler ve yönetim kurulu kararları çerçevesinde planlama ve bütçe çalışmaları yapma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Asset GLI</text:p>
          </table:table-cell>
          <table:table-cell office:value-type="string">
            <text:p>Hava Kargo Operasyon Uzmanı</text:p>
          </table:table-cell>
          <table:table-cell office:value-type="float" office:value="1667977">
            <text:p>1667977</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SSET GLI (Asset Global Logistic Integration) olarak Havayolu, Denizyolu, Karayolu, Intermodal taşımacılık ve Gümrük müşavirliği faaliyetlerini yürüten şirketimizin Hava Kargo ekibinde görevlendirilmek üzere "Hava Kargo İhracat Operasyon Uzmanı" aramaktayız.Genel Nitelikler:Üniversitelerin ilgili bölümlerinden mezun,Uluslararası hava taşımacılığı (forwarder) şirketlerinde en az 3 yıl operasyon tecrübesi olan,İyi derecede İngilizce konuşma ve yazma becerisine sahip,Müşteri ve yurtdışı acente odaklı,Takım çalışmasına yatkın,Yazılı ve sözlü iletişimi kuvvetli, diksiyonu düzgün,Organizasyon, planlama ve takip yönü kuvvetli, analitik düşünme becerisine sahip,Müzakere ve ikna kabiliyeti yüksek, Problem çözme becerileri gelişmiş, sonuç odaklı,Raporlama ve sunum becerileri gelişmiş,Yenilikçi, enerjik ve motivasyonu yüksek,MS Office programlarına hâkim.İş Tanımı:İhracat operasyonlarının yürütülmesi ve dokümantasyon süreçlerinin kontrolünün yapılması,Uçak ile taşıma faaliyetleri çerçevesinde müşteri, gümrük müşavirliği, tedarikçi, yurtdışı acente ve havayolu ile iletişiminin yürütülmesi,Konşimento ve gerekli dokümantasyon ile rezervasyon işlemlerinin gerçekleştirilmesi,Yurtdışı ve yurtiçi acenteler ile yazışmaların yapılması.</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oBilet Bilişim Sistemleri Aş</text:p>
          </table:table-cell>
          <table:table-cell office:value-type="string">
            <text:p>Çağrı Merkezi Uzmanı</text:p>
          </table:table-cell>
          <table:table-cell office:value-type="float" office:value="3609763">
            <text:p>3609763</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2012 yılında kurulan Obilet.com, yüzlerce otobüs, havayolu ve feribot firmasının listelendiği uçtan uca bir seyahat biletleme platformudur. Obilet, otobüs firmalarına SaaS modeliyle kendi sektörünün en gelişmiş Envanter Yönetim Sistemi (IMS) yazılımını da sunmaktadır.IMS yazılımını kullanan 350'den fazla otobüs firması, aylık 25 milyon ziyaretçi ve 12 milyon uygulama indirme sayısı ile Obilet, hem B2B hem de B2C pazarlarında Türkiye'de tartışmasız lider konumundadır.Obilet'in 2023 yılında 40 milyondan fazla bilet satarak küresel çapta en iyi seyahat biletleme platformlarından biri olması beklenmektedir. Yakın zamanda sunduğu hizmetlere otel rezervasyonları ve araç kiralama seçeneklerini de ekleyen Obilet, küresel çapta en kapsamlı ulaşım ağını oluşturma hedefiyle yurt dışı açılımını da başlatmıştır.Aradığımız Özellikler:Anadil seviyesinde İngilizce okuma, yazma ve konuşma yetkinliğine sahipsen Bilgisayar ve klavye kullanımın çok iyiyse Çağrı merkezi ve hizmet sektöründe çalışmaya istekliysenObilet'in yeni ürün ve hizmetlerini en iyi ben anlatırım diyorsanİkna ve satış yeteneğine güveniyorsan Müşteri memnuniyeti benim işim diyorsan Değişim ve gelişim odaklıysan Diksiyonuna ve kendini ifade biçimine güveniyorsan Zaman yönetiminde hassas olduğunu düşünüyorsan Sektörün en başarılı ve ödüllü şirketinde yer almak istiyorsanİş Tanımın: obilet Müşteri Deneyimi ekibine gelen farklı ürün ve hizmetlerle ilgili hem İngilizce hem Türkçe çağrı ve mesajların karşılanması obilet ürün ve hizmetleri ile ilgili satın alma sürecinde müşterilerin ihtiyaç duyduğu bilgileri ve çözümleri sunarak satış sürecinin desteklenmesiMüşterilerimizin taleplerinin en yüksek memnuniyet düzeyinde takip edilmesi ve çözülmesi Müşterilerimizin hizmet memnuniyetlerini değerlendirmek üzere anket aramalarının yapılması Müşterilerimizin sesi olarak süreç iyileştirme çalışmalarında bulunulması Şirketin tüm ekipleriyle koordineli çalışarak iyileştirmelere destek olunmasıNeler Sunuyoruz:Doğum günü izni Dönemsel olarak haftada 2 gün izin Hybrid çalışma imkanı Çalışan destek programı Müşteri Deneyim ekibi ve diğer birimlerde kariyer fırsatları Birlikte eğlendiğimiz aktiviteler</text:p>
          </table:table-cell>
          <table:table-cell office:value-type="string">
            <text:p/>
            <text:p><text:s text:c="16"/>4 gün önce</text:p>
            <text:p><text:s text:c="17"/>yayınlandı</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Müdür Yardımcısı</text:p>
          </table:table-cell>
          <table:table-cell office:value-type="float" office:value="3606425">
            <text:p>3606425</text:p>
          </table:table-cell>
          <table:table-cell office:value-type="string">
            <text:p>İstanbul(Avr.)(Beyoğlu, Şişli)</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605223">
            <text:p>3605223</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Depo Görevlisi</text:p>
          </table:table-cell>
          <table:table-cell office:value-type="float" office:value="3598953">
            <text:p>3598953</text:p>
          </table:table-cell>
          <table:table-cell office:value-type="string">
            <text:p>İstanbul(Avr.)(Beyoğlu)</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İŞ TANIMISahne Senin!Mağazanın ve mağaza deposundaki ürün, demirbaş ve sarf malzemelerin stoğundan ve güvenliğinden sorumlu olmak,Depo düzenini sağlamak,Ürün, Mal kabul, iade, irsaliye kontrol işlemlerini prosedürlere uygun olarak yapmak,Mağaza içinde eksilen ürünleri tamamlamak ve reyonları düzenle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Depo Görevlisi</text:p>
          </table:table-cell>
          <table:table-cell office:value-type="float" office:value="3084240">
            <text:p>3084240</text:p>
          </table:table-cell>
          <table:table-cell office:value-type="string">
            <text:p>İstanbul(Asya)(Kadıköy, Kartal, Maltepe, Pendik, Tuzla)</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İŞ TANIMISahne Senin!Mağazanın ve mağaza deposundaki ürün, demirbaş ve sarf malzemelerin stoğundan ve güvenliğinden sorumlu olmak,Depo düzenini sağlamak,Ürün, Mal kabul, iade, irsaliye kontrol işlemlerini prosedürlere uygun olarak yapmak,Mağaza içinde eksilen ürünleri tamamlamak ve reyonları düzenle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293913">
            <text:p>3293913</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Müdürü</text:p>
          </table:table-cell>
          <table:table-cell office:value-type="float" office:value="3331408">
            <text:p>3331408</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İŞ TANIMISahne Senin!Merkez ve Mağaza arasındaki koordinasyonu sağlamak ve takibini yapmak,Müşteri ve çalışan memnuniyetini işi olarak görmek,Mağaza içi müşteri portföyü oluşturmak,Müşteri şikayet/ öneri sistemini yönetmek,Mağazanın karlı ve örnek bir operasyona dönüşmesini sağlamak,Ürün sayımının yapılarak, stok takibini gerçekleştirmek,Mağaza içi lojistik uygulamalarını yürü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Depo Görevlisi</text:p>
          </table:table-cell>
          <table:table-cell office:value-type="float" office:value="3487821">
            <text:p>3487821</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İŞ TANIMISahne Senin!Mağazanın ve mağaza deposundaki ürün, demirbaş ve sarf malzemelerin stoğundan ve güvenliğinden sorumlu olmak,Depo düzenini sağlamak,Ürün, Mal kabul, iade, irsaliye kontrol işlemlerini prosedürlere uygun olarak yapmak,Mağaza içinde eksilen ürünleri tamamlamak ve reyonları düzenle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15306">
            <text:p>3515306</text:p>
          </table:table-cell>
          <table:table-cell office:value-type="string">
            <text:p>İstanbul(Avr.)(Beylikdüzü, Esenyurt)</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84032">
            <text:p>3584032</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83093">
            <text:p>3583093</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369109">
            <text:p>3369109</text:p>
          </table:table-cell>
          <table:table-cell office:value-type="string">
            <text:p>Muğla(Bodrum)</text:p>
          </table:table-cell>
          <table:table-cell office:value-type="string">
            <text:p>active</text:p>
          </table:table-cell>
          <table:table-cell office:value-type="string">
            <text:p>Detail-Aday</text:p>
          </table:table-cell>
          <table:table-cell office:value-type="string">
            <text:p>GENEL NİTELİKLER VE İŞ TANIMI 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En az lise mezunuysan,Mağazacılık sektöründe en az 2 yılı yönetici olarak çalıştıysan,Benden hem yönetici hem de lider olur diyorsan,Modaya ve yeni trendlere ilgin varsa,Raporlama ve sayısal verileri analiz etme yeteneğine güveniyorsanİŞ TANIMISahne Senin!Merkez ve Mağaza arasındaki koordinasyonu sağlamak ve takibini yapmak,Müşteri ve çalışan memnuniyetini işi olarak görmek,Mağaza içi müşteri portföyü oluşturmak,Müşteri şikayet/ öneri sistemini yönetmek,Mağazanın karlı ve örnek bir operasyona dönüşmesini sağlamak,Ürün sayımının yapılarak, stok takibini gerçekleştirmek,Mağaza içi lojistik uygulamalarını yürü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081103">
            <text:p>3081103</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Müdürü</text:p>
          </table:table-cell>
          <table:table-cell office:value-type="float" office:value="3579104">
            <text:p>3579104</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İŞ TANIMISahne Senin!Merkez ve Mağaza arasındaki koordinasyonu sağlamak ve takibini yapmak,Müşteri ve çalışan memnuniyetini işi olarak görmek,Mağaza içi müşteri portföyü oluşturmak,Müşteri şikayet/ öneri sistemini yönetmek,Mağazanın karlı ve örnek bir operasyona dönüşmesini sağlamak,Ürün sayımının yapılarak, stok takibini gerçekleştirmek,Mağaza içi lojistik uygulamalarını yürü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Müdürü</text:p>
          </table:table-cell>
          <table:table-cell office:value-type="float" office:value="3578523">
            <text:p>3578523</text:p>
          </table:table-cell>
          <table:table-cell office:value-type="string">
            <text:p>Ankara(Polatlı)</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İŞ TANIMISahne Senin!Merkez ve Mağaza arasındaki koordinasyonu sağlamak ve takibini yapmak,Müşteri ve çalışan memnuniyetini işi olarak görmek,Mağaza içi müşteri portföyü oluşturmak,Müşteri şikayet/ öneri sistemini yönetmek,Mağazanın karlı ve örnek bir operasyona dönüşmesini sağlamak,Ürün sayımının yapılarak, stok takibini gerçekleştirmek,Mağaza içi lojistik uygulamalarını yürü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Müdürü</text:p>
          </table:table-cell>
          <table:table-cell office:value-type="float" office:value="3576310">
            <text:p>3576310</text:p>
          </table:table-cell>
          <table:table-cell office:value-type="string">
            <text:p>Van</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500 m'2 veya üzerinde bir mağazayı yönetmek,İyi seviyede İngilizce bilen,Yüksek kadro sayısında çalışma gerçekleştirmiş olma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Müdür Yardımcısı</text:p>
          </table:table-cell>
          <table:table-cell office:value-type="float" office:value="3423175">
            <text:p>3423175</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Kaliteyi bir yaşam biçimi olarak benimseyen, ürettiği her üründe en üst kalite düzeyini hedef alan Penti markamızın  İstanbul Anadolu yakası için aşağıdaki nitelikleri taşıyan 'Mağaza Müdür Yardımcıları' aramaktayız.En az Yüksekokul mezunu, Mağazacılık sektöründe en az 2 yılı yönetici pozisyonunda olmak üzere,minimum 5 yıl deneyimliEtkin İletişim Becerileri, Satış Sonrası Servis, Tüketici Kanunu Uygulamaları konularında bilgi ve tecrübeye sahip,MS Office programlarını etkin kullanabilen, Mağazacılık esnek çalışma saatlerine uyum gösterebilecek; Takım çalışmasına yatkın Modayı yakından takip eden Müşteri Memnuniyeti Hizmet İlkesine Önem veren, Kredi kartı ve nakit işlemlerinde deneyimliİŞ TANIMIMağaza müşteri hizmet birimlerinin faaliyetleri ile ilgili merkez ve mağaza arasındaki koordinasyonu sağlamak ve takibini yapmak,Çalışan memnuniyeti ve satış performansını arttırmak, Mağaza içi müşteri portföyü oluşturmak, Müşteri şikayet / öneri sistemini yönetmek, Mağazanın karlı ve örnek bir operasyona dönüşmesini sağlamak, Gerekli raporlamaların Merkez ofise zamanında ve doğru olarak yapılmasını sağlamak,Ürün sayımının yapılarak, stok takibi gerçekleştirmek, Mağaza içi lojistik uygulamaları yürü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Seyir Mobil Yazılım Elektronik Otomasyon Sistemler</text:p>
          </table:table-cell>
          <table:table-cell office:value-type="string">
            <text:p>Muhasebe Yardımcısı</text:p>
          </table:table-cell>
          <table:table-cell office:value-type="float" office:value="3608548">
            <text:p>3608548</text:p>
          </table:table-cell>
          <table:table-cell office:value-type="string">
            <text:p>Kocaeli(Derince)</text:p>
          </table:table-cell>
          <table:table-cell office:value-type="string">
            <text:p>active</text:p>
          </table:table-cell>
          <table:table-cell office:value-type="string">
            <text:p>Detail-Aday</text:p>
          </table:table-cell>
          <table:table-cell office:value-type="string">
            <text:p>GENEL NİTELİKLER VE İŞ TANIMI GENEL NİTELİKLERSeyir Mobil Sistemler A.Ş., Araç Takip ve Filo Yönetim Sistemleri kapsamında yer alan yazılım ve donanım birimlerini geliştiren, üreten, satış faaliyetlerini yürüten ve sistem servisi sunan Türkiye’nin ender firmalarından birisidir.Bizimle birlikte iş hayatında başarıyı hedefleyen ekip çalışması ve aşağıdaki niteliklere uygun ÖN MUHASEBE elemanı aramaktayız. Tercihen en az ön lisans mezunu,Çok iyi bilgisayar kullanabilen, MS Office uygulamalarına hakim, Genel muhasebe kültürüne hakim, en az 2 yıl ön muhasebe, evrak kayıt işleri tecrübesi olan, Tercihen Mikro ve diğer muhasebe programları hakkında bilgi sahibi olan, Raporlama ve süreç takibi yapabilen, sonuç odaklı çalışan, Sözlü ve yazılı iletişim becerisi ile insan ilişkileri kuvvetli olan, Tempolu iş ortamına uyum sağlayabilecek, Diksiyonu düzgün ve dış görünümüne önem veren, Askerlik hizmetini tamamlamış (erkek adaylar için). Tercihen İzmit, Derince veya Körfez ilçelerinde ikamet eden.İŞ TANIMIMutabakat işlemleri (Cari hesaplar vs.) ve E-fatura işlemlerinin takip etmek,Ön Muhasebe takibini yapmak, (Fatura, İrsaliye, Stok takibi, E-Fatura vb.)Evrak takibi ve sınıflandırma gibi ofis işlerini yürütmek,Alım-Satım faturalarının muhasebe kayıtlarına işlenmesi ve kontrolünü yapmak,Cari hesapların tahsilat takibini ve kontrolünü yapmak, Denetim çalışmalarına destek vermek,Tüm muhasebe işlemlerinde evrak ve veri girişlerini yapmak.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Seyir Mobil Yazılım Elektronik Otomasyon Sistemler</text:p>
          </table:table-cell>
          <table:table-cell office:value-type="string">
            <text:p>Müşteri Hizmetleri Sorumlusu</text:p>
          </table:table-cell>
          <table:table-cell office:value-type="float" office:value="3590638">
            <text:p>3590638</text:p>
          </table:table-cell>
          <table:table-cell office:value-type="string">
            <text:p>Kocaeli(Derince)</text:p>
          </table:table-cell>
          <table:table-cell office:value-type="string">
            <text:p>active</text:p>
          </table:table-cell>
          <table:table-cell office:value-type="string">
            <text:p>Detail-Aday</text:p>
          </table:table-cell>
          <table:table-cell office:value-type="string">
            <text:p>GENEL NİTELİKLER VE İŞ TANIMI Seyir Mobil Sistemler A.Ş., Araç Takip ve Filo Yönetim Sistemleri sektöründe faaliyet gösteren, yazılım ve donanım birimlerini geliştiren, üreten, satış faaliyetlerini yürüten ve sistem servisi sunan Türkiye’nin ender firmalarından birisidir. Sektöründe hızla büyüyen,  müşteri ile güven ve memnuniyet esaslarına göre çalışmalarına devam eden Seyir Mobil, sektörün ilk üç firması arasında yer almaktadır.Bizimle birlikte iş hayatında başarıyı hedefleyen ekip çalışması ve aşağıdaki niteliklere uygun Müşteri Hizmetleri Teknik Destek Sorumlusu takım arkadaşları aramaktayız.GENEL NİTELİKLER:Tercihen yüksek okul veya üniversite mezunu, En az 3 yıl müşteri ilişkileri, teknik destek alanında deneyimli, Tercihen bilişim teknolojileri veya mobil iletişim teknolojileri konusunda tecrübeli, Tercihen araç takip, otomotiv, lojistik, bilişim sektörü veya çağrı merkezi müşteri hizmetleri birimlerinde görev almış/alan,Bilgisayar ve CRM programlarını etkin şekilde kullanabilen, MS Office programlarını iyi kullanabilen, Etkin şekilde takip, raporlama ve planlama yapabilen,Sunum yeteneğine sahip, diksiyonu düzgün, insan ilişkilerinde başarılı, çözüm odaklı, ikna kabiliyeti yüksek, Erkek adaylarda askerlikle ilişiği bulunmayan. İŞ TANIMI:Müşterilerle zamanında ve doğru iletişim kurarak güçlü ve güvenilir bir ilişki geliştirmek,Müşteri memnuniyeti sağlamak için yüksek sayıda müşteri çağrısına hızlı cevap vermek,Telefon ya da e-posta ile ulaşan müşteri şikayetlerine doğru tespiti yaparak teknik destek sağlamak ve yönlendirmek,Cihaz veya GSM hattı v.b değişimlerini organize etmek,Sistem sorunlarının gerekli birimlere iletmek,Müşteri aktivasyon ve şifre gönderim işlemlerini takip etmek, Kamu sistemlerine (bakanlıklar, belediyeler vs.) entegrasyon işlemlerini yapmak,   </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Danışmanlık</text:p>
          </table:table-cell>
          <table:table-cell table:number-columns-repeated="2" office:value-type="string">
            <text:p>Pikan Ajans</text:p>
          </table:table-cell>
          <table:table-cell office:value-type="string">
            <text:p>Üyelik İşlemleri Elemanı</text:p>
          </table:table-cell>
          <table:table-cell office:value-type="float" office:value="3479751">
            <text:p>3479751</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Çalışarak daha güzel bir dünyaya yardım etmek sizi mutlu etmez mi?Deneyimli / Deneyimsiz,Sivil toplum kuruluşları için çalışmak isteyen ve bu sorumluluğu hisseden, İletişim becerileri yüksek, Saha çalışmasına yatkın,İşine değer katabilecek, öğrenmeye açık, İnsan ilişkilerinde başarılı, güler yüzlü, pozitif yaklaşım tarzını benimseyen,Sistemli ve düzenli çalışan,İzmir'de ikamet edençalışma arkadaşları arıyoruz.İŞ TANIMI: İnsanlara yararlı bir iş sahibi olmak, Yaptığınız işten hem keyif almak, Hem de insanların hayatlarına olumlu etki edebilmeyi istiyorsanız,Projelerini yürüttüğümüz Türkiye'nin en büyük sivil toplum kuruluşlarının, çalışmalarını büyütmek, daha çok insana ulaştırmak için sizi de bu çalışmalarının parçası olmaya davet ediyoruz.Sivil toplum projelerinde yer almak ve sivil toplumun bir parçası olmak istiyorsanız başvuru yapmanız yeterli olacak.Hadi, elele vererek dünyayı daha güzel, hayatları daha mutlu kılalım.</text:p>
          </table:table-cell>
          <table:table-cell office:value-type="string">
            <text:p/>
            <text:p><text:s text:c="16"/>3 gün önce</text:p>
            <text:p><text:s text:c="17"/>güncellendi</text:p>
            <text:p><text:s text:c="15"/></text:p>
          </table:table-cell>
        </table:table-row>
        <table:table-row table:style-name="ro2">
          <table:table-cell office:value-type="string">
            <text:p>Yarı Zamanlı / Part Time</text:p>
          </table:table-cell>
          <table:table-cell office:value-type="string">
            <text:p>Hizmet</text:p>
          </table:table-cell>
          <table:table-cell table:number-columns-repeated="2" office:value-type="string">
            <text:p>Tepe İş Sağlığı ve Güvenliği Hizmetleri A.Ş</text:p>
          </table:table-cell>
          <table:table-cell office:value-type="string">
            <text:p>İş Sağlığı ve Güvenliği Uzmanı</text:p>
          </table:table-cell>
          <table:table-cell office:value-type="float" office:value="3588954">
            <text:p>3588954</text:p>
          </table:table-cell>
          <table:table-cell office:value-type="string">
            <text:p>Denizli</text:p>
          </table:table-cell>
          <table:table-cell office:value-type="string">
            <text:p>active</text:p>
          </table:table-cell>
          <table:table-cell office:value-type="string">
            <text:p>Detail-Aday</text:p>
          </table:table-cell>
          <table:table-cell office:value-type="string">
            <text:p>GENEL NİTELİKLER VE İŞ TANIMI Tepe İş Sağlığı ve Güvenliği Hizmetleri A.Ş. bünyesinde Denizli lokasyonunda kısmi zamanlı görevlendirilmek üzere C/B Sınıfı İş Sağlığı ve Güvenliği Uzmanı arayışımız bulunmaktadır.Eskime payı karşılığı kişisel aracı ile çalışabilecek,Üniversitelerin İş Sağlığı ve Güvenliği veya Mühendislik bölümlerinden mezun,C/B Sınıfı İş Sağlığı ve Güvenliği Uzmanı sertifikasına sahip,En az 3-5 yıl iş deneyimi bulunan,Hizmet Sektöründe İş Sağlığı ve Güvenliği Uzmanı olarak kariyer hedefleyen,MS Office uygulamalarına hakim,Veri giriş ve raporlama deneyimi olan,Planlama, organizasyon ve analitik düşünme yeteneği gelişmiş, ekip çalışmasına yatkın,Sürücü belgesi bulunan, aktif olarak araç kullanabilen,Seyahat engeli bulunmayan,Yönetmeliklere uygun olarak tam zamanlı görev alabilecek.Tercihen aktif olarak bir projede çalışmayan.İŞ TANIMITehlikelerin tanımlanması, risk analizleri ve değerlendirmelerinin yapılarak riskleri ortadan kaldırıcı uygulamaların geliştirilmesi ve saha uygulamalarının gerçekleştirilmesi,İş Sağlığı ve Güvenliği kapsamındaki eğitim ihtiyaç analizinin yapılması ve eğitimlerin verilmesi,Acil durum planlarının hazırlanması, kaza istatistiklerinin oluşturulması,İşleyiş içerisinde gerekli veri giriş işlemlerinin yapılması,İş Sağlığı ve Güvenliği ve Çevre faaliyetlerinin takip edilmesi ve denetimlerle gerekli müdahalelerin yapılması,İş Güvenliği ve Çevre uygulamalarının standardının artırılmasına katkıda bulunulması.</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Eğitim</text:p>
          </table:table-cell>
          <table:table-cell table:number-columns-repeated="2" office:value-type="string">
            <text:p>Amerikan kültür kurtköy</text:p>
          </table:table-cell>
          <table:table-cell office:value-type="string">
            <text:p>Almanca Öğretmeni</text:p>
          </table:table-cell>
          <table:table-cell office:value-type="float" office:value="3604666">
            <text:p>3604666</text:p>
          </table:table-cell>
          <table:table-cell office:value-type="string">
            <text:p>İstanbul(Asya)(Pendik, Tuzla)</text:p>
          </table:table-cell>
          <table:table-cell office:value-type="string">
            <text:p>active</text:p>
          </table:table-cell>
          <table:table-cell office:value-type="string">
            <text:p>Detail-Aday</text:p>
          </table:table-cell>
          <table:table-cell office:value-type="string">
            <text:p>GENEL NİTELİKLER VE İŞ TANIMI GENEL NİTELİKLER VE İŞ TANIMI·       Üniversitelerin  ilgili bölümlerinden mezun,·       Tercihen özel eğitim kurumu tecrübesi bulunan,·       Uluslararası standartlarda çalışmaya uyumlu,·       Çağdaş eğitim yöntem ve teknolojilerini kullanabilen,·       Konuşma-dinleme odaklı eğitim verebilecek,·       Güncel sınav uygulamalarına hakim,·       Güçlü iletişim becerilerine sahip ve enerjik etkileşimli ders anlatabilen,·       Mesleki çalışmaları güncel olarak takip edebilen,·       Erkek adaylar için askerlikle ilişiği bulunmayanTürkiye genelinde faaliyet gösteren özel eğitim kurumumuzun Kurtköy ve Tuzla şubelerinde görevlendirilerek Amerikan Kültür ailesine katılacak yarı zamanlı  “Almanca öğretmenleri” istihdam edilecektir.</text:p>
          </table:table-cell>
          <table:table-cell office:value-type="string">
            <text:p/>
            <text:p><text:s text:c="16"/>Bugün</text:p>
            <text:p><text:s text:c="17"/>güncellendi</text:p>
            <text:p><text:s text:c="15"/></text:p>
          </table:table-cell>
        </table:table-row>
        <table:table-row table:style-name="ro2">
          <table:table-cell office:value-type="string">
            <text:p>Part-Time</text:p>
          </table:table-cell>
          <table:table-cell office:value-type="string">
            <text:p>Havacılık</text:p>
          </table:table-cell>
          <table:table-cell table:number-columns-repeated="2" office:value-type="string">
            <text:p>İstanbul Sabiha Gökçen Uluslararası Havalimanı</text:p>
          </table:table-cell>
          <table:table-cell office:value-type="string">
            <text:p>Operasyon Stajyeri</text:p>
          </table:table-cell>
          <table:table-cell office:value-type="float" office:value="3588902">
            <text:p>3588902</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QUALIFICATIONS AND JOB DESCRIPTION İstanbul Sabiha Gökçen Uluslararası Havalimanı bünyesinde çalışmak üzere,Tercihen üniversitelerin İşletme, Turizm Otelcilik, Sivil Havacılık Ulaştırma İşletmeciliği gibi bölümlerde son sınıf öğrencisi olan,İleri seviyede İngilizce bilgisine sahip,MS Office programlarına hakim,İletişim ve organizasyon becerileri kuvvetli, takım çalışmasına yatkın,İstanbul Anadolu Yakası'nda ikamet eden,“Uzun Dönem Operasyon Stajyerleri” arıyoruz. Operasyon Stajyerleri, organizasyonumuz bünyesinde Terminal Operasyon departmanımız için değerlendirilecektir</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Eğitim</text:p>
          </table:table-cell>
          <table:table-cell table:number-columns-repeated="2" office:value-type="string">
            <text:p>Pendik Genç Akademi Danışmanlık Özel Eğitim yayıncılık Tic . Ltd .Şti</text:p>
          </table:table-cell>
          <table:table-cell office:value-type="string">
            <text:p>Türk Dili ve Edebiyatı Öğretmeni</text:p>
          </table:table-cell>
          <table:table-cell office:value-type="float" office:value="3607892">
            <text:p>3607892</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GENEL NİTELİKLER VE İŞ TANIMIEĞİTİM KURUMLARIMIZIN ÜMRANİYE ve PENDİK ŞUBELERİNDE GÖREVLENDİRİLMEK ÜZEREPART TIME VEYA FULL TIME ÇALIŞABİLECEK,TÜRKÇE VE EDEBİYAT DERSLERİNE GİREN,KURUMSAL GİYİNEN (DIŞ GÖRÜNÜŞÜNE SON DERECE ÖZEN GÖSTEREN),GÜLERYÜZLÜ, YÜKSEK ENERJİLİTÜRKÇE VE EDEBİYAT ÖĞRETMENLERİ  ALINACAKTIR..İŞ TANIMI8-18 YAŞ ARASI ÖĞRENCİLERE TÜRKÇE VE EDEBİYAT DERSLERİ VERMEK,DERSLER İÇİN GEREKLİ MÜFREDAT VE MATERYAL HAZIRLIĞI YAPMAK,DERS VERMENİN YANI SIRA ÖĞRENCİ DİL GELİŞİM RAPORLARI HAZIRLAYIP, VELİLERİNİ BİLGİLENDİRMEK,EĞİTİM VERDİĞİ ÖĞRENCİ VE VELİLERİNİN MEMNUNİYETİNİ SAĞLAYARAK YENİ ÖĞRENCİLERİN KURUMA KAZANDIRILMASINI SAĞLAMAK...</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Ticaret</text:p>
          </table:table-cell>
          <table:table-cell table:number-columns-repeated="2" office:value-type="string">
            <text:p>GUESS TURKEY PERAKENDE SATIŞ MAĞAZACILIK VE TİC LTD ŞTİ</text:p>
          </table:table-cell>
          <table:table-cell office:value-type="string">
            <text:p>Satış Danışmanı</text:p>
          </table:table-cell>
          <table:table-cell office:value-type="float" office:value="1616259">
            <text:p>161625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UESS? Inc 1981 yılında denim markası olarak yola çıkmış ve o zamandan bu zamana dünyada en çok tanınan global moda markalarından biri haline gelmiştir. Guess? Inc denim, çanta, saat, ayakkabı ve diğer tüm tekstil ürünlerini tasarlar, üretir, dağıtır ve bu ürünlerin satışını gerçekleştirir. Guess ürünleri, Guess mağazalarının yanısıra dünyaca ünlü departman mağazalarında ve toptan satış kanalları aracılığıyla da  satışa sunulmaktadır. Amerika, Avrupa ve Asya bölgelerinde 30 Ocak 2016 itibariyle 95’den fazla ülkede 835 Guess mağazası bulunmaktadır.  İstanbuldaki mağazalarımızda bizimle çalışacak ekip arkadaşları arıyoruz;En az lise mezunu Tecrübeli/tecrübesiz İŞ TANIMIReyon ve depo düzenini sağlamak Stok kontrolü yapmak Ürün organizasyonuna destek olmak (ürün açılımı, etiketleme, alarmlama) Sayım organizasyonuna destek olmak Müşteri servisi vermek ve müşteri portföyü oluşturmak Raporların takibini yapmak ve alınan aksiyonların uygulanmasına yardımcı olmakSatış raporları ve moda trendlerinin takibini yapıp, ticari toplantılara katkı sağlamakİndirim organizasyonu ve yeni sezon açılışlarındaki tüm operasyonel işlere yardımcı olmakGörsel düzenlemeye yardımcı olmak  Rakip markaları takip ederek rakip analiz çalışmalarını yürütmek </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Ticaret</text:p>
          </table:table-cell>
          <table:table-cell table:number-columns-repeated="2" office:value-type="string">
            <text:p>GUESS TURKEY PERAKENDE SATIŞ MAĞAZACILIK VE TİC LTD ŞTİ</text:p>
          </table:table-cell>
          <table:table-cell office:value-type="string">
            <text:p>Satış Danışmanı</text:p>
          </table:table-cell>
          <table:table-cell office:value-type="float" office:value="2865768">
            <text:p>2865768</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GUESS? Inc 1981 yılında denim markası olarak yola çıkmış ve o zamandan bu zamana dünyada en çok tanınan global moda markalarından biri haline gelmiştir. Guess? Inc denim, çanta, saat, ayakkabı ve diğer tüm tekstil ürünlerini tasarlar, üretir, dağıtır ve bu ürünlerin satışını gerçekleştirir. Guess ürünleri, Guess mağazalarının yanı sıra dünyaca ünlü departman mağazalarında ve toptan satış kanalları aracılığıyla da  satışa sunulmaktadır. Amerika, Avrupa ve Asya bölgelerinde 100’den fazla ülkede 1692 Guess mağazası bulunmaktadır.GENEL NİTELİKLEREn az 2 yıl tecrübeliİŞ TANIMIKoleksiyonları tanımak ve trendlerden haberdar olmak Reyon ve depo düzenini sağlamak Stok kontrolü yapmak Ürün organizasyonuna destek olmak (ürün açılımı, etiketleme, alarmlama) Sayım organizasyonuna destek olmak Müşteri servisi vermek ve müşteri portföyü oluşturmak Raporların takibini yapmak ve alınan aksiyonların uygulanmasına yardımcı olmakSatış raporları ve moda trendlerinin takibini yapıp, ticari toplantılara katkı sağlamakİndirim organizasyonu ve yeni sezon açılışlarındaki tüm operasyonel işlere yardımcı olmakGörsel düzenlemeye yardımcı olmak  Rakip markaları takip ederek rakip analiz çalışmalarını yürütmek </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Ticaret</text:p>
          </table:table-cell>
          <table:table-cell table:number-columns-repeated="2" office:value-type="string">
            <text:p>GUESS TURKEY PERAKENDE SATIŞ MAĞAZACILIK VE TİC LTD ŞTİ</text:p>
          </table:table-cell>
          <table:table-cell office:value-type="string">
            <text:p>Satış Danışmanı</text:p>
          </table:table-cell>
          <table:table-cell office:value-type="float" office:value="2955973">
            <text:p>2955973</text:p>
          </table:table-cell>
          <table:table-cell office:value-type="string">
            <text:p>İstanbul(Avr.)(Gaziosmanpaşa)</text:p>
          </table:table-cell>
          <table:table-cell office:value-type="string">
            <text:p>active</text:p>
          </table:table-cell>
          <table:table-cell office:value-type="string">
            <text:p>Detail-Aday</text:p>
          </table:table-cell>
          <table:table-cell office:value-type="string">
            <text:p>GENEL NİTELİKLER VE İŞ TANIMI GUESS? Inc 1981 yılında denim markası olarak yola çıkmış ve o zamandan bu zamana dünyada en çok tanınan global moda markalarından biri haline gelmiştir. Guess? Inc denim, çanta, saat, ayakkabı ve diğer tüm tekstil ürünlerini tasarlar, üretir, dağıtır ve bu ürünlerin satışını gerçekleştirir. Guess ürünleri, Guess mağazalarının yanı sıra dünyaca ünlü departman mağazalarında ve toptan satış kanalları aracılığıyla da  satışa sunulmaktadır. Amerika, Avrupa ve Asya bölgelerinde 100’den fazla ülkede 1692 Guess mağazası bulunmaktadır.GENEL NİTELİKLEREn az 2 yıl tecrübeliİŞ TANIMIReyon ve depo düzenini sağlamak Stok kontrolü yapmak Ürün organizasyonuna destek olmak (ürün açılımı, etiketleme, alarmlama) Sayım organizasyonuna destek olmak Müşteri servisi vermek ve müşteri portföyü oluşturmak Raporların takibini yapmak ve alınan aksiyonların uygulanmasına yardımcı olmakSatış raporları ve moda trendlerinin takibini yapıp, ticari toplantılara katkı sağlamakİndirim organizasyonu ve yeni sezon açılışlarındaki tüm operasyonel işlere yardımcı olmakGörsel düzenlemeye yardımcı olmak  Rakip markaları takip ederek rakip analiz çalışmalarını yürütmek </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Ticaret</text:p>
          </table:table-cell>
          <table:table-cell table:number-columns-repeated="2" office:value-type="string">
            <text:p>GUESS TURKEY PERAKENDE SATIŞ MAĞAZACILIK VE TİC LTD ŞTİ</text:p>
          </table:table-cell>
          <table:table-cell office:value-type="string">
            <text:p>Satış Danışmanı</text:p>
          </table:table-cell>
          <table:table-cell office:value-type="float" office:value="1726405">
            <text:p>1726405</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GUESS? Inc 1981 yılında denim markası olarak yola çıkmış ve o zamandan bu zamana dünyada en çok tanınan global moda markalarından biri haline gelmiştir. Guess? Inc denim, çanta, saat, ayakkabı ve diğer tüm tekstil ürünlerini tasarlar, üretir, dağıtır ve bu ürünlerin satışını gerçekleştirir. Guess ürünleri, Guess mağazalarının yanısıra dünyaca ünlü departman mağazalarında ve toptan satış kanalları aracılığıyla da  satışa sunulmaktadır. Amerika, Avrupa ve Asya bölgelerinde 30 Ocak 2016 itibariyle 95’den fazla ülkede 835 Guess mağazası bulunmaktadır.İŞ TANIMIReyon ve depo düzenini sağlamak Stok kontrolü yapmak Ürün organizasyonuna destek olmak (ürün açılımı, etiketleme, alarmlama) Sayım organizasyonuna destek olmak Müşteri servisi vermek ve müşteri portföyü oluşturmak Raporların takibini yapmak ve alınan aksiyonların uygulanmasına yardımcı olmakSatış raporları ve moda trendlerinin takibini yapıp, ticari toplantılara katkı sağlamakİndirim organizasyonu ve yeni sezon açılışlarındaki tüm operasyonel işlere yardımcı olmakGörsel düzenlemeye yardımcı olmak  Rakip markaları takip ederek rakip analiz çalışmalarını yürütmek </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Ticaret</text:p>
          </table:table-cell>
          <table:table-cell table:number-columns-repeated="2" office:value-type="string">
            <text:p>GUESS TURKEY PERAKENDE SATIŞ MAĞAZACILIK VE TİC LTD ŞTİ</text:p>
          </table:table-cell>
          <table:table-cell office:value-type="string">
            <text:p>Satış Danışmanı</text:p>
          </table:table-cell>
          <table:table-cell office:value-type="float" office:value="2134343">
            <text:p>2134343</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GUESS? Inc 1981 yılında denim markası olarak yola çıkmış ve o zamandan bu zamana dünyada en çok tanınan global moda markalarından biri haline gelmiştir. Guess? Inc denim, çanta, saat, ayakkabı ve diğer tüm tekstil ürünlerini tasarlar, üretir, dağıtır ve bu ürünlerin satışını gerçekleştirir. Guess ürünleri, Guess mağazalarının yanısıra dünyaca ünlü departman mağazalarında ve toptan satış kanalları aracılığıyla da  satışa sunulmaktadır. Amerika, Avrupa ve Asya bölgelerinde 100’den fazla ülkede 1692 Guess mağazası bulunmaktadır.İŞ TANIMIKoleksiyonları tanımak ve trendlerden haberdar olmak Reyon ve depo düzenini sağlamak Stok kontrolü yapmak Ürün organizasyonuna destek olmak (ürün açılımı, etiketleme, alarmlama) Sayım organizasyonuna destek olmak Müşteri servisi vermek ve müşteri portföyü oluşturmak Raporların takibini yapmak ve alınan aksiyonların uygulanmasına yardımcı olmakSatış raporları ve moda trendlerinin takibini yapıp, ticari toplantılara katkı sağlamakİndirim organizasyonu ve yeni sezon açılışlarındaki tüm operasyonel işlere yardımcı olmakGörsel düzenlemeye yardımcı olmak  Rakip markaları takip ederek rakip analiz çalışmalarını yürütmek </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Ticaret</text:p>
          </table:table-cell>
          <table:table-cell table:number-columns-repeated="2" office:value-type="string">
            <text:p>GUESS TURKEY PERAKENDE SATIŞ MAĞAZACILIK VE TİC LTD ŞTİ</text:p>
          </table:table-cell>
          <table:table-cell office:value-type="string">
            <text:p>Satış Danışmanı</text:p>
          </table:table-cell>
          <table:table-cell office:value-type="float" office:value="1952026">
            <text:p>1952026</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GUESS? Inc 1981 yılında denim markası olarak yola çıkmış ve o zamandan bu zamana dünyada en çok tanınan global moda markalarından biri haline gelmiştir. Guess? Inc denim, çanta, saat, ayakkabı ve diğer tüm tekstil ürünlerini tasarlar, üretir, dağıtır ve bu ürünlerin satışını gerçekleştirir. Guess ürünleri, Guess mağazalarının yanı sıra dünyaca ünlü departman mağazalarında ve toptan satış kanalları aracılığıyla da  satışa sunulmaktadır. Amerika, Avrupa ve Asya bölgelerinde 100’den fazla ülkede 1692 Guess mağazası bulunmaktadır.GENEL NİTELİKLEREn az 2 yıl tecrübeli İŞ TANIMIKoleksiyonları tanımak ve trendlerden haberdar olmak Reyon ve depo düzenini sağlamak Stok kontrolü yapmak Ürün organizasyonuna destek olmak (ürün açılımı, etiketleme, alarmlama) Sayım organizasyonuna destek olmak Müşteri servisi vermek ve müşteri portföyü oluşturmak Raporların takibini yapmak ve alınan aksiyonların uygulanmasına yardımcı olmakSatış raporları ve moda trendlerinin takibini yapıp, ticari toplantılara katkı sağlamakİndirim organizasyonu ve yeni sezon açılışlarındaki tüm operasyonel işlere yardımcı olmakGörsel düzenlemeye yardımcı olmak  Rakip markaları takip ederek rakip analiz çalışmalarını yürütmek </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Ticaret</text:p>
          </table:table-cell>
          <table:table-cell table:number-columns-repeated="2" office:value-type="string">
            <text:p>GUESS TURKEY PERAKENDE SATIŞ MAĞAZACILIK VE TİC LTD ŞTİ</text:p>
          </table:table-cell>
          <table:table-cell office:value-type="string">
            <text:p>Satış Danışmanı</text:p>
          </table:table-cell>
          <table:table-cell office:value-type="float" office:value="2648649">
            <text:p>264864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UESS Inc 1981 yılında denim markası olarak yola çıkmış ve o zamandan bu zamana dünyada en çok tanınan global moda markalarından biri haline gelmiştir. Guess Inc denim, çanta, saat, ayakkabı ve diğer tüm tekstil ürünlerini tasarlar, üretir, dağıtır ve bu ürünlerin satışını gerçekleştirir. Guess ürünleri, Guess mağazalarının yanısıra dünyaca ünlü departman mağazalarında ve toptan satış kanalları aracılığıyla da  satışa sunulmaktadır. İŞ TANIMIKoleksiyonları tanımak ve trendlerden haberdar olmakReyon ve depo düzenini sağlamakStok kontrolü yapmakÜrün organizasyonuna destek olmak (ürün açılımı, etiketleme, alarmlama)Sayım organizasyonuna destek olmakMüşteri servisi vermek ve müşteri portföyü oluşturmakRaporların takibini yapmak ve alınan aksiyonların uygulanmasına yardımcı olmakMağaza operasyonunda mağaza yöneticisine destek sağlamakSatış raporları ve moda trendlerinin takibini yapıp, ticari toplantılara katkı sağlamakİndirim organizasyonu ve yeni sezon açılışlarındaki tüm operasyonel işlere yardımcı olmakGörsel düzenlemeye yardımcı olmak Rakip markaları takip ederek rakip analiz çalışmalarını yürütmek</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Hizmet, Danışmanlık, Reklam ve Tanıtım, Eğitim, Eğlence - Kültür - Sanat</text:p>
          </table:table-cell>
          <table:table-cell table:number-columns-repeated="2" office:value-type="string">
            <text:p>GENÇ AKADEMİ YABANCI DİLLER MERKEZİ</text:p>
          </table:table-cell>
          <table:table-cell office:value-type="string">
            <text:p>İngilizce Öğretmeni</text:p>
          </table:table-cell>
          <table:table-cell office:value-type="float" office:value="3585440">
            <text:p>3585440</text:p>
          </table:table-cell>
          <table:table-cell office:value-type="string">
            <text:p>İstanbul(Asya)(Pendik, Ümraniye)</text:p>
          </table:table-cell>
          <table:table-cell office:value-type="string">
            <text:p>active</text:p>
          </table:table-cell>
          <table:table-cell office:value-type="string">
            <text:p>Detail-Aday</text:p>
          </table:table-cell>
          <table:table-cell office:value-type="string">
            <text:p>GENEL NİTELİKLER VE İŞ TANIMI GENEL NİTELİKLER VE İŞ TANIMIEĞİTİM KURUMLARIMIZIN ÜMRANİYE ve PENDİK ŞUBELERİNDE GÖREVLENDİRİLMEK ÜZEREPART TIME VEYA FULL TIME ÇALIŞABİLECEK,ÇOK İYİ DÜZEYDE İNGİLİZCE KONUŞABİLEN,KURUMSAL GİYİNEN (DIŞ GÖRÜNÜŞÜNE SON DERECE ÖZEN GÖSTEREN),GÜLERYÜZLÜ, YÜKSEK ENERJİLİİNGİLİZCE ÖĞRETMENLERİ ALINACAKTIR..İŞ TANIMI8-18 YAŞ ARASI ÖĞRENCİLERE İNGİLİZCE KONUŞMA DERSLERİ VERMEK,DERSLER İÇİN GEREKLİ MÜFREDAT VE MATERYAL HAZIRLIĞI YAPMAK,DERS VERMENİN YANI SIRA ÖĞRENCİ DİL GELİŞİM RAPORLARI HAZIRLAYIP, VELİLERİNİ BİLGİLENDİRMEK,EĞİTİM VERDİĞİ ÖĞRENCİ VE VELİLERİNİN MEMNUNİYETİNİ SAĞLAYARAK YENİ ÖĞRENCİLERİN KURUMA KAZANDIRILMASINI SAĞLAMAK...</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Hizmet, Danışmanlık, Reklam ve Tanıtım, Eğitim, Eğlence - Kültür - Sanat</text:p>
          </table:table-cell>
          <table:table-cell table:number-columns-repeated="2" office:value-type="string">
            <text:p>GENÇ AKADEMİ YABANCI DİLLER MERKEZİ</text:p>
          </table:table-cell>
          <table:table-cell office:value-type="string">
            <text:p>Matematik Öğretmeni</text:p>
          </table:table-cell>
          <table:table-cell office:value-type="float" office:value="3589157">
            <text:p>3589157</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GENÇ AKADEMİ EĞİTİM KURUMLARININ PENDİK ŞUBESİNDE,  YARI ZAMANLI veya TAM ZAMANLI ÇALIŞABİLECEK ,* ÖĞRETMEKTEN ZEVK ALAN,* SADECE DERSİN İÇİNDE DEĞİL, DIŞINDA DA ÖĞRENCİ VE VELİLERLE AKTİF İLETİŞİM KURABİLECEK,* YENİ ÖĞRETME TEKNİKLERİNE VE GELİŞMEYE AÇIK,* GÖRÜNÜŞÜNE ÖZEN GÖSTEREN* MATEMATİK ÖĞRETMENLERİ  ALINACAKTIR..</text:p>
          </table:table-cell>
          <table:table-cell office:value-type="string">
            <text:p/>
            <text:p><text:s text:c="16"/>Bugün</text:p>
            <text:p><text:s text:c="17"/>güncellendi</text:p>
            <text:p><text:s text:c="15"/></text:p>
          </table:table-cell>
        </table:table-row>
        <table:table-row table:style-name="ro2">
          <table:table-cell office:value-type="string">
            <text:p>Yarı Zamanlı / Part Time</text:p>
          </table:table-cell>
          <table:table-cell office:value-type="string">
            <text:p>Perakende</text:p>
          </table:table-cell>
          <table:table-cell table:number-columns-repeated="2" office:value-type="string">
            <text:p>ebebek</text:p>
          </table:table-cell>
          <table:table-cell office:value-type="string">
            <text:p>Satış Danışmanı</text:p>
          </table:table-cell>
          <table:table-cell office:value-type="float" office:value="2964148">
            <text:p>2964148</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ebebek’in Pelican Mall' da bulunan mağazasında çözüm odaklı lider bir çalışan, *Bebekolog olarak görev almak ister misin? Bir bebeğin ihtiyacını en iyi anneler anlar diyerek annelerimizin uzmanlığından faydalanmak için ebebek’te çalışmak isteyen anneleri önceliklendiriyoruz.  En az lise mezunuysanız, Bir anne olarak sahip olduğum bilgileri yeni anne / baba adaylarıyla paylaşırım diyorsanız, Pozitif enerjinizle, perakendenin hızlı ve dinamik çalışma temposunda olmak istiyorsanız, Takımla birlikte hareket ederim ve iletişim kurmaktan hoşlanırım diyorsanız, Zarafet ve nezaketle davranmak benim için önemli diyorsanız, *Bebekoloji Felsefesini benimser, çevreme de benimsetirim diyorsanız ?*Bebekolog; Bebeklerin ihtiyaçları ile ilgili bilgilenmiş ve bildiklerini paylaşan ebebek çalışanlarıdır.  *Bebekoloji Felsefesi; Bebeği anlama ve anlatabilme bilimidir.?Bebeveyn odaklıdır. Bebeveyn, bebeğin gelişim sürecine eşlik eden, öğrenerek ilgilenen kişilerdir.  İŞ TANIMI     Bebekolog olarak; satış, kasa işlemleri, mal kabul işlemleri, mağaza içi ürün yerleşimi, etiketleme gibi mağaza içindeki tüm işlerde görev alacaksınız. </text:p>
          </table:table-cell>
          <table:table-cell office:value-type="string">
            <text:p/>
            <text:p><text:s text:c="16"/>Bugün</text:p>
            <text:p><text:s text:c="17"/>yayınlandı</text:p>
            <text:p><text:s text:c="15"/></text:p>
          </table:table-cell>
        </table:table-row>
        <table:table-row table:style-name="ro2">
          <table:table-cell office:value-type="string">
            <text:p>Yarı Zamanlı / Part Time</text:p>
          </table:table-cell>
          <table:table-cell office:value-type="string">
            <text:p>Perakende</text:p>
          </table:table-cell>
          <table:table-cell table:number-columns-repeated="2" office:value-type="string">
            <text:p>ebebek</text:p>
          </table:table-cell>
          <table:table-cell office:value-type="string">
            <text:p>Satış Danışmanı</text:p>
          </table:table-cell>
          <table:table-cell office:value-type="float" office:value="2964170">
            <text:p>2964170</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ebebek’in City Center'da bulunan mağazasında çözüm odaklı lider bir çalışan, *Bebekolog olarak görev almak ister misin? Bir bebeğin ihtiyacını en iyi anneler anlar diyerek annelerimizin uzmanlığından faydalanmak için ebebek’te çalışmak isteyen anneleri önceliklendiriyoruz.  En az lise mezunuysanız, Bir anne olarak sahip olduğum bilgileri yeni anne / baba adaylarıyla paylaşırım diyorsanız, Pozitif enerjinizle, perakendenin hızlı ve dinamik çalışma temposunda olmak istiyorsanız, Takımla birlikte hareket ederim ve iletişim kurmaktan hoşlanırım diyorsanız, Zarafet ve nezaketle davranmak benim için önemli diyorsanız, *Bebekoloji Felsefesini benimser, çevreme de benimsetirim diyorsanız ?*Bebekolog; Bebeklerin ihtiyaçları ile ilgili bilgilenmiş ve bildiklerini paylaşan ebebek çalışanlarıdır.  *Bebekoloji Felsefesi; Bebeği anlama ve anlatabilme bilimidir.?Bebeveyn odaklıdır. Bebeveyn, bebeğin gelişim sürecine eşlik eden, öğrenerek ilgilenen kişilerdir.   İŞ TANIMI     Bebekolog olarak; satış, kasa işlemleri, mal kabul işlemleri, mağaza içi ürün yerleşimi, etiketleme gibi mağaza içindeki tüm işlerde görev alacaksınız. </text:p>
          </table:table-cell>
          <table:table-cell office:value-type="string">
            <text:p/>
            <text:p><text:s text:c="16"/>Bugün</text:p>
            <text:p><text:s text:c="17"/>yayınlandı</text:p>
            <text:p><text:s text:c="15"/></text:p>
          </table:table-cell>
        </table:table-row>
        <table:table-row table:style-name="ro2">
          <table:table-cell office:value-type="string">
            <text:p>Yarı Zamanlı / Part Time</text:p>
          </table:table-cell>
          <table:table-cell office:value-type="string">
            <text:p>Perakende</text:p>
          </table:table-cell>
          <table:table-cell table:number-columns-repeated="2" office:value-type="string">
            <text:p>ebebek</text:p>
          </table:table-cell>
          <table:table-cell office:value-type="string">
            <text:p>Satış Danışmanı</text:p>
          </table:table-cell>
          <table:table-cell office:value-type="float" office:value="2964124">
            <text:p>2964124</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GENEL NİTELİKLER VE İŞ TANIMI ebebek’in Beylikdüzü'nde bulunan mağazasında çözüm odaklı lider bir çalışan, *Bebekolog olarak görev almak ister misin? Bir bebeğin ihtiyacını en iyi anneler anlar diyerek annelerimizin uzmanlığından faydalanmak için ebebek’te çalışmak isteyen anneleri önceliklendiriyoruz.  En az lise mezunuysanız, Bir anne olarak sahip olduğum bilgileri yeni anne / baba adaylarıyla paylaşırım diyorsanız, Pozitif enerjinizle, perakendenin hızlı ve dinamik çalışma temposunda olmak istiyorsanız, Takımla birlikte hareket ederim ve iletişim kurmaktan hoşlanırım diyorsanız, Zarafet ve nezaketle davranmak benim için önemli diyorsanız, *Bebekoloji Felsefesini benimser, çevreme de benimsetirim diyorsanız ?*Bebekolog; Bebeklerin ihtiyaçları ile ilgili bilgilenmiş ve bildiklerini paylaşan ebebek çalışanlarıdır.  *Bebekoloji Felsefesi; Bebeği anlama ve anlatabilme bilimidir.?Bebeveyn odaklıdır. Bebeveyn, bebeğin gelişim sürecine eşlik eden, öğrenerek ilgilenen kişilerdir.   İŞ TANIMI     Bebekolog olarak; satış, kasa işlemleri, mal kabul işlemleri, mağaza içi ürün yerleşimi, etiketleme gibi mağaza içindeki tüm işlerde görev alacaksınız. </text:p>
          </table:table-cell>
          <table:table-cell office:value-type="string">
            <text:p/>
            <text:p><text:s text:c="16"/>Bugün</text:p>
            <text:p><text:s text:c="17"/>yayınlandı</text:p>
            <text:p><text:s text:c="15"/></text:p>
          </table:table-cell>
        </table:table-row>
        <table:table-row table:style-name="ro2">
          <table:table-cell office:value-type="string">
            <text:p>Yarı Zamanlı / Part Time</text:p>
          </table:table-cell>
          <table:table-cell office:value-type="string">
            <text:p>Perakende</text:p>
          </table:table-cell>
          <table:table-cell table:number-columns-repeated="2" office:value-type="string">
            <text:p>ebebek</text:p>
          </table:table-cell>
          <table:table-cell office:value-type="string">
            <text:p>Satış Danışmanı</text:p>
          </table:table-cell>
          <table:table-cell office:value-type="float" office:value="3577158">
            <text:p>3577158</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ebebek’in Prestige Mall'da bulunan mağazasında çözüm odaklı lider bir çalışan, *Bebekolog olarak görev almak ister misin? Bir bebeğin ihtiyacını en iyi anneler anlar diyerek annelerimizin uzmanlığından faydalanmak için ebebek’te çalışmak isteyen anneleri önceliklendiriyoruz.  En az lise mezunuysanız, Bir anne olarak sahip olduğum bilgileri yeni anne / baba adaylarıyla paylaşırım diyorsanız, Pozitif enerjinizle, perakendenin hızlı ve dinamik çalışma temposunda olmak istiyorsanız, Takımla birlikte hareket ederim ve iletişim kurmaktan hoşlanırım diyorsanız, Zarafet ve nezaketle davranmak benim için önemli diyorsanız, *Bebekoloji Felsefesini benimser, çevreme de benimsetirim diyorsanız *Bebekolog; Bebeklerin ihtiyaçları ile ilgili bilgilenmiş ve bildiklerini paylaşan ebebek çalışanlarıdır.  *Bebekoloji Felsefesi; Bebeği anlama ve anlatabilme bilimidir.Bebeveyn odaklıdır. Bebeveyn, bebeğin gelişim sürecine eşlik eden, öğrenerek ilgilenen kişilerdir.   İŞ TANIMI     Bebekolog olarak; satış, kasa işlemleri, mal kabul işlemleri, mağaza içi ürün yerleşimi, etiketleme gibi mağaza içindeki tüm işlerde görev alacaksınız. </text:p>
          </table:table-cell>
          <table:table-cell office:value-type="string">
            <text:p/>
            <text:p><text:s text:c="16"/>Bugün</text:p>
            <text:p><text:s text:c="17"/>yayınlandı</text:p>
            <text:p><text:s text:c="15"/></text:p>
          </table:table-cell>
        </table:table-row>
        <table:table-row table:style-name="ro2">
          <table:table-cell office:value-type="string">
            <text:p>Yarı Zamanlı / Part Time</text:p>
          </table:table-cell>
          <table:table-cell office:value-type="string">
            <text:p>Tekstil</text:p>
          </table:table-cell>
          <table:table-cell table:number-columns-repeated="2" office:value-type="string">
            <text:p>ÖZAK GLOBAL HOLDİNG A.Ş.</text:p>
          </table:table-cell>
          <table:table-cell office:value-type="string">
            <text:p>Sinema Görevlisi</text:p>
          </table:table-cell>
          <table:table-cell office:value-type="float" office:value="3611221">
            <text:p>3611221</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2011 yılında Özak Grup şirketlerinden biri olarak kurulan Akyön Tesis Yönetimi; plaza, konut, otel, ofis, AVM, kültür-sanat-yaşam ve performans merkezleri gibi gayrimenkul projelerine ilişkin pazar analizi, gayrimenkul geliştirme süreçleri, pazarlama, işletme ve kiralama konularında 360 derece hizmet yaklaşımı ile faaliyet göstermektedir.Sen de başarılarımıza ortak olmak istersen; Akyön Tesis Yönetimi bünyesinde bulunan Fişekhane AVM’mizde görevlendirilmek üzere ''Sinema Personeli” pozisyonumuz için başvurunu bekliyoruz.Tercihen lise mezunu veya üniversite öğrencisiİfade yeteneği güçlü, diksiyonu düzgünDış görünümüne özen gösterenVardiyalı bir sistemde çalışabilecekİŞ TANIMISinemamıza gelen misafirlerin karşılanma ve uğurlanma hizmetinin kaliteli ve özenli bir şekilde yürütülmesini sağlamak.</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Medya</text:p>
          </table:table-cell>
          <table:table-cell table:number-columns-repeated="2" office:value-type="string">
            <text:p>MAYADROOM OYUNCULUK MERKEZİ VE KAST MENAJERLİK HİZMETLERİ PRODÜKSİYON ORGANİZASYON LTD. ŞTİ.</text:p>
          </table:table-cell>
          <table:table-cell office:value-type="string">
            <text:p>Oyuncu</text:p>
          </table:table-cell>
          <table:table-cell office:value-type="float" office:value="2356273">
            <text:p>2356273</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İş TanımıMerhaba Sayın Aday,Mayadroom Ajans 21 Yıldır Tv Sektörüne Yardımcı Oyuncu, Konuk Oyuncu, Anacast Oyuncuları, Reklam Filmlerine Oyuncu Cast Hizmetinin Yanı Sıra Ülkemizin Önde Gelen koreografilerinin Düzenlemiş Olduğu Defile'lere Model ve Manken Hizmeti ile Fuar ve Organizasyonlarına Hostes ve Host  Hizmetlerini Sağlayan Kuruluştur. Türkiye'de Her Sene Çekilen 35 Tv Dizisinin 30'una, En Kalibreli Sinema ve Reklam Filmlerine Tek Kurum Olarak Hizmet Sağlayan Mayadroom Ajans Mecidiyeköy Genel Merkezli Olup Ortaklar Caddesinde 7 Katlı Bir Cast Ofisine Sahip, Genelinde 160 Personeline İstihdam Alanı Sağlamaktadır.Görsel Çalışmalarda Bende Varım Diyorsanız,Yardımcı Oyuncu Departmanlarımıza Kayıt Yaptırabilirsiniz. Başvuru Yaptığınız Takdirde İka Departmanımız Tarafından Aranıyor Olup Sizin Müsait Olduğunuz Zaman Aralığına Göre Randevu Oluşturup Ajansımıza Davet Edileceksiniz Kayıt İşlemlerinizin Ardından Fotoğraf Ve Audition nunuz Çekildikten Sonra Dizi, Reklam, Sinema Projelerimize Sunumlarınız Cast Direktörlerimiz Tarafından GerçekleştirilecektirNOT: Kayıtlarımız ÜcretsizdirSevdiğiniz Dizilerde Rol Alabilme Şansı İle Aynı Zamanda EK GELİR Elde Edebilirsiniz Ve Yeteneğinizi Keşfedebilirsiniz</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undefined</text:p>
          </table:table-cell>
          <table:table-cell table:number-columns-repeated="2" office:value-type="string">
            <text:p>UNICEF Türkiye Milli Komitesi</text:p>
          </table:table-cell>
          <table:table-cell office:value-type="string">
            <text:p>Saha Elemanı</text:p>
          </table:table-cell>
          <table:table-cell office:value-type="float" office:value="2803112">
            <text:p>2803112</text:p>
          </table:table-cell>
          <table:table-cell office:value-type="string">
            <text:p>İstanbul(Avr.), İzmir, İstanbul(Asya)</text:p>
          </table:table-cell>
          <table:table-cell office:value-type="string">
            <text:p>active</text:p>
          </table:table-cell>
          <table:table-cell office:value-type="string">
            <text:p>Detail-Aday</text:p>
          </table:table-cell>
          <table:table-cell office:value-type="string">
            <text:p>GENEL NİTELİKLER VE İŞ TANIMI UNICEF’in 140’dan fazla ülkede çocuklar için yaptığı çalışmalar için fon sağlayan 33 Milli Komite’den biri olan UNICEF Türkiye Milli Komitesi, UNICEF’e düzenli destekçi kazandırmak amacıyla İstanbul ve İzmir’de yüz yüze kaynak geliştirme çalışmaları yürütmektedir. Sivil toplum alanında ücretli bir iş deneyimi elde etme fırsatı kazanan yarı zamanlı çalışanlar aynı zamanda ikna, iletişim, takım çalışması gibi sosyal yeteneklerini de geliştirme imkanı elde ediyorlar. Genellikle üniversite öğrencilerden oluşan 2-8 kişilik ekipler, yüz yüze kaynak geliştirme çalışmasını sokaklar, festivaller, fuarlar, konserler ve alışveriş merkezlerinde yürütmektedirler.  UNICEF, YüzYüze ekibi için aşağıdaki şartlara uyan yeni yüzlerini arıyor. Aranan nitelikler: 18- 28 yaş aralığında,Takım çalışmasına uygun,Sivil toplum alanında duyarlı,Kişisel gelişime açık,Haftada min 3 gününü bize ayırabilecek,Yeteneklerini geliştirmeye ve öğrenmeye meraklı kişiler aranmaktadır.UNICEF YüzYüze Ekibi, çocuklara daha iyi bir gelecek için çalışan genç ve dinamik bir ekiptir. Ekibimize katılmak için acele et ve dünya üzerinde fark yarat!</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Diğer</text:p>
          </table:table-cell>
          <table:table-cell table:number-columns-repeated="2" office:value-type="string">
            <text:p>CLASS STAFF ORGANİZASYON</text:p>
          </table:table-cell>
          <table:table-cell office:value-type="string">
            <text:p>Temizlik Görevlisi</text:p>
          </table:table-cell>
          <table:table-cell office:value-type="float" office:value="3534035">
            <text:p>3534035</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vrupa ve Anadolu Yakası OrganizasyonlarımızınTemizlik bölümünde çalışmak üzere;SADECE MÜSAİT OLDUĞUNUZ GÜNLERDE ÇALIŞMA İMKANI; veya İSTERSENİZ HERGÜNDeneyimli ya da yetiştirilmek üzere deneyimsiz,Günlük peşin ücret,( 550-600 veya 700 TL) Deneyime göre Artmaktadır.Günlük 8.0 saat çalışabilecek, * AVRUPA ve Anadolu Yakası Tüm ilçelere çalışma imkanı mevcuttur.*Yatacak yer yoktur. +18 yaş zorunluluğu vardır. *Erkekler için sakal traşı zorunludur.                                             </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Sivil Toplum Kuruluşları</text:p>
          </table:table-cell>
          <table:table-cell table:number-columns-repeated="2" office:value-type="string">
            <text:p>SOS ÇOCUK KÖYÜ BASIM TANITIM VE DANIŞMANLIK HİZMETLERİ TİCARET LİMİTED ŞİRKETİ</text:p>
          </table:table-cell>
          <table:table-cell office:value-type="string">
            <text:p>Saha Elemanı</text:p>
          </table:table-cell>
          <table:table-cell office:value-type="float" office:value="3518179">
            <text:p>351817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SOS ÇOCUK KÖYLERİ 138’den fazla ülke ve bölgede çocuklar için çalışmalar yürüten Uluslararası bir sivil toplum kuruluşudur. SOS Çocuk Köyü Türkiye olarak İstanbul’da yüz yüze kaynak geliştirme çalışmaları yürütüyor ve bu sayede ihtiyaç sahibi daha fazla çocuğa ulaşmayı hedefliyoruz.Sivil toplum alanında ücretli bir iş deneyimi elde etme fırsatı kazanan ekip arkadaşlarımız aynı zamanda ikna ve iletişim gibi sosyal yeteneklerini de geliştirme fırsatını yakalıyor.Genellikle üniversite öğrencilerinden oluşan ekiplerimiz, çocuklar için yüz yüze kaynak geliştirme çalışmasını sokaklar, SOS ÇOCUK KÖYÜ TÜRKİYE dostu mekanlar, festivaller, fuarlar ve alışveriş merkezlerinde yürütüyor.SOS ÇOCUK KÖYLERİ TÜRKİYE                    Yüz Yüze ekibi için yeni ekip arkadaşları arıyorAranan nitelikler:İletişim konusunda kendine güvenenTakım çalışmasına ve Sahada çalışmaya uygun,Sivil toplum alanında duyarlı,Kişisel gelişime açık,Söğütlüçeşme, Kadıköy ve Beşiktaş sahalarına ulaşım sorunu olmayanHafta da minumum 3 gün, kendi belirledikleri günlerde çalışabilecek,Yeteneklerini geliştirmeye ve öğrenmeye meraklı kişiler aranmaktadır.</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Petrol ve Ürünleri, Danışmanlık, Yönetim Danışmanlığı, İş Sağlığı ve Güvenliği</text:p>
          </table:table-cell>
          <table:table-cell table:number-columns-repeated="2" office:value-type="string">
            <text:p>NTG Danışmanlık ve Eğiitm Merkezi</text:p>
          </table:table-cell>
          <table:table-cell office:value-type="string">
            <text:p>İşyeri Hekimi</text:p>
          </table:table-cell>
          <table:table-cell office:value-type="float" office:value="3577074">
            <text:p>3577074</text:p>
          </table:table-cell>
          <table:table-cell office:value-type="string">
            <text:p>İstanbul(Avr.)(Çatalca, Küçükçekmece), Kocaeli(Gebze), İstanbul(Asya)(Sancaktepe)</text:p>
          </table:table-cell>
          <table:table-cell office:value-type="string">
            <text:p>active</text:p>
          </table:table-cell>
          <table:table-cell office:value-type="string">
            <text:p>Detail-Aday</text:p>
          </table:table-cell>
          <table:table-cell office:value-type="string">
            <text:p>GENEL NİTELİKLER VE İŞ TANIMI NTG Danışmanlık ve Eğitim olarak, başta lojistik ve tekstil sektöründe İstanbul da yer alan müşterilerimizin;Gebze /Tavşanlı, Sancaktepe, Halkalı ve Çatalca, lokasyonlarında kendi aracı veya imkanları ile ulaşımı sağlayacak, haftaiçi görevlendirilecek, tam zamanlı / yarı zamanlı, İşyeri Hekimi pozisyonunda osgb firmamız bünyesinde görev alacak çalışma arkadaşları aramaktayız.GÖREV TANIMI6331 sayılı İş Sağlığı ve Güvenliği Kanunu, İşyeri Hekimi ve Diğer Sağlık Personelinin Görev, Yetki ve Sorumlulukları Hakkında Yönetmelik ile ilgili mevzuatların gerçekleştirilmesi,Çalışmalar kapsamında gerekli yazılım sistemine veri giriş işlemlerinin yapılması,İşverenlere iş sağlığı konusunda rehberlik ve danışmanlık yapılması,İş Sağlığı ve Güvenliği uygulamalarının standardının arttırılmasına katkıda bulunulması,GENEL NİTELİKLERÇSGB'den onaylı ve geçerli İşyeri Hekimliği belgesine sahip,Mevzuatlara hakim, mevzuat değişikliklerini takip eden,MS Office programları içerisinde özellikle Word ve Excel kullanımına hakim ve e-reçete programlarını etkin kullanabilen,Tercihen Gebze /Tavşanlı , Sancaktepe, Halkalı ve Çatalca bölgesinde veya yakın çevresinde ikamet eden,İnsan ilişkilerinde başarılı, ekip içinde çalışmaya yatkın, güler yüzlü, sabırlı,Aktif araç kullanabilen,BAŞVURU SÜRECİOnline başvuruların değerlendirilmesi &gt;&gt; Telefon ya da Video görüşme &gt;&gt; Yüz yüze görüşme &gt;&gt; İş teklifiDetaylı ve gerekli bilgilerin olmadığı öz geçmişler değerlendirmeye alınamamaktadır.ÖNEMLİ NOT;Kapak yazınızda net ücret beklentinizi,  bilmemizde faydası olabilecek diğer bilgileri, yazılı olarak belirtiniz. Başvurunuzun etkin şekilde hızlı değerlendirmesinde bilgilerinizin güncel olduğundan emin olunuz. Geçmiş dönemlerden kalma yanlış / güncel olmayan maaş bilgisi gibi.Çalışma sürenizin tam mı yarı zamanlı olduğunu ve beklenti maaşınızın yarı zamanlı , tam zamanlı, saatlik, günlük v.b. hangisi olduğu bilgisini net olarak belirtiniz. İş deneyimlerinizde belirtilen firma adlarının yarı ya da tam zamanlı çalıştığınız proje firmaları yerine bordronuzun olduğu firmaların olması ön değerlendirmede faydalı olmaktadır.Varsa profesyonel referanslarınızı özgeçmişinizde belirtiniz,</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Mobilya &amp; Aksesuar, Perakende</text:p>
          </table:table-cell>
          <table:table-cell table:number-columns-repeated="2" office:value-type="string">
            <text:p>IKEA Türkiye MAPA Mobilya A.Ş.</text:p>
          </table:table-cell>
          <table:table-cell office:value-type="string">
            <text:p>Genel Başvuru</text:p>
          </table:table-cell>
          <table:table-cell office:value-type="float" office:value="2950421">
            <text:p>2950421</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GENEL NİTELİKLER VE İŞ TANIMIIKEA Türkiye olarak biz, çoğunluk için daha iyi bir günlük yaşam yaratmak vizyonu ile çalışan, birlikte çalışmaktan keyif alan, sade ve dürüst bir hayat görüşünü benimsemiş, birlikte öğrenen ve gelişen bir ekibiz.Eğer sen de bizimle aynı heyecanı taşıyor ve değerlerimizi paylaşıyorsan, seninle tanışmak için sabırsızlanıyoruz.En az lise mezunuPerakende alanında kariyer hedefleyenDinamik ve güler yüzlüYüksek iletişim becerisine sahipÖğrenmeye ve bilgiyi paylaşmaya istekliProblem çözme yeteneğine sahipEsnek çalışma saatlerine ve vardiyalı çalışma sistemine uyum sağlayabilecek</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Eğitim</text:p>
          </table:table-cell>
          <table:table-cell table:number-columns-repeated="2" office:value-type="string">
            <text:p>İYİGÜNDOĞDU ÖZEL EĞİTİM VE ÖĞR.YAY.REKL.LTD.ŞTİ.</text:p>
          </table:table-cell>
          <table:table-cell office:value-type="string">
            <text:p>Tarih Öğretmeni</text:p>
          </table:table-cell>
          <table:table-cell office:value-type="float" office:value="3603252">
            <text:p>3603252</text:p>
          </table:table-cell>
          <table:table-cell office:value-type="string">
            <text:p>Adana(Merkez, Seyhan)</text:p>
          </table:table-cell>
          <table:table-cell office:value-type="string">
            <text:p>active</text:p>
          </table:table-cell>
          <table:table-cell office:value-type="string">
            <text:p>Detail-Aday</text:p>
          </table:table-cell>
          <table:table-cell office:value-type="string">
            <text:p>GENEL NİTELİKLER VE İŞ TANIMI 2023-2024 Eğitim ve Öğretim yılında kurumumuzda eğitim bölümünde  birebir,sınıf,etüt,yayın ve sınav programlarında görev alacak tarih öğretmeni adayları aranmaktadır.Üniversitelerin ilgili bölümlerinden mezun. İşi iş olarak görmeyip kurumu sahiplenen. Takım çalışmasına yatkın,kurum bilincine sahip ve kurumsal yapıda çalışabilecek.Öğrencilerle diyalog kurabilen ve iletişim gücü yüksek.Diksiyonu iyi,motivasyonu yüksek ve düzgün görünüşlü.Tercihen eğitim teknolojilerini ve bilgisayar kullanan; microsoft office programlarına hakim ,çevre aygıtları fotokopi,projeksiyon,akıllı tahta vb kullanmış ve uzaktan eğitim platformlarını kullanabilecek.</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Mali Müşavirlik - Muhasebe</text:p>
          </table:table-cell>
          <table:table-cell table:number-columns-repeated="2" office:value-type="string">
            <text:p>HÜSEYİN KARA YEMİNLİ MALİ MÜŞAVİRLİK</text:p>
          </table:table-cell>
          <table:table-cell office:value-type="string">
            <text:p>Vergi Denetçisi</text:p>
          </table:table-cell>
          <table:table-cell office:value-type="float" office:value="3612997">
            <text:p>3612997</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o    Yeminli Mali Müşavirlik şirketimizde  PART TIME  görev  almak üzere,o    Üniversitelerin işletme, iktisat, maliye, muhasebe vb. eğitimi veren en az 4 yıllık fakültelerinden  mezun yada  öğrencisi olan,o    İstanbul’un Anadolu yakasında ikamet eden,o    KDV iadesi tasdik raporlarına ilişkin işlemlerin yürütülmesi,o    Tam tasdik denetimi ve raporlama işlemleri, vergisel danışmanlık hizmeti verilmesi işlemlerini,yapabilecek,  VERGİ DENETÇİSİ veya bu alanlarda yetiştirilecek stajyer personel  aramaktayız.Genel Niteliklero    KDV iadesi tasdik raporu  işlemlerine ilişkin konularda ve özellikle indirimli orana tabi teslimlere ait KDV iadesi işlemlerinde tecrübeli (KDV iade sürecini baştan sona tek başına yürütebilecek)o    Tam Tasdik denetiminde  çalışmış, raporlama yeteneği gelişmiş,o    Tercihen  SMMM  unvanına sahip, Vergi Mevzuatı ve genel muhasebe uygulamalarında tecrübeli,o    Ofis içinde ve dışında çalışmaya engeli olmayan,o    Ekip çalışmasına yatkın, sosyal iletişimi güçlü, uyumlu, üstlerine saygılı,o    Microsoft office programlarını iyi kullanabilen,Bu alanlarda yetiştirilmek üzere stajyer olarak başvuracak adayların da bu alanlara uygun bölümlerden mezun ya da öğrencisi olmaları gereklidir.Yukarıdaki niteliklere uygun olmayan adayların başvurmaması rica olunur.Fotoğrafı olmayan başvurular dikkate alınmayacaktır.</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Mobilya &amp; Aksesuar, Perakende</text:p>
          </table:table-cell>
          <table:table-cell table:number-columns-repeated="2" office:value-type="string">
            <text:p>IKEA Türkiye MAPA Mobilya A.Ş.</text:p>
          </table:table-cell>
          <table:table-cell office:value-type="string">
            <text:p>Genel Başvuru</text:p>
          </table:table-cell>
          <table:table-cell office:value-type="float" office:value="3003301">
            <text:p>3003301</text:p>
          </table:table-cell>
          <table:table-cell office:value-type="string">
            <text:p>Adana</text:p>
          </table:table-cell>
          <table:table-cell office:value-type="string">
            <text:p>active</text:p>
          </table:table-cell>
          <table:table-cell office:value-type="string">
            <text:p>Detail-Aday</text:p>
          </table:table-cell>
          <table:table-cell office:value-type="string">
            <text:p>GENEL NİTELİKLER VE İŞ TANIMI GENEL NİTELİKLER VE İŞ TANIMLARIIKEA Türkiye olarak biz, çoğunluk için daha iyi bir günlük yaşam yaratmak vizyonu ile çalışan, birlikte çalışmaktan keyif alan, sade ve dürüst bir hayat görüşünü benimsemiş, birlikte öğrenen ve gelişen bir ekibiz. Eğer sen de bizimle aynı heyecanı taşıyor ve değerlerimizi paylaşıyorsan, seninle tanışmak için sabırsızlanıyoruz.En az lise mezunuPerakende alanında kariyer hedefleyenDinamik ve güler yüzlüYüksek iletişim becerisine sahipÖğrenmeye ve bilgiyi paylaşmaya istekliProblem çözme yeteneğine sahipEsnek çalışma saatlerine ve vardiyalı çalışma sistemine uyum sağlayabilecek</text:p>
          </table:table-cell>
          <table:table-cell office:value-type="string">
            <text:p/>
            <text:p><text:s text:c="16"/>1 gün önce</text:p>
            <text:p><text:s text:c="17"/>yayınlandı</text:p>
            <text:p><text:s text:c="15"/></text:p>
          </table:table-cell>
        </table:table-row>
        <table:table-row table:style-name="ro2">
          <table:table-cell office:value-type="string">
            <text:p>Yarı Zamanlı / Part Time</text:p>
          </table:table-cell>
          <table:table-cell office:value-type="string">
            <text:p>Danışmanlık</text:p>
          </table:table-cell>
          <table:table-cell table:number-columns-repeated="2" office:value-type="string">
            <text:p>Mazars Denge</text:p>
          </table:table-cell>
          <table:table-cell office:value-type="string">
            <text:p>Stajyer</text:p>
          </table:table-cell>
          <table:table-cell office:value-type="float" office:value="3613387">
            <text:p>3613387</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Dünyanın en saygın denetim ve müşavirlik kuruluşlarından olan Mazars yeni ekip arkadaşları arıyor!Şirketimiz, 1977 yılında 2 kişilik bir ortaklık olarak kurulmuş, aradan geçen 40 yılı aşkın süre zarfında 382 kişilik kadrosu, 15’i YMM olmak üzere 36 ortağıyla; İstanbul, Ankara, Bursa, Denizli, Gaziantep ve İzmir ofislerinde; Vergi (Danışmanlık, Tam Tasdik, Revizyon, Vergi Planlaması, Transfer Fiyatlandırması, KDV İadesi), Denetim (Bağımsız ve Özel Amaçlı Denetim, Due Diligence), Kurumsal Finans Danışmanlığı (Şirket Değerlemesi, Birleşme Devralmalar, Halka Arz Öncesi Danışmanlık, Proje Finansmanı, Sermaye Piyasaları Mevzuat Danışmanlığı), İç Denetim ve Stratejik Danışmanlık ile Outsourcing ve diğer muhasebe hizmetleri konularında hizmet vermektedir.Mazars Denge, Türkiye içindeki faaliyetlerin yanı sıra, dünyadaki uygulamaların paralelinde yurt dışı bir ortaklığın kaçınılmaz olduğunu fark ederek, 1998 yılında, merkezi Paris'te bulunan dünyanın saygın denetim ve müşavirlik kuruluşlarından biri olan Mazars grubunun üyesi olmuştur. Dünyanın en büyük 10 denetim firması arasında yer alan Mazars, dünya çapında 108 ülkede ve 318'in üzerinde ofiste, 42.200 profesyonelden oluşan kadrosu ile müşterilerine; vergi, denetim, muhasebe ve danışmanlık hizmetleri vermektedir.Mazars Denge olarak, tüm çalışanlarımızın benimsediğimiz ilkelere sahip bireyler olmasını hedefliyoruz;İnsan haklarına saygı duyan,Etik değerleri gözeten,Sürdürülebilir kalkınma bilincine sahip,Etnik, kültürel, cinsel, dini, politik ve diğer tüm farklılıklara saygı duyan, çeşitliliğin bakış açımızı geliştireceğine inananMazars Denge İstanbul Ofisi 'KDV İadesiDepartmanı'nda görevlendirilmek üzere aşağıdaki niteliklere sahip" Stajyer " arayışımız bulunmaktadır.Üniversitelerin İktisadi İdari Bilimler Fakülteleri’nde 4. sınıf öğrencisi,Tercihen zorunlu stajı bulunan, hafta içi  en az 3 gün stajına devam edebilecek,MS Office programlarına, özellikle Excel programına hâkim,KDV İadesi alanında kariyer hedefi olan,İletişim ve  problem çözme becerileri gelişmiş, Takım çalışmasına yatkın,  Sosyal sorumluluk bilincine sahip, Dinamik bir çalışma ortamına uyum sağlayabilen.İŞ TANIMIDepartmanın evrak, dokümantasyon, araştırma, çeviri gibi tüm iş süreçlerine destek vermek.</text:p>
          </table:table-cell>
          <table:table-cell office:value-type="string">
            <text:p/>
            <text:p><text:s text:c="16"/>1 gün önce</text:p>
            <text:p><text:s text:c="17"/>yayınlandı</text:p>
            <text:p><text:s text:c="15"/></text:p>
          </table:table-cell>
        </table:table-row>
        <table:table-row table:style-name="ro2">
          <table:table-cell office:value-type="string">
            <text:p>Yarı Zamanlı / Part Time</text:p>
          </table:table-cell>
          <table:table-cell office:value-type="string">
            <text:p>Mağazacılık (Tekstil)</text:p>
          </table:table-cell>
          <table:table-cell table:number-columns-repeated="2" office:value-type="string">
            <text:p>BAHAR GİYİM</text:p>
          </table:table-cell>
          <table:table-cell office:value-type="string">
            <text:p>Perakende Satış Danışmanı</text:p>
          </table:table-cell>
          <table:table-cell office:value-type="float" office:value="3608585">
            <text:p>3608585</text:p>
          </table:table-cell>
          <table:table-cell office:value-type="string">
            <text:p>Sinop(Merkez)</text:p>
          </table:table-cell>
          <table:table-cell office:value-type="string">
            <text:p>active</text:p>
          </table:table-cell>
          <table:table-cell office:value-type="string">
            <text:p>Detail-Aday</text:p>
          </table:table-cell>
          <table:table-cell office:value-type="string">
            <text:p>GENEL NİTELİKLER VE İŞ TANIMI "1989 yılında Sinop’ta kurulmuş olan Bahar Giyim Müşterilerine, kadın, erkek, çocuk, spor giyimden ayakkabı ve aksesuar, ürünlerine farklı kategorideki pek çok ürünü dünyaca ünlü markalar ve Türkiye’nin en sevilen markalarından geniş bir seçki ile sunuyor.Sahip olduğu değerlerle sektörde öncü olan Bahar Giyim, sürekli öğrenen, işini tutku ile yapan, yaratıcı, sorumluluklarının farkında, cesur ve müşteri mutluluğunu esas alan ailemiz için; Sinop’ ta yer alan Mağazamıza "Satış Yetkilisi" pozisyonunda görev alacak ekip arkadaşları arıyoruz.Mağaza bünyesinde görevlendirilmek üzere;Tercihen mağazacılık alanında deneyimi olan veya bu alanda kariyer hedefleyen,Pozitif, güler yüzlü, enerjisi yüksek,İletişime açık, ekip çalışmasına yatkın, Modayla ilgili, kişisel bakımına özen gösteren,Aktif satışı seven,Müşteri memnuniyetine önem veren,Diksiyonu düzgün,Yoğun iş temposunda çalışabilecek,İnsan ilişkilerinde başarılı,İkna kabiliyeti yüksek, En az Lise mezunu, Satış Danışmanları aramaktayız.İŞ TANIMIKurum kültürünü özümseyip, sahiplenerek, müşterilerimize bu kültürü yansıtacak kalite ve özende hizmet anlayışını sunabilmek, Kusursuz Alışveriş Deneyimi'ni yaşatabilmek,Ürünlerin nitelikleri ve sağlayacakları faydalar hakkında detaylı bilgiye sahip olarak, müşterilerimize talep ve ihtiyaçları konusunda destek verip, bilgilendirmek,Reyonların düzenini sağlamak, ürünlerin en doğru şekilde sergilenmesine destek olmak,Mağaza içindeki rol dağılımında üzerine düşen her türlü sorumluluğu başarı ile yerine getirmek,Tüm işe alım süreçlerimizde fırsat eşitliği sağlıyor,  profesyonel kabiliyetlerine ve niteliklerine göre seçiyor, işe alıyor ve potansiyellerini ortaya çıkarmaya destek oluyoruz.</text:p>
          </table:table-cell>
          <table:table-cell office:value-type="string">
            <text:p/>
            <text:p><text:s text:c="16"/>1 gün önce</text:p>
            <text:p><text:s text:c="17"/>güncellendi</text:p>
            <text:p><text:s text:c="15"/></text:p>
          </table:table-cell>
        </table:table-row>
        <table:table-row table:style-name="ro2">
          <table:table-cell office:value-type="string">
            <text:p>Yarı Zamanlı / Part Time</text:p>
          </table:table-cell>
          <table:table-cell office:value-type="string">
            <text:p>Tekstil, Holding / Şirketler Grubu</text:p>
          </table:table-cell>
          <table:table-cell table:number-columns-repeated="2" office:value-type="string">
            <text:p>Eroğlu Giyim</text:p>
          </table:table-cell>
          <table:table-cell office:value-type="string">
            <text:p>E-ticaret Yöneticisi / Yönetmeni</text:p>
          </table:table-cell>
          <table:table-cell office:value-type="float" office:value="3568923">
            <text:p>3568923</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Genel Nitelikler·         Pazarlama, Dijital Pazarlama, İşletme, Ekonomi, Mühendislik, Sosyal Medya Yönetimi bölümlerinden mezun,·         E-Ticaret, Dijital pazarlama veya dijital platformlara satış alanında en az üç yıllık deneyime sahip,·         Özellikle Amazon, Etsy, eBay gibi e-ticaret deneyimi edinmiş,·         Web tasarımı, müşteri akışı ve web analizi anlayışı konusunda tecrübeli,·         UX, Adobe Photoshop, InDesign, Dreamweaver ve Google Analytics'te bilgi ve deneyim sahibi,·         İlişkilendirme modelleme, web sitesi hızı optimizasyonu, A/B testi, dönüşüm yönetimi, satış yolculuğu optimizasyonu konularına hakim,·         İyi derecede İngilizce bilen,İş Tanımı·         Web sitesi performansını iyileştirmek amacıyla yeni trendleri ,teknolojileri keşfetmek ve pazar araştırması yapmak,·         Veriye dayalı bir yaklaşım kullanarak, KPI'ların değerlendirilmesini ve kampanya performanslarının optimize edilmesini sağlamak,·         Tüm dijital pazarlama kampanyalarının performansının ölçülmesi, raporlanması ve geliştirilmesi konusunda çalışmalar yapmak.</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Hizmet</text:p>
          </table:table-cell>
          <table:table-cell table:number-columns-repeated="2" office:value-type="string">
            <text:p>İŞ MERKEZLERİ YÖNETİM VE İŞLETİM A.Ş</text:p>
          </table:table-cell>
          <table:table-cell office:value-type="string">
            <text:p>İşyeri Hekimi</text:p>
          </table:table-cell>
          <table:table-cell office:value-type="float" office:value="3576476">
            <text:p>3576476</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Güçlü mali yapısı ile tesis yönetimi sektörünün liderlerinden biri olan İş Merkezleri Yönetim ve İşletim A.Ş. Ortak Sağlık ve Güvenlik Birimini 6331 sayılı Kanun ve ilgili yönetmelikler çerçevesinde tesis etmiştir. İŞMER Ortak Sağlık ve Güvenlik Birimini, sağlık ve güvenlik hizmetlerini etkin olarak, şirketlerin çalışanlarına sunabilmek amacıyla yapılandırmıştır.Tesis Yönetimi ve İşletimi(Güvenlik, Temizlik ve Teknik Bakım / Onarım Hizmetleri Bakım - Onarım HizmetleriProje Yönetimi ve Danışmanlık HizmetleriData Center Kurulum HizmetleriATM Kurulum HizmetleriSaha (POS) HizmetleriTaahhüt Hizmetleriİş Sağlığı ve Güvenliği Hizmetleri vermektedir.Kanunun öngördüğü tıbbi donanıma sahip olarak kurulan İŞMER Ortak Sağlık ve Güvenlik Birimi; yetkin hekim ve uzmanlarla, müşterilerine profesyonel anlamda iş sağlığı ve güvenliği hizmetleri sunmaktadır.İçerenköy OSGB birimizde görevlendirmek üzere aşağıdaki özelliklere sahip “İşyeri Hekimi” arayışımız bulunmaktadır.Aranan Nitelikler6331 sayılı İş Sağlığı ve Güvenliği Yasası’na göre İşyeri hekimi görevlerini yerine getirecek,Üniversitelerin Tıp Fakültelerinden mezun,Çalışma ve Sosyal Güvenlik Bakanlığınca verilmiş İşyeri Hekimliği Sertifikasına sahip,Az tehlikeli ve tehlikeli işyerlerinde en az 1 yıl tecrübeli,Yarı zamanlı çalışmaya açık ekip arkadaşı arıyoruz.</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Tekstil, Mağazacılık (Tekstil), Holding / Şirketler Grubu, Perakende</text:p>
          </table:table-cell>
          <table:table-cell table:number-columns-repeated="2" office:value-type="string">
            <text:p>Colin's</text:p>
          </table:table-cell>
          <table:table-cell office:value-type="string">
            <text:p>İş Yeri Hekimi</text:p>
          </table:table-cell>
          <table:table-cell office:value-type="float" office:value="3610880">
            <text:p>361088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Colin’s HakkındaCOLIN'S dünyanın 24 ülkesindeki 600' e aşkın mağazasında, her gün daha yeni, daha modern, daha ilginç ve daha özel şeylerin olduğu bir dünyanın hızına yetişiyor ve müşterileriyle bu büyük değişimin ruhunu paylaşıyor.Biz Colin's olarak, "Sadece hazır giyim işinde değil; ürün ve hizmetlerimizle insanları daha iyi hissettirme işindeyiz." diyoruz. Colin’s Together  - Bu Yolda BirlikteBirlikte çalışıp, Birlikte başarıyoruz.İlham alıyoruz, özgürleşiyoruz, cesaret ediyoruz. Hep daha iyisine inanıyoruz, beklentilerin ötesine geçiyoruz, sınırları aşıyoruz.İşimizi seviyoruz, işi eğlenceye dönüştürüyoruz,Doğayı seviyoruz, çevreye saygı duyuyoruz, geleceği koruyoruz.Biz her şeyi birlikte yapıyoruz.Yeni gelecekle, yeni başarılarla... Colin’s Together’la. Bu yolda birlikte olmak bize uyar.GENEL NİTELİKLERİşyeri Hekimliği sertifikasına sahip ve en az 3 yıl deneyimliMS Office programlarını iyi derecede kullanabilenEkip çalışmasına yatkın, insan ilişkilerinde başarılı ve güler yüzlüİş Sağlığı ve Güvenliği mevzuatına hakimHaftada iki gün (Pazartesi - Çarşamba) merkez ofisimizde çalışacak,İŞ TANIMIİşyeri Hekimi ve Diğer Sağlık Personelinin Görev, Yetki, Sorumluluk ve Eğitimleri Hakkında Yönetmelik ve ilgili diğer mevzuatlar kapsamındaki görevlerin yürütülmesiİşyerinde önleyici sağlık kültürünü arttırıcı faaliyetlerin gerçekleştirilmesi</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Hazır Giyim, Perakende</text:p>
          </table:table-cell>
          <table:table-cell table:number-columns-repeated="2" office:value-type="string">
            <text:p>Mavi</text:p>
          </table:table-cell>
          <table:table-cell office:value-type="string">
            <text:p>Satış Danışmanı</text:p>
          </table:table-cell>
          <table:table-cell office:value-type="float" office:value="3613028">
            <text:p>3613028</text:p>
          </table:table-cell>
          <table:table-cell office:value-type="string">
            <text:p>Bursa(İnegöl)</text:p>
          </table:table-cell>
          <table:table-cell office:value-type="string">
            <text:p>active</text:p>
          </table:table-cell>
          <table:table-cell office:value-type="string">
            <text:p>Detail-Aday</text:p>
          </table:table-cell>
          <table:table-cell office:value-type="string">
            <text:p>GENEL NİTELİKLER VE İŞ TANIMI GENEL NİTELİKLER VE İŞ TANIMI1991 yılında İstanbul’da kurulan ve denim uzmanlığından aldığı güçle küresel moda dünyasında söz sahibi bir lifestyle markasına dönüşen Mavi; Türkiye, ABD, Kanada, Almanya, Rusya ve Avustralya’nın aralarında bulunduğu 35 ülkede 440’ı Mavi shop olmak üzere yaklaşık 5.500 noktada müşterileriyle buluşuyor. Perfect Fit anlayışıyla müşterilerinin hayat tarzına, vücuduna ve kalite beklentisine mükemmel uyan jean’ler tasarlayan Mavi, 2019’da yaklaşık 9,7 milyon adet jean satışıyla dünya premium jean markaları arasında ilk sıralarda gösteriliyor. All Blue adını verdiği global stratejisini ‘‘kaliteyle sürdürülebilir büyüme” üzerine kuran şirket, insan, inovasyon, dinamizm ve doğadan güç alan değerleriyle markasını geleceğe taşıyor. Kalbi denim ile atan ve dünyanın en iyi, en inovatif jean’lerini geliştirmek için tutkuyla çalışan Mavi’nin sürdürülebilir büyümesinin ardındaki en temel değer ‘’kalite odaklılık’’. İnsana olan saygısı, inovasyon tutkusu, hep veriye ve verimliliğe dayalı iş yapış şekilleriyle Mavi yaptığı her işe kalitesini katıyor.Denim pazarındaki öncülüğüyle dikkat çeken markanın iletişim stratejileri, urun geliştirme uzmanlığı ve müşteri verileriyle uyumlu olarak şekilleniyor. Dünya genelinde 4.086 çalışanı bulunan Mavi, birçok değerlendirme platformu tarafından en iyi işverenler arasında gösteriliyor.“All Blue. Daha Mavi. Daha İyi. Hepimizin Mavi’si” stratejisiyle; insan odaklı Mavi kültüründen aldığımız güçle, çalışanlarımıza insan haklarını gözeten, çeşitlilik ve farklılıklara saygılı bir çalışma ortamı sunuyor, toplumsal cinsiyet eşitliğini destekliyoruz. Tüm işe alım süreçlerimizde fırsat eşitliği sağlıyor, Çeşitlilik ve Kapsayıcılık Politika’mıza uygun olarak, çalışanları yaşı, cinsiyeti, cinsel yönelimi, ırkı, rengi, dili, dini inancı, felsefi ve siyasi görüşü, etnik kökeni, ekonomik ve sağlık durumu, engeli, dış görünüşü, yaşam ve giyim tarzı ne olursa olsun yalnızca profesyonel kabiliyetlerine ve niteliklerine göre seçiyor, işe alıyor ve potansiyellerini ortaya çıkarmaya destek oluyoruzMavi bünyesinde görevlendirilmek üzere;Tercihen mağazacılık alanında deneyimi olan veya bu alanda kariyer hedefleyen,Pozitif, güler yüzlü, enerjisi yüksek,İletişime açık, ekip çalışmasına yatkın, Modayla ilgili, kişisel bakımına özen gösteren,Aktif satışı seven,Müşteri memnuniyetine önem veren,Diksiyonu düzgün,Yoğun iş temposunda çalışabilecek,İnsan ilişkilerinde başarılı,İkna kabiliyeti yüksek, En az Lise mezunu, Satış Danışmanları aramaktayız.“All Blue. Daha Mavi. Daha İyi. Hepimizin Mavi’si” stratejisiyle; insan odaklı Mavi kültüründen aldığımız güçle, çalışanlarımıza insan haklarını gözeten, çeşitlilik ve farklılıklara saygılı bir çalışma ortamı sunuyor, toplumsal cinsiyet eşitliğini destekliyoruz.Tüm işe alım süreçlerimizde fırsat eşitliği sağlıyor, Çeşitlilik ve Kapsayıcılık Politika' mıza uygun olarak, çalışanları yaşı, cinsiyeti, cinsel yönelimi, ırkı, rengi, dili, dini inancı, felsefi ve siyasi görüşü, etnik kökeni, ekonomik ve sağlık durumu, engeli, dış görünüşü, yaşam ve giyim tarzı ne olursa olsun yalnızca profesyonel kabiliyetlerine ve niteliklerine göre seçiyor, işe alıyor ve potansiyellerini ortaya çıkarmaya destek oluyoruz.</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496187">
            <text:p>3496187</text:p>
          </table:table-cell>
          <table:table-cell office:value-type="string">
            <text:p>Konya</text:p>
          </table:table-cell>
          <table:table-cell office:value-type="string">
            <text:p>active</text:p>
          </table:table-cell>
          <table:table-cell office:value-type="string">
            <text:p>Detail-Aday</text:p>
          </table:table-cell>
          <table:table-cell office:value-type="string">
            <text:p>GENEL NİTELİKLER VE İŞ TANIMI 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 Otonom çalışma kültürü içinde, çeşitli rolleri zamanla tanıma fırsatı bulup, geleceğini kendin çizeceksinDesek?Sporunu tutkuyla yapıyorsan, Daha fazla kişinin spor yapması ve sporun daha erişilebilir olması seni heyecanlandırıyorsa,Kendi kararlarını alıp, aksiyona çevirirken takım olarak hareket etmekten de keyif alıyorsan, Aradığımız “Spor Danışmanı” sen olabilirsin.Neler yapacaksın?Sorumlu olduğun departmana gelen sportif kullanıcılarımızı güler yüzünle karşılayacak, onlara ürünlerin konusunda gerekli danışmanlığı verip kusursuz bir spor deneyimi sağlayacaksın,Departmanının reyon düzeninden ve ürünlerinin güvenliğinden sorumlu olacaksın,Sportif kullanıcılarınla etkileşim kuracak, birlikte spor etkinlikleri düzenleyeceksin,Müşteri İlişkileri ekibine ve kasa işleyişine destek vereceksin.</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Çocuk Gelişimi ve Eğitimi</text:p>
          </table:table-cell>
          <table:table-cell table:number-columns-repeated="2" office:value-type="string">
            <text:p>robotcodi</text:p>
          </table:table-cell>
          <table:table-cell office:value-type="string">
            <text:p>Bilişim Teknolojileri Eğitmeni</text:p>
          </table:table-cell>
          <table:table-cell office:value-type="float" office:value="3220473">
            <text:p>3220473</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nlaşmalı olduğumuz okullarda anaokul, ilkokul veya ortaokul grubuna eğitim verebilecek,Proje geliştirmeye meraklı,Çocuklar için programlama eğitimini basit, keyifli ve eğlenceli hale getirebilecek,Çocuklarla iyi iletişim kurabilme yeteneğine sahip,Enerjik, pozitif davranış ve düşünce biçiminde olan,Ekip çalışmasına yatkın ve teknolojiye meraklı,Yarı zamanlı /Part time veya Tam zamanlı çalışabilecekEğitim Fakültesi-Mühendislik Fakültesi- Okul Öncesi Öğretmenliğinden mezun olmuş(Lisede Bilişim Bölümü mezun olan üniversite mezunu) iş arkadaşları arıyoruz.Ekibimize katılan eğitmen adayı arkadaşlarımıza ;Robotik Kodlama  Eğitim Psikolojisi  (Gelişim ve Öğrenme Psikolojisi Temelli)Müfredat ve Ders İşleyişiKonuları hakkında eğitim verilecektir.</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Bilişim, Yazılım, Veri Merkezi, Bilişim Danışmanlığı</text:p>
          </table:table-cell>
          <table:table-cell table:number-columns-repeated="2" office:value-type="string">
            <text:p>Calldex A.Ş</text:p>
          </table:table-cell>
          <table:table-cell office:value-type="string">
            <text:p>Çay Servis ve Temizlik Elemanı</text:p>
          </table:table-cell>
          <table:table-cell office:value-type="float" office:value="3592212">
            <text:p>3592212</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Temiz, titiz ve işini özenle yapan,Daha önceden benzer işleri yapmış,Çalışkan,İŞ TANIMIOfisimizin mutfak, çay servisi ve temizlik işlerini yapacak Yarı Zamanlı Çay Servis ve Temizlik Elemanı arıyoruz.Çalışma saatleri haftaiçi : 08:00 - 12:00 arasındadır. Haftasonu çalışmamaktadır.Ofisimiz kadıköy ayrılık çeşmesi metro istasyonu yakınındadır.</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Tekstil, Mağazacılık (Ticaret), Perakende</text:p>
          </table:table-cell>
          <table:table-cell table:number-columns-repeated="2" office:value-type="string">
            <text:p>MUDO</text:p>
          </table:table-cell>
          <table:table-cell office:value-type="string">
            <text:p>Uzun Dönem Stajyer</text:p>
          </table:table-cell>
          <table:table-cell office:value-type="float" office:value="3612907">
            <text:p>3612907</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1964 yılında Beyoğlu Fitaş Pasajı’nda 12 metrekarelik bir dükkanda başlayan maceramıza, Türkiye’nin 27 ilinde 1.400’ü aşkın çalışanımız ve 90.000 m²’nin üzerinde satış alanına sahip yaklaşık 120 mağazamızda devam ediyoruz.Mudo ekibi olarak, Mudo Giyim - Görsel Sunum &amp; Vitrin Tasarım birimimizde görevlendirilmek üzere Görsel Sunum Stajyeri arıyoruz.Tercihen üniversitelerin 2. veya 3. sınıflarında öğrenim görenHaftanın 2 - 3 günü staja devam edebilecekMS Office programlarını iyi derecede kullanabilenİletişim becerisi kuvvetliİŞ TANIMIMudo Giyim Görsel Sunum süreçlerini takip etmek ve rapor haline getirmekMağaza içi görsellerin yenilenmesini takip etmekGörsel Showroom çalışma alanının düzenini sağlamak, gelen ürünlerin kabulünü ve takibini yapmak</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Perakende</text:p>
          </table:table-cell>
          <table:table-cell table:number-columns-repeated="2" office:value-type="string">
            <text:p>File</text:p>
          </table:table-cell>
          <table:table-cell office:value-type="string">
            <text:p>Uzun Dönem Stajyer</text:p>
          </table:table-cell>
          <table:table-cell office:value-type="float" office:value="3571248">
            <text:p>3571248</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Türkiye’de perakende sektörünün lider markası BİM’in yeni perakende modeli olarak  uygulamaya koyduğu, indirim konseptiyle süpermarket anlayışını birleştiren FİLE bünyesinde görevlendirilmek üzere Uzun Dönem İnsan Kaynakları Stajyerleri arıyoruz.Perakende alanında kariyer yapmayı hedefleyen,Üniversitelerinİktisadi &amp; İdari Bilimler fakültelerinde 4. Sınıf ya da Yüksek Lisansa devam eden öğrenciler,Öğrenmeye açık, gelişim odağı yüksek, yenilikleri yakından takip eden,Uzun dönem staj süresi boyunca haftanın belirlenen günlerinde min. 3 gün görev alabilecek adaylar arıyoruz. </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Mağazacılık (Ticaret)</text:p>
          </table:table-cell>
          <table:table-cell table:number-columns-repeated="2" office:value-type="string">
            <text:p>KARACA ZÜCCACİYE TİCARET VE SAN A.Ş.</text:p>
          </table:table-cell>
          <table:table-cell office:value-type="string">
            <text:p>Satış Danışmanı</text:p>
          </table:table-cell>
          <table:table-cell office:value-type="float" office:value="3357476">
            <text:p>3357476</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Takımımızın İnci’si olmak ister misiniz?Ankara Podium Avm'de bulunan mağazamızda görevlendirilmek üzere;En az lise mezunu, Mağazacılık alanında kariyer yapmak isteyen,  Müşteri odaklı yaklaşımı benimsemiş, maksimum hizmet kalitesini sunabilecek, İletişim becerisi gelişmiş, çözüm odaklı, Takım çalışmasına uyumlu, “Part Time Satış Danışmanı” pozisyonunda arayışımız bulunmaktadır. İŞ TANIMIMağazanın satış hedeflerinin gerçekleşmesinde gerekli özen ve desteği sağlayacak.Reyon düzeni, görsel düzenleme, ürün takibi, müşteri iletişim ve deneyimi konularında proaktif olarak çalışacak.Mağazanın genel düzeninin sağlanması ve hizmet kalitesinin karşılanmasında aktif olarak rol alacak.KARACA’da paylaşacağımız çok şey var! </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Sağlık, Eğitim</text:p>
          </table:table-cell>
          <table:table-cell table:number-columns-repeated="2" office:value-type="string">
            <text:p>Erdem Sağlık Grubu </text:p>
          </table:table-cell>
          <table:table-cell office:value-type="string">
            <text:p>Kadın Doğum Uzmanı</text:p>
          </table:table-cell>
          <table:table-cell office:value-type="float" office:value="2498683">
            <text:p>2498683</text:p>
          </table:table-cell>
          <table:table-cell office:value-type="string">
            <text:p>İstanbul(Avr.)(Bağcılar), İstanbul(Asya)(Ümraniye)</text:p>
          </table:table-cell>
          <table:table-cell office:value-type="string">
            <text:p>active</text:p>
          </table:table-cell>
          <table:table-cell office:value-type="string">
            <text:p>Detail-Aday</text:p>
          </table:table-cell>
          <table:table-cell office:value-type="string">
            <text:p>GENEL NİTELİKLER VE İŞ TANIMI Erdem Sağlık Grubu olarak, 30 yılı aşkın süredir topluma güvenilir, yüksek kaliteli  ve ulaşılabilir hizmet sağlayan, öncü uygulamalarımızla diğer kurumlar tarafından da örnek alınan bir kurumuz. Toplamda üç hastane, iki diyaliz merkezi, bir tıp merkezi ve Ağız &amp; Diş Sağlığı merkezimiz ile 2000 kişilik büyük bir ekibiz. Tüm başarılarımızın arkasında işini tutku ile yapan, sorumluluk bilinci yüksek, kaliteli hizmet verme gayesiyle çalışan güçlü bir ekip var.    Eğer sen de bu büyük aileye katılarak “Erdem’li Olmak” istiyorsan başvurunu şimdi tamamla ve bize katıl!Özel Erdem Sağlık Grubu bünyesinde ve Çamlıca görevlendirmek üzere;Tıp Fakültesinden mezun ve Uzmanlığını almış,staff yapabilecek,Branşıyla ilgili bilimsel gelişmeleri takip eden, yöntem teknik ve teknolojilere hakimHasta ve güvenliğine önem verenHasta memnuniyeti odaklıDinamikGece vardiyasında çalışabilecek,"Kadın Doğum Uzmanı" arayışımız bulunmaktadır.</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undefined</text:p>
          </table:table-cell>
          <table:table-cell table:number-columns-repeated="2" office:value-type="string">
            <text:p>Gültekin Eğitim&amp;Danışmanlık</text:p>
          </table:table-cell>
          <table:table-cell office:value-type="string">
            <text:p>Matematik Öğretmeni</text:p>
          </table:table-cell>
          <table:table-cell office:value-type="float" office:value="3612621">
            <text:p>3612621</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Üniversitelerin Matematik Bölümünden mezun, ( İlköğretim Matematik Öğretmenliği dahil)  LGS , AYT, IB matematik ve AP (Calculus) konularında  kendini geliştirmek isteyen veya tecrübe sahibi, esnek çalışma saatlerine uyum sağlayabilecek ( Cumartesi-Pazar tam gün 09.30-18.00 veya Hafta içi öğleden sonra saat 14.00-21.00 olmak üzere ) öğretmen veya öğretmen adayları ( bolümün bitmesine en çok 6 ay kalması şartı aranır) arıyoruz.</text:p>
          </table:table-cell>
          <table:table-cell office:value-type="string">
            <text:p/>
            <text:p><text:s text:c="16"/>2 gün önce</text:p>
            <text:p><text:s text:c="17"/>yayınlandı</text:p>
            <text:p><text:s text:c="15"/></text:p>
          </table:table-cell>
        </table:table-row>
        <table:table-row table:style-name="ro2">
          <table:table-cell office:value-type="string">
            <text:p>Part-Time</text:p>
          </table:table-cell>
          <table:table-cell office:value-type="string">
            <text:p>Otomotiv</text:p>
          </table:table-cell>
          <table:table-cell table:number-columns-repeated="2" office:value-type="string">
            <text:p>VALEO OTOMOTİV SANAYİ VE TİCARET ANONİM ŞİRKETİ</text:p>
          </table:table-cell>
          <table:table-cell office:value-type="string">
            <text:p>Stajyer</text:p>
          </table:table-cell>
          <table:table-cell office:value-type="float" office:value="3249406">
            <text:p>3249406</text:p>
          </table:table-cell>
          <table:table-cell office:value-type="string">
            <text:p>Bursa</text:p>
          </table:table-cell>
          <table:table-cell office:value-type="string">
            <text:p>active</text:p>
          </table:table-cell>
          <table:table-cell office:value-type="string">
            <text:p>Detail-Aday</text:p>
          </table:table-cell>
          <table:table-cell office:value-type="string">
            <text:p>QUALIFICATIONS AND JOB DESCRIPTION Welcome to Work Smart@Valeo!Work Smart@Valeo is the career program that offers students a unique working experience and allows them to make a real start to their career. At the end of the application process students could have a chance to work and experience the Work Smart@Valeo Internship Program and feel the excellence and inspiration all day long with variety of activities.  Let's talk about you...·         4th grade university student,·         Able to work minimum 3 days a week in school time and everyday in summer term,·         Good command of English both written and spoken,·         Good command of MS Office applications,·         Self motivated with good communication skills,·         Team worker·         Analytical mind with strong planning and organizational skills and hardworking personality·         Good understanding of personal responsibility, flexible and eagerness to learn.                                           Candidate should be ready for 9 months internship program.                                                                          Then we want to see you among us! </text:p>
          </table:table-cell>
          <table:table-cell office:value-type="string">
            <text:p/>
            <text:p><text:s text:c="16"/>2 gün önce</text:p>
            <text:p><text:s text:c="17"/>güncellendi</text:p>
            <text:p><text:s text:c="15"/></text:p>
          </table:table-cell>
        </table:table-row>
        <table:table-row table:style-name="ro2">
          <table:table-cell office:value-type="string">
            <text:p>Yarı Zamanlı / Part Time</text:p>
          </table:table-cell>
          <table:table-cell office:value-type="string">
            <text:p>Mağazacılık (Ticaret)</text:p>
          </table:table-cell>
          <table:table-cell table:number-columns-repeated="2" office:value-type="string">
            <text:p>KARACA ZÜCCACİYE TİCARET VE SAN A.Ş.</text:p>
          </table:table-cell>
          <table:table-cell office:value-type="string">
            <text:p>Satış Danışmanı</text:p>
          </table:table-cell>
          <table:table-cell office:value-type="float" office:value="3612677">
            <text:p>3612677</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Takımımızın İnci’si olmak ister misiniz?Starcity Outlet Avm'de bulunan mağazamızda  görevlendirilmek üzere;En az lise mezunu, Mağazacılık alanında kariyer yapmak isteyen,  Müşteri odaklı yaklaşımı benimsemiş, maksimum hizmet kalitesini sunabilecek, İletişim becerisi gelişmiş, çözüm odaklı, Takım çalışmasına uyumlu, “Part Time Satış Danışmanı” pozisyonunda arayışımız bulunmaktadır.İŞ TANIMIMağazanın satış hedeflerinin gerçekleşmesinde gerekli özen ve desteği sağlayacak.Reyon düzeni, görsel düzenleme, ürün takibi, müşteri iletişim ve deneyimi konularında proaktif olarak çalışacak.Mağazanın genel düzeninin sağlanması ve hizmet kalitesinin karşılanmasında aktif olarak rol alacak.KARACA’da paylaşacağımız çok şey var! </text:p>
          </table:table-cell>
          <table:table-cell office:value-type="string">
            <text:p/>
            <text:p><text:s text:c="16"/>2 gün önce</text:p>
            <text:p><text:s text:c="17"/>yayınlandı</text:p>
            <text:p><text:s text:c="15"/></text:p>
          </table:table-cell>
        </table:table-row>
        <table:table-row table:style-name="ro2">
          <table:table-cell office:value-type="string">
            <text:p>Yarı Zamanlı / Part Time</text:p>
          </table:table-cell>
          <table:table-cell office:value-type="string">
            <text:p>İnsan Kaynakları Danışmanlığı</text:p>
          </table:table-cell>
          <table:table-cell table:number-columns-repeated="2" office:value-type="string">
            <text:p>Adecco</text:p>
          </table:table-cell>
          <table:table-cell office:value-type="string">
            <text:p>Aktif Satış Yetkilisi</text:p>
          </table:table-cell>
          <table:table-cell office:value-type="float" office:value="2420900">
            <text:p>2420900</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Adecco Group dünyanın önde gelen İK çözümleri şirketidir. Geleceğin herkes için işe yarar çalışma olanakları ile geleceğine inanıyoruz ve her gün 3,5 milyondan fazla adaya ulaşarak kariyer olanakları sağlıyoruz.60 ülkeden yetenekleri geliştiriyor ve buna uygun isle bir araya getiriyoruz. Bir Fortune Global 500 şirketi olarak, örneklerle liderlik ediyor, ekonomileri besliyor ve daha iyi toplumlar inşa eden ortak bir değer yaratıyoruz.Kapsayıcılık, girişimcilik ve ekip çalışması kültürümüz 34.000 çalışanımızı güçlendiriyor. Great Place to Work® -  Dünyanın En İyi İşverenleri sıralamasında en iyi işverenlerden biri olarak listelenmekten gurur duyuyoruz.Adecco Group AG'nin merkezi İsviçre Zürih'te bulunur ve SIX İsviçre Borsasında (ADEN) listelenir ve dokuz global lider marka tarafından desteklenir: Adecco, Adia, Badenoch + Clark, General Assembly, Lee Hecht Harrison, Modis, Pontoon, Spring Professional, and Hired.Danışmanlığını yapmakta olduğumuz ‘’Sivil Toplum’’ alanında faaliyet gösteren müşterimiz için"Yüz Yüze Yetkilisi" arayışımız bulunmaktadır.GENEL NİTELİKLER•  Ön Lisans veya Lisans eğitimine devam etmekte olan,• Takım çalışmasına uygun • Sivil toplum alanında duyarlı • Kişisel gelişime açık • Yeteneklerini geliştirmeye ve öğrenmeye meraklı kişiler aranmaktadır• Part Time veya Full Tıme,İŞ TANIMIGenellikle üniversitede okuyan öğrenciler için 4-8 kişilik ekipler halinde çocuklar için çalışma fırsatı sunan bu projede çalışma alanlarınısokaklar, festivaller, fuarlar ve alışveriş merkezleri oluşturuyor. Her hafta proje çalışanlarının kendi belirlediği minimum 3 günde çalıştığı bu proje için yeni yüzler aranıyor.İzmir’de ikamet eden veya eğitim gören adaylarımız değerlendirmeye alınacaktır.Adecco, İşkur' un denetiminde 09.11.2022 tarihli 442 No' lu lisans sahibi özel istihdam bürosudu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por</text:p>
          </table:table-cell>
          <table:table-cell table:number-columns-repeated="2" office:value-type="string">
            <text:p>Atletik Sportif Tesisleri A.Ş.</text:p>
          </table:table-cell>
          <table:table-cell office:value-type="string">
            <text:p>Resepsiyonist</text:p>
          </table:table-cell>
          <table:table-cell office:value-type="float" office:value="3062309">
            <text:p>3062309</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ATHLETİC PERFORMANCE HOUSE Tesisimizde Görevlendirilmek Üzere;Resepsiyonist işe alınacaktır.- İnsan ilişkilerinde başarılı, diksiyonu düzgün,- Takım çalışmasına yatkın,- Kişisel gelişime özen gösteren- Dış görünüşüne önem veren,- Öğrenmeye ve gelişime açık,- Sorumluluk bilinci yüksek,- Misafir ihtiyaçları konusunda duyarlı,- Güler yüzlü ve yardımlaşmayı seven,- Esnek çalışma saatlerine uyum sağlayabilecek,-(Tercihen) İngilizce bile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por</text:p>
          </table:table-cell>
          <table:table-cell table:number-columns-repeated="2" office:value-type="string">
            <text:p>Atletik Sportif Tesisleri A.Ş.</text:p>
          </table:table-cell>
          <table:table-cell office:value-type="string">
            <text:p>Satış Temsilcisi</text:p>
          </table:table-cell>
          <table:table-cell office:value-type="float" office:value="3602552">
            <text:p>3602552</text:p>
          </table:table-cell>
          <table:table-cell office:value-type="string">
            <text:p>İstanbul(Avr.)(Başakşehir, Esenyurt)</text:p>
          </table:table-cell>
          <table:table-cell office:value-type="string">
            <text:p>active</text:p>
          </table:table-cell>
          <table:table-cell office:value-type="string">
            <text:p>Detail-Aday</text:p>
          </table:table-cell>
          <table:table-cell office:value-type="string">
            <text:p>GENEL NİTELİKLER VE İŞ TANIMI GENEL NİTELİKLER VE İŞ TANIMIGüçlü satış becerilerine sahip, Güler yüzlü, dinamik, proaktif ve vizyon sahibi, Tercihen satış konusunda en az 1 yıl deneyimli, Güçlü ve etkili iletişim kurabilen, Etkileme ve yönlendirme becerisine sahip, Misafir memnuniyetine önem veren ve misafir odaklı çalışabilen, Takım çalışmasına yatkın, Disiplinli, sorumluluk sahibi, Tercihen İngilizce Dil Bilgisi Kulübümüzde değerlendirilmek üzere, enerji ve heyecanı misafirlerimize yansıtacak, ATHLETİC PERFORMANCE HOUSE ruhunu kendi vizyonu ile birleştirerek fark yaratacak, kulüp içerisinde satış yapabilecek   Satış Temsilcisi adaylarını aramıza bekliyoruz.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497087">
            <text:p>3497087</text:p>
          </table:table-cell>
          <table:table-cell office:value-type="string">
            <text:p>Konya</text:p>
          </table:table-cell>
          <table:table-cell office:value-type="string">
            <text:p>active</text:p>
          </table:table-cell>
          <table:table-cell office:value-type="string">
            <text:p>Detail-Aday</text:p>
          </table:table-cell>
          <table:table-cell office:value-type="string">
            <text:p>GENEL NİTELİKLER VE İŞ TANIMI Konya mağazamız için; ''Departman Lideri''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038984">
            <text:p>3038984</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Marmara Forum mağazamız için;  ''Part Time/ Full Time Spor Lideri ''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Spor Lideri” sen olabilirsin. Neler yapacaksın?Sorumlu olduğun departmana gelen sportif kullanıcılarımızı güler yüzünle karşılayacak, onlara ürünlerin konusunda gerekli danışmanlığı verip kusursuz bir spor deneyimi sağlayacaksın,Departmanının reyon düzeninden ve ürünlerinin güvenliğinden sorumlu olacaksın,Sportif kullanıcılarınla etkileşim kuracak, birlikte spor etkinlikleri düzenleyeceksin,Müşteri İlişkileri ekibine ve kasa işleyişine destek vereceksin.</text:p>
          </table:table-cell>
          <table:table-cell office:value-type="string">
            <text:p/>
            <text:p><text:s text:c="16"/>2 gün önce</text:p>
            <text:p><text:s text:c="17"/>yayınlandı</text:p>
            <text:p><text:s text:c="15"/></text:p>
          </table:table-cell>
        </table:table-row>
        <table:table-row table:style-name="ro2">
          <table:table-cell office:value-type="string">
            <text:p>Full-Time</text:p>
          </table:table-cell>
          <table:table-cell office:value-type="string">
            <text:p>Mağazacılık (Tekstil), Perakende, Spor</text:p>
          </table:table-cell>
          <table:table-cell table:number-columns-repeated="2" office:value-type="string">
            <text:p>Decathlon Türkiye</text:p>
          </table:table-cell>
          <table:table-cell office:value-type="string">
            <text:p>Depo Kontrolörü</text:p>
          </table:table-cell>
          <table:table-cell office:value-type="float" office:value="3607423">
            <text:p>3607423</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QUALIFICATIONS AND JOB DESCRIPTION We will only consider applications through our website. Make sure you complete your profile with all the required steps.Decathlon is the world's largest sports retailer which was founded in 1976, in France. Our Mission is ‘’to sustainably make the pleasure and benefits of sports accessible to the many’’ across the globe.As Decathlon Turkey, aligned with our global mission, we keep on growing with more than 40 stores and online businesses.In the high-paced dynamic environment of Decathlon Turkey, we are now looking for a Warehouse Security Leader!You will join our Turkey Warehouse Team and will be responsible for the project of managing safety and security.If you are also;Living towards the value of sport and Decathlon values “Vitality and Responsibility, Authenticity &amp; Generosity”Passionate about warehouse logistics like we are,We are waiting for your application!Who are you?Sportive.Energetic.Responsible.Authentic &amp; generous.A Team player.What are we looking for?A teammate who;Is passionate about maintaining order and security and enjoys standardizing processes,Has a bachelor’s degree in related departments (Preferably in Logistics),Has an excellent command of English,Has preferably 2 years of experience in logistics, especially in the warehouse processes,Has a high sense of responsibility and administrative mentalityHas strong communication and high follow-upIs able to exhibit a managerial stanceIs able to analyze and report business dataIs able to create and interpret risk analysisWhat are your responsibilities?To ensure human and stock safety in the course of products delivered to and shipping the warehouse. (Decathlon customers (B2C sales channels) and stores (B2B sales channels),Monitor and control the security processes followed by 3PL for warehouse human safety,Maintain the global warehouse security level with checklists and diagnostics checks to be made at regular intervalsGuarantee the respect of the regulations on the site, the security of the flows, the goods, the people, the environment and information,Provide maintenance and upkeep of the building and the technical installations,Guarantee the maintenance and security of the building, with the hands-on management of service providers and trained and committed employeesDefine, apply and ensure the Country Logistics safety standards.Manage the security and maintenance of the warehouse with the hands-on management of our logistics partnerWork closely with Decathlon United Audit Team, Turkey Operations team, and Security Referent LeaderEnsure the security conformities of the warehouse (Fire, Intrusion, Evacuation...., etc.)Analyze the security risk of each warehouse department and ensure the implementation of adequate action plans</text:p>
          </table:table-cell>
          <table:table-cell office:value-type="string">
            <text:p/>
            <text:p><text:s text:c="16"/>2 gün önce</text:p>
            <text:p><text:s text:c="17"/>güncellendi</text:p>
            <text:p><text:s text:c="15"/></text:p>
          </table:table-cell>
        </table:table-row>
        <table:table-row table:style-name="ro2">
          <table:table-cell office:value-type="string">
            <text:p>Full-Time</text:p>
          </table:table-cell>
          <table:table-cell office:value-type="string">
            <text:p>Mağazacılık (Tekstil), Perakende, Spor</text:p>
          </table:table-cell>
          <table:table-cell table:number-columns-repeated="2" office:value-type="string">
            <text:p>Decathlon Türkiye</text:p>
          </table:table-cell>
          <table:table-cell office:value-type="string">
            <text:p>Depo Kontrol Takım Lideri</text:p>
          </table:table-cell>
          <table:table-cell office:value-type="float" office:value="3607408">
            <text:p>3607408</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QUALIFICATIONS AND JOB DESCRIPTION We will only consider applications through our website. Make sure you complete your profile with all the required steps.Decathlon is the world's largest sports retailer which was founded in 1976, in France. Our Mission is ‘’to sustainably make the pleasure and benefits of sports accessible to the many’’ across the globe.As Decathlon Turkey, aligned with our global mission, we keep on growing with more than 40 stores and online businesses.In the high-paced dynamic environment of Decathlon Turkey, we are now looking for a Warehouse Department Leader!You will join our Turkey Warehouse Team and will be responsible for the project of managing safety and security.If you are also;Living towards the value of sport and Decathlon values “Vitality and Responsibility, Authenticity &amp; Generosity”Passionate about warehouse management like we are,We are waiting for your application!Who are you?Sportive.Energetic.Responsible.Authentic &amp; Generous.A Team player.What are we looking for?A teammate who;Is passionate about maintaining order and security and enjoys standardizing processes,Has a bachelor’s degree in related departments (Preferably in Logistics),Has an excellent command of English,Has preferably 2 years of experience in logistics, especially in the warehouse processes,Has a high sense of responsibility and administrative mentalityHas strong communication and high follow-upIs able to exhibit a managerial stanceIs able to analyze and report business dataIs able to create and interpret risk analysisWhat are your responsibilities?Searching and finding the best team members,Ensuring the safety of the team,Prepare the team to ensure the continued success of the warehouse project,Providing the necessary and most appropriate equipment for teammates,Making necessary working hours, work area, and workforce plans,Making sure every teammate is 100% effective in department development,Ensuring the expertise of teammates compared to the development of other departments,Creating integration and training plans (Occupational health and safety training etc.) for teammates,Maintaining a clean and tidy work environment at all times</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599995">
            <text:p>3599995</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İzmir mağazalarımız için; ''Departman Lideri''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597827">
            <text:p>3597827</text:p>
          </table:table-cell>
          <table:table-cell office:value-type="string">
            <text:p>Muğla(Bodrum)</text:p>
          </table:table-cell>
          <table:table-cell office:value-type="string">
            <text:p>active</text:p>
          </table:table-cell>
          <table:table-cell office:value-type="string">
            <text:p>Detail-Aday</text:p>
          </table:table-cell>
          <table:table-cell office:value-type="string">
            <text:p>GENEL NİTELİKLER VE İŞ TANIMI Midtown-Bodrum mağazamız için; ''Departman Lideri''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Tasarım Sorumlusu</text:p>
          </table:table-cell>
          <table:table-cell office:value-type="float" office:value="3593752">
            <text:p>3593752</text:p>
          </table:table-cell>
          <table:table-cell office:value-type="string">
            <text:p>İstanbul(Asya)(Maltepe)</text:p>
          </table:table-cell>
          <table:table-cell office:value-type="string">
            <text:p>active</text:p>
          </table:table-cell>
          <table:table-cell office:value-type="string">
            <text:p>Detail-Aday</text:p>
          </table:table-cell>
          <table:table-cell office:value-type="string">
            <text:p>GENEL NİTELİKLER VE İŞ TANIMI Yalnızca web sitemizden yapılan başvuruları değerlendirmekteyiz. Lütfen profilinizde tüm adımları tamamladığınızdan emin olunuz.Decathlon, 1976 yılında Fransa'da kurulan dünyanın en büyük spor perakende firmasıdır. Global misyonumuz; "sporun keyif ve faydalarını sürdürülebilir şekilde büyük çoğunluğa ulaşılabilir kılmak".Decathlon Türkiye olarak global misyonumuz doğrultusunda 40'tan fazla mağazamız ve online mağazamızla büyümeye devam ediyoruz.Maltepe Park AVM mağazamız için Kişiselleştirme Stüdyo'muzda görev alacak ''Part Time Ürün Kişiselleştirme Sorumlusu'' yeni takım arkadaşımızı arıyoruz!Burada Kişiselleştirme Stüdyosu'nda görev alacak ve ekipmanların kişiselleştirilmesi ve baskı servislerinin verilmesinden sorumlu olacaksın.Eğer sen de;Sen de spor tutkunu aldığın sorumluluklara yansıtarak bu keyifli ve eşsiz kültürün bir parçası olmak istiyorsan,Decathlon'un “Canlılık ve Sorumluluk, Özgünlük ve Cömertlik” değerlerine sahipsen,Etkinlikler ve işbirliği projeleri konusunda tutkun varsa veTakım oyuncusu olmaktan keyif alıyorsanBaşvurunu bekliyoruz!Aradığımız özellikler neler?Üniversitenin ilgili bölümlerinden (Görsel İletişim Tasarımı, Grafik Tasarım, Resim, Mimarlık vb.) mezun veya eğitimi devam eden,Tercihen iyi seviye İngilizce dil bilgisine sahip,Estetik ve yaratıcı bakış açısına sahip, Tasarım konusunda ilgisi ve deneyimi bulunan,Etkili iletişim becerisi yüksek,Takım çalışmasına yatkın,Sorumluluk bilincine sahip,Problem çözme becerisi yüksek ve çözüm odaklıYeni takım arkadaşımızı arıyoruz!Sorumlulukların neler olacak?Müşterilerden gelen ekipmanların istenen tasarımlara göre uygun boya malzemeleri kullanılarak (akrilik boya, sprey boya, kalem boya) kişiselleştirilmesi,Patch baskı, nakış, lazer baskı, sıcak baskı işlemlerinin uygulanması,Gerekli ödeme işlemlerinin alınması ve sistem üzerinden faturalandırılması.</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371733">
            <text:p>3371733</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Antalya mağazalarımız için; ''Departman Lideri''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558918">
            <text:p>3558918</text:p>
          </table:table-cell>
          <table:table-cell office:value-type="string">
            <text:p>Balıkesir(Altıeylül, Karesi)</text:p>
          </table:table-cell>
          <table:table-cell office:value-type="string">
            <text:p>active</text:p>
          </table:table-cell>
          <table:table-cell office:value-type="string">
            <text:p>Detail-Aday</text:p>
          </table:table-cell>
          <table:table-cell office:value-type="string">
            <text:p>GENEL NİTELİKLER VE İŞ TANIMI Balıkesir mağazamız için; ''Departman Lideri''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400765">
            <text:p>3400765</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İstanbul mağazalarımız için; ''Departman Lideri''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3 gün önce</text:p>
            <text:p><text:s text:c="17"/>yayınlandı</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485937">
            <text:p>3485937</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Tercihen bisiklet, su ve kış sporlarından en az biri ile ilgiliyse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3 gün önce</text:p>
            <text:p><text:s text:c="17"/>yayınlandı</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325871">
            <text:p>3325871</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İstanbul mağazalarımız için; ''Departman Lideri''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Departman Müdürü</text:p>
          </table:table-cell>
          <table:table-cell office:value-type="float" office:value="3597657">
            <text:p>3597657</text:p>
          </table:table-cell>
          <table:table-cell office:value-type="string">
            <text:p>Trabzon</text:p>
          </table:table-cell>
          <table:table-cell office:value-type="string">
            <text:p>active</text:p>
          </table:table-cell>
          <table:table-cell office:value-type="string">
            <text:p>Detail-Aday</text:p>
          </table:table-cell>
          <table:table-cell office:value-type="string">
            <text:p>GENEL NİTELİKLER VE İŞ TANIMI Trabzon mağazamız için; ''Departman Lideri''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Departman Lideri” sen olabilirsin.Neler yapacaksın?Sorumlu olduğun departmana gelen sportif kullanıcılarımızı güler yüzünle karşılayacak, onlara ürünlerin konusunda gerekli danışmanlığı verip kusursuz bir spor deneyimi sağlayacaksın,Kendi ekibini kuracak ve onların gelişimlerini destekleyeceksin,Departmanının reyon düzeninden, stoklarının doğruluğundan ve ürünlerinin güvenliğinden sorumlu olacaksın,Mağazanın çevresel ihtiyaçlarını değerlendirecek, buna göre ticari politikanı yazacaksın,Ekonomik hedeflerini belirleyecek ve aktivitelerini planlayacaksın,Sportif kullanıcılarınla etkileşim kuracak, birlikte spor etkinlikleri düzenleyeceksin,Müşteri İlişkileri ekibine ve kasa işleyişine destek vereceksin.</text:p>
          </table:table-cell>
          <table:table-cell office:value-type="string">
            <text:p/>
            <text:p><text:s text:c="16"/>5 gün önce</text:p>
            <text:p><text:s text:c="17"/>güncellendi</text:p>
            <text:p><text:s text:c="15"/></text:p>
          </table:table-cell>
        </table:table-row>
        <table:table-row table:style-name="ro2">
          <table:table-cell office:value-type="string">
            <text:p>Yarı Zamanlı / Part Time</text:p>
          </table:table-cell>
          <table:table-cell office:value-type="string">
            <text:p>Mağazacılık (Tekstil), Perakende, Spor</text:p>
          </table:table-cell>
          <table:table-cell table:number-columns-repeated="2" office:value-type="string">
            <text:p>Decathlon Türkiye</text:p>
          </table:table-cell>
          <table:table-cell office:value-type="string">
            <text:p>Etkinlik Sorumlusu</text:p>
          </table:table-cell>
          <table:table-cell office:value-type="float" office:value="3601234">
            <text:p>3601234</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 Daha fazla kişinin spor yapması ve sporun daha erişilebilir olması seni heyecanlandırıyorsa,Kendi kararlarını alıp, aksiyona çevirirken takım olarak hareket etmekten de keyif alıyorsan, Maltepe Park mağazamız için aradığımız “ Etkinlik ve Spor Tesisi Sorumlusu ” sen olabilirsin.Neler yapacaksın?Sorumlu olduğun  etkinlik ve spor tesislerine gelen sportif kullanıcılarımızı güler yüzünle karşılayacak, onlara gerekli danışmanlığı verip kusursuz bir spor deneyimi sağlayacaksın,Etkinlik tesisinde ve İstanbul Anadolu bölgesinde gerçekleştirilen spor organizasyonlarında yer alacaksın,Etkinlik ve spor tesisini kullanan şirket ve kulüpler ile iletişim sağlayarak iş birliği gerçekleştireceksin,Etkinlik ve spor tesisindeki dersleri takip ederek organizasyonu sağlayacaksın,Etkinlik tesisinin yeni üye kazanımında aktif rol alacaksın,Etkinlik tesisinin düzen ve hijyeninden sorumlu olacaksın,Pozisyon çalışma modeli "Part Time / Yarı Zamanlı " olarak değerlendirilecektir.</text:p>
          </table:table-cell>
          <table:table-cell office:value-type="string">
            <text:p/>
            <text:p><text:s text:c="16"/>11 gün önce</text:p>
            <text:p><text:s text:c="17"/>güncellendi</text:p>
            <text:p><text:s text:c="15"/></text:p>
          </table:table-cell>
        </table:table-row>
        <table:table-row table:style-name="ro2">
          <table:table-cell office:value-type="string">
            <text:p>Tam Zamanlı</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224343">
            <text:p>3224343</text:p>
          </table:table-cell>
          <table:table-cell office:value-type="string">
            <text:p>Tekirdağ(Çorlu)</text:p>
          </table:table-cell>
          <table:table-cell office:value-type="string">
            <text:p>active</text:p>
          </table:table-cell>
          <table:table-cell office:value-type="string">
            <text:p>Detail-Aday</text:p>
          </table:table-cell>
          <table:table-cell office:value-type="string">
            <text:p>GENEL NİTELİKLER VE İŞ TANIMI Çorlu - Trend Arena mağazamız için;  ''Part Time/ Full Time Spor Danışmanı ''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 tan fazla mağazamız ve decathlon.com.tr ile Türkiye'de büyümeye devam ediyoruz.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 Aradığımız “Spor Danışmanı” sen olabilirsin. Neler yapacaksın?Sorumlu olduğun departmana gelen sportif kullanıcılarımızı güler yüzünle karşılayacak, onlara ürünlerin konusunda gerekli danışmanlığı verip kusursuz bir spor deneyimi sağlayacaksın,Departmanının reyon düzeninden ve ürünlerinin güvenliğinden sorumlu olacaksın,Sportif kullanıcılarınla etkileşim kuracak, birlikte spor etkinlikleri düzenleyeceksin,Müşteri İlişkileri ekibine ve kasa işleyişine destek vereceksin.</text:p>
          </table:table-cell>
          <table:table-cell office:value-type="string">
            <text:p/>
            <text:p><text:s text:c="16"/>12 gün önce</text:p>
            <text:p><text:s text:c="17"/>yayınlandı</text:p>
            <text:p><text:s text:c="15"/></text:p>
          </table:table-cell>
        </table:table-row>
        <table:table-row table:style-name="ro2">
          <table:table-cell office:value-type="string">
            <text:p>Yarı Zamanlı / Part Time</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597661">
            <text:p>3597661</text:p>
          </table:table-cell>
          <table:table-cell office:value-type="string">
            <text:p>Trabzon</text:p>
          </table:table-cell>
          <table:table-cell office:value-type="string">
            <text:p>active</text:p>
          </table:table-cell>
          <table:table-cell office:value-type="string">
            <text:p>Detail-Aday</text:p>
          </table:table-cell>
          <table:table-cell office:value-type="string">
            <text:p>GENEL NİTELİKLER VE İŞ TANIMI 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 Otonom çalışma kültürü içinde, çeşitli rolleri zamanla tanıma fırsatı bulup, geleceğini kendin çizeceksinDesek?Sporunu tutkuyla yapıyorsan, Daha fazla kişinin spor yapması ve sporun daha erişilebilir olması seni heyecanlandırıyorsa,Kendi kararlarını alıp, aksiyona çevirirken takım olarak hareket etmekten de keyif alıyorsan, Aradığımız “Spor Danışmanı” sen olabilirsin.Neler yapacaksın?Sorumlu olduğun departmana gelen sportif kullanıcılarımızı güler yüzünle karşılayacak, onlara ürünlerin konusunda gerekli danışmanlığı verip kusursuz bir spor deneyimi sağlayacaksın,Departmanının reyon düzeninden ve ürünlerinin güvenliğinden sorumlu olacaksın,Sportif kullanıcılarınla etkileşim kuracak, birlikte spor etkinlikleri düzenleyeceksin,Müşteri İlişkileri ekibine ve kasa işleyişine destek vereceksin.</text:p>
          </table:table-cell>
          <table:table-cell office:value-type="string">
            <text:p/>
            <text:p><text:s text:c="16"/>16 gün önce</text:p>
            <text:p><text:s text:c="17"/>yayınlandı</text:p>
            <text:p><text:s text:c="15"/></text:p>
          </table:table-cell>
        </table:table-row>
        <table:table-row table:style-name="ro2">
          <table:table-cell office:value-type="string">
            <text:p>Yarı Zamanlı / Part Time</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531374">
            <text:p>3531374</text:p>
          </table:table-cell>
          <table:table-cell office:value-type="string">
            <text:p>Kocaeli(İzmit)</text:p>
          </table:table-cell>
          <table:table-cell office:value-type="string">
            <text:p>active</text:p>
          </table:table-cell>
          <table:table-cell office:value-type="string">
            <text:p>Detail-Aday</text:p>
          </table:table-cell>
          <table:table-cell office:value-type="string">
            <text:p>GENEL NİTELİKLER VE İŞ TANIMI 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 Otonom çalışma kültürü içinde, çeşitli rolleri zamanla tanıma fırsatı bulup, geleceğini kendin çizeceksinDesek?Sporunu tutkuyla yapıyorsan, Daha fazla kişinin spor yapması ve sporun daha erişilebilir olması seni heyecanlandırıyorsa,Kendi kararlarını alıp, aksiyona çevirirken takım olarak hareket etmekten de keyif alıyorsan, Aradığımız “Spor Danışmanı” sen olabilirsin.Neler yapacaksın?Sorumlu olduğun departmana gelen sportif kullanıcılarımızı güler yüzünle karşılayacak, onlara ürünlerin konusunda gerekli danışmanlığı verip kusursuz bir spor deneyimi sağlayacaksın,Departmanının reyon düzeninden ve ürünlerinin güvenliğinden sorumlu olacaksın,Sportif kullanıcılarınla etkileşim kuracak, birlikte spor etkinlikleri düzenleyeceksin,Müşteri İlişkileri ekibine ve kasa işleyişine destek vereceksin.</text:p>
          </table:table-cell>
          <table:table-cell office:value-type="string">
            <text:p/>
            <text:p><text:s text:c="16"/>17 gün önce</text:p>
            <text:p><text:s text:c="17"/>yayınlandı</text:p>
            <text:p><text:s text:c="15"/></text:p>
          </table:table-cell>
        </table:table-row>
        <table:table-row table:style-name="ro2">
          <table:table-cell office:value-type="string">
            <text:p>Yarı Zamanlı / Part Time</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342637">
            <text:p>3342637</text:p>
          </table:table-cell>
          <table:table-cell office:value-type="string">
            <text:p>İstanbul(Avr.)(Bayrampaşa)</text:p>
          </table:table-cell>
          <table:table-cell office:value-type="string">
            <text:p>active</text:p>
          </table:table-cell>
          <table:table-cell office:value-type="string">
            <text:p>Detail-Aday</text:p>
          </table:table-cell>
          <table:table-cell office:value-type="string">
            <text:p>GENEL NİTELİKLER VE İŞ TANIMI Forum İstanbul mağazamız için;  ''Part Time/ Full Time Spor Lideri '' yeni takım arkadaşlarımızı arıyoruz.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Sen de spor tutkunuysan; bu tutkunu aldığın sorumluluklara yansıtarak, keyifli ve dinamik bir kültürün parçası olabilirsin. Burada;Bitmek tükenmek bilmeyen enerjinle “sporu herkese ulaşılabilir kılacak”,Otonom çalışma kültürü içinde, çeşitli rolleri zamanla tanıma fırsatı bulup, geleceğini kendin çizeceksinDesek?Sporunu tutkuyla yapıyorsan,Daha fazla kişinin spor yapması ve sporun daha erişilebilir olması seni heyecanlandırıyorsa,Kendi kararlarını alıp, aksiyona çevirirken takım olarak hareket etmekten de keyif alıyorsanAradığımız “Spor Lideri” sen olabilirsin. Neler yapacaksın?Sorumlu olduğun departmana gelen sportif kullanıcılarımızı güler yüzünle karşılayacak, onlara ürünlerin konusunda gerekli danışmanlığı verip kusursuz bir spor deneyimi sağlayacaksın,Departmanının reyon düzeninden ve ürünlerinin güvenliğinden sorumlu olacaksın,Sportif kullanıcılarınla etkileşim kuracak, birlikte spor etkinlikleri düzenleyeceksin,Müşteri İlişkileri ekibine ve kasa işleyişine destek vereceksin.</text:p>
          </table:table-cell>
          <table:table-cell office:value-type="string">
            <text:p/>
            <text:p><text:s text:c="16"/>17 gün önce</text:p>
            <text:p><text:s text:c="17"/>yayınlandı</text:p>
            <text:p><text:s text:c="15"/></text:p>
          </table:table-cell>
        </table:table-row>
        <table:table-row table:style-name="ro2">
          <table:table-cell office:value-type="string">
            <text:p>Yarı Zamanlı / Part Time</text:p>
          </table:table-cell>
          <table:table-cell office:value-type="string">
            <text:p>Mağazacılık (Tekstil), Perakende, Spor</text:p>
          </table:table-cell>
          <table:table-cell table:number-columns-repeated="2" office:value-type="string">
            <text:p>Decathlon Türkiye</text:p>
          </table:table-cell>
          <table:table-cell office:value-type="string">
            <text:p>Satış Asistanı</text:p>
          </table:table-cell>
          <table:table-cell office:value-type="float" office:value="3251435">
            <text:p>3251435</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Burası Decathlon!Spor tutkunlarını bir araya getiren yer.Ana merkezimiz Fransa'da yer alıyor. Global misyonumuz; "sporun keyif ve faydalarını sürdürülebilir şekilde büyük çoğunluğa ulaşılabilir kılmak".Decathlon Türkiye olarak, 40'tan fazla mağazamız ve decathlon.com.tr ile Türkiye'de büyümeye devam ediyoruz. Sen de spor tutkunuysan; bu tutkunu aldığın sorumluluklara yansıtarak, keyifli ve dinamik bir kültürün parçası olabilirsin. Burada;Bitmek tükenmek bilmeyen enerjinle “sporu herkese ulaşılabilir kılacak”, Otonom çalışma kültürü içinde, çeşitli rolleri zamanla tanıma fırsatı bulup, geleceğini kendin çizeceksinDesek?Sporunu tutkuyla yapıyorsan, Daha fazla kişinin spor yapması ve sporun daha erişilebilir olması seni heyecanlandırıyorsa,Kendi kararlarını alıp, aksiyona çevirirken takım olarak hareket etmekten de keyif alıyorsan, Aradığımız “Spor Danışmanı” sen olabilirsin.Neler yapacaksın?Sorumlu olduğun departmana gelen sportif kullanıcılarımızı güler yüzünle karşılayacak, onlara ürünlerin konusunda gerekli danışmanlığı verip kusursuz bir spor deneyimi sağlayacaksın,Departmanının reyon düzeninden ve ürünlerinin güvenliğinden sorumlu olacaksın,Sportif kullanıcılarınla etkileşim kuracak, birlikte spor etkinlikleri düzenleyeceksin,Müşteri İlişkileri ekibine ve kasa işleyişine destek vereceksin.</text:p>
          </table:table-cell>
          <table:table-cell office:value-type="string">
            <text:p/>
            <text:p><text:s text:c="16"/>18 gün önce</text:p>
            <text:p><text:s text:c="17"/>yayınlandı</text:p>
            <text:p><text:s text:c="15"/></text:p>
          </table:table-cell>
        </table:table-row>
        <table:table-row table:style-name="ro2">
          <table:table-cell office:value-type="string">
            <text:p>Tam Zamanlı</text:p>
          </table:table-cell>
          <table:table-cell office:value-type="string">
            <text:p>Sağlık, Tekstil</text:p>
          </table:table-cell>
          <table:table-cell table:number-columns-repeated="2" office:value-type="string">
            <text:p>Variteks Ortopedi Sanayi A.Ş.</text:p>
          </table:table-cell>
          <table:table-cell office:value-type="string">
            <text:p>Kalite Güvence Uzmanı</text:p>
          </table:table-cell>
          <table:table-cell office:value-type="float" office:value="3609020">
            <text:p>3609020</text:p>
          </table:table-cell>
          <table:table-cell office:value-type="string">
            <text:p>İstanbul(Avr.)(Çatalca)</text:p>
          </table:table-cell>
          <table:table-cell office:value-type="string">
            <text:p>active</text:p>
          </table:table-cell>
          <table:table-cell office:value-type="string">
            <text:p>Detail-Aday</text:p>
          </table:table-cell>
          <table:table-cell office:value-type="string">
            <text:p>GENEL NİTELİKLER VE İŞ TANIMI Çatalca - Trakya Serbest Bölgesinde faaliyet gösteren, hızla büyümeye devam eden firmamızın Kalite ekibine dahil olacak, ingilizce diline hakim , aşağıdaki tecrübe ve yetkinliklere sahip 'Kalite Güvence Uzmanı' arayışımız bulunmaktadır. Değerli başvurularınızı sabırsızlıkla bekliyoruz... İŞİN GEREKLİLİKLERİ VE YETKİNLİKLEREn az Lisans Mezunu , Çok iyi seviyede İngilizce bilen (C1 - C2 : doküman hazırlama, tercüme yapabilme ve yazılı-sözlü iletişim kurabilecek düzeyde)ISO 13485, MDD-MDR (Tıbbi Cihaz Regülasyonu) standartları hakkında bilgi sahibi, ÜTS sisteminde çalışması olmuş, MS Office uygulamalarına hakim,Kalite bilinci ve bilgisine sahip,Ekip çalışmasına yatkın ve ekip (Kalite Kontrol Ekibi) yönetebilecek, Erkek adaylar için askerlik görevini tamamlamış,İstanbul' un Avrupa yakasında ikamet eden : tercihen Bayrampaşa, Bahçelievler, Küçükçekmece, GOP, Çatalca’ya yakın lokasyonlardan Beylikdüzü, Esenyurt, Esenkent, Büyükçekmece, Haramidere, Avcılar Koska-Torium – E5 güzergahında ikamet eden.İŞ TANIMI Kalite Güvence departmanı bünyesinde ISO 13485 e tabi Class 1 ürünler üreten firmamızın; Tüm Kalite Yönetim Sistemleri çalışmalarının ve takibinin  yürütülmesi, raporlamaların yapılması, denetim hazırlıklarının yapılması, Kalite kontrol ekibinin günlük çalışmalarının takibinin yapılması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ağlık, Tekstil</text:p>
          </table:table-cell>
          <table:table-cell table:number-columns-repeated="2" office:value-type="string">
            <text:p>Variteks Ortopedi Sanayi A.Ş.</text:p>
          </table:table-cell>
          <table:table-cell office:value-type="string">
            <text:p>Depo Elemanı</text:p>
          </table:table-cell>
          <table:table-cell office:value-type="float" office:value="3607893">
            <text:p>3607893</text:p>
          </table:table-cell>
          <table:table-cell office:value-type="string">
            <text:p>İstanbul(Avr.)(Çatalca)</text:p>
          </table:table-cell>
          <table:table-cell office:value-type="string">
            <text:p>active</text:p>
          </table:table-cell>
          <table:table-cell office:value-type="string">
            <text:p>Detail-Aday</text:p>
          </table:table-cell>
          <table:table-cell office:value-type="string">
            <text:p>GENEL NİTELİKLER VE İŞ TANIMI Çatalca - Trakya Serbest Bölge içinde bulunan üretim tesisimizde Lojistik Bölümü ekibimize katılacak,  Hammadde  Depomuzda çalışacak, tecrübesiz ya da 1 yıl depo  tecrübesi olan Depo Elemanları alımımız olacaktır. Başvurularınızı bekliyoruz . En az İlkokul mezunu , Depo / Sevkiyat ta min 1 yıl tecrübeli, Üretimden gelen talebe göre  siparişe uygun aksesuar ve hammaddeleri elleçleme sonrası  üretime uygun şekilde iletecek, Depo ve sevkiyat konusunda her türlü görevi yerine getirecek, İstanbul Çatalca Merkez ve Köylerinde, E5 güzergahında Tepecik, Büyükçekmece, Beylikdüzü, Esenyurt ta ikamet eden (servislerimiz bulunmaktadır.)</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ağlık, Tekstil</text:p>
          </table:table-cell>
          <table:table-cell table:number-columns-repeated="2" office:value-type="string">
            <text:p>Variteks Ortopedi Sanayi A.Ş.</text:p>
          </table:table-cell>
          <table:table-cell office:value-type="string">
            <text:p>Kalite Güvence Müdürü</text:p>
          </table:table-cell>
          <table:table-cell office:value-type="float" office:value="3600328">
            <text:p>3600328</text:p>
          </table:table-cell>
          <table:table-cell office:value-type="string">
            <text:p>İstanbul(Avr.)(Çatalca)</text:p>
          </table:table-cell>
          <table:table-cell office:value-type="string">
            <text:p>active</text:p>
          </table:table-cell>
          <table:table-cell office:value-type="string">
            <text:p>Detail-Aday</text:p>
          </table:table-cell>
          <table:table-cell office:value-type="string">
            <text:p>GENEL NİTELİKLER VE İŞ TANIMI Çatalca - İstanbul Trakya Serbest Bölgesinde konumlanan, hızla büyümeye devam eden sektör lideri firmamızın Kalite Yönetim Sistemleri  Bölümünü yönetecek, aşağıdaki tecrübe ve yetkinliklere sahip  'Kalite Yönetim Sistemleri Müdürü' arayışımız bulunmaktadır. Değerli başvurularınızı bekliyoruz... GENEL NİTELİKLEREn az Lisans mezunu,İyi derecede İngilizce dil yetkinliğine sahip, yabancı dili sözlü ve yazılı aktif ve etkin kullanan (C1 ya da C2 seviyesi)MS Office programlarını iyi düzeyde kullanabilen,Medikal cihaz üretimi ve ISO 13485:2016 standardının uygulanmasında, teknik dosya hazırlama, klinik değerlendirme, risk değerlendirme ve benzeri teknik konularda en az 5 yıl deneyimli,Yeni tıbbi cihaz mevzuatına (MDR) geçiş konusunda bilgi sahibi,Yurtiçi (TİTUBB, ÜTS) ve yurtdışı ürün kayıtları konusunda bilgi sahibi,Liderlik özelliklerine sahip, ekip yönetimi ve koordinasyonunda güçlü yetkinlikte, Analitik düşünebilen,Yönlendirme veya bilgi sağlama konusunda organizasyonun tüm seviyeleri ile etkileşim kurabilme, bölümler arası ve kişiler arası iletişim becerileri yüksek,Güçlü araştırmacı, takipçi, sonuç odaklı,  problem çözme yeteneği gelişmiş olmak,  Tıbbi cihaz sektörü hakkında  bilgi sahibiİŞİN TANIMI Bu pozisyonun temel amacı ISO 13485 Tıbbi Cihaz Kalite Standardı çerçevesinde, şirketimiz kalite güvence sistemi, politikaları, süreçleri ve  prosedürlerini güncel ve standart gereklerine uygun tutmak,  ürünlerin performansının ve kalitesinin standartlara uygun olmasını sağlayan kontroller geliştirmek, kontrol sistemleri kurmak  gibi tüm Kalite Güvence ve Kalite Kontrol faaliyetlerinin oluşturulmasını ve sürdürülmesini sağlamaktır. Adaylarımızı bekleyen büyük projeler arasında: ürünlerimizin MDR ve ayrıca FDA vb gibi diğer bazı önemli uluslararası tıbbi cihaz süreçlerinin takibi ve kurulumu olacaktır.Bu ana çerçeve ışığında aşağıdaki detay konular bu kadronun yönetmesi beklenilen  görevlerdir: Şirketin Kalite Sisteminin performansını Üst Yönetime raporlamak ve sürekli iyileştirmeyi yönetmek,Kalite Yönetim Sistemi açısından üst yönetimi temsil etmek,Dış denetimler ve teftişler sırasında şirket yönetimini temsil etmek,Kalite güvencesi ve kalite yönetimi faaliyetleri alanında kalite hedefleri geliştirmek ve izlemek,Süreçlerin performansını ölçmek ve izlemek, kalite performans ölçümlerini analiz etmek ve üst yönetime raporlamak,Yönetim Gözden Geçirme toplantıları düzenlemek ve KYS' nin performansını şirket Üst Yönetimine rapor etmek,Şirket ve ürünlerin geçerli düzenlemelere ve yasalara uygun olmasını sağlamak için KYS süreçleri ve prosedürlerini tanımlama, geliştirme, revize etme ve sürdürme konusunda ekibi ile çalışmak,Etkili belge kontrolü ve kayıt kontrol süreçlerinin geliştirilmesini ve sürdürülmesini ekibi ile sağlamak,Denetim programları hazırlamak, iç denetimlerin yapılmasını sağlamak, ve denetim raporlarını değerlendirmek,Sürekli iyileştirme projeleri düzenlemek, uygun şekilde DÖF-düzeltici ve önleyici faaliyetlerin takibinin ve rutin toplantıların yapılmasını sağlamak,Ürün güvenliğini ve belirtilen gerekliliklere uygunluğunu güvence altına almak için tedarikçi kontrollerinin yeterli yapılmasına ilgili birimlere destek olmak,İmalat ve ürün testlerinde kullanılan ekipman, süreç ve yazılımlar üzerinde gerekli validasyonların yapıldığını gözden geçirmek,Şirketin ürün ve hizmet ihracatı ile ilgili ulusal ve uluslararası yasa ve şartlara uymasını sağlamak,Yurtiçi (TİTUBB) ve Yurtdışı ÜTS kayıtlarının yapılmasını sağlamak,Kalite Hedeflerine ulaşmak için KYS fonksiyonunun günlük tüm operasyonlarını yönetmek,Üretim tesisinin ISO 13485 ve/veya FDA'nın ve diğer tüm geçerli yönetmeliklerle tam uyumlu bir kalite sistemi uyguladığından emin olmak,Kalite Politikasının ve Kalite El Kitabının kuruluşun tüm seviyelerinde uygulanmasını ve iletilmesini sağlamak. Üretim içinde yer alan Kalite Kontrol Ekibinin etkin yönetimini ve koordinasyonunu sağlamak.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Sağlık, Tekstil</text:p>
          </table:table-cell>
          <table:table-cell table:number-columns-repeated="2" office:value-type="string">
            <text:p>Variteks Ortopedi Sanayi A.Ş.</text:p>
          </table:table-cell>
          <table:table-cell office:value-type="string">
            <text:p>İhracat Satış Pazarlama Uzmanı</text:p>
          </table:table-cell>
          <table:table-cell office:value-type="float" office:value="3591753">
            <text:p>3591753</text:p>
          </table:table-cell>
          <table:table-cell office:value-type="string">
            <text:p>İstanbul(Avr.)(Çatalca)</text:p>
          </table:table-cell>
          <table:table-cell office:value-type="string">
            <text:p>active</text:p>
          </table:table-cell>
          <table:table-cell office:value-type="string">
            <text:p>Detail-Aday</text:p>
          </table:table-cell>
          <table:table-cell office:value-type="string">
            <text:p>GENEL NİTELİKLER VE İŞ TANIMI Hızla büyümeye devam eden Çatalca - Trakya Serbest Bölgede bulunan firmamızın dinamik Yurtdışı Satış ve Pazarlama ekibine dahil olacak, aşağıdaki tecrübe ve yetkinliklere sahip 'İhracat Satış ve Pazarlama Uzmanları' arayışımız bulunmaktadır. Değerli başvurularınızı sabırsızlıkla bekliyoruz... GENEL NİTELİKLEREn az Lisans mezunu,İleri seviyede (C1-C2) İngilizce dil bilgisine sahip -zorunludur-Uluslararası Satış ve Pazarlama konusunda ortalama min 2 yıl tecrübeli, Önceki çalışmalarında; yurtdışı hedef satış cirosuna ulaşma, müşteri portföyü oluşturma ve yeni pazarlara girme ve benzeri satış ve pazarlama başarıları elde etmiş, Dinamik, çok yönlü, iletişim gücü yüksek, ekip çalışmasına inanan, Müşteri memnuniyeti ve kalite odaklı çalışmaya önem veren,MS Office programları ve interneti aktif kullanan, Erkek adaylar için askerlik ile ilişiği bulunmayan,Yurt içi veya Yurt dışı herhangi bir seyahat engeli bulunmayan,Tesisimiz Çatalca - Trakya Serbest Bölgesindedir,  İstanbul Esenyurt, Beylikdüzü, Büyükçekmece ilçelerinde ve E5 hattına ulaşabilecek lokasyonlarda ikamet eden.İŞ TANIMISatışı yapılacak ürünlerimizin ve sektörümüzün tanınması, Satış hedefli olarak, yurtdışı müşteri portföyünün geliştirilmesine, yurtdışında yeni müşteriler bulunmasına, yeni pazarlara/ülkelere girilmesine yönelik pazar araştırmaları yapmak, yurtdışına yönelik pazarlama faaliyetleri geliştirmek, Pazarlama faaliyetlerinin satışa dönmesini sağlamak, Alınan siparişin şirket ERP sistemine girilmesi, Var olan müşteriler ile güçlü iletişim içinde olmak, iyi hizmet verilmesini tüm ekipler ile koordineli sağlamak, Yurt dışı seyahatlere, fuarlara katılım göstermek,Yaptığı işlerle ilgili periyodik olarak bölüm yöneticisine raporlama yap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Tekstil, Yapı, Yatırım, Perakende</text:p>
          </table:table-cell>
          <table:table-cell table:number-columns-repeated="2" office:value-type="string">
            <text:p>Eroğlu Holding</text:p>
          </table:table-cell>
          <table:table-cell office:value-type="string">
            <text:p>Temizlik Görevlisi</text:p>
          </table:table-cell>
          <table:table-cell office:value-type="float" office:value="2923237">
            <text:p>2923237</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Eroğlu Gayrimenkul bünyesindeki residence, ofis ve konsept AVM’siyle Türkiye’nin en prestijli karma projesi Skyland İstanbul’da görevlendirilmek üzere aşağıdaki krilerlere sahip “Temizlik Görevlisi”  aramaktayız;En az ilkokul mezunu , Temizlik hizmetinde minimum 1 yıl deneyimli,Çalışkan ve takım çalışmasına uyumlu,Titiz ve Temizliğe önem veren,Temizlik kimyasallarına karşı alerjisi ve fiziksel rahatsızlığı bulunmayan,Haftanın 6 günü çalışmaya uygun,</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Tekstil, Yapı, Yatırım, Perakende</text:p>
          </table:table-cell>
          <table:table-cell table:number-columns-repeated="2" office:value-type="string">
            <text:p>Eroğlu Holding</text:p>
          </table:table-cell>
          <table:table-cell office:value-type="string">
            <text:p>Proje Mimarı</text:p>
          </table:table-cell>
          <table:table-cell office:value-type="float" office:value="3602211">
            <text:p>3602211</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Eroğlu Gayrimenkul bünyesinde görevlendirilmek üzere , proje uygulama konularında deneyimli ''Proje Mimarı'' aranmaktadırÜniversitelerin mimarlık/iç mimarlık bölümlerinden mezun,Minimum 5-8 yıl arası deneyime sahip,Tasarım yönü güçlü, güncel trendleri takip eden ve konsept proje geliştirme konusunda yetenekli,3d max, vray, Photoshop, Autocad iyi derecede kullanabilen,Tasarım projesini uygulamaya dökebilen,Malzeme, detay ve mobilya bilgisine sahip</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Tekstil, Yapı, Yatırım, Perakende</text:p>
          </table:table-cell>
          <table:table-cell table:number-columns-repeated="2" office:value-type="string">
            <text:p>Eroğlu Holding</text:p>
          </table:table-cell>
          <table:table-cell office:value-type="string">
            <text:p>Mağaza Müdür Yardımcısı</text:p>
          </table:table-cell>
          <table:table-cell office:value-type="float" office:value="3539529">
            <text:p>3539529</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Eroğlu Grubu tarafından 1983 yılında İstanbul'da kurulan COLIN’S, global arenada önemli başarılara imza atıyor. 1986 yılında İstanbul'da açılan ilk mağazasından sonra hızla büyüyen marka; bugünTürkiye, Rusya ve Ukrayna başta olmak üzere 37 ülkede 600’ü aşkın mağazaya ulaşarak, bir dünya markası olma yolunda büyük gelişim gösteriyor. Modaya kazandırdığı ve dünyanın tercih ettiği ürünleri ile büyük beğeni toplayan COLIN’S, Metrogarden mağazamız için 'Mağaza Müdür Yardımcısı' arıyor.  Tercihen Üniversite mezunu,  Mağazacılık alanındaki gelişmeleri ve ürün trendlerini takip eden, Mağaza yöneticiliğinde en az 2 yıl deneyimli,  Mağazacılık alanında kariyer hedefi olan,  İletişim becerisi güçlü,  Esnek çalışma saatlerine uyum sağlayabilecek,adaylar aranmaktadır.     İŞ TANIMIMağaza Müdürü'nün verdiği satış hedeflerini gerçekleştirir ve aşmaya çalışır.Mağaza giderlerini kontrol altında tutarak, tasarruf edici tedbirler geliştirir, gereksiz giderleri önlerMağaza satışlarının analizini yaparak, Mağaza Müdürü’ne raporlar.Sektörel gelişmeleri ve rakipleri takip eder, Mağaza Müdürü'nü bilgilendirir.Mağaza stoğunu, hedef seviyeler çerçevesinde yönetir.Satış danışmanlarına rehberlik ederek, satış hedeflerine ulaşmalarını sağlar.Personel motivasyonunu ve verimliliğini yükseltici tedbirler alır.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Tekstil, Yapı, Yatırım, Perakende</text:p>
          </table:table-cell>
          <table:table-cell table:number-columns-repeated="2" office:value-type="string">
            <text:p>EROĞLU HOLDİNG ANONİM ŞİRKETİ</text:p>
          </table:table-cell>
          <table:table-cell office:value-type="string">
            <text:p>Resepsiyonist</text:p>
          </table:table-cell>
          <table:table-cell office:value-type="float" office:value="2832763">
            <text:p>2832763</text:p>
          </table:table-cell>
          <table:table-cell office:value-type="string">
            <text:p>İstanbul(Avr.)(Kağıthane, Sarıyer)</text:p>
          </table:table-cell>
          <table:table-cell office:value-type="string">
            <text:p>active</text:p>
          </table:table-cell>
          <table:table-cell office:value-type="string">
            <text:p>Detail-Aday</text:p>
          </table:table-cell>
          <table:table-cell office:value-type="string">
            <text:p>GENEL NİTELİKLER VE İŞ TANIMI  Eroğlu Gayrimenkul bünyesindeki residence, ofis ve konsept AVM’siyle Türkiye’nin en prestijli karma projesi Skyland İstanbul’da görevlendirilmek üzere ‘’Gece Resepsiyonistleri’’ arıyoruz. ·        Tercihen Ön Lisans/Lisans mezunu,·        Benzer pozisyonda deneyimli olan ,·        İngilizce bilen,·        Sabit gece Shift planında çalışmaya uygun,·        MS Office uygulamalarına hakim,·        Dikkatli ve titiz çalışmayı benimsemiş,·        Çözüm odaklı çalışan, sabırlı, ikna ve temsil yeteneği kuvvetli,·        İç ve dış müşteri memnuniyetini ön planda tutan, hızlı ve etkili karar verebilme kabiliyetine sahip,·        Diksiyonu düzgün, güler yüzlü, dış görünümüne özen gösteren,·        Tempolu ve esnek saatlerde shiftli çalışabilecek ,·        Erkek adaylar için askerlik hizmetini tamamlamış.</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Tekstil, Yapı, Yatırım, Perakende</text:p>
          </table:table-cell>
          <table:table-cell table:number-columns-repeated="2" office:value-type="string">
            <text:p>Eroğlu Holding</text:p>
          </table:table-cell>
          <table:table-cell office:value-type="string">
            <text:p>Satış Destek Görevlisi</text:p>
          </table:table-cell>
          <table:table-cell office:value-type="float" office:value="2827635">
            <text:p>2827635</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        Lisans veya ön lisans derecesinde üniversitelerin ilgili bölümlerinden mezun,·        Benzer pozisyonda minimum 3 yıl deneyimli·        İnsan ilişkilerinde iletişime açık, güler yüzlü, diksiyonu düzgün, ekip çalışmasına  yatkın,·        İyi derecede bilgisayar kullanabilen,.        LOGO programına hakim ve aktif bir şekilde kullanabilen,·        Microsoft Office uygulamalarına hakim,·        Müşteri odaklı ve müşteri ihtiyaçlarına çözüm üretebilme becerisine sahip, ·        Raporlama yönü güçlü,·        Değerlendirme ve yaratıcı karar verme becerisine sahip,·        Esnek çalışma saatlerine uyum sağlayabilecek,·        Stres ve zaman yönetimi, baskı altında çalışabilme becerisine haiz,·        Sözlü ve yazılı etkin iletişim ile güçlü müzakere ve ikna becerisine sahip, ·        Durumları analiz etme ve problemleri tanımlama ve çözüm üretebilme kapasitesi olan, ·        Erkek adaylar için askerliğini tamamlamış,İŞ TANIMI·      Satış ekibinden gelen talepleri sisteme aktararak siparişe dönüştürmek,·      Alınan siparişlerin zamanında ve eksiksiz olarak karşılanması için ilgili birimler ile koordinasyonu sağlamak,·      Günlük olarak sipariş, stok ve sevk takibini yapmak, konu ile ilgili satış ekibini bilgilendirmek,·      Taleplerin siparişe dönüştüğü noktada, ilgili ürün gamının üretim tesislerinden sevkinin gerçekleşmesine kadar geçen süreci eksiksiz takip etmek,·      Ürün termin sürelerini göz önüne alarak, satış ekibi tarafından talep edilen teslim sürelerine uyum konusunda fabrika ve satış ekibi arasında köprü vazifesi yapmak, ·      Günlük satış raporlarını hazırlamak ve satış ekibine göndermek,·      Satış ekibinden gelen özel rapor taleplerini karşılamak.</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Tekstil, Yapı, Yatırım, Perakende</text:p>
          </table:table-cell>
          <table:table-cell table:number-columns-repeated="2" office:value-type="string">
            <text:p>LOFT</text:p>
          </table:table-cell>
          <table:table-cell office:value-type="string">
            <text:p>Satış Danışmanı</text:p>
          </table:table-cell>
          <table:table-cell office:value-type="float" office:value="1785184">
            <text:p>1785184</text:p>
          </table:table-cell>
          <table:table-cell office:value-type="string">
            <text:p>Antalya</text:p>
          </table:table-cell>
          <table:table-cell office:value-type="string">
            <text:p>active</text:p>
          </table:table-cell>
          <table:table-cell office:value-type="string">
            <text:p>Detail-Aday</text:p>
          </table:table-cell>
          <table:table-cell office:value-type="string">
            <text:p>GENEL NİTELİKLER VE İŞ TANIMI Loft Mağazacılık AŞ'nin Antalya Özdilek AVM de yer alan mağazası için, mağazacılığı meslek olarak benimsemiş ve kariyer hedefleyen aşağıdaki niteliklere sahip;En az Lise mezunu, Mağazacılık sektöründe en az 2 yıl deneyimli, Kariyerini mağazacılık sektöründe devam ettirmeyi amaçlayan, Sosyal ilişkilerinde başarılı, ekip çalışmasına yatkın, Esnek çalışma saatlerine uyum sağlayabilecek, Erkek adaylar için askerlik görevini tamamlamış, Satış Danışmanları arayışımız bulunmaktadır.İŞ TANIMISorumlu olduğu satış alanında ürün teşhirlerinin ve diğer görsel elemanların görsel standartlara uygun şekilde düzenlenmesini ve sürekliliğini sağlar,Ürün alarmlama, askılama, reyona  ürün indirme, katlama, ve reyon temizliği çalışmalarına katılır,Müşterilerin ihtiyaçlarını öğrendikten sonra uygun olan ürünü müşterinin beğenisine sunar,Müşterilere sunacağı koleksiyon ve ürünlerin özellikleri hakkında bilgi sahibi olur ve müşterilere ürün özelliklerini anlatır,Mağazanın ve ürünlerin düzenli olmasını sağlar.</text:p>
          </table:table-cell>
          <table:table-cell office:value-type="string">
            <text:p/>
            <text:p><text:s text:c="16"/>12 gün önce</text:p>
            <text:p><text:s text:c="17"/>güncellendi</text:p>
            <text:p><text:s text:c="15"/></text:p>
          </table:table-cell>
        </table:table-row>
        <table:table-row table:style-name="ro2">
          <table:table-cell office:value-type="string">
            <text:p>Tam Zamanlı</text:p>
          </table:table-cell>
          <table:table-cell office:value-type="string">
            <text:p>Tekstil, Yapı, Yatırım, Perakende</text:p>
          </table:table-cell>
          <table:table-cell table:number-columns-repeated="2" office:value-type="string">
            <text:p>Eroğlu Holding</text:p>
          </table:table-cell>
          <table:table-cell office:value-type="string">
            <text:p>Elektrik &amp; Otomasyon Takım Lideri</text:p>
          </table:table-cell>
          <table:table-cell office:value-type="float" office:value="3556700">
            <text:p>3556700</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GENEL NİTELİKLER VE İŞ TANIMIGENEL NİTELİKLER       Tercihen Üniversitelerin ilgili bölümlerinden mezun.       Yalın üretim ve Otomasyon (Sorter - Inbound) sistemleri hakkında bilgili.       Daha önce Lojistik, Dağıtım Merkezi ve Depo alanlarında çalışmış.       Mavi yaka ekip yönetebilen, Planlama/Organizasyon yeteneği güçlü.       Analitik, sonuç odaklı ve raporlama konularında deneyimli.       MS Office programlarını iyi düzeyde kullanabilen.       Tercihen depo yönetim sistemleri (AXATAWM) bilgisi olan.       Yoğun iş temposuna ve esnek çalışma saatlerine uyum sağlayabilen.       Teknik düzeyde ingilizce bilen. İŞ TANIMIEsenyurt Kıraç'ta bulunan Colins Lojistik Dağıtım Merkezinde görevlendirilmek üzere Otomasyon Takım Lideri arıyoruz.</text:p>
          </table:table-cell>
          <table:table-cell office:value-type="string">
            <text:p/>
            <text:p><text:s text:c="16"/>19 gün önce</text:p>
            <text:p><text:s text:c="17"/>yayınlandı</text:p>
            <text:p><text:s text:c="15"/></text:p>
          </table:table-cell>
        </table:table-row>
        <table:table-row table:style-name="ro2">
          <table:table-cell office:value-type="string">
            <text:p>Full-Time</text:p>
          </table:table-cell>
          <table:table-cell office:value-type="string">
            <text:p>Uluslararası Taşımacılık ve Nakliyat</text:p>
          </table:table-cell>
          <table:table-cell table:number-columns-repeated="2" office:value-type="string">
            <text:p>Asya Nakliyat</text:p>
          </table:table-cell>
          <table:table-cell office:value-type="string">
            <text:p>Uluslararası Nakliye Uzmanı</text:p>
          </table:table-cell>
          <table:table-cell office:value-type="float" office:value="3586958">
            <text:p>3586958</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QUALIFICATIONS AND JOB DESCRIPTION Asya Nakliyat, established in 1963, aims to bring a professional and innovative approach to the international moving industry in Turkey. The company’s journey that started with household goods expanded into a separate FINE ARTS division, which now spans over 20 years. With an experience of over 50 years and branches in 4 cities in Turkey, Asya has the vision of bringing the best quality service to the handling, transportation and storage of artworks and personal belongings. We are in search for a team member who meets the below requirements; -          Excellent command of English, both written and verbal. (additional language knowledge is an advantage) (Japanese and/or German language is preferred)-          Excellent organizational and interpersonal skills.-          Good computer skills and knowledge of MS Office programs-          Strong attention to detail, with a professional and analytical mindset.-          Logistics related experience is preferred.-          Driving licence.-          No military obligation for male candidates. Main responsibilities; - Plan and coordinate international removals- Communicating with clients and international partner companies to ensure a smooth removal process from start to finish.- Preparing/following up the customs documents with clientsWe are looking for new team members for our Istanbul and Ankara office.Our Istanbul office is located in Emirgan/Sarıyer ( Close to Istinye Park Avm )</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Mehmet Şevki Kaya Yeminli Mali Müşavirliği</text:p>
          </table:table-cell>
          <table:table-cell office:value-type="string">
            <text:p>Denetçi Yardımcısı</text:p>
          </table:table-cell>
          <table:table-cell office:value-type="float" office:value="3585350">
            <text:p>3585350</text:p>
          </table:table-cell>
          <table:table-cell office:value-type="string">
            <text:p>İstanbul(Avr.)(Bahçelievler)</text:p>
          </table:table-cell>
          <table:table-cell office:value-type="string">
            <text:p>active</text:p>
          </table:table-cell>
          <table:table-cell office:value-type="string">
            <text:p>Detail-Aday</text:p>
          </table:table-cell>
          <table:table-cell office:value-type="string">
            <text:p>GENEL NİTELİKLER VE İŞ TANIMI Bahçelievler/Yenibosna-Çobançeşme (Nish İstanbul Rezidans)'de faaliyet gösteren YEMİNLİ MALİ MÜŞAVİRLİK BÜROMUZDA istihdam edilmek/yetiştirilmek üzere ;  -Üniversitelerin  Maliye, İşletme, İktisat ve Muhasebe Bölümlerinden mezun veya son sınıf öğrencisi,-Geleceğini Denetim ve Mali Müşavirlik Mesleğinde arayan, -Dış görünümüne ve giyimine özen gösteren, -Araştırmayı seven, öğrenmeye ve gelişime açık,  -Office programlarına hakim, -Ekip çalışmasına ayak uydurabilecek, -İstanbul'un Bahçelievler (Yenibosna) ilçesine uygun lokasyonda ikamet eden, -Tüm işlerin (bağımsız denetim ,tam tasdik, KDV iadesi ve diğer işler) denetim ve raporlama sürecinde görev alabilecek , "Yeni Mezun Denetçi Yardımcısı" ekip arkadaşları aramaktayız. NOT: Başvurularda deneyim şartı aranmayıp, bu alanda yetişmeye kesin kararlı adayların fotoğraflı özgeçmişleri ve gelecek planlarını/tasarılarını anlatan CV ile (İstanbul dışından başvuran adayların İstanbul'da ikamet olanaklarını açıklayarak) başvurmaları rica olunur. </text:p>
          </table:table-cell>
          <table:table-cell office:value-type="string">
            <text:p/>
            <text:p><text:s text:c="16"/>Bugün</text:p>
            <text:p><text:s text:c="17"/>güncellendi</text:p>
            <text:p><text:s text:c="15"/></text:p>
          </table:table-cell>
        </table:table-row>
        <table:table-row table:style-name="ro2">
          <table:table-cell office:value-type="string">
            <text:p>Dönemsel / Proje Bazlı</text:p>
          </table:table-cell>
          <table:table-cell office:value-type="string">
            <text:p>Kozmetik, Perakende</text:p>
          </table:table-cell>
          <table:table-cell table:number-columns-repeated="2" office:value-type="string">
            <text:p>Naturel Kozmetik Tic. A.Ş.</text:p>
          </table:table-cell>
          <table:table-cell office:value-type="string">
            <text:p>Uzun Dönem Stajyer</text:p>
          </table:table-cell>
          <table:table-cell office:value-type="float" office:value="3613675">
            <text:p>3613675</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İnsanları Doğaya yeniden bağlayan misyon odaklı bir şirketin parçası olmak ister misiniz? Group Rocher'de yeni bir fırsatı keşfetmeye hazır mısınız?Yves Rocher markasına katılın! "Bitkiden cilde" - ürünlerimizin tüm yaşam döngüsünü kontrol ediyoruz. Yves Rocher çalışanı olmak, müşterilerimize mümkün olan en iyi şekilde hizmet ederken biyoçeşitliliği korumaya kararlı, tutkulu ve pozitif insanlardan oluşan bir ağın parçası olmak demektir.Görsel İletişim Tasarım Stajyeri / Zorunlu StajDünya değişiyor, dönüşüyor ve Yves Rocher bu evrimle tamamen aynı çizgide.Gelin ve bizimle birlikte Yves Rocher tarihinin yeni bir sayfasını yazın! Yves Rocher Türkiye'de Pazarlama ekibinin bir parçası olarak Görsel İletişim Tasarım Stajyeri arıyoruz.· Üniversitelerin Grafik Tasarım veya Görsel İletişim Tasarım Bölümünde devam eden,· Uzun dönem staj zorunluluğu bulunan ve sigortası okulu tarafından karşılanan,· Creative Suite programlarına hakim (Adobe Indesign Photoshop, Illustrator programlarını etkin bir şekilde kullanabilen.)· Tercihen Matbaa bilgisi olan,· Tercihen iyi derecede İngilizce bilgisine sahip,· Dijital dünyadaki yeniliklerini takip eden,· Detay odaklı, kreatif yönünü geliştirmiş, dinamik ortamda çalışabilecek,· Takım çalışmasına yatkın.     İŞ TANIMIMarkanın tüm dijital ve perakende görsellerinde tasarım, baskı ve baskı sonrası takibinde ekibe destek olacak şekilde;· Mağaza görsel tasarımlarıyla ilgili tüm çalışmalara destek olunması, · Mağaza katalog, broşür ve aktivite görsellerinin verilen bilgilere uygun tasarımlarının hazırlanması,· Basılı reklam ve outdoor reklam çalışmalarının yapılması, · Mağaza görsellerinin sipariş aşamasından mağazaya ulaştığı zamana kadar olan sürecin takip edilmesi. Size ne sunabiliriz:Fransız kökenli ve uluslararası genişlemeye sahip aile grubunun bir parçası olun!Onboarding, eğitimler ve şirket içi CSR girişimlerine katılım.Güven, saygı, işbirliği, sorumluluk ve cüret üzerine kurulu bir kültür.Group Rocher, tüm yetenekleri memnuniyetle karşılar ve cinsiyet, cinsel yönelim, yaş, köken veya engellilik durumu ne olursa olsun her başvuruyu aynı dikkatle dikkatle inceler. Çeşitliliğin Grubumuzu daha güçlü kıldığına inanıyoruz.</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Park Elite Bar</text:p>
          </table:table-cell>
          <table:table-cell office:value-type="string">
            <text:p>Barmen / Barmaid</text:p>
          </table:table-cell>
          <table:table-cell office:value-type="float" office:value="3603326">
            <text:p>3603326</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şişli elmadaginda bulunan turizm ruhsatli elit ve güvenli mekanimiza aksam 22:00' dan sabah 05:00' a kadar günlük yüksek ücretle çalisacak tecrübeli tecrübesiz genç fiziği ve diksiyonu düzgün bayan barmeidler alinaca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Kimya</text:p>
          </table:table-cell>
          <table:table-cell table:number-columns-repeated="2" office:value-type="string">
            <text:p>HAYİM PİNHAS KİMY MADEN MAMULL.İHR.VE İTH.A.Ş.</text:p>
          </table:table-cell>
          <table:table-cell office:value-type="string">
            <text:p>Muhasebe Uzman yardımcısı</text:p>
          </table:table-cell>
          <table:table-cell office:value-type="float" office:value="3587028">
            <text:p>3587028</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Plastik sektöründe faaliyet gösteren şirketimizin İstoç'ta bulunan ofisinde görevlendirilmek üzere “Finans ve Dış ticaret Elemanı” aramaktayız.Üniversitelerin İşletme ve İktisadi ve İdari Bilimler Fakültelerinden mezun,Microsoft Office programları bilgisi iyi düzeyde olan,Muhasebe Tek düzen hesap planına hakim,İngilizce Bilen,0-2 yıl tecrübeli,Analitik düşünce yapısına sahip, insan ilişkileri ve iletişim yeteneği güçlü,Kendini geliştirmeyi seven ve öğrenmeye açık, Bağcılar veya çevresinde ikamet eden/edebilecek veya ulaşım sorunu olmayan, yoğun çalışma saatlerine uyum sağlayabilecek,İŞ TANIMIİthalat operasyon işlemlerinde yetiştirilmek üzere,Banka ilişkilerinin yönetilmesi , Kredi kullanım süreçlerinin takibi , Kıymetli evrakların kontrolü, Hedge işlemlerinin takibi,Ay sonu, dönem sonu ve yılsonu finansal kapanış işlemlerinin gerçekleştirilmesi ve gerekli sistemsel kayıtlarının oluşturulması sağlamak,Muhasebe kayıtlarının mevzuata uygun olarak, zamanında, tam ve doğru olarak tutulmasını sağlamak,Her türlü vergi ve yasal yükümlülüklerinin yerine getirilmesi için beyanname hazırlıklarının yapılması ve ilgili kontrollerin tamamlanması (Muhtasar, KDV, Geçici ve Kurumlar Vergisi Beyannameleri, E-Fatura, E-Defter Uygulamaları vb.)Vergi daireleri ve diğer ilgili kamu kurumlarıyla olan diğer iş ve işlemleri yürütme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Restaurant - Bar - Cafe</text:p>
          </table:table-cell>
          <table:table-cell table:number-columns-repeated="2" office:value-type="string">
            <text:p>Yeni Nesil Kahve Gıda San. ve Tic. Ltd. Şti</text:p>
          </table:table-cell>
          <table:table-cell office:value-type="string">
            <text:p>Barista</text:p>
          </table:table-cell>
          <table:table-cell office:value-type="float" office:value="3613663">
            <text:p>3613663</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GENEL NİTELİKLERTürkiye genelinde 55 mağazası olan, hem kahve kavurma ve tedarikçisi olarak hizmet veren, hem de şubeleriyle misafirlerine nitelikli kahve deneyimi sunan bir ailenin çatısı altında bulunmak, uzman kadrolarla kendinizi yetiştirmek, kariyer fırsatlarından faydalanmak isteyenler için bir fırsat sunuyoruz., Sektörde rakiplerine göre avantajlı imkanlar sunan; kazandıkça kazandıran işletme anlayışına sahip bir ailedenin mensubu olmak isterseniz;·       En az lise mezunu,·       Tercihen hizmet sektöründe 6 ay - 1 yıl deneyim sahibi,·       Enerjisi yüksek,·       Diksiyonu düzgün, kendisini kolayca ifade edebilen,·       Güler yüzlü ve takım çalışmasına uygun,·       Vardiyalı çalışma saatlerine uyum sağlayabilecek,·     Ulaşım problemi olmayan, (kapanışlarda servis var )·       Erkek adaylar için tercihen askerlik görevini tamamlamış,. Performans odaklı bir çok prim ve destekler.. Kendinizi ispatladığınızda sektörün üzerinde ekonomik kazanç Mesleğini büyük bir tutkuyla sergileyebilecek, kahveyi ilham kaynağı olarak gören, dinamik ve güler yüzlü “Barista” adayları arıyoruz. İŞ TANIMI·       Talep edilen ürünlerin markamız standartlarına uygun olarak hazırlanması ve servis edilmesi,. Markanın görev ve tanımlarına uygun şekilde disiplinli şekilde çalışılması,·       Hijyen, güvenlik ve sağlık kurallarına uygun olarak çalışılması,·       Haftalık vardiya çizelgelerine göre hareket edilmesi,·       Ürünlerimizle alakalı detaylı bilgi sahibi olarak misafirlerimize tanıtılmasını.Baristalıkla doğru kahvenin seçimi ve yapılışı kadar, yapılan ürünün sunumu ve hızı da çok önemlidir. Baristanın hem hızlı hareket etmesi, hem de özenli ve titiz kahveler yapabilmesi gerekir. Tüm bu özelliklere sahip baristalar hızlıca rakiplerinden sıyrılır ve kariyerinde yükselir.Teorik Kahve Bilgisi: Baristanın doğru kahve seçimini yapması, doğru şartlarda muhafaza etmesi ve müşteri sorularına rahatlıkla yanıt verebilmesi gerekiyor. Bunların tamamı iyi bir teorik kahve bilgisiyle mümkün olur. İyi bir baristanın kahvenin üretiminden kavrumuna kadar her konuda uzmanlaşması önemlidir.Kahve Reçetelerine Hakimiyet: Kafelerde en çok espresso bazlı içecekler tercih edilir. Latte, americano ve diğer tüm kahve türlerini doğru reçetelerle hazırlamak müşteri memnuniyeti için çok önemlidir. Baristanın bu kahve türlerine hem teoride, hem uygulamada hakim olması şarttır.Bar ve Ekipman Temizliği: Barista her ne kadar yetenekli ve hızlı olsa da kullandığı tezgahı temiz tutamıyorsa mesleğinde ilerlemesi mümkün değildir. Hem tezgahın görüntüsü, hem de hazırlanan kahvelerin sağlık riskini ortadan kaldırmak için temizlik çok önemlidir. İyi bir baristanın ekipmanlarını ve çalışma alanını düzenli olarak temizlemesi gerekir.Sunum Becerisi: Bir içeceğin lezzeti kadar görüntüsü de çok önemli. Americanonun üzerindeki krema tabakası veya lattenin üzerindeki estetik figürler herkesin ilgisini çekmeyi başarıyor. Baristanın hazırladığı kahveyi estetik bir görüntüyle sunması müşterileri memnun eder ve kendi mesleki gelişimine katkı sağlar.İletişim Becerisi: Baristalığın en zor yanlarından biri müşterilerin ne istediğini anlamak ve müşterileri kahve konusunda doğru yönlendirmektir. Baristanın kahve konusunda en yetkin kişi olduğunu unutmayın. Çevrenizdekileri doğru bilgilendirmeli ve reçeteniz dışındaki istekleri doğru anlayabilmelisiniz. Bunun için iletişim becerisi büyük öneme sahip. gibi özeliklere sahipseniz , kendinize güveniyorsanız ,sizinle çalışmak isteriz...</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Üretim / Endüstriyel Ürünler, Kimya, Kimya Sanayi, Kozmetik, Temizlik Malzemeleri</text:p>
          </table:table-cell>
          <table:table-cell table:number-columns-repeated="2" office:value-type="string">
            <text:p>SCKZETA KİMYA SAN.TİC.LTD. ŞTİ.</text:p>
          </table:table-cell>
          <table:table-cell office:value-type="string">
            <text:p>Dijital Pazarlama ve Sosyal Medya Uzmanı</text:p>
          </table:table-cell>
          <table:table-cell office:value-type="float" office:value="3598714">
            <text:p>3598714</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GENEL NİTELİKLER VE İŞ TANIMI SCK Zeta Kimya, temizlik ve kozmetik ürünleri üretimi konusunda sektörde lider firmalarındanız. Kaliteye verdiğimiz önemle bilinir ve en üst düzeyde müşteri memnuniyetini hedefleriz. Geniş ürün yelpazemiz ve yenilikçi yaklaşımımızla sektörde öncü bir rol oynamaktayız.Sektöründe zirveyi hedefleyen, yeniliklere açık ve takım arkadaşlarına değer veren SCK Zeta Kimya ailesine Pazarlama Departmanına yeni bir çalışma arkadaşı arayışımız bulunmaktadır.Pozisyon Tanımı: Pazarlama ve Sosyal Medya Elemanı olarak, şirketimizin dijital pazarlama stratejilerini yönlendirecek ve sosyal medya platformlarında etkileşimi artırmak için çalışacak bir profesyonel arıyoruz. İşte sorumluluklarınız:Sosyal medya platformlarını yönetme, içerik üretme ve paylaşma.Sosyal medya kampanyalarının oluşturulması ve yönetilmesi.ARGE, Kalite ve Satış departmanından direktifler alarak ürün arka yazılarının hazırlanmasından sorumlu.Müşteri etkileşimini artırmak için kreatif içeriklerin tasarlanması ve yayınlanması.Sosyal medya analizleri yaparak stratejiyi sürekli olarak iyileştirme.E-posta pazarlama kampanyalarının tasarlanması ve uygulanması.SEO stratejileri ile ilgilenme ve web sitesi trafiğini artırma çabalarına katkı sağlama.Pazarlama bütçesinin takibi ve raporlanması.Aranan Nitelikler:En az lisans mezunu, tercihen pazarlama veya iletişim alanında.Sosyal medya yönetimi konusunda deneyim tercih sebebidir.Sosyal medya platformlarına hakimiyet (Facebook, Instagram, Twitter, LinkedIn, vb.).Kreatif düşünme yeteneği ve görsel tasarım becerileri.İletişim yeteneği yüksek ve takım çalışmasına yatkın.Analitik düşünme yeteneği ve sonuç odaklı.Google Analytics, SEO ve e-posta pazarlama konularında bilgi sahibi olmak tercih sebebid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lastik ve Ürünleri</text:p>
          </table:table-cell>
          <table:table-cell table:number-columns-repeated="2" office:value-type="string">
            <text:p>Ansan Metal ve Plastik San. Tic. Ltd. Şti.</text:p>
          </table:table-cell>
          <table:table-cell office:value-type="string">
            <text:p>Kimya Mühendisi</text:p>
          </table:table-cell>
          <table:table-cell office:value-type="float" office:value="3590865">
            <text:p>3590865</text:p>
          </table:table-cell>
          <table:table-cell office:value-type="string">
            <text:p>İstanbul(Avr.)(Arnavutköy)</text:p>
          </table:table-cell>
          <table:table-cell office:value-type="string">
            <text:p>active</text:p>
          </table:table-cell>
          <table:table-cell office:value-type="string">
            <text:p>Detail-Aday</text:p>
          </table:table-cell>
          <table:table-cell office:value-type="string">
            <text:p>GENEL NİTELİKLER VE İŞ TANIMI Plastik ve Metalden Banyo ve Ev Gereçleri  üreten  ve başta  A.B.D, Almanya, Fransa, İngiltere olmak üzere çok sayıda ülkeye ihracat yapan firmamızın PVD Magnetron Kaplama  bölümünde  çalışacak                 YETİŞTİRİLMEK ÜZERE  KİMYA MÜHENDİSLERİarıyoruz.İstenen özellikler ;- Üniversitelerin Kimya Mühendisliği/ Makine  Mühendisliği veya Meslek Yüksekokulu   bölümlerinden mezun- Çok iyi derecede İngilizce  bilen- İyi derecede Excel kullanabilen- Sözlü ve yazılı iletişim becerisi yüksek, insan ilişkileri kuvvetli, takım   çalışmasına yatkın- Kurumsal kültüre uyum sağlayabilecek- Çözüm odaklı- Dinamik, disiplinli, motivasyonu yüksek- Erkek adaylar için askerliğini yapmışİşyerimiz Deliklikaya/Arnavutköy' de olup İstanbul (Avrupa Yakası) dışındaki adayların müracaatları değerlendirmeye alınmayacaktır .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ROSERT TİCARİ DANIŞMANLIK</text:p>
          </table:table-cell>
          <table:table-cell office:value-type="string">
            <text:p>Ön Muhasebe Elemanı</text:p>
          </table:table-cell>
          <table:table-cell office:value-type="float" office:value="3609057">
            <text:p>3609057</text:p>
          </table:table-cell>
          <table:table-cell office:value-type="string">
            <text:p>Elazığ</text:p>
          </table:table-cell>
          <table:table-cell office:value-type="string">
            <text:p>active</text:p>
          </table:table-cell>
          <table:table-cell office:value-type="string">
            <text:p>Detail-Aday</text:p>
          </table:table-cell>
          <table:table-cell office:value-type="string">
            <text:p>GENEL NİTELİKLER VE İŞ TANIMI 2006'dan beridir, Yatırımlarda Devlet Destekleri ve İmalat Kalite Yönetim Sistemleri çalışmaları yürüten büromuza-En az yüksek okul mezunu-Microsft Ofis Programlarını bilen,Kadın Ön Muhasebe elemanları alınacaktır.Ofisimiz Şehit ilhanlar cad. Migros karşısı Not: Lütfen işe ihtiyacı olmayan adaylar başvuru yapmasın!!!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Spor Data Bilgi Teknolojileri Yönetimi T.A.Ş</text:p>
          </table:table-cell>
          <table:table-cell office:value-type="string">
            <text:p>Veri Giriş Operatörü</text:p>
          </table:table-cell>
          <table:table-cell office:value-type="float" office:value="3582094">
            <text:p>3582094</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Ekim 2013 yılından bu yana dünyanın en büyük spor bazlı veri şirketinin resmi hizmet sağlayıcısı olarak hayatına devam eden SporData Bilgi Teknolojileri Yönetimi T.A.Ş. her geçen yıl daha da büyümeye ve gelişmeye devam etmektedir.Spor veri giriş operatörleri, yazılımcılar ve hobisini işe çevirmiş yaklaşık 300--350 kişiden oluşan ekibimizde görevlendirilmek üzere ‘’Data Operatör’’ pozisyonunda görev alacak ekip arkadaşları arıyoruz.Sen de spora ve veriye olan ilgini kariyere çevirme şansını değerlendirmek istersen başvurularını beklemekteyiz.GENEL NİTELİKLER-        İstanbul Avrupa Yakasında ikamet eden,-        Tercihen ileri düzeyde İngilizce bilen, -        Farklı dallardaki spor karşılaşmalarını izlemekten ve takip etmekten hoşlanan,-        Bilgisayarı aktif bir şekilde kullanabilen,-        Detaylara önem veren,-        Ekip çalışmasına yatkın, çevresine karşı saygılı ve iletişim becerisi gelişmiş,-        Esnek ve yoğun çalışma saatlerine uyum sağlayabilecek,İŞ TANIMI-        Dünya çapındaki sporların izlenmesi ve anlık olarak veri girişlerinin yapılması,-        İzlemiş olduğu sporlardaki istatistiklerinin tutarlılığını titiz bir şekilde sağlayabilecek,-        Profesyonel ligleri ve turnuvaları takip edebilecek,adayların başvurularını beklemekteyiz.Çalışma şartları:- 16.537 TL Maaş, Yol ücreti, Yemek ücreti, Ring hizmeti imkanı bulunmaktadır. (Vardiyalı çalışma şekli mevcuttur.)Not: Mülakatın bir kısmı İngilizce yapıl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igortacılık</text:p>
          </table:table-cell>
          <table:table-cell table:number-columns-repeated="2" office:value-type="string">
            <text:p>Bölge Sigorta</text:p>
          </table:table-cell>
          <table:table-cell office:value-type="string">
            <text:p>Aktif Satış Temsilcisi</text:p>
          </table:table-cell>
          <table:table-cell office:value-type="float" office:value="3501008">
            <text:p>3501008</text:p>
          </table:table-cell>
          <table:table-cell office:value-type="string">
            <text:p>Muğla(Merkez, Bodrum, Fethiye, Milas, Yatağan)</text:p>
          </table:table-cell>
          <table:table-cell office:value-type="string">
            <text:p>active</text:p>
          </table:table-cell>
          <table:table-cell office:value-type="string">
            <text:p>Detail-Aday</text:p>
          </table:table-cell>
          <table:table-cell office:value-type="string">
            <text:p>GENEL NİTELİKLER VE İŞ TANIMI GENEL NİTELİKLER VE İŞ TANIMIGENEL NİTELİKLER VE İŞ TANIMIİş AçıklamasıTürkiye'nin önde gelen köklü emeklilik ve sigorta şirketlerinin çözüm ortaklarından birisi olan BÖLGE SİGORTA bünyesinde FİNANSAL GÜVENCE DANIŞMANI olarak görev alacak geleceğin yönetici adaylarını arıyoruz.İŞİN TANIMI:Bireysel emeklilik ve diğer sigortacılık ürünlerinin satışında deneyimli ya da deneyimsiz;Sabit gelir, yüksek prim ve tüm sosyal imkanlar dahilinde çalışacak,Referans sistemiyle hedef kişilere ulaşacak , randevu aldığı kişileri ziyaret edecek, müşterilerine finansal ve risk analizlerini yaparak onlara en uygun ürünü sunabilecek , ürünün satışını gerçekleştirecek ve satış sonrası hizmetini verebilecekİstenen Yetenek ve UzmanlıklarÜniversitelerin 4 yıllık lisans bölümlerinden mezun ya da 2 yıllık Meslek Yüksek Okullarının Sigortacılık, Bankacılık, Borsa ve Finans, İşletme, Maliye, Menkul Kıymetler ve Sermaye Piyasası, Muhasebe, Para ve Sermaye Yönetimi bölümlerinden mezun,Yüksek motivasyonla, hedef odaklı çalışabilen,Performansa dayalı sınırsız kazanç potansiyelinden heyecan duyan,Sahada satış yapmak konusunda istekli ve rekabetçi,Enerjisi, özgüveni ve fiziksel görünümü ile Firmamızı temsil edebilecek,Çalışma disiplini ile fark yaratacak,İletişimi güçlü, diksiyonu düzgün, ikna kabiliyetine güvenen,Sonuç odaklıTakım çalışmasına yatkın,Erkek adaylar için askerlik hizmetini tamamlamış veya en az 2 yıl tecilli adayla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Efor Validasyon Temiz oda ölçüm analiz test hizmetleri tic. ltd. şti</text:p>
          </table:table-cell>
          <table:table-cell office:value-type="string">
            <text:p>Validasyon Elemanı</text:p>
          </table:table-cell>
          <table:table-cell office:value-type="float" office:value="3606949">
            <text:p>3606949</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GENEL NİTELİKLER VE İŞ TANIMITS EN ISO/IEC 17020 akreditasyonu kapsamında steril alanlarda muayene faaliyeti gösteren firmamıza yeni çalışma arkadaşları arıyoruz.İş TanımıBağlı olduğumuz Akreditasyon standartları ve gereklilikleri kapsamında tüm Türkiye genelinde Hastanelerin, Temiz odaların, Biyogüvenlik ve LAF kabinlerinin ilgili kontrollerini/muayenelerini gerçekleştirmek, zamanla gerekli yurt içi ve yurt dışı tüm görüşmelerde şirketimizi en iyi şekilde temsil etmekGerekli NiteliklerÜniversitelerin ilgili ve bağlantılı (biyomedikal, makine, havalandırma vb.) bölümlerinden en az ön lisans mezunu,Aktif olarak araç kullanabilen ve B sınıfı ehliyet sahibi,Takım çalışmalarına yatkın, iletişim gücü yüksek, düzgün diksiyonlu ve Prezantabl,Seyahat, konaklama ve zaman problemi olmayan,Yoğun çalışma temposuna ve esnek çalışma saatlerine ayak uydurabilecek,MS Office programlarına hakim,Okuduğunu anlayabilecek ve kendini ifade edebilecek düzeyde İngilizce bilgisine sahip,Askerlik ile ilişiği olmayanİş ve doküman takibi yapabilecek,Sorumluluk sahibi ve bizlerle uzun sürekli çalışma arkadaşı olabilec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Yazılım, Danışmanlık, Bilişim Danışmanlığı</text:p>
          </table:table-cell>
          <table:table-cell table:number-columns-repeated="2" office:value-type="string">
            <text:p>İmprova Bilişim Danışmanlık Hizmetleri Ticaret Limited Şirketi</text:p>
          </table:table-cell>
          <table:table-cell office:value-type="string">
            <text:p>SAP Danışmanı</text:p>
          </table:table-cell>
          <table:table-cell office:value-type="float" office:value="3517955">
            <text:p>3517955</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IMPROVA Türkiye’de ve Avrupa’da bilişim teknolojileri alanında hizmet veren öncü danışmanlık firmalarının başında gelmektedir. SAP kanal iş ortağı olarak faaliyet gösteren IMPROVA; müşterilerine Kurumsal Kaynak Planlama, Tedarik Zinciri Yönetimi, Fiori, Hana, Analitik, Müşteri ve Satıcı İlişkileri Yönetimi, İnsan Kaynakları Yönetimi başta olmak üzere SAP ürün ailesindeki farklı çözümlerle ilgili danışmanlık ve lisans hizmetleri sunmaktadır. Bilişim sektöründeki pek çok ilke imza atan IMPROVA, hızla değişen iş hayatına yenilikçi çözümler getiren en yeni SAP ürünlerini başarıyla uygulamaktadır.Yurt içi ve yurt dışı SAP projelerimiz için Finansal ve Lojistik modüllerde yetiştirilmek üzereÜniversitelerin mühendislik, yönetim bilişim sistemleri, enformatik, işletme veya iktisat bölümlerinden mezun (Tercihen Bilgisayar Müh. / Mat Müh. / Endüstri Müh. / İşletme Müh.)Çok iyi derecede İngilizce bilenEsnek çalışma saatlerine uyumluYurt içi / Yurt dışı seyahat engeli bulunmayanEkip çalışmasına yatkınKarşısına çıkan yeni problemlere analitik çözümler üretebilenKendini geliştirmeye açıkçalışma arkadaşları arayışımız bul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 Mağazacılık (Tekstil), Holding / Şirketler Grubu, Perakende</text:p>
          </table:table-cell>
          <table:table-cell table:number-columns-repeated="2" office:value-type="string">
            <text:p>Colin's</text:p>
          </table:table-cell>
          <table:table-cell office:value-type="string">
            <text:p>Satış Danışmanı</text:p>
          </table:table-cell>
          <table:table-cell office:value-type="float" office:value="3196897">
            <text:p>3196897</text:p>
          </table:table-cell>
          <table:table-cell office:value-type="string">
            <text:p>Aydın</text:p>
          </table:table-cell>
          <table:table-cell office:value-type="string">
            <text:p>active</text:p>
          </table:table-cell>
          <table:table-cell office:value-type="string">
            <text:p>Detail-Aday</text:p>
          </table:table-cell>
          <table:table-cell office:value-type="string">
            <text:p>GENEL NİTELİKLER VE İŞ TANIMI  Sende, "Colins'de Mağazacılık Kariyeri Yapmak Bize Uyar" diyorsan, ve aşağıdaki özelliklere sahipsen; Aydın Forum 'da bulunan mağazamız için Satış Danışmanı pozisyonuna başvuruda bulunabilirsin! Tercihen 1 yıl deneyimli veya yetiştirebilecek, Eğitim programımızla birlikte gelişmeyi ve mağazacılıkta kariyer yapmayı hedefleyen,Sosyal ilişkilerinde başarılı, ekip çalışmasına yatkın,İkna kabiliyeti yüksek, Esnek çalışma saatlerine uyum sağlayabilecek, En az lise mezunu,  İŞ TANIMIColin's satış standartlarına uygun ve şirket hedefleri doğrultusunda satış gerçekleştirmek, müşteri memnuniyeti yaratmak, devamlılığını sağlamak.</text:p>
          </table:table-cell>
          <table:table-cell office:value-type="string">
            <text:p/>
            <text:p><text:s text:c="16"/>16 gün önce</text:p>
            <text:p><text:s text:c="17"/>güncellendi</text:p>
            <text:p><text:s text:c="15"/></text:p>
          </table:table-cell>
        </table:table-row>
        <table:table-row table:style-name="ro2">
          <table:table-cell office:value-type="string">
            <text:p>Tam Zamanlı</text:p>
          </table:table-cell>
          <table:table-cell office:value-type="string">
            <text:p>Bilişim, Elektrik &amp; Elektronik, Eğitim, E-ticaret</text:p>
          </table:table-cell>
          <table:table-cell table:number-columns-repeated="2" office:value-type="string">
            <text:p>Robolink Teknoloji</text:p>
          </table:table-cell>
          <table:table-cell office:value-type="string">
            <text:p>Ürün Mühendisi</text:p>
          </table:table-cell>
          <table:table-cell office:value-type="float" office:value="3601868">
            <text:p>3601868</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Ankara merkezli firmamıza robolinkmarket.com adresinden satışını yaptığımız ürünler için ürün sorumlusu pozisyonunda çalışabilecek çalışma arkadaşları aramaktayız.Genel niteliklerÜniversitelerin ilgili bölümlerinden mezun (tercihen Elektrik-Elektronik Mühendisliği)Donanım, elektronik devreler ve komponentler, 3D yazıcılara ilgi duyan,Temel düzeyde İngilizce okuduğunu anlayabilme becerisi (tercihen orta - ileri seviye İngilizce)Doküman oluşturmayı seven ve tercihen blog, vlog tarzı içerik üretebilecek,Meraklı, araştıran, hızlı öğrenebilen ve uygulayan,Erkek adaylar için askerlik hizmetini tamamlamış veya muaf İŞ TANIMIYeni satışa sunulacak ürünlerin web sitesine girilmesi, dokümantasyon ve içeriklerinin üretilmesiGelen ürünlerin kontrolü ve sitedeki ile uyumlu olup olmadığının test edilmesiTeknik destek bölümüne ürünlerle ilgili bilgi sağ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vunma Sanayi, Elektrik &amp; Elektronik, Elektrik &amp; Elektronik Proje Taahhüt, Telekomünikasyon, Mühendislik Hizmetleri</text:p>
          </table:table-cell>
          <table:table-cell table:number-columns-repeated="2" office:value-type="string">
            <text:p>PROFEN© GROUP</text:p>
          </table:table-cell>
          <table:table-cell office:value-type="string">
            <text:p>Teknik Operatör</text:p>
          </table:table-cell>
          <table:table-cell office:value-type="float" office:value="3585477">
            <text:p>3585477</text:p>
          </table:table-cell>
          <table:table-cell office:value-type="string">
            <text:p>Konya</text:p>
          </table:table-cell>
          <table:table-cell office:value-type="string">
            <text:p>active</text:p>
          </table:table-cell>
          <table:table-cell office:value-type="string">
            <text:p>Detail-Aday</text:p>
          </table:table-cell>
          <table:table-cell office:value-type="string">
            <text:p>GENEL NİTELİKLER VE İŞ TANIMI 1995’te kurulan PROFEN, büyümekte olan Ar-Ge merkezi ile Haberleşme Teknolojileri, Savunma Teknolojileri, Teleport &amp; Uydu Network Hizmetleri, Medya &amp; Yayıncılık, EPC ve Yaşam Bilimleri sektörlerine ürün ve hizmet sunan global bir şirkettir. Merkezi İstanbul’da bulunan PROFEN; Ankara, Konya ve Twekesbury (İngiltere) ofisleri ile dünya çapında yenilikçi ve yüksek teknoloji çözümler sunmaktadır.GENEL NİTELİKLERMeslek Yüksek Okullarının Elektrik/Elektronik, Elektrik-Elektronik Haberleşme, Bilgisayar Programlama bölümlerinden mezun,Alanında en az 1 yıl deneyimli veya yetiştirilmek üzere,Dönüşümlü olarak gece ve gündüz vardiyalarında çalışabilecek,İşin gereği tüm prosedürlere uyum sağlayabilecek,İş güvenliği kurallarına uyacak,İş takibi konusunda kendine güvenen,Askerlik hizmetini tamamlamış,Konya’ da ikamet eden ya da ikamet edebilecek olanİŞ TANIMIUydu Yer İstasyonu’nun uydu ile iş akışının takip edilmesi,Aktif kullanılan programların gözlem ve takip edilmesi,Veri Merkezinin günlük işleyişinin takip edilmesi,Tespit edilen arızaların ilgili birime yönlendirilmesi,Gerek duyulduğu durumlarda ilgili birimin yönlendirmesiyle tespit edilen arızaya müdahale edi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71613">
            <text:p>3571613</text:p>
          </table:table-cell>
          <table:table-cell office:value-type="string">
            <text:p>Eskişehir</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58689">
            <text:p>3558689</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422266">
            <text:p>3422266</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Mağazalarımız;Antalya Time Center AvmAntalya Alanyum AvmAntalya Migros AvmAntalya Migros AvmAntalya Bostancıpınarı CaddeAntalya Erasta AvmAntalya Kumluca CaddeAntalya Mall Of İstanbul AvmAntalya Markantalya AvmAntalya Land Of Legends AvmAntalya Özdilekpark AvmAntalya Atatürk cad.Antalya Terracity Avm</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55107">
            <text:p>3555107</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00576">
            <text:p>3500576</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65475">
            <text:p>3565475</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Mağazalarımız;Antalya Time Center AvmAntalya Alanyum AvmAntalya Migros AvmAntalya Migros AvmAntalya Bostancıpınarı CaddeAntalya Erasta AvmAntalya Kumluca CaddeAntalya Mall Of İstanbul AvmAntalya Markantalya AvmAntalya Land Of Legends AvmAntalya Özdilekpark AvmAntalya Atatürk cad.Antalya Terracity Avm</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Perakende</text:p>
          </table:table-cell>
          <table:table-cell table:number-columns-repeated="2" office:value-type="string">
            <text:p>Penti</text:p>
          </table:table-cell>
          <table:table-cell office:value-type="string">
            <text:p>Mağaza Satış Danışmanı</text:p>
          </table:table-cell>
          <table:table-cell office:value-type="float" office:value="3558671">
            <text:p>3558671</text:p>
          </table:table-cell>
          <table:table-cell office:value-type="string">
            <text:p>İstanbul(Avr.)(Beyoğlu)</text:p>
          </table:table-cell>
          <table:table-cell office:value-type="string">
            <text:p>active</text:p>
          </table:table-cell>
          <table:table-cell office:value-type="string">
            <text:p>Detail-Aday</text:p>
          </table:table-cell>
          <table:table-cell office:value-type="string">
            <text:p>GENEL NİTELİKLER VE İŞ TANIMI Biz, Penti’de kocaman bir takımız.Takım ruhumuz ve bizi biz yapan değerlerimiz ile bir oluruz, bütünü tamamlarız. İkinci kez kazandığımız Great Place to Work Türkiye'nin ardından bu yıl ayrıca Great Place to Work Europe'ta da varız!İnsani, toplumsal ve çevresel konulara bakış açımız, bizi hep birlikte daha iyiye gitmek için teşvik eder.Hep birlikte güçlüyüz. Kapsayıcılık ve çeşitlilik felsefemizle, cinsiyet ayrımcılığının ve ön yargıların önüne geçeriz. Kadın istihdamında öncü olur, her alanda adil çalışan deneyimi projeleri geliştiririz.  Sürdürebilir çevre yaklaşımımızla geleceği düşünerek bugünden harekete geçer, daha iyi bir dünya için çalışırız. Her hareketimizle farkındalık yaratmayı hedefleriz.Kelimelerle ifade edilemeyen, sessiz kalmayı kabullenemeyen bir güç vardır ruhumuzda. Bu ruh ile herkesi kendimize hayran bırakırız.Şimdi, söyle;Cesaretin ve işine duyduğun tutkun ile bu büyük orkestranın bir parçası olmaya,Biz yeni yollar keşfederken, yolculuğumuzda bizimle tempo tutmaya,Ezber bozan bir ritimle sesimize ses katmaya ne dersin?Yanıtın evetse, haydi aramıza katıl!Perakendenin hareketli yapısı ilgini çekiyorsa,Müşterinin mutluluğu seni motive ediyorsa,Mağaza içi operasyonu ve satışı bir arada yürütebileceğine inanıyorsan,Bir takımın parçası olarak kendinle birlikte ekibini de düşünebileceksen,İŞ TANIMISahne Senin!Aylık ve dönemsel satış hedeflerini gerçekleştirmek,Satış ve mağaza karlılığını geliştirmenin yollarını araştırmak,Mağaza görsel standartlarına uygun ürünlerin düzgün teşhir edilmesini sağlamak,Ürün ve stok takibini gerçekleşti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text:p>
          </table:table-cell>
          <table:table-cell table:number-columns-repeated="2" office:value-type="string">
            <text:p>İnoto Otomotiv İth. İhr. San. Tic. Ltd. Şti.</text:p>
          </table:table-cell>
          <table:table-cell office:value-type="string">
            <text:p>Servis Müdürü</text:p>
          </table:table-cell>
          <table:table-cell office:value-type="float" office:value="3595136">
            <text:p>3595136</text:p>
          </table:table-cell>
          <table:table-cell office:value-type="string">
            <text:p>Kayseri(Merkez, Talas, Kocasinan)</text:p>
          </table:table-cell>
          <table:table-cell office:value-type="string">
            <text:p>active</text:p>
          </table:table-cell>
          <table:table-cell office:value-type="string">
            <text:p>Detail-Aday</text:p>
          </table:table-cell>
          <table:table-cell office:value-type="string">
            <text:p>GENEL NİTELİKLER VE İŞ TANIMI GENEL NİTELİKLER VE İŞ TANIMIGüçlü kadrosu ile hızla büyüyen İnoto Ailesi olarak markalarımızda görevlendirilmek üzere Servis Müdürü arıyoruz.İlgili bölümlerden mezun,Kayseri'de ikamet eden veya edebilecek,B sınıfı sürücü ehliyete sahip,MS Office uygulamalarına hakim, Otomotiv sektöründe satış sonrası hizmetler alanında yöneticilik deneyimine sahipİnsan ilişkilerinde başarılı, etkin iletişim ve temsil yeteneğine sahip, çözüme yönelik üretkenlik, analitik, süreç/veri ve sonuç odaklı, yöneticilik özellikleri kuvvetli,İŞ TANIMIServis hizmetlerinin iyileştirilmesine yönelik gelişmelerin sürekli izlenmesi, araştırmaların yapılması, önerilerde bulunulması ve marka standartlarının uygulanması,Servis Departmanı’nın marka kriterleri ve iç kriterlerimiz doğrultusunda bütçe hedeflerine ulaşmasının ve karlılığının sağlanması,Distribütör ile olan ilişkilerin yürütülmesi, gerekli bilgi alışverişinin ve raporlama faaliyetlerinin etkin biçimde gerçekleştirilmesi,Kendisine bağlı ekibin yönetim, eğitim, motivasyon ve denetim süreçlerinin yürütülmesi,Müşteri ve çalışan memnuniyetinin en üst düzeyde sağlanması.</text:p>
          </table:table-cell>
          <table:table-cell office:value-type="string">
            <text:p/>
            <text:p><text:s text:c="16"/>11 gün önce</text:p>
            <text:p><text:s text:c="17"/>güncellendi</text:p>
            <text:p><text:s text:c="15"/></text:p>
          </table:table-cell>
        </table:table-row>
        <table:table-row table:style-name="ro2">
          <table:table-cell office:value-type="string">
            <text:p>Tam Zamanlı</text:p>
          </table:table-cell>
          <table:table-cell office:value-type="string">
            <text:p>Otomotiv, Sigortacılık</text:p>
          </table:table-cell>
          <table:table-cell table:number-columns-repeated="2" office:value-type="string">
            <text:p>Efe Anka Motorlu Araçlar Servis İnş.Taah.Tic. A.Ş.</text:p>
          </table:table-cell>
          <table:table-cell office:value-type="string">
            <text:p>Servis Danışmanı</text:p>
          </table:table-cell>
          <table:table-cell office:value-type="float" office:value="3224507">
            <text:p>3224507</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Eskişehir Yolu Üzerinde Bulunan Toyota Yetkili Servisimizde çalışmak üzere takım arkadaşları arıyoruz.Tercihen Meslek Yüksek Okullarının Otomotiv bölümlerinden mezun veya Üniversite mezunu,Diksiyonu düzgün, iletişimi kuvvetli, dış görünümüne özen gösteren35 yaşını aşmamış,Tempolu ve yoğun ilişki yönetimi gerektiren ortama uyum sağlayabilecek,MS Office uygulamalarına hakim,B sınıfı sürücü belgesine sahip, aktif araç kullanabilen   Servis Danışmanı aramaktayız. İŞ TANIMI·         Almış olduğu bakım / onarım talebinin zamanında ve müşteri ile mutabık kaldığı şartlarda, Müşteri Memnuniyeti çerçevesinde yapılmasını sağlamak,·         Müşteri Taleplerinin / şikayetlerinin dinlenmesi ve onarım siparişlerinin hazırlanmasını sağlamak (iş emri, bakım formu, son kontrol formu, test sürüş formu, ekspertiz formu vb.)·         Müşteri taleplerini tam ve anlaşılır olarak alıp iş emrine kaydetmek.·         Araç kabul ve teslimatta fatura ve ödeme şartları hakkında müşteriye açıklayıcı bilgi vermek.·         Almış olduğu bakım veya onarım işlemini taahhüt ettiği teslim zamanında hazırlanmasını sağlam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Otomotiv, Sigortacılık</text:p>
          </table:table-cell>
          <table:table-cell table:number-columns-repeated="2" office:value-type="string">
            <text:p>Efe Anka Motorlu Araçlar Servis İnş.Taah.Tic. A.Ş.</text:p>
          </table:table-cell>
          <table:table-cell office:value-type="string">
            <text:p>Muhasebe Elemanı</text:p>
          </table:table-cell>
          <table:table-cell office:value-type="float" office:value="3588534">
            <text:p>3588534</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Şirketimiz merkez birimi muhasebe departmanında görevlendirilecek  En Az 2 yıl deneyimli  Tercihen Likom Presto Plus Programı kullanabilen  Genel Muhasebe bilgisine sahip ,  Müşteri - Satıcı - Cari Hesap Bilgisi olan ,  Şirketimizin Banka Hesaplarını yöneterek , Bankalarla olan işlemler ve yazışmaları yapabilecek, ayrıca muhasebeleştirme işlemleri bilen,  banka talimatlarını yönetecek,  Sigorta Poliçeleri işlemleri konusunda bilgi sahibi ve poliçe işleme muhasebe fiş giriş işlemlerini yapabilecek muhasebeleştirme konusunda deneyimi  olan  BAYAN  muhasebe çalışma arkadaşı aramaktayız.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Otomotiv, Sigortacılık</text:p>
          </table:table-cell>
          <table:table-cell table:number-columns-repeated="2" office:value-type="string">
            <text:p>Efe Anka Motorlu Araçlar Servis İnş.Taah.Tic. A.Ş.</text:p>
          </table:table-cell>
          <table:table-cell office:value-type="string">
            <text:p>Muhasebe Elemanı</text:p>
          </table:table-cell>
          <table:table-cell office:value-type="float" office:value="3585991">
            <text:p>3585991</text:p>
          </table:table-cell>
          <table:table-cell office:value-type="string">
            <text:p>Ankara(Çankaya)</text:p>
          </table:table-cell>
          <table:table-cell office:value-type="string">
            <text:p>active</text:p>
          </table:table-cell>
          <table:table-cell office:value-type="string">
            <text:p>Detail-Aday</text:p>
          </table:table-cell>
          <table:table-cell office:value-type="string">
            <text:p>GENEL NİTELİKLER VE İŞ TANIMI Şirketimiz merkez birimi muhasebe departmanında görevlendirilecek  En Az 2 yıl deneyimli  Tercihen Likom Presto Plus Programı kullanabilen  Genel Muhasebe ve Müşteri - Satıcı - Cari Hesap Bilgisi olan ,  Şirketimizin Banka Hesapları , Bankalarla olan işlemler ve yazışmaları,  talimatları yönetecek,   Sigorta Poliçeleri  işlemlerine  ait muhasebe fiş giriş işlemlerini yapabilecek muhasebeleştirme konusunda deneyimi  olan  BAYAN  muhasebe çalışma arkadaşı aramaktayız.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Pratik Aday Servisi</text:p>
          </table:table-cell>
          <table:table-cell office:value-type="string">
            <text:p>İhracat Yöneticisi / Yönetmeni</text:p>
          </table:table-cell>
          <table:table-cell office:value-type="float" office:value="3606582">
            <text:p>3606582</text:p>
          </table:table-cell>
          <table:table-cell office:value-type="string">
            <text:p>Adana</text:p>
          </table:table-cell>
          <table:table-cell office:value-type="string">
            <text:p>active</text:p>
          </table:table-cell>
          <table:table-cell office:value-type="string">
            <text:p>Detail-Aday</text:p>
          </table:table-cell>
          <table:table-cell office:value-type="string">
            <text:p>GENEL NİTELİKLER VE İŞ TANIMI Danışmanlığını yürüttüğümüz 1963 yılından beri plastik ambalaj sektöründe faaliyet gösteren öncü firmamız için İhracat Yöneticisi arayışımız bulunmaktadır.Genel Nitelikler:Üniversitelerin ilgili bölümlerinden mezun (Tercihen Dış Ticaret,  Uluslararası Ticaret vb.)İleri düzeyde İngilizce dil bilgisi olan,Yurtiçi / Yurtdışı seyahat engeli bulunmayan,Ofis programlarına hakim, tercihen ERP kullanabilen,Ekip yönetiminde deneyimli,Adana lokasyonunda ikamet eden,Görev ve Sorumluluklar:Yurtdışı pazarlarda şirket satış prosedürlerine uygun minimum riski sağlayarak sipariş almak ve satışı gerçekleştirmek amacıyla yasal mevzuatlar, yönetmelikler ve hukuk kuralları çerçevesinde ihracat birimini yönetmek ve yönlendirmek, ihtiyaç olması halinde yurtiçi piyasaya üretilen ürünlerin pazarlamasını sağlamak.Takip edilen ihracat müşterilerinin talepleri için planlama ile termin ve yapılabilirlik görüşmelerine katılması, buna göre PI hazırlanmasının sağlanması, anlaşmaların onaylarının takip edilip, ERP işlemlerinin yapılması ve sevkiyatların ERP'ye doğru işlenmesinin kontrol edilmesi.Satış bağlantısını yaptığı müşteriler için anlaşma/fiiliyat kontrol ve takibinin yapılması, müşteriler ile anlaşmalara uyumlu çalışma için görüşme yapılması.Satış bağlantısını yaptığı ürünler için planlama ile görüşmelerin yapılması ve fiili üretim ile müşteri taleplerinin uyuşturulması, gerekiyorsa bunun için müşteriler ile de görüşülmesi.Kendisine bağlı ekibin sevk ve idaresini sağlamak.Yurtdışı müşteri ziyaretlerine ve fuarlara katılmak.</text:p>
          </table:table-cell>
          <table:table-cell office:value-type="string">
            <text:p/>
            <text:p><text:s text:c="16"/>6 gün önce</text:p>
            <text:p><text:s text:c="17"/>yayınlandı</text:p>
            <text:p><text:s text:c="15"/></text:p>
          </table:table-cell>
        </table:table-row>
        <table:table-row table:style-name="ro2">
          <table:table-cell office:value-type="string">
            <text:p>Tam Zamanlı</text:p>
          </table:table-cell>
          <table:table-cell office:value-type="string">
            <text:p>Turizm</text:p>
          </table:table-cell>
          <table:table-cell table:number-columns-repeated="2" office:value-type="string">
            <text:p>Naz City Hotel Taksim</text:p>
          </table:table-cell>
          <table:table-cell office:value-type="string">
            <text:p>Resepsiyon Şefi</text:p>
          </table:table-cell>
          <table:table-cell office:value-type="float" office:value="3601049">
            <text:p>3601049</text:p>
          </table:table-cell>
          <table:table-cell office:value-type="string">
            <text:p>İstanbul(Avr.)(Beyoğlu)</text:p>
          </table:table-cell>
          <table:table-cell office:value-type="string">
            <text:p>active</text:p>
          </table:table-cell>
          <table:table-cell office:value-type="string">
            <text:p>Detail-Aday</text:p>
          </table:table-cell>
          <table:table-cell office:value-type="string">
            <text:p>GENEL NİTELİKLER VE İŞ TANIMI GENEL NİTELİKLER VE İŞ TANIMIİstanbul Taksim de hizmet veren 4+ yıldızlı Otelimiz Naz City Hotel Taksim otelimizin bünyesinde görev yapacak RESEPSİYONİST ŞEFİ takım arkadaşları arıyoruz. MYO veya Üniversitelerin ilgili Turizm ve Otelcilik  bölümlerinden mezun,• İyi seviyede İngilizce bilgisine sahip,• En az 3 yıl tecrübeli,• Opera PMS programını iyi derecede kullanabilen,• Kişisel görünümüne özen gösteren,• Güçlü iletişim becerilerine sahip, diksiyonu düzgün,• Misafir memnuniyet odaklı,• Erkek adaylar için askerlik hizmetini tamamlamış, İŞ TANIMIMYO veya Üniversitelerin ilgili Turizm ve Otelcilik  bölümlerinden mezun,• İyi seviyede İngilizce bilgisine sahip,• En az 3 yıl tecrübeli,• Opera PMS programını iyi derecede kullanabilen,• Kişisel görünümüne özen gösteren,• Güçlü iletişim becerilerine sahip, diksiyonu düzgün,• Misafir memnuniyet odaklı,• Erkek adaylar için askerlik hizmetini tamamlamış,</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Lojistik</text:p>
          </table:table-cell>
          <table:table-cell table:number-columns-repeated="2" office:value-type="string">
            <text:p>Cargo Partner </text:p>
          </table:table-cell>
          <table:table-cell office:value-type="string">
            <text:p>Kalite Müdürü</text:p>
          </table:table-cell>
          <table:table-cell office:value-type="float" office:value="3596128">
            <text:p>3596128</text:p>
          </table:table-cell>
          <table:table-cell office:value-type="string">
            <text:p>İstanbul(Avr.)(Avcılar, Büyükçekmece, Beylikdüzü, Arnavutköy, Esenyurt)</text:p>
          </table:table-cell>
          <table:table-cell office:value-type="string">
            <text:p>active</text:p>
          </table:table-cell>
          <table:table-cell office:value-type="string">
            <text:p>Detail-Aday</text:p>
          </table:table-cell>
          <table:table-cell office:value-type="string">
            <text:p>GENEL NİTELİKLER VE İŞ TANIMI Avusturya merkezli lojistik alanında hizmet veren firmamızın Kalite departmanında değerlendirilmek üzere aşağıda belirtilen görev tanımları ile görevlendirilecek Kalite Müdürü aramaktayızİŞ TANIMIFirmanın kalite hedefleri ve politikaları doğrultusunda kalite sistemini yürütmek ve raporlamak,Süreçlerin oluşturulmasını sağlamak, dönemsel süreç hedeflerini takip etmek ve raporlamak, Firmanın global kural, standart ve normları doğrultusunda süreç yönetmek İç denetimlerde görev almak, alınması gereken aksiyonları belirlemek ve raporlamak, Periyodik olarak kalite kontrol raporları hazırlamak, sunmak Global Kalite Yönetimi ekibi ile düzenli toplantılara katılmak ve yeni projeleri ülke içinde uygulamakPersonelin kalite sistemleri konusunda bilinci artırmak üzere eğitim vermek ve destek olmakDepo ve freight forwarding hasar süreçlerini yönetmek ve sigorta süreçlerini takip etmekARANAN ÖZELLİKLER  ISO kalite standartları uygulamasına hakim,Yoğun iş temposuna ve esnek çalışma saatlerine uyum sağlayabilecek, Takım çalışmasına yatkın, iletişimi güçlü, enerjik, bilgiyi paylaşan, En az 5 yıl  Kalite yönetimi sistemlerine ilişkin deneyime sahip Tercihen lojistik sektöründe kalite ve hasar yönetimi deneyimine sahipİleri seviyede yazılı ve sözlü İngilizce bilenYYS süreçlerine aşinaSeyahat engeli olmayanErkek adaylar için askerlik hizmetini tamamlamış,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OĞUZ GIDA <text:s/>SAN. ve TİC. A.Ş.</text:p>
          </table:table-cell>
          <table:table-cell office:value-type="string">
            <text:p>Satış Müdürü</text:p>
          </table:table-cell>
          <table:table-cell office:value-type="float" office:value="3585274">
            <text:p>3585274</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İSTANBUL ANADOLU YAKASI AVRUPA YAKASI  SATIŞ VE PAZARLAMA BÖLÜMÜNÜ YÖNETECEKGIDA &amp; İÇECEK SATIŞ VE PAZARLAMA KONUSUNDA UZMANLAŞMIŞEN AZ 5 YIL TECRÜBELİSATIŞ VE PAZARLAMA BÖLÜMÜNE BAĞLI BÖLGELERİN VERİMLİLİĞİNİ ARTIRABİLECEKYENİ BAYİLİKLER OLUŞTURABİLECEKSEYAHAT ENGELİ OLMAYANÖZGÜVENİ İYİ, DİKSİYONU DÜZGÜNGÜVEN VEREN KARAKTER YAPISINA SAHİPİKNA KABİLİYETİ YÜKSEKEKİP ÇALIŞMASINI BENİMSEYENPİYASA ŞARTLARINA GÖRE SATIŞ ORGANİZASYONLARI KURABİLECEKPLANLAMA SATIŞ VE RAPORLAMA YETENEĞİNE SAHİP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ğazacılık (Tekstil)</text:p>
          </table:table-cell>
          <table:table-cell table:number-columns-repeated="2" office:value-type="string">
            <text:p>TIFFANY TOMATO MAĞAZACILIK TEKSTİL TİCARET ANONİM </text:p>
          </table:table-cell>
          <table:table-cell office:value-type="string">
            <text:p>E-ticaret Müdürü</text:p>
          </table:table-cell>
          <table:table-cell office:value-type="float" office:value="3514820">
            <text:p>3514820</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Firmamızın, İstanbul – Merter Tekstil Merkezinde bulunan genel merkezinde görevlendirilmek  üzere aşağıda belirtilen niteliklere uygun,  tüm bölgelerimizden sorumlu“E-TİCARET MÜDÜRÜ” pozisyonunda ekip arkadaşları aranmaktadır.İşin Tanımı:Web sitelerimizin içerik yönetimini yapmak ve tüm akış süreçlerini takip etmek, ( E- Ticaret fotoğraflarının yönetimi, ürün içerik ve özellik yönetimi, ajanslarla olan çalışmaların yönetimi, internet sitesi ile bağlantılı tüm görsel tasarımların yönetimi, açık pazar, E- Ticaret platformu yönetimi)Satış hızına göre ürün bazında alınacak aksiyonların belirlenip, kampanya dönemlerinde hazırlıkların gerçekleştirilmesi, satış performanslarına göre ürün önceliklendirilmesi,Ürün kategori, kampanya bazında günlük, haftalık, aylık raporların ve analizlerin yapılması,E- Ticaret süreçlerinde ürünlerin stok takibinin yapılması, ürün içerikleri ve fiyat kontrollerinin sağlanması, lojistik süreçlerinin takip edilmesi, ürün iade, iptal, değişim, müşteri şikayetleri süreçlerinin koordine edilmesi,İlgili departmanlar ile koordineli çalışarak E- Ticaret performansının arttırılmasının sağlanması,Aranılan Nitelikler:Üniversitelerin ilgili bölümlerinden mezun,E- Ticaret alanında en az 5 yıl deneyimli,Tercihen ingilizce bilgisi olan,E- Ticaret kampanya yönetimi ve operasyon konularına hakim,Web tasarımı ve ara yüz tasarımı konularında bilgi sahibi,İyi derecede MS Excel bilgisi ve tercihen Nebim V3 bilgisi olan,Esnek çalışma saatlerine ve yoğun iş temposuna uyum sağlayabilen,Analitik düşünebilen ve koordinasyon yeteneğine sahip,Çözüm ve Sonuç odakl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ıda</text:p>
          </table:table-cell>
          <table:table-cell table:number-columns-repeated="2" office:value-type="string">
            <text:p>File Gıda San ve Tic A.Ş.</text:p>
          </table:table-cell>
          <table:table-cell office:value-type="string">
            <text:p>Muhasebe ve Finans Müdürü</text:p>
          </table:table-cell>
          <table:table-cell office:value-type="float" office:value="3608352">
            <text:p>3608352</text:p>
          </table:table-cell>
          <table:table-cell office:value-type="string">
            <text:p>Kocaeli(Başiskele)</text:p>
          </table:table-cell>
          <table:table-cell office:value-type="string">
            <text:p>active</text:p>
          </table:table-cell>
          <table:table-cell office:value-type="string">
            <text:p>Detail-Aday</text:p>
          </table:table-cell>
          <table:table-cell office:value-type="string">
            <text:p>GENEL NİTELİKLER VE İŞ TANIMI GENEL NİTELİKLER VE İŞ TANIMIFİLE GIDA SAN. VE TİC. A.Ş.1984 yılında, İstanbul’da kurulan File Gıda, şu anda merkezi İstanbul’da, üretim fabrikası ise Kocaeli ilinde faaliyetlerini sürdürmektedir. File Gıda geçmişi ile kaliteden taviz vermeyen anlayışıyla kendi sektöründe yurt içi ve yurt dışında tercih edilen firmalar arasında yer almaktadır.NOT: CUMARTESİ GÜNLERİ YARIM GÜN ÇALIŞMA VARDIR.BU ŞARTI KABUL EDEN ADAYLARIMIZIN BAŞVURU YAPMASI ÖNEMLE RİCA OLUNUR.SMMM belgesine sahip Muhasebe ve Finans müdürü olarak çalışabilecek,GENEL NİTELİKLERÜniversitelerin; İşletme, İktisat, Maliye vb. ilgili bölümlerinden mezun ;Genel Muhasebe konusunda minimum 2 yıl tecrübeliSMMM Belgesi olan,Tek düzen hesap planlama ve yasal mevzuata hakim,Vergi mevzuatına hakim, değişiklik ve yenilikleri takip eden,E-fatura, e-arşiv ve e-defter işlemlerine tam hakim,SGK mevzuatına hakim,MS Office programlarını iyi derecede kullanabilenYasal beyannamelerin düzenlenmesinde hakimSorumluluk alanındaki iş kalemlerinin dönem sonu kapanış işlemlerini doğru şekilde gerçekleştirebilen.Bilanço ve mali tablo analizi konusunda mevzuat değişikliklerini yakından takip eden Planlama organizasyon becerisi yüksek, kendisine bağlı tüm organizasyonu yönetebilecekŞirketin tüm muhasebe süreçlerini/operasyonlarını yürütebilecekGenel muhasebe, maliyet muhasebesi ile ilgili tüm süreçlere tam hakim.Kocaeli, Başiskele ilçesi ve çevresinde ikamet eden,İŞ TANIMIMuhasebe kayıtlarının kanun ve mevzuata uygun olarak zamanında , tam ve doğru olarak tutmak/tutulmasını sağlamakGünlük muhasebe operasyonlarını yönetmek, doğru ve zamanında yapılmasını sağlamakTüm vergi beyannamelerinin zamanında, doğru ve mevzuata uygun bir biçimde düzenlenmesini sağlamak(KDV, Muhtasar, Damga, Geçici Vergi, Kurumlar Vergisi vb.)SGK işlemlerinin takip ve kontrolüCari hesaplarının kontrolü ve mutabakatların yapılmasıE-defter süreçlerinin takip ve kontrolü, beratların oluşturulmasıDönem sonu işlemlerinin takibi ve kayıtların oluşturulmasıTam tasdik ve bağımsız denetim çalışmaları için istenen bilgi ve belgelerin teminiDönemsel mali tablo ve raporların VUK' a uygun  hazırlanmasıTam tasdik ve bağımsız denetim çalışmaları için istenen bilgi ve belgelerin teminiMuhasebe ve finans bölümlerinin sorumluluğunu ve idaresini  alabilecek,Günlük, haftalık, aylık, yıllık raporları Genel Müdür'e sunabilecek,Genel muhasebe bilgisi olan ,Finans konusunda tecrübeli,Alt kademesindeki personellerinin sevk ve idaresini yapabilecek,Esnek çalışma saatlerine uyum gösterebilecek,KDV, Muhtasar, Geçici Vergi, Kurumlar Vergisi hazırlanması ve tüm süreçlerinin kontrol edilmesi,Günlük, Aylık mizan, bilanço, gelir tablosu ve ayrıntılı gider tablosu düzenlenmesi, kontrolünün sağlanması ve yönetime sunulması,E Fatura, E-İrsaliye, E-Defter, E-Arşiv sistemlerinin kontrollerinin gerçekleştirilmesi,Şirket kayıtlarının ve mali uygulamaların yürürlükte olan mevzuata uygun yapılmasının sağlanması,Muhasebe süreçlerinde ilgili resmi kurumlarla ( Vergi Daireleri, Sanayi ve Ticaret Müdürlükleri gibi) olan ilişkilerin yönetilmesi,Banka hesap hareketlerinin , çek-senet vs. kayıtlarının muhasebeleştirilmesi,Borç/ Alacak yönetimi, Banka kredi süreçlerinin takibi, Ay sonu ve yıl sonu kapanış süreçlerinin yönetilmesi,Yasal ve güncel mevzuata uygun olarak tüm muhasebe ve finans süreçlerinin doğru, düzenli ve eksiksiz yürütülmesinin sağlanması,Bütçe çalışmalarının yürütülmesi,Günlük, haftalık, aylık, dönemsel finansal hareketlerin analiz, raporlama ve karşılaştırmasının yapılması ve yönetime sunulması,Haftalık-Aylık- Yıllık Nakit akış yönetimi,Bankalarla tüm finansal konularda işlemleri yürütme tecrübesi olan,Şirketin finansal ve muhasebe sisteminin etkin bir şekilde yürütülmesini ve ilgili ekibin koordinasyonunun sağlanması.Ekip yönetiminde tecrübeli, araştırmacı ve sorgulayıcı, ekibine örnek bir çalışma disiplini ile liderlik yapabilenExcel iyi derecede kullanabilen (düşey ara ve pivot tablo formülünü kullanabilen)İthalat ve ihracat mevzuat ve muhasebe kayıtlarına hakim,LOGO Muhasebe programının tüm modüllerini aktif olarak kullanabilenNOT: CUMARTESİ GÜNLERİ YARIM GÜN ÇALIŞMA VARDIR.BU ŞARTI KABUL EDEN ADAYLARIMIZIN BAŞVURU YAPMASI ÖNEMLE RİCA OLUNU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Gümrük Hizmetleri</text:p>
          </table:table-cell>
          <table:table-cell table:number-columns-repeated="2" office:value-type="string">
            <text:p>Karaca Gümrük Müşavirliği Hiz.Ltd. Şti.</text:p>
          </table:table-cell>
          <table:table-cell office:value-type="string">
            <text:p>Nakliye Operasyon Yöneticisi</text:p>
          </table:table-cell>
          <table:table-cell office:value-type="float" office:value="3601402">
            <text:p>3601402</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Grup şirketlerimizden Karaca Global Lojistik A.Ş. bünyesinde görevlendirilmek üzere''Yurtiçi Nakliye Operasyon  Yöneticisi'' aramaktayız. Aşağıda yazılı kriterlere uygun adayların başvurularını bekliyoruz.Aranan nitelikler:Üniversitelerin lisans bölümlerinden mezun,Sektörde aynı pozisyonda en az beş yıllık yöneticilik deneyimi olan,Yurtiçi karayolu operasyonlarında ve piyasa araç tedarik yapılanmalarında deneyimli, Sözleşmeli tedarikçi altyapımızı geliştirecek, Yurt içi taşıma ve dağıtım hizmetlerimizde müşterilerimizin ihtiyaçlarına göre etkin çözümler üretecek,MS Office programlarına hakim, Takım çalışmasına yatkın, sorumluluk bilinci yüksek, Analitik düşünme yeteneği gelişmiş, ayrıntılara önem veren, İletişim becerileri üst seviyede, dışa dönük, müşteri memnuniyeti odaklı, B sınıfı ehliyeti olan, aktif araç kullanabilen.İş tanımı:Tüm yurtiçi nakliye operasyonunu yürütmek,Operasyon ekiplerinin takibini yapmak, diğer birimler ile diyaloğu ve koordinasyonu sağlamak,Sevkiyat sürecinde yaşanan operasyonel /müşteri odaklı aksaklık ve problemleri çözmek ve raporlamakOperasyon ile ilgili tüm (şirket içi ve genel) resmi evrak dokümantasyonunu, zimmet zincirini düzenlemek ve takip etmekGörevi ile ilgili süreci belirlenecek bir plan çerçevesinde yöneticilerine yazılı sözlü raporlamak.NOT: Kriterleri sağlayan adaya tatmin edici bir ücret önerilecek olup; şirket çalışanlarına, yol, yemek ve fazla mesai ücreti verilmesinin yanı sıra, yapılan özel sağlık sigortası ile avantajlı ve güvenli bir çalışma ortamı da sağla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BALONEVİ SAN.ve TİC.A.Ş</text:p>
          </table:table-cell>
          <table:table-cell office:value-type="string">
            <text:p>Dış Ticaret Operasyon Sorumlusu</text:p>
          </table:table-cell>
          <table:table-cell office:value-type="float" office:value="3516678">
            <text:p>3516678</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GENEL NİTELİKLER VE İŞ TANIMI ·       Tercihen Uluslararası İlişkiler, Dış Ticaret, İşletme, İktisat, vb lisans mezunu,·        Dış ticaret operasyon konusunda en az 3 yıllık deneyime sahip·        İyi seviyede  İngilizce bilen (okuma/yazma ve konuşma),·        İthalat/İhracat mevzuat ve uygulamaları, kambiyo işlemleri, ödeme ve teslimat     şekilleri, lojistik, nakliyat, sigortalar ve gümrük işlemleri konularında deneyimli,   Gümrük ve Dış Ticaret mevzuatına hakim,·        İnsan ilişkilerinde başarılı, iletişimi kuvvetli, ikna kabiliyeti yüksek, takım   çalışmasına yatkın,·        Hızlı ve sonuç odaklı çalışabilen, dikkatli, düzenli,·        Planlama ve organizasyon yeteneğine sahip,·        Öğrenmeye ve yeniliklere açık, araştırmacılık yönü gelişmiş,·        İş takip, raporlama ve iletişim yönü kuvvetli,·        Firmayı temsil ve prezantasyon becerisi olan,·        Tercihen yurt içi ve yurt dışı seyahat engeli olmayan,·        MS Office programlarına hakim, tercihen ERP programı tecrübesi olan,·        İstanbul Anadolu yakasında ikamet eden (Tercihen E5 güzergahında),·        Askerlikle ilişiği olmayan (erkek adayların) İŞ TANIMI·        Genel İhracat ve İthalat operasyonlarının yürütülmesi ve takibinin sağlanması,·        Satış/sipariş sonrası süreçleri  ve alacakların tahsilini takip edip yönetmek,·        Muhasebe ve finans departmanları ile ortaklaşa aylık/yıllık bütçeyi-hesapları takip   etmek, yönetmek,·        Müşterilerle sürekli yakın işbirliği yaparak süreci en iyi şekilde yönetmek,·        Tüm yurt dışı lojistik işlemlerinin yapılması,·        İthalat/İhracat evraklarını hazırlamak, Gümrük Müşaviri ile iletişime geçerek tüm   süreçleri yakından takip etmek,·        Gümrükleme işlemlerinin bitmesini müteakip, gerekli kayıtları ve raporlamaları   yaparak ithalat dosyasını muhasebeye teslim etmek·        İthalat/İhracat raporlarını hazırlamak·        Dış ticaret teşvik belgelerini hazırlamak, takibi ve yürütülmesini sağlamak,·        Fuar hazırlık, ön çalışma, katılım işlemlerinde görev almak,·        Fuar sonrası destek prosedürlerini yerine getirmek, ·        Müşteri ziyaretleri, tanıtıma yönelik materyallerin hazırlanması, müşteri iletişimi,   yabancı konuk ağırlama, ulusal ve uluslararası toplantılarda firmayı temsil etmek,·        Yönetimle koordineli olarak yurtdışı satış ve pazarlama stratejileri geliştirmek ve     uygulamak,   ·        Hedef ülkeye ait Gümrük Anlaşmaları, Vergi Politikaları ve oranları hakkında temel   kondisyonlar konusunda ön bilgi edinip, değerlendirip yöneticilerine sunmak,·        İthalat/İhracat ile alakalı tüm iş süreçlerinin senkronize olarak yürütülmesi için   departmanlar arası koordinasyonu sağlamak, satış sonrası hizmetler ve teslimata   kadar olan süreci takip etmek,·        İthal edilecek ürünlerin test raporlarını sipariş verilmeden önce Kalite Departmanı     ile   ithalat ve piyasa mevzuatlarına uygunluğunu kontrol etmek.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text:p>
          </table:table-cell>
          <table:table-cell table:number-columns-repeated="2" office:value-type="string">
            <text:p>BALONEVİ SAN.ve TİC.A.Ş</text:p>
          </table:table-cell>
          <table:table-cell office:value-type="string">
            <text:p>Üretim Planlama Müdürü</text:p>
          </table:table-cell>
          <table:table-cell office:value-type="float" office:value="3591167">
            <text:p>3591167</text:p>
          </table:table-cell>
          <table:table-cell office:value-type="string">
            <text:p>Kocaeli(Darıca, Gebze, Çayırova), İstanbul(Asya)</text:p>
          </table:table-cell>
          <table:table-cell office:value-type="string">
            <text:p>active</text:p>
          </table:table-cell>
          <table:table-cell office:value-type="string">
            <text:p>Detail-Aday</text:p>
          </table:table-cell>
          <table:table-cell office:value-type="string">
            <text:p>GENEL NİTELİKLER VE İŞ TANIMI Sektöründe lider, Türkiye genelinde 10.000 noktada ürünleri satılan ve aynı zamanda "parti için ihtiyaç duyulabilecek her türlü malzeme ve hizmetin bulunduğu” Balonevi Party Store mağazalarıyla da büyümesini sürdüren şirketimizin Üretim Departmanında görev almak üzere aşağıdaki niteliklere sahip “Üretim ve Planlama Müdürü” arıyoruz.·       Üniversitelerin Mühendislik Fakültelerinden tercihen Kimya Mühendisliğinden mezun,·       Sipariş üzerine üretim yapan bir firmada Üretim ve Planlama konusunda çalışmış,·       Vardiyalı çalışan işletmelerde beyaz ve mavi yakalı personel yönetiminde en az 10 yıl yönetici pozisyonunda deneyim sahibi,·       Kalite sistemleri, maliyet ve verimlilik konularında bilgili,·       Koordinasyon ve analitik düşünme becerisine sahip, detaylara özen gösteren,·       Takım çalışmasına uygun, yoğun iş temposuna ayak uydurabilecek, yeniliklere ve gelişmeye açık,·       Tercihen sözlü ve yazılı İngilizce iletişim becerisi olan,·       İyi derecede MS Office programlarını kullanabilen,·       ERP esaslı programlara hakim (Axapta ve/veya SAP konusunda tecrübeli olması tercih sebebidir), ·       İstanbul Anadolu yakasında ikamet eden,İŞ TANIMI·       Departmanlar arası koordinasyonu sağlamak, iş akış sürecinde ortaya çıkan aksaklık ve sapmaları gidermek için gerekli müdahaleleri yapmak, ilgili birimleri bilgilendirmek,·       Kendisine bağlı personelin iş bölümünün ve sevk idaresinin yapılmasını sağlamak,·       Üretim, Planlama ve Lojistik ile ilgili analiz raporları oluşturmak ve yönetime sunmak,·       Hatasız ve zamanında üretim hedefini sağlamak, verimlilik çalışmalarını yönetmek,·       Üretim verimini artırma ve maliyet düşürme çalışmalarını yönetmek,·       İnnovasyon ve süreç iyileştirme çalışmalarına katılmak, liderlik etmek,·       ERP Master Planlama çıktılarına göre departmanın koordinasyonunu sağlamak,·       Yıllık faaliyet bütçesini oluşturmak, onaylı bütçe gerçekleşen raporlamasını yapmak,·       ISO 9001:2015 Kalite yönetim sistemi süreçlerinin sürekliliğini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Finansal Teknolojiler</text:p>
          </table:table-cell>
          <table:table-cell table:number-columns-repeated="2" office:value-type="string">
            <text:p>PAYPOLE ÖDEME HİZMETLERİ VE ELEKTRONİK PARA ANONİM ŞİRKETİ</text:p>
          </table:table-cell>
          <table:table-cell office:value-type="string">
            <text:p>Operasyon Müdürü</text:p>
          </table:table-cell>
          <table:table-cell office:value-type="float" office:value="3593343">
            <text:p>3593343</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ENEL NİTELİKLER Merkez Bankası Lisans süreci tamamlanmış olan Elektronik Para ve Ödeme Kuruluşumuzda Operasyon Müdürü olarak aşağıdaki nitelik ve görev tanımına uygun takım arkadaşı aramaktayız.Üniversitelerin ilgili bölümlerinden lisans derecesi mezunuBanka, Ödeme ve Elektronik Para Kuruluşlarında benzer pozisyonda minimum 5-7 yıl deneyimi olanGüçlü analitik düşünce yapısına sahip, sorgulayıcıRaporlama ve analiz kabiliyeti yüksek, araştırma ve geliştirmeye meraklıMS Office programlarını iyi derecede kullanabilenİyi derece de İngilizce bilen İş Tanımı:Şirketin diğer departmanları ile Operasyon Birimi arasında iletişimin planlanmasının sağlanması,Yurt içi ve yurt dışında sorumluluk alanındaki işler ile ilgili olarak tüm süreçlerin yönetilmesi ve  takip edilmesi.Elektronik Cüzdan, sanal pos ve para transfer işlemlerine ilişkin tüm operasyon süreçlerin yönetilmesi.Şirket içi ve şirket dışı ticari operasyonların planlanması, muhtemel iş birlikleri ve ticari anlaşmalar üzerine projeler geliştirip, bu projelerin operasyonunun yönetilmesi.Müşteri şikayet sürecinin yönetilmesi.Yurt içi ve yurt dışında sorumluluk alanındaki işler ilgili olarak küresel gelişmeleri  takip etmek,Yurtiçi ve yurtdışında geliştirilen projelere ilişkin kurum içi ve kurum dışı operasyonları yönetmek.Yurtiçi ve yurtdışında çalışılan iş ortaklarıyla yapılan tüm işlemlere yönelik mutabakatların sağ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Proje Müdürü</text:p>
          </table:table-cell>
          <table:table-cell office:value-type="float" office:value="3555067">
            <text:p>3555067</text:p>
          </table:table-cell>
          <table:table-cell office:value-type="string">
            <text:p>Adana</text:p>
          </table:table-cell>
          <table:table-cell office:value-type="string">
            <text:p>active</text:p>
          </table:table-cell>
          <table:table-cell office:value-type="string">
            <text:p>Detail-Aday</text:p>
          </table:table-cell>
          <table:table-cell office:value-type="string">
            <text:p>GENEL NİTELİKLER VE İŞ TANIMI Tesis Yönetimi alanında faaliyet gösteren şirketimizin Adana'da bulunan projesinde görevlendirilmek üzere aşağıdaki niteliklere uygun "Temizlik Hizmetleri Proje Müdürü" arayışımız bulunmaktadır.Tercihen Üniversite veya MYO mezunuÜniversite - AVM - Site - Hastane Temizlik Hizmetinde en az 4 yıl Yöneticilik deneyimi olanAVM ve Tesis yönetimi başta olmak üzere en az 30 kişilik Temizlik Operasyonunu yönetmişMS Office programlarına hakimYoğun çalışma temposuna ve esnek çalışma saatlerine uyum sağlayabilecekİş Sağlığı ve Güvenliği Mevzuatına HakimMakine Ekipmanları ve Temizlik Kimyasalları hakkında deneyim sahibiİŞ TANIMISözleşme esaslarına bağlı olarak mevcut projede çalışan personelin organizasyonunu sağlamak.Sorumluluğunda bulunan projedeki tüm temizlik personelinin sevk, idare ve denetlenmesinden sorumlu olunması,Projenin performansını denetlemek.İşleyişle ilgili aksaklıkları tespit etmek, yerinde ve zamanında düzeltilmesini sağlayarak  ilgili yöneticilere raporlamak.Merkez ve müşteri arasındaki iletişim ve koordinasyonu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Teknik Müdür</text:p>
          </table:table-cell>
          <table:table-cell office:value-type="float" office:value="3501639">
            <text:p>3501639</text:p>
          </table:table-cell>
          <table:table-cell office:value-type="string">
            <text:p>Adana</text:p>
          </table:table-cell>
          <table:table-cell office:value-type="string">
            <text:p>active</text:p>
          </table:table-cell>
          <table:table-cell office:value-type="string">
            <text:p>Detail-Aday</text:p>
          </table:table-cell>
          <table:table-cell office:value-type="string">
            <text:p>GENEL NİTELİKLER VE İŞ TANIMI Tesis Yönetimi alanında faaliyet gösteren firmamızın Adana'da hizmet vermekte olduğu projesinde görevlendirilmek üzere ''Teknik Müdür ''arayışımız bulunmaktadır, Üniversitelerin Makine Mühendisliği bölümlerinden mezun, Otel, rezidans, AVM vb projelerde elektrik, elektronik ve mekanik konularında en az 4 yıllık yöneticilik deneyimi sahibi,Bina ve güç otomasyonu yönetiminde sorumluluk alabilecek düzeyde konuya hakim, Ms Office programlarını iyi derecede kullanabilen,  Organizasyon, planlama ve iletişim becerileri kuvvetli, sonuç odaklı,Bay adaylar için askerlik hizmetini tamamlamış,Adana'da ikamet eden.İŞ TANIMITeknik operasyonun elektrik, elektronik ve mekanik süreçlerinden sorumlu olmak,Planlı bakım onarım programının ve işleyişinin yasal prosedürlerini takip etmek,Gelen arıza ve bildirilen işlerin takip edilerek raporlanması,Tarafına bağlı teknik personelin sevk idare ve koordinasyonunun sağlanması.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HUMAN KAPİTAL İNSAN KAYN.VE DAN.HİZ.SAN.TİC.LTD.ŞTİ</text:p>
          </table:table-cell>
          <table:table-cell office:value-type="string">
            <text:p>Talaşlı İmalat Müdürü</text:p>
          </table:table-cell>
          <table:table-cell office:value-type="float" office:value="3613659">
            <text:p>3613659</text:p>
          </table:table-cell>
          <table:table-cell office:value-type="string">
            <text:p>Aydın</text:p>
          </table:table-cell>
          <table:table-cell office:value-type="string">
            <text:p>active</text:p>
          </table:table-cell>
          <table:table-cell office:value-type="string">
            <text:p>Detail-Aday</text:p>
          </table:table-cell>
          <table:table-cell office:value-type="string">
            <text:p>GENEL NİTELİKLER VE İŞ TANIMI Makine sektöründe ve farklı sektörlerde üretim yapan, sektöründe lider konumda olan, 88 ülkeye ihracat yapan, kurumsal müşteri firmamızın fabrikasında istihdam edilmek üzere ÜRETİM MÜDÜRÜ aranmaktadır.   Üniversitelerin Makine, Mekatronik, Otomotiv, Metalurji ve Malzeme, Malzeme Mühendisliği bölümlerinden mezun olmak Tercihen iyi derecede İngilizce konuşabilenMS Office Programlarından Excel ileri düzeyde kullanabilen. Tercihen SAP bilenTalaşlı imalat süreçlerine hakim ve en az 5 yıl Müdürlük seviyesinde deneyimi olmakMontaj, metal işleri (kaynak) ve elektrik işlerinde bilgili olmakPozisyondan Beklentiler: Üretim süreçlerini müşteri isteklerine ve standartlara uygun üretimi yönetmekYönetsel deneyime sahip, insan ilişkilerinde başarılı, analitik düşünceye sahip olmakAskerlik hizmetini tamamlamış veya askerlikten muaf (erkek adaylar için) olmakTüm adayların Aydın bölgesinde ikamet etmesi veya ikamet edebilecek durumda olmak İş Tanımı:   Talaşlı imalat, Montaj, Metal İşleri ve Elektrik işleri birimlerini yönetmekBütçelerin belirlenmesi, takibi,Üretim planlarına uygun olarak üretimin gerçekleştirilmesi, üretim kalitesinin takibi,Yalın üretimin yaygınlaştırılmasıHUMAN KAPİTAL Türkiye İş Kurumu'nun 02.07.2022 tarih 228 numaralı izin belgesi ile faaliyet gösteren özel istihdam bürosudur. İş arayanlardan ücret alınması yasaktır.</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HUMAN KAPİTAL İNSAN KAYN.VE DAN.HİZ.SAN.TİC.LTD.ŞTİ</text:p>
          </table:table-cell>
          <table:table-cell office:value-type="string">
            <text:p>Talaşlı İmalat Müdürü</text:p>
          </table:table-cell>
          <table:table-cell office:value-type="float" office:value="3598651">
            <text:p>3598651</text:p>
          </table:table-cell>
          <table:table-cell office:value-type="string">
            <text:p>Konya</text:p>
          </table:table-cell>
          <table:table-cell office:value-type="string">
            <text:p>active</text:p>
          </table:table-cell>
          <table:table-cell office:value-type="string">
            <text:p>Detail-Aday</text:p>
          </table:table-cell>
          <table:table-cell office:value-type="string">
            <text:p>GENEL NİTELİKLER VE İŞ TANIMI Makine sektöründe faaliyet gösteren, sektöründe lider firmaların biri olan müşteri firmamızın Fabrikasında üretim departmanını yönetecek ÜRETİM MÜDÜRÜ aranmaktadır.   Üniversitelerin Makine Mühendisi Mühendisliği, Otomotiv Mühendisliği, Metalurji ve Malzeme Mühendisliği veya Endüstri Mühendisliği bölümlerinden mezun olmak  Tercihen İngilizce bilenMS Office Programlarından Excel ileri düzeyde kullanabilen. Tercihen ERP deneyimi olan.Çelik konstrüksiyon, kaynak ve makine montaj proseslerinde deneyimli olmak Hidrolik, İş Makineleri, Traktör veya Otomotivde talaşlı ve kaynaklı imalat  üretiminde deneyimli olmakYönetsel deneyime sahip, insan ilişkilerinde başarılı, müzakere becerilerine sahip olmak Askerlik hizmetini tamamlamış veya askerlikten muaf olan (erkek adaylar için) Tüm adayların Konya’da ikamet etmesi veya ikamet edebilecek durumda olmak İş Tanımı:   Üretim için gerekli olan ekipmanlarının düzenli ve sürekli olarak çalışmasını sağlamak. Bakım ekibi ile birlikte, önleyici bakım faaliyetlerini planlamak. Otonom bakım faaliyetlerini yönlendirmek.Üretim sahalarında ve makinelerde eksiklikler ve dar boğazları tespit etmek (makine performansı, çalışan performansı, yerleşim performansı, vb.)Belirlenen eksiklikler ve dar boğazları giderecek şekilde, modernizasyon ve işletme şekillerinde değişiklikler ile ilgili etütler yapmak / yapılmasına destek olmak.Etüt sonuçlarına göre gelişim projeleri oluşturmak. Gelişim projesi bütçesini, iş planını, teknik planını oluşturmak.Fabrika içinde başlatılabilecek; TPM, Kalite, Kaizen, vb. verimlilik artırma yaklaşımlarına yönelik görüş ve önerilerde bulunmak.Fabrika içinde uygulama kararı alınan verimlilik artırma çalışmalarını yürütmek, koordinasyonunu sağlamak.İş güvenliği planlarına uygun olarak çalışılmasını güvence altına almak. Gerekli durumlarda acil durum planını uygulamak.Makinelerin üretim aşamalarında, elektrik elektronik aksamlarının projeye uygun imal edildiğinin kontrol edilmesini sağlamak.Üretimi tamamlanan makinelerin kalibrasyonu yapılmadan önce, belirlenen formdaki uygunlukları sağladıklarını güvence altına almak.Makine kalibrasyonunun, üretim ekibi ile birlikte gerçekleştirmesini sağlamak. Kalibrasyon aşamasında ortaya çıkan uygunsuzlukların giderilmesini sağlamak.Test sırasında uygulanan kalibrasyon kontrollerinin yapılmasını sağlamak.Kapasite büyütme, alternatif üretim lokasyonları oluşturma konularında görüş ve önerilerde bulunmak. Sektörel gelişmeleri takip ederek üretim şekli ve teknolojilerine yönelik görüş ve önerilerde bulunmak.Girdilerin planlanan program dâhilinde nihai mamule dönüştürülmesini ve müşterilere teslime hazır hale getirilmesini sağlamak.Çalışanların sürekli olarak eğitilmesi ve yetkinliklerinin gelişmesini için programlar oluşturmak. Çalışanlara süreç ile ilgili iş başı ve benzeri eğitimler vermek.Platform ve Mobil Vinç bölümlerinin; çelik konstrüksiyon, talaşlı imalat ve boyahane bölümlerinden beklentilerini toplanmasını sağlamak.Master üretim planına göre haftalık/günlük üretim (hat / saha) planlarının (KBV Montaj, Çelik Konstrüksiyon, Talaşlı İmalat ve Boyahane bölümleri için) hazırlanmasını ve takip edilmesini sağlamak (gerekli durumlarda revize etmek).Üretim planına göre sac kesim işlemlerinin gerçekleştirilmesini, takımlanmasını ve depoya teslim edilmesini sağlamak.Bom, Şase ve Ayak komponentlerinin hazırlanması işlemlerinin koordine edilmesini sağlamak.Silindir imalatlarının gerçekleştirilmesini koordine etmek. Hazırlanmış silindirlerin test alanında test edilerek, silindir depoya alınmasını koordine etmek.Boyahaneye sevk edilecek parçaların (perno, ana Bom, dik bom, kırma bom, ikinci kırma bom, bağlantı bom, kısa kol, uzun kol, ayak açma silindirleri) boyahaneye sevk edilmesini sağlamak.Ayak, kule ve kırma bomu komponentlerinin toplanmasının koordine edilmesini sağlamak.Şasenin araç üzerine montajının koordine edilmesini sağlamak (kupa arkası ise şasenin araca montaj için teknik tedarikçiye sevk edilmesi ve fabrikaya geri getirilmesi).Araç üzerine şasenin montajından sonra, aracın boyahaneye sevk edilmesini sağlamak.Boyahaneden aracın montaj alanına alınmasını ve kule, kırma, kasa, redüktör, pompa, vb. montajlarının koordine edilmesini sağlamak. Aracın son montaj alanına sevk edilmesini sağlamak.Üretim ve ürün kalitesini kontrol ederek, müşterilere sadece uygun nitelikte ürünlerin gönderilmesini güvence altına almak. Uygun bulunmayan ürünün müşteriye iletilmeden tekrar işleme alınması faaliyetlerini planlamak.Yıllık bölüm hedeflerini belirlemek, hedefler doğrultusunda çalışmaları takip etmek ve sonuçlanmasını sağlamak, çalışanlarına hedefler vermek ve periyodik olarak hedeflerin gerçekleşmesini kontrol etmek ve periyodik olarak üst yönetime rapor vermek..HUMAN KAPİTAL Türkiye İş Kurumu'nun 02.07.2022 tarih 228 numaralı izin belgesi ile faaliyet gösteren özel istihdam bürosudur. İş arayanlardan ücret alınması yas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san Kaynakları Danışmanlığı</text:p>
          </table:table-cell>
          <table:table-cell table:number-columns-repeated="2" office:value-type="string">
            <text:p>HUMAN KAPİTAL İNSAN KAYN.VE DAN.HİZ.SAN.TİC.LTD.ŞTİ</text:p>
          </table:table-cell>
          <table:table-cell office:value-type="string">
            <text:p>İhracat Operasyon Yöneticisi</text:p>
          </table:table-cell>
          <table:table-cell office:value-type="float" office:value="3591986">
            <text:p>3591986</text:p>
          </table:table-cell>
          <table:table-cell office:value-type="string">
            <text:p>Gaziantep</text:p>
          </table:table-cell>
          <table:table-cell office:value-type="string">
            <text:p>active</text:p>
          </table:table-cell>
          <table:table-cell office:value-type="string">
            <text:p>Detail-Aday</text:p>
          </table:table-cell>
          <table:table-cell office:value-type="string">
            <text:p>GENEL NİTELİKLER VE İŞ TANIMI Nonwoven ve kompozit ürünler üreten, yurt içi ve yurt dışı pazarlarına yönelik üretim yapan, sektöründe lider, kurumsal müşteri firmamızın İthalat ve İhracat Uygulama Müdürlüğü departmanın istihdam edilmek üzere LOJİSTİK İHRACAT VE İTHALAT YÖNETİCİSİ aranmaktadır. Üniversitelerin Lisans eğitimi veren bölümlerinden mezun olmak,Microsoft Office programlarını iyi seviyede kullanabilenÜretim firmalarında ihracat veya İthalat operasyon süreçlerinde deneyimli olmak deneyimli olmak,SAP sisteminde yolda/depoda/karşı limanda/teslim edilmiş konteyner ve tırların takibinin yapılması.Dürüst, iletişime açık, ilişkilerin yönetiminde başarılı, çözüm odaklı, yönetsel becerilere sahip olmakAskerlik görevini yapmış olmak (Erkek adaylar için),  Tüm adayların Gazinantep’te ikamet etmesi veya edebilecek durumda olması gerekmektedir.    İş Tanımı: İhraç edilecek ürünlerinin navlun organizasyonunun yapılması.İhracat yüklemelerinin nakliye (konteyner, tır termini) yapmak.Konteynırların fabrika getirtilmesini organize etmek.Yükleme sonrası ihracat evraklarının takibini yapmak.İhracat yüklemelerinin evraklarının gümrükçüye iletilmesi ve beyanname işlemlerinin başlatılması.Açılan beyannamelerin kontrolünü yapmak.Konşimento kontrolü yapmak.Çıkan yüklemelerin çıkış ve varış bilgilerini müşteriye iletmek.Satış ekibine talep ettikleri nakliye fiyatlarını temin etmek ve iletmek.Gemi tarihleri değişen yüklemelerin sorgulamasının yapılması.Tır yüklemelerinde müşteri bazlı gümrük adreslerinin raporunun çıkartılması.Günlük gelen araçların listesinin (ithalat + ihracat+ iç piyasa) yapılması.Organize edilmiş yüklemelerin (Gemi tarihi, B/L tarihi, aktarma, liman varış, müşteriye teslim) SAP ‘e eksizsiz girişlerinin yapılması.HUMAN KAPİTAL Türkiye İş Kurumu'nun 02.07.2022 tarih 228 numaralı izin belgesi ile faaliyet gösteren özel istihdam bürosudur. İş arayanlardan ücret alınması yasaktır.  </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Üretim / Endüstriyel Ürünler, Diğer</text:p>
          </table:table-cell>
          <table:table-cell table:number-columns-repeated="2" office:value-type="string">
            <text:p>Fps Turkey Ambalaj San. ve Tic. A.Ş.</text:p>
          </table:table-cell>
          <table:table-cell office:value-type="string">
            <text:p>Kalite Şefi</text:p>
          </table:table-cell>
          <table:table-cell office:value-type="float" office:value="3600387">
            <text:p>3600387</text:p>
          </table:table-cell>
          <table:table-cell office:value-type="string">
            <text:p>İstanbul(Avr.)(Arnavutköy, Esenyurt)</text:p>
          </table:table-cell>
          <table:table-cell office:value-type="string">
            <text:p>active</text:p>
          </table:table-cell>
          <table:table-cell office:value-type="string">
            <text:p>Detail-Aday</text:p>
          </table:table-cell>
          <table:table-cell office:value-type="string">
            <text:p>QUALIFICATIONS AND JOB DESCRIPTION To work by the FPS Turkey Quality and Product Safety Policy in the factories for which it is responsible, to work with the team, and to coordinate the team to ensure that the production activities are carried out according to the established standards and customer demands. To lead the work for the continuous improvement of the current system. To manage the processes of customer complaints, control non-conforming products, and monitor their effectiveness. Representing the company against the client and third-party audit firms.Job Description:To ensure that self-affiliated teams work according to the FPS Turkey Quality and Product Safety policy. To follow up and set an example for the other departments it works within its field of responsibility to work by the FPS Turkey Quality and Product Safety policy To coordinate the teams to carry out the quality control activities in their areas of responsibility by the quality plans In case of detection of non-conforming products, to ensure that the process of control of the non-conforming product is carried out To take part in the improvement groups established within the company, to ensure that the team takes part and follows the results. To ensure that Quality Roadmaps are prepared and followed.  Managing the customer complaints process and monitoring its effectiveness To make requests for the improvement of the performance of suppliers and to provide the necessary support In parallel with changing customer expectations, carry out activities in the identification, updating or development of measuring and testing devices (equipment)Profile: Have a degree in engineering (preferably a degree in Chemical, Food or Environmental Engineering), 5 or more years of experience in quality control applications and quality systems, Preferably with ISO 9001:2015 and BRCGS PM training, Experienced in root cause analysis and problem-solving, Experience in Customer Complaints Management, Very good command of English,Uses MS Office programs at a very good level,Communication, organization and coordination skills are developed.Residing on the European Side of Istanbul.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Genveon İlaç Sanayi ve Ticaret A.Ş. </text:p>
          </table:table-cell>
          <table:table-cell office:value-type="string">
            <text:p>Ürün Müdürü</text:p>
          </table:table-cell>
          <table:table-cell office:value-type="float" office:value="3485839">
            <text:p>3485839</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Jenerik dünyaya inovasyon katan Türkiye’nin genç, dinamik, yenilikçi ve başarı odaklı sağlık şirketi; GENVEON İstanbul- Maslak ofisimizde görevlendirilmek üzere "Ürün Müdürü (Diyabet Grubu)" aramaktayız.GENEL NİTELİKLERÜniversitelerin lisans bölümlerinden mezun,İlaç sektöründe Diyabet grubu ürünlerinde en az 3 yıl ve üzeri tecrübeli,İyi derecede İngilizce bilen,İletişim becerileri güçlü, analitik düşünme becerisine sahip, takım çalışmasına yatkın, sunum becerileri yüksek,Kilit müşteri yönetimi becerilerine sahip,MS Office uygulamalarına hakim,Aktif araç kullanabilen,Seyahat engeli olmayan.İŞ TANIMIÜrün pazarlama ve stratejilerinin belirlenmesinde aktif rol almak,Sorumlu olduğu ürünlerin hedeflerine ulaşabilmesi için, pazarlama stratejileri belirlemek ve hayata geçirmek,Pazarlama stratejilerine uygun olarak tanıtım ekiplerinin faaliyetlerini gözlemlemek ve yönlendirmek,Düzenli saha ziyaretleri yapmak,Fikir liderleri ilişkilerini yönetmek,Tanıtım faaliyetlerinde kullanılacak materyalleri hazırlamak,Satış ekibine temel ürün eğitimleri vermek,Kongre, sempozyum, eğitim toplantılarında aktif rol almak,Şirketin tanıtım ekibini ürün strateji ve aktiviteleri ile ilgili bilgilendirilmek ve diğer bölümlerle koordineli çalışmak,Çok kanallı pazarlama stratejileri geliştirmek ve rekabette fark yaratan projeler oluşturmak.</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Genveon İlaç Sanayi ve Ticaret A.Ş. </text:p>
          </table:table-cell>
          <table:table-cell office:value-type="string">
            <text:p>Satın Alma Yöneticisi / Yönetmeni</text:p>
          </table:table-cell>
          <table:table-cell office:value-type="float" office:value="2444791">
            <text:p>2444791</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        Üniversitelerin ilgili bölümlerinden mezun,·        Satın alma konusunda İLAÇ sektöründe en az 5 yıl deneyimli,·        MS Office programlarını çok iyi derecede kullanabilen,·        Analitik yönü ve iletişim becerileri kuvvetli,·        Ticari bakış açısına sahip,·        Planlama ve organizasyon yeteneğine sahip,·        Raporlama ve analiz yönü güçlü,·        SAP Programı konusunda bilgi sahibi,·        Çok iyi derecede İngilizce bilen,·         Yoğun çalışma temposuna uyum sağlayabilecek,·        Erkek adaylar için askerliğini tamamlamış.İŞ TANIMI·        Satın alma politikalarını belirleyebilecek, tedarikçilerle anlaşmaların yapılmasını sağlayacak,·        Tedarikçi seçimi ve satın alma faaliyetlerinin uygun maliyet, kalite ve sürelerde yürütülmesini sağlamak,·        Yurt içi ve Yurt dışı satın alma organizasyonunu yürütebilecek,·        İthalat ve ihracat mevzuatını bilip, gümrükleme işlemlerini takip edecek,·        Firmaların performanslarını takip etmek ve raporlamak,·        Özel proje ve satın alma performans raporlarının hazırlanması,·        Piyasa araştırması yaparak alternatif ürün veya tedarikçi geliştirmek,·        Piyasa fiyat araştırmalarının yapılarak fiyat endekslerinin hazırlanması,·        Gerekli dökümantasyonlar ve sistem güncellemelerinin yapılması,·        Onay yetkileri dahilinde sipariş ve faturaları onaylamak,·        Üretim, planlama, lojistik ve operasyon birimleriyle koordinasyon sağlayarak süreç takibi ve yönlendirme yap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text:p>
          </table:table-cell>
          <table:table-cell table:number-columns-repeated="2" office:value-type="string">
            <text:p>Genveon İlaç Sanayi ve Ticaret A.Ş. </text:p>
          </table:table-cell>
          <table:table-cell office:value-type="string">
            <text:p>Medikal Müdür</text:p>
          </table:table-cell>
          <table:table-cell office:value-type="float" office:value="3485845">
            <text:p>3485845</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Jenerik dünyaya inovasyon katan Türkiye’nin genç, dinamik, yenilikçi ve başarı odaklı sağlık şirketi; GENVEON İstanbul- Maslak ofisimizde görevlendirilmek üzere "Medikal Müdür (Diyabet Grubu)" aramaktayız.GENEL NİTELİKLER· Üniversitelerin Tıp Fakültelerinden mezun,· İlaç sektöründe Diyabet grubu ürünlerinde benzer pozisyonda  en az 3 yıl deneyimli,· İyi derecede İngilizce bilen,· Sunum tekniklerine hakim,· Seyahat engeli olmayan,· Erkek adaylar için askerliğini tamamlamış.İŞ TANIMI· Medikal makale, literatür ve klinik çalışmaları takip ederek hekimlerin ürünlerle ilgili medikal taleplerini karşılamak,· Pazarlama stratejilerinin tıbbi tanıtım ilkeleri çerçevesinde hazırlanmasına medikal destek vermek,· Tıbbi tanıtım sorumlularının bilgi düzeyini arttırmak için medikal eğitimlerini planlamak, eğitim materyallerini hazırlamak ve eğitimleri gerçekleştirmek,· Sorumlu olduğu sürecin uygunluğunu ve etkinliğini izlemek, gerekli verileri toplamak ve raporlamak,· Saha tanıtım sorumluları ile doktor ziyaretleri yap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ekstil, Deri, Giyim</text:p>
          </table:table-cell>
          <table:table-cell table:number-columns-repeated="2" office:value-type="string">
            <text:p>EMILIA RINZI DERİ TEKSTİL SANAYİ VE TİCARET LTD. Ş</text:p>
          </table:table-cell>
          <table:table-cell office:value-type="string">
            <text:p>Üretim Planlama Yöneticisi / Yönetmeni</text:p>
          </table:table-cell>
          <table:table-cell office:value-type="float" office:value="3612149">
            <text:p>361214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İstanbul/ZEYTİNBURNU 'nunda bulunan bayan dış giyim ihracatı yapan firmamızın ilgili departmanında çalışacak; DERİ Firmasında benzer görevde rol almış,Hazır Giyim sektöründe en az 2 yıl  Tecrübesi olanTekstil ve konfeksiyon alanında tecrübeli,Üniversite  mezunu,İyi derecede bilgisayar bilgisi olan Planlama, organizasyon ve problem çözme yeteneğine sahip,Takım çalışmasına yatkın, zaman yönetimi ve iletişim becerileri güçlü,İhracat kalite anlayışını benimsemiş, sonuç odaklı çalışan,Kılık kıyafetine önem gösteren . İstenen Yetenek ve UzmanlıklarSipariş alınması ve alınan siparişlerin sistem üzerinden veri girişi yapılmasıÜretim departmanına alınan siparişlerin raporlanmasıÜretim sipariş ihtiyaç raporlarının hazırlanması ve satın alma planlamasıÜretim Haftalık ,Aylık raporların hazırlanmasıÜretim durum Takibi yapılması Üretim sevkiyat planlaması ve takibi yapılmasıSevk edilen ürünlerin Müşteriye mail gönderilmesi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Bozzo Limited Şirketi</text:p>
          </table:table-cell>
          <table:table-cell office:value-type="string">
            <text:p>İnsan Kaynakları Danışmanı</text:p>
          </table:table-cell>
          <table:table-cell office:value-type="float" office:value="3613641">
            <text:p>3613641</text:p>
          </table:table-cell>
          <table:table-cell office:value-type="string">
            <text:p>Konya(Meram)</text:p>
          </table:table-cell>
          <table:table-cell office:value-type="string">
            <text:p>active</text:p>
          </table:table-cell>
          <table:table-cell office:value-type="string">
            <text:p>Detail-Aday</text:p>
          </table:table-cell>
          <table:table-cell office:value-type="string">
            <text:p>GENEL NİTELİKLER VE İŞ TANIMI ŞİRKETİMİZ BÜNYESİNE İNSAN KAYNAKLARINA DİKSİYONU DÜZGÜN BEŞERİ İLİŞKİLERİ KONUSUNDA UZAMAN İNSAN KAYNAKLARINA PERSONEL ALINACAKTIR..</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Spor</text:p>
          </table:table-cell>
          <table:table-cell table:number-columns-repeated="2" office:value-type="string">
            <text:p>MARDİVA RESORT HOTEL</text:p>
          </table:table-cell>
          <table:table-cell office:value-type="string">
            <text:p>Satış Pazarlama Sorumlusu</text:p>
          </table:table-cell>
          <table:table-cell office:value-type="float" office:value="3606306">
            <text:p>3606306</text:p>
          </table:table-cell>
          <table:table-cell office:value-type="string">
            <text:p>Mardin(Merkez)</text:p>
          </table:table-cell>
          <table:table-cell office:value-type="string">
            <text:p>active</text:p>
          </table:table-cell>
          <table:table-cell office:value-type="string">
            <text:p>Detail-Aday</text:p>
          </table:table-cell>
          <table:table-cell office:value-type="string">
            <text:p>GENEL NİTELİKLER VE İŞ TANIMI CLUB ARTUK FITNESS &amp; SPA YAŞAM MEREZİNDE SATIŞ VE PAZARLAMA BÖLÜMÜNDE GÖREVLENDİRİLMEK ÜZERE SATIŞ VE PAZARLAMA SORUMLUSU ARAYIŞIMIZ  BULUNMAKTADIR.İş TanımıSatış stratejisini ve hedeflerini belirlemek,Ekiplerin sahada dağılımını, organizasyonunu ve günlük, haftalık, aylık satış planlarını oluşturup uygulamak, performanslarını takip etmek,Şirketin belirlemiş olduğu değerler ve hedefler doğrultusunda ekibinin potansiyel ve mevcut müşteriler ile doğru ve sürekli iletişim kurmasını sağlamak,Satış, stok ve iade raporlarını analiz etmek ve aksiyon planı oluşturmak,Şirket prosedür ve yönetmeliklerinin sahadaki uygulamalarını denetlemek,Satışı destekleyecek kampanyalar düzenlemek,Dağıtım kanallarının ve şeklinin optimizasyonuna yönelik çalışmalar yapmak.Yan Haklar:Özel Sağlık Sigortası Performansa bağlı primAranan NiteliklerÜniversitelerin ilgili bölümlerinden mezun,Satış alanında en az 5 yıl, ekip yönetiminde en az 2 yıl deneyimli,Ekip yönetimi becerisi ve liderlik yetkinliği olan,Müşteri odaklı ve müşteri memnuniyetine önem veren,İletişim ve ikna becerileri güçlü, planlama ve koordinasyon becerisi gelişmiş,İnsan ilişkilerinde başarılı, takım çalışmasına yatkın,Analitik düşünebilen, MS Office uygulamalarını çok iyi kullanabilen,B sınıfı sürücü belgesi olan ve aktif araç kullanabilen,Seyahat engeli bulunmayan.İl dışından yapılan müracaatlar önceliğe alınacaktırMardin  Şehri dışından çalışmak isteyenlere lojman imkanı sağlanacakt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ğazacılık (Ticaret), E-ticaret</text:p>
          </table:table-cell>
          <table:table-cell table:number-columns-repeated="2" office:value-type="string">
            <text:p>EVİDEA</text:p>
          </table:table-cell>
          <table:table-cell office:value-type="string">
            <text:p>Kategori Yöneticisi / Yönetmeni</text:p>
          </table:table-cell>
          <table:table-cell office:value-type="float" office:value="3498581">
            <text:p>3498581</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Kadın tüketicilerin gözdesi olan Evidea; mutfak, ev tekstili, ev dekorasyon, tamamlayıcı mobilya, aydınlatma, banyo, elektrikli ev aletleri, ev ve yaşam kategorilerinde geniş bir ürün yelpazesi sunmaktadır. Evi için alışveriş yapmak ve evine değer katmak isteyenlere; kaliteli, genele hitap eden ve kurulumu ustalık gerektirmeyen ürünleri makul fiyatlarla sunan Evidea; ferah mağazalarında tüketicilere keyifli bir alışveriş deneyimi sunmaktadır.“Burada her şey evim için” sloganıyla büyümekte olan şirketimizin Bostancı’da bulunan Genel Müdürlük ofisinde görevlendirilmek üzere; Üniversitelerin İşletme, İktisat, Ekonomi, Mühendislik vb. bölümlerinden mezun,Perakende sektöründe, kategori ve ürün yönetimi konusunda yaklaşık 5 yıl deneyimli,Tedarikçilerle ilgili network sahibi,“Mutfak” kategorisinin dinamiklerine hakim, Hızlı büyüme ve değişimi yönetebilen, Güçlü organizasyon planlama becerisi olan, Analitik düşünebilen, İletişim becerileri gelişmiş, dikkatli ve ekip çalışmasına yatkın, İyi derecede İngilizce bilen, MS Office programlarını, özellikle Excel’i etkin raporlama yapabilecek seviyede bilen,Ticaret Direktörlüğü bünyesinde çalışacak,"Kategori Yöneticisi - Mutfak" çalışma arkadaşı arıyoruz. İş TanımıŞirket konseptine göre tasarlanmış olan kategori ağacı ve pazar ihtiyaçları çerçevesinde, sürekli şekilde daha kaliteli ürün ve üretici alternatifleri arama çalışmalarında bulunulması,Pazar trendlerinin takip edilmesi ve rekabete dayalı belirlenecek kategori stratejilerinin uygulanması,Satış, karlılık hedeflerine ulaşmak için uzun ve kısa vadeli ürün planlarının geliştirilmesi,Hedeflere ulaşmak için piyasa anlayışının bilinmesi, tüketici ihtiyaçları, kıyaslama çalışmaları ve rekabet analizlerinin yapılması,Kategorinin satış ve marj hedeflerinin gerçekleştirilmesi,Sorumluluk dahilindeki ürün gruplarının Pazar paylarını arttırmaya yönelik aksiyonların alınması,Ürünlerin, satış sonrası müşteri şikayetleri, iade oranları, arıza oranları gibi verilerinin takip edilmesi ve bu konularda düzeltici aksiyonlar alınması, Sahada olunması, tedarikçi ve ürün alternatiflerinin sürekli artırılması,Ürün spektlerine hakim olunması.Depremden etkilenen adaylar öncelikli olarak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v Tekstili, Giyim, Hazır Giyim, Moda Tasarım, E-ticaret</text:p>
          </table:table-cell>
          <table:table-cell table:number-columns-repeated="2" office:value-type="string">
            <text:p>Evteks Ltd</text:p>
          </table:table-cell>
          <table:table-cell office:value-type="string">
            <text:p>Kalite Yöneticisi / Yönetmeni</text:p>
          </table:table-cell>
          <table:table-cell office:value-type="float" office:value="3613575">
            <text:p>3613575</text:p>
          </table:table-cell>
          <table:table-cell office:value-type="string">
            <text:p>Denizli(Merkez)</text:p>
          </table:table-cell>
          <table:table-cell office:value-type="string">
            <text:p>active</text:p>
          </table:table-cell>
          <table:table-cell office:value-type="string">
            <text:p>Detail-Aday</text:p>
          </table:table-cell>
          <table:table-cell office:value-type="string">
            <text:p>GENEL NİTELİKLER VE İŞ TANIMI Yeni nesil fabrikamızda istihdam edilmek üzere;Tercihen Tekstil MühendisiEv Tekstili ve Hazır Giyim üretim tecrübesi ve kalite hassasiyetine sahipDokum ve Örme tecrübesi olanRenk kontrol ve takibinde başarılıGirdi kontrol, imalat ( iç ve dış )sırasında kontroller, final kalite kontrol ve tedarikçi sahasında kontrol aşamalarını yönetebilir, kayıt sistemine uygun çalışabilenTitiz, takipçi, detaylarla ilgilenmeyi başabilen bir kişilik yapısınaKalıp bilgisine sahip ve yazılımı kullanması tercih sebebidirManuel ve Otomatik araç kullanabilenGerektiğinde esnek çalışma saatlerine uyum gösterebilecekPlanlama becerileri gelişmişKalite güvence ve üretim alanında az 5 yıl deneyim</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v Tekstili, Giyim, Hazır Giyim, Moda Tasarım, E-ticaret</text:p>
          </table:table-cell>
          <table:table-cell table:number-columns-repeated="2" office:value-type="string">
            <text:p>Evteks Ltd</text:p>
          </table:table-cell>
          <table:table-cell office:value-type="string">
            <text:p>Konfeksiyon Müdürü</text:p>
          </table:table-cell>
          <table:table-cell office:value-type="float" office:value="3613577">
            <text:p>3613577</text:p>
          </table:table-cell>
          <table:table-cell office:value-type="string">
            <text:p>Denizli(Merkez)</text:p>
          </table:table-cell>
          <table:table-cell office:value-type="string">
            <text:p>active</text:p>
          </table:table-cell>
          <table:table-cell office:value-type="string">
            <text:p>Detail-Aday</text:p>
          </table:table-cell>
          <table:table-cell office:value-type="string">
            <text:p>GENEL NİTELİKLER VE İŞ TANIMI Yeni nesil fabrikamızda istihdam edilmek üzere;Ev Tekstili,  Hazır Giyim, Örme ve Dokuma konfeksiyon tecrübesine sahipKonfeksiyon ekipmanlarının tamamının kullanımınaÜrün geliştirme yeteneği olanVerimlilik ve kaliteyi ön planda tutanPersonel yönetimi ve idaresinde başarılı, Ekip liderliği yapabilenKalite hassasiyeti güçlü olan, Titiz çalışabilenKalıp bilgisi olan ve yazılımı kullanabilenHızlı ve analitik düşünebil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 Yetkili Satıcıları</text:p>
          </table:table-cell>
          <table:table-cell table:number-columns-repeated="2" office:value-type="string">
            <text:p>ÖZTOPRAKLAR Otomotiv San. Ve Tic. Emlak Alım –Sat</text:p>
          </table:table-cell>
          <table:table-cell office:value-type="string">
            <text:p>Servis Müdürü</text:p>
          </table:table-cell>
          <table:table-cell office:value-type="float" office:value="3527504">
            <text:p>3527504</text:p>
          </table:table-cell>
          <table:table-cell office:value-type="string">
            <text:p>Mersin(Merkez)</text:p>
          </table:table-cell>
          <table:table-cell office:value-type="string">
            <text:p>active</text:p>
          </table:table-cell>
          <table:table-cell office:value-type="string">
            <text:p>Detail-Aday</text:p>
          </table:table-cell>
          <table:table-cell office:value-type="string">
            <text:p>GENEL NİTELİKLER VE İŞ TANIMI Otomotiv sektöründe satış sonrası hizmetler alanında en az 5 yıl yöneticilik deneyimine sahip,İnsan ilişkilerinde başarılı, etkin iletişim ve temsil yeteneğine sahip, çözüme yönelik üretkenlik, analitik, süreç/veri ve sonuç odaklı, yöneticilik özellikleri kuvvetli,MS Office uygulamalarına hakim, B sınıfı sürücü ehliyeti, aktif araç kullanan,Erkek adaylar için askerlik hizmetini tamamlamış,Seyahat engeli olmayan,Görev tanımı: Müşteri bağlılığı ve memnuniyetini en üst seviyede tutmak için gerekli analizleri yaparak aksiyon almak ve servis personelinin bu yönde hizmet vermesini sağlanmasıServis hizmetlerinin iyileştirilmesine yönelik gelişmelerin sürekli izlenmesi, araştırmaların yapılması, önerilerde bulunulması ve marka standartlarının uygulanması,Servis Departmanı’nın marka kriterleri ve iç kriterlerimiz doğrultusunda bütçe hedeflerine ulaşmasının ve karlılığının sağlanması,Distribütör ile olan ilişkilerin yürütülmesi, gerekli bilgi alışverişinin ve raporlama faaliyetlerinin etkin biçimde gerçekleştirilmesi,Kendisine bağlı ekibin yönetim, eğitim, motivasyon ve denetim süreçlerinin yürütülmesi,Müşteri ve çalışan memnuniyetinin en üst düzeyde sağ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üt ve Süt Ürünleri</text:p>
          </table:table-cell>
          <table:table-cell table:number-columns-repeated="2" office:value-type="string">
            <text:p>Sütaş Süt Ürünleri A.Ş.</text:p>
          </table:table-cell>
          <table:table-cell office:value-type="string">
            <text:p>Satış Yöneticisi / Yönetmeni</text:p>
          </table:table-cell>
          <table:table-cell office:value-type="float" office:value="3179145">
            <text:p>3179145</text:p>
          </table:table-cell>
          <table:table-cell office:value-type="string">
            <text:p>Bitlis</text:p>
          </table:table-cell>
          <table:table-cell office:value-type="string">
            <text:p>active</text:p>
          </table:table-cell>
          <table:table-cell office:value-type="string">
            <text:p>Detail-Aday</text:p>
          </table:table-cell>
          <table:table-cell office:value-type="string">
            <text:p>GENEL NİTELİKLER VE İŞ TANIMI Sütaşkımız Sizinle Birlikte Büyüyor Sütün iyiliğini ve bereketini yayma tutkusu ile çalışan, işinin uzmanı olan büyük bir aileyiz. Siz de bu aileye katılarak Sütaşlı olmaya ne dersiniz? Sütaş Satış Genel Müdür Yardımcılığı, Trabzon Bölge Satış Müdürlüğü bünyesindeki  "Bitlis Distribütör Satış Yöneticisi' pozisyonunda aramıza katılmanız için başvurunuzu bekliyoruz. Üniversite mezunu, Hızlı Tüketim Sektöründe deneyimli, Etkili iletişim kuran, müşteri odaklı ve ekip çalışmasına yatkın,İyi derecede İngilizce bilen, MS Office uygulamalarına hakim, Erkek adaylar için askerlik görevini tamamlamış, Seyahat engeli olmayan, Bitlis'de ikamet eden / edebilecek.İŞ TANIMISorumlu olduğu distribütör bölgelerinde satış faaliyetlerinin yönlendirilmesi, takip edilmesi, satış dağıtım ve bulunurluk hedeflerinin gerçekleştirilmesi ve raporlanması,Distribütör ve distribütör ekibinin şirket kültürüne göre yönetilmesi; eğitim, teşvik ve denetim işlevlerinin gerçekleştirilmesi,Bölgesindeki gelişim fırsatlarını takip ederek gerekli aksiyon planlarının yap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üt ve Süt Ürünleri</text:p>
          </table:table-cell>
          <table:table-cell table:number-columns-repeated="2" office:value-type="string">
            <text:p>Sütaş Süt Ürünleri A.Ş.</text:p>
          </table:table-cell>
          <table:table-cell office:value-type="string">
            <text:p>Satış Yöneticisi / Yönetmeni</text:p>
          </table:table-cell>
          <table:table-cell office:value-type="float" office:value="1938132">
            <text:p>1938132</text:p>
          </table:table-cell>
          <table:table-cell office:value-type="string">
            <text:p>Kahramanmaraş</text:p>
          </table:table-cell>
          <table:table-cell office:value-type="string">
            <text:p>active</text:p>
          </table:table-cell>
          <table:table-cell office:value-type="string">
            <text:p>Detail-Aday</text:p>
          </table:table-cell>
          <table:table-cell office:value-type="string">
            <text:p>GENEL NİTELİKLER VE İŞ TANIMI Sütün iyiliği ve bereketini yayma misyonu ile çalışan ve her biri işinin uzmanı 5.000 çalışma arkadaşımızın yanı sıra satış dağıtım grubundaki iş ortaklarımız ile birlikte 7.500 kişilik büyük bir aileyiz.Her geçen gün büyüyen Sütaş Ailesi’ne, yaratıcı, yenilikçi, heyecanı yüksek, uluslararası platformlarda çalışabilecek, takım çalışmasını seven çalışma arkadaşları katmak istiyoruz.Misyonumuzu benimseyen, vizyonumuzu paylaşan, değerlerimizi kendi değerleri ile örtüştüren, “Çiftlikten Sofralara” entegre iş modelimiz doğrultusunda gıda mühendisliği, makine mühendisliği, endüstri mühendisliği, veterinerlik, elektrik elektronik mühendisliği, işletme, iktisat, bilgisayar mühendisliği, yazılım mühendisliği gibi pek çok farklı bölümden mezun geleceğin Sütaş'lıları ile tanışma heyecanı içindeyiz.Siz de bu aileye katılarak Sütaş'lı olmaya ne dersiniz?Sütaş Satış Genel Müdür Yardımcılığı, Gaziantep Bölge Satış Müdürlüğü bünyesindeki "Distribütör Satış Yöneticisi- Kahramanmaraş" pozisyonunda aramıza katılmanız için başvurunuzu bekliyoruz. Üniversite mezunu, Hızlı Tüketim Sektöründe en az 5 yıl deneyimli, Etkili iletişim kuran, müşteri odaklı ve ekip çalışmasına yatkın, İyi derecede İngilizce bilen, MS Office uygulamalarına hakim, Erkek adaylar için askerlik görevini tamamlamış, Seyahat engeli olmayan, İŞ TANIMISorumlu olduğu distribütör bölgelerinde satış faaliyetlerinin yönlendirilmesi, takip edilmesi, satış dağıtım ve bulunurluk hedeflerinin gerçekleştirilmesi ve raporlanması,Distribütör ve distribütör ekibinin şirket kültürüne göre yönetilmesi; eğitim, teşvik ve denetim işlevlerinin gerçekleştirilmesi,Bölgesindeki gelişim fırsatlarını takip ederek gerekli aksiyon planlarının yap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Makine ve Ekipmanları, Kalıp Sanayi, Tamir, Bakım, Servis ve Ekipmanları, İthalat - İhracat</text:p>
          </table:table-cell>
          <table:table-cell table:number-columns-repeated="2" office:value-type="string">
            <text:p>ÇÖPMAK</text:p>
          </table:table-cell>
          <table:table-cell office:value-type="string">
            <text:p>Ön Muhasebe Elemanı</text:p>
          </table:table-cell>
          <table:table-cell office:value-type="float" office:value="3493172">
            <text:p>3493172</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Çöpmak Teknolojik Mutfak AletleriİŞİN TANIMI                 Firmamız İkitelli organize sanayi bölgesinde 30 yılı aşkın süredir mutfak aletleri üretimini ve satışını  yapan kurumsal bir firmadır. Firmamıza ön muhasebe konusunda en az 2 yıl deneyimli fatura irsaliye, kesebilecek, cari hesap takibi yapabilecek muhasebe programına hakim bayan ön muhasebe elemanları alınacaktır.Firmamız E faturaya tabidirÖncelikle ilk tercihimiz uzun yıllar firmamızda hizmet vermesidir. Emekli olan personeller 15 yıl görev yapmıştırFirmamızın genel muhasebesi mali müşavir tarafından yapılmakta olup ön muhasebe elemanlar alınacaktırGörüşmeler whats up üzerinden görüntülü ve ya firmamızda  karşılıklı yapılabilirÇalışma saatlerimiz hafta içi 08-30 18-00Hafta sonu kapalı (Cumartesi-Pazar)  ofSosyal İmkanlar yemek + sgk + yol GENEL NİTELİKLER-Minimum Ticaret lisesi veya denge okul  mezunu, tercihen ön Lisans veya lisans mezunu-Muhasebe programına hakim-Diksiyonu düzgün -Akıcı konuşma yeteneğine sahip-Temel muhasebe süreçlerine ve dosyalama düzenine hâkim,-Benzer görevde en az 2 yıl deneyimli,-MS Office programlarını etkin kullanabilen,-Düzenli, disiplinli ve titiz çalışabilen,-Ekip çalışmasına yatkı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üt ve Süt Ürünleri</text:p>
          </table:table-cell>
          <table:table-cell table:number-columns-repeated="2" office:value-type="string">
            <text:p>Sütaş Süt Ürünleri A.Ş.</text:p>
          </table:table-cell>
          <table:table-cell office:value-type="string">
            <text:p>Satış Yöneticisi / Yönetmeni</text:p>
          </table:table-cell>
          <table:table-cell office:value-type="float" office:value="3592252">
            <text:p>3592252</text:p>
          </table:table-cell>
          <table:table-cell office:value-type="string">
            <text:p>Erzurum</text:p>
          </table:table-cell>
          <table:table-cell office:value-type="string">
            <text:p>active</text:p>
          </table:table-cell>
          <table:table-cell office:value-type="string">
            <text:p>Detail-Aday</text:p>
          </table:table-cell>
          <table:table-cell office:value-type="string">
            <text:p>GENEL NİTELİKLER VE İŞ TANIMI Sütün iyiliği ve bereketini yayma misyonu ile çalışan ve her biri işinin uzmanı 5.000 çalışma arkadaşımızın yanı sıra satış dağıtım grubundaki iş ortaklarımız ile birlikte 7.500 kişilik büyük bir aileyiz.Her geçen gün büyüyen Sütaş Ailesi’ne, yaratıcı, yenilikçi, heyecanı yüksek, uluslararası platformlarda çalışabilecek, takım çalışmasını seven çalışma arkadaşları katmak istiyoruz.Misyonumuzu benimseyen, vizyonumuzu paylaşan, değerlerimizi kendi değerleri ile örtüştüren, “Çiftlikten Sofralara” entegre iş modelimiz doğrultusunda gıda mühendisliği, makine mühendisliği, endüstri mühendisliği, veterinerlik, elektrik elektronik mühendisliği, işletme, iktisat, bilgisayar mühendisliği, yazılım mühendisliği gibi pek çok farklı bölümden mezun geleceğin Sütaş'lıları ile tanışma heyecanı içindeyiz.Siz de bu aileye katılarak Sütaş'lı olmaya ne dersiniz?Sütaş Satış Genel Müdür Yardımcılığı, Trabzon Bölge Satış Müdürlüğü bünyesindeki "Distribütör Satış Yöneticisi - Erzurum" pozisyonunda aramıza katılmanız için başvurunuzu bekliyoruz. Üniversite mezunu,Hızlı Tüketim Sektöründe en az 5 yıl deneyimli,Etkili iletişim kuran, müşteri odaklı ve ekip çalışmasına yatkın,İyi derecede İngilizce bilen,MS Office uygulamalarına hakim,Erkek adaylar için askerlik görevini tamamlamış,Seyahat engeli olmayan,Erzurum'da ikamet eden / edebilecek olan.İŞ TANIMISorumlu olduğu distribütör bölgelerinde satış faaliyetlerinin yönlendirilmesi, takip edilmesi, satış dağıtım ve bulunurluk hedeflerinin gerçekleştirilmesi ve raporlanması,Distribütör ve distribütör ekibinin şirket kültürüne göre yönetilmesi; eğitim, teşvik ve denetim işlevlerinin gerçekleştirilmesi,Bölgesindeki gelişim fırsatlarını takip ederek gerekli aksiyon planlarının yap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üt ve Süt Ürünleri</text:p>
          </table:table-cell>
          <table:table-cell table:number-columns-repeated="2" office:value-type="string">
            <text:p>Sütaş Süt Ürünleri A.Ş.</text:p>
          </table:table-cell>
          <table:table-cell office:value-type="string">
            <text:p>Satış Yöneticisi / Yönetmeni</text:p>
          </table:table-cell>
          <table:table-cell office:value-type="float" office:value="3573235">
            <text:p>3573235</text:p>
          </table:table-cell>
          <table:table-cell office:value-type="string">
            <text:p>Mardin, Şırnak(Cizre)</text:p>
          </table:table-cell>
          <table:table-cell office:value-type="string">
            <text:p>active</text:p>
          </table:table-cell>
          <table:table-cell office:value-type="string">
            <text:p>Detail-Aday</text:p>
          </table:table-cell>
          <table:table-cell office:value-type="string">
            <text:p>GENEL NİTELİKLER VE İŞ TANIMI Sütün iyiliği ve bereketini yayma misyonu ile çalışan ve her biri işinin uzmanı 5.000 çalışma arkadaşımızın yanı sıra satış dağıtım grubundaki iş ortaklarımız ile birlikte 7.500 kişilik büyük bir aileyiz.Her geçen gün büyüyen Sütaş Ailesi’ne, yaratıcı, yenilikçi, heyecanı yüksek, uluslararası platformlarda çalışabilecek, takım çalışmasını seven çalışma arkadaşları katmak istiyoruz.Misyonumuzu benimseyen, vizyonumuzu paylaşan, değerlerimizi kendi değerleri ile örtüştüren, “Çiftlikten Sofralara” entegre iş modelimiz doğrultusunda gıda mühendisliği, makine mühendisliği, endüstri mühendisliği, veterinerlik, elektrik elektronik mühendisliği, işletme, iktisat, bilgisayar mühendisliği, yazılım mühendisliği gibi pek çok farklı bölümden mezun geleceğin Sütaş'lıları ile tanışma heyecanı içindeyiz.Siz de bu aileye katılarak Sütaş'lı olmaya ne dersiniz?Sütaş Satış Genel Müdür Yardımcılığı, Diyarbakır Bölge Satış Müdürlüğü bünyesindeki "Distribütör Satış Yöneticisi- Mardin-Cizre" pozisyonunda aramıza katılmanız için başvurunuzu bekliyoruz. Üniversite mezunu,Hızlı Tüketim Sektöründe en az 5 yıl deneyimli,Etkili iletişim kuran, müşteri odaklı ve ekip çalışmasına yatkın,İyi derecede İngilizce bilen,MS Office uygulamalarına hakim,Erkek adaylar için askerlik görevini tamamlamış,Seyahat engeli olmayan,İŞ TANIMISorumlu olduğu distribütör bölgelerinde satış faaliyetlerinin yönlendirilmesi, takip edilmesi, satış dağıtım ve bulunurluk hedeflerinin gerçekleştirilmesi ve raporlanması,Distribütör ve distribütör ekibinin şirket kültürüne göre yönetilmesi; eğitim, teşvik ve denetim işlevlerinin gerçekleştirilmesi,Bölgesindeki gelişim fırsatlarını takip ederek gerekli aksiyon planlarının yapıl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üt ve Süt Ürünleri</text:p>
          </table:table-cell>
          <table:table-cell table:number-columns-repeated="2" office:value-type="string">
            <text:p>Sütaş Süt Ürünleri A.Ş.</text:p>
          </table:table-cell>
          <table:table-cell office:value-type="string">
            <text:p>Mekanik Bakım Yöneticisi</text:p>
          </table:table-cell>
          <table:table-cell office:value-type="float" office:value="3464998">
            <text:p>3464998</text:p>
          </table:table-cell>
          <table:table-cell office:value-type="string">
            <text:p>Bingöl</text:p>
          </table:table-cell>
          <table:table-cell office:value-type="string">
            <text:p>active</text:p>
          </table:table-cell>
          <table:table-cell office:value-type="string">
            <text:p>Detail-Aday</text:p>
          </table:table-cell>
          <table:table-cell office:value-type="string">
            <text:p>GENEL NİTELİKLER VE İŞ TANIMI Sütün iyiliği ve bereketini yayma misyonu ile çalışan ve her biri işinin uzmanı 5.000 çalışma arkadaşımızın yanı sıra satış dağıtım grubundaki iş ortaklarımız ile birlikte 7.500 kişilik büyük bir aileyiz.Her geçen gün büyüyen Sütaş Ailesi’ne, yaratıcı, yenilikçi, heyecanı yüksek, uluslararası platformlarda çalışabilecek, takım çalışmasını seven çalışma arkadaşları katmak istiyoruz.Misyonumuzu benimseyen, vizyonumuzu paylaşan, değerlerimizi kendi değerleri ile örtüştüren, “Çiftlikten Sofralara” entegre iş modelimiz doğrultusunda gıda mühendisliği, makine mühendisliği, endüstri mühendisliği, veterinerlik, elektrik elektronik mühendisliği, işletme, iktisat, bilgisayar mühendisliği, yazılım mühendisliği gibi pek çok farklı bölümden mezun geleceğin Sütaş'lıları ile tanışma heyecanı içindeyiz.Siz de bu aileye katılarak Sütaş'lı olmaya ne dersiniz?Sütaş A.Ş. Bingöl Fabrika Müdürlüğü’müze bağlı Teknik Müdürlük’te görevlendirilmek üzere "Proses Ekipmanları Yöneticisi" pozisyonunda aramıza katılmanız için başvurunuzu bekliyoruz.   Nasıl Bir Takım Arkadaşı Arıyoruz?       Üniversitelerin Makine Mühendisliği bölümünden mezun,        Alanında en az 5 yıl deneyimli,        İyi derecede İngilizce bilen,        Analitik becerileri güçlü, sonuç odaklı ve ekip çalışmasına yatkın,        MS Office uygulamasına hakim,        Süt ve süt ürünleri proseslerinde bilgi ve deneyim sahibi,        Erkek adaylar için askerlik görevini tamamlamış,        Bingöl’de ikamet eden / edebilecek olan. Takım Arkadaşımızdan Ne Bekliyoruz?       Pastörizatör, sterilizatör gibi plakalı/borulu ısı değiştiricilerin ve homojenizatör, seperatör gibi süt ürünleri proses ekipmanlarının tasarım, planlı bakımlarının gerçekleştirilmesi,        P&amp;ID lerin tasarım ve analizlerinin yapılması,        Akışkanlar mekaniği konusunda süreçlerin yönetilmesi, pompa ve hat tasarımlarının gerçekleştirilmesi. Sütaş ‘ta sizin için neler var?Çalışma arkadaşlarımızın, potansiyellerini en üst seviyede gerçekleştirebilmeleri için kişisel gelişimlerini, bilgi, beceri ve yetkinliklerini destekler; kazanımlarını, kariyer beklentilerini, iş sonuçlarını ve organizasyonun ihtiyaçlarını değerlendirerek onlara kariyer yolculuklarının ilerleyen yıllarında da farklı lokasyon ve iş kolları arasında geçiş imkanı sunar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v Mobilyaları</text:p>
          </table:table-cell>
          <table:table-cell table:number-columns-repeated="2" office:value-type="string">
            <text:p>DİNLER MOBİLYA DAY.TÜK MAL.PAZ. VE GIDA SAN TİC LT</text:p>
          </table:table-cell>
          <table:table-cell office:value-type="string">
            <text:p>Mağaza Müdürü</text:p>
          </table:table-cell>
          <table:table-cell office:value-type="float" office:value="3201197">
            <text:p>3201197</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İstanbul Pendik ve Kartal da bulunan İSTİKBAL/BELLONA/MONDİ Mağazalarımıza müşteri memnuniyetini ön planda tutarak satış yapabilecek, personelin sevk ve idaresinden sorumlu olacak, mağaza içi tüm işleyişi yürütecek ve, bu alanda kariyer hedefi bulunan "MAGAZA MÜDÜRÜ" adayları aramaktayız.İstenen Yetenek ve Uzmanlıklar:*Tercihen üniversite mezunu,*Mağaza müdürlüğü pozisyonunda en az 4 yıl deneyimi bulunan,*Yönetici vasıflarına sahip, kendisine bağlı personeli motive edebilecek,*İnsan ilişkileri kuvvetli, ikna kabiliyeti gelişmiş,* Mağazacılık çalışma saatlerine uyum gösterebilecek,*Perakende sektöründeki gelişmeleri ve yenilikleri, genel müşteri tercihleri ve satın alma eğilimlerini takip ederek gerekli önlemleri almak, önerilerde bulunmak,*Satış performansının artırılması yönündeki çalışmaları etkin bir şekilde planlayıp uygulamak,*Mağaza ekibinin bireysel gelişimi için İ.K birimi ile iş birliği doğrultusunda gerekli desteği sağlamak,*Mağaza ve depodaki stok ve sevkiyat hareketlerini takip ve koordine etmek,*Mağazada satış odaklı görsel düzenleme yapmak,*Haftalık raporları incelemek, sonuca bağlamak ve ilgili birimlere raporlamak,*MS Ofis programlarına hakim,*Satış hedefleri doğrultusunda çalışabilecek,*Tercihen SAP bilgisi olan,*B sınıfı ehliyeti olan,*Erkek adaylar için askerlik hizmetini tamamlamış, İş tanımı;·         Mağazanın satış hedeflerinin gerçekleştirilmesini sağlamak,·         Mağaza ekibinin sevk ve idaresinden sorumlu olmak,·         Müşteri istek ve beklentilerine uygun hizmet sunmak,·         Çalışan memnuniyeti ve satış performansını arttırmak,·         Müşteri şikâyet / öneri sistemini yönetmek,·         Gerekli raporlamaların zamanında ve doğru olarak yapılmasını sağlamak,·         Mağaza görsel düzenlemesinde etkin olmak,·         İlgili birimlerle sürekli iletişim halinde bulun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Üretim / Endüstriyel Ürünler, Üretim Makine ve Ekipmanları, Elektrik &amp; Elektronik, Boya Sanayi, Oto Yedek Parça ve Yan Sanayi</text:p>
          </table:table-cell>
          <table:table-cell table:number-columns-repeated="2" office:value-type="string">
            <text:p>TDT ltd</text:p>
          </table:table-cell>
          <table:table-cell office:value-type="string">
            <text:p>Genel Müdür Asistanı</text:p>
          </table:table-cell>
          <table:table-cell office:value-type="float" office:value="3606245">
            <text:p>3606245</text:p>
          </table:table-cell>
          <table:table-cell office:value-type="string">
            <text:p>İstanbul(Avr.)(Avcılar, Fatih, Beylikdüzü, Esenyurt)</text:p>
          </table:table-cell>
          <table:table-cell office:value-type="string">
            <text:p>active</text:p>
          </table:table-cell>
          <table:table-cell office:value-type="string">
            <text:p>Detail-Aday</text:p>
          </table:table-cell>
          <table:table-cell office:value-type="string">
            <text:p>GENEL NİTELİKLER VE İŞ TANIMI Duties:•Compiling, proofreading, and revising drafts of documents and reports and daily record keeping and filing of documents to coordinate with the accountant.•Overseas market research to find a new customers.•Carrying out all foreign trade necessary work.•Handle all outgoing or incoming correspondence (mail, calls, letters, packages etc.)•Follow-up the bank for purchase payments ,bank guarantees, letters of credit, etc.•Being the point of contact for the Managing director.•Attend meetings  and taking dictation (minutes).Requirements: Turkish as mother tongue with English or Arabic.Experience at least 4-years in export/import of industrial product and or auto spare parts.Outstanding communication and negotiation abilities. </text:p>
          </table:table-cell>
          <table:table-cell office:value-type="string">
            <text:p/>
            <text:p><text:s text:c="16"/>Bugün</text:p>
            <text:p><text:s text:c="17"/>güncellendi</text:p>
            <text:p><text:s text:c="15"/></text:p>
          </table:table-cell>
        </table:table-row>
        <table:table-row table:style-name="ro2">
          <table:table-cell office:value-type="string">
            <text:p>Full-Time</text:p>
          </table:table-cell>
          <table:table-cell office:value-type="string">
            <text:p>Kimya</text:p>
          </table:table-cell>
          <table:table-cell table:number-columns-repeated="2" office:value-type="string">
            <text:p>GREEN ENERGY CHEMİCALS ENERJİ KİMYASALLARI SANAYİ TİCARET LİMİTED ŞİRKETİ</text:p>
          </table:table-cell>
          <table:table-cell office:value-type="string">
            <text:p>Üretim Müdürü</text:p>
          </table:table-cell>
          <table:table-cell office:value-type="float" office:value="3585382">
            <text:p>3585382</text:p>
          </table:table-cell>
          <table:table-cell office:value-type="string">
            <text:p>Adana(Kozan)</text:p>
          </table:table-cell>
          <table:table-cell office:value-type="string">
            <text:p>active</text:p>
          </table:table-cell>
          <table:table-cell office:value-type="string">
            <text:p>Detail-Aday</text:p>
          </table:table-cell>
          <table:table-cell office:value-type="string">
            <text:p>QUALIFICATIONS AND JOB DESCRIPTION Reporting to the Plant Manager, the Production Lead  will assist with the production process including;  production operation &amp; maintenance of the Ethanol plant.Bachelor's or master's degree in Chemistry, Chemical Engineering, or related field.Minimum of 8 years of progressive experience in production lead roles within the Corn based Ethanol / ENA plant .Proficiency with SAP, strong computer skills including Microsoft Excel &amp; Power BI.Proficiency in production system, operation &amp; maintenance, quality management systems (e.g., ISO 9001, EFfCI GMP) and their practical implementation.Excellent communication and interpersonal skills, enabling effective collaboration and consultation.Experience in managing and motivating teams, fostering a culture of quality and continuous improvement.Experience in ethanol,and corn processFluent in both written and spoken English and Turkish. Additional languages are a plus.Must reside in  Adana or KozanJob Description:Ensure that all the daily, weekly, and monthly planned production targets in the distillation station are achieve.Assist the Plant Manager in preparation of the operating and capital budgets.Assist the plant Manager in planning the weekly and annual preventative maintenance programmes.Monitor the process plant efficiency and the quality of the products and take necessary and corrective action whenever a deviation from the set values takes place.Monitor all rotating equipment and observe the performance of the equipment.Raise the purchase requisition and maintain sufficient input, spare parts, tools &amp; tackles.Coordinate with the Boiler, Water &amp; Waste water, Electrical, Instruments and warehouse supervisors to ensure a smooth daily ethanol production.Ensure that the ethanol plant all sections –Milling, Liquification, Fermentation, Distillation, Utilities, water &amp; wastewater treatment &amp; boiler are performing adequately.Apply engineering expertise to solve production problems, and provide input to process improvements. This might include sizing of equipment, identifying equipment capacity requirements, developing process control systems, increasing efficiencies of the flow of fluid materials, etc.</text:p>
          </table:table-cell>
          <table:table-cell office:value-type="string">
            <text:p/>
            <text:p><text:s text:c="16"/>28 gün önce</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SEBA İNŞAAT A.Ş</text:p>
          </table:table-cell>
          <table:table-cell office:value-type="string">
            <text:p>Elektrik Teknikeri</text:p>
          </table:table-cell>
          <table:table-cell office:value-type="float" office:value="3610138">
            <text:p>3610138</text:p>
          </table:table-cell>
          <table:table-cell office:value-type="string">
            <text:p>İstanbul(Avr.)(Eyüp, Kağıthane)</text:p>
          </table:table-cell>
          <table:table-cell office:value-type="string">
            <text:p>active</text:p>
          </table:table-cell>
          <table:table-cell office:value-type="string">
            <text:p>Detail-Aday</text:p>
          </table:table-cell>
          <table:table-cell office:value-type="string">
            <text:p>GENEL NİTELİKLER VE İŞ TANIMI Elektrik Grup Şefi’ne bağlı olarak firmamızın İstanbul Kağıthane ve Eyüp bölgelerindeki projelerde görevlendirilmek üzere Elektrik Teknikeri ekip arkadaşı arayışımız bulunmaktadır. GENEL NİTELİKLER ve İŞ TANIMIÜniversitelerin Meslek Yüksek Okulu, Elektrik vb. ilgili bölümlerinden mezun,Saha uygulamalarında 5-10 yıl tecrübeli,Kuvvetli Akım ve Zayıf Akım sistemlerinde deneyim sahibi,Tercihen konut ve iş merkezi projelerinde tecrübeli, Ekip çalışmasına uyumlu ve bağlı olduğu yöneticiye karşı sorumluluk sahibi,Sorumlu olduğu işlerde altyükleniciyi denetleyebilen ve koordinasyonu sağlayabilen,Elektrik işleri test ve devreye alma çalışmalarında deneyim sahibi,Erkek adaylar için askerlik görevini tamamlamış.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SEBA İNŞAAT A.Ş</text:p>
          </table:table-cell>
          <table:table-cell office:value-type="string">
            <text:p>Elektrik Mühendisi</text:p>
          </table:table-cell>
          <table:table-cell office:value-type="float" office:value="3610113">
            <text:p>3610113</text:p>
          </table:table-cell>
          <table:table-cell office:value-type="string">
            <text:p>İstanbul(Avr.)(Eyüp, Kağıthane)</text:p>
          </table:table-cell>
          <table:table-cell office:value-type="string">
            <text:p>active</text:p>
          </table:table-cell>
          <table:table-cell office:value-type="string">
            <text:p>Detail-Aday</text:p>
          </table:table-cell>
          <table:table-cell office:value-type="string">
            <text:p>GENEL NİTELİKLER VE İŞ TANIMI Elektrik Grup Şefi’ne bağlı olarak firmamızın İstanbul Kağıthane ve Eyüp bölgelerindeki projelerde görevlendirilmek üzere Elektrik Mühendisi ekip arkadaşı arayışımız bulunmaktadır. GENEL NİTELİKLER ve İŞ TANIMIÜniversitelerin Elektrik Mühendisliği bölümlerinden mezun,Alanında en az 5 yıl tecrübeli, Tercihen konut ve iş merkezi projelerinde tecrübeli,Uygulama bilgisine hakim,  Zaman yönetimi konusunda dikkatli, İnisiyatif alabilen,  Ekip çalışmasına uyumlu ve iş takibinde disiplinli,AutoCAD ve MS Office programlarına hakim, Elektrik işlerinin iş programıyla paralel yürütülmesi ve diğer disiplinlerle koordinasyonun sağlanması,Elektrik taşeronlarının yönetimi, denetlenmesi ve hak edişlerinin ön kontrolü,Elektrik işleri test ve devreye alma çalışmalarının sahada yönetilmesi görevlerinden sorumlu olacaktır.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SEBA İNŞAAT A.Ş</text:p>
          </table:table-cell>
          <table:table-cell office:value-type="string">
            <text:p>Elektrik Mühendisi</text:p>
          </table:table-cell>
          <table:table-cell office:value-type="float" office:value="3560488">
            <text:p>3560488</text:p>
          </table:table-cell>
          <table:table-cell office:value-type="string">
            <text:p>Muğla(Bodrum)</text:p>
          </table:table-cell>
          <table:table-cell office:value-type="string">
            <text:p>active</text:p>
          </table:table-cell>
          <table:table-cell office:value-type="string">
            <text:p>Detail-Aday</text:p>
          </table:table-cell>
          <table:table-cell office:value-type="string">
            <text:p>GENEL NİTELİKLER VE İŞ TANIMI Seba İnşaat A.Ş.‘nin Bodrum/Gölköy şantiyesinde görev almak üzere Elektrik Mühendisiarayışımız bulunmaktadır.Üniversitelerin Elektrik Mühendisliği bölümlerinden mezun,Lüks konut, projelerinde en az 10 yıl tecrübe sahibi,Şantiye imalat takibi ve organizasyonunu yapacak, ilgili ekipleri yönetecek, gerekli raporlamaları yapacak,Kalite ve sonuç odaklı,İş Sağlığı ve güvenliği konusunda disiplinli,Ekip çalışmasına uyumlu, iletişim becerileri güçlü.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İnşaat</text:p>
          </table:table-cell>
          <table:table-cell table:number-columns-repeated="2" office:value-type="string">
            <text:p>SEBA İNŞAAT A.Ş</text:p>
          </table:table-cell>
          <table:table-cell office:value-type="string">
            <text:p>İnşaat Mühendisi</text:p>
          </table:table-cell>
          <table:table-cell office:value-type="float" office:value="3586673">
            <text:p>3586673</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Seba İnşaat A.Ş.‘nin geoteknik uygulama saha projelerinde görev almak üzere İnşaat Mühendisi arayışımız bulunmaktadır.En az 5 yıl İnşaat Mühendisliği alanında; 2 yılı geoteknik uygulama saha tecrübesi olan,İyi derecede AutoCAD ve Microsoft Office programlarını kullanabilen,İşin yapımı esnasında her aşamada işi kontrol ederek işin yapımını organize edecek,Proje üzerinden detay çözümlerini yapabilecek,B Sınıfı ehliyet sahibi ve aktif araç kullanabilen,Kalite, Kontrol ölçüm yöntemleri hakkında bilgi ve beceriye sahip,Esnek çalışma saatlerine uygun (Gece çalışması),Yönettiği tüm süreçler ile ilgili etkin raporlama yapabilecek,İdari hak ediş, taşeron hak edişi, metraj, fiyat farkı hesabı, iş programı vb. konularda tecrübeli.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emir- Çelik</text:p>
          </table:table-cell>
          <table:table-cell table:number-columns-repeated="2" office:value-type="string">
            <text:p>Hakan Faydasıçok Çelik San. A.ş</text:p>
          </table:table-cell>
          <table:table-cell office:value-type="string">
            <text:p>Satış Uzmanı</text:p>
          </table:table-cell>
          <table:table-cell office:value-type="float" office:value="3586495">
            <text:p>3586495</text:p>
          </table:table-cell>
          <table:table-cell office:value-type="string">
            <text:p>Ankara(Kahramankazan)</text:p>
          </table:table-cell>
          <table:table-cell office:value-type="string">
            <text:p>active</text:p>
          </table:table-cell>
          <table:table-cell office:value-type="string">
            <text:p>Detail-Aday</text:p>
          </table:table-cell>
          <table:table-cell office:value-type="string">
            <text:p>GENEL NİTELİKLER VE İŞ TANIMI Ülkemiz sanayisinin ihtiyaç duyduğu vasıflı çelik ürünlerini, yurt içi ve yurt dışındaki kaynaklardan tedarik ederek; yaygın dağıtım ağı, rekabetçi fiyat ve stok çeşitliliği ile beklentilerin üzerinde hizmet sağlayan, müşterilerine en yakın ve değer katan çözüm ortağı çelik sektörünün öncü kuruluşlarından Hakan Faydasıçok Çelik A.Ş. şirketimiz Ankara lokasyonumuzda çalışmak üzere;·        Üniversitelerin ilgili bölümlerinden mezun,·        Tercihen demir çelik ve metal sektörlerinde satış konusunda deneyimli,·        Pazar analizi yapabilecek ve bireysel satış stratejisini geliştirebilecek,·        Pratik, çözüm ve kalite odaklı çalışan, rekabet bilinci yüksek, ·        Organizasyon, yönetim ve planlama yetkinlikleri gelişmiş,·        Güçlü iletişim ve ikna kabiliyetine sahip,·        MS Office programlarına hakim,·        B sınıfı sürücü belgesine sahip ve aktif araç kullanabilen,·        Seyahat engeli olmayan,·        Erkek adaylar için askerlik görevini tamamlamış,·        Ankara’ da ikamet eden ya da edebilecek olan, ‘Satış Uzmanı’ arayışımız bulunmaktadır.</text:p>
          </table:table-cell>
          <table:table-cell office:value-type="string">
            <text:p/>
            <text:p><text:s text:c="16"/>13 gün önce</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Kimya Mühendisi</text:p>
          </table:table-cell>
          <table:table-cell office:value-type="float" office:value="3535390">
            <text:p>3535390</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KİMYA MÜHENDİSİGENEL NİTELİKLER Bursa Nilüfer Badırga Organize Deri Sanayi’de bulunan sektöründe öncü firmamızda görevlendirilmek üzere, aşağıdaki niteliklere sahip KİMYA MÜHENDİSİ alınacaktır.Üniversitelerin Kimya Mühendisliği bölümünden mezun, Deri sektöründe çalışmak ve kendini geliştirmek isteyen,MS Office programlarını iyi derecede kullanabilen,Organizasyon, etkin iletişim, analitik düşünme, problem çözme becerilerine sahip,Hırslı, dinamik, ekip çalışmasına yatkın, araştırma ve öğrenmeye istekli, sosyal ilişkilerde başarılı,Kendine güvenen, planlı çalışma disiplinine sahip, Yoğun iş temposuna ayak uydurabilecek, Erkek adaylar için askerlik hizmetini tamamlamış olan, Tercihen İngilizce bilgisine sahip, Bursa Nilüfer’de ikamet eden veya edebilecek.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Elektrik Teknisyeni</text:p>
          </table:table-cell>
          <table:table-cell office:value-type="float" office:value="3437816">
            <text:p>3437816</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ELEKTRİK TEKNİSYENİDeri sektöründe faaliyet gösteren öncü firmamız Uyguner Deri’nin Tuzla’da bulunan fabrikasında görevlendirilmek üzere Bakım-Onarım Müdürlüğü bünyesinde çalışacak Elektrik Teknisyeni aranmaktadır.GENEL NİTELİKLER      Meslek Lisesi, Teknik Lise veya Meslek Yüksek Okulu elektrik bölümlerinden mezun,      Kumanda ve otomasyon bilgisine sahip,      Ekip çalışmasına ve iş birliğine yatkın,      Makinelerin elektrik projesini okuyabilen,      Makine elektrik arızalarında tecrübeli,      İş güvenliği kurallarına uyarak çalışmayı alışkanlık haline getirmiş,      Vardiyalı çalışabilecek, esnek çalışma saatlerine uyum sağlayabilecek,      Sonuç odaklı çalışan ve pratik çözümler üretebilen,      Dış görünümü ve kişisel bakımına özen gösteren,      Pendik ve Tuzla civarında ikamet eden, ulaşım sıkıntısı olmayan,      Erkek adaylar için askerlik görevini tamamlamış.</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Muhasebe Uzmanı</text:p>
          </table:table-cell>
          <table:table-cell office:value-type="float" office:value="3541698">
            <text:p>3541698</text:p>
          </table:table-cell>
          <table:table-cell office:value-type="string">
            <text:p>İstanbul(Avr.)(Küçükçekmece, Başakşehir)</text:p>
          </table:table-cell>
          <table:table-cell office:value-type="string">
            <text:p>active</text:p>
          </table:table-cell>
          <table:table-cell office:value-type="string">
            <text:p>Detail-Aday</text:p>
          </table:table-cell>
          <table:table-cell office:value-type="string">
            <text:p>GENEL NİTELİKLER VE İŞ TANIMI MUHASEBE UZMANI  -          Tek düzen muhasebe hesap planını bilen,-          Stok ve Cari hesap konusunda deneyimli,-          Bordro ve beyanname konusunda deneyimli,-          Günlük genel muhasebe kayıtlarını yapabilen ( Fatura, Çek senet Kasa vb.)-          E- fatura, E-Arşiv konusunda deneyimli -          Günlük satış kontrolü ve faturalanmasında deneyimli,-          İhracat işlemleri konusunda tecrübeli,-          Dış Ticaret ve Gümrük işlemlerine hâkim ve gümrük mevzuatını bilen,-          Üniversitelerin 2 veya 4 yıllık İşletme, İktisat bölümlerinden mezun,-          İletişim, sorgulama ve araştırma becerileri gelişmiş,-          Gelişmeye ve öğrenmeye açık,-          İlgili süreçlerde 3 sene tecrübeye sahip,-          Erkek adaylar için askerlik hizmetini tamamlamış,-          Halkalı, İkitelli, Başakşehir, Küçükçekmece bölgelerinde ikamet eden.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İnsan Kaynakları Sorumlusu</text:p>
          </table:table-cell>
          <table:table-cell office:value-type="float" office:value="3512039">
            <text:p>3512039</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Nitelikler:Bursa Nilüfer Badırga Organize Deri Sanayi’de bulunan fabrikamıza,Üniversitelerin tercihen İktisat, İşletme, Çalışma Ekonomisi ve Endüstri İlişkileri vb. bölümlerinden mezun,İnsan Kaynakları Personel, Özlük ve Bordrolama alanında en az 8 yıl deneyim sahibi,İş Kanunu, SGK Mevzuatı ve Teşvik Uygulamaları konularında bilgili,Temsil yeteneği kuvvetli, Erkek adaylar için askerliğini yapmış, MS Office programlarını (özellikle Excel) iyi seviyede kullanabilen,Tercihen üretim veya operasyon sektör tecrübesi olan,Takım çalışmasına yatkın, Çözüm odaklı ve planlama kabiliyeti yüksek, Güler yüzlü, prezantabl, zaman ve stres yönetiminde başarılı.Görev Tanımı:Tüm yasal süreçlerin takibini ve yönetimini sağlamak,İSG konularına hakim, İş Kur süreçlerini yönetebilecek, Tüm İnsan Kaynakları departmanının raporlarının hazırlanıp gönderilmesini sağlamak,Puantaj, bordro ve yasal bildirim süreçlerini kontrol etmek,Ücret ve sosyal haklara ilişkin tüm işlemlerin gerçekleştirilmesini sağlamak,Hukuki süreçler ile ilgili işlemlerin yapılmasına destek vermek (İşe iade hesaplamaları ve yasal bildirim takibi vb.)İşe giriş ve çıkış süreçlerinin uçtan uca takibini yapmak ve operasyonel süreci yönetmek,İK Bilgi Sistemi kurulumunu ve yönetimini gerçekleştirmek,İK süreçlerini ve prosedürlerini oluşturup güncellenmek ve prosedüre uygun olarak uygulanmasını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İthalat Sorumlusu</text:p>
          </table:table-cell>
          <table:table-cell office:value-type="float" office:value="3599308">
            <text:p>3599308</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GENEL NİTELİKLER VE İŞ TANIMIİş Tanımı:Mevcut ve yeni müşteri ilişkilerini sürdürmek, İthalat operasyonel süreçlerini uygulamak ve takip etmek,İthalat operasyonları için gerekli dokümantasyonları yapmak ,Gümrük işlemlerini yürütmek için gerekli evrakları hazırlamak ve takibini sağlamak, Genel Nitelikler:Üniversitelerin ilgili bölümlerinden mezun, B2 seviyesinde İngilizce bilen, İthalat alanında en az 5 yıl tecrübeli İhtalat operasyon çeşitlerini ve yönetimini bilen, Gümrük mevzuatına hakim, Microsoft Ofis programlarını (özellikle excel) iyi seviye kullanabilen,Sonuç odaklı, Etkili İletişim Becerisi yüksek, Stres yönetiminde başarılı Sorumluluk sahibi, Ekip çalışmasına yatkın, Erkek adaylar için Askerlik hizmetini tamamlamış,      Çalışma arkadaş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Satış Uzmanı</text:p>
          </table:table-cell>
          <table:table-cell office:value-type="float" office:value="3596545">
            <text:p>3596545</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İş Tanımı:Müşteri portföyünü geliştirmek, Sipariş açmak ve siparişin takibini yapmak,        Fiyatlandırma ve satış raporları hazırlamak,        Ürünlerin planlanan durumda ve zamanda teslim edilmesini sağlamak için teslimat sürecini takip etmek, sorun çıkması durumunda çözüme katkı sağlamak,Yeni satış fırsatlarını belirlemek ve bunları uzun vadeli ilişkilere dönüştürmekBölgesel ihracat satış hedefine ulaşmak için yöneticilerle koordineli olarak plan ve stratejiler geliştirmek,Müşteri ve fuar ziyaretleri için yurt dışına seyahat edebilecek,Sevkiyat, üretim ve teslimat süreçlerini yönetmek ve takip etmek için organizasyondaki diğer departmanlarla iş birliği içinde çalışmak.Genel Nitelikler:Tercihen Deri, Mobilya Döşeme, Mobilya Yan Sanayi, Otomotiv veya Tekstil ve benzeri sektörlerde satış tecrübesi olan,Yurtdışı satış tecrübesi olan, En az 5 yıl deneyimli, Üniversitelerin ilgili bölümlerinden mezun,     B2 seviyesinde sözlü ve yazılı İngilizce bilgisine sahip,      MS Office programlarını iyi derecede kullanabilen,       İletişimi güçlü, müşteri memnuniyeti odaklı çalışan,  Stres yönetiminde başarılı,    Planlama ve koordinasyon becerisi olan, Şişli, Levent bölgesine ulaşım problemi olmayan, Erkek adaylar için askerlik hizmetini tamamlamış.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Üretim Personeli</text:p>
          </table:table-cell>
          <table:table-cell office:value-type="float" office:value="3561870">
            <text:p>3561870</text:p>
          </table:table-cell>
          <table:table-cell office:value-type="string">
            <text:p>Bursa</text:p>
          </table:table-cell>
          <table:table-cell office:value-type="string">
            <text:p>active</text:p>
          </table:table-cell>
          <table:table-cell office:value-type="string">
            <text:p>Detail-Aday</text:p>
          </table:table-cell>
          <table:table-cell office:value-type="string">
            <text:p>GENEL NİTELİKLER VE İŞ TANIMI Bursa Nilüfer Badırga Organize Deri Sanayi’de bulunan sektöründe öncü firmamızda görevlendirilmek üzere, aşağıdaki niteliklere sahip “Üretim Personeli” alınacaktır. • Tercihen Ortaöğretim veya lise mezunu,• Tecrübeli veya yetiştirilmek üzere,• Mesleki gelişime ve öğrenmeye açık,• Takım çalışmasına yatkın,• Sabit gündüz ya da vardiyalı sistemde çalışabilecek,• Bursa'da ikamet eden. Ekip arkadaşlar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İhracat Uzmanı</text:p>
          </table:table-cell>
          <table:table-cell office:value-type="float" office:value="3594868">
            <text:p>3594868</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İş Tanımı:Mevcut ve yeni müşteri ilişkilerini sürdürmek, İhracat operasyonel süreçlerini uygulamak ve takip etmek,İhracat operasyonları için gerekli dokümantasyonları yapmak ,Gümrük işlemlerini yürütmek için gerekli evrakları hazırlamak ve takibini sağlamak,Hedef pazarlar için gerekli pazar araştırmalarını yapmak. Genel Nitelikler:Üniversitelerin ilgili bölümlerinden mezun, Orta derecede İngilizce bilen, Dış Ticaret mevzuatına ve Devlet yardımları/Teşvik konularına hakim,Microsoft Ofis programlarını iyi seviye kullanabilen,Sonuç odaklı, Etkili İletişim Becerisi yüksek, Ekip çalışmasına yatkın, Temel Dış Ticaret bilgisi olan,En az 3 yıl deneyimli,Tuzla, Gebze, Pendik bölgelerinde ikamet eden. (Tuzla Deri Organize Sanayi Bölgesine ulaşım sağlayabilen)Erkek adaylar için Askerlik hizmetini tamamlamış.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İhracat Müşteri Temsilcisi</text:p>
          </table:table-cell>
          <table:table-cell office:value-type="float" office:value="3006427">
            <text:p>3006427</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GENEL NİTELİKLER VE İŞ TANIMI Çağlayan'da bulunan lokasyonumuzda çalışacak, sorumlu olduğu bölgede yurt dışı ziyaretlerde bulunacak, ileri düzeyde ingilizce bilen tercihen Almanca 'da bilen ihracat müşteri temsilcisi arayışımız bul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Otomotiv, Deri</text:p>
          </table:table-cell>
          <table:table-cell table:number-columns-repeated="2" office:value-type="string">
            <text:p>Uyguner Deri Pazarlama ve Tic.A.Ş</text:p>
          </table:table-cell>
          <table:table-cell office:value-type="string">
            <text:p>Muhasebe Uzmanı</text:p>
          </table:table-cell>
          <table:table-cell office:value-type="float" office:value="3556611">
            <text:p>3556611</text:p>
          </table:table-cell>
          <table:table-cell office:value-type="string">
            <text:p>İstanbul(Asya)(Tuzla)</text:p>
          </table:table-cell>
          <table:table-cell office:value-type="string">
            <text:p>active</text:p>
          </table:table-cell>
          <table:table-cell office:value-type="string">
            <text:p>Detail-Aday</text:p>
          </table:table-cell>
          <table:table-cell office:value-type="string">
            <text:p>GENEL NİTELİKLER VE İŞ TANIMI MUHASEBE UZMANITek düzen muhasebe hesap planını bilen,İhracat işlemleri konusunda tecrübeli,Dış Ticaret ve Gümrük işlemlerine hâkim ve gümrük mevzuatını bilen,Tercihen dış ticaret şirketinde görev almış ve çalışmış,İlgili süreçlerde 3 sene tecrübeye sahip,Üniversitelerin 2 veya 4 yıllık İşletme, İktisat bölümlerinden mezun,İletişim, sorgulama ve araştırma becerileri gelişmiş,Erkek adaylar için askerliğini yapmış,Takım çalışmasına yatkın,Çözüm odaklı ve planlama kabiliyeti yüksek,Güler yüzlü, prezantabl, zaman ve stres yönetiminde başarılıGelişmeye ve öğrenmeye açık,Tuzla, Gebze, Pendik bölgelerinde ikamet eden. (Tuzla Deri Organize Sanayi Bölgesine ulaşım sağlayabil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text:p>
          </table:table-cell>
          <table:table-cell table:number-columns-repeated="2" office:value-type="string">
            <text:p>KAYAPORT ÖDEME KURULUŞU ANONİM ŞİRKETİ</text:p>
          </table:table-cell>
          <table:table-cell office:value-type="string">
            <text:p>Satış Uzmanı</text:p>
          </table:table-cell>
          <table:table-cell office:value-type="float" office:value="3606636">
            <text:p>3606636</text:p>
          </table:table-cell>
          <table:table-cell office:value-type="string">
            <text:p>İstanbul(Avr.)(Avcılar)</text:p>
          </table:table-cell>
          <table:table-cell office:value-type="string">
            <text:p>active</text:p>
          </table:table-cell>
          <table:table-cell office:value-type="string">
            <text:p>Detail-Aday</text:p>
          </table:table-cell>
          <table:table-cell office:value-type="string">
            <text:p>GENEL NİTELİKLER VE İŞ TANIMI Genel Nitelikler:İleri düzey Finans Yazılımları, Tahsilat ve Ödeme Çözümleri geliştiren şirketimizde “Satış Uzmanı” olarak görevlendirilmek üzere; BulutTahsilat ürünümüzün B2B satışında görev alacak;Fintech alanında geliştirilen yazılımlarımızın tanıtılmasında, satış ve pazarlamasında görev alabilecek,Satış tecrübesi olan,Teknolojiye ve yeniliklere heyecan duyan,Tercihen finans sektöründe bilgi ve tecrübe sahibi,Tercihen üniversitelerin finans, iktisat, bankacılık, endüstri, yönetim bilişim veya teknik bölümlerinden mezun ve yazılım terminolojisine hakim,MS Office uygulamalarına hakim ve iyi derecede bilgisayar kullanıcısı olan,Sunum ve temsil becerileri yüksek,Analitik düşünce yeteneğine sahip,İletişim becerisi yüksek, sosyal ilişkileri güçlü,Seyahat engeli olmayan,Aktif olarak araç kullanan,Erkek adaylar için askerlik yükümlülüğü tamamlanmış,İstanbul AVRUPA yakasında, tercihen Küçükçekmece, Avcılar, Beylikdüzü, Esenyurt, Büyükçekmece ve yakın ilçelerde ikamet edenGeleceğin sektörü Yazılım ve Fintech alanında Kurumsal Satış Uzmanı olarak kariyer gelişiminizde önemli başarılar elde edeceğiniz genç ruhlu ekibimize Takım arkadaşları arıyoruz.İş tanımı:Şirket stratejileri doğrultusunda yeni kurumsal müşteriler bulmak ve pazar payının arttırılmasına destek olmak.Satış potansiyeli olan firmaların yöneticileri ile iletişime geçerek ürünlerin sunumunu ve tanıtımını yapmak.Yeni proje olasılıklarını araştırmak, izlemek, fırsat yaratmak ve satışa dönüştürmek.Müşteri memnuniyetinin sağlanmasında aktif rol almak, network geliştirmek. Şirket içerisinde ilgili birimler ile koordineli çalışmak ve bilgi paylaşımını sağlamak.Gerekli tüm raporları hazırlamak ve ilgili yöneticiler ile paylaşma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Bilişim, Elektrik &amp; Elektronik Proje Taahhüt, Telekomünikasyon</text:p>
          </table:table-cell>
          <table:table-cell table:number-columns-repeated="2" office:value-type="string">
            <text:p>ACRO TEKNOLOJİ ANONİM ŞİRKETİ</text:p>
          </table:table-cell>
          <table:table-cell office:value-type="string">
            <text:p>Network Mühendisi</text:p>
          </table:table-cell>
          <table:table-cell office:value-type="float" office:value="3327975">
            <text:p>3327975</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Şirketimizin Teknik Ekibinde istihdam edilmek üzere Network Mühendisi aramaktayız. ·  Üniversitelerin ilgili (Bilgisayar, Elektrik/Elektronik, Elektronik Haberleşme, Matematik Mühendisliği vb.) bölümlerinden mezun ·  Network sistemleri tasarımı, kurulumu ve yönetimi LAN / WAN / WLAN konusunda en az 3 yıl deneyimli.  Cisco &amp; HPE/Aruba network ve wireless ürünlerinde bilgi ve tecrübe sahibi·  Tercihen CCNP, ACMP, ACCP, ACSP veya HCIP sertifikalarına sahip·  Temel Firewall, IPSec/SSL VPN, NAT konularında bilgi veya tecrübe sahibi,·  NAC Teknolojileri (802.1x, Profiling ve Posture) konusunda bilgi veya tecrübe sahibi,·  Ekip çalışmasına yatkın, temsil yeteneği yüksek.·  Aktif araç kullanabilen.·  Yurtiçi ve yurtdışı seyahat engeli bulunmayan.·  İyi derecede ingilizce bilen.·  Etkin iletişim becerileri ve sorun çözme yeteneğine sahip·  Erkek adaylar için askerlik hizmetini tamamlamış</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Elektrik &amp; Elektronik Proje Taahhüt, Telekomünikasyon</text:p>
          </table:table-cell>
          <table:table-cell table:number-columns-repeated="2" office:value-type="string">
            <text:p>ACRO TEKNOLOJİ ANONİM ŞİRKETİ</text:p>
          </table:table-cell>
          <table:table-cell office:value-type="string">
            <text:p>Satış Yöneticisi / Yönetmeni</text:p>
          </table:table-cell>
          <table:table-cell office:value-type="float" office:value="3311097">
            <text:p>3311097</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ACRO Teknoloji olarak, genç ve dinamik ekibimizle kamu ve özel sektör müşterilerimize İlham verici, inovatif ve fark yaratan çözümler sunuyoruz.ACRO ile büyümek, gelişmek ve değişime ortak olmak isteyen, motivasyonu ve heyecanı yüksek Satış Yöneticisi arkadaşlarımızı ekibimize dahil etmek istiyoruz.Genel Nitelikler:•Yapisal Kablolama, Zayıf akım (CCTV, Yangin Algilama, Acil Anons, Kartlı Geçiş), Network konularindan en az birinde deneyimli,•Müşteri memnuniyetine önem veren,•IT veya Telekomünikasyon sektöründe en az 3 yıllık satış deneyimine sahip,•Analitik düşünen, problem çözme ve süreç yönetimi konularında deneyimli,•Güçlü iletişim ve sunum becerileri olan, sonuç odaklı müzakere ve iletişim yeteneğine sahip,•4 Yıllık Üniversite mezunu (tercihen mühendislik bölümlerinden mezun)•İyi derecede İngilizce bilen, MS Office programlarını iyi kullanabilen (Excel, Word, Powerpoint),•Erkek adaylar için askerlik sorunu olmayan,•Tüm adaylar için araç kullanmayı bilen, yurt içi ve yurt dışı seyahat engeli olmayan.Görev ve Sorumluluklar:• Yapisal Kablolama, Zayıf akım (CCTV, Yangin Algilama, Acil Anons, Kartlı Geçiş), Network projelerinde ana ve alt yüklenicilerle iletişime geçilerek mevcut projelerin takip edilmesi ve yeni projelerin geliştirilmesi,•Çeyreklik ve yıllık müşteri gelişim ve iletişim planlarının oluşturularak satış ve KPI hedeflerinin gerçekleştirilmesi,•Haftalık planlı ziyaretler yaparak müşteri potansiyelinin ve ihtiyaçların tespit edilmesi, müşterilere uygun çözümlerin satışının gerçekleştirilmesi,•Müşterilerle üst düzey, kaliteli ve güvenilir ilişkilerin sağlanması,•Müşteri ihtiyaçlarının analiz edilerek optimum dağıtım modelinin planlanması, operasyonel ve teknolojik entegrasyonunun sağlanması,•Müşteri sözleşme, faturalandırma ve tahsilat işlemlerinin takibi ve raporlanması,•Bölge ile ilgili rakip ve pazar analizlerinin yapılması ve raporlanması </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Bilişim, Proje Yönetimi, Bilişim Danışmanlığı</text:p>
          </table:table-cell>
          <table:table-cell table:number-columns-repeated="2" office:value-type="string">
            <text:p>MAYAICT BİLGİSAYAR HİZMETLERİ ANONİM ŞİRKETİ</text:p>
          </table:table-cell>
          <table:table-cell office:value-type="string">
            <text:p>Bilgi İşlem Destek Uzmanı</text:p>
          </table:table-cell>
          <table:table-cell office:value-type="float" office:value="3594619">
            <text:p>3594619</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mayaICT 1998 yılında kuruldu ve dönemin temel teknolojileri olan ses ve veri çözümleri ile sunucu kurulumu alanında  çok uluslu şirketlere operasyonel destek ve satın alma hizmetleri vermeye başladı. Marka bağımsız hizmet anlayışının temelleri bu yıllarda atıldı ve mayaICT, birlikte çalıştığı farklı ölçekteki kurumların ve farklı sektörlerin ihtiyaçlarına cevap verebilecek hale geldi.Bugün 200 kişiye yaklaşan deneyimli kadrosu,Türkiye'nin dört bir yanında yerinde destek hizmetleri sağlayan uzman saha ekipleri ve ilk günden beri temel hedefi olan müşterilerinin IT operasyonlarını verimli hale getirme misyonuyla çalışmalarına devam ediyor. Sistem yönetimi, proje ve denetleme hizmetlerinin yanı sıra; otomasyon sistemleri, nesnelerin interneti ve artırılmış gerçeklik gibi güncel teknolojileri destek verdiği kurumların iş süreçlerine entegre ederek, Türkiye’de dijital dönüşüm öncülerinden olmayı sürdürüyor.  İstanbul'da görevlendirilmek üzere "Bilgi İşlem Destek Uzmanı" arayışımız bulunmaktadır.TEMEL NİTELİKLERÜniversitelerin ilgili bölümlerinden mezun,En az 2 yıl Bilgi Teknolojileri Sistem Destek, Helpdesk vb alanlarında tecrübeli,Bilgi Teknolojileri alanında kariyer hedefleri olan,Dinamik ve sorumluluk duygusu yüksek,İletişim becerileri iyi olan,İş takibi ve iş sonuçlandırma konusunda başarılı,Dokümantasyon yapabilen ve yaptığı işi raporlayabilen,Sorunlara çözüm odaklı yaklaşan ve çözüm üretebilen,Döküman takip edebilecek ve anlayacak şekilde İngilizceye hakim ,PC sistemleri ve donanımı konusunda bilgi sahibi,PC'lerin network üzerindeki işleyişi konusunda temel bilgilere hakim,Network temel bilgilerine sahip, uç birim cihazlarını kurup sorun giderebilecek nitelikte,Ağ cihazlarının temel konfigürasyonlarını yapabilen,Sunucuların temel konfigürasyonlarını yapabilen.İŞ TANIMISon kullanıcı desteği ve donanım konularında yetkin olmak.Donanımlar, uygulamalar ve kullanılan cihazlar için son kullanıcılara destek vermek.Ms Office, Ms Windows işletim sistemleri, Temel LAN/WAN network desteği, Rutin MS Windows Server (Active Directory) ve MS Exchange desteği konularında destek vermek.Arıza durumlarında ilk müdahaleyi yapmak, arızayı gidermek veya giderilmesini sağlamak için merkez ile bağlantı kurmak.Kişisel bilgisayar ve bağlı donanımların envanterini takip etmek.Sistem iyileştirilmesinde ve analiz edilmesinde önerilerde bulunabil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text:p>
          </table:table-cell>
          <table:table-cell table:number-columns-repeated="2" office:value-type="string">
            <text:p>Spor Data Bilgi Teknolojileri Yönetimi T.A.Ş</text:p>
          </table:table-cell>
          <table:table-cell office:value-type="string">
            <text:p>Veri Giriş Operatörü</text:p>
          </table:table-cell>
          <table:table-cell office:value-type="float" office:value="3597221">
            <text:p>3597221</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AsyaLogic is an organization that has been developing sports-related live-data from hundreds of thousands of events on more than 17 different sports all across the world for the past 10 years. We are one of the biggest sport-related live-data provider in Turkey with more than 300 employees and located in Istanbul with three offices. We are aware of the speed and utilization of technology and getting ready for the next step. With the strength of our experience, we started to provide innovative software solutions and services to our partners.Skills-       Residing on the Anatolian side of Istanbul,-       English is a must, -       Enjoying watching and following different sports,-       Remain knowledgeable in the rules of the sport and the teams/players involved.-       Technologically literate with strong computer skills,-       Self-starter who can work independently and as part of a team.,-       Strong teamwork and influencing skills,-       Effective time management skills.-       Flexible and keen to learn,Job Description-       Watching live sports events (soccer, basketball, baseball, and more) around the world and entering play-by-play live data events to the interface.What Do We Offer You-    A caring and collaborative work environment,-    Progression opportunities - you can change your path as we grow!-    No corporate fluff, we focus on results!-    Work from 5 days a week.</text:p>
          </table:table-cell>
          <table:table-cell office:value-type="string">
            <text:p/>
            <text:p><text:s text:c="16"/>Bugün</text:p>
            <text:p><text:s text:c="17"/>güncellendi</text:p>
            <text:p><text:s text:c="15"/></text:p>
          </table:table-cell>
        </table:table-row>
        <table:table-row table:style-name="ro2">
          <table:table-cell office:value-type="string">
            <text:p>Serbest</text:p>
          </table:table-cell>
          <table:table-cell office:value-type="string">
            <text:p>Bilişim</text:p>
          </table:table-cell>
          <table:table-cell table:number-columns-repeated="2" office:value-type="string">
            <text:p>Spor Data Bilgi Teknolojileri Yönetimi T.A.Ş</text:p>
          </table:table-cell>
          <table:table-cell office:value-type="string">
            <text:p>Veri Giriş Operatörü</text:p>
          </table:table-cell>
          <table:table-cell office:value-type="float" office:value="3570264">
            <text:p>3570264</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Ekim 2013 yılından bu yana dünyanın en büyük spor bazlı veri şirketinin resmi hizmet sağlayıcısı olarak hayatına devam eden SporData Bilgi Teknolojileri Yönetimi T.A.Ş. her geçen yıl daha da büyümeye ve gelişmeye devam etmektedir.Spor veri giriş operatörleri, yazılımcılar ve hobisini işe çevirmiş yaklaşık 300-350 kişiden oluşan ekibimizde görevlendirilmek üzere ‘’Data Operatör’’ pozisyonunda görev alacak ekip arkadaşları arıyoruz.Sen de spora ve veriye olan ilgini kariyere çevirme şansını değerlendirmek istersen başvurularını bekleriz.GENEL NİTELİKLER-        İstanbul Anadolu Yakasında ikamet eden,-        Tercihen ileri düzeyde İngilizce bilen,-        Farklı dallardaki spor karşılaşmalarını izlemekten ve takip etmekten hoşlanan,-        Bilgisayarı aktif bir şekilde kullanabilen,-        Detaylara önem veren,-        Ekip çalışmasına yatkın, çevresine karşı saygılı ve iletişim becerisi gelişmiş,-        Esnek ve yoğun çalışma saatlerine uyum sağlayabilecek,İŞ TANIMI-        Dünya çapındaki sporların izlenmesi ve anlık olarak veri girişlerinin yapılması,-        İzlemiş olduğu sporlardaki istatistiklerinin tutarlılığını titiz bir şekilde sağlayabilecek,-        Profesyonel ligleri ve turnuvaları takip edebilecek,adayların başvurularını beklemekteyiz.Not: Mülakatın bir kısmı İngilizce yapıl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Restaurant - Cafe - Bar, Bakım, Diyet ve Güzellik Merkezleri, Reklam ve Tanıtım, Spor</text:p>
          </table:table-cell>
          <table:table-cell table:number-columns-repeated="2" office:value-type="string">
            <text:p>Artmosfer Medya Bilişim Dan. Güz. Sa. Spor İşl. Ti</text:p>
          </table:table-cell>
          <table:table-cell office:value-type="string">
            <text:p>Pilates Eğitmeni</text:p>
          </table:table-cell>
          <table:table-cell office:value-type="float" office:value="3607855">
            <text:p>3607855</text:p>
          </table:table-cell>
          <table:table-cell office:value-type="string">
            <text:p>İstanbul(Asya)(Beykoz)</text:p>
          </table:table-cell>
          <table:table-cell office:value-type="string">
            <text:p>active</text:p>
          </table:table-cell>
          <table:table-cell office:value-type="string">
            <text:p>Detail-Aday</text:p>
          </table:table-cell>
          <table:table-cell office:value-type="string">
            <text:p>GENEL NİTELİKLER VE İŞ TANIMI Beykoz Riva'da bulunan VİP konsept projemizde bulunan spor ve yaşam merkezi bünyesinde Birebir Özel Ders tecrübesi olan TAM ZAMANLI / PART TİME/ FREELANCE KADIN PİLATES REFORMER EĞİTMENİ takım arkadaşları aranmaktadır. Başvuru sahipleri arasından, ulaşım problemi olmayan ve daha önce benzer bir iş tecrübesine sahip olan arkadaşlar öncelikli olarak değerlendirilecekt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Yazılım, Elektrik &amp; Elektronik</text:p>
          </table:table-cell>
          <table:table-cell table:number-columns-repeated="2" office:value-type="string">
            <text:p>IDS Sistem Yapı San. ve Tic. A.Ş.</text:p>
          </table:table-cell>
          <table:table-cell office:value-type="string">
            <text:p>Elektrik Elektronik Teknikeri</text:p>
          </table:table-cell>
          <table:table-cell office:value-type="float" office:value="3613643">
            <text:p>3613643</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Endüstri Meslek Liseleri ve Meslek Yüksekokuların Elektrik, Elektronik, Mekatronik ve Kontrol Otomasyon bölümlerinden mezun,Alçak gerilim ve zayıf akım tesis ve ekipmanları için elektrik projesini okuyabilen, ekipman üzerinde revizyon ve arıza giderim çalışmaları yapabilen,Altyapı projeleri ve tesisleri benzer uygulamalarında en az 2 yıl tecrübeli,Erkek adaylar için askerlik hizmetinden muaf veya tamamlamış,Word, Excel ofis araçlarını etkin kullanabilen,iletişim yönü güçlü takım çalışmasına yatkın,Aktif araç kullanabilen,takım arkadaşları arıyoruz.</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Bilişim, Yazılım, Danışmanlık, Bilişim Danışmanlığı, Eğitim</text:p>
          </table:table-cell>
          <table:table-cell table:number-columns-repeated="2" office:value-type="string">
            <text:p>Üçüncü Binyıl Eğitim Danışmanlık</text:p>
          </table:table-cell>
          <table:table-cell office:value-type="string">
            <text:p>Eğitim Danışmanı</text:p>
          </table:table-cell>
          <table:table-cell office:value-type="float" office:value="3605770">
            <text:p>3605770</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16 yıldır sektörde Yazılım, Mühendislik, Mimari, Oyun, Animasyon, Grafik Tasarım ve Dijital Pazarlama gibi alanlarda verdiği eğitimlerle ve uzman kadrosuyla en iyi eğitim kurumu olan Üçüncü Binyıl Akademi bünyesinde, Teknik donanımı oryantasyon sürecinde kurumumuz tarafından sağlanıp, istihdam edilmek üzere;Tercihen  Danışmanlık, Halkla ilişkiler, Satış, pazarlama veya eğitim sektöründe danışmanlık deneyimi bulunan,Güler yüzlü, iletişim becerisi yüksek ve ikna kabiliyetine güvenen,Giyimine özen gösteren ve prezantabl,Gelişime açık ve takım çalışmasına yatkın,Uzun süreli bir iş planlayanYüksek gelir hedefleyen,Kadıköy veya Mecidiyeköy şubelerinin herhangi birine ulaşım konusunda sıkıntı yaşamayacak olan,“Eğitim Danışmanı” arayışımız bul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Yazılım, Bilişim Teknoloji Hizmetleri, Bilişim Danışmanlığı, E-ticaret</text:p>
          </table:table-cell>
          <table:table-cell table:number-columns-repeated="2" office:value-type="string">
            <text:p>FULL ENTEGRE YAZILIM TEKNOLOJİLERİ LİMİTED ŞİRKETİ</text:p>
          </table:table-cell>
          <table:table-cell office:value-type="string">
            <text:p>Tele-satış Uzmanı</text:p>
          </table:table-cell>
          <table:table-cell office:value-type="float" office:value="3612576">
            <text:p>3612576</text:p>
          </table:table-cell>
          <table:table-cell office:value-type="string">
            <text:p>Ankara(Yenimahalle)</text:p>
          </table:table-cell>
          <table:table-cell office:value-type="string">
            <text:p>active</text:p>
          </table:table-cell>
          <table:table-cell office:value-type="string">
            <text:p>Detail-Aday</text:p>
          </table:table-cell>
          <table:table-cell office:value-type="string">
            <text:p>GENEL NİTELİKLER VE İŞ TANIMI E-ticaret yapan kobilerin sipariş süreçlerini kolaylaştırmak, iş yükünü azaltmak için pazar yeri entegrasyonu Full Entegre sizlerle! Full Entegre pazar yeri entegrasyonu sayesinde API ile alınan bilgileri analiz ederek çok daha işlevsel sonuçlar elde ediyor ve bu sonuçları tek panelde toplayıp siz değerli kobilerimizin hizmetinize sunuyoruz. Full Entegre sayesinde ürünlerinizin faturalarınızı tek noktadan onlarca platforma hızlı ve kolayca kesebilir, fatura ve kargo işlemlerinin iş yükünü en aza indirebilirsiniz. Ayrıca Ürünlerinizi bir panelden ekleyip onlarca platformda kolayca paylaşabilirsiniz. Tüm pazaryerlerine entegre sipariş ve fatura sistemi Full Entegre’ye geçin, işleriniz bize keyfini çıkarmak size kalsın!Ürünümüzün tanıtımını yapabilecek TELE-SATIŞ UZMANIarayışımız bulunmaktadır.Görev Tanımı:Telefon ile (ürün tanıtımı, katalog gösterimi, demolar vs.) müşteri görüşmeleri yaparak pazarlama ve satış faaliyetlerinde bulunmak,Tele Satış ile müşteri portföyü oluşturmak ve portföyünü düzenli olarak genişletmekÜrün ile ilgili satış planlaması yapmak, ihtiyaç durumunda fiyat teklifi hazırlamak, takip etmek ve sonuçlandırmakMüşteri ihtiyaçlarını analiz ederek ve ürün kataloglarını çok iyi takip ederek müşteri ihtiyaçlarına yönelik ürünlerin pazarlama ve satışını gerçekleştirmekSatış öncesi ve sonrası aktif rol oynamak ve yönetime düzenli raporlamakHedefleri doğrultusunda müşteri memnuniyetini korumak ve müşteri memnuniyet devamlılığını sağlamakMevcut müşteriler için memnuniyet aramaları yapmak ve müşterilere çözümler sunmakHedefleri doğrultusunda müşteri memnuniyetini korumak ve müşteri memnuniyet devamlılığını sağlamakARANILAN NİTELİKLER· Akıcı, düzgün diksiyona sahip ve analitik düşünme becerisine sahip· Ekip çalışmasına yatkın, yeni teknolojilere açık öğrenmeyi seven, startup kültürüne sahip· Planlı ve disiplinli çalışma yetisine, titiz ve ve dikkatli olabilme becerisine sahip,· Güler yüzlü ve yoğun telefonla görüşebilecek,· İşinin bitip bitmediğini takip edebilecek,· Kullanıcılarımıza karşı kibar ve sabırlı olabilecek,· İnsan ilişkilerinde başarılı, sözlü ve yazılı iletişimi kuvvetli,· Benzer işlerde daha önce 1 yıl ve üzeri tecrübesi olan,· Telefon ile yoğun görüşme yapabilecek,· Erkek adaylar için askerlik hizmetini tamamlamış ya da en az 2 yıl tecilli,· Ankara’da ikamet eden veya edebilecek,Çalışma arkadaş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BIG BUBBLE TEA</text:p>
          </table:table-cell>
          <table:table-cell office:value-type="string">
            <text:p>Barista</text:p>
          </table:table-cell>
          <table:table-cell office:value-type="float" office:value="3523842">
            <text:p>3523842</text:p>
          </table:table-cell>
          <table:table-cell office:value-type="string">
            <text:p>Adana, Ankara, Çanakkale, Elazığ, Hatay(İskenderun), İstanbul(Avr.), Kocaeli, Konya, Muğla(Bodrum), Samsun</text:p>
          </table:table-cell>
          <table:table-cell office:value-type="string">
            <text:p>active</text:p>
          </table:table-cell>
          <table:table-cell office:value-type="string">
            <text:p>Detail-Aday</text:p>
          </table:table-cell>
          <table:table-cell office:value-type="string">
            <text:p>GENEL NİTELİKLER VE İŞ TANIMI Yüksek tempoda çalışmaktan hoşlanıyorsan, insan ilişkilerin ve iletişim becerilerin güçlüyse, kariyer hedeflerin varsa ve büyüyen bir yapıda görev almak istiyorsan, ekip olarak çalışmayı seviyorsan ve farklı görevleri de üstlenmeye hazırsan bu ilan TAM SENLİK ! GENEL YETKİNLİKLERHizmet sektöründe çalışmaya istekli,Tercihen benzer pozisyonlarda çalışmış,Eğitime açık, kendini geliştirmeye istekli,Müşteri odaklı, güler yüzlü,Vardiyalı çalışma saatlerine uyum sağlayabilen,İletişim becerileri güçlü,Diksiyonu düzgün,İŞ TANIMIMisafirlerimize Bubble Tea deneyimini mağaza içinde en iyi şekilde yaşatmak,Misafir ihtiyaçlarına göre kaliteli ürünler hazırlamak ve sunmak,Operasyon standartlarının tam ve doğru uygulanmasını sağlamak,Prosedürlere uygun olarak misafir siparişlerini almak, kasadaki işlemleri doğru ve eksiksiz yapmak,Haftalık vardiya çizelgelerine göre hareket e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Enerji, Enerji Üretim ve Dağıtım, Yenilenebilir Enerji</text:p>
          </table:table-cell>
          <table:table-cell table:number-columns-repeated="2" office:value-type="string">
            <text:p>Minas Enerji ve Teknoloji Çözümleri A.Ş.</text:p>
          </table:table-cell>
          <table:table-cell office:value-type="string">
            <text:p>Kıdemli Satış Uzmanı</text:p>
          </table:table-cell>
          <table:table-cell office:value-type="float" office:value="3609353">
            <text:p>3609353</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Elektrik Dağıtım Tedarik ve Yenilenebilir Enerji (GES) alanlarında faaliyet gösteren şirketimizde görevlendirilmek üzere aşağıdaki niteliklere sahip "Kıdemli Satış Uzmanı” arıyoruz.Üniversitelerin ilgili bölümlerinden mezun,İletişim becerisi yüksek, ikna kabiliyeti kuvvetli, sonuç odaklı çözüm üretebilen,Kurumsal firmalara yönelik ürün satışında en az 3 yıl deneyimli ve aktif müşteri portföyü olan,MS Office programlarına hakim,Ekip çalışmasına yatkın, planlı ve organizasyon becerileri gelişmiş,B sınıfı sürücü ehliyeti olan ve aktif araç kullanabilenİş Tanımı ;Elektrik Dağıtım Tedarik ve Yenilenebilir Enerji ürünleriyle ilgili potansiyel müşterilere ve aktif müşterilere saha ziyaretleri gerçekleştirmek,Müşteri ve firma hedefleri çerçevesinde ürün, sistem ve proje teklifleri hazırlamak ve bunların detaylarını CRM sistemine girmekAlınan siparişlerin/projelerin sözleşme ve finansal süreçlerinin takibini yap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Bilişim Teknoloji Hizmetleri, Telekomünikasyon</text:p>
          </table:table-cell>
          <table:table-cell table:number-columns-repeated="2" office:value-type="string">
            <text:p>PARKTEC TURİZM İNŞAAT SANAYİ VE TİCARET ANONİM ŞİRKETİ</text:p>
          </table:table-cell>
          <table:table-cell office:value-type="string">
            <text:p>Muhasebe Uzman yardımcısı</text:p>
          </table:table-cell>
          <table:table-cell office:value-type="float" office:value="3539029">
            <text:p>3539029</text:p>
          </table:table-cell>
          <table:table-cell office:value-type="string">
            <text:p>Çanakkale</text:p>
          </table:table-cell>
          <table:table-cell office:value-type="string">
            <text:p>active</text:p>
          </table:table-cell>
          <table:table-cell office:value-type="string">
            <text:p>Detail-Aday</text:p>
          </table:table-cell>
          <table:table-cell office:value-type="string">
            <text:p>GENEL NİTELİKLER VE İŞ TANIMI Açık Holding’in turizm alanındaki ilk yatırımı olarak hayata geçen ve Çanakkale’nin ilk uluslararası zincir oteli olan DoubleTree by Hilton Çanakkale, şehre 5 yıldızlı marka otel kalitesini getirerek turist potansiyelini artırmayı hedefliyor. DoubleTree by Hilton Çanakkale bünyesinde 10 tanesi suit oda, 4 tanesi deluxe oda ve 1 adet kral dairesi olmak üzere toplamda 155 oda bulunduruyor. Bunun dışında 150 m2 çok amaçlı salon, 600 m2 balo salonu, 4 adet çok amaçlı toplantı salonu, 2 adet açık ve kapalı yüzme havuzu, SPA, Türk hamamı ve son teknoloji ürünler ile tasarlanmış spor merkezi, açık ve kapalı oturum alanları bulunan A la Carte restoranı mevcut. Otel ayrıca Çanakkale’nin birçok önemli ve turistik noktasına da kolaylıkla ulaşılabilir bir konumda olmasıyla yüksek önem taşıyor. Çanakkale DoubleTree by Hilton otelimizde görevlendirilmek üzere ''Muhasebe Uzman Yardımcısı'' arayışımız bulunmaktadır.Genel Nitelikler:Üniversitelerin ilgili bölümlerinden mezun, Genel muhasebe alanında 2-5 yıl tecrübeli,Tek düzen hesap planına hakim,Ms Office programlarını aktif kullanabilen,Kendini geliştirmeye açık ve araştırmayı seven, Takım çalışmasına yatkın, iletişimi güçlü, analitik düşünme özelliklerine sahip,Yoğun tempoda çalışabilecek,Tercihen ERP muhasebe programı kullanmış.İş Tanımı:Fatura girişlerini yapmak,Masraf merkezlerini takip etmek,Masraf fişlerini sisteme girmek ve takip etmek,Cari mutabakatları takip et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Bilişim Teknoloji Hizmetleri, Telekomünikasyon</text:p>
          </table:table-cell>
          <table:table-cell table:number-columns-repeated="2" office:value-type="string">
            <text:p>Mikrolink Bilişim San.Tic. A.Ş<text:tab/></text:p>
          </table:table-cell>
          <table:table-cell office:value-type="string">
            <text:p>GSM Montaj Personeli</text:p>
          </table:table-cell>
          <table:table-cell office:value-type="float" office:value="3498920">
            <text:p>3498920</text:p>
          </table:table-cell>
          <table:table-cell office:value-type="string">
            <text:p>Adana, Ankara, Antalya, İstanbul(Avr.), İzmir, İstanbul(Asya)</text:p>
          </table:table-cell>
          <table:table-cell office:value-type="string">
            <text:p>active</text:p>
          </table:table-cell>
          <table:table-cell office:value-type="string">
            <text:p>Detail-Aday</text:p>
          </table:table-cell>
          <table:table-cell office:value-type="string">
            <text:p>GENEL NİTELİKLER VE İŞ TANIMI Mikrolink; telekomünikasyon sektöründe anahtar teslim projeler yürüten, sektörün ihtiyaç duyduğu ekipman ve malzeme tedarikini sağlayan global sistem entegratörüdür. Servis ve hizmetlerini dünyanın çeşitli ülkelerinde konumlandırdığı kendi iştirakleriyle yürütürken, müşterilerine lokal kaynak, global tecrübe ve yüksek standartlarda çözümler sunmaktadır. Mikrolink, bilişim teknolojileri (BT) ve dijital sistemler konusundaki köklü geçmişiyle faaliyet gösterdiği her ülkede aynı standart ve kalitede çözümler üretmektedir. Telekomünikasyon çözümlerinin yanı sıra veri merkezi çözümleri, özel iletişim ağları, IT çözümleri, akıllı sistemler, IoT ve ağ güvenliği alanlarında da hizmet sunmaktadır.  Uluslararası standartlarda sertifikalara sahip olan Mikrolink, sunduğu kesintisiz iletişim çözümleriyle dünyanın 3 farklı kıtasında faaliyetlerine devam etmektedir.Genel Nitelikler:Meslek Liselerinin Elektrik, Elektronik, Haberleşme veya İklimlendirme bölümlerinden mezun, PC ve Microsoft Office programlarını etkin olarak kullanabilen, AG işlerinde çalışabilecek tecrübeye sahip, Aktif olarak kamyonet araç kullanabilen, Gerektiğinde ekibi ile birlikte gece çalışması yapabilen, Seyahat engeli bulunmayan, Ekip çalışmasına yatkın, Ekip şefinin ve amirlerinin direktifleri doğrultusunda hareket edecek olan, Esnek çalışma saatlerine ayak uydurabilen.   İş Tanımı:Hizmet verdiğimiz, sektörün önde gelen GSM operatörünün baz istasyonlarının 7/24 Montaj ve Revizyon ve mobil istasyonların montaj faaliyetlerinin gerçekleştiri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Savunma Sanayi, Sağlık, Isıtma, Soğutma, Havalandırma ve HVAC, İnşaat</text:p>
          </table:table-cell>
          <table:table-cell table:number-columns-repeated="2" office:value-type="string">
            <text:p>AÇIK HOLDİNG ANONİM ŞİRKETİ</text:p>
          </table:table-cell>
          <table:table-cell office:value-type="string">
            <text:p>Grafik Tasarım Sorumlusu</text:p>
          </table:table-cell>
          <table:table-cell office:value-type="float" office:value="3433540">
            <text:p>3433540</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2000 yılında Mikrolink firmasıyla faaliyetlerine başlayan Açık Holding, 22 şirketi ve 2.500’ü aşkın personeliyle, 20’den fazla ülkede teknoloji odaklı çözümler üretir. Daha iyi bir gelecek için yeniliği teknolojiyle harmanlayan bir şirketler topluluğu olarak; Telekomünikasyon &amp; Bilişim Teknolojileri, Havacılık &amp; Savunma Sanayii, İnşaat, Operasyonel Teknolojiler, Sağlık &amp; Sağlık Teknolojileri ve Turizm olmak üzere 6 kritik alanda faaliyet göstermektedir.İnsanlığın teknoloji yolculuğuna çeyrek asrı aşkın süredir eşlik eden Açık Holding, yenilikçi strateji ve yatırımlarıyla attığı her adımda, küresel sorumluluklarını yerine getirmeye özen gösterir ve dünya için üretirken, dünyaya karşı sorumluluğunu da unutmayan bir vizyona sahiptir. İnsan, yaşam, teknoloji ve sürdürülebilirlik ekseninde fark yaratan çalışmalar yapan Açık Holding, bu bakış açısını geleneğinin ve geleceğinin anahtarı olarak görmektedir. Açık Holding'de görevlendirilmek üzere “Grafik Tasarım Uzmanı” arayışımız bulunmaktadır.Genel NiteliklerÜniversitelerin Görsel Sanatlar, Görsel İletişim Tasarımı gibi ilgili bölümlerinden mezun,Alanında en az 5 yıl tecrübeli,Tercihen hem ajans hem de kurumsal şirket deneyimi olan,Tercihen İngilizce bilen,Dijital ve sosyal medyadaki güncel trendler hakkında bilgi sahibi,Grafik tasarım programlarını iyi derecede kullanabilen,UI / UX ve HTML bilgisi olan,Yaratıcılık ve tasarım becerisi yüksek,Konsept ve içerik geliştirme konularında yeterli bilgi ve tecrübeye sahip,Baskı teknikleri ve renk ayarı konularında bilgi sahibi,InDesign, Illustrator, Photoshop,After Effects,Premiere, Microsoft Office ve Acrobat programlarına hakim.İşin TanımıMarkaların hedef, ürün ve hizmetlerini tanıtmak için kurumsal iletişim stratejilerine uygun olarak basılı ve dijital malzeme tasarımlarının yapılması,İletişim stratejilerinin, etkinlikler ve projeler bazında iletişim planlarının hazırlanmasına katkı sağlanması,Kurumla ilgili düzenlenen tüm organizasyonların (fiziksel veya çevrimiçi) tasarlanması ve içeriklerin oluşturulması,Markalara ait sosyal medya paylaşımları, e-bültenler gibi tüm dijital içeriklerin tasarlanması.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Savunma Sanayi, Sağlık, Isıtma, Soğutma, Havalandırma ve HVAC, İnşaat</text:p>
          </table:table-cell>
          <table:table-cell table:number-columns-repeated="2" office:value-type="string">
            <text:p>AÇIK HOLDİNG ANONİM ŞİRKETİ</text:p>
          </table:table-cell>
          <table:table-cell office:value-type="string">
            <text:p>Kıdemli İnsan Kaynakları Uzmanı</text:p>
          </table:table-cell>
          <table:table-cell office:value-type="float" office:value="3561241">
            <text:p>3561241</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Açık Holding, 22 şirketi ve 2500’ü aşkın personeliyle, 20’den fazla ülkede; yenilikçi yaklaşımıyla teknolojiyi odağına alarak daha iyi bir gelecek için çalışmaktadır. Teknoloji merkezli bir şirketler topluluğu olarak; telekom ve bilişim teknolojileri, havacılık ve savunma sanayii, inşaat, operasyonel teknolojiler, sağlık ve sağlık teknolojileri, turizm gibi 6 kritik alanda çeyrek asrı aşkın süredir faaliyet göstermektedir.Holding İnsan Kaynakları Direktörlüğü'nün belirlediği süreç akışı, prosedür ve talimatlar doğrultusunda, İnsan Kaynakları Müdürü’ne bağlı olarak aşağıdaki iş tanımını gerçekleştirecek, belirtilen niteliklere uygun “Kıdemli İnsan Kaynakları Uzmanı” aramaktayız.Üniversitelerin İşletme, İktisat, Çalışma Ekonomisi, Psikoloji ve/veya Endüstri Mühendisliği bölümlerinden mezun,Anahtar teslim endüstriyel yapı, veri merkezi, kritik tesis, otel, konut projesi ve/veya teknoloji odaklı üretim yapan şirket deneyimine sahip,Süreç tabanlı kalite yönetim sistemleri hakkında bilgi sahibi,ERP programlarını etkin kullanabilen,MS Office Uygulamalarına hakim,İleri seviyede (okuma, yazma, konuşma) İngilizce bilen,Avrupa yakasında (Güneşli yakını) ikamet eden ya da edebilecek,Erkekler için askerlik hizmetini tamamlamış adayların başvurularını bekliyoruz.İş TanımıAşağıdaki konularda en az 7 yıl tecrübeye sahip olmak: (Deneyimsiz adayların başvuruları değerlendirmeye alınmayacaktır.)Yıllık işgücü planı (norm kadro) çalışmaları için İK Müdürü’ne destek vermek.Tüm mavi ve beyaz yaka personelin seçme ve yerleştirme süreçlerini yürütmek.Departman, pozisyon, unvan oluşturma/ güncelleme işlemlerini ERP üzerinden yönetmek ve Organizasyon Şeması’nın güncel tutulmasından sorumlu olmak.Tüm işe yeni başlayan çalışanların “Kurumsal Oryantasyonları'ndan sorumlu olmak.Aday veri tabanını yönetmek, güncellemek ve kontrol etmek.Kariyer portalının tüm modüllerini kurumsal hafıza oluşturacak şekilde etkin kullanmak.Takdir, Tanıma ve Ödül Yönetimi sistemlerinin geliştirilmesi, işletilmesi, anket uygulanması, raporlanması vb. çalışmalarında yer almak. Pazarlama Departmanı ile koordineli olarak İç İletişim faaliyetlerinin (Sosyal etkinlikler vb.) gerçekleştirilmesi, anket uygulanması, raporlanması vb. çalışmalarında yer almak.Yetkinlik Matrislerinin oluşturulması, güncel tutulması ve işletilmesinden sorumlu olmak.Sorumluluğundaki “Süreç Hedefleri”ni takip etmek, raporlamak ve aksiyon almak.Holding, şirket, resmi kurumlara yönelik periyodik raporlamaları yapmak.İnsan Kaynakları Direktörlüğü bünyesinde yürütülen kariyer günleri, fuar, zirve vb. çalışmalarda görev almak ve katılım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Savunma Sanayi, Sağlık, Isıtma, Soğutma, Havalandırma ve HVAC, İnşaat</text:p>
          </table:table-cell>
          <table:table-cell table:number-columns-repeated="2" office:value-type="string">
            <text:p>AÇIK HOLDİNG ANONİM ŞİRKETİ</text:p>
          </table:table-cell>
          <table:table-cell office:value-type="string">
            <text:p>İçerik Uzmanı</text:p>
          </table:table-cell>
          <table:table-cell office:value-type="float" office:value="3573248">
            <text:p>3573248</text:p>
          </table:table-cell>
          <table:table-cell office:value-type="string">
            <text:p>İstanbul(Avr.)(Sarıyer)</text:p>
          </table:table-cell>
          <table:table-cell office:value-type="string">
            <text:p>active</text:p>
          </table:table-cell>
          <table:table-cell office:value-type="string">
            <text:p>Detail-Aday</text:p>
          </table:table-cell>
          <table:table-cell office:value-type="string">
            <text:p>GENEL NİTELİKLER VE İŞ TANIMI 2000 yılında Mikrolink firmasıyla faaliyetlerine başlayan Açık Holding, 22 şirketi ve 2.500’ü aşkın personeliyle, 20’den fazla ülkede teknoloji odaklı çözümler üretir. Daha iyi bir gelecek için yeniliği teknolojiyle harmanlayan bir şirketler topluluğu olarak; Telekomünikasyon &amp; Bilişim Teknolojileri, Havacılık &amp; Savunma Sanayii, İnşaat, Operasyonel Teknolojiler, Sağlık &amp; Sağlık Teknolojileri ve Turizm olmak üzere 6 kritik alanda faaliyet göstermektedir. İnsanlığın teknoloji yolculuğuna çeyrek asrı aşkın süredir eşlik eden Açık Holding, yenilikçi strateji ve yatırımlarıyla attığı her adımda, küresel sorumluluklarını yerine getirmeye özen gösterir ve dünya için üretirken, dünyaya karşı sorumluluğunu da unutmayan bir vizyona sahiptir. İnsan, yaşam, teknoloji ve sürdürülebilirlik ekseninde fark yaratan çalışmalar yapan Açık Holding, bu bakış açısını geleneğinin ve geleceğinin anahtarı olarak görmektedir. Açık Holding'de görevlendirilmek üzere “İçerik Uzmanı” arayışımız bulunmaktadır.Genel NiteliklerÜniversitelerin ilgili bölümlerinden mezun, İçerik, metin yazarlığı gibi alanlarda minimum 5 yıl tecrübesi bulunan,Tercihen hem ajans hem de kurumsal şirket deneyimi olan, Marka içeriği üretebilen, Yaratıcı düşünebilen, sıra dışı fikirler üretebilen, Türkçe dilbilgisi kurallarına hakim, Tercihen iyi derecede İngilizce bilen, Takım çalışmasına yatkın, sorumluluk sahibi ve insan ilişkilerinde başarılı.İş TanımıWeb sitesi, sosyal medya ve diğer dijital platformlar için ilgi çekici ve bilgilendirici içeriklerin oluşturulması,İçerik stratejileri geliştirilmesi ve içerik takvimine uyum sağlanması,Basılı dokümanların (broşür, katalog vb.) içeriklerinin oluşturulması,Tasarım ekibi ile birlikte iş birliği halinde markalara ait yaratıcı çalışmaların hazırlanması,Sosyal medya hesaplarının yönetilmesi ve güncel içeriklerin paylaşılması,Trendlerin ve sektör haberlerinin takip edilmesi.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 Proje Yönetimi, Bilişim Danışmanlığı</text:p>
          </table:table-cell>
          <table:table-cell table:number-columns-repeated="2" office:value-type="string">
            <text:p>HEETSOFT BİLGİ TEKNOLOJİLERİ</text:p>
          </table:table-cell>
          <table:table-cell office:value-type="string">
            <text:p>Pazarlama Stajyeri</text:p>
          </table:table-cell>
          <table:table-cell office:value-type="float" office:value="3561852">
            <text:p>3561852</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Satış/Pazarlama, sosyal medya yönetimi ve SEO konularında kendini geliştirmek isteyen stajyerler aranmaktadır. Bizimle birlikte, pazarlama alanındaki bilgi ve becerilerinizi artırabilirsiniz.HEEETSOF’ dan Neler Öğreneceksiniz?:İnstagram, LinkedIn, Twitter, YouTube gibi platformların yönetiminde destek sağlarken blog ve post hazırlamayı öğreneceksiniz,SEO, SEM, e-mail marketing, influencer marketing gibi dijital pazarlama konularında donanımlı bilgiye sahip olacaksınız,Müşteri portföyünün genişletilmesi için araştırmalar yaparken doğru araştırma tekniklerini öğreneceksiniz,Global ve yerel pazarda rakip analizleri yaparak trendlere hakim olacaksınızE-mail marketing alanlarında kurgu çalışmalarının planlanması, organize edilmesi, senaryoların oluşturulup takip edilmesinde destek sağlarken farklı pazarlama alanlarını keşfedeceksiniz,Müşteri ile ilgilenmek, ürün danışmanlığı yapmak, yeni müşteriler kazandırmak ve ürünün satışını sağlanmasında destek olurken iletişiminizi daha güçlü hale getireceksiniz,Aranan Nitelikler:İlgili lisans bölümlerinde 3. ve 4. sınıf öğrencisi,Zorunlu stajı bulunan ve en az haftada üç gün staja devam edebilecek(SGK girişi okul tarafından karşılanan),İstanbul Anadolu yakasında ikamet eden,Kişisel disiplini ve sorumluluk bilinci yüksek,Organizasyon becerisi ve ikna kabiliyeti yüksek,Dış görünümüne önem veren, diksiyonu düzgün,Google Analytics ve AdWords, SEO, e-mail marketing gibi dijital pazarlama kanallarını hakkında bilgi sahibi,MS Office programlarını etkin kullanabilen,Tercihen sosyal medya yönetimin de deneyimli, teknolojileri takip eden, meraklı ve öğrenmeyi seven,Daha önce içerik oluşturma, edit ve blog hazırlamada deneyimli,İyi düzeyde İngilizce bilen,“Güçlü bir ekip ve dinamik bir çalışma ortamında yer almak istiyorsanız başvurularınızı bekli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 Proje Yönetimi, Bilişim Danışmanlığı</text:p>
          </table:table-cell>
          <table:table-cell table:number-columns-repeated="2" office:value-type="string">
            <text:p>HEETSOFT BİLGİ TEKNOLOJİLERİ</text:p>
          </table:table-cell>
          <table:table-cell office:value-type="string">
            <text:p>Yazılım Test Mühendisi</text:p>
          </table:table-cell>
          <table:table-cell office:value-type="float" office:value="3585525">
            <text:p>3585525</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enel Nitelikler·         Üniversitelerin ilgili bölümlerinden mezun,·         Tercihen HP ALM, HP LoadRunner, JMeter, HP UFT, Selenium, SoapUI vb. test araçlarına hakim, ·         Yazılım testi alanın en az 1 yıl tecrübeli,·         SQL veya PLSQL bilgisine sahip,·         Agile metodolojileri uygulanarak yürütülen projelerde görev almış,·         Test otomasyon sisteminin ve Test senaryolarının oluşturulması konusunda tecrübesi olan,·         Manuel test süreçleri ve araçları hakkında bilgi ve deneyim sahibi olan,·         Analitik düşünebilen, algoritmik bakış açısına sahip ve sonuç odaklı çalışan,·         Ekip çalışmasına yatkın, koordinasyon ve organizasyon becerisine sahip, ·         Tercihen iyi düzeyde İngilizce bilen,·         Erkek adaylar için askerliğini tamamlamış veya en az 2 yıl tecilliİş Tanımı·         Manuel ve otomasyon testleri yapılması ve hataları tespit ederek kayıt altına alınması·         Ekip üyeleriyle işbirliği içinde test senaryolarını hazırlanması, koşturulması ve test datası hazırlanması·         Testler sırasında oluşan hataların, test yönetim araçları üzerinden takibinin yapılması·         Kabul kriterlerinin tanımı konusunda ekip üyeleriyle işbirliği yapılması·         Çıkan hataların kök neden analizini yapmak konusunda diğer ekip üyeleriyle yakın bir şekilde çalışılması.·         Yazılım projelerinde test süreçlerinin yönetilmesi·         Gereksinim / User Story gözden geçirme aktivitelerinin yürütülmesi·         Test stratejileri ve test planlarının hazırlanması·         Bulgu yönetiminin yapılması ve bulguların takip edilmesi·         API testlerinin gerçekleştirilmesi ve entegrasyon kontrollerinin sağlanması·         SQL sorguları yazarak veri tabanı kontrollerinin yapılması·         Test süreçlerinin sürekli iyileştirilmesi ve raporlanmas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 Proje Yönetimi, Bilişim Danışmanlığı</text:p>
          </table:table-cell>
          <table:table-cell table:number-columns-repeated="2" office:value-type="string">
            <text:p>HEETSOFT BİLGİ TEKNOLOJİLERİ</text:p>
          </table:table-cell>
          <table:table-cell office:value-type="string">
            <text:p>Yazılım Teknik Destek Uzmanı</text:p>
          </table:table-cell>
          <table:table-cell office:value-type="float" office:value="3562223">
            <text:p>3562223</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ENEL NİTELİKLERTercihen üniversitelerin ilgili bölümlerinden mezun.İyi seviyede ingilizce bilen,Bilgi teknolojileri konularında en az 1 yıl deneyimli,Tercihen Arnavutköy bölgesin de yerinden hizmet verecek,Bilgisayar donanımları (PC, Monitor, Yazıcı), windows işletim sistemi ve Microsoft Office uygulamaları konusunda bilgili,Desktop destek / Help Desk tecrübesi bulunan,Tercihen nebim v3 erp bilgisi ve tecrübesi olan,Veri yedekleme teknolojileri (Ca, Acronis, vb) konusunda hâkim,ITSM programları konusunda deneyimli,Microsoft 365, VLAN &amp; WAN gibi teknolojilere hâkim,Active Directory ve domain konularında bilgi sahibi, gpo yapısını bilenSürekli yenilenen teknolojilere, iş süreçlerine ve trendlere hızlı bir şekilde ayak uydurabilecek ve inovatif bakış açısına sahip,Müşteri odaklı, disiplinli,Sistem ve sonuç odaklı,Network  protokolleri ve bileşenleri konusunda bilgi sahibi,İŞ TANIMIKullanıcıları tarafından bildirilen donanım sorunlarına müdahale etmek, talepleri karşılamak, analiz etmek, uzaktan ve yerinde çözüm üretmek.Network/İnternet erişim sorunlarına destek vermek.Mail ve Bulut sistemini yönetmek.Son kullanıcı desteği ile ürünlerin kurulmasını ve problemlerinin çözülmesini sağlamak.Destek verilen uygulamalar ile ilgili diğer birim veya tedarikçilerle irtibat halinde kalarak problem ve taleplerin zamanında çözülmesini sağlamak.İşe yeni başlayacak ya da işten ayrılan kullanıcılar ile ilgili IT süreçlerinin takip edilmesi ve prosedürdeki işlemlerin uygulanmasını sağlamak.Yönlendirilen kayıtların çözüm sürecini takip etmek.Kullanıcılara veya kaydı açan birimlere kayıtları hakkında geri bildirimde bulunmak.Çözüm/İyileştirme süreçlerinde etkin rol oyn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 Proje Yönetimi, Bilişim Danışmanlığı</text:p>
          </table:table-cell>
          <table:table-cell table:number-columns-repeated="2" office:value-type="string">
            <text:p>HEETSOFT BİLGİ TEKNOLOJİLERİ</text:p>
          </table:table-cell>
          <table:table-cell office:value-type="string">
            <text:p>Kanal Satış Uzmanı</text:p>
          </table:table-cell>
          <table:table-cell office:value-type="float" office:value="3549556">
            <text:p>3549556</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Genel NiteliklerŞişli lokasyonun da bulunan ofiste  görevlendirilmek üzere, üniversite mezunu uluslararası satış pozisyonumuz için ekip arkadaşı arıyoruz.Tercihen medikal ve estetik sektöründe Tele-Satış konusunda veya çağrı merkezi deneyimi bulunan, Prezantabl ve ve pozitif bakış açısına sahip,İleri derece de akıcı İngilizce konuşabilen, tercihen Almanca, İspanyolca yada Fransızca dillerinden birini bilen,İnsanlara hizmet vermekten mutluluk duyan,Satış yapmak hayatının bir parçasıysa ya da bir parçası olsun isteyen,Analitik düşünebilen,Telefonda ikna ve iletişim kabiliyeti yüksek, ses tonu ve diksiyonu düzgün,Müşteri ve çözüm odaklı bakış açısına sahip olan,Proaktif ve yeni bilgiler öğrenmeyi seven,Satış konusunda heyecanlı, İş TanımıPotansiyel müşteri portföyünü güncel tutmak,Şirket tarafından belirlenen satış hedeflerini gerçekleştirmek,Başvuru yapan potansiyel hastaları hizmetlerimiz hakkında bilgilendirmek için iletişime geçmek,Satış, ulaşım, konaklama, opersasyon öncesi ve sonrası hizmet süresi boyunca hastayı takip etmek ve memnuniyet sağlamak.Harika genç dinamik bir ekip içerisinde yer almak istiyorsan iyi bir prim skalasında çalışmayı istiyor ve satış tam bana göre diyorsan başvurularını bekliyoruz.Ayrıca tecrübe şartı aramıyoruz çünkü çok iyi bir eğitim veriyoru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 Proje Yönetimi, Bilişim Danışmanlığı</text:p>
          </table:table-cell>
          <table:table-cell table:number-columns-repeated="2" office:value-type="string">
            <text:p>HEETSOFT BİLGİ TEKNOLOJİLERİ</text:p>
          </table:table-cell>
          <table:table-cell office:value-type="string">
            <text:p>CRM Uzmanı</text:p>
          </table:table-cell>
          <table:table-cell office:value-type="float" office:value="3568652">
            <text:p>3568652</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enel NiteliklerÜniversitelerin Bilgisayar, İşletme-Enformasyon, Yazılım, Endüstri veya Matematik Mühendisliği bölümlerinden ya da MIS, Ekonomi, İstatistik, İktisat vb. bölümlerinden mezun, En az 3 yıl iş analisti veya ürün sahibi olarak görev almış,Tercihen iyi düzeyde İngilizce bilen, Tercihen Anadolu yakasında ikamet eden, Uçtan uca en az bir CRM Loyalty projesinde yer almış,SDLC ve Agile metodolojileri ile proje geliştirmiş,Tercihen Microsoft Dynamics 365 CRM, Power BI ve SAP vb. raporlama araçlarına hakim,SQL veri tabanlarında iyi derece deneyim sahibi,B2B, Perakende, e-Ticaret, Mali işler, ERP iş süreçlerine hakim,Test senaryo ve teknikleri hakkında bilgi sahibi, Müşteri projeleri için kullanıcı kabul testlerine (UAT) liderlik ederek senaryoları oluşturabilen,Uçtan uca en az bir büyük projede Analiz Faz Liderliği yapmış,MS Project, PPM vb. Proje Yönetim araçlarını üzerinde proje ve iş takibi yapabilen,JIRA da çalışmayı içeren çevik geliştirme modelinde deneyimli olan,Analitik düşünebilen, bütünsel bakış açısı ile güçlü iletişim ve tedarikçi yönetimi becerilerine sahip, yenilikçi, problem çözme becerisi yüksek,Erkek adaylar için askerliğini tamamlamış veya en az 2 yıl tecilli, adayların başvurularını bekliyoruz. İş Tanımı        Müşteri ve ekip ile ürün stratejisi ve hedefleri doğrultusunda ürün backlog öğelerini oluşturmak ve önceliklendirerek süreci yönetmek       Pazarlama, Müşteri Destek, Fiyatlama, Satış, Operasyon ve Hukuk gibi iş paydaşlarıyla güçlü iş ortaklıkları kurmak,        İş birimleri ve yöneticilerinden gelen BT taleplerine istinaden iş gereksinimlerini ve işlevsel tasarım belgelerini oluşturmak, ihtiyaçların belirlenmek, değerlendirilmek ve maliyet, çözüm, zaman, kalite bağlamında önceliklerin belirlenmesini sağlamak,        Roadmap'i, üç aylık planlamayı ve platform içindeki üçüncü taraf entegrasyonlarını yönetmek        Müşteri deneyimi trendlerini önceden belirlemek ve çözüm önerileri sunmak, Dynamics365 ve teknoloji endüstrisi haberlerini takip etmek        CRM süreçlerinin iş ve teknik analizinden sorumlu olmak       Şirket bünyesinde kurulmuş ve kurulacak,ERP,PLM veEDM yazılımlarının desteğini vermek,        Global projelerde yurtdışı ekip ile koordinasyonun sağlanması,  Gerektiği durumlarda global uygulama destek ekipleri ile iletişime geçerek tüm uygulamaların ikinci ve üçüncü seviyede desteklerini sağlamak, çözümler tasarlamak için dahili Salesforce ekibiyle işbirliği yapmak,        Süreçlerin, iş ekiplerinin ve bireysel performansların ölçülmesi ile ilgili sistemlerin geliştirilmesi ve uygulanması çalışmalarına destek olmak,       Kullanıcıların iş süreç analizlerini yaparak ihtiyaçlarını tespit etmek, raporlamak ve geliştirme sürecine katkıda bulunmak, Karmaşık teknik ve işlevsel gereksinim belgeleri oluşturabilecek düzeyde bilgi ve deneyim sahibi olmak       Süreçlerde iyileştirme gereken konuların tespit edilmesi ve süreç verimliliğinin artırılmasıyla ilgili görev almak,        Projenin ve/veya sorumlu olduğu görevlerin zamanında tamamlanmasını sağlayacak        Sorumlu olunan iş ve projeler dahilinde; proje planına, görev dağılımına uymak ve projelerin canlı ortama taşınmasına kadar olan paydaş iletişiminde, entegrasyon ve geliştirmelerde, testlerde etkin rol almak ve ekipler arası koordinasyonu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 Proje Yönetimi, Bilişim Danışmanlığı</text:p>
          </table:table-cell>
          <table:table-cell table:number-columns-repeated="2" office:value-type="string">
            <text:p>HEETSOFT BİLGİ TEKNOLOJİLERİ</text:p>
          </table:table-cell>
          <table:table-cell office:value-type="string">
            <text:p>Online Pazarlama Uzmanı</text:p>
          </table:table-cell>
          <table:table-cell office:value-type="float" office:value="3591982">
            <text:p>3591982</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Danışmanlığını yaptığımız hatırı sayılır kurumsal  iş ortağımızın genel merkezlerin de görevlendirilmek üzere aşağıdaki niteliklere sahip “e- Ticaret Satış ve Operasyon Uzmanı” arıyoruz. Genel Nitelikler:Üniversitelerin ilgili bölümlerinden mezun,E-ticaret satış ve operasyon alanında en az 2 yıl tecrübesi bulunan,Tercihen Avrupa Yakası’nda hafta içi beş gün ofiste hizmet verebilecek,İleri seviyede İngilizce konuşabilen,Ms Office ve SAP programlarına hâkim,İletişim becerileri ve ikna kabiliyeti yüksek,Güçlü analitik düşünme ve problem çözme becerisi bulunan,Ekip çalışmasına yatkın, değişime ve yeniliklere açık,Raporlama ve dokümantasyon konularında özenli,İş TanımıTrendyol, Hepsiburada ve Amazon gibi pazaryerlerinde firmanın hesaplarını yönetmek ve satış arttırıcı faaliyetler yapmak,Firmanın hazır yazılım alıp kuracağı kendi e-ticaret sitesinde ilk aşamalarda öncü olmak,Firma müşterileri ve e-ticaret sitelerindeki ekiplerle iletişime geçip dönemsel kampanyalar düzenlemek,Firma müşterilerine ait e-ticaret sitelerini kontrol edip, gerekli düzenlemeler için müşterilerle iletişime geçmek,Arama motoru optimizasyonu belirlemek ve strateji geliştirmek, dijital pazarlama ve içerik yazmak,Ürün bilgi ve açıklamalarını online da düzenlemek, ürün ve hizmetleri müşterilere en açık ve net şekilde tanıtmak, pazarlamak ve online kanallarda ürün satışını yapmak,Ürünlerin satışını ve müşterilerin ilgisini analiz etmek, yöneticilere geri bildirim vermek, müşteri istek ve taleplerini doğru yorumlayarak ürün tavsiyelerinde bulunmak,Pazarlama harcamalarını önceden planlamak ve kaynaklarını ve en az bütçe ile en fazla etkileşimi elde etmek için en doğru stratejiyi geliştirmek,Alınan siparişlerin operasyonel sürecini takip etmek,Veri analizi yapmak, raporlamak ve iyileştirmeler sunmak,Sezon ve stok gözeterek kampanyalar düzenlemek, Rakip takibi ve rekabet analizi yapabilen, ticari bakış açısıyla aksiyon alabilmek için yeni çevrimiçi pazarlama stratejilerini araştırmak ve geliştirmek,Müşteri portföyünü genişletmek ve mevcut müşterilerle ilişkileri yönetmek,Satış ve satış sonrası destek tarafında kurumsal müşteri memnuniyetinin takip edilmesi ve olası müşteri memnuniyetsizliklerinin giderilmesi için aksiyon alınması,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Yazılım</text:p>
          </table:table-cell>
          <table:table-cell table:number-columns-repeated="2" office:value-type="string">
            <text:p>Egeria Yazılım ve Danışmanlık Hizmetleri</text:p>
          </table:table-cell>
          <table:table-cell office:value-type="string">
            <text:p>Yazılım Geliştirme Sorumlusu</text:p>
          </table:table-cell>
          <table:table-cell office:value-type="float" office:value="3613297">
            <text:p>3613297</text:p>
          </table:table-cell>
          <table:table-cell office:value-type="string">
            <text:p>İzmir(Bayraklı)</text:p>
          </table:table-cell>
          <table:table-cell office:value-type="string">
            <text:p>active</text:p>
          </table:table-cell>
          <table:table-cell office:value-type="string">
            <text:p>Detail-Aday</text:p>
          </table:table-cell>
          <table:table-cell office:value-type="string">
            <text:p>GENEL NİTELİKLER VE İŞ TANIMI IFS Türkiye’nin çözüm ortağı olarak faaliyet gösteren şirketimizin gelişen organizasyonunda görev alacak Junior Yazılım Geliştirme Sorumluları arıyoruz.Başvuracak adayların;·         Üniversitelerin ilgili bölümlerinden mezun,·         Uygulama geliştirme konusunda bilgiye sahip,·         Veritabanı uygulamaları konusunda bilgi sahibi,·         İyi Derecede Visual Studio.NET C# Programlama dillerini bilen,·         Web ve mobil uygulama teknolojilerini yakından takip edip yeniliklere kolaylıkla ayak uydurabilecek, ·         SQL bilgisine sahip,·         Tercihen kurumsal uygulamalar konusunda deneyimli veya bu alanda kariyer hedefi olan,·         İngilizce literatürü takip edebilecek,·         İnsan ilişkilerinde başarılı,·         Esnek çalışma saatlerinde ve yoğun tempoda çalışabilecek,·         Gelişmiş iletişim becerilerine sahip,·         Ekip çalışmasına yatkın, analitik düşünme yeteneği gelişmiş, sorumluluk sahibi olması gerekmektedir.İŞ TANIMI·         Uygulama Danışmanları ve müşterilerden gelen talepler doğrultusunda mevcut yazılım üzerinde modifikasyon veya uyarlamalar yapmak.·         Uygulamaların müşterilerde daha etkin kullanılabilmesine yönelik mevcut yazılım üzerinde veya yazılıma entegre yeni araçlar geliştirmek.·         Yeni yazılım geliştirme projelerinde görev al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Yazılım</text:p>
          </table:table-cell>
          <table:table-cell table:number-columns-repeated="2" office:value-type="string">
            <text:p>Egeria Yazılım ve Danışmanlık Hizmetleri</text:p>
          </table:table-cell>
          <table:table-cell office:value-type="string">
            <text:p>ERP Uygulama Danışmanı</text:p>
          </table:table-cell>
          <table:table-cell office:value-type="float" office:value="3613290">
            <text:p>3613290</text:p>
          </table:table-cell>
          <table:table-cell office:value-type="string">
            <text:p>İzmir</text:p>
          </table:table-cell>
          <table:table-cell office:value-type="string">
            <text:p>active</text:p>
          </table:table-cell>
          <table:table-cell office:value-type="string">
            <text:p>Detail-Aday</text:p>
          </table:table-cell>
          <table:table-cell office:value-type="string">
            <text:p>GENEL NİTELİKLER VE İŞ TANIMI IFS Türkiye’nin çözüm ortağı olarak faaliyet gösteren şirketimizin gelişen organizasyonunda görev alacak ekip arkadaşları arıyoruz.Başvuracak adayların;• Üniversitelerin Endüstri Mühendisliği, İşletme v.b. bölümlerinden mezun,• Kurumsal Yazılım Sistemleri konusunda bilgi sahibi ve bu alanda kariyer hedefi olan,• İyi derecede İngilizce bilen ve  İngilizce literatürü takip edebilecek,• İnsan ilişkilerinde başarılı, ikna kabiliyeti yüksek,• Esnek çalışma saatlerinde ve yoğun tempoda çalışabilecek,• Gelişmiş iletişim ve sunum becerilerine sahip,• Seyahat engeli olmayan,• B sınıfı ehliyeti olan ve aktif araç kullanabilen,• Ekip çalışmasına yatkın, analitik düşünme yeteneği gelişmiş,• Tercihen en az 1 yıl deneyimli,• Tercihen SQL konusunda bilgi sahibi olması gerekmektedir.İŞ TANIMI• Süreç, ihtiyaç ve fonksiyon analizi yapmak,• Proje dokümantasyonu,• Müşteri ve müşteri ekiplerine yazılım sisteminin kullanımı konusunda destek vermek,• Proje planı doğrultusunda müşterilerde gerçekleştirilen ERP projelerinin tamamında ya da bir kısmında görev alarak uyarlama çalışmalarını yürütmek,• Gerekli durumlarda satış faaliyetleri konusunda destek ve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Yazılım</text:p>
          </table:table-cell>
          <table:table-cell table:number-columns-repeated="2" office:value-type="string">
            <text:p>Egeria Yazılım ve Danışmanlık Hizmetleri</text:p>
          </table:table-cell>
          <table:table-cell office:value-type="string">
            <text:p>ERP Uygulama Danışmanı</text:p>
          </table:table-cell>
          <table:table-cell office:value-type="float" office:value="3613292">
            <text:p>3613292</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IFS Türkiye’nin çözüm ortağı olarak faaliyet gösteren şirketimizin gelişen organizasyonunda görev alacak ekip arkadaşları arıyoruz.Başvuracak adayların;• Üniversitelerin Endüstri Mühendisliği, İşletme v.b. bölümlerinden mezun,• Kurumsal Yazılım Sistemleri konusunda bilgi sahibi ve bu alanda kariyer hedefi olan,• İyi derecede İngilizce bilen ve  İngilizce literatürü takip edebilecek,• İnsan ilişkilerinde başarılı, ikna kabiliyeti yüksek,• Esnek çalışma saatlerinde ve yoğun tempoda çalışabilecek,• Gelişmiş iletişim ve sunum becerilerine sahip,• Seyahat engeli olmayan,• B sınıfı ehliyeti olan ve aktif araç kullanabilen,• Ekip çalışmasına yatkın, analitik düşünme yeteneği gelişmiş,• Tercihen en az 1 yıl deneyimli,• Tercihen SQL konusunda bilgi sahibi olması gerekmektedir.İŞ TANIMI• Süreç, ihtiyaç ve fonksiyon analizi yapmak,• Proje dokümantasyonu,• Müşteri ve müşteri ekiplerine yazılım sisteminin kullanımı konusunda destek vermek,• Proje planı doğrultusunda müşterilerde gerçekleştirilen ERP projelerinin tamamında ya da bir kısmında görev alarak uyarlama çalışmalarını yürütmek,• Gerekli durumlarda satış faaliyetleri konusunda destek ve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İnternet, Yazılım</text:p>
          </table:table-cell>
          <table:table-cell table:number-columns-repeated="2" office:value-type="string">
            <text:p>BULUT İNTERNET YAZILIM LİMİTED ŞİRKETİ</text:p>
          </table:table-cell>
          <table:table-cell office:value-type="string">
            <text:p>PHP Yazılım Geliştirme Uzmanı</text:p>
          </table:table-cell>
          <table:table-cell office:value-type="float" office:value="3574863">
            <text:p>3574863</text:p>
          </table:table-cell>
          <table:table-cell office:value-type="string">
            <text:p>Kocaeli(İzmit, Başiskele)</text:p>
          </table:table-cell>
          <table:table-cell office:value-type="string">
            <text:p>active</text:p>
          </table:table-cell>
          <table:table-cell office:value-type="string">
            <text:p>Detail-Aday</text:p>
          </table:table-cell>
          <table:table-cell office:value-type="string">
            <text:p>GENEL NİTELİKLER VE İŞ TANIMI Laravel/PHP DeveloperBulut.net ailesi olarak yurtdışı müşterimiz için geliştirdiğimiz projede değer katabilecek, deneyimli ve tutkulu birLaravel/PHP Developer arıyoruz.Aranan Temel Nitelikler:PHP development konusunda en az 5 yıl,Laravel ile ise en az 3 yıl deneyim.MySQL, MariaDB veya diğer ilişkisel veritabanları konusunda bilgi sahibi.Queue sistemi, broadcasting,event-driven programlama hakkında bilgili.Git versiyon kontrol sistemine hakim.   Tercihen Gitlab ve Sentry gibi sistemleri kurma ve yönetme deneyimine sahip.Restful API tasarımı ve entegrasyonu konusunda deneyim.Bootstrap konusunda bilgili; ideal olarak tailwindcss ile proje geliştirmiş.Salt Javascript konusunda deneyim sahibi.Laravel paketleri (örneğin: Livewire, Echo) hakkında bilgi sahibi, vb paketleri aktif olarak kullanmış.Web hosting, sunucu yönetimi ve konfigürasyonu konusunda deneyimli.    Tercihen WHM/cPanel, Plesk veya diğer hosting kontrol panelleriyle çalışmış.Linux sunucu yönetimi konusunda bilgili.    Tercihen openstack veya benzeri sanallaştırma teknolojileri üzerinde deneyimli.Daha önce gerçekleştirdiği projeleri referans olarak sunabilecek.Kocaeli/Başiskele'deki ofisimizde görev alabilecek.2+ yıl çalışma konusunda bir engeli olmayan.İŞ TANIMI:Bulutnet bünyesinde; cloud/uygulama sistemleri ve web siteleri için geliştirmelerin gerçekleştirilmesi.Eğer kendinizi yukarıdaki kriterlere uygun görüyorsanız, dinamik ve yenilikçi ekibimizde yer almak için başvurunuzu bekliyoruz!Teknopark'ta yer aldığımız için şu an iş yerinde çalışıyoruz. Hibrit çalışma modeline 2024'te geçmeyi planl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rka - Patent Hizmetleri, Danışmanlık, Pazarlama Danışmanlığı, Reklam ve Tanıtım, Reklamcılık</text:p>
          </table:table-cell>
          <table:table-cell table:number-columns-repeated="2" office:value-type="string">
            <text:p>Darkblue İstanbul reklam pazarlama ve danışmanlık </text:p>
          </table:table-cell>
          <table:table-cell office:value-type="string">
            <text:p>Reklam Satış Temsilcisi</text:p>
          </table:table-cell>
          <table:table-cell office:value-type="float" office:value="3582847">
            <text:p>3582847</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Reklam Ajansı Bünyemizde ''Reklam Satış Uzmanı'' Arıyoruz. Önlisans ya da lisans mezunu,Reklam satış konusunda deneyimli,İkna yeteneği yüksek ve hedef odaklı,Satış alanında kariyer hedefi olan çalışma arkadaşı arıyoruz. Enerjik ve ekip çalışmasına uyumlu  İŞ TANIMIYeni müşteri kazanımı için, arama-data oluşturma-işleme faaliyetlerini gerçekleştirir. Potansiyel müşteriler ile telefonda iletişim kurarak ajans tanıtımı yapmak ve toplantı organize etmek ile sorumludur.</text:p>
          </table:table-cell>
          <table:table-cell office:value-type="string">
            <text:p/>
            <text:p><text:s text:c="16"/>5 gün önce</text:p>
            <text:p><text:s text:c="17"/>güncellendi</text:p>
            <text:p><text:s text:c="15"/></text:p>
          </table:table-cell>
        </table:table-row>
        <table:table-row table:style-name="ro2">
          <table:table-cell office:value-type="string">
            <text:p>Tam Zamanlı</text:p>
          </table:table-cell>
          <table:table-cell office:value-type="string">
            <text:p>Madencilik - Metalurji, İnşaat, Danışmanlık, İş Sağlığı ve Güvenliği</text:p>
          </table:table-cell>
          <table:table-cell table:number-columns-repeated="2" office:value-type="string">
            <text:p>KARAELMAS İŞ SAĞLIĞI VE İŞ GÜV.MERK.İNŞ.ÖZEL SAĞ.EĞT.HİZ.SAN</text:p>
          </table:table-cell>
          <table:table-cell office:value-type="string">
            <text:p>İş Sağlığı ve Güvenliği Uzmanı</text:p>
          </table:table-cell>
          <table:table-cell office:value-type="float" office:value="3585341">
            <text:p>3585341</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ENEL NİTELİKLER VE İŞ TANIMIAlanında köklü bir geçmişe ve deneyime sahip olan Karaelmas Şirketler Grubu,  400 kişilik profesyonel ekibi ile birlikte 40 ilde, ülkenin önde gelen kamu ve özel sektör kuruluşlarına İş sağlığı ve güvenliği alanında yenilikçi ve özgün çözümleri ile hizmet vermektedir. İstanbul Şubemizde hizmet verdiğimiz Avrupa Yakasında Kasımpaşa bölgesinde bulunan uzun yıllar devam edecek olan uluslararası prestijli projelerimizde hem inşaat hem de işletme safhalarında görevlendirilmek üzere aşağıdaki niteliklere haiz Tam zamanlı A/B/C Sınıfı iş güvenliği uzmanları, İSG teknikerleri ve Yetiştirilmek üzere İGU personelleri aranmaktadır ;Teknik Nitelikler:En az Ön Lisans Mezunu,İnşaat veya endüstriyel projelerde isg personeli olarak en az 1 yıl çalışmış,Mesleği ile ilgili teknik form ve dokümanlara hakim, Saha denetimi ve kontrolü konusunda deneyimli,Alt yüklenici isg çalışanlarını gerek yasal gerek saha denetiminde tecrübeli,Hizmet verdiği işverenler ile koordineli çalışan,İş sağlığı ve güvenliği mevzuat bilgine sahip,45001 Kalite yönetim sistemi uygulamalarını bilen,MS Office (excel, word, pp) uygulamalarına hakim,Genel Nitelikler:Sözlü, yazılı ifade ve temsil yeteneği gelişmiş,Diksiyonu düzgün, güçlü iletişim ve ikna yeteneğine sahip,Takım çalışmasına yatkın,Sürekli gelişime ve öğrenmeye açık,Organizasyon yeteneği gelişmiş,Planlı ve programlı çalışmaya ve sorumluluk duygusuna sahip,Hedef, çözüm ve sonuç odaklıEsnek çalışma saatlerine uygu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dencilik - Metalurji, İnşaat, Danışmanlık, İş Sağlığı ve Güvenliği</text:p>
          </table:table-cell>
          <table:table-cell table:number-columns-repeated="2" office:value-type="string">
            <text:p>KARAELMAS İŞ SAĞLIĞI VE İŞ GÜV.MERK.İNŞ.ÖZEL SAĞ.EĞT.HİZ.SAN</text:p>
          </table:table-cell>
          <table:table-cell office:value-type="string">
            <text:p>Maden Mühendisi</text:p>
          </table:table-cell>
          <table:table-cell office:value-type="float" office:value="3329420">
            <text:p>3329420</text:p>
          </table:table-cell>
          <table:table-cell office:value-type="string">
            <text:p>Adana, Gaziantep, Hatay, Kahramanmaraş, Kilis, Osmaniye</text:p>
          </table:table-cell>
          <table:table-cell office:value-type="string">
            <text:p>active</text:p>
          </table:table-cell>
          <table:table-cell office:value-type="string">
            <text:p>Detail-Aday</text:p>
          </table:table-cell>
          <table:table-cell office:value-type="string">
            <text:p>GENEL NİTELİKLER VE İŞ TANIMI Alanında köklü bir geçmişe sahip olan Karaelmas Şirketler Grubumuz güçlü kadrosu ve edinmiş olduğu deneyim çerçevesinde Madencilik, Sağlık Kuruluşu İşletmeciliği, Müşavirlik, Mühendislik ve İnşaat alanında faaliyetlerini sürdürmekte olup, yeni yatırımlara yönelik araştırma ve geliştirme çalışmalarına da tüm hızı ile devam etmektedir. Bu çerçevede madencilik yatırımlarımızda görev almak üzere;Osmaniye ilinde bulunan Amanos Madencilik firmamıza ait Metalik Maden Arama ve İşletme Sahalarında üretim biriminde görev alacak aşağıdaki niteliklere haiz"Kıdemli (Senior) Maden Mühendisi" çalışma arkadaşları aranmaktadır;Aranan Nitelikler50 Yaşını aşmamış,Metalik madenler üretim ve açık ocak madenciliği konusunda en az 7 yıl deneyimli,Cevher Hazırlama Tesis bilgisi olan,Özellikle Nikel, Kobalt, Demir, Altın, Bakır cevherlerinden birinde uzmanlaşmış,Uluslararası madencilik kodlama sistemlerini bilen ve raporlama yapabilen,3D Maden Modelleme programlarından en az birini kullanan (tercihen datamine),İş Makinaları sevk ve idaresi konusunda yetkin,Office programlarını çok iyi derecede kullanabilen,İngilizce yazılı ve sözlü iletişim kurabilen,Mesleği ile ilgili teknik form ve dokümanlara hakim,Aranan Genel ÖzelliklerErkek adaylar için askerlik hizmetini tamamlamış,B Sınıfı ehliyet sahibi olan ve aktif araç kullanabilen,Ekip yönetmeyi bilen ve ekip çalışmasına yatkın,Yurtdışı/Yurtiçi seyahat engeli olmayan,Analitik düşünebilen,Kurumsal firma raporlamasına hakim,Osmaniye civarında ikamet eden veya edebilecek,Çalışma Sahası Hakkında BilgilerOsmaniye merkeze 17 km ile ulaşılmaktadır. Açık ocak madenciliği yapılmaktadır.Şirket merkezi İstanbul ilinde yer almaktadır.Proje Ömrü tahmini 10+10 yıl olarak hesaplanmıştır. 2010 yılı itibari ile çalışılmaktadır.Konaklamalar Osmaniye şehir merkezidir.Çalışma gün sayısı 6 çalışma günüdür ve tek vardiya usulü çalışılmaktadır.Proje üretim, sondaj ve arama ekiplerinden oluşmaktadır.Osmaniye merkez Laboratuvar ve cevher stok depo alanları bul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dencilik - Metalurji, İnşaat, Danışmanlık, İş Sağlığı ve Güvenliği</text:p>
          </table:table-cell>
          <table:table-cell table:number-columns-repeated="2" office:value-type="string">
            <text:p>KARAELMAS İŞ SAĞLIĞI VE İŞ GÜV.MERK.İNŞ.ÖZEL SAĞ.EĞT.HİZ.SAN</text:p>
          </table:table-cell>
          <table:table-cell office:value-type="string">
            <text:p>İş Yeri Hekimi</text:p>
          </table:table-cell>
          <table:table-cell office:value-type="float" office:value="2335857">
            <text:p>2335857</text:p>
          </table:table-cell>
          <table:table-cell office:value-type="string">
            <text:p>Zonguldak(Merkez, Beycuma, Çatalağzı, Çaycuma, Devrek, Gökçebey, Hisarönü (Filyos), Kilimli, Kozlu)</text:p>
          </table:table-cell>
          <table:table-cell office:value-type="string">
            <text:p>active</text:p>
          </table:table-cell>
          <table:table-cell office:value-type="string">
            <text:p>Detail-Aday</text:p>
          </table:table-cell>
          <table:table-cell office:value-type="string">
            <text:p>GENEL NİTELİKLER VE İŞ TANIMI Alanında köklü bir geçmişe ve deneyime sahip olan Karaelmas İş Sağlığı ve İş Güvenliği Merkezi,  400 kişilik profesyonel ekibi ile birlikte 40 ilde, ülkenin önde gelen kamu ve özel sektör kuruluşlarına İş sağlığı ve güvenliği alanında yenilikçi ve özgün çözümleri ile hizmet vermektedir. Şirketler grubumuz çatısı altında yer alan diğer firmalarımız ise, Sağlık Kuruluşu İşletmeciliği, Madencilik, Tıbbi Cihaz Servis ve Satışı, ve Altyapı/Üstyapı İnş. alanında faaliyetlerini sürdürmekte olup, sahip oldukları güçlü kadro ve ekonomik yapıları ile yeni yatırımlara yönelik araştırma ve geliştirme çalışmalarına da tüm hızı ile devam etmektedir.Zonguldak ili içerisinde Eregli, Merkez ve Çaycuma ilçelerinde yer alan, Uluslararası katılım ile sürdürülen özel sektör projelerimiz ve Bölgenin en önemli Kamu Kuruluşlarında (T.T.K, Ronesans, Kolin ve T.P.A.O vb.)tek bir lokasyonda ayrı ayrı görevlendirilmek üzere aşağıdaki niteliklere haiz bay-bayan tam zamanlı çalışacak 3 (üç) İşyeri Hekimi çalışma arkadaşları aranmaktadır; Aranan Nitelikler* ÇSGB onaylı İşyeri Hekimi Belgesine sahip,* MS Office uygulamalarına iyi derecede hakim,* Toplum sağlığı ve iş hijyeni konusunda bilgili,* Meslek hastalıkları türleri ve oluşumları konusunda yeterli literatür bilgisine sahip,* İşyeri hekimliği alanında çalışmış veya bilgi sahibi,* Tercihen İngiliz ve Türk Yasa ve İsg Çalışma Standartlarını iyi bilen,İşin Tanımı* İşverene, iş sağlığı konusunda rehberlik ve danışmanlık yapılması,* Çalışanların işe giriş ve periyodik sağlık muayenelerinin yapılması ,* İşin yürütümündeki ergonomik ve psikososyal risklerin değerlendirilmesi,* İşyerindeki risklerin uygun koruyucu sağlık muayenelerinin yapılması,* Salgın süreci yönetimi,* Diğer birim ve departmanlarla işbirliği yapılması,* İsg alanındaki eğitim ve araştırma faaliyetlerine katkı verilmesi,* Kendisine bağlı sağlık personelinin organizasyonunun yapılması,* Kamu sağlık sunucuları ile işbirliği yapılması,Not: Tek bir noktada çalışma yapılacak olup, çalışma gün ve saatleri hafta içi 45 saattir. Şehir dışından gelecek adaylar için Zonguldak veya Çevre ilçelerde lojman ve servis imkanları sağlanmaktadır. (Ankara 2 saat, İstanbul 3,5 saat araç ile sürüş uzaklığı)</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dencilik - Metalurji, İnşaat, Danışmanlık, İş Sağlığı ve Güvenliği</text:p>
          </table:table-cell>
          <table:table-cell table:number-columns-repeated="2" office:value-type="string">
            <text:p>KARAELMAS İŞ SAĞLIĞI VE İŞ GÜV.MERK.İNŞ.ÖZEL SAĞ.EĞT.HİZ.SAN</text:p>
          </table:table-cell>
          <table:table-cell office:value-type="string">
            <text:p>Kıdemli Jeoloji Mühendisi</text:p>
          </table:table-cell>
          <table:table-cell office:value-type="float" office:value="3028613">
            <text:p>3028613</text:p>
          </table:table-cell>
          <table:table-cell office:value-type="string">
            <text:p>Adana, Hatay, İstanbul(Avr.), Osmaniye, İstanbul(Asya)</text:p>
          </table:table-cell>
          <table:table-cell office:value-type="string">
            <text:p>active</text:p>
          </table:table-cell>
          <table:table-cell office:value-type="string">
            <text:p>Detail-Aday</text:p>
          </table:table-cell>
          <table:table-cell office:value-type="string">
            <text:p>GENEL NİTELİKLER VE İŞ TANIMI Alanında köklü bir geçmişe sahip olan Karaelmas Şirketler Grubumuz güçlü kadrosu ve edinmiş olduğu deneyim çerçevesinde Madencilik, Sağlık Kuruluşu İşletmeciliği, Müşavirlik, Mühendislik ve İnşaat alanında faaliyetlerini sürdürmekte olup, yeni yatırımlara yönelik araştırma ve geliştirme çalışmalarına da tüm hızı ile devam etmektedir. Bu çerçevede madencilik yatırımlarımızda görev almak üzere;Osmaniye ilinde bulunan Amanos Madencilik firmamıza ait Metalik Maden Arama ve İşletme Sahalarında arama ve/veya üretim biriminde görev alacak aşağıdaki niteliklere haiz "Kıdemli (Senior) Jeoloji Mühendisi" çalışma arkadaşları aranmaktadır;Aranan Teknik ÖzelliklerÜniversitelerin Jeoloji Mühendisliği Bölümünden mezun,Metalik madenler arama ve/veya sondaj konusunda en az 7 yıl deneyimli,Özellikle Nikel, Kobalt, Demir, Altın, Bakır cevherlerinden birinde uzmanlaşmış,Uluslararası madencilik kodlama sistemlerini bilen ve raporlama yapabilen,QA/QC Protokollerine hakim ve yönetebilen,3D Maden Modelleme programlarından en az birini kullanan (tercihen datamine),GIS programlarından en az biri ile 5 yıl çalışmış,Yüzey çalışmaları ve yarma çalışmalarına hakim,Litolojik ayrım, yapısal jeoloji ve jeoteknik konularında bilgi sahibi,Aranan Genel ÖzelliklerErkek adaylar için askerlik hizmetini tamamlamış,B Sınıfı ehliyet sahibi olan ve aktif araç kullanabilen,Ekip yönetmeyi bilen ve ekip çalışmasına yatkın,Yurtdışı/Yurtiçi seyahat engeli olmayan,Analitik düşünebilen,Kurumsal firma raporlamasına hakim,Osmaniye civarında ikamet eden veya edebilecek,Çalışma Sahası Hakkında BilgilerOsmaniye merkeze 17 km ile ulaşılmaktadır. Açık ocak madenciliği yapılmaktadır.Şirket merkezi İstanbul ilinde yer almaktadır.Proje Ömrü tahmini 10+10 yıl olarak hesaplanmıştır. 2010 yılı itibari ile çalışılmaktadır.Konaklamalar Osmaniye şehir merkezidir.Çalışma gün sayısı 6 çalışma günüdür ve tek vardiya usulü çalışılmaktadır.Proje üretim, sondaj ve arama ekiplerinden oluşmaktadır.Osmaniye merkez Laboratuvar ve cevher stok depo alanları bul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dencilik - Metalurji, İnşaat, Danışmanlık, İş Sağlığı ve Güvenliği</text:p>
          </table:table-cell>
          <table:table-cell table:number-columns-repeated="2" office:value-type="string">
            <text:p>KARAELMAS İŞ SAĞLIĞI VE İŞ GÜV.MERK.İNŞ.ÖZEL SAĞ.EĞT.HİZ.SAN</text:p>
          </table:table-cell>
          <table:table-cell office:value-type="string">
            <text:p>Restoran Yöneticisi</text:p>
          </table:table-cell>
          <table:table-cell office:value-type="float" office:value="3227121">
            <text:p>3227121</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lanında köklü bir geçmişe ve deneyime sahip olan Karaelmas Şirketler Grubu, 400 kişilik profesyonel ekibi ile birlikte 40 ilde alanında yenilikçi ve özgün çözümleri ile uzmanlık alanlarında hizmet vermektedir. Şirketler grubumuz çatısı altında yer alan,İstanbul Nişantaşı Şakayık sokakta hizmet vermekte olan "Zoka İstanbul Restoran ve Kokteyl Bar" konseptli işletmemizde “Restoran Salon Garsonu” pozisyonumuz için bay/bayan çalışma arkadaşı aranmaktadır,Aranan Nitelikler* Tercihen Turizm Otelcilik veya İşletme ön lisans / lisans mezunu,* Fine-Dining veya Bistro işletme yönetimi konusunda tecrübeli,* Şarap konusunda temel bilgi sahibi, (özellikle yerli şaraplar)* Mevsimlik menülere hakim (mutfak aylık menü değişimi ile çalışacaktır)* Restoran otomasyon sistemleri konusunda (Kerzz veya Micros) deneyim sahibi,* Kendini ifade edebilecek ve menü tanıtabilecek seviyede İngilizce bilen,* Marka değerini doğru şekilde temsil edebilen,* İnsan ilişkilerinde başarılı,* Planlama becerisi kuvvetli ve çözüm odaklı,* Dış görünüşüne özen gösteren, etkin iletişim kurabilen,* Tercihen İstanbul'da ikamet eden (İstanbul dışı adaylara lojman sağlanabilir)İşin Tanımı* Restoran çalışma, hijyen ve tedarik prosedürlerini eksiksiz uymak,* Müşterilere gereken sunum ve hizmeti vermek,* Restoranın temiz ve müşterilere hizmet vermeye hazır olmasını sağlamak,* Ürün kalitesi ve hizmet seviyeleri hakkında geri bildirimleri toplamak,* Mutfak ile koordinasyon içerisinde olmak,* Otomasyon sistemine hakim olmak.“Restoran Salon Garsonu” olarak ekibimize değer katacak çalışma arkadaşları aramaktayı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Madencilik - Metalurji, İnşaat, Danışmanlık, İş Sağlığı ve Güvenliği</text:p>
          </table:table-cell>
          <table:table-cell table:number-columns-repeated="2" office:value-type="string">
            <text:p>KARAELMAS İŞ SAĞLIĞI VE İŞ GÜV.MERK.İNŞ.ÖZEL SAĞ.EĞT.HİZ.SAN</text:p>
          </table:table-cell>
          <table:table-cell office:value-type="string">
            <text:p>Muhasebe ve Raporlama Uzmanı</text:p>
          </table:table-cell>
          <table:table-cell office:value-type="float" office:value="2724540">
            <text:p>2724540</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lanında köklü bir geçmişe sahip olan Karaelmas Şirketler Grubumuz güçlü kadrosu ve edinmiş olduğu deneyim çerçevesinde Madencilik, Sağlık Kuruluşu İşletmeciliği, Müşavirlik, Mühendislik ve İnşaat alanında faaliyetlerini sürdürmekte olup, yeni yatırımlara yönelik araştırma ve geliştirme çalışmalarına da tüm hızı ile devam etmektedir. Bu çerçevede madencilik yatırımlarımızda görev almak üzere;İstanbul/Osmaniye ilinde bulunan Amanos Madencilik firmamızın İstanbul Ofisinde (Kadıköy) görev alacak aşağıdaki niteliklere haiz "Kıdemli Muhasebe Uzmanı" çalışma arkadaşları aranmaktadır; Aranan NiteliklerÜniversitelerin İşletme, İktisat veya Maliye bölümlerinden mezun,Madencilik ve/veya inşaat, endüstriyel tesis alanında 10 yıl deneyimli olan,İhracat ve İthalat muhasebe kayıtları konusunda bilgi sahibi,Tercihen Yatırım teşvik projelerinde görev almış,E-Fatura, E-Arşiv, E-Defter ve E-Beyanname süreçlerine hakim,Excel Makro seviyesinde bilgi sahibi,Luca programlarını kullanabilen,İŞ TANIMICari hesapların faturalandırılması, takibi ve mutabakatı,Üretim maliyet muhasebesinin oluşturulması,İhracat ithalat için gerekli süreçlerde rol alınması,Yatırım teşvik dosyası yönetiminde görev alınması,Gelir/Gider ve cariler ile ilgili raporlamaların gerçekleştirilmesi,Mali müşavirlerle koordineli çalışılması,İşletmeye giren mal, malzeme veya hizmet alışının takibi,Kasa hareketlerinin takip edilmesi ve raporlanması,Günlük, haftalık, aylık raporlama yapılması,KDV ,Muhtasar ,Geçici Vergi ,Gelir Vergisi, Kurumlar Vergisi vb. süreçlerin yürütülmes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Ortak Akıl Eğitim&amp; Yönetim Danışmanlık Ltd.Şti</text:p>
          </table:table-cell>
          <table:table-cell office:value-type="string">
            <text:p>Sekreter</text:p>
          </table:table-cell>
          <table:table-cell office:value-type="float" office:value="3612760">
            <text:p>3612760</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Bakırköy Lokasyonunda çalıştırılmak üzere Sekreter alınacaktır.1.     Tercihen Büro Yönetimi ve Sekreterlik Bölümü mezunu,2.     En az 3 yıl sekreterlik deneyimine sahip,3.     Planlama ve organizasyon yeteneği gelişmiş, koordinasyon ve takip becerisi yüksek,4.     Dışardan gelen aramaları karşılamak ve ilgili kişilere yönlendirmek,5.     Dışardan gelen aramalarda aktarılacak kişi yerinde olmadığında not almak ve bu notları zamanında kendisine iletmek,6.     Gelen misafir ve ziyaretçileri uygun şekilde karşılamak ve ağırlamak,7.     Ofis içi evrak akışını sağlamak, gelen kargo, fatura, irsaliye, mektup vb. evrakları teslim almak ve zamanında doğru kişilere ulaştırmak,8.     Ofis düzenini sağlamak, eksilen kırtasiye malzemelerini ve market ihtiyaçlarını takip etmek ve alınmasını sağlamak üzere ilgili birime bilgi vermek,9.     İstenen belgelerin eksiksiz ve doğru şekilde tutulmasını sağla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Ortak Akıl Eğitim&amp; Yönetim Danışmanlık Ltd.Şti</text:p>
          </table:table-cell>
          <table:table-cell office:value-type="string">
            <text:p>Yönetici Asistanı</text:p>
          </table:table-cell>
          <table:table-cell office:value-type="float" office:value="3611843">
            <text:p>3611843</text:p>
          </table:table-cell>
          <table:table-cell office:value-type="string">
            <text:p>İstanbul(Avr.)(Arnavutköy)</text:p>
          </table:table-cell>
          <table:table-cell office:value-type="string">
            <text:p>active</text:p>
          </table:table-cell>
          <table:table-cell office:value-type="string">
            <text:p>Detail-Aday</text:p>
          </table:table-cell>
          <table:table-cell office:value-type="string">
            <text:p>GENEL NİTELİKLER VE İŞ TANIMI Hadımköy  lokasyonunda çalıştırılmak üzere ''Yönetici Asistanı'' arayışımız bulunmaktadır.GENEL NİTELİKLER1.     Üniversitelerin Halka İlişkiler – İletişim Fakültelerinden mezun2.     Günlük, haftalık, aylık olarak tüm iş planlamasını takip edebilecek ve koordinasyonu sağlayabilecek,3.     Seyahat vb. işlemlerin organize edilmesi ve rezervasyon işlemlerini yürütebilecek,4.     Ofis misafirleri karşılayabilecek, ağırlayabilecek ve gerekli yönlendirmeleri yapabilecek,5.     Dosya ve evrak kayıt takibini gizlilikle ve düzenli bir şekilde tutabilecek,6.     Toplantı ön hazırlığını yapabilecek,7.     Sunum, rapor ve toplantı notlarını hazırlayabilecek,8.     Diğer çalışılan şirketler ve kamu kurumları ile iletişimin sağlayabilecek ve gelen talepleri ilgililere bildirebilecek,9.     Ofis içi çalışma düzeni, tertip ve yönetimini sağlayabilecek,10.  Sorumluluk sahibi, problem çözme ve analitik düşünme yeteneği güçlü,11.  İnsan İlişkilerinde başarılı, temsil becerisi gelişmiş,12.  Yazılı iletişim teknikleri hakkında bilgi sahibi,13.  Protokol ve görgü kurallarını bilen,  ''Yönetici Asistanı'' alın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Ortak Akıl Eğitim&amp; Yönetim Danışmanlık Ltd.Şti</text:p>
          </table:table-cell>
          <table:table-cell office:value-type="string">
            <text:p>Muhasebe Sorumlusu</text:p>
          </table:table-cell>
          <table:table-cell office:value-type="float" office:value="3594390">
            <text:p>3594390</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Başakşehir lokasyonunda çalıştırılmak üzere “Muhasebe Sorumlusu” arayışımız bulunmaktadır; Üniversitelerin ilgili bölümlerinden mezun,Muhasebe finans süreçlerinde en az 5 yıl deneyimli,E-Fatura, E-Defter ve E-Arşiv süreçlerini yürütebilecek,Tek düzen hesap planına uygun olarak muhasebe ve finans kayıtlarının tutulmasını sağlayabilecek ve kontrollerini gerçekleştirebilecek,KDV, Muhtasar, Geçici Vergi ve Kurumlar Vergisi Beyannamelerini hazırlayabilecek ve vergisel yükümlülüklerin yerine getirebilecek,Banka ve finans kurumları ile ilişkilerini sürdürebilecek, Kredi ve çek vb. ödemelerinin bankalar nezdinde takip edebilecek,Günlük banka hareketlerini kaydı, günlük raporlama ve mutabakatlarını yapabilecek,Üst yönetime raporlama hazırlayıp sunabilecek,Dinamik, ekip çalışmasına yatkın, titiz çalışma ile gizlilik ilkesini benimsemiş,MS Office programlarına hâkimGünlük nakit akışının düzenlenmesi ve raporlanmasını yapabilecek, “Muhasebe Sorumlusu” alın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Ortak Akıl Eğitim&amp; Yönetim Danışmanlık Ltd.Şti</text:p>
          </table:table-cell>
          <table:table-cell office:value-type="string">
            <text:p>Ön Muhasebe Elemanı</text:p>
          </table:table-cell>
          <table:table-cell office:value-type="float" office:value="3594403">
            <text:p>3594403</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Başakşehir Lokasyonunda bulunan Firmamız İçin “Ön Muhasebe Elemanı" arayışımız bulunmaktadır;Ticaret Meslek Lisesi mezun,Minimum 1-3 yıl muhasebe departmanlarında çalışma deneyimine sahip olan,Genel ve Cari Muhasebe bilgisine sahip,Müşterilerin aylık faturalarının takibini yapabilecek,Cari hesapların takibini yapabilecek,E Fatura- E Arşiv uygulamalarında faturaları takip edebilecekMS Office programlarının özellikle Excell iyi derecede kullanabilen,Takım çalışması ve iş birliğine uygun," Ön Muhasebe Elemanı" alın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DD DEĞİŞİM DİNAMİKLERİ YÖN. MERK. A.Ş</text:p>
          </table:table-cell>
          <table:table-cell office:value-type="string">
            <text:p>Lojistik Direktörü</text:p>
          </table:table-cell>
          <table:table-cell office:value-type="float" office:value="3588234">
            <text:p>3588234</text:p>
          </table:table-cell>
          <table:table-cell office:value-type="string">
            <text:p>Kocaeli, İstanbul(Asya)</text:p>
          </table:table-cell>
          <table:table-cell office:value-type="string">
            <text:p>active</text:p>
          </table:table-cell>
          <table:table-cell office:value-type="string">
            <text:p>Detail-Aday</text:p>
          </table:table-cell>
          <table:table-cell office:value-type="string">
            <text:p>GENEL NİTELİKLER VE İŞ TANIMI Danışmanlığını yapmakta olduğumuz otomotiv sektöründe faaliyet gösteren müşteri firmamız bünyesinde görevlendirilmek üzere Lojistik Direktörü arayışımız bulunmaktadır. İşin TanımıMüşterilere doğru ürünün, doğru zamanda, doğru yerde ve doğru miktarda ulaşmasını sağlamak amacıyla tüm tedarik zinciri süreçlerinin yapılandırılmasıYalın çalışmalar ve dijital çözümlerle tedarik zincirindeki bilgi akışının daha verimli hale getirilmesiTedarikçi geliştirme planlarının oluşturulması ve takibinin yapılmasıDağıtım merkezlerinde stokların bulunabilirlik ve optimizasyonla ilgili analiz ve çalışmaların yapılmasıTalep ve tedariki dengeleyecek şekilde tahminler yapıp departmanların koordinasyonun sağlanmasıMaliyetlerin azaltılması ve hizmet kalitesinin arttırılması adına süreç iyileştirmesi yapılmasıDağıtım merkezlerinde süreç iyileştirme projelerinde görev alınmasıYıllık bazda departman bütçesinin oluşturulması ve takibinin yapılmasıİstenen Yetenek ve UzmanlıklarÜniversitelerin ilgili bölümlerinden mezun, (tercihen Lojistik veya Endüstri Mühendisliği bölümleri)Lojistik ve Depo Yönetimi alanında asgari 10 yıl, yönetici olarak asgari 5 yıl (tercihen otomotiv sektöründe) deneyimliÇoklu lokasyonlardaki süreçleri ve geniş ekipleri yönetme ve yönlendirme tecrübesine sahipİletişim ve insan ilişkileri kuvvetli, takım çalışmasına yatkınAnalitik düşünebilen, planlama ve organizasyon becerileri gelişmişBütünsel kalite ve sürekli gelişim anlayışına sahip, alanıyla ilgili gelişmeleri takip edenMS Office ve ERP Programlarına (tercihen SAP) hakim, raporlama ve analiz yapacak bilgi ve tecrübeye sahipİngilizce’yi yazılı ve sözlü olarak etkin kullanabilenSeyahat engeli olmayan, farklı lokasyonlardaki süreçleri yerinde yönetebilecek ve tercihen İstanbul / Anadolu Yakası’nda ikamet edenİşin tanımı ilginizi çekiyor ve yukarıda belirtilen tecrübe, yetenek &amp; uzmanlıklara sahip olduğunuzu düşünüyorsanız başvurularınızı bekliyoruz. Başvurularınız özenle değerlendirilecek ve süreç içerisinde cevaplandırılacak olup kesinlikle gizli tutul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DD DEĞİŞİM DİNAMİKLERİ YÖN. MERK. A.Ş</text:p>
          </table:table-cell>
          <table:table-cell office:value-type="string">
            <text:p>Ofis Sorumlusu</text:p>
          </table:table-cell>
          <table:table-cell office:value-type="float" office:value="3604406">
            <text:p>3604406</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Danışmanlığını yapmakta olduğumuz tekstil imalatı sektöründe faaliyet gösteren müşteri firmamızın genel merkez ofisinde görevlendirilmek üzereYönetim ve Ofis Asistanı arayışımız bulunmaktadır.İşin TanımıYönetimin toplantı/görüşme, ziyaret ve yurtiçi/yurtdışı seyahatlerinin planlanması ve organize edilmesiGelen telefonların &amp; misafirlerin karşılanması ve ilgili birimlere yönlendirilmesiGelen – giden evrak takibinin gerçekleştirilmesi, dosyalama sisteminin düzenli bir şekilde yürütülmesiOfis düzeninin sağlanması için gerekli işlerin takibi; tamir-tadilat, demirbaş, araç takibi, satın alma süreçleri, iletişim hatları, sigorta işlemleri vb. süreçlerin yürütülmesiBankalarla iletişim ve standart bankacılık işlemlerinin takibiKurum içerisinde diğer birimlere (ihracat &amp; lojistik) destek verilmesiİstenen Yetenek ve UzmanlıklarÜniversitelerin lisans veya ön lisans bölümlerinden mezunTercihen İngilizce’yi aktif olarak kullanabilenYönetici Asistanlığı ve/veya Ofis Sorumlusu, İdari İşler alanlarında asgari 3 yıl kurumsal deneyime sahipİnsan ilişkilerinde başarılı, sözlü ve yazılı iletişimi kuvvetliSorumluluk bilinci yüksek; iş takibi, planlama ve organizasyon becerileri gelişmişDetaylara hakim, dikkatli ve özenli çalışma disiplinine sahipDiksiyonu düzgün, temsil yeteneği güçlüBilgisayar ve MS Office programlarını yeterli derecede kullanabilenSeyahat engeli bulunmayan, aktif araç kullanabilenİstanbul / Anadolu Yakası’nda ikamet edenİşin tanımı ilginizi çekiyor ve yukarıda belirtilen tecrübe, yetenek &amp; uzmanlıklara sahip olduğunuzu düşünüyorsanız başvurularınızı bekliyoruz. Başvurularınız özenle değerlendirilecek ve süreç içerisinde cevaplandırılacak olup kesinlikle gizli tutul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DD DEĞİŞİM DİNAMİKLERİ YÖN. MERK. A.Ş</text:p>
          </table:table-cell>
          <table:table-cell office:value-type="string">
            <text:p>Demo Ustası</text:p>
          </table:table-cell>
          <table:table-cell office:value-type="float" office:value="3610637">
            <text:p>3610637</text:p>
          </table:table-cell>
          <table:table-cell office:value-type="string">
            <text:p>İstanbul(Avr.)(Zeytinburnu)</text:p>
          </table:table-cell>
          <table:table-cell office:value-type="string">
            <text:p>active</text:p>
          </table:table-cell>
          <table:table-cell office:value-type="string">
            <text:p>Detail-Aday</text:p>
          </table:table-cell>
          <table:table-cell office:value-type="string">
            <text:p>GENEL NİTELİKLER VE İŞ TANIMI Danışmanlığını yapmakta olduğumuz gıda makineleri imalatı sektöründe faaliyet gösteren müşteri firmamız bünyesinde görevlendirilmek üzereTanıtım ve İş Geliştirme Uzmanı (Demo Şefi) arayışımız bulunmaktadır. İşin TanımıShowroom’a gelen müşterilerin karşılanarak ürünlerin tanıtılması ve ihtiyaca yönelik demo yapılması Yurtiçi ve yurtdışındaki makine kurulumlarında ve reçete uygulamalarında müşteriye destek verilmesi Reçete / ürün / iş geliştirme çalışmalarının yapılmasıMüşteri geri bildirimleri, sektöründeki gelişmeler ile trendlerin takip edilerek Ar-Ge departmanına aktif katkı sağlanması, önerilerle desteklenmesiÖneriler, gelişmeler ve yapılan çalışmalarla ilgili gerekli tüm raporlamaların yönetime hazırlanması ve sunulmasıİstenen Yetenek ve UzmanlıklarÜniversitelerin lisans veya ön lisans bölümlerinden mezun ( Gıda Mühendisliği, Gıda Teknikerliği, Aşçılık, Gastronomi ve Mutfak Sanatları vb. ilgili bölümler veya pastacılık programları) Gıda alanında (aşçılık veya sektörel) tecrübesi bulunan (tercihen unlu mamüller, (öncelikli kurabiye, ekmek) veya benzer sektörde demo / tanıtım /ar-ge üzerine deneyimli)İletişim becerisi ve insan ilişkileri kuvvetli, ekip çalışmasına uyumlu,Müşteri deneyimini önemseyen, güler yüzlü ve çözüm üretebilen Kurumsal deneyim ve görgüsü olan, temsiliyeti yüksekTercihen İngilizce’yi yazılı ve sözlü olarak etkin kullanabilenSeyahat engeli olmayan ve İstanbul Avrupa Yakası’nda çalışabilecekİşin tanımı ilginizi çekiyor ve yukarıda belirtilen tecrübe, yetenek &amp; uzmanlıklara sahip olduğunuzu düşünüyorsanız başvurularınızı bekliyoruz. Başvurularınız özenle değerlendirilecek ve süreç içerisinde cevaplandırılacak olup kesinlikle gizli tutul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DD DEĞİŞİM DİNAMİKLERİ YÖN. MERK. A.Ş</text:p>
          </table:table-cell>
          <table:table-cell office:value-type="string">
            <text:p>Dijital Pazarlama Yöneticisi</text:p>
          </table:table-cell>
          <table:table-cell office:value-type="float" office:value="3612193">
            <text:p>3612193</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Danışmanlığı yapmakta olduğumuz inşaat sektöründe faaliyet gösteren firmamız bünyesinde görevlendirilmek üzere Dijital Pazarlama Yöneticisi arayışımız bulunmaktadır.İşin TanımıPazarlama stratejilerinin ve iletişim planlarının hazırlanmasına katkı sağlanması, uygulanmasıAjanslarla (ATL, BTL, dijital) birlikte marka stratejisine uygun proje ve içerik üretiminin planlanması, ajanslar için iletişim özetlerinin hazırlanması, gerekli yönlendirmelerin yapılmasıAjanslardan gelen kampanya ve sosyal medya raporu sonuçlarını analiz ederek aksiyon planlarının hazırlanması ve yönetime sunulmasıGereğinde kurumun SEM, Google Ads, sosyal medya reklamlarının kurulması ve optimizasyonunun sağlanması konusunda çalışmaların yürütülmesi,Reklam trafiklerinin ve dönüşümlerinin web analitik araçları ile takip edilip raporlanmasıKurumsal kimlik materyalleri ve diğer kurumsal yayınların güncel tutulmasıKurumsal web sitelerinin içerik yönetiminin planlanması ve organik trafiklerinin artırılması için gerekli SEO çalışmalarının yapılmasıMüşteri veritabanı ve müşteri deneyimlerinin analiz edilmesi ve iletişim fikrine dönüştürülmesiGüncel pazarlama kampanyalarının yürütülmesi için rakiplerin ve en son trendlerin analiz edilmesiİstenen Yetenek ve UzmanlıklarÜniversitelerin İletişim, Pazarlama, Reklamcılık, Yeni Medya vb. ilgili bölümlerinden mezunPazarlama, dijital pazarlama alanlarında (tercihen inşaat, gayrimenkul sektöründe veya bu sektörlerde projeler yürütmüş ajanslarda) asgari 3 yıl deneyimliTeknolojiyi, yeni teknolojik trendleri bilen ve iletişim kanallarında kullanma becerisi yüksekGoogle Analytics ve SEO, SEM araçlarının kullanımına hakimPlanlama, iletişim ve koordinasyon becerisi yüksekAraştırmacı, sürekli gelişime ve öğrenmeye açık ve proaktifİstanbul İkitelli OSB bölgesine ulaşımı rahatİşin tanımı ilginizi çekiyor ve yukarıda belirtilen tecrübe, yetenek &amp; uzmanlıklara sahip olduğunuzu düşünüyorsanız başvurularınızı bekliyoruz. Başvurularınız özenle değerlendirilecek ve süreç içerisinde cevaplandırılacak olup kesinlikle gizli tutul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anışmanlık, Avukatlık ve Hukuki Danışmanlık, Ticaret</text:p>
          </table:table-cell>
          <table:table-cell table:number-columns-repeated="2" office:value-type="string">
            <text:p>Exvora Danışmanlık ve Dış Ticaret A.Ş.</text:p>
          </table:table-cell>
          <table:table-cell office:value-type="string">
            <text:p>Yönetici Asistanı</text:p>
          </table:table-cell>
          <table:table-cell office:value-type="float" office:value="3578490">
            <text:p>3578490</text:p>
          </table:table-cell>
          <table:table-cell office:value-type="string">
            <text:p>İstanbul(Avr.)(Başakşehir)</text:p>
          </table:table-cell>
          <table:table-cell office:value-type="string">
            <text:p>active</text:p>
          </table:table-cell>
          <table:table-cell office:value-type="string">
            <text:p>Detail-Aday</text:p>
          </table:table-cell>
          <table:table-cell office:value-type="string">
            <text:p>GENEL NİTELİKLER VE İŞ TANIMI İş Tanımı:Firmamızda çalışmak üzere, İngilizce veya Arapça bilen yönetici asistanı aranmaktadır.- Pazartesi - Cuma 09:00 - 18:00- Diksiyonu düzgün,- İnsan ilişkilerinde başarılı,- Ms office programlarına hakim,- Esnek çalışma saatlerine uyumlu,- Yöneticisinin istediği özel raporları, iş takibini yapabilecek, düzenli olarak kendisine raporlayabilecek,- Herşeyden önce çalıştığı ekibe saygılı, uyum sağlayabilen,- Başakşehir'de bulunan merkezimizde çalışacak personel aramaktayız.- İngilizce veya Arapça iyi bilen,- Baya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Sağlık, Danışmanlık, Pazarlama Danışmanlığı</text:p>
          </table:table-cell>
          <table:table-cell table:number-columns-repeated="2" office:value-type="string">
            <text:p>Healthpoint</text:p>
          </table:table-cell>
          <table:table-cell office:value-type="string">
            <text:p>Uluslararası Satış Sorumlusu</text:p>
          </table:table-cell>
          <table:table-cell office:value-type="float" office:value="3602370">
            <text:p>3602370</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Mecidiyeköy Lokasyonunda faaliyet gösteren Sağlık Turizmi Şirketimizin Satış ve Pazarlama Departmanı kadrosuna katılmak üzere "Uluslararası Satış ve Pazarlama Uzmanı" arayışımız bulunmaktadır.- İleri seviye Arnavutça ve İngilizce bilen,- Hastalar ile iletişimi güçlü, hasta taleplerini ve aramalarını yanıtlayıp bilgi sağlamak,-Telefon , e-mail veya yüzyüze başvuran yabancı hastalara hizmetlerimiz hakkında detaylı bilgi vererek bizi tercih etmelerini sağlayacak,-Sağlık Turizmi sektöründe çağrı merkezi veya satış alanında en az 1 yıl deneyimli,- İkna kabiliyeti yüksek,- Hasta memnuniyeti öncelikli hizmet verebilen,Mecidiyeköy Lokasyonuna ulaşım sorunu olmayan, takım arkadaşları arıyoruz.Şirketimize göstermiş olduğunuz ilgi için teşekkür eder, kariyerinizde başarılar dileriz. </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Kurumsal Patent Danışmanlık</text:p>
          </table:table-cell>
          <table:table-cell office:value-type="string">
            <text:p>Satış Danışmanı</text:p>
          </table:table-cell>
          <table:table-cell office:value-type="float" office:value="3201468">
            <text:p>3201468</text:p>
          </table:table-cell>
          <table:table-cell office:value-type="string">
            <text:p>İstanbul(Avr.)(Beylikdüzü, Esenyurt)</text:p>
          </table:table-cell>
          <table:table-cell office:value-type="string">
            <text:p>active</text:p>
          </table:table-cell>
          <table:table-cell office:value-type="string">
            <text:p>Detail-Aday</text:p>
          </table:table-cell>
          <table:table-cell office:value-type="string">
            <text:p>GENEL NİTELİKLER VE İŞ TANIMI Marka-Patent/Fikri ve Sınai mülkiyet hakları konusunda danışmanlık veren şirketimiz;İstanbul Beylikdüzünde yer alan KURUMSAL PATENT OFİSİ'mizde çağrı merkezi için görevlendirilmek üzere tecrübeli ve tecrübesiz (marka patent uzmanı olarak) kariyer planını bu doğrultuda geliştirmek isteyen takım arkadaşları aramaktayız.Tüm adaylara Sınai Mülkiyet Hakları konusunda gerekli eğitimler verilecektir.Pozisyon için görevlendirilecek kişi; firmalara marka ve patent konusunda danışmanlık hizmeti verip, telefon üzerinden görüşmeler gerçekleştirerek satış gerçekleştirecektir.Dinamik ve takım çalışmasına uyum sağlayabilen,Sınai Mülkiyet Hakları alanında yetiştirilmek üzereİş takibi ve planlama becerisine sahipÖzgüveni yüksek, iletişimi kuvvetli, diksiyonu düzgün ve akıcı konuşma yeteneğine sahip,Telefonla ifade yeteğine güvenen ve ikna kabiliyeti yüksek,İnsan ilişkilerinde başarılı,Pozitif ve çözüm odaklı çalışmayı ilke edinenSatış alanında kendini ilerletmek isteyenYetiştirilmek üzere veya tecrübeli çalışma arkadaşları aramaktayız.Asgari Ücret + Yüksek Prim + Sigorta + Yemek ÜcretiÇalışma Saatleri; Hafta içi: 09:30 - 18:00Cumartesi pazar ve özel günlerde tatil</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anışmanlık, İnsan Kaynakları Danışmanlığı</text:p>
          </table:table-cell>
          <table:table-cell table:number-columns-repeated="2" office:value-type="string">
            <text:p>Reed Danışmanlık</text:p>
          </table:table-cell>
          <table:table-cell office:value-type="string">
            <text:p>Yardımcı Tesisler Bakım Teknisyeni</text:p>
          </table:table-cell>
          <table:table-cell office:value-type="float" office:value="3579293">
            <text:p>3579293</text:p>
          </table:table-cell>
          <table:table-cell office:value-type="string">
            <text:p>Kocaeli(Gebze)</text:p>
          </table:table-cell>
          <table:table-cell office:value-type="string">
            <text:p>active</text:p>
          </table:table-cell>
          <table:table-cell office:value-type="string">
            <text:p>Detail-Aday</text:p>
          </table:table-cell>
          <table:table-cell office:value-type="string">
            <text:p>GENEL NİTELİKLER VE İŞ TANIMI REED, 60 yılı aşkın süredir firmalara özel işe alım çözümleri üreten dünyadaki en büyük işe alım şirketlerinden biridir. Avrupa, Ortadoğu ve Asya Pasifik genelinde 350 ofis ve 3.000 çalışanımız ile 20’nin üzerinde sektörel uzmanlık alanında başarıyla global olarak servis veriyoruz.Uzman danışmanlarımız kanalıyla çeşitli sektörlerdeki tecrübeli ve nitelikli profesyoneller ile yakın çalışarak, ihtiyaca özel uzmanlık istihdamı çözümleri üretiyoruz.REED Türkiye olarak Kocaeli’de Nükleer Sağlık sektöründe faaliyet gösteren iş ortağımız için aşağıdaki niteliklere sahip ‘Teknik Hizmetler Teknisyeni’arıyoruz. Aranan Nitelikler·      Meslek yüksek okullarının makine / iklimlendirme / tesisat / otomotiv / elektrik / elektronik / bilgisayar bölümlerinden mezun olmak·      Bir işletmenin alt yapı sistemlerinin bakımında en az 2 yıl çalışmış olmak·      Isıtma-soğutma-havalandırma, saf su sistemleri,   bina otomasyon, basınçlı hava, sıhhi ve pis su tesisatı, çelik konstrüksiyon, medikal gaz hatları, elektrik konularında bilgi sahibi olmak·      Microsoft Office programlarını kullanabilmek·      Tercihen SRC4 ve/veya SRC5 belge sahibi olmak·      Erkek adaylar için askerliğini yapmış olmak İş Tanımı·     Tesisin, yardımcı işletmeler bakım ve enerji altyapı sistemlerinin bakımlarının ve işletmesinin, sürdürülebilir kalkınma esaslarına uygun olarak yürütülmesinin sağlanması,·     Tesis geneli ve üretim alanlarına ait tüm altyapı sistemlerinin aynı kalite ve standartta çalışır durumda olmasının sağlanması, periyodik bakımlarının yapılması ve/veya yapılmasını sağlanması, bu faaliyetleri düzenli olarak dokümante edilmesi,·     Tesis geneli ve üretim alanlarında yardımcı işletmeler bünyesinde yer alan ve kalibrasyon/kalifikasyon gereksinimi olan cihazlar için bu çalışmaların planlanması, yapılması ve dokümante edilmesi,·      Spesifik olarak tesiste ısıtma-soğutma-havalandırma, saf su sistemleri,  bina otomasyon basınçlı hava, sıhhi ve pis su tesisatı, çelik konstrüksiyon, medikal gaz hatları konularında işletme ve bakım çalışmalarının yapılması,·      Üretimin yapıldığı temiz alanların genel bakımından sorumlu olunması,·      Tesis geneli ve üretim alanlarının enerji ihtiyacının aynı kalitede ve süreklilikte sağlanması ve aynı zamanda enerji tasarrufu yapılması,·      Tesis geneli ve üretim alanlarına ait tüm altyapı sistemlerinin iyileştirme projelerinin planlanması ve hayata geçirilmesi,·      Tesiste fiziki güvenlik sistemlerinin sürekli çalışır durumda olmasının sağlanması ve periyodik bakımlarının yapılması,·      Tesisin alt yapı sistemlerinin yasal yükümlülükler doğrultusunda gerekli kontrollerinin yapılması veya yaptırılması, gerekli durumlarda ilgili kurumlara raporlanması,·      Tesiste oluşan atıkların Çevre Yönetim Sistemine uygun olarak bertaraf edilmesi,·      Tesis pest kontrol uygulamalarını düzenli olarak yapılması veya yapılmasının sağlanması,·      Gerekli durumlarda ürün lojistik sürecine destek olunması.</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nerji, Yenilenebilir Enerji, Proje Taahhüt, Mühendislik Hizmetleri, Danışmanlık</text:p>
          </table:table-cell>
          <table:table-cell table:number-columns-repeated="2" office:value-type="string">
            <text:p>DEVBU ENERJİ ANONİM ŞİRKETİ</text:p>
          </table:table-cell>
          <table:table-cell office:value-type="string">
            <text:p>Elektrik Teknikeri</text:p>
          </table:table-cell>
          <table:table-cell office:value-type="float" office:value="3588676">
            <text:p>3588676</text:p>
          </table:table-cell>
          <table:table-cell office:value-type="string">
            <text:p>Ankara, Antalya, Aydın, Balıkesir, Bursa, Çanakkale, Çankırı, Çorum, Eskişehir, Gaziantep, Hatay, Mersin, İstanbul(Avr.), İzmir, Kayseri, Konya, Kahramanmaraş, Muğla, Nevşehir, Niğde, Samsun, Sivas, Tokat, Yozgat, Aksaray, Kırıkkale, İstanbul(Asya)</text:p>
          </table:table-cell>
          <table:table-cell office:value-type="string">
            <text:p>active</text:p>
          </table:table-cell>
          <table:table-cell office:value-type="string">
            <text:p>Detail-Aday</text:p>
          </table:table-cell>
          <table:table-cell office:value-type="string">
            <text:p>GENEL NİTELİKLER VE İŞ TANIMI Yenilenebilir enerji projeleri kapsamında görevlendirilmek üzere ekip arkadaşımızı aramaktayız.Aranan nitelikler:MYO veya Teknik Liselerin Elektrik, Elektrik/Elektronik, Enerji Üretim Dağıtım, Kontrol Otomasyon bölümlerinden mezun, ya da Elektrik Enerji alanında çalışmaya uygun Mesleki Yeterlilik Belgesine veya diplomaya sahip,EKAT belgesine sahip,En az 5 yıl şantiye ortamında iş tecrübesine sahip,Şehir içi/dışı seyahat engeli olmayanB sınıfı sürücü belgesine sahip ve aktif olarak araç kullanabilen,Esnek çalışma saatlerine uyum sağlayacak, şehir dışında montajda bulunabilecek,Malzeme tedarik aşamasında ofis ortamında, montaj aşamasında sahada çalışabilecek,Mekanik Tasarım ve Proje departmanları ile koordineli çalışabilecek,Sahada üretimin hatasız ve düzenli olarak devam etmesi için bağlı olduğu birimlerle anında iletişim kurup uygunsuzlukları ortadan kaldırabilecek,Montaj için kullanılan araçları koruyacak ve bakımlarını yapabilecek,El aleti ve ekipmanların kullanımına hâkim,Pratik çözüm üretme becerine sahip,Takım çalışmasına uyum sağlayabilecek, inisiyatif alabilen, iletişim yeteneği güçlü, hedef odaklı,Disiplinli, işini sahiplenen, ekip içinde çalışabilecek ve uzun dönem çalışmayı amaçlayan,Titiz ve sistematik çalışmaya uyumlu,Sorumluluk bilinciyle hareket eden,Dinamik çalışma ortamına uyum sağlayabilen,Analitik düşünce yapısına sahip ve gelişmeye açık,Diksiyonu düzgün, temiz ve bakımlı,İşyeri tarafından belirlenen kılık-kıyafet kurallarına riayet edecek,Amirinin verdiği talimatlara aynen uyacak, dikkatli ve temiz çalışacak, doğru geri bildirimde bulunabilecek, İş Sağlığı ve Güvenliği konusunda yüksek bilince sahip, şirket kültürü ve kurallara uygun hareket edebilecek,MS. Office uygulamalarına hâkim,Erkek adaylar için askerliğini tamamlamış veya en az 2 yıl tecilliTercihenEnerji Nakil Hattı ve trafo merkezlerinde, YG., OG., AG. ve Otomasyon işlerinde, sahada montaj, test ve devreye alma konularında tecrübeli,Gerektiğinde sahada kendine bağlı ekip veya ekipleri yönetebilme kabiliyetine sahip,İlgili tüm ölçü aletlerini kullanabilen,Otomasyon ve kontrol panolarında arıza takibi yapabilecek ve çözüme kavuşturabilecek,SCADA, PLC, RTU, DCS konularına haiz,Elektrik projelerini ve P/ID diyagramını okuyabilen ve ilgili uygulamaları yapabilen,Yenilenebilir Enerji Santralleri için güneş paneli montajı, konstrüksiyon ve kablo tavası imalat ve montajı, inverter ve pano montajı, Trafo montajı, kablo çekimi ve kablo bağlantısı yapabilecek,O.G. Kablo başlığı yapabilecek,Yardımcı tesislerin işletilmesinde görev yapmış,Güneş altında ve yüksekte çalışmaya engeli olmayan (güneş alerjisi, tansiyon, yükseklik korkusu vb.)Yüksekte çalışma belgesi olan,C sınıfı Ehliyet, SRC2, SRC4, Psikoteknik ve İlkyardım Sertifikası sahibi,Yenilenebilir enerji alanında tecrübeli (mühendislik, danışmanlık, yapım ya da dağıtım şirketi vb.)İş TanımıEkibin bir parçası olarak,GES, RES, HES, ENH, EİH, TM. vb. projelerin başlangıçtan anahtar teslimine kadar olan süreçte şantiyede ve ofiste görev almak,Gerektiği durumlarda yenilenebilir enerji projelerinin teklif aşamasında saha keşif çalışmalarının yapılmasıŞantiye öncesi süreçler dahil, inşaat ve kurulum sırasında gerekli aksiyonların tespiti ve yerine getirilmesi,Projeler kapsamında montajı yapılacak sistemin mekanik montaj işlem sırasına göre montajlarını yapmak,Görevi kapsamındaki cihaz ve uygulama yazılımlarını etkin olarak kullanmak,Teknik plan ve şemaları uygun şekilde okumak ve yorumlamak,Plan, taslak ve çizimleri kullanarak iş emirleri ile talimatlarını planlamak veya hazırlamak,Tesisat ve elektrik montaj işlemlerinin kalite standartlarına uygun hale getirilmesini sağlamak,Projelere uygun imalat, montaj ve bakım faaliyetleri çalışmalarını yapmak,Projelere uygun olarak kablo tavası ve support imalatı ve montajını yapmak, Projelere uygun olarak OG., AG. ve zayıf akım pano montajlarını yapmak, Projelere uygun olarak güneş paneli ve inverter montajlarını yapmak,Projelere uygun olarak YG.-OG. ve OG.-AG. Trafoların montajını yapmak,Projelere uygun olarak OG., AG. ve zayıf akım kablo çekimini ve bağlantılarını yapmak,OG. Kablo başlığını yapmak,Tüm kablo testlerini yapmak,Aydınlatma sistemlerinin montajını yaparak devreye almak,Devreye alınmadan önce tüm panoların fonksiyon testlerini yapmak,Devreye alınmadan önce tüm teçhizat, ekipman ve cihazların fonksiyon testlerini yapmak,Elektrik ekipmanları ve sistemlerini standartlara uygun şekilde kurup işletmeye hazır hale getirmek,Devreye alma testlerine katılarak aktif rol almak,Enerji santrallerinin işletme döneminde test ve bakımlarını yapmak,Enerji santrallerinin işletme döneminde çeşitli test cihazları ile elektrik sorunlarını tanımlamak ve çözmek,Enerji santrallerinin işletme döneminde elektriksel arızalara müdahale edebilmek ve onarımlarını gerçekleştirebilmek,İhtiyaç halinde işletme dışında bulunan tesislere gitmek ve buradaki arıza, bakım ve onarım çalışma faaliyetlerini yürütmek,Konularında görevlendirilecekti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anışmanlık, Eğitim Danışmanlığı, İnsan Kaynakları Danışmanlığı, Yönetim Danışmanlığı, Pazarlama Danışmanlığı</text:p>
          </table:table-cell>
          <table:table-cell table:number-columns-repeated="2" office:value-type="string">
            <text:p>PRATİK İNSAN KAYNAKLARI &amp; İŞE ALIM</text:p>
          </table:table-cell>
          <table:table-cell office:value-type="string">
            <text:p>Estetisyen</text:p>
          </table:table-cell>
          <table:table-cell office:value-type="float" office:value="3587428">
            <text:p>3587428</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Danışmanlığını yaptığımız zayıflama ve güzellik üzerine faaliyet gösteren sektöründe öncü bir klinik için 'Estetisyen' arayışındayız. GENEL NİTELİKLER:İlgili bölümlerden mezun,Alanında min.2 yıl deneyimli,Bilgisayar programlarını iyi derecede kullanabilen,İletişim kabiliyeti güçlü, müşteri memnuniyeti odaklı, satış yönü kuvvetli, Güncel uygulamamaları takip eden, gelişime açık, İstanbul/Avrupa yakası Nişantaşı bölgesinde çalışabilecek.GÖREV TANIMLARI:Bölgesel zayıflama cihazlarını kullanarak hizmet verecek,Hastaya göre doğru cihazı seçecek ve uygun programda işlem uygulayacak,Müşteri ilişkilerini yürütecek,Satışa destek sağlayac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anışmanlık, Eğitim Danışmanlığı, İnsan Kaynakları Danışmanlığı, Yönetim Danışmanlığı, Pazarlama Danışmanlığı</text:p>
          </table:table-cell>
          <table:table-cell table:number-columns-repeated="2" office:value-type="string">
            <text:p>PRATİK İNSAN KAYNAKLARI &amp; İŞE ALIM</text:p>
          </table:table-cell>
          <table:table-cell office:value-type="string">
            <text:p>Müşteri İlişkileri Uzmanı</text:p>
          </table:table-cell>
          <table:table-cell office:value-type="float" office:value="3587527">
            <text:p>3587527</text:p>
          </table:table-cell>
          <table:table-cell office:value-type="string">
            <text:p>İstanbul(Avr.)(Şişli)</text:p>
          </table:table-cell>
          <table:table-cell office:value-type="string">
            <text:p>active</text:p>
          </table:table-cell>
          <table:table-cell office:value-type="string">
            <text:p>Detail-Aday</text:p>
          </table:table-cell>
          <table:table-cell office:value-type="string">
            <text:p>GENEL NİTELİKLER VE İŞ TANIMI Danışmanlığını yaptığımız zayıflama ve güzellik üzerine faaliyet gösteren sektöründe öncü bir klinik için 'Müşteri İlişkileri Uzmanı' arayışındayız. Genel Nitelikler:İlgili bölümlerden mezun,Müşteri ilişkileri alanında min.3 yıl deneyimli,Güzellik merkezi veya klinik tecrübesi olan,Çok iyi seviyede İngilizce bilen,İletişim kabiliyeti güçlü, müşteri memnuniyeti odaklı, satış yönü kuvvetli, İstanbul/Avrupa yakası Nişantaşı bölgesinde çalışabilecek.Görev Tanımları:Müşteri ilişkilerinin yönetimi sağlayacak,Müşteri memnuniyeti odaklı olarak çalışacak,Satış ve pazarlama konusunda destek olac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Ortak Sağlık Güvenlik Birimi, Danışmanlık, İş Sağlığı ve Güvenliği</text:p>
          </table:table-cell>
          <table:table-cell table:number-columns-repeated="2" office:value-type="string">
            <text:p>BARAN ORTAK SAĞLIK GÜVENLİK BİRİMİ VE İSTİHDAM HİZM.LTD.ŞTİ.</text:p>
          </table:table-cell>
          <table:table-cell office:value-type="string">
            <text:p>Gıda Mühendisi</text:p>
          </table:table-cell>
          <table:table-cell office:value-type="float" office:value="3606304">
            <text:p>3606304</text:p>
          </table:table-cell>
          <table:table-cell office:value-type="string">
            <text:p>Kayseri</text:p>
          </table:table-cell>
          <table:table-cell office:value-type="string">
            <text:p>active</text:p>
          </table:table-cell>
          <table:table-cell office:value-type="string">
            <text:p>Detail-Aday</text:p>
          </table:table-cell>
          <table:table-cell office:value-type="string">
            <text:p>GENEL NİTELİKLER VE İŞ TANIMI Kayseri İlinde Süt Ürünleri Üzerine Faaliyet Gösteren Firmamızda Aşağıdaki Niteliklere Sahip Çalışma Arkadaşı Aramaktayız.GENEL NİTELİKLERÜniversitelerin Gıda Mühendisliği Bölümlerinden Mezun,Süt Ve Süt Ürünleri Sektörü Üretim Alanında Deneyim SahibiÜretim Yönetimi Deneyimine Sahip,Kalite Ve Gıda Güvenliği Yönetim Sistemleri (HACCP, ISO 9001, ISO 22000 Ve BRC) Hakkında Bilgi Sahibi,Analitik Düşünebilen, Problem Çözme Metotlarını Uygulayıp Çözümler Geliştirebilecek,Planlama Ve Organizasyon Becerisi Yüksek, Veri Analizi Ve Raporlama Yapabilecek,Liderlik Özelliğine Sahip, İletişimi Kuvvetli,Kayseri İlinde İkamet Eden Veya Edebilecek OlanİŞ TANIMIFabrikaya Bağlı Tüm Üretim Bölümlerini Yönetip Yönlendirecek Ve Bölümlerin İyileştirilip Geliştirilmesi İçin Çalışmalar Yapacak,Üretim Hedeflerinin Belirlenen Kalitede, İstenilen Zaman Ve Miktarda Gerçekleştirilmesini, Siparişlerin Zamanında Ve Eksiksiz Teslimini Sağlayacak,Üretim Süreçlerini İlgilendiren Her Türlü Resmi Prosedürleri Takip Edecek Ve Sürecin Yürütülmesini Sağlayacak,Üretimin Tüm Aşamalarında Gerekli Koordinasyonu Ve Sahadan Yönetimi Sağlayacak, Takibini Yapacak,Üretim Süreçlerindeki Aksaklıkları Tespit Ederek Zamanında Çözüm Üretilmesini Sağlayacak,Kısa Ve Uzun Dönem Kapasite Planlamasını Yapabilecek,Sorumluluğu Altındaki Çalışanlar İle İlgili Tüm İletişim Ve İşlemlerin Organizasyon Ve Yönetimini Sağlayac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Ortak Sağlık Güvenlik Birimi, Danışmanlık, İş Sağlığı ve Güvenliği</text:p>
          </table:table-cell>
          <table:table-cell table:number-columns-repeated="2" office:value-type="string">
            <text:p>BARAN ORTAK SAĞLIK GÜVENLİK BİRİMİ VE İSTİHDAM HİZM.LTD.ŞTİ.</text:p>
          </table:table-cell>
          <table:table-cell office:value-type="string">
            <text:p>C Sınıfı İş Güvenliği Uzmanı</text:p>
          </table:table-cell>
          <table:table-cell office:value-type="float" office:value="3605549">
            <text:p>3605549</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Baran OSGB Olarak İstanbul Ve Çevre İllerinde İş Sağlığı Ve Güvenliği Hizmeti Verdiğimiz; Kamu Ve Özel Sektörde Faaliyet Gösteren Firmalarımızda Görevlendirmek Üzere Tam Zamanlı C Sınıfı İş Güvenliği Uzmanı Çalışma Arkadaşları Aramaktayız.İşin Tanımıİş Sağlığı Ve Güvenliği Mevzuatı Kapsamında İş Güvenliği Uzmanı Görev Ve Yükümlülüklerin Gerçekleştirilmesiİş Sağlığı Ve Güvenliği İle İlgili Ulusal Ve Uluslararası Mevzuat Ve Standartlar İle Şirket İçi Prosedürler Doğrultusunda Tüm Gerekliliklerin GerçekleştirilmesiÇalışma Ortamının Günlük Denetiminin Yapılması, Tespit Edilen Uygunsuzlukların Raporlanması Ve Gerekli Önlemlerin Alınması İçin İlgili Kişiler/Birimler İle İşbirliği YapılmasıAranan NiteliklerC Sınıfı İş Güvenliği Uzmanı Sertifikasına Sahip,İş Sağlığı Ve Güvenliği Mevzuatına Hakim Ve Bu Kapsamında Yapılacak Tüm Çalışmaları Gerçekleştirebilen,İnsan İlişkileri Ve İletişimi Kuvvetli, Ekip Çalışmasına Yatkın, Sonuç Odaklı Çalışabilen Ve Problem Çözme Konularında Etkin,Zaman Yönetimi, İş Takibi, Dokümantasyon, Raporlama Ve Arşivleme Becerilerine Sahip,MS Office Programlarını Etkin KullanabilenTercihen Ümraniye, Üsküdar ve çevresinde ikamet eden</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Ortak Sağlık Güvenlik Birimi, Danışmanlık, İş Sağlığı ve Güvenliği</text:p>
          </table:table-cell>
          <table:table-cell table:number-columns-repeated="2" office:value-type="string">
            <text:p>BARAN ORTAK SAĞLIK GÜVENLİK BİRİMİ VE İSTİHDAM HİZM.LTD.ŞTİ.</text:p>
          </table:table-cell>
          <table:table-cell office:value-type="string">
            <text:p>İş Güvenliği Uzmanı</text:p>
          </table:table-cell>
          <table:table-cell office:value-type="float" office:value="3585861">
            <text:p>3585861</text:p>
          </table:table-cell>
          <table:table-cell office:value-type="string">
            <text:p>İstanbul(Asya)(Tuzla, Ümraniye, Çekmeköy)</text:p>
          </table:table-cell>
          <table:table-cell office:value-type="string">
            <text:p>active</text:p>
          </table:table-cell>
          <table:table-cell office:value-type="string">
            <text:p>Detail-Aday</text:p>
          </table:table-cell>
          <table:table-cell office:value-type="string">
            <text:p>GENEL NİTELİKLER VE İŞ TANIMI Baran OSGB Olarak İstanbul Anadolu Yakasında (Çekmeköy ve Tuzla) Devam Etmekte Olan İnşaat Projemizde Görevlendirmek Üzere Tam Zamanlı A/B Sınıfı İş Güvenliği Uzmanı Çalışma Arkadaşı Aramaktayız.İşin Tanımıİş Sağlığı Ve Güvenliği Mevzuatı Kapsamında İş Güvenliği Uzmanı Görev Ve Yükümlülüklerin Gerçekleştirilmesiİş Sağlığı Ve Güvenliği İle İlgili Ulusal Ve Uluslararası Mevzuat Ve Standartlar İle Şirket İçi Prosedürler Doğrultusunda Tüm Gerekliliklerin GerçekleştirilmesiÇalışma Ortamının Günlük Denetiminin Yapılması, Tespit Edilen Uygunsuzlukların Raporlanması Ve Gerekli Önlemlerin Alınması İçin İlgili Kişiler/Birimler İle İşbirliği YapılmasıAranan NiteliklerA/B Sınıfı İş Güvenliği Uzmanı Sertifikasına Sahip,En Az 1 Yıl İnşaat Deneyimine Sahip,İş Sağlığı Ve Güvenliği Mevzuatına Hakim Ve Bu Kapsamında Yapılacak Tüm Çalışmaları Gerçekleştirebilen,İnsan İlişkileri Ve İletişimi Kuvvetli, Ekip Çalışmasına Yatkın, Sonuç Odaklı Çalışabilen Ve Problem Çözme Konularında Etkin,Zaman Yönetimi, İş Takibi, Dokümantasyon, Raporlama Ve Arşivleme Becerilerine Sahip,MS Office Programlarını Etkin Kullanabilen</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Hizmet, Mühendislik Hizmetleri, Danışmanlık, Eğitim</text:p>
          </table:table-cell>
          <table:table-cell table:number-columns-repeated="2" office:value-type="string">
            <text:p>PROAKTEM KURUMSAL HİZMETLER</text:p>
          </table:table-cell>
          <table:table-cell office:value-type="string">
            <text:p>Üretim Elemanı</text:p>
          </table:table-cell>
          <table:table-cell office:value-type="float" office:value="3606734">
            <text:p>3606734</text:p>
          </table:table-cell>
          <table:table-cell office:value-type="string">
            <text:p>Bursa(Merkez, Gemlik, Gürsu, İnegöl, Kestel, Nilüfer, Osmangazi, Yıldırım)</text:p>
          </table:table-cell>
          <table:table-cell office:value-type="string">
            <text:p>active</text:p>
          </table:table-cell>
          <table:table-cell office:value-type="string">
            <text:p>Detail-Aday</text:p>
          </table:table-cell>
          <table:table-cell office:value-type="string">
            <text:p>GENEL NİTELİKLER VE İŞ TANIMI BURSA ‘da OTOMOTİV, TEKSTİL, PLASTİK ve METAL Sanayi sektörlerinde faaliyet gösteren firmalarımızdaki projelerimizde değerlendirmek üzere aşağıda belirtilen genel profile uyan ÜRETİM PERSONELLERİ arıyoruz.İstenilen NiteliklerÜretim / İmalat ‘da çalışmak isteyenVardiyalı ve Vardiyasızİş TanımıÜretim ekipmanlarını kullanarak belirlenen kalite standartları kapsamında üretim süreçlerini yürütmek.Üretim yöneticilerinin verdiği görevleri yerine getirmekİş güvenliği süreçlerine uygun hareket etme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Sağlık, Denetim Hizmetleri, Danışmanlık, İş Sağlığı ve Güvenliği</text:p>
          </table:table-cell>
          <table:table-cell table:number-columns-repeated="2" office:value-type="string">
            <text:p>ÖZEL ENTEGRE İŞ SAĞLIĞI VE GÜVENLİĞİ HİZMETLERİ A.Ş.</text:p>
          </table:table-cell>
          <table:table-cell office:value-type="string">
            <text:p>Proje Mimarı</text:p>
          </table:table-cell>
          <table:table-cell office:value-type="float" office:value="3164360">
            <text:p>3164360</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Mimarlık bölümlerinden mezun,En az 3 yıl mesleki tecrübesi olan,B Sınıfı sürücü ehliyeti olan,AUTOCAD, 3D MAX, PHOTOSHOP program kullanımında yetkinliği olan,Microsoft Office programlarını ileri düzey etkin kullanabilen,Keşif, metraj, hakkediş yapabilecek ve  rölöve alabilen ,İmar mevzuatlarına göre etüd hazırlayabilecek,Uygulama projelerinde deneyimli,İletişimi güçlü ve ekip çalışmasına uyumlu,Problem çözme becerisine sahip,Analitik düşünebilen ve pratik,İngilizce dil bilgisi olan,Raporlama yapabilen,İş planlama ve takip yönü kuvvetli,Mimar ekip arkadaşları aramaktayı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Telekomünikasyon, Çağrı Merkezi Ürün ve Hizmetleri, Çağrı Merkezi Hizmetleri, Danışmanlık</text:p>
          </table:table-cell>
          <table:table-cell table:number-columns-repeated="2" office:value-type="string">
            <text:p>AssisTT AŞ.</text:p>
          </table:table-cell>
          <table:table-cell office:value-type="string">
            <text:p>Çağrı Merkezi Müşteri Temsilcisi</text:p>
          </table:table-cell>
          <table:table-cell office:value-type="float" office:value="1742817">
            <text:p>1742817</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Biz Kimiz?Biz AssisTT’iz. Biz, eşsiz müşteri deneyimleri yaratmaya adanmış lider bir müşteri deneyim merkeziyiz.Biz, şirketleri müşterileri ile buluşturan ve her gün yüzlerce etkileşimi anlamlı diyaloglara dönüştüren bir iletişim merkeziyiz.Teknolojiye yaptığımız büyük yatırımlarla sektörümüzde dönüşüme yön veren bir teknoloji şirketiyiz.Sektör profesyonellerinin gelişimine yatırım yapan bir eğitim ve gelişim merkeziyiz.Sağlık, telekomünikasyon, finans, ulaştırma, perakende, e-ticaret, enerji gibi pek çok sektörde faaliyet gösteren iş ortaklarımıza  stratejik yol arkadaşlığı yapar, müşteri deneyiminden kaliteye, iletişim merkezi çözümlerinden  teknoloji çözümlerine, katma değerli  hizmetlerimizle müşterilerimizin hayatlarını kolaylaştırırız. Lider bir müşteri deneyim merkezinde mutluluğun, gelişimin, başarının ve geleceğin daha fazlasına koşan bir ekiple yol arkadaşlığı yapmak istersen bize katıl! Kimi Arıyoruz? · Telefonda etkili iletişim kurabiliyor ve bundan keyif alıyorsan,· Diksiyonuna ve ifade biçimine güveniyorsan,· İç motivasyonun yüksekse ve hedef odaklıysan,· Zaman yönetiminde hassas olduğunu düşünüyorsan,· Vardiya sistemiyle günün farklı zaman dilimlerinde çalışmaya açıksan,· Lise ve üzeri öğrenimini tamamladıysan,· MS  programlarını etkin şekilde kullanabiliyorsan,· (Erkek adaylar için) Askerliğini tamamladıysan ya da en az 2 yıl tecil ettirdiysen,· Ankara’da yaşıyorsan ya da yaşayabilecek durumdaysan, aradığımız takım arkadaşı SEN olabilirsin! Senden Ne Bekliyoruz? Biz her gün mutlu deneyimler yaratmak, çözüm üretmek ve  iletişime geçtiğimiz insanların hayatına dokunarak  anlamlı bir etki bırakmak için işe koyuluyoruz.Kurduğumuz her iletişim köprüsüyle insanların yaşamlarında  fark yarattığımızı biliyoruz.  Sen de Ankara’daki Müşteri Deneyim Merkezi takımımızın bir üyesi olarak bu heyecana ortak olacaksın.Müşterimizin yaşadığı sorunlara çözüm üretmek, görüşmelerinin sonunda müşterilerimizin  memnuniyetle telefonu kapatmasını sağlamak , özetle mutlu deneyimler yaşatmak  yapacağın işin ana hedefi. Profesyonel ve çözüm odaklı yaklaşımınla, müşterimizin hayatını kolaylaştırırken kendi kariyer yolculuğuna  başarının ve gelişimin  “Başarının ve Gelişimin DAHA FAZLASI”na uzanan güçlü bir adım ekleyeceksin. Sana Ne Sunuyoruz? · Dinamik ve güvenilir bir çalışma ortamı,· Sunduğumuz çeşitli eğitim olanaklarıyla kişisel ve profesyonel gelişim fırsatları,· Büyük bir takımın üyesi olmanın gururu,· Her geçen gün büyüyen bir işin ve başarının önemli bir parçası olmanın mutluluğu ile kariyerinde fark yaratabiliriz. Çünkü biz AssisTT’i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Yazılım, Danışmanlık, Eğitim Danışmanlığı, Eğitim, Eğitim Kurumları</text:p>
          </table:table-cell>
          <table:table-cell table:number-columns-repeated="2" office:value-type="string">
            <text:p>İ-Akademi Sias Bilişim Proje Danış.Özel Eğt.Tercü</text:p>
          </table:table-cell>
          <table:table-cell office:value-type="string">
            <text:p>Kurumsal Satış Yöneticisi / Yönetmeni</text:p>
          </table:table-cell>
          <table:table-cell office:value-type="float" office:value="3555915">
            <text:p>3555915</text:p>
          </table:table-cell>
          <table:table-cell office:value-type="string">
            <text:p>İzmir(Konak)</text:p>
          </table:table-cell>
          <table:table-cell office:value-type="string">
            <text:p>active</text:p>
          </table:table-cell>
          <table:table-cell office:value-type="string">
            <text:p>Detail-Aday</text:p>
          </table:table-cell>
          <table:table-cell office:value-type="string">
            <text:p>GENEL NİTELİKLER VE İŞ TANIMI GENEL NİTELİKLER VE İŞ TANIMISatış-Pazarlama konusunda en az 2 yıl deneyime sahipÖğrenmeye açık, takipçi ve sonuç odaklı,Güler yüzlü, diksiyonu düzgün, konuşması akıcı ve temsil yeteneği yüksek,Satış alanında kariyer hedefi olan,Müşteri ihtiyaçlarını doğru şekilde analiz ederek, yönlendirme becerisine sahip, Müşteri odaklı ve müşteri memnuniyetine önem veren,Dinamik, motivasyonu yüksek, kendine güvenen ve dış görünümüne özen gösteren,İkna ve iletişim kabiliyeti yüksek, sorumluluk sahibi,İyi derecede bilgisayar kullanabilen,Tercihen hizmet satışı konusunda tecrübe sahibi olan,Tercihen üniversite veya yüksek okulu mezunu olan,Tercihen her hangi bir Müşteri İlişkileri Yönetimi (CRM) programı kullanmış olan,İ-Akademi 2003'den beri kariyer hedefi olan bireyler ve personel gelişimini ve eğitimini önem veren Türkiye'nin en büyük kurum ve firmalara eğitim ve danışmanlık hizmeti sunan, 500'den fazla kurum referansı  olan İzmir merkezli tek Microsoft Yetkili Eğitim Merkezi'dir.Birincil faaliyet alanımız olan eğitim hizmetinin satışı ile ilgili bünyemizde tam zamanlı çalışılacak takım arkadaşları arıyoruz.Eğitim hizmeti alacak olan bireysel katılımcı adayları ve kurumsal müşteriler ile yüz yüze, telefon ve maille iletişim kurma, ürünlerimizi tanıtma ve planlanmış sınıflar için kayıt alma, görevleri ve randevuları takip etme, CRM'i etkin biçimde kullanma vb. sorumlulukları titizlik ve disiplin içerisinde gerçekleştirme bu görevin temellerini oluşturur.SİZİ EKİBİMİZDE GÖRMEKTEN MUTLULUK DUYACAĞİZ</text:p>
          </table:table-cell>
          <table:table-cell office:value-type="string">
            <text:p/>
            <text:p><text:s text:c="16"/>1 gün önce</text:p>
            <text:p><text:s text:c="17"/>güncellendi</text:p>
            <text:p><text:s text:c="15"/></text:p>
          </table:table-cell>
        </table:table-row>
        <table:table-row table:style-name="ro2">
          <table:table-cell office:value-type="string">
            <text:p>Full-Time</text:p>
          </table:table-cell>
          <table:table-cell office:value-type="string">
            <text:p>Danışmanlık</text:p>
          </table:table-cell>
          <table:table-cell table:number-columns-repeated="2" office:value-type="string">
            <text:p>Mazars Denge</text:p>
          </table:table-cell>
          <table:table-cell office:value-type="string">
            <text:p>Asistan</text:p>
          </table:table-cell>
          <table:table-cell office:value-type="float" office:value="3076263">
            <text:p>3076263</text:p>
          </table:table-cell>
          <table:table-cell office:value-type="string">
            <text:p>İstanbul(Avr.)(Kağıthane)</text:p>
          </table:table-cell>
          <table:table-cell office:value-type="string">
            <text:p>active</text:p>
          </table:table-cell>
          <table:table-cell office:value-type="string">
            <text:p>Detail-Aday</text:p>
          </table:table-cell>
          <table:table-cell office:value-type="string">
            <text:p>QUALIFICATIONS AND JOB DESCRIPTION  Mazars Denge was founded by two partners as an accounting firm in 1977 and was integrated with Mazars in 1999.  Mazars Denge serves a portfolio of nearly 1,500 companies with more than 382 professionals, at Istanbul, Ankara, Bursa, İzmir, Denizli and Gaziantep offices.Mazars is a leading international audit, tax, accounting and advisory firm. Operating as a united partnership, we work as one integrated team, leveraging expertise, scale and cultural understanding to deliver exceptional and tailored services in audit and accounting, as well as tax, financial advisory, consulting services. Mazars has grown into a global, connected partnership of over 42,200 professionals with a presence in over 90 countries and territories.Transfer Pricing: Transfer pricing regulations were initiated in order to prevent companies taking part in unlawful tax competition in the international arena and to prevent corrosion of tax assessments related to the group companies’ trades of goods and services. Parallel to the development of international trade, transfer pricing has become a matter of priority for every country. A career within Transfer Pricing services, will provide you with the opportunity to help our clients develop compliant, tax efficient structures that help advance their business goals. Our team is responsible for all aspects of intercompany pricing arrangements between related business entities, including transfers of intellectual property, transfers of tangible goods, services and loans, and other transactions.  Tax Due Diligence: Our experience indicates that identified tax risks can have a significant impact on the market value of the target company and might constitute a crucial argument in price negotiation process for an M&amp;A project. The aim of the tax due diligence is the analysis of the target’s tax treatment in respect of its consistency with tax regulations. Our services in respect of tax due diligence include, in particular, analysis of the target’s tax settlements and social security contributions in order to identify tax risks and analysis of decisions concerning historical tax controls undertaken by relevant authorities What tasks will you be doing? • Performs and drafts economic analyses that includes the necessary financial information by applying basic accounting principles, financial/transactional data concepts, and standard data sources. • Prepares basic transfer pricing documentation based on relevant economic and accounting principles and their interplay with Transfer Pricing (TP) rules. • Performs benchmark analyses using global databases such as Thomson Reuters.  • Provides assistance on tax due diligence projects Requirements  • Excellent business writing and communication skills in English to prepare transfer pricing and advisory reports, business proposals, etc. • Bachelors or Masters level degree focused on Finance/Economics/Econometrics, or in similar area  • Previous transfer pricing or tax experience is not necessary • High proficiency in Microsoft Office (Excel, Word, PPT) • Ability to comprehend and work with large financial datasets • Ability to read, interpret and analyse tax laws and global transfer pricing guidelines • Showcase commercial awareness and a desire to learn and develop technically • Ability to integrate and work effectively within the team • High level enthusiasm with a "can do" attitude  </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Sağlık, Turizm, Danışmanlık, Uluslararası Pazarlama Danışmanlığı, Ticaret</text:p>
          </table:table-cell>
          <table:table-cell table:number-columns-repeated="2" office:value-type="string">
            <text:p>ROMOY SAĞLIK TURİZM GIDA SAN. VE TİC. A.Ş.<text:tab/></text:p>
          </table:table-cell>
          <table:table-cell office:value-type="string">
            <text:p>Uluslararası Hasta İlişkileri Sorumlusu</text:p>
          </table:table-cell>
          <table:table-cell office:value-type="float" office:value="3589859">
            <text:p>3589859</text:p>
          </table:table-cell>
          <table:table-cell office:value-type="string">
            <text:p>İstanbul(Avr.)(Güngören)</text:p>
          </table:table-cell>
          <table:table-cell office:value-type="string">
            <text:p>active</text:p>
          </table:table-cell>
          <table:table-cell office:value-type="string">
            <text:p>Detail-Aday</text:p>
          </table:table-cell>
          <table:table-cell office:value-type="string">
            <text:p>GENEL NİTELİKLER VE İŞ TANIMI 'ROMOYSağlık Turizm ve Danışmanlık' bünyesinde görevlendirmek üzere;En az bir yabancı dili ileri derecede bilen (Tercihen; İngilizce, Fransızca, Arapça, Rusça, Romence veya Arnavutça)En az lise mezunuSağlık sektöründe deneyimli,Satış ve pazarlama alanında deneyimliSağlık sigortaları konusunda bilgi sahibi,Sunum, temsil ve ikna yetenekleri gelişmiş,Resmi yazışmaların takibini yapabilecekTempolu ve esnek çalışma saatlerine uyabilecek,Ekip çalışmasına önem veren,Yurtiçi ve Yurtdışı seyahat engeli olmayan,Tercihen bir hastanenin Uluslararası Hasta İlişkilerinde deneyimliİfade yeteneği yüksek, diksiyonu düzgün, prezentablMS Office programlarına hakim,'Uluslararası Hasta İlişkileri Sorumlusu' aramaktayı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Bilişim Teknoloji Hizmetleri, Danışmanlık, İnsan Kaynakları Danışmanlığı, Finansal Hizmetler, Sigortacılık</text:p>
          </table:table-cell>
          <table:table-cell table:number-columns-repeated="2" office:value-type="string">
            <text:p>D12 DANIŞMANLIK</text:p>
          </table:table-cell>
          <table:table-cell office:value-type="string">
            <text:p>Sigorta Teknik Yönetmeni</text:p>
          </table:table-cell>
          <table:table-cell office:value-type="float" office:value="3598560">
            <text:p>3598560</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Danışmanlığını yapmakta olduğumuz, sigorta sektörünün önde gelen “Sigorta ve Reasürans Brokerliği” şirketinde TEKNİK/PLASMAN DEPARTMANINDA “Yangın, Sorumluluk, Mühendislik ve Nakliyat Sigorta” branşlarında TEKNİK DEPARTMAN YÖNETMENİ olarak görevlendirilmek üzere aşağıdaki niteliklere sahip genç, dinamik, tecrübeli çalışma arkadaşları arayışımız bulunmaktadır.GENEL NİTELİKLER:Üniversite Mezunu Branşında en az 5 yıl deneyimli (Tercihen Sigorta ve Reasürans Brokerliğinde Plasman Departmanında tecrübeli)SEGEM Teknik Personel belgesine sahip İngilizce bilen MS Office programlarına hakim Erkek adaylar için askerliğini tamamlamış B sınıfı ehliyete sahip, seyahat engeli olmayan Tercihen İstanbul Avrupa Yakasında ikamet eden Analitik, detay odaklı, raporlama becerileri bulunan Görev bilinci yüksek, sorumluluk alabilen, ikna kabiliyeti ve iletişimi güçlüTakımın bir parçası olarak çalışmaktan keyif alan ve sonuç odaklı çalışanDinamik, yoğun tempoda sonuç odaklı çalışabilen  İŞ TANIMLARIKurumsal müşterilere Yangın, Sorumluluk, Mühendislik, Nakliyat Sigortaları alanlarında ilgili tüm Underwriting / Plasman hizmetlerinin sunulmasıRisklerin incelenerek, gerekli poliçe teminatları, genişletmeleri ve sigortalılar özelinde wording içeriklerinin hazırlanması, plasman yapısının belirlenmesiSigorta şirketleri ile görüşerek karşılaştırmalı sigorta tekliflerinin hazırlanmasıKurumsal büyük müşteriler için Sigorta Risk Raporları ve Mutabakatlı Kıymet Takdir Raporlarının hazırlanması için gerekli hizmetlerin sağlanmasıSigorta Danışmanlığı Hizmetlerinin Sunulması Plasman için gerekli olduğu durumlarda Reasürans Departmanı ile koordineli çalışmaların yapılmasıHasar Departmanı ile koordineli çalışmaların yürütülmesi Sektördeki yeniliklerin takip edilerek, sigortalılara sunulmasıDönemsel raporlamaların yapılması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Bilişim Teknoloji Hizmetleri, Danışmanlık, İnsan Kaynakları Danışmanlığı, Finansal Hizmetler, Sigortacılık</text:p>
          </table:table-cell>
          <table:table-cell table:number-columns-repeated="2" office:value-type="string">
            <text:p>D12 DANIŞMANLIK</text:p>
          </table:table-cell>
          <table:table-cell office:value-type="string">
            <text:p>Sağlık Sigortası Uzmanı</text:p>
          </table:table-cell>
          <table:table-cell office:value-type="float" office:value="3598682">
            <text:p>3598682</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Danışmanlığını yapmakta olduğumuz, sigorta sektörünün önde gelen “Sigorta ve Reasürans Brokerliği” şirketinde SAĞLIK DEPARTMANINDA “Kurumsal Sağlık Sigortaları UW Plasman Uzmanı” olarak görevlendirilmek üzere aşağıdaki niteliklere sahip genç, dinamik, tecrübeli çalışma arkadaşları arayışımız bulunmaktadır.GENEL NİTELİKLER:Üniversite Mezunu Branşında en az 4 yıl deneyimli (Tercihen Sigorta ve Reasürans Brokerliğinde Kurumsal Sağlık Sigortaları UW Teknik Plasman Departmanında tecrübeli)SEGEM Teknik Personel belgesine sahip Orta Derecede İngilizce bilen MS Office programlarına hakim Erkek adaylar için askerliğini tamamlamış B sınıfı ehliyete sahip, seyahat engeli olmayan Tercihen İstanbul Anadolu Yakasında ikamet eden Analitik, detay odaklı, raporlama becerileri bulunan Görev bilinci yüksek, sorumluluk alabilen, ikna kabiliyeti ve iletişimi güçlüTakımın bir parçası olarak çalışmaktan keyif alan ve sonuç odaklı çalışanDinamik, yoğun tempoda sonuç odaklı çalışabilen  İŞ TANIMLARIKurumsal müşterilere Sağlık Sigortaları alanlarında ilgili tüm Underwriting / Plasman hizmetlerinin sunulmasıKurumsal Sağlık Sigortalarında gerekli poliçe teminatları, genişletmeleri ve sigortalılar özelinde wording içeriklerinin hazırlanması,Sigorta şirketleri ile görüşerek karşılaştırmalı sağlık sigorta tekliflerinin hazırlanmasıSağlık Sigortaları Danışmanlığı Hizmetlerinin SunulmasıSağlık Hasar Tazminat Departmanı ile koordineli çalışmaların yürütülmesiSektördeki yeniliklerin takip edilerek, sigortalılara sunulmasıDönemsel raporlamaların yapılması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Bilişim Teknoloji Hizmetleri, Danışmanlık, İnsan Kaynakları Danışmanlığı, Finansal Hizmetler, Sigortacılık</text:p>
          </table:table-cell>
          <table:table-cell table:number-columns-repeated="2" office:value-type="string">
            <text:p>D12 DANIŞMANLIK</text:p>
          </table:table-cell>
          <table:table-cell office:value-type="string">
            <text:p>Sigorta Teknik Personeli</text:p>
          </table:table-cell>
          <table:table-cell office:value-type="float" office:value="3598568">
            <text:p>3598568</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Danışmanlığını yapmakta olduğumuz, sigorta sektörünün önde gelen “Sigorta ve Reasürans Brokerliği” şirketinde MARINE / NAKLİYAT SİGORTALARI DEPARTMANINDA “Teknik, Operasyon ve Hasar” alanlarında NAKLİYAT MÜDÜR YARDIMCISI olarak görevlendirilmek üzere aşağıdaki niteliklere sahip genç, dinamik, tecrübeli çalışma arkadaşları arayışımız bulunmaktadır.GENEL NİTELİKLER:Üniversite Mezunu Branşında en az 5 yıl deneyimli (Tercihen Sigorta ve Reasürans BrokerliğindeNAKLİYAT Departmanında tecrübeli)SEGEM Teknik Personel belgesine sahip İngilizce bilen MS Office programlarına hakim Erkek adaylar için askerliğini tamamlamış B sınıfı ehliyete sahip, seyahat engeli olmayan Tercihen İstanbul Avrupa Yakasında ikamet eden Analitik, detay odaklı, raporlama becerileri bulunan Görev bilinci yüksek, sorumluluk alabilen, ikna kabiliyeti ve iletişimi güçlüTakımın bir parçası olarak çalışmaktan keyif alan ve sonuç odaklı çalışanDinamik, yoğun tempoda sonuç odaklı çalışabilen  İŞ TANIMLARIKurumsal müşterilere Nakliyat Sigortaları/Marine alanında ilgili tüm Underwriting / Plasman, operasyon ve hasar hizmetlerinin sunulmasıRisklerin incelenerek, gerekli poliçe teminatları, genişletmeleri ve sigortalılar özelinde wording içeriklerinin hazırlanması, plasman yapısının belirlenmesiNakliyat Kargo, Yurtiçi Taşıyıcı Sorumluluk, CMR, FFL, STP, Depocu Sorumluluk, Liman Sorumluluk, Tekne Sigortaları gibi tüm nakliyat sigortaları alanında hizmetlerin sunulması.Sigorta şirketleri ile görüşerek karşılaştırmalı sigorta tekliflerinin hazırlanmasıYurtdışı reasürörler ile görüşerek karşılaştırmalı sigorta tekliflerinin hazırlanmasıSigorta Danışmanlığı Hizmetlerinin Sunulması Plasman için gerekli olduğu durumlarda Reasürans Departmanı ile koordineli çalışmaların yapılmasıHasar Departmanı ile koordineli çalışmaların yürütülmesiSektördeki yeniliklerin takip edilerek, sigortalılara sunulmasıDönemsel raporlamaların yapılması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anışmanlık</text:p>
          </table:table-cell>
          <table:table-cell table:number-columns-repeated="2" office:value-type="string">
            <text:p>ROSERT TİCARİ DANIŞMANLIK</text:p>
          </table:table-cell>
          <table:table-cell office:value-type="string">
            <text:p>Ön Muhasebe Elemanı</text:p>
          </table:table-cell>
          <table:table-cell office:value-type="float" office:value="3604404">
            <text:p>3604404</text:p>
          </table:table-cell>
          <table:table-cell office:value-type="string">
            <text:p>İzmir(Karşıyaka)</text:p>
          </table:table-cell>
          <table:table-cell office:value-type="string">
            <text:p>active</text:p>
          </table:table-cell>
          <table:table-cell office:value-type="string">
            <text:p>Detail-Aday</text:p>
          </table:table-cell>
          <table:table-cell office:value-type="string">
            <text:p>GENEL NİTELİKLER VE İŞ TANIMI 2006'dan beridir, Yatırımlarda Devlet Destekleri ve İmalat Kalite Yönetim Sistemleri çalışmaları yürüten büromuza-En az yüksek okul mezunu-Microsft Ofis Programlarını bilen,Kadın Ön Muhasebe elemanları alınacaktır.Not: Lütfen işe ihtiyacı olmayan adaylar başvuru yapmasın!!! </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İş Güvenliği ve Sağlığı, Marka - Patent Hizmetleri, Danışmanlık</text:p>
          </table:table-cell>
          <table:table-cell table:number-columns-repeated="2" office:value-type="string">
            <text:p>AKKAŞ GROUP</text:p>
          </table:table-cell>
          <table:table-cell office:value-type="string">
            <text:p>Kurumsal Satış Uzmanı</text:p>
          </table:table-cell>
          <table:table-cell office:value-type="float" office:value="3599528">
            <text:p>3599528</text:p>
          </table:table-cell>
          <table:table-cell office:value-type="string">
            <text:p>İstanbul(Avr.)(Avcılar, Bakırköy, Bayrampaşa, Bağcılar, Bahçelievler, Beşiktaş, Beyoğlu, Büyükçekmece, Esenler, Eyüp, Eminönü, Fatih, Gaziosmanpaşa, Güngören, Kağıthane, Küçükçekmece, Şişli, Zeytinburnu, Beylikdüzü, Sultangazi, Arnavutköy, Başakşehir, Esenyurt), İstanbul(Asya)(Beykoz, Kadıköy, Kartal, Maltepe, Pendik, Tuzla, Ümraniye, Üsküdar, Çekmeköy, Ataşehir, Sancaktepe)</text:p>
          </table:table-cell>
          <table:table-cell office:value-type="string">
            <text:p>active</text:p>
          </table:table-cell>
          <table:table-cell office:value-type="string">
            <text:p>Detail-Aday</text:p>
          </table:table-cell>
          <table:table-cell office:value-type="string">
            <text:p>GENEL NİTELİKLER VE İŞ TANIMI 23 yıllık tecrübe ile Akkaş Şirketler Grubu bünyesinde, A'dan Z'ye danışmanlık hizmeti sunan, sektöründe lider firmamızda Kurumsal Satış departmanında görev almak ve güçlü kariyer için birlikte büyümek ister misiniz? Danışmanlık sektöründe çalışmaya istekli4 yıllık üniversite mezunuAraştırmayı geliştirmeyi sevenPrezantabl Takım çalışmasına yatkınOfis araç ve programlarını hızlı kullanabilecekPozitif, İnsan ilişkileri kuvvetliDiksiyonu düzgünİkna kabiliyeti yüksekAktif araç kullanabilenSatış Pazarlama alanında tecrübeliErkek adaylar için askerlik hizmetini tamamlamışSabit Ücret + Primle ideal ve yüksek gelirler elde etmeyi hedefleyenYoğun çalışma temposuna ayak uydurabilecek çalışma arkadaşlarımızı aramızda görmekten memnuniyet duyarız.</text:p>
          </table:table-cell>
          <table:table-cell office:value-type="string">
            <text:p/>
            <text:p><text:s text:c="16"/>2 gün önce</text:p>
            <text:p><text:s text:c="17"/>güncellendi</text:p>
            <text:p><text:s text:c="15"/></text:p>
          </table:table-cell>
        </table:table-row>
        <table:table-row table:style-name="ro2">
          <table:table-cell office:value-type="string">
            <text:p>Tam Zamanlı</text:p>
          </table:table-cell>
          <table:table-cell office:value-type="string">
            <text:p>Bilişim, Yazılım, Danışmanlık</text:p>
          </table:table-cell>
          <table:table-cell table:number-columns-repeated="2" office:value-type="string">
            <text:p>KurumSoft Kurumsal Bilişim Tekn.ve Danş.Hizm.A.Ş.</text:p>
          </table:table-cell>
          <table:table-cell office:value-type="string">
            <text:p>Proje Uzmanı</text:p>
          </table:table-cell>
          <table:table-cell office:value-type="float" office:value="3613280">
            <text:p>3613280</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Tercihen Üniversitelerin Mühendislik, İşletme veya İktisat bölümlerinden mezun,ERP uygulamaları ve Windows işletim sistemlerinde en az 2 yıl tecrübeli, Tercihen SQL veritabanı bilgisi olan, Tercihen Proje, destek birimleri iş tecrübesine sahip,Araştırma, geliştirme ve kişisel gelişim odaklı, İletişim ve temsil gücü yüksek,  Sorumluluk sahibi, yoğun iş temposuna uyum sağlayacak, Sözlü ve yazılı iletişim becerisi yüksek, Tercihen aktif olarak araç kullanabilen (B sınıfı), Tercihen Sigara kullanmayan,  İŞ TANIMIMüşterilerimize LOGO ürünleri ve kendi ürünlerimizle ilgili projelerde analiz,tasarım ve uygulama safhalarında aktif rol almak,Müşterilerimize LOGO ürünleri ve kendi ürünlerimizle ilgili yerinde ve telefonda destek sağlamak,Müşterilerimize LOGO ürünleri ve kendi ürünlerimizle ilgili eğitim vermek, Ticket ve CRM sistemi üzerinden gelen Sorunların takibini yapmak, doğrudan müdahale ederek destek vermek.Bilişim sektöründe faaliyet gösteren firmamızın İstanbul-Maltepe ofisinde görevlendirilmek üzere Proje ve Destek Uzmanı arayışımız bulunmaktadır.</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office:value-type="string">
            <text:p>Bilişim, Yazılım, Danışmanlık, Bilişim Danışmanlığı</text:p>
          </table:table-cell>
          <table:table-cell table:number-columns-repeated="2" office:value-type="string">
            <text:p>AKSON BİLGİ TEKNOLOJİSİ VE HİZMETLERİ LİMİTED ŞİRKETİ</text:p>
          </table:table-cell>
          <table:table-cell office:value-type="string">
            <text:p>Yazılım Uzmanı</text:p>
          </table:table-cell>
          <table:table-cell office:value-type="float" office:value="3613231">
            <text:p>3613231</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Dynamics 365 F&amp;O /Axapta ERP alanında kendini geliştirmek isteyen tercihen yeni mezun / yeni mezun olacak ya da  max 1 sene deneyimli genç, dinamik, birlikte çalışma duygusunu seven arkadaşlar aramaktayız.Ben varım diyorsanız aşağıdaki kriterlere bir göz atın;Junior Yazılım uzmanı:Görev tanımı :* Microsoft Dynamics AX / D365 F&amp;O projelerinde yazılım geliştirme görevlerini yerine getirmek.* .Net yada Phyton altyapılarını kullanarak entegrasyon yazılımları geliştirmek* Müşterilerimizde devam eden destek süreçlerinde yazılım desteği vermekAranan kriterler* Üniversitelerin Bilgisayar Mühendisliği veya Matematik Mühendisliği bölümlerinden mezun* Orta seviye İngilizce'ye sahip* C/C++/C# ve ya X++ dillerinden en az birini orta seviyede bilen Nesne tabanlı geliştirmeye yatkın* Herhangi bir ilişkisel veritabanı üzerinde iş,proje vb geliştirmiş olan* Mesleki hevesi ve hedefleri olan* Bir birine bağlı Neden-Sonuç denkliklerini takip etme ve anlamada iyi olan</text:p>
          </table:table-cell>
          <table:table-cell office:value-type="string">
            <text:p/>
            <text:p><text:s text:c="16"/>2 gün önce</text:p>
            <text:p><text:s text:c="17"/>yayınlandı</text:p>
            <text:p><text:s text:c="15"/></text:p>
          </table:table-cell>
        </table:table-row>
        <table:table-row table:style-name="ro2">
          <table:table-cell office:value-type="string">
            <text:p>Tam Zamanlı</text:p>
          </table:table-cell>
          <table:table-cell/>
          <table:table-cell table:number-columns-repeated="2" office:value-type="string">
            <text:p>ESTE BİEN GÜZELLİK SALONU TİCARET LİMİTED ŞİRKETİ</text:p>
          </table:table-cell>
          <table:table-cell office:value-type="string">
            <text:p>Satış Uzmanı</text:p>
          </table:table-cell>
          <table:table-cell office:value-type="float" office:value="3589703">
            <text:p>3589703</text:p>
          </table:table-cell>
          <table:table-cell office:value-type="string">
            <text:p>İstanbul(Avr.)(Bakırköy)</text:p>
          </table:table-cell>
          <table:table-cell office:value-type="string">
            <text:p>active</text:p>
          </table:table-cell>
          <table:table-cell office:value-type="string">
            <text:p>Detail-Aday</text:p>
          </table:table-cell>
          <table:table-cell office:value-type="string">
            <text:p>GENEL NİTELİKLER VE İŞ TANIMI Güzellik ve estetik sektöründe satış deneyimi olanEn az lise, tercihen lisans düzeyinde estetisyenlik eğitimi almışBranşı ile ilgili özel eğitimler ve güncel uygulamalar ile kendisini sürekli geliştiren ve yenilikleri takip eden,İkna ve iletişim kabiliyeti yüksek, diksiyonu düzgün,Ekip yönetim becerisi olanDış görünümüne ve kişisel bakımına özen gösterenDanışan memnuniyetine önem verenUlaşım sorunu olmayanSatış departmanımızda görev alacak ekip arkadaşları aramaktayı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BARMY LOKANTA VE TURİZM İŞLETMECİLİĞİ LTD. ŞTİ.</text:p>
          </table:table-cell>
          <table:table-cell office:value-type="string">
            <text:p>Garson</text:p>
          </table:table-cell>
          <table:table-cell office:value-type="float" office:value="3574498">
            <text:p>3574498</text:p>
          </table:table-cell>
          <table:table-cell office:value-type="string">
            <text:p>İstanbul(Asya)(Kadıköy)</text:p>
          </table:table-cell>
          <table:table-cell office:value-type="string">
            <text:p>active</text:p>
          </table:table-cell>
          <table:table-cell office:value-type="string">
            <text:p>Detail-Aday</text:p>
          </table:table-cell>
          <table:table-cell office:value-type="string">
            <text:p>GENEL NİTELİKLER VE İŞ TANIMI Restorancılık ve turizm sektöründe faaliyet göstermekte olan çok katlı İşletmemizde Servis Elemanı (Garson) pozisyonunda değerlendirilmek üzere  personeller arıyoruz.Tercihen konusunda Ön lisans veya Lisans mezunu,İnsan ilişkilerinde başarılı, iletişim becerileri ve ikna kabiliyeti yüksek, müşteri odaklı,Diksiyonu düzgün, güler yüzlü, dış görünümüne ve kişisel bakımına özen gösteren,Tercihen akıcı İngilizce iletişim yeteneğine sahip,Restoran otomasyon sistemleri konusunda deneyim sahibi ve MS Office uygulamalarını bilen,Çözüm odaklı, enerjik ve dışadönük,Ekip içinde uyumlu, dinamik ve yoğun çalışma temposuna alışkın,Operasyonların tüm evrelerinde maksimum misafir memnuniyetine ulaşmak ve misafirlerimize işletme standartları doğrultusunda mükemmel bir zamanlama ve kibarlıkla en iyi hizmeti verme becerisine sahip,Her misafire kendisini özel hissettiren ve konusunda bilgi vermeyi severek yapan,Esnek çalışma saatlerine uyumlu,Erkek adaylar için askerlikle ilişiği olmayan,İstanbul-Kadıköy’de bulunan işyerine kolay ulaşılabileceği bölgede ikamet eden,İŞ TANIMI :İşletme prosedürlerine uygun olarak misafirleri karşılamak, siparişleri almak, satış artırıcı tavsiyelerde bulunmak, servisin aksamadan yürümesini sağlamak, müşteriye sunulacak ürünlerin son kontrolünü yapmak, servisin yemek sıralamasına göre yapılması, boşların toplanması ve denetimi  kasa ve  restoran işletim sistemindeki girişleri doğru ve eksiksiz yapmak, müşterilerden hesap alınması işlemlerini ve ödeme alınmasını dikkatli bir şekilde yürütmek,</text:p>
          </table:table-cell>
          <table:table-cell office:value-type="string">
            <text:p/>
            <text:p><text:s text:c="16"/>3 gün önce</text:p>
            <text:p><text:s text:c="17"/>güncellendi</text:p>
            <text:p><text:s text:c="15"/></text:p>
          </table:table-cell>
        </table:table-row>
        <table:table-row table:style-name="ro2">
          <table:table-cell office:value-type="string">
            <text:p>Tam Zamanlı</text:p>
          </table:table-cell>
          <table:table-cell office:value-type="string">
            <text:p>Bilişim Makine ve Ekipmanları, Üretim / Endüstriyel Ürünler, Diğer</text:p>
          </table:table-cell>
          <table:table-cell table:number-columns-repeated="2" office:value-type="string">
            <text:p>TURCONT MÜHENDİSLİK İMALAT SAN. VE TİC. LTD. ŞTİ.</text:p>
          </table:table-cell>
          <table:table-cell office:value-type="string">
            <text:p>Kalite Kontrol Sorumlusu</text:p>
          </table:table-cell>
          <table:table-cell office:value-type="float" office:value="2702859">
            <text:p>2702859</text:p>
          </table:table-cell>
          <table:table-cell office:value-type="string">
            <text:p>Konya(Karatay)</text:p>
          </table:table-cell>
          <table:table-cell office:value-type="string">
            <text:p>active</text:p>
          </table:table-cell>
          <table:table-cell office:value-type="string">
            <text:p>Detail-Aday</text:p>
          </table:table-cell>
          <table:table-cell office:value-type="string">
            <text:p>GENEL NİTELİKLER VE İŞ TANIMI Talaşlı İmalat ve Yedek Parça Üretimi konusunda faaliyet gösteren firmamızda istihdam edilmek üzereEn az 1 yıl üretim sektöründe kalite kontrol tecrübesi olanMeslek liseleri veya Üniversitelerin İlgili bölümlerinden mezun,Kumpas mikrometre mihengir sentil mastar vb ölçü aletlerini kullanabilenTalaşlı imalat alanında deneyimi olanÜç boyutlu koordinat ölçüm cihazını kullanabilen,Parça geometri kontrolü, görsel kontrol, ölçü kontrolü, işlemlerini yapabilecekMevcut kalite yönetim sistemlerine göre çalışabilenGiriş kalite kontrol ve Final kalite kontrol konusunda deneyimli,Bilgisayar kullanımına hakim (MS Office programları vs)Erkek adaylar için askerlik engeli olmayanTeknik resim okuyabilen ve anlayabilenİşin Tanımı :• Ham madde, yarı mamul ve mamul kalitelerini kontrol etmek ve sağlamak,• Kontrol sonuçlarının düzenli olarak kayıt altına alınmasını sağlamak,• Yarı mamul kontrollerinde nihai ürüne gelmeden ilgili tespitlerin yapılmasını sağlamak,• Üretimin her aşamasında, ürün kalitesinin uygunluğunun kontrol altında tutulmasını sağlamak,• Yeni ürün devreye alma sürecinde ürün onaylarını gerçekleştirmek,• Standartlarına göre test ve ölçüm planlarını hazırlayıp uygulamak, takibi ve sonuçlarının kalite araçları kullanılarak analiz edip raporlamak,• Müşteride ya da proseste ortaya çıkan kalite uygunsuzluklarının tekrarını önlemek için Düzeltici ve Önleyici Faaliyetler başlatmaktan sorumlu ol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Bilişim Makine ve Ekipmanları, Üretim / Endüstriyel Ürünler, Diğer</text:p>
          </table:table-cell>
          <table:table-cell table:number-columns-repeated="2" office:value-type="string">
            <text:p>TURCONT MÜHENDİSLİK İMALAT SAN. VE TİC. LTD. ŞTİ.</text:p>
          </table:table-cell>
          <table:table-cell office:value-type="string">
            <text:p>İhracat Pazarlama Sorumlusu</text:p>
          </table:table-cell>
          <table:table-cell office:value-type="float" office:value="3049961">
            <text:p>3049961</text:p>
          </table:table-cell>
          <table:table-cell office:value-type="string">
            <text:p>Konya(Karatay)</text:p>
          </table:table-cell>
          <table:table-cell office:value-type="string">
            <text:p>active</text:p>
          </table:table-cell>
          <table:table-cell office:value-type="string">
            <text:p>Detail-Aday</text:p>
          </table:table-cell>
          <table:table-cell office:value-type="string">
            <text:p>GENEL NİTELİKLER VE İŞ TANIMI Yurtdışı yeni pazar araştırmaları yapıp ürün satışını gerçekleştirebilecek.Firmaya yeni müşteriler kazandırabilecek.Yurtdışı müşterilerle yazışma, görüşme ve teklif hazırlayabilecek.Sözleşmelerin takibini yapabilecek.Gelen siparişleri alıp ilgili birimlere iletecek ve yükleme takiplerinin organizasyonunu sağlayacak.Düzenli geri bildirim, raporlama ve dokümantasyon takibini yapacakAday Kriterleri Üniversitelerin Dış Ticaret, İşletme, Uluslararası İlişkiler, Uluslararası Ticaret, İktisat, Maliye ve benzeri bölümlerden mezun, İyi derecede İngilizce bilen,Tercihen döküm, talaşlı imalat ve yedek parça sektöründe  deneyimi olanDış ticaret mevzuatına hakim, yurt dışı satın alma, teklif alma, sipariş, yükleme, gümrükleme, nakliye ve evrak takibi konularında bilgili,Sözlü ve yazılı iletişim yeteneği kuvvetliMüşteri ilişkileri konusunda yeteneklTamamlanan işlemlerin kontrol, dokümantasyon, raporlama, muhasebeleştirme ve arşivlemesinin yapılması, Yurt dışı ve yurt içi seyahat engeli bulunmayanTakım çalışmasına uygun, çözüm odaklı, sorumluluk sahibi, organizasyon ve planlama becerilerine sahip,Ekonomi Bakanlığı vb. Kurumların devlet teşviklerini takip edip, ilgili dokümanları hazırlayabilecek,Şirketin diğer departmanlarına destek olabilecek nitelikte,Şirketin dinamik yapısına ayak uydurabilecek, iş motivasyonu yüksek,Araç kullanabilen,Askerlik görevini tamamlamış (erkek adaylar içi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MAPA SAĞLIK HİZMETLERİ VE TIBBİ DANIŞMANLIK LİMİTED ŞİRKETİ</text:p>
          </table:table-cell>
          <table:table-cell office:value-type="string">
            <text:p>Satış Temsilcisi</text:p>
          </table:table-cell>
          <table:table-cell office:value-type="float" office:value="3606930">
            <text:p>3606930</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Sağlık Turizm sektöründe faaliyet gösteren; Genel Merkezimiz Ümraniye Exen Residence bulunan, firmamız için Almanca bilen Satış Temsilcisi arıyoruz.Sistemimiz üzerinden veya referans yolu ile bize ulaşan başvurulara geri dönüş sağlanarak bilgi verilmesi, Doğru bilgi aktarımı ve kaliteli hizmet ile müşteri memnuniyetinin sağlanması, Hizmetin alınması için gerekli işlemlerin yapılması ve satış sonrası müşteri memnuniyet takibinin gerçekleştirilmesi.Hastaların tıbbi işlemleriyle ilgili organizasyonları tercüme etmek ve bilgilendirmek,Hasta ve yakınlarına uygulanacak sağlık hizmeti hakkında bilgi vermek,Yurt dışından başvuran hastalarımıza telefon veya mail ile bilgi vererek İstanbul'a gelmelerini sağlayabilmek.İyi derecede Almanca konuşma ve yazma becerisine sahip,Telefonda ikna ve iletişim kabiliyeti yüksek, ses tonu ve diksiyonu düzgün,Maaş + Prim sistemi ile çalışabilecek,Aranan NiteliklerTele-Satış konusunda en az 1 yıl deneyimli, En az Lise mezunu,İleri seviyede Almanca bilen ve akıcı konuşabilen, Telefonda ikna ve iletişim kabiliyeti yüksek, ses tonu ve diksiyonu düzgün,Müşteri odaklı bakış açısına sahip, Satış konusunda kendine güvenen, Satış ve satış sonrası müşterinin almış olduğu hizmet sürecini yönetebilecek, Motivasyonu yüksek, zaman yönetimi konusunda hassas, Takım çalışmasına yatkın,Öğrenmeye hevesli ve gelişmeye açık,MS Office programlarına hakim,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ÇÖZÜM ETİKET AMBALAJ İÇ VE DIŞ TİCARET LİMİTED ŞİRKETİ</text:p>
          </table:table-cell>
          <table:table-cell office:value-type="string">
            <text:p>Grafiker</text:p>
          </table:table-cell>
          <table:table-cell office:value-type="float" office:value="3607501">
            <text:p>3607501</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GENEL NİTELİKLER VE İŞ TANIMI  Genel Nitelikler;Meslek Lisesi veya Yüksekokulların ilgili teknik bölümlerinden mezun,Tercihen Rulo  etiket sektöründe en az 4 yıl deneyimli,Renk ayrımı yapabilenGrafik tasarım programlarına hakim,Ekip çalışmasına yatkın, problemleri analiz edebilen ve sorumluluk sahibi,Erkek adaylar için askerlik görevini tamamlamış,İstanbul Kartal lokasyonuna ulaşım sorunu olmayan.İş tanımı.Müşterilerden gelen tasarımların kontrolünü yapmak, müşteri onayına sunmak.Onayı gelen çalışmaların renk ayrımı yapmak, klişe siparişi vermek. Gelen klişelerin son kontrolünü yapmakBıçak siparişi vermek ve takibini yapmak.Grafik dijital arşivinin güncel ve düzenli olmasını sağlamak.Baskı onayına kadar tüm süreçlerde aktif rol al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Alüminyum, Yapı, İnşaat, Diğer</text:p>
          </table:table-cell>
          <table:table-cell table:number-columns-repeated="2" office:value-type="string">
            <text:p>SYZ GRUP İNŞAAT TAAHHÜT VE YAPI SİSTEMLERİ SAN.TİC.LTD.ŞTİ</text:p>
          </table:table-cell>
          <table:table-cell office:value-type="string">
            <text:p>Mimar</text:p>
          </table:table-cell>
          <table:table-cell office:value-type="float" office:value="3606302">
            <text:p>3606302</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SYZ GRUP, NELER YAPAR...Kış bahçeleri ve hareketli yapılar üreten bir firmayız, Kendi bünyemizde tasarladığımız ürün gruplarını (Kış bahçesi-Yaz bahçesi-Gölgelendirme sistemleri  )  yurt içi-yurt dışı projelerde müşterilerimiz ile buluşturuyor, yurt dışı fuar faaliyetlerinde bulunuyoruz. Bu alanda, Kararlı ve istikrarlı adımlarla markalaşma yolunda ilerlerken, uzun soluklu çalışma planı olan vizyon sahibi ve sektörümüze sağlam bir kariyer yapmayı hedefleyen adaylara SYZ Grup Ailesi olarak başarılar dileriz.GENEL NİTELİKLER:· Üniversitelerin Mimarlık bölümlerinden mezun· İyi seviye İngilizce bilen· En az 3 yıl çeşitli alanlarda deneyimli (tercihen şantiye ve/veya proje ofisi deneyimi olan)· 2d ve 3 D çizim programlarına hakim· Office programlarını iyi derece kullanabilen· Öğrenmeye ve kendini geliştirmeye açık· İletişim becerileri ve insan ilişkileri güçlü· Çözüm odaklıİŞ TANIMI:· Yurt dışı ve yurt içi müşterilerin taleplerini yönetmek· Müşterilerin talepleri doğrultusunda teknik proje ve 3 boyutlu görsel sunumları hazırlamak· Siparişlerin imalata aktarılması aşamasında teknik çizimler hazırlamak ve süreç yönetimini yapmakNOT:- İleri seviye İngilizce ön şarttır.- Başvuruda bulunan adaylardan 3 boyutlu görsel pörtfolyoları talep edilecek ve uygun bulunanlar mülakat için çağrıl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Gizli Firma</text:p>
          </table:table-cell>
          <table:table-cell office:value-type="string">
            <text:p>Satış Destek Asistanı</text:p>
          </table:table-cell>
          <table:table-cell office:value-type="float" office:value="3340381">
            <text:p>3340381</text:p>
          </table:table-cell>
          <table:table-cell office:value-type="string">
            <text:p>İstanbul(Asya)(Sancaktepe)</text:p>
          </table:table-cell>
          <table:table-cell office:value-type="string">
            <text:p>active</text:p>
          </table:table-cell>
          <table:table-cell office:value-type="string">
            <text:p>Detail-Aday</text:p>
          </table:table-cell>
          <table:table-cell office:value-type="string">
            <text:p>GENEL NİTELİKLER VE İŞ TANIMI  GENEL NİTELİKLERAsgari lise, tercihen üniversite mezunu,ERP programı tecrübesi olan ve MS Office (özellikle Excel) programlarına hakim,Raporlama becerileri gelişmiş, ekip çalışmasına uyumlu,İstanbul Anadolu yakasında ikamet eden. İŞ TANIMISatış bölümüne ait tüm yurt içi faturaları keserek müşterilere göndermek,Faturalar ile irsaliyeleri eşleştirerek dosyalamak,Satış operasyon uzmanı tarafından kendisine iletilen siparişleri ERP sistemine girmek,Satış ekibine tüm süreçlerde destek olma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Turizm, Konaklama ve Otelcilik, Diğer</text:p>
          </table:table-cell>
          <table:table-cell table:number-columns-repeated="2" office:value-type="string">
            <text:p>UPART HOME Ev Otel Konsepti</text:p>
          </table:table-cell>
          <table:table-cell office:value-type="string">
            <text:p>Resepsiyonist</text:p>
          </table:table-cell>
          <table:table-cell office:value-type="float" office:value="3613646">
            <text:p>3613646</text:p>
          </table:table-cell>
          <table:table-cell office:value-type="string">
            <text:p>Mersin(Yenişehir)</text:p>
          </table:table-cell>
          <table:table-cell office:value-type="string">
            <text:p>active</text:p>
          </table:table-cell>
          <table:table-cell office:value-type="string">
            <text:p>Detail-Aday</text:p>
          </table:table-cell>
          <table:table-cell office:value-type="string">
            <text:p>GENEL NİTELİKLER VE İŞ TANIMI Turizm meslek lisesi veya turizm myo mezunları, Sektöründe en az 1 yıl tecrübeli, İyi derecede İngilizce bilen , Ms Office ve Otel proğramlarını kullanabilen, Misafir memnuniyeti odaklı çalışan, Sözlü ve yazılı iletişimi güçlü, diksiyonu düzgün, güleryüzlü,Yoğun çalışma temposuna ayak uydurabilecek RESEPSİYONİST çalışma arkadaşları aramaktayız.NOT: HAFTALIK İZİN GÜNLERİ HAFTA İÇİDİR. İŞ TANIMIKonuklara otel içi ve dışı faaliyetler hakkında bilgi vermesi,Konuk istek ve şikâyetleri ile ilgilenme işlemlerinin yürütülmesi,Konaklama bilgilerinin eksiksiz bir şekilde doldurulup doldurulmadığının ve sisteme girişinin denetlenmesi,Herhangi bir sorun anında sorunun çözümü için ilgili bölümlerle iletişime geçilmesi ve sorunun çözümü ile ilgili bilgi alınarak konuğun bilgilendirilmesi.Sorumluluğu altındaki tüm alanlarda hizmet kalitesini gözeterek konuk memnuniyetinin sağlanması.Ön Büro dosyalama işlemlerin gerekli standartlarda yapılmasının sağlanması,</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SERKAN BUDAK</text:p>
          </table:table-cell>
          <table:table-cell office:value-type="string">
            <text:p>Muhasebe Sorumlusu</text:p>
          </table:table-cell>
          <table:table-cell office:value-type="float" office:value="3607428">
            <text:p>3607428</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Genel muhasebe işlemlerinin hesap planına ve muhasebe uygulamalarına uygun olarak eksiksiz ve zamanında yapılması,KDV, KDV2, Muhtasar- SGK, Geçici Vergi, Damga, Ba-Bs, Gelir Vergisi, Kurumlar Vergisi beyannamelerinin hazırlanmasının ve verilmesinin sağlanması,E-Fatura, E- Arşiv, E- Defter süreçlerine hakim,Personel SGK işe giriş -İşten ayrılış ,rapor , vb. Personel işlerini gerçekleştirmek.KDV iade işlemlerini yapabilecek ve süreci yönetebilecek,Sözlü ve yazılı iletişim becerisi ve insan ilişkileri kuvvetli,Sorumluluk bilinci ve iş disiplini yüksek,En az 5 yıl tecrübeli,Muhasebe bürosunda çalışmış,Tercihen Zirve Muhasebe Programını etkin kullanabilen,Not 1: Vatan Caddesinde bulunan ofisimiz tüm ulaşım araçlarına çok yakın lokasyondadır. (Metro, Tramvay, Marmaray)Not 2: Hafta sonu çalışmamız yoktur.Muhasebe Sorumlusu alınacakt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English Time - Çekmeköy</text:p>
          </table:table-cell>
          <table:table-cell office:value-type="string">
            <text:p>Öğrenci İşleri Yetkilisi</text:p>
          </table:table-cell>
          <table:table-cell office:value-type="float" office:value="3558060">
            <text:p>3558060</text:p>
          </table:table-cell>
          <table:table-cell office:value-type="string">
            <text:p>İstanbul(Asya)(Çekmeköy)</text:p>
          </table:table-cell>
          <table:table-cell office:value-type="string">
            <text:p>active</text:p>
          </table:table-cell>
          <table:table-cell office:value-type="string">
            <text:p>Detail-Aday</text:p>
          </table:table-cell>
          <table:table-cell office:value-type="string">
            <text:p>GENEL NİTELİKLER VE İŞ TANIMI ÇEKMEKÖY English Time Yabancı Dil kursumuz'da öğrenci işleri pozisyonunda çalışacak iş arkadaşı arıyoruz.Alınan kayıt sonrası öğrencilerin ders programlarını yapacakÖğrenci ile ilgili bütün süreci takip edecekKurum ile öğrenci arasında köprü vazifesi görecekEsnek çalışma saatlerine uyabilecek.Gönderilen cv lerin resimli olması gerekmektedi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Aranan Mobilya Dayanıklı Tüketim Malları Tekstil Otomotiv Gıda Petrol Ürün Sanayi ve Tic. Ltd. Şti.</text:p>
          </table:table-cell>
          <table:table-cell office:value-type="string">
            <text:p>Satış Danışmanı</text:p>
          </table:table-cell>
          <table:table-cell office:value-type="float" office:value="3611435">
            <text:p>3611435</text:p>
          </table:table-cell>
          <table:table-cell office:value-type="string">
            <text:p>Diyarbakır(Merkez, Bağlar, Sur, Yenişehir)</text:p>
          </table:table-cell>
          <table:table-cell office:value-type="string">
            <text:p>active</text:p>
          </table:table-cell>
          <table:table-cell office:value-type="string">
            <text:p>Detail-Aday</text:p>
          </table:table-cell>
          <table:table-cell office:value-type="string">
            <text:p>GENEL NİTELİKLER VE İŞ TANIMI GENEL NİTELİKLER VE İŞ TANIMIDİYARBAKIR BELLONA URFA YOLU ŞUBESİ MAĞAZAMIZDA görevlendirilmek üzere SÖZLEŞMELİ OLARAK MİNUMUM 2 YIL, müşteri memnuniyeti odaklı çalışabilecek ''SATIŞ DANIŞMANI'' arayışımız vardır.Not: Aşağıdaki kriterlere uymayan başvurular değerlendirilmeyecektir. Sıcak satış deneyimi olan, sorumluluk üstlenebilecek,Güçlü iletişim yönetimi ve sunum becerilerine sahip,Kariyerine satış sektöründe devam etmek isteyen,Güler yüzlü, pozitif ve dış görünüşüne özen gösteren,Esnek ve vardiyalı çalışma saatlerine uyum sağlayabilecek,İnsan ilişkilerinde başarılı, takım çalışmasına yatkın,Müşteri ile kaliteli ve kalıcı bağlılık oluşturabilecek,Bireysel çalışma ve iç disiplini sağlama konusunda motivasyonu yüksek,İstikrarlı satış performansı ile ekibine örnek olabilecek,Şirketin Prensipleri doğrultusunda çalışacak,Erkek adaylar için askerlik hizmetini tamamlamış,Minimum önlisans mezunu olan, 25 -35 yaş aralığında olan,Diyarbakır'da ikamet eden.Minimum sözleşmeli olarak 2 yıl çalışabilen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LUVA ESTETİK</text:p>
          </table:table-cell>
          <table:table-cell office:value-type="string">
            <text:p>Hemşire</text:p>
          </table:table-cell>
          <table:table-cell office:value-type="float" office:value="3613634">
            <text:p>3613634</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Luva Poliklinik Ataşehir bünyesinde çalışmak üzere;Hemşirelik bölümlerinden mezun,Medikal estetik alanına ilgili,Branşı ile ilgili gelişme ve yenilikleri takip eden,Eğitim ve gelişime açık,Hasta memnuniyeti ve hizmet kalitesi odaklı bir anlayışa sahip,Ekip çalışmasına yatkın,Dinamik bir çalışma ortamının gerektirdiği temel esnekliğe sahip,Ozon, Glutatyon alanında tecrübesi olan"Hemşire" arayışımız bulunmaktadır.</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table:table-cell table:number-columns-repeated="2" office:value-type="string">
            <text:p>LUVA ESTETİK</text:p>
          </table:table-cell>
          <table:table-cell office:value-type="string">
            <text:p>Ön Muhasebe Uzmanı</text:p>
          </table:table-cell>
          <table:table-cell office:value-type="float" office:value="3613633">
            <text:p>3613633</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ÖN MUHASEBE UZMANIBaşvuru Kriterleri· İlgili bölümlerden lisans mezunu,· Ön muhasebe konusunda deneyim sahibi.İş Tanımı· Faturaların kesimini ve kayıt işlemlerini gerçekleştirmek,· Cari hesapların takibini yapmak ve raporlamak,· Hesap mutabakatlarını yapmak,· Muhasebe evraklarını dosyalayıp, arşivlemek,· Vergisel yükümlülüklerin doğru ve zamanında yerine getirilmesini sağlamak,· Personel işlemlerini yürütmek,· Ofis için satın alınacak çeşitli ihtiyaçların siparişini gerçekleştirmek.Fonksiyonel Yetkinlikler· MS Office programlarına hakim,· Tercihen Zirve programı üzerinde çalışma deneyimi.Beklenen Yetenekler· Raporlama ve organizasyon becerisine sahip· Analitik düşünme ve sayısal analiz yetisine sahip,· İş disiplini yüksek, titiz ve detaycı, iş takibi kuvvetli· Öğrenme ve gelişme potansiyeli yüksek· Tercihen yazılım sektöründe deneyimli· Erkek adaylar için, askerliğini yapmış</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table:table-cell table:number-columns-repeated="2" office:value-type="string">
            <text:p>LUVA ESTETİK</text:p>
          </table:table-cell>
          <table:table-cell office:value-type="string">
            <text:p>Resepsiyonist</text:p>
          </table:table-cell>
          <table:table-cell office:value-type="float" office:value="3613632">
            <text:p>3613632</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Ataşehir kliniğimizde resepsiyonda çalışmak üzere,En az lise mezunuİstanbul'da özellikle Ataşehir'e yakın ikamet edenÇağrı merkezi veya müşteri ilişkileri deneyimi olan veya bu alanlarda kendini geliştirmek isteyenMüşteri ve çözüm odaklı düşünme yaklaşımını benimsemişMS Office programlarını kullanabilenİletişim kurma ve ikna etme becerileri yüksek,Sorumluluk alma konusunda istekli ve iş takibi yetkinliği yüksek.Esnek çalışma saatine uyum sağlayabilecekTakım çalışmasına yatkınİŞ TANIMIMüşteriden gelen çağrıları talep yönetimi kapsamında en kısa sürede karşılayacak,Müşteriyle gerekli bilgiyi paylaşıp ilgili birimlere aktaracak ve takibini gerçekleştirecek,Müşteri memnuniyetini üst seviyede tutacak takım arkadaşı arıyoruz.</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NOVA HOME MOBİLYA</text:p>
          </table:table-cell>
          <table:table-cell office:value-type="string">
            <text:p>Satış Danışmanı</text:p>
          </table:table-cell>
          <table:table-cell office:value-type="float" office:value="3587367">
            <text:p>3587367</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İSTANBUL PENDİK’TE YER ALAN 3 ADET NOVA HOME MOBİLYA MAĞAZALARIMIZDA GÖREV ALMAK ÜZERE; TERCİHEN EN AZ LİSE MEZUNU,EN AZ 2-4 YIL AKTİF MOBİLYA SATIŞ DENEYİMİ OLAN,MOBİLYA PERAKENDE SATIŞ TECRÜBESİ EDİNMİŞ,DİKSİYONU DÜZGÜN, ETKİN İLETİŞİM BECERİSİ GÜÇLÜ ,DIŞ GÖRÜNÜŞÜNE ÖZEN GÖSTEREN, İKNA KABİLİYETİ YÜKSEK,EKİP ÇALIŞMASINA YATKIN,DÜZENLİ RAPORLAMA VE İŞ TAKİBİ YAPABİLENNİTELİKLERDEKİ ADAYLARIMIZIN DİKKATİNE   İŞ TANIMIMIZ YURTİÇİ VE YURTDIŞINDAN MÜŞTERİ AĞIRLAYAN FİRMAMIZDA MÜŞTERİLERİMİZİN İHTİYAÇLARINA YÖNELİK ÜRÜNLERİN SUNUMU VE SATIŞINI YAPARAK AYLIK SATIŞ HEDEFLERİNİ GERÇEKLEŞTİRECEK VE PORTFÖY ARTIŞIMIZA KATKIDA BULUNACAKMAĞAZA SATIŞ DANIŞMANI EKİP ARKADAŞI ARAYIŞIMIZ MEVCUTTU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table:table-cell table:number-columns-repeated="2" office:value-type="string">
            <text:p>LUVA ESTETİK</text:p>
          </table:table-cell>
          <table:table-cell office:value-type="string">
            <text:p>Poliklinik Hizmetleri Müdürü</text:p>
          </table:table-cell>
          <table:table-cell office:value-type="float" office:value="3613631">
            <text:p>3613631</text:p>
          </table:table-cell>
          <table:table-cell office:value-type="string">
            <text:p>İstanbul(Asya)(Ataşehir)</text:p>
          </table:table-cell>
          <table:table-cell office:value-type="string">
            <text:p>active</text:p>
          </table:table-cell>
          <table:table-cell office:value-type="string">
            <text:p>Detail-Aday</text:p>
          </table:table-cell>
          <table:table-cell office:value-type="string">
            <text:p>GENEL NİTELİKLER VE İŞ TANIMI İstanbul Ataşehir'deki Kliniğimizde çalışmak üzere, Kliniğe gelen hastaları karşılayıp, yönlendirebilecek,Hastaların uygulamarını takip edip, bilgilendirecek,İletişim yeteneği ve insan ilişkileri güçlü,Sözlü ifade ve temsil yeteneği gelişmiş,Analitik düşünebilen, çözüm üreten,Planlama ve organize etme yeteneğine sahip,Tercihen Üniversitelerin ilgili bölümlerinden mezun, Hastane ya da Poliklinik Müşteri İlişkileri konusunda deneyim sahibi,İletişim yönü güçlü,Poliklinik Yöneticisi arıyoruz.</text:p>
          </table:table-cell>
          <table:table-cell office:value-type="string">
            <text:p/>
            <text:p><text:s text:c="16"/>Bugün</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INCETAS MADENCILIK SAN DIS TIC LTD STI</text:p>
          </table:table-cell>
          <table:table-cell office:value-type="string">
            <text:p>Depo Görevlisi</text:p>
          </table:table-cell>
          <table:table-cell office:value-type="float" office:value="3585401">
            <text:p>3585401</text:p>
          </table:table-cell>
          <table:table-cell office:value-type="string">
            <text:p>Kocaeli(Çayırova)</text:p>
          </table:table-cell>
          <table:table-cell office:value-type="string">
            <text:p>active</text:p>
          </table:table-cell>
          <table:table-cell office:value-type="string">
            <text:p>Detail-Aday</text:p>
          </table:table-cell>
          <table:table-cell office:value-type="string">
            <text:p>GENEL NİTELİKLER VE İŞ TANIMI Cayirova Sekerpinar da bulunan mermer plaka depomuz ve atolyemizde calisacak, depo düzen ve sevkiyatlardan sorumlu personel ihtiyacimiz bulunmaktadir. </text:p>
          </table:table-cell>
          <table:table-cell office:value-type="string">
            <text:p/>
            <text:p><text:s text:c="16"/>28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LEKA PROJE SANAYİ VE TİCARET ANONİM ŞİRKETİ</text:p>
          </table:table-cell>
          <table:table-cell office:value-type="string">
            <text:p>Cnc Cad / Cam Operatörü</text:p>
          </table:table-cell>
          <table:table-cell office:value-type="float" office:value="3566519">
            <text:p>3566519</text:p>
          </table:table-cell>
          <table:table-cell office:value-type="string">
            <text:p>Ankara(Kahramankazan)</text:p>
          </table:table-cell>
          <table:table-cell office:value-type="string">
            <text:p>active</text:p>
          </table:table-cell>
          <table:table-cell office:value-type="string">
            <text:p>Detail-Aday</text:p>
          </table:table-cell>
          <table:table-cell office:value-type="string">
            <text:p>GENEL NİTELİKLER VE İŞ TANIMI Savunma sanayi tecrübesi olan, sektörün hassasiyetlerini bilen, teknik dökümanlara hakim,Mitsubishi ve Fanuc kontrol ünitelerini kullanabilen,CAD-CAM programlarına çok iyi derecede hakim, 3 Eksen ve divizörlü (4. eksen) kullanımı yapabilecek,Parça bağlama, sıfırlama, takım ölçme, takım sıfırlama konularında deneyimli,Kesici takım seçme becerisi olan,Kumpas, mikrometre, komparatör kullanabilen,CNC Torna parça bağlama, takım ölçme, takım sıfırlama yapabilecek, el ile program yapabilen, G ve M kodlarına hakim,Kullandığı tezgahların temizliği ve bakım sorumluluğunu alacak,Tercihen Sincan, Etimesgut, Eryaman güzergahında ikamet eden,Uyumlu, disiplinli takım çalışmasına yatkın, mesaili çalışabilecek,operatör arayışımız vardır. İlgilenen adayların başvurusunu rica ederiz.</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COLDWELL BANKER</text:p>
          </table:table-cell>
          <table:table-cell office:value-type="string">
            <text:p>Gayrimenkul Danışmanı</text:p>
          </table:table-cell>
          <table:table-cell office:value-type="float" office:value="3596376">
            <text:p>3596376</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 Sektörün Lider Firması Coldwell Banker markası ile, öğrenerek ve deneyimleyerek gelişimini sağlamak isteyen,* Girişimci ruhlu, iletişim becerisi ve ikna kabiliyeti yüksek,* Hedef ve Çözüm odaklı,* Profesyonel eğitimi önemseyen,* Gelişime açık, ekip çalışmasına yatkın,* Güler yüzlü, diksiyonu düzgün ve dış görünüşüne önem veren,* Tercihen en az 1 yabancı dil bilenTakım arkadaşları aranmaktadır.</text:p>
          </table:table-cell>
          <table:table-cell office:value-type="string">
            <text:p/>
            <text:p><text:s text:c="16"/>Bugün</text:p>
            <text:p><text:s text:c="17"/>güncellendi</text:p>
            <text:p><text:s text:c="15"/></text:p>
          </table:table-cell>
        </table:table-row>
        <table:table-row table:style-name="ro2">
          <table:table-cell office:value-type="string">
            <text:p>Serbest</text:p>
          </table:table-cell>
          <table:table-cell office:value-type="string">
            <text:p>Diğer</text:p>
          </table:table-cell>
          <table:table-cell table:number-columns-repeated="2" office:value-type="string">
            <text:p>ATLAS DANIŞMANLIK EMLAK HİZMETLERİ LİMİTED ŞİRKETİ</text:p>
          </table:table-cell>
          <table:table-cell office:value-type="string">
            <text:p>Gayrimenkul Danışmanı</text:p>
          </table:table-cell>
          <table:table-cell office:value-type="float" office:value="3511887">
            <text:p>3511887</text:p>
          </table:table-cell>
          <table:table-cell office:value-type="string">
            <text:p>Kocaeli(Başiskele)</text:p>
          </table:table-cell>
          <table:table-cell office:value-type="string">
            <text:p>active</text:p>
          </table:table-cell>
          <table:table-cell office:value-type="string">
            <text:p>Detail-Aday</text:p>
          </table:table-cell>
          <table:table-cell office:value-type="string">
            <text:p>GENEL NİTELİKLER VE İŞ TANIMI COLDWELL BANKER ATLAS  olarak, müşterilerimize profesyonel danışmanlık hizmeti vermek adına gayrimenkul danışmanı aranmaktadır.Eğitimli ve birlikte başarmaya inanan, dinamik bir ekibin parçası olmak ve ailemize katılmak ister misiniz?ARANAN NİTELİKLER;Lise, Önlisans veya Lisans Mezunu,Öz Güveni Yüksek,İkna Kabiliyeti Yüksek ve Girişimci Ruha Sahip,Dış Görünüşüne Özen Gösteren,Güler Yüzlü ve Diksiyonu Düzgün,Gelişime ve Eğitime Açık,Satış ve Pazarlama Deneyimi Olan veya İlgi Duyan,Zamanını Programlayıp Sistemli Çalışabilen,Kendi İşinin Sahibi Olmak İsteyen,Ekip Çalışmasına Yatkın, Disiplinli Olan,Müşteri Memnuniyetini Esas Alarak, Sonuç Odaklı Çalışabilen,World, Excell, Powerpoint Office Programlarını Etkin Kullanabilen,Stres Yönetimi Olan İş Arkadaşları Arıyoruz.  İŞ TANIMI;Sahada ve Ofiste Aktif Rol Alarak Çalışma Bölgesinde Satılık veya Kiralık Gayrimenkul Portföyleri Oluşturup Potansiyel Müşteri Havuzu Yaratmak,Satış ve Kiralama Süreci İçin Etkili Bir Pazarlama Planı Oluşturmak,Gayrimenkul Sektörüne İlgi Duyan Kariyerini Bu Sektörde Oluşturmak İsteyen,Sabit Maaş Beklentisi Olmayan, Kazancını Kendi Belirleyebilecek,Portföyüne Kazandırdığı Müşterilerini Veri Tabanına Kaydederek, Takibini Sağlamak,Sektörle İlgili Gelişmeleri Takip Etmek, Güncel Olmak, Teknolojiye Ayak Uydurmak,  Anlaşmalı Olduğumuz İnşaat Firmalarının Projelerini Veri Tabanında ki Müşterilere Doğru ve Etkin Bir Şekilde Pazarlamak,Tanıtım ve Satış Aşamalarında İkna Kabiliyetini En İyi Şekilde Kullanmak,Çalışacağı Bölgelerde Uzmanlaşmak Adına Kendini Geliştirmek, İnternet Portallarını ve Sosyal Medyayı Aktif Bir Şekilde Kullanarak Kendi Tanıtımını Yapmak,Müşterilerin İhtiyaçlarına Uygun Seçenekler Sunmak,   "COLDWELL BANKER ATLAS " Bünyesinde Gayrimenkul Danışmanı Olmanın Avantajları;-Tecrübeli Broker-Sektöre Ait Profesyonel Eğitimler, -Teknolojik Alt Yapı, -Kurumsallık,-Yüksek Kazanç İmkanı,-Profesyonel Çalışma Alanı,-Geleceğin Şampiyonu Olma İmkanı Sunmaktadır.</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PARLA</text:p>
          </table:table-cell>
          <table:table-cell office:value-type="string">
            <text:p>Kalite Kontrol Uzman Yardımcısı</text:p>
          </table:table-cell>
          <table:table-cell office:value-type="float" office:value="3593852">
            <text:p>3593852</text:p>
          </table:table-cell>
          <table:table-cell office:value-type="string">
            <text:p>İstanbul(Avr.)(Arnavutköy)</text:p>
          </table:table-cell>
          <table:table-cell office:value-type="string">
            <text:p>active</text:p>
          </table:table-cell>
          <table:table-cell office:value-type="string">
            <text:p>Detail-Aday</text:p>
          </table:table-cell>
          <table:table-cell office:value-type="string">
            <text:p>GENEL NİTELİKLER VE İŞ TANIMI Parla olarak, The Ritz Carlton, Hilton, Rixos, Swissotel, İbis, Zuma, Nusret gibi 4-5+ yıldızlı oteller ve fine dining restoranlar için proje bazlı, özel siparişleri ihraç ediyoruz.Parla’da biz, açık iletişimi, iş birliğini ve ekip çalışmasını teşvik eden bir kültüre sahibiz. Esnek ve uzaktan çalışma imkanları sunarak iş-yaşam dengesini korumaya özen gösterir ve her çalışanın kendine özgü özelliklerine saygı gösteririz. Parla'da çalışmaya başladığınızda, sıcak bir aile ortamına dahil olursunuz.Genç ve dinamik ekibimiz ile her geçen gün büyüyen, fikirlerini özgürce paylaşabilen, yaratıcılıklarını sergileyebilen, mükemmel bir iş deneyimi sunan, mutlu ve memnun çalışanlardan oluşan bir atmosfer yaratmak için çalışıyoruz. Yüksek aidiyet seviyemiz ve düşük işgücü devir oranımız inandığımız yaklaşımın arkasında durduğumuzu kanıtlıyor.Arnavutköy’de bulunan fabrikamızda Kalite Kontrol departmanımız için çalışma arkadaşı arıyoruz.GENEL NİTELİKLER- En az Meslek Lisesinden veya Üniversitelerin teknik bölümlerinden mezun- Üretim kalite kontrol konusunda en az 6 ay deneyim sahibi (tercihen mobilya sektörü)- Teknik resim okuma konusunda bilgi sahibi- MS Office programlarını iyi düzeyde kullanabilen- Takım çalışmasına yatkın- Analitik düşünme becerileri gelişmiş ve sonuç odaklı- İstanbul Avrupa yakasında ikamet eden İŞİN TANIMI:- Üretilen ürünlerin, beklenen üretilmesi için gerekli kontrolleri yapmak- Üretim aşamaları içerisinde (ahşap, mobilya, döşeme, cila ve demir hane)   sürecin teknik resim detaylarına uygun bir şekilde yürütülmesi için kontrol ve raporlamaları yapmak- Finalde, ürünler pakete girmeden önce son kontrollerinin yapılarak red/kabul onaylarını verm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NORONBERK SAĞLIK HİZMETLERİ LİMİTED ŞİRKETİ</text:p>
          </table:table-cell>
          <table:table-cell office:value-type="string">
            <text:p>CRM Elemanı</text:p>
          </table:table-cell>
          <table:table-cell office:value-type="float" office:value="3577472">
            <text:p>3577472</text:p>
          </table:table-cell>
          <table:table-cell office:value-type="string">
            <text:p>İstanbul(Avr.)(Küçükçekmece)</text:p>
          </table:table-cell>
          <table:table-cell office:value-type="string">
            <text:p>active</text:p>
          </table:table-cell>
          <table:table-cell office:value-type="string">
            <text:p>Detail-Aday</text:p>
          </table:table-cell>
          <table:table-cell office:value-type="string">
            <text:p>GENEL NİTELİKLER VE İŞ TANIMI ·     Beyin Sinir ve Omurga Cerrahisi Kliniğinde görevlendirilmek  üzere en az  Önlisans mezunu· Sağlık alanında dijital pazarlama ve kurumsal pazarlamada  deneyimli  ve özellikle  CRM alanında uzman ,  ikna kabiliyeti olan, ofis proğramlarını kullanabilen·     Hastaların  randevularını oluşturma  , işlem öncesi ve sonrası bilgilendirme yapma , tüm süreçleri takip edip sonlandırmak·     Sağlık alanında tecrübesi olan  dinamik iletişim gücü yüksek, empati yeteneği kuvvetli olan·     VIP hasta anlayışına sahip , yoğun ve esnek çalışma saatlerine uygun·     Ekip çalışmasına yatkın , insan ilişkileri başarılı   , yeniliğe  ve bilgiye açık , sorumluluk sahibi kendisine ve işine özen gösteren , problemleri hızlı ve etkin çözebilme yeteneğine sahip·  Beyin Sinir ve Omurilik Cerrahisi alanında bölüm satış ve pazarlama bilgisi olan CRM  alanında tecrübeli .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USS ULUSLARARASI BELGELENDİRME HİZMETLERİ A.Ş</text:p>
          </table:table-cell>
          <table:table-cell office:value-type="string">
            <text:p>Üretim Müdürü</text:p>
          </table:table-cell>
          <table:table-cell office:value-type="float" office:value="3599267">
            <text:p>3599267</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İŞ TANIMIYalın Üretim, 5S, Problem Çözme Tekniklerinin üretim süreçlerinde uygulamak.Üretim ve bağlı organizasyonların, üretimin düzenli, verimli, planlamalara ve yasalara uygun biçimde yönetilmesini sağlamak.Üretim hedeflerinin gerçekleştirilmesini ve metot iyileştirme için yeni stratejiler geliştirilmesini sağlamak.Üretim raporlarının hazırlanmasını sağlamak, raporların üst yönetime raporlama ve sunumunu yapmak.Üretim sahasının sevk ve idaresini yapmak.Üretimin genel düzen ve işleyişini yönetmek.POZİSYONUN GEREKTİRDİĞİ NİTELİKLERÜniversitelerin Mühendislik bölümlerinden mezun olmuş olmak.MS Office (Word, Excel, PowerPoint, Outlook) programlarını iyi derecede bilmek. Tercihen ERP kullanım bilgisine sahip olmak.Plastik enjeksiyon üretim süreçlerinde en az 3 yıl deneyimli, toplamda en az 8 yıl üretim yönetiminde deneyim sahibi olmak.Plastik Enjeksiyon ve Kalıp üretim süreçlerini yönetecek bilgi ve tecrübeye sahip olmak.İletişim yanı güçlü, problem çözme yeteneği gelişmiş, astlarını ve ekibi motive eden, bilgi ve tecrübesini ekibi ile paylaşabilen kişilik özelliklerine sahip olma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PORTSAİD PLASTİK LTD...........</text:p>
          </table:table-cell>
          <table:table-cell office:value-type="string">
            <text:p>Kurumsal Satış Sorumlusu</text:p>
          </table:table-cell>
          <table:table-cell office:value-type="float" office:value="3596430">
            <text:p>3596430</text:p>
          </table:table-cell>
          <table:table-cell office:value-type="string">
            <text:p>İstanbul(Avr.)(Beylikdüzü)</text:p>
          </table:table-cell>
          <table:table-cell office:value-type="string">
            <text:p>active</text:p>
          </table:table-cell>
          <table:table-cell office:value-type="string">
            <text:p>Detail-Aday</text:p>
          </table:table-cell>
          <table:table-cell office:value-type="string">
            <text:p>GENEL NİTELİKLER VE İŞ TANIMI Plastik ambalaj üretimi ve satışı konularında hizmet veren,öncü kuruluşumuz PORTSAİD PLASTİK Beylikdüzü merkezimizde, "Satış Sorumlusu" olarak ekibimize katılacak ve çalışmalarımıza güç katacak takım arkadaşımızı aramaktayız.Ambalaj ürünleri ve özellikle Streç Film satışı ile ilgili tecrübesi olan, veya isteği olan ve kariyer hedefleyen,Satış Konusunda en az 3 sene aktif ve verimli satış tecrübesi olan,Sürücü belgesi olan ve aktif araç kullanabilen, Müşteri ziyaretleri ile hedeflenen satışlar doğrultusunda aktif çalışacakÜretim planlama ve teknik hesaplar için yeterli olacak hesaplama bilgisi olan,Planlama becerisi gelişmiş, atak, iyi takip eden, sonuç odaklı,Office programlarını ve özellikle Excel’i kullanabilen,Müşteriler ve yeni insanlarla tanışmayı seven ve mutlu olan, iletişim gücü yüksek,Erkek adaylar için mutlaka askerlik hizmetini tamamlamış, İŞ TANIMIÜretimini yaptığımız plastik ambalaj ürünlerimizin satışı, tanıtımı, sunumu ve ilgili organizasyonların yürütülmesi,Fiyatlandırma, sipariş takip, ödeme işlemlerinin yapılması ve takibi,Hedefler doğrultusunda hırslı ve disiplinli bir tempo ile çalışılması,Müşteri ziyaretleri, yazışmalar ve diğer satış görevlerinin takibi ve geliştirilmesi,Satış ve Pazarlama raporlarının oluşturulması,</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ÇİMENTON MİNERAL ÜRÜNLER ÇİMENTO SAN.VETİC.A.Ş.</text:p>
          </table:table-cell>
          <table:table-cell office:value-type="string">
            <text:p>Mekanik Bakım Şefi</text:p>
          </table:table-cell>
          <table:table-cell office:value-type="float" office:value="3613592">
            <text:p>3613592</text:p>
          </table:table-cell>
          <table:table-cell office:value-type="string">
            <text:p>Muğla(Fethiye)</text:p>
          </table:table-cell>
          <table:table-cell office:value-type="string">
            <text:p>active</text:p>
          </table:table-cell>
          <table:table-cell office:value-type="string">
            <text:p>Detail-Aday</text:p>
          </table:table-cell>
          <table:table-cell office:value-type="string">
            <text:p>GENEL NİTELİKLER VE İŞ TANIMI Muğla/Seydikemer merkezli çalışacak şekilde firmamıza ait MAN Kamyon filosunun tamir ve bakım işlerini üstlenecek MAN Kamyon konusunda en az 10 yıl deneyimli,  Takım çalışmasına yatkın, sorumluluk bilinci yüksek,Analitik düşünme yeteneğine sahip,Yoğun iş temposuna uyum sağlayabilecek mekanik bakım şefi aranmaktadır.</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NRC INTERNATİONAL SERVİCES LTD MERKEZİ MARSHALL ADALARI ANKARA MERKEZ ŞUBESİ</text:p>
          </table:table-cell>
          <table:table-cell office:value-type="string">
            <text:p>Gemici</text:p>
          </table:table-cell>
          <table:table-cell office:value-type="float" office:value="3613215">
            <text:p>3613215</text:p>
          </table:table-cell>
          <table:table-cell office:value-type="string">
            <text:p>Adana(Ceyhan), İzmir(Aliağa)</text:p>
          </table:table-cell>
          <table:table-cell office:value-type="string">
            <text:p>active</text:p>
          </table:table-cell>
          <table:table-cell office:value-type="string">
            <text:p>Detail-Aday</text:p>
          </table:table-cell>
          <table:table-cell office:value-type="string">
            <text:p>GENEL NİTELİKLER VE İŞ TANIMI Adana Ceyhan veya İzmir Aliağa lokasyonlarımızda, Gemici/Usta Gemici olarak çalışabilecek personel arayışımız bulunmaktadır. Belirtilen görevlerde çalışacak gerekli yeterliliklere sahip Gemici/Usta Gemici iseniz ve sizler de ekibimizin bir üyesi olmak isterseniz çalışmak istediğiniz ili belirterek CV’niz ile bu ilana başvuru yapabilirsiniz.   GENEL NİTELİKLER * Endüstri meslek lisesi, teknik lise veya MYO’ların ilgili bölümlerinden (gemi inşa, güverte vb.) bölümlerinden mezun* Gemici veya Usta Gemici yeterliliğine sahip* Güncel tarihli gemi adamı cüzdanı, sağlık belgesi ve 5 temel STCW’e sahip* Tercihen gemilerde veya tersanede 3-5 yıl arası gemici/usta gemici olarak çalışmış* Ekip çalışmasına yatkın, hızlı öğrenebilen, problemleri analiz edebilen, sorumluluk sahibi* Erkek adaylar için askerlik hizmetini tamamlamış* Yoğun iş temposuna ve vardiyalı çalışma saatlerine uyum sağlayabilecek* İzmir Aliağa veya Adana’da ikamet eden veya edebilecek İŞ TANIMI * 5312 sayılı kanun gereği petrol ve diğer zararlı maddelerin yol açacağı kirliliğin önlemesi ve giderilmesi* Teknelerde kalkış, yanaşma ve bariyer serme işlemlerinin yapılması* Teknelerde genel bakım/tutum (boya, yağlama, temizlik vb.) işlerin yapılması* Müdahale ekipmanlarının kontrollerinin ve bakımlarının yapılması</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table:table-cell table:number-columns-repeated="2" office:value-type="string">
            <text:p>GÜÇLÜ TOPTAN VE PERAKENDE GIDA SANAYİ TİCARET ANONİM ŞİRKETİ</text:p>
          </table:table-cell>
          <table:table-cell office:value-type="string">
            <text:p>Market Elemanı</text:p>
          </table:table-cell>
          <table:table-cell office:value-type="float" office:value="3479560">
            <text:p>3479560</text:p>
          </table:table-cell>
          <table:table-cell office:value-type="string">
            <text:p>Yozgat(Merkez)</text:p>
          </table:table-cell>
          <table:table-cell office:value-type="string">
            <text:p>active</text:p>
          </table:table-cell>
          <table:table-cell office:value-type="string">
            <text:p>Detail-Aday</text:p>
          </table:table-cell>
          <table:table-cell office:value-type="string">
            <text:p>GENEL NİTELİKLER VE İŞ TANIMI Yozgat Merkez, Sorgun, Yerköy'de  Güçlü Gross marketlerinde tüm departmanlarda deneyimli ekip çalışmasına uyumlu çalışma arkadaşları aramaktayız.</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Linemed Estetik</text:p>
          </table:table-cell>
          <table:table-cell office:value-type="string">
            <text:p>Hasta Danışmanı</text:p>
          </table:table-cell>
          <table:table-cell office:value-type="float" office:value="3505952">
            <text:p>3505952</text:p>
          </table:table-cell>
          <table:table-cell office:value-type="string">
            <text:p>Ankara, İstanbul(Avr.), İzmir, İstanbul(Asya)</text:p>
          </table:table-cell>
          <table:table-cell office:value-type="string">
            <text:p>active</text:p>
          </table:table-cell>
          <table:table-cell office:value-type="string">
            <text:p>Detail-Aday</text:p>
          </table:table-cell>
          <table:table-cell office:value-type="string">
            <text:p>GENEL NİTELİKLER VE İŞ TANIMI LINEMED ESTETİK olarak hasta memnuniyeti ve hızla artan hasta taleplerimizi en sağlıklı ve konforlu şekilde karşılamak adına İstanbul'da  (Yenisahra/Ataşehir , Bahçeşehir ve  Levent) İzmir  ve Ankara'da  bulunan Kliniklerimizde  tercihen İngilizce dil bilgisine sahip Hasta Danışmanı/Hasta Yönlendirme ekip arkadaşı aramaktayız. Mutlu olan insanların etrafına mutluluk vereceğine inanarak ekip arkadaşlarımıza konforlu bir çalışma alanı ve cazip özlük hakları sunuyoruz.Bu yolda bizimle birlikte yürümek isteyen ve aşağıdaki özellikleri taşıdığını düşünen kişileri LINEMED ailesinde görmekten mutluluk duyarız.Ön lisans ya da Lisans mezunu,Medikal estetik alanında kendini geliştirmiş ve geliştirmeye açık,Güler yüzlü ve iletişim yeteneği kuvvetli, Diksiyonu düzgün ve dış görünüşüne özen gösteren,Yabancı dil bilgisine sahip,Hasta memnuniyeti odaklı,Ekip çalışmasına uygun.Hastalarımızın koordinasyonunu ve satış-uygulama-bekleme alanı arasındaki sürecinde onlara yardımcı olacak, hizmet kalitesini arttırmak adına hostesliğini sağlayacak, sorduğu soruları cevaplayacak ve memnun kalmasını sağlayacak şekilde iletişim kurmak.SUNDUKLARIMIZBüyüyen ve yoğun hasta portföyüne sahip bir merkezde kariyer fırsatı,Konforlu bir çalışma alanı ve cazip özlük hakları.</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Mesa Tasarım Aks.Mob.San.Tic.Ltd.Şti.</text:p>
          </table:table-cell>
          <table:table-cell office:value-type="string">
            <text:p>Satış Danışmanı</text:p>
          </table:table-cell>
          <table:table-cell office:value-type="float" office:value="3607426">
            <text:p>3607426</text:p>
          </table:table-cell>
          <table:table-cell office:value-type="string">
            <text:p>İstanbul(Avr.)(Avcılar, Bakırköy, Bayrampaşa, Bağcılar, Bahçelievler, Büyükçekmece, Esenler, Eyüp, Fatih, Gaziosmanpaşa, Küçükçekmece, Zeytinburnu, Beylikdüzü, Sultangazi, Başakşehir, Esenyurt)</text:p>
          </table:table-cell>
          <table:table-cell office:value-type="string">
            <text:p>active</text:p>
          </table:table-cell>
          <table:table-cell office:value-type="string">
            <text:p>Detail-Aday</text:p>
          </table:table-cell>
          <table:table-cell office:value-type="string">
            <text:p>GENEL NİTELİKLER VE İŞ TANIMI *Çilek Mobilya mağazalarında çalışmak üzere, İstanbul Avrupa yakasında ikamet eden;*Şirketimiz bünyesinde olan; Avcılar E5 , Beylikdüzü E5,Perlavista avm (Beylikdüzü) ,Forum İstanbul avm( Bayrampaşa) şubelerinde ayrı ayrı görevlendirilmek üzere;En az lise mezunu,En az 2 yıl aktif satış deneyimi olan,Tercihen mobilya perakende satış tecrübesi olan,Diksiyonu düzgün, insan ilişkileri kuvvetli,Dış görünüşüne özen gösteren,prezentabl,İkna kabiliyeti olan,Mağazacılık çalışma saatlerine uyum sağlayabilecek,Maaş-sgk-prim şartları ile çalışacak,''Satış danışmanları'' alınacaktır.Sevkiyat,satış sonrası hizmet ve muhasebe birimlerimiz ayrıdır satış danışmanı sadece satışla iştikal konulara odaklanır.İŞ TANIMI*Müşterilerimizin ihtiyaçlarına yönelik ürün gruplarını tanıtıp satışını sağlar,*Satış hedeflerini gerçekleştirir,*Mağaza görsel düzenlemesi sağlar,*Müşteri memnuniyetini sağlar, satışa ve satış sonrasında kurumsal markamızın hizmet kalitesine katkıda bulunur.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MANDELAS UBUNTU TURİZM İŞLETMECİLİĞİ SANAYİ VE TİCARET LİMİTED ŞİRKETİ</text:p>
          </table:table-cell>
          <table:table-cell office:value-type="string">
            <text:p>Barista</text:p>
          </table:table-cell>
          <table:table-cell office:value-type="float" office:value="3613550">
            <text:p>3613550</text:p>
          </table:table-cell>
          <table:table-cell office:value-type="string">
            <text:p>İzmir(Aliağa, Menemen, Bornova, Çankaya, Konak, Buca, Kordon, Pasaport, Karşıyaka, Çiğli, Şirinyer, Bayraklı)</text:p>
          </table:table-cell>
          <table:table-cell office:value-type="string">
            <text:p>active</text:p>
          </table:table-cell>
          <table:table-cell office:value-type="string">
            <text:p>Detail-Aday</text:p>
          </table:table-cell>
          <table:table-cell office:value-type="string">
            <text:p>GENEL NİTELİKLER VE İŞ TANIMI En az lise mezunu,Minimum 1 yıl deneyimine sahip,Kahve demleme üzerinde bilgili, kahve makinesi kullanımında pratik sahibi,Gastronomi ve aşçılık alanlarında eğitim almış,Dinamik ve takım çalışmasına yatkın,Misafir memnuniyetine önem veren, iletişim kabiliyet yüksek,Yoğun iş temposunda çalışabilecek,Öğrenmeye ve gelişime açık, Pozitif, güler yüzlü, dış görünümüne özen gösterenÖğrenmeye ve gelişime açık, </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EXPO MAVİŞEHİR ETKİNLİK YÖNETİMİ FUARCILIK VE ORGANİZASYON TURİZM ANONİM ŞİRKETİ</text:p>
          </table:table-cell>
          <table:table-cell office:value-type="string">
            <text:p>Reyon Elemanı</text:p>
          </table:table-cell>
          <table:table-cell office:value-type="float" office:value="3613539">
            <text:p>3613539</text:p>
          </table:table-cell>
          <table:table-cell office:value-type="string">
            <text:p>İzmir(Karşıyaka)</text:p>
          </table:table-cell>
          <table:table-cell office:value-type="string">
            <text:p>active</text:p>
          </table:table-cell>
          <table:table-cell office:value-type="string">
            <text:p>Detail-Aday</text:p>
          </table:table-cell>
          <table:table-cell office:value-type="string">
            <text:p>GENEL NİTELİKLER VE İŞ TANIMI Karşıyaka Mavişehirde Sektörde öncü firmanın Franchise mağazasında.Reyon Görevlisi olarak yoğun iş temposunda vardiyalı çalışabilecek,Müşterileri güler yüz ile karşılamak ve uğurlamaktan,Kategori düzeninden,Mağazanın gereksinim duyduğu miktar ve nitelikte ürün siparişini hazırlamaktan,Reyon ve etiketlerin güncel ve düzenli olmasından,Kampanyaları ve özel fiyatlı ürünleri takip etmekten,Gün içerisinde reyonları kontrol ederek eksilen ürünlerin depodan çıkarılmasından,Müşteri ilişkilerine destek vermekten sorumlu olacak,</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Linemed Estetik</text:p>
          </table:table-cell>
          <table:table-cell office:value-type="string">
            <text:p>Pratisyen Hekim</text:p>
          </table:table-cell>
          <table:table-cell office:value-type="float" office:value="3487359">
            <text:p>3487359</text:p>
          </table:table-cell>
          <table:table-cell office:value-type="string">
            <text:p>Amasya, Ankara, Antalya, Bolu, Bursa, Çorum, Diyarbakır, Erzincan, Eskişehir, Giresun, İstanbul(Avr.), İzmir, Kayseri, Konya, Malatya, Ordu, Sakarya, Samsun, Sivas, Yozgat, İstanbul(Asya)</text:p>
          </table:table-cell>
          <table:table-cell office:value-type="string">
            <text:p>active</text:p>
          </table:table-cell>
          <table:table-cell office:value-type="string">
            <text:p>Detail-Aday</text:p>
          </table:table-cell>
          <table:table-cell office:value-type="string">
            <text:p>GENEL NİTELİKLER VE İŞ TANIMI LINEMED ESTETİK olarak hasta memnuniyeti ve hızla artan hasta taleplerimizi en sağlıklı ve konforlu şekilde karşılamak adına İstanbul , İzmir ve Ankara'da bulunan şubelerimiz için   Medikal Estetik uygulamalarında uzman yetiştirilmek  üzere Pratisyen Hekim ekip arkadaşı aramaktayız. Mutlu olan insanların etrafına mutluluk vereceğine inanarak ekip arkadaşlarımıza konforlu bir çalışma alanı ve cazip özlük hakları sunuyoruz. Bu yolda bizimle birlikte yürümek isteyen ve aşağıdaki özellikleri taşıdığını düşünen doktorlarımızı LINEMED ailesinde görmekten mutluluk duyarız.</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HIDIR BULMAK</text:p>
          </table:table-cell>
          <table:table-cell office:value-type="string">
            <text:p>Gayrimenkul Danışmanı</text:p>
          </table:table-cell>
          <table:table-cell office:value-type="float" office:value="3612506">
            <text:p>3612506</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Gayrimenkul sektörünün öncü markalarından REALTY WORLD ofislerinin en başarılı ve en güvenilir ofislerinden biri  olan REALTY WORLD HB GAYRİMENKUL ofisinde girişimci ruhunuzla  yüksek kazançlaraimza atmak ister misiniz ?Üstelik ister sabit maaşla , ister prim kazanarak...Tercihinizi siz belirleyebilirsiniz.İstanbul Bahçeşehir Akbatı Avm hemen karşısındaki ofisimizde güçlü  kadromuza (yaklaşık 20 kişilik)  güç katmak istiyoruz.İstanbul da ikamet eden, tercihen avrupa yakasında yaşayan,Gayrimenkul, satış ve pazarlama sektörüne ilgi duyan ve bu sektörde kurumsal düzeyde kariyer yapmak, sürekli olmak, uzmanlaşmak  isteyenler,Eğitime açık ve dış görünüşüne önem verenler,Hayalleri, hedefleri olan ve bu hedeflere ulaşacak , yüksek motivasyona sahip, takım çalışmasına yatkın, emeklerinin karşılığını üst sınırı olmaksızın kazanmak isteyenler,Sorumluluk bilinciyle çalışıp zamanını iyi planlayabilen, İkna kabiliyeti yüksek,Analatik düşünebilen,Müşteri odaklı, Yüksek kazançları hedefleyen,Türkçe ,ingilizce,arapça dillerinden en az birine sahip,Gayrimenkul danışmanları aramaktayı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HUNKO MOTORLU ARAÇLAR SAN.VE TİC.LTD.ŞTİ.</text:p>
          </table:table-cell>
          <table:table-cell office:value-type="string">
            <text:p>Satış Danışmanı</text:p>
          </table:table-cell>
          <table:table-cell office:value-type="float" office:value="3597821">
            <text:p>3597821</text:p>
          </table:table-cell>
          <table:table-cell office:value-type="string">
            <text:p>İstanbul(Asya)(Maltepe)</text:p>
          </table:table-cell>
          <table:table-cell office:value-type="string">
            <text:p>active</text:p>
          </table:table-cell>
          <table:table-cell office:value-type="string">
            <text:p>Detail-Aday</text:p>
          </table:table-cell>
          <table:table-cell office:value-type="string">
            <text:p>GENEL NİTELİKLER VE İŞ TANIMI Altunizade'de bulunan otomotiv bayimize Sıfır Satış Danışmanları aranmaktadır.İŞ TANIMI:Ürün tanıtımını yaparak, satış faaliyetlerinin gerçekleşmesini sağlamak,Satış hedeflerini gerçekleştirmek,Müşteri memnuniyetini en üst düzeyde sağlamak,Müşteri portföyünü oluşturmak,Müşterilerin sisteme kaydını sağlamak ve takibini yapmak,Şirketimizi ve hizmet verdiği markayı en iyi şekilde temsil etmek,Otomotiv sektöründeki gelişmeleri takip etmek.GENEL NİTELİKLEREn az Lisans mezunu,Otomotiv sektöründe satış deneyimi olan,B sınıfı sürücü ehliyeti olan (aktif olarak araç kullanabilen),Satış ve pazarlama yeteneğine ve tecrübesine sahip,MS Office programlarına hakim,Müşterilerimizin ihtiyaçlarını doğru analiz edip, ideal ürün ve hizmeti sunabilecek,Sorumluluk sahibi ve kendine güvenen,Erkek adaylar için askerlik hizmetini tamamlamış İletişim becerileri gelişmiş, ikna kabiliyeti yüksek olması tercih sebebidir.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HUNKO MOTORLU ARAÇLAR SAN.VE TİC.LTD.ŞTİ.</text:p>
          </table:table-cell>
          <table:table-cell office:value-type="string">
            <text:p>Vezne Sorumlusu</text:p>
          </table:table-cell>
          <table:table-cell office:value-type="float" office:value="3592671">
            <text:p>3592671</text:p>
          </table:table-cell>
          <table:table-cell office:value-type="string">
            <text:p>İstanbul(Avr.), İzmir, İstanbul(Asya)</text:p>
          </table:table-cell>
          <table:table-cell office:value-type="string">
            <text:p>active</text:p>
          </table:table-cell>
          <table:table-cell office:value-type="string">
            <text:p>Detail-Aday</text:p>
          </table:table-cell>
          <table:table-cell office:value-type="string">
            <text:p>GENEL NİTELİKLER VE İŞ TANIMI  Otomotiv Sektöründe faaliyet gösteren, İstanbul-Üsküdar ve İzmir-Gaziemir bölgesinde bulunan Plazalarımızda görevlendirilmek üzere,- Üniversitelerin ilgili bölümlerinden mezun,- Vezne işlemlerinde deneyimli,- Ön muhasebe konusunda bilgi sahibi- En az 2 yıllık iş tecrübesi olan,- İstanbul Üsküdar bölgesinde bulunan bayimize ulaşımda sorun yaşamayacak, ( İstanbul başvuruları için )- İzmir Gaziemir bölgesinde bulunan bayimize ulaşımda sorun yaşamayacak, ( İzmir başvuruları için )- Erkek adaylar için askerlikle ilişiği tamamlanmış,Yukarıdaki özelliklere sahip "Vezne Elemanı" çalışma arkadaşları aranmaktadı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HUNKO MOTORLU ARAÇLAR SAN.VE TİC.LTD.ŞTİ.</text:p>
          </table:table-cell>
          <table:table-cell office:value-type="string">
            <text:p>Şube Müdürü</text:p>
          </table:table-cell>
          <table:table-cell office:value-type="float" office:value="3591596">
            <text:p>3591596</text:p>
          </table:table-cell>
          <table:table-cell office:value-type="string">
            <text:p>İstanbul(Avr.), İstanbul(Asya)</text:p>
          </table:table-cell>
          <table:table-cell office:value-type="string">
            <text:p>active</text:p>
          </table:table-cell>
          <table:table-cell office:value-type="string">
            <text:p>Detail-Aday</text:p>
          </table:table-cell>
          <table:table-cell office:value-type="string">
            <text:p>GENEL NİTELİKLER VE İŞ TANIMI Altunizade'de bulunan yetkili otomotiv bayimizde görevlendirilmek üzere ;Üniversitelerin ilgili bölümlerinden mezunMinimum 10 yıl Otomotiv sektörü tecrübesi olanGüçlü liderlik özelliklerine sahipYönetim ilişkilerinde kuvvetli ve ikna kabiliyeti yüksekPazarlama , Satış , Satış Sonrası Hizmetler ve iş geliştirmeyle ilgili süreçleri yönetmiş Raporlama tekniklerine haizİngilizce bilenYurtiçi veya yurtdışı seyahat engeli bulunmayan B sınıfı ehliyete sahip  Şube Müdürü  aranmaktadır. İş Tanımı: Otomotiv Bayilik faaliyetlerini Distribütör ve Yönetim Kurulu kural ve yönetmeliklerine uygun  olarak yürütülmesini sağlamak,Tüm iş(Satış, Servis, Sigorta, 2.el, Personel) süreçlerinin takip ve koordinasyonunu sağlamak,Bayilik bütçelerini hazırlamak ve bütçe doğrultusunda ekibi yönetmek,Genel otomotiv piyasasını ve faaliyetlerini takip etmek, gerektiğinde Yönetim Kurulu'na sunulmak üzere iş projeleri üretmek,Şirketin gelir ve giderlerini yakından takip etmek , yönetmekŞirketin ve tüm bölümlerin karlılıklarını ve verimliliklerini analiz etmek, değerlendirmek, düzenli olarak Yönetim Kuruluna raporlamak,Marka imajını ve şirket kültürünü yükseltmek konusunda stratejiler belirlemek ve buna liderlik etmek,Şirketin orta ve uzun vadeli iş planlarına uygun yol haritası olusturmak ve şirket hedeflerine ulaşma konusunda tüm organizasyona liderlik etmekYönetim kuruluna aylık faaliyet raporlarını sunmak.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HUNKO MOTORLU ARAÇLAR SAN.VE TİC.LTD.ŞTİ.</text:p>
          </table:table-cell>
          <table:table-cell office:value-type="string">
            <text:p>Genel Müdür</text:p>
          </table:table-cell>
          <table:table-cell office:value-type="float" office:value="3602650">
            <text:p>3602650</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Altunizade'de bulunan yetkili otomotiv bayimizde görevlendirilmek üzere ;Üniversitelerin ilgili bölümlerinden mezunMinimum 10 yıl Otomotiv sektörü tecrübesi olanGüçlü liderlik özelliklerine sahipYönetim ilişkilerinde kuvvetli ve ikna kabiliyeti yüksekPazarlama , Satış , Satış Sonrası Hizmetler ve iş geliştirmeyle ilgili süreçleri yönetmiş Raporlama tekniklerine haizİngilizce bilenYurtiçi veya yurtdışı seyahat engeli bulunmayan B sınıfı ehliyete sahip  Genel Müdür aranmaktadır. İş Tanımı: Otomotiv Bayilik faaliyetlerini Distribütör ve Yönetim Kurulu kural ve yönetmeliklerine uygun  olarak yürütülmesini sağlamak,Tüm iş(Satış, Servis, Sigorta, 2.el, Personel) süreçlerinin takip ve koordinasyonunu sağlamak,Bayilik bütçelerini hazırlamak ve bütçe doğrultusunda ekibi yönetmek,Genel otomotiv piyasasını ve faaliyetlerini takip etmek, gerektiğinde Yönetim Kurulu'na sunulmak üzere iş projeleri üretmek,Şirketin gelir ve giderlerini yakından takip etmek , yönetmekŞirketin ve tüm bölümlerin karlılıklarını ve verimliliklerini analiz etmek, değerlendirmek, düzenli olarak Yönetim Kuruluna raporlamak,Marka imajını ve şirket kültürünü yükseltmek konusunda stratejiler belirlemek ve buna liderlik etmek,Şirketin orta ve uzun vadeli iş planlarına uygun yol haritası olusturmak ve şirket hedeflerine ulaşma konusunda tüm organizasyona liderlik etmekYönetim kuruluna aylık faaliyet raporlarını sunmak.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Diğer</text:p>
          </table:table-cell>
          <table:table-cell table:number-columns-repeated="2" office:value-type="string">
            <text:p>HUNKO MOTORLU ARAÇLAR SAN.VE TİC.LTD.ŞTİ.</text:p>
          </table:table-cell>
          <table:table-cell office:value-type="string">
            <text:p>Kaporta Teknisyeni</text:p>
          </table:table-cell>
          <table:table-cell office:value-type="float" office:value="3588422">
            <text:p>3588422</text:p>
          </table:table-cell>
          <table:table-cell office:value-type="string">
            <text:p>İstanbul(Asya)(Maltepe)</text:p>
          </table:table-cell>
          <table:table-cell office:value-type="string">
            <text:p>active</text:p>
          </table:table-cell>
          <table:table-cell office:value-type="string">
            <text:p>Detail-Aday</text:p>
          </table:table-cell>
          <table:table-cell office:value-type="string">
            <text:p>GENEL NİTELİKLER VE İŞ TANIMI İstanbul Maltepe'de bulunan Otomotiv bayiliğinde görevlendirilmek üzere, aşağıdaki özelliklere sahip "Kaporta Teknisyeni" aranmaktadır.Aranan Nitelikler- Ekip çalışmasını benimsemiş,- Müşteri memnuniyetine önem veren,- Sürücü belgesine sahip ve aktif araç kullanabilen,- Erkek adaylar için askerlik ilişkisi olmayan,- İnsan ilişkileri güçlü, diksiyonu düzgün, analitik düşünebilen,- Esnek çalışma saatlerine uygun,- Görev verme, takip etme ve sonuca bağlama koordinasyonu sağlayabilecek,-En az bir yıl yetkili veya özel servis deneyimli- Maltepe'de bulunan plazamıza ulaşım sorunu olmayan.</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Amerikan kültür kurtköy</text:p>
          </table:table-cell>
          <table:table-cell office:value-type="string">
            <text:p>İngilizce Öğretmeni</text:p>
          </table:table-cell>
          <table:table-cell office:value-type="float" office:value="3598710">
            <text:p>3598710</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A university degree from foreign language department,For Native instructor; A TESOL, A TEFL, CELTA or DELTA certificate, For native instructor ; British or American accent is required, Applications are for Kurtköy Branch, Result orientated  Willing to work with adults,energetic and has a positive attitude.Willing to work in a dynamic and enjoyable education environment.Willing to work in flexible working hours. Willing to use interactive and communicative methods in classes.Have no difficulty in adapting new cultures.  JOB DESCRIPTION WE ARE LOOKING FOR ENGLISH TEACHERS WHO WOULD LIKE TO WORK IN İSTANBUL KURTKÖY  BRANCH OF AMERIKAN CULTURAL ASSOCIATION LANGUAGE SCHOOLS.</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 Danışmanlığı, Eğitim, Eğitim Kurumları, Yurtdışı Eğitim Danışmanlığı</text:p>
          </table:table-cell>
          <table:table-cell table:number-columns-repeated="2" office:value-type="string">
            <text:p>KPM ÖZEL EĞİTİM VE DANIŞMANLIK TLD ŞTİ</text:p>
          </table:table-cell>
          <table:table-cell office:value-type="string">
            <text:p>Öğrenci İşleri Uzmanı</text:p>
          </table:table-cell>
          <table:table-cell office:value-type="float" office:value="3600997">
            <text:p>3600997</text:p>
          </table:table-cell>
          <table:table-cell office:value-type="string">
            <text:p>İstanbul(Avr.)(Esenyurt)</text:p>
          </table:table-cell>
          <table:table-cell office:value-type="string">
            <text:p>active</text:p>
          </table:table-cell>
          <table:table-cell office:value-type="string">
            <text:p>Detail-Aday</text:p>
          </table:table-cell>
          <table:table-cell office:value-type="string">
            <text:p>GENEL NİTELİKLER VE İŞ TANIMI İş Açıklaması- Öğrencilerin ihtiyaçlarına uygun eğitim programlarının hazırlanması ve psikolojik desteğin sağlanması,- Öğrenci ve velilerin memnuniyet değerlendirmelerini yapmak ve gerekli aksiyonları almak,- Kayıt yenileme zamanı gelen öğrencilerin takibi ve görüşmelerinin yapılması,- Grup açılış ve kapanış tarihlerinin takibi,- Yeni grupların açılması,- Kurumsal müşterilerin eğitim süreçlerinin takibi ve süreç boyunca iletişimin sağlanması,- Kendisine verilen hedef ve görevlerin zamanında tamamlanması,- Görev tanımı ve sorumluluklarına ait raporların zamanında eksiksiz yönetime iletilmesi,İstenen Yetenek ve Uzmanlıklar- Müşteri ilişkileri memnuniyeti ve müşteri ilişkileri yönetimi,- Öğrenci işleri süreçlerini yönetebilecek bilgi ve beceriye sahip- Tercihen Üniversitelerin Psikolojik Danışmanlık ve Rehber Öğretmenliği Bölümünden Mezun- MS Office ve dengi bilgisayar programlarını etkin kullanabilen,- Tercihen daha önce öğrenci ilişkileri, halkla ilişkiler pozisyonunda çalışmış,- Raporlama düzeni ve kültürüne sahip,- Takım çalışmasına uyumlu,- İletişim becerileri yüksek,- Diksiyonu düzgün, esnek çalışma saatlerine ayak uydurabilecek- İnsan ilişkilerinde başarılı,- Dış görünüşüne özen gösteren,- Problem çözme / karşılama yetisine sahip, sonuç odaklı ve düzenli çalışabilen,- En az orta seviye, tercihen iyi seviye İngilizce bilen,</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Başakşehir Amerikan Kültür</text:p>
          </table:table-cell>
          <table:table-cell office:value-type="string">
            <text:p>İngilizce Öğretmeni</text:p>
          </table:table-cell>
          <table:table-cell office:value-type="float" office:value="2449601">
            <text:p>2449601</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WE ARE LOOKING FOR TURKISH / NATIVE ENGLISH TEACHERS WHO WOULD LIKE TO WORK FULL TIME OR PART TIME IN ISTANBUL BAŞAKŞEHİR OF AMERIKAN CULTURAL LANGUAGE SCHOOLSQUALIFICATIONSFor Turkish instructor ; A university degree from foreign language department,For Native instructor; A TESOL, A TEFL, CELTA or DELTA certificate,Result orientatedWilling to work with adults,energetic and has a positive attitudeWilling to work in a dynamic and enjoyable education environmentWilling to work in flexible working hoursWilling to use interactive and communicative methods in classesHave no difficulty in adapting new cultures</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Başakşehir Amerikan Kültür</text:p>
          </table:table-cell>
          <table:table-cell office:value-type="string">
            <text:p>Eğitim Satış Danışmanı</text:p>
          </table:table-cell>
          <table:table-cell office:value-type="float" office:value="2313363">
            <text:p>2313363</text:p>
          </table:table-cell>
          <table:table-cell office:value-type="string">
            <text:p>İstanbul(Avr.)</text:p>
          </table:table-cell>
          <table:table-cell office:value-type="string">
            <text:p>active</text:p>
          </table:table-cell>
          <table:table-cell office:value-type="string">
            <text:p>Detail-Aday</text:p>
          </table:table-cell>
          <table:table-cell office:value-type="string">
            <text:p>GENEL NİTELİKLER VE İŞ TANIMI Başakşehir de bulunan Amerikan Kültür Yabancı Dil Kursu için Eğitim Danışmanı arayışımız bulunmaktadır.GENEL NİTELİKLER Tercihen satış konusunda 1-2 yıl tecrübeli, İletişim becerilerini etkin şekilde kullanabilen, Başarı odaklı, hırslı, Gelişime açık,ÇalışkanSistemliAnalitik düşünebilen, Diksiyonu düzgün, prezantabl, dinamik, Takım çalışmasına yatkın, Tercihen İngilizce bilen  Erkek adaylar için askerliğini tamamlamış EĞİTİM SATIŞ DANIŞMANI alınacaktır.  İŞ TANIMI Kendisine verilen bireysel ve kurumsal hedefleri gerçekleştirebilmek, Potansiyel müşterilere eğitim sistemini etkili bir şekilde anlatmak, Bireysel ve kurumsal müşteri portföyü oluşturmak, Sisteme kayıt ettiği öğrencilerin gelişimlerini takip edebilecek, İşiyle ilgili gerekli raporlama ve dökümantasyonu yaparak görevlerini yerine getirec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Pendik Genç Akademi Danışmanlık Özel Eğitim yayıncılık Tic . Ltd .Şti</text:p>
          </table:table-cell>
          <table:table-cell office:value-type="string">
            <text:p>Rehberlik ve Psikolojik Danışman</text:p>
          </table:table-cell>
          <table:table-cell office:value-type="float" office:value="3596176">
            <text:p>3596176</text:p>
          </table:table-cell>
          <table:table-cell office:value-type="string">
            <text:p>İstanbul(Asya)(Pendik)</text:p>
          </table:table-cell>
          <table:table-cell office:value-type="string">
            <text:p>active</text:p>
          </table:table-cell>
          <table:table-cell office:value-type="string">
            <text:p>Detail-Aday</text:p>
          </table:table-cell>
          <table:table-cell office:value-type="string">
            <text:p>GENEL NİTELİKLER VE İŞ TANIMI GENÇ AKADEMİ EĞİTİM KURUMLARIMIZIN PENDİK ŞUBESİNDE GÖREV ALACAK, * EĞİTİM PROGRAMLARIMIZI DÜZENLEYECEK, * ÖĞRENCİLERİMİZİN AKADEMİK, PSİKOLOJİK VE KİŞİSEL GELİŞİMİNİ TAKİP EDECEK, * MENTÖRLÜK YAPABİLECEK,   *HAFTASONLARI ÇALIŞIP, HAFTAİÇİ 1,5 GÜN İZİN YAPABİLECEK, * YETİŞTİRİLMEK ÜZERE PSİKOLOJİK DANIŞMANLIK VE REHBERLİK ÖĞRETMENLERİ ALINACAKTIR..Aranan Nitelikler     * ÜNİVERSİTELERİN İLGİLİ BÖLÜMLERİNDEN MEZUN,* ÇOK İYİ DÜZEYDE MS EXCEL KULLANABİLEN,* NOT ALMA - TAKİP ETME - SONUCA ULAŞTIRMA - RAPORLAMA SÜRECİNDE BAŞARILI, * KOORDİNASYON VE PRATİK DÜŞÜNME YETENEĞİ GELİŞMİŞ, * NEŞELİ, YAŞAM ENERJİSİ YÜKSEK,* TERCİHEN ÇOK İYİ DÜZEYDE İNGİLİZCE KONUŞABİLEN, * YETİŞTİRİLMEK ÜZERE PSİKOLOJİK DANIŞMANLIK VE REHBERLİK ÖĞRETMENİ</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Adana Boston Yabancı Dil Özel Eğitim Hizmetleri L</text:p>
          </table:table-cell>
          <table:table-cell office:value-type="string">
            <text:p>Eğitim Danışmanı</text:p>
          </table:table-cell>
          <table:table-cell office:value-type="float" office:value="3585256">
            <text:p>3585256</text:p>
          </table:table-cell>
          <table:table-cell office:value-type="string">
            <text:p>Adana(Çukurova)</text:p>
          </table:table-cell>
          <table:table-cell office:value-type="string">
            <text:p>active</text:p>
          </table:table-cell>
          <table:table-cell office:value-type="string">
            <text:p>Detail-Aday</text:p>
          </table:table-cell>
          <table:table-cell office:value-type="string">
            <text:p>GENEL NİTELİKLER VE İŞ TANIMI Dinamik çalışma temposuna uyum sağlayabilmekGelen ya da giden aramalarda sunulan hizmetin, satışın kaliteli bir şekilde sürdürülmesini sağlamak,Hizmete yönelik her türlü bilgiye sahip olmak ve müşteri ihtiyacına göre ürünü sunmakMüşterilerimizden gelen taleplerinin, doğru bir şekilde yönlendirilmesi ve departmanlar arası koordinasyonunun sağlanmasıSorumlu olduğu bölgede, portföyümüzü geliştirmeye yönelik faaliyetleri yürütmek.Diksiyonu düzgün, iletişim becerileri gelişmişTakım çalışmasına yatkınGörüşmeleri kayıt altına alıp düzenli takip edebilenGünlük belirlenen arama görevlendirilmesini ve raporlamasını sağlayabilenMüşteri memnuniyetini ön planda tutarak ilişkileri güçlendirebilenGünlük motivasyonunu sağlayabilen  Eğitim danışmanı olarak görev alacak takım arkadaşı arıyoruz.                            </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Firma Bilgisi Gizli</text:p>
          </table:table-cell>
          <table:table-cell office:value-type="string">
            <text:p>İngilizce Öğretmeni</text:p>
          </table:table-cell>
          <table:table-cell office:value-type="float" office:value="3613497">
            <text:p>3613497</text:p>
          </table:table-cell>
          <table:table-cell office:value-type="string">
            <text:p>İstanbul(Avr.)(Büyükçekmece)</text:p>
          </table:table-cell>
          <table:table-cell office:value-type="string">
            <text:p>active</text:p>
          </table:table-cell>
          <table:table-cell office:value-type="string">
            <text:p>Detail-Aday</text:p>
          </table:table-cell>
          <table:table-cell office:value-type="string">
            <text:p>GENEL NİTELİKLER VE İŞ TANIMI BÜYÜKÇEKMECE MİMAROBA'DA bulunan kurumumuzda görevlendirilmek üzere, müfredatına hakim İNGİLİZCE öğretmenleri aranmaktadır.* Üniversitelerin ilgili bölümlerinden mezun (yabancı diller)* Özel kurum deneyimi olan &amp; yeni mezun* Pozitif, insan ilişkileri güçlü* Tam zamanlı * Ekip çalışmasına ayak uydurabilecek* Kendini geliştirmek isteyen,Öğretmen arkadaşların , fotoğraflı öz geçmişlerini sistem üzerinden tarafımıza yönlendirmeleri rica olunur. Uygun bulunan başvurulara yönelik görüşmeler, randevulu olarak düzenlenip tarafınıza bildirilecektir.ŞEHİR DIŞINDAN YA DA UZAK İLÇELERDEN YAPILAN BAŞVURULARDA ÖZEL DURUM VARSA BELİRTMENİZİ RİCA EDERİZ.( EVLİLİK, TAŞINMA vb.)</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Aknet Akdeniz Akademi</text:p>
          </table:table-cell>
          <table:table-cell office:value-type="string">
            <text:p>Eğitim Satış Danışmanı</text:p>
          </table:table-cell>
          <table:table-cell office:value-type="float" office:value="3601281">
            <text:p>3601281</text:p>
          </table:table-cell>
          <table:table-cell office:value-type="string">
            <text:p>Ankara, Antalya(Muratpaşa), Samsun</text:p>
          </table:table-cell>
          <table:table-cell office:value-type="string">
            <text:p>active</text:p>
          </table:table-cell>
          <table:table-cell office:value-type="string">
            <text:p>Detail-Aday</text:p>
          </table:table-cell>
          <table:table-cell office:value-type="string">
            <text:p>GENEL NİTELİKLER VE İŞ TANIMI Özel bir Üniversitenin Uzaktan Eğitim bölümü olan KurumumuzaKişisel ve Mesleki Gelişim alanında Sertifika ve Mesleki Belge Satış, Pazarlama ve Kursiyer takibini gerçekleştirebilecekDENEYİM ZORUNLULUĞU YOKTUR Maaş + Sgk + Multinet + Yüksek Satış Primi Şartları İle Çalışacak -Stres Yönetimi iyi Derecede-İletişimde iyi derecede olan-İkna Kabiliyeti Yüksek-Ekip Çalışmasın Uyumlu-Kişisel Bakımına Dikkat Eden-Kararlı-Minimum yüksekokul mezunu-Satış ve pazarlama yeteneğine sahip-Ms office programlarına hakim (world-excell)-Yazılı ve sözlü iletişimi kuvvetli -Takım çalışmasına uygun, dinamik ve yoğun çalışma temposuna uyum sağlayabilecek-İnsan ilişkileri kuvvetli-Güler yüzlü, diksiyonu düzgün-Dinamik,heyecanlı,yetenekli-Prezentabl-Öğrenme ve gelişime açık-Başarı ve çözüm odaklı, eğitim satış ve öğrenci işleri personelleri alınacaktır-Ofis Ortamında Uzun Süre Çalışabilecek</text:p>
          </table:table-cell>
          <table:table-cell office:value-type="string">
            <text:p/>
            <text:p><text:s text:c="16"/>Bugün</text:p>
            <text:p><text:s text:c="17"/>güncellendi</text:p>
            <text:p><text:s text:c="15"/></text:p>
          </table:table-cell>
        </table:table-row>
        <table:table-row table:style-name="ro2">
          <table:table-cell office:value-type="string">
            <text:p>Tam Zamanlı</text:p>
          </table:table-cell>
          <table:table-cell office:value-type="string">
            <text:p>Eğitim Danışmanlığı, Eğitim, Eğitim Kurumları</text:p>
          </table:table-cell>
          <table:table-cell table:number-columns-repeated="2" office:value-type="string">
            <text:p>Bilginet Akademi <text:s/>İletişim ve Eğitim Hiz Ltd. Şti.</text:p>
          </table:table-cell>
          <table:table-cell office:value-type="string">
            <text:p>Çağrı Merkezi Müşteri Temsilcisi</text:p>
          </table:table-cell>
          <table:table-cell office:value-type="float" office:value="3598591">
            <text:p>3598591</text:p>
          </table:table-cell>
          <table:table-cell office:value-type="string">
            <text:p>Balıkesir, Bursa(Nilüfer), Eskişehir, İzmir</text:p>
          </table:table-cell>
          <table:table-cell office:value-type="string">
            <text:p>active</text:p>
          </table:table-cell>
          <table:table-cell office:value-type="string">
            <text:p>Detail-Aday</text:p>
          </table:table-cell>
          <table:table-cell office:value-type="string">
            <text:p>GENEL NİTELİKLER VE İŞ TANIMI - Adil ve şeffaf bir terfi sürecinde kariyer gelişimini sağlama olanağı,- Sektör ortalamasının çok üzerinde gerçekçi ve erişilebilir hedeflerle belirlenmiş prim kazancı,- Genç ve dinamik bir ekibin içerisinde samimi ve içten arkadaşlık ortamı,- Kurumsal bir yönetim kültürü içerisinde haklarınızın ve hukukunuzun korunduğu güvenli iş ortamı.Bu konular senin çalışma ortamın içinde önemliyse iletişim bilgilerini paylaş, seni arayalım :)Etkili bir Çağrı Merkezi Müşteri Temsilcisi mükemmel bir iletişim yeteneğine ve insan ilişkilerine sahip olmalıdır. Aynı zamanda ürünlerimiz veya hizmetlerimiz hakkında telefon üzerinden danışmanlık yaparken rahat olabilmeli ve müşterinin tereddüt ve şikayetlerini de iyi yönetebilmelidir."Çağrı Merkezi Müşteri Temsilcisi" olarak bizimle çalışırsan iş tanımın ne olacak?Firmamızın satış rakamlarına telefon görüşmeleri üzerinden katkı sağlamak, telefon üzerinden eğitim ürünlerimize ilgi gösterip kurumumuza müracaat etmiş olan müşterilerimize eğitim ihtiyaçları ve beklentileri konusunda danışmanlık yapmak, iyi müşteri ilişkileri oluşturmak ve eğitimlerimizin satışını gerçekleştirmek.</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Özel İsabet Okulları</text:p>
          </table:table-cell>
          <table:table-cell office:value-type="string">
            <text:p>Sınıf Öğretmeni</text:p>
          </table:table-cell>
          <table:table-cell office:value-type="float" office:value="3588471">
            <text:p>3588471</text:p>
          </table:table-cell>
          <table:table-cell office:value-type="string">
            <text:p>Bolu, İstanbul(Avr.)(Beylikdüzü), Zonguldak, Düzce</text:p>
          </table:table-cell>
          <table:table-cell office:value-type="string">
            <text:p>active</text:p>
          </table:table-cell>
          <table:table-cell office:value-type="string">
            <text:p>Detail-Aday</text:p>
          </table:table-cell>
          <table:table-cell office:value-type="string">
            <text:p>GENEL NİTELİKLER VE İŞ TANIMI GENEL NİTELİKLER VE İŞ TANIMIÜniversitelerin 'Sınıf Öğretmenliği' bölümünden mezun, Atamasında engeli olmayan,Milli, Manevi, Ahlaki ve Kültürel değerlere bağlı,Derslerini sıradanlıktan çıkararak 21. yy becerilerini öğrencilerine aktarabilen,Veli, öğrenci ve diğer paydaşlarla insan ilişkilerini doğru yönetebilen,Takım çalışmasına yatkın,  Kariyer planı olan, idealist,Sınıf Öğretmenliği bölümü mezunu öğretmenleriyle çalışmak istiyoruz.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Sağlık, Eğitim</text:p>
          </table:table-cell>
          <table:table-cell table:number-columns-repeated="2" office:value-type="string">
            <text:p>Erdem Sağlık Grubu</text:p>
          </table:table-cell>
          <table:table-cell office:value-type="string">
            <text:p>Satış Elemanı</text:p>
          </table:table-cell>
          <table:table-cell office:value-type="float" office:value="2489751">
            <text:p>2489751</text:p>
          </table:table-cell>
          <table:table-cell office:value-type="string">
            <text:p>İstanbul(Asya)</text:p>
          </table:table-cell>
          <table:table-cell office:value-type="string">
            <text:p>active</text:p>
          </table:table-cell>
          <table:table-cell office:value-type="string">
            <text:p>Detail-Aday</text:p>
          </table:table-cell>
          <table:table-cell office:value-type="string">
            <text:p>GENEL NİTELİKLER VE İŞ TANIMI 'İnsana Hizmet Erdemdir' misyonuyla 1994 yılından bu yana faaliyette olan Erdem Sağlık Grubu; hasta memnuniyetine önem veren, hizmette sınır tanımayan, hasta haklarına saygılı, uzman doktor kadrosuna sahip, eğitimli personeli ve sunduğu kaliteli hizmet anlayışıyla hastalarını buluşturmayı hedefleyerek; 3 hastahane, 1 tıp merkezi, 2 diyaliz merkezi ve 1 ağız-diş sağlığı merkezi ile hizmet vermektedir.Özel Erdem Sağlık Grubu bünyesinde görevlendirmek üzere;En az lise tercihen önlisans ve lisans mezunu,İkna, iletişim kabiliyeti yüksek, Telefon ile satış/pazarlama tecrübesine sahip,Dış aramalar gerçekleştirerek yurt dışı hasta portföyünü artırabilecek,Hedef odaklı ekip ortamında çalışmayı seven, enerjisi yüksek,İç ve dış müşteri memnuniyeti odaklı,Bilgisayar ofis programlarını iyi derecede kullanan,İyi derecede fransızca konuşma ve yazma becerisine sahip,Fransızca Bilen Satış Temsilcisi arayışımız bulunmaktadı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Sağlık, Eğitim</text:p>
          </table:table-cell>
          <table:table-cell table:number-columns-repeated="2" office:value-type="string">
            <text:p>Erdem Sağlık Grubu </text:p>
          </table:table-cell>
          <table:table-cell office:value-type="string">
            <text:p>Tıbbi Tercüman</text:p>
          </table:table-cell>
          <table:table-cell office:value-type="float" office:value="3565105">
            <text:p>3565105</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İnsana Hizmet Erdemdir' misyonuyla 1994 yılından bu yana faaliyette olan Erdem Sağlık Grubu; hasta memnuniyetine önem veren, hizmette sınır tanımayan, hasta haklarına saygılı, uzman doktor kadrosuna sahip, eğitimli personeli ve sunduğu kaliteli hizmet anlayışıyla hastalarını buluşturmayı hedefleyerek; 3 hastahane, 1 tıp merkezi, 2 diyaliz merkezi ve 1 ağız-diş sağlığı merkezi ile hizmet vermektedir.Özel Erdem Clinic bünyesinde görevlendirmek üzere; Uluslararası hastaların süreçlerinde görev alabilecek,Operasyon esnasında ve sonrasında hastalar ile ilgilenip doktor ile hasta arasındaki iletişimi   yapabilecek,Hedef odaklı ekip ortamında çalışmayı seven, enerjisi yüksek,Tercihen İstanbul Avrupa Yakası Güneşliye yakın ikamet eden,Romence-Türkçe bilen tercüman aranmaktadı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Özel Merkez Eğitim Kurumları ve Danışmanlık A.Ş.</text:p>
          </table:table-cell>
          <table:table-cell office:value-type="string">
            <text:p>Kurs Öğretmeni</text:p>
          </table:table-cell>
          <table:table-cell office:value-type="float" office:value="2836167">
            <text:p>2836167</text:p>
          </table:table-cell>
          <table:table-cell office:value-type="string">
            <text:p>Kocaeli(İzmit)</text:p>
          </table:table-cell>
          <table:table-cell office:value-type="string">
            <text:p>active</text:p>
          </table:table-cell>
          <table:table-cell office:value-type="string">
            <text:p>Detail-Aday</text:p>
          </table:table-cell>
          <table:table-cell office:value-type="string">
            <text:p>GENEL NİTELİKLER VE İŞ TANIMI MEKATRONİK, MAKİNE, OTOMOTİV MOTOR MEZUNU İKİ YILLIK VEYA 4 YILLIK  ERKEK KİŞİ İZMİT GÖLCÜK YOLU ÜZERİNDE BULUNAN EĞİTİM ALANIMIZDA ÇALIŞACAK ELEMAN ARANIYOR.</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Özel Osmangazi Okulları Çamlıca Kampüsü</text:p>
          </table:table-cell>
          <table:table-cell office:value-type="string">
            <text:p>Kampüs Müdürü</text:p>
          </table:table-cell>
          <table:table-cell office:value-type="float" office:value="3613546">
            <text:p>3613546</text:p>
          </table:table-cell>
          <table:table-cell office:value-type="string">
            <text:p>Bursa(Nilüfer)</text:p>
          </table:table-cell>
          <table:table-cell office:value-type="string">
            <text:p>active</text:p>
          </table:table-cell>
          <table:table-cell office:value-type="string">
            <text:p>Detail-Aday</text:p>
          </table:table-cell>
          <table:table-cell office:value-type="string">
            <text:p>GENEL NİTELİKLER VE İŞ TANIMI Yeni açılacak Osmangazi Okulları Çamlıca Kampüsü Orta Okulu'nda görevlendirilmek üzere;Üniversitelerin Eğitim fakültelerinden mezun,İletişim gücü yüksek, üretken kurum kültürüne uyum sağlayabilen,Değişime açık ve takım çalışmasına yatkın,Problem çözme, güçlü koordinasyon ve organizasyon becerisi olan,Öğretim metotlarına hakim,MEB atama kriterlerine sahip,İletişim ve eğitim teknolojisi kullanım becerileri kuvvetli,İkna yeteneği güçlü, özgüveni ve çalışma disiplini yüksek,Sonuç odaklı, pratik, takipçi ve dikkatliİnsan ilişkilerinde başarılı ve iletişim becerileri gelişmiş Çalışmayı seven, aidiyet duygusu olan,Veli-okul-öğrenci arasındaki koordinasyonu sağlayabilecek,En az 2 yıl özel okul tecrübesi bulunanMüdür yardımcı aranmaktadır. İlgilenen adayların ilana başvurmaları yeterlidir.</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undefined</text:p>
          </table:table-cell>
          <table:table-cell table:number-columns-repeated="2" office:value-type="string">
            <text:p>ELEV OKULLARI</text:p>
          </table:table-cell>
          <table:table-cell office:value-type="string">
            <text:p>Gitar Öğretmeni</text:p>
          </table:table-cell>
          <table:table-cell office:value-type="float" office:value="3596647">
            <text:p>3596647</text:p>
          </table:table-cell>
          <table:table-cell office:value-type="string">
            <text:p>İstanbul(Avr.)(Beşiktaş)</text:p>
          </table:table-cell>
          <table:table-cell office:value-type="string">
            <text:p>active</text:p>
          </table:table-cell>
          <table:table-cell office:value-type="string">
            <text:p>Detail-Aday</text:p>
          </table:table-cell>
          <table:table-cell office:value-type="string">
            <text:p>GENEL NİTELİKLER VE İŞ TANIMI Üniversitelerin Eğitim Fakültelerinin Müzik Öğretmenliği Bölümlerinden mezun, tercihen Yüksek Lisans yapmış,İyi derece de Gitar çalabilen, orff çalgılarına hakim, yan dal olarak yaylı çalgı, Piyanoya eşlik edebilenPedagojik Formasyon Eğitimini tamamlamış,En az 3 yıl özel okul deneyimine sahip,Eğitim teknolojilerini kullanabilen,Öğrenmeye açık, iletişim becerileri güçlü, takım çalışmasına yatkın,MEB tarafından özel okullarda atanma engeli bulunmayan.</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Özel Osmangazi Okulları İnegöl Kampüsü</text:p>
          </table:table-cell>
          <table:table-cell office:value-type="string">
            <text:p>Şube Müdür Yardımcısı</text:p>
          </table:table-cell>
          <table:table-cell office:value-type="float" office:value="3613538">
            <text:p>3613538</text:p>
          </table:table-cell>
          <table:table-cell office:value-type="string">
            <text:p>Bursa(İnegöl)</text:p>
          </table:table-cell>
          <table:table-cell office:value-type="string">
            <text:p>active</text:p>
          </table:table-cell>
          <table:table-cell office:value-type="string">
            <text:p>Detail-Aday</text:p>
          </table:table-cell>
          <table:table-cell office:value-type="string">
            <text:p>GENEL NİTELİKLER VE İŞ TANIMI Üniversitelerin Eğitim fakültelerinden mezun,İletişim gücü yüksek, üretken kurum kültürüne uyum sağlayabilen,Değişime açık ve takım çalışmasına yatkın,Problem çözme, güçlü koordinasyon ve organizasyon becerisi olan,Öğretim metotlarına hakim,MEB atama kriterlerine sahip,İletişim ve eğitim teknolojisi kullanım becerileri kuvvetli,İkna yeteneği güçlü, özgüveni ve çalışma disiplini yüksek,Sonuç odaklı, pratik, takipçi ve dikkatliİnsan ilişkilerinde başarılı ve iletişim becerileri gelişmiş Çalışmayı seven, aidiyet duygusu olan,Veli-okul-öğrenci arasındaki koordinasyonu sağlayabilecek,En az 2 yıl özel okul tecrübesi bulunanMüdür yardımcı aranmaktadır. İlgilenen adayların ilana başvurmaları yeterlidir.</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SEF EĞİTİM HİZMETLERİ VE TİCARET LİMİTED ŞİRKETİ</text:p>
          </table:table-cell>
          <table:table-cell office:value-type="string">
            <text:p>Dijital Pazarlama ve Sosyal Medya Uzmanı</text:p>
          </table:table-cell>
          <table:table-cell office:value-type="float" office:value="3604365">
            <text:p>3604365</text:p>
          </table:table-cell>
          <table:table-cell office:value-type="string">
            <text:p>İstanbul(Asya)(Üsküdar)</text:p>
          </table:table-cell>
          <table:table-cell office:value-type="string">
            <text:p>active</text:p>
          </table:table-cell>
          <table:table-cell office:value-type="string">
            <text:p>Detail-Aday</text:p>
          </table:table-cell>
          <table:table-cell office:value-type="string">
            <text:p>GENEL NİTELİKLER VE İŞ TANIMI Sosyal medya yönetimi ,dijital pazarlama, sosyal medya yönetimi, grafik tasarım deneyimli,Bilgisayar yazılım programlarına hakim,Sosyal medya platformlarına hakim, güncellemeleri takip edip, uygulamaları kullanabilen, Sosyal medya içeriği ve aylık/haftalık takvim oluşturma ve yönetme konusunda deneyimli,Alternatif pazarlama kampanyalarını geliştirmeYeni fikir ve strateji oluşturma ve sunmaSosyal medya veya dijital reklamlardaki görsel içeriklerde herhangi bir eksik veya aksaklık olduğunda müdahale edebilecek,Tercihen ilgili üniversite veya meslek okulu mezunu,Tercihen ingilizce bilen,Saha içinde sosyal medya için videolar, fotoğraflar için  gerekli görselleri çekebilecek,Kurum sosyal medya hesaplarımız için içerik üretebilen, görsel yönü kuvvetli, dikkatli, yenilikçi ve takım çalışmasına yatkın "Sosyal Medya  ve 'Dijital Pazarlama Uzmanı' arayışımız bulunmaktadı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ASEF EĞİTİM KURUMLARI VE TİCARET ANONİM ŞİRKETİ</text:p>
          </table:table-cell>
          <table:table-cell office:value-type="string">
            <text:p>İngilizce Öğretmeni</text:p>
          </table:table-cell>
          <table:table-cell office:value-type="float" office:value="2053549">
            <text:p>2053549</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GENEL NİTELİKLER VE İŞ TANIMI 2023-2024 Eğitim Öğretim Dönemi'nde Final Okulları Yakacık  kampüsünde görevlendirilmek üzere İNGİLİZCE ÖĞRETMENLERİ alınacaktır.Bu sebeple;·        Başvurulan pozisyon için üniversitelerin ilgili lisans programlarından mezun,·        MEB atanma kriterlerini karşılayabilen,·        MS Office programlarını iyi derecede kullanabilen,·        Eğitim teknolojilerine hakim,·        Teknolojiyi akademik ihtiyaçlar doğrultusunda kullanabilen,·        İleri seviyede İngilizce bilen,·        Raporlama alanında yetkin,·        Sözlü ve yazılı iletişim becerileri kuvvetli,·        Ekip çalışmasına yatkın ve çalışma barışına uyumlu·        Disiplinler arası çalışmaya açık,·        Planlama, organizasyon ve zaman yönetimi konularında yetkin,·        Erkek adaylar için askerlik hizmetini tamamlamış,·        Sürekli öğrenmeyi kendisine amaç edinmiş ve öğrenme hevesi yüksek bir nesil yetiştirme bilincine sahipçalışma arkadaşları arıyoruz.İlanımıza yapılan başvurular, aday veri tabanımızda saklı tutulacak ve niteliklerinize uygun pozisyonlar oluşması durumunda ihtiyaçlar doğrultusunda değerlendirmeye alınacaktır.Okulumuza göstermiş olduğunuz ilgi ve güvene teşekkür ederi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ASEF EĞİTİM KURUMLARI VE TİCARET ANONİM ŞİRKETİ</text:p>
          </table:table-cell>
          <table:table-cell office:value-type="string">
            <text:p>Matematik Öğretmeni</text:p>
          </table:table-cell>
          <table:table-cell office:value-type="float" office:value="2804629">
            <text:p>2804629</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GENEL NİTELİKLER VE İŞ TANIMI 2023-2024 eğitim öğretim döneminde Final Okulları YAKACIK kampüsünde görevlendirilmek üzere Matematik öğretmenleri alınacaktır.Bu sebeple;·        Başvurulan pozisyon için üniversitelerin ilgili lisans programlarından mezun,·        En az 5 yıl tecrübeli,·        MEB atanma kriterlerini karşılayabilen,·        MS Office programlarını iyi derecede kullanabilen,·        Eğitim teknolojilerine hakim,·        Teknolojiyi akademik ihtiyaçlar doğrultusunda kullanabilen,·        İleri seviyede İngilizce bilen,·        Raporlama alanında yetkin,·        Sözlü ve yazılı iletişim becerileri kuvvetli,·        Ekip çalışmasına yatkın ve çalışma barışına uyumlu·        Disiplinler arası çalışmaya açık,·        Planlama, organizasyon ve zaman yönetimi konularında yetkin,·        Erkek adaylar için askerlik hizmetini tamamlamış,·        Sürekli öğrenmeyi kendisine amaç edinmiş ve öğrenme hevesi yüksek bir nesil yetiştirme bilincine sahipçalışma arkadaşları arıyoruz.İlanımıza yapılan başvurular, aday veri tabanımızda saklı tutulacak ve niteliklerinize uygun pozisyonlar oluşması durumunda ihtiyaçlar doğrultusunda değerlendirmeye alınacaktır.Okulumuza göstermiş olduğunuz ilgi ve güvene teşekkür ederi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ASEF EĞİTİM KURUMLARI VE TİCARET ANONİM ŞİRKETİ</text:p>
          </table:table-cell>
          <table:table-cell office:value-type="string">
            <text:p>Sınıf Öğretmeni</text:p>
          </table:table-cell>
          <table:table-cell office:value-type="float" office:value="3528833">
            <text:p>3528833</text:p>
          </table:table-cell>
          <table:table-cell office:value-type="string">
            <text:p>İstanbul(Asya)(Kartal)</text:p>
          </table:table-cell>
          <table:table-cell office:value-type="string">
            <text:p>active</text:p>
          </table:table-cell>
          <table:table-cell office:value-type="string">
            <text:p>Detail-Aday</text:p>
          </table:table-cell>
          <table:table-cell office:value-type="string">
            <text:p>GENEL NİTELİKLER VE İŞ TANIMI 2023-2024 Eğitim Öğretim Dönemi'nde Final Okulları YAKACIK kampüsünde görevlendirilmek üzere SINIF ÖĞRETMENLERİ alınacaktır.Bu sebeple;·        Başvurulan pozisyon için üniversitelerin ilgili lisans programlarından mezun,·        MEB atanma kriterlerini karşılayabilen,·        MS Office programlarını iyi derecede kullanabilen,·        Eğitim teknolojilerine hakim,·        Teknolojiyi akademik ihtiyaçlar doğrultusunda kullanabilen,·        İleri seviyede İngilizce bilen,·        Raporlama alanında yetkin,·        Sözlü ve yazılı iletişim becerileri kuvvetli,·        Ekip çalışmasına yatkın ve çalışma barışına uyumlu·        Disiplinler arası çalışmaya açık,·        Planlama, organizasyon ve zaman yönetimi konularında yetkin,·        Erkek adaylar için askerlik hizmetini tamamlamış,·        Sürekli öğrenmeyi kendisine amaç edinmiş ve öğrenme hevesi yüksek bir nesil yetiştirme bilincine sahipçalışma arkadaşları arıyoruz.İlanımıza yapılan başvurular, aday veri tabanımızda saklı tutulacak ve niteliklerinize uygun pozisyonlar oluşması durumunda ihtiyaçlar doğrultusunda değerlendirmeye alınacaktır.Okulumuza göstermiş olduğunuz ilgi ve güvene teşekkür ederiz.</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ŞERİFALİ AMERİKAN KÜLTÜR ÖZEL EĞİTİM HİZMETLERİ TİCARET LİMİTED ŞİRKETİ</text:p>
          </table:table-cell>
          <table:table-cell office:value-type="string">
            <text:p>Eğitim Satış Danışmanı</text:p>
          </table:table-cell>
          <table:table-cell office:value-type="float" office:value="3605361">
            <text:p>3605361</text:p>
          </table:table-cell>
          <table:table-cell office:value-type="string">
            <text:p>İstanbul(Asya)(Ümraniye)</text:p>
          </table:table-cell>
          <table:table-cell office:value-type="string">
            <text:p>active</text:p>
          </table:table-cell>
          <table:table-cell office:value-type="string">
            <text:p>Detail-Aday</text:p>
          </table:table-cell>
          <table:table-cell office:value-type="string">
            <text:p>GENEL NİTELİKLER VE İŞ TANIMI Genel Nitelikler:  Tercihen Ön lisans &amp; Lisans mezunu,   Tercihen satış alanında minimum 1 yıl tecrübeli,  Motivasyonu yüksek , sonuç odaklı,  Müşteri memnuniyetini önemseyen, takım çalışmasına yatkınİş Tanımı:Eğitim sistemimiz hakkında öğrenci adayları ile görüşerek bilgi verilmekÖğrenci adaylarının beklentilerine cevap vererek uygun eğitim modelini organize etmekilgili raporlama ve dokümantasyon sürecini yürütmekVeli &amp; öğrenci sistemini takip etmekTürkiye genelinde faaliyet gösteren özel eğitim kurumumuzun İstanbul ŞERİFALİ-Ümraniye şubesine istihdam edilerek “AMERİKAN KÜLTÜR” ailesine katılacak çalışma arkadaşları alınacaktı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Eğitim Danışmanlığı, Eğitim, Eğitim Kurumları</text:p>
          </table:table-cell>
          <table:table-cell table:number-columns-repeated="2" office:value-type="string">
            <text:p>elvankent vip eğitim öğretim hizmetleri ltd şti</text:p>
          </table:table-cell>
          <table:table-cell office:value-type="string">
            <text:p>Matematik Öğretmeni</text:p>
          </table:table-cell>
          <table:table-cell office:value-type="float" office:value="3497369">
            <text:p>3497369</text:p>
          </table:table-cell>
          <table:table-cell office:value-type="string">
            <text:p>Ankara(Etimesgut)</text:p>
          </table:table-cell>
          <table:table-cell office:value-type="string">
            <text:p>active</text:p>
          </table:table-cell>
          <table:table-cell office:value-type="string">
            <text:p>Detail-Aday</text:p>
          </table:table-cell>
          <table:table-cell office:value-type="string">
            <text:p>GENEL NİTELİKLER VE İŞ TANIMI ELVANKENT KURS ŞUBEMİZDE ÇALIŞACAK ; *ÜNİVERSİTELERİN İLGİLİ BÖLÜMLERİNDEN MEZUN*EN AZ 2 YIL KURS/ÖZEL OKUL ya da ÜCRETLİ ÖĞRETMENLİK TECRÜBESİ BULUNAN*HAFTASONU TAM MESAİ YAPABİLECEK*KURUMUN BELİRLEMİŞ OLDUĞU STANDARTLARDA ESNEK ÇALIŞMA SAATLERİNE UYUM GÖSTEREBİLEN*TYT-LGS HAZIRLIK ÖĞRENCİLERİNİN MATEMATİK DERSLERİNE GİRECEK,*YENİ NESİL , BECERİ TEMELLİ SORULAR KONUSUNDA TECRÜBELİ,*ÖĞRENCİLERİN BİREYSEL OLARAK DEĞERLENDİRMESİNİ YAPABİLECEK,Meslektaşlarımızı bekliyoruz.</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Maya Okulları</text:p>
          </table:table-cell>
          <table:table-cell office:value-type="string">
            <text:p>Muhasebe Personeli</text:p>
          </table:table-cell>
          <table:table-cell office:value-type="float" office:value="3613460">
            <text:p>3613460</text:p>
          </table:table-cell>
          <table:table-cell office:value-type="string">
            <text:p>Ankara</text:p>
          </table:table-cell>
          <table:table-cell office:value-type="string">
            <text:p>active</text:p>
          </table:table-cell>
          <table:table-cell office:value-type="string">
            <text:p>Detail-Aday</text:p>
          </table:table-cell>
          <table:table-cell office:value-type="string">
            <text:p>GENEL NİTELİKLER VE İŞ TANIMI Zirve ve Mikro muhasebe programlarını kullanabilen,Tek düzen hesap planına hakim olan ve kayıt yapabilen,Banka finans ilişiklerini takip edebilecek,Öğrenci kayıt sürecini yürütebilecek, raporlama yapabilecek,Satın alma süreçlerini takip edecek ve düzenli olarak raporlayacak,Personel ve özlük işlemlerinin takibini yapabilecek adayların başvurularını beklemekteyiz.Beklenen Yetenek ve Uzmanlıklar:Üniversitelerin ilgili alanlarından mezun,Konusunda en az 2 yıl deneyimli,İletişim ve sunum becerileri gelişmiş,Ekip çalışmasına yatkın, liderlik edebilecek,Analiz etme, koordinasyon ve planlama yetkinliklerine sahip,Microsoft Office Programlarını etkin kullanabilen,Esnek çalışma saatlerine uygun,Oran yerleşkemizde görev alacak "Muhasebe Personeli" arıyoruz.</text:p>
          </table:table-cell>
          <table:table-cell office:value-type="string">
            <text:p/>
            <text:p><text:s text:c="16"/>1 gün önce</text:p>
            <text:p><text:s text:c="17"/>yayınlandı</text:p>
            <text:p><text:s text:c="15"/></text:p>
          </table:table-cell>
        </table:table-row>
        <table:table-row table:style-name="ro2">
          <table:table-cell office:value-type="string">
            <text:p>Tam Zamanlı</text:p>
          </table:table-cell>
          <table:table-cell office:value-type="string">
            <text:p>Eğitim</text:p>
          </table:table-cell>
          <table:table-cell table:number-columns-repeated="2" office:value-type="string">
            <text:p>AGT EĞİTİM KURUMLARI TİCARET LİMİTED ŞİRKETİ</text:p>
          </table:table-cell>
          <table:table-cell office:value-type="string">
            <text:p>İngilizce Öğretmeni</text:p>
          </table:table-cell>
          <table:table-cell office:value-type="float" office:value="3606329">
            <text:p>3606329</text:p>
          </table:table-cell>
          <table:table-cell office:value-type="string">
            <text:p>Kayseri(Melikgazi)</text:p>
          </table:table-cell>
          <table:table-cell office:value-type="string">
            <text:p>active</text:p>
          </table:table-cell>
          <table:table-cell office:value-type="string">
            <text:p>Detail-Aday</text:p>
          </table:table-cell>
          <table:table-cell office:value-type="string">
            <text:p>GENEL NİTELİKLER VE İŞ TANIMI GENEL NİTELİKLER VE İŞ TANIMIELA DİL OKULLARI Kayseri’de yıllardır faaliyet göstermekte olan ve 2021 yılında 3-6 yaş grubu çocuklar için açtığı 2. şubesi Ela Kids İngilizce kreş ile kurumsallaşma yolunda büyümeye devam etmektedir.       Büyüyen ekibimize, hayat boyu öğrenme anlayışını benimsemiş; sadece bir öğretmen olarak değil, çocuklara öğrenme arkadaşı olarak bilgi beceri ve yeteneklerini paylaşacak İngilizce Öğretmeni adayları arıyoruz.    Aranan nitelikler:  ·    Üniversitelerin İngilizce Öğretmenliği, Amerikan Dili ve Edebiyatı, İngiliz Dili ve Edebiyatı ya da İngilizce eğitim veren bölümlerden mezun, ·         Kids, Teen ve Adult seviyesindeki öğrencilere eğitim verecek·         Genel İngilizce eğitimi (A1-C2), TOEFL, IELTS, YDS,  YÖKDİL, YDT sınav eğitimi verebilecek,·         İngilizce öğretmenliğinde tecrübeli, ·         Çocukları seven, onlarla iyi iletişim kurabilen ·         İletişim becerileri güçlü, güler yüzlü, dinamik·         Yaş grubu seçmeden, her yaş grubunda mutlu olabilen, ·         Dış görünüşüne dikkat eden ve kurumun misyonunu taşıyabilecek, ·         Dil eğitiminde yeniliklere ve gelişime açık olmak,·         Farklı öğretim tekniklerine uyum sağlayabilmek, ·         Akıcı İngilizce konuşabilmek ve iletişim kurabilmek,·         Sorumluluk sahibi ve ekip çalışmasına yatkın olmak,·         Öğrencilerinin gelişimini destekleyip, takip edebilmek,·         Esnek çalışma saatlerine uyum sağlayabilmek,·         Hizmet kalitesine önem vermek,·         Teknolojik eğitim araç gereçlerini kullanabilmek, (zoom ve diğer online eğitim platformları) ·         Kurum aidiyeti yüksek,·         Uzun yıllar aynı kurumda çalışmaya istekli olmak,·         Milli Eğitim Bakanlığı tarafından Özel Öğretim Kurumlarına atanması yapabilecek durumda olmak,·         Erkek adaylar için askerlik görevini tamamlamış, ·         Kayseri’de ikamet eden ve edebilecek durumda olmak, NOT: Ataması yapılamayacak olan yabancı eğitmenler değerlendirmeye alınmayacaktır.</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Sağlık, Eğitim</text:p>
          </table:table-cell>
          <table:table-cell table:number-columns-repeated="2" office:value-type="string">
            <text:p>İstanbul Erdem Yazılım Eğitim Hizmetleri Ltd. Şti</text:p>
          </table:table-cell>
          <table:table-cell office:value-type="string">
            <text:p>Hasta Danışmanı</text:p>
          </table:table-cell>
          <table:table-cell office:value-type="float" office:value="3556814">
            <text:p>3556814</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Erdem Sağlık Grubu olarak, 30 yılı aşkın süredir topluma güvenilir, yüksek kaliteli  ve ulaşılabilir hizmet sağlayan, öncü uygulamalarımızla diğer kurumlar tarafından da örnek alınan bir kurumuz. Toplamda üç hastane, iki diyaliz merkezi, bir tıp merkezi ve Ağız &amp; Diş Sağlığı merkezimiz ile 2000 kişilik büyük bir ekibiz. Tüm başarılarımızın arkasında işini tutku ile yapan, sorumluluk bilinci yüksek, kaliteli hizmet verme gayesiyle çalışan güçlü bir ekip var.    Eğer sen de bu büyük aileye katılarak “Erdem’li Olmak” istiyorsan başvurunu şimdi tamamla ve bize katıl!Nitelikler: Tercihen Ön lisans ya da Lisans Mezunu  Vardiyalı Sistemde Çalışabilecek Etkin İletişim Becerilerine Sahip Kişisel Görünümüne ve Bakımına Önem Veren Ekip Çalışmasına Yatkın ve Proaktif Düşünebilen Güneşli, Bağcılar lokasyonuna ulaşım problemi olmayan Gece çalışabilecek,Görev Tanımı: Hastaları güler yüzle karşılayarak, gerekli yönlendirmeleri yapmak Hasta dosyalarını oluşturup ve randevu organizasyonunu takip etmekHasta kayıtta çalışanlar için; işlem ücretlerini temin etmek ve gerekli kasa işlemlerini yapmak Hastaların işlemleri yapması için gerekli organizasyonu sağlayacak Hastaların memnuniyetini sağlamak </text:p>
          </table:table-cell>
          <table:table-cell office:value-type="string">
            <text:p/>
            <text:p><text:s text:c="16"/>1 gün önce</text:p>
            <text:p><text:s text:c="17"/>güncellendi</text:p>
            <text:p><text:s text:c="15"/></text:p>
          </table:table-cell>
        </table:table-row>
        <table:table-row table:style-name="ro2">
          <table:table-cell office:value-type="string">
            <text:p>Tam Zamanlı</text:p>
          </table:table-cell>
          <table:table-cell office:value-type="string">
            <text:p>Sağlık, Eğitim</text:p>
          </table:table-cell>
          <table:table-cell table:number-columns-repeated="2" office:value-type="string">
            <text:p>Erdem Sağlık Grubu </text:p>
          </table:table-cell>
          <table:table-cell office:value-type="string">
            <text:p>Sterilizasyon Elemanı</text:p>
          </table:table-cell>
          <table:table-cell office:value-type="float" office:value="3610585">
            <text:p>3610585</text:p>
          </table:table-cell>
          <table:table-cell office:value-type="string">
            <text:p>İstanbul(Avr.)(Bağcılar)</text:p>
          </table:table-cell>
          <table:table-cell office:value-type="string">
            <text:p>active</text:p>
          </table:table-cell>
          <table:table-cell office:value-type="string">
            <text:p>Detail-Aday</text:p>
          </table:table-cell>
          <table:table-cell office:value-type="string">
            <text:p>GENEL NİTELİKLER VE İŞ TANIMI 'İnsana Hizmet Erdemdir' misyonuyla 1994 yılından bu yana faaliyette olan Erdem Sağlık Grubu; hasta memnuniyetine önem veren, hizmette sınır tanımayan, hasta haklarına saygılı, uzman doktor kadrosuna sahip, eğitimli personeli ve sunduğu kaliteli hizmet anlayışıyla hastalarını buluşturmayı hedefleyerek; 3 hastahane, 1 tıp merkezi, 2 diyaliz merkezi ve 1 ağız-diş sağlığı merkezi ile hizmet vermektedir.Özel Erdem Hastanesi Güneşli şubesinde görev almak üzere;Kullanılan araçların steril edilmesi ve temizlenmesi ile ilgili süreçleri titizlikle ve dikkatle yerine getirebilecek,İlgili üniversitelerin Ameliyathane Hizmetleri vb. gibi bölümlerden mezun,Hastanedeki tüm birimlere ait alet ve sarf malzemeleri kullanılmak üzere prosedürlere uygun şekilde hazırlayarak dezenfeksiyon ve sterilizasyonu kontrol edecek, Sterilizasyon sürecinin eksiksiz yürütülmesi ve yönetilmesini sağlayacak, Sterilizasyon cihazları hakkında bilgi sahibi, Planlama, organizasyon ve yönetim becerisi gelişmiş, Ekip çalışmasına yatkın, dinamik ve sonuç odaklı, Hasta sağlığı ve güvenliğine önem veren, Sterilizasyon Görevlisi arayışımız bulunmaktadır.</text:p>
          </table:table-cell>
          <table:table-cell office:value-type="string">
            <text:p/>
            <text:p><text:s text:c="16"/>1 gün önce</text:p>
            <text:p><text:s text:c="17"/>güncellendi</text:p>
            <text:p><text:s text:c="15"/></text:p>
          </table:table-cell>
        </table:table-row>
      </table:table>
      <table:database-ranges>
        <table:database-range table:target-range-address="'Çalışma Sayfası1'.B1:'Çalışma Sayfası1'.B104857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tr" fo:country="T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0-01">01.10.2023</text:date>, <text:time>17:32:47</text:time></text:p>
        </style:region-right>
      </style:header>
      <style:header-left style:display="false"/>
      <style:footer>
        <text:p>Sayf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10-01T17:32:47.36</dc:date>
    <dc:creator>Batuhan Özdemir</dc:creator>
    <meta:generator>OpenOffice/4.1.14$Win32 OpenOffice.org_project/4114m1$Build-9811</meta:generator>
    <meta:editing-duration>PT3M12S</meta:editing-duration>
    <meta:editing-cycles>1</meta:editing-cycles>
    <meta:document-statistic meta:table-count="1" meta:cell-count="10872" meta:object-count="0"/>
  </office:meta>
</office:document-meta>
</file>